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161cm"/>
    </style:style>
    <style:style style:name="co61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3.383cm"/>
    </style:style>
    <style:style style:name="co10" style:family="table-column">
      <style:table-column-properties fo:break-before="auto" style:column-width="3.154cm"/>
    </style:style>
    <style:style style:name="co62" style:family="table-column">
      <style:table-column-properties fo:break-before="auto" style:column-width="4.304cm"/>
    </style:style>
    <style:style style:name="co12" style:family="table-column">
      <style:table-column-properties fo:break-before="auto" style:column-width="2.424cm"/>
    </style:style>
    <style:style style:name="co13" style:family="table-column">
      <style:table-column-properties fo:break-before="auto" style:column-width="3.41cm"/>
    </style:style>
    <style:style style:name="co14" style:family="table-column">
      <style:table-column-properties fo:break-before="auto" style:column-width="5.821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2.215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2.228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1.84cm"/>
    </style:style>
    <style:style style:name="co22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1.697cm"/>
    </style:style>
    <style:style style:name="co24" style:family="table-column">
      <style:table-column-properties fo:break-before="auto" style:column-width="3.168cm"/>
    </style:style>
    <style:style style:name="co25" style:family="table-column">
      <style:table-column-properties fo:break-before="auto" style:column-width="2.214cm"/>
    </style:style>
    <style:style style:name="co26" style:family="table-column">
      <style:table-column-properties fo:break-before="auto" style:column-width="7.091cm"/>
    </style:style>
    <style:style style:name="co27" style:family="table-column">
      <style:table-column-properties fo:break-before="auto" style:column-width="3.852cm"/>
    </style:style>
    <style:style style:name="co28" style:family="table-column">
      <style:table-column-properties fo:break-before="auto" style:column-width="4.362cm"/>
    </style:style>
    <style:style style:name="co29" style:family="table-column">
      <style:table-column-properties fo:break-before="auto" style:column-width="7.618cm"/>
    </style:style>
    <style:style style:name="co30" style:family="table-column">
      <style:table-column-properties fo:break-before="auto" style:column-width="3.785cm"/>
    </style:style>
    <style:style style:name="co31" style:family="table-column">
      <style:table-column-properties fo:break-before="auto" style:column-width="3.387cm"/>
    </style:style>
    <style:style style:name="co32" style:family="table-column">
      <style:table-column-properties fo:break-before="auto" style:column-width="5.168cm"/>
    </style:style>
    <style:style style:name="co33" style:family="table-column">
      <style:table-column-properties fo:break-before="auto" style:column-width="4.369cm"/>
    </style:style>
    <style:style style:name="co34" style:family="table-column">
      <style:table-column-properties fo:break-before="auto" style:column-width="4.233cm"/>
    </style:style>
    <style:style style:name="co35" style:family="table-column">
      <style:table-column-properties fo:break-before="auto" style:column-width="1.822cm"/>
    </style:style>
    <style:style style:name="co36" style:family="table-column">
      <style:table-column-properties fo:break-before="auto" style:column-width="3.914cm"/>
    </style:style>
    <style:style style:name="co37" style:family="table-column">
      <style:table-column-properties fo:break-before="auto" style:column-width="0.827cm"/>
    </style:style>
    <style:style style:name="co38" style:family="table-column">
      <style:table-column-properties fo:break-before="auto" style:column-width="3.875cm"/>
    </style:style>
    <style:style style:name="co39" style:family="table-column">
      <style:table-column-properties fo:break-before="auto" style:column-width="3.835cm"/>
    </style:style>
    <style:style style:name="co40" style:family="table-column">
      <style:table-column-properties fo:break-before="auto" style:column-width="0.471cm"/>
    </style:style>
    <style:style style:name="co41" style:family="table-column">
      <style:table-column-properties fo:break-before="auto" style:column-width="6.957cm"/>
    </style:style>
    <style:style style:name="co42" style:family="table-column">
      <style:table-column-properties fo:break-before="auto" style:column-width="3.561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912cm"/>
    </style:style>
    <style:style style:name="co45" style:family="table-column">
      <style:table-column-properties fo:break-before="auto" style:column-width="6.6cm"/>
    </style:style>
    <style:style style:name="co46" style:family="table-column">
      <style:table-column-properties fo:break-before="auto" style:column-width="3.665cm"/>
    </style:style>
    <style:style style:name="co47" style:family="table-column">
      <style:table-column-properties fo:break-before="auto" style:column-width="0.639cm"/>
    </style:style>
    <style:style style:name="co48" style:family="table-column">
      <style:table-column-properties fo:break-before="auto" style:column-width="3.33cm"/>
    </style:style>
    <style:style style:name="co49" style:family="table-column">
      <style:table-column-properties fo:break-before="auto" style:column-width="7.207cm"/>
    </style:style>
    <style:style style:name="co50" style:family="table-column">
      <style:table-column-properties fo:break-before="auto" style:column-width="3.981cm"/>
    </style:style>
    <style:style style:name="co51" style:family="table-column">
      <style:table-column-properties fo:break-before="auto" style:column-width="1.235cm"/>
    </style:style>
    <style:style style:name="co52" style:family="table-column">
      <style:table-column-properties fo:break-before="auto" style:column-width="3.184cm"/>
    </style:style>
    <style:style style:name="co53" style:family="table-column">
      <style:table-column-properties fo:break-before="auto" style:column-width="7.417cm"/>
    </style:style>
    <style:style style:name="co54" style:family="table-column">
      <style:table-column-properties fo:break-before="auto" style:column-width="5.196cm"/>
    </style:style>
    <style:style style:name="co55" style:family="table-column">
      <style:table-column-properties fo:break-before="auto" style:column-width="5.616cm"/>
    </style:style>
    <style:style style:name="co56" style:family="table-column">
      <style:table-column-properties fo:break-before="auto" style:column-width="3.586cm"/>
    </style:style>
    <style:style style:name="co57" style:family="table-column">
      <style:table-column-properties fo:break-before="auto" style:column-width="2.907cm"/>
    </style:style>
    <style:style style:name="co58" style:family="table-column">
      <style:table-column-properties fo:break-before="auto" style:column-width="5.253cm"/>
    </style:style>
    <style:style style:name="co59" style:family="table-column">
      <style:table-column-properties fo:break-before="auto" style:column-width="0.826cm"/>
    </style:style>
    <style:style style:name="co60" style:family="table-column">
      <style:table-column-properties fo:break-before="auto" style:column-width="0.924cm"/>
    </style:style>
    <style:style style:name="ro2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14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34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813cm" fo:break-before="auto" style:use-optimal-row-height="true"/>
    </style:style>
    <style:style style:name="ro15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336600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 tableooo:tab-color="#c5000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able-cell-properties fo:background-color="#ff9999"/>
      <style:text-properties style:font-name="Arial"/>
    </style:style>
    <style:style style:name="ce9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ff00"/>
    </style:style>
    <style:style style:name="ce66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1a1a1a" style:font-name="ArialMT" fo:font-size="13pt" fo:language="en" fo:country="US" style:font-name-asian="ArialMT" style:font-size-asian="13pt" style:language-asian="en" style:country-asian="US" style:font-name-complex="ArialMT" style:font-size-complex="7.34999990463257pt" style:language-complex="en" style:country-complex="U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Campo_20_tabella_20_pivot">
      <style:table-cell-properties fo:background-color="#ccff00"/>
    </style:style>
    <style:style style:name="ce14" style:family="table-cell" style:parent-style-name="Categoria_20_tabella_20_pivot">
      <style:table-cell-properties fo:background-color="#ccff00"/>
    </style:style>
    <style:style style:name="ce15" style:family="table-cell" style:parent-style-name="Angolo_20_tabella_20_pivot">
      <style:table-cell-properties fo:background-color="#ccff00"/>
    </style:style>
    <style:style style:name="ce16" style:family="table-cell" style:parent-style-name="Valore_20_tabella_20_pivot">
      <style:table-cell-properties fo:background-color="#ccff00"/>
    </style:style>
    <style:style style:name="ce17" style:family="table-cell" style:parent-style-name="Default"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fo:background-color="#ffff99"/>
    </style:style>
    <style:style style:name="ce68" style:family="table-cell" style:parent-style-name="Categoria_20_tabella_20_pivot">
      <style:table-cell-properties fo:background-color="#ff3333"/>
    </style:style>
    <style:style style:name="ce69" style:family="table-cell" style:parent-style-name="Categoria_20_tabella_20_pivot">
      <style:table-cell-properties fo:background-color="#ff9999" fo:border="none"/>
    </style:style>
    <style:style style:name="ce70" style:family="table-cell" style:parent-style-name="Categoria_20_tabella_20_pivot">
      <style:table-cell-properties fo:background-color="#ff3333" fo:border="none"/>
    </style:style>
    <style:style style:name="ce71" style:family="table-cell" style:parent-style-name="Default">
      <style:table-cell-properties fo:background-color="#ff9999"/>
    </style:style>
    <style:style style:name="ce72" style:family="table-cell" style:parent-style-name="Categoria_20_tabella_20_pivot">
      <style:table-cell-properties fo:background-color="#ffff99"/>
    </style:style>
    <style:style style:name="ce73" style:family="table-cell" style:parent-style-name="Default">
      <style:table-cell-properties fo:background-color="#ff3333"/>
    </style:style>
    <style:style style:name="ce74" style:family="table-cell" style:parent-style-name="Default">
      <style:table-cell-properties fo:background-color="#ff66ff"/>
    </style:style>
    <style:style style:name="ce75" style:family="table-cell" style:parent-style-name="Valore_20_tabella_20_pivot">
      <style:table-cell-properties fo:background-color="#ff3333"/>
    </style:style>
    <style:style style:name="ce76" style:family="table-cell" style:parent-style-name="Valore_20_tabella_20_pivot">
      <style:table-cell-properties fo:background-color="#ffff99"/>
    </style:style>
    <style:style style:name="ce77" style:family="table-cell" style:parent-style-name="Valore_20_tabella_20_pivot">
      <style:table-cell-properties fo:background-color="#ff9999" fo:border="none"/>
    </style:style>
    <style:style style:name="ce78" style:family="table-cell" style:parent-style-name="Valore_20_tabella_20_pivot">
      <style:table-cell-properties fo:background-color="#ff3333" fo:border="none"/>
    </style:style>
    <style:style style:name="ce79" style:family="table-cell" style:parent-style-name="Valore_20_tabella_20_pivot">
      <style:table-cell-properties fo:border="none"/>
    </style:style>
    <style:style style:name="ce80" style:family="table-cell" style:parent-style-name="Default">
      <style:table-cell-properties fo:background-color="#ff3333"/>
      <style:text-properties style:font-name="Arial" style:font-name-asian="Arial Unicode MS" style:font-name-complex="Arial Unicode MS"/>
    </style:style>
    <style:style style:name="ce81" style:family="table-cell" style:parent-style-name="Default">
      <style:table-cell-properties fo:background-color="#33ff99"/>
    </style:style>
    <style:style style:name="ce33" style:family="table-cell" style:parent-style-name="Excel_20_Built-in_20_Normal" style:data-style-name="N84"/>
    <style:style style:name="ce34" style:family="table-cell" style:parent-style-name="Default" style:data-style-name="N37"/>
    <style:style style:name="ce35" style:family="table-cell" style:parent-style-name="Campo_20_tabella_20_pivot">
      <style:table-cell-properties fo:border-bottom="0.035cm solid #000000" fo:border-left="0.071cm solid #000000" fo:border-right="0.035cm solid #000000" fo:border-top="0.071cm solid #000000"/>
    </style:style>
    <style:style style:name="ce36" style:family="table-cell" style:parent-style-name="Categoria_20_tabella_20_pivot">
      <style:table-cell-properties fo:border-bottom="0.035cm solid #000000" fo:border-left="0.071cm solid #000000" fo:border-right="0.035cm solid #000000" fo:border-top="0.035cm solid #000000"/>
    </style:style>
    <style:style style:name="ce37" style:family="table-cell" style:parent-style-name="Titolo_20_tabella_20_pivot">
      <style:table-cell-properties fo:border-bottom="0.071cm solid #000000" fo:border-left="0.071cm solid #000000" fo:border-right="none" fo:border-top="0.035cm solid #000000"/>
    </style:style>
    <style:style style:name="ce38" style:family="table-cell" style:parent-style-name="Campo_20_tabella_20_pivot">
      <style:table-cell-properties fo:border-bottom="0.035cm solid #000000" fo:border-left="0.035cm solid #000000" fo:border-right="0.035cm solid #000000" fo:border-top="0.071cm solid #000000"/>
    </style:style>
    <style:style style:name="ce39" style:family="table-cell" style:parent-style-name="Categoria_20_tabella_20_pivot">
      <style:table-cell-properties fo:border="0.035cm solid #000000"/>
    </style:style>
    <style:style style:name="ce40" style:family="table-cell" style:parent-style-name="Titolo_20_tabella_20_pivot">
      <style:table-cell-properties fo:border-bottom="0.071cm solid #000000" fo:border-left="none" fo:border-right="0.035cm solid #000000" fo:border-top="0.035cm solid #000000"/>
    </style:style>
    <style:style style:name="ce41" style:family="table-cell" style:parent-style-name="Angolo_20_tabella_20_pivot">
      <style:table-cell-properties fo:border-bottom="0.035cm solid #000000" fo:border-left="0.035cm solid #000000" fo:border-right="0.071cm solid #000000" fo:border-top="0.071cm solid #000000"/>
    </style:style>
    <style:style style:name="ce42" style:family="table-cell" style:parent-style-name="Valore_20_tabella_20_pivot">
      <style:table-cell-properties fo:border-bottom="0.035cm solid #000000" fo:border-left="0.035cm solid #000000" fo:border-right="0.071cm solid #000000" fo:border-top="0.035cm solid #000000"/>
    </style:style>
    <style:style style:name="ce43" style:family="table-cell" style:parent-style-name="Risultato_20_tabella_20_pivot">
      <style:table-cell-properties fo:border-bottom="0.071cm solid #000000" fo:border-left="0.035cm solid #000000" fo:border-right="0.071cm solid #000000" fo:border-top="0.035cm solid #000000"/>
    </style:style>
    <style:style style:name="ce44" style:family="table-cell" style:parent-style-name="Default">
      <style:text-properties style:font-name="Courier"/>
    </style:style>
    <style:style style:name="ce4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Categoria_20_tabella_20_pivot">
      <style:table-cell-properties fo:border-bottom="none" fo:border-left="0.071cm solid #000000" fo:border-right="0.035cm solid #000000" fo:border-top="0.035cm solid #000000"/>
    </style:style>
    <style:style style:name="ce51" style:family="table-cell" style:parent-style-name="Categoria_20_tabella_20_pivot">
      <style:table-cell-properties fo:border-bottom="0.035cm solid #000000" fo:border-left="0.071cm solid #000000" fo:border-right="0.035cm solid #000000" fo:border-top="none"/>
    </style:style>
    <style:style style:name="ce52" style:family="table-cell" style:parent-style-name="Categoria_20_tabella_20_pivot">
      <style:table-cell-properties fo:border-bottom="0.071cm solid #000000" fo:border-left="0.071cm solid #000000" fo:border-right="0.035cm solid #000000" fo:border-top="0.035cm solid #000000"/>
    </style:style>
    <style:style style:name="ce53" style:family="table-cell" style:parent-style-name="Categoria_20_tabella_20_pivot">
      <style:table-cell-properties fo:border-bottom="none" fo:border-left="0.035cm solid #000000" fo:border-right="0.035cm solid #000000" fo:border-top="0.035cm solid #000000"/>
    </style:style>
    <style:style style:name="ce54" style:family="table-cell" style:parent-style-name="Categoria_20_tabella_20_pivot">
      <style:table-cell-properties fo:border-bottom="0.035cm solid #000000" fo:border-left="0.035cm solid #000000" fo:border-right="0.035cm solid #000000" fo:border-top="none"/>
    </style:style>
    <style:style style:name="ce55" style:family="table-cell" style:parent-style-name="Categoria_20_tabella_20_pivot">
      <style:table-cell-properties fo:border-bottom="0.071cm solid #000000" fo:border-left="0.035cm solid #000000" fo:border-right="0.035cm solid #000000" fo:border-top="0.035cm solid #000000"/>
    </style:style>
    <style:style style:name="ce56" style:family="table-cell" style:parent-style-name="Valore_20_tabella_20_pivot">
      <style:table-cell-properties fo:border-bottom="none" fo:border-left="0.035cm solid #000000" fo:border-right="0.071cm solid #000000" fo:border-top="0.035cm solid #000000"/>
    </style:style>
    <style:style style:name="ce57" style:family="table-cell" style:parent-style-name="Valore_20_tabella_20_pivot">
      <style:table-cell-properties fo:border-bottom="0.035cm solid #000000" fo:border-left="0.035cm solid #000000" fo:border-right="0.071cm solid #000000" fo:border-top="none"/>
    </style:style>
    <style:style style:name="ce58" style:family="table-cell" style:parent-style-name="Valore_20_tabella_20_pivot">
      <style:table-cell-properties fo:border-bottom="0.071cm solid #000000" fo:border-left="0.035cm solid #000000" fo:border-right="0.071cm solid #000000" fo:border-top="0.035cm solid #000000"/>
    </style:style>
    <style:style style:name="ce60" style:family="table-cell" style:parent-style-name="Default">
      <style:table-cell-properties fo:background-color="#99ff66" fo:border="0.035cm solid #9a9a9a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66"/>
    </style:style>
    <style:style style:name="ce62" style:family="table-cell" style:parent-style-name="Default">
      <style:table-cell-properties fo:background-color="#ff99ff"/>
    </style:style>
    <style:style style:name="ce63" style:family="table-cell" style:parent-style-name="Excel_20_Built-in_20_Normal">
      <style:table-cell-properties fo:background-color="#ffff66"/>
    </style:style>
    <style:style style:name="ce64" style:family="table-cell" style:parent-style-name="Excel_20_Built-in_20_Normal">
      <style:table-cell-properties fo:background-color="#99ffff"/>
    </style:style>
    <style:style style:name="ce65" style:family="table-cell" style:parent-style-name="Default">
      <style:table-cell-properties fo:background-color="#ff00ff"/>
    </style:style>
    <style:style style:name="ce82" style:family="table-cell" style:parent-style-name="Default">
      <style:text-properties fo:color="#0e72b1" style:font-name="Times-Roman" fo:font-size="15pt" fo:language="en" fo:country="US" style:font-name-asian="Times-Roman" style:font-size-asian="15pt" style:language-asian="en" style:country-asian="US" style:font-name-complex="Arial Unicode MS" style:font-size-complex="8.5pt" style:language-complex="en" style:country-complex="US"/>
    </style:style>
    <style:style style:name="ce83" style:family="table-cell" style:parent-style-name="Default">
      <style:table-cell-properties fo:background-color="#ffff66"/>
    </style:style>
    <style:style style:name="ce84" style:family="table-cell" style:parent-style-name="Default">
      <style:table-cell-properties fo:background-color="#99ffff"/>
    </style:style>
  </office:automatic-styles>
  <office:body>
    <office:spreadsheet>
      <table:table table:name="Ospiti" table:style-name="ta1" table:print="false">
        <table:table-column table:style-name="co56" table:default-cell-style-name="ce61"/>
        <table:table-column table:style-name="co57" table:default-cell-style-name="ce61"/>
        <table:table-column table:style-name="co58" table:default-cell-style-name="ce61"/>
        <table:table-column table:style-name="co59" table:default-cell-style-name="ce61"/>
        <table:table-column table:style-name="co59" table:default-cell-style-name="Default"/>
        <table:table-column table:style-name="co60" table:default-cell-style-name="Default"/>
        <table:table-column table:style-name="co2" table:number-columns-repeated="1018" table:default-cell-style-name="Default"/>
        <table:table-row table:style-name="ro3">
          <table:table-cell table:style-name="ce60" office:value-type="string">
            <text:p>Nome</text:p>
          </table:table-cell>
          <table:table-cell table:style-name="ce60" office:value-type="string">
            <text:p>Cognome</text:p>
          </table:table-cell>
          <table:table-cell office:value-type="string">
            <text:p>IDX</text:p>
          </table:table-cell>
          <table:table-cell office:value-type="string">
            <text:p>q</text:p>
          </table:table-cell>
          <table:table-cell office:value-type="string">
            <text:p>GI?</text:p>
          </table:table-cell>
          <table:table-cell office:value-type="string">
            <text:p>VE?</text:p>
          </table:table-cell>
          <table:table-cell office:value-type="string">
            <text:p>SOST?</text:p>
          </table:table-cell>
          <table:table-cell table:number-columns-repeated="1017"/>
        </table:table-row>
        <table:table-row table:style-name="ro3">
          <table:table-cell office:value-type="string">
            <text:p>Riccardo</text:p>
          </table:table-cell>
          <table:table-cell office:value-type="string">
            <text:p>Abeti</text:p>
          </table:table-cell>
          <table:table-cell table:formula="of:=[.B2]&amp;&quot;&gt;&gt;&quot;&amp;[.A2]" office:value-type="string" office:string-value="Abeti&gt;&gt;Riccardo">
            <text:p>Abeti&gt;&gt;Riccard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Simone</text:p>
          </table:table-cell>
          <table:table-cell office:value-type="string">
            <text:p>Aliprandi</text:p>
          </table:table-cell>
          <table:table-cell table:formula="of:=[.B3]&amp;&quot;&gt;&gt;&quot;&amp;[.A3]" office:value-type="string" office:string-value="Aliprandi&gt;&gt;Simone">
            <text:p>Aliprandi&gt;&gt;Simon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ntonio</text:p>
          </table:table-cell>
          <table:table-cell office:value-type="string">
            <text:p>Angrisani</text:p>
          </table:table-cell>
          <table:table-cell table:formula="of:=[.B4]&amp;&quot;&gt;&gt;&quot;&amp;[.A4]" office:value-type="string" office:string-value="Angrisani&gt;&gt;Antonio">
            <text:p>Angrisani&gt;&gt;Anton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uca</text:p>
          </table:table-cell>
          <table:table-cell office:value-type="string">
            <text:p>Annunziata</text:p>
          </table:table-cell>
          <table:table-cell table:formula="of:=[.B5]&amp;&quot;&gt;&gt;&quot;&amp;[.A5]" office:value-type="string" office:string-value="Annunziata&gt;&gt;Luca">
            <text:p>Annunziata&gt;&gt;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nilo</text:p>
          </table:table-cell>
          <table:table-cell office:value-type="string">
            <text:p>Antonelli</text:p>
          </table:table-cell>
          <table:table-cell table:formula="of:=[.B6]&amp;&quot;&gt;&gt;&quot;&amp;[.A6]" office:value-type="string" office:string-value="Antonelli&gt;&gt;Danilo">
            <text:p>Antonelli&gt;&gt;Dani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tefano</text:p>
          </table:table-cell>
          <table:table-cell office:value-type="string">
            <text:p>Aterno</text:p>
          </table:table-cell>
          <table:table-cell table:formula="of:=[.B7]&amp;&quot;&gt;&gt;&quot;&amp;[.A7]" office:value-type="string" office:string-value="Aterno&gt;&gt;Stefano">
            <text:p>Aterno&gt;&gt;Stef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useppe</text:p>
          </table:table-cell>
          <table:table-cell office:value-type="string">
            <text:p>Augiero</text:p>
          </table:table-cell>
          <table:table-cell table:formula="of:=[.B8]&amp;&quot;&gt;&gt;&quot;&amp;[.A8]" office:value-type="string" office:string-value="Augiero&gt;&gt;Giuseppe">
            <text:p>Augiero&gt;&gt;Giusepp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rancesca</text:p>
          </table:table-cell>
          <table:table-cell office:value-type="string">
            <text:p>Barca</text:p>
          </table:table-cell>
          <table:table-cell table:formula="of:=[.B9]&amp;&quot;&gt;&gt;&quot;&amp;[.A9]" office:value-type="string" office:string-value="Barca&gt;&gt;Francesca">
            <text:p>Barca&gt;&gt;Francesc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3">
          <table:table-cell office:value-type="string">
            <text:p>Marcello</text:p>
          </table:table-cell>
          <table:table-cell office:value-type="string">
            <text:p>Barnaba</text:p>
          </table:table-cell>
          <table:table-cell table:formula="of:=[.B10]&amp;&quot;&gt;&gt;&quot;&amp;[.A10]" office:value-type="string" office:string-value="Barnaba&gt;&gt;Marcello">
            <text:p>Barnaba&gt;&gt;Marcell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3">
          <table:table-cell office:value-type="string">
            <text:p>Roberto</text:p>
          </table:table-cell>
          <table:table-cell office:value-type="string">
            <text:p>Battistoni</text:p>
          </table:table-cell>
          <table:table-cell table:formula="of:=[.B11]&amp;&quot;&gt;&gt;&quot;&amp;[.A11]" office:value-type="string" office:string-value="Battistoni&gt;&gt;Roberto">
            <text:p>Battistoni&gt;&gt;Robert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uca</text:p>
          </table:table-cell>
          <table:table-cell office:value-type="string">
            <text:p>Boccianti</text:p>
          </table:table-cell>
          <table:table-cell table:formula="of:=[.B12]&amp;&quot;&gt;&gt;&quot;&amp;[.A12]" office:value-type="string" office:string-value="Boccianti&gt;&gt;Luca">
            <text:p>Boccianti&gt;&gt;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imone</text:p>
          </table:table-cell>
          <table:table-cell office:value-type="string">
            <text:p>Bruschi</text:p>
          </table:table-cell>
          <table:table-cell table:formula="of:=[.B13]&amp;&quot;&gt;&gt;&quot;&amp;[.A13]" office:value-type="string" office:string-value="Bruschi&gt;&gt;Simone">
            <text:p>Bruschi&gt;&gt;Simon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ssimo </text:p>
          </table:table-cell>
          <table:table-cell office:value-type="string">
            <text:p>Calabrese</text:p>
          </table:table-cell>
          <table:table-cell table:formula="of:=[.B14]&amp;&quot;&gt;&gt;&quot;&amp;[.A14]" office:value-type="string" office:string-value="Calabrese&gt;&gt;Massimo ">
            <text:p>Calabrese&gt;&gt;Massimo 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co</text:p>
          </table:table-cell>
          <table:table-cell office:value-type="string">
            <text:p>Calamari</text:p>
          </table:table-cell>
          <table:table-cell table:formula="of:=[.B15]&amp;&quot;&gt;&gt;&quot;&amp;[.A15]" office:value-type="string" office:string-value="Calamari&gt;&gt;Marco">
            <text:p>Calamari&gt;&gt;Mar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anluca</text:p>
          </table:table-cell>
          <table:table-cell office:value-type="string">
            <text:p>Caricato</text:p>
          </table:table-cell>
          <table:table-cell table:formula="of:=[.B16]&amp;&quot;&gt;&gt;&quot;&amp;[.A16]" office:value-type="string" office:string-value="Caricato&gt;&gt;Gianluca">
            <text:p>Caricato&gt;&gt;Gian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rgio</text:p>
          </table:table-cell>
          <table:table-cell office:value-type="string">
            <text:p>Carnevale</text:p>
          </table:table-cell>
          <table:table-cell table:formula="of:=[.B17]&amp;&quot;&gt;&gt;&quot;&amp;[.A17]" office:value-type="string" office:string-value="Carnevale&gt;&gt;Giorgio">
            <text:p>Carnevale&gt;&gt;Giorg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Pasqualino Mauro</text:p>
          </table:table-cell>
          <table:table-cell office:value-type="string">
            <text:p>Carpenito</text:p>
          </table:table-cell>
          <table:table-cell table:formula="of:=[.B18]&amp;&quot;&gt;&gt;&quot;&amp;[.A18]" office:value-type="string" office:string-value="Carpenito&gt;&gt;Pasqualino Mauro">
            <text:p>Carpenito&gt;&gt;Pasqualino Maur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3">
          <table:table-cell office:value-type="string">
            <text:p>Paola</text:p>
          </table:table-cell>
          <table:table-cell office:value-type="string">
            <text:p>Carreri</text:p>
          </table:table-cell>
          <table:table-cell table:formula="of:=[.B19]&amp;&quot;&gt;&gt;&quot;&amp;[.A19]" office:value-type="string" office:string-value="Carreri&gt;&gt;Paola">
            <text:p>Carreri&gt;&gt;Pao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uigi</text:p>
          </table:table-cell>
          <table:table-cell office:value-type="string">
            <text:p>Carrozzi</text:p>
          </table:table-cell>
          <table:table-cell table:formula="of:=[.B20]&amp;&quot;&gt;&gt;&quot;&amp;[.A20]" office:value-type="string" office:string-value="Carrozzi&gt;&gt;Luigi">
            <text:p>Carrozzi&gt;&gt;Luig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abrizio</text:p>
          </table:table-cell>
          <table:table-cell office:value-type="string">
            <text:p>Castagnotto</text:p>
          </table:table-cell>
          <table:table-cell table:formula="of:=[.B21]&amp;&quot;&gt;&gt;&quot;&amp;[.A21]" office:value-type="string" office:string-value="Castagnotto&gt;&gt;Fabrizio">
            <text:p>Castagnotto&gt;&gt;Fabriz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iego</text:p>
          </table:table-cell>
          <table:table-cell office:value-type="string">
            <text:p>Cavallaro</text:p>
          </table:table-cell>
          <table:table-cell table:formula="of:=[.B22]&amp;&quot;&gt;&gt;&quot;&amp;[.A22]" office:value-type="string" office:string-value="Cavallaro&gt;&gt;Diego">
            <text:p>Cavallaro&gt;&gt;Dieg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Italo</text:p>
          </table:table-cell>
          <table:table-cell office:value-type="string">
            <text:p>Cerno</text:p>
          </table:table-cell>
          <table:table-cell table:formula="of:=[.B23]&amp;&quot;&gt;&gt;&quot;&amp;[.A23]" office:value-type="string" office:string-value="Cerno&gt;&gt;Italo">
            <text:p>Cerno&gt;&gt;Ital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Giacomo</text:p>
          </table:table-cell>
          <table:table-cell office:value-type="string">
            <text:p>Ciarafoni</text:p>
          </table:table-cell>
          <table:table-cell table:formula="of:=[.B24]&amp;&quot;&gt;&gt;&quot;&amp;[.A24]" office:value-type="string" office:string-value="Ciarafoni&gt;&gt;Giacomo">
            <text:p>Ciarafoni&gt;&gt;Giacom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3">
          <table:table-cell office:value-type="string">
            <text:p>Luca</text:p>
          </table:table-cell>
          <table:table-cell office:value-type="string">
            <text:p>Coccia</text:p>
          </table:table-cell>
          <table:table-cell table:formula="of:=[.B25]&amp;&quot;&gt;&gt;&quot;&amp;[.A25]" office:value-type="string" office:string-value="Coccia&gt;&gt;Luca">
            <text:p>Coccia&gt;&gt;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uigi</text:p>
          </table:table-cell>
          <table:table-cell office:value-type="string">
            <text:p>Coccia</text:p>
          </table:table-cell>
          <table:table-cell table:formula="of:=[.B26]&amp;&quot;&gt;&gt;&quot;&amp;[.A26]" office:value-type="string" office:string-value="Coccia&gt;&gt;Luigi">
            <text:p>Coccia&gt;&gt;Luig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regorio</text:p>
          </table:table-cell>
          <table:table-cell office:value-type="string">
            <text:p>Cosentino</text:p>
          </table:table-cell>
          <table:table-cell table:formula="of:=[.B27]&amp;&quot;&gt;&gt;&quot;&amp;[.A27]" office:value-type="string" office:string-value="Cosentino&gt;&gt;Gregorio">
            <text:p>Cosentino&gt;&gt;Gregor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Rosaria, Amelia</text:p>
          </table:table-cell>
          <table:table-cell office:value-type="string">
            <text:p>Cuomo</text:p>
          </table:table-cell>
          <table:table-cell table:formula="of:=[.B28]&amp;&quot;&gt;&gt;&quot;&amp;[.A28]" office:value-type="string" office:string-value="Cuomo&gt;&gt;Rosaria, Amelia">
            <text:p>Cuomo&gt;&gt;Rosaria, Amel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co</text:p>
          </table:table-cell>
          <table:table-cell office:value-type="string">
            <text:p>Ciurcina</text:p>
          </table:table-cell>
          <table:table-cell table:formula="of:=[.B29]&amp;&quot;&gt;&gt;&quot;&amp;[.A29]" office:value-type="string" office:string-value="Ciurcina&gt;&gt;Marco">
            <text:p>Ciurcina&gt;&gt;Marc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Andrea</text:p>
          </table:table-cell>
          <table:table-cell office:value-type="string">
            <text:p>De Carolis</text:p>
          </table:table-cell>
          <table:table-cell table:formula="of:=[.B30]&amp;&quot;&gt;&gt;&quot;&amp;[.A30]" office:value-type="string" office:string-value="De Carolis&gt;&gt;Andrea">
            <text:p>De Carolis&gt;&gt;Andre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Pasquale</text:p>
          </table:table-cell>
          <table:table-cell office:value-type="string">
            <text:p>De Rinaldis</text:p>
          </table:table-cell>
          <table:table-cell table:formula="of:=[.B31]&amp;&quot;&gt;&gt;&quot;&amp;[.A31]" office:value-type="string" office:string-value="De Rinaldis&gt;&gt;Pasquale">
            <text:p>De Rinaldis&gt;&gt;Pasqua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onica</text:p>
          </table:table-cell>
          <table:table-cell office:value-type="string">
            <text:p>De Zii</text:p>
          </table:table-cell>
          <table:table-cell table:formula="of:=[.B32]&amp;&quot;&gt;&gt;&quot;&amp;[.A32]" office:value-type="string" office:string-value="De Zii&gt;&gt;Monica">
            <text:p>De Zii&gt;&gt;Moni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vide</text:p>
          </table:table-cell>
          <table:table-cell office:value-type="string">
            <text:p>Del Vecchio</text:p>
          </table:table-cell>
          <table:table-cell table:formula="of:=[.B33]&amp;&quot;&gt;&gt;&quot;&amp;[.A33]" office:value-type="string" office:string-value="Del Vecchio&gt;&gt;Davide">
            <text:p>Del Vecchio&gt;&gt;David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rturo</text:p>
          </table:table-cell>
          <table:table-cell office:value-type="string">
            <text:p>Di Corinto</text:p>
          </table:table-cell>
          <table:table-cell table:formula="of:=[.B34]&amp;&quot;&gt;&gt;&quot;&amp;[.A34]" office:value-type="string" office:string-value="Di Corinto&gt;&gt;Arturo">
            <text:p>Di Corinto&gt;&gt;Artur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alvatore</text:p>
          </table:table-cell>
          <table:table-cell office:value-type="string">
            <text:p>Di Giovanni</text:p>
          </table:table-cell>
          <table:table-cell table:formula="of:=[.B35]&amp;&quot;&gt;&gt;&quot;&amp;[.A35]" office:value-type="string" office:string-value="Di Giovanni&gt;&gt;Salvatore">
            <text:p>Di Giovanni&gt;&gt;Salvator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Raffaele Angelo</text:p>
          </table:table-cell>
          <table:table-cell office:value-type="string">
            <text:p>Di Paola</text:p>
          </table:table-cell>
          <table:table-cell table:formula="of:=[.B36]&amp;&quot;&gt;&gt;&quot;&amp;[.A36]" office:value-type="string" office:string-value="Di Paola&gt;&gt;Raffaele Angelo">
            <text:p>Di Paola&gt;&gt;Raffaele Ange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ernanda</text:p>
          </table:table-cell>
          <table:table-cell office:value-type="string">
            <text:p>Faini</text:p>
          </table:table-cell>
          <table:table-cell table:formula="of:=[.B37]&amp;&quot;&gt;&gt;&quot;&amp;[.A37]" office:value-type="string" office:string-value="Faini&gt;&gt;Fernanda">
            <text:p>Faini&gt;&gt;Fernand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Valeria</text:p>
          </table:table-cell>
          <table:table-cell office:value-type="string">
            <text:p>Ferraris</text:p>
          </table:table-cell>
          <table:table-cell table:formula="of:=[.B38]&amp;&quot;&gt;&gt;&quot;&amp;[.A38]" office:value-type="string" office:string-value="Ferraris&gt;&gt;Valeria">
            <text:p>Ferraris&gt;&gt;Valer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Claudia</text:p>
          </table:table-cell>
          <table:table-cell office:value-type="string">
            <text:p>Ferrauto</text:p>
          </table:table-cell>
          <table:table-cell table:formula="of:=[.B39]&amp;&quot;&gt;&gt;&quot;&amp;[.A39]" office:value-type="string" office:string-value="Ferrauto&gt;&gt;Claudia">
            <text:p>Ferrauto&gt;&gt;Claud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tteo</text:p>
          </table:table-cell>
          <table:table-cell office:value-type="string">
            <text:p>Flora</text:p>
          </table:table-cell>
          <table:table-cell table:formula="of:=[.B40]&amp;&quot;&gt;&gt;&quot;&amp;[.A40]" office:value-type="string" office:string-value="Flora&gt;&gt;Matteo">
            <text:p>Flora&gt;&gt;Matte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abio Francesco</text:p>
          </table:table-cell>
          <table:table-cell office:value-type="string">
            <text:p>Franco</text:p>
          </table:table-cell>
          <table:table-cell table:formula="of:=[.B41]&amp;&quot;&gt;&gt;&quot;&amp;[.A41]" office:value-type="string" office:string-value="Franco&gt;&gt;Fabio Francesco">
            <text:p>Franco&gt;&gt;Fabio 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ta</text:p>
          </table:table-cell>
          <table:table-cell office:value-type="string">
            <text:p>Ghiglioni</text:p>
          </table:table-cell>
          <table:table-cell table:formula="of:=[.B42]&amp;&quot;&gt;&gt;&quot;&amp;[.A42]" office:value-type="string" office:string-value="Ghiglioni&gt;&gt;Marta">
            <text:p>Ghiglioni&gt;&gt;Mart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anluca</text:p>
          </table:table-cell>
          <table:table-cell office:value-type="string">
            <text:p>Giannelli</text:p>
          </table:table-cell>
          <table:table-cell table:formula="of:=[.B43]&amp;&quot;&gt;&gt;&quot;&amp;[.A43]" office:value-type="string" office:string-value="Giannelli&gt;&gt;Gianluca">
            <text:p>Giannelli&gt;&gt;Gian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vanni</text:p>
          </table:table-cell>
          <table:table-cell office:value-type="string">
            <text:p>Giardino</text:p>
          </table:table-cell>
          <table:table-cell table:formula="of:=[.B44]&amp;&quot;&gt;&gt;&quot;&amp;[.A44]" office:value-type="string" office:string-value="Giardino&gt;&gt;Giovanni">
            <text:p>Giardino&gt;&gt;Giovann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niele</text:p>
          </table:table-cell>
          <table:table-cell office:value-type="string">
            <text:p>Giliberto</text:p>
          </table:table-cell>
          <table:table-cell table:formula="of:=[.B45]&amp;&quot;&gt;&gt;&quot;&amp;[.A45]" office:value-type="string" office:string-value="Giliberto&gt;&gt;Daniele">
            <text:p>Giliberto&gt;&gt;Dani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iego</text:p>
          </table:table-cell>
          <table:table-cell office:value-type="string">
            <text:p>Giorio</text:p>
          </table:table-cell>
          <table:table-cell table:formula="of:=[.B46]&amp;&quot;&gt;&gt;&quot;&amp;[.A46]" office:value-type="string" office:string-value="Giorio&gt;&gt;Diego">
            <text:p>Giorio&gt;&gt;Dieg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Valerio</text:p>
          </table:table-cell>
          <table:table-cell office:value-type="string">
            <text:p>Leomporra</text:p>
          </table:table-cell>
          <table:table-cell table:formula="of:=[.B47]&amp;&quot;&gt;&gt;&quot;&amp;[.A47]" office:value-type="string" office:string-value="Leomporra&gt;&gt;Valerio">
            <text:p>Leomporra&gt;&gt;Valer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Valentina</text:p>
          </table:table-cell>
          <table:table-cell office:value-type="string">
            <text:p>Longo</text:p>
          </table:table-cell>
          <table:table-cell table:formula="of:=[.B48]&amp;&quot;&gt;&gt;&quot;&amp;[.A48]" office:value-type="string" office:string-value="Longo&gt;&gt;Valentina">
            <text:p>Longo&gt;&gt;Valenti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useppe</text:p>
          </table:table-cell>
          <table:table-cell office:value-type="string">
            <text:p>Ludovico</text:p>
          </table:table-cell>
          <table:table-cell table:formula="of:=[.B49]&amp;&quot;&gt;&gt;&quot;&amp;[.A49]" office:value-type="string" office:string-value="Ludovico&gt;&gt;Giuseppe">
            <text:p>Ludovico&gt;&gt;Giusepp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rancesca</text:p>
          </table:table-cell>
          <table:table-cell office:value-type="string">
            <text:p>Magni</text:p>
          </table:table-cell>
          <table:table-cell table:formula="of:=[.B50]&amp;&quot;&gt;&gt;&quot;&amp;[.A50]" office:value-type="string" office:string-value="Magni&gt;&gt;Francesca">
            <text:p>Magni&gt;&gt;Frances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abrizio</text:p>
          </table:table-cell>
          <table:table-cell office:value-type="string">
            <text:p>Mammini</text:p>
          </table:table-cell>
          <table:table-cell table:formula="of:=[.B51]&amp;&quot;&gt;&gt;&quot;&amp;[.A51]" office:value-type="string" office:string-value="Mammini&gt;&gt;Fabrizio">
            <text:p>Mammini&gt;&gt;Fabriz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rgio</text:p>
          </table:table-cell>
          <table:table-cell office:value-type="string">
            <text:p>Mancosu</text:p>
          </table:table-cell>
          <table:table-cell table:formula="of:=[.B52]&amp;&quot;&gt;&gt;&quot;&amp;[.A52]" office:value-type="string" office:string-value="Mancosu&gt;&gt;Giorgio">
            <text:p>Mancosu&gt;&gt;Giorg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co</text:p>
          </table:table-cell>
          <table:table-cell office:value-type="string">
            <text:p>Manini</text:p>
          </table:table-cell>
          <table:table-cell table:formula="of:=[.B53]&amp;&quot;&gt;&gt;&quot;&amp;[.A53]" office:value-type="string" office:string-value="Manini&gt;&gt;Marco">
            <text:p>Manini&gt;&gt;Mar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ichele</text:p>
          </table:table-cell>
          <table:table-cell office:value-type="string">
            <text:p>Marrali</text:p>
          </table:table-cell>
          <table:table-cell table:formula="of:=[.B54]&amp;&quot;&gt;&gt;&quot;&amp;[.A54]" office:value-type="string" office:string-value="Marrali&gt;&gt;Michele">
            <text:p>Marrali&gt;&gt;Mich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lavia</text:p>
          </table:table-cell>
          <table:table-cell office:value-type="string">
            <text:p>Marzano</text:p>
          </table:table-cell>
          <table:table-cell table:formula="of:=[.B55]&amp;&quot;&gt;&gt;&quot;&amp;[.A55]" office:value-type="string" office:string-value="Marzano&gt;&gt;Flavia">
            <text:p>Marzano&gt;&gt;Flav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rancesco Paolo</text:p>
          </table:table-cell>
          <table:table-cell office:value-type="string">
            <text:p>Micozzi</text:p>
          </table:table-cell>
          <table:table-cell table:formula="of:=[.B56]&amp;&quot;&gt;&gt;&quot;&amp;[.A56]" office:value-type="string" office:string-value="Micozzi&gt;&gt;Francesco Paolo">
            <text:p>Micozzi&gt;&gt;Francesco Pao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lessandro</text:p>
          </table:table-cell>
          <table:table-cell office:value-type="string">
            <text:p>Monteleone</text:p>
          </table:table-cell>
          <table:table-cell table:formula="of:=[.B57]&amp;&quot;&gt;&gt;&quot;&amp;[.A57]" office:value-type="string" office:string-value="Monteleone&gt;&gt;Alessandro">
            <text:p>Monteleone&gt;&gt;Alessandr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vanna</text:p>
          </table:table-cell>
          <table:table-cell office:value-type="string">
            <text:p>Monti</text:p>
          </table:table-cell>
          <table:table-cell table:formula="of:=[.B58]&amp;&quot;&gt;&gt;&quot;&amp;[.A58]" office:value-type="string" office:string-value="Monti&gt;&gt;Giovanna">
            <text:p>Monti&gt;&gt;Giovan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ancarlo </text:p>
          </table:table-cell>
          <table:table-cell office:value-type="string">
            <text:p>Montico</text:p>
          </table:table-cell>
          <table:table-cell table:formula="of:=[.B59]&amp;&quot;&gt;&gt;&quot;&amp;[.A59]" office:value-type="string" office:string-value="Montico&gt;&gt;Giancarlo ">
            <text:p>Montico&gt;&gt;Giancarlo 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ia Cristina</text:p>
          </table:table-cell>
          <table:table-cell office:value-type="string">
            <text:p>Moroni</text:p>
          </table:table-cell>
          <table:table-cell table:formula="of:=[.B60]&amp;&quot;&gt;&gt;&quot;&amp;[.A60]" office:value-type="string" office:string-value="Moroni&gt;&gt;Maria Cristina">
            <text:p>Moroni&gt;&gt;Maria Cristi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vide</text:p>
          </table:table-cell>
          <table:table-cell office:value-type="string">
            <text:p>Mula</text:p>
          </table:table-cell>
          <table:table-cell table:formula="of:=[.B61]&amp;&quot;&gt;&gt;&quot;&amp;[.A61]" office:value-type="string" office:string-value="Mula&gt;&gt;Davide">
            <text:p>Mula&gt;&gt;David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Puria</text:p>
          </table:table-cell>
          <table:table-cell office:value-type="string">
            <text:p>Nafisi Azizi</text:p>
          </table:table-cell>
          <table:table-cell table:formula="of:=[.B62]&amp;&quot;&gt;&gt;&quot;&amp;[.A62]" office:value-type="string" office:string-value="Nafisi Azizi&gt;&gt;Puria">
            <text:p>Nafisi Azizi&gt;&gt;Pur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ntonella</text:p>
          </table:table-cell>
          <table:table-cell office:value-type="string">
            <text:p>Napolitano</text:p>
          </table:table-cell>
          <table:table-cell table:formula="of:=[.B63]&amp;&quot;&gt;&gt;&quot;&amp;[.A63]" office:value-type="string" office:string-value="Napolitano&gt;&gt;Antonella">
            <text:p>Napolitano&gt;&gt;Antonel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Caterina </text:p>
          </table:table-cell>
          <table:table-cell office:value-type="string">
            <text:p>Niccolai</text:p>
          </table:table-cell>
          <table:table-cell table:formula="of:=[.B64]&amp;&quot;&gt;&gt;&quot;&amp;[.A64]" office:value-type="string" office:string-value="Niccolai&gt;&gt;Caterina ">
            <text:p>Niccolai&gt;&gt;Caterina 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uca</text:p>
          </table:table-cell>
          <table:table-cell office:value-type="string">
            <text:p>Oliano</text:p>
          </table:table-cell>
          <table:table-cell table:formula="of:=[.B65]&amp;&quot;&gt;&gt;&quot;&amp;[.A65]" office:value-type="string" office:string-value="Oliano&gt;&gt;Luca">
            <text:p>Oliano&gt;&gt;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Pierfrancesco</text:p>
          </table:table-cell>
          <table:table-cell office:value-type="string">
            <text:p>Palattella</text:p>
          </table:table-cell>
          <table:table-cell table:formula="of:=[.B66]&amp;&quot;&gt;&gt;&quot;&amp;[.A66]" office:value-type="string" office:string-value="Palattella&gt;&gt;Pierfrancesco">
            <text:p>Palattella&gt;&gt;Pier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ulvio</text:p>
          </table:table-cell>
          <table:table-cell office:value-type="string">
            <text:p>Panetta</text:p>
          </table:table-cell>
          <table:table-cell table:formula="of:=[.B67]&amp;&quot;&gt;&gt;&quot;&amp;[.A67]" office:value-type="string" office:string-value="Panetta&gt;&gt;Fulvio">
            <text:p>Panetta&gt;&gt;Fulv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Cristiana</text:p>
          </table:table-cell>
          <table:table-cell office:value-type="string">
            <text:p>Patruno</text:p>
          </table:table-cell>
          <table:table-cell table:formula="of:=[.B68]&amp;&quot;&gt;&gt;&quot;&amp;[.A68]" office:value-type="string" office:string-value="Patruno&gt;&gt;Cristiana">
            <text:p>Patruno&gt;&gt;Cristia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abiana </text:p>
          </table:table-cell>
          <table:table-cell office:value-type="string">
            <text:p>Pavoni</text:p>
          </table:table-cell>
          <table:table-cell table:formula="of:=[.B69]&amp;&quot;&gt;&gt;&quot;&amp;[.A69]" office:value-type="string" office:string-value="Pavoni&gt;&gt;Fabiana ">
            <text:p>Pavoni&gt;&gt;Fabiana 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Raffaele</text:p>
          </table:table-cell>
          <table:table-cell office:value-type="string">
            <text:p>Pelosi</text:p>
          </table:table-cell>
          <table:table-cell table:formula="of:=[.B70]&amp;&quot;&gt;&gt;&quot;&amp;[.A70]" office:value-type="string" office:string-value="Pelosi&gt;&gt;Raffaele">
            <text:p>Pelosi&gt;&gt;Raffa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driano</text:p>
          </table:table-cell>
          <table:table-cell office:value-type="string">
            <text:p>Peluso</text:p>
          </table:table-cell>
          <table:table-cell table:formula="of:=[.B71]&amp;&quot;&gt;&gt;&quot;&amp;[.A71]" office:value-type="string" office:string-value="Peluso&gt;&gt;Adriano">
            <text:p>Peluso&gt;&gt;Adri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abriele</text:p>
          </table:table-cell>
          <table:table-cell office:value-type="string">
            <text:p>Picchi</text:p>
          </table:table-cell>
          <table:table-cell table:formula="of:=[.B72]&amp;&quot;&gt;&gt;&quot;&amp;[.A72]" office:value-type="string" office:string-value="Picchi&gt;&gt;Gabriele">
            <text:p>Picchi&gt;&gt;Gabri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abio</text:p>
          </table:table-cell>
          <table:table-cell office:value-type="string">
            <text:p>Pietrosanti</text:p>
          </table:table-cell>
          <table:table-cell table:formula="of:=[.B73]&amp;&quot;&gt;&gt;&quot;&amp;[.A73]" office:value-type="string" office:string-value="Pietrosanti&gt;&gt;Fabio">
            <text:p>Pietrosanti&gt;&gt;Fab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ergio</text:p>
          </table:table-cell>
          <table:table-cell office:value-type="string">
            <text:p>Pillon</text:p>
          </table:table-cell>
          <table:table-cell table:formula="of:=[.B74]&amp;&quot;&gt;&gt;&quot;&amp;[.A74]" office:value-type="string" office:string-value="Pillon&gt;&gt;Sergio">
            <text:p>Pillon&gt;&gt;Serg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anluca</text:p>
          </table:table-cell>
          <table:table-cell office:value-type="string">
            <text:p>Pomante</text:p>
          </table:table-cell>
          <table:table-cell table:formula="of:=[.B75]&amp;&quot;&gt;&gt;&quot;&amp;[.A75]" office:value-type="string" office:string-value="Pomante&gt;&gt;Gianluca">
            <text:p>Pomante&gt;&gt;Gian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vanni</text:p>
          </table:table-cell>
          <table:table-cell office:value-type="string">
            <text:p>Porcarelli</text:p>
          </table:table-cell>
          <table:table-cell table:formula="of:=[.B76]&amp;&quot;&gt;&gt;&quot;&amp;[.A76]" office:value-type="string" office:string-value="Porcarelli&gt;&gt;Giovanni">
            <text:p>Porcarelli&gt;&gt;Giovann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Roberto</text:p>
          </table:table-cell>
          <table:table-cell office:value-type="string">
            <text:p>Pozzaglia</text:p>
          </table:table-cell>
          <table:table-cell table:formula="of:=[.B77]&amp;&quot;&gt;&gt;&quot;&amp;[.A77]" office:value-type="string" office:string-value="Pozzaglia&gt;&gt;Roberto">
            <text:p>Pozzaglia&gt;&gt;Robert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ndrea</text:p>
          </table:table-cell>
          <table:table-cell office:value-type="string">
            <text:p>Purificato</text:p>
          </table:table-cell>
          <table:table-cell table:formula="of:=[.B78]&amp;&quot;&gt;&gt;&quot;&amp;[.A78]" office:value-type="string" office:string-value="Purificato&gt;&gt;Andrea">
            <text:p>Purificato&gt;&gt;Andre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Leonida</text:p>
          </table:table-cell>
          <table:table-cell office:value-type="string">
            <text:p>Reitano</text:p>
          </table:table-cell>
          <table:table-cell table:formula="of:=[.B79]&amp;&quot;&gt;&gt;&quot;&amp;[.A79]" office:value-type="string" office:string-value="Reitano&gt;&gt;Leonida">
            <text:p>Reitano&gt;&gt;Leonid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Rosita</text:p>
          </table:table-cell>
          <table:table-cell office:value-type="string">
            <text:p>Rijtano</text:p>
          </table:table-cell>
          <table:table-cell table:formula="of:=[.B80]&amp;&quot;&gt;&gt;&quot;&amp;[.A80]" office:value-type="string" office:string-value="Rijtano&gt;&gt;Rosita">
            <text:p>Rijtano&gt;&gt;Rosit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Biagio Francesco</text:p>
          </table:table-cell>
          <table:table-cell office:value-type="string">
            <text:p>Rizzo</text:p>
          </table:table-cell>
          <table:table-cell table:formula="of:=[.B81]&amp;&quot;&gt;&gt;&quot;&amp;[.A81]" office:value-type="string" office:string-value="Rizzo&gt;&gt;Biagio Francesco">
            <text:p>Rizzo&gt;&gt;Biagio 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lessandro</text:p>
          </table:table-cell>
          <table:table-cell office:value-type="string">
            <text:p>Rodolfi</text:p>
          </table:table-cell>
          <table:table-cell table:formula="of:=[.B82]&amp;&quot;&gt;&gt;&quot;&amp;[.A82]" office:value-type="string" office:string-value="Rodolfi&gt;&gt;Alessandro">
            <text:p>Rodolfi&gt;&gt;Alessandr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Claudia</text:p>
          </table:table-cell>
          <table:table-cell office:value-type="string">
            <text:p>Roggero</text:p>
          </table:table-cell>
          <table:table-cell table:formula="of:=[.B83]&amp;&quot;&gt;&gt;&quot;&amp;[.A83]" office:value-type="string" office:string-value="Roggero&gt;&gt;Claudia">
            <text:p>Roggero&gt;&gt;Claud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urizio </text:p>
          </table:table-cell>
          <table:table-cell office:value-type="string">
            <text:p>Rosace</text:p>
          </table:table-cell>
          <table:table-cell table:formula="of:=[.B84]&amp;&quot;&gt;&gt;&quot;&amp;[.A84]" office:value-type="string" office:string-value="Rosace&gt;&gt;Maurizio ">
            <text:p>Rosace&gt;&gt;Maurizio 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Camillo</text:p>
          </table:table-cell>
          <table:table-cell office:value-type="string">
            <text:p>Sacchetto</text:p>
          </table:table-cell>
          <table:table-cell table:formula="of:=[.B85]&amp;&quot;&gt;&gt;&quot;&amp;[.A85]" office:value-type="string" office:string-value="Sacchetto&gt;&gt;Camillo">
            <text:p>Sacchetto&gt;&gt;Camil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nuel</text:p>
          </table:table-cell>
          <table:table-cell office:value-type="string">
            <text:p>Samele</text:p>
          </table:table-cell>
          <table:table-cell table:formula="of:=[.B86]&amp;&quot;&gt;&gt;&quot;&amp;[.A86]" office:value-type="string" office:string-value="Samele&gt;&gt;Manuel">
            <text:p>Samele&gt;&gt;Manuel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Valeria</text:p>
          </table:table-cell>
          <table:table-cell office:value-type="string">
            <text:p>Santocchi</text:p>
          </table:table-cell>
          <table:table-cell table:formula="of:=[.B87]&amp;&quot;&gt;&gt;&quot;&amp;[.A87]" office:value-type="string" office:string-value="Santocchi&gt;&gt;Valeria">
            <text:p>Santocchi&gt;&gt;Valer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onica Alessia</text:p>
          </table:table-cell>
          <table:table-cell office:value-type="string">
            <text:p>Senor</text:p>
          </table:table-cell>
          <table:table-cell table:formula="of:=[.B88]&amp;&quot;&gt;&gt;&quot;&amp;[.A88]" office:value-type="string" office:string-value="Senor&gt;&gt;Monica Alessia">
            <text:p>Senor&gt;&gt;Monica Alessi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Bella</text:p>
          </table:table-cell>
          <table:table-cell office:value-type="string">
            <text:p>Shakhmirza</text:p>
          </table:table-cell>
          <table:table-cell table:formula="of:=[.B89]&amp;&quot;&gt;&gt;&quot;&amp;[.A89]" office:value-type="string" office:string-value="Shakhmirza&gt;&gt;Bella">
            <text:p>Shakhmirza&gt;&gt;Bel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Viviana</text:p>
          </table:table-cell>
          <table:table-cell office:value-type="string">
            <text:p>Sorce</text:p>
          </table:table-cell>
          <table:table-cell table:formula="of:=[.B90]&amp;&quot;&gt;&gt;&quot;&amp;[.A90]" office:value-type="string" office:string-value="Sorce&gt;&gt;Viviana">
            <text:p>Sorce&gt;&gt;Vivia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Francesca</text:p>
          </table:table-cell>
          <table:table-cell office:value-type="string">
            <text:p>Tartaglia</text:p>
          </table:table-cell>
          <table:table-cell table:formula="of:=[.B91]&amp;&quot;&gt;&gt;&quot;&amp;[.A91]" office:value-type="string" office:string-value="Tartaglia&gt;&gt;Francesca">
            <text:p>Tartaglia&gt;&gt;Frances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tefano</text:p>
          </table:table-cell>
          <table:table-cell office:value-type="string">
            <text:p>Tassi</text:p>
          </table:table-cell>
          <table:table-cell table:formula="of:=[.B92]&amp;&quot;&gt;&gt;&quot;&amp;[.A92]" office:value-type="string" office:string-value="Tassi&gt;&gt;Stefano">
            <text:p>Tassi&gt;&gt;Stef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ndrea</text:p>
          </table:table-cell>
          <table:table-cell office:value-type="string">
            <text:p>Tonci</text:p>
          </table:table-cell>
          <table:table-cell table:formula="of:=[.B93]&amp;&quot;&gt;&gt;&quot;&amp;[.A93]" office:value-type="string" office:string-value="Tonci&gt;&gt;Andrea">
            <text:p>Tonci&gt;&gt;Andre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ilvia</text:p>
          </table:table-cell>
          <table:table-cell office:value-type="string">
            <text:p>Trani</text:p>
          </table:table-cell>
          <table:table-cell table:formula="of:=[.B94]&amp;&quot;&gt;&gt;&quot;&amp;[.A94]" office:value-type="string" office:string-value="Trani&gt;&gt;Silvia">
            <text:p>Trani&gt;&gt;Silv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no</text:p>
          </table:table-cell>
          <table:table-cell office:value-type="string">
            <text:p>Trentin</text:p>
          </table:table-cell>
          <table:table-cell table:formula="of:=[.B95]&amp;&quot;&gt;&gt;&quot;&amp;[.A95]" office:value-type="string" office:string-value="Trentin&gt;&gt;Gino">
            <text:p>Trentin&gt;&gt;Gi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Marco</text:p>
          </table:table-cell>
          <table:table-cell office:value-type="string">
            <text:p>Trotta</text:p>
          </table:table-cell>
          <table:table-cell table:formula="of:=[.B96]&amp;&quot;&gt;&gt;&quot;&amp;[.A96]" office:value-type="string" office:string-value="Trotta&gt;&gt;Marco">
            <text:p>Trotta&gt;&gt;Mar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rio</text:p>
          </table:table-cell>
          <table:table-cell office:value-type="string">
            <text:p>Vaccaro</text:p>
          </table:table-cell>
          <table:table-cell table:formula="of:=[.B97]&amp;&quot;&gt;&gt;&quot;&amp;[.A97]" office:value-type="string" office:string-value="Vaccaro&gt;&gt;Dario">
            <text:p>Vaccaro&gt;&gt;Dar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Pasquale</text:p>
          </table:table-cell>
          <table:table-cell office:value-type="string">
            <text:p>Vaccaro</text:p>
          </table:table-cell>
          <table:table-cell table:formula="of:=[.B98]&amp;&quot;&gt;&gt;&quot;&amp;[.A98]" office:value-type="string" office:string-value="Vaccaro&gt;&gt;Pasquale">
            <text:p>Vaccaro&gt;&gt;Pasqua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useppe</text:p>
          </table:table-cell>
          <table:table-cell office:value-type="string">
            <text:p>Vaciago</text:p>
          </table:table-cell>
          <table:table-cell table:formula="of:=[.B99]&amp;&quot;&gt;&gt;&quot;&amp;[.A99]" office:value-type="string" office:string-value="Vaciago&gt;&gt;Giuseppe">
            <text:p>Vaciago&gt;&gt;Giusepp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Ilari</text:p>
          </table:table-cell>
          <table:table-cell office:value-type="string">
            <text:p>Valbonesi</text:p>
          </table:table-cell>
          <table:table-cell table:formula="of:=[.B100]&amp;&quot;&gt;&gt;&quot;&amp;[.A100]" office:value-type="string" office:string-value="Valbonesi&gt;&gt;Ilari">
            <text:p>Valbonesi&gt;&gt;Ilar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niele</text:p>
          </table:table-cell>
          <table:table-cell office:value-type="string">
            <text:p>Vantaggiato</text:p>
          </table:table-cell>
          <table:table-cell table:formula="of:=[.B101]&amp;&quot;&gt;&gt;&quot;&amp;[.A101]" office:value-type="string" office:string-value="Vantaggiato&gt;&gt;Daniele">
            <text:p>Vantaggiato&gt;&gt;Dani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ylvio</text:p>
          </table:table-cell>
          <table:table-cell office:value-type="string">
            <text:p>Verrecchia</text:p>
          </table:table-cell>
          <table:table-cell table:formula="of:=[.B102]&amp;&quot;&gt;&gt;&quot;&amp;[.A102]" office:value-type="string" office:string-value="Verrecchia&gt;&gt;Sylvio">
            <text:p>Verrecchia&gt;&gt;Sylvi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erio</text:p>
          </table:table-cell>
          <table:table-cell office:value-type="string">
            <text:p>Vertua</text:p>
          </table:table-cell>
          <table:table-cell table:formula="of:=[.B103]&amp;&quot;&gt;&gt;&quot;&amp;[.A103]" office:value-type="string" office:string-value="Vertua&gt;&gt;Valerio">
            <text:p>Vertua&gt;&gt;Valer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Giovambattista</text:p>
          </table:table-cell>
          <table:table-cell office:value-type="string">
            <text:p>Vieri</text:p>
          </table:table-cell>
          <table:table-cell table:formula="of:=[.B104]&amp;&quot;&gt;&gt;&quot;&amp;[.A104]" office:value-type="string" office:string-value="Vieri&gt;&gt;Giovambattista">
            <text:p>Vieri&gt;&gt;Giovambattist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Arianna</text:p>
          </table:table-cell>
          <table:table-cell office:value-type="string">
            <text:p>Vitalini</text:p>
          </table:table-cell>
          <table:table-cell table:formula="of:=[.B105]&amp;&quot;&gt;&gt;&quot;&amp;[.A105]" office:value-type="string" office:string-value="Vitalini&gt;&gt;Arianna">
            <text:p>Vitalini&gt;&gt;Arian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Stefano</text:p>
          </table:table-cell>
          <table:table-cell office:value-type="string">
            <text:p>Vitelli</text:p>
          </table:table-cell>
          <table:table-cell table:formula="of:=[.B106]&amp;&quot;&gt;&gt;&quot;&amp;[.A106]" office:value-type="string" office:string-value="Vitelli&gt;&gt;Stefano">
            <text:p>Vitelli&gt;&gt;Stef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Daniela</text:p>
          </table:table-cell>
          <table:table-cell office:value-type="string">
            <text:p>Zoccolotti</text:p>
          </table:table-cell>
          <table:table-cell table:formula="of:=[.B107]&amp;&quot;&gt;&gt;&quot;&amp;[.A107]" office:value-type="string" office:string-value="Zoccolotti&gt;&gt;Daniela">
            <text:p>Zoccolotti&gt;&gt;Danie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Efrem</text:p>
          </table:table-cell>
          <table:table-cell office:value-type="string">
            <text:p>Zugnaz</text:p>
          </table:table-cell>
          <table:table-cell table:formula="of:=[.B108]&amp;&quot;&gt;&gt;&quot;&amp;[.A108]" office:value-type="string" office:string-value="Zugnaz&gt;&gt;Efrem">
            <text:p>Zugnaz&gt;&gt;Efrem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rancesco</text:p>
          </table:table-cell>
          <table:table-cell table:style-name="ce62" office:value-type="string">
            <text:p>Moliterni</text:p>
          </table:table-cell>
          <table:table-cell table:style-name="ce62" table:formula="of:=[.B109]&amp;&quot;&gt;&gt;&quot;&amp;[.A109]" office:value-type="string" office:string-value="Moliterni&gt;&gt;Francesco">
            <text:p>Moliterni&gt;&gt;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abio</text:p>
          </table:table-cell>
          <table:table-cell table:style-name="ce62" office:value-type="string">
            <text:p>Natalucci</text:p>
          </table:table-cell>
          <table:table-cell table:style-name="ce62" table:formula="of:=[.B110]&amp;&quot;&gt;&gt;&quot;&amp;[.A110]" office:value-type="string" office:string-value="Natalucci&gt;&gt;Fabio">
            <text:p>Natalucci&gt;&gt;Fab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Giuseppe</text:p>
          </table:table-cell>
          <table:table-cell table:style-name="ce62" office:value-type="string">
            <text:p>Nocente</text:p>
          </table:table-cell>
          <table:table-cell table:style-name="ce62" table:formula="of:=[.B111]&amp;&quot;&gt;&gt;&quot;&amp;[.A111]" office:value-type="string" office:string-value="Nocente&gt;&gt;Giuseppe">
            <text:p>Nocente&gt;&gt;Giusepp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Antonella</text:p>
          </table:table-cell>
          <table:table-cell table:style-name="ce62" office:value-type="string">
            <text:p>Cignarale</text:p>
          </table:table-cell>
          <table:table-cell table:style-name="ce62" table:formula="of:=[.B112]&amp;&quot;&gt;&gt;&quot;&amp;[.A112]" office:value-type="string" office:string-value="Cignarale&gt;&gt;Antonella">
            <text:p>Cignarale&gt;&gt;Antonel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elice</text:p>
          </table:table-cell>
          <table:table-cell table:style-name="ce62" office:value-type="string">
            <text:p>Zingarelli</text:p>
          </table:table-cell>
          <table:table-cell table:style-name="ce62" table:formula="of:=[.B113]&amp;&quot;&gt;&gt;&quot;&amp;[.A113]" office:value-type="string" office:string-value="Zingarelli&gt;&gt;Felice">
            <text:p>Zingarelli&gt;&gt;Felic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Giorgio</text:p>
          </table:table-cell>
          <table:table-cell table:style-name="ce62" office:value-type="string">
            <text:p>Boni</text:p>
          </table:table-cell>
          <table:table-cell table:style-name="ce62" table:formula="of:=[.B114]&amp;&quot;&gt;&gt;&quot;&amp;[.A114]" office:value-type="string" office:string-value="Boni&gt;&gt;Giorgio">
            <text:p>Boni&gt;&gt;Giorg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rancesco</text:p>
          </table:table-cell>
          <table:table-cell table:style-name="ce62" office:value-type="string">
            <text:p>Santolla</text:p>
          </table:table-cell>
          <table:table-cell table:style-name="ce62" table:formula="of:=[.B115]&amp;&quot;&gt;&gt;&quot;&amp;[.A115]" office:value-type="string" office:string-value="Santolla&gt;&gt;Francesco">
            <text:p>Santolla&gt;&gt;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rancesco</text:p>
          </table:table-cell>
          <table:table-cell table:style-name="ce62" office:value-type="string">
            <text:p>Ongaro</text:p>
          </table:table-cell>
          <table:table-cell table:style-name="ce62" table:formula="of:=[.B116]&amp;&quot;&gt;&gt;&quot;&amp;[.A116]" office:value-type="string" office:string-value="Ongaro&gt;&gt;Francesco">
            <text:p>Ongaro&gt;&gt;Francesc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Marcello</text:p>
          </table:table-cell>
          <table:table-cell table:style-name="ce62" office:value-type="string">
            <text:p>Pistilli</text:p>
          </table:table-cell>
          <table:table-cell table:style-name="ce62" table:formula="of:=[.B117]&amp;&quot;&gt;&gt;&quot;&amp;[.A117]" office:value-type="string" office:string-value="Pistilli&gt;&gt;Marcello">
            <text:p>Pistilli&gt;&gt;Marcel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abrizio M.</text:p>
          </table:table-cell>
          <table:table-cell table:style-name="ce62" office:value-type="string">
            <text:p>De Seta</text:p>
          </table:table-cell>
          <table:table-cell table:style-name="ce62" table:formula="of:=[.B118]&amp;&quot;&gt;&gt;&quot;&amp;[.A118]" office:value-type="string" office:string-value="De Seta&gt;&gt;Fabrizio M.">
            <text:p>De Seta&gt;&gt;Fabrizio M.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Aurora</text:p>
          </table:table-cell>
          <table:table-cell table:style-name="ce62" office:value-type="string">
            <text:p>Mazzoni</text:p>
          </table:table-cell>
          <table:table-cell table:style-name="ce62" table:formula="of:=[.B119]&amp;&quot;&gt;&gt;&quot;&amp;[.A119]" office:value-type="string" office:string-value="Mazzoni&gt;&gt;Aurora">
            <text:p>Mazzoni&gt;&gt;Auro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Alessio</text:p>
          </table:table-cell>
          <table:table-cell table:style-name="ce62" office:value-type="string">
            <text:p>Pellegrino</text:p>
          </table:table-cell>
          <table:table-cell table:style-name="ce62" table:formula="of:=[.B120]&amp;&quot;&gt;&gt;&quot;&amp;[.A120]" office:value-type="string" office:string-value="Pellegrino&gt;&gt;Alessio">
            <text:p>Pellegrino&gt;&gt;Aless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Gianluca</text:p>
          </table:table-cell>
          <table:table-cell table:style-name="ce62" office:value-type="string">
            <text:p>Martino</text:p>
          </table:table-cell>
          <table:table-cell table:style-name="ce62" table:formula="of:=[.B121]&amp;&quot;&gt;&gt;&quot;&amp;[.A121]" office:value-type="string" office:string-value="Martino&gt;&gt;Gianluca">
            <text:p>Martino&gt;&gt;Gian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Fabio</text:p>
          </table:table-cell>
          <table:table-cell table:style-name="ce62" office:value-type="string">
            <text:p>De Ponte</text:p>
          </table:table-cell>
          <table:table-cell table:style-name="ce62" table:formula="of:=[.B122]&amp;&quot;&gt;&gt;&quot;&amp;[.A122]" office:value-type="string" office:string-value="De Ponte&gt;&gt;Fabio">
            <text:p>De Ponte&gt;&gt;Fab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Eleonora</text:p>
          </table:table-cell>
          <table:table-cell table:style-name="ce62" office:value-type="string">
            <text:p>Pasquini</text:p>
          </table:table-cell>
          <table:table-cell table:style-name="ce62" table:formula="of:=[.B123]&amp;&quot;&gt;&gt;&quot;&amp;[.A123]" office:value-type="string" office:string-value="Pasquini&gt;&gt;Eleonora">
            <text:p>Pasquini&gt;&gt;Eleono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Luigi</text:p>
          </table:table-cell>
          <table:table-cell table:style-name="ce62" office:value-type="string">
            <text:p>Prinzi</text:p>
          </table:table-cell>
          <table:table-cell table:style-name="ce62" table:formula="of:=[.B124]&amp;&quot;&gt;&gt;&quot;&amp;[.A124]" office:value-type="string" office:string-value="Prinzi&gt;&gt;Luigi">
            <text:p>Prinzi&gt;&gt;Luigi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2" office:value-type="string">
            <text:p>Emanuele</text:p>
          </table:table-cell>
          <table:table-cell table:style-name="ce62" office:value-type="string">
            <text:p>Cavanna</text:p>
          </table:table-cell>
          <table:table-cell table:style-name="ce62" table:formula="of:=[.B125]&amp;&quot;&gt;&gt;&quot;&amp;[.A125]" office:value-type="string" office:string-value="Cavanna&gt;&gt;Emanuele">
            <text:p>Cavanna&gt;&gt;Emanu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Sara</text:p>
          </table:table-cell>
          <table:table-cell table:style-name="ce63" office:value-type="string">
            <text:p>Migliorini</text:p>
          </table:table-cell>
          <table:table-cell table:style-name="ce83" table:formula="of:=[.B126]&amp;&quot;&gt;&gt;&quot;&amp;[.A126]" office:value-type="string" office:string-value="Migliorini&gt;&gt;Sara">
            <text:p>Migliorini&gt;&gt;Sa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Davide</text:p>
          </table:table-cell>
          <table:table-cell table:style-name="ce63" office:value-type="string">
            <text:p>Sottili</text:p>
          </table:table-cell>
          <table:table-cell table:style-name="ce83" table:formula="of:=[.B127]&amp;&quot;&gt;&gt;&quot;&amp;[.A127]" office:value-type="string" office:string-value="Sottili&gt;&gt;Davide">
            <text:p>Sottili&gt;&gt;David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Donatella</text:p>
          </table:table-cell>
          <table:table-cell table:style-name="ce63" office:value-type="string">
            <text:p>Giancarli</text:p>
          </table:table-cell>
          <table:table-cell table:style-name="ce83" table:formula="of:=[.B128]&amp;&quot;&gt;&gt;&quot;&amp;[.A128]" office:value-type="string" office:string-value="Giancarli&gt;&gt;Donatella">
            <text:p>Giancarli&gt;&gt;Donatell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63" office:value-type="string">
            <text:p>Luisa</text:p>
          </table:table-cell>
          <table:table-cell table:style-name="ce63" office:value-type="string">
            <text:p>Perrotta</text:p>
          </table:table-cell>
          <table:table-cell table:style-name="ce83" table:formula="of:=[.B129]&amp;&quot;&gt;&gt;&quot;&amp;[.A129]" office:value-type="string" office:string-value="Perrotta&gt;&gt;Luisa">
            <text:p>Perrotta&gt;&gt;Luis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Daniele</text:p>
          </table:table-cell>
          <table:table-cell table:style-name="ce63" office:value-type="string">
            <text:p>Giliberto</text:p>
          </table:table-cell>
          <table:table-cell table:style-name="ce83" table:formula="of:=[.B130]&amp;&quot;&gt;&gt;&quot;&amp;[.A130]" office:value-type="string" office:string-value="Giliberto&gt;&gt;Daniele">
            <text:p>Giliberto&gt;&gt;Dani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Anna</text:p>
          </table:table-cell>
          <table:table-cell table:style-name="ce63" office:value-type="string">
            <text:p>Daminato</text:p>
          </table:table-cell>
          <table:table-cell table:style-name="ce83" table:formula="of:=[.B131]&amp;&quot;&gt;&gt;&quot;&amp;[.A131]" office:value-type="string" office:string-value="Daminato&gt;&gt;Anna">
            <text:p>Daminato&gt;&gt;An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Gregorio</text:p>
          </table:table-cell>
          <table:table-cell table:style-name="ce63" office:value-type="string">
            <text:p>Cosentino</text:p>
          </table:table-cell>
          <table:table-cell table:style-name="ce83" table:formula="of:=[.B132]&amp;&quot;&gt;&gt;&quot;&amp;[.A132]" office:value-type="string" office:string-value="Cosentino&gt;&gt;Gregorio">
            <text:p>Cosentino&gt;&gt;Gregor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Luca</text:p>
          </table:table-cell>
          <table:table-cell table:style-name="ce63" office:value-type="string">
            <text:p>Boccianti</text:p>
          </table:table-cell>
          <table:table-cell table:style-name="ce83" table:formula="of:=[.B133]&amp;&quot;&gt;&gt;&quot;&amp;[.A133]" office:value-type="string" office:string-value="Boccianti&gt;&gt;Luca">
            <text:p>Boccianti&gt;&gt;Luc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Simone</text:p>
          </table:table-cell>
          <table:table-cell table:style-name="ce63" office:value-type="string">
            <text:p>Aliprandi</text:p>
          </table:table-cell>
          <table:table-cell table:style-name="ce83" table:formula="of:=[.B134]&amp;&quot;&gt;&gt;&quot;&amp;[.A134]" office:value-type="string" office:string-value="Aliprandi&gt;&gt;Simone">
            <text:p>Aliprandi&gt;&gt;Simon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Giancarlo</text:p>
          </table:table-cell>
          <table:table-cell table:style-name="ce63" office:value-type="string">
            <text:p>Montico</text:p>
          </table:table-cell>
          <table:table-cell table:style-name="ce83" table:formula="of:=[.B135]&amp;&quot;&gt;&gt;&quot;&amp;[.A135]" office:value-type="string" office:string-value="Montico&gt;&gt;Giancarlo">
            <text:p>Montico&gt;&gt;Giancar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Valentina</text:p>
          </table:table-cell>
          <table:table-cell table:style-name="ce63" office:value-type="string">
            <text:p>Di Vito</text:p>
          </table:table-cell>
          <table:table-cell table:style-name="ce83" table:formula="of:=[.B136]&amp;&quot;&gt;&gt;&quot;&amp;[.A136]" office:value-type="string" office:string-value="Di Vito&gt;&gt;Valentina">
            <text:p>Di Vito&gt;&gt;Valenti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Francesco</text:p>
          </table:table-cell>
          <table:table-cell table:style-name="ce63" office:value-type="string">
            <text:p>Gnagni</text:p>
          </table:table-cell>
          <table:table-cell table:style-name="ce83" table:formula="of:=[.B137]&amp;&quot;&gt;&gt;&quot;&amp;[.A137]" office:value-type="string" office:string-value="Gnagni&gt;&gt;Francesco">
            <text:p>Gnagni&gt;&gt;Francesc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MAIL</text:p>
          </table:table-cell>
          <table:table-cell table:number-columns-repeated="1017"/>
        </table:table-row>
        <table:table-row table:style-name="ro5">
          <table:table-cell table:style-name="ce63" office:value-type="string">
            <text:p>Carlo</text:p>
          </table:table-cell>
          <table:table-cell table:style-name="ce63" office:value-type="string">
            <text:p>Blengino</text:p>
          </table:table-cell>
          <table:table-cell table:style-name="ce83" table:formula="of:=[.B138]&amp;&quot;&gt;&gt;&quot;&amp;[.A138]" office:value-type="string" office:string-value="Blengino&gt;&gt;Carlo">
            <text:p>Blengino&gt;&gt;Carlo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style-name="ce63" office:value-type="string">
            <text:p>Annalisa</text:p>
          </table:table-cell>
          <table:table-cell table:style-name="ce63" office:value-type="string">
            <text:p>Papaleo</text:p>
          </table:table-cell>
          <table:table-cell table:style-name="ce83" table:formula="of:=[.B139]&amp;&quot;&gt;&gt;&quot;&amp;[.A139]" office:value-type="string" office:string-value="Papaleo&gt;&gt;Annalisa">
            <text:p>Papaleo&gt;&gt;Annalis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Lorena</text:p>
          </table:table-cell>
          <table:table-cell table:style-name="ce63" office:value-type="string">
            <text:p>Anastasi</text:p>
          </table:table-cell>
          <table:table-cell table:style-name="ce83" table:formula="of:=[.B140]&amp;&quot;&gt;&gt;&quot;&amp;[.A140]" office:value-type="string" office:string-value="Anastasi&gt;&gt;Lorena">
            <text:p>Anastasi&gt;&gt;Lore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Fabio</text:p>
          </table:table-cell>
          <table:table-cell table:style-name="ce63" office:value-type="string">
            <text:p>Bas</text:p>
          </table:table-cell>
          <table:table-cell table:style-name="ce83" table:formula="of:=[.B141]&amp;&quot;&gt;&gt;&quot;&amp;[.A141]" office:value-type="string" office:string-value="Bas&gt;&gt;Fabio">
            <text:p>Bas&gt;&gt;Fab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Claudia</text:p>
          </table:table-cell>
          <table:table-cell table:style-name="ce63" office:value-type="string">
            <text:p>Starace</text:p>
          </table:table-cell>
          <table:table-cell table:style-name="ce83" table:formula="of:=[.B142]&amp;&quot;&gt;&gt;&quot;&amp;[.A142]" office:value-type="string" office:string-value="Starace&gt;&gt;Claudia">
            <text:p>Starace&gt;&gt;Claud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Massimiliano</text:p>
          </table:table-cell>
          <table:table-cell table:style-name="ce63" office:value-type="string">
            <text:p>Forastieri</text:p>
          </table:table-cell>
          <table:table-cell table:style-name="ce83" table:formula="of:=[.B143]&amp;&quot;&gt;&gt;&quot;&amp;[.A143]" office:value-type="string" office:string-value="Forastieri&gt;&gt;Massimiliano">
            <text:p>Forastieri&gt;&gt;Massimili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Laura</text:p>
          </table:table-cell>
          <table:table-cell table:style-name="ce63" office:value-type="string">
            <text:p>Di Iulio</text:p>
          </table:table-cell>
          <table:table-cell table:style-name="ce83" table:formula="of:=[.B144]&amp;&quot;&gt;&gt;&quot;&amp;[.A144]" office:value-type="string" office:string-value="Di Iulio&gt;&gt;Laura">
            <text:p>Di Iulio&gt;&gt;Lau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Luana</text:p>
          </table:table-cell>
          <table:table-cell table:style-name="ce63" office:value-type="string">
            <text:p>Belmonte</text:p>
          </table:table-cell>
          <table:table-cell table:style-name="ce83" table:formula="of:=[.B145]&amp;&quot;&gt;&gt;&quot;&amp;[.A145]" office:value-type="string" office:string-value="Belmonte&gt;&gt;Luana">
            <text:p>Belmonte&gt;&gt;Luan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3" office:value-type="string">
            <text:p>Pasquale</text:p>
          </table:table-cell>
          <table:table-cell table:style-name="ce63" office:value-type="string">
            <text:p>Fiorillo</text:p>
          </table:table-cell>
          <table:table-cell table:style-name="ce83" table:formula="of:=[.B146]&amp;&quot;&gt;&gt;&quot;&amp;[.A146]" office:value-type="string" office:string-value="Fiorillo&gt;&gt;Pasquale">
            <text:p>Fiorillo&gt;&gt;Pasqua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Maria Rosaria</text:p>
          </table:table-cell>
          <table:table-cell table:style-name="ce64" office:value-type="string">
            <text:p>Lopez</text:p>
          </table:table-cell>
          <table:table-cell table:style-name="ce84" table:formula="of:=[.B147]&amp;&quot;&gt;&gt;&quot;&amp;[.A147]" office:value-type="string" office:string-value="Lopez&gt;&gt;Maria Rosaria">
            <text:p>Lopez&gt;&gt;Maria Rosari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Costantino</text:p>
          </table:table-cell>
          <table:table-cell table:style-name="ce64" office:value-type="string">
            <text:p>Giuliodori</text:p>
          </table:table-cell>
          <table:table-cell table:style-name="ce84" table:formula="of:=[.B148]&amp;&quot;&gt;&gt;&quot;&amp;[.A148]" office:value-type="string" office:string-value="Giuliodori&gt;&gt;Costantino">
            <text:p>Giuliodori&gt;&gt;Costanti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Nicola</text:p>
          </table:table-cell>
          <table:table-cell table:style-name="ce64" office:value-type="string">
            <text:p>Filippini</text:p>
          </table:table-cell>
          <table:table-cell table:style-name="ce84" table:formula="of:=[.B149]&amp;&quot;&gt;&gt;&quot;&amp;[.A149]" office:value-type="string" office:string-value="Filippini&gt;&gt;Nicola">
            <text:p>Filippini&gt;&gt;Nico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Benedetta</text:p>
          </table:table-cell>
          <table:table-cell table:style-name="ce64" office:value-type="string">
            <text:p>De Luca</text:p>
          </table:table-cell>
          <table:table-cell table:style-name="ce84" table:formula="of:=[.B150]&amp;&quot;&gt;&gt;&quot;&amp;[.A150]" office:value-type="string" office:string-value="De Luca&gt;&gt;Benedetta">
            <text:p>De Luca&gt;&gt;Benedett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Emmanuele</text:p>
          </table:table-cell>
          <table:table-cell table:style-name="ce64" office:value-type="string">
            <text:p>Somma</text:p>
          </table:table-cell>
          <table:table-cell table:style-name="ce84" table:formula="of:=[.B151]&amp;&quot;&gt;&gt;&quot;&amp;[.A151]" office:value-type="string" office:string-value="Somma&gt;&gt;Emmanuele">
            <text:p>Somma&gt;&gt;Emmanuele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Giovanni Battista</text:p>
          </table:table-cell>
          <table:table-cell table:style-name="ce64" office:value-type="string">
            <text:p>Gallus</text:p>
          </table:table-cell>
          <table:table-cell table:style-name="ce84" table:formula="of:=[.B152]&amp;&quot;&gt;&gt;&quot;&amp;[.A152]" office:value-type="string" office:string-value="Gallus&gt;&gt;Giovanni Battista">
            <text:p>Gallus&gt;&gt;Giovanni Battist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5">
          <table:table-cell table:style-name="ce64" office:value-type="string">
            <text:p>Leonzio</text:p>
          </table:table-cell>
          <table:table-cell table:style-name="ce64" office:value-type="string">
            <text:p>Nocente</text:p>
          </table:table-cell>
          <table:table-cell table:style-name="ce84" table:formula="of:=[.B153]&amp;&quot;&gt;&gt;&quot;&amp;[.A153]" office:value-type="string" office:string-value="Nocente&gt;&gt;Leonzio">
            <text:p>Nocente&gt;&gt;Leonzi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ce65" office:value-type="string">
            <text:p>Sheyla</text:p>
          </table:table-cell>
          <table:table-cell table:style-name="ce65" office:value-type="string">
            <text:p>Bobba</text:p>
          </table:table-cell>
          <table:table-cell table:style-name="ce65" table:formula="of:=[.B154]&amp;&quot;&gt;&gt;&quot;&amp;[.A154]" office:value-type="string" office:string-value="Bobba&gt;&gt;Sheyla">
            <text:p>Bobba&gt;&gt;Sheyla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1020"/>
        </table:table-row>
        <table:table-row table:style-name="ro3">
          <table:table-cell table:style-name="ce65" office:value-type="string">
            <text:p>Diego</text:p>
          </table:table-cell>
          <table:table-cell table:style-name="ce65" office:value-type="string">
            <text:p>Sabatinelli</text:p>
          </table:table-cell>
          <table:table-cell table:style-name="ce65" table:formula="of:=[.B155]&amp;&quot;&gt;&gt;&quot;&amp;[.A155]" office:value-type="string" office:string-value="Sabatinelli&gt;&gt;Diego">
            <text:p>Sabatinelli&gt;&gt;Diego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1020"/>
        </table:table-row>
        <table:table-row table:style-name="ro3">
          <table:table-cell table:style-name="ce65" office:value-type="string">
            <text:p>Maurizio</text:p>
          </table:table-cell>
          <table:table-cell table:style-name="ce65" office:value-type="string">
            <text:p>Turco</text:p>
          </table:table-cell>
          <table:table-cell table:style-name="ce65" table:formula="of:=[.B156]&amp;&quot;&gt;&gt;&quot;&amp;[.A156]" office:value-type="string" office:string-value="Turco&gt;&gt;Maurizio">
            <text:p>Turco&gt;&gt;Maurizio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1020"/>
        </table:table-row>
        <table:table-row table:style-name="ro3">
          <table:table-cell table:style-name="ce65" office:value-type="string">
            <text:p>Maria Antonietta</text:p>
          </table:table-cell>
          <table:table-cell table:style-name="ce65" office:value-type="string">
            <text:p>Farina-Coscioni</text:p>
          </table:table-cell>
          <table:table-cell table:style-name="ce65" table:formula="of:=[.B157]&amp;&quot;&gt;&gt;&quot;&amp;[.A157]" office:value-type="string" office:string-value="Farina-Coscioni&gt;&gt;Maria Antonietta">
            <text:p>Farina-Coscioni&gt;&gt;Maria Antonietta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1020"/>
        </table:table-row>
        <table:table-row table:style-name="ro15">
          <table:table-cell table:style-name="ce82" office:value-type="string">
            <text:p>Efrain</text:p>
          </table:table-cell>
          <table:table-cell table:style-name="Default" office:value-type="string">
            <text:p>Herrera</text:p>
          </table:table-cell>
          <table:table-cell table:style-name="ce84" table:formula="of:=[.B158]&amp;&quot;&gt;&gt;&quot;&amp;[.A158]" office:value-type="string" office:string-value="Herrera&gt;&gt;Efrain">
            <text:p>Herrera&gt;&gt;Efrain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Andrea</text:p>
          </table:table-cell>
          <table:table-cell table:style-name="Default" office:value-type="string">
            <text:p>Piccinini</text:p>
          </table:table-cell>
          <table:table-cell table:style-name="ce84" table:formula="of:=[.B159]&amp;&quot;&gt;&gt;&quot;&amp;[.A159]" office:value-type="string" office:string-value="Piccinini&gt;&gt;Andrea">
            <text:p>Piccinini&gt;&gt;Andre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Vincenzo</text:p>
          </table:table-cell>
          <table:table-cell table:style-name="Default" office:value-type="string">
            <text:p>Bonetti</text:p>
          </table:table-cell>
          <table:table-cell table:style-name="ce84" table:formula="of:=[.B160]&amp;&quot;&gt;&gt;&quot;&amp;[.A160]" office:value-type="string" office:string-value="Bonetti&gt;&gt;Vincenzo">
            <text:p>Bonetti&gt;&gt;Vincenz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Elvira</text:p>
          </table:table-cell>
          <table:table-cell table:style-name="Default" office:value-type="string">
            <text:p>Casucci</text:p>
          </table:table-cell>
          <table:table-cell table:style-name="ce84" table:formula="of:=[.B161]&amp;&quot;&gt;&gt;&quot;&amp;[.A161]" office:value-type="string" office:string-value="Casucci&gt;&gt;Elvira">
            <text:p>Casucci&gt;&gt;Elvi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Gaetano</text:p>
          </table:table-cell>
          <table:table-cell table:style-name="Default" office:value-type="string">
            <text:p>Armao</text:p>
          </table:table-cell>
          <table:table-cell table:style-name="ce84" table:formula="of:=[.B162]&amp;&quot;&gt;&gt;&quot;&amp;[.A162]" office:value-type="string" office:string-value="Armao&gt;&gt;Gaetano">
            <text:p>Armao&gt;&gt;Gaetan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Carlo</text:p>
          </table:table-cell>
          <table:table-cell table:style-name="Default" office:value-type="string">
            <text:p>Ottaviani</text:p>
          </table:table-cell>
          <table:table-cell table:style-name="ce84" table:formula="of:=[.B163]&amp;&quot;&gt;&gt;&quot;&amp;[.A163]" office:value-type="string" office:string-value="Ottaviani&gt;&gt;Carlo">
            <text:p>Ottaviani&gt;&gt;Carl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maria laura</text:p>
          </table:table-cell>
          <table:table-cell table:style-name="Default" office:value-type="string">
            <text:p>simeoni</text:p>
          </table:table-cell>
          <table:table-cell table:style-name="ce84" table:formula="of:=[.B164]&amp;&quot;&gt;&gt;&quot;&amp;[.A164]" office:value-type="string" office:string-value="simeoni&gt;&gt;maria laura">
            <text:p>simeoni&gt;&gt;maria laur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Matteo</text:p>
          </table:table-cell>
          <table:table-cell table:style-name="Default" office:value-type="string">
            <text:p>Casenove</text:p>
          </table:table-cell>
          <table:table-cell table:style-name="ce84" table:formula="of:=[.B165]&amp;&quot;&gt;&gt;&quot;&amp;[.A165]" office:value-type="string" office:string-value="Casenove&gt;&gt;Matteo">
            <text:p>Casenove&gt;&gt;Matteo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named-expressions/>
      </table:table>
      <table:table table:name="Relatori" table:style-name="ta1" table:print="false">
        <table:table-column table:style-name="co2" table:default-cell-style-name="ce9"/>
        <table:table-column table:style-name="co2" table:default-cell-style-name="ce8"/>
        <table:table-column table:style-name="co6" table:default-cell-style-name="ce8"/>
        <table:table-row table:style-name="ro2">
          <table:table-cell table:style-name="ce8" office:value-type="string">
            <text:p>Nome</text:p>
          </table:table-cell>
          <table:table-cell table:style-name="ce9" office:value-type="string">
            <text:p>Cognome</text:p>
          </table:table-cell>
          <table:table-cell office:value-type="string">
            <text:p>Ospite</text:p>
          </table:table-cell>
        </table:table-row>
        <table:table-row table:style-name="ro2">
          <table:table-cell table:style-name="ce8" office:value-type="string">
            <text:p>Italo</text:p>
          </table:table-cell>
          <table:table-cell table:style-name="ce9" office:value-type="string">
            <text:p>Cerno</text:p>
          </table:table-cell>
          <table:table-cell table:formula="of:=[.B2]&amp;&quot;&gt;&gt;&quot;&amp;[.A2]" office:value-type="string" office:string-value="Cerno&gt;&gt;Italo">
            <text:p>Cerno&gt;&gt;Italo</text:p>
          </table:table-cell>
        </table:table-row>
        <table:table-row table:style-name="ro2">
          <table:table-cell office:value-type="string">
            <text:p>Leonida</text:p>
          </table:table-cell>
          <table:table-cell office:value-type="string">
            <text:p>Reitano</text:p>
          </table:table-cell>
          <table:table-cell table:formula="of:=[.B3]&amp;&quot;&gt;&gt;&quot;&amp;[.A3]" office:value-type="string" office:string-value="Reitano&gt;&gt;Leonida">
            <text:p>Reitano&gt;&gt;Leonida</text:p>
          </table:table-cell>
        </table:table-row>
        <table:table-row table:style-name="ro2">
          <table:table-cell table:style-name="ce8" office:value-type="string">
            <text:p>Andrea</text:p>
          </table:table-cell>
          <table:table-cell table:style-name="ce9" office:value-type="string">
            <text:p>Ghirardini</text:p>
          </table:table-cell>
          <table:table-cell table:formula="of:=[.B4]&amp;&quot;&gt;&gt;&quot;&amp;[.A4]" office:value-type="string" office:string-value="Ghirardini&gt;&gt;Andrea">
            <text:p>Ghirardini&gt;&gt;Andrea</text:p>
          </table:table-cell>
        </table:table-row>
        <table:table-row table:style-name="ro7">
          <table:table-cell office:value-type="string">
            <text:p>Francesca Romana</text:p>
          </table:table-cell>
          <table:table-cell office:value-type="string">
            <text:p>Fuxa Sadurny</text:p>
          </table:table-cell>
          <table:table-cell table:formula="of:=[.B5]&amp;&quot;&gt;&gt;&quot;&amp;[.A5]" office:value-type="string" office:string-value="Fuxa Sadurny&gt;&gt;Francesca Romana">
            <text:p>Fuxa Sadurny&gt;&gt;Francesca Romana</text:p>
          </table:table-cell>
        </table:table-row>
        <table:table-row table:style-name="ro2">
          <table:table-cell table:style-name="ce8" office:value-type="string">
            <text:p>Francesco Paolo</text:p>
          </table:table-cell>
          <table:table-cell table:style-name="ce9" office:value-type="string">
            <text:p>Micozzi</text:p>
          </table:table-cell>
          <table:table-cell table:formula="of:=[.B6]&amp;&quot;&gt;&gt;&quot;&amp;[.A6]" office:value-type="string" office:string-value="Micozzi&gt;&gt;Francesco Paolo">
            <text:p>Micozzi&gt;&gt;Francesco Paolo</text:p>
          </table:table-cell>
        </table:table-row>
        <table:table-row table:style-name="ro2">
          <table:table-cell table:style-name="ce8" office:value-type="string">
            <text:p>Lazzaro</text:p>
          </table:table-cell>
          <table:table-cell office:value-type="string">
            <text:p>Pappagallo</text:p>
          </table:table-cell>
          <table:table-cell table:formula="of:=[.B7]&amp;&quot;&gt;&gt;&quot;&amp;[.A7]" office:value-type="string" office:string-value="Pappagallo&gt;&gt;Lazzaro">
            <text:p>Pappagallo&gt;&gt;Lazzaro</text:p>
          </table:table-cell>
        </table:table-row>
        <table:table-row table:style-name="ro2">
          <table:table-cell office:value-type="string">
            <text:p>Claudio</text:p>
          </table:table-cell>
          <table:table-cell office:value-type="string">
            <text:p>Agosti</text:p>
          </table:table-cell>
          <table:table-cell table:formula="of:=[.B8]&amp;&quot;&gt;&gt;&quot;&amp;[.A8]" office:value-type="string" office:string-value="Agosti&gt;&gt;Claudio">
            <text:p>Agosti&gt;&gt;Claudio</text:p>
          </table:table-cell>
        </table:table-row>
        <table:table-row table:style-name="ro2">
          <table:table-cell table:style-name="ce8" office:value-type="string">
            <text:p>Riccardo</text:p>
          </table:table-cell>
          <table:table-cell table:style-name="ce9" office:value-type="string">
            <text:p>Abeti</text:p>
          </table:table-cell>
          <table:table-cell table:formula="of:=[.B9]&amp;&quot;&gt;&gt;&quot;&amp;[.A9]" office:value-type="string" office:string-value="Abeti&gt;&gt;Riccardo">
            <text:p>Abeti&gt;&gt;Riccardo</text:p>
          </table:table-cell>
        </table:table-row>
        <table:table-row table:style-name="ro2">
          <table:table-cell table:style-name="ce8" office:value-type="string">
            <text:p>Diego</text:p>
          </table:table-cell>
          <table:table-cell office:value-type="string">
            <text:p>Giorio</text:p>
          </table:table-cell>
          <table:table-cell table:formula="of:=[.B10]&amp;&quot;&gt;&gt;&quot;&amp;[.A10]" office:value-type="string" office:string-value="Giorio&gt;&gt;Diego">
            <text:p>Giorio&gt;&gt;Diego</text:p>
          </table:table-cell>
        </table:table-row>
        <table:table-row table:style-name="ro2">
          <table:table-cell office:value-type="string">
            <text:p>Matteo G.P.</text:p>
          </table:table-cell>
          <table:table-cell office:value-type="string">
            <text:p>Flora</text:p>
          </table:table-cell>
          <table:table-cell table:formula="of:=[.B11]&amp;&quot;&gt;&gt;&quot;&amp;[.A11]" office:value-type="string" office:string-value="Flora&gt;&gt;Matteo G.P.">
            <text:p>Flora&gt;&gt;Matteo G.P.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Ghiglioni</text:p>
          </table:table-cell>
          <table:table-cell table:formula="of:=[.B12]&amp;&quot;&gt;&gt;&quot;&amp;[.A12]" office:value-type="string" office:string-value="Ghiglioni&gt;&gt;Marta">
            <text:p>Ghiglioni&gt;&gt;Marta</text:p>
          </table:table-cell>
        </table:table-row>
        <table:table-row table:style-name="ro2">
          <table:table-cell office:value-type="string">
            <text:p>Fulvio</text:p>
          </table:table-cell>
          <table:table-cell office:value-type="string">
            <text:p>Sarzana</text:p>
          </table:table-cell>
          <table:table-cell table:formula="of:=[.B13]&amp;&quot;&gt;&gt;&quot;&amp;[.A13]" office:value-type="string" office:string-value="Sarzana&gt;&gt;Fulvio">
            <text:p>Sarzana&gt;&gt;Fulvio</text:p>
          </table:table-cell>
        </table:table-row>
        <table:table-row table:style-name="ro2">
          <table:table-cell office:value-type="string">
            <text:p>Simone</text:p>
          </table:table-cell>
          <table:table-cell office:value-type="string">
            <text:p>Aliprandi</text:p>
          </table:table-cell>
          <table:table-cell table:formula="of:=[.B14]&amp;&quot;&gt;&gt;&quot;&amp;[.A14]" office:value-type="string" office:string-value="Aliprandi&gt;&gt;Simone">
            <text:p>Aliprandi&gt;&gt;Simone</text:p>
          </table:table-cell>
        </table:table-row>
        <table:table-row table:style-name="ro2">
          <table:table-cell office:value-type="string">
            <text:p>Davide</text:p>
          </table:table-cell>
          <table:table-cell office:value-type="string">
            <text:p>Mula</text:p>
          </table:table-cell>
          <table:table-cell table:formula="of:=[.B15]&amp;&quot;&gt;&gt;&quot;&amp;[.A15]" office:value-type="string" office:string-value="Mula&gt;&gt;Davide">
            <text:p>Mula&gt;&gt;Davide</text:p>
          </table:table-cell>
        </table:table-row>
        <table:table-row table:style-name="ro2">
          <table:table-cell table:style-name="ce8" office:value-type="string">
            <text:p>Monica A.</text:p>
          </table:table-cell>
          <table:table-cell table:style-name="ce9" office:value-type="string">
            <text:p>Senor</text:p>
          </table:table-cell>
          <table:table-cell table:formula="of:=[.B16]&amp;&quot;&gt;&gt;&quot;&amp;[.A16]" office:value-type="string" office:string-value="Senor&gt;&gt;Monica A.">
            <text:p>Senor&gt;&gt;Monica A.</text:p>
          </table:table-cell>
        </table:table-row>
        <table:table-row table:style-name="ro2">
          <table:table-cell table:style-name="ce8" office:value-type="string">
            <text:p>Carlo</text:p>
          </table:table-cell>
          <table:table-cell office:value-type="string">
            <text:p>Blengino</text:p>
          </table:table-cell>
          <table:table-cell table:formula="of:=[.B17]&amp;&quot;&gt;&gt;&quot;&amp;[.A17]" office:value-type="string" office:string-value="Blengino&gt;&gt;Carlo">
            <text:p>Blengino&gt;&gt;Carlo</text:p>
          </table:table-cell>
        </table:table-row>
        <table:table-row table:style-name="ro3">
          <table:table-cell table:style-name="ce8" office:value-type="string">
            <text:p>Giovanni Battista</text:p>
          </table:table-cell>
          <table:table-cell office:value-type="string">
            <text:p>Gallus</text:p>
          </table:table-cell>
          <table:table-cell table:formula="of:=[.B18]&amp;&quot;&gt;&gt;&quot;&amp;[.A18]" office:value-type="string" office:string-value="Gallus&gt;&gt;Giovanni Battista">
            <text:p>Gallus&gt;&gt;Giovanni Battista</text:p>
          </table:table-cell>
        </table:table-row>
        <table:table-row table:style-name="ro2">
          <table:table-cell office:value-type="string">
            <text:p>Giorgio</text:p>
          </table:table-cell>
          <table:table-cell office:value-type="string">
            <text:p>Mancosu</text:p>
          </table:table-cell>
          <table:table-cell table:formula="of:=[.B19]&amp;&quot;&gt;&gt;&quot;&amp;[.A19]" office:value-type="string" office:string-value="Mancosu&gt;&gt;Giorgio">
            <text:p>Mancosu&gt;&gt;Giorgio</text:p>
          </table:table-cell>
        </table:table-row>
        <table:table-row table:style-name="ro7">
          <table:table-cell office:value-type="string">
            <text:p>Giovambattista</text:p>
          </table:table-cell>
          <table:table-cell office:value-type="string">
            <text:p>Vieri</text:p>
          </table:table-cell>
          <table:table-cell table:formula="of:=[.B20]&amp;&quot;&gt;&gt;&quot;&amp;[.A20]" office:value-type="string" office:string-value="Vieri&gt;&gt;Giovambattista">
            <text:p>Vieri&gt;&gt;Giovambattista</text:p>
          </table:table-cell>
        </table:table-row>
        <table:table-row table:style-name="ro2">
          <table:table-cell office:value-type="string">
            <text:p>Stefano</text:p>
          </table:table-cell>
          <table:table-cell office:value-type="string">
            <text:p>Aterno</text:p>
          </table:table-cell>
          <table:table-cell table:formula="of:=[.B21]&amp;&quot;&gt;&gt;&quot;&amp;[.A21]" office:value-type="string" office:string-value="Aterno&gt;&gt;Stefano">
            <text:p>Aterno&gt;&gt;Stefano</text:p>
          </table:table-cell>
        </table:table-row>
        <table:table-row table:style-name="ro2">
          <table:table-cell office:value-type="string">
            <text:p>Valerio</text:p>
          </table:table-cell>
          <table:table-cell office:value-type="string">
            <text:p>Vertua</text:p>
          </table:table-cell>
          <table:table-cell table:formula="of:=[.B22]&amp;&quot;&gt;&gt;&quot;&amp;[.A22]" office:value-type="string" office:string-value="Vertua&gt;&gt;Valerio">
            <text:p>Vertua&gt;&gt;Valerio</text:p>
          </table:table-cell>
        </table:table-row>
        <table:table-row table:style-name="ro2">
          <table:table-cell office:value-type="string">
            <text:p>Marco</text:p>
          </table:table-cell>
          <table:table-cell office:value-type="string">
            <text:p>Ciurcina</text:p>
          </table:table-cell>
          <table:table-cell table:formula="of:=[.B23]&amp;&quot;&gt;&gt;&quot;&amp;[.A23]" office:value-type="string" office:string-value="Ciurcina&gt;&gt;Marco">
            <text:p>Ciurcina&gt;&gt;Marco</text:p>
          </table:table-cell>
        </table:table-row>
        <table:table-row table:style-name="ro2">
          <table:table-cell office:value-type="string">
            <text:p>Fernanda</text:p>
          </table:table-cell>
          <table:table-cell office:value-type="string">
            <text:p>Faini</text:p>
          </table:table-cell>
          <table:table-cell table:formula="of:=[.B24]&amp;&quot;&gt;&gt;&quot;&amp;[.A24]" office:value-type="string" office:string-value="Faini&gt;&gt;Fernanda">
            <text:p>Faini&gt;&gt;Fernanda</text:p>
          </table:table-cell>
        </table:table-row>
        <table:table-row table:style-name="ro2">
          <table:table-cell office:value-type="string">
            <text:p>Giuseppe</text:p>
          </table:table-cell>
          <table:table-cell office:value-type="string">
            <text:p>Vaciago</text:p>
          </table:table-cell>
          <table:table-cell table:formula="of:=[.B25]&amp;&quot;&gt;&gt;&quot;&amp;[.A25]" office:value-type="string" office:string-value="Vaciago&gt;&gt;Giuseppe">
            <text:p>Vaciago&gt;&gt;Giuseppe</text:p>
          </table:table-cell>
        </table:table-row>
        <table:table-row table:style-name="ro2">
          <table:table-cell office:value-type="string">
            <text:p>Daniele</text:p>
          </table:table-cell>
          <table:table-cell office:value-type="string">
            <text:p>Vantaggiato</text:p>
          </table:table-cell>
          <table:table-cell table:formula="of:=[.B26]&amp;&quot;&gt;&gt;&quot;&amp;[.A26]" office:value-type="string" office:string-value="Vantaggiato&gt;&gt;Daniele">
            <text:p>Vantaggiato&gt;&gt;Daniele</text:p>
          </table:table-cell>
        </table:table-row>
        <table:table-row table:style-name="ro2">
          <table:table-cell office:value-type="string">
            <text:p>Alessandro</text:p>
          </table:table-cell>
          <table:table-cell office:value-type="string">
            <text:p>Monteleone</text:p>
          </table:table-cell>
          <table:table-cell table:formula="of:=[.B27]&amp;&quot;&gt;&gt;&quot;&amp;[.A27]" office:value-type="string" office:string-value="Monteleone&gt;&gt;Alessandro">
            <text:p>Monteleone&gt;&gt;Alessandro</text:p>
          </table:table-cell>
        </table:table-row>
        <table:table-row table:style-name="ro2">
          <table:table-cell office:value-type="string">
            <text:p>Manuela</text:p>
          </table:table-cell>
          <table:table-cell office:value-type="string">
            <text:p>Vacca</text:p>
          </table:table-cell>
          <table:table-cell table:formula="of:=[.B28]&amp;&quot;&gt;&gt;&quot;&amp;[.A28]" office:value-type="string" office:string-value="Vacca&gt;&gt;Manuela">
            <text:p>Vacca&gt;&gt;Manuela</text:p>
          </table:table-cell>
        </table:table-row>
        <table:table-row table:style-name="ro2">
          <table:table-cell office:value-type="string">
            <text:p>Valentina</text:p>
          </table:table-cell>
          <table:table-cell office:value-type="string">
            <text:p>Longo</text:p>
          </table:table-cell>
          <table:table-cell table:formula="of:=[.B29]&amp;&quot;&gt;&gt;&quot;&amp;[.A29]" office:value-type="string" office:string-value="Longo&gt;&gt;Valentina">
            <text:p>Longo&gt;&gt;Valentina</text:p>
          </table:table-cell>
        </table:table-row>
        <table:table-row table:style-name="ro2">
          <table:table-cell office:value-type="string">
            <text:p>Efrem</text:p>
          </table:table-cell>
          <table:table-cell office:value-type="string">
            <text:p>Zugnaz</text:p>
          </table:table-cell>
          <table:table-cell table:formula="of:=[.B30]&amp;&quot;&gt;&gt;&quot;&amp;[.A30]" office:value-type="string" office:string-value="Zugnaz&gt;&gt;Efrem">
            <text:p>Zugnaz&gt;&gt;Efrem</text:p>
          </table:table-cell>
        </table:table-row>
        <table:table-row table:style-name="ro2">
          <table:table-cell office:value-type="string">
            <text:p>Tiziana</text:p>
          </table:table-cell>
          <table:table-cell office:value-type="string">
            <text:p>Barrucci</text:p>
          </table:table-cell>
          <table:table-cell table:formula="of:=[.B31]&amp;&quot;&gt;&gt;&quot;&amp;[.A31]" office:value-type="string" office:string-value="Barrucci&gt;&gt;Tiziana">
            <text:p>Barrucci&gt;&gt;Tiziana</text:p>
          </table:table-cell>
        </table:table-row>
        <table:table-row table:style-name="ro2">
          <table:table-cell office:value-type="string">
            <text:p>Davide Dante</text:p>
          </table:table-cell>
          <table:table-cell office:value-type="string">
            <text:p>Del Vecchio</text:p>
          </table:table-cell>
          <table:table-cell table:formula="of:=[.B32]&amp;&quot;&gt;&gt;&quot;&amp;[.A32]" office:value-type="string" office:string-value="Del Vecchio&gt;&gt;Davide Dante">
            <text:p>Del Vecchio&gt;&gt;Davide Dante</text:p>
          </table:table-cell>
        </table:table-row>
        <table:table-row table:style-name="ro2">
          <table:table-cell office:value-type="string">
            <text:p>Alessandro</text:p>
          </table:table-cell>
          <table:table-cell office:value-type="string">
            <text:p>Rodolfi</text:p>
          </table:table-cell>
          <table:table-cell table:formula="of:=[.B33]&amp;&quot;&gt;&gt;&quot;&amp;[.A33]" office:value-type="string" office:string-value="Rodolfi&gt;&gt;Alessandro">
            <text:p>Rodolfi&gt;&gt;Alessandro</text:p>
          </table:table-cell>
        </table:table-row>
        <table:table-row table:style-name="ro3">
          <table:table-cell table:style-name="ce8" office:value-type="string">
            <text:p>Emmanuele</text:p>
          </table:table-cell>
          <table:table-cell office:value-type="string">
            <text:p>Somma</text:p>
          </table:table-cell>
          <table:table-cell table:formula="of:=[.B34]&amp;&quot;&gt;&gt;&quot;&amp;[.A34]" office:value-type="string" office:string-value="Somma&gt;&gt;Emmanuele">
            <text:p>Somma&gt;&gt;Emmanuele</text:p>
          </table:table-cell>
        </table:table-row>
        <table:table-row table:style-name="ro2">
          <table:table-cell table:style-name="ce8" office:value-type="string">
            <text:p>Bella</text:p>
          </table:table-cell>
          <table:table-cell office:value-type="string">
            <text:p>Shakhmirza</text:p>
          </table:table-cell>
          <table:table-cell table:formula="of:=[.B35]&amp;&quot;&gt;&gt;&quot;&amp;[.A35]" office:value-type="string" office:string-value="Shakhmirza&gt;&gt;Bella">
            <text:p>Shakhmirza&gt;&gt;Bella</text:p>
          </table:table-cell>
        </table:table-row>
        <table:table-row table:style-name="ro3">
          <table:table-cell table:style-name="ce8" office:value-type="string">
            <text:p>Marco</text:p>
          </table:table-cell>
          <table:table-cell office:value-type="string">
            <text:p>Calamari</text:p>
          </table:table-cell>
          <table:table-cell table:formula="of:=[.B36]&amp;&quot;&gt;&gt;&quot;&amp;[.A36]" office:value-type="string" office:string-value="Calamari&gt;&gt;Marco">
            <text:p>Calamari&gt;&gt;Marco</text:p>
          </table:table-cell>
        </table:table-row>
        <table:table-row table:style-name="ro2">
          <table:table-cell table:style-name="ce8" office:value-type="string">
            <text:p>Walter</text:p>
          </table:table-cell>
          <table:table-cell office:value-type="string">
            <text:p>Rizzetti</text:p>
          </table:table-cell>
          <table:table-cell table:formula="of:=[.B37]&amp;&quot;&gt;&gt;&quot;&amp;[.A37]" office:value-type="string" office:string-value="Rizzetti&gt;&gt;Walter">
            <text:p>Rizzetti&gt;&gt;Walter</text:p>
          </table:table-cell>
        </table:table-row>
        <table:table-row table:style-name="ro2">
          <table:table-cell table:style-name="ce8" office:value-type="string">
            <text:p>Fabio</text:p>
          </table:table-cell>
          <table:table-cell office:value-type="string">
            <text:p>Pietrosanti</text:p>
          </table:table-cell>
          <table:table-cell table:formula="of:=[.B38]&amp;&quot;&gt;&gt;&quot;&amp;[.A38]" office:value-type="string" office:string-value="Pietrosanti&gt;&gt;Fabio">
            <text:p>Pietrosanti&gt;&gt;Fabio</text:p>
          </table:table-cell>
        </table:table-row>
        <table:named-expressions/>
      </table:table>
      <table:table table:name="Staff" table:style-name="ta1" table:print="false">
        <table:table-column table:style-name="co2" table:number-columns-repeated="2" table:default-cell-style-name="ce10"/>
        <table:table-column table:style-name="co61" table:default-cell-style-name="ce10"/>
        <table:table-row table:style-name="ro3"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Ospite</text:p>
          </table:table-cell>
        </table:table-row>
        <table:table-row table:style-name="ro3">
          <table:table-cell office:value-type="string">
            <text:p>Emmanuele</text:p>
          </table:table-cell>
          <table:table-cell office:value-type="string">
            <text:p>Somma</text:p>
          </table:table-cell>
          <table:table-cell table:formula="of:=[.B2]&amp;&quot;&gt;&gt;&quot;&amp;[.A2]" office:value-type="string" office:string-value="Somma&gt;&gt;Emmanuele">
            <text:p>Somma&gt;&gt;Emmanuele</text:p>
          </table:table-cell>
        </table:table-row>
        <table:table-row table:style-name="ro3">
          <table:table-cell office:value-type="string">
            <text:p>Marco</text:p>
          </table:table-cell>
          <table:table-cell office:value-type="string">
            <text:p>Calamari</text:p>
          </table:table-cell>
          <table:table-cell table:formula="of:=[.B3]&amp;&quot;&gt;&gt;&quot;&amp;[.A3]" office:value-type="string" office:string-value="Calamari&gt;&gt;Marco">
            <text:p>Calamari&gt;&gt;Marco</text:p>
          </table:table-cell>
        </table:table-row>
        <table:table-row table:style-name="ro3">
          <table:table-cell office:value-type="string">
            <text:p>Diego</text:p>
          </table:table-cell>
          <table:table-cell office:value-type="string">
            <text:p>Giorio</text:p>
          </table:table-cell>
          <table:table-cell table:formula="of:=[.B4]&amp;&quot;&gt;&gt;&quot;&amp;[.A4]" office:value-type="string" office:string-value="Giorio&gt;&gt;Diego">
            <text:p>Giorio&gt;&gt;Diego</text:p>
          </table:table-cell>
        </table:table-row>
        <table:table-row table:style-name="ro3">
          <table:table-cell office:value-type="string">
            <text:p>Giovanni</text:p>
          </table:table-cell>
          <table:table-cell office:value-type="string">
            <text:p>Pellerano</text:p>
          </table:table-cell>
          <table:table-cell table:formula="of:=[.B5]&amp;&quot;&gt;&gt;&quot;&amp;[.A5]" office:value-type="string" office:string-value="Pellerano&gt;&gt;Giovanni">
            <text:p>Pellerano&gt;&gt;Giovanni</text:p>
          </table:table-cell>
        </table:table-row>
        <table:table-row table:style-name="ro2">
          <table:table-cell table:style-name="ce66" office:value-type="string">
            <text:p>Manuela</text:p>
          </table:table-cell>
          <table:table-cell table:style-name="ce66" office:value-type="string">
            <text:p>Pretis</text:p>
          </table:table-cell>
          <table:table-cell table:formula="of:=[.B6]&amp;&quot;&gt;&gt;&quot;&amp;[.A6]" office:value-type="string" office:string-value="Pretis&gt;&gt;Manuela">
            <text:p>Pretis&gt;&gt;Manuela</text:p>
          </table:table-cell>
        </table:table-row>
        <table:table-row table:style-name="ro2">
          <table:table-cell table:style-name="ce66" office:value-type="string">
            <text:p>Alessandra</text:p>
          </table:table-cell>
          <table:table-cell table:style-name="ce66" office:value-type="string">
            <text:p>Minoni</text:p>
          </table:table-cell>
          <table:table-cell table:formula="of:=[.B7]&amp;&quot;&gt;&gt;&quot;&amp;[.A7]" office:value-type="string" office:string-value="Minoni&gt;&gt;Alessandra">
            <text:p>Minoni&gt;&gt;Alessandra</text:p>
          </table:table-cell>
        </table:table-row>
        <table:table-row table:style-name="ro2">
          <table:table-cell table:style-name="ce66" office:value-type="string">
            <text:p>Claudio</text:p>
          </table:table-cell>
          <table:table-cell table:style-name="ce66" office:value-type="string">
            <text:p>Agosti</text:p>
          </table:table-cell>
          <table:table-cell table:formula="of:=[.B8]&amp;&quot;&gt;&gt;&quot;&amp;[.A8]" office:value-type="string" office:string-value="Agosti&gt;&gt;Claudio">
            <text:p>Agosti&gt;&gt;Claudio</text:p>
          </table:table-cell>
        </table:table-row>
        <table:table-row table:style-name="ro3">
          <table:table-cell table:style-name="Default" office:value-type="string">
            <text:p>Fabio</text:p>
          </table:table-cell>
          <table:table-cell table:style-name="Default" office:value-type="string">
            <text:p>Pietrosanti</text:p>
          </table:table-cell>
          <table:table-cell table:formula="of:=[.B9]&amp;&quot;&gt;&gt;&quot;&amp;[.A9]" office:value-type="string" office:string-value="Pietrosanti&gt;&gt;Fabio">
            <text:p>Pietrosanti&gt;&gt;Fabio</text:p>
          </table:table-cell>
        </table:table-row>
        <table:table-row table:style-name="ro14">
          <table:table-cell table:style-name="ce67" office:value-type="string">
            <text:p>Antonio</text:p>
          </table:table-cell>
          <table:table-cell table:style-name="Default" office:value-type="string">
            <text:p>Giannetti</text:p>
          </table:table-cell>
          <table:table-cell table:formula="of:=[.B10]&amp;&quot;&gt;&gt;&quot;&amp;[.A10]" office:value-type="string" office:string-value="Giannetti&gt;&gt;Antonio">
            <text:p>Giannetti&gt;&gt;Antonio</text:p>
          </table:table-cell>
        </table:table-row>
        <table:table-row table:style-name="ro3">
          <table:table-cell table:style-name="Default" office:value-type="string">
            <text:p>Tiziana </text:p>
          </table:table-cell>
          <table:table-cell table:style-name="Default" office:value-type="string">
            <text:p>Barrucci</text:p>
          </table:table-cell>
          <table:table-cell table:formula="of:=[.B11]&amp;&quot;&gt;&gt;&quot;&amp;[.A11]" office:value-type="string" office:string-value="Barrucci&gt;&gt;Tiziana ">
            <text:p>Barrucci&gt;&gt;Tiziana </text:p>
          </table:table-cell>
        </table:table-row>
        <table:named-expressions/>
      </table:table>
      <table:table table:name="GiornalistiEsterni" table:style-name="ta1" table:print="false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4"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Ospite</text:p>
          </table:table-cell>
          <table:table-cell office:value-type="string">
            <text:p>DATA</text:p>
          </table:table-cell>
        </table:table-row>
        <table:table-row table:style-name="ro4">
          <table:table-cell table:style-name="ce12" office:value-type="string">
            <text:p>Maria Pia</text:p>
          </table:table-cell>
          <table:table-cell table:style-name="ce12" office:value-type="string">
            <text:p>Rossignaud</text:p>
          </table:table-cell>
          <table:table-cell table:formula="of:=[.B2]&amp;&quot;&gt;&gt;&quot;&amp;[.A2]" office:value-type="string" office:string-value="Rossignaud&gt;&gt;Maria Pia">
            <text:p>Rossignaud&gt;&gt;Maria Pia</text:p>
          </table:table-cell>
          <table:table-cell office:value-type="string">
            <text:p>⚈</text:p>
          </table:table-cell>
        </table:table-row>
        <table:named-expressions/>
      </table:table>
      <table:table table:name="Giornalisti_23-BACKUP" table:style-name="ta1" table:print="false">
        <table:table-column table:style-name="co9" table:default-cell-style-name="ce14"/>
        <table:table-column table:style-name="co10" table:default-cell-style-name="ce14"/>
        <table:table-column table:style-name="co2" table:default-cell-style-name="ce10"/>
        <table:table-column table:style-name="co2" table:default-cell-style-name="ce16"/>
        <table:table-column table:style-name="co2" table:default-cell-style-name="ce10"/>
        <table:table-column table:style-name="co2" table:default-cell-style-name="ce17"/>
        <table:table-column table:style-name="co2" table:number-columns-repeated="2" table:default-cell-style-name="Default"/>
        <table:table-row table:style-name="ro4">
          <table:table-cell table:style-name="ce13" office:value-type="string">
            <text:p>Nome</text:p>
          </table:table-cell>
          <table:table-cell table:style-name="ce13" office:value-type="string">
            <text:p>Cognome</text:p>
          </table:table-cell>
          <table:table-cell office:value-type="string">
            <text:p>Ospite</text:p>
          </table:table-cell>
          <table:table-cell table:style-name="ce15" office:value-type="string">
            <text:p>N</text:p>
          </table:table-cell>
          <table:table-cell office:value-type="string">
            <text:p>DATA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>
            <text:p>Antonella Giovanna</text:p>
          </table:table-cell>
          <table:table-cell office:value-type="string">
            <text:p>Alba</text:p>
          </table:table-cell>
          <table:table-cell table:formula="of:=[.B2]&amp;&quot;&gt;&gt;&quot;&amp;[.A2]" office:value-type="string" office:string-value="Alba&gt;&gt;Antonella Giovanna">
            <text:p>Alba&gt;&gt;Antonella Giovan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2]=1;1;0)" office:value-type="float" office:value="0">
            <text:p>0</text:p>
          </table:table-cell>
          <table:table-cell table:formula="of:=IF([.D2]=10;1;0)" office:value-type="float" office:value="0">
            <text:p>0</text:p>
          </table:table-cell>
          <table:table-cell table:formula="of:=IF([.D2]=11;1;0)" office:value-type="float" office:value="1">
            <text:p>1</text:p>
          </table:table-cell>
        </table:table-row>
        <table:table-row table:style-name="ro3">
          <table:table-cell office:value-type="string">
            <text:p>Michela</text:p>
          </table:table-cell>
          <table:table-cell office:value-type="string">
            <text:p>Albanese</text:p>
          </table:table-cell>
          <table:table-cell table:formula="of:=[.B3]&amp;&quot;&gt;&gt;&quot;&amp;[.A3]" office:value-type="string" office:string-value="Albanese&gt;&gt;Michela">
            <text:p>Albanese&gt;&gt;Miche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]=1;1;0)" office:value-type="float" office:value="0">
            <text:p>0</text:p>
          </table:table-cell>
          <table:table-cell table:formula="of:=IF([.D3]=10;1;0)" office:value-type="float" office:value="0">
            <text:p>0</text:p>
          </table:table-cell>
          <table:table-cell table:formula="of:=IF([.D3]=11;1;0)" office:value-type="float" office:value="1">
            <text:p>1</text:p>
          </table:table-cell>
        </table:table-row>
        <table:table-row table:style-name="ro4">
          <table:table-cell office:value-type="string">
            <text:p>Nunzia Tiziana</text:p>
          </table:table-cell>
          <table:table-cell office:value-type="string">
            <text:p>Barrucci</text:p>
          </table:table-cell>
          <table:table-cell table:formula="of:=[.B4]&amp;&quot;&gt;&gt;&quot;&amp;[.A4]" office:value-type="string" office:string-value="Barrucci&gt;&gt;Nunzia Tiziana">
            <text:p>Barrucci&gt;&gt;Nunzia Tizia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4]=1;1;0)" office:value-type="float" office:value="0">
            <text:p>0</text:p>
          </table:table-cell>
          <table:table-cell table:formula="of:=IF([.D4]=10;1;0)" office:value-type="float" office:value="0">
            <text:p>0</text:p>
          </table:table-cell>
          <table:table-cell table:formula="of:=IF([.D4]=11;1;0)" office:value-type="float" office:value="1">
            <text:p>1</text:p>
          </table:table-cell>
        </table:table-row>
        <table:table-row table:style-name="ro4">
          <table:table-cell office:value-type="string">
            <text:p>Francesca</text:p>
          </table:table-cell>
          <table:table-cell office:value-type="string">
            <text:p>Biliotti</text:p>
          </table:table-cell>
          <table:table-cell table:formula="of:=[.B5]&amp;&quot;&gt;&gt;&quot;&amp;[.A5]" office:value-type="string" office:string-value="Biliotti&gt;&gt;Francesca">
            <text:p>Biliotti&gt;&gt;Francesc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5]=1;1;0)" office:value-type="float" office:value="1">
            <text:p>1</text:p>
          </table:table-cell>
          <table:table-cell table:formula="of:=IF([.D5]=10;1;0)" office:value-type="float" office:value="0">
            <text:p>0</text:p>
          </table:table-cell>
          <table:table-cell table:formula="of:=IF([.D5]=11;1;0)" office:value-type="float" office:value="0">
            <text:p>0</text:p>
          </table:table-cell>
        </table:table-row>
        <table:table-row table:style-name="ro4">
          <table:table-cell office:value-type="string">
            <text:p>Sarina</text:p>
          </table:table-cell>
          <table:table-cell office:value-type="string">
            <text:p>Biraghi</text:p>
          </table:table-cell>
          <table:table-cell table:formula="of:=[.B6]&amp;&quot;&gt;&gt;&quot;&amp;[.A6]" office:value-type="string" office:string-value="Biraghi&gt;&gt;Sarina">
            <text:p>Biraghi&gt;&gt;Sari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]=1;1;0)" office:value-type="float" office:value="0">
            <text:p>0</text:p>
          </table:table-cell>
          <table:table-cell table:formula="of:=IF([.D6]=10;1;0)" office:value-type="float" office:value="0">
            <text:p>0</text:p>
          </table:table-cell>
          <table:table-cell table:formula="of:=IF([.D6]=11;1;0)" office:value-type="float" office:value="1">
            <text:p>1</text:p>
          </table:table-cell>
        </table:table-row>
        <table:table-row table:style-name="ro3">
          <table:table-cell office:value-type="string">
            <text:p>Barbara</text:p>
          </table:table-cell>
          <table:table-cell office:value-type="string">
            <text:p>Bizzarri</text:p>
          </table:table-cell>
          <table:table-cell table:formula="of:=[.B7]&amp;&quot;&gt;&gt;&quot;&amp;[.A7]" office:value-type="string" office:string-value="Bizzarri&gt;&gt;Barbara">
            <text:p>Bizzarri&gt;&gt;Barbar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7]=1;1;0)" office:value-type="float" office:value="0">
            <text:p>0</text:p>
          </table:table-cell>
          <table:table-cell table:formula="of:=IF([.D7]=10;1;0)" office:value-type="float" office:value="0">
            <text:p>0</text:p>
          </table:table-cell>
          <table:table-cell table:formula="of:=IF([.D7]=11;1;0)" office:value-type="float" office:value="1">
            <text:p>1</text:p>
          </table:table-cell>
        </table:table-row>
        <table:table-row table:style-name="ro4">
          <table:table-cell office:value-type="string">
            <text:p>Rachele</text:p>
          </table:table-cell>
          <table:table-cell office:value-type="string">
            <text:p>Bombace</text:p>
          </table:table-cell>
          <table:table-cell table:formula="of:=[.B8]&amp;&quot;&gt;&gt;&quot;&amp;[.A8]" office:value-type="string" office:string-value="Bombace&gt;&gt;Rachele">
            <text:p>Bombace&gt;&gt;Rachele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8]=1;1;0)" office:value-type="float" office:value="0">
            <text:p>0</text:p>
          </table:table-cell>
          <table:table-cell table:formula="of:=IF([.D8]=10;1;0)" office:value-type="float" office:value="0">
            <text:p>0</text:p>
          </table:table-cell>
          <table:table-cell table:formula="of:=IF([.D8]=11;1;0)" office:value-type="float" office:value="1">
            <text:p>1</text:p>
          </table:table-cell>
        </table:table-row>
        <table:table-row table:style-name="ro4">
          <table:table-cell office:value-type="string">
            <text:p>Susanna</text:p>
          </table:table-cell>
          <table:table-cell office:value-type="string">
            <text:p>Bonini</text:p>
          </table:table-cell>
          <table:table-cell table:formula="of:=[.B9]&amp;&quot;&gt;&gt;&quot;&amp;[.A9]" office:value-type="string" office:string-value="Bonini&gt;&gt;Susanna">
            <text:p>Bonini&gt;&gt;Susan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9]=1;1;0)" office:value-type="float" office:value="0">
            <text:p>0</text:p>
          </table:table-cell>
          <table:table-cell table:formula="of:=IF([.D9]=10;1;0)" office:value-type="float" office:value="0">
            <text:p>0</text:p>
          </table:table-cell>
          <table:table-cell table:formula="of:=IF([.D9]=11;1;0)" office:value-type="float" office:value="1">
            <text:p>1</text:p>
          </table:table-cell>
        </table:table-row>
        <table:table-row table:style-name="ro4">
          <table:table-cell office:value-type="string">
            <text:p>Stefania</text:p>
          </table:table-cell>
          <table:table-cell office:value-type="string">
            <text:p>Brai</text:p>
          </table:table-cell>
          <table:table-cell table:formula="of:=[.B10]&amp;&quot;&gt;&gt;&quot;&amp;[.A10]" office:value-type="string" office:string-value="Brai&gt;&gt;Stefania">
            <text:p>Brai&gt;&gt;Stefania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10]=1;1;0)" office:value-type="float" office:value="0">
            <text:p>0</text:p>
          </table:table-cell>
          <table:table-cell table:formula="of:=IF([.D10]=10;1;0)" office:value-type="float" office:value="1">
            <text:p>1</text:p>
          </table:table-cell>
          <table:table-cell table:formula="of:=IF([.D10]=11;1;0)" office:value-type="float" office:value="0">
            <text:p>0</text:p>
          </table:table-cell>
        </table:table-row>
        <table:table-row table:style-name="ro4">
          <table:table-cell office:value-type="string">
            <text:p>Ida</text:p>
          </table:table-cell>
          <table:table-cell office:value-type="string">
            <text:p>Bressa</text:p>
          </table:table-cell>
          <table:table-cell table:formula="of:=[.B11]&amp;&quot;&gt;&gt;&quot;&amp;[.A11]" office:value-type="string" office:string-value="Bressa&gt;&gt;Ida">
            <text:p>Bressa&gt;&gt;Id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1]=1;1;0)" office:value-type="float" office:value="0">
            <text:p>0</text:p>
          </table:table-cell>
          <table:table-cell table:formula="of:=IF([.D11]=10;1;0)" office:value-type="float" office:value="0">
            <text:p>0</text:p>
          </table:table-cell>
          <table:table-cell table:formula="of:=IF([.D11]=11;1;0)" office:value-type="float" office:value="1">
            <text:p>1</text:p>
          </table:table-cell>
        </table:table-row>
        <table:table-row table:style-name="ro3">
          <table:table-cell office:value-type="string">
            <text:p>Daniela</text:p>
          </table:table-cell>
          <table:table-cell office:value-type="string">
            <text:p>Bruni</text:p>
          </table:table-cell>
          <table:table-cell table:formula="of:=[.B12]&amp;&quot;&gt;&gt;&quot;&amp;[.A12]" office:value-type="string" office:string-value="Bruni&gt;&gt;Daniela">
            <text:p>Bruni&gt;&gt;Danie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2]=1;1;0)" office:value-type="float" office:value="0">
            <text:p>0</text:p>
          </table:table-cell>
          <table:table-cell table:formula="of:=IF([.D12]=10;1;0)" office:value-type="float" office:value="0">
            <text:p>0</text:p>
          </table:table-cell>
          <table:table-cell table:formula="of:=IF([.D12]=11;1;0)" office:value-type="float" office:value="1">
            <text:p>1</text:p>
          </table:table-cell>
        </table:table-row>
        <table:table-row table:style-name="ro4">
          <table:table-cell office:value-type="string">
            <text:p>Domenico</text:p>
          </table:table-cell>
          <table:table-cell office:value-type="string">
            <text:p>Cacciuni</text:p>
          </table:table-cell>
          <table:table-cell table:formula="of:=[.B13]&amp;&quot;&gt;&gt;&quot;&amp;[.A13]" office:value-type="string" office:string-value="Cacciuni&gt;&gt;Domenico">
            <text:p>Cacciuni&gt;&gt;Domenic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13]=1;1;0)" office:value-type="float" office:value="1">
            <text:p>1</text:p>
          </table:table-cell>
          <table:table-cell table:formula="of:=IF([.D13]=10;1;0)" office:value-type="float" office:value="0">
            <text:p>0</text:p>
          </table:table-cell>
          <table:table-cell table:formula="of:=IF([.D13]=11;1;0)" office:value-type="float" office:value="0">
            <text:p>0</text:p>
          </table:table-cell>
        </table:table-row>
        <table:table-row table:style-name="ro4">
          <table:table-cell office:value-type="string">
            <text:p>Barbara</text:p>
          </table:table-cell>
          <table:table-cell office:value-type="string">
            <text:p>Calabresi</text:p>
          </table:table-cell>
          <table:table-cell table:formula="of:=[.B14]&amp;&quot;&gt;&gt;&quot;&amp;[.A14]" office:value-type="string" office:string-value="Calabresi&gt;&gt;Barbara">
            <text:p>Calabresi&gt;&gt;Barbar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4]=1;1;0)" office:value-type="float" office:value="0">
            <text:p>0</text:p>
          </table:table-cell>
          <table:table-cell table:formula="of:=IF([.D14]=10;1;0)" office:value-type="float" office:value="0">
            <text:p>0</text:p>
          </table:table-cell>
          <table:table-cell table:formula="of:=IF([.D14]=11;1;0)" office:value-type="float" office:value="1">
            <text:p>1</text:p>
          </table:table-cell>
        </table:table-row>
        <table:table-row table:style-name="ro4">
          <table:table-cell office:value-type="string">
            <text:p>Manola</text:p>
          </table:table-cell>
          <table:table-cell office:value-type="string">
            <text:p>Camilletti</text:p>
          </table:table-cell>
          <table:table-cell table:formula="of:=[.B15]&amp;&quot;&gt;&gt;&quot;&amp;[.A15]" office:value-type="string" office:string-value="Camilletti&gt;&gt;Manola">
            <text:p>Camilletti&gt;&gt;Mano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5]=1;1;0)" office:value-type="float" office:value="0">
            <text:p>0</text:p>
          </table:table-cell>
          <table:table-cell table:formula="of:=IF([.D15]=10;1;0)" office:value-type="float" office:value="0">
            <text:p>0</text:p>
          </table:table-cell>
          <table:table-cell table:formula="of:=IF([.D15]=11;1;0)" office:value-type="float" office:value="1">
            <text:p>1</text:p>
          </table:table-cell>
        </table:table-row>
        <table:table-row table:style-name="ro4">
          <table:table-cell office:value-type="string">
            <text:p>Ildebrando</text:p>
          </table:table-cell>
          <table:table-cell office:value-type="string">
            <text:p>Caputi</text:p>
          </table:table-cell>
          <table:table-cell table:formula="of:=[.B16]&amp;&quot;&gt;&gt;&quot;&amp;[.A16]" office:value-type="string" office:string-value="Caputi&gt;&gt;Ildebrando">
            <text:p>Caputi&gt;&gt;Ildebrand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6]=1;1;0)" office:value-type="float" office:value="0">
            <text:p>0</text:p>
          </table:table-cell>
          <table:table-cell table:formula="of:=IF([.D16]=10;1;0)" office:value-type="float" office:value="0">
            <text:p>0</text:p>
          </table:table-cell>
          <table:table-cell table:formula="of:=IF([.D16]=11;1;0)" office:value-type="float" office:value="1">
            <text:p>1</text:p>
          </table:table-cell>
        </table:table-row>
        <table:table-row table:style-name="ro4">
          <table:table-cell office:value-type="string">
            <text:p>Maria Antonia</text:p>
          </table:table-cell>
          <table:table-cell office:value-type="string">
            <text:p>Chinello</text:p>
          </table:table-cell>
          <table:table-cell table:formula="of:=[.B17]&amp;&quot;&gt;&gt;&quot;&amp;[.A17]" office:value-type="string" office:string-value="Chinello&gt;&gt;Maria Antonia">
            <text:p>Chinello&gt;&gt;Maria Antoni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7]=1;1;0)" office:value-type="float" office:value="0">
            <text:p>0</text:p>
          </table:table-cell>
          <table:table-cell table:formula="of:=IF([.D17]=10;1;0)" office:value-type="float" office:value="0">
            <text:p>0</text:p>
          </table:table-cell>
          <table:table-cell table:formula="of:=IF([.D17]=11;1;0)" office:value-type="float" office:value="1">
            <text:p>1</text:p>
          </table:table-cell>
        </table:table-row>
        <table:table-row table:style-name="ro4">
          <table:table-cell office:value-type="string">
            <text:p>Gerolama Maria</text:p>
          </table:table-cell>
          <table:table-cell office:value-type="string">
            <text:p>Ciancio</text:p>
          </table:table-cell>
          <table:table-cell table:formula="of:=[.B18]&amp;&quot;&gt;&gt;&quot;&amp;[.A18]" office:value-type="string" office:string-value="Ciancio&gt;&gt;Gerolama Maria">
            <text:p>Ciancio&gt;&gt;Gerolama Mari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18]=1;1;0)" office:value-type="float" office:value="1">
            <text:p>1</text:p>
          </table:table-cell>
          <table:table-cell table:formula="of:=IF([.D18]=10;1;0)" office:value-type="float" office:value="0">
            <text:p>0</text:p>
          </table:table-cell>
          <table:table-cell table:formula="of:=IF([.D18]=11;1;0)" office:value-type="float" office:value="0">
            <text:p>0</text:p>
          </table:table-cell>
        </table:table-row>
        <table:table-row table:style-name="ro4">
          <table:table-cell office:value-type="string">
            <text:p>Vito</text:p>
          </table:table-cell>
          <table:table-cell office:value-type="string">
            <text:p>Cioce</text:p>
          </table:table-cell>
          <table:table-cell table:formula="of:=[.B19]&amp;&quot;&gt;&gt;&quot;&amp;[.A19]" office:value-type="string" office:string-value="Cioce&gt;&gt;Vito">
            <text:p>Cioce&gt;&gt;Vit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19]=1;1;0)" office:value-type="float" office:value="0">
            <text:p>0</text:p>
          </table:table-cell>
          <table:table-cell table:formula="of:=IF([.D19]=10;1;0)" office:value-type="float" office:value="0">
            <text:p>0</text:p>
          </table:table-cell>
          <table:table-cell table:formula="of:=IF([.D19]=11;1;0)" office:value-type="float" office:value="1">
            <text:p>1</text:p>
          </table:table-cell>
        </table:table-row>
        <table:table-row table:style-name="ro4">
          <table:table-cell office:value-type="string">
            <text:p>Mariantonietta</text:p>
          </table:table-cell>
          <table:table-cell office:value-type="string">
            <text:p>Colimberti</text:p>
          </table:table-cell>
          <table:table-cell table:formula="of:=[.B20]&amp;&quot;&gt;&gt;&quot;&amp;[.A20]" office:value-type="string" office:string-value="Colimberti&gt;&gt;Mariantonietta">
            <text:p>Colimberti&gt;&gt;Mariantoniett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20]=1;1;0)" office:value-type="float" office:value="0">
            <text:p>0</text:p>
          </table:table-cell>
          <table:table-cell table:formula="of:=IF([.D20]=10;1;0)" office:value-type="float" office:value="0">
            <text:p>0</text:p>
          </table:table-cell>
          <table:table-cell table:formula="of:=IF([.D20]=11;1;0)" office:value-type="float" office:value="1">
            <text:p>1</text:p>
          </table:table-cell>
        </table:table-row>
        <table:table-row table:style-name="ro4">
          <table:table-cell office:value-type="string">
            <text:p>Cristina</text:p>
          </table:table-cell>
          <table:table-cell office:value-type="string">
            <text:p>Cordone</text:p>
          </table:table-cell>
          <table:table-cell table:formula="of:=[.B21]&amp;&quot;&gt;&gt;&quot;&amp;[.A21]" office:value-type="string" office:string-value="Cordone&gt;&gt;Cristina">
            <text:p>Cordone&gt;&gt;Cristi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21]=1;1;0)" office:value-type="float" office:value="0">
            <text:p>0</text:p>
          </table:table-cell>
          <table:table-cell table:formula="of:=IF([.D21]=10;1;0)" office:value-type="float" office:value="0">
            <text:p>0</text:p>
          </table:table-cell>
          <table:table-cell table:formula="of:=IF([.D21]=11;1;0)" office:value-type="float" office:value="1">
            <text:p>1</text:p>
          </table:table-cell>
        </table:table-row>
        <table:table-row table:style-name="ro3">
          <table:table-cell office:value-type="string">
            <text:p>Fabrizio</text:p>
          </table:table-cell>
          <table:table-cell office:value-type="string">
            <text:p>D'Andrea</text:p>
          </table:table-cell>
          <table:table-cell table:formula="of:=[.B22]&amp;&quot;&gt;&gt;&quot;&amp;[.A22]" office:value-type="string" office:string-value="D'Andrea&gt;&gt;Fabrizio">
            <text:p>D'Andrea&gt;&gt;Fabrizi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22]=1;1;0)" office:value-type="float" office:value="1">
            <text:p>1</text:p>
          </table:table-cell>
          <table:table-cell table:formula="of:=IF([.D22]=10;1;0)" office:value-type="float" office:value="0">
            <text:p>0</text:p>
          </table:table-cell>
          <table:table-cell table:formula="of:=IF([.D22]=11;1;0)" office:value-type="float" office:value="0">
            <text:p>0</text:p>
          </table:table-cell>
        </table:table-row>
        <table:table-row table:style-name="ro3">
          <table:table-cell office:value-type="string">
            <text:p>Pietro</text:p>
          </table:table-cell>
          <table:table-cell office:value-type="string">
            <text:p>De Gennaro</text:p>
          </table:table-cell>
          <table:table-cell table:formula="of:=[.B23]&amp;&quot;&gt;&gt;&quot;&amp;[.A23]" office:value-type="string" office:string-value="De Gennaro&gt;&gt;Pietro">
            <text:p>De Gennaro&gt;&gt;Pietr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23]=1;1;0)" office:value-type="float" office:value="1">
            <text:p>1</text:p>
          </table:table-cell>
          <table:table-cell table:formula="of:=IF([.D23]=10;1;0)" office:value-type="float" office:value="0">
            <text:p>0</text:p>
          </table:table-cell>
          <table:table-cell table:formula="of:=IF([.D23]=11;1;0)" office:value-type="float" office:value="0">
            <text:p>0</text:p>
          </table:table-cell>
        </table:table-row>
        <table:table-row table:style-name="ro4">
          <table:table-cell office:value-type="string">
            <text:p>Lorenzo</text:p>
          </table:table-cell>
          <table:table-cell office:value-type="string">
            <text:p>De Ritis</text:p>
          </table:table-cell>
          <table:table-cell table:formula="of:=[.B24]&amp;&quot;&gt;&gt;&quot;&amp;[.A24]" office:value-type="string" office:string-value="De Ritis&gt;&gt;Lorenzo">
            <text:p>De Ritis&gt;&gt;Lorenz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24]=1;1;0)" office:value-type="float" office:value="1">
            <text:p>1</text:p>
          </table:table-cell>
          <table:table-cell table:formula="of:=IF([.D24]=10;1;0)" office:value-type="float" office:value="0">
            <text:p>0</text:p>
          </table:table-cell>
          <table:table-cell table:formula="of:=IF([.D24]=11;1;0)" office:value-type="float" office:value="0">
            <text:p>0</text:p>
          </table:table-cell>
        </table:table-row>
        <table:table-row table:style-name="ro4">
          <table:table-cell office:value-type="string">
            <text:p>Stefano</text:p>
          </table:table-cell>
          <table:table-cell office:value-type="string">
            <text:p>Delle Cave</text:p>
          </table:table-cell>
          <table:table-cell table:formula="of:=[.B25]&amp;&quot;&gt;&gt;&quot;&amp;[.A25]" office:value-type="string" office:string-value="Delle Cave&gt;&gt;Stefano">
            <text:p>Delle Cave&gt;&gt;Stefan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25]=1;1;0)" office:value-type="float" office:value="1">
            <text:p>1</text:p>
          </table:table-cell>
          <table:table-cell table:formula="of:=IF([.D25]=10;1;0)" office:value-type="float" office:value="0">
            <text:p>0</text:p>
          </table:table-cell>
          <table:table-cell table:formula="of:=IF([.D25]=11;1;0)" office:value-type="float" office:value="0">
            <text:p>0</text:p>
          </table:table-cell>
        </table:table-row>
        <table:table-row table:style-name="ro4">
          <table:table-cell office:value-type="string">
            <text:p>Marco</text:p>
          </table:table-cell>
          <table:table-cell office:value-type="string">
            <text:p>Denti</text:p>
          </table:table-cell>
          <table:table-cell table:formula="of:=[.B26]&amp;&quot;&gt;&gt;&quot;&amp;[.A26]" office:value-type="string" office:string-value="Denti&gt;&gt;Marco">
            <text:p>Denti&gt;&gt;Marc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26]=1;1;0)" office:value-type="float" office:value="0">
            <text:p>0</text:p>
          </table:table-cell>
          <table:table-cell table:formula="of:=IF([.D26]=10;1;0)" office:value-type="float" office:value="0">
            <text:p>0</text:p>
          </table:table-cell>
          <table:table-cell table:formula="of:=IF([.D26]=11;1;0)" office:value-type="float" office:value="1">
            <text:p>1</text:p>
          </table:table-cell>
        </table:table-row>
        <table:table-row table:style-name="ro4">
          <table:table-cell office:value-type="string">
            <text:p>Elsa</text:p>
          </table:table-cell>
          <table:table-cell office:value-type="string">
            <text:p>Di Gati</text:p>
          </table:table-cell>
          <table:table-cell table:formula="of:=[.B27]&amp;&quot;&gt;&gt;&quot;&amp;[.A27]" office:value-type="string" office:string-value="Di Gati&gt;&gt;Elsa">
            <text:p>Di Gati&gt;&gt;Els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27]=1;1;0)" office:value-type="float" office:value="1">
            <text:p>1</text:p>
          </table:table-cell>
          <table:table-cell table:formula="of:=IF([.D27]=10;1;0)" office:value-type="float" office:value="0">
            <text:p>0</text:p>
          </table:table-cell>
          <table:table-cell table:formula="of:=IF([.D27]=11;1;0)" office:value-type="float" office:value="0">
            <text:p>0</text:p>
          </table:table-cell>
        </table:table-row>
        <table:table-row table:style-name="ro4">
          <table:table-cell office:value-type="string">
            <text:p>Tiziana</text:p>
          </table:table-cell>
          <table:table-cell office:value-type="string">
            <text:p>Di Giovannandrea</text:p>
          </table:table-cell>
          <table:table-cell table:formula="of:=[.B28]&amp;&quot;&gt;&gt;&quot;&amp;[.A28]" office:value-type="string" office:string-value="Di Giovannandrea&gt;&gt;Tiziana">
            <text:p>Di Giovannandrea&gt;&gt;Tizia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28]=1;1;0)" office:value-type="float" office:value="0">
            <text:p>0</text:p>
          </table:table-cell>
          <table:table-cell table:formula="of:=IF([.D28]=10;1;0)" office:value-type="float" office:value="0">
            <text:p>0</text:p>
          </table:table-cell>
          <table:table-cell table:formula="of:=IF([.D28]=11;1;0)" office:value-type="float" office:value="1">
            <text:p>1</text:p>
          </table:table-cell>
        </table:table-row>
        <table:table-row table:style-name="ro4">
          <table:table-cell office:value-type="string">
            <text:p>Isabella</text:p>
          </table:table-cell>
          <table:table-cell office:value-type="string">
            <text:p>Donfrancesco</text:p>
          </table:table-cell>
          <table:table-cell table:formula="of:=[.B29]&amp;&quot;&gt;&gt;&quot;&amp;[.A29]" office:value-type="string" office:string-value="Donfrancesco&gt;&gt;Isabella">
            <text:p>Donfrancesco&gt;&gt;Isabella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29]=1;1;0)" office:value-type="float" office:value="0">
            <text:p>0</text:p>
          </table:table-cell>
          <table:table-cell table:formula="of:=IF([.D29]=10;1;0)" office:value-type="float" office:value="1">
            <text:p>1</text:p>
          </table:table-cell>
          <table:table-cell table:formula="of:=IF([.D29]=11;1;0)" office:value-type="float" office:value="0">
            <text:p>0</text:p>
          </table:table-cell>
        </table:table-row>
        <table:table-row table:style-name="ro3">
          <table:table-cell office:value-type="string">
            <text:p>Massimo</text:p>
          </table:table-cell>
          <table:table-cell office:value-type="string">
            <text:p>Esposito</text:p>
          </table:table-cell>
          <table:table-cell table:formula="of:=[.B30]&amp;&quot;&gt;&gt;&quot;&amp;[.A30]" office:value-type="string" office:string-value="Esposito&gt;&gt;Massimo">
            <text:p>Esposito&gt;&gt;Massim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0]=1;1;0)" office:value-type="float" office:value="0">
            <text:p>0</text:p>
          </table:table-cell>
          <table:table-cell table:formula="of:=IF([.D30]=10;1;0)" office:value-type="float" office:value="0">
            <text:p>0</text:p>
          </table:table-cell>
          <table:table-cell table:formula="of:=IF([.D30]=11;1;0)" office:value-type="float" office:value="1">
            <text:p>1</text:p>
          </table:table-cell>
        </table:table-row>
        <table:table-row table:style-name="ro2">
          <table:table-cell office:value-type="string">
            <text:p>Mariangela Evelina</text:p>
          </table:table-cell>
          <table:table-cell office:value-type="string">
            <text:p>Farne'</text:p>
          </table:table-cell>
          <table:table-cell table:formula="of:=[.B31]&amp;&quot;&gt;&gt;&quot;&amp;[.A31]" office:value-type="string" office:string-value="Farne'&gt;&gt;Mariangela Evelina">
            <text:p>Farne'&gt;&gt;Mariangela Evelin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31]=1;1;0)" office:value-type="float" office:value="1">
            <text:p>1</text:p>
          </table:table-cell>
          <table:table-cell table:formula="of:=IF([.D31]=10;1;0)" office:value-type="float" office:value="0">
            <text:p>0</text:p>
          </table:table-cell>
          <table:table-cell table:formula="of:=IF([.D31]=11;1;0)" office:value-type="float" office:value="0">
            <text:p>0</text:p>
          </table:table-cell>
        </table:table-row>
        <table:table-row table:style-name="ro4">
          <table:table-cell office:value-type="string">
            <text:p>Giulia</text:p>
          </table:table-cell>
          <table:table-cell office:value-type="string">
            <text:p>Foschini</text:p>
          </table:table-cell>
          <table:table-cell table:formula="of:=[.B32]&amp;&quot;&gt;&gt;&quot;&amp;[.A32]" office:value-type="string" office:string-value="Foschini&gt;&gt;Giulia">
            <text:p>Foschini&gt;&gt;Giuli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2]=1;1;0)" office:value-type="float" office:value="0">
            <text:p>0</text:p>
          </table:table-cell>
          <table:table-cell table:formula="of:=IF([.D32]=10;1;0)" office:value-type="float" office:value="0">
            <text:p>0</text:p>
          </table:table-cell>
          <table:table-cell table:formula="of:=IF([.D32]=11;1;0)" office:value-type="float" office:value="1">
            <text:p>1</text:p>
          </table:table-cell>
        </table:table-row>
        <table:table-row table:style-name="ro4">
          <table:table-cell office:value-type="string">
            <text:p>Gabriella</text:p>
          </table:table-cell>
          <table:table-cell office:value-type="string">
            <text:p>Gallozzi</text:p>
          </table:table-cell>
          <table:table-cell table:formula="of:=[.B33]&amp;&quot;&gt;&gt;&quot;&amp;[.A33]" office:value-type="string" office:string-value="Gallozzi&gt;&gt;Gabriella">
            <text:p>Gallozzi&gt;&gt;Gabriel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3]=1;1;0)" office:value-type="float" office:value="0">
            <text:p>0</text:p>
          </table:table-cell>
          <table:table-cell table:formula="of:=IF([.D33]=10;1;0)" office:value-type="float" office:value="0">
            <text:p>0</text:p>
          </table:table-cell>
          <table:table-cell table:formula="of:=IF([.D33]=11;1;0)" office:value-type="float" office:value="1">
            <text:p>1</text:p>
          </table:table-cell>
        </table:table-row>
        <table:table-row table:style-name="ro4">
          <table:table-cell office:value-type="string">
            <text:p>Massimo</text:p>
          </table:table-cell>
          <table:table-cell office:value-type="string">
            <text:p>Ioly</text:p>
          </table:table-cell>
          <table:table-cell table:formula="of:=[.B34]&amp;&quot;&gt;&gt;&quot;&amp;[.A34]" office:value-type="string" office:string-value="Ioly&gt;&gt;Massimo">
            <text:p>Ioly&gt;&gt;Massim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4]=1;1;0)" office:value-type="float" office:value="0">
            <text:p>0</text:p>
          </table:table-cell>
          <table:table-cell table:formula="of:=IF([.D34]=10;1;0)" office:value-type="float" office:value="0">
            <text:p>0</text:p>
          </table:table-cell>
          <table:table-cell table:formula="of:=IF([.D34]=11;1;0)" office:value-type="float" office:value="1">
            <text:p>1</text:p>
          </table:table-cell>
        </table:table-row>
        <table:table-row table:style-name="ro4">
          <table:table-cell office:value-type="string">
            <text:p>Stefano</text:p>
          </table:table-cell>
          <table:table-cell office:value-type="string">
            <text:p>Latini</text:p>
          </table:table-cell>
          <table:table-cell table:formula="of:=[.B35]&amp;&quot;&gt;&gt;&quot;&amp;[.A35]" office:value-type="string" office:string-value="Latini&gt;&gt;Stefano">
            <text:p>Latini&gt;&gt;Stefan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35]=1;1;0)" office:value-type="float" office:value="1">
            <text:p>1</text:p>
          </table:table-cell>
          <table:table-cell table:formula="of:=IF([.D35]=10;1;0)" office:value-type="float" office:value="0">
            <text:p>0</text:p>
          </table:table-cell>
          <table:table-cell table:formula="of:=IF([.D35]=11;1;0)" office:value-type="float" office:value="0">
            <text:p>0</text:p>
          </table:table-cell>
        </table:table-row>
        <table:table-row table:style-name="ro4">
          <table:table-cell office:value-type="string">
            <text:p>Gianfranco</text:p>
          </table:table-cell>
          <table:table-cell office:value-type="string">
            <text:p>Lepore Dubois</text:p>
          </table:table-cell>
          <table:table-cell table:formula="of:=[.B36]&amp;&quot;&gt;&gt;&quot;&amp;[.A36]" office:value-type="string" office:string-value="Lepore Dubois&gt;&gt;Gianfranco">
            <text:p>Lepore Dubois&gt;&gt;Gianfranc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36]=1;1;0)" office:value-type="float" office:value="1">
            <text:p>1</text:p>
          </table:table-cell>
          <table:table-cell table:formula="of:=IF([.D36]=10;1;0)" office:value-type="float" office:value="0">
            <text:p>0</text:p>
          </table:table-cell>
          <table:table-cell table:formula="of:=IF([.D36]=11;1;0)" office:value-type="float" office:value="0">
            <text:p>0</text:p>
          </table:table-cell>
        </table:table-row>
        <table:table-row table:style-name="ro4">
          <table:table-cell office:value-type="string">
            <text:p>Marco</text:p>
          </table:table-cell>
          <table:table-cell office:value-type="string">
            <text:p>Liberati</text:p>
          </table:table-cell>
          <table:table-cell table:formula="of:=[.B37]&amp;&quot;&gt;&gt;&quot;&amp;[.A37]" office:value-type="string" office:string-value="Liberati&gt;&gt;Marco">
            <text:p>Liberati&gt;&gt;Marc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7]=1;1;0)" office:value-type="float" office:value="0">
            <text:p>0</text:p>
          </table:table-cell>
          <table:table-cell table:formula="of:=IF([.D37]=10;1;0)" office:value-type="float" office:value="0">
            <text:p>0</text:p>
          </table:table-cell>
          <table:table-cell table:formula="of:=IF([.D37]=11;1;0)" office:value-type="float" office:value="1">
            <text:p>1</text:p>
          </table:table-cell>
        </table:table-row>
        <table:table-row table:style-name="ro3">
          <table:table-cell office:value-type="string">
            <text:p>Marco</text:p>
          </table:table-cell>
          <table:table-cell office:value-type="string">
            <text:p>Lombardi</text:p>
          </table:table-cell>
          <table:table-cell table:formula="of:=[.B38]&amp;&quot;&gt;&gt;&quot;&amp;[.A38]" office:value-type="string" office:string-value="Lombardi&gt;&gt;Marco">
            <text:p>Lombardi&gt;&gt;Marc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38]=1;1;0)" office:value-type="float" office:value="1">
            <text:p>1</text:p>
          </table:table-cell>
          <table:table-cell table:formula="of:=IF([.D38]=10;1;0)" office:value-type="float" office:value="0">
            <text:p>0</text:p>
          </table:table-cell>
          <table:table-cell table:formula="of:=IF([.D38]=11;1;0)" office:value-type="float" office:value="0">
            <text:p>0</text:p>
          </table:table-cell>
        </table:table-row>
        <table:table-row table:style-name="ro4">
          <table:table-cell office:value-type="string">
            <text:p>Valentina</text:p>
          </table:table-cell>
          <table:table-cell office:value-type="string">
            <text:p>Mallamaci</text:p>
          </table:table-cell>
          <table:table-cell table:formula="of:=[.B39]&amp;&quot;&gt;&gt;&quot;&amp;[.A39]" office:value-type="string" office:string-value="Mallamaci&gt;&gt;Valentina">
            <text:p>Mallamaci&gt;&gt;Valenti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39]=1;1;0)" office:value-type="float" office:value="0">
            <text:p>0</text:p>
          </table:table-cell>
          <table:table-cell table:formula="of:=IF([.D39]=10;1;0)" office:value-type="float" office:value="0">
            <text:p>0</text:p>
          </table:table-cell>
          <table:table-cell table:formula="of:=IF([.D39]=11;1;0)" office:value-type="float" office:value="1">
            <text:p>1</text:p>
          </table:table-cell>
        </table:table-row>
        <table:table-row table:style-name="ro3">
          <table:table-cell office:value-type="string">
            <text:p>Silvia</text:p>
          </table:table-cell>
          <table:table-cell office:value-type="string">
            <text:p>Mari</text:p>
          </table:table-cell>
          <table:table-cell table:formula="of:=[.B40]&amp;&quot;&gt;&gt;&quot;&amp;[.A40]" office:value-type="string" office:string-value="Mari&gt;&gt;Silvia">
            <text:p>Mari&gt;&gt;Silvi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0]=1;1;0)" office:value-type="float" office:value="1">
            <text:p>1</text:p>
          </table:table-cell>
          <table:table-cell table:formula="of:=IF([.D40]=10;1;0)" office:value-type="float" office:value="0">
            <text:p>0</text:p>
          </table:table-cell>
          <table:table-cell table:formula="of:=IF([.D40]=11;1;0)" office:value-type="float" office:value="0">
            <text:p>0</text:p>
          </table:table-cell>
        </table:table-row>
        <table:table-row table:style-name="ro4">
          <table:table-cell office:value-type="string">
            <text:p>Osvaldo</text:p>
          </table:table-cell>
          <table:table-cell office:value-type="string">
            <text:p>Mazza</text:p>
          </table:table-cell>
          <table:table-cell table:formula="of:=[.B41]&amp;&quot;&gt;&gt;&quot;&amp;[.A41]" office:value-type="string" office:string-value="Mazza&gt;&gt;Osvaldo">
            <text:p>Mazza&gt;&gt;Osvaldo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41]=1;1;0)" office:value-type="float" office:value="0">
            <text:p>0</text:p>
          </table:table-cell>
          <table:table-cell table:formula="of:=IF([.D41]=10;1;0)" office:value-type="float" office:value="0">
            <text:p>0</text:p>
          </table:table-cell>
          <table:table-cell table:formula="of:=IF([.D41]=11;1;0)" office:value-type="float" office:value="1">
            <text:p>1</text:p>
          </table:table-cell>
        </table:table-row>
        <table:table-row table:style-name="ro4">
          <table:table-cell office:value-type="string">
            <text:p>Saverio</text:p>
          </table:table-cell>
          <table:table-cell office:value-type="string">
            <text:p>Montingelli</text:p>
          </table:table-cell>
          <table:table-cell table:formula="of:=[.B42]&amp;&quot;&gt;&gt;&quot;&amp;[.A42]" office:value-type="string" office:string-value="Montingelli&gt;&gt;Saverio">
            <text:p>Montingelli&gt;&gt;Saveri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2]=1;1;0)" office:value-type="float" office:value="1">
            <text:p>1</text:p>
          </table:table-cell>
          <table:table-cell table:formula="of:=IF([.D42]=10;1;0)" office:value-type="float" office:value="0">
            <text:p>0</text:p>
          </table:table-cell>
          <table:table-cell table:formula="of:=IF([.D42]=11;1;0)" office:value-type="float" office:value="0">
            <text:p>0</text:p>
          </table:table-cell>
        </table:table-row>
        <table:table-row table:style-name="ro4">
          <table:table-cell office:value-type="string">
            <text:p>Laura Maddalena</text:p>
          </table:table-cell>
          <table:table-cell office:value-type="string">
            <text:p>Muzzupappa</text:p>
          </table:table-cell>
          <table:table-cell table:formula="of:=[.B43]&amp;&quot;&gt;&gt;&quot;&amp;[.A43]" office:value-type="string" office:string-value="Muzzupappa&gt;&gt;Laura Maddalena">
            <text:p>Muzzupappa&gt;&gt;Laura Maddale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43]=1;1;0)" office:value-type="float" office:value="0">
            <text:p>0</text:p>
          </table:table-cell>
          <table:table-cell table:formula="of:=IF([.D43]=10;1;0)" office:value-type="float" office:value="0">
            <text:p>0</text:p>
          </table:table-cell>
          <table:table-cell table:formula="of:=IF([.D43]=11;1;0)" office:value-type="float" office:value="1">
            <text:p>1</text:p>
          </table:table-cell>
        </table:table-row>
        <table:table-row table:style-name="ro3">
          <table:table-cell office:value-type="string">
            <text:p>Marta</text:p>
          </table:table-cell>
          <table:table-cell office:value-type="string">
            <text:p>Nicoletti</text:p>
          </table:table-cell>
          <table:table-cell table:formula="of:=[.B44]&amp;&quot;&gt;&gt;&quot;&amp;[.A44]" office:value-type="string" office:string-value="Nicoletti&gt;&gt;Marta">
            <text:p>Nicoletti&gt;&gt;Mart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44]=1;1;0)" office:value-type="float" office:value="0">
            <text:p>0</text:p>
          </table:table-cell>
          <table:table-cell table:formula="of:=IF([.D44]=10;1;0)" office:value-type="float" office:value="0">
            <text:p>0</text:p>
          </table:table-cell>
          <table:table-cell table:formula="of:=IF([.D44]=11;1;0)" office:value-type="float" office:value="1">
            <text:p>1</text:p>
          </table:table-cell>
        </table:table-row>
        <table:table-row table:style-name="ro3">
          <table:table-cell office:value-type="string">
            <text:p>Aurora</text:p>
          </table:table-cell>
          <table:table-cell office:value-type="string">
            <text:p>Nicosia</text:p>
          </table:table-cell>
          <table:table-cell table:formula="of:=[.B45]&amp;&quot;&gt;&gt;&quot;&amp;[.A45]" office:value-type="string" office:string-value="Nicosia&gt;&gt;Aurora">
            <text:p>Nicosia&gt;&gt;Aurora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45]=1;1;0)" office:value-type="float" office:value="0">
            <text:p>0</text:p>
          </table:table-cell>
          <table:table-cell table:formula="of:=IF([.D45]=10;1;0)" office:value-type="float" office:value="1">
            <text:p>1</text:p>
          </table:table-cell>
          <table:table-cell table:formula="of:=IF([.D45]=11;1;0)" office:value-type="float" office:value="0">
            <text:p>0</text:p>
          </table:table-cell>
        </table:table-row>
        <table:table-row table:style-name="ro4">
          <table:table-cell office:value-type="string">
            <text:p>Francesca</text:p>
          </table:table-cell>
          <table:table-cell office:value-type="string">
            <text:p>Paggio</text:p>
          </table:table-cell>
          <table:table-cell table:formula="of:=[.B46]&amp;&quot;&gt;&gt;&quot;&amp;[.A46]" office:value-type="string" office:string-value="Paggio&gt;&gt;Francesca">
            <text:p>Paggio&gt;&gt;Francesc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6]=1;1;0)" office:value-type="float" office:value="1">
            <text:p>1</text:p>
          </table:table-cell>
          <table:table-cell table:formula="of:=IF([.D46]=10;1;0)" office:value-type="float" office:value="0">
            <text:p>0</text:p>
          </table:table-cell>
          <table:table-cell table:formula="of:=IF([.D46]=11;1;0)" office:value-type="float" office:value="0">
            <text:p>0</text:p>
          </table:table-cell>
        </table:table-row>
        <table:table-row table:style-name="ro4">
          <table:table-cell office:value-type="string">
            <text:p>Ilaria</text:p>
          </table:table-cell>
          <table:table-cell office:value-type="string">
            <text:p>Paolisso</text:p>
          </table:table-cell>
          <table:table-cell table:formula="of:=[.B47]&amp;&quot;&gt;&gt;&quot;&amp;[.A47]" office:value-type="string" office:string-value="Paolisso&gt;&gt;Ilaria">
            <text:p>Paolisso&gt;&gt;Ilari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7]=1;1;0)" office:value-type="float" office:value="1">
            <text:p>1</text:p>
          </table:table-cell>
          <table:table-cell table:formula="of:=IF([.D47]=10;1;0)" office:value-type="float" office:value="0">
            <text:p>0</text:p>
          </table:table-cell>
          <table:table-cell table:formula="of:=IF([.D47]=11;1;0)" office:value-type="float" office:value="0">
            <text:p>0</text:p>
          </table:table-cell>
        </table:table-row>
        <table:table-row table:style-name="ro4">
          <table:table-cell office:value-type="string">
            <text:p>Benedetta</text:p>
          </table:table-cell>
          <table:table-cell office:value-type="string">
            <text:p>Perilli</text:p>
          </table:table-cell>
          <table:table-cell table:formula="of:=[.B48]&amp;&quot;&gt;&gt;&quot;&amp;[.A48]" office:value-type="string" office:string-value="Perilli&gt;&gt;Benedetta">
            <text:p>Perilli&gt;&gt;Benedett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8]=1;1;0)" office:value-type="float" office:value="1">
            <text:p>1</text:p>
          </table:table-cell>
          <table:table-cell table:formula="of:=IF([.D48]=10;1;0)" office:value-type="float" office:value="0">
            <text:p>0</text:p>
          </table:table-cell>
          <table:table-cell table:formula="of:=IF([.D48]=11;1;0)" office:value-type="float" office:value="0">
            <text:p>0</text:p>
          </table:table-cell>
        </table:table-row>
        <table:table-row table:style-name="ro4">
          <table:table-cell office:value-type="string">
            <text:p>Samuele</text:p>
          </table:table-cell>
          <table:table-cell office:value-type="string">
            <text:p>Pifferi</text:p>
          </table:table-cell>
          <table:table-cell table:formula="of:=[.B49]&amp;&quot;&gt;&gt;&quot;&amp;[.A49]" office:value-type="string" office:string-value="Pifferi&gt;&gt;Samuele">
            <text:p>Pifferi&gt;&gt;Samuele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49]=1;1;0)" office:value-type="float" office:value="1">
            <text:p>1</text:p>
          </table:table-cell>
          <table:table-cell table:formula="of:=IF([.D49]=10;1;0)" office:value-type="float" office:value="0">
            <text:p>0</text:p>
          </table:table-cell>
          <table:table-cell table:formula="of:=IF([.D49]=11;1;0)" office:value-type="float" office:value="0">
            <text:p>0</text:p>
          </table:table-cell>
        </table:table-row>
        <table:table-row table:style-name="ro3">
          <table:table-cell office:value-type="string">
            <text:p>Elena</text:p>
          </table:table-cell>
          <table:table-cell office:value-type="string">
            <text:p>Pinto</text:p>
          </table:table-cell>
          <table:table-cell table:formula="of:=[.B50]&amp;&quot;&gt;&gt;&quot;&amp;[.A50]" office:value-type="string" office:string-value="Pinto&gt;&gt;Elena">
            <text:p>Pinto&gt;&gt;Ele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50]=1;1;0)" office:value-type="float" office:value="0">
            <text:p>0</text:p>
          </table:table-cell>
          <table:table-cell table:formula="of:=IF([.D50]=10;1;0)" office:value-type="float" office:value="0">
            <text:p>0</text:p>
          </table:table-cell>
          <table:table-cell table:formula="of:=IF([.D50]=11;1;0)" office:value-type="float" office:value="1">
            <text:p>1</text:p>
          </table:table-cell>
        </table:table-row>
        <table:table-row table:style-name="ro4">
          <table:table-cell office:value-type="string">
            <text:p>Ilario</text:p>
          </table:table-cell>
          <table:table-cell office:value-type="string">
            <text:p>Pisanu</text:p>
          </table:table-cell>
          <table:table-cell table:formula="of:=[.B51]&amp;&quot;&gt;&gt;&quot;&amp;[.A51]" office:value-type="string" office:string-value="Pisanu&gt;&gt;Ilario">
            <text:p>Pisanu&gt;&gt;Ilario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51]=1;1;0)" office:value-type="float" office:value="0">
            <text:p>0</text:p>
          </table:table-cell>
          <table:table-cell table:formula="of:=IF([.D51]=10;1;0)" office:value-type="float" office:value="1">
            <text:p>1</text:p>
          </table:table-cell>
          <table:table-cell table:formula="of:=IF([.D51]=11;1;0)" office:value-type="float" office:value="0">
            <text:p>0</text:p>
          </table:table-cell>
        </table:table-row>
        <table:table-row table:style-name="ro4">
          <table:table-cell office:value-type="string">
            <text:p>Isabella</text:p>
          </table:table-cell>
          <table:table-cell office:value-type="string">
            <text:p>Polillo</text:p>
          </table:table-cell>
          <table:table-cell table:formula="of:=[.B52]&amp;&quot;&gt;&gt;&quot;&amp;[.A52]" office:value-type="string" office:string-value="Polillo&gt;&gt;Isabella">
            <text:p>Polillo&gt;&gt;Isabel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52]=1;1;0)" office:value-type="float" office:value="0">
            <text:p>0</text:p>
          </table:table-cell>
          <table:table-cell table:formula="of:=IF([.D52]=10;1;0)" office:value-type="float" office:value="0">
            <text:p>0</text:p>
          </table:table-cell>
          <table:table-cell table:formula="of:=IF([.D52]=11;1;0)" office:value-type="float" office:value="1">
            <text:p>1</text:p>
          </table:table-cell>
        </table:table-row>
        <table:table-row table:style-name="ro4">
          <table:table-cell office:value-type="string">
            <text:p>Giovanni</text:p>
          </table:table-cell>
          <table:table-cell office:value-type="string">
            <text:p>Quagliariello</text:p>
          </table:table-cell>
          <table:table-cell table:formula="of:=[.B53]&amp;&quot;&gt;&gt;&quot;&amp;[.A53]" office:value-type="string" office:string-value="Quagliariello&gt;&gt;Giovanni">
            <text:p>Quagliariello&gt;&gt;Giovanni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53]=1;1;0)" office:value-type="float" office:value="0">
            <text:p>0</text:p>
          </table:table-cell>
          <table:table-cell table:formula="of:=IF([.D53]=10;1;0)" office:value-type="float" office:value="0">
            <text:p>0</text:p>
          </table:table-cell>
          <table:table-cell table:formula="of:=IF([.D53]=11;1;0)" office:value-type="float" office:value="1">
            <text:p>1</text:p>
          </table:table-cell>
        </table:table-row>
        <table:table-row table:style-name="ro4">
          <table:table-cell office:value-type="string">
            <text:p>Maria Letizia</text:p>
          </table:table-cell>
          <table:table-cell office:value-type="string">
            <text:p>Riganelli</text:p>
          </table:table-cell>
          <table:table-cell table:formula="of:=[.B54]&amp;&quot;&gt;&gt;&quot;&amp;[.A54]" office:value-type="string" office:string-value="Riganelli&gt;&gt;Maria Letizia">
            <text:p>Riganelli&gt;&gt;Maria Letizi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54]=1;1;0)" office:value-type="float" office:value="1">
            <text:p>1</text:p>
          </table:table-cell>
          <table:table-cell table:formula="of:=IF([.D54]=10;1;0)" office:value-type="float" office:value="0">
            <text:p>0</text:p>
          </table:table-cell>
          <table:table-cell table:formula="of:=IF([.D54]=11;1;0)" office:value-type="float" office:value="0">
            <text:p>0</text:p>
          </table:table-cell>
        </table:table-row>
        <table:table-row table:style-name="ro4">
          <table:table-cell office:value-type="string">
            <text:p>Rita</text:p>
          </table:table-cell>
          <table:table-cell office:value-type="string">
            <text:p>Rosati</text:p>
          </table:table-cell>
          <table:table-cell table:formula="of:=[.B55]&amp;&quot;&gt;&gt;&quot;&amp;[.A55]" office:value-type="string" office:string-value="Rosati&gt;&gt;Rita">
            <text:p>Rosati&gt;&gt;Rit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55]=1;1;0)" office:value-type="float" office:value="1">
            <text:p>1</text:p>
          </table:table-cell>
          <table:table-cell table:formula="of:=IF([.D55]=10;1;0)" office:value-type="float" office:value="0">
            <text:p>0</text:p>
          </table:table-cell>
          <table:table-cell table:formula="of:=IF([.D55]=11;1;0)" office:value-type="float" office:value="0">
            <text:p>0</text:p>
          </table:table-cell>
        </table:table-row>
        <table:table-row table:style-name="ro3">
          <table:table-cell office:value-type="string">
            <text:p>Serena</text:p>
          </table:table-cell>
          <table:table-cell office:value-type="string">
            <text:p>Rosella</text:p>
          </table:table-cell>
          <table:table-cell table:formula="of:=[.B56]&amp;&quot;&gt;&gt;&quot;&amp;[.A56]" office:value-type="string" office:string-value="Rosella&gt;&gt;Serena">
            <text:p>Rosella&gt;&gt;Seren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56]=1;1;0)" office:value-type="float" office:value="1">
            <text:p>1</text:p>
          </table:table-cell>
          <table:table-cell table:formula="of:=IF([.D56]=10;1;0)" office:value-type="float" office:value="0">
            <text:p>0</text:p>
          </table:table-cell>
          <table:table-cell table:formula="of:=IF([.D56]=11;1;0)" office:value-type="float" office:value="0">
            <text:p>0</text:p>
          </table:table-cell>
        </table:table-row>
        <table:table-row table:style-name="ro3">
          <table:table-cell office:value-type="string">
            <text:p>Barbara</text:p>
          </table:table-cell>
          <table:table-cell office:value-type="string">
            <text:p>Sabatino</text:p>
          </table:table-cell>
          <table:table-cell table:formula="of:=[.B57]&amp;&quot;&gt;&gt;&quot;&amp;[.A57]" office:value-type="string" office:string-value="Sabatino&gt;&gt;Barbara">
            <text:p>Sabatino&gt;&gt;Barbara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57]=1;1;0)" office:value-type="float" office:value="0">
            <text:p>0</text:p>
          </table:table-cell>
          <table:table-cell table:formula="of:=IF([.D57]=10;1;0)" office:value-type="float" office:value="1">
            <text:p>1</text:p>
          </table:table-cell>
          <table:table-cell table:formula="of:=IF([.D57]=11;1;0)" office:value-type="float" office:value="0">
            <text:p>0</text:p>
          </table:table-cell>
        </table:table-row>
        <table:table-row table:style-name="ro4">
          <table:table-cell office:value-type="string">
            <text:p>Marco</text:p>
          </table:table-cell>
          <table:table-cell office:value-type="string">
            <text:p>Scafati</text:p>
          </table:table-cell>
          <table:table-cell table:formula="of:=[.B58]&amp;&quot;&gt;&gt;&quot;&amp;[.A58]" office:value-type="string" office:string-value="Scafati&gt;&gt;Marco">
            <text:p>Scafati&gt;&gt;Marco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58]=1;1;0)" office:value-type="float" office:value="0">
            <text:p>0</text:p>
          </table:table-cell>
          <table:table-cell table:formula="of:=IF([.D58]=10;1;0)" office:value-type="float" office:value="1">
            <text:p>1</text:p>
          </table:table-cell>
          <table:table-cell table:formula="of:=IF([.D58]=11;1;0)" office:value-type="float" office:value="0">
            <text:p>0</text:p>
          </table:table-cell>
        </table:table-row>
        <table:table-row table:style-name="ro4">
          <table:table-cell office:value-type="string">
            <text:p>Matteo</text:p>
          </table:table-cell>
          <table:table-cell office:value-type="string">
            <text:p>Scarlino</text:p>
          </table:table-cell>
          <table:table-cell table:formula="of:=[.B59]&amp;&quot;&gt;&gt;&quot;&amp;[.A59]" office:value-type="string" office:string-value="Scarlino&gt;&gt;Matteo">
            <text:p>Scarlino&gt;&gt;Matte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59]=1;1;0)" office:value-type="float" office:value="1">
            <text:p>1</text:p>
          </table:table-cell>
          <table:table-cell table:formula="of:=IF([.D59]=10;1;0)" office:value-type="float" office:value="0">
            <text:p>0</text:p>
          </table:table-cell>
          <table:table-cell table:formula="of:=IF([.D59]=11;1;0)" office:value-type="float" office:value="0">
            <text:p>0</text:p>
          </table:table-cell>
        </table:table-row>
        <table:table-row table:style-name="ro4">
          <table:table-cell office:value-type="string">
            <text:p>Raffaele</text:p>
          </table:table-cell>
          <table:table-cell office:value-type="string">
            <text:p>Soccio</text:p>
          </table:table-cell>
          <table:table-cell table:formula="of:=[.B60]&amp;&quot;&gt;&gt;&quot;&amp;[.A60]" office:value-type="string" office:string-value="Soccio&gt;&gt;Raffaele">
            <text:p>Soccio&gt;&gt;Raffaele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0]=1;1;0)" office:value-type="float" office:value="0">
            <text:p>0</text:p>
          </table:table-cell>
          <table:table-cell table:formula="of:=IF([.D60]=10;1;0)" office:value-type="float" office:value="0">
            <text:p>0</text:p>
          </table:table-cell>
          <table:table-cell table:formula="of:=IF([.D60]=11;1;0)" office:value-type="float" office:value="1">
            <text:p>1</text:p>
          </table:table-cell>
        </table:table-row>
        <table:table-row table:style-name="ro4">
          <table:table-cell office:value-type="string">
            <text:p>Lucia</text:p>
          </table:table-cell>
          <table:table-cell office:value-type="string">
            <text:p>Tagliafierro</text:p>
          </table:table-cell>
          <table:table-cell table:formula="of:=[.B61]&amp;&quot;&gt;&gt;&quot;&amp;[.A61]" office:value-type="string" office:string-value="Tagliafierro&gt;&gt;Lucia">
            <text:p>Tagliafierro&gt;&gt;Luci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1]=1;1;0)" office:value-type="float" office:value="0">
            <text:p>0</text:p>
          </table:table-cell>
          <table:table-cell table:formula="of:=IF([.D61]=10;1;0)" office:value-type="float" office:value="0">
            <text:p>0</text:p>
          </table:table-cell>
          <table:table-cell table:formula="of:=IF([.D61]=11;1;0)" office:value-type="float" office:value="1">
            <text:p>1</text:p>
          </table:table-cell>
        </table:table-row>
        <table:table-row table:style-name="ro4">
          <table:table-cell office:value-type="string">
            <text:p>Paolo</text:p>
          </table:table-cell>
          <table:table-cell office:value-type="string">
            <text:p>Tavella</text:p>
          </table:table-cell>
          <table:table-cell table:formula="of:=[.B62]&amp;&quot;&gt;&gt;&quot;&amp;[.A62]" office:value-type="string" office:string-value="Tavella&gt;&gt;Paolo">
            <text:p>Tavella&gt;&gt;Paolo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62]=1;1;0)" office:value-type="float" office:value="1">
            <text:p>1</text:p>
          </table:table-cell>
          <table:table-cell table:formula="of:=IF([.D62]=10;1;0)" office:value-type="float" office:value="0">
            <text:p>0</text:p>
          </table:table-cell>
          <table:table-cell table:formula="of:=IF([.D62]=11;1;0)" office:value-type="float" office:value="0">
            <text:p>0</text:p>
          </table:table-cell>
        </table:table-row>
        <table:table-row table:style-name="ro4">
          <table:table-cell office:value-type="string">
            <text:p>Alessandra</text:p>
          </table:table-cell>
          <table:table-cell office:value-type="string">
            <text:p>Urbani</text:p>
          </table:table-cell>
          <table:table-cell table:formula="of:=[.B63]&amp;&quot;&gt;&gt;&quot;&amp;[.A63]" office:value-type="string" office:string-value="Urbani&gt;&gt;Alessandra">
            <text:p>Urbani&gt;&gt;Alessandra</text:p>
          </table:table-cell>
          <table:table-cell office:value-type="float" office:value="10">
            <text:p>10</text:p>
          </table:table-cell>
          <table:table-cell office:value-type="string">
            <text:p><text:s/>✦</text:p>
          </table:table-cell>
          <table:table-cell table:formula="of:=IF([.D63]=1;1;0)" office:value-type="float" office:value="0">
            <text:p>0</text:p>
          </table:table-cell>
          <table:table-cell table:formula="of:=IF([.D63]=10;1;0)" office:value-type="float" office:value="1">
            <text:p>1</text:p>
          </table:table-cell>
          <table:table-cell table:formula="of:=IF([.D63]=11;1;0)" office:value-type="float" office:value="0">
            <text:p>0</text:p>
          </table:table-cell>
        </table:table-row>
        <table:table-row table:style-name="ro4">
          <table:table-cell office:value-type="string">
            <text:p>Manuela</text:p>
          </table:table-cell>
          <table:table-cell office:value-type="string">
            <text:p>Vacca</text:p>
          </table:table-cell>
          <table:table-cell table:formula="of:=[.B64]&amp;&quot;&gt;&gt;&quot;&amp;[.A64]" office:value-type="string" office:string-value="Vacca&gt;&gt;Manuela">
            <text:p>Vacca&gt;&gt;Manuel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4]=1;1;0)" office:value-type="float" office:value="0">
            <text:p>0</text:p>
          </table:table-cell>
          <table:table-cell table:formula="of:=IF([.D64]=10;1;0)" office:value-type="float" office:value="0">
            <text:p>0</text:p>
          </table:table-cell>
          <table:table-cell table:formula="of:=IF([.D64]=11;1;0)" office:value-type="float" office:value="1">
            <text:p>1</text:p>
          </table:table-cell>
        </table:table-row>
        <table:table-row table:style-name="ro3">
          <table:table-cell office:value-type="string">
            <text:p>Giorgia</text:p>
          </table:table-cell>
          <table:table-cell office:value-type="string">
            <text:p>Vaccari</text:p>
          </table:table-cell>
          <table:table-cell table:formula="of:=[.B65]&amp;&quot;&gt;&gt;&quot;&amp;[.A65]" office:value-type="string" office:string-value="Vaccari&gt;&gt;Giorgia">
            <text:p>Vaccari&gt;&gt;Giorgi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5]=1;1;0)" office:value-type="float" office:value="0">
            <text:p>0</text:p>
          </table:table-cell>
          <table:table-cell table:formula="of:=IF([.D65]=10;1;0)" office:value-type="float" office:value="0">
            <text:p>0</text:p>
          </table:table-cell>
          <table:table-cell table:formula="of:=IF([.D65]=11;1;0)" office:value-type="float" office:value="1">
            <text:p>1</text:p>
          </table:table-cell>
        </table:table-row>
        <table:table-row table:style-name="ro4">
          <table:table-cell office:value-type="string">
            <text:p>Maria</text:p>
          </table:table-cell>
          <table:table-cell office:value-type="string">
            <text:p>Vernazzaro</text:p>
          </table:table-cell>
          <table:table-cell table:formula="of:=[.B66]&amp;&quot;&gt;&gt;&quot;&amp;[.A66]" office:value-type="string" office:string-value="Vernazzaro&gt;&gt;Maria">
            <text:p>Vernazzaro&gt;&gt;Maria</text:p>
          </table:table-cell>
          <table:table-cell office:value-type="float" office:value="1">
            <text:p>1</text:p>
          </table:table-cell>
          <table:table-cell office:value-type="string">
            <text:p>▲ </text:p>
          </table:table-cell>
          <table:table-cell table:formula="of:=IF([.D66]=1;1;0)" office:value-type="float" office:value="1">
            <text:p>1</text:p>
          </table:table-cell>
          <table:table-cell table:formula="of:=IF([.D66]=10;1;0)" office:value-type="float" office:value="0">
            <text:p>0</text:p>
          </table:table-cell>
          <table:table-cell table:formula="of:=IF([.D66]=11;1;0)" office:value-type="float" office:value="0">
            <text:p>0</text:p>
          </table:table-cell>
        </table:table-row>
        <table:table-row table:style-name="ro3">
          <table:table-cell office:value-type="string">
            <text:p>Sabrina</text:p>
          </table:table-cell>
          <table:table-cell office:value-type="string">
            <text:p>Villa</text:p>
          </table:table-cell>
          <table:table-cell table:formula="of:=[.B67]&amp;&quot;&gt;&gt;&quot;&amp;[.A67]" office:value-type="string" office:string-value="Villa&gt;&gt;Sabrina">
            <text:p>Villa&gt;&gt;Sabrina</text:p>
          </table:table-cell>
          <table:table-cell office:value-type="float" office:value="11">
            <text:p>11</text:p>
          </table:table-cell>
          <table:table-cell office:value-type="string">
            <text:p>▲✦</text:p>
          </table:table-cell>
          <table:table-cell table:formula="of:=IF([.D67]=1;1;0)" office:value-type="float" office:value="0">
            <text:p>0</text:p>
          </table:table-cell>
          <table:table-cell table:formula="of:=IF([.D67]=10;1;0)" office:value-type="float" office:value="0">
            <text:p>0</text:p>
          </table:table-cell>
          <table:table-cell table:formula="of:=IF([.D67]=11;1;0)" office:value-type="float" office:value="1">
            <text:p>1</text:p>
          </table:table-cell>
        </table:table-row>
        <table:table-row table:style-name="ro3">
          <table:table-cell table:style-name="Default" table:number-columns-repeated="5"/>
          <table:table-cell table:style-name="Default" table:formula="of:=SUM([.F2:.F67])" office:value-type="float" office:value="24">
            <text:p>24</text:p>
          </table:table-cell>
          <table:table-cell table:formula="of:=SUM([.G2:.G67])" office:value-type="float" office:value="7">
            <text:p>7</text:p>
          </table:table-cell>
          <table:table-cell table:formula="of:=SUM([.H2:.H67])" office:value-type="float" office:value="35">
            <text:p>35</text:p>
          </table:table-cell>
        </table:table-row>
        <table:table-row table:style-name="ro3" table:number-rows-repeated="4">
          <table:table-cell table:style-name="Default" table:number-columns-repeated="6"/>
          <table:table-cell table:number-columns-repeated="2"/>
        </table:table-row>
        <table:table-row table:style-name="ro8">
          <table:table-cell table:style-name="Default" table:number-columns-repeated="6"/>
          <table:table-cell table:number-columns-repeated="2"/>
        </table:table-row>
        <table:named-expressions/>
      </table:table>
      <table:table table:name="Giornalisti" table:style-name="ta1" table:print="false">
        <table:table-column table:style-name="co9" table:default-cell-style-name="ce69"/>
        <table:table-column table:style-name="co10" table:default-cell-style-name="ce69"/>
        <table:table-column table:style-name="co62" table:default-cell-style-name="ce74"/>
        <table:table-column table:style-name="co2" table:default-cell-style-name="ce71"/>
        <table:table-column table:style-name="co2" table:default-cell-style-name="ce10"/>
        <table:table-column table:style-name="co2" table:default-cell-style-name="ce79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3" office:value-type="string">
            <text:p>Nome</text:p>
          </table:table-cell>
          <table:table-cell table:style-name="ce13" office:value-type="string">
            <text:p>Cognome</text:p>
          </table:table-cell>
          <table:table-cell table:style-name="ce10" office:value-type="string">
            <text:p>Ospite</text:p>
          </table:table-cell>
          <table:table-cell table:style-name="ce15" office:value-type="string">
            <text:p>N</text:p>
          </table:table-cell>
          <table:table-cell office:value-type="string">
            <text:p>DATA</text:p>
          </table:table-cell>
          <table:table-cell table:style-name="ce10" office:value-type="string">
            <text:p>STAMPATO</text:p>
          </table:table-cell>
          <table:table-cell table:style-name="Default" office:value-type="string">
            <text:p>SOLO GIOVEDI?</text:p>
          </table:table-cell>
          <table:table-cell office:value-type="string">
            <text:p>SOLO VENERDI?</text:p>
          </table:table-cell>
          <table:table-cell office:value-type="string">
            <text:p>AMBEDUE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Antonella Giovanna</text:p>
          </table:table-cell>
          <table:table-cell table:style-name="ce14" office:value-type="string">
            <text:p>Alba</text:p>
          </table:table-cell>
          <table:table-cell table:style-name="ce10" table:formula="of:=[.B2]&amp;&quot;&gt;&gt;&quot;&amp;[.A2]" office:value-type="string" office:string-value="Alba&gt;&gt;Antonella Giovanna">
            <text:p>Alba&gt;&gt;Antonella Giovan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2]=1;1;0)" office:value-type="float" office:value="0">
            <text:p>0</text:p>
          </table:table-cell>
          <table:table-cell table:formula="of:=IF([.D2]=10;1;0)" office:value-type="float" office:value="0">
            <text:p>0</text:p>
          </table:table-cell>
          <table:table-cell table:formula="of:=IF([.D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ichela</text:p>
          </table:table-cell>
          <table:table-cell table:style-name="ce14" office:value-type="string">
            <text:p>Albanese</text:p>
          </table:table-cell>
          <table:table-cell table:style-name="ce10" table:formula="of:=[.B3]&amp;&quot;&gt;&gt;&quot;&amp;[.A3]" office:value-type="string" office:string-value="Albanese&gt;&gt;Michela">
            <text:p>Albanese&gt;&gt;Miche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]=1;1;0)" office:value-type="float" office:value="0">
            <text:p>0</text:p>
          </table:table-cell>
          <table:table-cell table:formula="of:=IF([.D3]=10;1;0)" office:value-type="float" office:value="0">
            <text:p>0</text:p>
          </table:table-cell>
          <table:table-cell table:formula="of:=IF([.D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Nunzia Tiziana</text:p>
          </table:table-cell>
          <table:table-cell table:style-name="ce14" office:value-type="string">
            <text:p>Barrucci</text:p>
          </table:table-cell>
          <table:table-cell table:style-name="ce10" table:formula="of:=[.B4]&amp;&quot;&gt;&gt;&quot;&amp;[.A4]" office:value-type="string" office:string-value="Barrucci&gt;&gt;Nunzia Tiziana">
            <text:p>Barrucci&gt;&gt;Nunzia Tizia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4]=1;1;0)" office:value-type="float" office:value="0">
            <text:p>0</text:p>
          </table:table-cell>
          <table:table-cell table:formula="of:=IF([.D4]=10;1;0)" office:value-type="float" office:value="0">
            <text:p>0</text:p>
          </table:table-cell>
          <table:table-cell table:formula="of:=IF([.D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Francesca</text:p>
          </table:table-cell>
          <table:table-cell table:style-name="ce14" office:value-type="string">
            <text:p>Biliotti</text:p>
          </table:table-cell>
          <table:table-cell table:style-name="ce10" table:formula="of:=[.B5]&amp;&quot;&gt;&gt;&quot;&amp;[.A5]" office:value-type="string" office:string-value="Biliotti&gt;&gt;Francesca">
            <text:p>Biliotti&gt;&gt;Francesc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5]=1;1;0)" office:value-type="float" office:value="1">
            <text:p>1</text:p>
          </table:table-cell>
          <table:table-cell table:formula="of:=IF([.D5]=10;1;0)" office:value-type="float" office:value="0">
            <text:p>0</text:p>
          </table:table-cell>
          <table:table-cell table:formula="of:=IF([.D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arina</text:p>
          </table:table-cell>
          <table:table-cell table:style-name="ce14" office:value-type="string">
            <text:p>Biraghi</text:p>
          </table:table-cell>
          <table:table-cell table:style-name="ce10" table:formula="of:=[.B6]&amp;&quot;&gt;&gt;&quot;&amp;[.A6]" office:value-type="string" office:string-value="Biraghi&gt;&gt;Sarina">
            <text:p>Biraghi&gt;&gt;Sari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]=1;1;0)" office:value-type="float" office:value="0">
            <text:p>0</text:p>
          </table:table-cell>
          <table:table-cell table:formula="of:=IF([.D6]=10;1;0)" office:value-type="float" office:value="0">
            <text:p>0</text:p>
          </table:table-cell>
          <table:table-cell table:formula="of:=IF([.D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arbara</text:p>
          </table:table-cell>
          <table:table-cell table:style-name="ce14" office:value-type="string">
            <text:p>Bizzarri</text:p>
          </table:table-cell>
          <table:table-cell table:style-name="ce10" table:formula="of:=[.B7]&amp;&quot;&gt;&gt;&quot;&amp;[.A7]" office:value-type="string" office:string-value="Bizzarri&gt;&gt;Barbara">
            <text:p>Bizzarri&gt;&gt;Barbar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7]=1;1;0)" office:value-type="float" office:value="0">
            <text:p>0</text:p>
          </table:table-cell>
          <table:table-cell table:formula="of:=IF([.D7]=10;1;0)" office:value-type="float" office:value="0">
            <text:p>0</text:p>
          </table:table-cell>
          <table:table-cell table:formula="of:=IF([.D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Rachele</text:p>
          </table:table-cell>
          <table:table-cell table:style-name="ce14" office:value-type="string">
            <text:p>Bombace</text:p>
          </table:table-cell>
          <table:table-cell table:style-name="ce10" table:formula="of:=[.B8]&amp;&quot;&gt;&gt;&quot;&amp;[.A8]" office:value-type="string" office:string-value="Bombace&gt;&gt;Rachele">
            <text:p>Bombace&gt;&gt;Rachele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8]=1;1;0)" office:value-type="float" office:value="0">
            <text:p>0</text:p>
          </table:table-cell>
          <table:table-cell table:formula="of:=IF([.D8]=10;1;0)" office:value-type="float" office:value="0">
            <text:p>0</text:p>
          </table:table-cell>
          <table:table-cell table:formula="of:=IF([.D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usanna</text:p>
          </table:table-cell>
          <table:table-cell table:style-name="ce14" office:value-type="string">
            <text:p>Bonini</text:p>
          </table:table-cell>
          <table:table-cell table:style-name="ce10" table:formula="of:=[.B9]&amp;&quot;&gt;&gt;&quot;&amp;[.A9]" office:value-type="string" office:string-value="Bonini&gt;&gt;Susanna">
            <text:p>Bonini&gt;&gt;Susan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9]=1;1;0)" office:value-type="float" office:value="0">
            <text:p>0</text:p>
          </table:table-cell>
          <table:table-cell table:formula="of:=IF([.D9]=10;1;0)" office:value-type="float" office:value="0">
            <text:p>0</text:p>
          </table:table-cell>
          <table:table-cell table:formula="of:=IF([.D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tefania</text:p>
          </table:table-cell>
          <table:table-cell table:style-name="ce14" office:value-type="string">
            <text:p>Brai</text:p>
          </table:table-cell>
          <table:table-cell table:style-name="ce10" table:formula="of:=[.B10]&amp;&quot;&gt;&gt;&quot;&amp;[.A10]" office:value-type="string" office:string-value="Brai&gt;&gt;Stefania">
            <text:p>Brai&gt;&gt;Stefania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10]=1;1;0)" office:value-type="float" office:value="0">
            <text:p>0</text:p>
          </table:table-cell>
          <table:table-cell table:formula="of:=IF([.D10]=10;1;0)" office:value-type="float" office:value="1">
            <text:p>1</text:p>
          </table:table-cell>
          <table:table-cell table:formula="of:=IF([.D10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da</text:p>
          </table:table-cell>
          <table:table-cell table:style-name="ce14" office:value-type="string">
            <text:p>Bressa</text:p>
          </table:table-cell>
          <table:table-cell table:style-name="ce10" table:formula="of:=[.B11]&amp;&quot;&gt;&gt;&quot;&amp;[.A11]" office:value-type="string" office:string-value="Bressa&gt;&gt;Ida">
            <text:p>Bressa&gt;&gt;Id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1]=1;1;0)" office:value-type="float" office:value="0">
            <text:p>0</text:p>
          </table:table-cell>
          <table:table-cell table:formula="of:=IF([.D11]=10;1;0)" office:value-type="float" office:value="0">
            <text:p>0</text:p>
          </table:table-cell>
          <table:table-cell table:formula="of:=IF([.D1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Daniela</text:p>
          </table:table-cell>
          <table:table-cell table:style-name="ce14" office:value-type="string">
            <text:p>Bruni</text:p>
          </table:table-cell>
          <table:table-cell table:style-name="ce10" table:formula="of:=[.B12]&amp;&quot;&gt;&gt;&quot;&amp;[.A12]" office:value-type="string" office:string-value="Bruni&gt;&gt;Daniela">
            <text:p>Bruni&gt;&gt;Danie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2]=1;1;0)" office:value-type="float" office:value="0">
            <text:p>0</text:p>
          </table:table-cell>
          <table:table-cell table:formula="of:=IF([.D12]=10;1;0)" office:value-type="float" office:value="0">
            <text:p>0</text:p>
          </table:table-cell>
          <table:table-cell table:formula="of:=IF([.D1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Domenico</text:p>
          </table:table-cell>
          <table:table-cell table:style-name="ce14" office:value-type="string">
            <text:p>Cacciuni</text:p>
          </table:table-cell>
          <table:table-cell table:style-name="ce10" table:formula="of:=[.B13]&amp;&quot;&gt;&gt;&quot;&amp;[.A13]" office:value-type="string" office:string-value="Cacciuni&gt;&gt;Domenico">
            <text:p>Cacciuni&gt;&gt;Domenic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13]=1;1;0)" office:value-type="float" office:value="1">
            <text:p>1</text:p>
          </table:table-cell>
          <table:table-cell table:formula="of:=IF([.D13]=10;1;0)" office:value-type="float" office:value="0">
            <text:p>0</text:p>
          </table:table-cell>
          <table:table-cell table:formula="of:=IF([.D13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arbara</text:p>
          </table:table-cell>
          <table:table-cell table:style-name="ce14" office:value-type="string">
            <text:p>Calabresi</text:p>
          </table:table-cell>
          <table:table-cell table:style-name="ce10" table:formula="of:=[.B14]&amp;&quot;&gt;&gt;&quot;&amp;[.A14]" office:value-type="string" office:string-value="Calabresi&gt;&gt;Barbara">
            <text:p>Calabresi&gt;&gt;Barbar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4]=1;1;0)" office:value-type="float" office:value="0">
            <text:p>0</text:p>
          </table:table-cell>
          <table:table-cell table:formula="of:=IF([.D14]=10;1;0)" office:value-type="float" office:value="0">
            <text:p>0</text:p>
          </table:table-cell>
          <table:table-cell table:formula="of:=IF([.D1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nola</text:p>
          </table:table-cell>
          <table:table-cell table:style-name="ce14" office:value-type="string">
            <text:p>Camilletti</text:p>
          </table:table-cell>
          <table:table-cell table:style-name="ce10" table:formula="of:=[.B15]&amp;&quot;&gt;&gt;&quot;&amp;[.A15]" office:value-type="string" office:string-value="Camilletti&gt;&gt;Manola">
            <text:p>Camilletti&gt;&gt;Mano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5]=1;1;0)" office:value-type="float" office:value="0">
            <text:p>0</text:p>
          </table:table-cell>
          <table:table-cell table:formula="of:=IF([.D15]=10;1;0)" office:value-type="float" office:value="0">
            <text:p>0</text:p>
          </table:table-cell>
          <table:table-cell table:formula="of:=IF([.D1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ldebrando</text:p>
          </table:table-cell>
          <table:table-cell table:style-name="ce14" office:value-type="string">
            <text:p>Caputi</text:p>
          </table:table-cell>
          <table:table-cell table:style-name="ce10" table:formula="of:=[.B16]&amp;&quot;&gt;&gt;&quot;&amp;[.A16]" office:value-type="string" office:string-value="Caputi&gt;&gt;Ildebrando">
            <text:p>Caputi&gt;&gt;Ildebrand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6]=1;1;0)" office:value-type="float" office:value="0">
            <text:p>0</text:p>
          </table:table-cell>
          <table:table-cell table:formula="of:=IF([.D16]=10;1;0)" office:value-type="float" office:value="0">
            <text:p>0</text:p>
          </table:table-cell>
          <table:table-cell table:formula="of:=IF([.D1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ia Antonia</text:p>
          </table:table-cell>
          <table:table-cell table:style-name="ce14" office:value-type="string">
            <text:p>Chinello</text:p>
          </table:table-cell>
          <table:table-cell table:style-name="ce10" table:formula="of:=[.B17]&amp;&quot;&gt;&gt;&quot;&amp;[.A17]" office:value-type="string" office:string-value="Chinello&gt;&gt;Maria Antonia">
            <text:p>Chinello&gt;&gt;Maria Antoni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7]=1;1;0)" office:value-type="float" office:value="0">
            <text:p>0</text:p>
          </table:table-cell>
          <table:table-cell table:formula="of:=IF([.D17]=10;1;0)" office:value-type="float" office:value="0">
            <text:p>0</text:p>
          </table:table-cell>
          <table:table-cell table:formula="of:=IF([.D1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Gerolama Maria</text:p>
          </table:table-cell>
          <table:table-cell table:style-name="ce14" office:value-type="string">
            <text:p>Ciancio</text:p>
          </table:table-cell>
          <table:table-cell table:style-name="ce10" table:formula="of:=[.B18]&amp;&quot;&gt;&gt;&quot;&amp;[.A18]" office:value-type="string" office:string-value="Ciancio&gt;&gt;Gerolama Maria">
            <text:p>Ciancio&gt;&gt;Gerolama Mari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18]=1;1;0)" office:value-type="float" office:value="1">
            <text:p>1</text:p>
          </table:table-cell>
          <table:table-cell table:formula="of:=IF([.D18]=10;1;0)" office:value-type="float" office:value="0">
            <text:p>0</text:p>
          </table:table-cell>
          <table:table-cell table:formula="of:=IF([.D1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Vito</text:p>
          </table:table-cell>
          <table:table-cell table:style-name="ce14" office:value-type="string">
            <text:p>Cioce</text:p>
          </table:table-cell>
          <table:table-cell table:style-name="ce10" table:formula="of:=[.B19]&amp;&quot;&gt;&gt;&quot;&amp;[.A19]" office:value-type="string" office:string-value="Cioce&gt;&gt;Vito">
            <text:p>Cioce&gt;&gt;Vit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19]=1;1;0)" office:value-type="float" office:value="0">
            <text:p>0</text:p>
          </table:table-cell>
          <table:table-cell table:formula="of:=IF([.D19]=10;1;0)" office:value-type="float" office:value="0">
            <text:p>0</text:p>
          </table:table-cell>
          <table:table-cell table:formula="of:=IF([.D1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iantonietta</text:p>
          </table:table-cell>
          <table:table-cell table:style-name="ce14" office:value-type="string">
            <text:p>Colimberti</text:p>
          </table:table-cell>
          <table:table-cell table:style-name="ce10" table:formula="of:=[.B20]&amp;&quot;&gt;&gt;&quot;&amp;[.A20]" office:value-type="string" office:string-value="Colimberti&gt;&gt;Mariantonietta">
            <text:p>Colimberti&gt;&gt;Mariantoniett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20]=1;1;0)" office:value-type="float" office:value="0">
            <text:p>0</text:p>
          </table:table-cell>
          <table:table-cell table:formula="of:=IF([.D20]=10;1;0)" office:value-type="float" office:value="0">
            <text:p>0</text:p>
          </table:table-cell>
          <table:table-cell table:formula="of:=IF([.D2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Cristina</text:p>
          </table:table-cell>
          <table:table-cell table:style-name="ce14" office:value-type="string">
            <text:p>Cordone</text:p>
          </table:table-cell>
          <table:table-cell table:style-name="ce10" table:formula="of:=[.B21]&amp;&quot;&gt;&gt;&quot;&amp;[.A21]" office:value-type="string" office:string-value="Cordone&gt;&gt;Cristina">
            <text:p>Cordone&gt;&gt;Cristi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21]=1;1;0)" office:value-type="float" office:value="0">
            <text:p>0</text:p>
          </table:table-cell>
          <table:table-cell table:formula="of:=IF([.D21]=10;1;0)" office:value-type="float" office:value="0">
            <text:p>0</text:p>
          </table:table-cell>
          <table:table-cell table:formula="of:=IF([.D2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68" office:value-type="string">
            <text:p>Fabrizio</text:p>
          </table:table-cell>
          <table:table-cell table:style-name="ce68" office:value-type="string">
            <text:p>D'Andrea</text:p>
          </table:table-cell>
          <table:table-cell table:style-name="ce73" table:formula="of:=[.B22]&amp;&quot;&gt;&gt;&quot;&amp;[.A22]" office:value-type="string" office:string-value="D'Andrea&gt;&gt;Fabrizio">
            <text:p>D'Andrea&gt;&gt;Fabrizio</text:p>
          </table:table-cell>
          <table:table-cell table:style-name="ce75" office:value-type="float" office:value="1">
            <text:p>1</text:p>
          </table:table-cell>
          <table:table-cell table:style-name="ce73" office:value-type="string">
            <text:p>▲ </text:p>
          </table:table-cell>
          <table:table-cell table:style-name="ce73" office:value-type="float" office:value="1">
            <text:p>1</text:p>
          </table:table-cell>
          <table:table-cell table:style-name="ce80" table:formula="of:=IF([.D22]=1;1;0)" office:value-type="float" office:value="1">
            <text:p>1</text:p>
          </table:table-cell>
          <table:table-cell table:style-name="ce73" table:formula="of:=IF([.D22]=10;1;0)" office:value-type="float" office:value="0">
            <text:p>0</text:p>
          </table:table-cell>
          <table:table-cell table:style-name="ce73" table:formula="of:=IF([.D22]=11;1;0)" office:value-type="float" office:value="0">
            <text:p>0</text:p>
          </table:table-cell>
          <table:table-cell table:style-name="ce73" table:number-columns-repeated="1015"/>
        </table:table-row>
        <table:table-row table:style-name="ro3">
          <table:table-cell table:style-name="ce14" office:value-type="string">
            <text:p>Pietro</text:p>
          </table:table-cell>
          <table:table-cell table:style-name="ce14" office:value-type="string">
            <text:p>De Gennaro</text:p>
          </table:table-cell>
          <table:table-cell table:style-name="ce10" table:formula="of:=[.B23]&amp;&quot;&gt;&gt;&quot;&amp;[.A23]" office:value-type="string" office:string-value="De Gennaro&gt;&gt;Pietro">
            <text:p>De Gennaro&gt;&gt;Pietr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23]=1;1;0)" office:value-type="float" office:value="1">
            <text:p>1</text:p>
          </table:table-cell>
          <table:table-cell table:formula="of:=IF([.D23]=10;1;0)" office:value-type="float" office:value="0">
            <text:p>0</text:p>
          </table:table-cell>
          <table:table-cell table:formula="of:=IF([.D23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Lorenzo</text:p>
          </table:table-cell>
          <table:table-cell table:style-name="ce14" office:value-type="string">
            <text:p>De Ritis</text:p>
          </table:table-cell>
          <table:table-cell table:style-name="ce10" table:formula="of:=[.B24]&amp;&quot;&gt;&gt;&quot;&amp;[.A24]" office:value-type="string" office:string-value="De Ritis&gt;&gt;Lorenzo">
            <text:p>De Ritis&gt;&gt;Lorenz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24]=1;1;0)" office:value-type="float" office:value="1">
            <text:p>1</text:p>
          </table:table-cell>
          <table:table-cell table:formula="of:=IF([.D24]=10;1;0)" office:value-type="float" office:value="0">
            <text:p>0</text:p>
          </table:table-cell>
          <table:table-cell table:formula="of:=IF([.D2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tefano</text:p>
          </table:table-cell>
          <table:table-cell table:style-name="ce14" office:value-type="string">
            <text:p>Delle Cave</text:p>
          </table:table-cell>
          <table:table-cell table:style-name="ce10" table:formula="of:=[.B25]&amp;&quot;&gt;&gt;&quot;&amp;[.A25]" office:value-type="string" office:string-value="Delle Cave&gt;&gt;Stefano">
            <text:p>Delle Cave&gt;&gt;Stefan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25]=1;1;0)" office:value-type="float" office:value="1">
            <text:p>1</text:p>
          </table:table-cell>
          <table:table-cell table:formula="of:=IF([.D25]=10;1;0)" office:value-type="float" office:value="0">
            <text:p>0</text:p>
          </table:table-cell>
          <table:table-cell table:formula="of:=IF([.D2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co</text:p>
          </table:table-cell>
          <table:table-cell table:style-name="ce14" office:value-type="string">
            <text:p>Denti</text:p>
          </table:table-cell>
          <table:table-cell table:style-name="ce10" table:formula="of:=[.B26]&amp;&quot;&gt;&gt;&quot;&amp;[.A26]" office:value-type="string" office:string-value="Denti&gt;&gt;Marco">
            <text:p>Denti&gt;&gt;Marc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26]=1;1;0)" office:value-type="float" office:value="0">
            <text:p>0</text:p>
          </table:table-cell>
          <table:table-cell table:formula="of:=IF([.D26]=10;1;0)" office:value-type="float" office:value="0">
            <text:p>0</text:p>
          </table:table-cell>
          <table:table-cell table:formula="of:=IF([.D2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Elsa</text:p>
          </table:table-cell>
          <table:table-cell table:style-name="ce14" office:value-type="string">
            <text:p>Di Gati</text:p>
          </table:table-cell>
          <table:table-cell table:style-name="ce10" table:formula="of:=[.B27]&amp;&quot;&gt;&gt;&quot;&amp;[.A27]" office:value-type="string" office:string-value="Di Gati&gt;&gt;Elsa">
            <text:p>Di Gati&gt;&gt;Els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27]=1;1;0)" office:value-type="float" office:value="1">
            <text:p>1</text:p>
          </table:table-cell>
          <table:table-cell table:formula="of:=IF([.D27]=10;1;0)" office:value-type="float" office:value="0">
            <text:p>0</text:p>
          </table:table-cell>
          <table:table-cell table:formula="of:=IF([.D2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Tiziana</text:p>
          </table:table-cell>
          <table:table-cell table:style-name="ce14" office:value-type="string">
            <text:p>Di Giovannandrea</text:p>
          </table:table-cell>
          <table:table-cell table:style-name="ce10" table:formula="of:=[.B28]&amp;&quot;&gt;&gt;&quot;&amp;[.A28]" office:value-type="string" office:string-value="Di Giovannandrea&gt;&gt;Tiziana">
            <text:p>Di Giovannandrea&gt;&gt;Tizia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28]=1;1;0)" office:value-type="float" office:value="0">
            <text:p>0</text:p>
          </table:table-cell>
          <table:table-cell table:formula="of:=IF([.D28]=10;1;0)" office:value-type="float" office:value="0">
            <text:p>0</text:p>
          </table:table-cell>
          <table:table-cell table:formula="of:=IF([.D2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sabella</text:p>
          </table:table-cell>
          <table:table-cell table:style-name="ce14" office:value-type="string">
            <text:p>Donfrancesco</text:p>
          </table:table-cell>
          <table:table-cell table:style-name="ce10" table:formula="of:=[.B29]&amp;&quot;&gt;&gt;&quot;&amp;[.A29]" office:value-type="string" office:string-value="Donfrancesco&gt;&gt;Isabella">
            <text:p>Donfrancesco&gt;&gt;Isabella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29]=1;1;0)" office:value-type="float" office:value="0">
            <text:p>0</text:p>
          </table:table-cell>
          <table:table-cell table:formula="of:=IF([.D29]=10;1;0)" office:value-type="float" office:value="1">
            <text:p>1</text:p>
          </table:table-cell>
          <table:table-cell table:formula="of:=IF([.D29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ssimo</text:p>
          </table:table-cell>
          <table:table-cell table:style-name="ce14" office:value-type="string">
            <text:p>Esposito</text:p>
          </table:table-cell>
          <table:table-cell table:style-name="ce10" table:formula="of:=[.B30]&amp;&quot;&gt;&gt;&quot;&amp;[.A30]" office:value-type="string" office:string-value="Esposito&gt;&gt;Massimo">
            <text:p>Esposito&gt;&gt;Massim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0]=1;1;0)" office:value-type="float" office:value="0">
            <text:p>0</text:p>
          </table:table-cell>
          <table:table-cell table:formula="of:=IF([.D30]=10;1;0)" office:value-type="float" office:value="0">
            <text:p>0</text:p>
          </table:table-cell>
          <table:table-cell table:formula="of:=IF([.D3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68" office:value-type="string">
            <text:p>Mariangela Evelina</text:p>
          </table:table-cell>
          <table:table-cell table:style-name="ce68" office:value-type="string">
            <text:p>Farne'</text:p>
          </table:table-cell>
          <table:table-cell table:style-name="ce73" table:formula="of:=[.B31]&amp;&quot;&gt;&gt;&quot;&amp;[.A31]" office:value-type="string" office:string-value="Farne'&gt;&gt;Mariangela Evelina">
            <text:p>Farne'&gt;&gt;Mariangela Evelina</text:p>
          </table:table-cell>
          <table:table-cell table:style-name="ce75" office:value-type="float" office:value="1">
            <text:p>1</text:p>
          </table:table-cell>
          <table:table-cell table:style-name="ce73" office:value-type="string">
            <text:p>▲ </text:p>
          </table:table-cell>
          <table:table-cell table:style-name="ce73" office:value-type="float" office:value="1">
            <text:p>1</text:p>
          </table:table-cell>
          <table:table-cell table:style-name="ce80" table:formula="of:=IF([.D31]=1;1;0)" office:value-type="float" office:value="1">
            <text:p>1</text:p>
          </table:table-cell>
          <table:table-cell table:style-name="ce73" table:formula="of:=IF([.D31]=10;1;0)" office:value-type="float" office:value="0">
            <text:p>0</text:p>
          </table:table-cell>
          <table:table-cell table:style-name="ce73" table:formula="of:=IF([.D31]=11;1;0)" office:value-type="float" office:value="0">
            <text:p>0</text:p>
          </table:table-cell>
          <table:table-cell table:style-name="ce73" table:number-columns-repeated="1015"/>
        </table:table-row>
        <table:table-row table:style-name="ro3">
          <table:table-cell table:style-name="ce14" office:value-type="string">
            <text:p>Giulia</text:p>
          </table:table-cell>
          <table:table-cell table:style-name="ce14" office:value-type="string">
            <text:p>Foschini</text:p>
          </table:table-cell>
          <table:table-cell table:style-name="ce10" table:formula="of:=[.B32]&amp;&quot;&gt;&gt;&quot;&amp;[.A32]" office:value-type="string" office:string-value="Foschini&gt;&gt;Giulia">
            <text:p>Foschini&gt;&gt;Giuli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2]=1;1;0)" office:value-type="float" office:value="0">
            <text:p>0</text:p>
          </table:table-cell>
          <table:table-cell table:formula="of:=IF([.D32]=10;1;0)" office:value-type="float" office:value="0">
            <text:p>0</text:p>
          </table:table-cell>
          <table:table-cell table:formula="of:=IF([.D3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Gabriella</text:p>
          </table:table-cell>
          <table:table-cell table:style-name="ce14" office:value-type="string">
            <text:p>Gallozzi</text:p>
          </table:table-cell>
          <table:table-cell table:style-name="ce10" table:formula="of:=[.B33]&amp;&quot;&gt;&gt;&quot;&amp;[.A33]" office:value-type="string" office:string-value="Gallozzi&gt;&gt;Gabriella">
            <text:p>Gallozzi&gt;&gt;Gabriel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3]=1;1;0)" office:value-type="float" office:value="0">
            <text:p>0</text:p>
          </table:table-cell>
          <table:table-cell table:formula="of:=IF([.D33]=10;1;0)" office:value-type="float" office:value="0">
            <text:p>0</text:p>
          </table:table-cell>
          <table:table-cell table:formula="of:=IF([.D3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ssimo</text:p>
          </table:table-cell>
          <table:table-cell table:style-name="ce14" office:value-type="string">
            <text:p>Ioly</text:p>
          </table:table-cell>
          <table:table-cell table:style-name="ce10" table:formula="of:=[.B34]&amp;&quot;&gt;&gt;&quot;&amp;[.A34]" office:value-type="string" office:string-value="Ioly&gt;&gt;Massimo">
            <text:p>Ioly&gt;&gt;Massim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4]=1;1;0)" office:value-type="float" office:value="0">
            <text:p>0</text:p>
          </table:table-cell>
          <table:table-cell table:formula="of:=IF([.D34]=10;1;0)" office:value-type="float" office:value="0">
            <text:p>0</text:p>
          </table:table-cell>
          <table:table-cell table:formula="of:=IF([.D3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tefano</text:p>
          </table:table-cell>
          <table:table-cell table:style-name="ce14" office:value-type="string">
            <text:p>Latini</text:p>
          </table:table-cell>
          <table:table-cell table:style-name="ce10" table:formula="of:=[.B35]&amp;&quot;&gt;&gt;&quot;&amp;[.A35]" office:value-type="string" office:string-value="Latini&gt;&gt;Stefano">
            <text:p>Latini&gt;&gt;Stefan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35]=1;1;0)" office:value-type="float" office:value="1">
            <text:p>1</text:p>
          </table:table-cell>
          <table:table-cell table:formula="of:=IF([.D35]=10;1;0)" office:value-type="float" office:value="0">
            <text:p>0</text:p>
          </table:table-cell>
          <table:table-cell table:formula="of:=IF([.D3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Gianfranco</text:p>
          </table:table-cell>
          <table:table-cell table:style-name="ce14" office:value-type="string">
            <text:p>Lepore Dubois</text:p>
          </table:table-cell>
          <table:table-cell table:style-name="ce10" table:formula="of:=[.B36]&amp;&quot;&gt;&gt;&quot;&amp;[.A36]" office:value-type="string" office:string-value="Lepore Dubois&gt;&gt;Gianfranco">
            <text:p>Lepore Dubois&gt;&gt;Gianfranc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36]=1;1;0)" office:value-type="float" office:value="1">
            <text:p>1</text:p>
          </table:table-cell>
          <table:table-cell table:formula="of:=IF([.D36]=10;1;0)" office:value-type="float" office:value="0">
            <text:p>0</text:p>
          </table:table-cell>
          <table:table-cell table:formula="of:=IF([.D3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co</text:p>
          </table:table-cell>
          <table:table-cell table:style-name="ce14" office:value-type="string">
            <text:p>Liberati</text:p>
          </table:table-cell>
          <table:table-cell table:style-name="ce10" table:formula="of:=[.B37]&amp;&quot;&gt;&gt;&quot;&amp;[.A37]" office:value-type="string" office:string-value="Liberati&gt;&gt;Marco">
            <text:p>Liberati&gt;&gt;Marc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7]=1;1;0)" office:value-type="float" office:value="0">
            <text:p>0</text:p>
          </table:table-cell>
          <table:table-cell table:formula="of:=IF([.D37]=10;1;0)" office:value-type="float" office:value="0">
            <text:p>0</text:p>
          </table:table-cell>
          <table:table-cell table:formula="of:=IF([.D3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co</text:p>
          </table:table-cell>
          <table:table-cell table:style-name="ce14" office:value-type="string">
            <text:p>Lombardi</text:p>
          </table:table-cell>
          <table:table-cell table:style-name="ce10" table:formula="of:=[.B38]&amp;&quot;&gt;&gt;&quot;&amp;[.A38]" office:value-type="string" office:string-value="Lombardi&gt;&gt;Marco">
            <text:p>Lombardi&gt;&gt;Marc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38]=1;1;0)" office:value-type="float" office:value="1">
            <text:p>1</text:p>
          </table:table-cell>
          <table:table-cell table:formula="of:=IF([.D38]=10;1;0)" office:value-type="float" office:value="0">
            <text:p>0</text:p>
          </table:table-cell>
          <table:table-cell table:formula="of:=IF([.D3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Valentina</text:p>
          </table:table-cell>
          <table:table-cell table:style-name="ce14" office:value-type="string">
            <text:p>Mallamaci</text:p>
          </table:table-cell>
          <table:table-cell table:style-name="ce10" table:formula="of:=[.B39]&amp;&quot;&gt;&gt;&quot;&amp;[.A39]" office:value-type="string" office:string-value="Mallamaci&gt;&gt;Valentina">
            <text:p>Mallamaci&gt;&gt;Valenti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39]=1;1;0)" office:value-type="float" office:value="0">
            <text:p>0</text:p>
          </table:table-cell>
          <table:table-cell table:formula="of:=IF([.D39]=10;1;0)" office:value-type="float" office:value="0">
            <text:p>0</text:p>
          </table:table-cell>
          <table:table-cell table:formula="of:=IF([.D3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ilvia</text:p>
          </table:table-cell>
          <table:table-cell table:style-name="ce14" office:value-type="string">
            <text:p>Mari</text:p>
          </table:table-cell>
          <table:table-cell table:style-name="ce10" table:formula="of:=[.B40]&amp;&quot;&gt;&gt;&quot;&amp;[.A40]" office:value-type="string" office:string-value="Mari&gt;&gt;Silvia">
            <text:p>Mari&gt;&gt;Silvi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0]=1;1;0)" office:value-type="float" office:value="1">
            <text:p>1</text:p>
          </table:table-cell>
          <table:table-cell table:formula="of:=IF([.D40]=10;1;0)" office:value-type="float" office:value="0">
            <text:p>0</text:p>
          </table:table-cell>
          <table:table-cell table:formula="of:=IF([.D40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Osvaldo</text:p>
          </table:table-cell>
          <table:table-cell table:style-name="ce14" office:value-type="string">
            <text:p>Mazza</text:p>
          </table:table-cell>
          <table:table-cell table:style-name="ce10" table:formula="of:=[.B41]&amp;&quot;&gt;&gt;&quot;&amp;[.A41]" office:value-type="string" office:string-value="Mazza&gt;&gt;Osvaldo">
            <text:p>Mazza&gt;&gt;Osvaldo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41]=1;1;0)" office:value-type="float" office:value="0">
            <text:p>0</text:p>
          </table:table-cell>
          <table:table-cell table:formula="of:=IF([.D41]=10;1;0)" office:value-type="float" office:value="0">
            <text:p>0</text:p>
          </table:table-cell>
          <table:table-cell table:formula="of:=IF([.D4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averio</text:p>
          </table:table-cell>
          <table:table-cell table:style-name="ce14" office:value-type="string">
            <text:p>Montingelli</text:p>
          </table:table-cell>
          <table:table-cell table:style-name="ce10" table:formula="of:=[.B42]&amp;&quot;&gt;&gt;&quot;&amp;[.A42]" office:value-type="string" office:string-value="Montingelli&gt;&gt;Saverio">
            <text:p>Montingelli&gt;&gt;Saveri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2]=1;1;0)" office:value-type="float" office:value="1">
            <text:p>1</text:p>
          </table:table-cell>
          <table:table-cell table:formula="of:=IF([.D42]=10;1;0)" office:value-type="float" office:value="0">
            <text:p>0</text:p>
          </table:table-cell>
          <table:table-cell table:formula="of:=IF([.D42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Laura Maddalena</text:p>
          </table:table-cell>
          <table:table-cell table:style-name="ce14" office:value-type="string">
            <text:p>Muzzupappa</text:p>
          </table:table-cell>
          <table:table-cell table:style-name="ce10" table:formula="of:=[.B43]&amp;&quot;&gt;&gt;&quot;&amp;[.A43]" office:value-type="string" office:string-value="Muzzupappa&gt;&gt;Laura Maddalena">
            <text:p>Muzzupappa&gt;&gt;Laura Maddale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43]=1;1;0)" office:value-type="float" office:value="0">
            <text:p>0</text:p>
          </table:table-cell>
          <table:table-cell table:formula="of:=IF([.D43]=10;1;0)" office:value-type="float" office:value="0">
            <text:p>0</text:p>
          </table:table-cell>
          <table:table-cell table:formula="of:=IF([.D4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ta</text:p>
          </table:table-cell>
          <table:table-cell table:style-name="ce14" office:value-type="string">
            <text:p>Nicoletti</text:p>
          </table:table-cell>
          <table:table-cell table:style-name="ce10" table:formula="of:=[.B44]&amp;&quot;&gt;&gt;&quot;&amp;[.A44]" office:value-type="string" office:string-value="Nicoletti&gt;&gt;Marta">
            <text:p>Nicoletti&gt;&gt;Mart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44]=1;1;0)" office:value-type="float" office:value="0">
            <text:p>0</text:p>
          </table:table-cell>
          <table:table-cell table:formula="of:=IF([.D44]=10;1;0)" office:value-type="float" office:value="0">
            <text:p>0</text:p>
          </table:table-cell>
          <table:table-cell table:formula="of:=IF([.D4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Aurora</text:p>
          </table:table-cell>
          <table:table-cell table:style-name="ce14" office:value-type="string">
            <text:p>Nicosia</text:p>
          </table:table-cell>
          <table:table-cell table:style-name="ce10" table:formula="of:=[.B45]&amp;&quot;&gt;&gt;&quot;&amp;[.A45]" office:value-type="string" office:string-value="Nicosia&gt;&gt;Aurora">
            <text:p>Nicosia&gt;&gt;Aurora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45]=1;1;0)" office:value-type="float" office:value="0">
            <text:p>0</text:p>
          </table:table-cell>
          <table:table-cell table:formula="of:=IF([.D45]=10;1;0)" office:value-type="float" office:value="1">
            <text:p>1</text:p>
          </table:table-cell>
          <table:table-cell table:formula="of:=IF([.D4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Francesca</text:p>
          </table:table-cell>
          <table:table-cell table:style-name="ce14" office:value-type="string">
            <text:p>Paggio</text:p>
          </table:table-cell>
          <table:table-cell table:style-name="ce10" table:formula="of:=[.B46]&amp;&quot;&gt;&gt;&quot;&amp;[.A46]" office:value-type="string" office:string-value="Paggio&gt;&gt;Francesca">
            <text:p>Paggio&gt;&gt;Francesc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6]=1;1;0)" office:value-type="float" office:value="1">
            <text:p>1</text:p>
          </table:table-cell>
          <table:table-cell table:formula="of:=IF([.D46]=10;1;0)" office:value-type="float" office:value="0">
            <text:p>0</text:p>
          </table:table-cell>
          <table:table-cell table:formula="of:=IF([.D4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laria</text:p>
          </table:table-cell>
          <table:table-cell table:style-name="ce14" office:value-type="string">
            <text:p>Paolisso</text:p>
          </table:table-cell>
          <table:table-cell table:style-name="ce10" table:formula="of:=[.B47]&amp;&quot;&gt;&gt;&quot;&amp;[.A47]" office:value-type="string" office:string-value="Paolisso&gt;&gt;Ilaria">
            <text:p>Paolisso&gt;&gt;Ilari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7]=1;1;0)" office:value-type="float" office:value="1">
            <text:p>1</text:p>
          </table:table-cell>
          <table:table-cell table:formula="of:=IF([.D47]=10;1;0)" office:value-type="float" office:value="0">
            <text:p>0</text:p>
          </table:table-cell>
          <table:table-cell table:formula="of:=IF([.D4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enedetta</text:p>
          </table:table-cell>
          <table:table-cell table:style-name="ce14" office:value-type="string">
            <text:p>Perilli</text:p>
          </table:table-cell>
          <table:table-cell table:style-name="ce10" table:formula="of:=[.B48]&amp;&quot;&gt;&gt;&quot;&amp;[.A48]" office:value-type="string" office:string-value="Perilli&gt;&gt;Benedetta">
            <text:p>Perilli&gt;&gt;Benedett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8]=1;1;0)" office:value-type="float" office:value="1">
            <text:p>1</text:p>
          </table:table-cell>
          <table:table-cell table:formula="of:=IF([.D48]=10;1;0)" office:value-type="float" office:value="0">
            <text:p>0</text:p>
          </table:table-cell>
          <table:table-cell table:formula="of:=IF([.D4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amuele</text:p>
          </table:table-cell>
          <table:table-cell table:style-name="ce14" office:value-type="string">
            <text:p>Pifferi</text:p>
          </table:table-cell>
          <table:table-cell table:style-name="ce10" table:formula="of:=[.B49]&amp;&quot;&gt;&gt;&quot;&amp;[.A49]" office:value-type="string" office:string-value="Pifferi&gt;&gt;Samuele">
            <text:p>Pifferi&gt;&gt;Samuele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49]=1;1;0)" office:value-type="float" office:value="1">
            <text:p>1</text:p>
          </table:table-cell>
          <table:table-cell table:formula="of:=IF([.D49]=10;1;0)" office:value-type="float" office:value="0">
            <text:p>0</text:p>
          </table:table-cell>
          <table:table-cell table:formula="of:=IF([.D49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Elena</text:p>
          </table:table-cell>
          <table:table-cell table:style-name="ce14" office:value-type="string">
            <text:p>Pinto</text:p>
          </table:table-cell>
          <table:table-cell table:style-name="ce10" table:formula="of:=[.B50]&amp;&quot;&gt;&gt;&quot;&amp;[.A50]" office:value-type="string" office:string-value="Pinto&gt;&gt;Elena">
            <text:p>Pinto&gt;&gt;Ele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50]=1;1;0)" office:value-type="float" office:value="0">
            <text:p>0</text:p>
          </table:table-cell>
          <table:table-cell table:formula="of:=IF([.D50]=10;1;0)" office:value-type="float" office:value="0">
            <text:p>0</text:p>
          </table:table-cell>
          <table:table-cell table:formula="of:=IF([.D5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lario</text:p>
          </table:table-cell>
          <table:table-cell table:style-name="ce14" office:value-type="string">
            <text:p>Pisanu</text:p>
          </table:table-cell>
          <table:table-cell table:style-name="ce10" table:formula="of:=[.B51]&amp;&quot;&gt;&gt;&quot;&amp;[.A51]" office:value-type="string" office:string-value="Pisanu&gt;&gt;Ilario">
            <text:p>Pisanu&gt;&gt;Ilario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51]=1;1;0)" office:value-type="float" office:value="0">
            <text:p>0</text:p>
          </table:table-cell>
          <table:table-cell table:formula="of:=IF([.D51]=10;1;0)" office:value-type="float" office:value="1">
            <text:p>1</text:p>
          </table:table-cell>
          <table:table-cell table:formula="of:=IF([.D51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Isabella</text:p>
          </table:table-cell>
          <table:table-cell table:style-name="ce14" office:value-type="string">
            <text:p>Polillo</text:p>
          </table:table-cell>
          <table:table-cell table:style-name="ce10" table:formula="of:=[.B52]&amp;&quot;&gt;&gt;&quot;&amp;[.A52]" office:value-type="string" office:string-value="Polillo&gt;&gt;Isabella">
            <text:p>Polillo&gt;&gt;Isabel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52]=1;1;0)" office:value-type="float" office:value="0">
            <text:p>0</text:p>
          </table:table-cell>
          <table:table-cell table:formula="of:=IF([.D52]=10;1;0)" office:value-type="float" office:value="0">
            <text:p>0</text:p>
          </table:table-cell>
          <table:table-cell table:formula="of:=IF([.D5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Giovanni</text:p>
          </table:table-cell>
          <table:table-cell table:style-name="ce14" office:value-type="string">
            <text:p>Quagliariello</text:p>
          </table:table-cell>
          <table:table-cell table:style-name="ce10" table:formula="of:=[.B53]&amp;&quot;&gt;&gt;&quot;&amp;[.A53]" office:value-type="string" office:string-value="Quagliariello&gt;&gt;Giovanni">
            <text:p>Quagliariello&gt;&gt;Giovanni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53]=1;1;0)" office:value-type="float" office:value="0">
            <text:p>0</text:p>
          </table:table-cell>
          <table:table-cell table:formula="of:=IF([.D53]=10;1;0)" office:value-type="float" office:value="0">
            <text:p>0</text:p>
          </table:table-cell>
          <table:table-cell table:formula="of:=IF([.D5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ia Letizia</text:p>
          </table:table-cell>
          <table:table-cell table:style-name="ce14" office:value-type="string">
            <text:p>Riganelli</text:p>
          </table:table-cell>
          <table:table-cell table:style-name="ce10" table:formula="of:=[.B54]&amp;&quot;&gt;&gt;&quot;&amp;[.A54]" office:value-type="string" office:string-value="Riganelli&gt;&gt;Maria Letizia">
            <text:p>Riganelli&gt;&gt;Maria Letizi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54]=1;1;0)" office:value-type="float" office:value="1">
            <text:p>1</text:p>
          </table:table-cell>
          <table:table-cell table:formula="of:=IF([.D54]=10;1;0)" office:value-type="float" office:value="0">
            <text:p>0</text:p>
          </table:table-cell>
          <table:table-cell table:formula="of:=IF([.D5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Rita</text:p>
          </table:table-cell>
          <table:table-cell table:style-name="ce14" office:value-type="string">
            <text:p>Rosati</text:p>
          </table:table-cell>
          <table:table-cell table:style-name="ce10" table:formula="of:=[.B55]&amp;&quot;&gt;&gt;&quot;&amp;[.A55]" office:value-type="string" office:string-value="Rosati&gt;&gt;Rita">
            <text:p>Rosati&gt;&gt;Rit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55]=1;1;0)" office:value-type="float" office:value="1">
            <text:p>1</text:p>
          </table:table-cell>
          <table:table-cell table:formula="of:=IF([.D55]=10;1;0)" office:value-type="float" office:value="0">
            <text:p>0</text:p>
          </table:table-cell>
          <table:table-cell table:formula="of:=IF([.D5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erena</text:p>
          </table:table-cell>
          <table:table-cell table:style-name="ce14" office:value-type="string">
            <text:p>Rosella</text:p>
          </table:table-cell>
          <table:table-cell table:style-name="ce10" table:formula="of:=[.B56]&amp;&quot;&gt;&gt;&quot;&amp;[.A56]" office:value-type="string" office:string-value="Rosella&gt;&gt;Serena">
            <text:p>Rosella&gt;&gt;Seren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56]=1;1;0)" office:value-type="float" office:value="1">
            <text:p>1</text:p>
          </table:table-cell>
          <table:table-cell table:formula="of:=IF([.D56]=10;1;0)" office:value-type="float" office:value="0">
            <text:p>0</text:p>
          </table:table-cell>
          <table:table-cell table:formula="of:=IF([.D5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arbara</text:p>
          </table:table-cell>
          <table:table-cell table:style-name="ce14" office:value-type="string">
            <text:p>Sabatino</text:p>
          </table:table-cell>
          <table:table-cell table:style-name="ce10" table:formula="of:=[.B57]&amp;&quot;&gt;&gt;&quot;&amp;[.A57]" office:value-type="string" office:string-value="Sabatino&gt;&gt;Barbara">
            <text:p>Sabatino&gt;&gt;Barbara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57]=1;1;0)" office:value-type="float" office:value="0">
            <text:p>0</text:p>
          </table:table-cell>
          <table:table-cell table:formula="of:=IF([.D57]=10;1;0)" office:value-type="float" office:value="1">
            <text:p>1</text:p>
          </table:table-cell>
          <table:table-cell table:formula="of:=IF([.D5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co</text:p>
          </table:table-cell>
          <table:table-cell table:style-name="ce14" office:value-type="string">
            <text:p>Scafati</text:p>
          </table:table-cell>
          <table:table-cell table:style-name="ce10" table:formula="of:=[.B58]&amp;&quot;&gt;&gt;&quot;&amp;[.A58]" office:value-type="string" office:string-value="Scafati&gt;&gt;Marco">
            <text:p>Scafati&gt;&gt;Marco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58]=1;1;0)" office:value-type="float" office:value="0">
            <text:p>0</text:p>
          </table:table-cell>
          <table:table-cell table:formula="of:=IF([.D58]=10;1;0)" office:value-type="float" office:value="1">
            <text:p>1</text:p>
          </table:table-cell>
          <table:table-cell table:formula="of:=IF([.D5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tteo</text:p>
          </table:table-cell>
          <table:table-cell table:style-name="ce14" office:value-type="string">
            <text:p>Scarlino</text:p>
          </table:table-cell>
          <table:table-cell table:style-name="ce10" table:formula="of:=[.B59]&amp;&quot;&gt;&gt;&quot;&amp;[.A59]" office:value-type="string" office:string-value="Scarlino&gt;&gt;Matteo">
            <text:p>Scarlino&gt;&gt;Matte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59]=1;1;0)" office:value-type="float" office:value="1">
            <text:p>1</text:p>
          </table:table-cell>
          <table:table-cell table:formula="of:=IF([.D59]=10;1;0)" office:value-type="float" office:value="0">
            <text:p>0</text:p>
          </table:table-cell>
          <table:table-cell table:formula="of:=IF([.D59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Raffaele</text:p>
          </table:table-cell>
          <table:table-cell table:style-name="ce14" office:value-type="string">
            <text:p>Soccio</text:p>
          </table:table-cell>
          <table:table-cell table:style-name="ce10" table:formula="of:=[.B60]&amp;&quot;&gt;&gt;&quot;&amp;[.A60]" office:value-type="string" office:string-value="Soccio&gt;&gt;Raffaele">
            <text:p>Soccio&gt;&gt;Raffaele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0]=1;1;0)" office:value-type="float" office:value="0">
            <text:p>0</text:p>
          </table:table-cell>
          <table:table-cell table:formula="of:=IF([.D60]=10;1;0)" office:value-type="float" office:value="0">
            <text:p>0</text:p>
          </table:table-cell>
          <table:table-cell table:formula="of:=IF([.D6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Lucia</text:p>
          </table:table-cell>
          <table:table-cell table:style-name="ce14" office:value-type="string">
            <text:p>Tagliafierro</text:p>
          </table:table-cell>
          <table:table-cell table:style-name="ce10" table:formula="of:=[.B61]&amp;&quot;&gt;&gt;&quot;&amp;[.A61]" office:value-type="string" office:string-value="Tagliafierro&gt;&gt;Lucia">
            <text:p>Tagliafierro&gt;&gt;Luci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1]=1;1;0)" office:value-type="float" office:value="0">
            <text:p>0</text:p>
          </table:table-cell>
          <table:table-cell table:formula="of:=IF([.D61]=10;1;0)" office:value-type="float" office:value="0">
            <text:p>0</text:p>
          </table:table-cell>
          <table:table-cell table:formula="of:=IF([.D6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Paolo</text:p>
          </table:table-cell>
          <table:table-cell table:style-name="ce14" office:value-type="string">
            <text:p>Tavella</text:p>
          </table:table-cell>
          <table:table-cell table:style-name="ce10" table:formula="of:=[.B62]&amp;&quot;&gt;&gt;&quot;&amp;[.A62]" office:value-type="string" office:string-value="Tavella&gt;&gt;Paolo">
            <text:p>Tavella&gt;&gt;Paolo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62]=1;1;0)" office:value-type="float" office:value="1">
            <text:p>1</text:p>
          </table:table-cell>
          <table:table-cell table:formula="of:=IF([.D62]=10;1;0)" office:value-type="float" office:value="0">
            <text:p>0</text:p>
          </table:table-cell>
          <table:table-cell table:formula="of:=IF([.D62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Alessandra</text:p>
          </table:table-cell>
          <table:table-cell table:style-name="ce14" office:value-type="string">
            <text:p>Urbani</text:p>
          </table:table-cell>
          <table:table-cell table:style-name="ce10" table:formula="of:=[.B63]&amp;&quot;&gt;&gt;&quot;&amp;[.A63]" office:value-type="string" office:string-value="Urbani&gt;&gt;Alessandra">
            <text:p>Urbani&gt;&gt;Alessandra</text:p>
          </table:table-cell>
          <table:table-cell table:style-name="ce16" office:value-type="float" office:value="10">
            <text:p>10</text:p>
          </table:table-cell>
          <table:table-cell office:value-type="string">
            <text:p><text:s/>✦</text:p>
          </table:table-cell>
          <table:table-cell table:style-name="ce10" office:value-type="float" office:value="1">
            <text:p>1</text:p>
          </table:table-cell>
          <table:table-cell table:formula="of:=IF([.D63]=1;1;0)" office:value-type="float" office:value="0">
            <text:p>0</text:p>
          </table:table-cell>
          <table:table-cell table:formula="of:=IF([.D63]=10;1;0)" office:value-type="float" office:value="1">
            <text:p>1</text:p>
          </table:table-cell>
          <table:table-cell table:formula="of:=IF([.D63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nuela</text:p>
          </table:table-cell>
          <table:table-cell table:style-name="ce14" office:value-type="string">
            <text:p>Vacca</text:p>
          </table:table-cell>
          <table:table-cell table:style-name="ce10" table:formula="of:=[.B64]&amp;&quot;&gt;&gt;&quot;&amp;[.A64]" office:value-type="string" office:string-value="Vacca&gt;&gt;Manuela">
            <text:p>Vacca&gt;&gt;Manuel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4]=1;1;0)" office:value-type="float" office:value="0">
            <text:p>0</text:p>
          </table:table-cell>
          <table:table-cell table:formula="of:=IF([.D64]=10;1;0)" office:value-type="float" office:value="0">
            <text:p>0</text:p>
          </table:table-cell>
          <table:table-cell table:formula="of:=IF([.D6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Giorgia</text:p>
          </table:table-cell>
          <table:table-cell table:style-name="ce14" office:value-type="string">
            <text:p>Vaccari</text:p>
          </table:table-cell>
          <table:table-cell table:style-name="ce10" table:formula="of:=[.B65]&amp;&quot;&gt;&gt;&quot;&amp;[.A65]" office:value-type="string" office:string-value="Vaccari&gt;&gt;Giorgia">
            <text:p>Vaccari&gt;&gt;Giorgi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5]=1;1;0)" office:value-type="float" office:value="0">
            <text:p>0</text:p>
          </table:table-cell>
          <table:table-cell table:formula="of:=IF([.D65]=10;1;0)" office:value-type="float" office:value="0">
            <text:p>0</text:p>
          </table:table-cell>
          <table:table-cell table:formula="of:=IF([.D6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Maria</text:p>
          </table:table-cell>
          <table:table-cell table:style-name="ce14" office:value-type="string">
            <text:p>Vernazzaro</text:p>
          </table:table-cell>
          <table:table-cell table:style-name="ce10" table:formula="of:=[.B66]&amp;&quot;&gt;&gt;&quot;&amp;[.A66]" office:value-type="string" office:string-value="Vernazzaro&gt;&gt;Maria">
            <text:p>Vernazzaro&gt;&gt;Maria</text:p>
          </table:table-cell>
          <table:table-cell table:style-name="ce16" office:value-type="float" office:value="1">
            <text:p>1</text:p>
          </table:table-cell>
          <table:table-cell office:value-type="string">
            <text:p>▲ </text:p>
          </table:table-cell>
          <table:table-cell table:style-name="ce10" office:value-type="float" office:value="1">
            <text:p>1</text:p>
          </table:table-cell>
          <table:table-cell table:formula="of:=IF([.D66]=1;1;0)" office:value-type="float" office:value="1">
            <text:p>1</text:p>
          </table:table-cell>
          <table:table-cell table:formula="of:=IF([.D66]=10;1;0)" office:value-type="float" office:value="0">
            <text:p>0</text:p>
          </table:table-cell>
          <table:table-cell table:formula="of:=IF([.D6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Sabrina</text:p>
          </table:table-cell>
          <table:table-cell table:style-name="ce14" office:value-type="string">
            <text:p>Villa</text:p>
          </table:table-cell>
          <table:table-cell table:style-name="ce10" table:formula="of:=[.B67]&amp;&quot;&gt;&gt;&quot;&amp;[.A67]" office:value-type="string" office:string-value="Villa&gt;&gt;Sabrina">
            <text:p>Villa&gt;&gt;Sabrina</text:p>
          </table:table-cell>
          <table:table-cell table:style-name="ce16" office:value-type="float" office:value="11">
            <text:p>11</text:p>
          </table:table-cell>
          <table:table-cell office:value-type="string">
            <text:p>▲✦</text:p>
          </table:table-cell>
          <table:table-cell table:style-name="ce10" office:value-type="float" office:value="1">
            <text:p>1</text:p>
          </table:table-cell>
          <table:table-cell table:formula="of:=IF([.D67]=1;1;0)" office:value-type="float" office:value="0">
            <text:p>0</text:p>
          </table:table-cell>
          <table:table-cell table:formula="of:=IF([.D67]=10;1;0)" office:value-type="float" office:value="0">
            <text:p>0</text:p>
          </table:table-cell>
          <table:table-cell table:formula="of:=IF([.D6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lessandra</text:p>
          </table:table-cell>
          <table:table-cell office:value-type="string">
            <text:p>Lombardi</text:p>
          </table:table-cell>
          <table:table-cell table:formula="of:=[.B68]&amp;&quot;&gt;&gt;&quot;&amp;[.A68]" office:value-type="string" office:string-value="Lombardi&gt;&gt;Alessandra">
            <text:p>Lombardi&gt;&gt;Alessandr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68]=1;1;0)" office:value-type="float" office:value="0">
            <text:p>0</text:p>
          </table:table-cell>
          <table:table-cell table:formula="of:=IF([.D68]=10;1;0)" office:value-type="float" office:value="0">
            <text:p>0</text:p>
          </table:table-cell>
          <table:table-cell table:formula="of:=IF([.D68]=11;1;0)" office:value-type="float" office:value="1">
            <text:p>1</text:p>
          </table:table-cell>
          <table:table-cell table:formula="of:=SUM([.I2:.I67])" office:value-type="float" office:value="35">
            <text:p>35</text:p>
          </table:table-cell>
          <table:table-cell table:number-columns-repeated="1014"/>
        </table:table-row>
        <table:table-row table:style-name="ro3">
          <table:table-cell office:value-type="string">
            <text:p>Alessandro</text:p>
          </table:table-cell>
          <table:table-cell office:value-type="string">
            <text:p>Mei</text:p>
          </table:table-cell>
          <table:table-cell table:formula="of:=[.B69]&amp;&quot;&gt;&gt;&quot;&amp;[.A69]" office:value-type="string" office:string-value="Mei&gt;&gt;Alessandro">
            <text:p>Mei&gt;&gt;Alessandr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69]=1;1;0)" office:value-type="float" office:value="0">
            <text:p>0</text:p>
          </table:table-cell>
          <table:table-cell table:formula="of:=IF([.D69]=10;1;0)" office:value-type="float" office:value="0">
            <text:p>0</text:p>
          </table:table-cell>
          <table:table-cell table:formula="of:=IF([.D6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lessia</text:p>
          </table:table-cell>
          <table:table-cell office:value-type="string">
            <text:p>Camplone</text:p>
          </table:table-cell>
          <table:table-cell table:formula="of:=[.B70]&amp;&quot;&gt;&gt;&quot;&amp;[.A70]" office:value-type="string" office:string-value="Camplone&gt;&gt;Alessia">
            <text:p>Camplone&gt;&gt;Alessi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70]=1;1;0)" office:value-type="float" office:value="1">
            <text:p>1</text:p>
          </table:table-cell>
          <table:table-cell table:formula="of:=IF([.D70]=10;1;0)" office:value-type="float" office:value="0">
            <text:p>0</text:p>
          </table:table-cell>
          <table:table-cell table:formula="of:=IF([.D70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Andrea</text:p>
          </table:table-cell>
          <table:table-cell office:value-type="string">
            <text:p>Santoni</text:p>
          </table:table-cell>
          <table:table-cell table:formula="of:=[.B71]&amp;&quot;&gt;&gt;&quot;&amp;[.A71]" office:value-type="string" office:string-value="Santoni&gt;&gt;Andrea">
            <text:p>Santoni&gt;&gt;Andre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71]=1;1;0)" office:value-type="float" office:value="1">
            <text:p>1</text:p>
          </table:table-cell>
          <table:table-cell table:formula="of:=IF([.D71]=10;1;0)" office:value-type="float" office:value="0">
            <text:p>0</text:p>
          </table:table-cell>
          <table:table-cell table:formula="of:=IF([.D71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0" office:value-type="string">
            <text:p>Angela Francesca</text:p>
          </table:table-cell>
          <table:table-cell table:style-name="ce70" office:value-type="string">
            <text:p>D'Atri</text:p>
          </table:table-cell>
          <table:table-cell table:style-name="ce73" table:formula="of:=[.B72]&amp;&quot;&gt;&gt;&quot;&amp;[.A72]" office:value-type="string" office:string-value="D'Atri&gt;&gt;Angela Francesca">
            <text:p>D'Atri&gt;&gt;Angela Francesca</text:p>
          </table:table-cell>
          <table:table-cell table:style-name="ce73" office:value-type="float" office:value="1">
            <text:p>1</text:p>
          </table:table-cell>
          <table:table-cell table:style-name="ce78" office:value-type="string">
            <text:p>▲ </text:p>
          </table:table-cell>
          <table:table-cell table:style-name="ce78" office:value-type="float" office:value="0">
            <text:p>0</text:p>
          </table:table-cell>
          <table:table-cell table:style-name="ce80" table:formula="of:=IF([.D72]=1;1;0)" office:value-type="float" office:value="1">
            <text:p>1</text:p>
          </table:table-cell>
          <table:table-cell table:style-name="ce73" table:formula="of:=IF([.D72]=10;1;0)" office:value-type="float" office:value="0">
            <text:p>0</text:p>
          </table:table-cell>
          <table:table-cell table:style-name="ce73" table:formula="of:=IF([.D72]=11;1;0)" office:value-type="float" office:value="0">
            <text:p>0</text:p>
          </table:table-cell>
          <table:table-cell table:style-name="ce73" table:number-columns-repeated="1015"/>
        </table:table-row>
        <table:table-row table:style-name="ro8">
          <table:table-cell office:value-type="string">
            <text:p>Angela</text:p>
          </table:table-cell>
          <table:table-cell office:value-type="string">
            <text:p>Vetrano</text:p>
          </table:table-cell>
          <table:table-cell table:formula="of:=[.B73]&amp;&quot;&gt;&gt;&quot;&amp;[.A73]" office:value-type="string" office:string-value="Vetrano&gt;&gt;Angela">
            <text:p>Vetrano&gt;&gt;Ange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73]=1;1;0)" office:value-type="float" office:value="0">
            <text:p>0</text:p>
          </table:table-cell>
          <table:table-cell table:formula="of:=IF([.D73]=10;1;0)" office:value-type="float" office:value="0">
            <text:p>0</text:p>
          </table:table-cell>
          <table:table-cell table:formula="of:=IF([.D7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Fiore</text:p>
          </table:table-cell>
          <table:table-cell table:formula="of:=[.B74]&amp;&quot;&gt;&gt;&quot;&amp;[.A74]" office:value-type="string" office:string-value="Fiore&gt;&gt;Angelica">
            <text:p>Fiore&gt;&gt;Angelic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74]=1;1;0)" office:value-type="float" office:value="1">
            <text:p>1</text:p>
          </table:table-cell>
          <table:table-cell table:formula="of:=IF([.D74]=10;1;0)" office:value-type="float" office:value="0">
            <text:p>0</text:p>
          </table:table-cell>
          <table:table-cell table:formula="of:=IF([.D7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Anna</text:p>
          </table:table-cell>
          <table:table-cell office:value-type="string">
            <text:p>Scafuri</text:p>
          </table:table-cell>
          <table:table-cell table:formula="of:=[.B75]&amp;&quot;&gt;&gt;&quot;&amp;[.A75]" office:value-type="string" office:string-value="Scafuri&gt;&gt;Anna">
            <text:p>Scafuri&gt;&gt;Ann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75]=1;1;0)" office:value-type="float" office:value="0">
            <text:p>0</text:p>
          </table:table-cell>
          <table:table-cell table:formula="of:=IF([.D75]=10;1;0)" office:value-type="float" office:value="0">
            <text:p>0</text:p>
          </table:table-cell>
          <table:table-cell table:formula="of:=IF([.D7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ntonia</text:p>
          </table:table-cell>
          <table:table-cell office:value-type="string">
            <text:p>Serrano</text:p>
          </table:table-cell>
          <table:table-cell table:formula="of:=[.B76]&amp;&quot;&gt;&gt;&quot;&amp;[.A76]" office:value-type="string" office:string-value="Serrano&gt;&gt;Antonia">
            <text:p>Serrano&gt;&gt;Antoni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76]=1;1;0)" office:value-type="float" office:value="0">
            <text:p>0</text:p>
          </table:table-cell>
          <table:table-cell table:formula="of:=IF([.D76]=10;1;0)" office:value-type="float" office:value="1">
            <text:p>1</text:p>
          </table:table-cell>
          <table:table-cell table:formula="of:=IF([.D7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Antonietta</text:p>
          </table:table-cell>
          <table:table-cell office:value-type="string">
            <text:p>Di Vizia</text:p>
          </table:table-cell>
          <table:table-cell table:formula="of:=[.B77]&amp;&quot;&gt;&gt;&quot;&amp;[.A77]" office:value-type="string" office:string-value="Di Vizia&gt;&gt;Antonietta">
            <text:p>Di Vizia&gt;&gt;Antoniett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77]=1;1;0)" office:value-type="float" office:value="0">
            <text:p>0</text:p>
          </table:table-cell>
          <table:table-cell table:formula="of:=IF([.D77]=10;1;0)" office:value-type="float" office:value="0">
            <text:p>0</text:p>
          </table:table-cell>
          <table:table-cell table:formula="of:=IF([.D7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ntonio</text:p>
          </table:table-cell>
          <table:table-cell office:value-type="string">
            <text:p>Moscatello</text:p>
          </table:table-cell>
          <table:table-cell table:formula="of:=[.B78]&amp;&quot;&gt;&gt;&quot;&amp;[.A78]" office:value-type="string" office:string-value="Moscatello&gt;&gt;Antonio">
            <text:p>Moscatello&gt;&gt;Antoni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78]=1;1;0)" office:value-type="float" office:value="0">
            <text:p>0</text:p>
          </table:table-cell>
          <table:table-cell table:formula="of:=IF([.D78]=10;1;0)" office:value-type="float" office:value="0">
            <text:p>0</text:p>
          </table:table-cell>
          <table:table-cell table:formula="of:=IF([.D7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ntonio</text:p>
          </table:table-cell>
          <table:table-cell office:value-type="string">
            <text:p>Scoppettuolo</text:p>
          </table:table-cell>
          <table:table-cell table:formula="of:=[.B79]&amp;&quot;&gt;&gt;&quot;&amp;[.A79]" office:value-type="string" office:string-value="Scoppettuolo&gt;&gt;Antonio">
            <text:p>Scoppettuolo&gt;&gt;Antoni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79]=1;1;0)" office:value-type="float" office:value="0">
            <text:p>0</text:p>
          </table:table-cell>
          <table:table-cell table:formula="of:=IF([.D79]=10;1;0)" office:value-type="float" office:value="0">
            <text:p>0</text:p>
          </table:table-cell>
          <table:table-cell table:formula="of:=IF([.D7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ntonio</text:p>
          </table:table-cell>
          <table:table-cell office:value-type="string">
            <text:p>Venditti</text:p>
          </table:table-cell>
          <table:table-cell table:formula="of:=[.B80]&amp;&quot;&gt;&gt;&quot;&amp;[.A80]" office:value-type="string" office:string-value="Venditti&gt;&gt;Antonio">
            <text:p>Venditti&gt;&gt;Antoni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0]=1;1;0)" office:value-type="float" office:value="0">
            <text:p>0</text:p>
          </table:table-cell>
          <table:table-cell table:formula="of:=IF([.D80]=10;1;0)" office:value-type="float" office:value="0">
            <text:p>0</text:p>
          </table:table-cell>
          <table:table-cell table:formula="of:=IF([.D8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Beatrice</text:p>
          </table:table-cell>
          <table:table-cell office:value-type="string">
            <text:p>Nencha</text:p>
          </table:table-cell>
          <table:table-cell table:formula="of:=[.B81]&amp;&quot;&gt;&gt;&quot;&amp;[.A81]" office:value-type="string" office:string-value="Nencha&gt;&gt;Beatrice">
            <text:p>Nencha&gt;&gt;Beatrice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1]=1;1;0)" office:value-type="float" office:value="0">
            <text:p>0</text:p>
          </table:table-cell>
          <table:table-cell table:formula="of:=IF([.D81]=10;1;0)" office:value-type="float" office:value="0">
            <text:p>0</text:p>
          </table:table-cell>
          <table:table-cell table:formula="of:=IF([.D8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inzia</text:p>
          </table:table-cell>
          <table:table-cell office:value-type="string">
            <text:p>Dal Maso</text:p>
          </table:table-cell>
          <table:table-cell table:formula="of:=[.B82]&amp;&quot;&gt;&gt;&quot;&amp;[.A82]" office:value-type="string" office:string-value="Dal Maso&gt;&gt;Cinzia">
            <text:p>Dal Maso&gt;&gt;Cinz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2]=1;1;0)" office:value-type="float" office:value="0">
            <text:p>0</text:p>
          </table:table-cell>
          <table:table-cell table:formula="of:=IF([.D82]=10;1;0)" office:value-type="float" office:value="0">
            <text:p>0</text:p>
          </table:table-cell>
          <table:table-cell table:formula="of:=IF([.D8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inzia</text:p>
          </table:table-cell>
          <table:table-cell office:value-type="string">
            <text:p>Mingiardi</text:p>
          </table:table-cell>
          <table:table-cell table:formula="of:=[.B83]&amp;&quot;&gt;&gt;&quot;&amp;[.A83]" office:value-type="string" office:string-value="Mingiardi&gt;&gt;Cinzia">
            <text:p>Mingiardi&gt;&gt;Cinzi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83]=1;1;0)" office:value-type="float" office:value="0">
            <text:p>0</text:p>
          </table:table-cell>
          <table:table-cell table:formula="of:=IF([.D83]=10;1;0)" office:value-type="float" office:value="1">
            <text:p>1</text:p>
          </table:table-cell>
          <table:table-cell table:formula="of:=IF([.D83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Clelia</text:p>
          </table:table-cell>
          <table:table-cell office:value-type="string">
            <text:p>Arduini</text:p>
          </table:table-cell>
          <table:table-cell table:formula="of:=[.B84]&amp;&quot;&gt;&gt;&quot;&amp;[.A84]" office:value-type="string" office:string-value="Arduini&gt;&gt;Clelia">
            <text:p>Arduini&gt;&gt;Cleli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84]=1;1;0)" office:value-type="float" office:value="1">
            <text:p>1</text:p>
          </table:table-cell>
          <table:table-cell table:formula="of:=IF([.D84]=10;1;0)" office:value-type="float" office:value="0">
            <text:p>0</text:p>
          </table:table-cell>
          <table:table-cell table:formula="of:=IF([.D8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Cristina</text:p>
          </table:table-cell>
          <table:table-cell office:value-type="string">
            <text:p>Conforti</text:p>
          </table:table-cell>
          <table:table-cell table:formula="of:=[.B85]&amp;&quot;&gt;&gt;&quot;&amp;[.A85]" office:value-type="string" office:string-value="Conforti&gt;&gt;Cristina">
            <text:p>Conforti&gt;&gt;Cristin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85]=1;1;0)" office:value-type="float" office:value="1">
            <text:p>1</text:p>
          </table:table-cell>
          <table:table-cell table:formula="of:=IF([.D85]=10;1;0)" office:value-type="float" office:value="0">
            <text:p>0</text:p>
          </table:table-cell>
          <table:table-cell table:formula="of:=IF([.D85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Daniela</text:p>
          </table:table-cell>
          <table:table-cell office:value-type="string">
            <text:p>Esposito</text:p>
          </table:table-cell>
          <table:table-cell table:formula="of:=[.B86]&amp;&quot;&gt;&gt;&quot;&amp;[.A86]" office:value-type="string" office:string-value="Esposito&gt;&gt;Daniela">
            <text:p>Esposito&gt;&gt;Danie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6]=1;1;0)" office:value-type="float" office:value="0">
            <text:p>0</text:p>
          </table:table-cell>
          <table:table-cell table:formula="of:=IF([.D86]=10;1;0)" office:value-type="float" office:value="0">
            <text:p>0</text:p>
          </table:table-cell>
          <table:table-cell table:formula="of:=IF([.D8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Daniela</text:p>
          </table:table-cell>
          <table:table-cell office:value-type="string">
            <text:p>Morigi</text:p>
          </table:table-cell>
          <table:table-cell table:formula="of:=[.B87]&amp;&quot;&gt;&gt;&quot;&amp;[.A87]" office:value-type="string" office:string-value="Morigi&gt;&gt;Daniela">
            <text:p>Morigi&gt;&gt;Daniel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87]=1;1;0)" office:value-type="float" office:value="0">
            <text:p>0</text:p>
          </table:table-cell>
          <table:table-cell table:formula="of:=IF([.D87]=10;1;0)" office:value-type="float" office:value="1">
            <text:p>1</text:p>
          </table:table-cell>
          <table:table-cell table:formula="of:=IF([.D8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Daniela</text:p>
          </table:table-cell>
          <table:table-cell office:value-type="string">
            <text:p>Rustici</text:p>
          </table:table-cell>
          <table:table-cell table:formula="of:=[.B88]&amp;&quot;&gt;&gt;&quot;&amp;[.A88]" office:value-type="string" office:string-value="Rustici&gt;&gt;Daniela">
            <text:p>Rustici&gt;&gt;Danie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8]=1;1;0)" office:value-type="float" office:value="0">
            <text:p>0</text:p>
          </table:table-cell>
          <table:table-cell table:formula="of:=IF([.D88]=10;1;0)" office:value-type="float" office:value="0">
            <text:p>0</text:p>
          </table:table-cell>
          <table:table-cell table:formula="of:=IF([.D8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Daniele</text:p>
          </table:table-cell>
          <table:table-cell office:value-type="string">
            <text:p>Carioti</text:p>
          </table:table-cell>
          <table:table-cell table:formula="of:=[.B89]&amp;&quot;&gt;&gt;&quot;&amp;[.A89]" office:value-type="string" office:string-value="Carioti&gt;&gt;Daniele">
            <text:p>Carioti&gt;&gt;Daniele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89]=1;1;0)" office:value-type="float" office:value="0">
            <text:p>0</text:p>
          </table:table-cell>
          <table:table-cell table:formula="of:=IF([.D89]=10;1;0)" office:value-type="float" office:value="0">
            <text:p>0</text:p>
          </table:table-cell>
          <table:table-cell table:formula="of:=IF([.D8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Donatella</text:p>
          </table:table-cell>
          <table:table-cell office:value-type="string">
            <text:p>Cerminara</text:p>
          </table:table-cell>
          <table:table-cell table:formula="of:=[.B90]&amp;&quot;&gt;&gt;&quot;&amp;[.A90]" office:value-type="string" office:string-value="Cerminara&gt;&gt;Donatella">
            <text:p>Cerminara&gt;&gt;Donatel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0]=1;1;0)" office:value-type="float" office:value="0">
            <text:p>0</text:p>
          </table:table-cell>
          <table:table-cell table:formula="of:=IF([.D90]=10;1;0)" office:value-type="float" office:value="0">
            <text:p>0</text:p>
          </table:table-cell>
          <table:table-cell table:formula="of:=IF([.D9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Donato</text:p>
          </table:table-cell>
          <table:table-cell office:value-type="string">
            <text:p>Placido</text:p>
          </table:table-cell>
          <table:table-cell table:formula="of:=[.B91]&amp;&quot;&gt;&gt;&quot;&amp;[.A91]" office:value-type="string" office:string-value="Placido&gt;&gt;Donato">
            <text:p>Placido&gt;&gt;Donat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91]=1;1;0)" office:value-type="float" office:value="1">
            <text:p>1</text:p>
          </table:table-cell>
          <table:table-cell table:formula="of:=IF([.D91]=10;1;0)" office:value-type="float" office:value="0">
            <text:p>0</text:p>
          </table:table-cell>
          <table:table-cell table:formula="of:=IF([.D91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Emanuela</text:p>
          </table:table-cell>
          <table:table-cell office:value-type="string">
            <text:p>Garulli</text:p>
          </table:table-cell>
          <table:table-cell table:formula="of:=[.B92]&amp;&quot;&gt;&gt;&quot;&amp;[.A92]" office:value-type="string" office:string-value="Garulli&gt;&gt;Emanuela">
            <text:p>Garulli&gt;&gt;Emanue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2]=1;1;0)" office:value-type="float" office:value="0">
            <text:p>0</text:p>
          </table:table-cell>
          <table:table-cell table:formula="of:=IF([.D92]=10;1;0)" office:value-type="float" office:value="0">
            <text:p>0</text:p>
          </table:table-cell>
          <table:table-cell table:formula="of:=IF([.D9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manuele</text:p>
          </table:table-cell>
          <table:table-cell office:value-type="string">
            <text:p>Carioti</text:p>
          </table:table-cell>
          <table:table-cell table:formula="of:=[.B93]&amp;&quot;&gt;&gt;&quot;&amp;[.A93]" office:value-type="string" office:string-value="Carioti&gt;&gt;Emanuele">
            <text:p>Carioti&gt;&gt;Emanuele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3]=1;1;0)" office:value-type="float" office:value="0">
            <text:p>0</text:p>
          </table:table-cell>
          <table:table-cell table:formula="of:=IF([.D93]=10;1;0)" office:value-type="float" office:value="0">
            <text:p>0</text:p>
          </table:table-cell>
          <table:table-cell table:formula="of:=IF([.D9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ugenia</text:p>
          </table:table-cell>
          <table:table-cell office:value-type="string">
            <text:p>Nante</text:p>
          </table:table-cell>
          <table:table-cell table:formula="of:=[.B94]&amp;&quot;&gt;&gt;&quot;&amp;[.A94]" office:value-type="string" office:string-value="Nante&gt;&gt;Eugenia">
            <text:p>Nante&gt;&gt;Eugeni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94]=1;1;0)" office:value-type="float" office:value="1">
            <text:p>1</text:p>
          </table:table-cell>
          <table:table-cell table:formula="of:=IF([.D94]=10;1;0)" office:value-type="float" office:value="0">
            <text:p>0</text:p>
          </table:table-cell>
          <table:table-cell table:formula="of:=IF([.D9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Fabio Mario</text:p>
          </table:table-cell>
          <table:table-cell office:value-type="string">
            <text:p>Angelicchio</text:p>
          </table:table-cell>
          <table:table-cell table:formula="of:=[.B95]&amp;&quot;&gt;&gt;&quot;&amp;[.A95]" office:value-type="string" office:string-value="Angelicchio&gt;&gt;Fabio Mario">
            <text:p>Angelicchio&gt;&gt;Fabio Mari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5]=1;1;0)" office:value-type="float" office:value="0">
            <text:p>0</text:p>
          </table:table-cell>
          <table:table-cell table:formula="of:=IF([.D95]=10;1;0)" office:value-type="float" office:value="0">
            <text:p>0</text:p>
          </table:table-cell>
          <table:table-cell table:formula="of:=IF([.D9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ederico</text:p>
          </table:table-cell>
          <table:table-cell office:value-type="string">
            <text:p>De Cesare</text:p>
          </table:table-cell>
          <table:table-cell table:formula="of:=[.B96]&amp;&quot;&gt;&gt;&quot;&amp;[.A96]" office:value-type="string" office:string-value="De Cesare&gt;&gt;Federico">
            <text:p>De Cesare&gt;&gt;Federic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6]=1;1;0)" office:value-type="float" office:value="0">
            <text:p>0</text:p>
          </table:table-cell>
          <table:table-cell table:formula="of:=IF([.D96]=10;1;0)" office:value-type="float" office:value="0">
            <text:p>0</text:p>
          </table:table-cell>
          <table:table-cell table:formula="of:=IF([.D9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ederico</text:p>
          </table:table-cell>
          <table:table-cell office:value-type="string">
            <text:p>Rendina</text:p>
          </table:table-cell>
          <table:table-cell table:formula="of:=[.B97]&amp;&quot;&gt;&gt;&quot;&amp;[.A97]" office:value-type="string" office:string-value="Rendina&gt;&gt;Federico">
            <text:p>Rendina&gt;&gt;Federico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97]=1;1;0)" office:value-type="float" office:value="0">
            <text:p>0</text:p>
          </table:table-cell>
          <table:table-cell table:formula="of:=IF([.D97]=10;1;0)" office:value-type="float" office:value="1">
            <text:p>1</text:p>
          </table:table-cell>
          <table:table-cell table:formula="of:=IF([.D9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Flora</text:p>
          </table:table-cell>
          <table:table-cell office:value-type="string">
            <text:p>Balestra</text:p>
          </table:table-cell>
          <table:table-cell table:formula="of:=[.B98]&amp;&quot;&gt;&gt;&quot;&amp;[.A98]" office:value-type="string" office:string-value="Balestra&gt;&gt;Flora">
            <text:p>Balestra&gt;&gt;Flor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8]=1;1;0)" office:value-type="float" office:value="0">
            <text:p>0</text:p>
          </table:table-cell>
          <table:table-cell table:formula="of:=IF([.D98]=10;1;0)" office:value-type="float" office:value="0">
            <text:p>0</text:p>
          </table:table-cell>
          <table:table-cell table:formula="of:=IF([.D9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rancesca</text:p>
          </table:table-cell>
          <table:table-cell office:value-type="string">
            <text:p>Mei</text:p>
          </table:table-cell>
          <table:table-cell table:formula="of:=[.B99]&amp;&quot;&gt;&gt;&quot;&amp;[.A99]" office:value-type="string" office:string-value="Mei&gt;&gt;Francesca">
            <text:p>Mei&gt;&gt;Francesc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99]=1;1;0)" office:value-type="float" office:value="0">
            <text:p>0</text:p>
          </table:table-cell>
          <table:table-cell table:formula="of:=IF([.D99]=10;1;0)" office:value-type="float" office:value="0">
            <text:p>0</text:p>
          </table:table-cell>
          <table:table-cell table:formula="of:=IF([.D9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rancesco</text:p>
          </table:table-cell>
          <table:table-cell office:value-type="string">
            <text:p>Petrucci</text:p>
          </table:table-cell>
          <table:table-cell table:formula="of:=[.B100]&amp;&quot;&gt;&gt;&quot;&amp;[.A100]" office:value-type="string" office:string-value="Petrucci&gt;&gt;Francesco">
            <text:p>Petrucci&gt;&gt;Francesc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00]=1;1;0)" office:value-type="float" office:value="0">
            <text:p>0</text:p>
          </table:table-cell>
          <table:table-cell table:formula="of:=IF([.D100]=10;1;0)" office:value-type="float" office:value="0">
            <text:p>0</text:p>
          </table:table-cell>
          <table:table-cell table:formula="of:=IF([.D10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Francesco</text:p>
          </table:table-cell>
          <table:table-cell office:value-type="string">
            <text:p>Rosati</text:p>
          </table:table-cell>
          <table:table-cell table:formula="of:=[.B101]&amp;&quot;&gt;&gt;&quot;&amp;[.A101]" office:value-type="string" office:string-value="Rosati&gt;&gt;Francesco">
            <text:p>Rosati&gt;&gt;Francesc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01]=1;1;0)" office:value-type="float" office:value="1">
            <text:p>1</text:p>
          </table:table-cell>
          <table:table-cell table:formula="of:=IF([.D101]=10;1;0)" office:value-type="float" office:value="0">
            <text:p>0</text:p>
          </table:table-cell>
          <table:table-cell table:formula="of:=IF([.D101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Giovangualberto</text:p>
          </table:table-cell>
          <table:table-cell office:value-type="string">
            <text:p>Lucarini</text:p>
          </table:table-cell>
          <table:table-cell table:formula="of:=[.B102]&amp;&quot;&gt;&gt;&quot;&amp;[.A102]" office:value-type="string" office:string-value="Lucarini&gt;&gt;Giovangualberto">
            <text:p>Lucarini&gt;&gt;Giovangualbert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02]=1;1;0)" office:value-type="float" office:value="1">
            <text:p>1</text:p>
          </table:table-cell>
          <table:table-cell table:formula="of:=IF([.D102]=10;1;0)" office:value-type="float" office:value="0">
            <text:p>0</text:p>
          </table:table-cell>
          <table:table-cell table:formula="of:=IF([.D102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Giulia</text:p>
          </table:table-cell>
          <table:table-cell office:value-type="string">
            <text:p>Bianconi</text:p>
          </table:table-cell>
          <table:table-cell table:formula="of:=[.B103]&amp;&quot;&gt;&gt;&quot;&amp;[.A103]" office:value-type="string" office:string-value="Bianconi&gt;&gt;Giulia">
            <text:p>Bianconi&gt;&gt;Giul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03]=1;1;0)" office:value-type="float" office:value="0">
            <text:p>0</text:p>
          </table:table-cell>
          <table:table-cell table:formula="of:=IF([.D103]=10;1;0)" office:value-type="float" office:value="0">
            <text:p>0</text:p>
          </table:table-cell>
          <table:table-cell table:formula="of:=IF([.D10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Giuseppina</text:p>
          </table:table-cell>
          <table:table-cell office:value-type="string">
            <text:p>Colmo</text:p>
          </table:table-cell>
          <table:table-cell table:formula="of:=[.B104]&amp;&quot;&gt;&gt;&quot;&amp;[.A104]" office:value-type="string" office:string-value="Colmo&gt;&gt;Giuseppina">
            <text:p>Colmo&gt;&gt;Giuseppin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04]=1;1;0)" office:value-type="float" office:value="0">
            <text:p>0</text:p>
          </table:table-cell>
          <table:table-cell table:formula="of:=IF([.D104]=10;1;0)" office:value-type="float" office:value="1">
            <text:p>1</text:p>
          </table:table-cell>
          <table:table-cell table:formula="of:=IF([.D10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Giuseppina</text:p>
          </table:table-cell>
          <table:table-cell office:value-type="string">
            <text:p>De Angelis</text:p>
          </table:table-cell>
          <table:table-cell table:formula="of:=[.B105]&amp;&quot;&gt;&gt;&quot;&amp;[.A105]" office:value-type="string" office:string-value="De Angelis&gt;&gt;Giuseppina">
            <text:p>De Angelis&gt;&gt;Giuseppin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05]=1;1;0)" office:value-type="float" office:value="0">
            <text:p>0</text:p>
          </table:table-cell>
          <table:table-cell table:formula="of:=IF([.D105]=10;1;0)" office:value-type="float" office:value="0">
            <text:p>0</text:p>
          </table:table-cell>
          <table:table-cell table:formula="of:=IF([.D10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Giuseppina</text:p>
          </table:table-cell>
          <table:table-cell office:value-type="string">
            <text:p>Granito</text:p>
          </table:table-cell>
          <table:table-cell table:formula="of:=[.B106]&amp;&quot;&gt;&gt;&quot;&amp;[.A106]" office:value-type="string" office:string-value="Granito&gt;&gt;Giuseppina">
            <text:p>Granito&gt;&gt;Giuseppin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06]=1;1;0)" office:value-type="float" office:value="1">
            <text:p>1</text:p>
          </table:table-cell>
          <table:table-cell table:formula="of:=IF([.D106]=10;1;0)" office:value-type="float" office:value="0">
            <text:p>0</text:p>
          </table:table-cell>
          <table:table-cell table:formula="of:=IF([.D10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Gloria Rita</text:p>
          </table:table-cell>
          <table:table-cell office:value-type="string">
            <text:p>Nano</text:p>
          </table:table-cell>
          <table:table-cell table:formula="of:=[.B107]&amp;&quot;&gt;&gt;&quot;&amp;[.A107]" office:value-type="string" office:string-value="Nano&gt;&gt;Gloria Rita">
            <text:p>Nano&gt;&gt;Gloria Rit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07]=1;1;0)" office:value-type="float" office:value="1">
            <text:p>1</text:p>
          </table:table-cell>
          <table:table-cell table:formula="of:=IF([.D107]=10;1;0)" office:value-type="float" office:value="0">
            <text:p>0</text:p>
          </table:table-cell>
          <table:table-cell table:formula="of:=IF([.D10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Guido</text:p>
          </table:table-cell>
          <table:table-cell office:value-type="string">
            <text:p>Amato</text:p>
          </table:table-cell>
          <table:table-cell table:formula="of:=[.B108]&amp;&quot;&gt;&gt;&quot;&amp;[.A108]" office:value-type="string" office:string-value="Amato&gt;&gt;Guido">
            <text:p>Amato&gt;&gt;Guid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08]=1;1;0)" office:value-type="float" office:value="0">
            <text:p>0</text:p>
          </table:table-cell>
          <table:table-cell table:formula="of:=IF([.D108]=10;1;0)" office:value-type="float" office:value="0">
            <text:p>0</text:p>
          </table:table-cell>
          <table:table-cell table:formula="of:=IF([.D10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Iva</text:p>
          </table:table-cell>
          <table:table-cell office:value-type="string">
            <text:p>Garibaldi</text:p>
          </table:table-cell>
          <table:table-cell table:formula="of:=[.B109]&amp;&quot;&gt;&gt;&quot;&amp;[.A109]" office:value-type="string" office:string-value="Garibaldi&gt;&gt;Iva">
            <text:p>Garibaldi&gt;&gt;Iv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09]=1;1;0)" office:value-type="float" office:value="1">
            <text:p>1</text:p>
          </table:table-cell>
          <table:table-cell table:formula="of:=IF([.D109]=10;1;0)" office:value-type="float" office:value="0">
            <text:p>0</text:p>
          </table:table-cell>
          <table:table-cell table:formula="of:=IF([.D109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Lorenzo</text:p>
          </table:table-cell>
          <table:table-cell office:value-type="string">
            <text:p>De Ritis</text:p>
          </table:table-cell>
          <table:table-cell table:formula="of:=[.B110]&amp;&quot;&gt;&gt;&quot;&amp;[.A110]" office:value-type="string" office:string-value="De Ritis&gt;&gt;Lorenzo">
            <text:p>De Ritis&gt;&gt;Lorenz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10]=1;1;0)" office:value-type="float" office:value="1">
            <text:p>1</text:p>
          </table:table-cell>
          <table:table-cell table:formula="of:=IF([.D110]=10;1;0)" office:value-type="float" office:value="0">
            <text:p>0</text:p>
          </table:table-cell>
          <table:table-cell table:formula="of:=IF([.D110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Luca</text:p>
          </table:table-cell>
          <table:table-cell office:value-type="string">
            <text:p>Bologna</text:p>
          </table:table-cell>
          <table:table-cell table:formula="of:=[.B111]&amp;&quot;&gt;&gt;&quot;&amp;[.A111]" office:value-type="string" office:string-value="Bologna&gt;&gt;Luca">
            <text:p>Bologna&gt;&gt;Luc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1]=1;1;0)" office:value-type="float" office:value="0">
            <text:p>0</text:p>
          </table:table-cell>
          <table:table-cell table:formula="of:=IF([.D111]=10;1;0)" office:value-type="float" office:value="0">
            <text:p>0</text:p>
          </table:table-cell>
          <table:table-cell table:formula="of:=IF([.D11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Luca</text:p>
          </table:table-cell>
          <table:table-cell office:value-type="string">
            <text:p>Ribustini</text:p>
          </table:table-cell>
          <table:table-cell table:formula="of:=[.B112]&amp;&quot;&gt;&gt;&quot;&amp;[.A112]" office:value-type="string" office:string-value="Ribustini&gt;&gt;Luca">
            <text:p>Ribustini&gt;&gt;Luc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2]=1;1;0)" office:value-type="float" office:value="0">
            <text:p>0</text:p>
          </table:table-cell>
          <table:table-cell table:formula="of:=IF([.D112]=10;1;0)" office:value-type="float" office:value="0">
            <text:p>0</text:p>
          </table:table-cell>
          <table:table-cell table:formula="of:=IF([.D11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cella</text:p>
          </table:table-cell>
          <table:table-cell office:value-type="string">
            <text:p>Ciarnelli</text:p>
          </table:table-cell>
          <table:table-cell table:formula="of:=[.B113]&amp;&quot;&gt;&gt;&quot;&amp;[.A113]" office:value-type="string" office:string-value="Ciarnelli&gt;&gt;Marcella">
            <text:p>Ciarnelli&gt;&gt;Marcel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3]=1;1;0)" office:value-type="float" office:value="0">
            <text:p>0</text:p>
          </table:table-cell>
          <table:table-cell table:formula="of:=IF([.D113]=10;1;0)" office:value-type="float" office:value="0">
            <text:p>0</text:p>
          </table:table-cell>
          <table:table-cell table:formula="of:=IF([.D11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co</text:p>
          </table:table-cell>
          <table:table-cell office:value-type="string">
            <text:p>Antonellis</text:p>
          </table:table-cell>
          <table:table-cell table:formula="of:=[.B114]&amp;&quot;&gt;&gt;&quot;&amp;[.A114]" office:value-type="string" office:string-value="Antonellis&gt;&gt;Marco">
            <text:p>Antonellis&gt;&gt;Marc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4]=1;1;0)" office:value-type="float" office:value="0">
            <text:p>0</text:p>
          </table:table-cell>
          <table:table-cell table:formula="of:=IF([.D114]=10;1;0)" office:value-type="float" office:value="0">
            <text:p>0</text:p>
          </table:table-cell>
          <table:table-cell table:formula="of:=IF([.D11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co</text:p>
          </table:table-cell>
          <table:table-cell office:value-type="string">
            <text:p>Ciancarelli</text:p>
          </table:table-cell>
          <table:table-cell table:formula="of:=[.B115]&amp;&quot;&gt;&gt;&quot;&amp;[.A115]" office:value-type="string" office:string-value="Ciancarelli&gt;&gt;Marco">
            <text:p>Ciancarelli&gt;&gt;Marc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5]=1;1;0)" office:value-type="float" office:value="0">
            <text:p>0</text:p>
          </table:table-cell>
          <table:table-cell table:formula="of:=IF([.D115]=10;1;0)" office:value-type="float" office:value="0">
            <text:p>0</text:p>
          </table:table-cell>
          <table:table-cell table:formula="of:=IF([.D11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co</text:p>
          </table:table-cell>
          <table:table-cell office:value-type="string">
            <text:p>Stefanelli</text:p>
          </table:table-cell>
          <table:table-cell table:formula="of:=[.B116]&amp;&quot;&gt;&gt;&quot;&amp;[.A116]" office:value-type="string" office:string-value="Stefanelli&gt;&gt;Marco">
            <text:p>Stefanelli&gt;&gt;Marc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16]=1;1;0)" office:value-type="float" office:value="1">
            <text:p>1</text:p>
          </table:table-cell>
          <table:table-cell table:formula="of:=IF([.D116]=10;1;0)" office:value-type="float" office:value="0">
            <text:p>0</text:p>
          </table:table-cell>
          <table:table-cell table:formula="of:=IF([.D116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aria Carmina</text:p>
          </table:table-cell>
          <table:table-cell office:value-type="string">
            <text:p>Pignataro</text:p>
          </table:table-cell>
          <table:table-cell table:formula="of:=[.B117]&amp;&quot;&gt;&gt;&quot;&amp;[.A117]" office:value-type="string" office:string-value="Pignataro&gt;&gt;Maria Carmina">
            <text:p>Pignataro&gt;&gt;Maria Carmin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17]=1;1;0)" office:value-type="float" office:value="0">
            <text:p>0</text:p>
          </table:table-cell>
          <table:table-cell table:formula="of:=IF([.D117]=10;1;0)" office:value-type="float" office:value="1">
            <text:p>1</text:p>
          </table:table-cell>
          <table:table-cell table:formula="of:=IF([.D117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aria Grazia</text:p>
          </table:table-cell>
          <table:table-cell office:value-type="string">
            <text:p>Di Mario</text:p>
          </table:table-cell>
          <table:table-cell table:formula="of:=[.B118]&amp;&quot;&gt;&gt;&quot;&amp;[.A118]" office:value-type="string" office:string-value="Di Mario&gt;&gt;Maria Grazia">
            <text:p>Di Mario&gt;&gt;Maria Graz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8]=1;1;0)" office:value-type="float" office:value="0">
            <text:p>0</text:p>
          </table:table-cell>
          <table:table-cell table:formula="of:=IF([.D118]=10;1;0)" office:value-type="float" office:value="0">
            <text:p>0</text:p>
          </table:table-cell>
          <table:table-cell table:formula="of:=IF([.D11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ia Grazia</text:p>
          </table:table-cell>
          <table:table-cell office:value-type="string">
            <text:p>Pecchioli</text:p>
          </table:table-cell>
          <table:table-cell table:formula="of:=[.B119]&amp;&quot;&gt;&gt;&quot;&amp;[.A119]" office:value-type="string" office:string-value="Pecchioli&gt;&gt;Maria Grazia">
            <text:p>Pecchioli&gt;&gt;Maria Graz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19]=1;1;0)" office:value-type="float" office:value="0">
            <text:p>0</text:p>
          </table:table-cell>
          <table:table-cell table:formula="of:=IF([.D119]=10;1;0)" office:value-type="float" office:value="0">
            <text:p>0</text:p>
          </table:table-cell>
          <table:table-cell table:formula="of:=IF([.D11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ia Luisa</text:p>
          </table:table-cell>
          <table:table-cell office:value-type="string">
            <text:p>Mosello</text:p>
          </table:table-cell>
          <table:table-cell table:formula="of:=[.B120]&amp;&quot;&gt;&gt;&quot;&amp;[.A120]" office:value-type="string" office:string-value="Mosello&gt;&gt;Maria Luisa">
            <text:p>Mosello&gt;&gt;Maria Luis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0]=1;1;0)" office:value-type="float" office:value="0">
            <text:p>0</text:p>
          </table:table-cell>
          <table:table-cell table:formula="of:=IF([.D120]=10;1;0)" office:value-type="float" office:value="0">
            <text:p>0</text:p>
          </table:table-cell>
          <table:table-cell table:formula="of:=IF([.D12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ia</text:p>
          </table:table-cell>
          <table:table-cell office:value-type="string">
            <text:p>Castelli</text:p>
          </table:table-cell>
          <table:table-cell table:formula="of:=[.B121]&amp;&quot;&gt;&gt;&quot;&amp;[.A121]" office:value-type="string" office:string-value="Castelli&gt;&gt;Maria">
            <text:p>Castelli&gt;&gt;Mari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21]=1;1;0)" office:value-type="float" office:value="1">
            <text:p>1</text:p>
          </table:table-cell>
          <table:table-cell table:formula="of:=IF([.D121]=10;1;0)" office:value-type="float" office:value="0">
            <text:p>0</text:p>
          </table:table-cell>
          <table:table-cell table:formula="of:=IF([.D121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aria</text:p>
          </table:table-cell>
          <table:table-cell office:value-type="string">
            <text:p>Nacar</text:p>
          </table:table-cell>
          <table:table-cell table:formula="of:=[.B122]&amp;&quot;&gt;&gt;&quot;&amp;[.A122]" office:value-type="string" office:string-value="Nacar&gt;&gt;Maria">
            <text:p>Nacar&gt;&gt;Mar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2]=1;1;0)" office:value-type="float" office:value="0">
            <text:p>0</text:p>
          </table:table-cell>
          <table:table-cell table:formula="of:=IF([.D122]=10;1;0)" office:value-type="float" office:value="0">
            <text:p>0</text:p>
          </table:table-cell>
          <table:table-cell table:formula="of:=IF([.D122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io Giuseppe</text:p>
          </table:table-cell>
          <table:table-cell office:value-type="string">
            <text:p>Recupero</text:p>
          </table:table-cell>
          <table:table-cell table:formula="of:=[.B123]&amp;&quot;&gt;&gt;&quot;&amp;[.A123]" office:value-type="string" office:string-value="Recupero&gt;&gt;Mario Giuseppe">
            <text:p>Recupero&gt;&gt;Mario Giuseppe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3]=1;1;0)" office:value-type="float" office:value="0">
            <text:p>0</text:p>
          </table:table-cell>
          <table:table-cell table:formula="of:=IF([.D123]=10;1;0)" office:value-type="float" office:value="0">
            <text:p>0</text:p>
          </table:table-cell>
          <table:table-cell table:formula="of:=IF([.D12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rtina</text:p>
          </table:table-cell>
          <table:table-cell office:value-type="string">
            <text:p>Velocci</text:p>
          </table:table-cell>
          <table:table-cell table:formula="of:=[.B124]&amp;&quot;&gt;&gt;&quot;&amp;[.A124]" office:value-type="string" office:string-value="Velocci&gt;&gt;Martina">
            <text:p>Velocci&gt;&gt;Martin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24]=1;1;0)" office:value-type="float" office:value="0">
            <text:p>0</text:p>
          </table:table-cell>
          <table:table-cell table:formula="of:=IF([.D124]=10;1;0)" office:value-type="float" office:value="1">
            <text:p>1</text:p>
          </table:table-cell>
          <table:table-cell table:formula="of:=IF([.D12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arzia</text:p>
          </table:table-cell>
          <table:table-cell office:value-type="string">
            <text:p>Paolucci</text:p>
          </table:table-cell>
          <table:table-cell table:formula="of:=[.B125]&amp;&quot;&gt;&gt;&quot;&amp;[.A125]" office:value-type="string" office:string-value="Paolucci&gt;&gt;Marzia">
            <text:p>Paolucci&gt;&gt;Marz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5]=1;1;0)" office:value-type="float" office:value="0">
            <text:p>0</text:p>
          </table:table-cell>
          <table:table-cell table:formula="of:=IF([.D125]=10;1;0)" office:value-type="float" office:value="0">
            <text:p>0</text:p>
          </table:table-cell>
          <table:table-cell table:formula="of:=IF([.D12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assimo</text:p>
          </table:table-cell>
          <table:table-cell office:value-type="string">
            <text:p>Arcese</text:p>
          </table:table-cell>
          <table:table-cell table:formula="of:=[.B126]&amp;&quot;&gt;&gt;&quot;&amp;[.A126]" office:value-type="string" office:string-value="Arcese&gt;&gt;Massimo">
            <text:p>Arcese&gt;&gt;Massimo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6]=1;1;0)" office:value-type="float" office:value="0">
            <text:p>0</text:p>
          </table:table-cell>
          <table:table-cell table:formula="of:=IF([.D126]=10;1;0)" office:value-type="float" office:value="0">
            <text:p>0</text:p>
          </table:table-cell>
          <table:table-cell table:formula="of:=IF([.D12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onica</text:p>
          </table:table-cell>
          <table:table-cell office:value-type="string">
            <text:p>Bartocci</text:p>
          </table:table-cell>
          <table:table-cell table:formula="of:=[.B127]&amp;&quot;&gt;&gt;&quot;&amp;[.A127]" office:value-type="string" office:string-value="Bartocci&gt;&gt;Monica">
            <text:p>Bartocci&gt;&gt;Monic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7]=1;1;0)" office:value-type="float" office:value="0">
            <text:p>0</text:p>
          </table:table-cell>
          <table:table-cell table:formula="of:=IF([.D127]=10;1;0)" office:value-type="float" office:value="0">
            <text:p>0</text:p>
          </table:table-cell>
          <table:table-cell table:formula="of:=IF([.D12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onica</text:p>
          </table:table-cell>
          <table:table-cell office:value-type="string">
            <text:p>Soldano</text:p>
          </table:table-cell>
          <table:table-cell table:formula="of:=[.B128]&amp;&quot;&gt;&gt;&quot;&amp;[.A128]" office:value-type="string" office:string-value="Soldano&gt;&gt;Monica">
            <text:p>Soldano&gt;&gt;Monica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28]=1;1;0)" office:value-type="float" office:value="0">
            <text:p>0</text:p>
          </table:table-cell>
          <table:table-cell table:formula="of:=IF([.D128]=10;1;0)" office:value-type="float" office:value="1">
            <text:p>1</text:p>
          </table:table-cell>
          <table:table-cell table:formula="of:=IF([.D12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Natalia</text:p>
          </table:table-cell>
          <table:table-cell office:value-type="string">
            <text:p>Marra</text:p>
          </table:table-cell>
          <table:table-cell table:formula="of:=[.B129]&amp;&quot;&gt;&gt;&quot;&amp;[.A129]" office:value-type="string" office:string-value="Marra&gt;&gt;Natalia">
            <text:p>Marra&gt;&gt;Natali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29]=1;1;0)" office:value-type="float" office:value="0">
            <text:p>0</text:p>
          </table:table-cell>
          <table:table-cell table:formula="of:=IF([.D129]=10;1;0)" office:value-type="float" office:value="0">
            <text:p>0</text:p>
          </table:table-cell>
          <table:table-cell table:formula="of:=IF([.D12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aola</text:p>
          </table:table-cell>
          <table:table-cell office:value-type="string">
            <text:p>Delle Fratte</text:p>
          </table:table-cell>
          <table:table-cell table:formula="of:=[.B130]&amp;&quot;&gt;&gt;&quot;&amp;[.A130]" office:value-type="string" office:string-value="Delle Fratte&gt;&gt;Paola">
            <text:p>Delle Fratte&gt;&gt;Paola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30]=1;1;0)" office:value-type="float" office:value="1">
            <text:p>1</text:p>
          </table:table-cell>
          <table:table-cell table:formula="of:=IF([.D130]=10;1;0)" office:value-type="float" office:value="0">
            <text:p>0</text:p>
          </table:table-cell>
          <table:table-cell table:formula="of:=IF([.D130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Paola</text:p>
          </table:table-cell>
          <table:table-cell office:value-type="string">
            <text:p>Grauso</text:p>
          </table:table-cell>
          <table:table-cell table:formula="of:=[.B131]&amp;&quot;&gt;&gt;&quot;&amp;[.A131]" office:value-type="string" office:string-value="Grauso&gt;&gt;Paola">
            <text:p>Grauso&gt;&gt;Paola</text:p>
          </table:table-cell>
          <table:table-cell office:value-type="float" office:value="11">
            <text:p>11</text:p>
          </table:table-cell>
          <table:table-cell table:style-name="ce77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1]=1;1;0)" office:value-type="float" office:value="0">
            <text:p>0</text:p>
          </table:table-cell>
          <table:table-cell table:formula="of:=IF([.D131]=10;1;0)" office:value-type="float" office:value="0">
            <text:p>0</text:p>
          </table:table-cell>
          <table:table-cell table:formula="of:=IF([.D13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Paolo</text:p>
          </table:table-cell>
          <table:table-cell office:value-type="string">
            <text:p>Benevolo</text:p>
          </table:table-cell>
          <table:table-cell table:formula="of:=[.B132]&amp;&quot;&gt;&gt;&quot;&amp;[.A132]" office:value-type="string" office:string-value="Benevolo&gt;&gt;Paolo">
            <text:p>Benevolo&gt;&gt;Paolo</text:p>
          </table:table-cell>
          <table:table-cell office:value-type="float" office:value="10">
            <text:p>10</text:p>
          </table:table-cell>
          <table:table-cell table:style-name="ce77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32]=1;1;0)" office:value-type="float" office:value="0">
            <text:p>0</text:p>
          </table:table-cell>
          <table:table-cell table:formula="of:=IF([.D132]=10;1;0)" office:value-type="float" office:value="1">
            <text:p>1</text:p>
          </table:table-cell>
          <table:table-cell table:formula="of:=IF([.D132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Paolo</text:p>
          </table:table-cell>
          <table:table-cell office:value-type="string">
            <text:p>Radice</text:p>
          </table:table-cell>
          <table:table-cell table:formula="of:=[.B133]&amp;&quot;&gt;&gt;&quot;&amp;[.A133]" office:value-type="string" office:string-value="Radice&gt;&gt;Paolo">
            <text:p>Radice&gt;&gt;Paolo</text:p>
          </table:table-cell>
          <table:table-cell office:value-type="float" office:value="1">
            <text:p>1</text:p>
          </table:table-cell>
          <table:table-cell table:style-name="ce77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33]=1;1;0)" office:value-type="float" office:value="1">
            <text:p>1</text:p>
          </table:table-cell>
          <table:table-cell table:formula="of:=IF([.D133]=10;1;0)" office:value-type="float" office:value="0">
            <text:p>0</text:p>
          </table:table-cell>
          <table:table-cell table:formula="of:=IF([.D133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Paolo</text:p>
          </table:table-cell>
          <table:table-cell table:style-name="ce71" office:value-type="string">
            <text:p>Salerno</text:p>
          </table:table-cell>
          <table:table-cell table:formula="of:=[.B134]&amp;&quot;&gt;&gt;&quot;&amp;[.A134]" office:value-type="string" office:string-value="Salerno&gt;&gt;Paolo">
            <text:p>Salerno&gt;&gt;Paolo</text:p>
          </table:table-cell>
          <table:table-cell office:value-type="float" office:value="10">
            <text:p>10</text:p>
          </table:table-cell>
          <table:table-cell table:style-name="ce71" office:value-type="string">
            <text:p><text:s/>✦</text:p>
          </table:table-cell>
          <table:table-cell office:value-type="float" office:value="0">
            <text:p>0</text:p>
          </table:table-cell>
          <table:table-cell table:formula="of:=IF([.D134]=1;1;0)" office:value-type="float" office:value="0">
            <text:p>0</text:p>
          </table:table-cell>
          <table:table-cell table:formula="of:=IF([.D134]=10;1;0)" office:value-type="float" office:value="1">
            <text:p>1</text:p>
          </table:table-cell>
          <table:table-cell table:formula="of:=IF([.D134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Raffaela</text:p>
          </table:table-cell>
          <table:table-cell table:style-name="ce71" office:value-type="string">
            <text:p>Scaglietta</text:p>
          </table:table-cell>
          <table:table-cell table:formula="of:=[.B135]&amp;&quot;&gt;&gt;&quot;&amp;[.A135]" office:value-type="string" office:string-value="Scaglietta&gt;&gt;Raffaela">
            <text:p>Scaglietta&gt;&gt;Raffaela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5]=1;1;0)" office:value-type="float" office:value="0">
            <text:p>0</text:p>
          </table:table-cell>
          <table:table-cell table:formula="of:=IF([.D135]=10;1;0)" office:value-type="float" office:value="0">
            <text:p>0</text:p>
          </table:table-cell>
          <table:table-cell table:formula="of:=IF([.D13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Roberta</text:p>
          </table:table-cell>
          <table:table-cell table:style-name="ce71" office:value-type="string">
            <text:p>Mazzacane</text:p>
          </table:table-cell>
          <table:table-cell table:formula="of:=[.B136]&amp;&quot;&gt;&gt;&quot;&amp;[.A136]" office:value-type="string" office:string-value="Mazzacane&gt;&gt;Roberta">
            <text:p>Mazzacane&gt;&gt;Roberta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6]=1;1;0)" office:value-type="float" office:value="0">
            <text:p>0</text:p>
          </table:table-cell>
          <table:table-cell table:formula="of:=IF([.D136]=10;1;0)" office:value-type="float" office:value="0">
            <text:p>0</text:p>
          </table:table-cell>
          <table:table-cell table:formula="of:=IF([.D13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Roberto</text:p>
          </table:table-cell>
          <table:table-cell table:style-name="ce71" office:value-type="string">
            <text:p>Simonetti</text:p>
          </table:table-cell>
          <table:table-cell table:formula="of:=[.B137]&amp;&quot;&gt;&gt;&quot;&amp;[.A137]" office:value-type="string" office:string-value="Simonetti&gt;&gt;Roberto">
            <text:p>Simonetti&gt;&gt;Robert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7]=1;1;0)" office:value-type="float" office:value="0">
            <text:p>0</text:p>
          </table:table-cell>
          <table:table-cell table:formula="of:=IF([.D137]=10;1;0)" office:value-type="float" office:value="0">
            <text:p>0</text:p>
          </table:table-cell>
          <table:table-cell table:formula="of:=IF([.D13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Rocco</text:p>
          </table:table-cell>
          <table:table-cell table:style-name="ce71" office:value-type="string">
            <text:p>Giurato</text:p>
          </table:table-cell>
          <table:table-cell table:formula="of:=[.B138]&amp;&quot;&gt;&gt;&quot;&amp;[.A138]" office:value-type="string" office:string-value="Giurato&gt;&gt;Rocco">
            <text:p>Giurato&gt;&gt;Rocc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8]=1;1;0)" office:value-type="float" office:value="0">
            <text:p>0</text:p>
          </table:table-cell>
          <table:table-cell table:formula="of:=IF([.D138]=10;1;0)" office:value-type="float" office:value="0">
            <text:p>0</text:p>
          </table:table-cell>
          <table:table-cell table:formula="of:=IF([.D138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Romina</text:p>
          </table:table-cell>
          <table:table-cell table:style-name="ce71" office:value-type="string">
            <text:p>Vinci</text:p>
          </table:table-cell>
          <table:table-cell table:formula="of:=[.B139]&amp;&quot;&gt;&gt;&quot;&amp;[.A139]" office:value-type="string" office:string-value="Vinci&gt;&gt;Romina">
            <text:p>Vinci&gt;&gt;Romina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39]=1;1;0)" office:value-type="float" office:value="0">
            <text:p>0</text:p>
          </table:table-cell>
          <table:table-cell table:formula="of:=IF([.D139]=10;1;0)" office:value-type="float" office:value="0">
            <text:p>0</text:p>
          </table:table-cell>
          <table:table-cell table:formula="of:=IF([.D139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abrina</text:p>
          </table:table-cell>
          <table:table-cell table:style-name="ce71" office:value-type="string">
            <text:p>Valletta</text:p>
          </table:table-cell>
          <table:table-cell table:formula="of:=[.B140]&amp;&quot;&gt;&gt;&quot;&amp;[.A140]" office:value-type="string" office:string-value="Valletta&gt;&gt;Sabrina">
            <text:p>Valletta&gt;&gt;Sabrina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0]=1;1;0)" office:value-type="float" office:value="0">
            <text:p>0</text:p>
          </table:table-cell>
          <table:table-cell table:formula="of:=IF([.D140]=10;1;0)" office:value-type="float" office:value="0">
            <text:p>0</text:p>
          </table:table-cell>
          <table:table-cell table:formula="of:=IF([.D14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ergio</text:p>
          </table:table-cell>
          <table:table-cell table:style-name="ce71" office:value-type="string">
            <text:p>Nazzaro</text:p>
          </table:table-cell>
          <table:table-cell table:formula="of:=[.B141]&amp;&quot;&gt;&gt;&quot;&amp;[.A141]" office:value-type="string" office:string-value="Nazzaro&gt;&gt;Sergio">
            <text:p>Nazzaro&gt;&gt;Sergi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1]=1;1;0)" office:value-type="float" office:value="0">
            <text:p>0</text:p>
          </table:table-cell>
          <table:table-cell table:formula="of:=IF([.D141]=10;1;0)" office:value-type="float" office:value="0">
            <text:p>0</text:p>
          </table:table-cell>
          <table:table-cell table:formula="of:=IF([.D141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imona</text:p>
          </table:table-cell>
          <table:table-cell table:style-name="ce71" office:value-type="string">
            <text:p>Caleo</text:p>
          </table:table-cell>
          <table:table-cell table:formula="of:=[.B142]&amp;&quot;&gt;&gt;&quot;&amp;[.A142]" office:value-type="string" office:string-value="Caleo&gt;&gt;Simona">
            <text:p>Caleo&gt;&gt;Simona</text:p>
          </table:table-cell>
          <table:table-cell office:value-type="float" office:value="1">
            <text:p>1</text:p>
          </table:table-cell>
          <table:table-cell table:style-name="ce71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42]=1;1;0)" office:value-type="float" office:value="1">
            <text:p>1</text:p>
          </table:table-cell>
          <table:table-cell table:formula="of:=IF([.D142]=10;1;0)" office:value-type="float" office:value="0">
            <text:p>0</text:p>
          </table:table-cell>
          <table:table-cell table:formula="of:=IF([.D142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imone</text:p>
          </table:table-cell>
          <table:table-cell table:style-name="ce71" office:value-type="string">
            <text:p>Massetti</text:p>
          </table:table-cell>
          <table:table-cell table:formula="of:=[.B143]&amp;&quot;&gt;&gt;&quot;&amp;[.A143]" office:value-type="string" office:string-value="Massetti&gt;&gt;Simone">
            <text:p>Massetti&gt;&gt;Simone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3]=1;1;0)" office:value-type="float" office:value="0">
            <text:p>0</text:p>
          </table:table-cell>
          <table:table-cell table:formula="of:=IF([.D143]=10;1;0)" office:value-type="float" office:value="0">
            <text:p>0</text:p>
          </table:table-cell>
          <table:table-cell table:formula="of:=IF([.D143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tefano</text:p>
          </table:table-cell>
          <table:table-cell table:style-name="ce71" office:value-type="string">
            <text:p>Romita</text:p>
          </table:table-cell>
          <table:table-cell table:formula="of:=[.B144]&amp;&quot;&gt;&gt;&quot;&amp;[.A144]" office:value-type="string" office:string-value="Romita&gt;&gt;Stefano">
            <text:p>Romita&gt;&gt;Stefan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4]=1;1;0)" office:value-type="float" office:value="0">
            <text:p>0</text:p>
          </table:table-cell>
          <table:table-cell table:formula="of:=IF([.D144]=10;1;0)" office:value-type="float" office:value="0">
            <text:p>0</text:p>
          </table:table-cell>
          <table:table-cell table:formula="of:=IF([.D144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tefano</text:p>
          </table:table-cell>
          <table:table-cell table:style-name="ce71" office:value-type="string">
            <text:p>Sofi</text:p>
          </table:table-cell>
          <table:table-cell table:formula="of:=[.B145]&amp;&quot;&gt;&gt;&quot;&amp;[.A145]" office:value-type="string" office:string-value="Sofi&gt;&gt;Stefano">
            <text:p>Sofi&gt;&gt;Stefan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5]=1;1;0)" office:value-type="float" office:value="0">
            <text:p>0</text:p>
          </table:table-cell>
          <table:table-cell table:formula="of:=IF([.D145]=10;1;0)" office:value-type="float" office:value="0">
            <text:p>0</text:p>
          </table:table-cell>
          <table:table-cell table:formula="of:=IF([.D145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Stefano</text:p>
          </table:table-cell>
          <table:table-cell table:style-name="ce71" office:value-type="string">
            <text:p>Solinas</text:p>
          </table:table-cell>
          <table:table-cell table:formula="of:=[.B146]&amp;&quot;&gt;&gt;&quot;&amp;[.A146]" office:value-type="string" office:string-value="Solinas&gt;&gt;Stefano">
            <text:p>Solinas&gt;&gt;Stefan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6]=1;1;0)" office:value-type="float" office:value="0">
            <text:p>0</text:p>
          </table:table-cell>
          <table:table-cell table:formula="of:=IF([.D146]=10;1;0)" office:value-type="float" office:value="0">
            <text:p>0</text:p>
          </table:table-cell>
          <table:table-cell table:formula="of:=IF([.D146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Tiziana</text:p>
          </table:table-cell>
          <table:table-cell table:style-name="ce71" office:value-type="string">
            <text:p>Bartolini</text:p>
          </table:table-cell>
          <table:table-cell table:formula="of:=[.B147]&amp;&quot;&gt;&gt;&quot;&amp;[.A147]" office:value-type="string" office:string-value="Bartolini&gt;&gt;Tiziana">
            <text:p>Bartolini&gt;&gt;Tiziana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47]=1;1;0)" office:value-type="float" office:value="0">
            <text:p>0</text:p>
          </table:table-cell>
          <table:table-cell table:formula="of:=IF([.D147]=10;1;0)" office:value-type="float" office:value="0">
            <text:p>0</text:p>
          </table:table-cell>
          <table:table-cell table:formula="of:=IF([.D147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Tiziana</text:p>
          </table:table-cell>
          <table:table-cell table:style-name="ce71" office:value-type="string">
            <text:p>Di Simone Di Giuseppe</text:p>
          </table:table-cell>
          <table:table-cell table:formula="of:=[.B148]&amp;&quot;&gt;&gt;&quot;&amp;[.A148]" office:value-type="string" office:string-value="Di Simone Di Giuseppe&gt;&gt;Tiziana">
            <text:p>Di Simone Di Giuseppe&gt;&gt;Tiziana</text:p>
          </table:table-cell>
          <table:table-cell office:value-type="float" office:value="1">
            <text:p>1</text:p>
          </table:table-cell>
          <table:table-cell table:style-name="ce71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48]=1;1;0)" office:value-type="float" office:value="1">
            <text:p>1</text:p>
          </table:table-cell>
          <table:table-cell table:formula="of:=IF([.D148]=10;1;0)" office:value-type="float" office:value="0">
            <text:p>0</text:p>
          </table:table-cell>
          <table:table-cell table:formula="of:=IF([.D148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Ugo</text:p>
          </table:table-cell>
          <table:table-cell table:style-name="ce71" office:value-type="string">
            <text:p>Trani</text:p>
          </table:table-cell>
          <table:table-cell table:formula="of:=[.B149]&amp;&quot;&gt;&gt;&quot;&amp;[.A149]" office:value-type="string" office:string-value="Trani&gt;&gt;Ugo">
            <text:p>Trani&gt;&gt;Ugo</text:p>
          </table:table-cell>
          <table:table-cell office:value-type="float" office:value="1">
            <text:p>1</text:p>
          </table:table-cell>
          <table:table-cell table:style-name="ce71" office:value-type="string">
            <text:p>▲ </text:p>
          </table:table-cell>
          <table:table-cell office:value-type="float" office:value="0">
            <text:p>0</text:p>
          </table:table-cell>
          <table:table-cell table:formula="of:=IF([.D149]=1;1;0)" office:value-type="float" office:value="1">
            <text:p>1</text:p>
          </table:table-cell>
          <table:table-cell table:formula="of:=IF([.D149]=10;1;0)" office:value-type="float" office:value="0">
            <text:p>0</text:p>
          </table:table-cell>
          <table:table-cell table:formula="of:=IF([.D149]=11;1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Vincenzo</text:p>
          </table:table-cell>
          <table:table-cell table:style-name="ce71" office:value-type="string">
            <text:p>Castellano</text:p>
          </table:table-cell>
          <table:table-cell table:formula="of:=[.B150]&amp;&quot;&gt;&gt;&quot;&amp;[.A150]" office:value-type="string" office:string-value="Castellano&gt;&gt;Vincenzo">
            <text:p>Castellano&gt;&gt;Vincenzo</text:p>
          </table:table-cell>
          <table:table-cell office:value-type="float" office:value="11">
            <text:p>11</text:p>
          </table:table-cell>
          <table:table-cell table:style-name="ce71" office:value-type="string">
            <text:p>▲✦</text:p>
          </table:table-cell>
          <table:table-cell office:value-type="float" office:value="0">
            <text:p>0</text:p>
          </table:table-cell>
          <table:table-cell table:formula="of:=IF([.D150]=1;1;0)" office:value-type="float" office:value="0">
            <text:p>0</text:p>
          </table:table-cell>
          <table:table-cell table:formula="of:=IF([.D150]=10;1;0)" office:value-type="float" office:value="0">
            <text:p>0</text:p>
          </table:table-cell>
          <table:table-cell table:formula="of:=IF([.D150]=11;1;0)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72" office:value-type="string">
            <text:p>Antonio</text:p>
          </table:table-cell>
          <table:table-cell table:style-name="ce72" office:value-type="string">
            <text:p>Savi</text:p>
          </table:table-cell>
          <table:table-cell table:style-name="ce25" table:formula="of:=[.B151]&amp;&quot;&gt;&gt;&quot;&amp;[.A151]" office:value-type="string" office:string-value="Savi&gt;&gt;Antonio">
            <text:p>Savi&gt;&gt;Antonio</text:p>
          </table:table-cell>
          <table:table-cell table:style-name="ce76" office:value-type="float" office:value="10">
            <text:p>10</text:p>
          </table:table-cell>
          <table:table-cell table:style-name="ce25" table:formula="of:=IF([.D151]=11;&quot;▲✦&quot;;IF([.D151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style-name="ce81" table:formula="of:=SUM([.G2:.G150])" office:value-type="float" office:value="45">
            <text:p>45</text:p>
          </table:table-cell>
          <table:table-cell table:style-name="ce81" table:formula="of:=SUM([.H2:.H150])" office:value-type="float" office:value="17">
            <text:p>17</text:p>
          </table:table-cell>
          <table:table-cell table:style-name="ce81" table:formula="of:=SUM([.I2:.I150])" office:value-type="float" office:value="87">
            <text:p>87</text:p>
          </table:table-cell>
          <table:table-cell table:number-columns-repeated="1014"/>
        </table:table-row>
        <table:table-row table:style-name="ro3">
          <table:table-cell table:style-name="ce72" office:value-type="string">
            <text:p>Cristiana</text:p>
          </table:table-cell>
          <table:table-cell table:style-name="ce72" office:value-type="string">
            <text:p>Persia</text:p>
          </table:table-cell>
          <table:table-cell table:style-name="ce25" table:formula="of:=[.B152]&amp;&quot;&gt;&gt;&quot;&amp;[.A152]" office:value-type="string" office:string-value="Persia&gt;&gt;Cristiana">
            <text:p>Persia&gt;&gt;Cristiana</text:p>
          </table:table-cell>
          <table:table-cell table:style-name="ce76" office:value-type="float" office:value="10">
            <text:p>10</text:p>
          </table:table-cell>
          <table:table-cell table:style-name="ce25" table:formula="of:=IF([.D152]=11;&quot;▲✦&quot;;IF([.D152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style-name="ce17" table:formula="of:=COUNT([.G2:.G133])-[.H151]" office:value-type="float" office:value="87">
            <text:p>87</text:p>
          </table:table-cell>
          <table:table-cell table:style-name="ce17" table:formula="of:=COUNT([.H2:.H133])-[.I151]" office:value-type="float" office:value="115">
            <text:p>115</text:p>
          </table:table-cell>
          <table:table-cell table:style-name="ce17"/>
          <table:table-cell table:number-columns-repeated="1014"/>
        </table:table-row>
        <table:table-row table:style-name="ro3">
          <table:table-cell table:style-name="ce72" office:value-type="string">
            <text:p>Cristina</text:p>
          </table:table-cell>
          <table:table-cell table:style-name="ce72" office:value-type="string">
            <text:p>Armeni</text:p>
          </table:table-cell>
          <table:table-cell table:style-name="ce25" table:formula="of:=[.B153]&amp;&quot;&gt;&gt;&quot;&amp;[.A153]" office:value-type="string" office:string-value="Armeni&gt;&gt;Cristina">
            <text:p>Armeni&gt;&gt;Cristina</text:p>
          </table:table-cell>
          <table:table-cell table:style-name="ce76" office:value-type="float" office:value="10">
            <text:p>10</text:p>
          </table:table-cell>
          <table:table-cell table:style-name="ce25" table:formula="of:=IF([.D153]=11;&quot;▲✦&quot;;IF([.D153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office:value-type="string">
            <text:p>PRES VE</text:p>
          </table:table-cell>
          <table:table-cell office:value-type="string">
            <text:p>PRES GIO</text:p>
          </table:table-cell>
          <table:table-cell table:number-columns-repeated="1015"/>
        </table:table-row>
        <table:table-row table:style-name="ro3">
          <table:table-cell table:style-name="ce72" office:value-type="string">
            <text:p>Elia</text:p>
          </table:table-cell>
          <table:table-cell table:style-name="ce72" office:value-type="string">
            <text:p>Stella</text:p>
          </table:table-cell>
          <table:table-cell table:style-name="ce25" table:formula="of:=[.B154]&amp;&quot;&gt;&gt;&quot;&amp;[.A154]" office:value-type="string" office:string-value="Stella&gt;&gt;Elia">
            <text:p>Stella&gt;&gt;Elia</text:p>
          </table:table-cell>
          <table:table-cell table:style-name="ce76" office:value-type="float" office:value="10">
            <text:p>10</text:p>
          </table:table-cell>
          <table:table-cell table:style-name="ce25" table:formula="of:=IF([.D154]=11;&quot;▲✦&quot;;IF([.D154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Elisabetta</text:p>
          </table:table-cell>
          <table:table-cell table:style-name="ce72" office:value-type="string">
            <text:p>La Scala</text:p>
          </table:table-cell>
          <table:table-cell table:style-name="ce25" table:formula="of:=[.B155]&amp;&quot;&gt;&gt;&quot;&amp;[.A155]" office:value-type="string" office:string-value="La Scala&gt;&gt;Elisabetta">
            <text:p>La Scala&gt;&gt;Elisabetta</text:p>
          </table:table-cell>
          <table:table-cell table:style-name="ce76" office:value-type="float" office:value="10">
            <text:p>10</text:p>
          </table:table-cell>
          <table:table-cell table:style-name="ce25" table:formula="of:=IF([.D155]=11;&quot;▲✦&quot;;IF([.D155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Fausta</text:p>
          </table:table-cell>
          <table:table-cell table:style-name="ce72" office:value-type="string">
            <text:p>Savone</text:p>
          </table:table-cell>
          <table:table-cell table:style-name="ce25" table:formula="of:=[.B156]&amp;&quot;&gt;&gt;&quot;&amp;[.A156]" office:value-type="string" office:string-value="Savone&gt;&gt;Fausta">
            <text:p>Savone&gt;&gt;Fausta</text:p>
          </table:table-cell>
          <table:table-cell table:style-name="ce76" office:value-type="float" office:value="10">
            <text:p>10</text:p>
          </table:table-cell>
          <table:table-cell table:style-name="ce25" table:formula="of:=IF([.D156]=11;&quot;▲✦&quot;;IF([.D156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Federica</text:p>
          </table:table-cell>
          <table:table-cell table:style-name="ce72" office:value-type="string">
            <text:p>De Vizia</text:p>
          </table:table-cell>
          <table:table-cell table:style-name="ce25" table:formula="of:=[.B157]&amp;&quot;&gt;&gt;&quot;&amp;[.A157]" office:value-type="string" office:string-value="De Vizia&gt;&gt;Federica">
            <text:p>De Vizia&gt;&gt;Federica</text:p>
          </table:table-cell>
          <table:table-cell table:style-name="ce76" office:value-type="float" office:value="10">
            <text:p>10</text:p>
          </table:table-cell>
          <table:table-cell table:style-name="ce25" table:formula="of:=IF([.D157]=11;&quot;▲✦&quot;;IF([.D157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Francesco</text:p>
          </table:table-cell>
          <table:table-cell table:style-name="ce72" office:value-type="string">
            <text:p>Cantalupo</text:p>
          </table:table-cell>
          <table:table-cell table:style-name="ce25" table:formula="of:=[.B158]&amp;&quot;&gt;&gt;&quot;&amp;[.A158]" office:value-type="string" office:string-value="Cantalupo&gt;&gt;Francesco">
            <text:p>Cantalupo&gt;&gt;Francesco</text:p>
          </table:table-cell>
          <table:table-cell table:style-name="ce76" office:value-type="float" office:value="10">
            <text:p>10</text:p>
          </table:table-cell>
          <table:table-cell table:style-name="ce25" table:formula="of:=IF([.D158]=11;&quot;▲✦&quot;;IF([.D158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Francesco</text:p>
          </table:table-cell>
          <table:table-cell table:style-name="ce72" office:value-type="string">
            <text:p>Vitali</text:p>
          </table:table-cell>
          <table:table-cell table:style-name="ce25" table:formula="of:=[.B159]&amp;&quot;&gt;&gt;&quot;&amp;[.A159]" office:value-type="string" office:string-value="Vitali&gt;&gt;Francesco">
            <text:p>Vitali&gt;&gt;Francesco</text:p>
          </table:table-cell>
          <table:table-cell table:style-name="ce76" office:value-type="float" office:value="10">
            <text:p>10</text:p>
          </table:table-cell>
          <table:table-cell table:style-name="ce25" table:formula="of:=IF([.D159]=11;&quot;▲✦&quot;;IF([.D159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anpaolo</text:p>
          </table:table-cell>
          <table:table-cell table:style-name="ce72" office:value-type="string">
            <text:p>Di Gangi</text:p>
          </table:table-cell>
          <table:table-cell table:style-name="ce25" table:formula="of:=[.B160]&amp;&quot;&gt;&gt;&quot;&amp;[.A160]" office:value-type="string" office:string-value="Di Gangi&gt;&gt;Gianpaolo">
            <text:p>Di Gangi&gt;&gt;Gianpaolo</text:p>
          </table:table-cell>
          <table:table-cell table:style-name="ce76" office:value-type="float" office:value="10">
            <text:p>10</text:p>
          </table:table-cell>
          <table:table-cell table:style-name="ce25" table:formula="of:=IF([.D160]=11;&quot;▲✦&quot;;IF([.D160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orgio</text:p>
          </table:table-cell>
          <table:table-cell table:style-name="ce72" office:value-type="string">
            <text:p>Saba</text:p>
          </table:table-cell>
          <table:table-cell table:style-name="ce25" table:formula="of:=[.B161]&amp;&quot;&gt;&gt;&quot;&amp;[.A161]" office:value-type="string" office:string-value="Saba&gt;&gt;Giorgio">
            <text:p>Saba&gt;&gt;Giorgio</text:p>
          </table:table-cell>
          <table:table-cell table:style-name="ce76" office:value-type="float" office:value="10">
            <text:p>10</text:p>
          </table:table-cell>
          <table:table-cell table:style-name="ce25" table:formula="of:=IF([.D161]=11;&quot;▲✦&quot;;IF([.D161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ovanna</text:p>
          </table:table-cell>
          <table:table-cell table:style-name="ce72" office:value-type="string">
            <text:p>Grasso</text:p>
          </table:table-cell>
          <table:table-cell table:style-name="ce25" table:formula="of:=[.B162]&amp;&quot;&gt;&gt;&quot;&amp;[.A162]" office:value-type="string" office:string-value="Grasso&gt;&gt;Giovanna">
            <text:p>Grasso&gt;&gt;Giovanna</text:p>
          </table:table-cell>
          <table:table-cell table:style-name="ce76" office:value-type="float" office:value="10">
            <text:p>10</text:p>
          </table:table-cell>
          <table:table-cell table:style-name="ce25" table:formula="of:=IF([.D162]=11;&quot;▲✦&quot;;IF([.D162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ovanna</text:p>
          </table:table-cell>
          <table:table-cell table:style-name="ce72" office:value-type="string">
            <text:p>Valori</text:p>
          </table:table-cell>
          <table:table-cell table:style-name="ce25" table:formula="of:=[.B163]&amp;&quot;&gt;&gt;&quot;&amp;[.A163]" office:value-type="string" office:string-value="Valori&gt;&gt;Giovanna">
            <text:p>Valori&gt;&gt;Giovanna</text:p>
          </table:table-cell>
          <table:table-cell table:style-name="ce76" office:value-type="float" office:value="10">
            <text:p>10</text:p>
          </table:table-cell>
          <table:table-cell table:style-name="ce25" table:formula="of:=IF([.D163]=11;&quot;▲✦&quot;;IF([.D163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ovanni</text:p>
          </table:table-cell>
          <table:table-cell table:style-name="ce72" office:value-type="string">
            <text:p>Morello</text:p>
          </table:table-cell>
          <table:table-cell table:style-name="ce25" table:formula="of:=[.B164]&amp;&quot;&gt;&gt;&quot;&amp;[.A164]" office:value-type="string" office:string-value="Morello&gt;&gt;Giovanni">
            <text:p>Morello&gt;&gt;Giovanni</text:p>
          </table:table-cell>
          <table:table-cell table:style-name="ce76" office:value-type="float" office:value="10">
            <text:p>10</text:p>
          </table:table-cell>
          <table:table-cell table:style-name="ce25" table:formula="of:=IF([.D164]=11;&quot;▲✦&quot;;IF([.D164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Giovanni</text:p>
          </table:table-cell>
          <table:table-cell table:style-name="ce72" office:value-type="string">
            <text:p>Venditti</text:p>
          </table:table-cell>
          <table:table-cell table:style-name="ce25" table:formula="of:=[.B165]&amp;&quot;&gt;&gt;&quot;&amp;[.A165]" office:value-type="string" office:string-value="Venditti&gt;&gt;Giovanni">
            <text:p>Venditti&gt;&gt;Giovanni</text:p>
          </table:table-cell>
          <table:table-cell table:style-name="ce76" office:value-type="float" office:value="10">
            <text:p>10</text:p>
          </table:table-cell>
          <table:table-cell table:style-name="ce25" table:formula="of:=IF([.D165]=11;&quot;▲✦&quot;;IF([.D165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Laura</text:p>
          </table:table-cell>
          <table:table-cell table:style-name="ce72" office:value-type="string">
            <text:p>Ferrarelli</text:p>
          </table:table-cell>
          <table:table-cell table:style-name="ce25" table:formula="of:=[.B166]&amp;&quot;&gt;&gt;&quot;&amp;[.A166]" office:value-type="string" office:string-value="Ferrarelli&gt;&gt;Laura">
            <text:p>Ferrarelli&gt;&gt;Laura</text:p>
          </table:table-cell>
          <table:table-cell table:style-name="ce76" office:value-type="float" office:value="10">
            <text:p>10</text:p>
          </table:table-cell>
          <table:table-cell table:style-name="ce25" table:formula="of:=IF([.D166]=11;&quot;▲✦&quot;;IF([.D166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Letizia</text:p>
          </table:table-cell>
          <table:table-cell table:style-name="ce72" office:value-type="string">
            <text:p>Davoli</text:p>
          </table:table-cell>
          <table:table-cell table:style-name="ce25" table:formula="of:=[.B167]&amp;&quot;&gt;&gt;&quot;&amp;[.A167]" office:value-type="string" office:string-value="Davoli&gt;&gt;Letizia">
            <text:p>Davoli&gt;&gt;Letizia</text:p>
          </table:table-cell>
          <table:table-cell table:style-name="ce76" office:value-type="float" office:value="10">
            <text:p>10</text:p>
          </table:table-cell>
          <table:table-cell table:style-name="ce25" table:formula="of:=IF([.D167]=11;&quot;▲✦&quot;;IF([.D167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Maria Lavinia</text:p>
          </table:table-cell>
          <table:table-cell table:style-name="ce72" office:value-type="string">
            <text:p>Di Gianvito</text:p>
          </table:table-cell>
          <table:table-cell table:style-name="ce25" table:formula="of:=[.B168]&amp;&quot;&gt;&gt;&quot;&amp;[.A168]" office:value-type="string" office:string-value="Di Gianvito&gt;&gt;Maria Lavinia">
            <text:p>Di Gianvito&gt;&gt;Maria Lavinia</text:p>
          </table:table-cell>
          <table:table-cell table:style-name="ce76" office:value-type="float" office:value="10">
            <text:p>10</text:p>
          </table:table-cell>
          <table:table-cell table:style-name="ce25" table:formula="of:=IF([.D168]=11;&quot;▲✦&quot;;IF([.D168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Marianna Francesca</text:p>
          </table:table-cell>
          <table:table-cell table:style-name="ce72" office:value-type="string">
            <text:p>Ciraci'</text:p>
          </table:table-cell>
          <table:table-cell table:style-name="ce25" table:formula="of:=[.B169]&amp;&quot;&gt;&gt;&quot;&amp;[.A169]" office:value-type="string" office:string-value="Ciraci'&gt;&gt;Marianna Francesca">
            <text:p>Ciraci'&gt;&gt;Marianna Francesca</text:p>
          </table:table-cell>
          <table:table-cell table:style-name="ce76" office:value-type="float" office:value="10">
            <text:p>10</text:p>
          </table:table-cell>
          <table:table-cell table:style-name="ce25" table:formula="of:=IF([.D169]=11;&quot;▲✦&quot;;IF([.D169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Mirko</text:p>
          </table:table-cell>
          <table:table-cell table:style-name="ce72" office:value-type="string">
            <text:p>Benedetti</text:p>
          </table:table-cell>
          <table:table-cell table:style-name="ce25" table:formula="of:=[.B170]&amp;&quot;&gt;&gt;&quot;&amp;[.A170]" office:value-type="string" office:string-value="Benedetti&gt;&gt;Mirko">
            <text:p>Benedetti&gt;&gt;Mirko</text:p>
          </table:table-cell>
          <table:table-cell table:style-name="ce76" office:value-type="float" office:value="10">
            <text:p>10</text:p>
          </table:table-cell>
          <table:table-cell table:style-name="ce25" table:formula="of:=IF([.D170]=11;&quot;▲✦&quot;;IF([.D170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Petula Maria</text:p>
          </table:table-cell>
          <table:table-cell table:style-name="ce72" office:value-type="string">
            <text:p>Brafa</text:p>
          </table:table-cell>
          <table:table-cell table:style-name="ce25" table:formula="of:=[.B171]&amp;&quot;&gt;&gt;&quot;&amp;[.A171]" office:value-type="string" office:string-value="Brafa&gt;&gt;Petula Maria">
            <text:p>Brafa&gt;&gt;Petula Maria</text:p>
          </table:table-cell>
          <table:table-cell table:style-name="ce76" office:value-type="float" office:value="10">
            <text:p>10</text:p>
          </table:table-cell>
          <table:table-cell table:style-name="ce25" table:formula="of:=IF([.D171]=11;&quot;▲✦&quot;;IF([.D171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Roberto</text:p>
          </table:table-cell>
          <table:table-cell table:style-name="ce72" office:value-type="string">
            <text:p>Ambrogi</text:p>
          </table:table-cell>
          <table:table-cell table:style-name="ce25" table:formula="of:=[.B172]&amp;&quot;&gt;&gt;&quot;&amp;[.A172]" office:value-type="string" office:string-value="Ambrogi&gt;&gt;Roberto">
            <text:p>Ambrogi&gt;&gt;Roberto</text:p>
          </table:table-cell>
          <table:table-cell table:style-name="ce76" office:value-type="float" office:value="10">
            <text:p>10</text:p>
          </table:table-cell>
          <table:table-cell table:style-name="ce25" table:formula="of:=IF([.D172]=11;&quot;▲✦&quot;;IF([.D172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Rossella</text:p>
          </table:table-cell>
          <table:table-cell table:style-name="ce72" office:value-type="string">
            <text:p>Guadagnini</text:p>
          </table:table-cell>
          <table:table-cell table:style-name="ce25" table:formula="of:=[.B173]&amp;&quot;&gt;&gt;&quot;&amp;[.A173]" office:value-type="string" office:string-value="Guadagnini&gt;&gt;Rossella">
            <text:p>Guadagnini&gt;&gt;Rossella</text:p>
          </table:table-cell>
          <table:table-cell table:style-name="ce76" office:value-type="float" office:value="10">
            <text:p>10</text:p>
          </table:table-cell>
          <table:table-cell table:style-name="ce25" table:formula="of:=IF([.D173]=11;&quot;▲✦&quot;;IF([.D173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Rossella</text:p>
          </table:table-cell>
          <table:table-cell table:style-name="ce72" office:value-type="string">
            <text:p>Ronconi</text:p>
          </table:table-cell>
          <table:table-cell table:style-name="ce25" table:formula="of:=[.B174]&amp;&quot;&gt;&gt;&quot;&amp;[.A174]" office:value-type="string" office:string-value="Ronconi&gt;&gt;Rossella">
            <text:p>Ronconi&gt;&gt;Rossella</text:p>
          </table:table-cell>
          <table:table-cell table:style-name="ce76" office:value-type="float" office:value="10">
            <text:p>10</text:p>
          </table:table-cell>
          <table:table-cell table:style-name="ce25" table:formula="of:=IF([.D174]=11;&quot;▲✦&quot;;IF([.D174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Silvana</text:p>
          </table:table-cell>
          <table:table-cell table:style-name="ce72" office:value-type="string">
            <text:p>Paruolo</text:p>
          </table:table-cell>
          <table:table-cell table:style-name="ce25" table:formula="of:=[.B175]&amp;&quot;&gt;&gt;&quot;&amp;[.A175]" office:value-type="string" office:string-value="Paruolo&gt;&gt;Silvana">
            <text:p>Paruolo&gt;&gt;Silvana</text:p>
          </table:table-cell>
          <table:table-cell table:style-name="ce76" office:value-type="float" office:value="10">
            <text:p>10</text:p>
          </table:table-cell>
          <table:table-cell table:style-name="ce25" table:formula="of:=IF([.D175]=11;&quot;▲✦&quot;;IF([.D175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Stefania</text:p>
          </table:table-cell>
          <table:table-cell table:style-name="ce72" office:value-type="string">
            <text:p>La Civita</text:p>
          </table:table-cell>
          <table:table-cell table:style-name="ce25" table:formula="of:=[.B176]&amp;&quot;&gt;&gt;&quot;&amp;[.A176]" office:value-type="string" office:string-value="La Civita&gt;&gt;Stefania">
            <text:p>La Civita&gt;&gt;Stefania</text:p>
          </table:table-cell>
          <table:table-cell table:style-name="ce76" office:value-type="float" office:value="10">
            <text:p>10</text:p>
          </table:table-cell>
          <table:table-cell table:style-name="ce25" table:formula="of:=IF([.D176]=11;&quot;▲✦&quot;;IF([.D176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Stefano</text:p>
          </table:table-cell>
          <table:table-cell table:style-name="ce72" office:value-type="string">
            <text:p>Impallomeni</text:p>
          </table:table-cell>
          <table:table-cell table:style-name="ce25" table:formula="of:=[.B177]&amp;&quot;&gt;&gt;&quot;&amp;[.A177]" office:value-type="string" office:string-value="Impallomeni&gt;&gt;Stefano">
            <text:p>Impallomeni&gt;&gt;Stefano</text:p>
          </table:table-cell>
          <table:table-cell table:style-name="ce76" office:value-type="float" office:value="10">
            <text:p>10</text:p>
          </table:table-cell>
          <table:table-cell table:style-name="ce25" table:formula="of:=IF([.D177]=11;&quot;▲✦&quot;;IF([.D177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72" office:value-type="string">
            <text:p>Vittoria</text:p>
          </table:table-cell>
          <table:table-cell table:style-name="ce72" office:value-type="string">
            <text:p>Iacovella</text:p>
          </table:table-cell>
          <table:table-cell table:style-name="ce25" table:formula="of:=[.B178]&amp;&quot;&gt;&gt;&quot;&amp;[.A178]" office:value-type="string" office:string-value="Iacovella&gt;&gt;Vittoria">
            <text:p>Iacovella&gt;&gt;Vittoria</text:p>
          </table:table-cell>
          <table:table-cell table:style-name="ce76" office:value-type="float" office:value="10">
            <text:p>10</text:p>
          </table:table-cell>
          <table:table-cell table:style-name="ce25" table:formula="of:=IF([.D178]=11;&quot;▲✦&quot;;IF([.D178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2" office:value-type="string">
            <text:p>Maria Pia</text:p>
          </table:table-cell>
          <table:table-cell table:style-name="ce12" office:value-type="string">
            <text:p>Rossignaud</text:p>
          </table:table-cell>
          <table:table-cell table:style-name="ce25" table:formula="of:=[.B179]&amp;&quot;&gt;&gt;&quot;&amp;[.A179]" office:value-type="string" office:string-value="Rossignaud&gt;&gt;Maria Pia">
            <text:p>Rossignaud&gt;&gt;Maria Pia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⚈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 office:value-type="string">
            <text:p>Stefano</text:p>
          </table:table-cell>
          <table:table-cell table:style-name="Default" office:value-type="string">
            <text:p>D'Arcangelo</text:p>
          </table:table-cell>
          <table:table-cell table:style-name="ce25" table:formula="of:=[.B180]&amp;&quot;&gt;&gt;&quot;&amp;[.A180]" office:value-type="string" office:string-value="D'Arcangelo&gt;&gt;Stefano">
            <text:p>D'Arcangelo&gt;&gt;Stefano</text:p>
          </table:table-cell>
          <table:table-cell table:style-name="Default" office:value-type="float" office:value="10">
            <text:p>10</text:p>
          </table:table-cell>
          <table:table-cell table:style-name="ce25" table:formula="of:=IF([.D180]=11;&quot;▲✦&quot;;IF([.D180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 office:value-type="string">
            <text:p>Sarti</text:p>
          </table:table-cell>
          <table:table-cell table:style-name="Default" office:value-type="string">
            <text:p>Marco</text:p>
          </table:table-cell>
          <table:table-cell table:style-name="ce25" table:formula="of:=[.B181]&amp;&quot;&gt;&gt;&quot;&amp;[.A181]" office:value-type="string" office:string-value="Marco&gt;&gt;Sarti">
            <text:p>Marco&gt;&gt;Sarti</text:p>
          </table:table-cell>
          <table:table-cell table:style-name="Default" office:value-type="float" office:value="10">
            <text:p>10</text:p>
          </table:table-cell>
          <table:table-cell table:style-name="ce25" table:formula="of:=IF([.D181]=11;&quot;▲✦&quot;;IF([.D181]=10;&quot; ✦&quot;;&quot;▲ &quot;))" office:value-type="string" office:string-value=" ✦">
            <text:p><text:s/>✦</text:p>
          </table:table-cell>
          <table:table-cell table:style-name="Default" table:number-columns-repeated="2"/>
          <table:table-cell table:number-columns-repeated="1017"/>
        </table:table-row>
        <table:named-expressions/>
      </table:table>
      <table:table table:name="Tutti" table:style-name="ta2" table:print="false">
        <table:table-column table:style-name="co12" table:default-cell-style-name="Categoria_20_tabella_20_pivot"/>
        <table:table-column table:style-name="co13" table:default-cell-style-name="Categoria_20_tabella_20_pivo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style-name="Default" office:value-type="string">
            <text:p>Cognome</text:p>
          </table:table-cell>
          <table:table-cell table:style-name="Default" office:value-type="string">
            <text:p>Nome</text:p>
          </table:table-cell>
          <table:table-cell office:value-type="string">
            <text:p>IDX</text:p>
          </table:table-cell>
          <table:table-cell office:value-type="string">
            <text:p>q</text:p>
          </table:table-cell>
          <table:table-cell office:value-type="string">
            <text:p>GIOVEDI'</text:p>
          </table:table-cell>
          <table:table-cell office:value-type="string">
            <text:p>VENERDI'</text:p>
          </table:table-cell>
        </table:table-row>
        <table:table-row-group>
          <table:table-row table:style-name="ro4">
            <table:table-cell table:style-name="Default" office:value-type="string">
              <text:p>Abeti</text:p>
            </table:table-cell>
            <table:table-cell table:style-name="Default" office:value-type="string">
              <text:p>Riccardo</text:p>
            </table:table-cell>
            <table:table-cell table:formula="of:=[.A2]&amp;&quot;&gt;&gt;&quot;&amp;[.B2]" office:value-type="string" office:string-value="Abeti&gt;&gt;Riccardo">
              <text:p>Abeti&gt;&gt;Riccardo</text:p>
            </table:table-cell>
            <table:table-cell office:value-type="float" office:value="10">
              <text:p>10</text:p>
            </table:table-cell>
            <table:table-cell table:formula="of:=IF(OR([.D2]=1;[.D2]=11);1;0)" office:value-type="float" office:value="0">
              <text:p>0</text:p>
            </table:table-cell>
            <table:table-cell table:formula="of:=IF(OR([.D2]=10;[.D2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Agosti</text:p>
          </table:table-cell>
          <table:table-cell table:style-name="Default" office:value-type="string">
            <text:p>Claudio</text:p>
          </table:table-cell>
          <table:table-cell table:formula="of:=[.A3]&amp;&quot;&gt;&gt;&quot;&amp;[.B3]" office:value-type="string" office:string-value="Agosti&gt;&gt;Claudio">
            <text:p>Agosti&gt;&gt;Claudio</text:p>
          </table:table-cell>
          <table:table-cell/>
          <table:table-cell table:formula="of:=IF(OR([.D3]=1;[.D3]=11);1;0)" office:value-type="float" office:value="0">
            <text:p>0</text:p>
          </table:table-cell>
          <table:table-cell table:formula="of:=IF(OR([.D3]=10;[.D3]=11);1;0)" office:value-type="float" office:value="0">
            <text:p>0</text:p>
          </table:table-cell>
        </table:table-row>
        <table:table-row-group>
          <table:table-row table:style-name="ro3">
            <table:table-cell office:value-type="string">
              <text:p>Alba</text:p>
            </table:table-cell>
            <table:table-cell office:value-type="string">
              <text:p>Antonella Giovanna</text:p>
            </table:table-cell>
            <table:table-cell table:formula="of:=[.A4]&amp;&quot;&gt;&gt;&quot;&amp;[.B4]" office:value-type="string" office:string-value="Alba&gt;&gt;Antonella Giovanna">
              <text:p>Alba&gt;&gt;Antonella Giovann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4]=1;[.D4]=11);1;0)" office:value-type="float" office:value="1">
              <text:p>1</text:p>
            </table:table-cell>
            <table:table-cell table:formula="of:=IF(OR([.D4]=10;[.D4]=11);1;0)" office:value-type="float" office:value="1">
              <text:p>1</text:p>
            </table:table-cell>
          </table:table-row>
          <table:table-row table:style-name="ro3">
            <table:table-cell office:value-type="string">
              <text:p>Albanese</text:p>
            </table:table-cell>
            <table:table-cell office:value-type="string">
              <text:p>Michela</text:p>
            </table:table-cell>
            <table:table-cell table:formula="of:=[.A5]&amp;&quot;&gt;&gt;&quot;&amp;[.B5]" office:value-type="string" office:string-value="Albanese&gt;&gt;Michela">
              <text:p>Albanese&gt;&gt;Michel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5]=1;[.D5]=11);1;0)" office:value-type="float" office:value="1">
              <text:p>1</text:p>
            </table:table-cell>
            <table:table-cell table:formula="of:=IF(OR([.D5]=10;[.D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Aliprandi</text:p>
          </table:table-cell>
          <table:table-cell table:style-name="Default" office:value-type="string">
            <text:p>Simone</text:p>
          </table:table-cell>
          <table:table-cell table:formula="of:=[.A6]&amp;&quot;&gt;&gt;&quot;&amp;[.B6]" office:value-type="string" office:string-value="Aliprandi&gt;&gt;Simone">
            <text:p>Aliprandi&gt;&gt;Simone</text:p>
          </table:table-cell>
          <table:table-cell office:value-type="float" office:value="11">
            <text:p>11</text:p>
          </table:table-cell>
          <table:table-cell table:formula="of:=IF(OR([.D6]=1;[.D6]=11);1;0)" office:value-type="float" office:value="1">
            <text:p>1</text:p>
          </table:table-cell>
          <table:table-cell table:formula="of:=IF(OR([.D6]=10;[.D6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Amato</text:p>
            </table:table-cell>
            <table:table-cell office:value-type="string">
              <text:p>Guido</text:p>
            </table:table-cell>
            <table:table-cell table:formula="of:=[.A7]&amp;&quot;&gt;&gt;&quot;&amp;[.B7]" office:value-type="string" office:string-value="Amato&gt;&gt;Guido">
              <text:p>Amato&gt;&gt;Guido</text:p>
            </table:table-cell>
            <table:table-cell office:value-type="float" office:value="11">
              <text:p>11</text:p>
            </table:table-cell>
            <table:table-cell table:formula="of:=IF(OR([.D7]=1;[.D7]=11);1;0)" office:value-type="float" office:value="1">
              <text:p>1</text:p>
            </table:table-cell>
            <table:table-cell table:formula="of:=IF(OR([.D7]=10;[.D7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Ambrogi</text:p>
            </table:table-cell>
            <table:table-cell office:value-type="string">
              <text:p>Roberto</text:p>
            </table:table-cell>
            <table:table-cell table:formula="of:=[.A8]&amp;&quot;&gt;&gt;&quot;&amp;[.B8]" office:value-type="string" office:string-value="Ambrogi&gt;&gt;Roberto">
              <text:p>Ambrogi&gt;&gt;Roberto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8]=1;[.D8]=11);1;0)" office:value-type="float" office:value="0">
              <text:p>0</text:p>
            </table:table-cell>
            <table:table-cell table:formula="of:=IF(OR([.D8]=10;[.D8]=11);1;0)" office:value-type="float" office:value="1">
              <text:p>1</text:p>
            </table:table-cell>
          </table:table-row>
          <table:table-row table:style-name="ro5">
            <table:table-cell table:style-name="Excel_20_Built-in_20_Normal" office:value-type="string">
              <text:p>Anastasi</text:p>
            </table:table-cell>
            <table:table-cell table:style-name="Excel_20_Built-in_20_Normal" office:value-type="string">
              <text:p>Lorena</text:p>
            </table:table-cell>
            <table:table-cell table:formula="of:=[.A9]&amp;&quot;&gt;&gt;&quot;&amp;[.B9]" office:value-type="string" office:string-value="Anastasi&gt;&gt;Lorena">
              <text:p>Anastasi&gt;&gt;Lorena</text:p>
            </table:table-cell>
            <table:table-cell office:value-type="float" office:value="11">
              <text:p>11</text:p>
            </table:table-cell>
            <table:table-cell table:formula="of:=IF(OR([.D9]=1;[.D9]=11);1;0)" office:value-type="float" office:value="1">
              <text:p>1</text:p>
            </table:table-cell>
            <table:table-cell table:formula="of:=IF(OR([.D9]=10;[.D9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Angelicchio</text:p>
            </table:table-cell>
            <table:table-cell office:value-type="string">
              <text:p>Fabio Mario</text:p>
            </table:table-cell>
            <table:table-cell table:formula="of:=[.A10]&amp;&quot;&gt;&gt;&quot;&amp;[.B10]" office:value-type="string" office:string-value="Angelicchio&gt;&gt;Fabio Mario">
              <text:p>Angelicchio&gt;&gt;Fabio Mario</text:p>
            </table:table-cell>
            <table:table-cell office:value-type="float" office:value="11">
              <text:p>11</text:p>
            </table:table-cell>
            <table:table-cell table:formula="of:=IF(OR([.D10]=1;[.D10]=11);1;0)" office:value-type="float" office:value="1">
              <text:p>1</text:p>
            </table:table-cell>
            <table:table-cell table:formula="of:=IF(OR([.D10]=10;[.D10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Angrisani</text:p>
          </table:table-cell>
          <table:table-cell table:style-name="Default" office:value-type="string">
            <text:p>Antonio</text:p>
          </table:table-cell>
          <table:table-cell table:formula="of:=[.A11]&amp;&quot;&gt;&gt;&quot;&amp;[.B11]" office:value-type="string" office:string-value="Angrisani&gt;&gt;Antonio">
            <text:p>Angrisani&gt;&gt;Antonio</text:p>
          </table:table-cell>
          <table:table-cell office:value-type="float" office:value="11">
            <text:p>11</text:p>
          </table:table-cell>
          <table:table-cell table:formula="of:=IF(OR([.D11]=1;[.D11]=11);1;0)" office:value-type="float" office:value="1">
            <text:p>1</text:p>
          </table:table-cell>
          <table:table-cell table:formula="of:=IF(OR([.D11]=10;[.D11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Annunziata</text:p>
            </table:table-cell>
            <table:table-cell table:style-name="Default" office:value-type="string">
              <text:p>Luca</text:p>
            </table:table-cell>
            <table:table-cell table:formula="of:=[.A12]&amp;&quot;&gt;&gt;&quot;&amp;[.B12]" office:value-type="string" office:string-value="Annunziata&gt;&gt;Luca">
              <text:p>Annunziata&gt;&gt;Luca</text:p>
            </table:table-cell>
            <table:table-cell office:value-type="float" office:value="11">
              <text:p>11</text:p>
            </table:table-cell>
            <table:table-cell table:formula="of:=IF(OR([.D12]=1;[.D12]=11);1;0)" office:value-type="float" office:value="1">
              <text:p>1</text:p>
            </table:table-cell>
            <table:table-cell table:formula="of:=IF(OR([.D12]=10;[.D12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Antonelli</text:p>
          </table:table-cell>
          <table:table-cell table:style-name="Default" office:value-type="string">
            <text:p>Danilo</text:p>
          </table:table-cell>
          <table:table-cell table:formula="of:=[.A13]&amp;&quot;&gt;&gt;&quot;&amp;[.B13]" office:value-type="string" office:string-value="Antonelli&gt;&gt;Danilo">
            <text:p>Antonelli&gt;&gt;Danilo</text:p>
          </table:table-cell>
          <table:table-cell office:value-type="float" office:value="11">
            <text:p>11</text:p>
          </table:table-cell>
          <table:table-cell table:formula="of:=IF(OR([.D13]=1;[.D13]=11);1;0)" office:value-type="float" office:value="1">
            <text:p>1</text:p>
          </table:table-cell>
          <table:table-cell table:formula="of:=IF(OR([.D13]=10;[.D13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Antonellis</text:p>
            </table:table-cell>
            <table:table-cell office:value-type="string">
              <text:p>Marco</text:p>
            </table:table-cell>
            <table:table-cell table:formula="of:=[.A14]&amp;&quot;&gt;&gt;&quot;&amp;[.B14]" office:value-type="string" office:string-value="Antonellis&gt;&gt;Marco">
              <text:p>Antonellis&gt;&gt;Marco</text:p>
            </table:table-cell>
            <table:table-cell office:value-type="float" office:value="11">
              <text:p>11</text:p>
            </table:table-cell>
            <table:table-cell table:formula="of:=IF(OR([.D14]=1;[.D14]=11);1;0)" office:value-type="float" office:value="1">
              <text:p>1</text:p>
            </table:table-cell>
            <table:table-cell table:formula="of:=IF(OR([.D14]=10;[.D14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Arcese</text:p>
            </table:table-cell>
            <table:table-cell office:value-type="string">
              <text:p>Massimo</text:p>
            </table:table-cell>
            <table:table-cell table:formula="of:=[.A15]&amp;&quot;&gt;&gt;&quot;&amp;[.B15]" office:value-type="string" office:string-value="Arcese&gt;&gt;Massimo">
              <text:p>Arcese&gt;&gt;Massimo</text:p>
            </table:table-cell>
            <table:table-cell office:value-type="float" office:value="11">
              <text:p>11</text:p>
            </table:table-cell>
            <table:table-cell table:formula="of:=IF(OR([.D15]=1;[.D15]=11);1;0)" office:value-type="float" office:value="1">
              <text:p>1</text:p>
            </table:table-cell>
            <table:table-cell table:formula="of:=IF(OR([.D15]=10;[.D15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Arduini</text:p>
            </table:table-cell>
            <table:table-cell office:value-type="string">
              <text:p>Clelia</text:p>
            </table:table-cell>
            <table:table-cell table:formula="of:=[.A16]&amp;&quot;&gt;&gt;&quot;&amp;[.B16]" office:value-type="string" office:string-value="Arduini&gt;&gt;Clelia">
              <text:p>Arduini&gt;&gt;Clelia</text:p>
            </table:table-cell>
            <table:table-cell office:value-type="float" office:value="1">
              <text:p>1</text:p>
            </table:table-cell>
            <table:table-cell table:formula="of:=IF(OR([.D16]=1;[.D16]=11);1;0)" office:value-type="float" office:value="1">
              <text:p>1</text:p>
            </table:table-cell>
            <table:table-cell table:formula="of:=IF(OR([.D16]=10;[.D16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Armeni</text:p>
            </table:table-cell>
            <table:table-cell office:value-type="string">
              <text:p>Cristina</text:p>
            </table:table-cell>
            <table:table-cell table:formula="of:=[.A17]&amp;&quot;&gt;&gt;&quot;&amp;[.B17]" office:value-type="string" office:string-value="Armeni&gt;&gt;Cristina">
              <text:p>Armeni&gt;&gt;Cristin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17]=1;[.D17]=11);1;0)" office:value-type="float" office:value="0">
              <text:p>0</text:p>
            </table:table-cell>
            <table:table-cell table:formula="of:=IF(OR([.D17]=10;[.D17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Aterno</text:p>
            </table:table-cell>
            <table:table-cell table:style-name="Default" office:value-type="string">
              <text:p>Stefano</text:p>
            </table:table-cell>
            <table:table-cell table:formula="of:=[.A18]&amp;&quot;&gt;&gt;&quot;&amp;[.B18]" office:value-type="string" office:string-value="Aterno&gt;&gt;Stefano">
              <text:p>Aterno&gt;&gt;Stefano</text:p>
            </table:table-cell>
            <table:table-cell office:value-type="float" office:value="11">
              <text:p>11</text:p>
            </table:table-cell>
            <table:table-cell table:formula="of:=IF(OR([.D18]=1;[.D18]=11);1;0)" office:value-type="float" office:value="1">
              <text:p>1</text:p>
            </table:table-cell>
            <table:table-cell table:formula="of:=IF(OR([.D18]=10;[.D18]=11);1;0)" office:value-type="float" office:value="1">
              <text:p>1</text:p>
            </table:table-cell>
          </table:table-row>
        </table:table-row-group>
        <table:table-row-group>
          <table:table-row table:style-name="ro3">
            <table:table-cell table:style-name="Default" office:value-type="string">
              <text:p>Augiero</text:p>
            </table:table-cell>
            <table:table-cell table:style-name="Default" office:value-type="string">
              <text:p>Giuseppe</text:p>
            </table:table-cell>
            <table:table-cell table:formula="of:=[.A19]&amp;&quot;&gt;&gt;&quot;&amp;[.B19]" office:value-type="string" office:string-value="Augiero&gt;&gt;Giuseppe">
              <text:p>Augiero&gt;&gt;Giuseppe</text:p>
            </table:table-cell>
            <table:table-cell office:value-type="float" office:value="11">
              <text:p>11</text:p>
            </table:table-cell>
            <table:table-cell table:formula="of:=IF(OR([.D19]=1;[.D19]=11);1;0)" office:value-type="float" office:value="1">
              <text:p>1</text:p>
            </table:table-cell>
            <table:table-cell table:formula="of:=IF(OR([.D19]=10;[.D19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Balestra</text:p>
            </table:table-cell>
            <table:table-cell office:value-type="string">
              <text:p>Flora</text:p>
            </table:table-cell>
            <table:table-cell table:formula="of:=[.A20]&amp;&quot;&gt;&gt;&quot;&amp;[.B20]" office:value-type="string" office:string-value="Balestra&gt;&gt;Flora">
              <text:p>Balestra&gt;&gt;Flora</text:p>
            </table:table-cell>
            <table:table-cell office:value-type="float" office:value="11">
              <text:p>11</text:p>
            </table:table-cell>
            <table:table-cell table:formula="of:=IF(OR([.D20]=1;[.D20]=11);1;0)" office:value-type="float" office:value="1">
              <text:p>1</text:p>
            </table:table-cell>
            <table:table-cell table:formula="of:=IF(OR([.D20]=10;[.D20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Barca</text:p>
            </table:table-cell>
            <table:table-cell table:style-name="Default" office:value-type="string">
              <text:p>Francesca</text:p>
            </table:table-cell>
            <table:table-cell table:formula="of:=[.A21]&amp;&quot;&gt;&gt;&quot;&amp;[.B21]" office:value-type="string" office:string-value="Barca&gt;&gt;Francesca">
              <text:p>Barca&gt;&gt;Francesca</text:p>
            </table:table-cell>
            <table:table-cell office:value-type="float" office:value="0">
              <text:p>0</text:p>
            </table:table-cell>
            <table:table-cell table:formula="of:=IF(OR([.D21]=1;[.D21]=11);1;0)" office:value-type="float" office:value="0">
              <text:p>0</text:p>
            </table:table-cell>
            <table:table-cell table:formula="of:=IF(OR([.D21]=10;[.D21]=11);1;0)" office:value-type="float" office:value="0">
              <text:p>0</text:p>
            </table:table-cell>
          </table:table-row>
          <table:table-row table:style-name="ro4">
            <table:table-cell table:style-name="Default" office:value-type="string">
              <text:p>Barnaba</text:p>
            </table:table-cell>
            <table:table-cell table:style-name="Default" office:value-type="string">
              <text:p>Marcello</text:p>
            </table:table-cell>
            <table:table-cell table:formula="of:=[.A22]&amp;&quot;&gt;&gt;&quot;&amp;[.B22]" office:value-type="string" office:string-value="Barnaba&gt;&gt;Marcello">
              <text:p>Barnaba&gt;&gt;Marcello</text:p>
            </table:table-cell>
            <table:table-cell office:value-type="float" office:value="0">
              <text:p>0</text:p>
            </table:table-cell>
            <table:table-cell table:formula="of:=IF(OR([.D22]=1;[.D22]=11);1;0)" office:value-type="float" office:value="0">
              <text:p>0</text:p>
            </table:table-cell>
            <table:table-cell table:formula="of:=IF(OR([.D22]=10;[.D22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table:formula="of:=[.A23]&amp;&quot;&gt;&gt;&quot;&amp;[.B23]" office:value-type="string" office:string-value="Barrucci&gt;&gt;Nunzia Tiziana">
            <text:p>Barrucci&gt;&gt;Nunzia Tiziana</text:p>
          </table:table-cell>
          <table:table-cell table:style-name="Valore_20_tabella_20_pivot" office:value-type="float" office:value="11">
            <text:p>11</text:p>
          </table:table-cell>
          <table:table-cell table:formula="of:=IF(OR([.D23]=1;[.D23]=11);1;0)" office:value-type="float" office:value="1">
            <text:p>1</text:p>
          </table:table-cell>
          <table:table-cell table:formula="of:=IF(OR([.D23]=10;[.D23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Barrucci</text:p>
            </table:table-cell>
            <table:table-cell table:style-name="Default" office:value-type="string">
              <text:p>Tiziana</text:p>
            </table:table-cell>
            <table:table-cell table:formula="of:=[.A24]&amp;&quot;&gt;&gt;&quot;&amp;[.B24]" office:value-type="string" office:string-value="Barrucci&gt;&gt;Tiziana">
              <text:p>Barrucci&gt;&gt;Tiziana</text:p>
            </table:table-cell>
            <table:table-cell/>
            <table:table-cell table:formula="of:=IF(OR([.D24]=1;[.D24]=11);1;0)" office:value-type="float" office:value="0">
              <text:p>0</text:p>
            </table:table-cell>
            <table:table-cell table:formula="of:=IF(OR([.D24]=10;[.D24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Bartocci</text:p>
            </table:table-cell>
            <table:table-cell office:value-type="string">
              <text:p>Monica</text:p>
            </table:table-cell>
            <table:table-cell table:formula="of:=[.A25]&amp;&quot;&gt;&gt;&quot;&amp;[.B25]" office:value-type="string" office:string-value="Bartocci&gt;&gt;Monica">
              <text:p>Bartocci&gt;&gt;Monica</text:p>
            </table:table-cell>
            <table:table-cell office:value-type="float" office:value="11">
              <text:p>11</text:p>
            </table:table-cell>
            <table:table-cell table:formula="of:=IF(OR([.D25]=1;[.D25]=11);1;0)" office:value-type="float" office:value="1">
              <text:p>1</text:p>
            </table:table-cell>
            <table:table-cell table:formula="of:=IF(OR([.D25]=10;[.D2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Bartolini</text:p>
          </table:table-cell>
          <table:table-cell table:style-name="Default" office:value-type="string">
            <text:p>Tiziana</text:p>
          </table:table-cell>
          <table:table-cell table:formula="of:=[.A26]&amp;&quot;&gt;&gt;&quot;&amp;[.B26]" office:value-type="string" office:string-value="Bartolini&gt;&gt;Tiziana">
            <text:p>Bartolini&gt;&gt;Tiziana</text:p>
          </table:table-cell>
          <table:table-cell office:value-type="float" office:value="11">
            <text:p>11</text:p>
          </table:table-cell>
          <table:table-cell table:formula="of:=IF(OR([.D26]=1;[.D26]=11);1;0)" office:value-type="float" office:value="1">
            <text:p>1</text:p>
          </table:table-cell>
          <table:table-cell table:formula="of:=IF(OR([.D26]=10;[.D26]=11);1;0)" office:value-type="float" office:value="1">
            <text:p>1</text:p>
          </table:table-cell>
        </table:table-row>
        <table:table-row-group>
          <table:table-row table:style-name="ro6">
            <table:table-cell table:style-name="Excel_20_Built-in_20_Normal" office:value-type="string">
              <text:p>Bas</text:p>
            </table:table-cell>
            <table:table-cell table:style-name="Excel_20_Built-in_20_Normal" office:value-type="string">
              <text:p>Fabio</text:p>
            </table:table-cell>
            <table:table-cell table:formula="of:=[.A27]&amp;&quot;&gt;&gt;&quot;&amp;[.B27]" office:value-type="string" office:string-value="Bas&gt;&gt;Fabio">
              <text:p>Bas&gt;&gt;Fabio</text:p>
            </table:table-cell>
            <table:table-cell office:value-type="float" office:value="11">
              <text:p>11</text:p>
            </table:table-cell>
            <table:table-cell table:formula="of:=IF(OR([.D27]=1;[.D27]=11);1;0)" office:value-type="float" office:value="1">
              <text:p>1</text:p>
            </table:table-cell>
            <table:table-cell table:formula="of:=IF(OR([.D27]=10;[.D27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Battistoni</text:p>
          </table:table-cell>
          <table:table-cell table:style-name="Default" office:value-type="string">
            <text:p>Roberto</text:p>
          </table:table-cell>
          <table:table-cell table:formula="of:=[.A28]&amp;&quot;&gt;&gt;&quot;&amp;[.B28]" office:value-type="string" office:string-value="Battistoni&gt;&gt;Roberto">
            <text:p>Battistoni&gt;&gt;Roberto</text:p>
          </table:table-cell>
          <table:table-cell office:value-type="float" office:value="11">
            <text:p>11</text:p>
          </table:table-cell>
          <table:table-cell table:formula="of:=IF(OR([.D28]=1;[.D28]=11);1;0)" office:value-type="float" office:value="1">
            <text:p>1</text:p>
          </table:table-cell>
          <table:table-cell table:formula="of:=IF(OR([.D28]=10;[.D28]=11);1;0)" office:value-type="float" office:value="1">
            <text:p>1</text:p>
          </table:table-cell>
        </table:table-row>
        <table:table-row-group>
          <table:table-row table:style-name="ro5">
            <table:table-cell table:style-name="Excel_20_Built-in_20_Normal" office:value-type="string">
              <text:p>Belmonte</text:p>
            </table:table-cell>
            <table:table-cell table:style-name="Excel_20_Built-in_20_Normal" office:value-type="string">
              <text:p>Luana</text:p>
            </table:table-cell>
            <table:table-cell table:formula="of:=[.A29]&amp;&quot;&gt;&gt;&quot;&amp;[.B29]" office:value-type="string" office:string-value="Belmonte&gt;&gt;Luana">
              <text:p>Belmonte&gt;&gt;Luana</text:p>
            </table:table-cell>
            <table:table-cell office:value-type="float" office:value="11">
              <text:p>11</text:p>
            </table:table-cell>
            <table:table-cell table:formula="of:=IF(OR([.D29]=1;[.D29]=11);1;0)" office:value-type="float" office:value="1">
              <text:p>1</text:p>
            </table:table-cell>
            <table:table-cell table:formula="of:=IF(OR([.D29]=10;[.D29]=11);1;0)" office:value-type="float" office:value="1">
              <text:p>1</text:p>
            </table:table-cell>
          </table:table-row>
          <table:table-row table:style-name="ro3">
            <table:table-cell office:value-type="string">
              <text:p>Benedetti</text:p>
            </table:table-cell>
            <table:table-cell office:value-type="string">
              <text:p>Mirko</text:p>
            </table:table-cell>
            <table:table-cell table:formula="of:=[.A30]&amp;&quot;&gt;&gt;&quot;&amp;[.B30]" office:value-type="string" office:string-value="Benedetti&gt;&gt;Mirko">
              <text:p>Benedetti&gt;&gt;Mirko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30]=1;[.D30]=11);1;0)" office:value-type="float" office:value="0">
              <text:p>0</text:p>
            </table:table-cell>
            <table:table-cell table:formula="of:=IF(OR([.D30]=10;[.D30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Benevolo</text:p>
          </table:table-cell>
          <table:table-cell office:value-type="string">
            <text:p>Paolo</text:p>
          </table:table-cell>
          <table:table-cell table:formula="of:=[.A31]&amp;&quot;&gt;&gt;&quot;&amp;[.B31]" office:value-type="string" office:string-value="Benevolo&gt;&gt;Paolo">
            <text:p>Benevolo&gt;&gt;Paolo</text:p>
          </table:table-cell>
          <table:table-cell office:value-type="float" office:value="10">
            <text:p>10</text:p>
          </table:table-cell>
          <table:table-cell table:formula="of:=IF(OR([.D31]=1;[.D31]=11);1;0)" office:value-type="float" office:value="0">
            <text:p>0</text:p>
          </table:table-cell>
          <table:table-cell table:formula="of:=IF(OR([.D31]=10;[.D31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Bianconi</text:p>
            </table:table-cell>
            <table:table-cell office:value-type="string">
              <text:p>Giulia</text:p>
            </table:table-cell>
            <table:table-cell table:formula="of:=[.A32]&amp;&quot;&gt;&gt;&quot;&amp;[.B32]" office:value-type="string" office:string-value="Bianconi&gt;&gt;Giulia">
              <text:p>Bianconi&gt;&gt;Giulia</text:p>
            </table:table-cell>
            <table:table-cell office:value-type="float" office:value="11">
              <text:p>11</text:p>
            </table:table-cell>
            <table:table-cell table:formula="of:=IF(OR([.D32]=1;[.D32]=11);1;0)" office:value-type="float" office:value="1">
              <text:p>1</text:p>
            </table:table-cell>
            <table:table-cell table:formula="of:=IF(OR([.D32]=10;[.D32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Biliotti</text:p>
            </table:table-cell>
            <table:table-cell office:value-type="string">
              <text:p>Francesca</text:p>
            </table:table-cell>
            <table:table-cell table:formula="of:=[.A33]&amp;&quot;&gt;&gt;&quot;&amp;[.B33]" office:value-type="string" office:string-value="Biliotti&gt;&gt;Francesca">
              <text:p>Biliotti&gt;&gt;Francesca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33]=1;[.D33]=11);1;0)" office:value-type="float" office:value="1">
              <text:p>1</text:p>
            </table:table-cell>
            <table:table-cell table:formula="of:=IF(OR([.D33]=10;[.D33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Biraghi</text:p>
            </table:table-cell>
            <table:table-cell office:value-type="string">
              <text:p>Sarina</text:p>
            </table:table-cell>
            <table:table-cell table:formula="of:=[.A34]&amp;&quot;&gt;&gt;&quot;&amp;[.B34]" office:value-type="string" office:string-value="Biraghi&gt;&gt;Sarina">
              <text:p>Biraghi&gt;&gt;Sarin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34]=1;[.D34]=11);1;0)" office:value-type="float" office:value="1">
              <text:p>1</text:p>
            </table:table-cell>
            <table:table-cell table:formula="of:=IF(OR([.D34]=10;[.D34]=11);1;0)" office:value-type="float" office:value="1">
              <text:p>1</text:p>
            </table:table-cell>
          </table:table-row>
          <table:table-row table:style-name="ro3">
            <table:table-cell office:value-type="string">
              <text:p>Bizzarri</text:p>
            </table:table-cell>
            <table:table-cell office:value-type="string">
              <text:p>Barbara</text:p>
            </table:table-cell>
            <table:table-cell table:formula="of:=[.A35]&amp;&quot;&gt;&gt;&quot;&amp;[.B35]" office:value-type="string" office:string-value="Bizzarri&gt;&gt;Barbara">
              <text:p>Bizzarri&gt;&gt;Barbar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35]=1;[.D35]=11);1;0)" office:value-type="float" office:value="1">
              <text:p>1</text:p>
            </table:table-cell>
            <table:table-cell table:formula="of:=IF(OR([.D35]=10;[.D35]=11);1;0)" office:value-type="float" office:value="1">
              <text:p>1</text:p>
            </table:table-cell>
          </table:table-row>
        </table:table-row-group>
        <table:table-row table:style-name="ro5">
          <table:table-cell table:style-name="Excel_20_Built-in_20_Normal" office:value-type="string">
            <text:p>Blengino</text:p>
          </table:table-cell>
          <table:table-cell table:style-name="Excel_20_Built-in_20_Normal" office:value-type="string">
            <text:p>Carlo</text:p>
          </table:table-cell>
          <table:table-cell table:formula="of:=[.A36]&amp;&quot;&gt;&gt;&quot;&amp;[.B36]" office:value-type="string" office:string-value="Blengino&gt;&gt;Carlo">
            <text:p>Blengino&gt;&gt;Carlo</text:p>
          </table:table-cell>
          <table:table-cell office:value-type="float" office:value="10">
            <text:p>10</text:p>
          </table:table-cell>
          <table:table-cell table:formula="of:=IF(OR([.D36]=1;[.D36]=11);1;0)" office:value-type="float" office:value="0">
            <text:p>0</text:p>
          </table:table-cell>
          <table:table-cell table:formula="of:=IF(OR([.D36]=10;[.D36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Boccianti</text:p>
            </table:table-cell>
            <table:table-cell table:style-name="Default" office:value-type="string">
              <text:p>Luca</text:p>
            </table:table-cell>
            <table:table-cell table:formula="of:=[.A37]&amp;&quot;&gt;&gt;&quot;&amp;[.B37]" office:value-type="string" office:string-value="Boccianti&gt;&gt;Luca">
              <text:p>Boccianti&gt;&gt;Luca</text:p>
            </table:table-cell>
            <table:table-cell office:value-type="float" office:value="11">
              <text:p>11</text:p>
            </table:table-cell>
            <table:table-cell table:formula="of:=IF(OR([.D37]=1;[.D37]=11);1;0)" office:value-type="float" office:value="1">
              <text:p>1</text:p>
            </table:table-cell>
            <table:table-cell table:formula="of:=IF(OR([.D37]=10;[.D37]=11);1;0)" office:value-type="float" office:value="1">
              <text:p>1</text:p>
            </table:table-cell>
          </table:table-row>
        </table:table-row-group>
        <table:table-row table:style-name="ro3">
          <table:table-cell office:value-type="string">
            <text:p>Bologna</text:p>
          </table:table-cell>
          <table:table-cell office:value-type="string">
            <text:p>Luca</text:p>
          </table:table-cell>
          <table:table-cell table:formula="of:=[.A38]&amp;&quot;&gt;&gt;&quot;&amp;[.B38]" office:value-type="string" office:string-value="Bologna&gt;&gt;Luca">
            <text:p>Bologna&gt;&gt;Luca</text:p>
          </table:table-cell>
          <table:table-cell office:value-type="float" office:value="11">
            <text:p>11</text:p>
          </table:table-cell>
          <table:table-cell table:formula="of:=IF(OR([.D38]=1;[.D38]=11);1;0)" office:value-type="float" office:value="1">
            <text:p>1</text:p>
          </table:table-cell>
          <table:table-cell table:formula="of:=IF(OR([.D38]=10;[.D38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Bombace</text:p>
            </table:table-cell>
            <table:table-cell office:value-type="string">
              <text:p>Rachele</text:p>
            </table:table-cell>
            <table:table-cell table:formula="of:=[.A39]&amp;&quot;&gt;&gt;&quot;&amp;[.B39]" office:value-type="string" office:string-value="Bombace&gt;&gt;Rachele">
              <text:p>Bombace&gt;&gt;Rachele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39]=1;[.D39]=11);1;0)" office:value-type="float" office:value="1">
              <text:p>1</text:p>
            </table:table-cell>
            <table:table-cell table:formula="of:=IF(OR([.D39]=10;[.D39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Boni</text:p>
            </table:table-cell>
            <table:table-cell table:style-name="Default" office:value-type="string">
              <text:p>Giorgio</text:p>
            </table:table-cell>
            <table:table-cell table:formula="of:=[.A40]&amp;&quot;&gt;&gt;&quot;&amp;[.B40]" office:value-type="string" office:string-value="Boni&gt;&gt;Giorgio">
              <text:p>Boni&gt;&gt;Giorgio</text:p>
            </table:table-cell>
            <table:table-cell office:value-type="float" office:value="11">
              <text:p>11</text:p>
            </table:table-cell>
            <table:table-cell table:formula="of:=IF(OR([.D40]=1;[.D40]=11);1;0)" office:value-type="float" office:value="1">
              <text:p>1</text:p>
            </table:table-cell>
            <table:table-cell table:formula="of:=IF(OR([.D40]=10;[.D40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Bonini</text:p>
            </table:table-cell>
            <table:table-cell office:value-type="string">
              <text:p>Susanna</text:p>
            </table:table-cell>
            <table:table-cell table:formula="of:=[.A41]&amp;&quot;&gt;&gt;&quot;&amp;[.B41]" office:value-type="string" office:string-value="Bonini&gt;&gt;Susanna">
              <text:p>Bonini&gt;&gt;Susann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41]=1;[.D41]=11);1;0)" office:value-type="float" office:value="1">
              <text:p>1</text:p>
            </table:table-cell>
            <table:table-cell table:formula="of:=IF(OR([.D41]=10;[.D41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Brafa</text:p>
          </table:table-cell>
          <table:table-cell office:value-type="string">
            <text:p>Petula Maria</text:p>
          </table:table-cell>
          <table:table-cell table:formula="of:=[.A42]&amp;&quot;&gt;&gt;&quot;&amp;[.B42]" office:value-type="string" office:string-value="Brafa&gt;&gt;Petula Maria">
            <text:p>Brafa&gt;&gt;Petula Maria</text:p>
          </table:table-cell>
          <table:table-cell table:style-name="Valore_20_tabella_20_pivot" office:value-type="float" office:value="10">
            <text:p>10</text:p>
          </table:table-cell>
          <table:table-cell table:formula="of:=IF(OR([.D42]=1;[.D42]=11);1;0)" office:value-type="float" office:value="0">
            <text:p>0</text:p>
          </table:table-cell>
          <table:table-cell table:formula="of:=IF(OR([.D42]=10;[.D42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Brai</text:p>
            </table:table-cell>
            <table:table-cell office:value-type="string">
              <text:p>Stefania</text:p>
            </table:table-cell>
            <table:table-cell table:formula="of:=[.A43]&amp;&quot;&gt;&gt;&quot;&amp;[.B43]" office:value-type="string" office:string-value="Brai&gt;&gt;Stefania">
              <text:p>Brai&gt;&gt;Stefani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43]=1;[.D43]=11);1;0)" office:value-type="float" office:value="0">
              <text:p>0</text:p>
            </table:table-cell>
            <table:table-cell table:formula="of:=IF(OR([.D43]=10;[.D43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Bressa</text:p>
          </table:table-cell>
          <table:table-cell office:value-type="string">
            <text:p>Ida</text:p>
          </table:table-cell>
          <table:table-cell table:formula="of:=[.A44]&amp;&quot;&gt;&gt;&quot;&amp;[.B44]" office:value-type="string" office:string-value="Bressa&gt;&gt;Ida">
            <text:p>Bressa&gt;&gt;Ida</text:p>
          </table:table-cell>
          <table:table-cell table:style-name="Valore_20_tabella_20_pivot" office:value-type="float" office:value="11">
            <text:p>11</text:p>
          </table:table-cell>
          <table:table-cell table:formula="of:=IF(OR([.D44]=1;[.D44]=11);1;0)" office:value-type="float" office:value="1">
            <text:p>1</text:p>
          </table:table-cell>
          <table:table-cell table:formula="of:=IF(OR([.D44]=10;[.D44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Bruni</text:p>
            </table:table-cell>
            <table:table-cell office:value-type="string">
              <text:p>Daniela</text:p>
            </table:table-cell>
            <table:table-cell table:formula="of:=[.A45]&amp;&quot;&gt;&gt;&quot;&amp;[.B45]" office:value-type="string" office:string-value="Bruni&gt;&gt;Daniela">
              <text:p>Bruni&gt;&gt;Daniel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45]=1;[.D45]=11);1;0)" office:value-type="float" office:value="1">
              <text:p>1</text:p>
            </table:table-cell>
            <table:table-cell table:formula="of:=IF(OR([.D45]=10;[.D4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Bruschi</text:p>
          </table:table-cell>
          <table:table-cell table:style-name="Default" office:value-type="string">
            <text:p>Simone</text:p>
          </table:table-cell>
          <table:table-cell table:formula="of:=[.A46]&amp;&quot;&gt;&gt;&quot;&amp;[.B46]" office:value-type="string" office:string-value="Bruschi&gt;&gt;Simone">
            <text:p>Bruschi&gt;&gt;Simone</text:p>
          </table:table-cell>
          <table:table-cell office:value-type="float" office:value="11">
            <text:p>11</text:p>
          </table:table-cell>
          <table:table-cell table:formula="of:=IF(OR([.D46]=1;[.D46]=11);1;0)" office:value-type="float" office:value="1">
            <text:p>1</text:p>
          </table:table-cell>
          <table:table-cell table:formula="of:=IF(OR([.D46]=10;[.D46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Cacciuni</text:p>
            </table:table-cell>
            <table:table-cell office:value-type="string">
              <text:p>Domenico</text:p>
            </table:table-cell>
            <table:table-cell table:formula="of:=[.A47]&amp;&quot;&gt;&gt;&quot;&amp;[.B47]" office:value-type="string" office:string-value="Cacciuni&gt;&gt;Domenico">
              <text:p>Cacciuni&gt;&gt;Domenic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47]=1;[.D47]=11);1;0)" office:value-type="float" office:value="1">
              <text:p>1</text:p>
            </table:table-cell>
            <table:table-cell table:formula="of:=IF(OR([.D47]=10;[.D47]=11);1;0)" office:value-type="float" office:value="0">
              <text:p>0</text:p>
            </table:table-cell>
          </table:table-row>
          <table:table-row table:style-name="ro3">
            <table:table-cell table:style-name="Default" office:value-type="string">
              <text:p>Calabrese</text:p>
            </table:table-cell>
            <table:table-cell table:style-name="Default" office:value-type="string">
              <text:p>Massimo </text:p>
            </table:table-cell>
            <table:table-cell table:formula="of:=[.A48]&amp;&quot;&gt;&gt;&quot;&amp;[.B48]" office:value-type="string" office:string-value="Calabrese&gt;&gt;Massimo ">
              <text:p>Calabrese&gt;&gt;Massimo </text:p>
            </table:table-cell>
            <table:table-cell office:value-type="float" office:value="11">
              <text:p>11</text:p>
            </table:table-cell>
            <table:table-cell table:formula="of:=IF(OR([.D48]=1;[.D48]=11);1;0)" office:value-type="float" office:value="1">
              <text:p>1</text:p>
            </table:table-cell>
            <table:table-cell table:formula="of:=IF(OR([.D48]=10;[.D48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alabresi</text:p>
          </table:table-cell>
          <table:table-cell office:value-type="string">
            <text:p>Barbara</text:p>
          </table:table-cell>
          <table:table-cell table:formula="of:=[.A49]&amp;&quot;&gt;&gt;&quot;&amp;[.B49]" office:value-type="string" office:string-value="Calabresi&gt;&gt;Barbara">
            <text:p>Calabresi&gt;&gt;Barbara</text:p>
          </table:table-cell>
          <table:table-cell table:style-name="Valore_20_tabella_20_pivot" office:value-type="float" office:value="11">
            <text:p>11</text:p>
          </table:table-cell>
          <table:table-cell table:formula="of:=IF(OR([.D49]=1;[.D49]=11);1;0)" office:value-type="float" office:value="1">
            <text:p>1</text:p>
          </table:table-cell>
          <table:table-cell table:formula="of:=IF(OR([.D49]=10;[.D49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Calamari</text:p>
            </table:table-cell>
            <table:table-cell table:style-name="Default" office:value-type="string">
              <text:p>Marco</text:p>
            </table:table-cell>
            <table:table-cell table:formula="of:=[.A50]&amp;&quot;&gt;&gt;&quot;&amp;[.B50]" office:value-type="string" office:string-value="Calamari&gt;&gt;Marco">
              <text:p>Calamari&gt;&gt;Marco</text:p>
            </table:table-cell>
            <table:table-cell office:value-type="float" office:value="11">
              <text:p>11</text:p>
            </table:table-cell>
            <table:table-cell table:formula="of:=IF(OR([.D50]=1;[.D50]=11);1;0)" office:value-type="float" office:value="1">
              <text:p>1</text:p>
            </table:table-cell>
            <table:table-cell table:formula="of:=IF(OR([.D50]=10;[.D50]=11);1;0)" office:value-type="float" office:value="1">
              <text:p>1</text:p>
            </table:table-cell>
          </table:table-row>
        </table:table-row-group>
        <table:table-row-group>
          <table:table-row table:style-name="ro4">
            <table:table-cell table:style-name="Default" office:value-type="string">
              <text:p>Caleo</text:p>
            </table:table-cell>
            <table:table-cell table:style-name="Default" office:value-type="string">
              <text:p>Simona</text:p>
            </table:table-cell>
            <table:table-cell table:formula="of:=[.A51]&amp;&quot;&gt;&gt;&quot;&amp;[.B51]" office:value-type="string" office:string-value="Caleo&gt;&gt;Simona">
              <text:p>Caleo&gt;&gt;Simona</text:p>
            </table:table-cell>
            <table:table-cell office:value-type="float" office:value="1">
              <text:p>1</text:p>
            </table:table-cell>
            <table:table-cell table:formula="of:=IF(OR([.D51]=1;[.D51]=11);1;0)" office:value-type="float" office:value="1">
              <text:p>1</text:p>
            </table:table-cell>
            <table:table-cell table:formula="of:=IF(OR([.D51]=10;[.D51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Camilletti</text:p>
            </table:table-cell>
            <table:table-cell office:value-type="string">
              <text:p>Manola</text:p>
            </table:table-cell>
            <table:table-cell table:formula="of:=[.A52]&amp;&quot;&gt;&gt;&quot;&amp;[.B52]" office:value-type="string" office:string-value="Camilletti&gt;&gt;Manola">
              <text:p>Camilletti&gt;&gt;Manol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52]=1;[.D52]=11);1;0)" office:value-type="float" office:value="1">
              <text:p>1</text:p>
            </table:table-cell>
            <table:table-cell table:formula="of:=IF(OR([.D52]=10;[.D52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Camplone</text:p>
            </table:table-cell>
            <table:table-cell office:value-type="string">
              <text:p>Alessia</text:p>
            </table:table-cell>
            <table:table-cell table:formula="of:=[.A53]&amp;&quot;&gt;&gt;&quot;&amp;[.B53]" office:value-type="string" office:string-value="Camplone&gt;&gt;Alessia">
              <text:p>Camplone&gt;&gt;Alessia</text:p>
            </table:table-cell>
            <table:table-cell office:value-type="float" office:value="1">
              <text:p>1</text:p>
            </table:table-cell>
            <table:table-cell table:formula="of:=IF(OR([.D53]=1;[.D53]=11);1;0)" office:value-type="float" office:value="1">
              <text:p>1</text:p>
            </table:table-cell>
            <table:table-cell table:formula="of:=IF(OR([.D53]=10;[.D53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Cantalupo</text:p>
          </table:table-cell>
          <table:table-cell office:value-type="string">
            <text:p>Francesco</text:p>
          </table:table-cell>
          <table:table-cell table:formula="of:=[.A54]&amp;&quot;&gt;&gt;&quot;&amp;[.B54]" office:value-type="string" office:string-value="Cantalupo&gt;&gt;Francesco">
            <text:p>Cantalupo&gt;&gt;Francesco</text:p>
          </table:table-cell>
          <table:table-cell table:style-name="Valore_20_tabella_20_pivot" office:value-type="float" office:value="10">
            <text:p>10</text:p>
          </table:table-cell>
          <table:table-cell table:formula="of:=IF(OR([.D54]=1;[.D54]=11);1;0)" office:value-type="float" office:value="0">
            <text:p>0</text:p>
          </table:table-cell>
          <table:table-cell table:formula="of:=IF(OR([.D54]=10;[.D54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Caputi</text:p>
            </table:table-cell>
            <table:table-cell office:value-type="string">
              <text:p>Ildebrando</text:p>
            </table:table-cell>
            <table:table-cell table:formula="of:=[.A55]&amp;&quot;&gt;&gt;&quot;&amp;[.B55]" office:value-type="string" office:string-value="Caputi&gt;&gt;Ildebrando">
              <text:p>Caputi&gt;&gt;Ildebrand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55]=1;[.D55]=11);1;0)" office:value-type="float" office:value="1">
              <text:p>1</text:p>
            </table:table-cell>
            <table:table-cell table:formula="of:=IF(OR([.D55]=10;[.D55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Caricato</text:p>
            </table:table-cell>
            <table:table-cell table:style-name="Default" office:value-type="string">
              <text:p>Gianluca</text:p>
            </table:table-cell>
            <table:table-cell table:formula="of:=[.A56]&amp;&quot;&gt;&gt;&quot;&amp;[.B56]" office:value-type="string" office:string-value="Caricato&gt;&gt;Gianluca">
              <text:p>Caricato&gt;&gt;Gianluca</text:p>
            </table:table-cell>
            <table:table-cell office:value-type="float" office:value="11">
              <text:p>11</text:p>
            </table:table-cell>
            <table:table-cell table:formula="of:=IF(OR([.D56]=1;[.D56]=11);1;0)" office:value-type="float" office:value="1">
              <text:p>1</text:p>
            </table:table-cell>
            <table:table-cell table:formula="of:=IF(OR([.D56]=10;[.D56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arioti</text:p>
          </table:table-cell>
          <table:table-cell office:value-type="string">
            <text:p>Daniele</text:p>
          </table:table-cell>
          <table:table-cell table:formula="of:=[.A57]&amp;&quot;&gt;&gt;&quot;&amp;[.B57]" office:value-type="string" office:string-value="Carioti&gt;&gt;Daniele">
            <text:p>Carioti&gt;&gt;Daniele</text:p>
          </table:table-cell>
          <table:table-cell office:value-type="float" office:value="11">
            <text:p>11</text:p>
          </table:table-cell>
          <table:table-cell table:formula="of:=IF(OR([.D57]=1;[.D57]=11);1;0)" office:value-type="float" office:value="1">
            <text:p>1</text:p>
          </table:table-cell>
          <table:table-cell table:formula="of:=IF(OR([.D57]=10;[.D57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Carioti</text:p>
            </table:table-cell>
            <table:table-cell office:value-type="string">
              <text:p>Emanuele</text:p>
            </table:table-cell>
            <table:table-cell table:formula="of:=[.A58]&amp;&quot;&gt;&gt;&quot;&amp;[.B58]" office:value-type="string" office:string-value="Carioti&gt;&gt;Emanuele">
              <text:p>Carioti&gt;&gt;Emanuele</text:p>
            </table:table-cell>
            <table:table-cell office:value-type="float" office:value="11">
              <text:p>11</text:p>
            </table:table-cell>
            <table:table-cell table:formula="of:=IF(OR([.D58]=1;[.D58]=11);1;0)" office:value-type="float" office:value="1">
              <text:p>1</text:p>
            </table:table-cell>
            <table:table-cell table:formula="of:=IF(OR([.D58]=10;[.D58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Carnevale</text:p>
          </table:table-cell>
          <table:table-cell table:style-name="Default" office:value-type="string">
            <text:p>Giorgio</text:p>
          </table:table-cell>
          <table:table-cell table:formula="of:=[.A59]&amp;&quot;&gt;&gt;&quot;&amp;[.B59]" office:value-type="string" office:string-value="Carnevale&gt;&gt;Giorgio">
            <text:p>Carnevale&gt;&gt;Giorgio</text:p>
          </table:table-cell>
          <table:table-cell office:value-type="float" office:value="11">
            <text:p>11</text:p>
          </table:table-cell>
          <table:table-cell table:formula="of:=IF(OR([.D59]=1;[.D59]=11);1;0)" office:value-type="float" office:value="1">
            <text:p>1</text:p>
          </table:table-cell>
          <table:table-cell table:formula="of:=IF(OR([.D59]=10;[.D59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Carpenito</text:p>
            </table:table-cell>
            <table:table-cell table:style-name="Default" office:value-type="string">
              <text:p>Pasqualino Mauro</text:p>
            </table:table-cell>
            <table:table-cell table:formula="of:=[.A60]&amp;&quot;&gt;&gt;&quot;&amp;[.B60]" office:value-type="string" office:string-value="Carpenito&gt;&gt;Pasqualino Mauro">
              <text:p>Carpenito&gt;&gt;Pasqualino Mauro</text:p>
            </table:table-cell>
            <table:table-cell office:value-type="float" office:value="0">
              <text:p>0</text:p>
            </table:table-cell>
            <table:table-cell table:formula="of:=IF(OR([.D60]=1;[.D60]=11);1;0)" office:value-type="float" office:value="0">
              <text:p>0</text:p>
            </table:table-cell>
            <table:table-cell table:formula="of:=IF(OR([.D60]=10;[.D60]=11);1;0)" office:value-type="float" office:value="0">
              <text:p>0</text:p>
            </table:table-cell>
          </table:table-row>
        </table:table-row-group>
        <table:table-row table:style-name="ro4">
          <table:table-cell table:style-name="Default" office:value-type="string">
            <text:p>Carreri</text:p>
          </table:table-cell>
          <table:table-cell table:style-name="Default" office:value-type="string">
            <text:p>Paola</text:p>
          </table:table-cell>
          <table:table-cell table:formula="of:=[.A61]&amp;&quot;&gt;&gt;&quot;&amp;[.B61]" office:value-type="string" office:string-value="Carreri&gt;&gt;Paola">
            <text:p>Carreri&gt;&gt;Paola</text:p>
          </table:table-cell>
          <table:table-cell office:value-type="float" office:value="11">
            <text:p>11</text:p>
          </table:table-cell>
          <table:table-cell table:formula="of:=IF(OR([.D61]=1;[.D61]=11);1;0)" office:value-type="float" office:value="1">
            <text:p>1</text:p>
          </table:table-cell>
          <table:table-cell table:formula="of:=IF(OR([.D61]=10;[.D61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Carrozzi</text:p>
            </table:table-cell>
            <table:table-cell table:style-name="Default" office:value-type="string">
              <text:p>Luigi</text:p>
            </table:table-cell>
            <table:table-cell table:formula="of:=[.A62]&amp;&quot;&gt;&gt;&quot;&amp;[.B62]" office:value-type="string" office:string-value="Carrozzi&gt;&gt;Luigi">
              <text:p>Carrozzi&gt;&gt;Luigi</text:p>
            </table:table-cell>
            <table:table-cell office:value-type="float" office:value="11">
              <text:p>11</text:p>
            </table:table-cell>
            <table:table-cell table:formula="of:=IF(OR([.D62]=1;[.D62]=11);1;0)" office:value-type="float" office:value="1">
              <text:p>1</text:p>
            </table:table-cell>
            <table:table-cell table:formula="of:=IF(OR([.D62]=10;[.D62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Castagnotto</text:p>
            </table:table-cell>
            <table:table-cell table:style-name="Default" office:value-type="string">
              <text:p>Fabrizio</text:p>
            </table:table-cell>
            <table:table-cell table:formula="of:=[.A63]&amp;&quot;&gt;&gt;&quot;&amp;[.B63]" office:value-type="string" office:string-value="Castagnotto&gt;&gt;Fabrizio">
              <text:p>Castagnotto&gt;&gt;Fabrizio</text:p>
            </table:table-cell>
            <table:table-cell office:value-type="float" office:value="11">
              <text:p>11</text:p>
            </table:table-cell>
            <table:table-cell table:formula="of:=IF(OR([.D63]=1;[.D63]=11);1;0)" office:value-type="float" office:value="1">
              <text:p>1</text:p>
            </table:table-cell>
            <table:table-cell table:formula="of:=IF(OR([.D63]=10;[.D63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Castellano</text:p>
            </table:table-cell>
            <table:table-cell table:style-name="Default" office:value-type="string">
              <text:p>Vincenzo</text:p>
            </table:table-cell>
            <table:table-cell table:formula="of:=[.A64]&amp;&quot;&gt;&gt;&quot;&amp;[.B64]" office:value-type="string" office:string-value="Castellano&gt;&gt;Vincenzo">
              <text:p>Castellano&gt;&gt;Vincenzo</text:p>
            </table:table-cell>
            <table:table-cell office:value-type="float" office:value="11">
              <text:p>11</text:p>
            </table:table-cell>
            <table:table-cell table:formula="of:=IF(OR([.D64]=1;[.D64]=11);1;0)" office:value-type="float" office:value="1">
              <text:p>1</text:p>
            </table:table-cell>
            <table:table-cell table:formula="of:=IF(OR([.D64]=10;[.D64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astelli</text:p>
          </table:table-cell>
          <table:table-cell office:value-type="string">
            <text:p>Maria</text:p>
          </table:table-cell>
          <table:table-cell table:formula="of:=[.A65]&amp;&quot;&gt;&gt;&quot;&amp;[.B65]" office:value-type="string" office:string-value="Castelli&gt;&gt;Maria">
            <text:p>Castelli&gt;&gt;Maria</text:p>
          </table:table-cell>
          <table:table-cell office:value-type="float" office:value="1">
            <text:p>1</text:p>
          </table:table-cell>
          <table:table-cell table:formula="of:=IF(OR([.D65]=1;[.D65]=11);1;0)" office:value-type="float" office:value="1">
            <text:p>1</text:p>
          </table:table-cell>
          <table:table-cell table:formula="of:=IF(OR([.D65]=10;[.D65]=11);1;0)" office:value-type="float" office:value="0">
            <text:p>0</text:p>
          </table:table-cell>
        </table:table-row>
        <table:table-row-group>
          <table:table-row table:style-name="ro4">
            <table:table-cell table:style-name="Default" office:value-type="string">
              <text:p>Cavallaro</text:p>
            </table:table-cell>
            <table:table-cell table:style-name="Default" office:value-type="string">
              <text:p>Diego</text:p>
            </table:table-cell>
            <table:table-cell table:formula="of:=[.A66]&amp;&quot;&gt;&gt;&quot;&amp;[.B66]" office:value-type="string" office:string-value="Cavallaro&gt;&gt;Diego">
              <text:p>Cavallaro&gt;&gt;Diego</text:p>
            </table:table-cell>
            <table:table-cell office:value-type="float" office:value="11">
              <text:p>11</text:p>
            </table:table-cell>
            <table:table-cell table:formula="of:=IF(OR([.D66]=1;[.D66]=11);1;0)" office:value-type="float" office:value="1">
              <text:p>1</text:p>
            </table:table-cell>
            <table:table-cell table:formula="of:=IF(OR([.D66]=10;[.D66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Cavanna</text:p>
            </table:table-cell>
            <table:table-cell table:style-name="Default" office:value-type="string">
              <text:p>Emanuele</text:p>
            </table:table-cell>
            <table:table-cell table:formula="of:=[.A67]&amp;&quot;&gt;&gt;&quot;&amp;[.B67]" office:value-type="string" office:string-value="Cavanna&gt;&gt;Emanuele">
              <text:p>Cavanna&gt;&gt;Emanuele</text:p>
            </table:table-cell>
            <table:table-cell office:value-type="float" office:value="11">
              <text:p>11</text:p>
            </table:table-cell>
            <table:table-cell table:formula="of:=IF(OR([.D67]=1;[.D67]=11);1;0)" office:value-type="float" office:value="1">
              <text:p>1</text:p>
            </table:table-cell>
            <table:table-cell table:formula="of:=IF(OR([.D67]=10;[.D67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table:formula="of:=[.A68]&amp;&quot;&gt;&gt;&quot;&amp;[.B68]" office:value-type="string" office:string-value="Cerminara&gt;&gt;Donatella">
            <text:p>Cerminara&gt;&gt;Donatella</text:p>
          </table:table-cell>
          <table:table-cell office:value-type="float" office:value="11">
            <text:p>11</text:p>
          </table:table-cell>
          <table:table-cell table:formula="of:=IF(OR([.D68]=1;[.D68]=11);1;0)" office:value-type="float" office:value="1">
            <text:p>1</text:p>
          </table:table-cell>
          <table:table-cell table:formula="of:=IF(OR([.D68]=10;[.D68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Cerno</text:p>
            </table:table-cell>
            <table:table-cell table:style-name="Default" office:value-type="string">
              <text:p>Italo</text:p>
            </table:table-cell>
            <table:table-cell table:formula="of:=[.A69]&amp;&quot;&gt;&gt;&quot;&amp;[.B69]" office:value-type="string" office:string-value="Cerno&gt;&gt;Italo">
              <text:p>Cerno&gt;&gt;Italo</text:p>
            </table:table-cell>
            <table:table-cell office:value-type="float" office:value="10">
              <text:p>10</text:p>
            </table:table-cell>
            <table:table-cell table:formula="of:=IF(OR([.D69]=1;[.D69]=11);1;0)" office:value-type="float" office:value="0">
              <text:p>0</text:p>
            </table:table-cell>
            <table:table-cell table:formula="of:=IF(OR([.D69]=10;[.D69]=11);1;0)" office:value-type="float" office:value="1">
              <text:p>1</text:p>
            </table:table-cell>
          </table:table-row>
        </table:table-row-group>
        <table:table-row-group>
          <table:table-row table:style-name="ro4">
            <table:table-cell office:value-type="string">
              <text:p>Chinello</text:p>
            </table:table-cell>
            <table:table-cell office:value-type="string">
              <text:p>Maria Antonia</text:p>
            </table:table-cell>
            <table:table-cell table:formula="of:=[.A70]&amp;&quot;&gt;&gt;&quot;&amp;[.B70]" office:value-type="string" office:string-value="Chinello&gt;&gt;Maria Antonia">
              <text:p>Chinello&gt;&gt;Maria Antoni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70]=1;[.D70]=11);1;0)" office:value-type="float" office:value="1">
              <text:p>1</text:p>
            </table:table-cell>
            <table:table-cell table:formula="of:=IF(OR([.D70]=10;[.D70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Ciancarelli</text:p>
            </table:table-cell>
            <table:table-cell office:value-type="string">
              <text:p>Marco</text:p>
            </table:table-cell>
            <table:table-cell table:formula="of:=[.A71]&amp;&quot;&gt;&gt;&quot;&amp;[.B71]" office:value-type="string" office:string-value="Ciancarelli&gt;&gt;Marco">
              <text:p>Ciancarelli&gt;&gt;Marco</text:p>
            </table:table-cell>
            <table:table-cell office:value-type="float" office:value="11">
              <text:p>11</text:p>
            </table:table-cell>
            <table:table-cell table:formula="of:=IF(OR([.D71]=1;[.D71]=11);1;0)" office:value-type="float" office:value="1">
              <text:p>1</text:p>
            </table:table-cell>
            <table:table-cell table:formula="of:=IF(OR([.D71]=10;[.D71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Ciancio</text:p>
            </table:table-cell>
            <table:table-cell office:value-type="string">
              <text:p>Gerolama Maria</text:p>
            </table:table-cell>
            <table:table-cell table:formula="of:=[.A72]&amp;&quot;&gt;&gt;&quot;&amp;[.B72]" office:value-type="string" office:string-value="Ciancio&gt;&gt;Gerolama Maria">
              <text:p>Ciancio&gt;&gt;Gerolama Maria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72]=1;[.D72]=11);1;0)" office:value-type="float" office:value="1">
              <text:p>1</text:p>
            </table:table-cell>
            <table:table-cell table:formula="of:=IF(OR([.D72]=10;[.D72]=11);1;0)" office:value-type="float" office:value="0">
              <text:p>0</text:p>
            </table:table-cell>
          </table:table-row>
        </table:table-row-group>
        <table:table-row table:style-name="ro4">
          <table:table-cell table:style-name="Default" office:value-type="string">
            <text:p>Ciarafoni</text:p>
          </table:table-cell>
          <table:table-cell table:style-name="Default" office:value-type="string">
            <text:p>Giacomo</text:p>
          </table:table-cell>
          <table:table-cell table:formula="of:=[.A73]&amp;&quot;&gt;&gt;&quot;&amp;[.B73]" office:value-type="string" office:string-value="Ciarafoni&gt;&gt;Giacomo">
            <text:p>Ciarafoni&gt;&gt;Giacomo</text:p>
          </table:table-cell>
          <table:table-cell office:value-type="float" office:value="0">
            <text:p>0</text:p>
          </table:table-cell>
          <table:table-cell table:formula="of:=IF(OR([.D73]=1;[.D73]=11);1;0)" office:value-type="float" office:value="0">
            <text:p>0</text:p>
          </table:table-cell>
          <table:table-cell table:formula="of:=IF(OR([.D73]=10;[.D73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Ciarnelli</text:p>
            </table:table-cell>
            <table:table-cell office:value-type="string">
              <text:p>Marcella</text:p>
            </table:table-cell>
            <table:table-cell table:formula="of:=[.A74]&amp;&quot;&gt;&gt;&quot;&amp;[.B74]" office:value-type="string" office:string-value="Ciarnelli&gt;&gt;Marcella">
              <text:p>Ciarnelli&gt;&gt;Marcella</text:p>
            </table:table-cell>
            <table:table-cell office:value-type="float" office:value="11">
              <text:p>11</text:p>
            </table:table-cell>
            <table:table-cell table:formula="of:=IF(OR([.D74]=1;[.D74]=11);1;0)" office:value-type="float" office:value="1">
              <text:p>1</text:p>
            </table:table-cell>
            <table:table-cell table:formula="of:=IF(OR([.D74]=10;[.D74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Cignarale</text:p>
          </table:table-cell>
          <table:table-cell table:style-name="Default" office:value-type="string">
            <text:p>Antonella</text:p>
          </table:table-cell>
          <table:table-cell table:formula="of:=[.A75]&amp;&quot;&gt;&gt;&quot;&amp;[.B75]" office:value-type="string" office:string-value="Cignarale&gt;&gt;Antonella">
            <text:p>Cignarale&gt;&gt;Antonella</text:p>
          </table:table-cell>
          <table:table-cell office:value-type="float" office:value="11">
            <text:p>11</text:p>
          </table:table-cell>
          <table:table-cell table:formula="of:=IF(OR([.D75]=1;[.D75]=11);1;0)" office:value-type="float" office:value="1">
            <text:p>1</text:p>
          </table:table-cell>
          <table:table-cell table:formula="of:=IF(OR([.D75]=10;[.D75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Cioce</text:p>
            </table:table-cell>
            <table:table-cell office:value-type="string">
              <text:p>Vito</text:p>
            </table:table-cell>
            <table:table-cell table:formula="of:=[.A76]&amp;&quot;&gt;&gt;&quot;&amp;[.B76]" office:value-type="string" office:string-value="Cioce&gt;&gt;Vito">
              <text:p>Cioce&gt;&gt;Vit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76]=1;[.D76]=11);1;0)" office:value-type="float" office:value="1">
              <text:p>1</text:p>
            </table:table-cell>
            <table:table-cell table:formula="of:=IF(OR([.D76]=10;[.D76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iraci'</text:p>
          </table:table-cell>
          <table:table-cell office:value-type="string">
            <text:p>Marianna Francesca</text:p>
          </table:table-cell>
          <table:table-cell table:formula="of:=[.A77]&amp;&quot;&gt;&gt;&quot;&amp;[.B77]" office:value-type="string" office:string-value="Ciraci'&gt;&gt;Marianna Francesca">
            <text:p>Ciraci'&gt;&gt;Marianna Francesca</text:p>
          </table:table-cell>
          <table:table-cell table:style-name="Valore_20_tabella_20_pivot" office:value-type="float" office:value="10">
            <text:p>10</text:p>
          </table:table-cell>
          <table:table-cell table:formula="of:=IF(OR([.D77]=1;[.D77]=11);1;0)" office:value-type="float" office:value="0">
            <text:p>0</text:p>
          </table:table-cell>
          <table:table-cell table:formula="of:=IF(OR([.D77]=10;[.D77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Ciurcina</text:p>
            </table:table-cell>
            <table:table-cell table:style-name="Default" office:value-type="string">
              <text:p>Marco</text:p>
            </table:table-cell>
            <table:table-cell table:formula="of:=[.A78]&amp;&quot;&gt;&gt;&quot;&amp;[.B78]" office:value-type="string" office:string-value="Ciurcina&gt;&gt;Marco">
              <text:p>Ciurcina&gt;&gt;Marco</text:p>
            </table:table-cell>
            <table:table-cell office:value-type="float" office:value="10">
              <text:p>10</text:p>
            </table:table-cell>
            <table:table-cell table:formula="of:=IF(OR([.D78]=1;[.D78]=11);1;0)" office:value-type="float" office:value="0">
              <text:p>0</text:p>
            </table:table-cell>
            <table:table-cell table:formula="of:=IF(OR([.D78]=10;[.D78]=11);1;0)" office:value-type="float" office:value="1">
              <text:p>1</text:p>
            </table:table-cell>
          </table:table-row>
        </table:table-row-group>
        <table:table-row-group>
          <table:table-row table:style-name="ro3">
            <table:table-cell table:style-name="Default" office:value-type="string">
              <text:p>Coccia</text:p>
            </table:table-cell>
            <table:table-cell table:style-name="Default" office:value-type="string">
              <text:p>Luca</text:p>
            </table:table-cell>
            <table:table-cell table:formula="of:=[.A79]&amp;&quot;&gt;&gt;&quot;&amp;[.B79]" office:value-type="string" office:string-value="Coccia&gt;&gt;Luca">
              <text:p>Coccia&gt;&gt;Luca</text:p>
            </table:table-cell>
            <table:table-cell office:value-type="float" office:value="11">
              <text:p>11</text:p>
            </table:table-cell>
            <table:table-cell table:formula="of:=IF(OR([.D79]=1;[.D79]=11);1;0)" office:value-type="float" office:value="1">
              <text:p>1</text:p>
            </table:table-cell>
            <table:table-cell table:formula="of:=IF(OR([.D79]=10;[.D79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Coccia</text:p>
            </table:table-cell>
            <table:table-cell table:style-name="Default" office:value-type="string">
              <text:p>Luigi</text:p>
            </table:table-cell>
            <table:table-cell table:formula="of:=[.A80]&amp;&quot;&gt;&gt;&quot;&amp;[.B80]" office:value-type="string" office:string-value="Coccia&gt;&gt;Luigi">
              <text:p>Coccia&gt;&gt;Luigi</text:p>
            </table:table-cell>
            <table:table-cell office:value-type="float" office:value="11">
              <text:p>11</text:p>
            </table:table-cell>
            <table:table-cell table:formula="of:=IF(OR([.D80]=1;[.D80]=11);1;0)" office:value-type="float" office:value="1">
              <text:p>1</text:p>
            </table:table-cell>
            <table:table-cell table:formula="of:=IF(OR([.D80]=10;[.D80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table:formula="of:=[.A81]&amp;&quot;&gt;&gt;&quot;&amp;[.B81]" office:value-type="string" office:string-value="Colimberti&gt;&gt;Mariantonietta">
            <text:p>Colimberti&gt;&gt;Mariantonietta</text:p>
          </table:table-cell>
          <table:table-cell table:style-name="Valore_20_tabella_20_pivot" office:value-type="float" office:value="11">
            <text:p>11</text:p>
          </table:table-cell>
          <table:table-cell table:formula="of:=IF(OR([.D81]=1;[.D81]=11);1;0)" office:value-type="float" office:value="1">
            <text:p>1</text:p>
          </table:table-cell>
          <table:table-cell table:formula="of:=IF(OR([.D81]=10;[.D81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Colmo</text:p>
            </table:table-cell>
            <table:table-cell office:value-type="string">
              <text:p>Giuseppina</text:p>
            </table:table-cell>
            <table:table-cell table:formula="of:=[.A82]&amp;&quot;&gt;&gt;&quot;&amp;[.B82]" office:value-type="string" office:string-value="Colmo&gt;&gt;Giuseppina">
              <text:p>Colmo&gt;&gt;Giuseppina</text:p>
            </table:table-cell>
            <table:table-cell office:value-type="float" office:value="10">
              <text:p>10</text:p>
            </table:table-cell>
            <table:table-cell table:formula="of:=IF(OR([.D82]=1;[.D82]=11);1;0)" office:value-type="float" office:value="0">
              <text:p>0</text:p>
            </table:table-cell>
            <table:table-cell table:formula="of:=IF(OR([.D82]=10;[.D82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Conforti</text:p>
          </table:table-cell>
          <table:table-cell office:value-type="string">
            <text:p>Cristina</text:p>
          </table:table-cell>
          <table:table-cell table:formula="of:=[.A83]&amp;&quot;&gt;&gt;&quot;&amp;[.B83]" office:value-type="string" office:string-value="Conforti&gt;&gt;Cristina">
            <text:p>Conforti&gt;&gt;Cristina</text:p>
          </table:table-cell>
          <table:table-cell office:value-type="float" office:value="1">
            <text:p>1</text:p>
          </table:table-cell>
          <table:table-cell table:formula="of:=IF(OR([.D83]=1;[.D83]=11);1;0)" office:value-type="float" office:value="1">
            <text:p>1</text:p>
          </table:table-cell>
          <table:table-cell table:formula="of:=IF(OR([.D83]=10;[.D83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Cordone</text:p>
            </table:table-cell>
            <table:table-cell office:value-type="string">
              <text:p>Cristina</text:p>
            </table:table-cell>
            <table:table-cell table:formula="of:=[.A84]&amp;&quot;&gt;&gt;&quot;&amp;[.B84]" office:value-type="string" office:string-value="Cordone&gt;&gt;Cristina">
              <text:p>Cordone&gt;&gt;Cristin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84]=1;[.D84]=11);1;0)" office:value-type="float" office:value="1">
              <text:p>1</text:p>
            </table:table-cell>
            <table:table-cell table:formula="of:=IF(OR([.D84]=10;[.D84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Cosentino</text:p>
          </table:table-cell>
          <table:table-cell table:style-name="Default" office:value-type="string">
            <text:p>Gregorio</text:p>
          </table:table-cell>
          <table:table-cell table:formula="of:=[.A85]&amp;&quot;&gt;&gt;&quot;&amp;[.B85]" office:value-type="string" office:string-value="Cosentino&gt;&gt;Gregorio">
            <text:p>Cosentino&gt;&gt;Gregorio</text:p>
          </table:table-cell>
          <table:table-cell office:value-type="float" office:value="11">
            <text:p>11</text:p>
          </table:table-cell>
          <table:table-cell table:formula="of:=IF(OR([.D85]=1;[.D85]=11);1;0)" office:value-type="float" office:value="1">
            <text:p>1</text:p>
          </table:table-cell>
          <table:table-cell table:formula="of:=IF(OR([.D85]=10;[.D85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Cuomo</text:p>
          </table:table-cell>
          <table:table-cell table:style-name="Default" office:value-type="string">
            <text:p>Rosaria, Amelia</text:p>
          </table:table-cell>
          <table:table-cell table:formula="of:=[.A86]&amp;&quot;&gt;&gt;&quot;&amp;[.B86]" office:value-type="string" office:string-value="Cuomo&gt;&gt;Rosaria, Amelia">
            <text:p>Cuomo&gt;&gt;Rosaria, Amelia</text:p>
          </table:table-cell>
          <table:table-cell office:value-type="float" office:value="11">
            <text:p>11</text:p>
          </table:table-cell>
          <table:table-cell table:formula="of:=IF(OR([.D86]=1;[.D86]=11);1;0)" office:value-type="float" office:value="1">
            <text:p>1</text:p>
          </table:table-cell>
          <table:table-cell table:formula="of:=IF(OR([.D86]=10;[.D86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D''Andrea</text:p>
            </table:table-cell>
            <table:table-cell office:value-type="string">
              <text:p>Fabrizio</text:p>
            </table:table-cell>
            <table:table-cell table:formula="of:=[.A87]&amp;&quot;&gt;&gt;&quot;&amp;[.B87]" office:value-type="string" office:string-value="D''Andrea&gt;&gt;Fabrizio">
              <text:p>D''Andrea&gt;&gt;Fabrizi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87]=1;[.D87]=11);1;0)" office:value-type="float" office:value="1">
              <text:p>1</text:p>
            </table:table-cell>
            <table:table-cell table:formula="of:=IF(OR([.D87]=10;[.D87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D'Atri</text:p>
          </table:table-cell>
          <table:table-cell office:value-type="string">
            <text:p>Angela Francesca</text:p>
          </table:table-cell>
          <table:table-cell table:formula="of:=[.A88]&amp;&quot;&gt;&gt;&quot;&amp;[.B88]" office:value-type="string" office:string-value="D'Atri&gt;&gt;Angela Francesca">
            <text:p>D'Atri&gt;&gt;Angela Francesca</text:p>
          </table:table-cell>
          <table:table-cell office:value-type="float" office:value="1">
            <text:p>1</text:p>
          </table:table-cell>
          <table:table-cell table:formula="of:=IF(OR([.D88]=1;[.D88]=11);1;0)" office:value-type="float" office:value="1">
            <text:p>1</text:p>
          </table:table-cell>
          <table:table-cell table:formula="of:=IF(OR([.D88]=10;[.D88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Dal Maso</text:p>
            </table:table-cell>
            <table:table-cell office:value-type="string">
              <text:p>Cinzia</text:p>
            </table:table-cell>
            <table:table-cell table:formula="of:=[.A89]&amp;&quot;&gt;&gt;&quot;&amp;[.B89]" office:value-type="string" office:string-value="Dal Maso&gt;&gt;Cinzia">
              <text:p>Dal Maso&gt;&gt;Cinzia</text:p>
            </table:table-cell>
            <table:table-cell office:value-type="float" office:value="11">
              <text:p>11</text:p>
            </table:table-cell>
            <table:table-cell table:formula="of:=IF(OR([.D89]=1;[.D89]=11);1;0)" office:value-type="float" office:value="1">
              <text:p>1</text:p>
            </table:table-cell>
            <table:table-cell table:formula="of:=IF(OR([.D89]=10;[.D89]=11);1;0)" office:value-type="float" office:value="1">
              <text:p>1</text:p>
            </table:table-cell>
          </table:table-row>
          <table:table-row table:style-name="ro5">
            <table:table-cell table:style-name="Excel_20_Built-in_20_Normal" office:value-type="string">
              <text:p>Daminato</text:p>
            </table:table-cell>
            <table:table-cell table:style-name="Excel_20_Built-in_20_Normal" office:value-type="string">
              <text:p>Anna</text:p>
            </table:table-cell>
            <table:table-cell table:formula="of:=[.A90]&amp;&quot;&gt;&gt;&quot;&amp;[.B90]" office:value-type="string" office:string-value="Daminato&gt;&gt;Anna">
              <text:p>Daminato&gt;&gt;Anna</text:p>
            </table:table-cell>
            <table:table-cell office:value-type="float" office:value="11">
              <text:p>11</text:p>
            </table:table-cell>
            <table:table-cell table:formula="of:=IF(OR([.D90]=1;[.D90]=11);1;0)" office:value-type="float" office:value="1">
              <text:p>1</text:p>
            </table:table-cell>
            <table:table-cell table:formula="of:=IF(OR([.D90]=10;[.D90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Davoli</text:p>
          </table:table-cell>
          <table:table-cell office:value-type="string">
            <text:p>Letizia</text:p>
          </table:table-cell>
          <table:table-cell table:formula="of:=[.A91]&amp;&quot;&gt;&gt;&quot;&amp;[.B91]" office:value-type="string" office:string-value="Davoli&gt;&gt;Letizia">
            <text:p>Davoli&gt;&gt;Letizia</text:p>
          </table:table-cell>
          <table:table-cell table:style-name="Valore_20_tabella_20_pivot" office:value-type="float" office:value="10">
            <text:p>10</text:p>
          </table:table-cell>
          <table:table-cell table:formula="of:=IF(OR([.D91]=1;[.D91]=11);1;0)" office:value-type="float" office:value="0">
            <text:p>0</text:p>
          </table:table-cell>
          <table:table-cell table:formula="of:=IF(OR([.D91]=10;[.D91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De Angelis</text:p>
            </table:table-cell>
            <table:table-cell office:value-type="string">
              <text:p>Giuseppina</text:p>
            </table:table-cell>
            <table:table-cell table:formula="of:=[.A92]&amp;&quot;&gt;&gt;&quot;&amp;[.B92]" office:value-type="string" office:string-value="De Angelis&gt;&gt;Giuseppina">
              <text:p>De Angelis&gt;&gt;Giuseppina</text:p>
            </table:table-cell>
            <table:table-cell office:value-type="float" office:value="11">
              <text:p>11</text:p>
            </table:table-cell>
            <table:table-cell table:formula="of:=IF(OR([.D92]=1;[.D92]=11);1;0)" office:value-type="float" office:value="1">
              <text:p>1</text:p>
            </table:table-cell>
            <table:table-cell table:formula="of:=IF(OR([.D92]=10;[.D92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De Carolis</text:p>
            </table:table-cell>
            <table:table-cell table:style-name="Default" office:value-type="string">
              <text:p>Andrea</text:p>
            </table:table-cell>
            <table:table-cell table:formula="of:=[.A93]&amp;&quot;&gt;&gt;&quot;&amp;[.B93]" office:value-type="string" office:string-value="De Carolis&gt;&gt;Andrea">
              <text:p>De Carolis&gt;&gt;Andrea</text:p>
            </table:table-cell>
            <table:table-cell office:value-type="float" office:value="11">
              <text:p>11</text:p>
            </table:table-cell>
            <table:table-cell table:formula="of:=IF(OR([.D93]=1;[.D93]=11);1;0)" office:value-type="float" office:value="1">
              <text:p>1</text:p>
            </table:table-cell>
            <table:table-cell table:formula="of:=IF(OR([.D93]=10;[.D93]=11);1;0)" office:value-type="float" office:value="1">
              <text:p>1</text:p>
            </table:table-cell>
          </table:table-row>
        </table:table-row-group>
        <table:table-row table:style-name="ro3">
          <table:table-cell office:value-type="string">
            <text:p>De Cesare</text:p>
          </table:table-cell>
          <table:table-cell office:value-type="string">
            <text:p>Federico</text:p>
          </table:table-cell>
          <table:table-cell table:formula="of:=[.A94]&amp;&quot;&gt;&gt;&quot;&amp;[.B94]" office:value-type="string" office:string-value="De Cesare&gt;&gt;Federico">
            <text:p>De Cesare&gt;&gt;Federico</text:p>
          </table:table-cell>
          <table:table-cell office:value-type="float" office:value="11">
            <text:p>11</text:p>
          </table:table-cell>
          <table:table-cell table:formula="of:=IF(OR([.D94]=1;[.D94]=11);1;0)" office:value-type="float" office:value="1">
            <text:p>1</text:p>
          </table:table-cell>
          <table:table-cell table:formula="of:=IF(OR([.D94]=10;[.D94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De Gennaro</text:p>
            </table:table-cell>
            <table:table-cell office:value-type="string">
              <text:p>Pietro</text:p>
            </table:table-cell>
            <table:table-cell table:formula="of:=[.A95]&amp;&quot;&gt;&gt;&quot;&amp;[.B95]" office:value-type="string" office:string-value="De Gennaro&gt;&gt;Pietro">
              <text:p>De Gennaro&gt;&gt;Pietr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95]=1;[.D95]=11);1;0)" office:value-type="float" office:value="1">
              <text:p>1</text:p>
            </table:table-cell>
            <table:table-cell table:formula="of:=IF(OR([.D95]=10;[.D95]=11);1;0)" office:value-type="float" office:value="0">
              <text:p>0</text:p>
            </table:table-cell>
          </table:table-row>
          <table:table-row table:style-name="ro5">
            <table:table-cell table:style-name="Excel_20_Built-in_20_Normal" office:value-type="string">
              <text:p>De Luca</text:p>
            </table:table-cell>
            <table:table-cell table:style-name="Excel_20_Built-in_20_Normal" office:value-type="string">
              <text:p>Benedetta</text:p>
            </table:table-cell>
            <table:table-cell table:formula="of:=[.A96]&amp;&quot;&gt;&gt;&quot;&amp;[.B96]" office:value-type="string" office:string-value="De Luca&gt;&gt;Benedetta">
              <text:p>De Luca&gt;&gt;Benedetta</text:p>
            </table:table-cell>
            <table:table-cell office:value-type="float" office:value="11">
              <text:p>11</text:p>
            </table:table-cell>
            <table:table-cell table:formula="of:=IF(OR([.D96]=1;[.D96]=11);1;0)" office:value-type="float" office:value="1">
              <text:p>1</text:p>
            </table:table-cell>
            <table:table-cell table:formula="of:=IF(OR([.D96]=10;[.D96]=11);1;0)" office:value-type="float" office:value="1">
              <text:p>1</text:p>
            </table:table-cell>
          </table:table-row>
          <table:table-row table:style-name="ro4">
            <table:table-cell table:style-name="Default" office:value-type="string">
              <text:p>De Ponte</text:p>
            </table:table-cell>
            <table:table-cell table:style-name="Default" office:value-type="string">
              <text:p>Fabio</text:p>
            </table:table-cell>
            <table:table-cell table:formula="of:=[.A97]&amp;&quot;&gt;&gt;&quot;&amp;[.B97]" office:value-type="string" office:string-value="De Ponte&gt;&gt;Fabio">
              <text:p>De Ponte&gt;&gt;Fabio</text:p>
            </table:table-cell>
            <table:table-cell office:value-type="float" office:value="11">
              <text:p>11</text:p>
            </table:table-cell>
            <table:table-cell table:formula="of:=IF(OR([.D97]=1;[.D97]=11);1;0)" office:value-type="float" office:value="1">
              <text:p>1</text:p>
            </table:table-cell>
            <table:table-cell table:formula="of:=IF(OR([.D97]=10;[.D97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De Rinaldis</text:p>
          </table:table-cell>
          <table:table-cell table:style-name="Default" office:value-type="string">
            <text:p>Pasquale</text:p>
          </table:table-cell>
          <table:table-cell table:formula="of:=[.A98]&amp;&quot;&gt;&gt;&quot;&amp;[.B98]" office:value-type="string" office:string-value="De Rinaldis&gt;&gt;Pasquale">
            <text:p>De Rinaldis&gt;&gt;Pasquale</text:p>
          </table:table-cell>
          <table:table-cell office:value-type="float" office:value="11">
            <text:p>11</text:p>
          </table:table-cell>
          <table:table-cell table:formula="of:=IF(OR([.D98]=1;[.D98]=11);1;0)" office:value-type="float" office:value="1">
            <text:p>1</text:p>
          </table:table-cell>
          <table:table-cell table:formula="of:=IF(OR([.D98]=10;[.D98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De Ritis</text:p>
            </table:table-cell>
            <table:table-cell office:value-type="string">
              <text:p>Lorenzo</text:p>
            </table:table-cell>
            <table:table-cell table:formula="of:=[.A99]&amp;&quot;&gt;&gt;&quot;&amp;[.B99]" office:value-type="string" office:string-value="De Ritis&gt;&gt;Lorenzo">
              <text:p>De Ritis&gt;&gt;Lorenz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99]=1;[.D99]=11);1;0)" office:value-type="float" office:value="1">
              <text:p>1</text:p>
            </table:table-cell>
            <table:table-cell table:formula="of:=IF(OR([.D99]=10;[.D99]=11);1;0)" office:value-type="float" office:value="0">
              <text:p>0</text:p>
            </table:table-cell>
          </table:table-row>
          <table:table-row table:style-name="ro3">
            <table:table-cell table:style-name="Default" office:value-type="string">
              <text:p>De Seta</text:p>
            </table:table-cell>
            <table:table-cell table:style-name="Default" office:value-type="string">
              <text:p>Fabrizio M.</text:p>
            </table:table-cell>
            <table:table-cell table:formula="of:=[.A100]&amp;&quot;&gt;&gt;&quot;&amp;[.B100]" office:value-type="string" office:string-value="De Seta&gt;&gt;Fabrizio M.">
              <text:p>De Seta&gt;&gt;Fabrizio M.</text:p>
            </table:table-cell>
            <table:table-cell office:value-type="float" office:value="11">
              <text:p>11</text:p>
            </table:table-cell>
            <table:table-cell table:formula="of:=IF(OR([.D100]=1;[.D100]=11);1;0)" office:value-type="float" office:value="1">
              <text:p>1</text:p>
            </table:table-cell>
            <table:table-cell table:formula="of:=IF(OR([.D100]=10;[.D100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De Vizia</text:p>
          </table:table-cell>
          <table:table-cell office:value-type="string">
            <text:p>Federica</text:p>
          </table:table-cell>
          <table:table-cell table:formula="of:=[.A101]&amp;&quot;&gt;&gt;&quot;&amp;[.B101]" office:value-type="string" office:string-value="De Vizia&gt;&gt;Federica">
            <text:p>De Vizia&gt;&gt;Federica</text:p>
          </table:table-cell>
          <table:table-cell table:style-name="Valore_20_tabella_20_pivot" office:value-type="float" office:value="10">
            <text:p>10</text:p>
          </table:table-cell>
          <table:table-cell table:formula="of:=IF(OR([.D101]=1;[.D101]=11);1;0)" office:value-type="float" office:value="0">
            <text:p>0</text:p>
          </table:table-cell>
          <table:table-cell table:formula="of:=IF(OR([.D101]=10;[.D101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De Zii</text:p>
            </table:table-cell>
            <table:table-cell table:style-name="Default" office:value-type="string">
              <text:p>Monica</text:p>
            </table:table-cell>
            <table:table-cell table:formula="of:=[.A102]&amp;&quot;&gt;&gt;&quot;&amp;[.B102]" office:value-type="string" office:string-value="De Zii&gt;&gt;Monica">
              <text:p>De Zii&gt;&gt;Monica</text:p>
            </table:table-cell>
            <table:table-cell office:value-type="float" office:value="11">
              <text:p>11</text:p>
            </table:table-cell>
            <table:table-cell table:formula="of:=IF(OR([.D102]=1;[.D102]=11);1;0)" office:value-type="float" office:value="1">
              <text:p>1</text:p>
            </table:table-cell>
            <table:table-cell table:formula="of:=IF(OR([.D102]=10;[.D102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Del Vecchio</text:p>
            </table:table-cell>
            <table:table-cell table:style-name="Default" office:value-type="string">
              <text:p>Davide</text:p>
            </table:table-cell>
            <table:table-cell table:formula="of:=[.A103]&amp;&quot;&gt;&gt;&quot;&amp;[.B103]" office:value-type="string" office:string-value="Del Vecchio&gt;&gt;Davide">
              <text:p>Del Vecchio&gt;&gt;Davide</text:p>
            </table:table-cell>
            <table:table-cell office:value-type="float" office:value="11">
              <text:p>11</text:p>
            </table:table-cell>
            <table:table-cell table:formula="of:=IF(OR([.D103]=1;[.D103]=11);1;0)" office:value-type="float" office:value="1">
              <text:p>1</text:p>
            </table:table-cell>
            <table:table-cell table:formula="of:=IF(OR([.D103]=10;[.D103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Del Vecchio</text:p>
          </table:table-cell>
          <table:table-cell table:style-name="Default" office:value-type="string">
            <text:p>Davide Dante</text:p>
          </table:table-cell>
          <table:table-cell table:formula="of:=[.A104]&amp;&quot;&gt;&gt;&quot;&amp;[.B104]" office:value-type="string" office:string-value="Del Vecchio&gt;&gt;Davide Dante">
            <text:p>Del Vecchio&gt;&gt;Davide Dante</text:p>
          </table:table-cell>
          <table:table-cell/>
          <table:table-cell table:formula="of:=IF(OR([.D104]=1;[.D104]=11);1;0)" office:value-type="float" office:value="0">
            <text:p>0</text:p>
          </table:table-cell>
          <table:table-cell table:formula="of:=IF(OR([.D104]=10;[.D104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Delle Cave</text:p>
            </table:table-cell>
            <table:table-cell office:value-type="string">
              <text:p>Stefano</text:p>
            </table:table-cell>
            <table:table-cell table:formula="of:=[.A105]&amp;&quot;&gt;&gt;&quot;&amp;[.B105]" office:value-type="string" office:string-value="Delle Cave&gt;&gt;Stefano">
              <text:p>Delle Cave&gt;&gt;Stefan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05]=1;[.D105]=11);1;0)" office:value-type="float" office:value="1">
              <text:p>1</text:p>
            </table:table-cell>
            <table:table-cell table:formula="of:=IF(OR([.D105]=10;[.D105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Delle Fratte</text:p>
          </table:table-cell>
          <table:table-cell office:value-type="string">
            <text:p>Paola</text:p>
          </table:table-cell>
          <table:table-cell table:formula="of:=[.A106]&amp;&quot;&gt;&gt;&quot;&amp;[.B106]" office:value-type="string" office:string-value="Delle Fratte&gt;&gt;Paola">
            <text:p>Delle Fratte&gt;&gt;Paola</text:p>
          </table:table-cell>
          <table:table-cell office:value-type="float" office:value="1">
            <text:p>1</text:p>
          </table:table-cell>
          <table:table-cell table:formula="of:=IF(OR([.D106]=1;[.D106]=11);1;0)" office:value-type="float" office:value="1">
            <text:p>1</text:p>
          </table:table-cell>
          <table:table-cell table:formula="of:=IF(OR([.D106]=10;[.D106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Denti</text:p>
            </table:table-cell>
            <table:table-cell office:value-type="string">
              <text:p>Marco</text:p>
            </table:table-cell>
            <table:table-cell table:formula="of:=[.A107]&amp;&quot;&gt;&gt;&quot;&amp;[.B107]" office:value-type="string" office:string-value="Denti&gt;&gt;Marco">
              <text:p>Denti&gt;&gt;Marc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07]=1;[.D107]=11);1;0)" office:value-type="float" office:value="1">
              <text:p>1</text:p>
            </table:table-cell>
            <table:table-cell table:formula="of:=IF(OR([.D107]=10;[.D107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Di Corinto</text:p>
            </table:table-cell>
            <table:table-cell table:style-name="Default" office:value-type="string">
              <text:p>Arturo</text:p>
            </table:table-cell>
            <table:table-cell table:formula="of:=[.A108]&amp;&quot;&gt;&gt;&quot;&amp;[.B108]" office:value-type="string" office:string-value="Di Corinto&gt;&gt;Arturo">
              <text:p>Di Corinto&gt;&gt;Arturo</text:p>
            </table:table-cell>
            <table:table-cell office:value-type="float" office:value="11">
              <text:p>11</text:p>
            </table:table-cell>
            <table:table-cell table:formula="of:=IF(OR([.D108]=1;[.D108]=11);1;0)" office:value-type="float" office:value="1">
              <text:p>1</text:p>
            </table:table-cell>
            <table:table-cell table:formula="of:=IF(OR([.D108]=10;[.D108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Di Gangi</text:p>
          </table:table-cell>
          <table:table-cell office:value-type="string">
            <text:p>Gianpaolo</text:p>
          </table:table-cell>
          <table:table-cell table:formula="of:=[.A109]&amp;&quot;&gt;&gt;&quot;&amp;[.B109]" office:value-type="string" office:string-value="Di Gangi&gt;&gt;Gianpaolo">
            <text:p>Di Gangi&gt;&gt;Gianpaolo</text:p>
          </table:table-cell>
          <table:table-cell table:style-name="Valore_20_tabella_20_pivot" office:value-type="float" office:value="10">
            <text:p>10</text:p>
          </table:table-cell>
          <table:table-cell table:formula="of:=IF(OR([.D109]=1;[.D109]=11);1;0)" office:value-type="float" office:value="0">
            <text:p>0</text:p>
          </table:table-cell>
          <table:table-cell table:formula="of:=IF(OR([.D109]=10;[.D109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Di Gati</text:p>
            </table:table-cell>
            <table:table-cell office:value-type="string">
              <text:p>Elsa</text:p>
            </table:table-cell>
            <table:table-cell table:formula="of:=[.A110]&amp;&quot;&gt;&gt;&quot;&amp;[.B110]" office:value-type="string" office:string-value="Di Gati&gt;&gt;Elsa">
              <text:p>Di Gati&gt;&gt;Elsa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10]=1;[.D110]=11);1;0)" office:value-type="float" office:value="1">
              <text:p>1</text:p>
            </table:table-cell>
            <table:table-cell table:formula="of:=IF(OR([.D110]=10;[.D110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Di Gianvito</text:p>
            </table:table-cell>
            <table:table-cell office:value-type="string">
              <text:p>Maria Lavinia</text:p>
            </table:table-cell>
            <table:table-cell table:formula="of:=[.A111]&amp;&quot;&gt;&gt;&quot;&amp;[.B111]" office:value-type="string" office:string-value="Di Gianvito&gt;&gt;Maria Lavinia">
              <text:p>Di Gianvito&gt;&gt;Maria Lavini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111]=1;[.D111]=11);1;0)" office:value-type="float" office:value="0">
              <text:p>0</text:p>
            </table:table-cell>
            <table:table-cell table:formula="of:=IF(OR([.D111]=10;[.D111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Di Giovannandrea</text:p>
            </table:table-cell>
            <table:table-cell office:value-type="string">
              <text:p>Tiziana</text:p>
            </table:table-cell>
            <table:table-cell table:formula="of:=[.A112]&amp;&quot;&gt;&gt;&quot;&amp;[.B112]" office:value-type="string" office:string-value="Di Giovannandrea&gt;&gt;Tiziana">
              <text:p>Di Giovannandrea&gt;&gt;Tizian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12]=1;[.D112]=11);1;0)" office:value-type="float" office:value="1">
              <text:p>1</text:p>
            </table:table-cell>
            <table:table-cell table:formula="of:=IF(OR([.D112]=10;[.D112]=11);1;0)" office:value-type="float" office:value="1">
              <text:p>1</text:p>
            </table:table-cell>
          </table:table-row>
          <table:table-row table:style-name="ro3">
            <table:table-cell table:style-name="Default" office:value-type="string">
              <text:p>Di Giovanni</text:p>
            </table:table-cell>
            <table:table-cell table:style-name="Default" office:value-type="string">
              <text:p>Salvatore</text:p>
            </table:table-cell>
            <table:table-cell table:formula="of:=[.A113]&amp;&quot;&gt;&gt;&quot;&amp;[.B113]" office:value-type="string" office:string-value="Di Giovanni&gt;&gt;Salvatore">
              <text:p>Di Giovanni&gt;&gt;Salvatore</text:p>
            </table:table-cell>
            <table:table-cell office:value-type="float" office:value="11">
              <text:p>11</text:p>
            </table:table-cell>
            <table:table-cell table:formula="of:=IF(OR([.D113]=1;[.D113]=11);1;0)" office:value-type="float" office:value="1">
              <text:p>1</text:p>
            </table:table-cell>
            <table:table-cell table:formula="of:=IF(OR([.D113]=10;[.D113]=11);1;0)" office:value-type="float" office:value="1">
              <text:p>1</text:p>
            </table:table-cell>
          </table:table-row>
        </table:table-row-group>
        <table:table-row table:style-name="ro5">
          <table:table-cell table:style-name="Excel_20_Built-in_20_Normal" office:value-type="string">
            <text:p>Di Iulio</text:p>
          </table:table-cell>
          <table:table-cell table:style-name="Excel_20_Built-in_20_Normal" office:value-type="string">
            <text:p>Laura</text:p>
          </table:table-cell>
          <table:table-cell table:formula="of:=[.A114]&amp;&quot;&gt;&gt;&quot;&amp;[.B114]" office:value-type="string" office:string-value="Di Iulio&gt;&gt;Laura">
            <text:p>Di Iulio&gt;&gt;Laura</text:p>
          </table:table-cell>
          <table:table-cell office:value-type="float" office:value="11">
            <text:p>11</text:p>
          </table:table-cell>
          <table:table-cell table:formula="of:=IF(OR([.D114]=1;[.D114]=11);1;0)" office:value-type="float" office:value="1">
            <text:p>1</text:p>
          </table:table-cell>
          <table:table-cell table:formula="of:=IF(OR([.D114]=10;[.D114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Di Mario</text:p>
            </table:table-cell>
            <table:table-cell office:value-type="string">
              <text:p>Maria Grazia</text:p>
            </table:table-cell>
            <table:table-cell table:formula="of:=[.A115]&amp;&quot;&gt;&gt;&quot;&amp;[.B115]" office:value-type="string" office:string-value="Di Mario&gt;&gt;Maria Grazia">
              <text:p>Di Mario&gt;&gt;Maria Grazia</text:p>
            </table:table-cell>
            <table:table-cell office:value-type="float" office:value="11">
              <text:p>11</text:p>
            </table:table-cell>
            <table:table-cell table:formula="of:=IF(OR([.D115]=1;[.D115]=11);1;0)" office:value-type="float" office:value="1">
              <text:p>1</text:p>
            </table:table-cell>
            <table:table-cell table:formula="of:=IF(OR([.D115]=10;[.D11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Di Paola</text:p>
          </table:table-cell>
          <table:table-cell table:style-name="Default" office:value-type="string">
            <text:p>Raffaele Angelo</text:p>
          </table:table-cell>
          <table:table-cell table:formula="of:=[.A116]&amp;&quot;&gt;&gt;&quot;&amp;[.B116]" office:value-type="string" office:string-value="Di Paola&gt;&gt;Raffaele Angelo">
            <text:p>Di Paola&gt;&gt;Raffaele Angelo</text:p>
          </table:table-cell>
          <table:table-cell office:value-type="float" office:value="11">
            <text:p>11</text:p>
          </table:table-cell>
          <table:table-cell table:formula="of:=IF(OR([.D116]=1;[.D116]=11);1;0)" office:value-type="float" office:value="1">
            <text:p>1</text:p>
          </table:table-cell>
          <table:table-cell table:formula="of:=IF(OR([.D116]=10;[.D116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Di Simone Di Giuseppe</text:p>
            </table:table-cell>
            <table:table-cell table:style-name="Default" office:value-type="string">
              <text:p>Tiziana</text:p>
            </table:table-cell>
            <table:table-cell table:formula="of:=[.A117]&amp;&quot;&gt;&gt;&quot;&amp;[.B117]" office:value-type="string" office:string-value="Di Simone Di Giuseppe&gt;&gt;Tiziana">
              <text:p>Di Simone Di Giuseppe&gt;&gt;Tiziana</text:p>
            </table:table-cell>
            <table:table-cell office:value-type="float" office:value="1">
              <text:p>1</text:p>
            </table:table-cell>
            <table:table-cell table:formula="of:=IF(OR([.D117]=1;[.D117]=11);1;0)" office:value-type="float" office:value="1">
              <text:p>1</text:p>
            </table:table-cell>
            <table:table-cell table:formula="of:=IF(OR([.D117]=10;[.D117]=11);1;0)" office:value-type="float" office:value="0">
              <text:p>0</text:p>
            </table:table-cell>
          </table:table-row>
        </table:table-row-group>
        <table:table-row table:style-name="ro6">
          <table:table-cell table:style-name="Excel_20_Built-in_20_Normal" office:value-type="string">
            <text:p>Di Vito</text:p>
          </table:table-cell>
          <table:table-cell table:style-name="Excel_20_Built-in_20_Normal" office:value-type="string">
            <text:p>Valentina</text:p>
          </table:table-cell>
          <table:table-cell table:formula="of:=[.A118]&amp;&quot;&gt;&gt;&quot;&amp;[.B118]" office:value-type="string" office:string-value="Di Vito&gt;&gt;Valentina">
            <text:p>Di Vito&gt;&gt;Valentina</text:p>
          </table:table-cell>
          <table:table-cell office:value-type="float" office:value="11">
            <text:p>11</text:p>
          </table:table-cell>
          <table:table-cell table:formula="of:=IF(OR([.D118]=1;[.D118]=11);1;0)" office:value-type="float" office:value="1">
            <text:p>1</text:p>
          </table:table-cell>
          <table:table-cell table:formula="of:=IF(OR([.D118]=10;[.D118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Di Vizia</text:p>
            </table:table-cell>
            <table:table-cell office:value-type="string">
              <text:p>Antonietta</text:p>
            </table:table-cell>
            <table:table-cell table:formula="of:=[.A119]&amp;&quot;&gt;&gt;&quot;&amp;[.B119]" office:value-type="string" office:string-value="Di Vizia&gt;&gt;Antonietta">
              <text:p>Di Vizia&gt;&gt;Antonietta</text:p>
            </table:table-cell>
            <table:table-cell office:value-type="float" office:value="11">
              <text:p>11</text:p>
            </table:table-cell>
            <table:table-cell table:formula="of:=IF(OR([.D119]=1;[.D119]=11);1;0)" office:value-type="float" office:value="1">
              <text:p>1</text:p>
            </table:table-cell>
            <table:table-cell table:formula="of:=IF(OR([.D119]=10;[.D119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Donfrancesco</text:p>
          </table:table-cell>
          <table:table-cell office:value-type="string">
            <text:p>Isabella</text:p>
          </table:table-cell>
          <table:table-cell table:formula="of:=[.A120]&amp;&quot;&gt;&gt;&quot;&amp;[.B120]" office:value-type="string" office:string-value="Donfrancesco&gt;&gt;Isabella">
            <text:p>Donfrancesco&gt;&gt;Isabella</text:p>
          </table:table-cell>
          <table:table-cell table:style-name="Valore_20_tabella_20_pivot" office:value-type="float" office:value="10">
            <text:p>10</text:p>
          </table:table-cell>
          <table:table-cell table:formula="of:=IF(OR([.D120]=1;[.D120]=11);1;0)" office:value-type="float" office:value="0">
            <text:p>0</text:p>
          </table:table-cell>
          <table:table-cell table:formula="of:=IF(OR([.D120]=10;[.D120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Esposito</text:p>
            </table:table-cell>
            <table:table-cell office:value-type="string">
              <text:p>Massimo</text:p>
            </table:table-cell>
            <table:table-cell table:formula="of:=[.A121]&amp;&quot;&gt;&gt;&quot;&amp;[.B121]" office:value-type="string" office:string-value="Esposito&gt;&gt;Massimo">
              <text:p>Esposito&gt;&gt;Massim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21]=1;[.D121]=11);1;0)" office:value-type="float" office:value="1">
              <text:p>1</text:p>
            </table:table-cell>
            <table:table-cell table:formula="of:=IF(OR([.D121]=10;[.D121]=11);1;0)" office:value-type="float" office:value="1">
              <text:p>1</text:p>
            </table:table-cell>
          </table:table-row>
        </table:table-row-group>
        <table:table-row table:style-name="ro3">
          <table:table-cell office:value-type="string">
            <text:p>Esposito</text:p>
          </table:table-cell>
          <table:table-cell office:value-type="string">
            <text:p>Daniela</text:p>
          </table:table-cell>
          <table:table-cell table:formula="of:=[.A122]&amp;&quot;&gt;&gt;&quot;&amp;[.B122]" office:value-type="string" office:string-value="Esposito&gt;&gt;Daniela">
            <text:p>Esposito&gt;&gt;Daniela</text:p>
          </table:table-cell>
          <table:table-cell office:value-type="float" office:value="11">
            <text:p>11</text:p>
          </table:table-cell>
          <table:table-cell table:formula="of:=IF(OR([.D122]=1;[.D122]=11);1;0)" office:value-type="float" office:value="1">
            <text:p>1</text:p>
          </table:table-cell>
          <table:table-cell table:formula="of:=IF(OR([.D122]=10;[.D122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Faini</text:p>
            </table:table-cell>
            <table:table-cell table:style-name="Default" office:value-type="string">
              <text:p>Fernanda</text:p>
            </table:table-cell>
            <table:table-cell table:formula="of:=[.A123]&amp;&quot;&gt;&gt;&quot;&amp;[.B123]" office:value-type="string" office:string-value="Faini&gt;&gt;Fernanda">
              <text:p>Faini&gt;&gt;Fernanda</text:p>
            </table:table-cell>
            <table:table-cell office:value-type="float" office:value="11">
              <text:p>11</text:p>
            </table:table-cell>
            <table:table-cell table:formula="of:=IF(OR([.D123]=1;[.D123]=11);1;0)" office:value-type="float" office:value="1">
              <text:p>1</text:p>
            </table:table-cell>
            <table:table-cell table:formula="of:=IF(OR([.D123]=10;[.D123]=11);1;0)" office:value-type="float" office:value="1">
              <text:p>1</text:p>
            </table:table-cell>
          </table:table-row>
        </table:table-row-group>
        <table:table-row-group>
          <table:table-row table:style-name="ro4">
            <table:table-cell office:value-type="string">
              <text:p>Farne'</text:p>
            </table:table-cell>
            <table:table-cell office:value-type="string">
              <text:p>Mariangela Evelina</text:p>
            </table:table-cell>
            <table:table-cell table:formula="of:=[.A124]&amp;&quot;&gt;&gt;&quot;&amp;[.B124]" office:value-type="string" office:string-value="Farne'&gt;&gt;Mariangela Evelina">
              <text:p>Farne'&gt;&gt;Mariangela Evelina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24]=1;[.D124]=11);1;0)" office:value-type="float" office:value="1">
              <text:p>1</text:p>
            </table:table-cell>
            <table:table-cell table:formula="of:=IF(OR([.D124]=10;[.D124]=11);1;0)" office:value-type="float" office:value="0">
              <text:p>0</text:p>
            </table:table-cell>
          </table:table-row>
          <table:table-row table:style-name="ro4">
            <table:table-cell office:value-type="string">
              <text:p>Ferrarelli</text:p>
            </table:table-cell>
            <table:table-cell office:value-type="string">
              <text:p>Laura</text:p>
            </table:table-cell>
            <table:table-cell table:formula="of:=[.A125]&amp;&quot;&gt;&gt;&quot;&amp;[.B125]" office:value-type="string" office:string-value="Ferrarelli&gt;&gt;Laura">
              <text:p>Ferrarelli&gt;&gt;Laur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125]=1;[.D125]=11);1;0)" office:value-type="float" office:value="0">
              <text:p>0</text:p>
            </table:table-cell>
            <table:table-cell table:formula="of:=IF(OR([.D125]=10;[.D12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Ferraris</text:p>
          </table:table-cell>
          <table:table-cell table:style-name="Default" office:value-type="string">
            <text:p>Valeria</text:p>
          </table:table-cell>
          <table:table-cell table:formula="of:=[.A126]&amp;&quot;&gt;&gt;&quot;&amp;[.B126]" office:value-type="string" office:string-value="Ferraris&gt;&gt;Valeria">
            <text:p>Ferraris&gt;&gt;Valeria</text:p>
          </table:table-cell>
          <table:table-cell office:value-type="float" office:value="11">
            <text:p>11</text:p>
          </table:table-cell>
          <table:table-cell table:formula="of:=IF(OR([.D126]=1;[.D126]=11);1;0)" office:value-type="float" office:value="1">
            <text:p>1</text:p>
          </table:table-cell>
          <table:table-cell table:formula="of:=IF(OR([.D126]=10;[.D126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Ferrauto</text:p>
            </table:table-cell>
            <table:table-cell table:style-name="Default" office:value-type="string">
              <text:p>Claudia</text:p>
            </table:table-cell>
            <table:table-cell table:formula="of:=[.A127]&amp;&quot;&gt;&gt;&quot;&amp;[.B127]" office:value-type="string" office:string-value="Ferrauto&gt;&gt;Claudia">
              <text:p>Ferrauto&gt;&gt;Claudia</text:p>
            </table:table-cell>
            <table:table-cell office:value-type="float" office:value="11">
              <text:p>11</text:p>
            </table:table-cell>
            <table:table-cell table:formula="of:=IF(OR([.D127]=1;[.D127]=11);1;0)" office:value-type="float" office:value="1">
              <text:p>1</text:p>
            </table:table-cell>
            <table:table-cell table:formula="of:=IF(OR([.D127]=10;[.D127]=11);1;0)" office:value-type="float" office:value="1">
              <text:p>1</text:p>
            </table:table-cell>
          </table:table-row>
        </table:table-row-group>
        <table:table-row table:style-name="ro5">
          <table:table-cell table:style-name="Excel_20_Built-in_20_Normal" office:value-type="string">
            <text:p>Filippini</text:p>
          </table:table-cell>
          <table:table-cell table:style-name="Excel_20_Built-in_20_Normal" office:value-type="string">
            <text:p>Nicola</text:p>
          </table:table-cell>
          <table:table-cell table:formula="of:=[.A128]&amp;&quot;&gt;&gt;&quot;&amp;[.B128]" office:value-type="string" office:string-value="Filippini&gt;&gt;Nicola">
            <text:p>Filippini&gt;&gt;Nicola</text:p>
          </table:table-cell>
          <table:table-cell office:value-type="float" office:value="11">
            <text:p>11</text:p>
          </table:table-cell>
          <table:table-cell table:formula="of:=IF(OR([.D128]=1;[.D128]=11);1;0)" office:value-type="float" office:value="1">
            <text:p>1</text:p>
          </table:table-cell>
          <table:table-cell table:formula="of:=IF(OR([.D128]=10;[.D128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Fiore</text:p>
            </table:table-cell>
            <table:table-cell office:value-type="string">
              <text:p>Angelica</text:p>
            </table:table-cell>
            <table:table-cell table:formula="of:=[.A129]&amp;&quot;&gt;&gt;&quot;&amp;[.B129]" office:value-type="string" office:string-value="Fiore&gt;&gt;Angelica">
              <text:p>Fiore&gt;&gt;Angelica</text:p>
            </table:table-cell>
            <table:table-cell office:value-type="float" office:value="1">
              <text:p>1</text:p>
            </table:table-cell>
            <table:table-cell table:formula="of:=IF(OR([.D129]=1;[.D129]=11);1;0)" office:value-type="float" office:value="1">
              <text:p>1</text:p>
            </table:table-cell>
            <table:table-cell table:formula="of:=IF(OR([.D129]=10;[.D129]=11);1;0)" office:value-type="float" office:value="0">
              <text:p>0</text:p>
            </table:table-cell>
          </table:table-row>
        </table:table-row-group>
        <table:table-row table:style-name="ro6">
          <table:table-cell table:style-name="Excel_20_Built-in_20_Normal" office:value-type="string">
            <text:p>Fiorillo</text:p>
          </table:table-cell>
          <table:table-cell table:style-name="Excel_20_Built-in_20_Normal" office:value-type="string">
            <text:p>Pasquale</text:p>
          </table:table-cell>
          <table:table-cell table:formula="of:=[.A130]&amp;&quot;&gt;&gt;&quot;&amp;[.B130]" office:value-type="string" office:string-value="Fiorillo&gt;&gt;Pasquale">
            <text:p>Fiorillo&gt;&gt;Pasquale</text:p>
          </table:table-cell>
          <table:table-cell office:value-type="float" office:value="11">
            <text:p>11</text:p>
          </table:table-cell>
          <table:table-cell table:formula="of:=IF(OR([.D130]=1;[.D130]=11);1;0)" office:value-type="float" office:value="1">
            <text:p>1</text:p>
          </table:table-cell>
          <table:table-cell table:formula="of:=IF(OR([.D130]=10;[.D130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Flora</text:p>
            </table:table-cell>
            <table:table-cell table:style-name="Default" office:value-type="string">
              <text:p>Matteo</text:p>
            </table:table-cell>
            <table:table-cell table:formula="of:=[.A131]&amp;&quot;&gt;&gt;&quot;&amp;[.B131]" office:value-type="string" office:string-value="Flora&gt;&gt;Matteo">
              <text:p>Flora&gt;&gt;Matteo</text:p>
            </table:table-cell>
            <table:table-cell office:value-type="float" office:value="11">
              <text:p>11</text:p>
            </table:table-cell>
            <table:table-cell table:formula="of:=IF(OR([.D131]=1;[.D131]=11);1;0)" office:value-type="float" office:value="1">
              <text:p>1</text:p>
            </table:table-cell>
            <table:table-cell table:formula="of:=IF(OR([.D131]=10;[.D131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Flora</text:p>
          </table:table-cell>
          <table:table-cell table:style-name="Default" office:value-type="string">
            <text:p>Matteo G.P.</text:p>
          </table:table-cell>
          <table:table-cell table:formula="of:=[.A132]&amp;&quot;&gt;&gt;&quot;&amp;[.B132]" office:value-type="string" office:string-value="Flora&gt;&gt;Matteo G.P.">
            <text:p>Flora&gt;&gt;Matteo G.P.</text:p>
          </table:table-cell>
          <table:table-cell/>
          <table:table-cell table:formula="of:=IF(OR([.D132]=1;[.D132]=11);1;0)" office:value-type="float" office:value="0">
            <text:p>0</text:p>
          </table:table-cell>
          <table:table-cell table:formula="of:=IF(OR([.D132]=10;[.D132]=11);1;0)" office:value-type="float" office:value="0">
            <text:p>0</text:p>
          </table:table-cell>
        </table:table-row>
        <table:table-row-group>
          <table:table-row table:style-name="ro5">
            <table:table-cell table:style-name="Excel_20_Built-in_20_Normal" office:value-type="string">
              <text:p>Forastieri</text:p>
            </table:table-cell>
            <table:table-cell table:style-name="Excel_20_Built-in_20_Normal" office:value-type="string">
              <text:p>Massimiliano</text:p>
            </table:table-cell>
            <table:table-cell table:formula="of:=[.A133]&amp;&quot;&gt;&gt;&quot;&amp;[.B133]" office:value-type="string" office:string-value="Forastieri&gt;&gt;Massimiliano">
              <text:p>Forastieri&gt;&gt;Massimiliano</text:p>
            </table:table-cell>
            <table:table-cell office:value-type="float" office:value="11">
              <text:p>11</text:p>
            </table:table-cell>
            <table:table-cell table:formula="of:=IF(OR([.D133]=1;[.D133]=11);1;0)" office:value-type="float" office:value="1">
              <text:p>1</text:p>
            </table:table-cell>
            <table:table-cell table:formula="of:=IF(OR([.D133]=10;[.D133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Foschini</text:p>
          </table:table-cell>
          <table:table-cell office:value-type="string">
            <text:p>Giulia</text:p>
          </table:table-cell>
          <table:table-cell table:formula="of:=[.A134]&amp;&quot;&gt;&gt;&quot;&amp;[.B134]" office:value-type="string" office:string-value="Foschini&gt;&gt;Giulia">
            <text:p>Foschini&gt;&gt;Giulia</text:p>
          </table:table-cell>
          <table:table-cell table:style-name="Valore_20_tabella_20_pivot" office:value-type="float" office:value="11">
            <text:p>11</text:p>
          </table:table-cell>
          <table:table-cell table:formula="of:=IF(OR([.D134]=1;[.D134]=11);1;0)" office:value-type="float" office:value="1">
            <text:p>1</text:p>
          </table:table-cell>
          <table:table-cell table:formula="of:=IF(OR([.D134]=10;[.D134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Franco</text:p>
            </table:table-cell>
            <table:table-cell table:style-name="Default" office:value-type="string">
              <text:p>Fabio Francesco</text:p>
            </table:table-cell>
            <table:table-cell table:formula="of:=[.A135]&amp;&quot;&gt;&gt;&quot;&amp;[.B135]" office:value-type="string" office:string-value="Franco&gt;&gt;Fabio Francesco">
              <text:p>Franco&gt;&gt;Fabio Francesco</text:p>
            </table:table-cell>
            <table:table-cell office:value-type="float" office:value="11">
              <text:p>11</text:p>
            </table:table-cell>
            <table:table-cell table:formula="of:=IF(OR([.D135]=1;[.D135]=11);1;0)" office:value-type="float" office:value="1">
              <text:p>1</text:p>
            </table:table-cell>
            <table:table-cell table:formula="of:=IF(OR([.D135]=10;[.D135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Fuxa Sadurny</text:p>
          </table:table-cell>
          <table:table-cell table:style-name="Default" office:value-type="string">
            <text:p>Francesca Romana</text:p>
          </table:table-cell>
          <table:table-cell table:formula="of:=[.A136]&amp;&quot;&gt;&gt;&quot;&amp;[.B136]" office:value-type="string" office:string-value="Fuxa Sadurny&gt;&gt;Francesca Romana">
            <text:p>Fuxa Sadurny&gt;&gt;Francesca Romana</text:p>
          </table:table-cell>
          <table:table-cell/>
          <table:table-cell table:formula="of:=IF(OR([.D136]=1;[.D136]=11);1;0)" office:value-type="float" office:value="0">
            <text:p>0</text:p>
          </table:table-cell>
          <table:table-cell table:formula="of:=IF(OR([.D136]=10;[.D136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Gallozzi</text:p>
            </table:table-cell>
            <table:table-cell office:value-type="string">
              <text:p>Gabriella</text:p>
            </table:table-cell>
            <table:table-cell table:formula="of:=[.A137]&amp;&quot;&gt;&gt;&quot;&amp;[.B137]" office:value-type="string" office:string-value="Gallozzi&gt;&gt;Gabriella">
              <text:p>Gallozzi&gt;&gt;Gabriella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37]=1;[.D137]=11);1;0)" office:value-type="float" office:value="1">
              <text:p>1</text:p>
            </table:table-cell>
            <table:table-cell table:formula="of:=IF(OR([.D137]=10;[.D137]=11);1;0)" office:value-type="float" office:value="1">
              <text:p>1</text:p>
            </table:table-cell>
          </table:table-row>
        </table:table-row-group>
        <table:table-row table:style-name="ro6">
          <table:table-cell table:style-name="Excel_20_Built-in_20_Normal" office:value-type="string">
            <text:p>Gallus</text:p>
          </table:table-cell>
          <table:table-cell table:style-name="Excel_20_Built-in_20_Normal" office:value-type="string">
            <text:p>Giovanni Battista</text:p>
          </table:table-cell>
          <table:table-cell table:formula="of:=[.A138]&amp;&quot;&gt;&gt;&quot;&amp;[.B138]" office:value-type="string" office:string-value="Gallus&gt;&gt;Giovanni Battista">
            <text:p>Gallus&gt;&gt;Giovanni Battista</text:p>
          </table:table-cell>
          <table:table-cell office:value-type="float" office:value="11">
            <text:p>11</text:p>
          </table:table-cell>
          <table:table-cell table:formula="of:=IF(OR([.D138]=1;[.D138]=11);1;0)" office:value-type="float" office:value="1">
            <text:p>1</text:p>
          </table:table-cell>
          <table:table-cell table:formula="of:=IF(OR([.D138]=10;[.D138]=11);1;0)" office:value-type="float" office:value="1">
            <text:p>1</text:p>
          </table:table-cell>
        </table:table-row>
        <table:table-row table:style-name="ro3">
          <table:table-cell office:value-type="string">
            <text:p>Garibaldi</text:p>
          </table:table-cell>
          <table:table-cell office:value-type="string">
            <text:p>Iva</text:p>
          </table:table-cell>
          <table:table-cell table:formula="of:=[.A139]&amp;&quot;&gt;&gt;&quot;&amp;[.B139]" office:value-type="string" office:string-value="Garibaldi&gt;&gt;Iva">
            <text:p>Garibaldi&gt;&gt;Iva</text:p>
          </table:table-cell>
          <table:table-cell office:value-type="float" office:value="1">
            <text:p>1</text:p>
          </table:table-cell>
          <table:table-cell table:formula="of:=IF(OR([.D139]=1;[.D139]=11);1;0)" office:value-type="float" office:value="1">
            <text:p>1</text:p>
          </table:table-cell>
          <table:table-cell table:formula="of:=IF(OR([.D139]=10;[.D139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Garulli</text:p>
            </table:table-cell>
            <table:table-cell office:value-type="string">
              <text:p>Emanuela</text:p>
            </table:table-cell>
            <table:table-cell table:formula="of:=[.A140]&amp;&quot;&gt;&gt;&quot;&amp;[.B140]" office:value-type="string" office:string-value="Garulli&gt;&gt;Emanuela">
              <text:p>Garulli&gt;&gt;Emanuela</text:p>
            </table:table-cell>
            <table:table-cell office:value-type="float" office:value="11">
              <text:p>11</text:p>
            </table:table-cell>
            <table:table-cell table:formula="of:=IF(OR([.D140]=1;[.D140]=11);1;0)" office:value-type="float" office:value="1">
              <text:p>1</text:p>
            </table:table-cell>
            <table:table-cell table:formula="of:=IF(OR([.D140]=10;[.D140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Ghiglioni</text:p>
          </table:table-cell>
          <table:table-cell table:style-name="Default" office:value-type="string">
            <text:p>Marta</text:p>
          </table:table-cell>
          <table:table-cell table:formula="of:=[.A141]&amp;&quot;&gt;&gt;&quot;&amp;[.B141]" office:value-type="string" office:string-value="Ghiglioni&gt;&gt;Marta">
            <text:p>Ghiglioni&gt;&gt;Marta</text:p>
          </table:table-cell>
          <table:table-cell office:value-type="float" office:value="11">
            <text:p>11</text:p>
          </table:table-cell>
          <table:table-cell table:formula="of:=IF(OR([.D141]=1;[.D141]=11);1;0)" office:value-type="float" office:value="1">
            <text:p>1</text:p>
          </table:table-cell>
          <table:table-cell table:formula="of:=IF(OR([.D141]=10;[.D141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Ghirardini</text:p>
          </table:table-cell>
          <table:table-cell table:style-name="Default" office:value-type="string">
            <text:p>Andrea</text:p>
          </table:table-cell>
          <table:table-cell table:formula="of:=[.A142]&amp;&quot;&gt;&gt;&quot;&amp;[.B142]" office:value-type="string" office:string-value="Ghirardini&gt;&gt;Andrea">
            <text:p>Ghirardini&gt;&gt;Andrea</text:p>
          </table:table-cell>
          <table:table-cell/>
          <table:table-cell table:formula="of:=IF(OR([.D142]=1;[.D142]=11);1;0)" office:value-type="float" office:value="0">
            <text:p>0</text:p>
          </table:table-cell>
          <table:table-cell table:formula="of:=IF(OR([.D142]=10;[.D142]=11);1;0)" office:value-type="float" office:value="0">
            <text:p>0</text:p>
          </table:table-cell>
        </table:table-row>
        <table:table-row-group>
          <table:table-row table:style-name="ro5">
            <table:table-cell table:style-name="Excel_20_Built-in_20_Normal" office:value-type="string">
              <text:p>Giancarli</text:p>
            </table:table-cell>
            <table:table-cell table:style-name="Excel_20_Built-in_20_Normal" office:value-type="string">
              <text:p>Donatella</text:p>
            </table:table-cell>
            <table:table-cell table:formula="of:=[.A143]&amp;&quot;&gt;&gt;&quot;&amp;[.B143]" office:value-type="string" office:string-value="Giancarli&gt;&gt;Donatella">
              <text:p>Giancarli&gt;&gt;Donatella</text:p>
            </table:table-cell>
            <table:table-cell office:value-type="float" office:value="10">
              <text:p>10</text:p>
            </table:table-cell>
            <table:table-cell table:formula="of:=IF(OR([.D143]=1;[.D143]=11);1;0)" office:value-type="float" office:value="0">
              <text:p>0</text:p>
            </table:table-cell>
            <table:table-cell table:formula="of:=IF(OR([.D143]=10;[.D143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Giannelli</text:p>
          </table:table-cell>
          <table:table-cell table:style-name="Default" office:value-type="string">
            <text:p>Gianluca</text:p>
          </table:table-cell>
          <table:table-cell table:formula="of:=[.A144]&amp;&quot;&gt;&gt;&quot;&amp;[.B144]" office:value-type="string" office:string-value="Giannelli&gt;&gt;Gianluca">
            <text:p>Giannelli&gt;&gt;Gianluca</text:p>
          </table:table-cell>
          <table:table-cell office:value-type="float" office:value="11">
            <text:p>11</text:p>
          </table:table-cell>
          <table:table-cell table:formula="of:=IF(OR([.D144]=1;[.D144]=11);1;0)" office:value-type="float" office:value="1">
            <text:p>1</text:p>
          </table:table-cell>
          <table:table-cell table:formula="of:=IF(OR([.D144]=10;[.D144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Giardino</text:p>
            </table:table-cell>
            <table:table-cell table:style-name="Default" office:value-type="string">
              <text:p>Giovanni</text:p>
            </table:table-cell>
            <table:table-cell table:formula="of:=[.A145]&amp;&quot;&gt;&gt;&quot;&amp;[.B145]" office:value-type="string" office:string-value="Giardino&gt;&gt;Giovanni">
              <text:p>Giardino&gt;&gt;Giovanni</text:p>
            </table:table-cell>
            <table:table-cell office:value-type="float" office:value="11">
              <text:p>11</text:p>
            </table:table-cell>
            <table:table-cell table:formula="of:=IF(OR([.D145]=1;[.D145]=11);1;0)" office:value-type="float" office:value="1">
              <text:p>1</text:p>
            </table:table-cell>
            <table:table-cell table:formula="of:=IF(OR([.D145]=10;[.D145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Giliberto</text:p>
          </table:table-cell>
          <table:table-cell table:style-name="Default" office:value-type="string">
            <text:p>Daniele</text:p>
          </table:table-cell>
          <table:table-cell table:formula="of:=[.A146]&amp;&quot;&gt;&gt;&quot;&amp;[.B146]" office:value-type="string" office:string-value="Giliberto&gt;&gt;Daniele">
            <text:p>Giliberto&gt;&gt;Daniele</text:p>
          </table:table-cell>
          <table:table-cell office:value-type="float" office:value="11">
            <text:p>11</text:p>
          </table:table-cell>
          <table:table-cell table:formula="of:=IF(OR([.D146]=1;[.D146]=11);1;0)" office:value-type="float" office:value="1">
            <text:p>1</text:p>
          </table:table-cell>
          <table:table-cell table:formula="of:=IF(OR([.D146]=10;[.D14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Giorio</text:p>
          </table:table-cell>
          <table:table-cell table:style-name="Default" office:value-type="string">
            <text:p>Diego</text:p>
          </table:table-cell>
          <table:table-cell table:formula="of:=[.A147]&amp;&quot;&gt;&gt;&quot;&amp;[.B147]" office:value-type="string" office:string-value="Giorio&gt;&gt;Diego">
            <text:p>Giorio&gt;&gt;Diego</text:p>
          </table:table-cell>
          <table:table-cell office:value-type="float" office:value="11">
            <text:p>11</text:p>
          </table:table-cell>
          <table:table-cell table:formula="of:=IF(OR([.D147]=1;[.D147]=11);1;0)" office:value-type="float" office:value="1">
            <text:p>1</text:p>
          </table:table-cell>
          <table:table-cell table:formula="of:=IF(OR([.D147]=10;[.D147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Giuliodori</text:p>
          </table:table-cell>
          <table:table-cell table:style-name="Excel_20_Built-in_20_Normal" office:value-type="string">
            <text:p>Costantino</text:p>
          </table:table-cell>
          <table:table-cell table:formula="of:=[.A148]&amp;&quot;&gt;&gt;&quot;&amp;[.B148]" office:value-type="string" office:string-value="Giuliodori&gt;&gt;Costantino">
            <text:p>Giuliodori&gt;&gt;Costantino</text:p>
          </table:table-cell>
          <table:table-cell office:value-type="float" office:value="11">
            <text:p>11</text:p>
          </table:table-cell>
          <table:table-cell table:formula="of:=IF(OR([.D148]=1;[.D148]=11);1;0)" office:value-type="float" office:value="1">
            <text:p>1</text:p>
          </table:table-cell>
          <table:table-cell table:formula="of:=IF(OR([.D148]=10;[.D148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Giurato</text:p>
            </table:table-cell>
            <table:table-cell table:style-name="Default" office:value-type="string">
              <text:p>Rocco</text:p>
            </table:table-cell>
            <table:table-cell table:formula="of:=[.A149]&amp;&quot;&gt;&gt;&quot;&amp;[.B149]" office:value-type="string" office:string-value="Giurato&gt;&gt;Rocco">
              <text:p>Giurato&gt;&gt;Rocco</text:p>
            </table:table-cell>
            <table:table-cell office:value-type="float" office:value="11">
              <text:p>11</text:p>
            </table:table-cell>
            <table:table-cell table:formula="of:=IF(OR([.D149]=1;[.D149]=11);1;0)" office:value-type="float" office:value="1">
              <text:p>1</text:p>
            </table:table-cell>
            <table:table-cell table:formula="of:=IF(OR([.D149]=10;[.D149]=11);1;0)" office:value-type="float" office:value="1">
              <text:p>1</text:p>
            </table:table-cell>
          </table:table-row>
        </table:table-row-group>
        <table:table-row table:style-name="ro5">
          <table:table-cell table:style-name="Excel_20_Built-in_20_Normal" office:value-type="string">
            <text:p>Gnagni</text:p>
          </table:table-cell>
          <table:table-cell table:style-name="Excel_20_Built-in_20_Normal" office:value-type="string">
            <text:p>Francesco</text:p>
          </table:table-cell>
          <table:table-cell table:formula="of:=[.A150]&amp;&quot;&gt;&gt;&quot;&amp;[.B150]" office:value-type="string" office:string-value="Gnagni&gt;&gt;Francesco">
            <text:p>Gnagni&gt;&gt;Francesco</text:p>
          </table:table-cell>
          <table:table-cell office:value-type="float" office:value="0">
            <text:p>0</text:p>
          </table:table-cell>
          <table:table-cell table:formula="of:=IF(OR([.D150]=1;[.D150]=11);1;0)" office:value-type="float" office:value="0">
            <text:p>0</text:p>
          </table:table-cell>
          <table:table-cell table:formula="of:=IF(OR([.D150]=10;[.D150]=11);1;0)" office:value-type="float" office:value="0">
            <text:p>0</text:p>
          </table:table-cell>
        </table:table-row>
        <table:table-row-group>
          <table:table-row table:style-name="ro4">
            <table:table-cell office:value-type="string">
              <text:p>Granito</text:p>
            </table:table-cell>
            <table:table-cell office:value-type="string">
              <text:p>Giuseppina</text:p>
            </table:table-cell>
            <table:table-cell table:formula="of:=[.A151]&amp;&quot;&gt;&gt;&quot;&amp;[.B151]" office:value-type="string" office:string-value="Granito&gt;&gt;Giuseppina">
              <text:p>Granito&gt;&gt;Giuseppina</text:p>
            </table:table-cell>
            <table:table-cell office:value-type="float" office:value="1">
              <text:p>1</text:p>
            </table:table-cell>
            <table:table-cell table:formula="of:=IF(OR([.D151]=1;[.D151]=11);1;0)" office:value-type="float" office:value="1">
              <text:p>1</text:p>
            </table:table-cell>
            <table:table-cell table:formula="of:=IF(OR([.D151]=10;[.D151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Grasso</text:p>
          </table:table-cell>
          <table:table-cell office:value-type="string">
            <text:p>Giovanna</text:p>
          </table:table-cell>
          <table:table-cell table:formula="of:=[.A152]&amp;&quot;&gt;&gt;&quot;&amp;[.B152]" office:value-type="string" office:string-value="Grasso&gt;&gt;Giovanna">
            <text:p>Grasso&gt;&gt;Giovanna</text:p>
          </table:table-cell>
          <table:table-cell table:style-name="Valore_20_tabella_20_pivot" office:value-type="float" office:value="10">
            <text:p>10</text:p>
          </table:table-cell>
          <table:table-cell table:formula="of:=IF(OR([.D152]=1;[.D152]=11);1;0)" office:value-type="float" office:value="0">
            <text:p>0</text:p>
          </table:table-cell>
          <table:table-cell table:formula="of:=IF(OR([.D152]=10;[.D152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Grauso</text:p>
            </table:table-cell>
            <table:table-cell office:value-type="string">
              <text:p>Paola</text:p>
            </table:table-cell>
            <table:table-cell table:formula="of:=[.A153]&amp;&quot;&gt;&gt;&quot;&amp;[.B153]" office:value-type="string" office:string-value="Grauso&gt;&gt;Paola">
              <text:p>Grauso&gt;&gt;Paola</text:p>
            </table:table-cell>
            <table:table-cell office:value-type="float" office:value="11">
              <text:p>11</text:p>
            </table:table-cell>
            <table:table-cell table:formula="of:=IF(OR([.D153]=1;[.D153]=11);1;0)" office:value-type="float" office:value="1">
              <text:p>1</text:p>
            </table:table-cell>
            <table:table-cell table:formula="of:=IF(OR([.D153]=10;[.D153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Guadagnini</text:p>
          </table:table-cell>
          <table:table-cell office:value-type="string">
            <text:p>Rossella</text:p>
          </table:table-cell>
          <table:table-cell table:formula="of:=[.A154]&amp;&quot;&gt;&gt;&quot;&amp;[.B154]" office:value-type="string" office:string-value="Guadagnini&gt;&gt;Rossella">
            <text:p>Guadagnini&gt;&gt;Rossella</text:p>
          </table:table-cell>
          <table:table-cell table:style-name="Valore_20_tabella_20_pivot" office:value-type="float" office:value="10">
            <text:p>10</text:p>
          </table:table-cell>
          <table:table-cell table:formula="of:=IF(OR([.D154]=1;[.D154]=11);1;0)" office:value-type="float" office:value="0">
            <text:p>0</text:p>
          </table:table-cell>
          <table:table-cell table:formula="of:=IF(OR([.D154]=10;[.D154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Iacovella</text:p>
            </table:table-cell>
            <table:table-cell office:value-type="string">
              <text:p>Vittoria</text:p>
            </table:table-cell>
            <table:table-cell table:formula="of:=[.A155]&amp;&quot;&gt;&gt;&quot;&amp;[.B155]" office:value-type="string" office:string-value="Iacovella&gt;&gt;Vittoria">
              <text:p>Iacovella&gt;&gt;Vittori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155]=1;[.D155]=11);1;0)" office:value-type="float" office:value="0">
              <text:p>0</text:p>
            </table:table-cell>
            <table:table-cell table:formula="of:=IF(OR([.D155]=10;[.D155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Impallomeni</text:p>
          </table:table-cell>
          <table:table-cell office:value-type="string">
            <text:p>Stefano</text:p>
          </table:table-cell>
          <table:table-cell table:formula="of:=[.A156]&amp;&quot;&gt;&gt;&quot;&amp;[.B156]" office:value-type="string" office:string-value="Impallomeni&gt;&gt;Stefano">
            <text:p>Impallomeni&gt;&gt;Stefano</text:p>
          </table:table-cell>
          <table:table-cell table:style-name="Valore_20_tabella_20_pivot" office:value-type="float" office:value="10">
            <text:p>10</text:p>
          </table:table-cell>
          <table:table-cell table:formula="of:=IF(OR([.D156]=1;[.D156]=11);1;0)" office:value-type="float" office:value="0">
            <text:p>0</text:p>
          </table:table-cell>
          <table:table-cell table:formula="of:=IF(OR([.D156]=10;[.D156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Ioly</text:p>
            </table:table-cell>
            <table:table-cell office:value-type="string">
              <text:p>Massimo</text:p>
            </table:table-cell>
            <table:table-cell table:formula="of:=[.A157]&amp;&quot;&gt;&gt;&quot;&amp;[.B157]" office:value-type="string" office:string-value="Ioly&gt;&gt;Massimo">
              <text:p>Ioly&gt;&gt;Massim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57]=1;[.D157]=11);1;0)" office:value-type="float" office:value="1">
              <text:p>1</text:p>
            </table:table-cell>
            <table:table-cell table:formula="of:=IF(OR([.D157]=10;[.D157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La Civita</text:p>
          </table:table-cell>
          <table:table-cell office:value-type="string">
            <text:p>Stefania</text:p>
          </table:table-cell>
          <table:table-cell table:formula="of:=[.A158]&amp;&quot;&gt;&gt;&quot;&amp;[.B158]" office:value-type="string" office:string-value="La Civita&gt;&gt;Stefania">
            <text:p>La Civita&gt;&gt;Stefania</text:p>
          </table:table-cell>
          <table:table-cell table:style-name="Valore_20_tabella_20_pivot" office:value-type="float" office:value="10">
            <text:p>10</text:p>
          </table:table-cell>
          <table:table-cell table:formula="of:=IF(OR([.D158]=1;[.D158]=11);1;0)" office:value-type="float" office:value="0">
            <text:p>0</text:p>
          </table:table-cell>
          <table:table-cell table:formula="of:=IF(OR([.D158]=10;[.D158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La Scala</text:p>
            </table:table-cell>
            <table:table-cell office:value-type="string">
              <text:p>Elisabetta</text:p>
            </table:table-cell>
            <table:table-cell table:formula="of:=[.A159]&amp;&quot;&gt;&gt;&quot;&amp;[.B159]" office:value-type="string" office:string-value="La Scala&gt;&gt;Elisabetta">
              <text:p>La Scala&gt;&gt;Elisabetta</text:p>
            </table:table-cell>
            <table:table-cell table:style-name="Valore_20_tabella_20_pivot" office:value-type="float" office:value="10">
              <text:p>10</text:p>
            </table:table-cell>
            <table:table-cell table:formula="of:=IF(OR([.D159]=1;[.D159]=11);1;0)" office:value-type="float" office:value="0">
              <text:p>0</text:p>
            </table:table-cell>
            <table:table-cell table:formula="of:=IF(OR([.D159]=10;[.D159]=11);1;0)" office:value-type="float" office:value="1">
              <text:p>1</text:p>
            </table:table-cell>
          </table:table-row>
          <table:table-row table:style-name="ro4">
            <table:table-cell office:value-type="string">
              <text:p>Latini</text:p>
            </table:table-cell>
            <table:table-cell office:value-type="string">
              <text:p>Stefano</text:p>
            </table:table-cell>
            <table:table-cell table:formula="of:=[.A160]&amp;&quot;&gt;&gt;&quot;&amp;[.B160]" office:value-type="string" office:string-value="Latini&gt;&gt;Stefano">
              <text:p>Latini&gt;&gt;Stefan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60]=1;[.D160]=11);1;0)" office:value-type="float" office:value="1">
              <text:p>1</text:p>
            </table:table-cell>
            <table:table-cell table:formula="of:=IF(OR([.D160]=10;[.D160]=11);1;0)" office:value-type="float" office:value="0">
              <text:p>0</text:p>
            </table:table-cell>
          </table:table-row>
        </table:table-row-group>
        <table:table-row table:style-name="ro4">
          <table:table-cell table:style-name="Default" office:value-type="string">
            <text:p>Leomporra</text:p>
          </table:table-cell>
          <table:table-cell table:style-name="Default" office:value-type="string">
            <text:p>Valerio</text:p>
          </table:table-cell>
          <table:table-cell table:formula="of:=[.A161]&amp;&quot;&gt;&gt;&quot;&amp;[.B161]" office:value-type="string" office:string-value="Leomporra&gt;&gt;Valerio">
            <text:p>Leomporra&gt;&gt;Valerio</text:p>
          </table:table-cell>
          <table:table-cell office:value-type="float" office:value="11">
            <text:p>11</text:p>
          </table:table-cell>
          <table:table-cell table:formula="of:=IF(OR([.D161]=1;[.D161]=11);1;0)" office:value-type="float" office:value="1">
            <text:p>1</text:p>
          </table:table-cell>
          <table:table-cell table:formula="of:=IF(OR([.D161]=10;[.D161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Lepore Dubois</text:p>
            </table:table-cell>
            <table:table-cell office:value-type="string">
              <text:p>Gianfranco</text:p>
            </table:table-cell>
            <table:table-cell table:formula="of:=[.A162]&amp;&quot;&gt;&gt;&quot;&amp;[.B162]" office:value-type="string" office:string-value="Lepore Dubois&gt;&gt;Gianfranco">
              <text:p>Lepore Dubois&gt;&gt;Gianfranc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62]=1;[.D162]=11);1;0)" office:value-type="float" office:value="1">
              <text:p>1</text:p>
            </table:table-cell>
            <table:table-cell table:formula="of:=IF(OR([.D162]=10;[.D162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Liberati</text:p>
          </table:table-cell>
          <table:table-cell office:value-type="string">
            <text:p>Marco</text:p>
          </table:table-cell>
          <table:table-cell table:formula="of:=[.A163]&amp;&quot;&gt;&gt;&quot;&amp;[.B163]" office:value-type="string" office:string-value="Liberati&gt;&gt;Marco">
            <text:p>Liberati&gt;&gt;Marco</text:p>
          </table:table-cell>
          <table:table-cell table:style-name="Valore_20_tabella_20_pivot" office:value-type="float" office:value="11">
            <text:p>11</text:p>
          </table:table-cell>
          <table:table-cell table:formula="of:=IF(OR([.D163]=1;[.D163]=11);1;0)" office:value-type="float" office:value="1">
            <text:p>1</text:p>
          </table:table-cell>
          <table:table-cell table:formula="of:=IF(OR([.D163]=10;[.D163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Lombardi</text:p>
            </table:table-cell>
            <table:table-cell office:value-type="string">
              <text:p>Marco</text:p>
            </table:table-cell>
            <table:table-cell table:formula="of:=[.A164]&amp;&quot;&gt;&gt;&quot;&amp;[.B164]" office:value-type="string" office:string-value="Lombardi&gt;&gt;Marco">
              <text:p>Lombardi&gt;&gt;Marco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64]=1;[.D164]=11);1;0)" office:value-type="float" office:value="1">
              <text:p>1</text:p>
            </table:table-cell>
            <table:table-cell table:formula="of:=IF(OR([.D164]=10;[.D164]=11);1;0)" office:value-type="float" office:value="0">
              <text:p>0</text:p>
            </table:table-cell>
          </table:table-row>
        </table:table-row-group>
        <table:table-row table:style-name="ro3"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table:formula="of:=[.A165]&amp;&quot;&gt;&gt;&quot;&amp;[.B165]" office:value-type="string" office:string-value="Lombardi&gt;&gt;Alessandra">
            <text:p>Lombardi&gt;&gt;Alessandra</text:p>
          </table:table-cell>
          <table:table-cell office:value-type="float" office:value="11">
            <text:p>11</text:p>
          </table:table-cell>
          <table:table-cell table:formula="of:=IF(OR([.D165]=1;[.D165]=11);1;0)" office:value-type="float" office:value="1">
            <text:p>1</text:p>
          </table:table-cell>
          <table:table-cell table:formula="of:=IF(OR([.D165]=10;[.D165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Longo</text:p>
            </table:table-cell>
            <table:table-cell table:style-name="Default" office:value-type="string">
              <text:p>Valentina</text:p>
            </table:table-cell>
            <table:table-cell table:formula="of:=[.A166]&amp;&quot;&gt;&gt;&quot;&amp;[.B166]" office:value-type="string" office:string-value="Longo&gt;&gt;Valentina">
              <text:p>Longo&gt;&gt;Valentina</text:p>
            </table:table-cell>
            <table:table-cell office:value-type="float" office:value="11">
              <text:p>11</text:p>
            </table:table-cell>
            <table:table-cell table:formula="of:=IF(OR([.D166]=1;[.D166]=11);1;0)" office:value-type="float" office:value="1">
              <text:p>1</text:p>
            </table:table-cell>
            <table:table-cell table:formula="of:=IF(OR([.D166]=10;[.D166]=11);1;0)" office:value-type="float" office:value="1">
              <text:p>1</text:p>
            </table:table-cell>
          </table:table-row>
        </table:table-row-group>
        <table:table-row table:style-name="ro6">
          <table:table-cell table:style-name="Excel_20_Built-in_20_Normal" office:value-type="string">
            <text:p>Lopez</text:p>
          </table:table-cell>
          <table:table-cell table:style-name="Excel_20_Built-in_20_Normal" office:value-type="string">
            <text:p>Maria Rosaria</text:p>
          </table:table-cell>
          <table:table-cell table:formula="of:=[.A167]&amp;&quot;&gt;&gt;&quot;&amp;[.B167]" office:value-type="string" office:string-value="Lopez&gt;&gt;Maria Rosaria">
            <text:p>Lopez&gt;&gt;Maria Rosaria</text:p>
          </table:table-cell>
          <table:table-cell office:value-type="float" office:value="11">
            <text:p>11</text:p>
          </table:table-cell>
          <table:table-cell table:formula="of:=IF(OR([.D167]=1;[.D167]=11);1;0)" office:value-type="float" office:value="1">
            <text:p>1</text:p>
          </table:table-cell>
          <table:table-cell table:formula="of:=IF(OR([.D167]=10;[.D167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Lucarini</text:p>
            </table:table-cell>
            <table:table-cell office:value-type="string">
              <text:p>Giovangualberto</text:p>
            </table:table-cell>
            <table:table-cell table:formula="of:=[.A168]&amp;&quot;&gt;&gt;&quot;&amp;[.B168]" office:value-type="string" office:string-value="Lucarini&gt;&gt;Giovangualberto">
              <text:p>Lucarini&gt;&gt;Giovangualberto</text:p>
            </table:table-cell>
            <table:table-cell office:value-type="float" office:value="1">
              <text:p>1</text:p>
            </table:table-cell>
            <table:table-cell table:formula="of:=IF(OR([.D168]=1;[.D168]=11);1;0)" office:value-type="float" office:value="1">
              <text:p>1</text:p>
            </table:table-cell>
            <table:table-cell table:formula="of:=IF(OR([.D168]=10;[.D168]=11);1;0)" office:value-type="float" office:value="0">
              <text:p>0</text:p>
            </table:table-cell>
          </table:table-row>
        </table:table-row-group>
        <table:table-row table:style-name="ro3">
          <table:table-cell table:style-name="Default" office:value-type="string">
            <text:p>Ludovico</text:p>
          </table:table-cell>
          <table:table-cell table:style-name="Default" office:value-type="string">
            <text:p>Giuseppe</text:p>
          </table:table-cell>
          <table:table-cell table:formula="of:=[.A169]&amp;&quot;&gt;&gt;&quot;&amp;[.B169]" office:value-type="string" office:string-value="Ludovico&gt;&gt;Giuseppe">
            <text:p>Ludovico&gt;&gt;Giuseppe</text:p>
          </table:table-cell>
          <table:table-cell office:value-type="float" office:value="11">
            <text:p>11</text:p>
          </table:table-cell>
          <table:table-cell table:formula="of:=IF(OR([.D169]=1;[.D169]=11);1;0)" office:value-type="float" office:value="1">
            <text:p>1</text:p>
          </table:table-cell>
          <table:table-cell table:formula="of:=IF(OR([.D169]=10;[.D169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Magni</text:p>
            </table:table-cell>
            <table:table-cell table:style-name="Default" office:value-type="string">
              <text:p>Francesca</text:p>
            </table:table-cell>
            <table:table-cell table:formula="of:=[.A170]&amp;&quot;&gt;&gt;&quot;&amp;[.B170]" office:value-type="string" office:string-value="Magni&gt;&gt;Francesca">
              <text:p>Magni&gt;&gt;Francesca</text:p>
            </table:table-cell>
            <table:table-cell office:value-type="float" office:value="11">
              <text:p>11</text:p>
            </table:table-cell>
            <table:table-cell table:formula="of:=IF(OR([.D170]=1;[.D170]=11);1;0)" office:value-type="float" office:value="1">
              <text:p>1</text:p>
            </table:table-cell>
            <table:table-cell table:formula="of:=IF(OR([.D170]=10;[.D170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table:formula="of:=[.A171]&amp;&quot;&gt;&gt;&quot;&amp;[.B171]" office:value-type="string" office:string-value="Mallamaci&gt;&gt;Valentina">
            <text:p>Mallamaci&gt;&gt;Valentina</text:p>
          </table:table-cell>
          <table:table-cell table:style-name="Valore_20_tabella_20_pivot" office:value-type="float" office:value="11">
            <text:p>11</text:p>
          </table:table-cell>
          <table:table-cell table:formula="of:=IF(OR([.D171]=1;[.D171]=11);1;0)" office:value-type="float" office:value="1">
            <text:p>1</text:p>
          </table:table-cell>
          <table:table-cell table:formula="of:=IF(OR([.D171]=10;[.D171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Mammini</text:p>
            </table:table-cell>
            <table:table-cell table:style-name="Default" office:value-type="string">
              <text:p>Fabrizio</text:p>
            </table:table-cell>
            <table:table-cell table:formula="of:=[.A172]&amp;&quot;&gt;&gt;&quot;&amp;[.B172]" office:value-type="string" office:string-value="Mammini&gt;&gt;Fabrizio">
              <text:p>Mammini&gt;&gt;Fabrizio</text:p>
            </table:table-cell>
            <table:table-cell office:value-type="float" office:value="11">
              <text:p>11</text:p>
            </table:table-cell>
            <table:table-cell table:formula="of:=IF(OR([.D172]=1;[.D172]=11);1;0)" office:value-type="float" office:value="1">
              <text:p>1</text:p>
            </table:table-cell>
            <table:table-cell table:formula="of:=IF(OR([.D172]=10;[.D172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Mancosu</text:p>
          </table:table-cell>
          <table:table-cell table:style-name="Default" office:value-type="string">
            <text:p>Giorgio</text:p>
          </table:table-cell>
          <table:table-cell table:formula="of:=[.A173]&amp;&quot;&gt;&gt;&quot;&amp;[.B173]" office:value-type="string" office:string-value="Mancosu&gt;&gt;Giorgio">
            <text:p>Mancosu&gt;&gt;Giorgio</text:p>
          </table:table-cell>
          <table:table-cell office:value-type="float" office:value="11">
            <text:p>11</text:p>
          </table:table-cell>
          <table:table-cell table:formula="of:=IF(OR([.D173]=1;[.D173]=11);1;0)" office:value-type="float" office:value="1">
            <text:p>1</text:p>
          </table:table-cell>
          <table:table-cell table:formula="of:=IF(OR([.D173]=10;[.D173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Manini</text:p>
          </table:table-cell>
          <table:table-cell table:style-name="Default" office:value-type="string">
            <text:p>Marco</text:p>
          </table:table-cell>
          <table:table-cell table:formula="of:=[.A174]&amp;&quot;&gt;&gt;&quot;&amp;[.B174]" office:value-type="string" office:string-value="Manini&gt;&gt;Marco">
            <text:p>Manini&gt;&gt;Marco</text:p>
          </table:table-cell>
          <table:table-cell office:value-type="float" office:value="11">
            <text:p>11</text:p>
          </table:table-cell>
          <table:table-cell table:formula="of:=IF(OR([.D174]=1;[.D174]=11);1;0)" office:value-type="float" office:value="1">
            <text:p>1</text:p>
          </table:table-cell>
          <table:table-cell table:formula="of:=IF(OR([.D174]=10;[.D174]=11);1;0)" office:value-type="float" office:value="1">
            <text:p>1</text:p>
          </table:table-cell>
        </table:table-row>
        <table:table-row-group>
          <table:table-row table:style-name="ro3">
            <table:table-cell office:value-type="string">
              <text:p>Mari</text:p>
            </table:table-cell>
            <table:table-cell office:value-type="string">
              <text:p>Silvia</text:p>
            </table:table-cell>
            <table:table-cell table:formula="of:=[.A175]&amp;&quot;&gt;&gt;&quot;&amp;[.B175]" office:value-type="string" office:string-value="Mari&gt;&gt;Silvia">
              <text:p>Mari&gt;&gt;Silvia</text:p>
            </table:table-cell>
            <table:table-cell table:style-name="Valore_20_tabella_20_pivot" office:value-type="float" office:value="1">
              <text:p>1</text:p>
            </table:table-cell>
            <table:table-cell table:formula="of:=IF(OR([.D175]=1;[.D175]=11);1;0)" office:value-type="float" office:value="1">
              <text:p>1</text:p>
            </table:table-cell>
            <table:table-cell table:formula="of:=IF(OR([.D175]=10;[.D175]=11);1;0)" office:value-type="float" office:value="0">
              <text:p>0</text:p>
            </table:table-cell>
          </table:table-row>
        </table:table-row-group>
        <table:table-row table:style-name="ro4">
          <table:table-cell office:value-type="string">
            <text:p>Marra</text:p>
          </table:table-cell>
          <table:table-cell office:value-type="string">
            <text:p>Natalia</text:p>
          </table:table-cell>
          <table:table-cell table:formula="of:=[.A176]&amp;&quot;&gt;&gt;&quot;&amp;[.B176]" office:value-type="string" office:string-value="Marra&gt;&gt;Natalia">
            <text:p>Marra&gt;&gt;Natalia</text:p>
          </table:table-cell>
          <table:table-cell office:value-type="float" office:value="11">
            <text:p>11</text:p>
          </table:table-cell>
          <table:table-cell table:formula="of:=IF(OR([.D176]=1;[.D176]=11);1;0)" office:value-type="float" office:value="1">
            <text:p>1</text:p>
          </table:table-cell>
          <table:table-cell table:formula="of:=IF(OR([.D176]=10;[.D176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Marrali</text:p>
            </table:table-cell>
            <table:table-cell table:style-name="Default" office:value-type="string">
              <text:p>Michele</text:p>
            </table:table-cell>
            <table:table-cell table:formula="of:=[.A177]&amp;&quot;&gt;&gt;&quot;&amp;[.B177]" office:value-type="string" office:string-value="Marrali&gt;&gt;Michele">
              <text:p>Marrali&gt;&gt;Michele</text:p>
            </table:table-cell>
            <table:table-cell office:value-type="float" office:value="11">
              <text:p>11</text:p>
            </table:table-cell>
            <table:table-cell table:formula="of:=IF(OR([.D177]=1;[.D177]=11);1;0)" office:value-type="float" office:value="1">
              <text:p>1</text:p>
            </table:table-cell>
            <table:table-cell table:formula="of:=IF(OR([.D177]=10;[.D177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Martino</text:p>
          </table:table-cell>
          <table:table-cell table:style-name="Default" office:value-type="string">
            <text:p>Gianluca</text:p>
          </table:table-cell>
          <table:table-cell table:formula="of:=[.A178]&amp;&quot;&gt;&gt;&quot;&amp;[.B178]" office:value-type="string" office:string-value="Martino&gt;&gt;Gianluca">
            <text:p>Martino&gt;&gt;Gianluca</text:p>
          </table:table-cell>
          <table:table-cell office:value-type="float" office:value="11">
            <text:p>11</text:p>
          </table:table-cell>
          <table:table-cell table:formula="of:=IF(OR([.D178]=1;[.D178]=11);1;0)" office:value-type="float" office:value="1">
            <text:p>1</text:p>
          </table:table-cell>
          <table:table-cell table:formula="of:=IF(OR([.D178]=10;[.D178]=11);1;0)" office:value-type="float" office:value="1">
            <text:p>1</text:p>
          </table:table-cell>
        </table:table-row>
        <table:table-row-group>
          <table:table-row table:style-name="ro3">
            <table:table-cell table:style-name="Default" office:value-type="string">
              <text:p>Marzano</text:p>
            </table:table-cell>
            <table:table-cell table:style-name="Default" office:value-type="string">
              <text:p>Flavia</text:p>
            </table:table-cell>
            <table:table-cell table:formula="of:=[.A179]&amp;&quot;&gt;&gt;&quot;&amp;[.B179]" office:value-type="string" office:string-value="Marzano&gt;&gt;Flavia">
              <text:p>Marzano&gt;&gt;Flavia</text:p>
            </table:table-cell>
            <table:table-cell office:value-type="float" office:value="11">
              <text:p>11</text:p>
            </table:table-cell>
            <table:table-cell table:formula="of:=IF(OR([.D179]=1;[.D179]=11);1;0)" office:value-type="float" office:value="1">
              <text:p>1</text:p>
            </table:table-cell>
            <table:table-cell table:formula="of:=IF(OR([.D179]=10;[.D179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Massetti</text:p>
          </table:table-cell>
          <table:table-cell table:style-name="Default" office:value-type="string">
            <text:p>Simone</text:p>
          </table:table-cell>
          <table:table-cell table:formula="of:=[.A180]&amp;&quot;&gt;&gt;&quot;&amp;[.B180]" office:value-type="string" office:string-value="Massetti&gt;&gt;Simone">
            <text:p>Massetti&gt;&gt;Simone</text:p>
          </table:table-cell>
          <table:table-cell office:value-type="float" office:value="11">
            <text:p>11</text:p>
          </table:table-cell>
          <table:table-cell table:formula="of:=IF(OR([.D180]=1;[.D180]=11);1;0)" office:value-type="float" office:value="1">
            <text:p>1</text:p>
          </table:table-cell>
          <table:table-cell table:formula="of:=IF(OR([.D180]=10;[.D180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Mazza</text:p>
            </table:table-cell>
            <table:table-cell office:value-type="string">
              <text:p>Osvaldo</text:p>
            </table:table-cell>
            <table:table-cell table:formula="of:=[.A181]&amp;&quot;&gt;&gt;&quot;&amp;[.B181]" office:value-type="string" office:string-value="Mazza&gt;&gt;Osvaldo">
              <text:p>Mazza&gt;&gt;Osvaldo</text:p>
            </table:table-cell>
            <table:table-cell table:style-name="Valore_20_tabella_20_pivot" office:value-type="float" office:value="11">
              <text:p>11</text:p>
            </table:table-cell>
            <table:table-cell table:formula="of:=IF(OR([.D181]=1;[.D181]=11);1;0)" office:value-type="float" office:value="1">
              <text:p>1</text:p>
            </table:table-cell>
            <table:table-cell table:formula="of:=IF(OR([.D181]=10;[.D181]=11);1;0)" office:value-type="float" office:value="1">
              <text:p>1</text:p>
            </table:table-cell>
          </table:table-row>
        </table:table-row-group>
        <table:table-row table:style-name="ro4">
          <table:table-cell table:style-name="Default" office:value-type="string">
            <text:p>Mazzacane</text:p>
          </table:table-cell>
          <table:table-cell table:style-name="Default" office:value-type="string">
            <text:p>Roberta</text:p>
          </table:table-cell>
          <table:table-cell table:formula="of:=[.A182]&amp;&quot;&gt;&gt;&quot;&amp;[.B182]" office:value-type="string" office:string-value="Mazzacane&gt;&gt;Roberta">
            <text:p>Mazzacane&gt;&gt;Roberta</text:p>
          </table:table-cell>
          <table:table-cell office:value-type="float" office:value="11">
            <text:p>11</text:p>
          </table:table-cell>
          <table:table-cell table:formula="of:=IF(OR([.D182]=1;[.D182]=11);1;0)" office:value-type="float" office:value="1">
            <text:p>1</text:p>
          </table:table-cell>
          <table:table-cell table:formula="of:=IF(OR([.D182]=10;[.D182]=11);1;0)" office:value-type="float" office:value="1">
            <text:p>1</text:p>
          </table:table-cell>
        </table:table-row>
        <table:table-row-group>
          <table:table-row table:style-name="ro4">
            <table:table-cell table:style-name="Default" office:value-type="string">
              <text:p>Mazzoni</text:p>
            </table:table-cell>
            <table:table-cell table:style-name="Default" office:value-type="string">
              <text:p>Aurora</text:p>
            </table:table-cell>
            <table:table-cell table:formula="of:=[.A183]&amp;&quot;&gt;&gt;&quot;&amp;[.B183]" office:value-type="string" office:string-value="Mazzoni&gt;&gt;Aurora">
              <text:p>Mazzoni&gt;&gt;Aurora</text:p>
            </table:table-cell>
            <table:table-cell office:value-type="float" office:value="11">
              <text:p>11</text:p>
            </table:table-cell>
            <table:table-cell table:formula="of:=IF(OR([.D183]=1;[.D183]=11);1;0)" office:value-type="float" office:value="1">
              <text:p>1</text:p>
            </table:table-cell>
            <table:table-cell table:formula="of:=IF(OR([.D183]=10;[.D183]=11);1;0)" office:value-type="float" office:value="1">
              <text:p>1</text:p>
            </table:table-cell>
          </table:table-row>
        </table:table-row-group>
        <table:table-row table:style-name="ro4">
          <table:table-cell office:value-type="string">
            <text:p>Mei</text:p>
          </table:table-cell>
          <table:table-cell office:value-type="string">
            <text:p>Alessandro</text:p>
          </table:table-cell>
          <table:table-cell table:formula="of:=[.A184]&amp;&quot;&gt;&gt;&quot;&amp;[.B184]" office:value-type="string" office:string-value="Mei&gt;&gt;Alessandro">
            <text:p>Mei&gt;&gt;Alessandro</text:p>
          </table:table-cell>
          <table:table-cell office:value-type="float" office:value="11">
            <text:p>11</text:p>
          </table:table-cell>
          <table:table-cell table:formula="of:=IF(OR([.D184]=1;[.D184]=11);1;0)" office:value-type="float" office:value="1">
            <text:p>1</text:p>
          </table:table-cell>
          <table:table-cell table:formula="of:=IF(OR([.D184]=10;[.D184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Mei</text:p>
            </table:table-cell>
            <table:table-cell office:value-type="string">
              <text:p>Francesca</text:p>
            </table:table-cell>
            <table:table-cell table:formula="of:=[.A185]&amp;&quot;&gt;&gt;&quot;&amp;[.B185]" office:value-type="string" office:string-value="Mei&gt;&gt;Francesca">
              <text:p>Mei&gt;&gt;Francesca</text:p>
            </table:table-cell>
            <table:table-cell office:value-type="float" office:value="11">
              <text:p>11</text:p>
            </table:table-cell>
            <table:table-cell table:formula="of:=IF(OR([.D185]=1;[.D185]=11);1;0)" office:value-type="float" office:value="1">
              <text:p>1</text:p>
            </table:table-cell>
            <table:table-cell table:formula="of:=IF(OR([.D185]=10;[.D185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Micozzi</text:p>
          </table:table-cell>
          <table:table-cell table:style-name="Default" office:value-type="string">
            <text:p>Francesco Paolo</text:p>
          </table:table-cell>
          <table:table-cell table:formula="of:=[.A186]&amp;&quot;&gt;&gt;&quot;&amp;[.B186]" office:value-type="string" office:string-value="Micozzi&gt;&gt;Francesco Paolo">
            <text:p>Micozzi&gt;&gt;Francesco Paolo</text:p>
          </table:table-cell>
          <table:table-cell office:value-type="float" office:value="11">
            <text:p>11</text:p>
          </table:table-cell>
          <table:table-cell table:formula="of:=IF(OR([.D186]=1;[.D186]=11);1;0)" office:value-type="float" office:value="1">
            <text:p>1</text:p>
          </table:table-cell>
          <table:table-cell table:formula="of:=IF(OR([.D186]=10;[.D186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Migliorini</text:p>
          </table:table-cell>
          <table:table-cell table:style-name="Excel_20_Built-in_20_Normal" office:value-type="string">
            <text:p>Sara</text:p>
          </table:table-cell>
          <table:table-cell table:formula="of:=[.A187]&amp;&quot;&gt;&gt;&quot;&amp;[.B187]" office:value-type="string" office:string-value="Migliorini&gt;&gt;Sara">
            <text:p>Migliorini&gt;&gt;Sara</text:p>
          </table:table-cell>
          <table:table-cell office:value-type="float" office:value="11">
            <text:p>11</text:p>
          </table:table-cell>
          <table:table-cell table:formula="of:=IF(OR([.D187]=1;[.D187]=11);1;0)" office:value-type="float" office:value="1">
            <text:p>1</text:p>
          </table:table-cell>
          <table:table-cell table:formula="of:=IF(OR([.D187]=10;[.D187]=11);1;0)" office:value-type="float" office:value="1">
            <text:p>1</text:p>
          </table:table-cell>
        </table:table-row>
        <table:table-row-group>
          <table:table-row table:style-name="ro4">
            <table:table-cell office:value-type="string">
              <text:p>Mingiardi</text:p>
            </table:table-cell>
            <table:table-cell office:value-type="string">
              <text:p>Cinzia</text:p>
            </table:table-cell>
            <table:table-cell table:formula="of:=[.A188]&amp;&quot;&gt;&gt;&quot;&amp;[.B188]" office:value-type="string" office:string-value="Mingiardi&gt;&gt;Cinzia">
              <text:p>Mingiardi&gt;&gt;Cinzia</text:p>
            </table:table-cell>
            <table:table-cell office:value-type="float" office:value="10">
              <text:p>10</text:p>
            </table:table-cell>
            <table:table-cell table:formula="of:=IF(OR([.D188]=1;[.D188]=11);1;0)" office:value-type="float" office:value="0">
              <text:p>0</text:p>
            </table:table-cell>
            <table:table-cell table:formula="of:=IF(OR([.D188]=10;[.D188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Minoni</text:p>
          </table:table-cell>
          <table:table-cell table:style-name="Default" office:value-type="string">
            <text:p>Alessandra</text:p>
          </table:table-cell>
          <table:table-cell table:formula="of:=[.A189]&amp;&quot;&gt;&gt;&quot;&amp;[.B189]" office:value-type="string" office:string-value="Minoni&gt;&gt;Alessandra">
            <text:p>Minoni&gt;&gt;Alessandra</text:p>
          </table:table-cell>
          <table:table-cell/>
          <table:table-cell table:formula="of:=IF(OR([.D189]=1;[.D189]=11);1;0)" office:value-type="float" office:value="0">
            <text:p>0</text:p>
          </table:table-cell>
          <table:table-cell table:formula="of:=IF(OR([.D189]=10;[.D189]=11);1;0)" office:value-type="float" office:value="0">
            <text:p>0</text:p>
          </table:table-cell>
        </table:table-row>
        <table:table-row-group>
          <table:table-row table:style-name="ro4">
            <table:table-cell table:style-name="Default" office:value-type="string">
              <text:p>Moliterni</text:p>
            </table:table-cell>
            <table:table-cell table:style-name="Default" office:value-type="string">
              <text:p>Francesco</text:p>
            </table:table-cell>
            <table:table-cell table:formula="of:=[.A190]&amp;&quot;&gt;&gt;&quot;&amp;[.B190]" office:value-type="string" office:string-value="Moliterni&gt;&gt;Francesco">
              <text:p>Moliterni&gt;&gt;Francesco</text:p>
            </table:table-cell>
            <table:table-cell office:value-type="float" office:value="11">
              <text:p>11</text:p>
            </table:table-cell>
            <table:table-cell table:formula="of:=IF(OR([.D190]=1;[.D190]=11);1;0)" office:value-type="float" office:value="1">
              <text:p>1</text:p>
            </table:table-cell>
            <table:table-cell table:formula="of:=IF(OR([.D190]=10;[.D190]=11);1;0)" office:value-type="float" office:value="1">
              <text:p>1</text:p>
            </table:table-cell>
          </table:table-row>
        </table:table-row-group>
        <table:table-row table:style-name="ro3">
          <table:table-cell table:style-name="Default" office:value-type="string">
            <text:p>Monteleone</text:p>
          </table:table-cell>
          <table:table-cell table:style-name="Default" office:value-type="string">
            <text:p>Alessandro</text:p>
          </table:table-cell>
          <table:table-cell table:formula="of:=[.A191]&amp;&quot;&gt;&gt;&quot;&amp;[.B191]" office:value-type="string" office:string-value="Monteleone&gt;&gt;Alessandro">
            <text:p>Monteleone&gt;&gt;Alessandro</text:p>
          </table:table-cell>
          <table:table-cell office:value-type="float" office:value="11">
            <text:p>11</text:p>
          </table:table-cell>
          <table:table-cell table:formula="of:=IF(OR([.D191]=1;[.D191]=11);1;0)" office:value-type="float" office:value="1">
            <text:p>1</text:p>
          </table:table-cell>
          <table:table-cell table:formula="of:=IF(OR([.D191]=10;[.D191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Monti</text:p>
          </table:table-cell>
          <table:table-cell table:style-name="Default" office:value-type="string">
            <text:p>Giovanna</text:p>
          </table:table-cell>
          <table:table-cell table:formula="of:=[.A192]&amp;&quot;&gt;&gt;&quot;&amp;[.B192]" office:value-type="string" office:string-value="Monti&gt;&gt;Giovanna">
            <text:p>Monti&gt;&gt;Giovanna</text:p>
          </table:table-cell>
          <table:table-cell office:value-type="float" office:value="11">
            <text:p>11</text:p>
          </table:table-cell>
          <table:table-cell table:formula="of:=IF(OR([.D192]=1;[.D192]=11);1;0)" office:value-type="float" office:value="1">
            <text:p>1</text:p>
          </table:table-cell>
          <table:table-cell table:formula="of:=IF(OR([.D192]=10;[.D192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Montico</text:p>
          </table:table-cell>
          <table:table-cell table:style-name="Default" office:value-type="string">
            <text:p>Giancarlo </text:p>
          </table:table-cell>
          <table:table-cell table:formula="of:=[.A193]&amp;&quot;&gt;&gt;&quot;&amp;[.B193]" office:value-type="string" office:string-value="Montico&gt;&gt;Giancarlo ">
            <text:p>Montico&gt;&gt;Giancarlo </text:p>
          </table:table-cell>
          <table:table-cell office:value-type="float" office:value="11">
            <text:p>11</text:p>
          </table:table-cell>
          <table:table-cell table:formula="of:=IF(OR([.D193]=1;[.D193]=11);1;0)" office:value-type="float" office:value="1">
            <text:p>1</text:p>
          </table:table-cell>
          <table:table-cell table:formula="of:=IF(OR([.D193]=10;[.D193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Montico</text:p>
          </table:table-cell>
          <table:table-cell table:style-name="Excel_20_Built-in_20_Normal" office:value-type="string">
            <text:p>Giancarlo</text:p>
          </table:table-cell>
          <table:table-cell table:formula="of:=[.A194]&amp;&quot;&gt;&gt;&quot;&amp;[.B194]" office:value-type="string" office:string-value="Montico&gt;&gt;Giancarlo">
            <text:p>Montico&gt;&gt;Giancarlo</text:p>
          </table:table-cell>
          <table:table-cell office:value-type="float" office:value="11">
            <text:p>11</text:p>
          </table:table-cell>
          <table:table-cell table:formula="of:=IF(OR([.D194]=1;[.D194]=11);1;0)" office:value-type="float" office:value="1">
            <text:p>1</text:p>
          </table:table-cell>
          <table:table-cell table:formula="of:=IF(OR([.D194]=10;[.D194]=11);1;0)" office:value-type="float" office:value="1">
            <text:p>1</text:p>
          </table:table-cell>
        </table:table-row>
        <table:table-row table:style-name="ro4">
          <table:table-cell office:value-type="string">
            <text:p>Montingelli</text:p>
          </table:table-cell>
          <table:table-cell office:value-type="string">
            <text:p>Saverio</text:p>
          </table:table-cell>
          <table:table-cell table:formula="of:=[.A195]&amp;&quot;&gt;&gt;&quot;&amp;[.B195]" office:value-type="string" office:string-value="Montingelli&gt;&gt;Saverio">
            <text:p>Montingelli&gt;&gt;Saverio</text:p>
          </table:table-cell>
          <table:table-cell table:style-name="Valore_20_tabella_20_pivot" office:value-type="float" office:value="1">
            <text:p>1</text:p>
          </table:table-cell>
          <table:table-cell table:formula="of:=IF(OR([.D195]=1;[.D195]=11);1;0)" office:value-type="float" office:value="1">
            <text:p>1</text:p>
          </table:table-cell>
          <table:table-cell table:formula="of:=IF(OR([.D195]=10;[.D195]=11);1;0)" office:value-type="float" office:value="0">
            <text:p>0</text:p>
          </table:table-cell>
        </table:table-row>
        <table:table-row table:style-name="ro3">
          <table:table-cell office:value-type="string">
            <text:p>Morello</text:p>
          </table:table-cell>
          <table:table-cell office:value-type="string">
            <text:p>Giovanni</text:p>
          </table:table-cell>
          <table:table-cell table:formula="of:=[.A196]&amp;&quot;&gt;&gt;&quot;&amp;[.B196]" office:value-type="string" office:string-value="Morello&gt;&gt;Giovanni">
            <text:p>Morello&gt;&gt;Giovanni</text:p>
          </table:table-cell>
          <table:table-cell table:style-name="Valore_20_tabella_20_pivot" office:value-type="float" office:value="10">
            <text:p>10</text:p>
          </table:table-cell>
          <table:table-cell table:formula="of:=IF(OR([.D196]=1;[.D196]=11);1;0)" office:value-type="float" office:value="0">
            <text:p>0</text:p>
          </table:table-cell>
          <table:table-cell table:formula="of:=IF(OR([.D196]=10;[.D196]=11);1;0)" office:value-type="float" office:value="1">
            <text:p>1</text:p>
          </table:table-cell>
        </table:table-row>
        <table:table-row table:style-name="ro4">
          <table:table-cell office:value-type="string">
            <text:p>Morigi</text:p>
          </table:table-cell>
          <table:table-cell office:value-type="string">
            <text:p>Daniela</text:p>
          </table:table-cell>
          <table:table-cell table:formula="of:=[.A197]&amp;&quot;&gt;&gt;&quot;&amp;[.B197]" office:value-type="string" office:string-value="Morigi&gt;&gt;Daniela">
            <text:p>Morigi&gt;&gt;Daniela</text:p>
          </table:table-cell>
          <table:table-cell office:value-type="float" office:value="10">
            <text:p>10</text:p>
          </table:table-cell>
          <table:table-cell table:formula="of:=IF(OR([.D197]=1;[.D197]=11);1;0)" office:value-type="float" office:value="0">
            <text:p>0</text:p>
          </table:table-cell>
          <table:table-cell table:formula="of:=IF(OR([.D197]=10;[.D197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Moroni</text:p>
          </table:table-cell>
          <table:table-cell table:style-name="Default" office:value-type="string">
            <text:p>Maria Cristina</text:p>
          </table:table-cell>
          <table:table-cell table:formula="of:=[.A198]&amp;&quot;&gt;&gt;&quot;&amp;[.B198]" office:value-type="string" office:string-value="Moroni&gt;&gt;Maria Cristina">
            <text:p>Moroni&gt;&gt;Maria Cristina</text:p>
          </table:table-cell>
          <table:table-cell office:value-type="float" office:value="11">
            <text:p>11</text:p>
          </table:table-cell>
          <table:table-cell table:formula="of:=IF(OR([.D198]=1;[.D198]=11);1;0)" office:value-type="float" office:value="1">
            <text:p>1</text:p>
          </table:table-cell>
          <table:table-cell table:formula="of:=IF(OR([.D198]=10;[.D198]=11);1;0)" office:value-type="float" office:value="1">
            <text:p>1</text:p>
          </table:table-cell>
        </table:table-row>
        <table:table-row table:style-name="ro4">
          <table:table-cell office:value-type="string">
            <text:p>Moscatello</text:p>
          </table:table-cell>
          <table:table-cell office:value-type="string">
            <text:p>Antonio</text:p>
          </table:table-cell>
          <table:table-cell table:formula="of:=[.A199]&amp;&quot;&gt;&gt;&quot;&amp;[.B199]" office:value-type="string" office:string-value="Moscatello&gt;&gt;Antonio">
            <text:p>Moscatello&gt;&gt;Antonio</text:p>
          </table:table-cell>
          <table:table-cell office:value-type="float" office:value="11">
            <text:p>11</text:p>
          </table:table-cell>
          <table:table-cell table:formula="of:=IF(OR([.D199]=1;[.D199]=11);1;0)" office:value-type="float" office:value="1">
            <text:p>1</text:p>
          </table:table-cell>
          <table:table-cell table:formula="of:=IF(OR([.D199]=10;[.D199]=11);1;0)" office:value-type="float" office:value="1">
            <text:p>1</text:p>
          </table:table-cell>
        </table:table-row>
        <table:table-row table:style-name="ro4"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table:formula="of:=[.A200]&amp;&quot;&gt;&gt;&quot;&amp;[.B200]" office:value-type="string" office:string-value="Mosello&gt;&gt;Maria Luisa">
            <text:p>Mosello&gt;&gt;Maria Luisa</text:p>
          </table:table-cell>
          <table:table-cell office:value-type="float" office:value="11">
            <text:p>11</text:p>
          </table:table-cell>
          <table:table-cell table:formula="of:=IF(OR([.D200]=1;[.D200]=11);1;0)" office:value-type="float" office:value="1">
            <text:p>1</text:p>
          </table:table-cell>
          <table:table-cell table:formula="of:=IF(OR([.D200]=10;[.D20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Mula</text:p>
          </table:table-cell>
          <table:table-cell table:style-name="Default" office:value-type="string">
            <text:p>Davide</text:p>
          </table:table-cell>
          <table:table-cell table:formula="of:=[.A201]&amp;&quot;&gt;&gt;&quot;&amp;[.B201]" office:value-type="string" office:string-value="Mula&gt;&gt;Davide">
            <text:p>Mula&gt;&gt;Davide</text:p>
          </table:table-cell>
          <table:table-cell office:value-type="float" office:value="11">
            <text:p>11</text:p>
          </table:table-cell>
          <table:table-cell table:formula="of:=IF(OR([.D201]=1;[.D201]=11);1;0)" office:value-type="float" office:value="1">
            <text:p>1</text:p>
          </table:table-cell>
          <table:table-cell table:formula="of:=IF(OR([.D201]=10;[.D201]=11);1;0)" office:value-type="float" office:value="1">
            <text:p>1</text:p>
          </table:table-cell>
        </table:table-row>
        <table:table-row table:style-name="ro4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table:formula="of:=[.A202]&amp;&quot;&gt;&gt;&quot;&amp;[.B202]" office:value-type="string" office:string-value="Muzzupappa&gt;&gt;Laura Maddalena">
            <text:p>Muzzupappa&gt;&gt;Laura Maddalena</text:p>
          </table:table-cell>
          <table:table-cell table:style-name="Valore_20_tabella_20_pivot" office:value-type="float" office:value="11">
            <text:p>11</text:p>
          </table:table-cell>
          <table:table-cell table:formula="of:=IF(OR([.D202]=1;[.D202]=11);1;0)" office:value-type="float" office:value="1">
            <text:p>1</text:p>
          </table:table-cell>
          <table:table-cell table:formula="of:=IF(OR([.D202]=10;[.D202]=11);1;0)" office:value-type="float" office:value="1">
            <text:p>1</text:p>
          </table:table-cell>
        </table:table-row>
        <table:table-row table:style-name="ro4">
          <table:table-cell office:value-type="string">
            <text:p>Nacar</text:p>
          </table:table-cell>
          <table:table-cell office:value-type="string">
            <text:p>Maria</text:p>
          </table:table-cell>
          <table:table-cell table:formula="of:=[.A203]&amp;&quot;&gt;&gt;&quot;&amp;[.B203]" office:value-type="string" office:string-value="Nacar&gt;&gt;Maria">
            <text:p>Nacar&gt;&gt;Maria</text:p>
          </table:table-cell>
          <table:table-cell office:value-type="float" office:value="11">
            <text:p>11</text:p>
          </table:table-cell>
          <table:table-cell table:formula="of:=IF(OR([.D203]=1;[.D203]=11);1;0)" office:value-type="float" office:value="1">
            <text:p>1</text:p>
          </table:table-cell>
          <table:table-cell table:formula="of:=IF(OR([.D203]=10;[.D203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Nafisi Azizi</text:p>
          </table:table-cell>
          <table:table-cell table:style-name="Default" office:value-type="string">
            <text:p>Puria</text:p>
          </table:table-cell>
          <table:table-cell table:formula="of:=[.A204]&amp;&quot;&gt;&gt;&quot;&amp;[.B204]" office:value-type="string" office:string-value="Nafisi Azizi&gt;&gt;Puria">
            <text:p>Nafisi Azizi&gt;&gt;Puria</text:p>
          </table:table-cell>
          <table:table-cell office:value-type="float" office:value="11">
            <text:p>11</text:p>
          </table:table-cell>
          <table:table-cell table:formula="of:=IF(OR([.D204]=1;[.D204]=11);1;0)" office:value-type="float" office:value="1">
            <text:p>1</text:p>
          </table:table-cell>
          <table:table-cell table:formula="of:=IF(OR([.D204]=10;[.D204]=11);1;0)" office:value-type="float" office:value="1">
            <text:p>1</text:p>
          </table:table-cell>
        </table:table-row>
        <table:table-row table:style-name="ro3">
          <table:table-cell office:value-type="string">
            <text:p>Nano</text:p>
          </table:table-cell>
          <table:table-cell office:value-type="string">
            <text:p>Gloria Rita</text:p>
          </table:table-cell>
          <table:table-cell table:formula="of:=[.A205]&amp;&quot;&gt;&gt;&quot;&amp;[.B205]" office:value-type="string" office:string-value="Nano&gt;&gt;Gloria Rita">
            <text:p>Nano&gt;&gt;Gloria Rita</text:p>
          </table:table-cell>
          <table:table-cell office:value-type="float" office:value="1">
            <text:p>1</text:p>
          </table:table-cell>
          <table:table-cell table:formula="of:=IF(OR([.D205]=1;[.D205]=11);1;0)" office:value-type="float" office:value="1">
            <text:p>1</text:p>
          </table:table-cell>
          <table:table-cell table:formula="of:=IF(OR([.D205]=10;[.D205]=11);1;0)" office:value-type="float" office:value="0">
            <text:p>0</text:p>
          </table:table-cell>
        </table:table-row>
        <table:table-row table:style-name="ro4">
          <table:table-cell office:value-type="string">
            <text:p>Nante</text:p>
          </table:table-cell>
          <table:table-cell office:value-type="string">
            <text:p>Eugenia</text:p>
          </table:table-cell>
          <table:table-cell table:formula="of:=[.A206]&amp;&quot;&gt;&gt;&quot;&amp;[.B206]" office:value-type="string" office:string-value="Nante&gt;&gt;Eugenia">
            <text:p>Nante&gt;&gt;Eugenia</text:p>
          </table:table-cell>
          <table:table-cell office:value-type="float" office:value="1">
            <text:p>1</text:p>
          </table:table-cell>
          <table:table-cell table:formula="of:=IF(OR([.D206]=1;[.D206]=11);1;0)" office:value-type="float" office:value="1">
            <text:p>1</text:p>
          </table:table-cell>
          <table:table-cell table:formula="of:=IF(OR([.D206]=10;[.D206]=11);1;0)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Napolitano</text:p>
          </table:table-cell>
          <table:table-cell table:style-name="Default" office:value-type="string">
            <text:p>Antonella</text:p>
          </table:table-cell>
          <table:table-cell table:formula="of:=[.A207]&amp;&quot;&gt;&gt;&quot;&amp;[.B207]" office:value-type="string" office:string-value="Napolitano&gt;&gt;Antonella">
            <text:p>Napolitano&gt;&gt;Antonella</text:p>
          </table:table-cell>
          <table:table-cell office:value-type="float" office:value="11">
            <text:p>11</text:p>
          </table:table-cell>
          <table:table-cell table:formula="of:=IF(OR([.D207]=1;[.D207]=11);1;0)" office:value-type="float" office:value="1">
            <text:p>1</text:p>
          </table:table-cell>
          <table:table-cell table:formula="of:=IF(OR([.D207]=10;[.D20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Natalucci</text:p>
          </table:table-cell>
          <table:table-cell table:style-name="Default" office:value-type="string">
            <text:p>Fabio</text:p>
          </table:table-cell>
          <table:table-cell table:formula="of:=[.A208]&amp;&quot;&gt;&gt;&quot;&amp;[.B208]" office:value-type="string" office:string-value="Natalucci&gt;&gt;Fabio">
            <text:p>Natalucci&gt;&gt;Fabio</text:p>
          </table:table-cell>
          <table:table-cell office:value-type="float" office:value="11">
            <text:p>11</text:p>
          </table:table-cell>
          <table:table-cell table:formula="of:=IF(OR([.D208]=1;[.D208]=11);1;0)" office:value-type="float" office:value="1">
            <text:p>1</text:p>
          </table:table-cell>
          <table:table-cell table:formula="of:=IF(OR([.D208]=10;[.D20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Nazzaro</text:p>
          </table:table-cell>
          <table:table-cell table:style-name="Default" office:value-type="string">
            <text:p>Sergio</text:p>
          </table:table-cell>
          <table:table-cell table:formula="of:=[.A209]&amp;&quot;&gt;&gt;&quot;&amp;[.B209]" office:value-type="string" office:string-value="Nazzaro&gt;&gt;Sergio">
            <text:p>Nazzaro&gt;&gt;Sergio</text:p>
          </table:table-cell>
          <table:table-cell office:value-type="float" office:value="11">
            <text:p>11</text:p>
          </table:table-cell>
          <table:table-cell table:formula="of:=IF(OR([.D209]=1;[.D209]=11);1;0)" office:value-type="float" office:value="1">
            <text:p>1</text:p>
          </table:table-cell>
          <table:table-cell table:formula="of:=IF(OR([.D209]=10;[.D209]=11);1;0)" office:value-type="float" office:value="1">
            <text:p>1</text:p>
          </table:table-cell>
        </table:table-row>
        <table:table-row table:style-name="ro4">
          <table:table-cell office:value-type="string">
            <text:p>Nencha</text:p>
          </table:table-cell>
          <table:table-cell office:value-type="string">
            <text:p>Beatrice</text:p>
          </table:table-cell>
          <table:table-cell table:formula="of:=[.A210]&amp;&quot;&gt;&gt;&quot;&amp;[.B210]" office:value-type="string" office:string-value="Nencha&gt;&gt;Beatrice">
            <text:p>Nencha&gt;&gt;Beatrice</text:p>
          </table:table-cell>
          <table:table-cell office:value-type="float" office:value="11">
            <text:p>11</text:p>
          </table:table-cell>
          <table:table-cell table:formula="of:=IF(OR([.D210]=1;[.D210]=11);1;0)" office:value-type="float" office:value="1">
            <text:p>1</text:p>
          </table:table-cell>
          <table:table-cell table:formula="of:=IF(OR([.D210]=10;[.D21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Niccolai</text:p>
          </table:table-cell>
          <table:table-cell table:style-name="Default" office:value-type="string">
            <text:p>Caterina </text:p>
          </table:table-cell>
          <table:table-cell table:formula="of:=[.A211]&amp;&quot;&gt;&gt;&quot;&amp;[.B211]" office:value-type="string" office:string-value="Niccolai&gt;&gt;Caterina ">
            <text:p>Niccolai&gt;&gt;Caterina </text:p>
          </table:table-cell>
          <table:table-cell office:value-type="float" office:value="11">
            <text:p>11</text:p>
          </table:table-cell>
          <table:table-cell table:formula="of:=IF(OR([.D211]=1;[.D211]=11);1;0)" office:value-type="float" office:value="1">
            <text:p>1</text:p>
          </table:table-cell>
          <table:table-cell table:formula="of:=IF(OR([.D211]=10;[.D211]=11);1;0)" office:value-type="float" office:value="1">
            <text:p>1</text:p>
          </table:table-cell>
        </table:table-row>
        <table:table-row table:style-name="ro3">
          <table:table-cell office:value-type="string">
            <text:p>Nicoletti</text:p>
          </table:table-cell>
          <table:table-cell office:value-type="string">
            <text:p>Marta</text:p>
          </table:table-cell>
          <table:table-cell table:formula="of:=[.A212]&amp;&quot;&gt;&gt;&quot;&amp;[.B212]" office:value-type="string" office:string-value="Nicoletti&gt;&gt;Marta">
            <text:p>Nicoletti&gt;&gt;Marta</text:p>
          </table:table-cell>
          <table:table-cell table:style-name="Valore_20_tabella_20_pivot" office:value-type="float" office:value="11">
            <text:p>11</text:p>
          </table:table-cell>
          <table:table-cell table:formula="of:=IF(OR([.D212]=1;[.D212]=11);1;0)" office:value-type="float" office:value="1">
            <text:p>1</text:p>
          </table:table-cell>
          <table:table-cell table:formula="of:=IF(OR([.D212]=10;[.D212]=11);1;0)" office:value-type="float" office:value="1">
            <text:p>1</text:p>
          </table:table-cell>
        </table:table-row>
        <table:table-row table:style-name="ro3">
          <table:table-cell office:value-type="string">
            <text:p>Nicosia</text:p>
          </table:table-cell>
          <table:table-cell office:value-type="string">
            <text:p>Aurora</text:p>
          </table:table-cell>
          <table:table-cell table:formula="of:=[.A213]&amp;&quot;&gt;&gt;&quot;&amp;[.B213]" office:value-type="string" office:string-value="Nicosia&gt;&gt;Aurora">
            <text:p>Nicosia&gt;&gt;Aurora</text:p>
          </table:table-cell>
          <table:table-cell table:style-name="Valore_20_tabella_20_pivot" office:value-type="float" office:value="10">
            <text:p>10</text:p>
          </table:table-cell>
          <table:table-cell table:formula="of:=IF(OR([.D213]=1;[.D213]=11);1;0)" office:value-type="float" office:value="0">
            <text:p>0</text:p>
          </table:table-cell>
          <table:table-cell table:formula="of:=IF(OR([.D213]=10;[.D213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Nocente</text:p>
          </table:table-cell>
          <table:table-cell table:style-name="Default" office:value-type="string">
            <text:p>Giuseppe</text:p>
          </table:table-cell>
          <table:table-cell table:formula="of:=[.A214]&amp;&quot;&gt;&gt;&quot;&amp;[.B214]" office:value-type="string" office:string-value="Nocente&gt;&gt;Giuseppe">
            <text:p>Nocente&gt;&gt;Giuseppe</text:p>
          </table:table-cell>
          <table:table-cell office:value-type="float" office:value="11">
            <text:p>11</text:p>
          </table:table-cell>
          <table:table-cell table:formula="of:=IF(OR([.D214]=1;[.D214]=11);1;0)" office:value-type="float" office:value="1">
            <text:p>1</text:p>
          </table:table-cell>
          <table:table-cell table:formula="of:=IF(OR([.D214]=10;[.D214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Nocente</text:p>
          </table:table-cell>
          <table:table-cell table:style-name="Excel_20_Built-in_20_Normal" office:value-type="string">
            <text:p>Leonzio</text:p>
          </table:table-cell>
          <table:table-cell table:formula="of:=[.A215]&amp;&quot;&gt;&gt;&quot;&amp;[.B215]" office:value-type="string" office:string-value="Nocente&gt;&gt;Leonzio">
            <text:p>Nocente&gt;&gt;Leonzio</text:p>
          </table:table-cell>
          <table:table-cell office:value-type="float" office:value="11">
            <text:p>11</text:p>
          </table:table-cell>
          <table:table-cell table:formula="of:=IF(OR([.D215]=1;[.D215]=11);1;0)" office:value-type="float" office:value="1">
            <text:p>1</text:p>
          </table:table-cell>
          <table:table-cell table:formula="of:=IF(OR([.D215]=10;[.D215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Oliano</text:p>
          </table:table-cell>
          <table:table-cell table:style-name="Default" office:value-type="string">
            <text:p>Luca</text:p>
          </table:table-cell>
          <table:table-cell table:formula="of:=[.A216]&amp;&quot;&gt;&gt;&quot;&amp;[.B216]" office:value-type="string" office:string-value="Oliano&gt;&gt;Luca">
            <text:p>Oliano&gt;&gt;Luca</text:p>
          </table:table-cell>
          <table:table-cell office:value-type="float" office:value="11">
            <text:p>11</text:p>
          </table:table-cell>
          <table:table-cell table:formula="of:=IF(OR([.D216]=1;[.D216]=11);1;0)" office:value-type="float" office:value="1">
            <text:p>1</text:p>
          </table:table-cell>
          <table:table-cell table:formula="of:=IF(OR([.D216]=10;[.D21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Ongaro</text:p>
          </table:table-cell>
          <table:table-cell table:style-name="Default" office:value-type="string">
            <text:p>Francesco</text:p>
          </table:table-cell>
          <table:table-cell table:formula="of:=[.A217]&amp;&quot;&gt;&gt;&quot;&amp;[.B217]" office:value-type="string" office:string-value="Ongaro&gt;&gt;Francesco">
            <text:p>Ongaro&gt;&gt;Francesco</text:p>
          </table:table-cell>
          <table:table-cell office:value-type="float" office:value="11">
            <text:p>11</text:p>
          </table:table-cell>
          <table:table-cell table:formula="of:=IF(OR([.D217]=1;[.D217]=11);1;0)" office:value-type="float" office:value="1">
            <text:p>1</text:p>
          </table:table-cell>
          <table:table-cell table:formula="of:=IF(OR([.D217]=10;[.D217]=11);1;0)" office:value-type="float" office:value="1">
            <text:p>1</text:p>
          </table:table-cell>
        </table:table-row>
        <table:table-row table:style-name="ro4">
          <table:table-cell office:value-type="string">
            <text:p>Paggio</text:p>
          </table:table-cell>
          <table:table-cell office:value-type="string">
            <text:p>Francesca</text:p>
          </table:table-cell>
          <table:table-cell table:formula="of:=[.A218]&amp;&quot;&gt;&gt;&quot;&amp;[.B218]" office:value-type="string" office:string-value="Paggio&gt;&gt;Francesca">
            <text:p>Paggio&gt;&gt;Francesca</text:p>
          </table:table-cell>
          <table:table-cell table:style-name="Valore_20_tabella_20_pivot" office:value-type="float" office:value="1">
            <text:p>1</text:p>
          </table:table-cell>
          <table:table-cell table:formula="of:=IF(OR([.D218]=1;[.D218]=11);1;0)" office:value-type="float" office:value="1">
            <text:p>1</text:p>
          </table:table-cell>
          <table:table-cell table:formula="of:=IF(OR([.D218]=10;[.D218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Palattella</text:p>
          </table:table-cell>
          <table:table-cell table:style-name="Default" office:value-type="string">
            <text:p>Pierfrancesco</text:p>
          </table:table-cell>
          <table:table-cell table:formula="of:=[.A219]&amp;&quot;&gt;&gt;&quot;&amp;[.B219]" office:value-type="string" office:string-value="Palattella&gt;&gt;Pierfrancesco">
            <text:p>Palattella&gt;&gt;Pierfrancesco</text:p>
          </table:table-cell>
          <table:table-cell office:value-type="float" office:value="11">
            <text:p>11</text:p>
          </table:table-cell>
          <table:table-cell table:formula="of:=IF(OR([.D219]=1;[.D219]=11);1;0)" office:value-type="float" office:value="1">
            <text:p>1</text:p>
          </table:table-cell>
          <table:table-cell table:formula="of:=IF(OR([.D219]=10;[.D21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anetta</text:p>
          </table:table-cell>
          <table:table-cell table:style-name="Default" office:value-type="string">
            <text:p>Fulvio</text:p>
          </table:table-cell>
          <table:table-cell table:formula="of:=[.A220]&amp;&quot;&gt;&gt;&quot;&amp;[.B220]" office:value-type="string" office:string-value="Panetta&gt;&gt;Fulvio">
            <text:p>Panetta&gt;&gt;Fulvio</text:p>
          </table:table-cell>
          <table:table-cell office:value-type="float" office:value="11">
            <text:p>11</text:p>
          </table:table-cell>
          <table:table-cell table:formula="of:=IF(OR([.D220]=1;[.D220]=11);1;0)" office:value-type="float" office:value="1">
            <text:p>1</text:p>
          </table:table-cell>
          <table:table-cell table:formula="of:=IF(OR([.D220]=10;[.D220]=11);1;0)" office:value-type="float" office:value="1">
            <text:p>1</text:p>
          </table:table-cell>
        </table:table-row>
        <table:table-row table:style-name="ro4">
          <table:table-cell office:value-type="string">
            <text:p>Paolisso</text:p>
          </table:table-cell>
          <table:table-cell office:value-type="string">
            <text:p>Ilaria</text:p>
          </table:table-cell>
          <table:table-cell table:formula="of:=[.A221]&amp;&quot;&gt;&gt;&quot;&amp;[.B221]" office:value-type="string" office:string-value="Paolisso&gt;&gt;Ilaria">
            <text:p>Paolisso&gt;&gt;Ilaria</text:p>
          </table:table-cell>
          <table:table-cell table:style-name="Valore_20_tabella_20_pivot" office:value-type="float" office:value="1">
            <text:p>1</text:p>
          </table:table-cell>
          <table:table-cell table:formula="of:=IF(OR([.D221]=1;[.D221]=11);1;0)" office:value-type="float" office:value="1">
            <text:p>1</text:p>
          </table:table-cell>
          <table:table-cell table:formula="of:=IF(OR([.D221]=10;[.D221]=11);1;0)" office:value-type="float" office:value="0">
            <text:p>0</text:p>
          </table:table-cell>
        </table:table-row>
        <table:table-row table:style-name="ro4">
          <table:table-cell office:value-type="string">
            <text:p>Paolucci</text:p>
          </table:table-cell>
          <table:table-cell office:value-type="string">
            <text:p>Marzia</text:p>
          </table:table-cell>
          <table:table-cell table:formula="of:=[.A222]&amp;&quot;&gt;&gt;&quot;&amp;[.B222]" office:value-type="string" office:string-value="Paolucci&gt;&gt;Marzia">
            <text:p>Paolucci&gt;&gt;Marzia</text:p>
          </table:table-cell>
          <table:table-cell office:value-type="float" office:value="11">
            <text:p>11</text:p>
          </table:table-cell>
          <table:table-cell table:formula="of:=IF(OR([.D222]=1;[.D222]=11);1;0)" office:value-type="float" office:value="1">
            <text:p>1</text:p>
          </table:table-cell>
          <table:table-cell table:formula="of:=IF(OR([.D222]=10;[.D222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Papaleo</text:p>
          </table:table-cell>
          <table:table-cell table:style-name="Excel_20_Built-in_20_Normal" office:value-type="string">
            <text:p>Annalisa</text:p>
          </table:table-cell>
          <table:table-cell table:formula="of:=[.A223]&amp;&quot;&gt;&gt;&quot;&amp;[.B223]" office:value-type="string" office:string-value="Papaleo&gt;&gt;Annalisa">
            <text:p>Papaleo&gt;&gt;Annalisa</text:p>
          </table:table-cell>
          <table:table-cell office:value-type="float" office:value="11">
            <text:p>11</text:p>
          </table:table-cell>
          <table:table-cell table:formula="of:=IF(OR([.D223]=1;[.D223]=11);1;0)" office:value-type="float" office:value="1">
            <text:p>1</text:p>
          </table:table-cell>
          <table:table-cell table:formula="of:=IF(OR([.D223]=10;[.D223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appagallo</text:p>
          </table:table-cell>
          <table:table-cell table:style-name="Default" office:value-type="string">
            <text:p>Lazzaro</text:p>
          </table:table-cell>
          <table:table-cell table:formula="of:=[.A224]&amp;&quot;&gt;&gt;&quot;&amp;[.B224]" office:value-type="string" office:string-value="Pappagallo&gt;&gt;Lazzaro">
            <text:p>Pappagallo&gt;&gt;Lazzaro</text:p>
          </table:table-cell>
          <table:table-cell/>
          <table:table-cell table:formula="of:=IF(OR([.D224]=1;[.D224]=11);1;0)" office:value-type="float" office:value="0">
            <text:p>0</text:p>
          </table:table-cell>
          <table:table-cell table:formula="of:=IF(OR([.D224]=10;[.D224]=11);1;0)" office:value-type="float" office:value="0">
            <text:p>0</text:p>
          </table:table-cell>
        </table:table-row>
        <table:table-row table:style-name="ro4">
          <table:table-cell office:value-type="string">
            <text:p>Paruolo</text:p>
          </table:table-cell>
          <table:table-cell office:value-type="string">
            <text:p>Silvana</text:p>
          </table:table-cell>
          <table:table-cell table:formula="of:=[.A225]&amp;&quot;&gt;&gt;&quot;&amp;[.B225]" office:value-type="string" office:string-value="Paruolo&gt;&gt;Silvana">
            <text:p>Paruolo&gt;&gt;Silvana</text:p>
          </table:table-cell>
          <table:table-cell table:style-name="Valore_20_tabella_20_pivot" office:value-type="float" office:value="10">
            <text:p>10</text:p>
          </table:table-cell>
          <table:table-cell table:formula="of:=IF(OR([.D225]=1;[.D225]=11);1;0)" office:value-type="float" office:value="0">
            <text:p>0</text:p>
          </table:table-cell>
          <table:table-cell table:formula="of:=IF(OR([.D225]=10;[.D225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asquini</text:p>
          </table:table-cell>
          <table:table-cell table:style-name="Default" office:value-type="string">
            <text:p>Eleonora</text:p>
          </table:table-cell>
          <table:table-cell table:formula="of:=[.A226]&amp;&quot;&gt;&gt;&quot;&amp;[.B226]" office:value-type="string" office:string-value="Pasquini&gt;&gt;Eleonora">
            <text:p>Pasquini&gt;&gt;Eleonora</text:p>
          </table:table-cell>
          <table:table-cell office:value-type="float" office:value="11">
            <text:p>11</text:p>
          </table:table-cell>
          <table:table-cell table:formula="of:=IF(OR([.D226]=1;[.D226]=11);1;0)" office:value-type="float" office:value="1">
            <text:p>1</text:p>
          </table:table-cell>
          <table:table-cell table:formula="of:=IF(OR([.D226]=10;[.D22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atruno</text:p>
          </table:table-cell>
          <table:table-cell table:style-name="Default" office:value-type="string">
            <text:p>Cristiana</text:p>
          </table:table-cell>
          <table:table-cell table:formula="of:=[.A227]&amp;&quot;&gt;&gt;&quot;&amp;[.B227]" office:value-type="string" office:string-value="Patruno&gt;&gt;Cristiana">
            <text:p>Patruno&gt;&gt;Cristiana</text:p>
          </table:table-cell>
          <table:table-cell office:value-type="float" office:value="11">
            <text:p>11</text:p>
          </table:table-cell>
          <table:table-cell table:formula="of:=IF(OR([.D227]=1;[.D227]=11);1;0)" office:value-type="float" office:value="1">
            <text:p>1</text:p>
          </table:table-cell>
          <table:table-cell table:formula="of:=IF(OR([.D227]=10;[.D22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avoni</text:p>
          </table:table-cell>
          <table:table-cell table:style-name="Default" office:value-type="string">
            <text:p>Fabiana </text:p>
          </table:table-cell>
          <table:table-cell table:formula="of:=[.A228]&amp;&quot;&gt;&gt;&quot;&amp;[.B228]" office:value-type="string" office:string-value="Pavoni&gt;&gt;Fabiana ">
            <text:p>Pavoni&gt;&gt;Fabiana </text:p>
          </table:table-cell>
          <table:table-cell office:value-type="float" office:value="11">
            <text:p>11</text:p>
          </table:table-cell>
          <table:table-cell table:formula="of:=IF(OR([.D228]=1;[.D228]=11);1;0)" office:value-type="float" office:value="1">
            <text:p>1</text:p>
          </table:table-cell>
          <table:table-cell table:formula="of:=IF(OR([.D228]=10;[.D228]=11);1;0)" office:value-type="float" office:value="1">
            <text:p>1</text:p>
          </table:table-cell>
        </table:table-row>
        <table:table-row table:style-name="ro4"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table:formula="of:=[.A229]&amp;&quot;&gt;&gt;&quot;&amp;[.B229]" office:value-type="string" office:string-value="Pecchioli&gt;&gt;Maria Grazia">
            <text:p>Pecchioli&gt;&gt;Maria Grazia</text:p>
          </table:table-cell>
          <table:table-cell office:value-type="float" office:value="11">
            <text:p>11</text:p>
          </table:table-cell>
          <table:table-cell table:formula="of:=IF(OR([.D229]=1;[.D229]=11);1;0)" office:value-type="float" office:value="1">
            <text:p>1</text:p>
          </table:table-cell>
          <table:table-cell table:formula="of:=IF(OR([.D229]=10;[.D229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ellegrino</text:p>
          </table:table-cell>
          <table:table-cell table:style-name="Default" office:value-type="string">
            <text:p>Alessio</text:p>
          </table:table-cell>
          <table:table-cell table:formula="of:=[.A230]&amp;&quot;&gt;&gt;&quot;&amp;[.B230]" office:value-type="string" office:string-value="Pellegrino&gt;&gt;Alessio">
            <text:p>Pellegrino&gt;&gt;Alessio</text:p>
          </table:table-cell>
          <table:table-cell office:value-type="float" office:value="11">
            <text:p>11</text:p>
          </table:table-cell>
          <table:table-cell table:formula="of:=IF(OR([.D230]=1;[.D230]=11);1;0)" office:value-type="float" office:value="1">
            <text:p>1</text:p>
          </table:table-cell>
          <table:table-cell table:formula="of:=IF(OR([.D230]=10;[.D23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ellerano</text:p>
          </table:table-cell>
          <table:table-cell table:style-name="Default" office:value-type="string">
            <text:p>Giovanni</text:p>
          </table:table-cell>
          <table:table-cell table:formula="of:=[.A231]&amp;&quot;&gt;&gt;&quot;&amp;[.B231]" office:value-type="string" office:string-value="Pellerano&gt;&gt;Giovanni">
            <text:p>Pellerano&gt;&gt;Giovanni</text:p>
          </table:table-cell>
          <table:table-cell/>
          <table:table-cell table:formula="of:=IF(OR([.D231]=1;[.D231]=11);1;0)" office:value-type="float" office:value="0">
            <text:p>0</text:p>
          </table:table-cell>
          <table:table-cell table:formula="of:=IF(OR([.D231]=10;[.D231]=11);1;0)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Pelosi</text:p>
          </table:table-cell>
          <table:table-cell table:style-name="Default" office:value-type="string">
            <text:p>Raffaele</text:p>
          </table:table-cell>
          <table:table-cell table:formula="of:=[.A232]&amp;&quot;&gt;&gt;&quot;&amp;[.B232]" office:value-type="string" office:string-value="Pelosi&gt;&gt;Raffaele">
            <text:p>Pelosi&gt;&gt;Raffaele</text:p>
          </table:table-cell>
          <table:table-cell office:value-type="float" office:value="11">
            <text:p>11</text:p>
          </table:table-cell>
          <table:table-cell table:formula="of:=IF(OR([.D232]=1;[.D232]=11);1;0)" office:value-type="float" office:value="1">
            <text:p>1</text:p>
          </table:table-cell>
          <table:table-cell table:formula="of:=IF(OR([.D232]=10;[.D232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eluso</text:p>
          </table:table-cell>
          <table:table-cell table:style-name="Default" office:value-type="string">
            <text:p>Adriano</text:p>
          </table:table-cell>
          <table:table-cell table:formula="of:=[.A233]&amp;&quot;&gt;&gt;&quot;&amp;[.B233]" office:value-type="string" office:string-value="Peluso&gt;&gt;Adriano">
            <text:p>Peluso&gt;&gt;Adriano</text:p>
          </table:table-cell>
          <table:table-cell office:value-type="float" office:value="11">
            <text:p>11</text:p>
          </table:table-cell>
          <table:table-cell table:formula="of:=IF(OR([.D233]=1;[.D233]=11);1;0)" office:value-type="float" office:value="1">
            <text:p>1</text:p>
          </table:table-cell>
          <table:table-cell table:formula="of:=IF(OR([.D233]=10;[.D233]=11);1;0)" office:value-type="float" office:value="1">
            <text:p>1</text:p>
          </table:table-cell>
        </table:table-row>
        <table:table-row table:style-name="ro4">
          <table:table-cell office:value-type="string">
            <text:p>Perilli</text:p>
          </table:table-cell>
          <table:table-cell office:value-type="string">
            <text:p>Benedetta</text:p>
          </table:table-cell>
          <table:table-cell table:formula="of:=[.A234]&amp;&quot;&gt;&gt;&quot;&amp;[.B234]" office:value-type="string" office:string-value="Perilli&gt;&gt;Benedetta">
            <text:p>Perilli&gt;&gt;Benedetta</text:p>
          </table:table-cell>
          <table:table-cell table:style-name="Valore_20_tabella_20_pivot" office:value-type="float" office:value="1">
            <text:p>1</text:p>
          </table:table-cell>
          <table:table-cell table:formula="of:=IF(OR([.D234]=1;[.D234]=11);1;0)" office:value-type="float" office:value="1">
            <text:p>1</text:p>
          </table:table-cell>
          <table:table-cell table:formula="of:=IF(OR([.D234]=10;[.D234]=11);1;0)" office:value-type="float" office:value="0">
            <text:p>0</text:p>
          </table:table-cell>
        </table:table-row>
        <table:table-row table:style-name="ro6">
          <table:table-cell table:style-name="Excel_20_Built-in_20_Normal" office:value-type="string">
            <text:p>Perrotta</text:p>
          </table:table-cell>
          <table:table-cell table:style-name="Excel_20_Built-in_20_Normal" office:value-type="string">
            <text:p>Luisa</text:p>
          </table:table-cell>
          <table:table-cell table:formula="of:=[.A235]&amp;&quot;&gt;&gt;&quot;&amp;[.B235]" office:value-type="string" office:string-value="Perrotta&gt;&gt;Luisa">
            <text:p>Perrotta&gt;&gt;Luisa</text:p>
          </table:table-cell>
          <table:table-cell office:value-type="float" office:value="11">
            <text:p>11</text:p>
          </table:table-cell>
          <table:table-cell table:formula="of:=IF(OR([.D235]=1;[.D235]=11);1;0)" office:value-type="float" office:value="1">
            <text:p>1</text:p>
          </table:table-cell>
          <table:table-cell table:formula="of:=IF(OR([.D235]=10;[.D235]=11);1;0)" office:value-type="float" office:value="1">
            <text:p>1</text:p>
          </table:table-cell>
        </table:table-row>
        <table:table-row table:style-name="ro4">
          <table:table-cell office:value-type="string">
            <text:p>Persia</text:p>
          </table:table-cell>
          <table:table-cell office:value-type="string">
            <text:p>Cristiana</text:p>
          </table:table-cell>
          <table:table-cell table:formula="of:=[.A236]&amp;&quot;&gt;&gt;&quot;&amp;[.B236]" office:value-type="string" office:string-value="Persia&gt;&gt;Cristiana">
            <text:p>Persia&gt;&gt;Cristiana</text:p>
          </table:table-cell>
          <table:table-cell table:style-name="Valore_20_tabella_20_pivot" office:value-type="float" office:value="10">
            <text:p>10</text:p>
          </table:table-cell>
          <table:table-cell table:formula="of:=IF(OR([.D236]=1;[.D236]=11);1;0)" office:value-type="float" office:value="0">
            <text:p>0</text:p>
          </table:table-cell>
          <table:table-cell table:formula="of:=IF(OR([.D236]=10;[.D236]=11);1;0)" office:value-type="float" office:value="1">
            <text:p>1</text:p>
          </table:table-cell>
        </table:table-row>
        <table:table-row table:style-name="ro3">
          <table:table-cell office:value-type="string">
            <text:p>Petrucci</text:p>
          </table:table-cell>
          <table:table-cell office:value-type="string">
            <text:p>Francesco</text:p>
          </table:table-cell>
          <table:table-cell table:formula="of:=[.A237]&amp;&quot;&gt;&gt;&quot;&amp;[.B237]" office:value-type="string" office:string-value="Petrucci&gt;&gt;Francesco">
            <text:p>Petrucci&gt;&gt;Francesco</text:p>
          </table:table-cell>
          <table:table-cell office:value-type="float" office:value="11">
            <text:p>11</text:p>
          </table:table-cell>
          <table:table-cell table:formula="of:=IF(OR([.D237]=1;[.D237]=11);1;0)" office:value-type="float" office:value="1">
            <text:p>1</text:p>
          </table:table-cell>
          <table:table-cell table:formula="of:=IF(OR([.D237]=10;[.D237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icchi</text:p>
          </table:table-cell>
          <table:table-cell table:style-name="Default" office:value-type="string">
            <text:p>Gabriele</text:p>
          </table:table-cell>
          <table:table-cell table:formula="of:=[.A238]&amp;&quot;&gt;&gt;&quot;&amp;[.B238]" office:value-type="string" office:string-value="Picchi&gt;&gt;Gabriele">
            <text:p>Picchi&gt;&gt;Gabriele</text:p>
          </table:table-cell>
          <table:table-cell office:value-type="float" office:value="11">
            <text:p>11</text:p>
          </table:table-cell>
          <table:table-cell table:formula="of:=IF(OR([.D238]=1;[.D238]=11);1;0)" office:value-type="float" office:value="1">
            <text:p>1</text:p>
          </table:table-cell>
          <table:table-cell table:formula="of:=IF(OR([.D238]=10;[.D23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ietrosanti</text:p>
          </table:table-cell>
          <table:table-cell table:style-name="Default" office:value-type="string">
            <text:p>Fabio</text:p>
          </table:table-cell>
          <table:table-cell table:formula="of:=[.A239]&amp;&quot;&gt;&gt;&quot;&amp;[.B239]" office:value-type="string" office:string-value="Pietrosanti&gt;&gt;Fabio">
            <text:p>Pietrosanti&gt;&gt;Fabio</text:p>
          </table:table-cell>
          <table:table-cell office:value-type="float" office:value="11">
            <text:p>11</text:p>
          </table:table-cell>
          <table:table-cell table:formula="of:=IF(OR([.D239]=1;[.D239]=11);1;0)" office:value-type="float" office:value="1">
            <text:p>1</text:p>
          </table:table-cell>
          <table:table-cell table:formula="of:=IF(OR([.D239]=10;[.D239]=11);1;0)" office:value-type="float" office:value="1">
            <text:p>1</text:p>
          </table:table-cell>
        </table:table-row>
        <table:table-row table:style-name="ro4">
          <table:table-cell office:value-type="string">
            <text:p>Pifferi</text:p>
          </table:table-cell>
          <table:table-cell office:value-type="string">
            <text:p>Samuele</text:p>
          </table:table-cell>
          <table:table-cell table:formula="of:=[.A240]&amp;&quot;&gt;&gt;&quot;&amp;[.B240]" office:value-type="string" office:string-value="Pifferi&gt;&gt;Samuele">
            <text:p>Pifferi&gt;&gt;Samuele</text:p>
          </table:table-cell>
          <table:table-cell table:style-name="Valore_20_tabella_20_pivot" office:value-type="float" office:value="1">
            <text:p>1</text:p>
          </table:table-cell>
          <table:table-cell table:formula="of:=IF(OR([.D240]=1;[.D240]=11);1;0)" office:value-type="float" office:value="1">
            <text:p>1</text:p>
          </table:table-cell>
          <table:table-cell table:formula="of:=IF(OR([.D240]=10;[.D240]=11);1;0)" office:value-type="float" office:value="0">
            <text:p>0</text:p>
          </table:table-cell>
        </table:table-row>
        <table:table-row table:style-name="ro4">
          <table:table-cell office:value-type="string">
            <text:p>Pignataro</text:p>
          </table:table-cell>
          <table:table-cell office:value-type="string">
            <text:p>Maria Carmina</text:p>
          </table:table-cell>
          <table:table-cell table:formula="of:=[.A241]&amp;&quot;&gt;&gt;&quot;&amp;[.B241]" office:value-type="string" office:string-value="Pignataro&gt;&gt;Maria Carmina">
            <text:p>Pignataro&gt;&gt;Maria Carmina</text:p>
          </table:table-cell>
          <table:table-cell office:value-type="float" office:value="10">
            <text:p>10</text:p>
          </table:table-cell>
          <table:table-cell table:formula="of:=IF(OR([.D241]=1;[.D241]=11);1;0)" office:value-type="float" office:value="0">
            <text:p>0</text:p>
          </table:table-cell>
          <table:table-cell table:formula="of:=IF(OR([.D241]=10;[.D241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illon</text:p>
          </table:table-cell>
          <table:table-cell table:style-name="Default" office:value-type="string">
            <text:p>Sergio</text:p>
          </table:table-cell>
          <table:table-cell table:formula="of:=[.A242]&amp;&quot;&gt;&gt;&quot;&amp;[.B242]" office:value-type="string" office:string-value="Pillon&gt;&gt;Sergio">
            <text:p>Pillon&gt;&gt;Sergio</text:p>
          </table:table-cell>
          <table:table-cell office:value-type="float" office:value="11">
            <text:p>11</text:p>
          </table:table-cell>
          <table:table-cell table:formula="of:=IF(OR([.D242]=1;[.D242]=11);1;0)" office:value-type="float" office:value="1">
            <text:p>1</text:p>
          </table:table-cell>
          <table:table-cell table:formula="of:=IF(OR([.D242]=10;[.D242]=11);1;0)" office:value-type="float" office:value="1">
            <text:p>1</text:p>
          </table:table-cell>
        </table:table-row>
        <table:table-row table:style-name="ro3">
          <table:table-cell office:value-type="string">
            <text:p>Pinto</text:p>
          </table:table-cell>
          <table:table-cell office:value-type="string">
            <text:p>Elena</text:p>
          </table:table-cell>
          <table:table-cell table:formula="of:=[.A243]&amp;&quot;&gt;&gt;&quot;&amp;[.B243]" office:value-type="string" office:string-value="Pinto&gt;&gt;Elena">
            <text:p>Pinto&gt;&gt;Elena</text:p>
          </table:table-cell>
          <table:table-cell table:style-name="Valore_20_tabella_20_pivot" office:value-type="float" office:value="11">
            <text:p>11</text:p>
          </table:table-cell>
          <table:table-cell table:formula="of:=IF(OR([.D243]=1;[.D243]=11);1;0)" office:value-type="float" office:value="1">
            <text:p>1</text:p>
          </table:table-cell>
          <table:table-cell table:formula="of:=IF(OR([.D243]=10;[.D243]=11);1;0)" office:value-type="float" office:value="1">
            <text:p>1</text:p>
          </table:table-cell>
        </table:table-row>
        <table:table-row table:style-name="ro4">
          <table:table-cell office:value-type="string">
            <text:p>Pisanu</text:p>
          </table:table-cell>
          <table:table-cell office:value-type="string">
            <text:p>Ilario</text:p>
          </table:table-cell>
          <table:table-cell table:formula="of:=[.A244]&amp;&quot;&gt;&gt;&quot;&amp;[.B244]" office:value-type="string" office:string-value="Pisanu&gt;&gt;Ilario">
            <text:p>Pisanu&gt;&gt;Ilario</text:p>
          </table:table-cell>
          <table:table-cell table:style-name="Valore_20_tabella_20_pivot" office:value-type="float" office:value="10">
            <text:p>10</text:p>
          </table:table-cell>
          <table:table-cell table:formula="of:=IF(OR([.D244]=1;[.D244]=11);1;0)" office:value-type="float" office:value="0">
            <text:p>0</text:p>
          </table:table-cell>
          <table:table-cell table:formula="of:=IF(OR([.D244]=10;[.D244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istilli</text:p>
          </table:table-cell>
          <table:table-cell table:style-name="Default" office:value-type="string">
            <text:p>Marcello</text:p>
          </table:table-cell>
          <table:table-cell table:formula="of:=[.A245]&amp;&quot;&gt;&gt;&quot;&amp;[.B245]" office:value-type="string" office:string-value="Pistilli&gt;&gt;Marcello">
            <text:p>Pistilli&gt;&gt;Marcello</text:p>
          </table:table-cell>
          <table:table-cell office:value-type="float" office:value="11">
            <text:p>11</text:p>
          </table:table-cell>
          <table:table-cell table:formula="of:=IF(OR([.D245]=1;[.D245]=11);1;0)" office:value-type="float" office:value="1">
            <text:p>1</text:p>
          </table:table-cell>
          <table:table-cell table:formula="of:=IF(OR([.D245]=10;[.D245]=11);1;0)" office:value-type="float" office:value="1">
            <text:p>1</text:p>
          </table:table-cell>
        </table:table-row>
        <table:table-row table:style-name="ro4">
          <table:table-cell office:value-type="string">
            <text:p>Placido</text:p>
          </table:table-cell>
          <table:table-cell office:value-type="string">
            <text:p>Donato</text:p>
          </table:table-cell>
          <table:table-cell table:formula="of:=[.A246]&amp;&quot;&gt;&gt;&quot;&amp;[.B246]" office:value-type="string" office:string-value="Placido&gt;&gt;Donato">
            <text:p>Placido&gt;&gt;Donato</text:p>
          </table:table-cell>
          <table:table-cell office:value-type="float" office:value="1">
            <text:p>1</text:p>
          </table:table-cell>
          <table:table-cell table:formula="of:=IF(OR([.D246]=1;[.D246]=11);1;0)" office:value-type="float" office:value="1">
            <text:p>1</text:p>
          </table:table-cell>
          <table:table-cell table:formula="of:=IF(OR([.D246]=10;[.D246]=11);1;0)" office:value-type="float" office:value="0">
            <text:p>0</text:p>
          </table:table-cell>
        </table:table-row>
        <table:table-row table:style-name="ro4">
          <table:table-cell office:value-type="string">
            <text:p>Polillo</text:p>
          </table:table-cell>
          <table:table-cell office:value-type="string">
            <text:p>Isabella</text:p>
          </table:table-cell>
          <table:table-cell table:formula="of:=[.A247]&amp;&quot;&gt;&gt;&quot;&amp;[.B247]" office:value-type="string" office:string-value="Polillo&gt;&gt;Isabella">
            <text:p>Polillo&gt;&gt;Isabella</text:p>
          </table:table-cell>
          <table:table-cell table:style-name="Valore_20_tabella_20_pivot" office:value-type="float" office:value="11">
            <text:p>11</text:p>
          </table:table-cell>
          <table:table-cell table:formula="of:=IF(OR([.D247]=1;[.D247]=11);1;0)" office:value-type="float" office:value="1">
            <text:p>1</text:p>
          </table:table-cell>
          <table:table-cell table:formula="of:=IF(OR([.D247]=10;[.D247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omante</text:p>
          </table:table-cell>
          <table:table-cell table:style-name="Default" office:value-type="string">
            <text:p>Gianluca</text:p>
          </table:table-cell>
          <table:table-cell table:formula="of:=[.A248]&amp;&quot;&gt;&gt;&quot;&amp;[.B248]" office:value-type="string" office:string-value="Pomante&gt;&gt;Gianluca">
            <text:p>Pomante&gt;&gt;Gianluca</text:p>
          </table:table-cell>
          <table:table-cell office:value-type="float" office:value="11">
            <text:p>11</text:p>
          </table:table-cell>
          <table:table-cell table:formula="of:=IF(OR([.D248]=1;[.D248]=11);1;0)" office:value-type="float" office:value="1">
            <text:p>1</text:p>
          </table:table-cell>
          <table:table-cell table:formula="of:=IF(OR([.D248]=10;[.D24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orcarelli</text:p>
          </table:table-cell>
          <table:table-cell table:style-name="Default" office:value-type="string">
            <text:p>Giovanni</text:p>
          </table:table-cell>
          <table:table-cell table:formula="of:=[.A249]&amp;&quot;&gt;&gt;&quot;&amp;[.B249]" office:value-type="string" office:string-value="Porcarelli&gt;&gt;Giovanni">
            <text:p>Porcarelli&gt;&gt;Giovanni</text:p>
          </table:table-cell>
          <table:table-cell office:value-type="float" office:value="11">
            <text:p>11</text:p>
          </table:table-cell>
          <table:table-cell table:formula="of:=IF(OR([.D249]=1;[.D249]=11);1;0)" office:value-type="float" office:value="1">
            <text:p>1</text:p>
          </table:table-cell>
          <table:table-cell table:formula="of:=IF(OR([.D249]=10;[.D24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Pozzaglia</text:p>
          </table:table-cell>
          <table:table-cell table:style-name="Default" office:value-type="string">
            <text:p>Roberto</text:p>
          </table:table-cell>
          <table:table-cell table:formula="of:=[.A250]&amp;&quot;&gt;&gt;&quot;&amp;[.B250]" office:value-type="string" office:string-value="Pozzaglia&gt;&gt;Roberto">
            <text:p>Pozzaglia&gt;&gt;Roberto</text:p>
          </table:table-cell>
          <table:table-cell office:value-type="float" office:value="11">
            <text:p>11</text:p>
          </table:table-cell>
          <table:table-cell table:formula="of:=IF(OR([.D250]=1;[.D250]=11);1;0)" office:value-type="float" office:value="1">
            <text:p>1</text:p>
          </table:table-cell>
          <table:table-cell table:formula="of:=IF(OR([.D250]=10;[.D250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retis</text:p>
          </table:table-cell>
          <table:table-cell table:style-name="Default" office:value-type="string">
            <text:p>Manuela</text:p>
          </table:table-cell>
          <table:table-cell table:formula="of:=[.A251]&amp;&quot;&gt;&gt;&quot;&amp;[.B251]" office:value-type="string" office:string-value="Pretis&gt;&gt;Manuela">
            <text:p>Pretis&gt;&gt;Manuela</text:p>
          </table:table-cell>
          <table:table-cell/>
          <table:table-cell table:formula="of:=IF(OR([.D251]=1;[.D251]=11);1;0)" office:value-type="float" office:value="0">
            <text:p>0</text:p>
          </table:table-cell>
          <table:table-cell table:formula="of:=IF(OR([.D251]=10;[.D251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Prinzi</text:p>
          </table:table-cell>
          <table:table-cell table:style-name="Default" office:value-type="string">
            <text:p>Luigi</text:p>
          </table:table-cell>
          <table:table-cell table:formula="of:=[.A252]&amp;&quot;&gt;&gt;&quot;&amp;[.B252]" office:value-type="string" office:string-value="Prinzi&gt;&gt;Luigi">
            <text:p>Prinzi&gt;&gt;Luigi</text:p>
          </table:table-cell>
          <table:table-cell office:value-type="float" office:value="11">
            <text:p>11</text:p>
          </table:table-cell>
          <table:table-cell table:formula="of:=IF(OR([.D252]=1;[.D252]=11);1;0)" office:value-type="float" office:value="1">
            <text:p>1</text:p>
          </table:table-cell>
          <table:table-cell table:formula="of:=IF(OR([.D252]=10;[.D252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Purificato</text:p>
          </table:table-cell>
          <table:table-cell table:style-name="Default" office:value-type="string">
            <text:p>Andrea</text:p>
          </table:table-cell>
          <table:table-cell table:formula="of:=[.A253]&amp;&quot;&gt;&gt;&quot;&amp;[.B253]" office:value-type="string" office:string-value="Purificato&gt;&gt;Andrea">
            <text:p>Purificato&gt;&gt;Andrea</text:p>
          </table:table-cell>
          <table:table-cell office:value-type="float" office:value="11">
            <text:p>11</text:p>
          </table:table-cell>
          <table:table-cell table:formula="of:=IF(OR([.D253]=1;[.D253]=11);1;0)" office:value-type="float" office:value="1">
            <text:p>1</text:p>
          </table:table-cell>
          <table:table-cell table:formula="of:=IF(OR([.D253]=10;[.D253]=11);1;0)" office:value-type="float" office:value="1">
            <text:p>1</text:p>
          </table:table-cell>
        </table:table-row>
        <table:table-row table:style-name="ro4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table:formula="of:=[.A254]&amp;&quot;&gt;&gt;&quot;&amp;[.B254]" office:value-type="string" office:string-value="Quagliariello&gt;&gt;Giovanni">
            <text:p>Quagliariello&gt;&gt;Giovanni</text:p>
          </table:table-cell>
          <table:table-cell table:style-name="Valore_20_tabella_20_pivot" office:value-type="float" office:value="11">
            <text:p>11</text:p>
          </table:table-cell>
          <table:table-cell table:formula="of:=IF(OR([.D254]=1;[.D254]=11);1;0)" office:value-type="float" office:value="1">
            <text:p>1</text:p>
          </table:table-cell>
          <table:table-cell table:formula="of:=IF(OR([.D254]=10;[.D254]=11);1;0)" office:value-type="float" office:value="1">
            <text:p>1</text:p>
          </table:table-cell>
        </table:table-row>
        <table:table-row table:style-name="ro4">
          <table:table-cell office:value-type="string">
            <text:p>Radice</text:p>
          </table:table-cell>
          <table:table-cell office:value-type="string">
            <text:p>Paolo</text:p>
          </table:table-cell>
          <table:table-cell table:formula="of:=[.A255]&amp;&quot;&gt;&gt;&quot;&amp;[.B255]" office:value-type="string" office:string-value="Radice&gt;&gt;Paolo">
            <text:p>Radice&gt;&gt;Paolo</text:p>
          </table:table-cell>
          <table:table-cell office:value-type="float" office:value="1">
            <text:p>1</text:p>
          </table:table-cell>
          <table:table-cell table:formula="of:=IF(OR([.D255]=1;[.D255]=11);1;0)" office:value-type="float" office:value="1">
            <text:p>1</text:p>
          </table:table-cell>
          <table:table-cell table:formula="of:=IF(OR([.D255]=10;[.D255]=11);1;0)" office:value-type="float" office:value="0">
            <text:p>0</text:p>
          </table:table-cell>
        </table:table-row>
        <table:table-row table:style-name="ro4"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table:formula="of:=[.A256]&amp;&quot;&gt;&gt;&quot;&amp;[.B256]" office:value-type="string" office:string-value="Recupero&gt;&gt;Mario Giuseppe">
            <text:p>Recupero&gt;&gt;Mario Giuseppe</text:p>
          </table:table-cell>
          <table:table-cell office:value-type="float" office:value="11">
            <text:p>11</text:p>
          </table:table-cell>
          <table:table-cell table:formula="of:=IF(OR([.D256]=1;[.D256]=11);1;0)" office:value-type="float" office:value="1">
            <text:p>1</text:p>
          </table:table-cell>
          <table:table-cell table:formula="of:=IF(OR([.D256]=10;[.D256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Reitano</text:p>
          </table:table-cell>
          <table:table-cell table:style-name="Default" office:value-type="string">
            <text:p>Leonida</text:p>
          </table:table-cell>
          <table:table-cell table:formula="of:=[.A257]&amp;&quot;&gt;&gt;&quot;&amp;[.B257]" office:value-type="string" office:string-value="Reitano&gt;&gt;Leonida">
            <text:p>Reitano&gt;&gt;Leonida</text:p>
          </table:table-cell>
          <table:table-cell office:value-type="float" office:value="11">
            <text:p>11</text:p>
          </table:table-cell>
          <table:table-cell table:formula="of:=IF(OR([.D257]=1;[.D257]=11);1;0)" office:value-type="float" office:value="1">
            <text:p>1</text:p>
          </table:table-cell>
          <table:table-cell table:formula="of:=IF(OR([.D257]=10;[.D257]=11);1;0)" office:value-type="float" office:value="1">
            <text:p>1</text:p>
          </table:table-cell>
        </table:table-row>
        <table:table-row table:style-name="ro4">
          <table:table-cell office:value-type="string">
            <text:p>Rendina</text:p>
          </table:table-cell>
          <table:table-cell office:value-type="string">
            <text:p>Federico</text:p>
          </table:table-cell>
          <table:table-cell table:formula="of:=[.A258]&amp;&quot;&gt;&gt;&quot;&amp;[.B258]" office:value-type="string" office:string-value="Rendina&gt;&gt;Federico">
            <text:p>Rendina&gt;&gt;Federico</text:p>
          </table:table-cell>
          <table:table-cell office:value-type="float" office:value="10">
            <text:p>10</text:p>
          </table:table-cell>
          <table:table-cell table:formula="of:=IF(OR([.D258]=1;[.D258]=11);1;0)" office:value-type="float" office:value="0">
            <text:p>0</text:p>
          </table:table-cell>
          <table:table-cell table:formula="of:=IF(OR([.D258]=10;[.D258]=11);1;0)" office:value-type="float" office:value="1">
            <text:p>1</text:p>
          </table:table-cell>
        </table:table-row>
        <table:table-row table:style-name="ro4">
          <table:table-cell office:value-type="string">
            <text:p>Ribustini</text:p>
          </table:table-cell>
          <table:table-cell office:value-type="string">
            <text:p>Luca</text:p>
          </table:table-cell>
          <table:table-cell table:formula="of:=[.A259]&amp;&quot;&gt;&gt;&quot;&amp;[.B259]" office:value-type="string" office:string-value="Ribustini&gt;&gt;Luca">
            <text:p>Ribustini&gt;&gt;Luca</text:p>
          </table:table-cell>
          <table:table-cell office:value-type="float" office:value="11">
            <text:p>11</text:p>
          </table:table-cell>
          <table:table-cell table:formula="of:=IF(OR([.D259]=1;[.D259]=11);1;0)" office:value-type="float" office:value="1">
            <text:p>1</text:p>
          </table:table-cell>
          <table:table-cell table:formula="of:=IF(OR([.D259]=10;[.D259]=11);1;0)" office:value-type="float" office:value="1">
            <text:p>1</text:p>
          </table:table-cell>
        </table:table-row>
        <table:table-row table:style-name="ro4">
          <table:table-cell office:value-type="string">
            <text:p>Riganelli</text:p>
          </table:table-cell>
          <table:table-cell office:value-type="string">
            <text:p>Maria Letizia</text:p>
          </table:table-cell>
          <table:table-cell table:formula="of:=[.A260]&amp;&quot;&gt;&gt;&quot;&amp;[.B260]" office:value-type="string" office:string-value="Riganelli&gt;&gt;Maria Letizia">
            <text:p>Riganelli&gt;&gt;Maria Letizia</text:p>
          </table:table-cell>
          <table:table-cell table:style-name="Valore_20_tabella_20_pivot" office:value-type="float" office:value="1">
            <text:p>1</text:p>
          </table:table-cell>
          <table:table-cell table:formula="of:=IF(OR([.D260]=1;[.D260]=11);1;0)" office:value-type="float" office:value="1">
            <text:p>1</text:p>
          </table:table-cell>
          <table:table-cell table:formula="of:=IF(OR([.D260]=10;[.D260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Rijtano</text:p>
          </table:table-cell>
          <table:table-cell table:style-name="Default" office:value-type="string">
            <text:p>Rosita</text:p>
          </table:table-cell>
          <table:table-cell table:formula="of:=[.A261]&amp;&quot;&gt;&gt;&quot;&amp;[.B261]" office:value-type="string" office:string-value="Rijtano&gt;&gt;Rosita">
            <text:p>Rijtano&gt;&gt;Rosita</text:p>
          </table:table-cell>
          <table:table-cell office:value-type="float" office:value="11">
            <text:p>11</text:p>
          </table:table-cell>
          <table:table-cell table:formula="of:=IF(OR([.D261]=1;[.D261]=11);1;0)" office:value-type="float" office:value="1">
            <text:p>1</text:p>
          </table:table-cell>
          <table:table-cell table:formula="of:=IF(OR([.D261]=10;[.D261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Rizzetti</text:p>
          </table:table-cell>
          <table:table-cell table:style-name="Default" office:value-type="string">
            <text:p>Walter</text:p>
          </table:table-cell>
          <table:table-cell table:formula="of:=[.A262]&amp;&quot;&gt;&gt;&quot;&amp;[.B262]" office:value-type="string" office:string-value="Rizzetti&gt;&gt;Walter">
            <text:p>Rizzetti&gt;&gt;Walter</text:p>
          </table:table-cell>
          <table:table-cell/>
          <table:table-cell table:formula="of:=IF(OR([.D262]=1;[.D262]=11);1;0)" office:value-type="float" office:value="0">
            <text:p>0</text:p>
          </table:table-cell>
          <table:table-cell table:formula="of:=IF(OR([.D262]=10;[.D262]=11);1;0)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Rizzo</text:p>
          </table:table-cell>
          <table:table-cell table:style-name="Default" office:value-type="string">
            <text:p>Biagio Francesco</text:p>
          </table:table-cell>
          <table:table-cell table:formula="of:=[.A263]&amp;&quot;&gt;&gt;&quot;&amp;[.B263]" office:value-type="string" office:string-value="Rizzo&gt;&gt;Biagio Francesco">
            <text:p>Rizzo&gt;&gt;Biagio Francesco</text:p>
          </table:table-cell>
          <table:table-cell office:value-type="float" office:value="11">
            <text:p>11</text:p>
          </table:table-cell>
          <table:table-cell table:formula="of:=IF(OR([.D263]=1;[.D263]=11);1;0)" office:value-type="float" office:value="1">
            <text:p>1</text:p>
          </table:table-cell>
          <table:table-cell table:formula="of:=IF(OR([.D263]=10;[.D263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Rodolfi</text:p>
          </table:table-cell>
          <table:table-cell table:style-name="Default" office:value-type="string">
            <text:p>Alessandro</text:p>
          </table:table-cell>
          <table:table-cell table:formula="of:=[.A264]&amp;&quot;&gt;&gt;&quot;&amp;[.B264]" office:value-type="string" office:string-value="Rodolfi&gt;&gt;Alessandro">
            <text:p>Rodolfi&gt;&gt;Alessandro</text:p>
          </table:table-cell>
          <table:table-cell office:value-type="float" office:value="11">
            <text:p>11</text:p>
          </table:table-cell>
          <table:table-cell table:formula="of:=IF(OR([.D264]=1;[.D264]=11);1;0)" office:value-type="float" office:value="1">
            <text:p>1</text:p>
          </table:table-cell>
          <table:table-cell table:formula="of:=IF(OR([.D264]=10;[.D264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Roggero</text:p>
          </table:table-cell>
          <table:table-cell table:style-name="Default" office:value-type="string">
            <text:p>Claudia</text:p>
          </table:table-cell>
          <table:table-cell table:formula="of:=[.A265]&amp;&quot;&gt;&gt;&quot;&amp;[.B265]" office:value-type="string" office:string-value="Roggero&gt;&gt;Claudia">
            <text:p>Roggero&gt;&gt;Claudia</text:p>
          </table:table-cell>
          <table:table-cell office:value-type="float" office:value="11">
            <text:p>11</text:p>
          </table:table-cell>
          <table:table-cell table:formula="of:=IF(OR([.D265]=1;[.D265]=11);1;0)" office:value-type="float" office:value="1">
            <text:p>1</text:p>
          </table:table-cell>
          <table:table-cell table:formula="of:=IF(OR([.D265]=10;[.D265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Romita</text:p>
          </table:table-cell>
          <table:table-cell table:style-name="Default" office:value-type="string">
            <text:p>Stefano</text:p>
          </table:table-cell>
          <table:table-cell table:formula="of:=[.A266]&amp;&quot;&gt;&gt;&quot;&amp;[.B266]" office:value-type="string" office:string-value="Romita&gt;&gt;Stefano">
            <text:p>Romita&gt;&gt;Stefano</text:p>
          </table:table-cell>
          <table:table-cell office:value-type="float" office:value="11">
            <text:p>11</text:p>
          </table:table-cell>
          <table:table-cell table:formula="of:=IF(OR([.D266]=1;[.D266]=11);1;0)" office:value-type="float" office:value="1">
            <text:p>1</text:p>
          </table:table-cell>
          <table:table-cell table:formula="of:=IF(OR([.D266]=10;[.D266]=11);1;0)" office:value-type="float" office:value="1">
            <text:p>1</text:p>
          </table:table-cell>
        </table:table-row>
        <table:table-row table:style-name="ro4">
          <table:table-cell office:value-type="string">
            <text:p>Ronconi</text:p>
          </table:table-cell>
          <table:table-cell office:value-type="string">
            <text:p>Rossella</text:p>
          </table:table-cell>
          <table:table-cell table:formula="of:=[.A267]&amp;&quot;&gt;&gt;&quot;&amp;[.B267]" office:value-type="string" office:string-value="Ronconi&gt;&gt;Rossella">
            <text:p>Ronconi&gt;&gt;Rossella</text:p>
          </table:table-cell>
          <table:table-cell table:style-name="Valore_20_tabella_20_pivot" office:value-type="float" office:value="10">
            <text:p>10</text:p>
          </table:table-cell>
          <table:table-cell table:formula="of:=IF(OR([.D267]=1;[.D267]=11);1;0)" office:value-type="float" office:value="0">
            <text:p>0</text:p>
          </table:table-cell>
          <table:table-cell table:formula="of:=IF(OR([.D267]=10;[.D267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Rosace</text:p>
          </table:table-cell>
          <table:table-cell table:style-name="Default" office:value-type="string">
            <text:p>Maurizio </text:p>
          </table:table-cell>
          <table:table-cell table:formula="of:=[.A268]&amp;&quot;&gt;&gt;&quot;&amp;[.B268]" office:value-type="string" office:string-value="Rosace&gt;&gt;Maurizio ">
            <text:p>Rosace&gt;&gt;Maurizio </text:p>
          </table:table-cell>
          <table:table-cell office:value-type="float" office:value="11">
            <text:p>11</text:p>
          </table:table-cell>
          <table:table-cell table:formula="of:=IF(OR([.D268]=1;[.D268]=11);1;0)" office:value-type="float" office:value="1">
            <text:p>1</text:p>
          </table:table-cell>
          <table:table-cell table:formula="of:=IF(OR([.D268]=10;[.D268]=11);1;0)" office:value-type="float" office:value="1">
            <text:p>1</text:p>
          </table:table-cell>
        </table:table-row>
        <table:table-row table:style-name="ro4">
          <table:table-cell office:value-type="string">
            <text:p>Rosati</text:p>
          </table:table-cell>
          <table:table-cell office:value-type="string">
            <text:p>Rita</text:p>
          </table:table-cell>
          <table:table-cell table:formula="of:=[.A269]&amp;&quot;&gt;&gt;&quot;&amp;[.B269]" office:value-type="string" office:string-value="Rosati&gt;&gt;Rita">
            <text:p>Rosati&gt;&gt;Rita</text:p>
          </table:table-cell>
          <table:table-cell table:style-name="Valore_20_tabella_20_pivot" office:value-type="float" office:value="1">
            <text:p>1</text:p>
          </table:table-cell>
          <table:table-cell table:formula="of:=IF(OR([.D269]=1;[.D269]=11);1;0)" office:value-type="float" office:value="1">
            <text:p>1</text:p>
          </table:table-cell>
          <table:table-cell table:formula="of:=IF(OR([.D269]=10;[.D269]=11);1;0)" office:value-type="float" office:value="0">
            <text:p>0</text:p>
          </table:table-cell>
        </table:table-row>
        <table:table-row table:style-name="ro4">
          <table:table-cell office:value-type="string">
            <text:p>Rosati</text:p>
          </table:table-cell>
          <table:table-cell office:value-type="string">
            <text:p>Francesco</text:p>
          </table:table-cell>
          <table:table-cell table:formula="of:=[.A270]&amp;&quot;&gt;&gt;&quot;&amp;[.B270]" office:value-type="string" office:string-value="Rosati&gt;&gt;Francesco">
            <text:p>Rosati&gt;&gt;Francesco</text:p>
          </table:table-cell>
          <table:table-cell office:value-type="float" office:value="1">
            <text:p>1</text:p>
          </table:table-cell>
          <table:table-cell table:formula="of:=IF(OR([.D270]=1;[.D270]=11);1;0)" office:value-type="float" office:value="1">
            <text:p>1</text:p>
          </table:table-cell>
          <table:table-cell table:formula="of:=IF(OR([.D270]=10;[.D270]=11);1;0)" office:value-type="float" office:value="0">
            <text:p>0</text:p>
          </table:table-cell>
        </table:table-row>
        <table:table-row table:style-name="ro3">
          <table:table-cell office:value-type="string">
            <text:p>Rosella</text:p>
          </table:table-cell>
          <table:table-cell office:value-type="string">
            <text:p>Serena</text:p>
          </table:table-cell>
          <table:table-cell table:formula="of:=[.A271]&amp;&quot;&gt;&gt;&quot;&amp;[.B271]" office:value-type="string" office:string-value="Rosella&gt;&gt;Serena">
            <text:p>Rosella&gt;&gt;Serena</text:p>
          </table:table-cell>
          <table:table-cell table:style-name="Valore_20_tabella_20_pivot" office:value-type="float" office:value="1">
            <text:p>1</text:p>
          </table:table-cell>
          <table:table-cell table:formula="of:=IF(OR([.D271]=1;[.D271]=11);1;0)" office:value-type="float" office:value="1">
            <text:p>1</text:p>
          </table:table-cell>
          <table:table-cell table:formula="of:=IF(OR([.D271]=10;[.D271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Rossignaud</text:p>
          </table:table-cell>
          <table:table-cell table:style-name="Default" office:value-type="string">
            <text:p>Maria Pia</text:p>
          </table:table-cell>
          <table:table-cell table:formula="of:=[.A272]&amp;&quot;&gt;&gt;&quot;&amp;[.B272]" office:value-type="string" office:string-value="Rossignaud&gt;&gt;Maria Pia">
            <text:p>Rossignaud&gt;&gt;Maria Pia</text:p>
          </table:table-cell>
          <table:table-cell office:value-type="float" office:value="11">
            <text:p>11</text:p>
          </table:table-cell>
          <table:table-cell table:formula="of:=IF(OR([.D272]=1;[.D272]=11);1;0)" office:value-type="float" office:value="1">
            <text:p>1</text:p>
          </table:table-cell>
          <table:table-cell table:formula="of:=IF(OR([.D272]=10;[.D272]=11);1;0)" office:value-type="float" office:value="1">
            <text:p>1</text:p>
          </table:table-cell>
        </table:table-row>
        <table:table-row table:style-name="ro4">
          <table:table-cell office:value-type="string">
            <text:p>Rustici</text:p>
          </table:table-cell>
          <table:table-cell office:value-type="string">
            <text:p>Daniela</text:p>
          </table:table-cell>
          <table:table-cell table:formula="of:=[.A273]&amp;&quot;&gt;&gt;&quot;&amp;[.B273]" office:value-type="string" office:string-value="Rustici&gt;&gt;Daniela">
            <text:p>Rustici&gt;&gt;Daniela</text:p>
          </table:table-cell>
          <table:table-cell office:value-type="float" office:value="11">
            <text:p>11</text:p>
          </table:table-cell>
          <table:table-cell table:formula="of:=IF(OR([.D273]=1;[.D273]=11);1;0)" office:value-type="float" office:value="1">
            <text:p>1</text:p>
          </table:table-cell>
          <table:table-cell table:formula="of:=IF(OR([.D273]=10;[.D273]=11);1;0)" office:value-type="float" office:value="1">
            <text:p>1</text:p>
          </table:table-cell>
        </table:table-row>
        <table:table-row table:style-name="ro3">
          <table:table-cell office:value-type="string">
            <text:p>Saba</text:p>
          </table:table-cell>
          <table:table-cell office:value-type="string">
            <text:p>Giorgio</text:p>
          </table:table-cell>
          <table:table-cell table:formula="of:=[.A274]&amp;&quot;&gt;&gt;&quot;&amp;[.B274]" office:value-type="string" office:string-value="Saba&gt;&gt;Giorgio">
            <text:p>Saba&gt;&gt;Giorgio</text:p>
          </table:table-cell>
          <table:table-cell table:style-name="Valore_20_tabella_20_pivot" office:value-type="float" office:value="10">
            <text:p>10</text:p>
          </table:table-cell>
          <table:table-cell table:formula="of:=IF(OR([.D274]=1;[.D274]=11);1;0)" office:value-type="float" office:value="0">
            <text:p>0</text:p>
          </table:table-cell>
          <table:table-cell table:formula="of:=IF(OR([.D274]=10;[.D274]=11);1;0)" office:value-type="float" office:value="1">
            <text:p>1</text:p>
          </table:table-cell>
        </table:table-row>
        <table:table-row table:style-name="ro3">
          <table:table-cell office:value-type="string">
            <text:p>Sabatino</text:p>
          </table:table-cell>
          <table:table-cell office:value-type="string">
            <text:p>Barbara</text:p>
          </table:table-cell>
          <table:table-cell table:formula="of:=[.A275]&amp;&quot;&gt;&gt;&quot;&amp;[.B275]" office:value-type="string" office:string-value="Sabatino&gt;&gt;Barbara">
            <text:p>Sabatino&gt;&gt;Barbara</text:p>
          </table:table-cell>
          <table:table-cell table:style-name="Valore_20_tabella_20_pivot" office:value-type="float" office:value="10">
            <text:p>10</text:p>
          </table:table-cell>
          <table:table-cell table:formula="of:=IF(OR([.D275]=1;[.D275]=11);1;0)" office:value-type="float" office:value="0">
            <text:p>0</text:p>
          </table:table-cell>
          <table:table-cell table:formula="of:=IF(OR([.D275]=10;[.D275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acchetto</text:p>
          </table:table-cell>
          <table:table-cell table:style-name="Default" office:value-type="string">
            <text:p>Camillo</text:p>
          </table:table-cell>
          <table:table-cell table:formula="of:=[.A276]&amp;&quot;&gt;&gt;&quot;&amp;[.B276]" office:value-type="string" office:string-value="Sacchetto&gt;&gt;Camillo">
            <text:p>Sacchetto&gt;&gt;Camillo</text:p>
          </table:table-cell>
          <table:table-cell office:value-type="float" office:value="11">
            <text:p>11</text:p>
          </table:table-cell>
          <table:table-cell table:formula="of:=IF(OR([.D276]=1;[.D276]=11);1;0)" office:value-type="float" office:value="1">
            <text:p>1</text:p>
          </table:table-cell>
          <table:table-cell table:formula="of:=IF(OR([.D276]=10;[.D276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Salerno</text:p>
          </table:table-cell>
          <table:table-cell table:style-name="Default" office:value-type="string">
            <text:p>Paolo</text:p>
          </table:table-cell>
          <table:table-cell table:formula="of:=[.A277]&amp;&quot;&gt;&gt;&quot;&amp;[.B277]" office:value-type="string" office:string-value="Salerno&gt;&gt;Paolo">
            <text:p>Salerno&gt;&gt;Paolo</text:p>
          </table:table-cell>
          <table:table-cell office:value-type="float" office:value="10">
            <text:p>10</text:p>
          </table:table-cell>
          <table:table-cell table:formula="of:=IF(OR([.D277]=1;[.D277]=11);1;0)" office:value-type="float" office:value="0">
            <text:p>0</text:p>
          </table:table-cell>
          <table:table-cell table:formula="of:=IF(OR([.D277]=10;[.D27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amele</text:p>
          </table:table-cell>
          <table:table-cell table:style-name="Default" office:value-type="string">
            <text:p>Manuel</text:p>
          </table:table-cell>
          <table:table-cell table:formula="of:=[.A278]&amp;&quot;&gt;&gt;&quot;&amp;[.B278]" office:value-type="string" office:string-value="Samele&gt;&gt;Manuel">
            <text:p>Samele&gt;&gt;Manuel</text:p>
          </table:table-cell>
          <table:table-cell office:value-type="float" office:value="11">
            <text:p>11</text:p>
          </table:table-cell>
          <table:table-cell table:formula="of:=IF(OR([.D278]=1;[.D278]=11);1;0)" office:value-type="float" office:value="1">
            <text:p>1</text:p>
          </table:table-cell>
          <table:table-cell table:formula="of:=IF(OR([.D278]=10;[.D27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antocchi</text:p>
          </table:table-cell>
          <table:table-cell table:style-name="Default" office:value-type="string">
            <text:p>Valeria</text:p>
          </table:table-cell>
          <table:table-cell table:formula="of:=[.A279]&amp;&quot;&gt;&gt;&quot;&amp;[.B279]" office:value-type="string" office:string-value="Santocchi&gt;&gt;Valeria">
            <text:p>Santocchi&gt;&gt;Valeria</text:p>
          </table:table-cell>
          <table:table-cell office:value-type="float" office:value="11">
            <text:p>11</text:p>
          </table:table-cell>
          <table:table-cell table:formula="of:=IF(OR([.D279]=1;[.D279]=11);1;0)" office:value-type="float" office:value="1">
            <text:p>1</text:p>
          </table:table-cell>
          <table:table-cell table:formula="of:=IF(OR([.D279]=10;[.D27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antolla</text:p>
          </table:table-cell>
          <table:table-cell table:style-name="Default" office:value-type="string">
            <text:p>Francesco</text:p>
          </table:table-cell>
          <table:table-cell table:formula="of:=[.A280]&amp;&quot;&gt;&gt;&quot;&amp;[.B280]" office:value-type="string" office:string-value="Santolla&gt;&gt;Francesco">
            <text:p>Santolla&gt;&gt;Francesco</text:p>
          </table:table-cell>
          <table:table-cell office:value-type="float" office:value="11">
            <text:p>11</text:p>
          </table:table-cell>
          <table:table-cell table:formula="of:=IF(OR([.D280]=1;[.D280]=11);1;0)" office:value-type="float" office:value="1">
            <text:p>1</text:p>
          </table:table-cell>
          <table:table-cell table:formula="of:=IF(OR([.D280]=10;[.D280]=11);1;0)" office:value-type="float" office:value="1">
            <text:p>1</text:p>
          </table:table-cell>
        </table:table-row>
        <table:table-row table:style-name="ro4">
          <table:table-cell office:value-type="string">
            <text:p>Santoni</text:p>
          </table:table-cell>
          <table:table-cell office:value-type="string">
            <text:p>Andrea</text:p>
          </table:table-cell>
          <table:table-cell table:formula="of:=[.A281]&amp;&quot;&gt;&gt;&quot;&amp;[.B281]" office:value-type="string" office:string-value="Santoni&gt;&gt;Andrea">
            <text:p>Santoni&gt;&gt;Andrea</text:p>
          </table:table-cell>
          <table:table-cell office:value-type="float" office:value="1">
            <text:p>1</text:p>
          </table:table-cell>
          <table:table-cell table:formula="of:=IF(OR([.D281]=1;[.D281]=11);1;0)" office:value-type="float" office:value="1">
            <text:p>1</text:p>
          </table:table-cell>
          <table:table-cell table:formula="of:=IF(OR([.D281]=10;[.D281]=11);1;0)" office:value-type="float" office:value="0">
            <text:p>0</text:p>
          </table:table-cell>
        </table:table-row>
        <table:table-row table:style-name="ro3">
          <table:table-cell table:style-name="Default" office:value-type="string">
            <text:p>Sarzana</text:p>
          </table:table-cell>
          <table:table-cell table:style-name="Default" office:value-type="string">
            <text:p>Fulvio</text:p>
          </table:table-cell>
          <table:table-cell table:formula="of:=[.A282]&amp;&quot;&gt;&gt;&quot;&amp;[.B282]" office:value-type="string" office:string-value="Sarzana&gt;&gt;Fulvio">
            <text:p>Sarzana&gt;&gt;Fulvio</text:p>
          </table:table-cell>
          <table:table-cell/>
          <table:table-cell table:formula="of:=IF(OR([.D282]=1;[.D282]=11);1;0)" office:value-type="float" office:value="0">
            <text:p>0</text:p>
          </table:table-cell>
          <table:table-cell table:formula="of:=IF(OR([.D282]=10;[.D282]=11);1;0)" office:value-type="float" office:value="0">
            <text:p>0</text:p>
          </table:table-cell>
        </table:table-row>
        <table:table-row table:style-name="ro4">
          <table:table-cell office:value-type="string">
            <text:p>Savi</text:p>
          </table:table-cell>
          <table:table-cell office:value-type="string">
            <text:p>Antonio</text:p>
          </table:table-cell>
          <table:table-cell table:formula="of:=[.A283]&amp;&quot;&gt;&gt;&quot;&amp;[.B283]" office:value-type="string" office:string-value="Savi&gt;&gt;Antonio">
            <text:p>Savi&gt;&gt;Antonio</text:p>
          </table:table-cell>
          <table:table-cell table:style-name="Valore_20_tabella_20_pivot" office:value-type="float" office:value="10">
            <text:p>10</text:p>
          </table:table-cell>
          <table:table-cell table:formula="of:=IF(OR([.D283]=1;[.D283]=11);1;0)" office:value-type="float" office:value="0">
            <text:p>0</text:p>
          </table:table-cell>
          <table:table-cell table:formula="of:=IF(OR([.D283]=10;[.D283]=11);1;0)" office:value-type="float" office:value="1">
            <text:p>1</text:p>
          </table:table-cell>
        </table:table-row>
        <table:table-row table:style-name="ro4">
          <table:table-cell office:value-type="string">
            <text:p>Savone</text:p>
          </table:table-cell>
          <table:table-cell office:value-type="string">
            <text:p>Fausta</text:p>
          </table:table-cell>
          <table:table-cell table:formula="of:=[.A284]&amp;&quot;&gt;&gt;&quot;&amp;[.B284]" office:value-type="string" office:string-value="Savone&gt;&gt;Fausta">
            <text:p>Savone&gt;&gt;Fausta</text:p>
          </table:table-cell>
          <table:table-cell table:style-name="Valore_20_tabella_20_pivot" office:value-type="float" office:value="10">
            <text:p>10</text:p>
          </table:table-cell>
          <table:table-cell table:formula="of:=IF(OR([.D284]=1;[.D284]=11);1;0)" office:value-type="float" office:value="0">
            <text:p>0</text:p>
          </table:table-cell>
          <table:table-cell table:formula="of:=IF(OR([.D284]=10;[.D284]=11);1;0)" office:value-type="float" office:value="1">
            <text:p>1</text:p>
          </table:table-cell>
        </table:table-row>
        <table:table-row table:style-name="ro4">
          <table:table-cell office:value-type="string">
            <text:p>Scafati</text:p>
          </table:table-cell>
          <table:table-cell office:value-type="string">
            <text:p>Marco</text:p>
          </table:table-cell>
          <table:table-cell table:formula="of:=[.A285]&amp;&quot;&gt;&gt;&quot;&amp;[.B285]" office:value-type="string" office:string-value="Scafati&gt;&gt;Marco">
            <text:p>Scafati&gt;&gt;Marco</text:p>
          </table:table-cell>
          <table:table-cell table:style-name="Valore_20_tabella_20_pivot" office:value-type="float" office:value="10">
            <text:p>10</text:p>
          </table:table-cell>
          <table:table-cell table:formula="of:=IF(OR([.D285]=1;[.D285]=11);1;0)" office:value-type="float" office:value="0">
            <text:p>0</text:p>
          </table:table-cell>
          <table:table-cell table:formula="of:=IF(OR([.D285]=10;[.D285]=11);1;0)" office:value-type="float" office:value="1">
            <text:p>1</text:p>
          </table:table-cell>
        </table:table-row>
        <table:table-row table:style-name="ro4">
          <table:table-cell office:value-type="string">
            <text:p>Scafuri</text:p>
          </table:table-cell>
          <table:table-cell office:value-type="string">
            <text:p>Anna</text:p>
          </table:table-cell>
          <table:table-cell table:formula="of:=[.A286]&amp;&quot;&gt;&gt;&quot;&amp;[.B286]" office:value-type="string" office:string-value="Scafuri&gt;&gt;Anna">
            <text:p>Scafuri&gt;&gt;Anna</text:p>
          </table:table-cell>
          <table:table-cell office:value-type="float" office:value="11">
            <text:p>11</text:p>
          </table:table-cell>
          <table:table-cell table:formula="of:=IF(OR([.D286]=1;[.D286]=11);1;0)" office:value-type="float" office:value="1">
            <text:p>1</text:p>
          </table:table-cell>
          <table:table-cell table:formula="of:=IF(OR([.D286]=10;[.D28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caglietta</text:p>
          </table:table-cell>
          <table:table-cell table:style-name="Default" office:value-type="string">
            <text:p>Raffaela</text:p>
          </table:table-cell>
          <table:table-cell table:formula="of:=[.A287]&amp;&quot;&gt;&gt;&quot;&amp;[.B287]" office:value-type="string" office:string-value="Scaglietta&gt;&gt;Raffaela">
            <text:p>Scaglietta&gt;&gt;Raffaela</text:p>
          </table:table-cell>
          <table:table-cell office:value-type="float" office:value="11">
            <text:p>11</text:p>
          </table:table-cell>
          <table:table-cell table:formula="of:=IF(OR([.D287]=1;[.D287]=11);1;0)" office:value-type="float" office:value="1">
            <text:p>1</text:p>
          </table:table-cell>
          <table:table-cell table:formula="of:=IF(OR([.D287]=10;[.D287]=11);1;0)" office:value-type="float" office:value="1">
            <text:p>1</text:p>
          </table:table-cell>
        </table:table-row>
        <table:table-row table:style-name="ro4">
          <table:table-cell office:value-type="string">
            <text:p>Scarlino</text:p>
          </table:table-cell>
          <table:table-cell office:value-type="string">
            <text:p>Matteo</text:p>
          </table:table-cell>
          <table:table-cell table:formula="of:=[.A288]&amp;&quot;&gt;&gt;&quot;&amp;[.B288]" office:value-type="string" office:string-value="Scarlino&gt;&gt;Matteo">
            <text:p>Scarlino&gt;&gt;Matteo</text:p>
          </table:table-cell>
          <table:table-cell table:style-name="Valore_20_tabella_20_pivot" office:value-type="float" office:value="1">
            <text:p>1</text:p>
          </table:table-cell>
          <table:table-cell table:formula="of:=IF(OR([.D288]=1;[.D288]=11);1;0)" office:value-type="float" office:value="1">
            <text:p>1</text:p>
          </table:table-cell>
          <table:table-cell table:formula="of:=IF(OR([.D288]=10;[.D288]=11);1;0)" office:value-type="float" office:value="0">
            <text:p>0</text:p>
          </table:table-cell>
        </table:table-row>
        <table:table-row table:style-name="ro4"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table:formula="of:=[.A289]&amp;&quot;&gt;&gt;&quot;&amp;[.B289]" office:value-type="string" office:string-value="Scoppettuolo&gt;&gt;Antonio">
            <text:p>Scoppettuolo&gt;&gt;Antonio</text:p>
          </table:table-cell>
          <table:table-cell office:value-type="float" office:value="11">
            <text:p>11</text:p>
          </table:table-cell>
          <table:table-cell table:formula="of:=IF(OR([.D289]=1;[.D289]=11);1;0)" office:value-type="float" office:value="1">
            <text:p>1</text:p>
          </table:table-cell>
          <table:table-cell table:formula="of:=IF(OR([.D289]=10;[.D28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enor</text:p>
          </table:table-cell>
          <table:table-cell table:style-name="Default" office:value-type="string">
            <text:p>Monica Alessia</text:p>
          </table:table-cell>
          <table:table-cell table:formula="of:=[.A290]&amp;&quot;&gt;&gt;&quot;&amp;[.B290]" office:value-type="string" office:string-value="Senor&gt;&gt;Monica Alessia">
            <text:p>Senor&gt;&gt;Monica Alessia</text:p>
          </table:table-cell>
          <table:table-cell office:value-type="float" office:value="10">
            <text:p>10</text:p>
          </table:table-cell>
          <table:table-cell table:formula="of:=IF(OR([.D290]=1;[.D290]=11);1;0)" office:value-type="float" office:value="0">
            <text:p>0</text:p>
          </table:table-cell>
          <table:table-cell table:formula="of:=IF(OR([.D290]=10;[.D29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enor</text:p>
          </table:table-cell>
          <table:table-cell table:style-name="Default" office:value-type="string">
            <text:p>Monica A.</text:p>
          </table:table-cell>
          <table:table-cell table:formula="of:=[.A291]&amp;&quot;&gt;&gt;&quot;&amp;[.B291]" office:value-type="string" office:string-value="Senor&gt;&gt;Monica A.">
            <text:p>Senor&gt;&gt;Monica A.</text:p>
          </table:table-cell>
          <table:table-cell/>
          <table:table-cell table:formula="of:=IF(OR([.D291]=1;[.D291]=11);1;0)" office:value-type="float" office:value="0">
            <text:p>0</text:p>
          </table:table-cell>
          <table:table-cell table:formula="of:=IF(OR([.D291]=10;[.D291]=11);1;0)" office:value-type="float" office:value="0">
            <text:p>0</text:p>
          </table:table-cell>
        </table:table-row>
        <table:table-row table:style-name="ro3">
          <table:table-cell office:value-type="string">
            <text:p>Serrano</text:p>
          </table:table-cell>
          <table:table-cell office:value-type="string">
            <text:p>Antonia</text:p>
          </table:table-cell>
          <table:table-cell table:formula="of:=[.A292]&amp;&quot;&gt;&gt;&quot;&amp;[.B292]" office:value-type="string" office:string-value="Serrano&gt;&gt;Antonia">
            <text:p>Serrano&gt;&gt;Antonia</text:p>
          </table:table-cell>
          <table:table-cell office:value-type="float" office:value="10">
            <text:p>10</text:p>
          </table:table-cell>
          <table:table-cell table:formula="of:=IF(OR([.D292]=1;[.D292]=11);1;0)" office:value-type="float" office:value="0">
            <text:p>0</text:p>
          </table:table-cell>
          <table:table-cell table:formula="of:=IF(OR([.D292]=10;[.D292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hakhmirza</text:p>
          </table:table-cell>
          <table:table-cell table:style-name="Default" office:value-type="string">
            <text:p>Bella</text:p>
          </table:table-cell>
          <table:table-cell table:formula="of:=[.A293]&amp;&quot;&gt;&gt;&quot;&amp;[.B293]" office:value-type="string" office:string-value="Shakhmirza&gt;&gt;Bella">
            <text:p>Shakhmirza&gt;&gt;Bella</text:p>
          </table:table-cell>
          <table:table-cell office:value-type="float" office:value="11">
            <text:p>11</text:p>
          </table:table-cell>
          <table:table-cell table:formula="of:=IF(OR([.D293]=1;[.D293]=11);1;0)" office:value-type="float" office:value="1">
            <text:p>1</text:p>
          </table:table-cell>
          <table:table-cell table:formula="of:=IF(OR([.D293]=10;[.D293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imonetti</text:p>
          </table:table-cell>
          <table:table-cell table:style-name="Default" office:value-type="string">
            <text:p>Roberto</text:p>
          </table:table-cell>
          <table:table-cell table:formula="of:=[.A294]&amp;&quot;&gt;&gt;&quot;&amp;[.B294]" office:value-type="string" office:string-value="Simonetti&gt;&gt;Roberto">
            <text:p>Simonetti&gt;&gt;Roberto</text:p>
          </table:table-cell>
          <table:table-cell office:value-type="float" office:value="11">
            <text:p>11</text:p>
          </table:table-cell>
          <table:table-cell table:formula="of:=IF(OR([.D294]=1;[.D294]=11);1;0)" office:value-type="float" office:value="1">
            <text:p>1</text:p>
          </table:table-cell>
          <table:table-cell table:formula="of:=IF(OR([.D294]=10;[.D294]=11);1;0)" office:value-type="float" office:value="1">
            <text:p>1</text:p>
          </table:table-cell>
        </table:table-row>
        <table:table-row table:style-name="ro4">
          <table:table-cell office:value-type="string">
            <text:p>Soccio</text:p>
          </table:table-cell>
          <table:table-cell office:value-type="string">
            <text:p>Raffaele</text:p>
          </table:table-cell>
          <table:table-cell table:formula="of:=[.A295]&amp;&quot;&gt;&gt;&quot;&amp;[.B295]" office:value-type="string" office:string-value="Soccio&gt;&gt;Raffaele">
            <text:p>Soccio&gt;&gt;Raffaele</text:p>
          </table:table-cell>
          <table:table-cell table:style-name="Valore_20_tabella_20_pivot" office:value-type="float" office:value="11">
            <text:p>11</text:p>
          </table:table-cell>
          <table:table-cell table:formula="of:=IF(OR([.D295]=1;[.D295]=11);1;0)" office:value-type="float" office:value="1">
            <text:p>1</text:p>
          </table:table-cell>
          <table:table-cell table:formula="of:=IF(OR([.D295]=10;[.D295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Sofi</text:p>
          </table:table-cell>
          <table:table-cell table:style-name="Default" office:value-type="string">
            <text:p>Stefano</text:p>
          </table:table-cell>
          <table:table-cell table:formula="of:=[.A296]&amp;&quot;&gt;&gt;&quot;&amp;[.B296]" office:value-type="string" office:string-value="Sofi&gt;&gt;Stefano">
            <text:p>Sofi&gt;&gt;Stefano</text:p>
          </table:table-cell>
          <table:table-cell office:value-type="float" office:value="11">
            <text:p>11</text:p>
          </table:table-cell>
          <table:table-cell table:formula="of:=IF(OR([.D296]=1;[.D296]=11);1;0)" office:value-type="float" office:value="1">
            <text:p>1</text:p>
          </table:table-cell>
          <table:table-cell table:formula="of:=IF(OR([.D296]=10;[.D296]=11);1;0)" office:value-type="float" office:value="1">
            <text:p>1</text:p>
          </table:table-cell>
        </table:table-row>
        <table:table-row table:style-name="ro4">
          <table:table-cell office:value-type="string">
            <text:p>Soldano</text:p>
          </table:table-cell>
          <table:table-cell office:value-type="string">
            <text:p>Monica</text:p>
          </table:table-cell>
          <table:table-cell table:formula="of:=[.A297]&amp;&quot;&gt;&gt;&quot;&amp;[.B297]" office:value-type="string" office:string-value="Soldano&gt;&gt;Monica">
            <text:p>Soldano&gt;&gt;Monica</text:p>
          </table:table-cell>
          <table:table-cell office:value-type="float" office:value="10">
            <text:p>10</text:p>
          </table:table-cell>
          <table:table-cell table:formula="of:=IF(OR([.D297]=1;[.D297]=11);1;0)" office:value-type="float" office:value="0">
            <text:p>0</text:p>
          </table:table-cell>
          <table:table-cell table:formula="of:=IF(OR([.D297]=10;[.D29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Solinas</text:p>
          </table:table-cell>
          <table:table-cell table:style-name="Default" office:value-type="string">
            <text:p>Stefano</text:p>
          </table:table-cell>
          <table:table-cell table:formula="of:=[.A298]&amp;&quot;&gt;&gt;&quot;&amp;[.B298]" office:value-type="string" office:string-value="Solinas&gt;&gt;Stefano">
            <text:p>Solinas&gt;&gt;Stefano</text:p>
          </table:table-cell>
          <table:table-cell office:value-type="float" office:value="11">
            <text:p>11</text:p>
          </table:table-cell>
          <table:table-cell table:formula="of:=IF(OR([.D298]=1;[.D298]=11);1;0)" office:value-type="float" office:value="1">
            <text:p>1</text:p>
          </table:table-cell>
          <table:table-cell table:formula="of:=IF(OR([.D298]=10;[.D298]=11);1;0)" office:value-type="float" office:value="1">
            <text:p>1</text:p>
          </table:table-cell>
        </table:table-row>
        <table:table-row table:style-name="ro6">
          <table:table-cell table:style-name="Excel_20_Built-in_20_Normal" office:value-type="string">
            <text:p>Somma</text:p>
          </table:table-cell>
          <table:table-cell table:style-name="Excel_20_Built-in_20_Normal" office:value-type="string">
            <text:p>Emmanuele</text:p>
          </table:table-cell>
          <table:table-cell table:formula="of:=[.A299]&amp;&quot;&gt;&gt;&quot;&amp;[.B299]" office:value-type="string" office:string-value="Somma&gt;&gt;Emmanuele">
            <text:p>Somma&gt;&gt;Emmanuele</text:p>
          </table:table-cell>
          <table:table-cell office:value-type="float" office:value="11">
            <text:p>11</text:p>
          </table:table-cell>
          <table:table-cell table:formula="of:=IF(OR([.D299]=1;[.D299]=11);1;0)" office:value-type="float" office:value="1">
            <text:p>1</text:p>
          </table:table-cell>
          <table:table-cell table:formula="of:=IF(OR([.D299]=10;[.D299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Sorce</text:p>
          </table:table-cell>
          <table:table-cell table:style-name="Default" office:value-type="string">
            <text:p>Viviana</text:p>
          </table:table-cell>
          <table:table-cell table:formula="of:=[.A300]&amp;&quot;&gt;&gt;&quot;&amp;[.B300]" office:value-type="string" office:string-value="Sorce&gt;&gt;Viviana">
            <text:p>Sorce&gt;&gt;Viviana</text:p>
          </table:table-cell>
          <table:table-cell office:value-type="float" office:value="11">
            <text:p>11</text:p>
          </table:table-cell>
          <table:table-cell table:formula="of:=IF(OR([.D300]=1;[.D300]=11);1;0)" office:value-type="float" office:value="1">
            <text:p>1</text:p>
          </table:table-cell>
          <table:table-cell table:formula="of:=IF(OR([.D300]=10;[.D300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Sottili</text:p>
          </table:table-cell>
          <table:table-cell table:style-name="Excel_20_Built-in_20_Normal" office:value-type="string">
            <text:p>Davide</text:p>
          </table:table-cell>
          <table:table-cell table:formula="of:=[.A301]&amp;&quot;&gt;&gt;&quot;&amp;[.B301]" office:value-type="string" office:string-value="Sottili&gt;&gt;Davide">
            <text:p>Sottili&gt;&gt;Davide</text:p>
          </table:table-cell>
          <table:table-cell office:value-type="float" office:value="11">
            <text:p>11</text:p>
          </table:table-cell>
          <table:table-cell table:formula="of:=IF(OR([.D301]=1;[.D301]=11);1;0)" office:value-type="float" office:value="1">
            <text:p>1</text:p>
          </table:table-cell>
          <table:table-cell table:formula="of:=IF(OR([.D301]=10;[.D301]=11);1;0)" office:value-type="float" office:value="1">
            <text:p>1</text:p>
          </table:table-cell>
        </table:table-row>
        <table:table-row table:style-name="ro5">
          <table:table-cell table:style-name="Excel_20_Built-in_20_Normal" office:value-type="string">
            <text:p>Starace</text:p>
          </table:table-cell>
          <table:table-cell table:style-name="Excel_20_Built-in_20_Normal" office:value-type="string">
            <text:p>Claudia</text:p>
          </table:table-cell>
          <table:table-cell table:formula="of:=[.A302]&amp;&quot;&gt;&gt;&quot;&amp;[.B302]" office:value-type="string" office:string-value="Starace&gt;&gt;Claudia">
            <text:p>Starace&gt;&gt;Claudia</text:p>
          </table:table-cell>
          <table:table-cell office:value-type="float" office:value="11">
            <text:p>11</text:p>
          </table:table-cell>
          <table:table-cell table:formula="of:=IF(OR([.D302]=1;[.D302]=11);1;0)" office:value-type="float" office:value="1">
            <text:p>1</text:p>
          </table:table-cell>
          <table:table-cell table:formula="of:=IF(OR([.D302]=10;[.D302]=11);1;0)" office:value-type="float" office:value="1">
            <text:p>1</text:p>
          </table:table-cell>
        </table:table-row>
        <table:table-row table:style-name="ro3">
          <table:table-cell office:value-type="string">
            <text:p>Stefanelli</text:p>
          </table:table-cell>
          <table:table-cell office:value-type="string">
            <text:p>Marco</text:p>
          </table:table-cell>
          <table:table-cell table:formula="of:=[.A303]&amp;&quot;&gt;&gt;&quot;&amp;[.B303]" office:value-type="string" office:string-value="Stefanelli&gt;&gt;Marco">
            <text:p>Stefanelli&gt;&gt;Marco</text:p>
          </table:table-cell>
          <table:table-cell office:value-type="float" office:value="1">
            <text:p>1</text:p>
          </table:table-cell>
          <table:table-cell table:formula="of:=IF(OR([.D303]=1;[.D303]=11);1;0)" office:value-type="float" office:value="1">
            <text:p>1</text:p>
          </table:table-cell>
          <table:table-cell table:formula="of:=IF(OR([.D303]=10;[.D303]=11);1;0)" office:value-type="float" office:value="0">
            <text:p>0</text:p>
          </table:table-cell>
        </table:table-row>
        <table:table-row table:style-name="ro3">
          <table:table-cell office:value-type="string">
            <text:p>Stella</text:p>
          </table:table-cell>
          <table:table-cell office:value-type="string">
            <text:p>Elia</text:p>
          </table:table-cell>
          <table:table-cell table:formula="of:=[.A304]&amp;&quot;&gt;&gt;&quot;&amp;[.B304]" office:value-type="string" office:string-value="Stella&gt;&gt;Elia">
            <text:p>Stella&gt;&gt;Elia</text:p>
          </table:table-cell>
          <table:table-cell table:style-name="Valore_20_tabella_20_pivot" office:value-type="float" office:value="10">
            <text:p>10</text:p>
          </table:table-cell>
          <table:table-cell table:formula="of:=IF(OR([.D304]=1;[.D304]=11);1;0)" office:value-type="float" office:value="0">
            <text:p>0</text:p>
          </table:table-cell>
          <table:table-cell table:formula="of:=IF(OR([.D304]=10;[.D304]=11);1;0)" office:value-type="float" office:value="1">
            <text:p>1</text:p>
          </table:table-cell>
        </table:table-row>
        <table:table-row table:style-name="ro4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table:formula="of:=[.A305]&amp;&quot;&gt;&gt;&quot;&amp;[.B305]" office:value-type="string" office:string-value="Tagliafierro&gt;&gt;Lucia">
            <text:p>Tagliafierro&gt;&gt;Lucia</text:p>
          </table:table-cell>
          <table:table-cell table:style-name="Valore_20_tabella_20_pivot" office:value-type="float" office:value="11">
            <text:p>11</text:p>
          </table:table-cell>
          <table:table-cell table:formula="of:=IF(OR([.D305]=1;[.D305]=11);1;0)" office:value-type="float" office:value="1">
            <text:p>1</text:p>
          </table:table-cell>
          <table:table-cell table:formula="of:=IF(OR([.D305]=10;[.D305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Tartaglia</text:p>
          </table:table-cell>
          <table:table-cell table:style-name="Default" office:value-type="string">
            <text:p>Francesca</text:p>
          </table:table-cell>
          <table:table-cell table:formula="of:=[.A306]&amp;&quot;&gt;&gt;&quot;&amp;[.B306]" office:value-type="string" office:string-value="Tartaglia&gt;&gt;Francesca">
            <text:p>Tartaglia&gt;&gt;Francesca</text:p>
          </table:table-cell>
          <table:table-cell office:value-type="float" office:value="11">
            <text:p>11</text:p>
          </table:table-cell>
          <table:table-cell table:formula="of:=IF(OR([.D306]=1;[.D306]=11);1;0)" office:value-type="float" office:value="1">
            <text:p>1</text:p>
          </table:table-cell>
          <table:table-cell table:formula="of:=IF(OR([.D306]=10;[.D30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Tassi</text:p>
          </table:table-cell>
          <table:table-cell table:style-name="Default" office:value-type="string">
            <text:p>Stefano</text:p>
          </table:table-cell>
          <table:table-cell table:formula="of:=[.A307]&amp;&quot;&gt;&gt;&quot;&amp;[.B307]" office:value-type="string" office:string-value="Tassi&gt;&gt;Stefano">
            <text:p>Tassi&gt;&gt;Stefano</text:p>
          </table:table-cell>
          <table:table-cell office:value-type="float" office:value="11">
            <text:p>11</text:p>
          </table:table-cell>
          <table:table-cell table:formula="of:=IF(OR([.D307]=1;[.D307]=11);1;0)" office:value-type="float" office:value="1">
            <text:p>1</text:p>
          </table:table-cell>
          <table:table-cell table:formula="of:=IF(OR([.D307]=10;[.D307]=11);1;0)" office:value-type="float" office:value="1">
            <text:p>1</text:p>
          </table:table-cell>
        </table:table-row>
        <table:table-row table:style-name="ro4">
          <table:table-cell office:value-type="string">
            <text:p>Tavella</text:p>
          </table:table-cell>
          <table:table-cell office:value-type="string">
            <text:p>Paolo</text:p>
          </table:table-cell>
          <table:table-cell table:formula="of:=[.A308]&amp;&quot;&gt;&gt;&quot;&amp;[.B308]" office:value-type="string" office:string-value="Tavella&gt;&gt;Paolo">
            <text:p>Tavella&gt;&gt;Paolo</text:p>
          </table:table-cell>
          <table:table-cell table:style-name="Valore_20_tabella_20_pivot" office:value-type="float" office:value="1">
            <text:p>1</text:p>
          </table:table-cell>
          <table:table-cell table:formula="of:=IF(OR([.D308]=1;[.D308]=11);1;0)" office:value-type="float" office:value="1">
            <text:p>1</text:p>
          </table:table-cell>
          <table:table-cell table:formula="of:=IF(OR([.D308]=10;[.D308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Tonci</text:p>
          </table:table-cell>
          <table:table-cell table:style-name="Default" office:value-type="string">
            <text:p>Andrea</text:p>
          </table:table-cell>
          <table:table-cell table:formula="of:=[.A309]&amp;&quot;&gt;&gt;&quot;&amp;[.B309]" office:value-type="string" office:string-value="Tonci&gt;&gt;Andrea">
            <text:p>Tonci&gt;&gt;Andrea</text:p>
          </table:table-cell>
          <table:table-cell office:value-type="float" office:value="11">
            <text:p>11</text:p>
          </table:table-cell>
          <table:table-cell table:formula="of:=IF(OR([.D309]=1;[.D309]=11);1;0)" office:value-type="float" office:value="1">
            <text:p>1</text:p>
          </table:table-cell>
          <table:table-cell table:formula="of:=IF(OR([.D309]=10;[.D30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Trani</text:p>
          </table:table-cell>
          <table:table-cell table:style-name="Default" office:value-type="string">
            <text:p>Silvia</text:p>
          </table:table-cell>
          <table:table-cell table:formula="of:=[.A310]&amp;&quot;&gt;&gt;&quot;&amp;[.B310]" office:value-type="string" office:string-value="Trani&gt;&gt;Silvia">
            <text:p>Trani&gt;&gt;Silvia</text:p>
          </table:table-cell>
          <table:table-cell office:value-type="float" office:value="11">
            <text:p>11</text:p>
          </table:table-cell>
          <table:table-cell table:formula="of:=IF(OR([.D310]=1;[.D310]=11);1;0)" office:value-type="float" office:value="1">
            <text:p>1</text:p>
          </table:table-cell>
          <table:table-cell table:formula="of:=IF(OR([.D310]=10;[.D31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Trani</text:p>
          </table:table-cell>
          <table:table-cell table:style-name="Default" office:value-type="string">
            <text:p>Ugo</text:p>
          </table:table-cell>
          <table:table-cell table:formula="of:=[.A311]&amp;&quot;&gt;&gt;&quot;&amp;[.B311]" office:value-type="string" office:string-value="Trani&gt;&gt;Ugo">
            <text:p>Trani&gt;&gt;Ugo</text:p>
          </table:table-cell>
          <table:table-cell office:value-type="float" office:value="1">
            <text:p>1</text:p>
          </table:table-cell>
          <table:table-cell table:formula="of:=IF(OR([.D311]=1;[.D311]=11);1;0)" office:value-type="float" office:value="1">
            <text:p>1</text:p>
          </table:table-cell>
          <table:table-cell table:formula="of:=IF(OR([.D311]=10;[.D311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Trentin</text:p>
          </table:table-cell>
          <table:table-cell table:style-name="Default" office:value-type="string">
            <text:p>Gino</text:p>
          </table:table-cell>
          <table:table-cell table:formula="of:=[.A312]&amp;&quot;&gt;&gt;&quot;&amp;[.B312]" office:value-type="string" office:string-value="Trentin&gt;&gt;Gino">
            <text:p>Trentin&gt;&gt;Gino</text:p>
          </table:table-cell>
          <table:table-cell office:value-type="float" office:value="11">
            <text:p>11</text:p>
          </table:table-cell>
          <table:table-cell table:formula="of:=IF(OR([.D312]=1;[.D312]=11);1;0)" office:value-type="float" office:value="1">
            <text:p>1</text:p>
          </table:table-cell>
          <table:table-cell table:formula="of:=IF(OR([.D312]=10;[.D312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Trotta</text:p>
          </table:table-cell>
          <table:table-cell table:style-name="Default" office:value-type="string">
            <text:p>Marco</text:p>
          </table:table-cell>
          <table:table-cell table:formula="of:=[.A313]&amp;&quot;&gt;&gt;&quot;&amp;[.B313]" office:value-type="string" office:string-value="Trotta&gt;&gt;Marco">
            <text:p>Trotta&gt;&gt;Marco</text:p>
          </table:table-cell>
          <table:table-cell office:value-type="float" office:value="11">
            <text:p>11</text:p>
          </table:table-cell>
          <table:table-cell table:formula="of:=IF(OR([.D313]=1;[.D313]=11);1;0)" office:value-type="float" office:value="1">
            <text:p>1</text:p>
          </table:table-cell>
          <table:table-cell table:formula="of:=IF(OR([.D313]=10;[.D313]=11);1;0)" office:value-type="float" office:value="1">
            <text:p>1</text:p>
          </table:table-cell>
        </table:table-row>
        <table:table-row table:style-name="ro4">
          <table:table-cell office:value-type="string">
            <text:p>Urbani</text:p>
          </table:table-cell>
          <table:table-cell office:value-type="string">
            <text:p>Alessandra</text:p>
          </table:table-cell>
          <table:table-cell table:formula="of:=[.A314]&amp;&quot;&gt;&gt;&quot;&amp;[.B314]" office:value-type="string" office:string-value="Urbani&gt;&gt;Alessandra">
            <text:p>Urbani&gt;&gt;Alessandra</text:p>
          </table:table-cell>
          <table:table-cell table:style-name="Valore_20_tabella_20_pivot" office:value-type="float" office:value="10">
            <text:p>10</text:p>
          </table:table-cell>
          <table:table-cell table:formula="of:=IF(OR([.D314]=1;[.D314]=11);1;0)" office:value-type="float" office:value="0">
            <text:p>0</text:p>
          </table:table-cell>
          <table:table-cell table:formula="of:=IF(OR([.D314]=10;[.D314]=11);1;0)" office:value-type="float" office:value="1">
            <text:p>1</text:p>
          </table:table-cell>
        </table:table-row>
        <table:table-row table:style-name="ro4">
          <table:table-cell office:value-type="string">
            <text:p>Vacca</text:p>
          </table:table-cell>
          <table:table-cell office:value-type="string">
            <text:p>Manuela</text:p>
          </table:table-cell>
          <table:table-cell table:formula="of:=[.A315]&amp;&quot;&gt;&gt;&quot;&amp;[.B315]" office:value-type="string" office:string-value="Vacca&gt;&gt;Manuela">
            <text:p>Vacca&gt;&gt;Manuela</text:p>
          </table:table-cell>
          <table:table-cell table:style-name="Valore_20_tabella_20_pivot" office:value-type="float" office:value="11">
            <text:p>11</text:p>
          </table:table-cell>
          <table:table-cell table:formula="of:=IF(OR([.D315]=1;[.D315]=11);1;0)" office:value-type="float" office:value="1">
            <text:p>1</text:p>
          </table:table-cell>
          <table:table-cell table:formula="of:=IF(OR([.D315]=10;[.D315]=11);1;0)" office:value-type="float" office:value="1">
            <text:p>1</text:p>
          </table:table-cell>
        </table:table-row>
        <table:table-row table:style-name="ro3">
          <table:table-cell office:value-type="string">
            <text:p>Vaccari</text:p>
          </table:table-cell>
          <table:table-cell office:value-type="string">
            <text:p>Giorgia</text:p>
          </table:table-cell>
          <table:table-cell table:formula="of:=[.A316]&amp;&quot;&gt;&gt;&quot;&amp;[.B316]" office:value-type="string" office:string-value="Vaccari&gt;&gt;Giorgia">
            <text:p>Vaccari&gt;&gt;Giorgia</text:p>
          </table:table-cell>
          <table:table-cell table:style-name="Valore_20_tabella_20_pivot" office:value-type="float" office:value="11">
            <text:p>11</text:p>
          </table:table-cell>
          <table:table-cell table:formula="of:=IF(OR([.D316]=1;[.D316]=11);1;0)" office:value-type="float" office:value="1">
            <text:p>1</text:p>
          </table:table-cell>
          <table:table-cell table:formula="of:=IF(OR([.D316]=10;[.D31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accaro</text:p>
          </table:table-cell>
          <table:table-cell table:style-name="Default" office:value-type="string">
            <text:p>Dario</text:p>
          </table:table-cell>
          <table:table-cell table:formula="of:=[.A317]&amp;&quot;&gt;&gt;&quot;&amp;[.B317]" office:value-type="string" office:string-value="Vaccaro&gt;&gt;Dario">
            <text:p>Vaccaro&gt;&gt;Dario</text:p>
          </table:table-cell>
          <table:table-cell office:value-type="float" office:value="11">
            <text:p>11</text:p>
          </table:table-cell>
          <table:table-cell table:formula="of:=IF(OR([.D317]=1;[.D317]=11);1;0)" office:value-type="float" office:value="1">
            <text:p>1</text:p>
          </table:table-cell>
          <table:table-cell table:formula="of:=IF(OR([.D317]=10;[.D31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accaro</text:p>
          </table:table-cell>
          <table:table-cell table:style-name="Default" office:value-type="string">
            <text:p>Pasquale</text:p>
          </table:table-cell>
          <table:table-cell table:formula="of:=[.A318]&amp;&quot;&gt;&gt;&quot;&amp;[.B318]" office:value-type="string" office:string-value="Vaccaro&gt;&gt;Pasquale">
            <text:p>Vaccaro&gt;&gt;Pasquale</text:p>
          </table:table-cell>
          <table:table-cell office:value-type="float" office:value="11">
            <text:p>11</text:p>
          </table:table-cell>
          <table:table-cell table:formula="of:=IF(OR([.D318]=1;[.D318]=11);1;0)" office:value-type="float" office:value="1">
            <text:p>1</text:p>
          </table:table-cell>
          <table:table-cell table:formula="of:=IF(OR([.D318]=10;[.D31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aciago</text:p>
          </table:table-cell>
          <table:table-cell table:style-name="Default" office:value-type="string">
            <text:p>Giuseppe</text:p>
          </table:table-cell>
          <table:table-cell table:formula="of:=[.A319]&amp;&quot;&gt;&gt;&quot;&amp;[.B319]" office:value-type="string" office:string-value="Vaciago&gt;&gt;Giuseppe">
            <text:p>Vaciago&gt;&gt;Giuseppe</text:p>
          </table:table-cell>
          <table:table-cell office:value-type="float" office:value="11">
            <text:p>11</text:p>
          </table:table-cell>
          <table:table-cell table:formula="of:=IF(OR([.D319]=1;[.D319]=11);1;0)" office:value-type="float" office:value="1">
            <text:p>1</text:p>
          </table:table-cell>
          <table:table-cell table:formula="of:=IF(OR([.D319]=10;[.D319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albonesi</text:p>
          </table:table-cell>
          <table:table-cell table:style-name="Default" office:value-type="string">
            <text:p>Ilari</text:p>
          </table:table-cell>
          <table:table-cell table:formula="of:=[.A320]&amp;&quot;&gt;&gt;&quot;&amp;[.B320]" office:value-type="string" office:string-value="Valbonesi&gt;&gt;Ilari">
            <text:p>Valbonesi&gt;&gt;Ilari</text:p>
          </table:table-cell>
          <table:table-cell office:value-type="float" office:value="11">
            <text:p>11</text:p>
          </table:table-cell>
          <table:table-cell table:formula="of:=IF(OR([.D320]=1;[.D320]=11);1;0)" office:value-type="float" office:value="1">
            <text:p>1</text:p>
          </table:table-cell>
          <table:table-cell table:formula="of:=IF(OR([.D320]=10;[.D320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Valletta</text:p>
          </table:table-cell>
          <table:table-cell table:style-name="Default" office:value-type="string">
            <text:p>Sabrina</text:p>
          </table:table-cell>
          <table:table-cell table:formula="of:=[.A321]&amp;&quot;&gt;&gt;&quot;&amp;[.B321]" office:value-type="string" office:string-value="Valletta&gt;&gt;Sabrina">
            <text:p>Valletta&gt;&gt;Sabrina</text:p>
          </table:table-cell>
          <table:table-cell office:value-type="float" office:value="11">
            <text:p>11</text:p>
          </table:table-cell>
          <table:table-cell table:formula="of:=IF(OR([.D321]=1;[.D321]=11);1;0)" office:value-type="float" office:value="1">
            <text:p>1</text:p>
          </table:table-cell>
          <table:table-cell table:formula="of:=IF(OR([.D321]=10;[.D321]=11);1;0)" office:value-type="float" office:value="1">
            <text:p>1</text:p>
          </table:table-cell>
        </table:table-row>
        <table:table-row table:style-name="ro3">
          <table:table-cell office:value-type="string">
            <text:p>Valori</text:p>
          </table:table-cell>
          <table:table-cell office:value-type="string">
            <text:p>Giovanna</text:p>
          </table:table-cell>
          <table:table-cell table:formula="of:=[.A322]&amp;&quot;&gt;&gt;&quot;&amp;[.B322]" office:value-type="string" office:string-value="Valori&gt;&gt;Giovanna">
            <text:p>Valori&gt;&gt;Giovanna</text:p>
          </table:table-cell>
          <table:table-cell table:style-name="Valore_20_tabella_20_pivot" office:value-type="float" office:value="10">
            <text:p>10</text:p>
          </table:table-cell>
          <table:table-cell table:formula="of:=IF(OR([.D322]=1;[.D322]=11);1;0)" office:value-type="float" office:value="0">
            <text:p>0</text:p>
          </table:table-cell>
          <table:table-cell table:formula="of:=IF(OR([.D322]=10;[.D322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antaggiato</text:p>
          </table:table-cell>
          <table:table-cell table:style-name="Default" office:value-type="string">
            <text:p>Daniele</text:p>
          </table:table-cell>
          <table:table-cell table:formula="of:=[.A323]&amp;&quot;&gt;&gt;&quot;&amp;[.B323]" office:value-type="string" office:string-value="Vantaggiato&gt;&gt;Daniele">
            <text:p>Vantaggiato&gt;&gt;Daniele</text:p>
          </table:table-cell>
          <table:table-cell office:value-type="float" office:value="11">
            <text:p>11</text:p>
          </table:table-cell>
          <table:table-cell table:formula="of:=IF(OR([.D323]=1;[.D323]=11);1;0)" office:value-type="float" office:value="1">
            <text:p>1</text:p>
          </table:table-cell>
          <table:table-cell table:formula="of:=IF(OR([.D323]=10;[.D323]=11);1;0)" office:value-type="float" office:value="1">
            <text:p>1</text:p>
          </table:table-cell>
        </table:table-row>
        <table:table-row table:style-name="ro4">
          <table:table-cell office:value-type="string">
            <text:p>Velocci</text:p>
          </table:table-cell>
          <table:table-cell office:value-type="string">
            <text:p>Martina</text:p>
          </table:table-cell>
          <table:table-cell table:formula="of:=[.A324]&amp;&quot;&gt;&gt;&quot;&amp;[.B324]" office:value-type="string" office:string-value="Velocci&gt;&gt;Martina">
            <text:p>Velocci&gt;&gt;Martina</text:p>
          </table:table-cell>
          <table:table-cell office:value-type="float" office:value="10">
            <text:p>10</text:p>
          </table:table-cell>
          <table:table-cell table:formula="of:=IF(OR([.D324]=1;[.D324]=11);1;0)" office:value-type="float" office:value="0">
            <text:p>0</text:p>
          </table:table-cell>
          <table:table-cell table:formula="of:=IF(OR([.D324]=10;[.D324]=11);1;0)" office:value-type="float" office:value="1">
            <text:p>1</text:p>
          </table:table-cell>
        </table:table-row>
        <table:table-row table:style-name="ro3">
          <table:table-cell office:value-type="string">
            <text:p>Venditti</text:p>
          </table:table-cell>
          <table:table-cell office:value-type="string">
            <text:p>Antonio</text:p>
          </table:table-cell>
          <table:table-cell table:formula="of:=[.A325]&amp;&quot;&gt;&gt;&quot;&amp;[.B325]" office:value-type="string" office:string-value="Venditti&gt;&gt;Antonio">
            <text:p>Venditti&gt;&gt;Antonio</text:p>
          </table:table-cell>
          <table:table-cell office:value-type="float" office:value="11">
            <text:p>11</text:p>
          </table:table-cell>
          <table:table-cell table:formula="of:=IF(OR([.D325]=1;[.D325]=11);1;0)" office:value-type="float" office:value="1">
            <text:p>1</text:p>
          </table:table-cell>
          <table:table-cell table:formula="of:=IF(OR([.D325]=10;[.D325]=11);1;0)" office:value-type="float" office:value="1">
            <text:p>1</text:p>
          </table:table-cell>
        </table:table-row>
        <table:table-row table:style-name="ro3">
          <table:table-cell office:value-type="string">
            <text:p>Venditti</text:p>
          </table:table-cell>
          <table:table-cell office:value-type="string">
            <text:p>Giovanni</text:p>
          </table:table-cell>
          <table:table-cell table:formula="of:=[.A326]&amp;&quot;&gt;&gt;&quot;&amp;[.B326]" office:value-type="string" office:string-value="Venditti&gt;&gt;Giovanni">
            <text:p>Venditti&gt;&gt;Giovanni</text:p>
          </table:table-cell>
          <table:table-cell table:style-name="Valore_20_tabella_20_pivot" office:value-type="float" office:value="10">
            <text:p>10</text:p>
          </table:table-cell>
          <table:table-cell table:formula="of:=IF(OR([.D326]=1;[.D326]=11);1;0)" office:value-type="float" office:value="0">
            <text:p>0</text:p>
          </table:table-cell>
          <table:table-cell table:formula="of:=IF(OR([.D326]=10;[.D326]=11);1;0)" office:value-type="float" office:value="1">
            <text:p>1</text:p>
          </table:table-cell>
        </table:table-row>
        <table:table-row table:style-name="ro4">
          <table:table-cell office:value-type="string">
            <text:p>Vernazzaro</text:p>
          </table:table-cell>
          <table:table-cell office:value-type="string">
            <text:p>Maria</text:p>
          </table:table-cell>
          <table:table-cell table:formula="of:=[.A327]&amp;&quot;&gt;&gt;&quot;&amp;[.B327]" office:value-type="string" office:string-value="Vernazzaro&gt;&gt;Maria">
            <text:p>Vernazzaro&gt;&gt;Maria</text:p>
          </table:table-cell>
          <table:table-cell table:style-name="Valore_20_tabella_20_pivot" office:value-type="float" office:value="1">
            <text:p>1</text:p>
          </table:table-cell>
          <table:table-cell table:formula="of:=IF(OR([.D327]=1;[.D327]=11);1;0)" office:value-type="float" office:value="1">
            <text:p>1</text:p>
          </table:table-cell>
          <table:table-cell table:formula="of:=IF(OR([.D327]=10;[.D327]=11);1;0)" office:value-type="float" office:value="0">
            <text:p>0</text:p>
          </table:table-cell>
        </table:table-row>
        <table:table-row table:style-name="ro4">
          <table:table-cell table:style-name="Default" office:value-type="string">
            <text:p>Verrecchia</text:p>
          </table:table-cell>
          <table:table-cell table:style-name="Default" office:value-type="string">
            <text:p>Sylvio</text:p>
          </table:table-cell>
          <table:table-cell table:formula="of:=[.A328]&amp;&quot;&gt;&gt;&quot;&amp;[.B328]" office:value-type="string" office:string-value="Verrecchia&gt;&gt;Sylvio">
            <text:p>Verrecchia&gt;&gt;Sylvio</text:p>
          </table:table-cell>
          <table:table-cell office:value-type="float" office:value="10">
            <text:p>10</text:p>
          </table:table-cell>
          <table:table-cell table:formula="of:=IF(OR([.D328]=1;[.D328]=11);1;0)" office:value-type="float" office:value="0">
            <text:p>0</text:p>
          </table:table-cell>
          <table:table-cell table:formula="of:=IF(OR([.D328]=10;[.D32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ertua</text:p>
          </table:table-cell>
          <table:table-cell table:style-name="Default" office:value-type="string">
            <text:p>Valerio</text:p>
          </table:table-cell>
          <table:table-cell table:formula="of:=[.A329]&amp;&quot;&gt;&gt;&quot;&amp;[.B329]" office:value-type="string" office:string-value="Vertua&gt;&gt;Valerio">
            <text:p>Vertua&gt;&gt;Valerio</text:p>
          </table:table-cell>
          <table:table-cell office:value-type="float" office:value="11">
            <text:p>11</text:p>
          </table:table-cell>
          <table:table-cell table:formula="of:=IF(OR([.D329]=1;[.D329]=11);1;0)" office:value-type="float" office:value="1">
            <text:p>1</text:p>
          </table:table-cell>
          <table:table-cell table:formula="of:=IF(OR([.D329]=10;[.D329]=11);1;0)" office:value-type="float" office:value="1">
            <text:p>1</text:p>
          </table:table-cell>
        </table:table-row>
        <table:table-row table:style-name="ro4">
          <table:table-cell office:value-type="string">
            <text:p>Vetrano</text:p>
          </table:table-cell>
          <table:table-cell office:value-type="string">
            <text:p>Angela</text:p>
          </table:table-cell>
          <table:table-cell table:formula="of:=[.A330]&amp;&quot;&gt;&gt;&quot;&amp;[.B330]" office:value-type="string" office:string-value="Vetrano&gt;&gt;Angela">
            <text:p>Vetrano&gt;&gt;Angela</text:p>
          </table:table-cell>
          <table:table-cell office:value-type="float" office:value="11">
            <text:p>11</text:p>
          </table:table-cell>
          <table:table-cell table:formula="of:=IF(OR([.D330]=1;[.D330]=11);1;0)" office:value-type="float" office:value="1">
            <text:p>1</text:p>
          </table:table-cell>
          <table:table-cell table:formula="of:=IF(OR([.D330]=10;[.D330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ieri</text:p>
          </table:table-cell>
          <table:table-cell table:style-name="Default" office:value-type="string">
            <text:p>Giovambattista</text:p>
          </table:table-cell>
          <table:table-cell table:formula="of:=[.A331]&amp;&quot;&gt;&gt;&quot;&amp;[.B331]" office:value-type="string" office:string-value="Vieri&gt;&gt;Giovambattista">
            <text:p>Vieri&gt;&gt;Giovambattista</text:p>
          </table:table-cell>
          <table:table-cell office:value-type="float" office:value="11">
            <text:p>11</text:p>
          </table:table-cell>
          <table:table-cell table:formula="of:=IF(OR([.D331]=1;[.D331]=11);1;0)" office:value-type="float" office:value="1">
            <text:p>1</text:p>
          </table:table-cell>
          <table:table-cell table:formula="of:=IF(OR([.D331]=10;[.D331]=11);1;0)" office:value-type="float" office:value="1">
            <text:p>1</text:p>
          </table:table-cell>
        </table:table-row>
        <table:table-row table:style-name="ro3">
          <table:table-cell office:value-type="string">
            <text:p>Villa</text:p>
          </table:table-cell>
          <table:table-cell office:value-type="string">
            <text:p>Sabrina</text:p>
          </table:table-cell>
          <table:table-cell table:formula="of:=[.A332]&amp;&quot;&gt;&gt;&quot;&amp;[.B332]" office:value-type="string" office:string-value="Villa&gt;&gt;Sabrina">
            <text:p>Villa&gt;&gt;Sabrina</text:p>
          </table:table-cell>
          <table:table-cell table:style-name="Valore_20_tabella_20_pivot" office:value-type="float" office:value="11">
            <text:p>11</text:p>
          </table:table-cell>
          <table:table-cell table:formula="of:=IF(OR([.D332]=1;[.D332]=11);1;0)" office:value-type="float" office:value="1">
            <text:p>1</text:p>
          </table:table-cell>
          <table:table-cell table:formula="of:=IF(OR([.D332]=10;[.D332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Vinci</text:p>
          </table:table-cell>
          <table:table-cell table:style-name="Default" office:value-type="string">
            <text:p>Romina</text:p>
          </table:table-cell>
          <table:table-cell table:formula="of:=[.A333]&amp;&quot;&gt;&gt;&quot;&amp;[.B333]" office:value-type="string" office:string-value="Vinci&gt;&gt;Romina">
            <text:p>Vinci&gt;&gt;Romina</text:p>
          </table:table-cell>
          <table:table-cell office:value-type="float" office:value="11">
            <text:p>11</text:p>
          </table:table-cell>
          <table:table-cell table:formula="of:=IF(OR([.D333]=1;[.D333]=11);1;0)" office:value-type="float" office:value="1">
            <text:p>1</text:p>
          </table:table-cell>
          <table:table-cell table:formula="of:=IF(OR([.D333]=10;[.D333]=11);1;0)" office:value-type="float" office:value="1">
            <text:p>1</text:p>
          </table:table-cell>
        </table:table-row>
        <table:table-row table:style-name="ro4">
          <table:table-cell office:value-type="string">
            <text:p>Vitali</text:p>
          </table:table-cell>
          <table:table-cell office:value-type="string">
            <text:p>Francesco</text:p>
          </table:table-cell>
          <table:table-cell table:formula="of:=[.A334]&amp;&quot;&gt;&gt;&quot;&amp;[.B334]" office:value-type="string" office:string-value="Vitali&gt;&gt;Francesco">
            <text:p>Vitali&gt;&gt;Francesco</text:p>
          </table:table-cell>
          <table:table-cell table:style-name="Valore_20_tabella_20_pivot" office:value-type="float" office:value="10">
            <text:p>10</text:p>
          </table:table-cell>
          <table:table-cell table:formula="of:=IF(OR([.D334]=1;[.D334]=11);1;0)" office:value-type="float" office:value="0">
            <text:p>0</text:p>
          </table:table-cell>
          <table:table-cell table:formula="of:=IF(OR([.D334]=10;[.D334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Vitalini</text:p>
          </table:table-cell>
          <table:table-cell table:style-name="Default" office:value-type="string">
            <text:p>Arianna</text:p>
          </table:table-cell>
          <table:table-cell table:formula="of:=[.A335]&amp;&quot;&gt;&gt;&quot;&amp;[.B335]" office:value-type="string" office:string-value="Vitalini&gt;&gt;Arianna">
            <text:p>Vitalini&gt;&gt;Arianna</text:p>
          </table:table-cell>
          <table:table-cell office:value-type="float" office:value="11">
            <text:p>11</text:p>
          </table:table-cell>
          <table:table-cell table:formula="of:=IF(OR([.D335]=1;[.D335]=11);1;0)" office:value-type="float" office:value="1">
            <text:p>1</text:p>
          </table:table-cell>
          <table:table-cell table:formula="of:=IF(OR([.D335]=10;[.D335]=11);1;0)" office:value-type="float" office:value="1">
            <text:p>1</text:p>
          </table:table-cell>
        </table:table-row>
        <table:table-row table:style-name="ro3">
          <table:table-cell table:style-name="Default" office:value-type="string">
            <text:p>Vitelli</text:p>
          </table:table-cell>
          <table:table-cell table:style-name="Default" office:value-type="string">
            <text:p>Stefano</text:p>
          </table:table-cell>
          <table:table-cell table:formula="of:=[.A336]&amp;&quot;&gt;&gt;&quot;&amp;[.B336]" office:value-type="string" office:string-value="Vitelli&gt;&gt;Stefano">
            <text:p>Vitelli&gt;&gt;Stefano</text:p>
          </table:table-cell>
          <table:table-cell office:value-type="float" office:value="11">
            <text:p>11</text:p>
          </table:table-cell>
          <table:table-cell table:formula="of:=IF(OR([.D336]=1;[.D336]=11);1;0)" office:value-type="float" office:value="1">
            <text:p>1</text:p>
          </table:table-cell>
          <table:table-cell table:formula="of:=IF(OR([.D336]=10;[.D336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Zingarelli</text:p>
          </table:table-cell>
          <table:table-cell table:style-name="Default" office:value-type="string">
            <text:p>Felice</text:p>
          </table:table-cell>
          <table:table-cell table:formula="of:=[.A337]&amp;&quot;&gt;&gt;&quot;&amp;[.B337]" office:value-type="string" office:string-value="Zingarelli&gt;&gt;Felice">
            <text:p>Zingarelli&gt;&gt;Felice</text:p>
          </table:table-cell>
          <table:table-cell office:value-type="float" office:value="11">
            <text:p>11</text:p>
          </table:table-cell>
          <table:table-cell table:formula="of:=IF(OR([.D337]=1;[.D337]=11);1;0)" office:value-type="float" office:value="1">
            <text:p>1</text:p>
          </table:table-cell>
          <table:table-cell table:formula="of:=IF(OR([.D337]=10;[.D337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Zoccolotti</text:p>
          </table:table-cell>
          <table:table-cell table:style-name="Default" office:value-type="string">
            <text:p>Daniela</text:p>
          </table:table-cell>
          <table:table-cell table:formula="of:=[.A338]&amp;&quot;&gt;&gt;&quot;&amp;[.B338]" office:value-type="string" office:string-value="Zoccolotti&gt;&gt;Daniela">
            <text:p>Zoccolotti&gt;&gt;Daniela</text:p>
          </table:table-cell>
          <table:table-cell office:value-type="float" office:value="11">
            <text:p>11</text:p>
          </table:table-cell>
          <table:table-cell table:formula="of:=IF(OR([.D338]=1;[.D338]=11);1;0)" office:value-type="float" office:value="1">
            <text:p>1</text:p>
          </table:table-cell>
          <table:table-cell table:formula="of:=IF(OR([.D338]=10;[.D338]=11);1;0)" office:value-type="float" office:value="1">
            <text:p>1</text:p>
          </table:table-cell>
        </table:table-row>
        <table:table-row table:style-name="ro4">
          <table:table-cell table:style-name="Default" office:value-type="string">
            <text:p>Zugnaz</text:p>
          </table:table-cell>
          <table:table-cell table:style-name="Default" office:value-type="string">
            <text:p>Efrem</text:p>
          </table:table-cell>
          <table:table-cell table:formula="of:=[.A339]&amp;&quot;&gt;&gt;&quot;&amp;[.B339]" office:value-type="string" office:string-value="Zugnaz&gt;&gt;Efrem">
            <text:p>Zugnaz&gt;&gt;Efrem</text:p>
          </table:table-cell>
          <table:table-cell office:value-type="float" office:value="11">
            <text:p>11</text:p>
          </table:table-cell>
          <table:table-cell table:formula="of:=IF(OR([.D339]=1;[.D339]=11);1;0)" office:value-type="float" office:value="1">
            <text:p>1</text:p>
          </table:table-cell>
          <table:table-cell table:formula="of:=IF(OR([.D339]=10;[.D339]=11);1;0)" office:value-type="float" office:value="1">
            <text:p>1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formula="of:=SUM([.E2:.E339])" office:value-type="float" office:value="268">
            <text:p>268</text:p>
          </table:table-cell>
          <table:table-cell table:formula="of:=SUM([.F2:.F339])" office:value-type="float" office:value="276">
            <text:p>276</text:p>
          </table:table-cell>
        </table:table-row>
        <table:named-expressions/>
      </table:table>
      <table:table table:name="Eventbrite-29" table:style-name="ta1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3" table:default-cell-style-name="Excel_20_Built-in_20_Normal"/>
        <table:table-row table:style-name="ro9">
          <table:table-cell office:value-type="string">
            <text:p>Ordine n.</text:p>
          </table:table-cell>
          <table:table-cell office:value-type="string">
            <text:p>DOPPIO</text:p>
          </table:table-cell>
          <table:table-cell office:value-type="string">
            <text:p>Data ordine</text:p>
          </table:table-cell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E-mail</text:p>
          </table:table-cell>
        </table:table-row>
        <table:table-row table:style-name="ro5">
          <table:table-cell office:value-type="float" office:value="427958309">
            <text:p>427958309</text:p>
          </table:table-cell>
          <table:table-cell/>
          <table:table-cell table:style-name="ce33" office:value-type="date" office:date-value="2015-05-29T16:01:55.00128">
            <text:p>2015-05-29</text:p>
          </table:table-cell>
          <table:table-cell office:value-type="string">
            <text:p>Diego</text:p>
          </table:table-cell>
          <table:table-cell office:value-type="string">
            <text:p>Giorio</text:p>
          </table:table-cell>
          <table:table-cell office:value-type="string">
            <text:p>dgiorio@hotmail.com</text:p>
          </table:table-cell>
        </table:table-row>
        <table:table-row table:style-name="ro5">
          <table:table-cell office:value-type="float" office:value="428141604">
            <text:p>428141604</text:p>
          </table:table-cell>
          <table:table-cell table:formula="of:=[.A3]=[.A2]" office:value-type="boolean" office:boolean-value="false">
            <text:p>FALSE</text:p>
          </table:table-cell>
          <table:table-cell table:style-name="ce33" office:value-type="date" office:date-value="2015-05-30T01:58:10.00128">
            <text:p>2015-05-30</text:p>
          </table:table-cell>
          <table:table-cell office:value-type="string">
            <text:p>Stefano</text:p>
          </table:table-cell>
          <table:table-cell office:value-type="string">
            <text:p>Aterno</text:p>
          </table:table-cell>
          <table:table-cell office:value-type="string">
            <text:p>s.aterno@studioaterno.it</text:p>
          </table:table-cell>
        </table:table-row>
        <table:table-row table:style-name="ro5">
          <table:table-cell office:value-type="float" office:value="428518303">
            <text:p>428518303</text:p>
          </table:table-cell>
          <table:table-cell table:formula="of:=[.A4]=[.A3]" office:value-type="boolean" office:boolean-value="false">
            <text:p>FALSE</text:p>
          </table:table-cell>
          <table:table-cell table:style-name="ce33" office:value-type="date" office:date-value="2015-06-01T09:45:43.00128">
            <text:p>2015-06-01</text:p>
          </table:table-cell>
          <table:table-cell office:value-type="string">
            <text:p>Fabio</text:p>
          </table:table-cell>
          <table:table-cell office:value-type="string">
            <text:p>Pietrosanti</text:p>
          </table:table-cell>
          <table:table-cell office:value-type="string">
            <text:p>fabio.pietrosanti@logioshermes.org</text:p>
          </table:table-cell>
        </table:table-row>
        <table:table-row table:style-name="ro5">
          <table:table-cell office:value-type="float" office:value="428535678">
            <text:p>428535678</text:p>
          </table:table-cell>
          <table:table-cell table:formula="of:=[.A5]=[.A4]" office:value-type="boolean" office:boolean-value="false">
            <text:p>FALSE</text:p>
          </table:table-cell>
          <table:table-cell table:style-name="ce33" office:value-type="date" office:date-value="2015-06-01T11:14:04.99776">
            <text:p>2015-06-01</text:p>
          </table:table-cell>
          <table:table-cell office:value-type="string">
            <text:p>Marco</text:p>
          </table:table-cell>
          <table:table-cell office:value-type="string">
            <text:p>Curcina</text:p>
          </table:table-cell>
          <table:table-cell office:value-type="string">
            <text:p>ciurcina@studiolegale.it</text:p>
          </table:table-cell>
        </table:table-row>
        <table:table-row table:style-name="ro5">
          <table:table-cell office:value-type="float" office:value="428538953">
            <text:p>428538953</text:p>
          </table:table-cell>
          <table:table-cell table:formula="of:=[.A6]=[.A5]" office:value-type="boolean" office:boolean-value="false">
            <text:p>FALSE</text:p>
          </table:table-cell>
          <table:table-cell table:style-name="ce33" office:value-type="date" office:date-value="2015-06-01T11:37:38.00064">
            <text:p>2015-06-01</text:p>
          </table:table-cell>
          <table:table-cell office:value-type="string">
            <text:p>Valerio</text:p>
          </table:table-cell>
          <table:table-cell office:value-type="string">
            <text:p>Vertua</text:p>
          </table:table-cell>
          <table:table-cell office:value-type="string">
            <text:p>v.vertua@vertua.it</text:p>
          </table:table-cell>
        </table:table-row>
        <table:table-row table:style-name="ro5">
          <table:table-cell office:value-type="float" office:value="428544264">
            <text:p>428544264</text:p>
          </table:table-cell>
          <table:table-cell table:formula="of:=[.A7]=[.A6]" office:value-type="boolean" office:boolean-value="false">
            <text:p>FALSE</text:p>
          </table:table-cell>
          <table:table-cell table:style-name="ce33" office:value-type="date" office:date-value="2015-06-01T12:13:58.99584">
            <text:p>2015-06-01</text:p>
          </table:table-cell>
          <table:table-cell office:value-type="string">
            <text:p>Biagio Francesco</text:p>
          </table:table-cell>
          <table:table-cell office:value-type="string">
            <text:p>Rizzo</text:p>
          </table:table-cell>
          <table:table-cell office:value-type="string">
            <text:p>signorizzo@hotmail.it</text:p>
          </table:table-cell>
        </table:table-row>
        <table:table-row table:style-name="ro6">
          <table:table-cell office:value-type="float" office:value="429627340">
            <text:p>429627340</text:p>
          </table:table-cell>
          <table:table-cell table:formula="of:=[.A8]=[.A7]" office:value-type="boolean" office:boolean-value="false">
            <text:p>FALSE</text:p>
          </table:table-cell>
          <table:table-cell table:style-name="ce33" office:value-type="date" office:date-value="2015-06-04T15:40:52.99968">
            <text:p>2015-06-04</text:p>
          </table:table-cell>
          <table:table-cell office:value-type="string">
            <text:p>Valentina</text:p>
          </table:table-cell>
          <table:table-cell office:value-type="string">
            <text:p>Longo</text:p>
          </table:table-cell>
          <table:table-cell office:value-type="string">
            <text:p>valelongo72@gmail.com</text:p>
          </table:table-cell>
        </table:table-row>
        <table:table-row table:style-name="ro5">
          <table:table-cell office:value-type="float" office:value="429882651">
            <text:p>429882651</text:p>
          </table:table-cell>
          <table:table-cell table:formula="of:=[.A9]=[.A8]" office:value-type="boolean" office:boolean-value="false">
            <text:p>FALSE</text:p>
          </table:table-cell>
          <table:table-cell table:style-name="ce33" office:value-type="date" office:date-value="2015-06-05T06:43:32.0016">
            <text:p>2015-06-05</text:p>
          </table:table-cell>
          <table:table-cell office:value-type="string">
            <text:p>Giuseppe</text:p>
          </table:table-cell>
          <table:table-cell office:value-type="string">
            <text:p>Vaciago</text:p>
          </table:table-cell>
          <table:table-cell office:value-type="string">
            <text:p>giuseppe.vaciago@replegal.it</text:p>
          </table:table-cell>
        </table:table-row>
        <table:table-row table:style-name="ro5">
          <table:table-cell office:value-type="float" office:value="429914851">
            <text:p>429914851</text:p>
          </table:table-cell>
          <table:table-cell table:formula="of:=[.A10]=[.A9]" office:value-type="boolean" office:boolean-value="false">
            <text:p>FALSE</text:p>
          </table:table-cell>
          <table:table-cell table:style-name="ce33" office:value-type="date" office:date-value="2015-06-05T11:38:02.00256">
            <text:p>2015-06-05</text:p>
          </table:table-cell>
          <table:table-cell office:value-type="string">
            <text:p>Daniele</text:p>
          </table:table-cell>
          <table:table-cell office:value-type="string">
            <text:p>Vantaggiato</text:p>
          </table:table-cell>
          <table:table-cell office:value-type="string">
            <text:p>info@vantax.eu</text:p>
          </table:table-cell>
        </table:table-row>
        <table:table-row table:style-name="ro5">
          <table:table-cell office:value-type="float" office:value="429920290">
            <text:p>429920290</text:p>
          </table:table-cell>
          <table:table-cell table:formula="of:=[.A11]=[.A10]" office:value-type="boolean" office:boolean-value="false">
            <text:p>FALSE</text:p>
          </table:table-cell>
          <table:table-cell table:style-name="ce33" office:value-type="date" office:date-value="2015-06-05T12:19:26.99616">
            <text:p>2015-06-05</text:p>
          </table:table-cell>
          <table:table-cell office:value-type="string">
            <text:p>Alessandro</text:p>
          </table:table-cell>
          <table:table-cell office:value-type="string">
            <text:p>Rodolfi</text:p>
          </table:table-cell>
          <table:table-cell office:value-type="string">
            <text:p>a.rodolfi@dataconsec.com</text:p>
          </table:table-cell>
        </table:table-row>
        <table:table-row table:style-name="ro5">
          <table:table-cell office:value-type="float" office:value="430112004">
            <text:p>430112004</text:p>
          </table:table-cell>
          <table:table-cell table:formula="of:=[.A12]=[.A11]" office:value-type="boolean" office:boolean-value="false">
            <text:p>FALSE</text:p>
          </table:table-cell>
          <table:table-cell table:style-name="ce33" office:value-type="date" office:date-value="2015-06-05T23:49:33.99744">
            <text:p>2015-06-05</text:p>
          </table:table-cell>
          <table:table-cell office:value-type="string">
            <text:p>Giovambattista</text:p>
          </table:table-cell>
          <table:table-cell office:value-type="string">
            <text:p>Vieri</text:p>
          </table:table-cell>
          <table:table-cell office:value-type="string">
            <text:p>g.vieri@ent-it.com</text:p>
          </table:table-cell>
        </table:table-row>
        <table:table-row table:style-name="ro5">
          <table:table-cell office:value-type="float" office:value="430115234">
            <text:p>430115234</text:p>
          </table:table-cell>
          <table:table-cell table:formula="of:=[.A13]=[.A12]" office:value-type="boolean" office:boolean-value="false">
            <text:p>FALSE</text:p>
          </table:table-cell>
          <table:table-cell table:style-name="ce33" office:value-type="date" office:date-value="2015-06-06T00:01:03.00288">
            <text:p>2015-06-06</text:p>
          </table:table-cell>
          <table:table-cell office:value-type="string">
            <text:p>Marta</text:p>
          </table:table-cell>
          <table:table-cell office:value-type="string">
            <text:p>Ghiglioni</text:p>
          </table:table-cell>
          <table:table-cell office:value-type="string">
            <text:p>marta.ghiglioni@gmail.com</text:p>
          </table:table-cell>
        </table:table-row>
        <table:table-row table:style-name="ro5">
          <table:table-cell office:value-type="float" office:value="430123295">
            <text:p>430123295</text:p>
          </table:table-cell>
          <table:table-cell table:formula="of:=[.A14]=[.A13]" office:value-type="boolean" office:boolean-value="false">
            <text:p>FALSE</text:p>
          </table:table-cell>
          <table:table-cell table:style-name="ce33" office:value-type="date" office:date-value="2015-06-06T00:35:07.99584">
            <text:p>2015-06-06</text:p>
          </table:table-cell>
          <table:table-cell office:value-type="string">
            <text:p>Giuseppe</text:p>
          </table:table-cell>
          <table:table-cell office:value-type="string">
            <text:p>Augiero</text:p>
          </table:table-cell>
          <table:table-cell office:value-type="string">
            <text:p>giuseppe@augiero.it</text:p>
          </table:table-cell>
        </table:table-row>
        <table:table-row table:style-name="ro5">
          <table:table-cell office:value-type="float" office:value="430132053">
            <text:p>430132053</text:p>
          </table:table-cell>
          <table:table-cell table:formula="of:=[.A15]=[.A14]" office:value-type="boolean" office:boolean-value="false">
            <text:p>FALSE</text:p>
          </table:table-cell>
          <table:table-cell table:style-name="ce33" office:value-type="date" office:date-value="2015-06-06T01:14:04.00128">
            <text:p>2015-06-06</text:p>
          </table:table-cell>
          <table:table-cell office:value-type="string">
            <text:p>Raffaele Angelo</text:p>
          </table:table-cell>
          <table:table-cell office:value-type="string">
            <text:p>Di Paola</text:p>
          </table:table-cell>
          <table:table-cell office:value-type="string">
            <text:p>alitaliaxyz@gmail.com</text:p>
          </table:table-cell>
        </table:table-row>
        <table:table-row table:style-name="ro5">
          <table:table-cell office:value-type="float" office:value="430136365">
            <text:p>430136365</text:p>
          </table:table-cell>
          <table:table-cell table:formula="of:=[.A16]=[.A15]" office:value-type="boolean" office:boolean-value="false">
            <text:p>FALSE</text:p>
          </table:table-cell>
          <table:table-cell table:style-name="ce33" office:value-type="date" office:date-value="2015-06-06T01:35:13.00128">
            <text:p>2015-06-06</text:p>
          </table:table-cell>
          <table:table-cell office:value-type="string">
            <text:p>Alessandro</text:p>
          </table:table-cell>
          <table:table-cell office:value-type="string">
            <text:p>Monteleone</text:p>
          </table:table-cell>
          <table:table-cell office:value-type="string">
            <text:p>alessandro.monteleone@rdmlex.it</text:p>
          </table:table-cell>
        </table:table-row>
        <table:table-row table:style-name="ro5">
          <table:table-cell office:value-type="float" office:value="430136365">
            <text:p>430136365</text:p>
          </table:table-cell>
          <table:table-cell table:formula="of:=[.A17]=[.A16]" office:value-type="boolean" office:boolean-value="true">
            <text:p>TRUE</text:p>
          </table:table-cell>
          <table:table-cell table:style-name="ce33" office:value-type="date" office:date-value="2015-06-06T01:35:13.00128">
            <text:p>2015-06-06</text:p>
          </table:table-cell>
          <table:table-cell office:value-type="string">
            <text:p>Sara</text:p>
          </table:table-cell>
          <table:table-cell office:value-type="string">
            <text:p>Migliorini</text:p>
          </table:table-cell>
          <table:table-cell office:value-type="string">
            <text:p>avvsaramigliorini@gmail.com</text:p>
          </table:table-cell>
        </table:table-row>
        <table:table-row table:style-name="ro5">
          <table:table-cell office:value-type="float" office:value="430184606">
            <text:p>430184606</text:p>
          </table:table-cell>
          <table:table-cell table:formula="of:=[.A18]=[.A17]" office:value-type="boolean" office:boolean-value="false">
            <text:p>FALSE</text:p>
          </table:table-cell>
          <table:table-cell table:style-name="ce33" office:value-type="date" office:date-value="2015-06-06T07:23:56.99904">
            <text:p>2015-06-06</text:p>
          </table:table-cell>
          <table:table-cell office:value-type="string">
            <text:p>Matteo</text:p>
          </table:table-cell>
          <table:table-cell office:value-type="string">
            <text:p>Flora</text:p>
          </table:table-cell>
          <table:table-cell office:value-type="string">
            <text:p>mf@matteoflora.com</text:p>
          </table:table-cell>
        </table:table-row>
        <table:table-row table:style-name="ro5">
          <table:table-cell office:value-type="float" office:value="430184639">
            <text:p>430184639</text:p>
          </table:table-cell>
          <table:table-cell table:formula="of:=[.A19]=[.A18]" office:value-type="boolean" office:boolean-value="false">
            <text:p>FALSE</text:p>
          </table:table-cell>
          <table:table-cell table:style-name="ce33" office:value-type="date" office:date-value="2015-06-06T07:24:26.00352">
            <text:p>2015-06-06</text:p>
          </table:table-cell>
          <table:table-cell office:value-type="string">
            <text:p>Gianluca</text:p>
          </table:table-cell>
          <table:table-cell office:value-type="string">
            <text:p>Caricato</text:p>
          </table:table-cell>
          <table:table-cell office:value-type="string">
            <text:p>gianluca.caricato@gmail.com</text:p>
          </table:table-cell>
        </table:table-row>
        <table:table-row table:style-name="ro5">
          <table:table-cell office:value-type="float" office:value="430185767">
            <text:p>430185767</text:p>
          </table:table-cell>
          <table:table-cell table:formula="of:=[.A20]=[.A19]" office:value-type="boolean" office:boolean-value="false">
            <text:p>FALSE</text:p>
          </table:table-cell>
          <table:table-cell table:style-name="ce33" office:value-type="date" office:date-value="2015-06-06T07:41:15">
            <text:p>2015-06-06</text:p>
          </table:table-cell>
          <table:table-cell office:value-type="string">
            <text:p>Fabrizio</text:p>
          </table:table-cell>
          <table:table-cell office:value-type="string">
            <text:p>Mammini</text:p>
          </table:table-cell>
          <table:table-cell office:value-type="string">
            <text:p>fabrizio.mammini@gmail.com</text:p>
          </table:table-cell>
        </table:table-row>
        <table:table-row table:style-name="ro5">
          <table:table-cell office:value-type="float" office:value="430189528">
            <text:p>430189528</text:p>
          </table:table-cell>
          <table:table-cell table:formula="of:=[.A21]=[.A20]" office:value-type="boolean" office:boolean-value="false">
            <text:p>FALSE</text:p>
          </table:table-cell>
          <table:table-cell table:style-name="ce33" office:value-type="date" office:date-value="2015-06-06T08:41:47.99904">
            <text:p>2015-06-06</text:p>
          </table:table-cell>
          <table:table-cell office:value-type="string">
            <text:p>Silvia</text:p>
          </table:table-cell>
          <table:table-cell office:value-type="string">
            <text:p>Trani</text:p>
          </table:table-cell>
          <table:table-cell office:value-type="string">
            <text:p>silvia.trani@tiscali.it</text:p>
          </table:table-cell>
        </table:table-row>
        <table:table-row table:style-name="ro5">
          <table:table-cell office:value-type="float" office:value="430189765">
            <text:p>430189765</text:p>
          </table:table-cell>
          <table:table-cell table:formula="of:=[.A22]=[.A21]" office:value-type="boolean" office:boolean-value="false">
            <text:p>FALSE</text:p>
          </table:table-cell>
          <table:table-cell table:style-name="ce33" office:value-type="date" office:date-value="2015-06-06T08:45:54.99936">
            <text:p>2015-06-06</text:p>
          </table:table-cell>
          <table:table-cell office:value-type="string">
            <text:p>Gianluca</text:p>
          </table:table-cell>
          <table:table-cell office:value-type="string">
            <text:p>Pomante</text:p>
          </table:table-cell>
          <table:table-cell office:value-type="string">
            <text:p>liste@pomante.com</text:p>
          </table:table-cell>
        </table:table-row>
        <table:table-row table:style-name="ro5">
          <table:table-cell office:value-type="float" office:value="430190543">
            <text:p>430190543</text:p>
          </table:table-cell>
          <table:table-cell table:formula="of:=[.A23]=[.A22]" office:value-type="boolean" office:boolean-value="false">
            <text:p>FALSE</text:p>
          </table:table-cell>
          <table:table-cell table:style-name="ce33" office:value-type="date" office:date-value="2015-06-06T09:00:01.99584">
            <text:p>2015-06-06</text:p>
          </table:table-cell>
          <table:table-cell office:value-type="string">
            <text:p>Andrea</text:p>
          </table:table-cell>
          <table:table-cell office:value-type="string">
            <text:p>De Carolis</text:p>
          </table:table-cell>
          <table:table-cell office:value-type="string">
            <text:p>decarolis.andrea@gmail.com</text:p>
          </table:table-cell>
        </table:table-row>
        <table:table-row table:style-name="ro5">
          <table:table-cell office:value-type="float" office:value="430191674">
            <text:p>430191674</text:p>
          </table:table-cell>
          <table:table-cell table:formula="of:=[.A24]=[.A23]" office:value-type="boolean" office:boolean-value="false">
            <text:p>FALSE</text:p>
          </table:table-cell>
          <table:table-cell table:style-name="ce33" office:value-type="date" office:date-value="2015-06-06T09:21:41.00256">
            <text:p>2015-06-06</text:p>
          </table:table-cell>
          <table:table-cell office:value-type="string">
            <text:p>Paola</text:p>
          </table:table-cell>
          <table:table-cell office:value-type="string">
            <text:p>Carreri</text:p>
          </table:table-cell>
          <table:table-cell office:value-type="string">
            <text:p>studiocar@libero.it</text:p>
          </table:table-cell>
        </table:table-row>
        <table:table-row table:style-name="ro5">
          <table:table-cell office:value-type="float" office:value="430192624">
            <text:p>430192624</text:p>
          </table:table-cell>
          <table:table-cell table:formula="of:=[.A25]=[.A24]" office:value-type="boolean" office:boolean-value="false">
            <text:p>FALSE</text:p>
          </table:table-cell>
          <table:table-cell table:style-name="ce33" office:value-type="date" office:date-value="2015-06-06T09:40:32.99808">
            <text:p>2015-06-06</text:p>
          </table:table-cell>
          <table:table-cell office:value-type="string">
            <text:p>Ilari</text:p>
          </table:table-cell>
          <table:table-cell office:value-type="string">
            <text:p>Valbonesi</text:p>
          </table:table-cell>
          <table:table-cell office:value-type="string">
            <text:p>valbonesi@gmail.com</text:p>
          </table:table-cell>
        </table:table-row>
        <table:table-row table:style-name="ro5">
          <table:table-cell office:value-type="float" office:value="430193539">
            <text:p>430193539</text:p>
          </table:table-cell>
          <table:table-cell table:formula="of:=[.A26]=[.A25]" office:value-type="boolean" office:boolean-value="false">
            <text:p>FALSE</text:p>
          </table:table-cell>
          <table:table-cell table:style-name="ce33" office:value-type="date" office:date-value="2015-06-06T09:59:07.99872">
            <text:p>2015-06-06</text:p>
          </table:table-cell>
          <table:table-cell office:value-type="string">
            <text:p>Adriano</text:p>
          </table:table-cell>
          <table:table-cell office:value-type="string">
            <text:p>Peluso</text:p>
          </table:table-cell>
          <table:table-cell office:value-type="string">
            <text:p>catonano@gmail.com</text:p>
          </table:table-cell>
        </table:table-row>
        <table:table-row table:style-name="ro5">
          <table:table-cell office:value-type="float" office:value="430193672">
            <text:p>430193672</text:p>
          </table:table-cell>
          <table:table-cell table:formula="of:=[.A27]=[.A26]" office:value-type="boolean" office:boolean-value="false">
            <text:p>FALSE</text:p>
          </table:table-cell>
          <table:table-cell table:style-name="ce33" office:value-type="date" office:date-value="2015-06-06T10:01:18.9984">
            <text:p>2015-06-06</text:p>
          </table:table-cell>
          <table:table-cell office:value-type="string">
            <text:p>Manuel</text:p>
          </table:table-cell>
          <table:table-cell office:value-type="string">
            <text:p>Samele</text:p>
          </table:table-cell>
          <table:table-cell office:value-type="string">
            <text:p>manuel_samele@yahoo.it</text:p>
          </table:table-cell>
        </table:table-row>
        <table:table-row table:style-name="ro5">
          <table:table-cell office:value-type="float" office:value="430193672">
            <text:p>430193672</text:p>
          </table:table-cell>
          <table:table-cell table:formula="of:=[.A28]=[.A27]" office:value-type="boolean" office:boolean-value="true">
            <text:p>TRUE</text:p>
          </table:table-cell>
          <table:table-cell table:style-name="ce33" office:value-type="date" office:date-value="2015-06-06T10:01:18.9984">
            <text:p>2015-06-06</text:p>
          </table:table-cell>
          <table:table-cell office:value-type="string">
            <text:p>Davide</text:p>
          </table:table-cell>
          <table:table-cell office:value-type="string">
            <text:p>Sottili</text:p>
          </table:table-cell>
          <table:table-cell office:value-type="string">
            <text:p>manuel_samele@yahoo.it</text:p>
          </table:table-cell>
        </table:table-row>
        <table:table-row table:style-name="ro6">
          <table:table-cell office:value-type="float" office:value="430196585">
            <text:p>430196585</text:p>
          </table:table-cell>
          <table:table-cell table:formula="of:=[.A29]=[.A28]" office:value-type="boolean" office:boolean-value="false">
            <text:p>FALSE</text:p>
          </table:table-cell>
          <table:table-cell table:style-name="ce33" office:value-type="date" office:date-value="2015-06-06T10:57:56.99808">
            <text:p>2015-06-06</text:p>
          </table:table-cell>
          <table:table-cell office:value-type="string">
            <text:p>Stefano</text:p>
          </table:table-cell>
          <table:table-cell office:value-type="string">
            <text:p>Vitelli</text:p>
          </table:table-cell>
          <table:table-cell office:value-type="string">
            <text:p>roma2010@alice.it</text:p>
          </table:table-cell>
        </table:table-row>
        <table:table-row table:style-name="ro5">
          <table:table-cell office:value-type="float" office:value="430197295">
            <text:p>430197295</text:p>
          </table:table-cell>
          <table:table-cell table:formula="of:=[.A30]=[.A29]" office:value-type="boolean" office:boolean-value="false">
            <text:p>FALSE</text:p>
          </table:table-cell>
          <table:table-cell table:style-name="ce33" office:value-type="date" office:date-value="2015-06-06T11:11:29.00256">
            <text:p>2015-06-06</text:p>
          </table:table-cell>
          <table:table-cell office:value-type="string">
            <text:p>Davide</text:p>
          </table:table-cell>
          <table:table-cell office:value-type="string">
            <text:p>Del Vecchio</text:p>
          </table:table-cell>
          <table:table-cell office:value-type="string">
            <text:p>davidedantedelvecchio@gmail.com</text:p>
          </table:table-cell>
        </table:table-row>
        <table:table-row table:style-name="ro5">
          <table:table-cell office:value-type="float" office:value="430197335">
            <text:p>430197335</text:p>
          </table:table-cell>
          <table:table-cell table:formula="of:=[.A31]=[.A30]" office:value-type="boolean" office:boolean-value="false">
            <text:p>FALSE</text:p>
          </table:table-cell>
          <table:table-cell table:style-name="ce33" office:value-type="date" office:date-value="2015-06-06T11:12:12.00384">
            <text:p>2015-06-06</text:p>
          </table:table-cell>
          <table:table-cell office:value-type="string">
            <text:p>Bella</text:p>
          </table:table-cell>
          <table:table-cell office:value-type="string">
            <text:p>Shakhmirza</text:p>
          </table:table-cell>
          <table:table-cell office:value-type="string">
            <text:p>bella-shah@yandex.ru</text:p>
          </table:table-cell>
        </table:table-row>
        <table:table-row table:style-name="ro5">
          <table:table-cell office:value-type="float" office:value="430208668">
            <text:p>430208668</text:p>
          </table:table-cell>
          <table:table-cell table:formula="of:=[.A32]=[.A31]" office:value-type="boolean" office:boolean-value="false">
            <text:p>FALSE</text:p>
          </table:table-cell>
          <table:table-cell table:style-name="ce33" office:value-type="date" office:date-value="2015-06-06T13:34:54.00192">
            <text:p>2015-06-06</text:p>
          </table:table-cell>
          <table:table-cell office:value-type="string">
            <text:p>Flavia</text:p>
          </table:table-cell>
          <table:table-cell office:value-type="string">
            <text:p>Marzano</text:p>
          </table:table-cell>
          <table:table-cell office:value-type="string">
            <text:p>flavia.marzano@gmail.com</text:p>
          </table:table-cell>
        </table:table-row>
        <table:table-row table:style-name="ro5">
          <table:table-cell office:value-type="float" office:value="430215765">
            <text:p>430215765</text:p>
          </table:table-cell>
          <table:table-cell table:formula="of:=[.A33]=[.A32]" office:value-type="boolean" office:boolean-value="false">
            <text:p>FALSE</text:p>
          </table:table-cell>
          <table:table-cell table:style-name="ce33" office:value-type="date" office:date-value="2015-06-06T14:49:25.9968">
            <text:p>2015-06-06</text:p>
          </table:table-cell>
          <table:table-cell office:value-type="string">
            <text:p>Riccardo</text:p>
          </table:table-cell>
          <table:table-cell office:value-type="string">
            <text:p>Abeti</text:p>
          </table:table-cell>
          <table:table-cell office:value-type="string">
            <text:p>riccardo.abeti@gmail.com</text:p>
          </table:table-cell>
        </table:table-row>
        <table:table-row table:style-name="ro5">
          <table:table-cell office:value-type="float" office:value="430215765">
            <text:p>430215765</text:p>
          </table:table-cell>
          <table:table-cell table:formula="of:=[.A34]=[.A33]" office:value-type="boolean" office:boolean-value="true">
            <text:p>TRUE</text:p>
          </table:table-cell>
          <table:table-cell table:style-name="ce33" office:value-type="date" office:date-value="2015-06-06T14:49:26.99904">
            <text:p>2015-06-06</text:p>
          </table:table-cell>
          <table:table-cell office:value-type="string">
            <text:p>Donatella</text:p>
          </table:table-cell>
          <table:table-cell office:value-type="string">
            <text:p>Giancarli</text:p>
          </table:table-cell>
          <table:table-cell office:value-type="string">
            <text:p>d.giancarli@gmail.com</text:p>
          </table:table-cell>
        </table:table-row>
        <table:table-row table:style-name="ro5">
          <table:table-cell office:value-type="float" office:value="430221853">
            <text:p>430221853</text:p>
          </table:table-cell>
          <table:table-cell table:formula="of:=[.A35]=[.A34]" office:value-type="boolean" office:boolean-value="false">
            <text:p>FALSE</text:p>
          </table:table-cell>
          <table:table-cell table:style-name="ce33" office:value-type="date" office:date-value="2015-06-06T15:11:16.00224">
            <text:p>2015-06-06</text:p>
          </table:table-cell>
          <table:table-cell office:value-type="string">
            <text:p>Giuseppe</text:p>
          </table:table-cell>
          <table:table-cell office:value-type="string">
            <text:p>Ludovico</text:p>
          </table:table-cell>
          <table:table-cell office:value-type="string">
            <text:p>ludovico@hush.ai</text:p>
          </table:table-cell>
        </table:table-row>
        <table:table-row table:style-name="ro5">
          <table:table-cell office:value-type="float" office:value="430233336">
            <text:p>430233336</text:p>
          </table:table-cell>
          <table:table-cell table:formula="of:=[.A36]=[.A35]" office:value-type="boolean" office:boolean-value="false">
            <text:p>FALSE</text:p>
          </table:table-cell>
          <table:table-cell table:style-name="ce33" office:value-type="date" office:date-value="2015-06-06T16:36:04.9968">
            <text:p>2015-06-06</text:p>
          </table:table-cell>
          <table:table-cell office:value-type="string">
            <text:p>Danilo</text:p>
          </table:table-cell>
          <table:table-cell office:value-type="string">
            <text:p>Antonelli</text:p>
          </table:table-cell>
          <table:table-cell office:value-type="string">
            <text:p>danilo@starmaster.org</text:p>
          </table:table-cell>
        </table:table-row>
        <table:table-row table:style-name="ro5">
          <table:table-cell office:value-type="float" office:value="430233987">
            <text:p>430233987</text:p>
          </table:table-cell>
          <table:table-cell table:formula="of:=[.A37]=[.A36]" office:value-type="boolean" office:boolean-value="false">
            <text:p>FALSE</text:p>
          </table:table-cell>
          <table:table-cell table:style-name="ce33" office:value-type="date" office:date-value="2015-06-06T16:40:38.00352">
            <text:p>2015-06-06</text:p>
          </table:table-cell>
          <table:table-cell office:value-type="string">
            <text:p>Raffaele</text:p>
          </table:table-cell>
          <table:table-cell office:value-type="string">
            <text:p>Pelosi</text:p>
          </table:table-cell>
          <table:table-cell office:value-type="string">
            <text:p>raffaele.pelosi@ivass.it</text:p>
          </table:table-cell>
        </table:table-row>
        <table:table-row table:style-name="ro5">
          <table:table-cell office:value-type="float" office:value="430234317">
            <text:p>430234317</text:p>
          </table:table-cell>
          <table:table-cell table:formula="of:=[.A38]=[.A37]" office:value-type="boolean" office:boolean-value="false">
            <text:p>FALSE</text:p>
          </table:table-cell>
          <table:table-cell table:style-name="ce33" office:value-type="date" office:date-value="2015-06-06T16:42:45.00288">
            <text:p>2015-06-06</text:p>
          </table:table-cell>
          <table:table-cell office:value-type="string">
            <text:p>Giorgio</text:p>
          </table:table-cell>
          <table:table-cell office:value-type="string">
            <text:p>Mancosu</text:p>
          </table:table-cell>
          <table:table-cell office:value-type="string">
            <text:p>giorgiomancosu@unica.it</text:p>
          </table:table-cell>
        </table:table-row>
        <table:table-row table:style-name="ro5">
          <table:table-cell office:value-type="float" office:value="430253441">
            <text:p>430253441</text:p>
          </table:table-cell>
          <table:table-cell table:formula="of:=[.A39]=[.A38]" office:value-type="boolean" office:boolean-value="false">
            <text:p>FALSE</text:p>
          </table:table-cell>
          <table:table-cell table:style-name="ce33" office:value-type="date" office:date-value="2015-06-06T18:39:23.99904">
            <text:p>2015-06-06</text:p>
          </table:table-cell>
          <table:table-cell office:value-type="string">
            <text:p>Valerio</text:p>
          </table:table-cell>
          <table:table-cell office:value-type="string">
            <text:p>Leomporra</text:p>
          </table:table-cell>
          <table:table-cell office:value-type="string">
            <text:p>vleomporra@sogei.it</text:p>
          </table:table-cell>
        </table:table-row>
        <table:table-row table:style-name="ro5">
          <table:table-cell office:value-type="float" office:value="430255412">
            <text:p>430255412</text:p>
          </table:table-cell>
          <table:table-cell table:formula="of:=[.A40]=[.A39]" office:value-type="boolean" office:boolean-value="false">
            <text:p>FALSE</text:p>
          </table:table-cell>
          <table:table-cell table:style-name="ce33" office:value-type="date" office:date-value="2015-06-06T18:51:19.99584">
            <text:p>2015-06-06</text:p>
          </table:table-cell>
          <table:table-cell office:value-type="string">
            <text:p>Roberto</text:p>
          </table:table-cell>
          <table:table-cell office:value-type="string">
            <text:p>Battistoni</text:p>
          </table:table-cell>
          <table:table-cell office:value-type="string">
            <text:p>r.battistoni@gmail.com</text:p>
          </table:table-cell>
        </table:table-row>
        <table:table-row table:style-name="ro5">
          <table:table-cell office:value-type="float" office:value="430258701">
            <text:p>430258701</text:p>
          </table:table-cell>
          <table:table-cell table:formula="of:=[.A41]=[.A40]" office:value-type="boolean" office:boolean-value="false">
            <text:p>FALSE</text:p>
          </table:table-cell>
          <table:table-cell table:style-name="ce33" office:value-type="date" office:date-value="2015-06-06T19:11:22.00128">
            <text:p>2015-06-06</text:p>
          </table:table-cell>
          <table:table-cell office:value-type="string">
            <text:p>Marco</text:p>
          </table:table-cell>
          <table:table-cell office:value-type="string">
            <text:p>Calamari</text:p>
          </table:table-cell>
          <table:table-cell office:value-type="string">
            <text:p>marcoc@winstonsmith.org</text:p>
          </table:table-cell>
        </table:table-row>
        <table:table-row table:style-name="ro5">
          <table:table-cell office:value-type="float" office:value="430259127">
            <text:p>430259127</text:p>
          </table:table-cell>
          <table:table-cell table:formula="of:=[.A42]=[.A41]" office:value-type="boolean" office:boolean-value="false">
            <text:p>FALSE</text:p>
          </table:table-cell>
          <table:table-cell table:style-name="ce33" office:value-type="date" office:date-value="2015-06-06T19:13:46.99776">
            <text:p>2015-06-06</text:p>
          </table:table-cell>
          <table:table-cell office:value-type="string">
            <text:p>Fernanda</text:p>
          </table:table-cell>
          <table:table-cell office:value-type="string">
            <text:p>Faini</text:p>
          </table:table-cell>
          <table:table-cell office:value-type="string">
            <text:p>fernandafaini@gmail.com</text:p>
          </table:table-cell>
        </table:table-row>
        <table:table-row table:style-name="ro5">
          <table:table-cell office:value-type="float" office:value="430264561">
            <text:p>430264561</text:p>
          </table:table-cell>
          <table:table-cell table:formula="of:=[.A43]=[.A42]" office:value-type="boolean" office:boolean-value="false">
            <text:p>FALSE</text:p>
          </table:table-cell>
          <table:table-cell table:style-name="ce33" office:value-type="date" office:date-value="2015-06-06T19:45:51.9984">
            <text:p>2015-06-06</text:p>
          </table:table-cell>
          <table:table-cell office:value-type="string">
            <text:p>Francesco Paolo</text:p>
          </table:table-cell>
          <table:table-cell office:value-type="string">
            <text:p>Micozzi</text:p>
          </table:table-cell>
          <table:table-cell office:value-type="string">
            <text:p>fpm.nospam@gmail.com</text:p>
          </table:table-cell>
        </table:table-row>
        <table:table-row table:style-name="ro6">
          <table:table-cell office:value-type="float" office:value="430354798">
            <text:p>430354798</text:p>
          </table:table-cell>
          <table:table-cell table:formula="of:=[.A44]=[.A43]" office:value-type="boolean" office:boolean-value="false">
            <text:p>FALSE</text:p>
          </table:table-cell>
          <table:table-cell table:style-name="ce33" office:value-type="date" office:date-value="2015-06-07T11:50:46.9968">
            <text:p>2015-06-07</text:p>
          </table:table-cell>
          <table:table-cell office:value-type="string">
            <text:p>Salvatore</text:p>
          </table:table-cell>
          <table:table-cell office:value-type="string">
            <text:p>Di Giovanni</text:p>
          </table:table-cell>
          <table:table-cell office:value-type="string">
            <text:p>d.salvatore72@libero.it</text:p>
          </table:table-cell>
        </table:table-row>
        <table:table-row table:style-name="ro5">
          <table:table-cell office:value-type="float" office:value="430359091">
            <text:p>430359091</text:p>
          </table:table-cell>
          <table:table-cell table:formula="of:=[.A45]=[.A44]" office:value-type="boolean" office:boolean-value="false">
            <text:p>FALSE</text:p>
          </table:table-cell>
          <table:table-cell table:style-name="ce33" office:value-type="date" office:date-value="2015-06-07T13:19:34.99968">
            <text:p>2015-06-07</text:p>
          </table:table-cell>
          <table:table-cell office:value-type="string">
            <text:p>Efrem</text:p>
          </table:table-cell>
          <table:table-cell office:value-type="string">
            <text:p>Zugnaz</text:p>
          </table:table-cell>
          <table:table-cell office:value-type="string">
            <text:p>graesanus@gmail.com</text:p>
          </table:table-cell>
        </table:table-row>
        <table:table-row table:style-name="ro5">
          <table:table-cell office:value-type="float" office:value="430391249">
            <text:p>430391249</text:p>
          </table:table-cell>
          <table:table-cell table:formula="of:=[.A46]=[.A45]" office:value-type="boolean" office:boolean-value="false">
            <text:p>FALSE</text:p>
          </table:table-cell>
          <table:table-cell table:style-name="ce33" office:value-type="date" office:date-value="2015-06-07T19:00:26.00064">
            <text:p>2015-06-07</text:p>
          </table:table-cell>
          <table:table-cell office:value-type="string">
            <text:p>Gianluca</text:p>
          </table:table-cell>
          <table:table-cell office:value-type="string">
            <text:p>Giannelli</text:p>
          </table:table-cell>
          <table:table-cell office:value-type="string">
            <text:p>gianluca.giannelli@gmail.com</text:p>
          </table:table-cell>
        </table:table-row>
        <table:table-row table:style-name="ro5">
          <table:table-cell office:value-type="float" office:value="430391249">
            <text:p>430391249</text:p>
          </table:table-cell>
          <table:table-cell table:formula="of:=[.A47]=[.A46]" office:value-type="boolean" office:boolean-value="true">
            <text:p>TRUE</text:p>
          </table:table-cell>
          <table:table-cell table:style-name="ce33" office:value-type="date" office:date-value="2015-06-07T19:00:26.00064">
            <text:p>2015-06-07</text:p>
          </table:table-cell>
          <table:table-cell office:value-type="string">
            <text:p>Luisa</text:p>
          </table:table-cell>
          <table:table-cell office:value-type="string">
            <text:p>Perrotta</text:p>
          </table:table-cell>
          <table:table-cell office:value-type="string">
            <text:p>luisaperrotta@hotmail.com</text:p>
          </table:table-cell>
        </table:table-row>
        <table:table-row table:style-name="ro5">
          <table:table-cell office:value-type="float" office:value="430420361">
            <text:p>430420361</text:p>
          </table:table-cell>
          <table:table-cell table:formula="of:=[.A48]=[.A47]" office:value-type="boolean" office:boolean-value="false">
            <text:p>FALSE</text:p>
          </table:table-cell>
          <table:table-cell table:style-name="ce33" office:value-type="date" office:date-value="2015-06-07T22:37:55.00128">
            <text:p>2015-06-07</text:p>
          </table:table-cell>
          <table:table-cell office:value-type="string">
            <text:p>Sergio</text:p>
          </table:table-cell>
          <table:table-cell office:value-type="string">
            <text:p>Pillon</text:p>
          </table:table-cell>
          <table:table-cell office:value-type="string">
            <text:p>pillon@gmail.com</text:p>
          </table:table-cell>
        </table:table-row>
        <table:table-row table:style-name="ro5">
          <table:table-cell office:value-type="float" office:value="430478771">
            <text:p>430478771</text:p>
          </table:table-cell>
          <table:table-cell table:formula="of:=[.A49]=[.A48]" office:value-type="boolean" office:boolean-value="false">
            <text:p>FALSE</text:p>
          </table:table-cell>
          <table:table-cell table:style-name="ce33" office:value-type="date" office:date-value="2015-06-08T07:49:08.99904">
            <text:p>2015-06-08</text:p>
          </table:table-cell>
          <table:table-cell office:value-type="string">
            <text:p>Italo</text:p>
          </table:table-cell>
          <table:table-cell office:value-type="string">
            <text:p>Cerno</text:p>
          </table:table-cell>
          <table:table-cell office:value-type="string">
            <text:p>italo.cerno@unibo.it</text:p>
          </table:table-cell>
        </table:table-row>
        <table:table-row table:style-name="ro5">
          <table:table-cell office:value-type="float" office:value="430481947">
            <text:p>430481947</text:p>
          </table:table-cell>
          <table:table-cell table:formula="of:=[.A50]=[.A49]" office:value-type="boolean" office:boolean-value="false">
            <text:p>FALSE</text:p>
          </table:table-cell>
          <table:table-cell table:style-name="ce33" office:value-type="date" office:date-value="2015-06-08T08:36:15.9984">
            <text:p>2015-06-08</text:p>
          </table:table-cell>
          <table:table-cell office:value-type="string">
            <text:p>Francesca</text:p>
          </table:table-cell>
          <table:table-cell office:value-type="string">
            <text:p>Barca</text:p>
          </table:table-cell>
          <table:table-cell office:value-type="string">
            <text:p>francesca.barca@gmail.com</text:p>
          </table:table-cell>
        </table:table-row>
        <table:table-row table:style-name="ro5">
          <table:table-cell office:value-type="float" office:value="430483137">
            <text:p>430483137</text:p>
          </table:table-cell>
          <table:table-cell table:formula="of:=[.A51]=[.A50]" office:value-type="boolean" office:boolean-value="false">
            <text:p>FALSE</text:p>
          </table:table-cell>
          <table:table-cell table:style-name="ce33" office:value-type="date" office:date-value="2015-06-08T08:53:00.00096">
            <text:p>2015-06-08</text:p>
          </table:table-cell>
          <table:table-cell office:value-type="string">
            <text:p>Luigi</text:p>
          </table:table-cell>
          <table:table-cell office:value-type="string">
            <text:p>Coccia</text:p>
          </table:table-cell>
          <table:table-cell office:value-type="string">
            <text:p>luicox@gmail.com</text:p>
          </table:table-cell>
        </table:table-row>
        <table:table-row table:style-name="ro5">
          <table:table-cell office:value-type="float" office:value="430490703">
            <text:p>430490703</text:p>
          </table:table-cell>
          <table:table-cell table:formula="of:=[.A52]=[.A51]" office:value-type="boolean" office:boolean-value="false">
            <text:p>FALSE</text:p>
          </table:table-cell>
          <table:table-cell table:style-name="ce33" office:value-type="date" office:date-value="2015-06-08T10:12:33.9984">
            <text:p>2015-06-08</text:p>
          </table:table-cell>
          <table:table-cell office:value-type="string">
            <text:p>Giorgio</text:p>
          </table:table-cell>
          <table:table-cell office:value-type="string">
            <text:p>Carnevale</text:p>
          </table:table-cell>
          <table:table-cell office:value-type="string">
            <text:p>giorgio.carnevale@cdp.it</text:p>
          </table:table-cell>
        </table:table-row>
        <table:table-row table:style-name="ro5">
          <table:table-cell office:value-type="float" office:value="430492288">
            <text:p>430492288</text:p>
          </table:table-cell>
          <table:table-cell table:formula="of:=[.A53]=[.A52]" office:value-type="boolean" office:boolean-value="false">
            <text:p>FALSE</text:p>
          </table:table-cell>
          <table:table-cell table:style-name="ce33" office:value-type="date" office:date-value="2015-06-08T10:25:32.99808">
            <text:p>2015-06-08</text:p>
          </table:table-cell>
          <table:table-cell office:value-type="string">
            <text:p>Roberto</text:p>
          </table:table-cell>
          <table:table-cell office:value-type="string">
            <text:p>Pozzaglia</text:p>
          </table:table-cell>
          <table:table-cell office:value-type="string">
            <text:p>r.pozzaglia@anticorruzione.it</text:p>
          </table:table-cell>
        </table:table-row>
        <table:table-row table:style-name="ro5">
          <table:table-cell office:value-type="float" office:value="430504579">
            <text:p>430504579</text:p>
          </table:table-cell>
          <table:table-cell table:formula="of:=[.A54]=[.A53]" office:value-type="boolean" office:boolean-value="false">
            <text:p>FALSE</text:p>
          </table:table-cell>
          <table:table-cell table:style-name="ce33" office:value-type="date" office:date-value="2015-06-08T11:41:35.99808">
            <text:p>2015-06-08</text:p>
          </table:table-cell>
          <table:table-cell office:value-type="string">
            <text:p>Pasquale</text:p>
          </table:table-cell>
          <table:table-cell office:value-type="string">
            <text:p>De Rinaldis</text:p>
          </table:table-cell>
          <table:table-cell office:value-type="string">
            <text:p>pderinaldis@gmail.com</text:p>
          </table:table-cell>
        </table:table-row>
        <table:table-row table:style-name="ro5">
          <table:table-cell office:value-type="float" office:value="430508288">
            <text:p>430508288</text:p>
          </table:table-cell>
          <table:table-cell table:formula="of:=[.A55]=[.A54]" office:value-type="boolean" office:boolean-value="false">
            <text:p>FALSE</text:p>
          </table:table-cell>
          <table:table-cell table:style-name="ce33" office:value-type="date" office:date-value="2015-06-08T12:06:05.99904">
            <text:p>2015-06-08</text:p>
          </table:table-cell>
          <table:table-cell office:value-type="string">
            <text:p>Luigi</text:p>
          </table:table-cell>
          <table:table-cell office:value-type="string">
            <text:p>Carrozzi</text:p>
          </table:table-cell>
          <table:table-cell office:value-type="string">
            <text:p>l.carrozzi@anticorruzione.it</text:p>
          </table:table-cell>
        </table:table-row>
        <table:table-row table:style-name="ro5">
          <table:table-cell office:value-type="float" office:value="430511103">
            <text:p>430511103</text:p>
          </table:table-cell>
          <table:table-cell table:formula="of:=[.A56]=[.A55]" office:value-type="boolean" office:boolean-value="false">
            <text:p>FALSE</text:p>
          </table:table-cell>
          <table:table-cell table:style-name="ce33" office:value-type="date" office:date-value="2015-06-08T12:24:43.99776">
            <text:p>2015-06-08</text:p>
          </table:table-cell>
          <table:table-cell office:value-type="string">
            <text:p>Daniele</text:p>
          </table:table-cell>
          <table:table-cell office:value-type="string">
            <text:p>Giliberto</text:p>
          </table:table-cell>
          <table:table-cell office:value-type="string">
            <text:p>daniele@dreamabout.it</text:p>
          </table:table-cell>
        </table:table-row>
        <table:table-row table:style-name="ro5">
          <table:table-cell office:value-type="float" office:value="430511103">
            <text:p>430511103</text:p>
          </table:table-cell>
          <table:table-cell table:formula="of:=[.A57]=[.A56]" office:value-type="boolean" office:boolean-value="true">
            <text:p>TRUE</text:p>
          </table:table-cell>
          <table:table-cell table:style-name="ce33" office:value-type="date" office:date-value="2015-06-08T12:24:43.99776">
            <text:p>2015-06-08</text:p>
          </table:table-cell>
          <table:table-cell office:value-type="string">
            <text:p>Daniele</text:p>
          </table:table-cell>
          <table:table-cell office:value-type="string">
            <text:p>Giliberto</text:p>
          </table:table-cell>
          <table:table-cell office:value-type="string">
            <text:p>daniele@dreamabout.it</text:p>
          </table:table-cell>
        </table:table-row>
        <table:table-row table:style-name="ro5">
          <table:table-cell office:value-type="float" office:value="430516666">
            <text:p>430516666</text:p>
          </table:table-cell>
          <table:table-cell table:formula="of:=[.A58]=[.A57]" office:value-type="boolean" office:boolean-value="false">
            <text:p>FALSE</text:p>
          </table:table-cell>
          <table:table-cell table:style-name="ce33" office:value-type="date" office:date-value="2015-06-08T13:00:43.99776">
            <text:p>2015-06-08</text:p>
          </table:table-cell>
          <table:table-cell office:value-type="string">
            <text:p>Diego</text:p>
          </table:table-cell>
          <table:table-cell office:value-type="string">
            <text:p>Cavallaro</text:p>
          </table:table-cell>
          <table:table-cell office:value-type="string">
            <text:p>diegocava@tiscali.it</text:p>
          </table:table-cell>
        </table:table-row>
        <table:table-row table:style-name="ro5">
          <table:table-cell office:value-type="float" office:value="430523522">
            <text:p>430523522</text:p>
          </table:table-cell>
          <table:table-cell table:formula="of:=[.A59]=[.A58]" office:value-type="boolean" office:boolean-value="false">
            <text:p>FALSE</text:p>
          </table:table-cell>
          <table:table-cell table:style-name="ce33" office:value-type="date" office:date-value="2015-06-08T13:44:10.0032">
            <text:p>2015-06-08</text:p>
          </table:table-cell>
          <table:table-cell office:value-type="string">
            <text:p>Arianna</text:p>
          </table:table-cell>
          <table:table-cell office:value-type="string">
            <text:p>Vitalini</text:p>
          </table:table-cell>
          <table:table-cell office:value-type="string">
            <text:p>arianna.vitalini@yoox.com</text:p>
          </table:table-cell>
        </table:table-row>
        <table:table-row table:style-name="ro5">
          <table:table-cell office:value-type="float" office:value="430523522">
            <text:p>430523522</text:p>
          </table:table-cell>
          <table:table-cell table:formula="of:=[.A60]=[.A59]" office:value-type="boolean" office:boolean-value="true">
            <text:p>TRUE</text:p>
          </table:table-cell>
          <table:table-cell table:style-name="ce33" office:value-type="date" office:date-value="2015-06-08T13:44:10.0032">
            <text:p>2015-06-08</text:p>
          </table:table-cell>
          <table:table-cell office:value-type="string">
            <text:p>Anna</text:p>
          </table:table-cell>
          <table:table-cell office:value-type="string">
            <text:p>Daminato</text:p>
          </table:table-cell>
          <table:table-cell office:value-type="string">
            <text:p>anna.daminato@yoox.com</text:p>
          </table:table-cell>
        </table:table-row>
        <table:table-row table:style-name="ro5">
          <table:table-cell office:value-type="float" office:value="430532188">
            <text:p>430532188</text:p>
          </table:table-cell>
          <table:table-cell table:formula="of:=[.A61]=[.A60]" office:value-type="boolean" office:boolean-value="false">
            <text:p>FALSE</text:p>
          </table:table-cell>
          <table:table-cell table:style-name="ce33" office:value-type="date" office:date-value="2015-06-08T14:31:13.00224">
            <text:p>2015-06-08</text:p>
          </table:table-cell>
          <table:table-cell office:value-type="string">
            <text:p>Maria Cristina</text:p>
          </table:table-cell>
          <table:table-cell office:value-type="string">
            <text:p>Moroni</text:p>
          </table:table-cell>
          <table:table-cell office:value-type="string">
            <text:p>moroni@fbassociati.it</text:p>
          </table:table-cell>
        </table:table-row>
        <table:table-row table:style-name="ro5">
          <table:table-cell office:value-type="float" office:value="430555669">
            <text:p>430555669</text:p>
          </table:table-cell>
          <table:table-cell table:formula="of:=[.A62]=[.A61]" office:value-type="boolean" office:boolean-value="false">
            <text:p>FALSE</text:p>
          </table:table-cell>
          <table:table-cell table:style-name="ce33" office:value-type="date" office:date-value="2015-06-08T15:57:34.99776">
            <text:p>2015-06-08</text:p>
          </table:table-cell>
          <table:table-cell office:value-type="string">
            <text:p>Davide</text:p>
          </table:table-cell>
          <table:table-cell office:value-type="string">
            <text:p>Mula</text:p>
          </table:table-cell>
          <table:table-cell office:value-type="string">
            <text:p>dmula82@gmail.com</text:p>
          </table:table-cell>
        </table:table-row>
        <table:table-row table:style-name="ro5">
          <table:table-cell office:value-type="float" office:value="430580660">
            <text:p>430580660</text:p>
          </table:table-cell>
          <table:table-cell table:formula="of:=[.A63]=[.A62]" office:value-type="boolean" office:boolean-value="false">
            <text:p>FALSE</text:p>
          </table:table-cell>
          <table:table-cell table:style-name="ce33" office:value-type="date" office:date-value="2015-06-08T17:11:32.00064">
            <text:p>2015-06-08</text:p>
          </table:table-cell>
          <table:table-cell office:value-type="string">
            <text:p>Gregorio</text:p>
          </table:table-cell>
          <table:table-cell office:value-type="string">
            <text:p>Cosentino</text:p>
          </table:table-cell>
          <table:table-cell office:value-type="string">
            <text:p>cosentino.gregorio@gmail.com</text:p>
          </table:table-cell>
        </table:table-row>
        <table:table-row table:style-name="ro5">
          <table:table-cell office:value-type="float" office:value="430580660">
            <text:p>430580660</text:p>
          </table:table-cell>
          <table:table-cell table:formula="of:=[.A64]=[.A63]" office:value-type="boolean" office:boolean-value="true">
            <text:p>TRUE</text:p>
          </table:table-cell>
          <table:table-cell table:style-name="ce33" office:value-type="date" office:date-value="2015-06-08T17:11:32.00064">
            <text:p>2015-06-08</text:p>
          </table:table-cell>
          <table:table-cell office:value-type="string">
            <text:p>Gregorio</text:p>
          </table:table-cell>
          <table:table-cell office:value-type="string">
            <text:p>Cosentino</text:p>
          </table:table-cell>
          <table:table-cell office:value-type="string">
            <text:p>cosentino.gregorio@gmail.com</text:p>
          </table:table-cell>
        </table:table-row>
        <table:table-row table:style-name="ro5">
          <table:table-cell office:value-type="float" office:value="430693252">
            <text:p>430693252</text:p>
          </table:table-cell>
          <table:table-cell table:formula="of:=[.A65]=[.A64]" office:value-type="boolean" office:boolean-value="false">
            <text:p>FALSE</text:p>
          </table:table-cell>
          <table:table-cell table:style-name="ce33" office:value-type="date" office:date-value="2015-06-08T22:33:21.00096">
            <text:p>2015-06-08</text:p>
          </table:table-cell>
          <table:table-cell office:value-type="string">
            <text:p>Antonio</text:p>
          </table:table-cell>
          <table:table-cell office:value-type="string">
            <text:p>Angrisani</text:p>
          </table:table-cell>
          <table:table-cell office:value-type="string">
            <text:p>antonio.angrisani@gmail.com</text:p>
          </table:table-cell>
        </table:table-row>
        <table:table-row table:style-name="ro5">
          <table:table-cell office:value-type="float" office:value="430816436">
            <text:p>430816436</text:p>
          </table:table-cell>
          <table:table-cell table:formula="of:=[.A66]=[.A65]" office:value-type="boolean" office:boolean-value="false">
            <text:p>FALSE</text:p>
          </table:table-cell>
          <table:table-cell table:style-name="ce33" office:value-type="date" office:date-value="2015-06-09T10:23:23.00064">
            <text:p>2015-06-09</text:p>
          </table:table-cell>
          <table:table-cell office:value-type="string">
            <text:p>Mauro</text:p>
          </table:table-cell>
          <table:table-cell office:value-type="string">
            <text:p>Carpenito</text:p>
          </table:table-cell>
          <table:table-cell office:value-type="string">
            <text:p>pasqualino.carpenito@intesasanpaolo.com</text:p>
          </table:table-cell>
        </table:table-row>
        <table:table-row table:style-name="ro5">
          <table:table-cell office:value-type="float" office:value="430826683">
            <text:p>430826683</text:p>
          </table:table-cell>
          <table:table-cell table:formula="of:=[.A67]=[.A66]" office:value-type="boolean" office:boolean-value="false">
            <text:p>FALSE</text:p>
          </table:table-cell>
          <table:table-cell table:style-name="ce33" office:value-type="date" office:date-value="2015-06-09T11:34:45.00192">
            <text:p>2015-06-09</text:p>
          </table:table-cell>
          <table:table-cell office:value-type="string">
            <text:p>Camillo</text:p>
          </table:table-cell>
          <table:table-cell office:value-type="string">
            <text:p>Sacchetto</text:p>
          </table:table-cell>
          <table:table-cell office:value-type="string">
            <text:p>sacchetto.cam@gmail.com</text:p>
          </table:table-cell>
        </table:table-row>
        <table:table-row table:style-name="ro5">
          <table:table-cell office:value-type="float" office:value="430890433">
            <text:p>430890433</text:p>
          </table:table-cell>
          <table:table-cell table:formula="of:=[.A68]=[.A67]" office:value-type="boolean" office:boolean-value="false">
            <text:p>FALSE</text:p>
          </table:table-cell>
          <table:table-cell table:style-name="ce33" office:value-type="date" office:date-value="2015-06-09T16:25:38.00064">
            <text:p>2015-06-09</text:p>
          </table:table-cell>
          <table:table-cell office:value-type="string">
            <text:p>Luca</text:p>
          </table:table-cell>
          <table:table-cell office:value-type="string">
            <text:p>Boccianti</text:p>
          </table:table-cell>
          <table:table-cell office:value-type="string">
            <text:p>luca@boccianti.org</text:p>
          </table:table-cell>
        </table:table-row>
        <table:table-row table:style-name="ro5">
          <table:table-cell office:value-type="float" office:value="430890433">
            <text:p>430890433</text:p>
          </table:table-cell>
          <table:table-cell table:formula="of:=[.A69]=[.A68]" office:value-type="boolean" office:boolean-value="true">
            <text:p>TRUE</text:p>
          </table:table-cell>
          <table:table-cell table:style-name="ce33" office:value-type="date" office:date-value="2015-06-09T16:25:38.00064">
            <text:p>2015-06-09</text:p>
          </table:table-cell>
          <table:table-cell office:value-type="string">
            <text:p>Luca</text:p>
          </table:table-cell>
          <table:table-cell office:value-type="string">
            <text:p>Boccianti</text:p>
          </table:table-cell>
          <table:table-cell office:value-type="string">
            <text:p>luca@boccianti.org</text:p>
          </table:table-cell>
        </table:table-row>
        <table:table-row table:style-name="ro5">
          <table:table-cell office:value-type="float" office:value="430917771">
            <text:p>430917771</text:p>
          </table:table-cell>
          <table:table-cell table:formula="of:=[.A70]=[.A69]" office:value-type="boolean" office:boolean-value="false">
            <text:p>FALSE</text:p>
          </table:table-cell>
          <table:table-cell table:style-name="ce33" office:value-type="date" office:date-value="2015-06-09T17:41:15.00288">
            <text:p>2015-06-09</text:p>
          </table:table-cell>
          <table:table-cell office:value-type="string">
            <text:p>Simone</text:p>
          </table:table-cell>
          <table:table-cell office:value-type="string">
            <text:p>Aliprandi</text:p>
          </table:table-cell>
          <table:table-cell office:value-type="string">
            <text:p>simone.aliprandi@gmail.com</text:p>
          </table:table-cell>
        </table:table-row>
        <table:table-row table:style-name="ro5">
          <table:table-cell office:value-type="float" office:value="430917771">
            <text:p>430917771</text:p>
          </table:table-cell>
          <table:table-cell table:formula="of:=[.A71]=[.A70]" office:value-type="boolean" office:boolean-value="true">
            <text:p>TRUE</text:p>
          </table:table-cell>
          <table:table-cell table:style-name="ce33" office:value-type="date" office:date-value="2015-06-09T17:41:15.00288">
            <text:p>2015-06-09</text:p>
          </table:table-cell>
          <table:table-cell office:value-type="string">
            <text:p>Simone</text:p>
          </table:table-cell>
          <table:table-cell office:value-type="string">
            <text:p>Aliprandi</text:p>
          </table:table-cell>
          <table:table-cell office:value-type="string">
            <text:p>simone.aliprandi@gmail.com</text:p>
          </table:table-cell>
        </table:table-row>
        <table:table-row table:style-name="ro5">
          <table:table-cell office:value-type="float" office:value="430921057">
            <text:p>430921057</text:p>
          </table:table-cell>
          <table:table-cell table:formula="of:=[.A72]=[.A71]" office:value-type="boolean" office:boolean-value="false">
            <text:p>FALSE</text:p>
          </table:table-cell>
          <table:table-cell table:style-name="ce33" office:value-type="date" office:date-value="2015-06-09T17:49:52.9968">
            <text:p>2015-06-09</text:p>
          </table:table-cell>
          <table:table-cell office:value-type="string">
            <text:p>Giovanni</text:p>
          </table:table-cell>
          <table:table-cell office:value-type="string">
            <text:p>Porcarelli</text:p>
          </table:table-cell>
          <table:table-cell office:value-type="string">
            <text:p>giapor@gmail.com</text:p>
          </table:table-cell>
        </table:table-row>
        <table:table-row table:style-name="ro5">
          <table:table-cell office:value-type="float" office:value="430967677">
            <text:p>430967677</text:p>
          </table:table-cell>
          <table:table-cell table:formula="of:=[.A73]=[.A72]" office:value-type="boolean" office:boolean-value="false">
            <text:p>FALSE</text:p>
          </table:table-cell>
          <table:table-cell table:style-name="ce33" office:value-type="date" office:date-value="2015-06-09T19:59:35.0016">
            <text:p>2015-06-09</text:p>
          </table:table-cell>
          <table:table-cell office:value-type="string">
            <text:p>Giancarlo</text:p>
          </table:table-cell>
          <table:table-cell office:value-type="string">
            <text:p>Montico</text:p>
          </table:table-cell>
          <table:table-cell office:value-type="string">
            <text:p>giamonmeister@gmail.com</text:p>
          </table:table-cell>
        </table:table-row>
        <table:table-row table:style-name="ro5">
          <table:table-cell office:value-type="float" office:value="430967677">
            <text:p>430967677</text:p>
          </table:table-cell>
          <table:table-cell table:formula="of:=[.A74]=[.A73]" office:value-type="boolean" office:boolean-value="true">
            <text:p>TRUE</text:p>
          </table:table-cell>
          <table:table-cell table:style-name="ce33" office:value-type="date" office:date-value="2015-06-09T19:59:35.0016">
            <text:p>2015-06-09</text:p>
          </table:table-cell>
          <table:table-cell office:value-type="string">
            <text:p>Giancarlo</text:p>
          </table:table-cell>
          <table:table-cell office:value-type="string">
            <text:p>Montico</text:p>
          </table:table-cell>
          <table:table-cell office:value-type="string">
            <text:p>giamonmeister@gmail.com</text:p>
          </table:table-cell>
        </table:table-row>
        <table:table-row table:style-name="ro6">
          <table:table-cell office:value-type="float" office:value="430996748">
            <text:p>430996748</text:p>
          </table:table-cell>
          <table:table-cell table:formula="of:=[.A75]=[.A74]" office:value-type="boolean" office:boolean-value="false">
            <text:p>FALSE</text:p>
          </table:table-cell>
          <table:table-cell table:style-name="ce33" office:value-type="date" office:date-value="2015-06-09T21:24:00.00288">
            <text:p>2015-06-09</text:p>
          </table:table-cell>
          <table:table-cell office:value-type="string">
            <text:p>Luca</text:p>
          </table:table-cell>
          <table:table-cell office:value-type="string">
            <text:p>Coccia</text:p>
          </table:table-cell>
          <table:table-cell office:value-type="string">
            <text:p>lordluca86@gmail.com</text:p>
          </table:table-cell>
        </table:table-row>
        <table:table-row table:style-name="ro6">
          <table:table-cell office:value-type="float" office:value="430996748">
            <text:p>430996748</text:p>
          </table:table-cell>
          <table:table-cell table:formula="of:=[.A76]=[.A75]" office:value-type="boolean" office:boolean-value="true">
            <text:p>TRUE</text:p>
          </table:table-cell>
          <table:table-cell table:style-name="ce33" office:value-type="date" office:date-value="2015-06-09T21:24:00.00288">
            <text:p>2015-06-09</text:p>
          </table:table-cell>
          <table:table-cell office:value-type="string">
            <text:p>Valentina</text:p>
          </table:table-cell>
          <table:table-cell office:value-type="string">
            <text:p>Di Vito</text:p>
          </table:table-cell>
          <table:table-cell office:value-type="string">
            <text:p>lordluca86@gmail.com</text:p>
          </table:table-cell>
        </table:table-row>
        <table:table-row table:style-name="ro5">
          <table:table-cell office:value-type="float" office:value="431001603">
            <text:p>431001603</text:p>
          </table:table-cell>
          <table:table-cell table:formula="of:=[.A77]=[.A76]" office:value-type="boolean" office:boolean-value="false">
            <text:p>FALSE</text:p>
          </table:table-cell>
          <table:table-cell table:style-name="ce33" office:value-type="date" office:date-value="2015-06-09T21:37:46.99776">
            <text:p>2015-06-09</text:p>
          </table:table-cell>
          <table:table-cell office:value-type="string">
            <text:p>Dario</text:p>
          </table:table-cell>
          <table:table-cell office:value-type="string">
            <text:p>Vaccaro</text:p>
          </table:table-cell>
          <table:table-cell office:value-type="string">
            <text:p>dario.vaccaro@gmail.com</text:p>
          </table:table-cell>
        </table:table-row>
        <table:table-row table:style-name="ro5">
          <table:table-cell office:value-type="float" office:value="431012935">
            <text:p>431012935</text:p>
          </table:table-cell>
          <table:table-cell table:formula="of:=[.A78]=[.A77]" office:value-type="boolean" office:boolean-value="false">
            <text:p>FALSE</text:p>
          </table:table-cell>
          <table:table-cell table:style-name="ce33" office:value-type="date" office:date-value="2015-06-09T22:10:10.99776">
            <text:p>2015-06-09</text:p>
          </table:table-cell>
          <table:table-cell office:value-type="string">
            <text:p>Giacomo</text:p>
          </table:table-cell>
          <table:table-cell office:value-type="string">
            <text:p>Ciarafoni</text:p>
          </table:table-cell>
          <table:table-cell office:value-type="string">
            <text:p>giacomo.ciarafoni@gmail.com</text:p>
          </table:table-cell>
        </table:table-row>
        <table:table-row table:style-name="ro5">
          <table:table-cell office:value-type="float" office:value="431012935">
            <text:p>431012935</text:p>
          </table:table-cell>
          <table:table-cell table:formula="of:=[.A79]=[.A78]" office:value-type="boolean" office:boolean-value="true">
            <text:p>TRUE</text:p>
          </table:table-cell>
          <table:table-cell table:style-name="ce33" office:value-type="date" office:date-value="2015-06-09T22:10:12">
            <text:p>2015-06-09</text:p>
          </table:table-cell>
          <table:table-cell office:value-type="string">
            <text:p>Francesco</text:p>
          </table:table-cell>
          <table:table-cell office:value-type="string">
            <text:p>Gnagni</text:p>
          </table:table-cell>
          <table:table-cell office:value-type="string">
            <text:p>giacomo.ciarafoni@gmail.com</text:p>
          </table:table-cell>
        </table:table-row>
        <table:table-row table:style-name="ro5">
          <table:table-cell office:value-type="float" office:value="431031986">
            <text:p>431031986</text:p>
          </table:table-cell>
          <table:table-cell table:formula="of:=[.A80]=[.A79]" office:value-type="boolean" office:boolean-value="false">
            <text:p>FALSE</text:p>
          </table:table-cell>
          <table:table-cell table:style-name="ce33" office:value-type="date" office:date-value="2015-06-09T23:06:55.00224">
            <text:p>2015-06-09</text:p>
          </table:table-cell>
          <table:table-cell office:value-type="string">
            <text:p>Luca</text:p>
          </table:table-cell>
          <table:table-cell office:value-type="string">
            <text:p>Oliano</text:p>
          </table:table-cell>
          <table:table-cell office:value-type="string">
            <text:p>lucaoliano@hotmail.it</text:p>
          </table:table-cell>
        </table:table-row>
        <table:table-row table:style-name="ro5">
          <table:table-cell office:value-type="float" office:value="431104806">
            <text:p>431104806</text:p>
          </table:table-cell>
          <table:table-cell table:formula="of:=[.A81]=[.A80]" office:value-type="boolean" office:boolean-value="false">
            <text:p>FALSE</text:p>
          </table:table-cell>
          <table:table-cell table:style-name="ce33" office:value-type="date" office:date-value="2015-06-10T04:39:37.99872">
            <text:p>2015-06-10</text:p>
          </table:table-cell>
          <table:table-cell office:value-type="string">
            <text:p>Leonida</text:p>
          </table:table-cell>
          <table:table-cell office:value-type="string">
            <text:p>Reitano</text:p>
          </table:table-cell>
          <table:table-cell office:value-type="string">
            <text:p>agi@fastmail.fm</text:p>
          </table:table-cell>
        </table:table-row>
        <table:table-row table:style-name="ro5">
          <table:table-cell office:value-type="float" office:value="431142347">
            <text:p>431142347</text:p>
          </table:table-cell>
          <table:table-cell table:formula="of:=[.A82]=[.A81]" office:value-type="boolean" office:boolean-value="false">
            <text:p>FALSE</text:p>
          </table:table-cell>
          <table:table-cell table:style-name="ce33" office:value-type="date" office:date-value="2015-06-10T09:49:28.00416">
            <text:p>2015-06-10</text:p>
          </table:table-cell>
          <table:table-cell office:value-type="string">
            <text:p>Pierfrancesco</text:p>
          </table:table-cell>
          <table:table-cell office:value-type="string">
            <text:p>Palattella</text:p>
          </table:table-cell>
          <table:table-cell office:value-type="string">
            <text:p>pf80@libero.it</text:p>
          </table:table-cell>
        </table:table-row>
        <table:table-row table:style-name="ro5">
          <table:table-cell office:value-type="float" office:value="431164683">
            <text:p>431164683</text:p>
          </table:table-cell>
          <table:table-cell table:formula="of:=[.A83]=[.A82]" office:value-type="boolean" office:boolean-value="false">
            <text:p>FALSE</text:p>
          </table:table-cell>
          <table:table-cell table:style-name="ce33" office:value-type="date" office:date-value="2015-06-10T12:25:17.99616">
            <text:p>2015-06-10</text:p>
          </table:table-cell>
          <table:table-cell office:value-type="string">
            <text:p>Andrea</text:p>
          </table:table-cell>
          <table:table-cell office:value-type="string">
            <text:p>Purificato</text:p>
          </table:table-cell>
          <table:table-cell office:value-type="string">
            <text:p>andrea@purificato.org</text:p>
          </table:table-cell>
        </table:table-row>
        <table:table-row table:style-name="ro5">
          <table:table-cell office:value-type="float" office:value="431199759">
            <text:p>431199759</text:p>
          </table:table-cell>
          <table:table-cell table:formula="of:=[.A84]=[.A83]" office:value-type="boolean" office:boolean-value="false">
            <text:p>FALSE</text:p>
          </table:table-cell>
          <table:table-cell table:style-name="ce33" office:value-type="date" office:date-value="2015-06-10T15:19:37.00128">
            <text:p>2015-06-10</text:p>
          </table:table-cell>
          <table:table-cell office:value-type="string">
            <text:p>Valeria</text:p>
          </table:table-cell>
          <table:table-cell office:value-type="string">
            <text:p>Ferraris</text:p>
          </table:table-cell>
          <table:table-cell office:value-type="string">
            <text:p>valeria.ferraris@unito.it</text:p>
          </table:table-cell>
        </table:table-row>
        <table:table-row table:style-name="ro5">
          <table:table-cell office:value-type="float" office:value="431250567">
            <text:p>431250567</text:p>
          </table:table-cell>
          <table:table-cell table:formula="of:=[.A85]=[.A84]" office:value-type="boolean" office:boolean-value="false">
            <text:p>FALSE</text:p>
          </table:table-cell>
          <table:table-cell table:style-name="ce33" office:value-type="date" office:date-value="2015-06-10T17:50:42.99648">
            <text:p>2015-06-10</text:p>
          </table:table-cell>
          <table:table-cell office:value-type="string">
            <text:p>Arturo</text:p>
          </table:table-cell>
          <table:table-cell office:value-type="string">
            <text:p>Di Corinto</text:p>
          </table:table-cell>
          <table:table-cell office:value-type="string">
            <text:p>arturo.dicorinto@gmail.com</text:p>
          </table:table-cell>
        </table:table-row>
        <table:table-row table:style-name="ro5">
          <table:table-cell office:value-type="float" office:value="431264764">
            <text:p>431264764</text:p>
          </table:table-cell>
          <table:table-cell table:formula="of:=[.A86]=[.A85]" office:value-type="boolean" office:boolean-value="false">
            <text:p>FALSE</text:p>
          </table:table-cell>
          <table:table-cell table:style-name="ce33" office:value-type="date" office:date-value="2015-06-10T18:32:09.00096">
            <text:p>2015-06-10</text:p>
          </table:table-cell>
          <table:table-cell office:value-type="string">
            <text:p>Viviana</text:p>
          </table:table-cell>
          <table:table-cell office:value-type="string">
            <text:p>Sorce</text:p>
          </table:table-cell>
          <table:table-cell office:value-type="string">
            <text:p>vivianasorce@live.it</text:p>
          </table:table-cell>
        </table:table-row>
        <table:table-row table:style-name="ro5">
          <table:table-cell office:value-type="float" office:value="431281817">
            <text:p>431281817</text:p>
          </table:table-cell>
          <table:table-cell table:formula="of:=[.A87]=[.A86]" office:value-type="boolean" office:boolean-value="false">
            <text:p>FALSE</text:p>
          </table:table-cell>
          <table:table-cell table:style-name="ce33" office:value-type="date" office:date-value="2015-06-10T19:24:31.99968">
            <text:p>2015-06-10</text:p>
          </table:table-cell>
          <table:table-cell office:value-type="string">
            <text:p>Pasquale</text:p>
          </table:table-cell>
          <table:table-cell office:value-type="string">
            <text:p>Vaccaro</text:p>
          </table:table-cell>
          <table:table-cell office:value-type="string">
            <text:p>pasquale.vaccaro@gmail.com</text:p>
          </table:table-cell>
        </table:table-row>
        <table:table-row table:style-name="ro5">
          <table:table-cell office:value-type="float" office:value="431306675">
            <text:p>431306675</text:p>
          </table:table-cell>
          <table:table-cell table:formula="of:=[.A88]=[.A87]" office:value-type="boolean" office:boolean-value="false">
            <text:p>FALSE</text:p>
          </table:table-cell>
          <table:table-cell table:style-name="ce33" office:value-type="date" office:date-value="2015-06-10T20:39:50.99616">
            <text:p>2015-06-10</text:p>
          </table:table-cell>
          <table:table-cell office:value-type="string">
            <text:p>Fulvio</text:p>
          </table:table-cell>
          <table:table-cell office:value-type="string">
            <text:p>Panetta</text:p>
          </table:table-cell>
          <table:table-cell office:value-type="string">
            <text:p>overload@autistici.org</text:p>
          </table:table-cell>
        </table:table-row>
        <table:table-row table:style-name="ro5">
          <table:table-cell office:value-type="float" office:value="431393664">
            <text:p>431393664</text:p>
          </table:table-cell>
          <table:table-cell table:formula="of:=[.A89]=[.A88]" office:value-type="boolean" office:boolean-value="false">
            <text:p>FALSE</text:p>
          </table:table-cell>
          <table:table-cell table:style-name="ce33" office:value-type="date" office:date-value="2015-06-11T01:36:43.99776">
            <text:p>2015-06-11</text:p>
          </table:table-cell>
          <table:table-cell office:value-type="string">
            <text:p>Marcello</text:p>
          </table:table-cell>
          <table:table-cell office:value-type="string">
            <text:p>Barnaba</text:p>
          </table:table-cell>
          <table:table-cell office:value-type="string">
            <text:p>vjt@openssl.it</text:p>
          </table:table-cell>
        </table:table-row>
        <table:table-row table:style-name="ro5">
          <table:table-cell office:value-type="float" office:value="431455265">
            <text:p>431455265</text:p>
          </table:table-cell>
          <table:table-cell table:formula="of:=[.A90]=[.A89]" office:value-type="boolean" office:boolean-value="false">
            <text:p>FALSE</text:p>
          </table:table-cell>
          <table:table-cell table:style-name="ce33" office:value-type="date" office:date-value="2015-06-11T07:54:08.00352">
            <text:p>2015-06-11</text:p>
          </table:table-cell>
          <table:table-cell office:value-type="string">
            <text:p>Luca</text:p>
          </table:table-cell>
          <table:table-cell office:value-type="string">
            <text:p>Annunziata</text:p>
          </table:table-cell>
          <table:table-cell office:value-type="string">
            <text:p>luca.annunziata@gmail.com</text:p>
          </table:table-cell>
        </table:table-row>
        <table:table-row table:style-name="ro5">
          <table:table-cell office:value-type="float" office:value="430555669">
            <text:p>430555669</text:p>
          </table:table-cell>
          <table:table-cell table:formula="of:=[.A91]=[.A90]" office:value-type="boolean" office:boolean-value="false">
            <text:p>FALSE</text:p>
          </table:table-cell>
          <table:table-cell table:style-name="ce33" office:value-type="date" office:date-value="2015-06-08T15:57:34.99776">
            <text:p>2015-06-08</text:p>
          </table:table-cell>
          <table:table-cell office:value-type="string">
            <text:p>Elena</text:p>
          </table:table-cell>
          <table:table-cell office:value-type="string">
            <text:p>Maggio</text:p>
          </table:table-cell>
          <table:table-cell office:value-type="string">
            <text:p>dmula82@gmail.com</text:p>
          </table:table-cell>
        </table:table-row>
        <table:table-row table:style-name="ro5">
          <table:table-cell office:value-type="float" office:value="431472554">
            <text:p>431472554</text:p>
          </table:table-cell>
          <table:table-cell table:formula="of:=[.A92]=[.A91]" office:value-type="boolean" office:boolean-value="false">
            <text:p>FALSE</text:p>
          </table:table-cell>
          <table:table-cell table:style-name="ce33" office:value-type="date" office:date-value="2015-06-11T10:29:39.9984">
            <text:p>2015-06-11</text:p>
          </table:table-cell>
          <table:table-cell office:value-type="string">
            <text:p>Monica Alessia</text:p>
          </table:table-cell>
          <table:table-cell office:value-type="string">
            <text:p>Senor</text:p>
          </table:table-cell>
          <table:table-cell office:value-type="string">
            <text:p>senor@penalistiassociati.it</text:p>
          </table:table-cell>
        </table:table-row>
        <table:table-row table:style-name="ro5">
          <table:table-cell office:value-type="float" office:value="431472554">
            <text:p>431472554</text:p>
          </table:table-cell>
          <table:table-cell table:formula="of:=[.A93]=[.A92]" office:value-type="boolean" office:boolean-value="true">
            <text:p>TRUE</text:p>
          </table:table-cell>
          <table:table-cell table:style-name="ce33" office:value-type="date" office:date-value="2015-06-11T10:29:39.9984">
            <text:p>2015-06-11</text:p>
          </table:table-cell>
          <table:table-cell office:value-type="string">
            <text:p>Carlo</text:p>
          </table:table-cell>
          <table:table-cell office:value-type="string">
            <text:p>Blengino</text:p>
          </table:table-cell>
          <table:table-cell office:value-type="string">
            <text:p>blengino@penalistiassociati.it</text:p>
          </table:table-cell>
        </table:table-row>
        <table:table-row table:style-name="ro5">
          <table:table-cell office:value-type="float" office:value="431475738">
            <text:p>431475738</text:p>
          </table:table-cell>
          <table:table-cell table:formula="of:=[.A94]=[.A93]" office:value-type="boolean" office:boolean-value="false">
            <text:p>FALSE</text:p>
          </table:table-cell>
          <table:table-cell table:style-name="ce33" office:value-type="date" office:date-value="2015-06-11T10:52:24.99744">
            <text:p>2015-06-11</text:p>
          </table:table-cell>
          <table:table-cell office:value-type="string">
            <text:p>Marco</text:p>
          </table:table-cell>
          <table:table-cell office:value-type="string">
            <text:p>Manini</text:p>
          </table:table-cell>
          <table:table-cell office:value-type="string">
            <text:p>marco.manini@senato.it</text:p>
          </table:table-cell>
        </table:table-row>
        <table:table-row table:style-name="ro5">
          <table:table-cell office:value-type="float" office:value="431705908">
            <text:p>431705908</text:p>
          </table:table-cell>
          <table:table-cell table:formula="of:=[.A95]=[.A94]" office:value-type="boolean" office:boolean-value="false">
            <text:p>FALSE</text:p>
          </table:table-cell>
          <table:table-cell table:style-name="ce33" office:value-type="date" office:date-value="2015-06-12T00:50:22.00416">
            <text:p>2015-06-12</text:p>
          </table:table-cell>
          <table:table-cell office:value-type="string">
            <text:p>Fabio Francesco</text:p>
          </table:table-cell>
          <table:table-cell office:value-type="string">
            <text:p>Franco</text:p>
          </table:table-cell>
          <table:table-cell office:value-type="string">
            <text:p>franco@francolex.it</text:p>
          </table:table-cell>
        </table:table-row>
        <table:table-row table:style-name="ro5">
          <table:table-cell office:value-type="float" office:value="431787645">
            <text:p>431787645</text:p>
          </table:table-cell>
          <table:table-cell table:formula="of:=[.A96]=[.A95]" office:value-type="boolean" office:boolean-value="false">
            <text:p>FALSE</text:p>
          </table:table-cell>
          <table:table-cell table:style-name="ce33" office:value-type="date" office:date-value="2015-06-12T10:15:10.99584">
            <text:p>2015-06-12</text:p>
          </table:table-cell>
          <table:table-cell office:value-type="string">
            <text:p>Stefano</text:p>
          </table:table-cell>
          <table:table-cell office:value-type="string">
            <text:p>Tassi</text:p>
          </table:table-cell>
          <table:table-cell office:value-type="string">
            <text:p>s.tassi@eustema.it</text:p>
          </table:table-cell>
        </table:table-row>
        <table:table-row table:style-name="ro5">
          <table:table-cell office:value-type="float" office:value="431793609">
            <text:p>431793609</text:p>
          </table:table-cell>
          <table:table-cell table:formula="of:=[.A97]=[.A96]" office:value-type="boolean" office:boolean-value="false">
            <text:p>FALSE</text:p>
          </table:table-cell>
          <table:table-cell table:style-name="ce33" office:value-type="date" office:date-value="2015-06-12T11:05:39.9984">
            <text:p>2015-06-12</text:p>
          </table:table-cell>
          <table:table-cell office:value-type="string">
            <text:p>Simone</text:p>
          </table:table-cell>
          <table:table-cell office:value-type="string">
            <text:p>Bruschi</text:p>
          </table:table-cell>
          <table:table-cell office:value-type="string">
            <text:p>simone@winstonsmith.info</text:p>
          </table:table-cell>
        </table:table-row>
        <table:table-row table:style-name="ro5">
          <table:table-cell office:value-type="float" office:value="431793609">
            <text:p>431793609</text:p>
          </table:table-cell>
          <table:table-cell table:formula="of:=[.A98]=[.A97]" office:value-type="boolean" office:boolean-value="true">
            <text:p>TRUE</text:p>
          </table:table-cell>
          <table:table-cell table:style-name="ce33" office:value-type="date" office:date-value="2015-06-12T11:05:39.9984">
            <text:p>2015-06-12</text:p>
          </table:table-cell>
          <table:table-cell office:value-type="string">
            <text:p>Annalisa</text:p>
          </table:table-cell>
          <table:table-cell office:value-type="string">
            <text:p>Papaleo</text:p>
          </table:table-cell>
          <table:table-cell office:value-type="string">
            <text:p>a.annabelle@tiscali.it</text:p>
          </table:table-cell>
        </table:table-row>
        <table:table-row table:style-name="ro5">
          <table:table-cell office:value-type="float" office:value="431796527">
            <text:p>431796527</text:p>
          </table:table-cell>
          <table:table-cell table:formula="of:=[.A99]=[.A98]" office:value-type="boolean" office:boolean-value="false">
            <text:p>FALSE</text:p>
          </table:table-cell>
          <table:table-cell table:style-name="ce33" office:value-type="date" office:date-value="2015-06-12T11:29:03.9984">
            <text:p>2015-06-12</text:p>
          </table:table-cell>
          <table:table-cell office:value-type="string">
            <text:p>Fabrizio</text:p>
          </table:table-cell>
          <table:table-cell office:value-type="string">
            <text:p>Castagnotto</text:p>
          </table:table-cell>
          <table:table-cell office:value-type="string">
            <text:p>f.castagnotto@mondo3.com</text:p>
          </table:table-cell>
        </table:table-row>
        <table:table-row table:style-name="ro5">
          <table:table-cell office:value-type="float" office:value="432079608">
            <text:p>432079608</text:p>
          </table:table-cell>
          <table:table-cell table:formula="of:=[.A100]=[.A99]" office:value-type="boolean" office:boolean-value="false">
            <text:p>FALSE</text:p>
          </table:table-cell>
          <table:table-cell table:style-name="ce33" office:value-type="date" office:date-value="2015-06-13T11:24:25.00416">
            <text:p>2015-06-13</text:p>
          </table:table-cell>
          <table:table-cell office:value-type="string">
            <text:p>Claudia</text:p>
          </table:table-cell>
          <table:table-cell office:value-type="string">
            <text:p>Ferrauto</text:p>
          </table:table-cell>
          <table:table-cell office:value-type="string">
            <text:p>claudia.ferrauto@libero.it</text:p>
          </table:table-cell>
        </table:table-row>
        <table:table-row table:style-name="ro5">
          <table:table-cell office:value-type="float" office:value="432109006">
            <text:p>432109006</text:p>
          </table:table-cell>
          <table:table-cell table:formula="of:=[.A101]=[.A100]" office:value-type="boolean" office:boolean-value="false">
            <text:p>FALSE</text:p>
          </table:table-cell>
          <table:table-cell table:style-name="ce33" office:value-type="date" office:date-value="2015-06-13T17:01:55.99776">
            <text:p>2015-06-13</text:p>
          </table:table-cell>
          <table:table-cell office:value-type="string">
            <text:p>Gabriele</text:p>
          </table:table-cell>
          <table:table-cell office:value-type="string">
            <text:p>Picchi</text:p>
          </table:table-cell>
          <table:table-cell office:value-type="string">
            <text:p>gabriele.picchi@euristica.com</text:p>
          </table:table-cell>
        </table:table-row>
        <table:table-row table:style-name="ro5">
          <table:table-cell office:value-type="float" office:value="432109006">
            <text:p>432109006</text:p>
          </table:table-cell>
          <table:table-cell table:formula="of:=[.A102]=[.A101]" office:value-type="boolean" office:boolean-value="true">
            <text:p>TRUE</text:p>
          </table:table-cell>
          <table:table-cell table:style-name="ce33" office:value-type="date" office:date-value="2015-06-13T17:01:55.99776">
            <text:p>2015-06-13</text:p>
          </table:table-cell>
          <table:table-cell office:value-type="string">
            <text:p>Lorena</text:p>
          </table:table-cell>
          <table:table-cell office:value-type="string">
            <text:p>Anastasi</text:p>
          </table:table-cell>
          <table:table-cell office:value-type="string">
            <text:p>gabriele.fp.picchi@gmail.com</text:p>
          </table:table-cell>
        </table:table-row>
        <table:table-row table:style-name="ro5">
          <table:table-cell office:value-type="float" office:value="432401611">
            <text:p>432401611</text:p>
          </table:table-cell>
          <table:table-cell table:formula="of:=[.A103]=[.A102]" office:value-type="boolean" office:boolean-value="false">
            <text:p>FALSE</text:p>
          </table:table-cell>
          <table:table-cell table:style-name="ce33" office:value-type="date" office:date-value="2015-06-15T13:02:07.00224">
            <text:p>2015-06-15</text:p>
          </table:table-cell>
          <table:table-cell office:value-type="string">
            <text:p>Cristiana</text:p>
          </table:table-cell>
          <table:table-cell office:value-type="string">
            <text:p>Patruno</text:p>
          </table:table-cell>
          <table:table-cell office:value-type="string">
            <text:p>cinciallegra1@autistici.org</text:p>
          </table:table-cell>
        </table:table-row>
        <table:table-row table:style-name="ro5">
          <table:table-cell office:value-type="float" office:value="432705921">
            <text:p>432705921</text:p>
          </table:table-cell>
          <table:table-cell table:formula="of:=[.A104]=[.A103]" office:value-type="boolean" office:boolean-value="false">
            <text:p>FALSE</text:p>
          </table:table-cell>
          <table:table-cell table:style-name="ce33" office:value-type="date" office:date-value="2015-06-16T11:36:33.00192">
            <text:p>2015-06-16</text:p>
          </table:table-cell>
          <table:table-cell office:value-type="string">
            <text:p>Giovanna</text:p>
          </table:table-cell>
          <table:table-cell office:value-type="string">
            <text:p>Monti</text:p>
          </table:table-cell>
          <table:table-cell office:value-type="string">
            <text:p>g.monti@asap.lazio.it</text:p>
          </table:table-cell>
        </table:table-row>
        <table:table-row table:style-name="ro5">
          <table:table-cell office:value-type="float" office:value="433099876">
            <text:p>433099876</text:p>
          </table:table-cell>
          <table:table-cell table:formula="of:=[.A105]=[.A104]" office:value-type="boolean" office:boolean-value="false">
            <text:p>FALSE</text:p>
          </table:table-cell>
          <table:table-cell table:style-name="ce33" office:value-type="date" office:date-value="2015-06-17T17:34:49.00224">
            <text:p>2015-06-17</text:p>
          </table:table-cell>
          <table:table-cell office:value-type="string">
            <text:p>Francesca</text:p>
          </table:table-cell>
          <table:table-cell office:value-type="string">
            <text:p>Magni</text:p>
          </table:table-cell>
          <table:table-cell office:value-type="string">
            <text:p>francesca.magni@unicam.it</text:p>
          </table:table-cell>
        </table:table-row>
        <table:table-row table:style-name="ro5">
          <table:table-cell office:value-type="float" office:value="433294810">
            <text:p>433294810</text:p>
          </table:table-cell>
          <table:table-cell table:formula="of:=[.A106]=[.A105]" office:value-type="boolean" office:boolean-value="false">
            <text:p>FALSE</text:p>
          </table:table-cell>
          <table:table-cell table:style-name="ce33" office:value-type="date" office:date-value="2015-06-18T07:36:28.99872">
            <text:p>2015-06-18</text:p>
          </table:table-cell>
          <table:table-cell office:value-type="string">
            <text:p>Maurizio</text:p>
          </table:table-cell>
          <table:table-cell office:value-type="string">
            <text:p>Rosace</text:p>
          </table:table-cell>
          <table:table-cell office:value-type="string">
            <text:p>m.rosace@eustema.it</text:p>
          </table:table-cell>
        </table:table-row>
        <table:table-row table:style-name="ro5">
          <table:table-cell office:value-type="float" office:value="433359175">
            <text:p>433359175</text:p>
          </table:table-cell>
          <table:table-cell table:formula="of:=[.A107]=[.A106]" office:value-type="boolean" office:boolean-value="false">
            <text:p>FALSE</text:p>
          </table:table-cell>
          <table:table-cell table:style-name="ce33" office:value-type="date" office:date-value="2015-06-18T15:18:17.00352">
            <text:p>2015-06-18</text:p>
          </table:table-cell>
          <table:table-cell office:value-type="string">
            <text:p>Giovanni</text:p>
          </table:table-cell>
          <table:table-cell office:value-type="string">
            <text:p>Giardino</text:p>
          </table:table-cell>
          <table:table-cell office:value-type="string">
            <text:p>giovanni.giardino@crabruzzo.it</text:p>
          </table:table-cell>
        </table:table-row>
        <table:table-row table:style-name="ro5">
          <table:table-cell office:value-type="float" office:value="433406859">
            <text:p>433406859</text:p>
          </table:table-cell>
          <table:table-cell table:formula="of:=[.A108]=[.A107]" office:value-type="boolean" office:boolean-value="false">
            <text:p>FALSE</text:p>
          </table:table-cell>
          <table:table-cell table:style-name="ce33" office:value-type="date" office:date-value="2015-06-18T17:50:45.00096">
            <text:p>2015-06-18</text:p>
          </table:table-cell>
          <table:table-cell office:value-type="string">
            <text:p>Gino</text:p>
          </table:table-cell>
          <table:table-cell office:value-type="string">
            <text:p>Trentin</text:p>
          </table:table-cell>
          <table:table-cell office:value-type="string">
            <text:p>gino@officineinformatiche.net</text:p>
          </table:table-cell>
        </table:table-row>
        <table:table-row table:style-name="ro5">
          <table:table-cell office:value-type="float" office:value="433406859">
            <text:p>433406859</text:p>
          </table:table-cell>
          <table:table-cell table:formula="of:=[.A109]=[.A108]" office:value-type="boolean" office:boolean-value="true">
            <text:p>TRUE</text:p>
          </table:table-cell>
          <table:table-cell table:style-name="ce33" office:value-type="date" office:date-value="2015-06-18T17:50:45.00096">
            <text:p>2015-06-18</text:p>
          </table:table-cell>
          <table:table-cell office:value-type="string">
            <text:p>Fabio</text:p>
          </table:table-cell>
          <table:table-cell office:value-type="string">
            <text:p>Bas</text:p>
          </table:table-cell>
          <table:table-cell office:value-type="string">
            <text:p>gino@officineinformatiche.net</text:p>
          </table:table-cell>
        </table:table-row>
        <table:table-row table:style-name="ro5">
          <table:table-cell office:value-type="float" office:value="433654049">
            <text:p>433654049</text:p>
          </table:table-cell>
          <table:table-cell table:formula="of:=[.A110]=[.A109]" office:value-type="boolean" office:boolean-value="false">
            <text:p>FALSE</text:p>
          </table:table-cell>
          <table:table-cell table:style-name="ce33" office:value-type="date" office:date-value="2015-06-19T14:29:53.99808">
            <text:p>2015-06-19</text:p>
          </table:table-cell>
          <table:table-cell office:value-type="string">
            <text:p>Monica</text:p>
          </table:table-cell>
          <table:table-cell office:value-type="string">
            <text:p>De Zii</text:p>
          </table:table-cell>
          <table:table-cell office:value-type="string">
            <text:p>monica.dezii@asi.it</text:p>
          </table:table-cell>
        </table:table-row>
        <table:table-row table:style-name="ro5">
          <table:table-cell office:value-type="float" office:value="433654049">
            <text:p>433654049</text:p>
          </table:table-cell>
          <table:table-cell table:formula="of:=[.A111]=[.A110]" office:value-type="boolean" office:boolean-value="true">
            <text:p>TRUE</text:p>
          </table:table-cell>
          <table:table-cell table:style-name="ce33" office:value-type="date" office:date-value="2015-06-19T14:29:53.99808">
            <text:p>2015-06-19</text:p>
          </table:table-cell>
          <table:table-cell office:value-type="string">
            <text:p>Claudia</text:p>
          </table:table-cell>
          <table:table-cell office:value-type="string">
            <text:p>Starace</text:p>
          </table:table-cell>
          <table:table-cell office:value-type="string">
            <text:p>claudia.starace@asi.it</text:p>
          </table:table-cell>
        </table:table-row>
        <table:table-row table:style-name="ro5">
          <table:table-cell office:value-type="float" office:value="433654049">
            <text:p>433654049</text:p>
          </table:table-cell>
          <table:table-cell table:formula="of:=[.A112]=[.A111]" office:value-type="boolean" office:boolean-value="true">
            <text:p>TRUE</text:p>
          </table:table-cell>
          <table:table-cell table:style-name="ce33" office:value-type="date" office:date-value="2015-06-19T14:29:53.99808">
            <text:p>2015-06-19</text:p>
          </table:table-cell>
          <table:table-cell office:value-type="string">
            <text:p>Massimiliano</text:p>
          </table:table-cell>
          <table:table-cell office:value-type="string">
            <text:p>Forastieri</text:p>
          </table:table-cell>
          <table:table-cell office:value-type="string">
            <text:p>massimiliano.forastieri@asi.it</text:p>
          </table:table-cell>
        </table:table-row>
        <table:table-row table:style-name="ro5">
          <table:table-cell office:value-type="float" office:value="433945384">
            <text:p>433945384</text:p>
          </table:table-cell>
          <table:table-cell table:formula="of:=[.A113]=[.A112]" office:value-type="boolean" office:boolean-value="false">
            <text:p>FALSE</text:p>
          </table:table-cell>
          <table:table-cell table:style-name="ce33" office:value-type="date" office:date-value="2015-06-20T20:27:34.00416">
            <text:p>2015-06-20</text:p>
          </table:table-cell>
          <table:table-cell office:value-type="string">
            <text:p>Antonella</text:p>
          </table:table-cell>
          <table:table-cell office:value-type="string">
            <text:p>Napolitano</text:p>
          </table:table-cell>
          <table:table-cell office:value-type="string">
            <text:p>anapolitano@gmail.com</text:p>
          </table:table-cell>
        </table:table-row>
        <table:table-row table:style-name="ro5">
          <table:table-cell office:value-type="float" office:value="434076121">
            <text:p>434076121</text:p>
          </table:table-cell>
          <table:table-cell table:formula="of:=[.A114]=[.A113]" office:value-type="boolean" office:boolean-value="false">
            <text:p>FALSE</text:p>
          </table:table-cell>
          <table:table-cell table:style-name="ce33" office:value-type="date" office:date-value="2015-06-21T22:20:42.00288">
            <text:p>2015-06-21</text:p>
          </table:table-cell>
          <table:table-cell office:value-type="string">
            <text:p>Sylvio</text:p>
          </table:table-cell>
          <table:table-cell office:value-type="string">
            <text:p>Verrecchia</text:p>
          </table:table-cell>
          <table:table-cell office:value-type="string">
            <text:p>sylvio@libero.it</text:p>
          </table:table-cell>
        </table:table-row>
        <table:table-row table:style-name="ro5">
          <table:table-cell office:value-type="float" office:value="434140510">
            <text:p>434140510</text:p>
          </table:table-cell>
          <table:table-cell table:formula="of:=[.A115]=[.A114]" office:value-type="boolean" office:boolean-value="false">
            <text:p>FALSE</text:p>
          </table:table-cell>
          <table:table-cell table:style-name="ce33" office:value-type="date" office:date-value="2015-06-22T08:59:34.99584">
            <text:p>2015-06-22</text:p>
          </table:table-cell>
          <table:table-cell office:value-type="string">
            <text:p>Massimo</text:p>
          </table:table-cell>
          <table:table-cell office:value-type="string">
            <text:p>Calabrese</text:p>
          </table:table-cell>
          <table:table-cell office:value-type="string">
            <text:p>massimo.calabrese@asi.it</text:p>
          </table:table-cell>
        </table:table-row>
        <table:table-row table:style-name="ro5">
          <table:table-cell office:value-type="float" office:value="434145808">
            <text:p>434145808</text:p>
          </table:table-cell>
          <table:table-cell table:formula="of:=[.A116]=[.A115]" office:value-type="boolean" office:boolean-value="false">
            <text:p>FALSE</text:p>
          </table:table-cell>
          <table:table-cell table:style-name="ce33" office:value-type="date" office:date-value="2015-06-22T10:00:04.0032">
            <text:p>2015-06-22</text:p>
          </table:table-cell>
          <table:table-cell office:value-type="string">
            <text:p>Rosaria, Amelia</text:p>
          </table:table-cell>
          <table:table-cell office:value-type="string">
            <text:p>Cuomo</text:p>
          </table:table-cell>
          <table:table-cell office:value-type="string">
            <text:p>rosaria-amelia.cuomo@it.ey.com</text:p>
          </table:table-cell>
        </table:table-row>
        <table:table-row table:style-name="ro5">
          <table:table-cell office:value-type="float" office:value="434173978">
            <text:p>434173978</text:p>
          </table:table-cell>
          <table:table-cell table:formula="of:=[.A117]=[.A116]" office:value-type="boolean" office:boolean-value="false">
            <text:p>FALSE</text:p>
          </table:table-cell>
          <table:table-cell table:style-name="ce33" office:value-type="date" office:date-value="2015-06-22T11:21:50.00256">
            <text:p>2015-06-22</text:p>
          </table:table-cell>
          <table:table-cell office:value-type="string">
            <text:p>Rosita</text:p>
          </table:table-cell>
          <table:table-cell office:value-type="string">
            <text:p>Rijtano</text:p>
          </table:table-cell>
          <table:table-cell office:value-type="string">
            <text:p>rositarijtano@gmail.com</text:p>
          </table:table-cell>
        </table:table-row>
        <table:table-row table:style-name="ro6">
          <table:table-cell office:value-type="float" office:value="434174179">
            <text:p>434174179</text:p>
          </table:table-cell>
          <table:table-cell table:formula="of:=[.A118]=[.A117]" office:value-type="boolean" office:boolean-value="false">
            <text:p>FALSE</text:p>
          </table:table-cell>
          <table:table-cell table:style-name="ce33" office:value-type="date" office:date-value="2015-06-22T11:23:19.0032">
            <text:p>2015-06-22</text:p>
          </table:table-cell>
          <table:table-cell office:value-type="string">
            <text:p>Marco</text:p>
          </table:table-cell>
          <table:table-cell office:value-type="string">
            <text:p>Trotta</text:p>
          </table:table-cell>
          <table:table-cell office:value-type="string">
            <text:p>marco.trotta4@unibo.it</text:p>
          </table:table-cell>
        </table:table-row>
        <table:table-row table:style-name="ro5">
          <table:table-cell office:value-type="float" office:value="434211559">
            <text:p>434211559</text:p>
          </table:table-cell>
          <table:table-cell table:formula="of:=[.A119]=[.A118]" office:value-type="boolean" office:boolean-value="false">
            <text:p>FALSE</text:p>
          </table:table-cell>
          <table:table-cell table:style-name="ce33" office:value-type="date" office:date-value="2015-06-22T15:14:24">
            <text:p>2015-06-22</text:p>
          </table:table-cell>
          <table:table-cell office:value-type="string">
            <text:p>Claudia</text:p>
          </table:table-cell>
          <table:table-cell office:value-type="string">
            <text:p>Roggero</text:p>
          </table:table-cell>
          <table:table-cell office:value-type="string">
            <text:p>claudiaroggero@gmail.com</text:p>
          </table:table-cell>
        </table:table-row>
        <table:table-row table:style-name="ro5">
          <table:table-cell office:value-type="float" office:value="434248559">
            <text:p>434248559</text:p>
          </table:table-cell>
          <table:table-cell table:formula="of:=[.A120]=[.A119]" office:value-type="boolean" office:boolean-value="false">
            <text:p>FALSE</text:p>
          </table:table-cell>
          <table:table-cell table:style-name="ce33" office:value-type="date" office:date-value="2015-06-22T17:24:13.0032">
            <text:p>2015-06-22</text:p>
          </table:table-cell>
          <table:table-cell office:value-type="string">
            <text:p>Caterina</text:p>
          </table:table-cell>
          <table:table-cell office:value-type="string">
            <text:p>Niccolai</text:p>
          </table:table-cell>
          <table:table-cell office:value-type="string">
            <text:p>catenicco@gmail.com</text:p>
          </table:table-cell>
        </table:table-row>
        <table:table-row table:style-name="ro5">
          <table:table-cell office:value-type="float" office:value="434268504">
            <text:p>434268504</text:p>
          </table:table-cell>
          <table:table-cell table:formula="of:=[.A121]=[.A120]" office:value-type="boolean" office:boolean-value="false">
            <text:p>FALSE</text:p>
          </table:table-cell>
          <table:table-cell table:style-name="ce33" office:value-type="date" office:date-value="2015-06-22T18:25:52.0032">
            <text:p>2015-06-22</text:p>
          </table:table-cell>
          <table:table-cell office:value-type="string">
            <text:p>Puria</text:p>
          </table:table-cell>
          <table:table-cell office:value-type="string">
            <text:p>Nafisi Azizi</text:p>
          </table:table-cell>
          <table:table-cell office:value-type="string">
            <text:p>puria.nafisi@axant.it</text:p>
          </table:table-cell>
        </table:table-row>
        <table:table-row table:style-name="ro5">
          <table:table-cell office:value-type="float" office:value="434299047">
            <text:p>434299047</text:p>
          </table:table-cell>
          <table:table-cell table:formula="of:=[.A122]=[.A121]" office:value-type="boolean" office:boolean-value="false">
            <text:p>FALSE</text:p>
          </table:table-cell>
          <table:table-cell table:style-name="ce33" office:value-type="date" office:date-value="2015-06-22T20:09:13.00032">
            <text:p>2015-06-22</text:p>
          </table:table-cell>
          <table:table-cell office:value-type="string">
            <text:p>Fabiana</text:p>
          </table:table-cell>
          <table:table-cell office:value-type="string">
            <text:p>Pavoni</text:p>
          </table:table-cell>
          <table:table-cell office:value-type="string">
            <text:p>fabiana.pavoni@it.ey.com</text:p>
          </table:table-cell>
        </table:table-row>
        <table:table-row table:style-name="ro5">
          <table:table-cell office:value-type="float" office:value="434443629">
            <text:p>434443629</text:p>
          </table:table-cell>
          <table:table-cell table:formula="of:=[.A123]=[.A122]" office:value-type="boolean" office:boolean-value="false">
            <text:p>FALSE</text:p>
          </table:table-cell>
          <table:table-cell table:style-name="ce33" office:value-type="date" office:date-value="2015-06-23T09:23:37.0032">
            <text:p>2015-06-23</text:p>
          </table:table-cell>
          <table:table-cell office:value-type="string">
            <text:p>Andrea</text:p>
          </table:table-cell>
          <table:table-cell office:value-type="string">
            <text:p>Tonci</text:p>
          </table:table-cell>
          <table:table-cell office:value-type="string">
            <text:p>andrea.tonci@it.ey.com</text:p>
          </table:table-cell>
        </table:table-row>
        <table:table-row table:style-name="ro5">
          <table:table-cell office:value-type="float" office:value="434457852">
            <text:p>434457852</text:p>
          </table:table-cell>
          <table:table-cell table:formula="of:=[.A124]=[.A123]" office:value-type="boolean" office:boolean-value="false">
            <text:p>FALSE</text:p>
          </table:table-cell>
          <table:table-cell table:style-name="ce33" office:value-type="date" office:date-value="2015-06-23T11:21:50.00256">
            <text:p>2015-06-23</text:p>
          </table:table-cell>
          <table:table-cell office:value-type="string">
            <text:p>Valeria</text:p>
          </table:table-cell>
          <table:table-cell office:value-type="string">
            <text:p>Santocchi</text:p>
          </table:table-cell>
          <table:table-cell office:value-type="string">
            <text:p>valeria.santocchi@albopf.it</text:p>
          </table:table-cell>
        </table:table-row>
        <table:table-row table:style-name="ro5">
          <table:table-cell office:value-type="float" office:value="434458371">
            <text:p>434458371</text:p>
          </table:table-cell>
          <table:table-cell table:formula="of:=[.A125]=[.A124]" office:value-type="boolean" office:boolean-value="false">
            <text:p>FALSE</text:p>
          </table:table-cell>
          <table:table-cell table:style-name="ce33" office:value-type="date" office:date-value="2015-06-23T11:25:34.9968">
            <text:p>2015-06-23</text:p>
          </table:table-cell>
          <table:table-cell office:value-type="string">
            <text:p>Francesca</text:p>
          </table:table-cell>
          <table:table-cell office:value-type="string">
            <text:p>Tartaglia</text:p>
          </table:table-cell>
          <table:table-cell office:value-type="string">
            <text:p>francesca.tartaglia@albopf.it</text:p>
          </table:table-cell>
        </table:table-row>
        <table:table-row table:style-name="ro5">
          <table:table-cell office:value-type="float" office:value="434469323">
            <text:p>434469323</text:p>
          </table:table-cell>
          <table:table-cell table:formula="of:=[.A126]=[.A125]" office:value-type="boolean" office:boolean-value="false">
            <text:p>FALSE</text:p>
          </table:table-cell>
          <table:table-cell table:style-name="ce33" office:value-type="date" office:date-value="2015-06-23T12:44:06">
            <text:p>2015-06-23</text:p>
          </table:table-cell>
          <table:table-cell office:value-type="string">
            <text:p>Michele</text:p>
          </table:table-cell>
          <table:table-cell office:value-type="string">
            <text:p>Marrali</text:p>
          </table:table-cell>
          <table:table-cell office:value-type="string">
            <text:p>mik@linux.it</text:p>
          </table:table-cell>
        </table:table-row>
        <table:table-row table:style-name="ro5">
          <table:table-cell office:value-type="float" office:value="434487823">
            <text:p>434487823</text:p>
          </table:table-cell>
          <table:table-cell table:formula="of:=[.A127]=[.A126]" office:value-type="boolean" office:boolean-value="false">
            <text:p>FALSE</text:p>
          </table:table-cell>
          <table:table-cell table:style-name="ce33" office:value-type="date" office:date-value="2015-06-23T14:39:13.99968">
            <text:p>2015-06-23</text:p>
          </table:table-cell>
          <table:table-cell office:value-type="string">
            <text:p>Francesco</text:p>
          </table:table-cell>
          <table:table-cell office:value-type="string">
            <text:p>Moliterni</text:p>
          </table:table-cell>
          <table:table-cell office:value-type="string">
            <text:p>franciscomoliterni@outlook.it</text:p>
          </table:table-cell>
        </table:table-row>
        <table:table-row table:style-name="ro5">
          <table:table-cell office:value-type="float" office:value="434680594">
            <text:p>434680594</text:p>
          </table:table-cell>
          <table:table-cell table:formula="of:=[.A128]=[.A127]" office:value-type="boolean" office:boolean-value="false">
            <text:p>FALSE</text:p>
          </table:table-cell>
          <table:table-cell table:style-name="ce33" office:value-type="date" office:date-value="2015-06-24T02:45:34.00416">
            <text:p>2015-06-24</text:p>
          </table:table-cell>
          <table:table-cell office:value-type="string">
            <text:p>Fabio</text:p>
          </table:table-cell>
          <table:table-cell office:value-type="string">
            <text:p>Natalucci</text:p>
          </table:table-cell>
          <table:table-cell office:value-type="string">
            <text:p>me@fabionatalucci.it</text:p>
          </table:table-cell>
        </table:table-row>
        <table:table-row table:style-name="ro5">
          <table:table-cell office:value-type="float" office:value="434683818">
            <text:p>434683818</text:p>
          </table:table-cell>
          <table:table-cell table:formula="of:=[.A129]=[.A128]" office:value-type="boolean" office:boolean-value="false">
            <text:p>FALSE</text:p>
          </table:table-cell>
          <table:table-cell table:style-name="ce33" office:value-type="date" office:date-value="2015-06-24T03:04:52.99968">
            <text:p>2015-06-24</text:p>
          </table:table-cell>
          <table:table-cell office:value-type="string">
            <text:p>Giuseppe</text:p>
          </table:table-cell>
          <table:table-cell office:value-type="string">
            <text:p>Nocente</text:p>
          </table:table-cell>
          <table:table-cell office:value-type="string">
            <text:p>gnocente@yahoo.it</text:p>
          </table:table-cell>
        </table:table-row>
        <table:table-row table:style-name="ro5">
          <table:table-cell office:value-type="float" office:value="434692912">
            <text:p>434692912</text:p>
          </table:table-cell>
          <table:table-cell table:formula="of:=[.A130]=[.A129]" office:value-type="boolean" office:boolean-value="false">
            <text:p>FALSE</text:p>
          </table:table-cell>
          <table:table-cell table:style-name="ce33" office:value-type="date" office:date-value="2015-06-24T03:58:35.99616">
            <text:p>2015-06-24</text:p>
          </table:table-cell>
          <table:table-cell office:value-type="string">
            <text:p>Antonella</text:p>
          </table:table-cell>
          <table:table-cell office:value-type="string">
            <text:p>Cignarale</text:p>
          </table:table-cell>
          <table:table-cell office:value-type="string">
            <text:p>antonella.cignarale@gmail.com</text:p>
          </table:table-cell>
        </table:table-row>
        <table:table-row table:style-name="ro5">
          <table:table-cell office:value-type="float" office:value="434718776">
            <text:p>434718776</text:p>
          </table:table-cell>
          <table:table-cell table:formula="of:=[.A131]=[.A130]" office:value-type="boolean" office:boolean-value="false">
            <text:p>FALSE</text:p>
          </table:table-cell>
          <table:table-cell table:style-name="ce33" office:value-type="date" office:date-value="2015-06-24T07:08:40.00128">
            <text:p>2015-06-24</text:p>
          </table:table-cell>
          <table:table-cell office:value-type="string">
            <text:p>Felice</text:p>
          </table:table-cell>
          <table:table-cell office:value-type="string">
            <text:p>Zingarelli</text:p>
          </table:table-cell>
          <table:table-cell office:value-type="string">
            <text:p>felix@zingarelli.biz</text:p>
          </table:table-cell>
        </table:table-row>
        <table:table-row table:style-name="ro5">
          <table:table-cell office:value-type="float" office:value="434730316">
            <text:p>434730316</text:p>
          </table:table-cell>
          <table:table-cell table:formula="of:=[.A132]=[.A131]" office:value-type="boolean" office:boolean-value="false">
            <text:p>FALSE</text:p>
          </table:table-cell>
          <table:table-cell table:style-name="ce33" office:value-type="date" office:date-value="2015-06-24T09:12:34.00416">
            <text:p>2015-06-24</text:p>
          </table:table-cell>
          <table:table-cell office:value-type="string">
            <text:p>Giorgio</text:p>
          </table:table-cell>
          <table:table-cell office:value-type="string">
            <text:p>Boni</text:p>
          </table:table-cell>
          <table:table-cell office:value-type="string">
            <text:p>g.boni@enpam.it</text:p>
          </table:table-cell>
        </table:table-row>
        <table:table-row table:style-name="ro5">
          <table:table-cell office:value-type="float" office:value="434730316">
            <text:p>434730316</text:p>
          </table:table-cell>
          <table:table-cell table:formula="of:=[.A133]=[.A132]" office:value-type="boolean" office:boolean-value="true">
            <text:p>TRUE</text:p>
          </table:table-cell>
          <table:table-cell table:style-name="ce33" office:value-type="date" office:date-value="2015-06-24T09:12:34.00416">
            <text:p>2015-06-24</text:p>
          </table:table-cell>
          <table:table-cell office:value-type="string">
            <text:p>Laura</text:p>
          </table:table-cell>
          <table:table-cell office:value-type="string">
            <text:p>Di Iulio</text:p>
          </table:table-cell>
          <table:table-cell office:value-type="string">
            <text:p>l.diiulio@enpam.it</text:p>
          </table:table-cell>
        </table:table-row>
        <table:table-row table:style-name="ro5">
          <table:table-cell office:value-type="float" office:value="434738490">
            <text:p>434738490</text:p>
          </table:table-cell>
          <table:table-cell table:formula="of:=[.A134]=[.A133]" office:value-type="boolean" office:boolean-value="false">
            <text:p>FALSE</text:p>
          </table:table-cell>
          <table:table-cell table:style-name="ce33" office:value-type="date" office:date-value="2015-06-24T10:27:46.00224">
            <text:p>2015-06-24</text:p>
          </table:table-cell>
          <table:table-cell office:value-type="string">
            <text:p>Francesco</text:p>
          </table:table-cell>
          <table:table-cell office:value-type="string">
            <text:p>Santolla</text:p>
          </table:table-cell>
          <table:table-cell office:value-type="string">
            <text:p>santollafranco@gmail.com</text:p>
          </table:table-cell>
        </table:table-row>
        <table:table-row table:style-name="ro5">
          <table:table-cell office:value-type="float" office:value="434738490">
            <text:p>434738490</text:p>
          </table:table-cell>
          <table:table-cell table:formula="of:=[.A135]=[.A134]" office:value-type="boolean" office:boolean-value="true">
            <text:p>TRUE</text:p>
          </table:table-cell>
          <table:table-cell table:style-name="ce33" office:value-type="date" office:date-value="2015-06-24T10:27:46.00224">
            <text:p>2015-06-24</text:p>
          </table:table-cell>
          <table:table-cell office:value-type="string">
            <text:p>Luana</text:p>
          </table:table-cell>
          <table:table-cell office:value-type="string">
            <text:p>Belmonte</text:p>
          </table:table-cell>
          <table:table-cell office:value-type="string">
            <text:p>luana.belmonte@unical.it</text:p>
          </table:table-cell>
        </table:table-row>
        <table:table-row table:style-name="ro5">
          <table:table-cell office:value-type="float" office:value="434739930">
            <text:p>434739930</text:p>
          </table:table-cell>
          <table:table-cell table:formula="of:=[.A136]=[.A135]" office:value-type="boolean" office:boolean-value="false">
            <text:p>FALSE</text:p>
          </table:table-cell>
          <table:table-cell table:style-name="ce33" office:value-type="date" office:date-value="2015-06-24T10:39:22.99968">
            <text:p>2015-06-24</text:p>
          </table:table-cell>
          <table:table-cell office:value-type="string">
            <text:p>Francesco</text:p>
          </table:table-cell>
          <table:table-cell office:value-type="string">
            <text:p>Ongaro</text:p>
          </table:table-cell>
          <table:table-cell office:value-type="string">
            <text:p>francesco.ongaro@isgroup.it</text:p>
          </table:table-cell>
        </table:table-row>
        <table:table-row table:style-name="ro5">
          <table:table-cell office:value-type="float" office:value="434739930">
            <text:p>434739930</text:p>
          </table:table-cell>
          <table:table-cell table:formula="of:=[.A137]=[.A136]" office:value-type="boolean" office:boolean-value="true">
            <text:p>TRUE</text:p>
          </table:table-cell>
          <table:table-cell table:style-name="ce33" office:value-type="date" office:date-value="2015-06-24T10:39:22.99968">
            <text:p>2015-06-24</text:p>
          </table:table-cell>
          <table:table-cell office:value-type="string">
            <text:p>Pasquale</text:p>
          </table:table-cell>
          <table:table-cell office:value-type="string">
            <text:p>Fiorillo</text:p>
          </table:table-cell>
          <table:table-cell office:value-type="string">
            <text:p>pasquale.fiorillo@isgroup.it</text:p>
          </table:table-cell>
        </table:table-row>
        <table:table-row table:style-name="ro5">
          <table:table-cell office:value-type="float" office:value="434742703">
            <text:p>434742703</text:p>
          </table:table-cell>
          <table:table-cell table:formula="of:=[.A138]=[.A137]" office:value-type="boolean" office:boolean-value="false">
            <text:p>FALSE</text:p>
          </table:table-cell>
          <table:table-cell table:style-name="ce33" office:value-type="date" office:date-value="2015-06-24T11:02:09.00096">
            <text:p>2015-06-24</text:p>
          </table:table-cell>
          <table:table-cell office:value-type="string">
            <text:p>Marcello</text:p>
          </table:table-cell>
          <table:table-cell office:value-type="string">
            <text:p>Pistilli</text:p>
          </table:table-cell>
          <table:table-cell office:value-type="string">
            <text:p>pistilli@medialogic.it</text:p>
          </table:table-cell>
        </table:table-row>
        <table:table-row table:style-name="ro5">
          <table:table-cell office:value-type="float" office:value="434744058">
            <text:p>434744058</text:p>
          </table:table-cell>
          <table:table-cell table:formula="of:=[.A139]=[.A138]" office:value-type="boolean" office:boolean-value="false">
            <text:p>FALSE</text:p>
          </table:table-cell>
          <table:table-cell table:style-name="ce33" office:value-type="date" office:date-value="2015-06-24T11:13:10.00416">
            <text:p>2015-06-24</text:p>
          </table:table-cell>
          <table:table-cell office:value-type="string">
            <text:p>Fabrizio M.</text:p>
          </table:table-cell>
          <table:table-cell office:value-type="string">
            <text:p>De Seta</text:p>
          </table:table-cell>
          <table:table-cell office:value-type="string">
            <text:p>fabrizio.deseta@selex-es.com</text:p>
          </table:table-cell>
        </table:table-row>
        <table:table-row table:style-name="ro5">
          <table:table-cell office:value-type="float" office:value="434749334">
            <text:p>434749334</text:p>
          </table:table-cell>
          <table:table-cell table:formula="of:=[.A140]=[.A139]" office:value-type="boolean" office:boolean-value="false">
            <text:p>FALSE</text:p>
          </table:table-cell>
          <table:table-cell table:style-name="ce33" office:value-type="date" office:date-value="2015-06-24T11:54:26.99712">
            <text:p>2015-06-24</text:p>
          </table:table-cell>
          <table:table-cell office:value-type="string">
            <text:p>Aurora</text:p>
          </table:table-cell>
          <table:table-cell office:value-type="string">
            <text:p>Mazzoni</text:p>
          </table:table-cell>
          <table:table-cell office:value-type="string">
            <text:p>aurora.anafi@gmail.com</text:p>
          </table:table-cell>
        </table:table-row>
        <table:table-row table:style-name="ro5">
          <table:table-cell office:value-type="float" office:value="434752249">
            <text:p>434752249</text:p>
          </table:table-cell>
          <table:table-cell table:formula="of:=[.A141]=[.A140]" office:value-type="boolean" office:boolean-value="false">
            <text:p>FALSE</text:p>
          </table:table-cell>
          <table:table-cell table:style-name="ce33" office:value-type="date" office:date-value="2015-06-24T12:17:39.9984">
            <text:p>2015-06-24</text:p>
          </table:table-cell>
          <table:table-cell office:value-type="string">
            <text:p>Alessio</text:p>
          </table:table-cell>
          <table:table-cell office:value-type="string">
            <text:p>Pellegrino</text:p>
          </table:table-cell>
          <table:table-cell office:value-type="string">
            <text:p>avvavdp@gmail.com</text:p>
          </table:table-cell>
        </table:table-row>
        <table:table-row table:style-name="ro5">
          <table:table-cell office:value-type="float" office:value="434778601">
            <text:p>434778601</text:p>
          </table:table-cell>
          <table:table-cell table:formula="of:=[.A142]=[.A141]" office:value-type="boolean" office:boolean-value="false">
            <text:p>FALSE</text:p>
          </table:table-cell>
          <table:table-cell table:style-name="ce33" office:value-type="date" office:date-value="2015-06-24T15:05:28.00032">
            <text:p>2015-06-24</text:p>
          </table:table-cell>
          <table:table-cell office:value-type="string">
            <text:p>Gianluca</text:p>
          </table:table-cell>
          <table:table-cell office:value-type="string">
            <text:p>Martino</text:p>
          </table:table-cell>
          <table:table-cell office:value-type="string">
            <text:p>martino@medialogic.it</text:p>
          </table:table-cell>
        </table:table-row>
        <table:table-row table:style-name="ro5">
          <table:table-cell office:value-type="float" office:value="434803523">
            <text:p>434803523</text:p>
          </table:table-cell>
          <table:table-cell table:formula="of:=[.A143]=[.A142]" office:value-type="boolean" office:boolean-value="false">
            <text:p>FALSE</text:p>
          </table:table-cell>
          <table:table-cell table:style-name="ce33" office:value-type="date" office:date-value="2015-06-24T16:42:06.00192">
            <text:p>2015-06-24</text:p>
          </table:table-cell>
          <table:table-cell office:value-type="string">
            <text:p>Fabio</text:p>
          </table:table-cell>
          <table:table-cell office:value-type="string">
            <text:p>De Ponte</text:p>
          </table:table-cell>
          <table:table-cell office:value-type="string">
            <text:p>fabio.deponte@gmail.com</text:p>
          </table:table-cell>
        </table:table-row>
        <table:table-row table:style-name="ro5">
          <table:table-cell office:value-type="float" office:value="435012373">
            <text:p>435012373</text:p>
          </table:table-cell>
          <table:table-cell table:formula="of:=[.A144]=[.A143]" office:value-type="boolean" office:boolean-value="false">
            <text:p>FALSE</text:p>
          </table:table-cell>
          <table:table-cell table:style-name="ce33" office:value-type="date" office:date-value="2015-06-25T09:02:35.0016">
            <text:p>2015-06-25</text:p>
          </table:table-cell>
          <table:table-cell office:value-type="string">
            <text:p>Eleonora</text:p>
          </table:table-cell>
          <table:table-cell office:value-type="string">
            <text:p>Pasquini</text:p>
          </table:table-cell>
          <table:table-cell office:value-type="string">
            <text:p>eleonora.pasquini1002@gmail.com</text:p>
          </table:table-cell>
        </table:table-row>
        <table:table-row table:style-name="ro5">
          <table:table-cell office:value-type="float" office:value="435018735">
            <text:p>435018735</text:p>
          </table:table-cell>
          <table:table-cell table:formula="of:=[.A145]=[.A144]" office:value-type="boolean" office:boolean-value="false">
            <text:p>FALSE</text:p>
          </table:table-cell>
          <table:table-cell table:style-name="ce33" office:value-type="date" office:date-value="2015-06-25T10:03:18.99936">
            <text:p>2015-06-25</text:p>
          </table:table-cell>
          <table:table-cell office:value-type="string">
            <text:p>Luigi</text:p>
          </table:table-cell>
          <table:table-cell office:value-type="string">
            <text:p>Prinzi</text:p>
          </table:table-cell>
          <table:table-cell office:value-type="string">
            <text:p>LUPRINZI@GMAIL.COM</text:p>
          </table:table-cell>
        </table:table-row>
        <table:table-row table:style-name="ro5">
          <table:table-cell office:value-type="float" office:value="435024511">
            <text:p>435024511</text:p>
          </table:table-cell>
          <table:table-cell table:formula="of:=[.A146]=[.A145]" office:value-type="boolean" office:boolean-value="false">
            <text:p>FALSE</text:p>
          </table:table-cell>
          <table:table-cell table:style-name="ce33" office:value-type="date" office:date-value="2015-06-25T10:52:35.99616">
            <text:p>2015-06-25</text:p>
          </table:table-cell>
          <table:table-cell office:value-type="string">
            <text:p>Emanuele</text:p>
          </table:table-cell>
          <table:table-cell office:value-type="string">
            <text:p>Cavanna</text:p>
          </table:table-cell>
          <table:table-cell office:value-type="string">
            <text:p>e.cavanna@studiocavanna.it</text:p>
          </table:table-cell>
        </table:table-row>
        <table:table-row table:style-name="ro5">
          <table:table-cell office:value-type="float" office:value="435088505">
            <text:p>435088505</text:p>
          </table:table-cell>
          <table:table-cell table:formula="of:=[.A147]=[.A146]" office:value-type="boolean" office:boolean-value="false">
            <text:p>FALSE</text:p>
          </table:table-cell>
          <table:table-cell table:style-name="ce33" office:value-type="date" office:date-value="2015-06-25T16:48:32.00256">
            <text:p>2015-06-25</text:p>
          </table:table-cell>
          <table:table-cell office:value-type="string">
            <text:p>Maria Rosaria</text:p>
          </table:table-cell>
          <table:table-cell office:value-type="string">
            <text:p>Lopez</text:p>
          </table:table-cell>
          <table:table-cell office:value-type="string">
            <text:p>mariarosaria.lopez@interno.it</text:p>
          </table:table-cell>
        </table:table-row>
        <table:table-row table:style-name="ro5">
          <table:table-cell office:value-type="float" office:value="435106115">
            <text:p>435106115</text:p>
          </table:table-cell>
          <table:table-cell table:formula="of:=[.A148]=[.A147]" office:value-type="boolean" office:boolean-value="false">
            <text:p>FALSE</text:p>
          </table:table-cell>
          <table:table-cell table:style-name="ce33" office:value-type="date" office:date-value="2015-06-25T17:47:02.99616">
            <text:p>2015-06-25</text:p>
          </table:table-cell>
          <table:table-cell office:value-type="string">
            <text:p>Costantino</text:p>
          </table:table-cell>
          <table:table-cell office:value-type="string">
            <text:p>Giuliodori</text:p>
          </table:table-cell>
          <table:table-cell office:value-type="string">
            <text:p>costantino.giuliodori@gmail.com</text:p>
          </table:table-cell>
        </table:table-row>
        <table:table-row table:style-name="ro5">
          <table:table-cell office:value-type="float" office:value="435106435">
            <text:p>435106435</text:p>
          </table:table-cell>
          <table:table-cell table:formula="of:=[.A149]=[.A148]" office:value-type="boolean" office:boolean-value="false">
            <text:p>FALSE</text:p>
          </table:table-cell>
          <table:table-cell table:style-name="ce33" office:value-type="date" office:date-value="2015-06-25T17:48:00.99648">
            <text:p>2015-06-25</text:p>
          </table:table-cell>
          <table:table-cell office:value-type="string">
            <text:p>Nicola</text:p>
          </table:table-cell>
          <table:table-cell office:value-type="string">
            <text:p>Filippini</text:p>
          </table:table-cell>
          <table:table-cell office:value-type="string">
            <text:p>nick@illogico.net</text:p>
          </table:table-cell>
        </table:table-row>
        <table:table-row table:style-name="ro5">
          <table:table-cell office:value-type="float" office:value="435178798">
            <text:p>435178798</text:p>
          </table:table-cell>
          <table:table-cell table:formula="of:=[.A150]=[.A149]" office:value-type="boolean" office:boolean-value="false">
            <text:p>FALSE</text:p>
          </table:table-cell>
          <table:table-cell table:style-name="ce33" office:value-type="date" office:date-value="2015-06-25T21:24:39.00384">
            <text:p>2015-06-25</text:p>
          </table:table-cell>
          <table:table-cell office:value-type="string">
            <text:p>Benedetta</text:p>
          </table:table-cell>
          <table:table-cell office:value-type="string">
            <text:p>De Luca</text:p>
          </table:table-cell>
          <table:table-cell office:value-type="string">
            <text:p>bedeluca@libero.it</text:p>
          </table:table-cell>
        </table:table-row>
        <table:table-row table:style-name="ro5">
          <table:table-cell office:value-type="float" office:value="435218939">
            <text:p>435218939</text:p>
          </table:table-cell>
          <table:table-cell table:formula="of:=[.A151]=[.A150]" office:value-type="boolean" office:boolean-value="false">
            <text:p>FALSE</text:p>
          </table:table-cell>
          <table:table-cell table:style-name="ce33" office:value-type="date" office:date-value="2015-06-25T23:58:37.99776">
            <text:p>2015-06-25</text:p>
          </table:table-cell>
          <table:table-cell office:value-type="string">
            <text:p>Emmanuele</text:p>
          </table:table-cell>
          <table:table-cell office:value-type="string">
            <text:p>Somma</text:p>
          </table:table-cell>
          <table:table-cell office:value-type="string">
            <text:p>esomma@ieee.org</text:p>
          </table:table-cell>
        </table:table-row>
        <table:table-row table:style-name="ro5">
          <table:table-cell office:value-type="float" office:value="435393287">
            <text:p>435393287</text:p>
          </table:table-cell>
          <table:table-cell table:formula="of:=[.A152]=[.A151]" office:value-type="boolean" office:boolean-value="false">
            <text:p>FALSE</text:p>
          </table:table-cell>
          <table:table-cell table:style-name="ce33" office:value-type="date" office:date-value="2015-06-26T18:05:53.99808">
            <text:p>2015-06-26</text:p>
          </table:table-cell>
          <table:table-cell office:value-type="string">
            <text:p>Giovanni Battista</text:p>
          </table:table-cell>
          <table:table-cell office:value-type="string">
            <text:p>Gallus</text:p>
          </table:table-cell>
          <table:table-cell office:value-type="string">
            <text:p>g.gallus@gmail.com</text:p>
          </table:table-cell>
        </table:table-row>
        <table:table-row table:style-name="ro5">
          <table:table-cell office:value-type="float" office:value="435543100">
            <text:p>435543100</text:p>
          </table:table-cell>
          <table:table-cell table:formula="of:=[.A153]=[.A152]" office:value-type="boolean" office:boolean-value="false">
            <text:p>FALSE</text:p>
          </table:table-cell>
          <table:table-cell table:style-name="ce33" office:value-type="date" office:date-value="2015-06-27T09:51:39.00384">
            <text:p>2015-06-27</text:p>
          </table:table-cell>
          <table:table-cell office:value-type="string">
            <text:p>Leonzio</text:p>
          </table:table-cell>
          <table:table-cell office:value-type="string">
            <text:p>Nocente</text:p>
          </table:table-cell>
          <table:table-cell office:value-type="string">
            <text:p>leonzio.nocente@gmail.com</text:p>
          </table:table-cell>
        </table:table-row>
        <table:table-row table:style-name="ro6" table:number-rows-repeated="1048422">
          <table:table-cell table:number-columns-repeated="6"/>
        </table:table-row>
        <table:table-row table:style-name="ro6">
          <table:table-cell table:number-columns-repeated="6"/>
        </table:table-row>
        <table:named-expressions/>
      </table:table>
      <table:table table:name="Eventbrite-25" table:style-name="ta1" table:print="false">
        <table:table-column table:style-name="co22" table:default-cell-style-name="Default"/>
        <table:table-column table:style-name="co23" table:default-cell-style-name="ce34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office:value-type="string">
            <text:p>ID ordine</text:p>
          </table:table-cell>
          <table:table-cell table:style-name="Default" office:value-type="string">
            <text:p>Data</text:p>
          </table:table-cell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Indirizzo e-mail</text:p>
          </table:table-cell>
        </table:table-row>
        <table:table-row table:style-name="ro4">
          <table:table-cell office:value-type="float" office:value="427958309">
            <text:p>427958309</text:p>
          </table:table-cell>
          <table:table-cell office:value-type="date" office:date-value="2015-05-29">
            <text:p>05/29/15</text:p>
          </table:table-cell>
          <table:table-cell office:value-type="string">
            <text:p>Diego</text:p>
          </table:table-cell>
          <table:table-cell office:value-type="string">
            <text:p>Giorio</text:p>
          </table:table-cell>
          <table:table-cell office:value-type="string">
            <text:p>dgiorio@hotmail.com</text:p>
          </table:table-cell>
        </table:table-row>
        <table:table-row table:style-name="ro4">
          <table:table-cell office:value-type="float" office:value="428141604">
            <text:p>428141604</text:p>
          </table:table-cell>
          <table:table-cell office:value-type="date" office:date-value="2015-05-29">
            <text:p>05/29/15</text:p>
          </table:table-cell>
          <table:table-cell office:value-type="string">
            <text:p>Stefano</text:p>
          </table:table-cell>
          <table:table-cell office:value-type="string">
            <text:p>Aterno</text:p>
          </table:table-cell>
          <table:table-cell office:value-type="string">
            <text:p>s.aterno@studioaterno.it</text:p>
          </table:table-cell>
        </table:table-row>
        <table:table-row table:style-name="ro4">
          <table:table-cell office:value-type="float" office:value="428518303">
            <text:p>428518303</text:p>
          </table:table-cell>
          <table:table-cell office:value-type="date" office:date-value="2015-06-01">
            <text:p>06/01/15</text:p>
          </table:table-cell>
          <table:table-cell office:value-type="string">
            <text:p>Fabio</text:p>
          </table:table-cell>
          <table:table-cell office:value-type="string">
            <text:p>Pietrosanti</text:p>
          </table:table-cell>
          <table:table-cell office:value-type="string">
            <text:p>fabio.pietrosanti@logioshermes.org</text:p>
          </table:table-cell>
        </table:table-row>
        <table:table-row table:style-name="ro4">
          <table:table-cell office:value-type="float" office:value="428535678">
            <text:p>428535678</text:p>
          </table:table-cell>
          <table:table-cell office:value-type="date" office:date-value="2015-06-01">
            <text:p>06/01/15</text:p>
          </table:table-cell>
          <table:table-cell office:value-type="string">
            <text:p>Marco</text:p>
          </table:table-cell>
          <table:table-cell office:value-type="string">
            <text:p>Curcina</text:p>
          </table:table-cell>
          <table:table-cell office:value-type="string">
            <text:p>ciurcina@studiolegale.it</text:p>
          </table:table-cell>
        </table:table-row>
        <table:table-row table:style-name="ro4">
          <table:table-cell office:value-type="float" office:value="428538953">
            <text:p>428538953</text:p>
          </table:table-cell>
          <table:table-cell office:value-type="date" office:date-value="2015-06-01">
            <text:p>06/01/15</text:p>
          </table:table-cell>
          <table:table-cell office:value-type="string">
            <text:p>Valerio</text:p>
          </table:table-cell>
          <table:table-cell office:value-type="string">
            <text:p>Vertua</text:p>
          </table:table-cell>
          <table:table-cell office:value-type="string">
            <text:p>v.vertua@vertua.it</text:p>
          </table:table-cell>
        </table:table-row>
        <table:table-row table:style-name="ro4">
          <table:table-cell office:value-type="float" office:value="428544264">
            <text:p>428544264</text:p>
          </table:table-cell>
          <table:table-cell office:value-type="date" office:date-value="2015-06-01">
            <text:p>06/01/15</text:p>
          </table:table-cell>
          <table:table-cell office:value-type="string">
            <text:p>Biagio Francesco</text:p>
          </table:table-cell>
          <table:table-cell office:value-type="string">
            <text:p>Rizzo</text:p>
          </table:table-cell>
          <table:table-cell office:value-type="string">
            <text:p>signorizzo@hotmail.it</text:p>
          </table:table-cell>
        </table:table-row>
        <table:table-row table:style-name="ro3">
          <table:table-cell office:value-type="float" office:value="429627340">
            <text:p>429627340</text:p>
          </table:table-cell>
          <table:table-cell office:value-type="date" office:date-value="2015-06-04">
            <text:p>06/04/15</text:p>
          </table:table-cell>
          <table:table-cell office:value-type="string">
            <text:p>Valentina</text:p>
          </table:table-cell>
          <table:table-cell office:value-type="string">
            <text:p>Longo</text:p>
          </table:table-cell>
          <table:table-cell office:value-type="string">
            <text:p>valelongo72@gmail.com</text:p>
          </table:table-cell>
        </table:table-row>
        <table:table-row table:style-name="ro4">
          <table:table-cell office:value-type="float" office:value="429882651">
            <text:p>429882651</text:p>
          </table:table-cell>
          <table:table-cell office:value-type="date" office:date-value="2015-06-04">
            <text:p>06/04/15</text:p>
          </table:table-cell>
          <table:table-cell office:value-type="string">
            <text:p>Giuseppe</text:p>
          </table:table-cell>
          <table:table-cell office:value-type="string">
            <text:p>Vaciago</text:p>
          </table:table-cell>
          <table:table-cell office:value-type="string">
            <text:p>giuseppe.vaciago@replegal.it</text:p>
          </table:table-cell>
        </table:table-row>
        <table:table-row table:style-name="ro4">
          <table:table-cell office:value-type="float" office:value="429914851">
            <text:p>429914851</text:p>
          </table:table-cell>
          <table:table-cell office:value-type="date" office:date-value="2015-06-05">
            <text:p>06/05/15</text:p>
          </table:table-cell>
          <table:table-cell office:value-type="string">
            <text:p>Daniele</text:p>
          </table:table-cell>
          <table:table-cell office:value-type="string">
            <text:p>Vantaggiato</text:p>
          </table:table-cell>
          <table:table-cell office:value-type="string">
            <text:p>info@vantax.eu</text:p>
          </table:table-cell>
        </table:table-row>
        <table:table-row table:style-name="ro4">
          <table:table-cell office:value-type="float" office:value="429920290">
            <text:p>429920290</text:p>
          </table:table-cell>
          <table:table-cell office:value-type="date" office:date-value="2015-06-05">
            <text:p>06/05/15</text:p>
          </table:table-cell>
          <table:table-cell office:value-type="string">
            <text:p>Alessandro</text:p>
          </table:table-cell>
          <table:table-cell office:value-type="string">
            <text:p>Rodolfi</text:p>
          </table:table-cell>
          <table:table-cell office:value-type="string">
            <text:p>a.rodolfi@dataconsec.com</text:p>
          </table:table-cell>
        </table:table-row>
        <table:table-row table:style-name="ro4">
          <table:table-cell office:value-type="float" office:value="430112004">
            <text:p>430112004</text:p>
          </table:table-cell>
          <table:table-cell office:value-type="date" office:date-value="2015-06-05">
            <text:p>06/05/15</text:p>
          </table:table-cell>
          <table:table-cell office:value-type="string">
            <text:p>Giovambattista</text:p>
          </table:table-cell>
          <table:table-cell office:value-type="string">
            <text:p>Vieri</text:p>
          </table:table-cell>
          <table:table-cell office:value-type="string">
            <text:p>g.vieri@ent-it.com</text:p>
          </table:table-cell>
        </table:table-row>
        <table:table-row table:style-name="ro4">
          <table:table-cell office:value-type="float" office:value="430115234">
            <text:p>430115234</text:p>
          </table:table-cell>
          <table:table-cell office:value-type="date" office:date-value="2015-06-05">
            <text:p>06/05/15</text:p>
          </table:table-cell>
          <table:table-cell office:value-type="string">
            <text:p>Marta</text:p>
          </table:table-cell>
          <table:table-cell office:value-type="string">
            <text:p>Ghiglioni</text:p>
          </table:table-cell>
          <table:table-cell office:value-type="string">
            <text:p>marta.ghiglioni@gmail.com</text:p>
          </table:table-cell>
        </table:table-row>
        <table:table-row table:style-name="ro4">
          <table:table-cell office:value-type="float" office:value="430123295">
            <text:p>430123295</text:p>
          </table:table-cell>
          <table:table-cell office:value-type="date" office:date-value="2015-06-05">
            <text:p>06/05/15</text:p>
          </table:table-cell>
          <table:table-cell office:value-type="string">
            <text:p>Giuseppe</text:p>
          </table:table-cell>
          <table:table-cell office:value-type="string">
            <text:p>Augiero</text:p>
          </table:table-cell>
          <table:table-cell office:value-type="string">
            <text:p>giuseppe@augiero.it</text:p>
          </table:table-cell>
        </table:table-row>
        <table:table-row table:style-name="ro4">
          <table:table-cell office:value-type="float" office:value="430132053">
            <text:p>430132053</text:p>
          </table:table-cell>
          <table:table-cell office:value-type="date" office:date-value="2015-06-05">
            <text:p>06/05/15</text:p>
          </table:table-cell>
          <table:table-cell office:value-type="string">
            <text:p>Raffaele Angelo</text:p>
          </table:table-cell>
          <table:table-cell office:value-type="string">
            <text:p>Di Paola</text:p>
          </table:table-cell>
          <table:table-cell office:value-type="string">
            <text:p>alitaliaxyz@gmail.com</text:p>
          </table:table-cell>
        </table:table-row>
        <table:table-row table:style-name="ro4">
          <table:table-cell office:value-type="float" office:value="430136365">
            <text:p>430136365</text:p>
          </table:table-cell>
          <table:table-cell office:value-type="date" office:date-value="2015-06-05">
            <text:p>06/05/15</text:p>
          </table:table-cell>
          <table:table-cell office:value-type="string">
            <text:p>Alessandro</text:p>
          </table:table-cell>
          <table:table-cell office:value-type="string">
            <text:p>Monteleone</text:p>
          </table:table-cell>
          <table:table-cell office:value-type="string">
            <text:p>alessandro.monteleone@rdmlex.it</text:p>
          </table:table-cell>
        </table:table-row>
        <table:table-row table:style-name="ro4">
          <table:table-cell office:value-type="float" office:value="430184606">
            <text:p>430184606</text:p>
          </table:table-cell>
          <table:table-cell office:value-type="date" office:date-value="2015-06-05">
            <text:p>06/05/15</text:p>
          </table:table-cell>
          <table:table-cell office:value-type="string">
            <text:p>Matteo</text:p>
          </table:table-cell>
          <table:table-cell office:value-type="string">
            <text:p>Flora</text:p>
          </table:table-cell>
          <table:table-cell office:value-type="string">
            <text:p>mf@matteoflora.com</text:p>
          </table:table-cell>
        </table:table-row>
        <table:table-row table:style-name="ro4">
          <table:table-cell office:value-type="float" office:value="430184639">
            <text:p>430184639</text:p>
          </table:table-cell>
          <table:table-cell office:value-type="date" office:date-value="2015-06-05">
            <text:p>06/05/15</text:p>
          </table:table-cell>
          <table:table-cell office:value-type="string">
            <text:p>Gianluca</text:p>
          </table:table-cell>
          <table:table-cell office:value-type="string">
            <text:p>Caricato</text:p>
          </table:table-cell>
          <table:table-cell office:value-type="string">
            <text:p>gianluca.caricato@gmail.com</text:p>
          </table:table-cell>
        </table:table-row>
        <table:table-row table:style-name="ro4">
          <table:table-cell office:value-type="float" office:value="430185767">
            <text:p>430185767</text:p>
          </table:table-cell>
          <table:table-cell office:value-type="date" office:date-value="2015-06-05">
            <text:p>06/05/15</text:p>
          </table:table-cell>
          <table:table-cell office:value-type="string">
            <text:p>Fabrizio</text:p>
          </table:table-cell>
          <table:table-cell office:value-type="string">
            <text:p>Mammini</text:p>
          </table:table-cell>
          <table:table-cell office:value-type="string">
            <text:p>fabrizio.mammini@gmail.com</text:p>
          </table:table-cell>
        </table:table-row>
        <table:table-row table:style-name="ro4">
          <table:table-cell office:value-type="float" office:value="430189528">
            <text:p>430189528</text:p>
          </table:table-cell>
          <table:table-cell office:value-type="date" office:date-value="2015-06-05">
            <text:p>06/05/15</text:p>
          </table:table-cell>
          <table:table-cell office:value-type="string">
            <text:p>Silvia</text:p>
          </table:table-cell>
          <table:table-cell office:value-type="string">
            <text:p>Trani</text:p>
          </table:table-cell>
          <table:table-cell office:value-type="string">
            <text:p>silvia.trani@tiscali.it</text:p>
          </table:table-cell>
        </table:table-row>
        <table:table-row table:style-name="ro4">
          <table:table-cell office:value-type="float" office:value="430189765">
            <text:p>430189765</text:p>
          </table:table-cell>
          <table:table-cell office:value-type="date" office:date-value="2015-06-05">
            <text:p>06/05/15</text:p>
          </table:table-cell>
          <table:table-cell office:value-type="string">
            <text:p>Gianluca</text:p>
          </table:table-cell>
          <table:table-cell office:value-type="string">
            <text:p>Pomante</text:p>
          </table:table-cell>
          <table:table-cell office:value-type="string">
            <text:p>liste@pomante.com</text:p>
          </table:table-cell>
        </table:table-row>
        <table:table-row table:style-name="ro4">
          <table:table-cell office:value-type="float" office:value="430190543">
            <text:p>430190543</text:p>
          </table:table-cell>
          <table:table-cell office:value-type="date" office:date-value="2015-06-06">
            <text:p>06/06/15</text:p>
          </table:table-cell>
          <table:table-cell office:value-type="string">
            <text:p>Andrea</text:p>
          </table:table-cell>
          <table:table-cell office:value-type="string">
            <text:p>De Carolis</text:p>
          </table:table-cell>
          <table:table-cell office:value-type="string">
            <text:p>decarolis.andrea@gmail.com</text:p>
          </table:table-cell>
        </table:table-row>
        <table:table-row table:style-name="ro4">
          <table:table-cell office:value-type="float" office:value="430191674">
            <text:p>430191674</text:p>
          </table:table-cell>
          <table:table-cell office:value-type="date" office:date-value="2015-06-06">
            <text:p>06/06/15</text:p>
          </table:table-cell>
          <table:table-cell office:value-type="string">
            <text:p>Paola</text:p>
          </table:table-cell>
          <table:table-cell office:value-type="string">
            <text:p>Carreri</text:p>
          </table:table-cell>
          <table:table-cell office:value-type="string">
            <text:p>studiocar@libero.it</text:p>
          </table:table-cell>
        </table:table-row>
        <table:table-row table:style-name="ro4">
          <table:table-cell office:value-type="float" office:value="430192624">
            <text:p>430192624</text:p>
          </table:table-cell>
          <table:table-cell office:value-type="date" office:date-value="2015-06-06">
            <text:p>06/06/15</text:p>
          </table:table-cell>
          <table:table-cell office:value-type="string">
            <text:p>Ilari</text:p>
          </table:table-cell>
          <table:table-cell office:value-type="string">
            <text:p>Valbonesi</text:p>
          </table:table-cell>
          <table:table-cell office:value-type="string">
            <text:p>valbonesi@gmail.com</text:p>
          </table:table-cell>
        </table:table-row>
        <table:table-row table:style-name="ro4">
          <table:table-cell office:value-type="float" office:value="430193539">
            <text:p>430193539</text:p>
          </table:table-cell>
          <table:table-cell office:value-type="date" office:date-value="2015-06-06">
            <text:p>06/06/15</text:p>
          </table:table-cell>
          <table:table-cell office:value-type="string">
            <text:p>Adriano</text:p>
          </table:table-cell>
          <table:table-cell office:value-type="string">
            <text:p>Peluso</text:p>
          </table:table-cell>
          <table:table-cell office:value-type="string">
            <text:p>catonano@gmail.com</text:p>
          </table:table-cell>
        </table:table-row>
        <table:table-row table:style-name="ro4">
          <table:table-cell office:value-type="float" office:value="430193672">
            <text:p>430193672</text:p>
          </table:table-cell>
          <table:table-cell office:value-type="date" office:date-value="2015-06-06">
            <text:p>06/06/15</text:p>
          </table:table-cell>
          <table:table-cell office:value-type="string">
            <text:p>Manuel</text:p>
          </table:table-cell>
          <table:table-cell office:value-type="string">
            <text:p>Samele</text:p>
          </table:table-cell>
          <table:table-cell office:value-type="string">
            <text:p>manuel_samele@yahoo.it</text:p>
          </table:table-cell>
        </table:table-row>
        <table:table-row table:style-name="ro3">
          <table:table-cell office:value-type="float" office:value="430196585">
            <text:p>430196585</text:p>
          </table:table-cell>
          <table:table-cell office:value-type="date" office:date-value="2015-06-06">
            <text:p>06/06/15</text:p>
          </table:table-cell>
          <table:table-cell office:value-type="string">
            <text:p>Stefano</text:p>
          </table:table-cell>
          <table:table-cell office:value-type="string">
            <text:p>Vitelli</text:p>
          </table:table-cell>
          <table:table-cell office:value-type="string">
            <text:p>roma2010@alice.it</text:p>
          </table:table-cell>
        </table:table-row>
        <table:table-row table:style-name="ro4">
          <table:table-cell office:value-type="float" office:value="430197295">
            <text:p>430197295</text:p>
          </table:table-cell>
          <table:table-cell office:value-type="date" office:date-value="2015-06-06">
            <text:p>06/06/15</text:p>
          </table:table-cell>
          <table:table-cell office:value-type="string">
            <text:p>Davide</text:p>
          </table:table-cell>
          <table:table-cell office:value-type="string">
            <text:p>Del Vecchio</text:p>
          </table:table-cell>
          <table:table-cell office:value-type="string">
            <text:p>davidedantedelvecchio@gmail.com</text:p>
          </table:table-cell>
        </table:table-row>
        <table:table-row table:style-name="ro4">
          <table:table-cell office:value-type="float" office:value="430197335">
            <text:p>430197335</text:p>
          </table:table-cell>
          <table:table-cell office:value-type="date" office:date-value="2015-06-06">
            <text:p>06/06/15</text:p>
          </table:table-cell>
          <table:table-cell office:value-type="string">
            <text:p>Bella</text:p>
          </table:table-cell>
          <table:table-cell office:value-type="string">
            <text:p>Shakhmirza</text:p>
          </table:table-cell>
          <table:table-cell office:value-type="string">
            <text:p>bella-shah@yandex.ru</text:p>
          </table:table-cell>
        </table:table-row>
        <table:table-row table:style-name="ro4">
          <table:table-cell office:value-type="float" office:value="430208668">
            <text:p>430208668</text:p>
          </table:table-cell>
          <table:table-cell office:value-type="date" office:date-value="2015-06-06">
            <text:p>06/06/15</text:p>
          </table:table-cell>
          <table:table-cell office:value-type="string">
            <text:p>Flavia</text:p>
          </table:table-cell>
          <table:table-cell office:value-type="string">
            <text:p>Marzano</text:p>
          </table:table-cell>
          <table:table-cell office:value-type="string">
            <text:p>flavia.marzano@gmail.com</text:p>
          </table:table-cell>
        </table:table-row>
        <table:table-row table:style-name="ro4">
          <table:table-cell office:value-type="float" office:value="430215765">
            <text:p>430215765</text:p>
          </table:table-cell>
          <table:table-cell office:value-type="date" office:date-value="2015-06-06">
            <text:p>06/06/15</text:p>
          </table:table-cell>
          <table:table-cell office:value-type="string">
            <text:p>Riccardo</text:p>
          </table:table-cell>
          <table:table-cell office:value-type="string">
            <text:p>Abeti</text:p>
          </table:table-cell>
          <table:table-cell office:value-type="string">
            <text:p>riccardo.abeti@gmail.com</text:p>
          </table:table-cell>
        </table:table-row>
        <table:table-row table:style-name="ro4">
          <table:table-cell office:value-type="float" office:value="430221853">
            <text:p>430221853</text:p>
          </table:table-cell>
          <table:table-cell office:value-type="date" office:date-value="2015-06-06">
            <text:p>06/06/15</text:p>
          </table:table-cell>
          <table:table-cell office:value-type="string">
            <text:p>Giuseppe</text:p>
          </table:table-cell>
          <table:table-cell office:value-type="string">
            <text:p>Ludovico</text:p>
          </table:table-cell>
          <table:table-cell office:value-type="string">
            <text:p>ludovico@hush.ai</text:p>
          </table:table-cell>
        </table:table-row>
        <table:table-row table:style-name="ro4">
          <table:table-cell office:value-type="float" office:value="430233336">
            <text:p>430233336</text:p>
          </table:table-cell>
          <table:table-cell office:value-type="date" office:date-value="2015-06-06">
            <text:p>06/06/15</text:p>
          </table:table-cell>
          <table:table-cell office:value-type="string">
            <text:p>Danilo</text:p>
          </table:table-cell>
          <table:table-cell office:value-type="string">
            <text:p>Antonelli</text:p>
          </table:table-cell>
          <table:table-cell office:value-type="string">
            <text:p>danilo@starmaster.org</text:p>
          </table:table-cell>
        </table:table-row>
        <table:table-row table:style-name="ro4">
          <table:table-cell office:value-type="float" office:value="430233987">
            <text:p>430233987</text:p>
          </table:table-cell>
          <table:table-cell office:value-type="date" office:date-value="2015-06-06">
            <text:p>06/06/15</text:p>
          </table:table-cell>
          <table:table-cell office:value-type="string">
            <text:p>Raffaele</text:p>
          </table:table-cell>
          <table:table-cell office:value-type="string">
            <text:p>Pelosi</text:p>
          </table:table-cell>
          <table:table-cell office:value-type="string">
            <text:p>raffaele.pelosi@gmail.com</text:p>
          </table:table-cell>
        </table:table-row>
        <table:table-row table:style-name="ro4">
          <table:table-cell office:value-type="float" office:value="430234317">
            <text:p>430234317</text:p>
          </table:table-cell>
          <table:table-cell office:value-type="date" office:date-value="2015-06-06">
            <text:p>06/06/15</text:p>
          </table:table-cell>
          <table:table-cell office:value-type="string">
            <text:p>Giorgio</text:p>
          </table:table-cell>
          <table:table-cell office:value-type="string">
            <text:p>Mancosu</text:p>
          </table:table-cell>
          <table:table-cell office:value-type="string">
            <text:p>giorgiomancosu@tiscali.it</text:p>
          </table:table-cell>
        </table:table-row>
        <table:table-row table:style-name="ro4">
          <table:table-cell office:value-type="float" office:value="430253441">
            <text:p>430253441</text:p>
          </table:table-cell>
          <table:table-cell office:value-type="date" office:date-value="2015-06-06">
            <text:p>06/06/15</text:p>
          </table:table-cell>
          <table:table-cell office:value-type="string">
            <text:p>Valerio</text:p>
          </table:table-cell>
          <table:table-cell office:value-type="string">
            <text:p>Leomporra</text:p>
          </table:table-cell>
          <table:table-cell office:value-type="string">
            <text:p>vleomporra@sogei.it</text:p>
          </table:table-cell>
        </table:table-row>
        <table:table-row table:style-name="ro4">
          <table:table-cell office:value-type="float" office:value="430255412">
            <text:p>430255412</text:p>
          </table:table-cell>
          <table:table-cell office:value-type="date" office:date-value="2015-06-06">
            <text:p>06/06/15</text:p>
          </table:table-cell>
          <table:table-cell office:value-type="string">
            <text:p>Roberto</text:p>
          </table:table-cell>
          <table:table-cell office:value-type="string">
            <text:p>Battistoni</text:p>
          </table:table-cell>
          <table:table-cell office:value-type="string">
            <text:p>r.battistoni@gmail.com</text:p>
          </table:table-cell>
        </table:table-row>
        <table:table-row table:style-name="ro4">
          <table:table-cell office:value-type="float" office:value="430258701">
            <text:p>430258701</text:p>
          </table:table-cell>
          <table:table-cell office:value-type="date" office:date-value="2015-06-06">
            <text:p>06/06/15</text:p>
          </table:table-cell>
          <table:table-cell office:value-type="string">
            <text:p>Marco</text:p>
          </table:table-cell>
          <table:table-cell office:value-type="string">
            <text:p>Calamari</text:p>
          </table:table-cell>
          <table:table-cell office:value-type="string">
            <text:p>marcoc@winstonsmith.org</text:p>
          </table:table-cell>
        </table:table-row>
        <table:table-row table:style-name="ro4">
          <table:table-cell office:value-type="float" office:value="430259127">
            <text:p>430259127</text:p>
          </table:table-cell>
          <table:table-cell office:value-type="date" office:date-value="2015-06-06">
            <text:p>06/06/15</text:p>
          </table:table-cell>
          <table:table-cell office:value-type="string">
            <text:p>Fernanda</text:p>
          </table:table-cell>
          <table:table-cell office:value-type="string">
            <text:p>Faini</text:p>
          </table:table-cell>
          <table:table-cell office:value-type="string">
            <text:p>fernandafaini@gmail.com</text:p>
          </table:table-cell>
        </table:table-row>
        <table:table-row table:style-name="ro4">
          <table:table-cell office:value-type="float" office:value="430264561">
            <text:p>430264561</text:p>
          </table:table-cell>
          <table:table-cell office:value-type="date" office:date-value="2015-06-06">
            <text:p>06/06/15</text:p>
          </table:table-cell>
          <table:table-cell office:value-type="string">
            <text:p>Francesco Paolo</text:p>
          </table:table-cell>
          <table:table-cell office:value-type="string">
            <text:p>Micozzi</text:p>
          </table:table-cell>
          <table:table-cell office:value-type="string">
            <text:p>fpm.nospam@gmail.com</text:p>
          </table:table-cell>
        </table:table-row>
        <table:table-row table:style-name="ro3">
          <table:table-cell office:value-type="float" office:value="430354798">
            <text:p>430354798</text:p>
          </table:table-cell>
          <table:table-cell office:value-type="date" office:date-value="2015-06-07">
            <text:p>06/07/15</text:p>
          </table:table-cell>
          <table:table-cell office:value-type="string">
            <text:p>Salvatore</text:p>
          </table:table-cell>
          <table:table-cell office:value-type="string">
            <text:p>Di Giovanni</text:p>
          </table:table-cell>
          <table:table-cell office:value-type="string">
            <text:p>d.salvatore72@libero.it</text:p>
          </table:table-cell>
        </table:table-row>
        <table:table-row table:style-name="ro4">
          <table:table-cell office:value-type="float" office:value="430359091">
            <text:p>430359091</text:p>
          </table:table-cell>
          <table:table-cell office:value-type="date" office:date-value="2015-06-07">
            <text:p>06/07/15</text:p>
          </table:table-cell>
          <table:table-cell office:value-type="string">
            <text:p>Efrem</text:p>
          </table:table-cell>
          <table:table-cell office:value-type="string">
            <text:p>Zugnaz</text:p>
          </table:table-cell>
          <table:table-cell office:value-type="string">
            <text:p>graesanus@gmail.com</text:p>
          </table:table-cell>
        </table:table-row>
        <table:table-row table:style-name="ro4">
          <table:table-cell office:value-type="float" office:value="430391249">
            <text:p>430391249</text:p>
          </table:table-cell>
          <table:table-cell office:value-type="date" office:date-value="2015-06-07">
            <text:p>06/07/15</text:p>
          </table:table-cell>
          <table:table-cell office:value-type="string">
            <text:p>Gianluca</text:p>
          </table:table-cell>
          <table:table-cell office:value-type="string">
            <text:p>Giannelli</text:p>
          </table:table-cell>
          <table:table-cell office:value-type="string">
            <text:p>gianluca.giannelli@gmail.com</text:p>
          </table:table-cell>
        </table:table-row>
        <table:table-row table:style-name="ro4">
          <table:table-cell office:value-type="float" office:value="430420361">
            <text:p>430420361</text:p>
          </table:table-cell>
          <table:table-cell office:value-type="date" office:date-value="2015-06-07">
            <text:p>06/07/15</text:p>
          </table:table-cell>
          <table:table-cell office:value-type="string">
            <text:p>Sergio</text:p>
          </table:table-cell>
          <table:table-cell office:value-type="string">
            <text:p>Pillon</text:p>
          </table:table-cell>
          <table:table-cell office:value-type="string">
            <text:p>pillon@gmail.com</text:p>
          </table:table-cell>
        </table:table-row>
        <table:table-row table:style-name="ro4">
          <table:table-cell office:value-type="float" office:value="430478771">
            <text:p>430478771</text:p>
          </table:table-cell>
          <table:table-cell office:value-type="date" office:date-value="2015-06-07">
            <text:p>06/07/15</text:p>
          </table:table-cell>
          <table:table-cell office:value-type="string">
            <text:p>Italo</text:p>
          </table:table-cell>
          <table:table-cell office:value-type="string">
            <text:p>Cerno</text:p>
          </table:table-cell>
          <table:table-cell office:value-type="string">
            <text:p>italo.cerno@unibo.it</text:p>
          </table:table-cell>
        </table:table-row>
        <table:table-row table:style-name="ro4">
          <table:table-cell office:value-type="float" office:value="430481947">
            <text:p>430481947</text:p>
          </table:table-cell>
          <table:table-cell office:value-type="date" office:date-value="2015-06-07">
            <text:p>06/07/15</text:p>
          </table:table-cell>
          <table:table-cell office:value-type="string">
            <text:p>Francesca</text:p>
          </table:table-cell>
          <table:table-cell office:value-type="string">
            <text:p>Barca</text:p>
          </table:table-cell>
          <table:table-cell office:value-type="string">
            <text:p>francesca.barca@gmail.com</text:p>
          </table:table-cell>
        </table:table-row>
        <table:table-row table:style-name="ro4">
          <table:table-cell office:value-type="float" office:value="430483137">
            <text:p>430483137</text:p>
          </table:table-cell>
          <table:table-cell office:value-type="date" office:date-value="2015-06-07">
            <text:p>06/07/15</text:p>
          </table:table-cell>
          <table:table-cell office:value-type="string">
            <text:p>Luigi</text:p>
          </table:table-cell>
          <table:table-cell office:value-type="string">
            <text:p>Coccia</text:p>
          </table:table-cell>
          <table:table-cell office:value-type="string">
            <text:p>luicox@gmail.com</text:p>
          </table:table-cell>
        </table:table-row>
        <table:table-row table:style-name="ro4">
          <table:table-cell office:value-type="float" office:value="430490703">
            <text:p>430490703</text:p>
          </table:table-cell>
          <table:table-cell office:value-type="date" office:date-value="2015-06-08">
            <text:p>06/08/15</text:p>
          </table:table-cell>
          <table:table-cell office:value-type="string">
            <text:p>Giorgio</text:p>
          </table:table-cell>
          <table:table-cell office:value-type="string">
            <text:p>Carnevale</text:p>
          </table:table-cell>
          <table:table-cell office:value-type="string">
            <text:p>giorgio.carnevale@cdp.it</text:p>
          </table:table-cell>
        </table:table-row>
        <table:table-row table:style-name="ro4">
          <table:table-cell office:value-type="float" office:value="430492288">
            <text:p>430492288</text:p>
          </table:table-cell>
          <table:table-cell office:value-type="date" office:date-value="2015-06-08">
            <text:p>06/08/15</text:p>
          </table:table-cell>
          <table:table-cell office:value-type="string">
            <text:p>Roberto</text:p>
          </table:table-cell>
          <table:table-cell office:value-type="string">
            <text:p>Pozzaglia</text:p>
          </table:table-cell>
          <table:table-cell office:value-type="string">
            <text:p>r.pozzaglia@anticorruzione.it</text:p>
          </table:table-cell>
        </table:table-row>
        <table:table-row table:style-name="ro4">
          <table:table-cell office:value-type="float" office:value="430504579">
            <text:p>430504579</text:p>
          </table:table-cell>
          <table:table-cell office:value-type="date" office:date-value="2015-06-08">
            <text:p>06/08/15</text:p>
          </table:table-cell>
          <table:table-cell office:value-type="string">
            <text:p>Pasquale</text:p>
          </table:table-cell>
          <table:table-cell office:value-type="string">
            <text:p>De Rinaldis</text:p>
          </table:table-cell>
          <table:table-cell office:value-type="string">
            <text:p>pderinaldis@gmail.com</text:p>
          </table:table-cell>
        </table:table-row>
        <table:table-row table:style-name="ro4">
          <table:table-cell office:value-type="float" office:value="430508288">
            <text:p>430508288</text:p>
          </table:table-cell>
          <table:table-cell office:value-type="date" office:date-value="2015-06-08">
            <text:p>06/08/15</text:p>
          </table:table-cell>
          <table:table-cell office:value-type="string">
            <text:p>Luigi</text:p>
          </table:table-cell>
          <table:table-cell office:value-type="string">
            <text:p>Carrozzi</text:p>
          </table:table-cell>
          <table:table-cell office:value-type="string">
            <text:p>l.carrozzi@anticorruzione.it</text:p>
          </table:table-cell>
        </table:table-row>
        <table:table-row table:style-name="ro4">
          <table:table-cell office:value-type="float" office:value="430511103">
            <text:p>430511103</text:p>
          </table:table-cell>
          <table:table-cell office:value-type="date" office:date-value="2015-06-08">
            <text:p>06/08/15</text:p>
          </table:table-cell>
          <table:table-cell office:value-type="string">
            <text:p>Daniele</text:p>
          </table:table-cell>
          <table:table-cell office:value-type="string">
            <text:p>Giliberto</text:p>
          </table:table-cell>
          <table:table-cell office:value-type="string">
            <text:p>daniele@dreamabout.it</text:p>
          </table:table-cell>
        </table:table-row>
        <table:table-row table:style-name="ro4">
          <table:table-cell office:value-type="float" office:value="430516666">
            <text:p>430516666</text:p>
          </table:table-cell>
          <table:table-cell office:value-type="date" office:date-value="2015-06-08">
            <text:p>06/08/15</text:p>
          </table:table-cell>
          <table:table-cell office:value-type="string">
            <text:p>Diego</text:p>
          </table:table-cell>
          <table:table-cell office:value-type="string">
            <text:p>Cavallaro</text:p>
          </table:table-cell>
          <table:table-cell office:value-type="string">
            <text:p>diegocava@tiscali.it</text:p>
          </table:table-cell>
        </table:table-row>
        <table:table-row table:style-name="ro4">
          <table:table-cell office:value-type="float" office:value="430523522">
            <text:p>430523522</text:p>
          </table:table-cell>
          <table:table-cell office:value-type="date" office:date-value="2015-06-08">
            <text:p>06/08/15</text:p>
          </table:table-cell>
          <table:table-cell office:value-type="string">
            <text:p>Arianna</text:p>
          </table:table-cell>
          <table:table-cell office:value-type="string">
            <text:p>Vitalini</text:p>
          </table:table-cell>
          <table:table-cell office:value-type="string">
            <text:p>arianna.vitalini@yoox.com</text:p>
          </table:table-cell>
        </table:table-row>
        <table:table-row table:style-name="ro4">
          <table:table-cell office:value-type="float" office:value="430532188">
            <text:p>430532188</text:p>
          </table:table-cell>
          <table:table-cell office:value-type="date" office:date-value="2015-06-08">
            <text:p>06/08/15</text:p>
          </table:table-cell>
          <table:table-cell office:value-type="string">
            <text:p>Maria Cristina</text:p>
          </table:table-cell>
          <table:table-cell office:value-type="string">
            <text:p>Moroni</text:p>
          </table:table-cell>
          <table:table-cell office:value-type="string">
            <text:p>moroni@fbassociati.it</text:p>
          </table:table-cell>
        </table:table-row>
        <table:table-row table:style-name="ro4">
          <table:table-cell office:value-type="float" office:value="430555669">
            <text:p>430555669</text:p>
          </table:table-cell>
          <table:table-cell office:value-type="date" office:date-value="2015-06-08">
            <text:p>06/08/15</text:p>
          </table:table-cell>
          <table:table-cell office:value-type="string">
            <text:p>Davide</text:p>
          </table:table-cell>
          <table:table-cell office:value-type="string">
            <text:p>Mula</text:p>
          </table:table-cell>
          <table:table-cell office:value-type="string">
            <text:p>dmula82@gmail.com</text:p>
          </table:table-cell>
        </table:table-row>
        <table:table-row table:style-name="ro4">
          <table:table-cell office:value-type="float" office:value="430580660">
            <text:p>430580660</text:p>
          </table:table-cell>
          <table:table-cell office:value-type="date" office:date-value="2015-06-08">
            <text:p>06/08/15</text:p>
          </table:table-cell>
          <table:table-cell office:value-type="string">
            <text:p>Gregorio</text:p>
          </table:table-cell>
          <table:table-cell office:value-type="string">
            <text:p>Cosentino</text:p>
          </table:table-cell>
          <table:table-cell office:value-type="string">
            <text:p>cosentino.gregorio@gmail.com</text:p>
          </table:table-cell>
        </table:table-row>
        <table:table-row table:style-name="ro4">
          <table:table-cell office:value-type="float" office:value="430693252">
            <text:p>430693252</text:p>
          </table:table-cell>
          <table:table-cell office:value-type="date" office:date-value="2015-06-08">
            <text:p>06/08/15</text:p>
          </table:table-cell>
          <table:table-cell office:value-type="string">
            <text:p>Antonio</text:p>
          </table:table-cell>
          <table:table-cell office:value-type="string">
            <text:p>Angrisani</text:p>
          </table:table-cell>
          <table:table-cell office:value-type="string">
            <text:p>antonio.angrisani@gmail.com</text:p>
          </table:table-cell>
        </table:table-row>
        <table:table-row table:style-name="ro4">
          <table:table-cell office:value-type="float" office:value="430816436">
            <text:p>430816436</text:p>
          </table:table-cell>
          <table:table-cell office:value-type="date" office:date-value="2015-06-09">
            <text:p>06/09/15</text:p>
          </table:table-cell>
          <table:table-cell office:value-type="string">
            <text:p>Pasqualino Mauro</text:p>
          </table:table-cell>
          <table:table-cell office:value-type="string">
            <text:p>Carpenito</text:p>
          </table:table-cell>
          <table:table-cell office:value-type="string">
            <text:p>pasqualino.carpenito@intesasanpaolo.com</text:p>
          </table:table-cell>
        </table:table-row>
        <table:table-row table:style-name="ro4">
          <table:table-cell office:value-type="float" office:value="430826683">
            <text:p>430826683</text:p>
          </table:table-cell>
          <table:table-cell office:value-type="date" office:date-value="2015-06-09">
            <text:p>06/09/15</text:p>
          </table:table-cell>
          <table:table-cell office:value-type="string">
            <text:p>Camillo</text:p>
          </table:table-cell>
          <table:table-cell office:value-type="string">
            <text:p>Sacchetto</text:p>
          </table:table-cell>
          <table:table-cell office:value-type="string">
            <text:p>sacchetto.cam@gmail.com</text:p>
          </table:table-cell>
        </table:table-row>
        <table:table-row table:style-name="ro4">
          <table:table-cell office:value-type="float" office:value="430890433">
            <text:p>430890433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Boccianti</text:p>
          </table:table-cell>
          <table:table-cell office:value-type="string">
            <text:p>luca.boccianti@gmail.com</text:p>
          </table:table-cell>
        </table:table-row>
        <table:table-row table:style-name="ro4">
          <table:table-cell office:value-type="float" office:value="430917771">
            <text:p>430917771</text:p>
          </table:table-cell>
          <table:table-cell office:value-type="date" office:date-value="2015-06-09">
            <text:p>06/09/15</text:p>
          </table:table-cell>
          <table:table-cell office:value-type="string">
            <text:p>Simone</text:p>
          </table:table-cell>
          <table:table-cell office:value-type="string">
            <text:p>Aliprandi</text:p>
          </table:table-cell>
          <table:table-cell office:value-type="string">
            <text:p>simone.aliprandi@gmail.com</text:p>
          </table:table-cell>
        </table:table-row>
        <table:table-row table:style-name="ro4">
          <table:table-cell office:value-type="float" office:value="430921057">
            <text:p>430921057</text:p>
          </table:table-cell>
          <table:table-cell office:value-type="date" office:date-value="2015-06-09">
            <text:p>06/09/15</text:p>
          </table:table-cell>
          <table:table-cell office:value-type="string">
            <text:p>Giovanni</text:p>
          </table:table-cell>
          <table:table-cell office:value-type="string">
            <text:p>Porcarelli</text:p>
          </table:table-cell>
          <table:table-cell office:value-type="string">
            <text:p>giapor@gmail.com</text:p>
          </table:table-cell>
        </table:table-row>
        <table:table-row table:style-name="ro4">
          <table:table-cell office:value-type="float" office:value="430967677">
            <text:p>430967677</text:p>
          </table:table-cell>
          <table:table-cell office:value-type="date" office:date-value="2015-06-09">
            <text:p>06/09/15</text:p>
          </table:table-cell>
          <table:table-cell office:value-type="string">
            <text:p>Giancarlo </text:p>
          </table:table-cell>
          <table:table-cell office:value-type="string">
            <text:p>Montico</text:p>
          </table:table-cell>
          <table:table-cell office:value-type="string">
            <text:p>giamonmeister@gmail.com</text:p>
          </table:table-cell>
        </table:table-row>
        <table:table-row table:style-name="ro3">
          <table:table-cell office:value-type="float" office:value="430996748">
            <text:p>430996748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Coccia</text:p>
          </table:table-cell>
          <table:table-cell office:value-type="string">
            <text:p>lordluca86@gmail.com</text:p>
          </table:table-cell>
        </table:table-row>
        <table:table-row table:style-name="ro4">
          <table:table-cell office:value-type="float" office:value="431001603">
            <text:p>431001603</text:p>
          </table:table-cell>
          <table:table-cell office:value-type="date" office:date-value="2015-06-09">
            <text:p>06/09/15</text:p>
          </table:table-cell>
          <table:table-cell office:value-type="string">
            <text:p>Dario</text:p>
          </table:table-cell>
          <table:table-cell office:value-type="string">
            <text:p>Vaccaro</text:p>
          </table:table-cell>
          <table:table-cell office:value-type="string">
            <text:p>dario.vaccaro@gmail.com</text:p>
          </table:table-cell>
        </table:table-row>
        <table:table-row table:style-name="ro4">
          <table:table-cell office:value-type="float" office:value="431012935">
            <text:p>431012935</text:p>
          </table:table-cell>
          <table:table-cell office:value-type="date" office:date-value="2015-06-09">
            <text:p>06/09/15</text:p>
          </table:table-cell>
          <table:table-cell office:value-type="string">
            <text:p>Giacomo</text:p>
          </table:table-cell>
          <table:table-cell office:value-type="string">
            <text:p>Ciarafoni</text:p>
          </table:table-cell>
          <table:table-cell office:value-type="string">
            <text:p>giacomo.ciarafoni@gmail.com</text:p>
          </table:table-cell>
        </table:table-row>
        <table:table-row table:style-name="ro4">
          <table:table-cell office:value-type="float" office:value="431031986">
            <text:p>431031986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Oliano</text:p>
          </table:table-cell>
          <table:table-cell office:value-type="string">
            <text:p>lucaoliano@hotmail.it</text:p>
          </table:table-cell>
        </table:table-row>
        <table:table-row table:style-name="ro4">
          <table:table-cell office:value-type="float" office:value="431104806">
            <text:p>431104806</text:p>
          </table:table-cell>
          <table:table-cell office:value-type="date" office:date-value="2015-06-09">
            <text:p>06/09/15</text:p>
          </table:table-cell>
          <table:table-cell office:value-type="string">
            <text:p>Leonida</text:p>
          </table:table-cell>
          <table:table-cell office:value-type="string">
            <text:p>Reitano</text:p>
          </table:table-cell>
          <table:table-cell office:value-type="string">
            <text:p>agi@fastmail.fm</text:p>
          </table:table-cell>
        </table:table-row>
        <table:table-row table:style-name="ro4">
          <table:table-cell office:value-type="float" office:value="431142347">
            <text:p>431142347</text:p>
          </table:table-cell>
          <table:table-cell office:value-type="date" office:date-value="2015-06-10">
            <text:p>06/10/15</text:p>
          </table:table-cell>
          <table:table-cell office:value-type="string">
            <text:p>Pierfrancesco</text:p>
          </table:table-cell>
          <table:table-cell office:value-type="string">
            <text:p>Palattella</text:p>
          </table:table-cell>
          <table:table-cell office:value-type="string">
            <text:p>pf80@libero.it</text:p>
          </table:table-cell>
        </table:table-row>
        <table:table-row table:style-name="ro4">
          <table:table-cell office:value-type="float" office:value="431164683">
            <text:p>431164683</text:p>
          </table:table-cell>
          <table:table-cell office:value-type="date" office:date-value="2015-06-10">
            <text:p>06/10/15</text:p>
          </table:table-cell>
          <table:table-cell office:value-type="string">
            <text:p>Andrea</text:p>
          </table:table-cell>
          <table:table-cell office:value-type="string">
            <text:p>Purificato</text:p>
          </table:table-cell>
          <table:table-cell office:value-type="string">
            <text:p>andrea@purificato.org</text:p>
          </table:table-cell>
        </table:table-row>
        <table:table-row table:style-name="ro4">
          <table:table-cell office:value-type="float" office:value="431199759">
            <text:p>431199759</text:p>
          </table:table-cell>
          <table:table-cell office:value-type="date" office:date-value="2015-06-10">
            <text:p>06/10/15</text:p>
          </table:table-cell>
          <table:table-cell office:value-type="string">
            <text:p>Valeria</text:p>
          </table:table-cell>
          <table:table-cell office:value-type="string">
            <text:p>Ferraris</text:p>
          </table:table-cell>
          <table:table-cell office:value-type="string">
            <text:p>valeria.ferraris@unito.it</text:p>
          </table:table-cell>
        </table:table-row>
        <table:table-row table:style-name="ro4">
          <table:table-cell office:value-type="float" office:value="431250567">
            <text:p>431250567</text:p>
          </table:table-cell>
          <table:table-cell office:value-type="date" office:date-value="2015-06-10">
            <text:p>06/10/15</text:p>
          </table:table-cell>
          <table:table-cell office:value-type="string">
            <text:p>Arturo</text:p>
          </table:table-cell>
          <table:table-cell office:value-type="string">
            <text:p>Di Corinto</text:p>
          </table:table-cell>
          <table:table-cell office:value-type="string">
            <text:p>arturo.dicorinto@gmail.com</text:p>
          </table:table-cell>
        </table:table-row>
        <table:table-row table:style-name="ro4">
          <table:table-cell office:value-type="float" office:value="431264764">
            <text:p>431264764</text:p>
          </table:table-cell>
          <table:table-cell office:value-type="date" office:date-value="2015-06-10">
            <text:p>06/10/15</text:p>
          </table:table-cell>
          <table:table-cell office:value-type="string">
            <text:p>Viviana</text:p>
          </table:table-cell>
          <table:table-cell office:value-type="string">
            <text:p>Sorce</text:p>
          </table:table-cell>
          <table:table-cell office:value-type="string">
            <text:p>vivianasorce@live.it</text:p>
          </table:table-cell>
        </table:table-row>
        <table:table-row table:style-name="ro4">
          <table:table-cell office:value-type="float" office:value="431281817">
            <text:p>431281817</text:p>
          </table:table-cell>
          <table:table-cell office:value-type="date" office:date-value="2015-06-10">
            <text:p>06/10/15</text:p>
          </table:table-cell>
          <table:table-cell office:value-type="string">
            <text:p>Pasquale</text:p>
          </table:table-cell>
          <table:table-cell office:value-type="string">
            <text:p>Vaccaro</text:p>
          </table:table-cell>
          <table:table-cell office:value-type="string">
            <text:p>pasquale.vaccaro@gmail.com</text:p>
          </table:table-cell>
        </table:table-row>
        <table:table-row table:style-name="ro4">
          <table:table-cell office:value-type="float" office:value="431306675">
            <text:p>431306675</text:p>
          </table:table-cell>
          <table:table-cell office:value-type="date" office:date-value="2015-06-10">
            <text:p>06/10/15</text:p>
          </table:table-cell>
          <table:table-cell office:value-type="string">
            <text:p>Fulvio</text:p>
          </table:table-cell>
          <table:table-cell office:value-type="string">
            <text:p>Panetta</text:p>
          </table:table-cell>
          <table:table-cell office:value-type="string">
            <text:p>overload@autistici.org</text:p>
          </table:table-cell>
        </table:table-row>
        <table:table-row table:style-name="ro4">
          <table:table-cell office:value-type="float" office:value="431393664">
            <text:p>431393664</text:p>
          </table:table-cell>
          <table:table-cell office:value-type="date" office:date-value="2015-06-10">
            <text:p>06/10/15</text:p>
          </table:table-cell>
          <table:table-cell office:value-type="string">
            <text:p>Marcello</text:p>
          </table:table-cell>
          <table:table-cell office:value-type="string">
            <text:p>Barnaba</text:p>
          </table:table-cell>
          <table:table-cell office:value-type="string">
            <text:p>vjt@openssl.it</text:p>
          </table:table-cell>
        </table:table-row>
        <table:table-row table:style-name="ro4">
          <table:table-cell office:value-type="float" office:value="431455265">
            <text:p>431455265</text:p>
          </table:table-cell>
          <table:table-cell office:value-type="date" office:date-value="2015-06-10">
            <text:p>06/10/15</text:p>
          </table:table-cell>
          <table:table-cell office:value-type="string">
            <text:p>Luca</text:p>
          </table:table-cell>
          <table:table-cell office:value-type="string">
            <text:p>Annunziata</text:p>
          </table:table-cell>
          <table:table-cell office:value-type="string">
            <text:p>luca.annunziata@gmail.com</text:p>
          </table:table-cell>
        </table:table-row>
        <table:table-row table:style-name="ro4">
          <table:table-cell office:value-type="float" office:value="431472554">
            <text:p>431472554</text:p>
          </table:table-cell>
          <table:table-cell office:value-type="date" office:date-value="2015-06-11">
            <text:p>06/11/15</text:p>
          </table:table-cell>
          <table:table-cell office:value-type="string">
            <text:p>Monica Alessia</text:p>
          </table:table-cell>
          <table:table-cell office:value-type="string">
            <text:p>Senor</text:p>
          </table:table-cell>
          <table:table-cell office:value-type="string">
            <text:p>senor@penalistiassociati.it</text:p>
          </table:table-cell>
        </table:table-row>
        <table:table-row table:style-name="ro4">
          <table:table-cell office:value-type="float" office:value="431475738">
            <text:p>431475738</text:p>
          </table:table-cell>
          <table:table-cell office:value-type="date" office:date-value="2015-06-11">
            <text:p>06/11/15</text:p>
          </table:table-cell>
          <table:table-cell office:value-type="string">
            <text:p>Marco</text:p>
          </table:table-cell>
          <table:table-cell office:value-type="string">
            <text:p>Manini</text:p>
          </table:table-cell>
          <table:table-cell office:value-type="string">
            <text:p>marco.manini@senato.it</text:p>
          </table:table-cell>
        </table:table-row>
        <table:table-row table:style-name="ro4">
          <table:table-cell office:value-type="float" office:value="431705908">
            <text:p>431705908</text:p>
          </table:table-cell>
          <table:table-cell office:value-type="date" office:date-value="2015-06-11">
            <text:p>06/11/15</text:p>
          </table:table-cell>
          <table:table-cell office:value-type="string">
            <text:p>Fabio Francesco</text:p>
          </table:table-cell>
          <table:table-cell office:value-type="string">
            <text:p>Franco</text:p>
          </table:table-cell>
          <table:table-cell office:value-type="string">
            <text:p>franco@francolex.it</text:p>
          </table:table-cell>
        </table:table-row>
        <table:table-row table:style-name="ro4">
          <table:table-cell office:value-type="float" office:value="431787645">
            <text:p>431787645</text:p>
          </table:table-cell>
          <table:table-cell office:value-type="date" office:date-value="2015-06-12">
            <text:p>06/12/15</text:p>
          </table:table-cell>
          <table:table-cell office:value-type="string">
            <text:p>Stefano</text:p>
          </table:table-cell>
          <table:table-cell office:value-type="string">
            <text:p>Tassi</text:p>
          </table:table-cell>
          <table:table-cell office:value-type="string">
            <text:p>s.tassi@eustema.it</text:p>
          </table:table-cell>
        </table:table-row>
        <table:table-row table:style-name="ro4">
          <table:table-cell office:value-type="float" office:value="431793609">
            <text:p>431793609</text:p>
          </table:table-cell>
          <table:table-cell office:value-type="date" office:date-value="2015-06-12">
            <text:p>06/12/15</text:p>
          </table:table-cell>
          <table:table-cell office:value-type="string">
            <text:p>Simone</text:p>
          </table:table-cell>
          <table:table-cell office:value-type="string">
            <text:p>Bruschi</text:p>
          </table:table-cell>
          <table:table-cell office:value-type="string">
            <text:p>simone@winstonsmith.info</text:p>
          </table:table-cell>
        </table:table-row>
        <table:table-row table:style-name="ro4">
          <table:table-cell office:value-type="float" office:value="431796527">
            <text:p>431796527</text:p>
          </table:table-cell>
          <table:table-cell office:value-type="date" office:date-value="2015-06-12">
            <text:p>06/12/15</text:p>
          </table:table-cell>
          <table:table-cell office:value-type="string">
            <text:p>Fabrizio</text:p>
          </table:table-cell>
          <table:table-cell office:value-type="string">
            <text:p>Castagnotto</text:p>
          </table:table-cell>
          <table:table-cell office:value-type="string">
            <text:p>f.castagnotto@mondo3.com</text:p>
          </table:table-cell>
        </table:table-row>
        <table:table-row table:style-name="ro4">
          <table:table-cell office:value-type="float" office:value="432079608">
            <text:p>432079608</text:p>
          </table:table-cell>
          <table:table-cell office:value-type="date" office:date-value="2015-06-13">
            <text:p>06/13/15</text:p>
          </table:table-cell>
          <table:table-cell office:value-type="string">
            <text:p>Claudia</text:p>
          </table:table-cell>
          <table:table-cell office:value-type="string">
            <text:p>Ferrauto</text:p>
          </table:table-cell>
          <table:table-cell office:value-type="string">
            <text:p>claudia.ferrauto@libero.it</text:p>
          </table:table-cell>
        </table:table-row>
        <table:table-row table:style-name="ro4">
          <table:table-cell office:value-type="float" office:value="432109006">
            <text:p>432109006</text:p>
          </table:table-cell>
          <table:table-cell office:value-type="date" office:date-value="2015-06-13">
            <text:p>06/13/15</text:p>
          </table:table-cell>
          <table:table-cell office:value-type="string">
            <text:p>Gabriele</text:p>
          </table:table-cell>
          <table:table-cell office:value-type="string">
            <text:p>Picchi</text:p>
          </table:table-cell>
          <table:table-cell office:value-type="string">
            <text:p>gabriele.picchi@euristica.com</text:p>
          </table:table-cell>
        </table:table-row>
        <table:table-row table:style-name="ro4">
          <table:table-cell office:value-type="float" office:value="432401611">
            <text:p>432401611</text:p>
          </table:table-cell>
          <table:table-cell office:value-type="date" office:date-value="2015-06-15">
            <text:p>06/15/15</text:p>
          </table:table-cell>
          <table:table-cell office:value-type="string">
            <text:p>Cristiana</text:p>
          </table:table-cell>
          <table:table-cell office:value-type="string">
            <text:p>Patruno</text:p>
          </table:table-cell>
          <table:table-cell office:value-type="string">
            <text:p>cinciallegra1@autistici.org</text:p>
          </table:table-cell>
        </table:table-row>
        <table:table-row table:style-name="ro4">
          <table:table-cell office:value-type="float" office:value="432705921">
            <text:p>432705921</text:p>
          </table:table-cell>
          <table:table-cell office:value-type="date" office:date-value="2015-06-16">
            <text:p>06/16/15</text:p>
          </table:table-cell>
          <table:table-cell office:value-type="string">
            <text:p>Giovanna</text:p>
          </table:table-cell>
          <table:table-cell office:value-type="string">
            <text:p>Monti</text:p>
          </table:table-cell>
          <table:table-cell office:value-type="string">
            <text:p>g.monti@asap.lazio.it</text:p>
          </table:table-cell>
        </table:table-row>
        <table:table-row table:style-name="ro4">
          <table:table-cell office:value-type="float" office:value="433099876">
            <text:p>433099876</text:p>
          </table:table-cell>
          <table:table-cell office:value-type="date" office:date-value="2015-06-17">
            <text:p>06/17/15</text:p>
          </table:table-cell>
          <table:table-cell office:value-type="string">
            <text:p>Francesca</text:p>
          </table:table-cell>
          <table:table-cell office:value-type="string">
            <text:p>Magni</text:p>
          </table:table-cell>
          <table:table-cell office:value-type="string">
            <text:p>francesca.magni@unicam.it</text:p>
          </table:table-cell>
        </table:table-row>
        <table:table-row table:style-name="ro4">
          <table:table-cell office:value-type="float" office:value="433294810">
            <text:p>433294810</text:p>
          </table:table-cell>
          <table:table-cell office:value-type="date" office:date-value="2015-06-17">
            <text:p>06/17/15</text:p>
          </table:table-cell>
          <table:table-cell office:value-type="string">
            <text:p>Maurizio </text:p>
          </table:table-cell>
          <table:table-cell office:value-type="string">
            <text:p>Rosace</text:p>
          </table:table-cell>
          <table:table-cell office:value-type="string">
            <text:p>m.rosace@eustema.it</text:p>
          </table:table-cell>
        </table:table-row>
        <table:table-row table:style-name="ro4">
          <table:table-cell office:value-type="float" office:value="433359175">
            <text:p>433359175</text:p>
          </table:table-cell>
          <table:table-cell office:value-type="date" office:date-value="2015-06-18">
            <text:p>06/18/15</text:p>
          </table:table-cell>
          <table:table-cell office:value-type="string">
            <text:p>Giovanni</text:p>
          </table:table-cell>
          <table:table-cell office:value-type="string">
            <text:p>Giardino</text:p>
          </table:table-cell>
          <table:table-cell office:value-type="string">
            <text:p>giovanni.giardino@crabruzzo.it</text:p>
          </table:table-cell>
        </table:table-row>
        <table:table-row table:style-name="ro4">
          <table:table-cell office:value-type="float" office:value="433406859">
            <text:p>433406859</text:p>
          </table:table-cell>
          <table:table-cell office:value-type="date" office:date-value="2015-06-18">
            <text:p>06/18/15</text:p>
          </table:table-cell>
          <table:table-cell office:value-type="string">
            <text:p>Gino</text:p>
          </table:table-cell>
          <table:table-cell office:value-type="string">
            <text:p>Trentin</text:p>
          </table:table-cell>
          <table:table-cell office:value-type="string">
            <text:p>gino@officineinformatiche.net</text:p>
          </table:table-cell>
        </table:table-row>
        <table:table-row table:style-name="ro4">
          <table:table-cell office:value-type="float" office:value="433654049">
            <text:p>433654049</text:p>
          </table:table-cell>
          <table:table-cell office:value-type="date" office:date-value="2015-06-19">
            <text:p>06/19/15</text:p>
          </table:table-cell>
          <table:table-cell office:value-type="string">
            <text:p>Monica</text:p>
          </table:table-cell>
          <table:table-cell office:value-type="string">
            <text:p>De Zii</text:p>
          </table:table-cell>
          <table:table-cell office:value-type="string">
            <text:p>monica.dezii@asi.it</text:p>
          </table:table-cell>
        </table:table-row>
        <table:table-row table:style-name="ro4">
          <table:table-cell office:value-type="float" office:value="433945384">
            <text:p>433945384</text:p>
          </table:table-cell>
          <table:table-cell office:value-type="date" office:date-value="2015-06-20">
            <text:p>06/20/15</text:p>
          </table:table-cell>
          <table:table-cell office:value-type="string">
            <text:p>Antonella</text:p>
          </table:table-cell>
          <table:table-cell office:value-type="string">
            <text:p>Napolitano</text:p>
          </table:table-cell>
          <table:table-cell office:value-type="string">
            <text:p>anapolitano@gmail.com</text:p>
          </table:table-cell>
        </table:table-row>
        <table:table-row table:style-name="ro4">
          <table:table-cell office:value-type="float" office:value="434076121">
            <text:p>434076121</text:p>
          </table:table-cell>
          <table:table-cell office:value-type="date" office:date-value="2015-06-21">
            <text:p>06/21/15</text:p>
          </table:table-cell>
          <table:table-cell office:value-type="string">
            <text:p>Sylvio</text:p>
          </table:table-cell>
          <table:table-cell office:value-type="string">
            <text:p>Verrecchia</text:p>
          </table:table-cell>
          <table:table-cell office:value-type="string">
            <text:p>sylvio@libero.it</text:p>
          </table:table-cell>
        </table:table-row>
        <table:table-row table:style-name="ro4">
          <table:table-cell office:value-type="float" office:value="434140510">
            <text:p>434140510</text:p>
          </table:table-cell>
          <table:table-cell office:value-type="date" office:date-value="2015-06-22">
            <text:p>06/22/15</text:p>
          </table:table-cell>
          <table:table-cell office:value-type="string">
            <text:p>Massimo </text:p>
          </table:table-cell>
          <table:table-cell office:value-type="string">
            <text:p>Calabrese</text:p>
          </table:table-cell>
          <table:table-cell office:value-type="string">
            <text:p>massimo.calabrese@asi.it</text:p>
          </table:table-cell>
        </table:table-row>
        <table:table-row table:style-name="ro4">
          <table:table-cell office:value-type="float" office:value="434145808">
            <text:p>434145808</text:p>
          </table:table-cell>
          <table:table-cell office:value-type="date" office:date-value="2015-06-22">
            <text:p>06/22/15</text:p>
          </table:table-cell>
          <table:table-cell office:value-type="string">
            <text:p>Rosaria, Amelia</text:p>
          </table:table-cell>
          <table:table-cell office:value-type="string">
            <text:p>Cuomo</text:p>
          </table:table-cell>
          <table:table-cell office:value-type="string">
            <text:p>rosaria-amelia.cuomo@it.ey.com</text:p>
          </table:table-cell>
        </table:table-row>
        <table:table-row table:style-name="ro4">
          <table:table-cell office:value-type="float" office:value="434173978">
            <text:p>434173978</text:p>
          </table:table-cell>
          <table:table-cell office:value-type="date" office:date-value="2015-06-22">
            <text:p>06/22/15</text:p>
          </table:table-cell>
          <table:table-cell office:value-type="string">
            <text:p>Rosita</text:p>
          </table:table-cell>
          <table:table-cell office:value-type="string">
            <text:p>Rijtano</text:p>
          </table:table-cell>
          <table:table-cell office:value-type="string">
            <text:p>rositarijtano@gmail.com</text:p>
          </table:table-cell>
        </table:table-row>
        <table:table-row table:style-name="ro3">
          <table:table-cell office:value-type="float" office:value="434174179">
            <text:p>434174179</text:p>
          </table:table-cell>
          <table:table-cell office:value-type="date" office:date-value="2015-06-22">
            <text:p>06/22/15</text:p>
          </table:table-cell>
          <table:table-cell office:value-type="string">
            <text:p>Marco</text:p>
          </table:table-cell>
          <table:table-cell office:value-type="string">
            <text:p>Trotta</text:p>
          </table:table-cell>
          <table:table-cell office:value-type="string">
            <text:p>marco.trotta4@unibo.it</text:p>
          </table:table-cell>
        </table:table-row>
        <table:table-row table:style-name="ro4">
          <table:table-cell office:value-type="float" office:value="434211559">
            <text:p>434211559</text:p>
          </table:table-cell>
          <table:table-cell office:value-type="date" office:date-value="2015-06-22">
            <text:p>06/22/15</text:p>
          </table:table-cell>
          <table:table-cell office:value-type="string">
            <text:p>Claudia</text:p>
          </table:table-cell>
          <table:table-cell office:value-type="string">
            <text:p>Roggero</text:p>
          </table:table-cell>
          <table:table-cell office:value-type="string">
            <text:p>claudiaroggero@gmail.com</text:p>
          </table:table-cell>
        </table:table-row>
        <table:table-row table:style-name="ro4">
          <table:table-cell office:value-type="float" office:value="434248559">
            <text:p>434248559</text:p>
          </table:table-cell>
          <table:table-cell office:value-type="date" office:date-value="2015-06-22">
            <text:p>06/22/15</text:p>
          </table:table-cell>
          <table:table-cell office:value-type="string">
            <text:p>Caterina </text:p>
          </table:table-cell>
          <table:table-cell office:value-type="string">
            <text:p>Niccolai</text:p>
          </table:table-cell>
          <table:table-cell office:value-type="string">
            <text:p>catenicco@gmail.com</text:p>
          </table:table-cell>
        </table:table-row>
        <table:table-row table:style-name="ro4">
          <table:table-cell office:value-type="float" office:value="434268504">
            <text:p>434268504</text:p>
          </table:table-cell>
          <table:table-cell office:value-type="date" office:date-value="2015-06-22">
            <text:p>06/22/15</text:p>
          </table:table-cell>
          <table:table-cell office:value-type="string">
            <text:p>Puria</text:p>
          </table:table-cell>
          <table:table-cell office:value-type="string">
            <text:p>Nafisi Azizi</text:p>
          </table:table-cell>
          <table:table-cell office:value-type="string">
            <text:p>puria.nafisi@axant.it</text:p>
          </table:table-cell>
        </table:table-row>
        <table:table-row table:style-name="ro4">
          <table:table-cell office:value-type="float" office:value="434299047">
            <text:p>434299047</text:p>
          </table:table-cell>
          <table:table-cell office:value-type="date" office:date-value="2015-06-22">
            <text:p>06/22/15</text:p>
          </table:table-cell>
          <table:table-cell office:value-type="string">
            <text:p>Fabiana </text:p>
          </table:table-cell>
          <table:table-cell office:value-type="string">
            <text:p>Pavoni</text:p>
          </table:table-cell>
          <table:table-cell office:value-type="string">
            <text:p>fabiana.pavoni@it.ey.com</text:p>
          </table:table-cell>
        </table:table-row>
        <table:table-row table:style-name="ro4">
          <table:table-cell office:value-type="float" office:value="434443629">
            <text:p>434443629</text:p>
          </table:table-cell>
          <table:table-cell office:value-type="date" office:date-value="2015-06-23">
            <text:p>06/23/15</text:p>
          </table:table-cell>
          <table:table-cell office:value-type="string">
            <text:p>Andrea</text:p>
          </table:table-cell>
          <table:table-cell office:value-type="string">
            <text:p>Tonci</text:p>
          </table:table-cell>
          <table:table-cell office:value-type="string">
            <text:p>andrea.tonci@it.ey.com</text:p>
          </table:table-cell>
        </table:table-row>
        <table:table-row table:style-name="ro4">
          <table:table-cell office:value-type="float" office:value="434457852">
            <text:p>434457852</text:p>
          </table:table-cell>
          <table:table-cell office:value-type="date" office:date-value="2015-06-23">
            <text:p>06/23/15</text:p>
          </table:table-cell>
          <table:table-cell office:value-type="string">
            <text:p>Valeria</text:p>
          </table:table-cell>
          <table:table-cell office:value-type="string">
            <text:p>Santocchi</text:p>
          </table:table-cell>
          <table:table-cell office:value-type="string">
            <text:p>valeria.santocchi@albopf.it</text:p>
          </table:table-cell>
        </table:table-row>
        <table:table-row table:style-name="ro4">
          <table:table-cell office:value-type="float" office:value="434458371">
            <text:p>434458371</text:p>
          </table:table-cell>
          <table:table-cell office:value-type="date" office:date-value="2015-06-23">
            <text:p>06/23/15</text:p>
          </table:table-cell>
          <table:table-cell office:value-type="string">
            <text:p>Francesca</text:p>
          </table:table-cell>
          <table:table-cell office:value-type="string">
            <text:p>Tartaglia</text:p>
          </table:table-cell>
          <table:table-cell office:value-type="string">
            <text:p>francesca.tartaglia@albopf.it</text:p>
          </table:table-cell>
        </table:table-row>
        <table:table-row table:style-name="ro4">
          <table:table-cell office:value-type="float" office:value="434469323">
            <text:p>434469323</text:p>
          </table:table-cell>
          <table:table-cell office:value-type="date" office:date-value="2015-06-23">
            <text:p>06/23/15</text:p>
          </table:table-cell>
          <table:table-cell office:value-type="string">
            <text:p>Michele</text:p>
          </table:table-cell>
          <table:table-cell office:value-type="string">
            <text:p>Marrali</text:p>
          </table:table-cell>
          <table:table-cell office:value-type="string">
            <text:p>mik@linux.it</text:p>
          </table:table-cell>
        </table:table-row>
        <table:table-row table:style-name="ro4">
          <table:table-cell office:value-type="float" office:value="434487823">
            <text:p>434487823</text:p>
          </table:table-cell>
          <table:table-cell office:value-type="date" office:date-value="2015-06-23">
            <text:p>06/23/15</text:p>
          </table:table-cell>
          <table:table-cell office:value-type="string">
            <text:p>Francesco</text:p>
          </table:table-cell>
          <table:table-cell office:value-type="string">
            <text:p>Moliterni</text:p>
          </table:table-cell>
          <table:table-cell office:value-type="string">
            <text:p>franciscomoliterni@outlook.it</text:p>
          </table:table-cell>
        </table:table-row>
        <table:table-row table:style-name="ro4">
          <table:table-cell office:value-type="float" office:value="434680594">
            <text:p>434680594</text:p>
          </table:table-cell>
          <table:table-cell office:value-type="date" office:date-value="2015-06-23">
            <text:p>06/23/15</text:p>
          </table:table-cell>
          <table:table-cell office:value-type="string">
            <text:p>Fabio</text:p>
          </table:table-cell>
          <table:table-cell office:value-type="string">
            <text:p>Natalucci</text:p>
          </table:table-cell>
          <table:table-cell office:value-type="string">
            <text:p>me@fabionatalucci.it</text:p>
          </table:table-cell>
        </table:table-row>
        <table:table-row table:style-name="ro4">
          <table:table-cell office:value-type="float" office:value="434683818">
            <text:p>434683818</text:p>
          </table:table-cell>
          <table:table-cell office:value-type="date" office:date-value="2015-06-23">
            <text:p>06/23/15</text:p>
          </table:table-cell>
          <table:table-cell office:value-type="string">
            <text:p>Giuseppe</text:p>
          </table:table-cell>
          <table:table-cell office:value-type="string">
            <text:p>Nocente</text:p>
          </table:table-cell>
          <table:table-cell office:value-type="string">
            <text:p>gnocente@yahoo.it</text:p>
          </table:table-cell>
        </table:table-row>
        <table:table-row table:style-name="ro4">
          <table:table-cell office:value-type="float" office:value="434692912">
            <text:p>434692912</text:p>
          </table:table-cell>
          <table:table-cell office:value-type="date" office:date-value="2015-06-23">
            <text:p>06/23/15</text:p>
          </table:table-cell>
          <table:table-cell office:value-type="string">
            <text:p>Antonella</text:p>
          </table:table-cell>
          <table:table-cell office:value-type="string">
            <text:p>Cignarale</text:p>
          </table:table-cell>
          <table:table-cell office:value-type="string">
            <text:p>antonella.cignarale@gmail.com</text:p>
          </table:table-cell>
        </table:table-row>
        <table:table-row table:style-name="ro4">
          <table:table-cell office:value-type="float" office:value="434718776">
            <text:p>434718776</text:p>
          </table:table-cell>
          <table:table-cell office:value-type="date" office:date-value="2015-06-23">
            <text:p>06/23/15</text:p>
          </table:table-cell>
          <table:table-cell office:value-type="string">
            <text:p>Felice</text:p>
          </table:table-cell>
          <table:table-cell office:value-type="string">
            <text:p>Zingarelli</text:p>
          </table:table-cell>
          <table:table-cell office:value-type="string">
            <text:p>felix@zingarelli.biz</text:p>
          </table:table-cell>
        </table:table-row>
        <table:table-row table:style-name="ro4">
          <table:table-cell office:value-type="float" office:value="434730316">
            <text:p>434730316</text:p>
          </table:table-cell>
          <table:table-cell office:value-type="date" office:date-value="2015-06-24">
            <text:p>06/24/15</text:p>
          </table:table-cell>
          <table:table-cell office:value-type="string">
            <text:p>Giorgio</text:p>
          </table:table-cell>
          <table:table-cell office:value-type="string">
            <text:p>Boni</text:p>
          </table:table-cell>
          <table:table-cell office:value-type="string">
            <text:p>g.boni@enpam.it</text:p>
          </table:table-cell>
        </table:table-row>
        <table:table-row table:style-name="ro4">
          <table:table-cell office:value-type="float" office:value="434738490">
            <text:p>434738490</text:p>
          </table:table-cell>
          <table:table-cell office:value-type="date" office:date-value="2015-06-24">
            <text:p>06/24/15</text:p>
          </table:table-cell>
          <table:table-cell office:value-type="string">
            <text:p>Francesco</text:p>
          </table:table-cell>
          <table:table-cell office:value-type="string">
            <text:p>Santolla</text:p>
          </table:table-cell>
          <table:table-cell office:value-type="string">
            <text:p>santollafranco@gmail.com</text:p>
          </table:table-cell>
        </table:table-row>
        <table:table-row table:style-name="ro4">
          <table:table-cell office:value-type="float" office:value="434739930">
            <text:p>434739930</text:p>
          </table:table-cell>
          <table:table-cell office:value-type="date" office:date-value="2015-06-24">
            <text:p>06/24/15</text:p>
          </table:table-cell>
          <table:table-cell office:value-type="string">
            <text:p>Francesco</text:p>
          </table:table-cell>
          <table:table-cell office:value-type="string">
            <text:p>Ongaro</text:p>
          </table:table-cell>
          <table:table-cell office:value-type="string">
            <text:p>francesco.ongaro@isgroup.it</text:p>
          </table:table-cell>
        </table:table-row>
        <table:table-row table:style-name="ro4">
          <table:table-cell office:value-type="float" office:value="434742703">
            <text:p>434742703</text:p>
          </table:table-cell>
          <table:table-cell office:value-type="date" office:date-value="2015-06-24">
            <text:p>06/24/15</text:p>
          </table:table-cell>
          <table:table-cell office:value-type="string">
            <text:p>Marcello</text:p>
          </table:table-cell>
          <table:table-cell office:value-type="string">
            <text:p>Pistilli</text:p>
          </table:table-cell>
          <table:table-cell office:value-type="string">
            <text:p>pistilli@medialogic.it</text:p>
          </table:table-cell>
        </table:table-row>
        <table:table-row table:style-name="ro4">
          <table:table-cell office:value-type="float" office:value="434744058">
            <text:p>434744058</text:p>
          </table:table-cell>
          <table:table-cell office:value-type="date" office:date-value="2015-06-24">
            <text:p>06/24/15</text:p>
          </table:table-cell>
          <table:table-cell office:value-type="string">
            <text:p>Fabrizio M.</text:p>
          </table:table-cell>
          <table:table-cell office:value-type="string">
            <text:p>De Seta</text:p>
          </table:table-cell>
          <table:table-cell office:value-type="string">
            <text:p>fabrizio.deseta@selex-es.com</text:p>
          </table:table-cell>
        </table:table-row>
        <table:table-row table:style-name="ro4">
          <table:table-cell office:value-type="float" office:value="434749334">
            <text:p>434749334</text:p>
          </table:table-cell>
          <table:table-cell office:value-type="date" office:date-value="2015-06-24">
            <text:p>06/24/15</text:p>
          </table:table-cell>
          <table:table-cell office:value-type="string">
            <text:p>Aurora</text:p>
          </table:table-cell>
          <table:table-cell office:value-type="string">
            <text:p>Mazzoni</text:p>
          </table:table-cell>
          <table:table-cell office:value-type="string">
            <text:p>aurora.anafi@gmail.com</text:p>
          </table:table-cell>
        </table:table-row>
        <table:table-row table:style-name="ro4">
          <table:table-cell office:value-type="float" office:value="434752249">
            <text:p>434752249</text:p>
          </table:table-cell>
          <table:table-cell office:value-type="date" office:date-value="2015-06-24">
            <text:p>06/24/15</text:p>
          </table:table-cell>
          <table:table-cell office:value-type="string">
            <text:p>Alessio</text:p>
          </table:table-cell>
          <table:table-cell office:value-type="string">
            <text:p>Pellegrino</text:p>
          </table:table-cell>
          <table:table-cell office:value-type="string">
            <text:p>avvavdp@gmail.com</text:p>
          </table:table-cell>
        </table:table-row>
        <table:table-row table:style-name="ro4">
          <table:table-cell office:value-type="float" office:value="434778601">
            <text:p>434778601</text:p>
          </table:table-cell>
          <table:table-cell office:value-type="date" office:date-value="2015-06-24">
            <text:p>06/24/15</text:p>
          </table:table-cell>
          <table:table-cell office:value-type="string">
            <text:p>Gianluca</text:p>
          </table:table-cell>
          <table:table-cell office:value-type="string">
            <text:p>Martino</text:p>
          </table:table-cell>
          <table:table-cell office:value-type="string">
            <text:p>martino@medialogic.it</text:p>
          </table:table-cell>
        </table:table-row>
        <table:table-row table:style-name="ro4">
          <table:table-cell office:value-type="float" office:value="434803523">
            <text:p>434803523</text:p>
          </table:table-cell>
          <table:table-cell office:value-type="date" office:date-value="2015-06-24">
            <text:p>06/24/15</text:p>
          </table:table-cell>
          <table:table-cell office:value-type="string">
            <text:p>Fabio</text:p>
          </table:table-cell>
          <table:table-cell office:value-type="string">
            <text:p>De Ponte</text:p>
          </table:table-cell>
          <table:table-cell office:value-type="string">
            <text:p>fabio.deponte@gmail.com</text:p>
          </table:table-cell>
        </table:table-row>
        <table:table-row table:style-name="ro4">
          <table:table-cell office:value-type="float" office:value="435012373">
            <text:p>435012373</text:p>
          </table:table-cell>
          <table:table-cell office:value-type="date" office:date-value="2015-06-25">
            <text:p>06/25/15</text:p>
          </table:table-cell>
          <table:table-cell office:value-type="string">
            <text:p>Eleonora</text:p>
          </table:table-cell>
          <table:table-cell office:value-type="string">
            <text:p>Pasquini</text:p>
          </table:table-cell>
          <table:table-cell office:value-type="string">
            <text:p>eleonora.pasquini1002@gmail.com</text:p>
          </table:table-cell>
        </table:table-row>
        <table:table-row table:style-name="ro4">
          <table:table-cell office:value-type="float" office:value="435018735">
            <text:p>435018735</text:p>
          </table:table-cell>
          <table:table-cell office:value-type="date" office:date-value="2015-06-25">
            <text:p>06/25/15</text:p>
          </table:table-cell>
          <table:table-cell office:value-type="string">
            <text:p>Luigi</text:p>
          </table:table-cell>
          <table:table-cell office:value-type="string">
            <text:p>Prinzi</text:p>
          </table:table-cell>
          <table:table-cell office:value-type="string">
            <text:p>LUPRINZI@GMAIL.COM</text:p>
          </table:table-cell>
        </table:table-row>
        <table:table-row table:style-name="ro4">
          <table:table-cell office:value-type="float" office:value="435024511">
            <text:p>435024511</text:p>
          </table:table-cell>
          <table:table-cell office:value-type="date" office:date-value="2015-06-25">
            <text:p>06/25/15</text:p>
          </table:table-cell>
          <table:table-cell office:value-type="string">
            <text:p>Emanuele</text:p>
          </table:table-cell>
          <table:table-cell office:value-type="string">
            <text:p>Cavanna</text:p>
          </table:table-cell>
          <table:table-cell office:value-type="string">
            <text:p>e.cavanna@studiocavanna.it</text:p>
          </table:table-cell>
        </table:table-row>
        <table:named-expressions/>
      </table:table>
      <table:table table:name="Eventbrite-23" table:style-name="ta1" table:print="false">
        <table:table-column table:style-name="co22" table:default-cell-style-name="Default"/>
        <table:table-column table:style-name="co23" table:default-cell-style-name="ce34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office:value-type="string">
            <text:p>ID ordine</text:p>
          </table:table-cell>
          <table:table-cell table:style-name="Default" office:value-type="string">
            <text:p>Data</text:p>
          </table:table-cell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Indirizzo e-mail</text:p>
          </table:table-cell>
        </table:table-row>
        <table:table-row table:style-name="ro4">
          <table:table-cell office:value-type="float" office:value="427958309">
            <text:p>427958309</text:p>
          </table:table-cell>
          <table:table-cell office:value-type="date" office:date-value="2015-05-29">
            <text:p>05/29/15</text:p>
          </table:table-cell>
          <table:table-cell office:value-type="string">
            <text:p>Diego</text:p>
          </table:table-cell>
          <table:table-cell office:value-type="string">
            <text:p>GIORIO</text:p>
          </table:table-cell>
          <table:table-cell office:value-type="string">
            <text:p>dgiorio@hotmail.com</text:p>
          </table:table-cell>
        </table:table-row>
        <table:table-row table:style-name="ro4">
          <table:table-cell office:value-type="float" office:value="428141604">
            <text:p>428141604</text:p>
          </table:table-cell>
          <table:table-cell office:value-type="date" office:date-value="2015-05-29">
            <text:p>05/29/15</text:p>
          </table:table-cell>
          <table:table-cell office:value-type="string">
            <text:p>stefano</text:p>
          </table:table-cell>
          <table:table-cell office:value-type="string">
            <text:p>aterno</text:p>
          </table:table-cell>
          <table:table-cell office:value-type="string">
            <text:p>s.aterno@studioaterno.it</text:p>
          </table:table-cell>
        </table:table-row>
        <table:table-row table:style-name="ro4">
          <table:table-cell office:value-type="float" office:value="428518303">
            <text:p>428518303</text:p>
          </table:table-cell>
          <table:table-cell office:value-type="date" office:date-value="2015-06-01">
            <text:p>06/01/15</text:p>
          </table:table-cell>
          <table:table-cell office:value-type="string">
            <text:p>Fabio</text:p>
          </table:table-cell>
          <table:table-cell office:value-type="string">
            <text:p>Pietrosanti</text:p>
          </table:table-cell>
          <table:table-cell office:value-type="string">
            <text:p>fabio.pietrosanti@logioshermes.org</text:p>
          </table:table-cell>
        </table:table-row>
        <table:table-row table:style-name="ro4">
          <table:table-cell office:value-type="float" office:value="428535678">
            <text:p>428535678</text:p>
          </table:table-cell>
          <table:table-cell office:value-type="date" office:date-value="2015-06-01">
            <text:p>06/01/15</text:p>
          </table:table-cell>
          <table:table-cell office:value-type="string">
            <text:p>Marco</text:p>
          </table:table-cell>
          <table:table-cell office:value-type="string">
            <text:p>Curcina</text:p>
          </table:table-cell>
          <table:table-cell office:value-type="string">
            <text:p>ciurcina@studiolegale.it</text:p>
          </table:table-cell>
        </table:table-row>
        <table:table-row table:style-name="ro4">
          <table:table-cell office:value-type="float" office:value="428538953">
            <text:p>428538953</text:p>
          </table:table-cell>
          <table:table-cell office:value-type="date" office:date-value="2015-06-01">
            <text:p>06/01/15</text:p>
          </table:table-cell>
          <table:table-cell office:value-type="string">
            <text:p>Valerio</text:p>
          </table:table-cell>
          <table:table-cell office:value-type="string">
            <text:p>Vertua</text:p>
          </table:table-cell>
          <table:table-cell office:value-type="string">
            <text:p>v.vertua@vertua.it</text:p>
          </table:table-cell>
        </table:table-row>
        <table:table-row table:style-name="ro4">
          <table:table-cell office:value-type="float" office:value="428544264">
            <text:p>428544264</text:p>
          </table:table-cell>
          <table:table-cell office:value-type="date" office:date-value="2015-06-01">
            <text:p>06/01/15</text:p>
          </table:table-cell>
          <table:table-cell office:value-type="string">
            <text:p>Biagio Francesco</text:p>
          </table:table-cell>
          <table:table-cell office:value-type="string">
            <text:p>Rizzo</text:p>
          </table:table-cell>
          <table:table-cell office:value-type="string">
            <text:p>signorizzo@hotmail.it</text:p>
          </table:table-cell>
        </table:table-row>
        <table:table-row table:style-name="ro3">
          <table:table-cell office:value-type="float" office:value="429627340">
            <text:p>429627340</text:p>
          </table:table-cell>
          <table:table-cell office:value-type="date" office:date-value="2015-06-04">
            <text:p>06/04/15</text:p>
          </table:table-cell>
          <table:table-cell office:value-type="string">
            <text:p>Valentina</text:p>
          </table:table-cell>
          <table:table-cell office:value-type="string">
            <text:p>Longo</text:p>
          </table:table-cell>
          <table:table-cell office:value-type="string">
            <text:p>valelongo72@gmail.com</text:p>
          </table:table-cell>
        </table:table-row>
        <table:table-row table:style-name="ro4">
          <table:table-cell office:value-type="float" office:value="429882651">
            <text:p>429882651</text:p>
          </table:table-cell>
          <table:table-cell office:value-type="date" office:date-value="2015-06-04">
            <text:p>06/04/15</text:p>
          </table:table-cell>
          <table:table-cell office:value-type="string">
            <text:p>Giuseppe</text:p>
          </table:table-cell>
          <table:table-cell office:value-type="string">
            <text:p>Vaciago</text:p>
          </table:table-cell>
          <table:table-cell office:value-type="string">
            <text:p>giuseppe.vaciago@replegal.it</text:p>
          </table:table-cell>
        </table:table-row>
        <table:table-row table:style-name="ro4">
          <table:table-cell office:value-type="float" office:value="429914851">
            <text:p>429914851</text:p>
          </table:table-cell>
          <table:table-cell office:value-type="date" office:date-value="2015-06-05">
            <text:p>06/05/15</text:p>
          </table:table-cell>
          <table:table-cell office:value-type="string">
            <text:p>Daniele</text:p>
          </table:table-cell>
          <table:table-cell office:value-type="string">
            <text:p>Vantaggiato</text:p>
          </table:table-cell>
          <table:table-cell office:value-type="string">
            <text:p>info@vantax.eu</text:p>
          </table:table-cell>
        </table:table-row>
        <table:table-row table:style-name="ro4">
          <table:table-cell office:value-type="float" office:value="429920290">
            <text:p>429920290</text:p>
          </table:table-cell>
          <table:table-cell office:value-type="date" office:date-value="2015-06-05">
            <text:p>06/05/15</text:p>
          </table:table-cell>
          <table:table-cell office:value-type="string">
            <text:p>ALESSANDRO</text:p>
          </table:table-cell>
          <table:table-cell office:value-type="string">
            <text:p>RODOLFI</text:p>
          </table:table-cell>
          <table:table-cell office:value-type="string">
            <text:p>a.rodolfi@dataconsec.com</text:p>
          </table:table-cell>
        </table:table-row>
        <table:table-row table:style-name="ro4">
          <table:table-cell office:value-type="float" office:value="430112004">
            <text:p>430112004</text:p>
          </table:table-cell>
          <table:table-cell office:value-type="date" office:date-value="2015-06-05">
            <text:p>06/05/15</text:p>
          </table:table-cell>
          <table:table-cell office:value-type="string">
            <text:p>Giovambattista</text:p>
          </table:table-cell>
          <table:table-cell office:value-type="string">
            <text:p>vieri</text:p>
          </table:table-cell>
          <table:table-cell office:value-type="string">
            <text:p>g.vieri@ent-it.com</text:p>
          </table:table-cell>
        </table:table-row>
        <table:table-row table:style-name="ro4">
          <table:table-cell office:value-type="float" office:value="430115234">
            <text:p>430115234</text:p>
          </table:table-cell>
          <table:table-cell office:value-type="date" office:date-value="2015-06-05">
            <text:p>06/05/15</text:p>
          </table:table-cell>
          <table:table-cell office:value-type="string">
            <text:p>Marta</text:p>
          </table:table-cell>
          <table:table-cell office:value-type="string">
            <text:p>Ghiglioni</text:p>
          </table:table-cell>
          <table:table-cell office:value-type="string">
            <text:p>marta.ghiglioni@gmail.com</text:p>
          </table:table-cell>
        </table:table-row>
        <table:table-row table:style-name="ro4">
          <table:table-cell office:value-type="float" office:value="430123295">
            <text:p>430123295</text:p>
          </table:table-cell>
          <table:table-cell office:value-type="date" office:date-value="2015-06-05">
            <text:p>06/05/15</text:p>
          </table:table-cell>
          <table:table-cell office:value-type="string">
            <text:p>giuseppe</text:p>
          </table:table-cell>
          <table:table-cell office:value-type="string">
            <text:p>augiero</text:p>
          </table:table-cell>
          <table:table-cell office:value-type="string">
            <text:p>giuseppe@augiero.it</text:p>
          </table:table-cell>
        </table:table-row>
        <table:table-row table:style-name="ro4">
          <table:table-cell office:value-type="float" office:value="430132053">
            <text:p>430132053</text:p>
          </table:table-cell>
          <table:table-cell office:value-type="date" office:date-value="2015-06-05">
            <text:p>06/05/15</text:p>
          </table:table-cell>
          <table:table-cell office:value-type="string">
            <text:p>raffaele angelo</text:p>
          </table:table-cell>
          <table:table-cell office:value-type="string">
            <text:p>di paola</text:p>
          </table:table-cell>
          <table:table-cell office:value-type="string">
            <text:p>alitaliaxyz@gmail.com</text:p>
          </table:table-cell>
        </table:table-row>
        <table:table-row table:style-name="ro4">
          <table:table-cell office:value-type="float" office:value="430136365">
            <text:p>430136365</text:p>
          </table:table-cell>
          <table:table-cell office:value-type="date" office:date-value="2015-06-05">
            <text:p>06/05/15</text:p>
          </table:table-cell>
          <table:table-cell office:value-type="string">
            <text:p>Alessandro</text:p>
          </table:table-cell>
          <table:table-cell office:value-type="string">
            <text:p>Monteleone</text:p>
          </table:table-cell>
          <table:table-cell office:value-type="string">
            <text:p>alessandro.monteleone@rdmlex.it</text:p>
          </table:table-cell>
        </table:table-row>
        <table:table-row table:style-name="ro4">
          <table:table-cell office:value-type="float" office:value="430184606">
            <text:p>430184606</text:p>
          </table:table-cell>
          <table:table-cell office:value-type="date" office:date-value="2015-06-05">
            <text:p>06/05/15</text:p>
          </table:table-cell>
          <table:table-cell office:value-type="string">
            <text:p>Matteo</text:p>
          </table:table-cell>
          <table:table-cell office:value-type="string">
            <text:p>Flora</text:p>
          </table:table-cell>
          <table:table-cell office:value-type="string">
            <text:p>mf@matteoflora.com</text:p>
          </table:table-cell>
        </table:table-row>
        <table:table-row table:style-name="ro4">
          <table:table-cell office:value-type="float" office:value="430184639">
            <text:p>430184639</text:p>
          </table:table-cell>
          <table:table-cell office:value-type="date" office:date-value="2015-06-05">
            <text:p>06/05/15</text:p>
          </table:table-cell>
          <table:table-cell office:value-type="string">
            <text:p>Gianluca</text:p>
          </table:table-cell>
          <table:table-cell office:value-type="string">
            <text:p>Caricato</text:p>
          </table:table-cell>
          <table:table-cell office:value-type="string">
            <text:p>gianluca.caricato@gmail.com</text:p>
          </table:table-cell>
        </table:table-row>
        <table:table-row table:style-name="ro4">
          <table:table-cell office:value-type="float" office:value="430185767">
            <text:p>430185767</text:p>
          </table:table-cell>
          <table:table-cell office:value-type="date" office:date-value="2015-06-05">
            <text:p>06/05/15</text:p>
          </table:table-cell>
          <table:table-cell office:value-type="string">
            <text:p>Fabrizio</text:p>
          </table:table-cell>
          <table:table-cell office:value-type="string">
            <text:p>Mammini</text:p>
          </table:table-cell>
          <table:table-cell office:value-type="string">
            <text:p>fabrizio.mammini@gmail.com</text:p>
          </table:table-cell>
        </table:table-row>
        <table:table-row table:style-name="ro4">
          <table:table-cell office:value-type="float" office:value="430189528">
            <text:p>430189528</text:p>
          </table:table-cell>
          <table:table-cell office:value-type="date" office:date-value="2015-06-05">
            <text:p>06/05/15</text:p>
          </table:table-cell>
          <table:table-cell office:value-type="string">
            <text:p>Silvia</text:p>
          </table:table-cell>
          <table:table-cell office:value-type="string">
            <text:p>Trani</text:p>
          </table:table-cell>
          <table:table-cell office:value-type="string">
            <text:p>silvia.trani@tiscali.it</text:p>
          </table:table-cell>
        </table:table-row>
        <table:table-row table:style-name="ro4">
          <table:table-cell office:value-type="float" office:value="430189765">
            <text:p>430189765</text:p>
          </table:table-cell>
          <table:table-cell office:value-type="date" office:date-value="2015-06-05">
            <text:p>06/05/15</text:p>
          </table:table-cell>
          <table:table-cell office:value-type="string">
            <text:p>Gianluca</text:p>
          </table:table-cell>
          <table:table-cell office:value-type="string">
            <text:p>Pomante</text:p>
          </table:table-cell>
          <table:table-cell office:value-type="string">
            <text:p>liste@pomante.com</text:p>
          </table:table-cell>
        </table:table-row>
        <table:table-row table:style-name="ro4">
          <table:table-cell office:value-type="float" office:value="430190543">
            <text:p>430190543</text:p>
          </table:table-cell>
          <table:table-cell office:value-type="date" office:date-value="2015-06-06">
            <text:p>06/06/15</text:p>
          </table:table-cell>
          <table:table-cell office:value-type="string">
            <text:p>Andrea</text:p>
          </table:table-cell>
          <table:table-cell office:value-type="string">
            <text:p>de Carolis</text:p>
          </table:table-cell>
          <table:table-cell office:value-type="string">
            <text:p>decarolis.andrea@gmail.com</text:p>
          </table:table-cell>
        </table:table-row>
        <table:table-row table:style-name="ro4">
          <table:table-cell office:value-type="float" office:value="430191674">
            <text:p>430191674</text:p>
          </table:table-cell>
          <table:table-cell office:value-type="date" office:date-value="2015-06-06">
            <text:p>06/06/15</text:p>
          </table:table-cell>
          <table:table-cell office:value-type="string">
            <text:p>Paola</text:p>
          </table:table-cell>
          <table:table-cell office:value-type="string">
            <text:p>Carreri</text:p>
          </table:table-cell>
          <table:table-cell office:value-type="string">
            <text:p>studiocar@libero.it</text:p>
          </table:table-cell>
        </table:table-row>
        <table:table-row table:style-name="ro4">
          <table:table-cell office:value-type="float" office:value="430192624">
            <text:p>430192624</text:p>
          </table:table-cell>
          <table:table-cell office:value-type="date" office:date-value="2015-06-06">
            <text:p>06/06/15</text:p>
          </table:table-cell>
          <table:table-cell office:value-type="string">
            <text:p>ilari</text:p>
          </table:table-cell>
          <table:table-cell office:value-type="string">
            <text:p>valbonesi</text:p>
          </table:table-cell>
          <table:table-cell office:value-type="string">
            <text:p>valbonesi@gmail.com</text:p>
          </table:table-cell>
        </table:table-row>
        <table:table-row table:style-name="ro4">
          <table:table-cell office:value-type="float" office:value="430193539">
            <text:p>430193539</text:p>
          </table:table-cell>
          <table:table-cell office:value-type="date" office:date-value="2015-06-06">
            <text:p>06/06/15</text:p>
          </table:table-cell>
          <table:table-cell office:value-type="string">
            <text:p>Adriano</text:p>
          </table:table-cell>
          <table:table-cell office:value-type="string">
            <text:p>Peluso</text:p>
          </table:table-cell>
          <table:table-cell office:value-type="string">
            <text:p>catonano@gmail.com</text:p>
          </table:table-cell>
        </table:table-row>
        <table:table-row table:style-name="ro4">
          <table:table-cell office:value-type="float" office:value="430193672">
            <text:p>430193672</text:p>
          </table:table-cell>
          <table:table-cell office:value-type="date" office:date-value="2015-06-06">
            <text:p>06/06/15</text:p>
          </table:table-cell>
          <table:table-cell office:value-type="string">
            <text:p>Manuel</text:p>
          </table:table-cell>
          <table:table-cell office:value-type="string">
            <text:p>Samele</text:p>
          </table:table-cell>
          <table:table-cell office:value-type="string">
            <text:p>manuel_samele@yahoo.it</text:p>
          </table:table-cell>
        </table:table-row>
        <table:table-row table:style-name="ro3">
          <table:table-cell office:value-type="float" office:value="430196585">
            <text:p>430196585</text:p>
          </table:table-cell>
          <table:table-cell office:value-type="date" office:date-value="2015-06-06">
            <text:p>06/06/15</text:p>
          </table:table-cell>
          <table:table-cell office:value-type="string">
            <text:p>Stefano</text:p>
          </table:table-cell>
          <table:table-cell office:value-type="string">
            <text:p>Vitelli</text:p>
          </table:table-cell>
          <table:table-cell office:value-type="string">
            <text:p>roma2010@alice.it</text:p>
          </table:table-cell>
        </table:table-row>
        <table:table-row table:style-name="ro4">
          <table:table-cell office:value-type="float" office:value="430197295">
            <text:p>430197295</text:p>
          </table:table-cell>
          <table:table-cell office:value-type="date" office:date-value="2015-06-06">
            <text:p>06/06/15</text:p>
          </table:table-cell>
          <table:table-cell office:value-type="string">
            <text:p>Davide</text:p>
          </table:table-cell>
          <table:table-cell office:value-type="string">
            <text:p>Del Vecchio</text:p>
          </table:table-cell>
          <table:table-cell office:value-type="string">
            <text:p>davidedantedelvecchio@gmail.com</text:p>
          </table:table-cell>
        </table:table-row>
        <table:table-row table:style-name="ro4">
          <table:table-cell office:value-type="float" office:value="430197335">
            <text:p>430197335</text:p>
          </table:table-cell>
          <table:table-cell office:value-type="date" office:date-value="2015-06-06">
            <text:p>06/06/15</text:p>
          </table:table-cell>
          <table:table-cell office:value-type="string">
            <text:p>Bella</text:p>
          </table:table-cell>
          <table:table-cell office:value-type="string">
            <text:p>Shakhmirza</text:p>
          </table:table-cell>
          <table:table-cell office:value-type="string">
            <text:p>bella-shah@yandex.ru</text:p>
          </table:table-cell>
        </table:table-row>
        <table:table-row table:style-name="ro4">
          <table:table-cell office:value-type="float" office:value="430208668">
            <text:p>430208668</text:p>
          </table:table-cell>
          <table:table-cell office:value-type="date" office:date-value="2015-06-06">
            <text:p>06/06/15</text:p>
          </table:table-cell>
          <table:table-cell office:value-type="string">
            <text:p>Flavia</text:p>
          </table:table-cell>
          <table:table-cell office:value-type="string">
            <text:p>Marzano</text:p>
          </table:table-cell>
          <table:table-cell office:value-type="string">
            <text:p>flavia.marzano@gmail.com</text:p>
          </table:table-cell>
        </table:table-row>
        <table:table-row table:style-name="ro4">
          <table:table-cell office:value-type="float" office:value="430215765">
            <text:p>430215765</text:p>
          </table:table-cell>
          <table:table-cell office:value-type="date" office:date-value="2015-06-06">
            <text:p>06/06/15</text:p>
          </table:table-cell>
          <table:table-cell office:value-type="string">
            <text:p>riccardo</text:p>
          </table:table-cell>
          <table:table-cell office:value-type="string">
            <text:p>abeti</text:p>
          </table:table-cell>
          <table:table-cell office:value-type="string">
            <text:p>riccardo.abeti@gmail.com</text:p>
          </table:table-cell>
        </table:table-row>
        <table:table-row table:style-name="ro4">
          <table:table-cell office:value-type="float" office:value="430221853">
            <text:p>430221853</text:p>
          </table:table-cell>
          <table:table-cell office:value-type="date" office:date-value="2015-06-06">
            <text:p>06/06/15</text:p>
          </table:table-cell>
          <table:table-cell office:value-type="string">
            <text:p>giuseppe</text:p>
          </table:table-cell>
          <table:table-cell office:value-type="string">
            <text:p>ludovico</text:p>
          </table:table-cell>
          <table:table-cell office:value-type="string">
            <text:p>ludovico@hush.ai</text:p>
          </table:table-cell>
        </table:table-row>
        <table:table-row table:style-name="ro4">
          <table:table-cell office:value-type="float" office:value="430233336">
            <text:p>430233336</text:p>
          </table:table-cell>
          <table:table-cell office:value-type="date" office:date-value="2015-06-06">
            <text:p>06/06/15</text:p>
          </table:table-cell>
          <table:table-cell office:value-type="string">
            <text:p>Danilo</text:p>
          </table:table-cell>
          <table:table-cell office:value-type="string">
            <text:p>Antonelli</text:p>
          </table:table-cell>
          <table:table-cell office:value-type="string">
            <text:p>danilo@starmaster.org</text:p>
          </table:table-cell>
        </table:table-row>
        <table:table-row table:style-name="ro4">
          <table:table-cell office:value-type="float" office:value="430233987">
            <text:p>430233987</text:p>
          </table:table-cell>
          <table:table-cell office:value-type="date" office:date-value="2015-06-06">
            <text:p>06/06/15</text:p>
          </table:table-cell>
          <table:table-cell office:value-type="string">
            <text:p>Raffaele</text:p>
          </table:table-cell>
          <table:table-cell office:value-type="string">
            <text:p>Pelosi</text:p>
          </table:table-cell>
          <table:table-cell office:value-type="string">
            <text:p>raffaele.pelosi@gmail.com</text:p>
          </table:table-cell>
        </table:table-row>
        <table:table-row table:style-name="ro4">
          <table:table-cell office:value-type="float" office:value="430234317">
            <text:p>430234317</text:p>
          </table:table-cell>
          <table:table-cell office:value-type="date" office:date-value="2015-06-06">
            <text:p>06/06/15</text:p>
          </table:table-cell>
          <table:table-cell office:value-type="string">
            <text:p>Giorgio</text:p>
          </table:table-cell>
          <table:table-cell office:value-type="string">
            <text:p>Mancosu</text:p>
          </table:table-cell>
          <table:table-cell office:value-type="string">
            <text:p>giorgiomancosu@tiscali.it</text:p>
          </table:table-cell>
        </table:table-row>
        <table:table-row table:style-name="ro4">
          <table:table-cell office:value-type="float" office:value="430253441">
            <text:p>430253441</text:p>
          </table:table-cell>
          <table:table-cell office:value-type="date" office:date-value="2015-06-06">
            <text:p>06/06/15</text:p>
          </table:table-cell>
          <table:table-cell office:value-type="string">
            <text:p>Valerio</text:p>
          </table:table-cell>
          <table:table-cell office:value-type="string">
            <text:p>Leomporra</text:p>
          </table:table-cell>
          <table:table-cell office:value-type="string">
            <text:p>vleomporra@sogei.it</text:p>
          </table:table-cell>
        </table:table-row>
        <table:table-row table:style-name="ro4">
          <table:table-cell office:value-type="float" office:value="430255412">
            <text:p>430255412</text:p>
          </table:table-cell>
          <table:table-cell office:value-type="date" office:date-value="2015-06-06">
            <text:p>06/06/15</text:p>
          </table:table-cell>
          <table:table-cell office:value-type="string">
            <text:p>Roberto</text:p>
          </table:table-cell>
          <table:table-cell office:value-type="string">
            <text:p>Battistoni</text:p>
          </table:table-cell>
          <table:table-cell office:value-type="string">
            <text:p>r.battistoni@gmail.com</text:p>
          </table:table-cell>
        </table:table-row>
        <table:table-row table:style-name="ro4">
          <table:table-cell office:value-type="float" office:value="430258701">
            <text:p>430258701</text:p>
          </table:table-cell>
          <table:table-cell office:value-type="date" office:date-value="2015-06-06">
            <text:p>06/06/15</text:p>
          </table:table-cell>
          <table:table-cell office:value-type="string">
            <text:p>Marco</text:p>
          </table:table-cell>
          <table:table-cell office:value-type="string">
            <text:p>Calamari</text:p>
          </table:table-cell>
          <table:table-cell office:value-type="string">
            <text:p>marcoc@winstonsmith.org</text:p>
          </table:table-cell>
        </table:table-row>
        <table:table-row table:style-name="ro4">
          <table:table-cell office:value-type="float" office:value="430259127">
            <text:p>430259127</text:p>
          </table:table-cell>
          <table:table-cell office:value-type="date" office:date-value="2015-06-06">
            <text:p>06/06/15</text:p>
          </table:table-cell>
          <table:table-cell office:value-type="string">
            <text:p>Fernanda</text:p>
          </table:table-cell>
          <table:table-cell office:value-type="string">
            <text:p>Faini</text:p>
          </table:table-cell>
          <table:table-cell office:value-type="string">
            <text:p>fernandafaini@gmail.com</text:p>
          </table:table-cell>
        </table:table-row>
        <table:table-row table:style-name="ro4">
          <table:table-cell office:value-type="float" office:value="430264561">
            <text:p>430264561</text:p>
          </table:table-cell>
          <table:table-cell office:value-type="date" office:date-value="2015-06-06">
            <text:p>06/06/15</text:p>
          </table:table-cell>
          <table:table-cell office:value-type="string">
            <text:p>Francesco Paolo</text:p>
          </table:table-cell>
          <table:table-cell office:value-type="string">
            <text:p>Micozzi</text:p>
          </table:table-cell>
          <table:table-cell office:value-type="string">
            <text:p>fpm.nospam@gmail.com</text:p>
          </table:table-cell>
        </table:table-row>
        <table:table-row table:style-name="ro3">
          <table:table-cell office:value-type="float" office:value="430354798">
            <text:p>430354798</text:p>
          </table:table-cell>
          <table:table-cell office:value-type="date" office:date-value="2015-06-07">
            <text:p>06/07/15</text:p>
          </table:table-cell>
          <table:table-cell office:value-type="string">
            <text:p>Salvatore</text:p>
          </table:table-cell>
          <table:table-cell office:value-type="string">
            <text:p>Di Giovanni</text:p>
          </table:table-cell>
          <table:table-cell office:value-type="string">
            <text:p>d.salvatore72@libero.it</text:p>
          </table:table-cell>
        </table:table-row>
        <table:table-row table:style-name="ro4">
          <table:table-cell office:value-type="float" office:value="430359091">
            <text:p>430359091</text:p>
          </table:table-cell>
          <table:table-cell office:value-type="date" office:date-value="2015-06-07">
            <text:p>06/07/15</text:p>
          </table:table-cell>
          <table:table-cell office:value-type="string">
            <text:p>Efrem</text:p>
          </table:table-cell>
          <table:table-cell office:value-type="string">
            <text:p>Zugnaz</text:p>
          </table:table-cell>
          <table:table-cell office:value-type="string">
            <text:p>graesanus@gmail.com</text:p>
          </table:table-cell>
        </table:table-row>
        <table:table-row table:style-name="ro4">
          <table:table-cell office:value-type="float" office:value="430391249">
            <text:p>430391249</text:p>
          </table:table-cell>
          <table:table-cell office:value-type="date" office:date-value="2015-06-07">
            <text:p>06/07/15</text:p>
          </table:table-cell>
          <table:table-cell office:value-type="string">
            <text:p>Gianluca</text:p>
          </table:table-cell>
          <table:table-cell office:value-type="string">
            <text:p>Giannelli</text:p>
          </table:table-cell>
          <table:table-cell office:value-type="string">
            <text:p>gianluca.giannelli@gmail.com</text:p>
          </table:table-cell>
        </table:table-row>
        <table:table-row table:style-name="ro4">
          <table:table-cell office:value-type="float" office:value="430420361">
            <text:p>430420361</text:p>
          </table:table-cell>
          <table:table-cell office:value-type="date" office:date-value="2015-06-07">
            <text:p>06/07/15</text:p>
          </table:table-cell>
          <table:table-cell office:value-type="string">
            <text:p>sergio</text:p>
          </table:table-cell>
          <table:table-cell office:value-type="string">
            <text:p>pillon</text:p>
          </table:table-cell>
          <table:table-cell office:value-type="string">
            <text:p>pillon@gmail.com</text:p>
          </table:table-cell>
        </table:table-row>
        <table:table-row table:style-name="ro4">
          <table:table-cell office:value-type="float" office:value="430478771">
            <text:p>430478771</text:p>
          </table:table-cell>
          <table:table-cell office:value-type="date" office:date-value="2015-06-07">
            <text:p>06/07/15</text:p>
          </table:table-cell>
          <table:table-cell office:value-type="string">
            <text:p>Italo</text:p>
          </table:table-cell>
          <table:table-cell office:value-type="string">
            <text:p>Cerno</text:p>
          </table:table-cell>
          <table:table-cell office:value-type="string">
            <text:p>italo.cerno@unibo.it</text:p>
          </table:table-cell>
        </table:table-row>
        <table:table-row table:style-name="ro4">
          <table:table-cell office:value-type="float" office:value="430481947">
            <text:p>430481947</text:p>
          </table:table-cell>
          <table:table-cell office:value-type="date" office:date-value="2015-06-07">
            <text:p>06/07/15</text:p>
          </table:table-cell>
          <table:table-cell office:value-type="string">
            <text:p>Francesca</text:p>
          </table:table-cell>
          <table:table-cell office:value-type="string">
            <text:p>Barca</text:p>
          </table:table-cell>
          <table:table-cell office:value-type="string">
            <text:p>francesca.barca@gmail.com</text:p>
          </table:table-cell>
        </table:table-row>
        <table:table-row table:style-name="ro4">
          <table:table-cell office:value-type="float" office:value="430483137">
            <text:p>430483137</text:p>
          </table:table-cell>
          <table:table-cell office:value-type="date" office:date-value="2015-06-07">
            <text:p>06/07/15</text:p>
          </table:table-cell>
          <table:table-cell office:value-type="string">
            <text:p>Luigi</text:p>
          </table:table-cell>
          <table:table-cell office:value-type="string">
            <text:p>Coccia</text:p>
          </table:table-cell>
          <table:table-cell office:value-type="string">
            <text:p>luicox@gmail.com</text:p>
          </table:table-cell>
        </table:table-row>
        <table:table-row table:style-name="ro4">
          <table:table-cell office:value-type="float" office:value="430490703">
            <text:p>430490703</text:p>
          </table:table-cell>
          <table:table-cell office:value-type="date" office:date-value="2015-06-08">
            <text:p>06/08/15</text:p>
          </table:table-cell>
          <table:table-cell office:value-type="string">
            <text:p>Giorgio</text:p>
          </table:table-cell>
          <table:table-cell office:value-type="string">
            <text:p>Carnevale</text:p>
          </table:table-cell>
          <table:table-cell office:value-type="string">
            <text:p>giorgio.carnevale@cdp.it</text:p>
          </table:table-cell>
        </table:table-row>
        <table:table-row table:style-name="ro4">
          <table:table-cell office:value-type="float" office:value="430492288">
            <text:p>430492288</text:p>
          </table:table-cell>
          <table:table-cell office:value-type="date" office:date-value="2015-06-08">
            <text:p>06/08/15</text:p>
          </table:table-cell>
          <table:table-cell office:value-type="string">
            <text:p>Roberto</text:p>
          </table:table-cell>
          <table:table-cell office:value-type="string">
            <text:p>Pozzaglia</text:p>
          </table:table-cell>
          <table:table-cell office:value-type="string">
            <text:p>r.pozzaglia@anticorruzione.it</text:p>
          </table:table-cell>
        </table:table-row>
        <table:table-row table:style-name="ro4">
          <table:table-cell office:value-type="float" office:value="430504579">
            <text:p>430504579</text:p>
          </table:table-cell>
          <table:table-cell office:value-type="date" office:date-value="2015-06-08">
            <text:p>06/08/15</text:p>
          </table:table-cell>
          <table:table-cell office:value-type="string">
            <text:p>Pasquale</text:p>
          </table:table-cell>
          <table:table-cell office:value-type="string">
            <text:p>De Rinaldis</text:p>
          </table:table-cell>
          <table:table-cell office:value-type="string">
            <text:p>pderinaldis@gmail.com</text:p>
          </table:table-cell>
        </table:table-row>
        <table:table-row table:style-name="ro4">
          <table:table-cell office:value-type="float" office:value="430508288">
            <text:p>430508288</text:p>
          </table:table-cell>
          <table:table-cell office:value-type="date" office:date-value="2015-06-08">
            <text:p>06/08/15</text:p>
          </table:table-cell>
          <table:table-cell office:value-type="string">
            <text:p>Luigi</text:p>
          </table:table-cell>
          <table:table-cell office:value-type="string">
            <text:p>Carrozzi</text:p>
          </table:table-cell>
          <table:table-cell office:value-type="string">
            <text:p>l.carrozzi@anticorruzione.it</text:p>
          </table:table-cell>
        </table:table-row>
        <table:table-row table:style-name="ro4">
          <table:table-cell office:value-type="float" office:value="430511103">
            <text:p>430511103</text:p>
          </table:table-cell>
          <table:table-cell office:value-type="date" office:date-value="2015-06-08">
            <text:p>06/08/15</text:p>
          </table:table-cell>
          <table:table-cell office:value-type="string">
            <text:p>Daniele</text:p>
          </table:table-cell>
          <table:table-cell office:value-type="string">
            <text:p>Giliberto</text:p>
          </table:table-cell>
          <table:table-cell office:value-type="string">
            <text:p>daniele@dreamabout.it</text:p>
          </table:table-cell>
        </table:table-row>
        <table:table-row table:style-name="ro4">
          <table:table-cell office:value-type="float" office:value="430516666">
            <text:p>430516666</text:p>
          </table:table-cell>
          <table:table-cell office:value-type="date" office:date-value="2015-06-08">
            <text:p>06/08/15</text:p>
          </table:table-cell>
          <table:table-cell office:value-type="string">
            <text:p>diego</text:p>
          </table:table-cell>
          <table:table-cell office:value-type="string">
            <text:p>cavallaro</text:p>
          </table:table-cell>
          <table:table-cell office:value-type="string">
            <text:p>diegocava@tiscali.it</text:p>
          </table:table-cell>
        </table:table-row>
        <table:table-row table:style-name="ro4">
          <table:table-cell office:value-type="float" office:value="430523522">
            <text:p>430523522</text:p>
          </table:table-cell>
          <table:table-cell office:value-type="date" office:date-value="2015-06-08">
            <text:p>06/08/15</text:p>
          </table:table-cell>
          <table:table-cell office:value-type="string">
            <text:p>arianna</text:p>
          </table:table-cell>
          <table:table-cell office:value-type="string">
            <text:p>vitalini</text:p>
          </table:table-cell>
          <table:table-cell office:value-type="string">
            <text:p>arianna.vitalini@yoox.com</text:p>
          </table:table-cell>
        </table:table-row>
        <table:table-row table:style-name="ro4">
          <table:table-cell office:value-type="float" office:value="430532188">
            <text:p>430532188</text:p>
          </table:table-cell>
          <table:table-cell office:value-type="date" office:date-value="2015-06-08">
            <text:p>06/08/15</text:p>
          </table:table-cell>
          <table:table-cell office:value-type="string">
            <text:p>Maria Cristina</text:p>
          </table:table-cell>
          <table:table-cell office:value-type="string">
            <text:p>Moroni</text:p>
          </table:table-cell>
          <table:table-cell office:value-type="string">
            <text:p>moroni@fbassociati.it</text:p>
          </table:table-cell>
        </table:table-row>
        <table:table-row table:style-name="ro4">
          <table:table-cell office:value-type="float" office:value="430555669">
            <text:p>430555669</text:p>
          </table:table-cell>
          <table:table-cell office:value-type="date" office:date-value="2015-06-08">
            <text:p>06/08/15</text:p>
          </table:table-cell>
          <table:table-cell office:value-type="string">
            <text:p>Davide</text:p>
          </table:table-cell>
          <table:table-cell office:value-type="string">
            <text:p>Mula</text:p>
          </table:table-cell>
          <table:table-cell office:value-type="string">
            <text:p>dmula82@gmail.com</text:p>
          </table:table-cell>
        </table:table-row>
        <table:table-row table:style-name="ro4">
          <table:table-cell office:value-type="float" office:value="430580660">
            <text:p>430580660</text:p>
          </table:table-cell>
          <table:table-cell office:value-type="date" office:date-value="2015-06-08">
            <text:p>06/08/15</text:p>
          </table:table-cell>
          <table:table-cell office:value-type="string">
            <text:p>gregorio</text:p>
          </table:table-cell>
          <table:table-cell office:value-type="string">
            <text:p>cosentino</text:p>
          </table:table-cell>
          <table:table-cell office:value-type="string">
            <text:p>cosentino.gregorio@gmail.com</text:p>
          </table:table-cell>
        </table:table-row>
        <table:table-row table:style-name="ro4">
          <table:table-cell office:value-type="float" office:value="430693252">
            <text:p>430693252</text:p>
          </table:table-cell>
          <table:table-cell office:value-type="date" office:date-value="2015-06-08">
            <text:p>06/08/15</text:p>
          </table:table-cell>
          <table:table-cell office:value-type="string">
            <text:p>Antonio</text:p>
          </table:table-cell>
          <table:table-cell office:value-type="string">
            <text:p>Angrisani</text:p>
          </table:table-cell>
          <table:table-cell office:value-type="string">
            <text:p>antonio.angrisani@gmail.com</text:p>
          </table:table-cell>
        </table:table-row>
        <table:table-row table:style-name="ro4">
          <table:table-cell office:value-type="float" office:value="430816436">
            <text:p>430816436</text:p>
          </table:table-cell>
          <table:table-cell office:value-type="date" office:date-value="2015-06-09">
            <text:p>06/09/15</text:p>
          </table:table-cell>
          <table:table-cell office:value-type="string">
            <text:p>Pasqualino Mauro</text:p>
          </table:table-cell>
          <table:table-cell office:value-type="string">
            <text:p>Carpenito</text:p>
          </table:table-cell>
          <table:table-cell office:value-type="string">
            <text:p>pasqualino.carpenito@intesasanpaolo.com</text:p>
          </table:table-cell>
        </table:table-row>
        <table:table-row table:style-name="ro4">
          <table:table-cell office:value-type="float" office:value="430826683">
            <text:p>430826683</text:p>
          </table:table-cell>
          <table:table-cell office:value-type="date" office:date-value="2015-06-09">
            <text:p>06/09/15</text:p>
          </table:table-cell>
          <table:table-cell office:value-type="string">
            <text:p>Camillo</text:p>
          </table:table-cell>
          <table:table-cell office:value-type="string">
            <text:p>Sacchetto</text:p>
          </table:table-cell>
          <table:table-cell office:value-type="string">
            <text:p>sacchetto.cam@gmail.com</text:p>
          </table:table-cell>
        </table:table-row>
        <table:table-row table:style-name="ro4">
          <table:table-cell office:value-type="float" office:value="430890433">
            <text:p>430890433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Boccianti</text:p>
          </table:table-cell>
          <table:table-cell office:value-type="string">
            <text:p>luca.boccianti@gmail.com</text:p>
          </table:table-cell>
        </table:table-row>
        <table:table-row table:style-name="ro4">
          <table:table-cell office:value-type="float" office:value="430917771">
            <text:p>430917771</text:p>
          </table:table-cell>
          <table:table-cell office:value-type="date" office:date-value="2015-06-09">
            <text:p>06/09/15</text:p>
          </table:table-cell>
          <table:table-cell office:value-type="string">
            <text:p>Simone</text:p>
          </table:table-cell>
          <table:table-cell office:value-type="string">
            <text:p>Aliprandi</text:p>
          </table:table-cell>
          <table:table-cell office:value-type="string">
            <text:p>simone.aliprandi@gmail.com</text:p>
          </table:table-cell>
        </table:table-row>
        <table:table-row table:style-name="ro4">
          <table:table-cell office:value-type="float" office:value="430921057">
            <text:p>430921057</text:p>
          </table:table-cell>
          <table:table-cell office:value-type="date" office:date-value="2015-06-09">
            <text:p>06/09/15</text:p>
          </table:table-cell>
          <table:table-cell office:value-type="string">
            <text:p>Giovanni</text:p>
          </table:table-cell>
          <table:table-cell office:value-type="string">
            <text:p>Porcarelli</text:p>
          </table:table-cell>
          <table:table-cell office:value-type="string">
            <text:p>giapor@gmail.com</text:p>
          </table:table-cell>
        </table:table-row>
        <table:table-row table:style-name="ro4">
          <table:table-cell office:value-type="float" office:value="430967677">
            <text:p>430967677</text:p>
          </table:table-cell>
          <table:table-cell office:value-type="date" office:date-value="2015-06-09">
            <text:p>06/09/15</text:p>
          </table:table-cell>
          <table:table-cell office:value-type="string">
            <text:p>Giancarlo </text:p>
          </table:table-cell>
          <table:table-cell office:value-type="string">
            <text:p>Montico</text:p>
          </table:table-cell>
          <table:table-cell office:value-type="string">
            <text:p>giamonmeister@gmail.com</text:p>
          </table:table-cell>
        </table:table-row>
        <table:table-row table:style-name="ro3">
          <table:table-cell office:value-type="float" office:value="430996748">
            <text:p>430996748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Coccia</text:p>
          </table:table-cell>
          <table:table-cell office:value-type="string">
            <text:p>lordluca86@gmail.com</text:p>
          </table:table-cell>
        </table:table-row>
        <table:table-row table:style-name="ro4">
          <table:table-cell office:value-type="float" office:value="431001603">
            <text:p>431001603</text:p>
          </table:table-cell>
          <table:table-cell office:value-type="date" office:date-value="2015-06-09">
            <text:p>06/09/15</text:p>
          </table:table-cell>
          <table:table-cell office:value-type="string">
            <text:p>Dario</text:p>
          </table:table-cell>
          <table:table-cell office:value-type="string">
            <text:p>Vaccaro</text:p>
          </table:table-cell>
          <table:table-cell office:value-type="string">
            <text:p>dario.vaccaro@gmail.com</text:p>
          </table:table-cell>
        </table:table-row>
        <table:table-row table:style-name="ro4">
          <table:table-cell office:value-type="float" office:value="431012935">
            <text:p>431012935</text:p>
          </table:table-cell>
          <table:table-cell office:value-type="date" office:date-value="2015-06-09">
            <text:p>06/09/15</text:p>
          </table:table-cell>
          <table:table-cell office:value-type="string">
            <text:p>Giacomo</text:p>
          </table:table-cell>
          <table:table-cell office:value-type="string">
            <text:p>Ciarafoni</text:p>
          </table:table-cell>
          <table:table-cell office:value-type="string">
            <text:p>giacomo.ciarafoni@gmail.com</text:p>
          </table:table-cell>
        </table:table-row>
        <table:table-row table:style-name="ro4">
          <table:table-cell office:value-type="float" office:value="431031986">
            <text:p>431031986</text:p>
          </table:table-cell>
          <table:table-cell office:value-type="date" office:date-value="2015-06-09">
            <text:p>06/09/15</text:p>
          </table:table-cell>
          <table:table-cell office:value-type="string">
            <text:p>Luca</text:p>
          </table:table-cell>
          <table:table-cell office:value-type="string">
            <text:p>Oliano</text:p>
          </table:table-cell>
          <table:table-cell office:value-type="string">
            <text:p>lucaoliano@hotmail.it</text:p>
          </table:table-cell>
        </table:table-row>
        <table:table-row table:style-name="ro4">
          <table:table-cell office:value-type="float" office:value="431104806">
            <text:p>431104806</text:p>
          </table:table-cell>
          <table:table-cell office:value-type="date" office:date-value="2015-06-09">
            <text:p>06/09/15</text:p>
          </table:table-cell>
          <table:table-cell office:value-type="string">
            <text:p>leonida</text:p>
          </table:table-cell>
          <table:table-cell office:value-type="string">
            <text:p>reitano</text:p>
          </table:table-cell>
          <table:table-cell office:value-type="string">
            <text:p>agi@fastmail.fm</text:p>
          </table:table-cell>
        </table:table-row>
        <table:table-row table:style-name="ro4">
          <table:table-cell office:value-type="float" office:value="431142347">
            <text:p>431142347</text:p>
          </table:table-cell>
          <table:table-cell office:value-type="date" office:date-value="2015-06-10">
            <text:p>06/10/15</text:p>
          </table:table-cell>
          <table:table-cell office:value-type="string">
            <text:p>pierfrancesco</text:p>
          </table:table-cell>
          <table:table-cell office:value-type="string">
            <text:p>palattella</text:p>
          </table:table-cell>
          <table:table-cell office:value-type="string">
            <text:p>pf80@libero.it</text:p>
          </table:table-cell>
        </table:table-row>
        <table:table-row table:style-name="ro4">
          <table:table-cell office:value-type="float" office:value="431164683">
            <text:p>431164683</text:p>
          </table:table-cell>
          <table:table-cell office:value-type="date" office:date-value="2015-06-10">
            <text:p>06/10/15</text:p>
          </table:table-cell>
          <table:table-cell office:value-type="string">
            <text:p>Andrea</text:p>
          </table:table-cell>
          <table:table-cell office:value-type="string">
            <text:p>Purificato</text:p>
          </table:table-cell>
          <table:table-cell office:value-type="string">
            <text:p>andrea@purificato.org</text:p>
          </table:table-cell>
        </table:table-row>
        <table:table-row table:style-name="ro4">
          <table:table-cell office:value-type="float" office:value="431199759">
            <text:p>431199759</text:p>
          </table:table-cell>
          <table:table-cell office:value-type="date" office:date-value="2015-06-10">
            <text:p>06/10/15</text:p>
          </table:table-cell>
          <table:table-cell office:value-type="string">
            <text:p>Valeria</text:p>
          </table:table-cell>
          <table:table-cell office:value-type="string">
            <text:p>Ferraris</text:p>
          </table:table-cell>
          <table:table-cell office:value-type="string">
            <text:p>valeria.ferraris@unito.it</text:p>
          </table:table-cell>
        </table:table-row>
        <table:table-row table:style-name="ro4">
          <table:table-cell office:value-type="float" office:value="431250567">
            <text:p>431250567</text:p>
          </table:table-cell>
          <table:table-cell office:value-type="date" office:date-value="2015-06-10">
            <text:p>06/10/15</text:p>
          </table:table-cell>
          <table:table-cell office:value-type="string">
            <text:p>arturo</text:p>
          </table:table-cell>
          <table:table-cell office:value-type="string">
            <text:p>di corinto</text:p>
          </table:table-cell>
          <table:table-cell office:value-type="string">
            <text:p>arturo.dicorinto@gmail.com</text:p>
          </table:table-cell>
        </table:table-row>
        <table:table-row table:style-name="ro4">
          <table:table-cell office:value-type="float" office:value="431264764">
            <text:p>431264764</text:p>
          </table:table-cell>
          <table:table-cell office:value-type="date" office:date-value="2015-06-10">
            <text:p>06/10/15</text:p>
          </table:table-cell>
          <table:table-cell office:value-type="string">
            <text:p>Viviana</text:p>
          </table:table-cell>
          <table:table-cell office:value-type="string">
            <text:p>Sorce</text:p>
          </table:table-cell>
          <table:table-cell office:value-type="string">
            <text:p>vivianasorce@live.it</text:p>
          </table:table-cell>
        </table:table-row>
        <table:table-row table:style-name="ro4">
          <table:table-cell office:value-type="float" office:value="431281817">
            <text:p>431281817</text:p>
          </table:table-cell>
          <table:table-cell office:value-type="date" office:date-value="2015-06-10">
            <text:p>06/10/15</text:p>
          </table:table-cell>
          <table:table-cell office:value-type="string">
            <text:p>Pasquale</text:p>
          </table:table-cell>
          <table:table-cell office:value-type="string">
            <text:p>Vaccaro</text:p>
          </table:table-cell>
          <table:table-cell office:value-type="string">
            <text:p>pasquale.vaccaro@gmail.com</text:p>
          </table:table-cell>
        </table:table-row>
        <table:table-row table:style-name="ro4">
          <table:table-cell office:value-type="float" office:value="431306675">
            <text:p>431306675</text:p>
          </table:table-cell>
          <table:table-cell office:value-type="date" office:date-value="2015-06-10">
            <text:p>06/10/15</text:p>
          </table:table-cell>
          <table:table-cell office:value-type="string">
            <text:p>Fulvio</text:p>
          </table:table-cell>
          <table:table-cell office:value-type="string">
            <text:p>Panetta</text:p>
          </table:table-cell>
          <table:table-cell office:value-type="string">
            <text:p>overload@autistici.org</text:p>
          </table:table-cell>
        </table:table-row>
        <table:table-row table:style-name="ro4">
          <table:table-cell office:value-type="float" office:value="431393664">
            <text:p>431393664</text:p>
          </table:table-cell>
          <table:table-cell office:value-type="date" office:date-value="2015-06-10">
            <text:p>06/10/15</text:p>
          </table:table-cell>
          <table:table-cell office:value-type="string">
            <text:p>Marcello</text:p>
          </table:table-cell>
          <table:table-cell office:value-type="string">
            <text:p>Barnaba</text:p>
          </table:table-cell>
          <table:table-cell office:value-type="string">
            <text:p>vjt@openssl.it</text:p>
          </table:table-cell>
        </table:table-row>
        <table:table-row table:style-name="ro4">
          <table:table-cell office:value-type="float" office:value="431455265">
            <text:p>431455265</text:p>
          </table:table-cell>
          <table:table-cell office:value-type="date" office:date-value="2015-06-10">
            <text:p>06/10/15</text:p>
          </table:table-cell>
          <table:table-cell office:value-type="string">
            <text:p>Luca</text:p>
          </table:table-cell>
          <table:table-cell office:value-type="string">
            <text:p>Annunziata</text:p>
          </table:table-cell>
          <table:table-cell office:value-type="string">
            <text:p>luca.annunziata@gmail.com</text:p>
          </table:table-cell>
        </table:table-row>
        <table:table-row table:style-name="ro4">
          <table:table-cell office:value-type="float" office:value="431472554">
            <text:p>431472554</text:p>
          </table:table-cell>
          <table:table-cell office:value-type="date" office:date-value="2015-06-11">
            <text:p>06/11/15</text:p>
          </table:table-cell>
          <table:table-cell office:value-type="string">
            <text:p>monica alessia</text:p>
          </table:table-cell>
          <table:table-cell office:value-type="string">
            <text:p>senor</text:p>
          </table:table-cell>
          <table:table-cell office:value-type="string">
            <text:p>senor@penalistiassociati.it</text:p>
          </table:table-cell>
        </table:table-row>
        <table:table-row table:style-name="ro4">
          <table:table-cell office:value-type="float" office:value="431475738">
            <text:p>431475738</text:p>
          </table:table-cell>
          <table:table-cell office:value-type="date" office:date-value="2015-06-11">
            <text:p>06/11/15</text:p>
          </table:table-cell>
          <table:table-cell office:value-type="string">
            <text:p>Marco</text:p>
          </table:table-cell>
          <table:table-cell office:value-type="string">
            <text:p>Manini</text:p>
          </table:table-cell>
          <table:table-cell office:value-type="string">
            <text:p>marco.manini@senato.it</text:p>
          </table:table-cell>
        </table:table-row>
        <table:table-row table:style-name="ro4">
          <table:table-cell office:value-type="float" office:value="431705908">
            <text:p>431705908</text:p>
          </table:table-cell>
          <table:table-cell office:value-type="date" office:date-value="2015-06-11">
            <text:p>06/11/15</text:p>
          </table:table-cell>
          <table:table-cell office:value-type="string">
            <text:p>fabio francesco</text:p>
          </table:table-cell>
          <table:table-cell office:value-type="string">
            <text:p>franco</text:p>
          </table:table-cell>
          <table:table-cell office:value-type="string">
            <text:p>franco@francolex.it</text:p>
          </table:table-cell>
        </table:table-row>
        <table:table-row table:style-name="ro4">
          <table:table-cell office:value-type="float" office:value="431787645">
            <text:p>431787645</text:p>
          </table:table-cell>
          <table:table-cell office:value-type="date" office:date-value="2015-06-12">
            <text:p>06/12/15</text:p>
          </table:table-cell>
          <table:table-cell office:value-type="string">
            <text:p>Stefano</text:p>
          </table:table-cell>
          <table:table-cell office:value-type="string">
            <text:p>Tassi</text:p>
          </table:table-cell>
          <table:table-cell office:value-type="string">
            <text:p>s.tassi@eustema.it</text:p>
          </table:table-cell>
        </table:table-row>
        <table:table-row table:style-name="ro4">
          <table:table-cell office:value-type="float" office:value="431793609">
            <text:p>431793609</text:p>
          </table:table-cell>
          <table:table-cell office:value-type="date" office:date-value="2015-06-12">
            <text:p>06/12/15</text:p>
          </table:table-cell>
          <table:table-cell office:value-type="string">
            <text:p>simone</text:p>
          </table:table-cell>
          <table:table-cell office:value-type="string">
            <text:p>bruschi</text:p>
          </table:table-cell>
          <table:table-cell office:value-type="string">
            <text:p>simone@winstonsmith.info</text:p>
          </table:table-cell>
        </table:table-row>
        <table:table-row table:style-name="ro4">
          <table:table-cell office:value-type="float" office:value="431796527">
            <text:p>431796527</text:p>
          </table:table-cell>
          <table:table-cell office:value-type="date" office:date-value="2015-06-12">
            <text:p>06/12/15</text:p>
          </table:table-cell>
          <table:table-cell office:value-type="string">
            <text:p>Fabrizio</text:p>
          </table:table-cell>
          <table:table-cell office:value-type="string">
            <text:p>Castagnotto</text:p>
          </table:table-cell>
          <table:table-cell office:value-type="string">
            <text:p>f.castagnotto@mondo3.com</text:p>
          </table:table-cell>
        </table:table-row>
        <table:table-row table:style-name="ro4">
          <table:table-cell office:value-type="float" office:value="432079608">
            <text:p>432079608</text:p>
          </table:table-cell>
          <table:table-cell office:value-type="date" office:date-value="2015-06-13">
            <text:p>06/13/15</text:p>
          </table:table-cell>
          <table:table-cell office:value-type="string">
            <text:p>Claudia</text:p>
          </table:table-cell>
          <table:table-cell office:value-type="string">
            <text:p>Ferrauto</text:p>
          </table:table-cell>
          <table:table-cell office:value-type="string">
            <text:p>claudia.ferrauto@libero.it</text:p>
          </table:table-cell>
        </table:table-row>
        <table:table-row table:style-name="ro4">
          <table:table-cell office:value-type="float" office:value="432109006">
            <text:p>432109006</text:p>
          </table:table-cell>
          <table:table-cell office:value-type="date" office:date-value="2015-06-13">
            <text:p>06/13/15</text:p>
          </table:table-cell>
          <table:table-cell office:value-type="string">
            <text:p>Gabriele</text:p>
          </table:table-cell>
          <table:table-cell office:value-type="string">
            <text:p>Picchi</text:p>
          </table:table-cell>
          <table:table-cell office:value-type="string">
            <text:p>gabriele.picchi@euristica.com</text:p>
          </table:table-cell>
        </table:table-row>
        <table:table-row table:style-name="ro4">
          <table:table-cell office:value-type="float" office:value="432401611">
            <text:p>432401611</text:p>
          </table:table-cell>
          <table:table-cell office:value-type="date" office:date-value="2015-06-15">
            <text:p>06/15/15</text:p>
          </table:table-cell>
          <table:table-cell office:value-type="string">
            <text:p>cristiana</text:p>
          </table:table-cell>
          <table:table-cell office:value-type="string">
            <text:p>patruno</text:p>
          </table:table-cell>
          <table:table-cell office:value-type="string">
            <text:p>cinciallegra1@autistici.org</text:p>
          </table:table-cell>
        </table:table-row>
        <table:table-row table:style-name="ro4">
          <table:table-cell office:value-type="float" office:value="432705921">
            <text:p>432705921</text:p>
          </table:table-cell>
          <table:table-cell office:value-type="date" office:date-value="2015-06-16">
            <text:p>06/16/15</text:p>
          </table:table-cell>
          <table:table-cell office:value-type="string">
            <text:p>Giovanna</text:p>
          </table:table-cell>
          <table:table-cell office:value-type="string">
            <text:p>Monti</text:p>
          </table:table-cell>
          <table:table-cell office:value-type="string">
            <text:p>g.monti@asap.lazio.it</text:p>
          </table:table-cell>
        </table:table-row>
        <table:table-row table:style-name="ro4">
          <table:table-cell office:value-type="float" office:value="433084124">
            <text:p>433084124</text:p>
          </table:table-cell>
          <table:table-cell office:value-type="date" office:date-value="2015-06-17">
            <text:p>06/17/15</text:p>
          </table:table-cell>
          <table:table-cell office:value-type="string">
            <text:p>Daniela</text:p>
          </table:table-cell>
          <table:table-cell office:value-type="string">
            <text:p>Zoccolotti</text:p>
          </table:table-cell>
          <table:table-cell office:value-type="string">
            <text:p>daniela.zoccolotti@libero.it</text:p>
          </table:table-cell>
        </table:table-row>
        <table:table-row table:style-name="ro4">
          <table:table-cell office:value-type="float" office:value="433099876">
            <text:p>433099876</text:p>
          </table:table-cell>
          <table:table-cell office:value-type="date" office:date-value="2015-06-17">
            <text:p>06/17/15</text:p>
          </table:table-cell>
          <table:table-cell office:value-type="string">
            <text:p>Francesca</text:p>
          </table:table-cell>
          <table:table-cell office:value-type="string">
            <text:p>magni</text:p>
          </table:table-cell>
          <table:table-cell office:value-type="string">
            <text:p>francesca.magni@unicam.it</text:p>
          </table:table-cell>
        </table:table-row>
        <table:table-row table:style-name="ro4">
          <table:table-cell office:value-type="float" office:value="433294810">
            <text:p>433294810</text:p>
          </table:table-cell>
          <table:table-cell office:value-type="date" office:date-value="2015-06-17">
            <text:p>06/17/15</text:p>
          </table:table-cell>
          <table:table-cell office:value-type="string">
            <text:p>Maurizio </text:p>
          </table:table-cell>
          <table:table-cell office:value-type="string">
            <text:p>Rosace</text:p>
          </table:table-cell>
          <table:table-cell office:value-type="string">
            <text:p>m.rosace@eustema.it</text:p>
          </table:table-cell>
        </table:table-row>
        <table:table-row table:style-name="ro4">
          <table:table-cell office:value-type="float" office:value="433359175">
            <text:p>433359175</text:p>
          </table:table-cell>
          <table:table-cell office:value-type="date" office:date-value="2015-06-18">
            <text:p>06/18/15</text:p>
          </table:table-cell>
          <table:table-cell office:value-type="string">
            <text:p>Giovanni</text:p>
          </table:table-cell>
          <table:table-cell office:value-type="string">
            <text:p>Giardino</text:p>
          </table:table-cell>
          <table:table-cell office:value-type="string">
            <text:p>giovanni.giardino@crabruzzo.it</text:p>
          </table:table-cell>
        </table:table-row>
        <table:table-row table:style-name="ro4">
          <table:table-cell office:value-type="float" office:value="433406859">
            <text:p>433406859</text:p>
          </table:table-cell>
          <table:table-cell office:value-type="date" office:date-value="2015-06-18">
            <text:p>06/18/15</text:p>
          </table:table-cell>
          <table:table-cell office:value-type="string">
            <text:p>gino</text:p>
          </table:table-cell>
          <table:table-cell office:value-type="string">
            <text:p>trentin</text:p>
          </table:table-cell>
          <table:table-cell office:value-type="string">
            <text:p>gino@officineinformatiche.net</text:p>
          </table:table-cell>
        </table:table-row>
        <table:table-row table:style-name="ro4">
          <table:table-cell office:value-type="float" office:value="433654049">
            <text:p>433654049</text:p>
          </table:table-cell>
          <table:table-cell office:value-type="date" office:date-value="2015-06-19">
            <text:p>06/19/15</text:p>
          </table:table-cell>
          <table:table-cell office:value-type="string">
            <text:p>Monica</text:p>
          </table:table-cell>
          <table:table-cell office:value-type="string">
            <text:p>De Zii</text:p>
          </table:table-cell>
          <table:table-cell office:value-type="string">
            <text:p>monica.dezii@asi.it</text:p>
          </table:table-cell>
        </table:table-row>
        <table:table-row table:style-name="ro4">
          <table:table-cell office:value-type="float" office:value="433945384">
            <text:p>433945384</text:p>
          </table:table-cell>
          <table:table-cell office:value-type="date" office:date-value="2015-06-20">
            <text:p>06/20/15</text:p>
          </table:table-cell>
          <table:table-cell office:value-type="string">
            <text:p>Antonella</text:p>
          </table:table-cell>
          <table:table-cell office:value-type="string">
            <text:p>Napolitano</text:p>
          </table:table-cell>
          <table:table-cell office:value-type="string">
            <text:p>anapolitano@gmail.com</text:p>
          </table:table-cell>
        </table:table-row>
        <table:table-row table:style-name="ro4">
          <table:table-cell office:value-type="float" office:value="434076121">
            <text:p>434076121</text:p>
          </table:table-cell>
          <table:table-cell office:value-type="date" office:date-value="2015-06-21">
            <text:p>06/21/15</text:p>
          </table:table-cell>
          <table:table-cell office:value-type="string">
            <text:p>Sylvio</text:p>
          </table:table-cell>
          <table:table-cell office:value-type="string">
            <text:p>Verrecchia</text:p>
          </table:table-cell>
          <table:table-cell office:value-type="string">
            <text:p>sylvio@libero.it</text:p>
          </table:table-cell>
        </table:table-row>
        <table:table-row table:style-name="ro4">
          <table:table-cell office:value-type="float" office:value="434140510">
            <text:p>434140510</text:p>
          </table:table-cell>
          <table:table-cell office:value-type="date" office:date-value="2015-06-22">
            <text:p>06/22/15</text:p>
          </table:table-cell>
          <table:table-cell office:value-type="string">
            <text:p>Massimo </text:p>
          </table:table-cell>
          <table:table-cell office:value-type="string">
            <text:p>Calabrese</text:p>
          </table:table-cell>
          <table:table-cell office:value-type="string">
            <text:p>massimo.calabrese@asi.it</text:p>
          </table:table-cell>
        </table:table-row>
        <table:table-row table:style-name="ro4">
          <table:table-cell office:value-type="float" office:value="434145808">
            <text:p>434145808</text:p>
          </table:table-cell>
          <table:table-cell office:value-type="date" office:date-value="2015-06-22">
            <text:p>06/22/15</text:p>
          </table:table-cell>
          <table:table-cell office:value-type="string">
            <text:p>Rosaria, Amelia</text:p>
          </table:table-cell>
          <table:table-cell office:value-type="string">
            <text:p>Cuomo</text:p>
          </table:table-cell>
          <table:table-cell office:value-type="string">
            <text:p>rosaria-amelia.cuomo@it.ey.com</text:p>
          </table:table-cell>
        </table:table-row>
        <table:table-row table:style-name="ro4">
          <table:table-cell office:value-type="float" office:value="434173978">
            <text:p>434173978</text:p>
          </table:table-cell>
          <table:table-cell office:value-type="date" office:date-value="2015-06-22">
            <text:p>06/22/15</text:p>
          </table:table-cell>
          <table:table-cell office:value-type="string">
            <text:p>rosita</text:p>
          </table:table-cell>
          <table:table-cell office:value-type="string">
            <text:p>rijtano</text:p>
          </table:table-cell>
          <table:table-cell office:value-type="string">
            <text:p>rositarijtano@gmail.com</text:p>
          </table:table-cell>
        </table:table-row>
        <table:table-row table:style-name="ro3">
          <table:table-cell office:value-type="float" office:value="434174179">
            <text:p>434174179</text:p>
          </table:table-cell>
          <table:table-cell office:value-type="date" office:date-value="2015-06-22">
            <text:p>06/22/15</text:p>
          </table:table-cell>
          <table:table-cell office:value-type="string">
            <text:p>Marco</text:p>
          </table:table-cell>
          <table:table-cell office:value-type="string">
            <text:p>Trotta</text:p>
          </table:table-cell>
          <table:table-cell office:value-type="string">
            <text:p>marco.trotta4@unibo.it</text:p>
          </table:table-cell>
        </table:table-row>
        <table:table-row table:style-name="ro4">
          <table:table-cell office:value-type="float" office:value="434211559">
            <text:p>434211559</text:p>
          </table:table-cell>
          <table:table-cell office:value-type="date" office:date-value="2015-06-22">
            <text:p>06/22/15</text:p>
          </table:table-cell>
          <table:table-cell office:value-type="string">
            <text:p>claudia</text:p>
          </table:table-cell>
          <table:table-cell office:value-type="string">
            <text:p>roggero</text:p>
          </table:table-cell>
          <table:table-cell office:value-type="string">
            <text:p>claudiaroggero@gmail.com</text:p>
          </table:table-cell>
        </table:table-row>
        <table:table-row table:style-name="ro4">
          <table:table-cell office:value-type="float" office:value="434248559">
            <text:p>434248559</text:p>
          </table:table-cell>
          <table:table-cell office:value-type="date" office:date-value="2015-06-22">
            <text:p>06/22/15</text:p>
          </table:table-cell>
          <table:table-cell office:value-type="string">
            <text:p>caterina </text:p>
          </table:table-cell>
          <table:table-cell office:value-type="string">
            <text:p>niccolai</text:p>
          </table:table-cell>
          <table:table-cell office:value-type="string">
            <text:p>catenicco@gmail.com</text:p>
          </table:table-cell>
        </table:table-row>
        <table:table-row table:style-name="ro4">
          <table:table-cell office:value-type="float" office:value="434268504">
            <text:p>434268504</text:p>
          </table:table-cell>
          <table:table-cell office:value-type="date" office:date-value="2015-06-22">
            <text:p>06/22/15</text:p>
          </table:table-cell>
          <table:table-cell office:value-type="string">
            <text:p>Puria</text:p>
          </table:table-cell>
          <table:table-cell office:value-type="string">
            <text:p>Nafisi Azizi</text:p>
          </table:table-cell>
          <table:table-cell office:value-type="string">
            <text:p>puria.nafisi@axant.it</text:p>
          </table:table-cell>
        </table:table-row>
        <table:table-row table:style-name="ro4">
          <table:table-cell office:value-type="float" office:value="434299047">
            <text:p>434299047</text:p>
          </table:table-cell>
          <table:table-cell office:value-type="date" office:date-value="2015-06-22">
            <text:p>06/22/15</text:p>
          </table:table-cell>
          <table:table-cell office:value-type="string">
            <text:p>Fabiana </text:p>
          </table:table-cell>
          <table:table-cell office:value-type="string">
            <text:p>Pavoni</text:p>
          </table:table-cell>
          <table:table-cell office:value-type="string">
            <text:p>fabiana.pavoni@it.ey.com</text:p>
          </table:table-cell>
        </table:table-row>
        <table:table-row table:style-name="ro4">
          <table:table-cell office:value-type="float" office:value="434443629">
            <text:p>434443629</text:p>
          </table:table-cell>
          <table:table-cell office:value-type="date" office:date-value="2015-06-23">
            <text:p>06/23/15</text:p>
          </table:table-cell>
          <table:table-cell office:value-type="string">
            <text:p>andrea</text:p>
          </table:table-cell>
          <table:table-cell office:value-type="string">
            <text:p>tonci</text:p>
          </table:table-cell>
          <table:table-cell office:value-type="string">
            <text:p>andrea.tonci@it.ey.com</text:p>
          </table:table-cell>
        </table:table-row>
        <table:table-row table:style-name="ro4">
          <table:table-cell office:value-type="float" office:value="434457852">
            <text:p>434457852</text:p>
          </table:table-cell>
          <table:table-cell office:value-type="date" office:date-value="2015-06-23">
            <text:p>06/23/15</text:p>
          </table:table-cell>
          <table:table-cell office:value-type="string">
            <text:p>Valeria</text:p>
          </table:table-cell>
          <table:table-cell office:value-type="string">
            <text:p>Santocchi</text:p>
          </table:table-cell>
          <table:table-cell office:value-type="string">
            <text:p>valeria.santocchi@albopf.it</text:p>
          </table:table-cell>
        </table:table-row>
        <table:table-row table:style-name="ro4">
          <table:table-cell office:value-type="float" office:value="434458371">
            <text:p>434458371</text:p>
          </table:table-cell>
          <table:table-cell office:value-type="date" office:date-value="2015-06-23">
            <text:p>06/23/15</text:p>
          </table:table-cell>
          <table:table-cell office:value-type="string">
            <text:p>Francesca</text:p>
          </table:table-cell>
          <table:table-cell office:value-type="string">
            <text:p>Tartaglia</text:p>
          </table:table-cell>
          <table:table-cell office:value-type="string">
            <text:p>francesca.tartaglia@albopf.it</text:p>
          </table:table-cell>
        </table:table-row>
        <table:table-row table:style-name="ro4">
          <table:table-cell office:value-type="float" office:value="434469323">
            <text:p>434469323</text:p>
          </table:table-cell>
          <table:table-cell office:value-type="date" office:date-value="2015-06-23">
            <text:p>06/23/15</text:p>
          </table:table-cell>
          <table:table-cell office:value-type="string">
            <text:p>Michele</text:p>
          </table:table-cell>
          <table:table-cell office:value-type="string">
            <text:p>Marrali</text:p>
          </table:table-cell>
          <table:table-cell office:value-type="string">
            <text:p>mik@linux.it</text:p>
          </table:table-cell>
        </table:table-row>
        <table:named-expressions/>
      </table:table>
      <table:table table:name="Giornalisti_INPUT-23" table:style-name="ta3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4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mail / pec</text:p>
          </table:table-cell>
          <table:table-cell office:value-type="string">
            <text:p>ORG</text:p>
          </table:table-cell>
          <table:table-cell office:value-type="string">
            <text:p>DATA</text:p>
          </table:table-cell>
        </table:table-row>
        <table:table-row table:style-name="ro3"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string">
            <text:p>alba98@hot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string">
            <text:p>ALBA98@HOT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string">
            <text:p>info@michelalbanese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string">
            <text:p>INFO@MICHELALBANESE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string">
            <text:p>tiziana.barrucci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string">
            <text:p>TIZIANA.BARRUCCI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iliotti</text:p>
          </table:table-cell>
          <table:table-cell office:value-type="string">
            <text:p>Francesca</text:p>
          </table:table-cell>
          <table:table-cell office:value-type="string">
            <text:p>francesca.bilio@gmail.com</text:p>
          </table:table-cell>
          <table:table-cell office:value-type="string">
            <text:p>ORG Emilia Romagn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string">
            <text:p>s.biraghi@iltemp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string">
            <text:p>S.BIRAGHI@ILTEMP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string">
            <text:p>bbizzarri@gmail.com</text:p>
          </table:table-cell>
          <table:table-cell office:value-type="string">
            <text:p>ORG Abruzz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string">
            <text:p>bbizzarri@gmail.com</text:p>
          </table:table-cell>
          <table:table-cell office:value-type="string">
            <text:p>ORG Abruzz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string">
            <text:p>r.bombace@agenziadire.com</text:p>
          </table:table-cell>
          <table:table-cell office:value-type="string">
            <text:p>ORG Campan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string">
            <text:p>r.bombace@agenziadire.com</text:p>
          </table:table-cell>
          <table:table-cell office:value-type="string">
            <text:p>ORG Campan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string">
            <text:p>sbonini@gmail.com</text:p>
          </table:table-cell>
          <table:table-cell office:value-type="string">
            <text:p>ORG Emilia Romagn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string">
            <text:p>sbonini@gmail.com</text:p>
          </table:table-cell>
          <table:table-cell office:value-type="string">
            <text:p>ORG Emilia Romagn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rai</text:p>
          </table:table-cell>
          <table:table-cell office:value-type="string">
            <text:p>Stefania</text:p>
          </table:table-cell>
          <table:table-cell office:value-type="string">
            <text:p>STEFANIA.BRAI@RIFONDAZIONE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string">
            <text:p>idabressa@alice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string">
            <text:p>IDABRESSA@ALICE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string">
            <text:p>dbruni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string">
            <text:p>DBRUNI@LIBER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acciuni</text:p>
          </table:table-cell>
          <table:table-cell office:value-type="string">
            <text:p>Domenico</text:p>
          </table:table-cell>
          <table:table-cell office:value-type="string">
            <text:p>domenico.cacciuni@fastwebnet.it</text:p>
          </table:table-cell>
          <table:table-cell office:value-type="string">
            <text:p>ORG Campan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string">
            <text:p>barbaracalabresi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string">
            <text:p>BARBARACALABRESI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string">
            <text:p>manolacamilletti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string">
            <text:p>MANOLACAMILLETTI@LIBER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string">
            <text:p>i.caputi@virgilio.it</text:p>
          </table:table-cell>
          <table:table-cell office:value-type="string">
            <text:p>ORG Campan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string">
            <text:p>i.caputi@virgilio.it</text:p>
          </table:table-cell>
          <table:table-cell office:value-type="string">
            <text:p>ORG Campan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string">
            <text:p>ma.chinello@pec.giornalistilombardia.it</text:p>
          </table:table-cell>
          <table:table-cell office:value-type="string">
            <text:p>ORG Lombard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string">
            <text:p>ma.chinello@pec.giornalistilombardia.it</text:p>
          </table:table-cell>
          <table:table-cell office:value-type="string">
            <text:p>ORG Lombard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iancio</text:p>
          </table:table-cell>
          <table:table-cell office:value-type="string">
            <text:p>Gerolama Maria</text:p>
          </table:table-cell>
          <table:table-cell office:value-type="string">
            <text:p>cianciog77@yaho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string">
            <text:p>vito.cioce@rai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string">
            <text:p>VITO.CIOCE@RAI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office:value-type="string">
            <text:p>m.colimberti@europaquotidian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office:value-type="string">
            <text:p>M.COLIMBERTI@EUROPAQUOTIDIAN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string">
            <text:p>cristina.cordone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string">
            <text:p>CRISTINA.CORDONE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D''Andrea</text:p>
          </table:table-cell>
          <table:table-cell office:value-type="string">
            <text:p>Fabrizio</text:p>
          </table:table-cell>
          <table:table-cell office:value-type="string">
            <text:p>fabrizio.dandrea96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 Gennaro</text:p>
          </table:table-cell>
          <table:table-cell office:value-type="string">
            <text:p>Pietro</text:p>
          </table:table-cell>
          <table:table-cell office:value-type="string">
            <text:p>p.degennaro@rai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 Ritis</text:p>
          </table:table-cell>
          <table:table-cell office:value-type="string">
            <text:p>Lorenzo</text:p>
          </table:table-cell>
          <table:table-cell/>
          <table:table-cell office:value-type="string">
            <text:p>ORG Calabr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lle Cave</text:p>
          </table:table-cell>
          <table:table-cell office:value-type="string">
            <text:p>Stefano</text:p>
          </table:table-cell>
          <table:table-cell office:value-type="string">
            <text:p>stefanodellecave@hotmail.it</text:p>
          </table:table-cell>
          <table:table-cell office:value-type="string">
            <text:p>ORG Campan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string">
            <text:p>marco.denti@cert.odg.roma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string">
            <text:p>MARCO.DENTI@CERT.ODG.ROMA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Di Gati</text:p>
          </table:table-cell>
          <table:table-cell office:value-type="string">
            <text:p>Elsa</text:p>
          </table:table-cell>
          <table:table-cell office:value-type="string">
            <text:p>elsadigati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string">
            <text:p>t.digiovannandrea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string">
            <text:p>T.DIGIOVANNANDREA@LIBER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Donfrancesco</text:p>
          </table:table-cell>
          <table:table-cell office:value-type="string">
            <text:p>Isabella</text:p>
          </table:table-cell>
          <table:table-cell office:value-type="string">
            <text:p>ISABELLA.DONFRANCESCO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string">
            <text:p>m.esposito@geminiedizioni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string">
            <text:p>M.ESPOSITO@GEMINIEDIZIONI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Farne''</text:p>
          </table:table-cell>
          <table:table-cell office:value-type="string">
            <text:p>Mariangela Evelina</text:p>
          </table:table-cell>
          <table:table-cell office:value-type="string">
            <text:p>mariangelae.farne@pec.giornalistilombardia.it</text:p>
          </table:table-cell>
          <table:table-cell office:value-type="string">
            <text:p>ORG Lombard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string">
            <text:p>giuliafoschini@yaho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string">
            <text:p>GIULIAFOSCHINI@YAHO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string">
            <text:p>gabriella.gallozzi@me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string">
            <text:p>GABRIELLA.GALLOZZI@ME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string">
            <text:p>massimo.ioly@yaho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string">
            <text:p>MASSIMO.IOLY@YAHO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Latini</text:p>
          </table:table-cell>
          <table:table-cell office:value-type="string">
            <text:p>Stefano</text:p>
          </table:table-cell>
          <table:table-cell office:value-type="string">
            <text:p>stefano.latini@agenziaentrate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epore Dubois</text:p>
          </table:table-cell>
          <table:table-cell office:value-type="string">
            <text:p>Gianfranco</text:p>
          </table:table-cell>
          <table:table-cell office:value-type="string">
            <text:p>gfldubois@hotmail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string">
            <text:p>marcoliberati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string">
            <text:p>MARCOLIBERATI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Lombardi</text:p>
          </table:table-cell>
          <table:table-cell office:value-type="string">
            <text:p>Marco</text:p>
          </table:table-cell>
          <table:table-cell office:value-type="string">
            <text:p>mar.lombar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string">
            <text:p>valentina.mallamaci@libero.it</text:p>
          </table:table-cell>
          <table:table-cell office:value-type="string">
            <text:p>ORG Piemont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string">
            <text:p>valentina.mallamaci@libero.it</text:p>
          </table:table-cell>
          <table:table-cell office:value-type="string">
            <text:p>ORG Piemont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ari</text:p>
          </table:table-cell>
          <table:table-cell office:value-type="string">
            <text:p>Silvia</text:p>
          </table:table-cell>
          <table:table-cell office:value-type="string">
            <text:p>silvia.mari79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string">
            <text:p>o.mazza@mediadata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string">
            <text:p>O.MAZZA@MEDIADATA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Montingelli</text:p>
          </table:table-cell>
          <table:table-cell office:value-type="string">
            <text:p>Saverio</text:p>
          </table:table-cell>
          <table:table-cell office:value-type="string">
            <text:p>saverio.montingelli@rai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string">
            <text:p>lauramuzzupappa@hotmail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string">
            <text:p>LAURAMUZZUPAPPA@HOTMAIL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string">
            <text:p>marta.nicoletti@yaho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string">
            <text:p>MARTA.NICOLETTI@YAHO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icosia</text:p>
          </table:table-cell>
          <table:table-cell office:value-type="string">
            <text:p>Aurora</text:p>
          </table:table-cell>
          <table:table-cell office:value-type="string">
            <text:p>ANICOSIA@CITTANUOVA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Paggio</text:p>
          </table:table-cell>
          <table:table-cell office:value-type="string">
            <text:p>Francesca</text:p>
          </table:table-cell>
          <table:table-cell office:value-type="string">
            <text:p>francesca.paggio@ansa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aolisso</text:p>
          </table:table-cell>
          <table:table-cell office:value-type="string">
            <text:p>Ilaria</text:p>
          </table:table-cell>
          <table:table-cell office:value-type="string">
            <text:p>ilariapaolisso@hot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erilli</text:p>
          </table:table-cell>
          <table:table-cell office:value-type="string">
            <text:p>Benedetta</text:p>
          </table:table-cell>
          <table:table-cell office:value-type="string">
            <text:p>benedettaperilli@hot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ifferi</text:p>
          </table:table-cell>
          <table:table-cell office:value-type="string">
            <text:p>Samuele</text:p>
          </table:table-cell>
          <table:table-cell office:value-type="string">
            <text:p>samuele.pifferi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string">
            <text:p>elenapinto2002@yahoo.it</text:p>
          </table:table-cell>
          <table:table-cell office:value-type="string">
            <text:p>ORG Pugl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string">
            <text:p>elenapinto2002@yahoo.it</text:p>
          </table:table-cell>
          <table:table-cell office:value-type="string">
            <text:p>ORG Pugl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Pisanu</text:p>
          </table:table-cell>
          <table:table-cell office:value-type="string">
            <text:p>Ilario</text:p>
          </table:table-cell>
          <table:table-cell office:value-type="string">
            <text:p>redazione@saltinaria.it</text:p>
          </table:table-cell>
          <table:table-cell office:value-type="string">
            <text:p>ORG Sardegn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string">
            <text:p>isabellapolillo@libero.it</text:p>
          </table:table-cell>
          <table:table-cell office:value-type="string">
            <text:p>ORG Calabr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string">
            <text:p>isabellapolillo@libero.it</text:p>
          </table:table-cell>
          <table:table-cell office:value-type="string">
            <text:p>ORG Calabr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string">
            <text:p>sordismo@hot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string">
            <text:p>SORDISMO@HOT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Riganelli</text:p>
          </table:table-cell>
          <table:table-cell office:value-type="string">
            <text:p>Maria Letizia</text:p>
          </table:table-cell>
          <table:table-cell office:value-type="string">
            <text:p>marialetizia_riganelli@hot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osati</text:p>
          </table:table-cell>
          <table:table-cell office:value-type="string">
            <text:p>Rita</text:p>
          </table:table-cell>
          <table:table-cell office:value-type="string">
            <text:p>rosatirita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osella</text:p>
          </table:table-cell>
          <table:table-cell office:value-type="string">
            <text:p>Serena</text:p>
          </table:table-cell>
          <table:table-cell office:value-type="string">
            <text:p>serenarosella@yaho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batino</text:p>
          </table:table-cell>
          <table:table-cell office:value-type="string">
            <text:p>Barbara</text:p>
          </table:table-cell>
          <table:table-cell office:value-type="string">
            <text:p>BARBARA.SABATI@LIBER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Scafati</text:p>
          </table:table-cell>
          <table:table-cell office:value-type="string">
            <text:p>Marco</text:p>
          </table:table-cell>
          <table:table-cell office:value-type="string">
            <text:p>MARCOSCAFATI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Scarlino</text:p>
          </table:table-cell>
          <table:table-cell office:value-type="string">
            <text:p>Matteo</text:p>
          </table:table-cell>
          <table:table-cell office:value-type="string">
            <text:p>matteo.scarlino@gmail.com</text:p>
          </table:table-cell>
          <table:table-cell office:value-type="string">
            <text:p>ORG Pugl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string">
            <text:p>raffaelesoccio@libero.it</text:p>
          </table:table-cell>
          <table:table-cell office:value-type="string">
            <text:p>ORG Pugl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string">
            <text:p>raffaelesoccio@libero.it</text:p>
          </table:table-cell>
          <table:table-cell office:value-type="string">
            <text:p>ORG Pugli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string">
            <text:p>lucyta@libero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string">
            <text:p>LUCYTA@LIBERO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Tavella</text:p>
          </table:table-cell>
          <table:table-cell office:value-type="string">
            <text:p>Paolo</text:p>
          </table:table-cell>
          <table:table-cell office:value-type="string">
            <text:p>paolotavella@tiscali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rbani</text:p>
          </table:table-cell>
          <table:table-cell office:value-type="string">
            <text:p>Alessandra</text:p>
          </table:table-cell>
          <table:table-cell office:value-type="string">
            <text:p>ALESSANDRA.URBANI.3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string">
            <text:p>mvacca.stampa@gmail.com</text:p>
          </table:table-cell>
          <table:table-cell office:value-type="string">
            <text:p>ORG Sardegn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string">
            <text:p>mvacca.stampa@gmail.com</text:p>
          </table:table-cell>
          <table:table-cell office:value-type="string">
            <text:p>ORG Sardegna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string">
            <text:p>giorgiavaccari@gmail.com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string">
            <text:p>GIORGIAVACCARI@GMAIL.COM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Vernazzaro</text:p>
          </table:table-cell>
          <table:table-cell office:value-type="string">
            <text:p>Maria</text:p>
          </table:table-cell>
          <table:table-cell office:value-type="string">
            <text:p>mariellavernazzaro@libero.it</text:p>
          </table:table-cell>
          <table:table-cell office:value-type="string">
            <text:p>ORG Campani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string">
            <text:p>sabrinavilla@email.it</text:p>
          </table:table-cell>
          <table:table-cell office:value-type="string">
            <text:p>ORG Laz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string">
            <text:p>SABRINAVILLA@EMAIL.IT</text:p>
          </table:table-cell>
          <table:table-cell office:value-type="string">
            <text:p>ORG Lazio</text:p>
          </table:table-cell>
          <table:table-cell office:value-type="float" office:value="10">
            <text:p>10</text:p>
          </table:table-cell>
        </table:table-row>
        <table:named-expressions/>
      </table:table>
      <table:table table:name="Tabella pivot_Giornalisti_1" table:style-name="ta4" table:print="false">
        <table:table-column table:style-name="co31" table:default-cell-style-name="ce36"/>
        <table:table-column table:style-name="co2" table:default-cell-style-name="ce39"/>
        <table:table-column table:style-name="co2" table:default-cell-style-name="ce42"/>
        <table:table-column table:style-name="co2" table:default-cell-style-name="ce44"/>
        <table:table-row table:style-name="ro3">
          <table:table-cell table:style-name="Default" office:value-type="string">
            <text:p>Filtro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35" office:value-type="string">
            <text:p>Cognome</text:p>
          </table:table-cell>
          <table:table-cell table:style-name="ce38" office:value-type="string">
            <text:p>Nome</text:p>
          </table:table-cell>
          <table:table-cell table:style-name="ce41"/>
          <table:table-cell table:style-name="Default"/>
        </table:table-row>
        <table:table-row table:style-name="ro3"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float" office:value="11">
            <text:p>11</text:p>
          </table:table-cell>
          <table:table-cell table:formula="of:=IF([.C4]=11;&quot;▲✦&quot;;IF([.C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float" office:value="11">
            <text:p>11</text:p>
          </table:table-cell>
          <table:table-cell table:formula="of:=IF([.C5]=11;&quot;▲✦&quot;;IF([.C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float" office:value="11">
            <text:p>11</text:p>
          </table:table-cell>
          <table:table-cell table:formula="of:=IF([.C6]=11;&quot;▲✦&quot;;IF([.C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iliotti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table:formula="of:=IF([.C7]=11;&quot;▲✦&quot;;IF([.C7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float" office:value="11">
            <text:p>11</text:p>
          </table:table-cell>
          <table:table-cell table:formula="of:=IF([.C8]=11;&quot;▲✦&quot;;IF([.C8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float" office:value="11">
            <text:p>11</text:p>
          </table:table-cell>
          <table:table-cell table:formula="of:=IF([.C9]=11;&quot;▲✦&quot;;IF([.C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float" office:value="11">
            <text:p>11</text:p>
          </table:table-cell>
          <table:table-cell table:formula="of:=IF([.C10]=11;&quot;▲✦&quot;;IF([.C1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float" office:value="11">
            <text:p>11</text:p>
          </table:table-cell>
          <table:table-cell table:formula="of:=IF([.C11]=11;&quot;▲✦&quot;;IF([.C1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rai</text:p>
          </table:table-cell>
          <table:table-cell office:value-type="string">
            <text:p>Stefania</text:p>
          </table:table-cell>
          <table:table-cell office:value-type="float" office:value="10">
            <text:p>10</text:p>
          </table:table-cell>
          <table:table-cell table:formula="of:=IF([.C12]=11;&quot;▲✦&quot;;IF([.C12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float" office:value="11">
            <text:p>11</text:p>
          </table:table-cell>
          <table:table-cell table:formula="of:=IF([.C13]=11;&quot;▲✦&quot;;IF([.C1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float" office:value="11">
            <text:p>11</text:p>
          </table:table-cell>
          <table:table-cell table:formula="of:=IF([.C14]=11;&quot;▲✦&quot;;IF([.C1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acciuni</text:p>
          </table:table-cell>
          <table:table-cell office:value-type="string">
            <text:p>Domenico</text:p>
          </table:table-cell>
          <table:table-cell office:value-type="float" office:value="1">
            <text:p>1</text:p>
          </table:table-cell>
          <table:table-cell table:formula="of:=IF([.C15]=11;&quot;▲✦&quot;;IF([.C1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float" office:value="11">
            <text:p>11</text:p>
          </table:table-cell>
          <table:table-cell table:formula="of:=IF([.C16]=11;&quot;▲✦&quot;;IF([.C1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float" office:value="11">
            <text:p>11</text:p>
          </table:table-cell>
          <table:table-cell table:formula="of:=IF([.C17]=11;&quot;▲✦&quot;;IF([.C1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float" office:value="11">
            <text:p>11</text:p>
          </table:table-cell>
          <table:table-cell table:formula="of:=IF([.C18]=11;&quot;▲✦&quot;;IF([.C18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float" office:value="11">
            <text:p>11</text:p>
          </table:table-cell>
          <table:table-cell table:formula="of:=IF([.C19]=11;&quot;▲✦&quot;;IF([.C1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iancio</text:p>
          </table:table-cell>
          <table:table-cell office:value-type="string">
            <text:p>Gerolama Maria</text:p>
          </table:table-cell>
          <table:table-cell office:value-type="float" office:value="1">
            <text:p>1</text:p>
          </table:table-cell>
          <table:table-cell table:formula="of:=IF([.C20]=11;&quot;▲✦&quot;;IF([.C20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float" office:value="11">
            <text:p>11</text:p>
          </table:table-cell>
          <table:table-cell table:formula="of:=IF([.C21]=11;&quot;▲✦&quot;;IF([.C2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office:value-type="float" office:value="11">
            <text:p>11</text:p>
          </table:table-cell>
          <table:table-cell table:formula="of:=IF([.C22]=11;&quot;▲✦&quot;;IF([.C2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float" office:value="11">
            <text:p>11</text:p>
          </table:table-cell>
          <table:table-cell table:formula="of:=IF([.C23]=11;&quot;▲✦&quot;;IF([.C2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''Andrea</text:p>
          </table:table-cell>
          <table:table-cell office:value-type="string">
            <text:p>Fabrizio</text:p>
          </table:table-cell>
          <table:table-cell office:value-type="float" office:value="1">
            <text:p>1</text:p>
          </table:table-cell>
          <table:table-cell table:formula="of:=IF([.C24]=11;&quot;▲✦&quot;;IF([.C2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e Gennaro</text:p>
          </table:table-cell>
          <table:table-cell office:value-type="string">
            <text:p>Pietro</text:p>
          </table:table-cell>
          <table:table-cell office:value-type="float" office:value="1">
            <text:p>1</text:p>
          </table:table-cell>
          <table:table-cell table:formula="of:=IF([.C25]=11;&quot;▲✦&quot;;IF([.C2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e Ritis</text:p>
          </table:table-cell>
          <table:table-cell office:value-type="string">
            <text:p>Lorenzo</text:p>
          </table:table-cell>
          <table:table-cell office:value-type="float" office:value="1">
            <text:p>1</text:p>
          </table:table-cell>
          <table:table-cell table:formula="of:=IF([.C26]=11;&quot;▲✦&quot;;IF([.C26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elle Cave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table:formula="of:=IF([.C27]=11;&quot;▲✦&quot;;IF([.C27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float" office:value="11">
            <text:p>11</text:p>
          </table:table-cell>
          <table:table-cell table:formula="of:=IF([.C28]=11;&quot;▲✦&quot;;IF([.C28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i Gati</text:p>
          </table:table-cell>
          <table:table-cell office:value-type="string">
            <text:p>Elsa</text:p>
          </table:table-cell>
          <table:table-cell office:value-type="float" office:value="1">
            <text:p>1</text:p>
          </table:table-cell>
          <table:table-cell table:formula="of:=IF([.C29]=11;&quot;▲✦&quot;;IF([.C29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float" office:value="11">
            <text:p>11</text:p>
          </table:table-cell>
          <table:table-cell table:formula="of:=IF([.C30]=11;&quot;▲✦&quot;;IF([.C3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onfrancesco</text:p>
          </table:table-cell>
          <table:table-cell office:value-type="string">
            <text:p>Isabella</text:p>
          </table:table-cell>
          <table:table-cell office:value-type="float" office:value="10">
            <text:p>10</text:p>
          </table:table-cell>
          <table:table-cell table:formula="of:=IF([.C31]=11;&quot;▲✦&quot;;IF([.C31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float" office:value="11">
            <text:p>11</text:p>
          </table:table-cell>
          <table:table-cell table:formula="of:=IF([.C32]=11;&quot;▲✦&quot;;IF([.C3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arne''</text:p>
          </table:table-cell>
          <table:table-cell office:value-type="string">
            <text:p>Mariangela Evelina</text:p>
          </table:table-cell>
          <table:table-cell office:value-type="float" office:value="1">
            <text:p>1</text:p>
          </table:table-cell>
          <table:table-cell table:formula="of:=IF([.C33]=11;&quot;▲✦&quot;;IF([.C33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float" office:value="11">
            <text:p>11</text:p>
          </table:table-cell>
          <table:table-cell table:formula="of:=IF([.C34]=11;&quot;▲✦&quot;;IF([.C3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float" office:value="11">
            <text:p>11</text:p>
          </table:table-cell>
          <table:table-cell table:formula="of:=IF([.C35]=11;&quot;▲✦&quot;;IF([.C3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float" office:value="11">
            <text:p>11</text:p>
          </table:table-cell>
          <table:table-cell table:formula="of:=IF([.C36]=11;&quot;▲✦&quot;;IF([.C3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Latini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table:formula="of:=IF([.C37]=11;&quot;▲✦&quot;;IF([.C37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Lepore Dubois</text:p>
          </table:table-cell>
          <table:table-cell office:value-type="string">
            <text:p>Gianfranco</text:p>
          </table:table-cell>
          <table:table-cell office:value-type="float" office:value="1">
            <text:p>1</text:p>
          </table:table-cell>
          <table:table-cell table:formula="of:=IF([.C38]=11;&quot;▲✦&quot;;IF([.C3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float" office:value="11">
            <text:p>11</text:p>
          </table:table-cell>
          <table:table-cell table:formula="of:=IF([.C39]=11;&quot;▲✦&quot;;IF([.C3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Lombard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formula="of:=IF([.C40]=11;&quot;▲✦&quot;;IF([.C40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float" office:value="11">
            <text:p>11</text:p>
          </table:table-cell>
          <table:table-cell table:formula="of:=IF([.C41]=11;&quot;▲✦&quot;;IF([.C4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i</text:p>
          </table:table-cell>
          <table:table-cell office:value-type="string">
            <text:p>Silvia</text:p>
          </table:table-cell>
          <table:table-cell office:value-type="float" office:value="1">
            <text:p>1</text:p>
          </table:table-cell>
          <table:table-cell table:formula="of:=IF([.C42]=11;&quot;▲✦&quot;;IF([.C42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float" office:value="11">
            <text:p>11</text:p>
          </table:table-cell>
          <table:table-cell table:formula="of:=IF([.C43]=11;&quot;▲✦&quot;;IF([.C4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ontingelli</text:p>
          </table:table-cell>
          <table:table-cell office:value-type="string">
            <text:p>Saverio</text:p>
          </table:table-cell>
          <table:table-cell office:value-type="float" office:value="1">
            <text:p>1</text:p>
          </table:table-cell>
          <table:table-cell table:formula="of:=IF([.C44]=11;&quot;▲✦&quot;;IF([.C4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float" office:value="11">
            <text:p>11</text:p>
          </table:table-cell>
          <table:table-cell table:formula="of:=IF([.C45]=11;&quot;▲✦&quot;;IF([.C4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float" office:value="11">
            <text:p>11</text:p>
          </table:table-cell>
          <table:table-cell table:formula="of:=IF([.C46]=11;&quot;▲✦&quot;;IF([.C4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Nicosia</text:p>
          </table:table-cell>
          <table:table-cell office:value-type="string">
            <text:p>Aurora</text:p>
          </table:table-cell>
          <table:table-cell office:value-type="float" office:value="10">
            <text:p>10</text:p>
          </table:table-cell>
          <table:table-cell table:formula="of:=IF([.C47]=11;&quot;▲✦&quot;;IF([.C47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Paggio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table:formula="of:=IF([.C48]=11;&quot;▲✦&quot;;IF([.C4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aolisso</text:p>
          </table:table-cell>
          <table:table-cell office:value-type="string">
            <text:p>Ilaria</text:p>
          </table:table-cell>
          <table:table-cell office:value-type="float" office:value="1">
            <text:p>1</text:p>
          </table:table-cell>
          <table:table-cell table:formula="of:=IF([.C49]=11;&quot;▲✦&quot;;IF([.C49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erilli</text:p>
          </table:table-cell>
          <table:table-cell office:value-type="string">
            <text:p>Benedetta</text:p>
          </table:table-cell>
          <table:table-cell office:value-type="float" office:value="1">
            <text:p>1</text:p>
          </table:table-cell>
          <table:table-cell table:formula="of:=IF([.C50]=11;&quot;▲✦&quot;;IF([.C50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ifferi</text:p>
          </table:table-cell>
          <table:table-cell office:value-type="string">
            <text:p>Samuele</text:p>
          </table:table-cell>
          <table:table-cell office:value-type="float" office:value="1">
            <text:p>1</text:p>
          </table:table-cell>
          <table:table-cell table:formula="of:=IF([.C51]=11;&quot;▲✦&quot;;IF([.C51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float" office:value="11">
            <text:p>11</text:p>
          </table:table-cell>
          <table:table-cell table:formula="of:=IF([.C52]=11;&quot;▲✦&quot;;IF([.C5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Pisanu</text:p>
          </table:table-cell>
          <table:table-cell office:value-type="string">
            <text:p>Ilario</text:p>
          </table:table-cell>
          <table:table-cell office:value-type="float" office:value="10">
            <text:p>10</text:p>
          </table:table-cell>
          <table:table-cell table:formula="of:=IF([.C53]=11;&quot;▲✦&quot;;IF([.C53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float" office:value="11">
            <text:p>11</text:p>
          </table:table-cell>
          <table:table-cell table:formula="of:=IF([.C54]=11;&quot;▲✦&quot;;IF([.C5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float" office:value="11">
            <text:p>11</text:p>
          </table:table-cell>
          <table:table-cell table:formula="of:=IF([.C55]=11;&quot;▲✦&quot;;IF([.C5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Riganelli</text:p>
          </table:table-cell>
          <table:table-cell office:value-type="string">
            <text:p>Maria Letizia</text:p>
          </table:table-cell>
          <table:table-cell office:value-type="float" office:value="1">
            <text:p>1</text:p>
          </table:table-cell>
          <table:table-cell table:formula="of:=IF([.C56]=11;&quot;▲✦&quot;;IF([.C56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Rosati</text:p>
          </table:table-cell>
          <table:table-cell office:value-type="string">
            <text:p>Rita</text:p>
          </table:table-cell>
          <table:table-cell office:value-type="float" office:value="1">
            <text:p>1</text:p>
          </table:table-cell>
          <table:table-cell table:formula="of:=IF([.C57]=11;&quot;▲✦&quot;;IF([.C57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Rosella</text:p>
          </table:table-cell>
          <table:table-cell office:value-type="string">
            <text:p>Serena</text:p>
          </table:table-cell>
          <table:table-cell office:value-type="float" office:value="1">
            <text:p>1</text:p>
          </table:table-cell>
          <table:table-cell table:formula="of:=IF([.C58]=11;&quot;▲✦&quot;;IF([.C5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Sabatino</text:p>
          </table:table-cell>
          <table:table-cell office:value-type="string">
            <text:p>Barbara</text:p>
          </table:table-cell>
          <table:table-cell office:value-type="float" office:value="10">
            <text:p>10</text:p>
          </table:table-cell>
          <table:table-cell table:formula="of:=IF([.C59]=11;&quot;▲✦&quot;;IF([.C59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Scafat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table:formula="of:=IF([.C60]=11;&quot;▲✦&quot;;IF([.C60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Scarlino</text:p>
          </table:table-cell>
          <table:table-cell office:value-type="string">
            <text:p>Matteo</text:p>
          </table:table-cell>
          <table:table-cell office:value-type="float" office:value="1">
            <text:p>1</text:p>
          </table:table-cell>
          <table:table-cell table:formula="of:=IF([.C61]=11;&quot;▲✦&quot;;IF([.C61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float" office:value="11">
            <text:p>11</text:p>
          </table:table-cell>
          <table:table-cell table:formula="of:=IF([.C62]=11;&quot;▲✦&quot;;IF([.C6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float" office:value="11">
            <text:p>11</text:p>
          </table:table-cell>
          <table:table-cell table:formula="of:=IF([.C63]=11;&quot;▲✦&quot;;IF([.C6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Tavella</text:p>
          </table:table-cell>
          <table:table-cell office:value-type="string">
            <text:p>Paolo</text:p>
          </table:table-cell>
          <table:table-cell office:value-type="float" office:value="1">
            <text:p>1</text:p>
          </table:table-cell>
          <table:table-cell table:formula="of:=IF([.C64]=11;&quot;▲✦&quot;;IF([.C6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Urbani</text:p>
          </table:table-cell>
          <table:table-cell office:value-type="string">
            <text:p>Alessandra</text:p>
          </table:table-cell>
          <table:table-cell office:value-type="float" office:value="10">
            <text:p>10</text:p>
          </table:table-cell>
          <table:table-cell table:formula="of:=IF([.C65]=11;&quot;▲✦&quot;;IF([.C65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float" office:value="11">
            <text:p>11</text:p>
          </table:table-cell>
          <table:table-cell table:formula="of:=IF([.C66]=11;&quot;▲✦&quot;;IF([.C6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float" office:value="11">
            <text:p>11</text:p>
          </table:table-cell>
          <table:table-cell table:formula="of:=IF([.C67]=11;&quot;▲✦&quot;;IF([.C6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Vernazzaro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table:formula="of:=IF([.C68]=11;&quot;▲✦&quot;;IF([.C6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float" office:value="11">
            <text:p>11</text:p>
          </table:table-cell>
          <table:table-cell table:formula="of:=IF([.C69]=11;&quot;▲✦&quot;;IF([.C69]=10;&quot; ✦&quot;;&quot;▲ &quot;))" office:value-type="string" office:string-value="▲✦">
            <text:p>▲✦</text:p>
          </table:table-cell>
        </table:table-row>
        <table:table-row table:style-name="ro3">
          <table:table-cell table:style-name="ce37" office:value-type="string">
            <text:p>Totale Risultato</text:p>
          </table:table-cell>
          <table:table-cell table:style-name="ce40"/>
          <table:table-cell table:style-name="ce43" office:value-type="float" office:value="479">
            <text:p>479</text:p>
          </table:table-cell>
          <table:table-cell table:style-name="Default"/>
        </table:table-row>
        <table:named-expressions/>
      </table:table>
      <table:table table:name="Giornalisti-29-3LUGLIO" table:style-name="ta1" table:print="false">
        <table:table-column table:style-name="co2" table:number-columns-repeated="5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0">
          <table:table-cell table:style-name="ce45" office:value-type="string">
            <text:p>Cognome</text:p>
          </table:table-cell>
          <table:table-cell table:style-name="ce45" office:value-type="string">
            <text:p>Nome</text:p>
          </table:table-cell>
          <table:table-cell table:style-name="ce45" office:value-type="string">
            <text:p>GIORNO</text:p>
          </table:table-cell>
          <table:table-cell table:style-name="ce45" office:value-type="string">
            <text:p>Codice Fiscale</text:p>
          </table:table-cell>
          <table:table-cell table:style-name="ce45" office:value-type="string">
            <text:p>Numero Iscrizione</text:p>
          </table:table-cell>
          <table:table-cell table:style-name="ce45" office:value-type="string">
            <text:p>NOME</text:p>
          </table:table-cell>
          <table:table-cell office:value-type="string">
            <text:p>NUOVO?</text:p>
          </table:table-cell>
          <table:table-cell office:value-type="string">
            <text:p>N?</text:p>
          </table:table-cell>
          <table:table-cell office:value-type="string">
            <text:p>AG</text:p>
          </table:table-cell>
        </table:table-row>
        <table:table-row table:style-name="ro4">
          <table:table-cell office:value-type="string">
            <text:p>Ambrogi</text:p>
          </table:table-cell>
          <table:table-cell office:value-type="string">
            <text:p>Roberto</text:p>
          </table:table-cell>
          <table:table-cell office:value-type="float" office:value="10">
            <text:p>10</text:p>
          </table:table-cell>
          <table:table-cell office:value-type="string">
            <text:p>MBRRRT47S14H501Z</text:p>
          </table:table-cell>
          <table:table-cell office:value-type="string">
            <text:p>374961</text:p>
          </table:table-cell>
          <table:table-cell table:formula="of:=[.A2] &amp; &quot; &quot; &amp; [.B2]" office:value-type="string" office:string-value="Ambrogi Roberto">
            <text:p>Ambrogi Roberto</text:p>
          </table:table-cell>
          <table:table-cell table:formula="of:=ISNA(VLOOKUP([.F2];['Giornalisti - 25'.O$2:.O$104];1;0))" office:value-type="boolean" office:boolean-value="true">
            <text:p>TRUE</text:p>
          </table:table-cell>
          <table:table-cell table:formula="of:=IF([.G2];1;0)" office:value-type="float" office:value="1">
            <text:p>1</text:p>
          </table:table-cell>
          <table:table-cell table:formula="of:=IF(ISNA(VLOOKUP([.F2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Armeni</text:p>
          </table:table-cell>
          <table:table-cell office:value-type="string">
            <text:p>Cristina</text:p>
          </table:table-cell>
          <table:table-cell office:value-type="float" office:value="10">
            <text:p>10</text:p>
          </table:table-cell>
          <table:table-cell office:value-type="string">
            <text:p>RMNCST61M67H501U</text:p>
          </table:table-cell>
          <table:table-cell office:value-type="string">
            <text:p>375216</text:p>
          </table:table-cell>
          <table:table-cell table:formula="of:=[.A3] &amp; &quot; &quot; &amp; [.B3]" office:value-type="string" office:string-value="Armeni Cristina">
            <text:p>Armeni Cristina</text:p>
          </table:table-cell>
          <table:table-cell table:formula="of:=ISNA(VLOOKUP([.F3];['Giornalisti - 25'.O$2:.O$104];1;0))" office:value-type="boolean" office:boolean-value="true">
            <text:p>TRUE</text:p>
          </table:table-cell>
          <table:table-cell table:formula="of:=IF([.G3];1;0)" office:value-type="float" office:value="1">
            <text:p>1</text:p>
          </table:table-cell>
          <table:table-cell table:formula="of:=IF(ISNA(VLOOKUP([.F3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Benedetti</text:p>
          </table:table-cell>
          <table:table-cell office:value-type="string">
            <text:p>Mirko</text:p>
          </table:table-cell>
          <table:table-cell office:value-type="float" office:value="10">
            <text:p>10</text:p>
          </table:table-cell>
          <table:table-cell office:value-type="string">
            <text:p>BNDMRK70M23H501K</text:p>
          </table:table-cell>
          <table:table-cell office:value-type="string">
            <text:p>375315</text:p>
          </table:table-cell>
          <table:table-cell table:formula="of:=[.A4] &amp; &quot; &quot; &amp; [.B4]" office:value-type="string" office:string-value="Benedetti Mirko">
            <text:p>Benedetti Mirko</text:p>
          </table:table-cell>
          <table:table-cell table:formula="of:=ISNA(VLOOKUP([.F4];['Giornalisti - 25'.O$2:.O$104];1;0))" office:value-type="boolean" office:boolean-value="true">
            <text:p>TRUE</text:p>
          </table:table-cell>
          <table:table-cell table:formula="of:=IF([.G4];1;0)" office:value-type="float" office:value="1">
            <text:p>1</text:p>
          </table:table-cell>
          <table:table-cell table:formula="of:=IF(ISNA(VLOOKUP([.F4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Brafa</text:p>
          </table:table-cell>
          <table:table-cell office:value-type="string">
            <text:p>Petula Maria</text:p>
          </table:table-cell>
          <table:table-cell office:value-type="float" office:value="10">
            <text:p>10</text:p>
          </table:table-cell>
          <table:table-cell office:value-type="string">
            <text:p>BRFPLM74M57D969R</text:p>
          </table:table-cell>
          <table:table-cell office:value-type="string">
            <text:p>374794</text:p>
          </table:table-cell>
          <table:table-cell table:formula="of:=[.A5] &amp; &quot; &quot; &amp; [.B5]" office:value-type="string" office:string-value="Brafa Petula Maria">
            <text:p>Brafa Petula Maria</text:p>
          </table:table-cell>
          <table:table-cell table:formula="of:=ISNA(VLOOKUP([.F5];['Giornalisti - 25'.O$2:.O$104];1;0))" office:value-type="boolean" office:boolean-value="true">
            <text:p>TRUE</text:p>
          </table:table-cell>
          <table:table-cell table:formula="of:=IF([.G5];1;0)" office:value-type="float" office:value="1">
            <text:p>1</text:p>
          </table:table-cell>
          <table:table-cell table:formula="of:=IF(ISNA(VLOOKUP([.F5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Cantalupo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office:value-type="string">
            <text:p>CNTFNC56P26H501O</text:p>
          </table:table-cell>
          <table:table-cell office:value-type="string">
            <text:p>375051</text:p>
          </table:table-cell>
          <table:table-cell table:formula="of:=[.A6] &amp; &quot; &quot; &amp; [.B6]" office:value-type="string" office:string-value="Cantalupo Francesco">
            <text:p>Cantalupo Francesco</text:p>
          </table:table-cell>
          <table:table-cell table:formula="of:=ISNA(VLOOKUP([.F6];['Giornalisti - 25'.O$2:.O$104];1;0))" office:value-type="boolean" office:boolean-value="true">
            <text:p>TRUE</text:p>
          </table:table-cell>
          <table:table-cell table:formula="of:=IF([.G6];1;0)" office:value-type="float" office:value="1">
            <text:p>1</text:p>
          </table:table-cell>
          <table:table-cell table:formula="of:=IF(ISNA(VLOOKUP([.F6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Ciraci''</text:p>
          </table:table-cell>
          <table:table-cell office:value-type="string">
            <text:p>Marianna Francesca</text:p>
          </table:table-cell>
          <table:table-cell office:value-type="float" office:value="10">
            <text:p>10</text:p>
          </table:table-cell>
          <table:table-cell office:value-type="string">
            <text:p>CRCMNN72T45C424O</text:p>
          </table:table-cell>
          <table:table-cell office:value-type="string">
            <text:p>375113</text:p>
          </table:table-cell>
          <table:table-cell table:formula="of:=[.A7] &amp; &quot; &quot; &amp; [.B7]" office:value-type="string" office:string-value="Ciraci'' Marianna Francesca">
            <text:p>Ciraci'' Marianna Francesca</text:p>
          </table:table-cell>
          <table:table-cell table:formula="of:=ISNA(VLOOKUP([.F7];['Giornalisti - 25'.O$2:.O$104];1;0))" office:value-type="boolean" office:boolean-value="true">
            <text:p>TRUE</text:p>
          </table:table-cell>
          <table:table-cell table:formula="of:=IF([.G7];1;0)" office:value-type="float" office:value="1">
            <text:p>1</text:p>
          </table:table-cell>
          <table:table-cell table:formula="of:=IF(ISNA(VLOOKUP([.F7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De Vizia</text:p>
          </table:table-cell>
          <table:table-cell office:value-type="string">
            <text:p>Federica</text:p>
          </table:table-cell>
          <table:table-cell office:value-type="float" office:value="10">
            <text:p>10</text:p>
          </table:table-cell>
          <table:table-cell office:value-type="string">
            <text:p>DVZFRC82R66A783S</text:p>
          </table:table-cell>
          <table:table-cell office:value-type="string">
            <text:p>374894</text:p>
          </table:table-cell>
          <table:table-cell table:formula="of:=[.A8] &amp; &quot; &quot; &amp; [.B8]" office:value-type="string" office:string-value="De Vizia Federica">
            <text:p>De Vizia Federica</text:p>
          </table:table-cell>
          <table:table-cell table:formula="of:=ISNA(VLOOKUP([.F8];['Giornalisti - 25'.O$2:.O$104];1;0))" office:value-type="boolean" office:boolean-value="true">
            <text:p>TRUE</text:p>
          </table:table-cell>
          <table:table-cell table:formula="of:=IF([.G8];1;0)" office:value-type="float" office:value="1">
            <text:p>1</text:p>
          </table:table-cell>
          <table:table-cell table:formula="of:=IF(ISNA(VLOOKUP([.F8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Davoli</text:p>
          </table:table-cell>
          <table:table-cell office:value-type="string">
            <text:p>Letizia</text:p>
          </table:table-cell>
          <table:table-cell office:value-type="float" office:value="10">
            <text:p>10</text:p>
          </table:table-cell>
          <table:table-cell office:value-type="string">
            <text:p>DVLLTZ69T68H223K</text:p>
          </table:table-cell>
          <table:table-cell office:value-type="string">
            <text:p>374903</text:p>
          </table:table-cell>
          <table:table-cell table:formula="of:=[.A9] &amp; &quot; &quot; &amp; [.B9]" office:value-type="string" office:string-value="Davoli Letizia">
            <text:p>Davoli Letizia</text:p>
          </table:table-cell>
          <table:table-cell table:formula="of:=ISNA(VLOOKUP([.F9];['Giornalisti - 25'.O$2:.O$104];1;0))" office:value-type="boolean" office:boolean-value="true">
            <text:p>TRUE</text:p>
          </table:table-cell>
          <table:table-cell table:formula="of:=IF([.G9];1;0)" office:value-type="float" office:value="1">
            <text:p>1</text:p>
          </table:table-cell>
          <table:table-cell table:formula="of:=IF(ISNA(VLOOKUP([.F9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Di Gianvito</text:p>
          </table:table-cell>
          <table:table-cell office:value-type="string">
            <text:p>Maria Lavinia</text:p>
          </table:table-cell>
          <table:table-cell office:value-type="float" office:value="10">
            <text:p>10</text:p>
          </table:table-cell>
          <table:table-cell office:value-type="string">
            <text:p>DGNMLV60B59G482J</text:p>
          </table:table-cell>
          <table:table-cell office:value-type="string">
            <text:p>374899</text:p>
          </table:table-cell>
          <table:table-cell table:formula="of:=[.A10] &amp; &quot; &quot; &amp; [.B10]" office:value-type="string" office:string-value="Di Gianvito Maria Lavinia">
            <text:p>Di Gianvito Maria Lavinia</text:p>
          </table:table-cell>
          <table:table-cell table:formula="of:=ISNA(VLOOKUP([.F10];['Giornalisti - 25'.O$2:.O$104];1;0))" office:value-type="boolean" office:boolean-value="true">
            <text:p>TRUE</text:p>
          </table:table-cell>
          <table:table-cell table:formula="of:=IF([.G10];1;0)" office:value-type="float" office:value="1">
            <text:p>1</text:p>
          </table:table-cell>
          <table:table-cell table:formula="of:=IF(ISNA(VLOOKUP([.F10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Di Gangi</text:p>
          </table:table-cell>
          <table:table-cell office:value-type="string">
            <text:p>Gianpaolo</text:p>
          </table:table-cell>
          <table:table-cell office:value-type="float" office:value="10">
            <text:p>10</text:p>
          </table:table-cell>
          <table:table-cell office:value-type="string">
            <text:p>DGNGPL70H24F839Q</text:p>
          </table:table-cell>
          <table:table-cell office:value-type="string">
            <text:p>374805</text:p>
          </table:table-cell>
          <table:table-cell table:formula="of:=[.A11] &amp; &quot; &quot; &amp; [.B11]" office:value-type="string" office:string-value="Di Gangi Gianpaolo">
            <text:p>Di Gangi Gianpaolo</text:p>
          </table:table-cell>
          <table:table-cell table:formula="of:=ISNA(VLOOKUP([.F11];['Giornalisti - 25'.O$2:.O$104];1;0))" office:value-type="boolean" office:boolean-value="true">
            <text:p>TRUE</text:p>
          </table:table-cell>
          <table:table-cell table:formula="of:=IF([.G11];1;0)" office:value-type="float" office:value="1">
            <text:p>1</text:p>
          </table:table-cell>
          <table:table-cell table:formula="of:=IF(ISNA(VLOOKUP([.F11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Ferrarelli</text:p>
          </table:table-cell>
          <table:table-cell office:value-type="string">
            <text:p>Laura</text:p>
          </table:table-cell>
          <table:table-cell office:value-type="float" office:value="10">
            <text:p>10</text:p>
          </table:table-cell>
          <table:table-cell office:value-type="string">
            <text:p>FRRLRA84L44F839P</text:p>
          </table:table-cell>
          <table:table-cell office:value-type="string">
            <text:p>375225</text:p>
          </table:table-cell>
          <table:table-cell table:formula="of:=[.A12] &amp; &quot; &quot; &amp; [.B12]" office:value-type="string" office:string-value="Ferrarelli Laura">
            <text:p>Ferrarelli Laura</text:p>
          </table:table-cell>
          <table:table-cell table:formula="of:=ISNA(VLOOKUP([.F12];['Giornalisti - 25'.O$2:.O$104];1;0))" office:value-type="boolean" office:boolean-value="true">
            <text:p>TRUE</text:p>
          </table:table-cell>
          <table:table-cell table:formula="of:=IF([.G12];1;0)" office:value-type="float" office:value="1">
            <text:p>1</text:p>
          </table:table-cell>
          <table:table-cell table:formula="of:=IF(ISNA(VLOOKUP([.F12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Grasso</text:p>
          </table:table-cell>
          <table:table-cell office:value-type="string">
            <text:p>Giovanna</text:p>
          </table:table-cell>
          <table:table-cell office:value-type="float" office:value="10">
            <text:p>10</text:p>
          </table:table-cell>
          <table:table-cell office:value-type="string">
            <text:p>GRSGNN66P52H501H</text:p>
          </table:table-cell>
          <table:table-cell office:value-type="string">
            <text:p>374876</text:p>
          </table:table-cell>
          <table:table-cell table:formula="of:=[.A13] &amp; &quot; &quot; &amp; [.B13]" office:value-type="string" office:string-value="Grasso Giovanna">
            <text:p>Grasso Giovanna</text:p>
          </table:table-cell>
          <table:table-cell table:formula="of:=ISNA(VLOOKUP([.F13];['Giornalisti - 25'.O$2:.O$104];1;0))" office:value-type="boolean" office:boolean-value="true">
            <text:p>TRUE</text:p>
          </table:table-cell>
          <table:table-cell table:formula="of:=IF([.G13];1;0)" office:value-type="float" office:value="1">
            <text:p>1</text:p>
          </table:table-cell>
          <table:table-cell table:formula="of:=IF(ISNA(VLOOKUP([.F13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Impallomeni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office:value-type="string">
            <text:p>MPLSFN67R24H501M</text:p>
          </table:table-cell>
          <table:table-cell office:value-type="string">
            <text:p>375123</text:p>
          </table:table-cell>
          <table:table-cell table:formula="of:=[.A14] &amp; &quot; &quot; &amp; [.B14]" office:value-type="string" office:string-value="Impallomeni Stefano">
            <text:p>Impallomeni Stefano</text:p>
          </table:table-cell>
          <table:table-cell table:formula="of:=ISNA(VLOOKUP([.F14];['Giornalisti - 25'.O$2:.O$104];1;0))" office:value-type="boolean" office:boolean-value="true">
            <text:p>TRUE</text:p>
          </table:table-cell>
          <table:table-cell table:formula="of:=IF([.G14];1;0)" office:value-type="float" office:value="1">
            <text:p>1</text:p>
          </table:table-cell>
          <table:table-cell table:formula="of:=IF(ISNA(VLOOKUP([.F14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Iacovella</text:p>
          </table:table-cell>
          <table:table-cell office:value-type="string">
            <text:p>Vittoria</text:p>
          </table:table-cell>
          <table:table-cell office:value-type="float" office:value="10">
            <text:p>10</text:p>
          </table:table-cell>
          <table:table-cell office:value-type="string">
            <text:p>CVLVTR79M65E243J</text:p>
          </table:table-cell>
          <table:table-cell office:value-type="string">
            <text:p>374954</text:p>
          </table:table-cell>
          <table:table-cell table:formula="of:=[.A15] &amp; &quot; &quot; &amp; [.B15]" office:value-type="string" office:string-value="Iacovella Vittoria">
            <text:p>Iacovella Vittoria</text:p>
          </table:table-cell>
          <table:table-cell table:formula="of:=ISNA(VLOOKUP([.F15];['Giornalisti - 25'.O$2:.O$104];1;0))" office:value-type="boolean" office:boolean-value="true">
            <text:p>TRUE</text:p>
          </table:table-cell>
          <table:table-cell table:formula="of:=IF([.G15];1;0)" office:value-type="float" office:value="1">
            <text:p>1</text:p>
          </table:table-cell>
          <table:table-cell table:formula="of:=IF(ISNA(VLOOKUP([.F15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Guadagnini</text:p>
          </table:table-cell>
          <table:table-cell office:value-type="string">
            <text:p>Rossella</text:p>
          </table:table-cell>
          <table:table-cell office:value-type="float" office:value="10">
            <text:p>10</text:p>
          </table:table-cell>
          <table:table-cell office:value-type="string">
            <text:p>GDGRSL59T51H501E</text:p>
          </table:table-cell>
          <table:table-cell office:value-type="string">
            <text:p>375116</text:p>
          </table:table-cell>
          <table:table-cell table:formula="of:=[.A16] &amp; &quot; &quot; &amp; [.B16]" office:value-type="string" office:string-value="Guadagnini Rossella">
            <text:p>Guadagnini Rossella</text:p>
          </table:table-cell>
          <table:table-cell table:formula="of:=ISNA(VLOOKUP([.F16];['Giornalisti - 25'.O$2:.O$104];1;0))" office:value-type="boolean" office:boolean-value="true">
            <text:p>TRUE</text:p>
          </table:table-cell>
          <table:table-cell table:formula="of:=IF([.G16];1;0)" office:value-type="float" office:value="1">
            <text:p>1</text:p>
          </table:table-cell>
          <table:table-cell table:formula="of:=IF(ISNA(VLOOKUP([.F16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La Civita</text:p>
          </table:table-cell>
          <table:table-cell office:value-type="string">
            <text:p>Stefania</text:p>
          </table:table-cell>
          <table:table-cell office:value-type="float" office:value="10">
            <text:p>10</text:p>
          </table:table-cell>
          <table:table-cell office:value-type="string">
            <text:p>LCVSFN74D46I804N</text:p>
          </table:table-cell>
          <table:table-cell office:value-type="string">
            <text:p>375309</text:p>
          </table:table-cell>
          <table:table-cell table:formula="of:=[.A17] &amp; &quot; &quot; &amp; [.B17]" office:value-type="string" office:string-value="La Civita Stefania">
            <text:p>La Civita Stefania</text:p>
          </table:table-cell>
          <table:table-cell table:formula="of:=ISNA(VLOOKUP([.F17];['Giornalisti - 25'.O$2:.O$104];1;0))" office:value-type="boolean" office:boolean-value="true">
            <text:p>TRUE</text:p>
          </table:table-cell>
          <table:table-cell table:formula="of:=IF([.G17];1;0)" office:value-type="float" office:value="1">
            <text:p>1</text:p>
          </table:table-cell>
          <table:table-cell table:formula="of:=IF(ISNA(VLOOKUP([.F17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La Scala</text:p>
          </table:table-cell>
          <table:table-cell office:value-type="string">
            <text:p>Elisabetta</text:p>
          </table:table-cell>
          <table:table-cell office:value-type="float" office:value="10">
            <text:p>10</text:p>
          </table:table-cell>
          <table:table-cell office:value-type="string">
            <text:p>LSCLBT69T70L219L</text:p>
          </table:table-cell>
          <table:table-cell office:value-type="string">
            <text:p>375325</text:p>
          </table:table-cell>
          <table:table-cell table:formula="of:=[.A18] &amp; &quot; &quot; &amp; [.B18]" office:value-type="string" office:string-value="La Scala Elisabetta">
            <text:p>La Scala Elisabetta</text:p>
          </table:table-cell>
          <table:table-cell table:formula="of:=ISNA(VLOOKUP([.F18];['Giornalisti - 25'.O$2:.O$104];1;0))" office:value-type="boolean" office:boolean-value="true">
            <text:p>TRUE</text:p>
          </table:table-cell>
          <table:table-cell table:formula="of:=IF([.G18];1;0)" office:value-type="float" office:value="1">
            <text:p>1</text:p>
          </table:table-cell>
          <table:table-cell table:formula="of:=IF(ISNA(VLOOKUP([.F18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Morello</text:p>
          </table:table-cell>
          <table:table-cell office:value-type="string">
            <text:p>Giovanni</text:p>
          </table:table-cell>
          <table:table-cell office:value-type="float" office:value="10">
            <text:p>10</text:p>
          </table:table-cell>
          <table:table-cell office:value-type="string">
            <text:p>MRLGNN72P05H501D</text:p>
          </table:table-cell>
          <table:table-cell office:value-type="string">
            <text:p>374893</text:p>
          </table:table-cell>
          <table:table-cell table:formula="of:=[.A19] &amp; &quot; &quot; &amp; [.B19]" office:value-type="string" office:string-value="Morello Giovanni">
            <text:p>Morello Giovanni</text:p>
          </table:table-cell>
          <table:table-cell table:formula="of:=ISNA(VLOOKUP([.F19];['Giornalisti - 25'.O$2:.O$104];1;0))" office:value-type="boolean" office:boolean-value="true">
            <text:p>TRUE</text:p>
          </table:table-cell>
          <table:table-cell table:formula="of:=IF([.G19];1;0)" office:value-type="float" office:value="1">
            <text:p>1</text:p>
          </table:table-cell>
          <table:table-cell table:formula="of:=IF(ISNA(VLOOKUP([.F19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Paruolo</text:p>
          </table:table-cell>
          <table:table-cell office:value-type="string">
            <text:p>Silvana</text:p>
          </table:table-cell>
          <table:table-cell office:value-type="float" office:value="10">
            <text:p>10</text:p>
          </table:table-cell>
          <table:table-cell office:value-type="string">
            <text:p>PRLSVN53S46H703N</text:p>
          </table:table-cell>
          <table:table-cell office:value-type="string">
            <text:p>375044</text:p>
          </table:table-cell>
          <table:table-cell table:formula="of:=[.A20] &amp; &quot; &quot; &amp; [.B20]" office:value-type="string" office:string-value="Paruolo Silvana">
            <text:p>Paruolo Silvana</text:p>
          </table:table-cell>
          <table:table-cell table:formula="of:=ISNA(VLOOKUP([.F20];['Giornalisti - 25'.O$2:.O$104];1;0))" office:value-type="boolean" office:boolean-value="true">
            <text:p>TRUE</text:p>
          </table:table-cell>
          <table:table-cell table:formula="of:=IF([.G20];1;0)" office:value-type="float" office:value="1">
            <text:p>1</text:p>
          </table:table-cell>
          <table:table-cell table:formula="of:=IF(ISNA(VLOOKUP([.F20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Persia</text:p>
          </table:table-cell>
          <table:table-cell office:value-type="string">
            <text:p>Cristiana</text:p>
          </table:table-cell>
          <table:table-cell office:value-type="float" office:value="10">
            <text:p>10</text:p>
          </table:table-cell>
          <table:table-cell office:value-type="string">
            <text:p>PRSCST67S55H501H</text:p>
          </table:table-cell>
          <table:table-cell office:value-type="string">
            <text:p>374996</text:p>
          </table:table-cell>
          <table:table-cell table:formula="of:=[.A21] &amp; &quot; &quot; &amp; [.B21]" office:value-type="string" office:string-value="Persia Cristiana">
            <text:p>Persia Cristiana</text:p>
          </table:table-cell>
          <table:table-cell table:formula="of:=ISNA(VLOOKUP([.F21];['Giornalisti - 25'.O$2:.O$104];1;0))" office:value-type="boolean" office:boolean-value="true">
            <text:p>TRUE</text:p>
          </table:table-cell>
          <table:table-cell table:formula="of:=IF([.G21];1;0)" office:value-type="float" office:value="1">
            <text:p>1</text:p>
          </table:table-cell>
          <table:table-cell table:formula="of:=IF(ISNA(VLOOKUP([.F21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Saba</text:p>
          </table:table-cell>
          <table:table-cell office:value-type="string">
            <text:p>Giorgio</text:p>
          </table:table-cell>
          <table:table-cell office:value-type="float" office:value="10">
            <text:p>10</text:p>
          </table:table-cell>
          <table:table-cell office:value-type="string">
            <text:p>SBAGRG57T09H501F</text:p>
          </table:table-cell>
          <table:table-cell office:value-type="string">
            <text:p>375149</text:p>
          </table:table-cell>
          <table:table-cell table:formula="of:=[.A22] &amp; &quot; &quot; &amp; [.B22]" office:value-type="string" office:string-value="Saba Giorgio">
            <text:p>Saba Giorgio</text:p>
          </table:table-cell>
          <table:table-cell table:formula="of:=ISNA(VLOOKUP([.F22];['Giornalisti - 25'.O$2:.O$104];1;0))" office:value-type="boolean" office:boolean-value="true">
            <text:p>TRUE</text:p>
          </table:table-cell>
          <table:table-cell table:formula="of:=IF([.G22];1;0)" office:value-type="float" office:value="1">
            <text:p>1</text:p>
          </table:table-cell>
          <table:table-cell table:formula="of:=IF(ISNA(VLOOKUP([.F22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Ronconi</text:p>
          </table:table-cell>
          <table:table-cell office:value-type="string">
            <text:p>Rossella</text:p>
          </table:table-cell>
          <table:table-cell office:value-type="float" office:value="10">
            <text:p>10</text:p>
          </table:table-cell>
          <table:table-cell office:value-type="string">
            <text:p>RNCRSL57S41F656M</text:p>
          </table:table-cell>
          <table:table-cell office:value-type="string">
            <text:p>375015</text:p>
          </table:table-cell>
          <table:table-cell table:formula="of:=[.A23] &amp; &quot; &quot; &amp; [.B23]" office:value-type="string" office:string-value="Ronconi Rossella">
            <text:p>Ronconi Rossella</text:p>
          </table:table-cell>
          <table:table-cell table:formula="of:=ISNA(VLOOKUP([.F23];['Giornalisti - 25'.O$2:.O$104];1;0))" office:value-type="boolean" office:boolean-value="true">
            <text:p>TRUE</text:p>
          </table:table-cell>
          <table:table-cell table:formula="of:=IF([.G23];1;0)" office:value-type="float" office:value="1">
            <text:p>1</text:p>
          </table:table-cell>
          <table:table-cell table:formula="of:=IF(ISNA(VLOOKUP([.F23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Savone</text:p>
          </table:table-cell>
          <table:table-cell office:value-type="string">
            <text:p>Fausta</text:p>
          </table:table-cell>
          <table:table-cell office:value-type="float" office:value="10">
            <text:p>10</text:p>
          </table:table-cell>
          <table:table-cell office:value-type="string">
            <text:p>SVNFST58R46A269N</text:p>
          </table:table-cell>
          <table:table-cell office:value-type="string">
            <text:p>375260</text:p>
          </table:table-cell>
          <table:table-cell table:formula="of:=[.A24] &amp; &quot; &quot; &amp; [.B24]" office:value-type="string" office:string-value="Savone Fausta">
            <text:p>Savone Fausta</text:p>
          </table:table-cell>
          <table:table-cell table:formula="of:=ISNA(VLOOKUP([.F24];['Giornalisti - 25'.O$2:.O$104];1;0))" office:value-type="boolean" office:boolean-value="true">
            <text:p>TRUE</text:p>
          </table:table-cell>
          <table:table-cell table:formula="of:=IF([.G24];1;0)" office:value-type="float" office:value="1">
            <text:p>1</text:p>
          </table:table-cell>
          <table:table-cell table:formula="of:=IF(ISNA(VLOOKUP([.F24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Savi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office:value-type="string">
            <text:p>SVANTN61L12H501Q</text:p>
          </table:table-cell>
          <table:table-cell office:value-type="string">
            <text:p>375241</text:p>
          </table:table-cell>
          <table:table-cell table:formula="of:=[.A25] &amp; &quot; &quot; &amp; [.B25]" office:value-type="string" office:string-value="Savi Antonio">
            <text:p>Savi Antonio</text:p>
          </table:table-cell>
          <table:table-cell table:formula="of:=ISNA(VLOOKUP([.F25];['Giornalisti - 25'.O$2:.O$104];1;0))" office:value-type="boolean" office:boolean-value="true">
            <text:p>TRUE</text:p>
          </table:table-cell>
          <table:table-cell table:formula="of:=IF([.G25];1;0)" office:value-type="float" office:value="1">
            <text:p>1</text:p>
          </table:table-cell>
          <table:table-cell table:formula="of:=IF(ISNA(VLOOKUP([.F25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Stella</text:p>
          </table:table-cell>
          <table:table-cell office:value-type="string">
            <text:p>Elia</text:p>
          </table:table-cell>
          <table:table-cell office:value-type="float" office:value="10">
            <text:p>10</text:p>
          </table:table-cell>
          <table:table-cell office:value-type="string">
            <text:p>STLLEI52C66E958X</text:p>
          </table:table-cell>
          <table:table-cell office:value-type="string">
            <text:p>375163</text:p>
          </table:table-cell>
          <table:table-cell table:formula="of:=[.A26] &amp; &quot; &quot; &amp; [.B26]" office:value-type="string" office:string-value="Stella Elia">
            <text:p>Stella Elia</text:p>
          </table:table-cell>
          <table:table-cell table:formula="of:=ISNA(VLOOKUP([.F26];['Giornalisti - 25'.O$2:.O$104];1;0))" office:value-type="boolean" office:boolean-value="true">
            <text:p>TRUE</text:p>
          </table:table-cell>
          <table:table-cell table:formula="of:=IF([.G26];1;0)" office:value-type="float" office:value="1">
            <text:p>1</text:p>
          </table:table-cell>
          <table:table-cell table:formula="of:=IF(ISNA(VLOOKUP([.F26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Venditti</text:p>
          </table:table-cell>
          <table:table-cell office:value-type="string">
            <text:p>Giovanni</text:p>
          </table:table-cell>
          <table:table-cell office:value-type="float" office:value="10">
            <text:p>10</text:p>
          </table:table-cell>
          <table:table-cell office:value-type="string">
            <text:p>VNDGNN46R22H501P</text:p>
          </table:table-cell>
          <table:table-cell office:value-type="string">
            <text:p>374823</text:p>
          </table:table-cell>
          <table:table-cell table:formula="of:=[.A27] &amp; &quot; &quot; &amp; [.B27]" office:value-type="string" office:string-value="Venditti Giovanni">
            <text:p>Venditti Giovanni</text:p>
          </table:table-cell>
          <table:table-cell table:formula="of:=ISNA(VLOOKUP([.F27];['Giornalisti - 25'.O$2:.O$104];1;0))" office:value-type="boolean" office:boolean-value="true">
            <text:p>TRUE</text:p>
          </table:table-cell>
          <table:table-cell table:formula="of:=IF([.G27];1;0)" office:value-type="float" office:value="1">
            <text:p>1</text:p>
          </table:table-cell>
          <table:table-cell table:formula="of:=IF(ISNA(VLOOKUP([.F27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Valori</text:p>
          </table:table-cell>
          <table:table-cell office:value-type="string">
            <text:p>Giovanna</text:p>
          </table:table-cell>
          <table:table-cell office:value-type="float" office:value="10">
            <text:p>10</text:p>
          </table:table-cell>
          <table:table-cell office:value-type="string">
            <text:p>VLRGNN66C57H501G</text:p>
          </table:table-cell>
          <table:table-cell office:value-type="string">
            <text:p>375302</text:p>
          </table:table-cell>
          <table:table-cell table:formula="of:=[.A28] &amp; &quot; &quot; &amp; [.B28]" office:value-type="string" office:string-value="Valori Giovanna">
            <text:p>Valori Giovanna</text:p>
          </table:table-cell>
          <table:table-cell table:formula="of:=ISNA(VLOOKUP([.F28];['Giornalisti - 25'.O$2:.O$104];1;0))" office:value-type="boolean" office:boolean-value="true">
            <text:p>TRUE</text:p>
          </table:table-cell>
          <table:table-cell table:formula="of:=IF([.G28];1;0)" office:value-type="float" office:value="1">
            <text:p>1</text:p>
          </table:table-cell>
          <table:table-cell table:formula="of:=IF(ISNA(VLOOKUP([.F28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Vitali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office:value-type="string">
            <text:p>VTLFNC73C15G479M</text:p>
          </table:table-cell>
          <table:table-cell office:value-type="string">
            <text:p>375320</text:p>
          </table:table-cell>
          <table:table-cell table:formula="of:=[.A29] &amp; &quot; &quot; &amp; [.B29]" office:value-type="string" office:string-value="Vitali Francesco">
            <text:p>Vitali Francesco</text:p>
          </table:table-cell>
          <table:table-cell table:formula="of:=ISNA(VLOOKUP([.F29];['Giornalisti - 25'.O$2:.O$104];1;0))" office:value-type="boolean" office:boolean-value="true">
            <text:p>TRUE</text:p>
          </table:table-cell>
          <table:table-cell table:formula="of:=IF([.G29];1;0)" office:value-type="float" office:value="1">
            <text:p>1</text:p>
          </table:table-cell>
          <table:table-cell table:formula="of:=IF(ISNA(VLOOKUP([.F29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float" office:value="10">
            <text:p>10</text:p>
          </table:table-cell>
          <table:table-cell office:value-type="string">
            <text:p>LBANNL70C58H096Y</text:p>
          </table:table-cell>
          <table:table-cell office:value-type="string">
            <text:p>370401</text:p>
          </table:table-cell>
          <table:table-cell table:formula="of:=[.A30] &amp; &quot; &quot; &amp; [.B30]" office:value-type="string" office:string-value="Alba Antonella Giovanna">
            <text:p>Alba Antonella Giovanna</text:p>
          </table:table-cell>
          <table:table-cell table:formula="of:=ISNA(VLOOKUP([.F30];['Giornalisti - 25'.O$2:.O$104];1;0))" office:value-type="boolean" office:boolean-value="false">
            <text:p>FALSE</text:p>
          </table:table-cell>
          <table:table-cell table:formula="of:=IF([.G30];1;0)" office:value-type="float" office:value="0">
            <text:p>0</text:p>
          </table:table-cell>
          <table:table-cell table:formula="of:=IF(ISNA(VLOOKUP([.F30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float" office:value="10">
            <text:p>10</text:p>
          </table:table-cell>
          <table:table-cell office:value-type="string">
            <text:p>LBNMHL74E49H501K</text:p>
          </table:table-cell>
          <table:table-cell office:value-type="string">
            <text:p>368416</text:p>
          </table:table-cell>
          <table:table-cell table:formula="of:=[.A31] &amp; &quot; &quot; &amp; [.B31]" office:value-type="string" office:string-value="Albanese Michela">
            <text:p>Albanese Michela</text:p>
          </table:table-cell>
          <table:table-cell table:formula="of:=ISNA(VLOOKUP([.F31];['Giornalisti - 25'.O$2:.O$104];1;0))" office:value-type="boolean" office:boolean-value="false">
            <text:p>FALSE</text:p>
          </table:table-cell>
          <table:table-cell table:formula="of:=IF([.G31];1;0)" office:value-type="float" office:value="0">
            <text:p>0</text:p>
          </table:table-cell>
          <table:table-cell table:formula="of:=IF(ISNA(VLOOKUP([.F3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Amato</text:p>
          </table:table-cell>
          <table:table-cell office:value-type="string">
            <text:p>Guido</text:p>
          </table:table-cell>
          <table:table-cell office:value-type="float" office:value="10">
            <text:p>10</text:p>
          </table:table-cell>
          <table:table-cell office:value-type="string">
            <text:p>MTAGDU61T19E625B</text:p>
          </table:table-cell>
          <table:table-cell office:value-type="string">
            <text:p>374480</text:p>
          </table:table-cell>
          <table:table-cell table:formula="of:=[.A32] &amp; &quot; &quot; &amp; [.B32]" office:value-type="string" office:string-value="Amato Guido">
            <text:p>Amato Guido</text:p>
          </table:table-cell>
          <table:table-cell table:formula="of:=ISNA(VLOOKUP([.F32];['Giornalisti - 25'.O$2:.O$104];1;0))" office:value-type="boolean" office:boolean-value="false">
            <text:p>FALSE</text:p>
          </table:table-cell>
          <table:table-cell table:formula="of:=IF([.G32];1;0)" office:value-type="float" office:value="0">
            <text:p>0</text:p>
          </table:table-cell>
          <table:table-cell table:formula="of:=IF(ISNA(VLOOKUP([.F32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Angelicchio</text:p>
          </table:table-cell>
          <table:table-cell office:value-type="string">
            <text:p>Fabio Mario</text:p>
          </table:table-cell>
          <table:table-cell office:value-type="float" office:value="10">
            <text:p>10</text:p>
          </table:table-cell>
          <table:table-cell office:value-type="string">
            <text:p>NGLFMR61B01H501C</text:p>
          </table:table-cell>
          <table:table-cell office:value-type="string">
            <text:p>374442</text:p>
          </table:table-cell>
          <table:table-cell table:formula="of:=[.A33] &amp; &quot; &quot; &amp; [.B33]" office:value-type="string" office:string-value="Angelicchio Fabio Mario">
            <text:p>Angelicchio Fabio Mario</text:p>
          </table:table-cell>
          <table:table-cell table:formula="of:=ISNA(VLOOKUP([.F33];['Giornalisti - 25'.O$2:.O$104];1;0))" office:value-type="boolean" office:boolean-value="false">
            <text:p>FALSE</text:p>
          </table:table-cell>
          <table:table-cell table:formula="of:=IF([.G33];1;0)" office:value-type="float" office:value="0">
            <text:p>0</text:p>
          </table:table-cell>
          <table:table-cell table:formula="of:=IF(ISNA(VLOOKUP([.F3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Antonellis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office:value-type="string">
            <text:p>NTNMRC70S21H501C</text:p>
          </table:table-cell>
          <table:table-cell office:value-type="string">
            <text:p>374404</text:p>
          </table:table-cell>
          <table:table-cell table:formula="of:=[.A34] &amp; &quot; &quot; &amp; [.B34]" office:value-type="string" office:string-value="Antonellis Marco">
            <text:p>Antonellis Marco</text:p>
          </table:table-cell>
          <table:table-cell table:formula="of:=ISNA(VLOOKUP([.F34];['Giornalisti - 25'.O$2:.O$104];1;0))" office:value-type="boolean" office:boolean-value="false">
            <text:p>FALSE</text:p>
          </table:table-cell>
          <table:table-cell table:formula="of:=IF([.G34];1;0)" office:value-type="float" office:value="0">
            <text:p>0</text:p>
          </table:table-cell>
          <table:table-cell table:formula="of:=IF(ISNA(VLOOKUP([.F3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Arcese</text:p>
          </table:table-cell>
          <table:table-cell office:value-type="string">
            <text:p>Massimo</text:p>
          </table:table-cell>
          <table:table-cell office:value-type="float" office:value="10">
            <text:p>10</text:p>
          </table:table-cell>
          <table:table-cell office:value-type="string">
            <text:p>RCSMSM57B02D810D</text:p>
          </table:table-cell>
          <table:table-cell office:value-type="string">
            <text:p>374624</text:p>
          </table:table-cell>
          <table:table-cell table:formula="of:=[.A35] &amp; &quot; &quot; &amp; [.B35]" office:value-type="string" office:string-value="Arcese Massimo">
            <text:p>Arcese Massimo</text:p>
          </table:table-cell>
          <table:table-cell table:formula="of:=ISNA(VLOOKUP([.F35];['Giornalisti - 25'.O$2:.O$104];1;0))" office:value-type="boolean" office:boolean-value="false">
            <text:p>FALSE</text:p>
          </table:table-cell>
          <table:table-cell table:formula="of:=IF([.G35];1;0)" office:value-type="float" office:value="0">
            <text:p>0</text:p>
          </table:table-cell>
          <table:table-cell table:formula="of:=IF(ISNA(VLOOKUP([.F3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alestra</text:p>
          </table:table-cell>
          <table:table-cell office:value-type="string">
            <text:p>Flora</text:p>
          </table:table-cell>
          <table:table-cell office:value-type="float" office:value="10">
            <text:p>10</text:p>
          </table:table-cell>
          <table:table-cell office:value-type="string">
            <text:p>BLSFLR85S49H501A</text:p>
          </table:table-cell>
          <table:table-cell office:value-type="string">
            <text:p>373393</text:p>
          </table:table-cell>
          <table:table-cell table:formula="of:=[.A36] &amp; &quot; &quot; &amp; [.B36]" office:value-type="string" office:string-value="Balestra Flora">
            <text:p>Balestra Flora</text:p>
          </table:table-cell>
          <table:table-cell table:formula="of:=ISNA(VLOOKUP([.F36];['Giornalisti - 25'.O$2:.O$104];1;0))" office:value-type="boolean" office:boolean-value="false">
            <text:p>FALSE</text:p>
          </table:table-cell>
          <table:table-cell table:formula="of:=IF([.G36];1;0)" office:value-type="float" office:value="0">
            <text:p>0</text:p>
          </table:table-cell>
          <table:table-cell table:formula="of:=IF(ISNA(VLOOKUP([.F3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artocci</text:p>
          </table:table-cell>
          <table:table-cell office:value-type="string">
            <text:p>Monica</text:p>
          </table:table-cell>
          <table:table-cell office:value-type="float" office:value="10">
            <text:p>10</text:p>
          </table:table-cell>
          <table:table-cell office:value-type="string">
            <text:p>BRTMNC66L47H501B</text:p>
          </table:table-cell>
          <table:table-cell office:value-type="string">
            <text:p>373409</text:p>
          </table:table-cell>
          <table:table-cell table:formula="of:=[.A37] &amp; &quot; &quot; &amp; [.B37]" office:value-type="string" office:string-value="Bartocci Monica">
            <text:p>Bartocci Monica</text:p>
          </table:table-cell>
          <table:table-cell table:formula="of:=ISNA(VLOOKUP([.F37];['Giornalisti - 25'.O$2:.O$104];1;0))" office:value-type="boolean" office:boolean-value="false">
            <text:p>FALSE</text:p>
          </table:table-cell>
          <table:table-cell table:formula="of:=IF([.G37];1;0)" office:value-type="float" office:value="0">
            <text:p>0</text:p>
          </table:table-cell>
          <table:table-cell table:formula="of:=IF(ISNA(VLOOKUP([.F37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Bartolini</text:p>
          </table:table-cell>
          <table:table-cell office:value-type="string">
            <text:p>Tiziana</text:p>
          </table:table-cell>
          <table:table-cell office:value-type="float" office:value="10">
            <text:p>10</text:p>
          </table:table-cell>
          <table:table-cell office:value-type="string">
            <text:p>BRTTZN55L66H501T</text:p>
          </table:table-cell>
          <table:table-cell office:value-type="string">
            <text:p>374774</text:p>
          </table:table-cell>
          <table:table-cell table:formula="of:=[.A38] &amp; &quot; &quot; &amp; [.B38]" office:value-type="string" office:string-value="Bartolini Tiziana">
            <text:p>Bartolini Tiziana</text:p>
          </table:table-cell>
          <table:table-cell table:formula="of:=ISNA(VLOOKUP([.F38];['Giornalisti - 25'.O$2:.O$104];1;0))" office:value-type="boolean" office:boolean-value="false">
            <text:p>FALSE</text:p>
          </table:table-cell>
          <table:table-cell table:formula="of:=IF([.G38];1;0)" office:value-type="float" office:value="0">
            <text:p>0</text:p>
          </table:table-cell>
          <table:table-cell table:formula="of:=IF(ISNA(VLOOKUP([.F3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enevol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office:value-type="string">
            <text:p>BNVPLA59M13H501G</text:p>
          </table:table-cell>
          <table:table-cell office:value-type="string">
            <text:p>374786</text:p>
          </table:table-cell>
          <table:table-cell table:formula="of:=[.A39] &amp; &quot; &quot; &amp; [.B39]" office:value-type="string" office:string-value="Benevolo Paolo">
            <text:p>Benevolo Paolo</text:p>
          </table:table-cell>
          <table:table-cell table:formula="of:=ISNA(VLOOKUP([.F39];['Giornalisti - 25'.O$2:.O$104];1;0))" office:value-type="boolean" office:boolean-value="false">
            <text:p>FALSE</text:p>
          </table:table-cell>
          <table:table-cell table:formula="of:=IF([.G39];1;0)" office:value-type="float" office:value="0">
            <text:p>0</text:p>
          </table:table-cell>
          <table:table-cell table:formula="of:=IF(ISNA(VLOOKUP([.F39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Bianconi</text:p>
          </table:table-cell>
          <table:table-cell office:value-type="string">
            <text:p>Giulia</text:p>
          </table:table-cell>
          <table:table-cell office:value-type="float" office:value="10">
            <text:p>10</text:p>
          </table:table-cell>
          <table:table-cell office:value-type="string">
            <text:p>BNCGLI80M41H501T</text:p>
          </table:table-cell>
          <table:table-cell office:value-type="string">
            <text:p>374506</text:p>
          </table:table-cell>
          <table:table-cell table:formula="of:=[.A40] &amp; &quot; &quot; &amp; [.B40]" office:value-type="string" office:string-value="Bianconi Giulia">
            <text:p>Bianconi Giulia</text:p>
          </table:table-cell>
          <table:table-cell table:formula="of:=ISNA(VLOOKUP([.F40];['Giornalisti - 25'.O$2:.O$104];1;0))" office:value-type="boolean" office:boolean-value="false">
            <text:p>FALSE</text:p>
          </table:table-cell>
          <table:table-cell table:formula="of:=IF([.G40];1;0)" office:value-type="float" office:value="0">
            <text:p>0</text:p>
          </table:table-cell>
          <table:table-cell table:formula="of:=IF(ISNA(VLOOKUP([.F4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float" office:value="10">
            <text:p>10</text:p>
          </table:table-cell>
          <table:table-cell office:value-type="string">
            <text:p>BRGSRN57H51H501D</text:p>
          </table:table-cell>
          <table:table-cell office:value-type="string">
            <text:p>364837</text:p>
          </table:table-cell>
          <table:table-cell table:formula="of:=[.A41] &amp; &quot; &quot; &amp; [.B41]" office:value-type="string" office:string-value="Biraghi Sarina">
            <text:p>Biraghi Sarina</text:p>
          </table:table-cell>
          <table:table-cell table:formula="of:=ISNA(VLOOKUP([.F41];['Giornalisti - 25'.O$2:.O$104];1;0))" office:value-type="boolean" office:boolean-value="false">
            <text:p>FALSE</text:p>
          </table:table-cell>
          <table:table-cell table:formula="of:=IF([.G41];1;0)" office:value-type="float" office:value="0">
            <text:p>0</text:p>
          </table:table-cell>
          <table:table-cell table:formula="of:=IF(ISNA(VLOOKUP([.F41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Bologna</text:p>
          </table:table-cell>
          <table:table-cell office:value-type="string">
            <text:p>Luca</text:p>
          </table:table-cell>
          <table:table-cell office:value-type="float" office:value="10">
            <text:p>10</text:p>
          </table:table-cell>
          <table:table-cell office:value-type="string">
            <text:p>BLGLCU75P07H501U</text:p>
          </table:table-cell>
          <table:table-cell office:value-type="string">
            <text:p>374420</text:p>
          </table:table-cell>
          <table:table-cell table:formula="of:=[.A42] &amp; &quot; &quot; &amp; [.B42]" office:value-type="string" office:string-value="Bologna Luca">
            <text:p>Bologna Luca</text:p>
          </table:table-cell>
          <table:table-cell table:formula="of:=ISNA(VLOOKUP([.F42];['Giornalisti - 25'.O$2:.O$104];1;0))" office:value-type="boolean" office:boolean-value="false">
            <text:p>FALSE</text:p>
          </table:table-cell>
          <table:table-cell table:formula="of:=IF([.G42];1;0)" office:value-type="float" office:value="0">
            <text:p>0</text:p>
          </table:table-cell>
          <table:table-cell table:formula="of:=IF(ISNA(VLOOKUP([.F42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float" office:value="10">
            <text:p>10</text:p>
          </table:table-cell>
          <table:table-cell office:value-type="string">
            <text:p>BZZBBR69C49E488E</text:p>
          </table:table-cell>
          <table:table-cell office:value-type="string">
            <text:p>360601</text:p>
          </table:table-cell>
          <table:table-cell table:formula="of:=[.A43] &amp; &quot; &quot; &amp; [.B43]" office:value-type="string" office:string-value="Bizzarri Barbara">
            <text:p>Bizzarri Barbara</text:p>
          </table:table-cell>
          <table:table-cell table:formula="of:=ISNA(VLOOKUP([.F43];['Giornalisti - 25'.O$2:.O$104];1;0))" office:value-type="boolean" office:boolean-value="false">
            <text:p>FALSE</text:p>
          </table:table-cell>
          <table:table-cell table:formula="of:=IF([.G43];1;0)" office:value-type="float" office:value="0">
            <text:p>0</text:p>
          </table:table-cell>
          <table:table-cell table:formula="of:=IF(ISNA(VLOOKUP([.F4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float" office:value="10">
            <text:p>10</text:p>
          </table:table-cell>
          <table:table-cell office:value-type="string">
            <text:p>BNNSNN70P51H294J</text:p>
          </table:table-cell>
          <table:table-cell office:value-type="string">
            <text:p>372032</text:p>
          </table:table-cell>
          <table:table-cell table:formula="of:=[.A44] &amp; &quot; &quot; &amp; [.B44]" office:value-type="string" office:string-value="Bonini Susanna">
            <text:p>Bonini Susanna</text:p>
          </table:table-cell>
          <table:table-cell table:formula="of:=ISNA(VLOOKUP([.F44];['Giornalisti - 25'.O$2:.O$104];1;0))" office:value-type="boolean" office:boolean-value="false">
            <text:p>FALSE</text:p>
          </table:table-cell>
          <table:table-cell table:formula="of:=IF([.G44];1;0)" office:value-type="float" office:value="0">
            <text:p>0</text:p>
          </table:table-cell>
          <table:table-cell table:formula="of:=IF(ISNA(VLOOKUP([.F4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float" office:value="10">
            <text:p>10</text:p>
          </table:table-cell>
          <table:table-cell office:value-type="string">
            <text:p>BMBRHL80A64F839K</text:p>
          </table:table-cell>
          <table:table-cell office:value-type="string">
            <text:p>363674</text:p>
          </table:table-cell>
          <table:table-cell table:formula="of:=[.A45] &amp; &quot; &quot; &amp; [.B45]" office:value-type="string" office:string-value="Bombace Rachele">
            <text:p>Bombace Rachele</text:p>
          </table:table-cell>
          <table:table-cell table:formula="of:=ISNA(VLOOKUP([.F45];['Giornalisti - 25'.O$2:.O$104];1;0))" office:value-type="boolean" office:boolean-value="false">
            <text:p>FALSE</text:p>
          </table:table-cell>
          <table:table-cell table:formula="of:=IF([.G45];1;0)" office:value-type="float" office:value="0">
            <text:p>0</text:p>
          </table:table-cell>
          <table:table-cell table:formula="of:=IF(ISNA(VLOOKUP([.F4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rai</text:p>
          </table:table-cell>
          <table:table-cell office:value-type="string">
            <text:p>Stefania</text:p>
          </table:table-cell>
          <table:table-cell office:value-type="float" office:value="10">
            <text:p>10</text:p>
          </table:table-cell>
          <table:table-cell office:value-type="string">
            <text:p>BRASFN47B49I855S</text:p>
          </table:table-cell>
          <table:table-cell office:value-type="string">
            <text:p>366181</text:p>
          </table:table-cell>
          <table:table-cell table:formula="of:=[.A46] &amp; &quot; &quot; &amp; [.B46]" office:value-type="string" office:string-value="Brai Stefania">
            <text:p>Brai Stefania</text:p>
          </table:table-cell>
          <table:table-cell table:formula="of:=ISNA(VLOOKUP([.F46];['Giornalisti - 25'.O$2:.O$104];1;0))" office:value-type="boolean" office:boolean-value="false">
            <text:p>FALSE</text:p>
          </table:table-cell>
          <table:table-cell table:formula="of:=IF([.G46];1;0)" office:value-type="float" office:value="0">
            <text:p>0</text:p>
          </table:table-cell>
          <table:table-cell table:formula="of:=IF(ISNA(VLOOKUP([.F46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office:value-type="string">
            <text:p>BRNDNL62S54H501E</text:p>
          </table:table-cell>
          <table:table-cell office:value-type="string">
            <text:p>369333</text:p>
          </table:table-cell>
          <table:table-cell table:formula="of:=[.A47] &amp; &quot; &quot; &amp; [.B47]" office:value-type="string" office:string-value="Bruni Daniela">
            <text:p>Bruni Daniela</text:p>
          </table:table-cell>
          <table:table-cell table:formula="of:=ISNA(VLOOKUP([.F47];['Giornalisti - 25'.O$2:.O$104];1;0))" office:value-type="boolean" office:boolean-value="false">
            <text:p>FALSE</text:p>
          </table:table-cell>
          <table:table-cell table:formula="of:=IF([.G47];1;0)" office:value-type="float" office:value="0">
            <text:p>0</text:p>
          </table:table-cell>
          <table:table-cell table:formula="of:=IF(ISNA(VLOOKUP([.F4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BRSDIA56B55H501E</text:p>
          </table:table-cell>
          <table:table-cell office:value-type="string">
            <text:p>364947</text:p>
          </table:table-cell>
          <table:table-cell table:formula="of:=[.A48] &amp; &quot; &quot; &amp; [.B48]" office:value-type="string" office:string-value="Bressa Ida">
            <text:p>Bressa Ida</text:p>
          </table:table-cell>
          <table:table-cell table:formula="of:=ISNA(VLOOKUP([.F48];['Giornalisti - 25'.O$2:.O$104];1;0))" office:value-type="boolean" office:boolean-value="false">
            <text:p>FALSE</text:p>
          </table:table-cell>
          <table:table-cell table:formula="of:=IF([.G48];1;0)" office:value-type="float" office:value="0">
            <text:p>0</text:p>
          </table:table-cell>
          <table:table-cell table:formula="of:=IF(ISNA(VLOOKUP([.F4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float" office:value="10">
            <text:p>10</text:p>
          </table:table-cell>
          <table:table-cell office:value-type="string">
            <text:p>CMLMNL73H53C773Q</text:p>
          </table:table-cell>
          <table:table-cell office:value-type="string">
            <text:p>357905</text:p>
          </table:table-cell>
          <table:table-cell table:formula="of:=[.A49] &amp; &quot; &quot; &amp; [.B49]" office:value-type="string" office:string-value="Camilletti Manola">
            <text:p>Camilletti Manola</text:p>
          </table:table-cell>
          <table:table-cell table:formula="of:=ISNA(VLOOKUP([.F49];['Giornalisti - 25'.O$2:.O$104];1;0))" office:value-type="boolean" office:boolean-value="false">
            <text:p>FALSE</text:p>
          </table:table-cell>
          <table:table-cell table:formula="of:=IF([.G49];1;0)" office:value-type="float" office:value="0">
            <text:p>0</text:p>
          </table:table-cell>
          <table:table-cell table:formula="of:=IF(ISNA(VLOOKUP([.F4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float" office:value="10">
            <text:p>10</text:p>
          </table:table-cell>
          <table:table-cell office:value-type="string">
            <text:p>CLBBBR59H65H501I</text:p>
          </table:table-cell>
          <table:table-cell office:value-type="string">
            <text:p>372349</text:p>
          </table:table-cell>
          <table:table-cell table:formula="of:=[.A50] &amp; &quot; &quot; &amp; [.B50]" office:value-type="string" office:string-value="Calabresi Barbara">
            <text:p>Calabresi Barbara</text:p>
          </table:table-cell>
          <table:table-cell table:formula="of:=ISNA(VLOOKUP([.F50];['Giornalisti - 25'.O$2:.O$104];1;0))" office:value-type="boolean" office:boolean-value="false">
            <text:p>FALSE</text:p>
          </table:table-cell>
          <table:table-cell table:formula="of:=IF([.G50];1;0)" office:value-type="float" office:value="0">
            <text:p>0</text:p>
          </table:table-cell>
          <table:table-cell table:formula="of:=IF(ISNA(VLOOKUP([.F5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float" office:value="10">
            <text:p>10</text:p>
          </table:table-cell>
          <table:table-cell office:value-type="string">
            <text:p>CPTLBR63C04D886J</text:p>
          </table:table-cell>
          <table:table-cell office:value-type="string">
            <text:p>370502</text:p>
          </table:table-cell>
          <table:table-cell table:formula="of:=[.A51] &amp; &quot; &quot; &amp; [.B51]" office:value-type="string" office:string-value="Caputi Ildebrando">
            <text:p>Caputi Ildebrando</text:p>
          </table:table-cell>
          <table:table-cell table:formula="of:=ISNA(VLOOKUP([.F51];['Giornalisti - 25'.O$2:.O$104];1;0))" office:value-type="boolean" office:boolean-value="false">
            <text:p>FALSE</text:p>
          </table:table-cell>
          <table:table-cell table:formula="of:=IF([.G51];1;0)" office:value-type="float" office:value="0">
            <text:p>0</text:p>
          </table:table-cell>
          <table:table-cell table:formula="of:=IF(ISNA(VLOOKUP([.F5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Emanuele</text:p>
          </table:table-cell>
          <table:table-cell office:value-type="float" office:value="10">
            <text:p>10</text:p>
          </table:table-cell>
          <table:table-cell office:value-type="string">
            <text:p>CRTMNL71T03H501I</text:p>
          </table:table-cell>
          <table:table-cell office:value-type="string">
            <text:p>374730</text:p>
          </table:table-cell>
          <table:table-cell table:formula="of:=[.A52] &amp; &quot; &quot; &amp; [.B52]" office:value-type="string" office:string-value="Carioti Emanuele">
            <text:p>Carioti Emanuele</text:p>
          </table:table-cell>
          <table:table-cell table:formula="of:=ISNA(VLOOKUP([.F52];['Giornalisti - 25'.O$2:.O$104];1;0))" office:value-type="boolean" office:boolean-value="false">
            <text:p>FALSE</text:p>
          </table:table-cell>
          <table:table-cell table:formula="of:=IF([.G52];1;0)" office:value-type="float" office:value="0">
            <text:p>0</text:p>
          </table:table-cell>
          <table:table-cell table:formula="of:=IF(ISNA(VLOOKUP([.F52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Daniele</text:p>
          </table:table-cell>
          <table:table-cell office:value-type="float" office:value="10">
            <text:p>10</text:p>
          </table:table-cell>
          <table:table-cell office:value-type="string">
            <text:p>CRTDNL75H20H501C</text:p>
          </table:table-cell>
          <table:table-cell office:value-type="string">
            <text:p>374732</text:p>
          </table:table-cell>
          <table:table-cell table:formula="of:=[.A53] &amp; &quot; &quot; &amp; [.B53]" office:value-type="string" office:string-value="Carioti Daniele">
            <text:p>Carioti Daniele</text:p>
          </table:table-cell>
          <table:table-cell table:formula="of:=ISNA(VLOOKUP([.F53];['Giornalisti - 25'.O$2:.O$104];1;0))" office:value-type="boolean" office:boolean-value="false">
            <text:p>FALSE</text:p>
          </table:table-cell>
          <table:table-cell table:formula="of:=IF([.G53];1;0)" office:value-type="float" office:value="0">
            <text:p>0</text:p>
          </table:table-cell>
          <table:table-cell table:formula="of:=IF(ISNA(VLOOKUP([.F5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office:value-type="float" office:value="10">
            <text:p>10</text:p>
          </table:table-cell>
          <table:table-cell office:value-type="string">
            <text:p>CRMDTL68L47F537Y</text:p>
          </table:table-cell>
          <table:table-cell office:value-type="string">
            <text:p>374334</text:p>
          </table:table-cell>
          <table:table-cell table:formula="of:=[.A54] &amp; &quot; &quot; &amp; [.B54]" office:value-type="string" office:string-value="Cerminara Donatella">
            <text:p>Cerminara Donatella</text:p>
          </table:table-cell>
          <table:table-cell table:formula="of:=ISNA(VLOOKUP([.F54];['Giornalisti - 25'.O$2:.O$104];1;0))" office:value-type="boolean" office:boolean-value="false">
            <text:p>FALSE</text:p>
          </table:table-cell>
          <table:table-cell table:formula="of:=IF([.G54];1;0)" office:value-type="float" office:value="0">
            <text:p>0</text:p>
          </table:table-cell>
          <table:table-cell table:formula="of:=IF(ISNA(VLOOKUP([.F5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astellano</text:p>
          </table:table-cell>
          <table:table-cell office:value-type="string">
            <text:p>Vincenzo</text:p>
          </table:table-cell>
          <table:table-cell office:value-type="float" office:value="10">
            <text:p>10</text:p>
          </table:table-cell>
          <table:table-cell office:value-type="string">
            <text:p>CSTVCN55B14C136U</text:p>
          </table:table-cell>
          <table:table-cell office:value-type="string">
            <text:p>374473</text:p>
          </table:table-cell>
          <table:table-cell table:formula="of:=[.A55] &amp; &quot; &quot; &amp; [.B55]" office:value-type="string" office:string-value="Castellano Vincenzo">
            <text:p>Castellano Vincenzo</text:p>
          </table:table-cell>
          <table:table-cell table:formula="of:=ISNA(VLOOKUP([.F55];['Giornalisti - 25'.O$2:.O$104];1;0))" office:value-type="boolean" office:boolean-value="false">
            <text:p>FALSE</text:p>
          </table:table-cell>
          <table:table-cell table:formula="of:=IF([.G55];1;0)" office:value-type="float" office:value="0">
            <text:p>0</text:p>
          </table:table-cell>
          <table:table-cell table:formula="of:=IF(ISNA(VLOOKUP([.F5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iarnelli</text:p>
          </table:table-cell>
          <table:table-cell office:value-type="string">
            <text:p>Marcella</text:p>
          </table:table-cell>
          <table:table-cell office:value-type="float" office:value="10">
            <text:p>10</text:p>
          </table:table-cell>
          <table:table-cell office:value-type="string">
            <text:p>CRNMCL46B60H501I</text:p>
          </table:table-cell>
          <table:table-cell office:value-type="string">
            <text:p>374638</text:p>
          </table:table-cell>
          <table:table-cell table:formula="of:=[.A56] &amp; &quot; &quot; &amp; [.B56]" office:value-type="string" office:string-value="Ciarnelli Marcella">
            <text:p>Ciarnelli Marcella</text:p>
          </table:table-cell>
          <table:table-cell table:formula="of:=ISNA(VLOOKUP([.F56];['Giornalisti - 25'.O$2:.O$104];1;0))" office:value-type="boolean" office:boolean-value="false">
            <text:p>FALSE</text:p>
          </table:table-cell>
          <table:table-cell table:formula="of:=IF([.G56];1;0)" office:value-type="float" office:value="0">
            <text:p>0</text:p>
          </table:table-cell>
          <table:table-cell table:formula="of:=IF(ISNA(VLOOKUP([.F5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float" office:value="10">
            <text:p>10</text:p>
          </table:table-cell>
          <table:table-cell office:value-type="string">
            <text:p>CCIVTI61D18A662I</text:p>
          </table:table-cell>
          <table:table-cell office:value-type="string">
            <text:p>364572</text:p>
          </table:table-cell>
          <table:table-cell table:formula="of:=[.A57] &amp; &quot; &quot; &amp; [.B57]" office:value-type="string" office:string-value="Cioce Vito">
            <text:p>Cioce Vito</text:p>
          </table:table-cell>
          <table:table-cell table:formula="of:=ISNA(VLOOKUP([.F57];['Giornalisti - 25'.O$2:.O$104];1;0))" office:value-type="boolean" office:boolean-value="false">
            <text:p>FALSE</text:p>
          </table:table-cell>
          <table:table-cell table:formula="of:=IF([.G57];1;0)" office:value-type="float" office:value="0">
            <text:p>0</text:p>
          </table:table-cell>
          <table:table-cell table:formula="of:=IF(ISNA(VLOOKUP([.F5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float" office:value="10">
            <text:p>10</text:p>
          </table:table-cell>
          <table:table-cell office:value-type="string">
            <text:p>CHNMNT62A66F205P</text:p>
          </table:table-cell>
          <table:table-cell office:value-type="string">
            <text:p>363304</text:p>
          </table:table-cell>
          <table:table-cell table:formula="of:=[.A58] &amp; &quot; &quot; &amp; [.B58]" office:value-type="string" office:string-value="Chinello Maria Antonia">
            <text:p>Chinello Maria Antonia</text:p>
          </table:table-cell>
          <table:table-cell table:formula="of:=ISNA(VLOOKUP([.F58];['Giornalisti - 25'.O$2:.O$104];1;0))" office:value-type="boolean" office:boolean-value="false">
            <text:p>FALSE</text:p>
          </table:table-cell>
          <table:table-cell table:formula="of:=IF([.G58];1;0)" office:value-type="float" office:value="0">
            <text:p>0</text:p>
          </table:table-cell>
          <table:table-cell table:formula="of:=IF(ISNA(VLOOKUP([.F5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iancarell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office:value-type="string">
            <text:p>CNCMRC78D08A310B</text:p>
          </table:table-cell>
          <table:table-cell office:value-type="string">
            <text:p>374587</text:p>
          </table:table-cell>
          <table:table-cell table:formula="of:=[.A59] &amp; &quot; &quot; &amp; [.B59]" office:value-type="string" office:string-value="Ciancarelli Marco">
            <text:p>Ciancarelli Marco</text:p>
          </table:table-cell>
          <table:table-cell table:formula="of:=ISNA(VLOOKUP([.F59];['Giornalisti - 25'.O$2:.O$104];1;0))" office:value-type="boolean" office:boolean-value="false">
            <text:p>FALSE</text:p>
          </table:table-cell>
          <table:table-cell table:formula="of:=IF([.G59];1;0)" office:value-type="float" office:value="0">
            <text:p>0</text:p>
          </table:table-cell>
          <table:table-cell table:formula="of:=IF(ISNA(VLOOKUP([.F5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float" office:value="10">
            <text:p>10</text:p>
          </table:table-cell>
          <table:table-cell office:value-type="string">
            <text:p>CRDCST69P52H501P</text:p>
          </table:table-cell>
          <table:table-cell office:value-type="string">
            <text:p>357629</text:p>
          </table:table-cell>
          <table:table-cell table:formula="of:=[.A60] &amp; &quot; &quot; &amp; [.B60]" office:value-type="string" office:string-value="Cordone Cristina">
            <text:p>Cordone Cristina</text:p>
          </table:table-cell>
          <table:table-cell table:formula="of:=ISNA(VLOOKUP([.F60];['Giornalisti - 25'.O$2:.O$104];1;0))" office:value-type="boolean" office:boolean-value="false">
            <text:p>FALSE</text:p>
          </table:table-cell>
          <table:table-cell table:formula="of:=IF([.G60];1;0)" office:value-type="float" office:value="0">
            <text:p>0</text:p>
          </table:table-cell>
          <table:table-cell table:formula="of:=IF(ISNA(VLOOKUP([.F6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Dal Maso</text:p>
          </table:table-cell>
          <table:table-cell office:value-type="string">
            <text:p>Cinzia</text:p>
          </table:table-cell>
          <table:table-cell office:value-type="float" office:value="10">
            <text:p>10</text:p>
          </table:table-cell>
          <table:table-cell office:value-type="string">
            <text:p>DLMCNZ54H69H501I</text:p>
          </table:table-cell>
          <table:table-cell office:value-type="string">
            <text:p>374508</text:p>
          </table:table-cell>
          <table:table-cell table:formula="of:=[.A61] &amp; &quot; &quot; &amp; [.B61]" office:value-type="string" office:string-value="Dal Maso Cinzia">
            <text:p>Dal Maso Cinzia</text:p>
          </table:table-cell>
          <table:table-cell table:formula="of:=ISNA(VLOOKUP([.F61];['Giornalisti - 25'.O$2:.O$104];1;0))" office:value-type="boolean" office:boolean-value="false">
            <text:p>FALSE</text:p>
          </table:table-cell>
          <table:table-cell table:formula="of:=IF([.G61];1;0)" office:value-type="float" office:value="0">
            <text:p>0</text:p>
          </table:table-cell>
          <table:table-cell table:formula="of:=IF(ISNA(VLOOKUP([.F6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Colmo</text:p>
          </table:table-cell>
          <table:table-cell office:value-type="string">
            <text:p>Giuseppina</text:p>
          </table:table-cell>
          <table:table-cell office:value-type="float" office:value="10">
            <text:p>10</text:p>
          </table:table-cell>
          <table:table-cell office:value-type="string">
            <text:p>CLMGPP61T60L219D</text:p>
          </table:table-cell>
          <table:table-cell office:value-type="string">
            <text:p>374436</text:p>
          </table:table-cell>
          <table:table-cell table:formula="of:=[.A62] &amp; &quot; &quot; &amp; [.B62]" office:value-type="string" office:string-value="Colmo Giuseppina">
            <text:p>Colmo Giuseppina</text:p>
          </table:table-cell>
          <table:table-cell table:formula="of:=ISNA(VLOOKUP([.F62];['Giornalisti - 25'.O$2:.O$104];1;0))" office:value-type="boolean" office:boolean-value="false">
            <text:p>FALSE</text:p>
          </table:table-cell>
          <table:table-cell table:formula="of:=IF([.G62];1;0)" office:value-type="float" office:value="0">
            <text:p>0</text:p>
          </table:table-cell>
          <table:table-cell table:formula="of:=IF(ISNA(VLOOKUP([.F62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De Cesare</text:p>
          </table:table-cell>
          <table:table-cell office:value-type="string">
            <text:p>Federico</text:p>
          </table:table-cell>
          <table:table-cell office:value-type="float" office:value="10">
            <text:p>10</text:p>
          </table:table-cell>
          <table:table-cell office:value-type="string">
            <text:p>DCSFRC80T25H501A</text:p>
          </table:table-cell>
          <table:table-cell office:value-type="string">
            <text:p>374338</text:p>
          </table:table-cell>
          <table:table-cell table:formula="of:=[.A63] &amp; &quot; &quot; &amp; [.B63]" office:value-type="string" office:string-value="De Cesare Federico">
            <text:p>De Cesare Federico</text:p>
          </table:table-cell>
          <table:table-cell table:formula="of:=ISNA(VLOOKUP([.F63];['Giornalisti - 25'.O$2:.O$104];1;0))" office:value-type="boolean" office:boolean-value="false">
            <text:p>FALSE</text:p>
          </table:table-cell>
          <table:table-cell table:formula="of:=IF([.G63];1;0)" office:value-type="float" office:value="0">
            <text:p>0</text:p>
          </table:table-cell>
          <table:table-cell table:formula="of:=IF(ISNA(VLOOKUP([.F6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De Angelis</text:p>
          </table:table-cell>
          <table:table-cell office:value-type="string">
            <text:p>Giuseppina</text:p>
          </table:table-cell>
          <table:table-cell office:value-type="float" office:value="10">
            <text:p>10</text:p>
          </table:table-cell>
          <table:table-cell office:value-type="string">
            <text:p>DNGGPP66B49H501V</text:p>
          </table:table-cell>
          <table:table-cell office:value-type="string">
            <text:p>374658</text:p>
          </table:table-cell>
          <table:table-cell table:formula="of:=[.A64] &amp; &quot; &quot; &amp; [.B64]" office:value-type="string" office:string-value="De Angelis Giuseppina">
            <text:p>De Angelis Giuseppina</text:p>
          </table:table-cell>
          <table:table-cell table:formula="of:=ISNA(VLOOKUP([.F64];['Giornalisti - 25'.O$2:.O$104];1;0))" office:value-type="boolean" office:boolean-value="false">
            <text:p>FALSE</text:p>
          </table:table-cell>
          <table:table-cell table:formula="of:=IF([.G64];1;0)" office:value-type="float" office:value="0">
            <text:p>0</text:p>
          </table:table-cell>
          <table:table-cell table:formula="of:=IF(ISNA(VLOOKUP([.F6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float" office:value="10">
            <text:p>10</text:p>
          </table:table-cell>
          <table:table-cell office:value-type="string">
            <text:p>DGVTZN60S53H501H</text:p>
          </table:table-cell>
          <table:table-cell office:value-type="string">
            <text:p>367016</text:p>
          </table:table-cell>
          <table:table-cell table:formula="of:=[.A65] &amp; &quot; &quot; &amp; [.B65]" office:value-type="string" office:string-value="Di Giovannandrea Tiziana">
            <text:p>Di Giovannandrea Tiziana</text:p>
          </table:table-cell>
          <table:table-cell table:formula="of:=ISNA(VLOOKUP([.F65];['Giornalisti - 25'.O$2:.O$104];1;0))" office:value-type="boolean" office:boolean-value="false">
            <text:p>FALSE</text:p>
          </table:table-cell>
          <table:table-cell table:formula="of:=IF([.G65];1;0)" office:value-type="float" office:value="0">
            <text:p>0</text:p>
          </table:table-cell>
          <table:table-cell table:formula="of:=IF(ISNA(VLOOKUP([.F6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office:value-type="string">
            <text:p>DNTMRC61A23H501Y</text:p>
          </table:table-cell>
          <table:table-cell office:value-type="string">
            <text:p>363822</text:p>
          </table:table-cell>
          <table:table-cell table:formula="of:=[.A66] &amp; &quot; &quot; &amp; [.B66]" office:value-type="string" office:string-value="Denti Marco">
            <text:p>Denti Marco</text:p>
          </table:table-cell>
          <table:table-cell table:formula="of:=ISNA(VLOOKUP([.F66];['Giornalisti - 25'.O$2:.O$104];1;0))" office:value-type="boolean" office:boolean-value="false">
            <text:p>FALSE</text:p>
          </table:table-cell>
          <table:table-cell table:formula="of:=IF([.G66];1;0)" office:value-type="float" office:value="0">
            <text:p>0</text:p>
          </table:table-cell>
          <table:table-cell table:formula="of:=IF(ISNA(VLOOKUP([.F66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Esposito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office:value-type="string">
            <text:p>SPSDNL69H45F112M</text:p>
          </table:table-cell>
          <table:table-cell office:value-type="string">
            <text:p>374428</text:p>
          </table:table-cell>
          <table:table-cell table:formula="of:=[.A67] &amp; &quot; &quot; &amp; [.B67]" office:value-type="string" office:string-value="Esposito Daniela">
            <text:p>Esposito Daniela</text:p>
          </table:table-cell>
          <table:table-cell table:formula="of:=ISNA(VLOOKUP([.F67];['Giornalisti - 25'.O$2:.O$104];1;0))" office:value-type="boolean" office:boolean-value="false">
            <text:p>FALSE</text:p>
          </table:table-cell>
          <table:table-cell table:formula="of:=IF([.G67];1;0)" office:value-type="float" office:value="0">
            <text:p>0</text:p>
          </table:table-cell>
          <table:table-cell table:formula="of:=IF(ISNA(VLOOKUP([.F6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Donfrancesco</text:p>
          </table:table-cell>
          <table:table-cell office:value-type="string">
            <text:p>Isabella</text:p>
          </table:table-cell>
          <table:table-cell office:value-type="float" office:value="10">
            <text:p>10</text:p>
          </table:table-cell>
          <table:table-cell office:value-type="string">
            <text:p>DNFSLL57A68H501C</text:p>
          </table:table-cell>
          <table:table-cell office:value-type="string">
            <text:p>366297</text:p>
          </table:table-cell>
          <table:table-cell table:formula="of:=[.A68] &amp; &quot; &quot; &amp; [.B68]" office:value-type="string" office:string-value="Donfrancesco Isabella">
            <text:p>Donfrancesco Isabella</text:p>
          </table:table-cell>
          <table:table-cell table:formula="of:=ISNA(VLOOKUP([.F68];['Giornalisti - 25'.O$2:.O$104];1;0))" office:value-type="boolean" office:boolean-value="false">
            <text:p>FALSE</text:p>
          </table:table-cell>
          <table:table-cell table:formula="of:=IF([.G68];1;0)" office:value-type="float" office:value="0">
            <text:p>0</text:p>
          </table:table-cell>
          <table:table-cell table:formula="of:=IF(ISNA(VLOOKUP([.F68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Di Vizia</text:p>
          </table:table-cell>
          <table:table-cell office:value-type="string">
            <text:p>Antonietta</text:p>
          </table:table-cell>
          <table:table-cell office:value-type="float" office:value="10">
            <text:p>10</text:p>
          </table:table-cell>
          <table:table-cell office:value-type="string">
            <text:p>DVZNNT65C52H501C</text:p>
          </table:table-cell>
          <table:table-cell office:value-type="string">
            <text:p>374632</text:p>
          </table:table-cell>
          <table:table-cell table:formula="of:=[.A69] &amp; &quot; &quot; &amp; [.B69]" office:value-type="string" office:string-value="Di Vizia Antonietta">
            <text:p>Di Vizia Antonietta</text:p>
          </table:table-cell>
          <table:table-cell table:formula="of:=ISNA(VLOOKUP([.F69];['Giornalisti - 25'.O$2:.O$104];1;0))" office:value-type="boolean" office:boolean-value="false">
            <text:p>FALSE</text:p>
          </table:table-cell>
          <table:table-cell table:formula="of:=IF([.G69];1;0)" office:value-type="float" office:value="0">
            <text:p>0</text:p>
          </table:table-cell>
          <table:table-cell table:formula="of:=IF(ISNA(VLOOKUP([.F69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Di Mario</text:p>
          </table:table-cell>
          <table:table-cell office:value-type="string">
            <text:p>Maria Grazia</text:p>
          </table:table-cell>
          <table:table-cell office:value-type="float" office:value="10">
            <text:p>10</text:p>
          </table:table-cell>
          <table:table-cell office:value-type="string">
            <text:p>DMRMGR59E64D689I</text:p>
          </table:table-cell>
          <table:table-cell office:value-type="string">
            <text:p>374562</text:p>
          </table:table-cell>
          <table:table-cell table:formula="of:=[.A70] &amp; &quot; &quot; &amp; [.B70]" office:value-type="string" office:string-value="Di Mario Maria Grazia">
            <text:p>Di Mario Maria Grazia</text:p>
          </table:table-cell>
          <table:table-cell table:formula="of:=ISNA(VLOOKUP([.F70];['Giornalisti - 25'.O$2:.O$104];1;0))" office:value-type="boolean" office:boolean-value="false">
            <text:p>FALSE</text:p>
          </table:table-cell>
          <table:table-cell table:formula="of:=IF([.G70];1;0)" office:value-type="float" office:value="0">
            <text:p>0</text:p>
          </table:table-cell>
          <table:table-cell table:formula="of:=IF(ISNA(VLOOKUP([.F7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float" office:value="10">
            <text:p>10</text:p>
          </table:table-cell>
          <table:table-cell office:value-type="string">
            <text:p>GLLGRL64T59H501E</text:p>
          </table:table-cell>
          <table:table-cell office:value-type="string">
            <text:p>357395</text:p>
          </table:table-cell>
          <table:table-cell table:formula="of:=[.A71] &amp; &quot; &quot; &amp; [.B71]" office:value-type="string" office:string-value="Gallozzi Gabriella">
            <text:p>Gallozzi Gabriella</text:p>
          </table:table-cell>
          <table:table-cell table:formula="of:=ISNA(VLOOKUP([.F71];['Giornalisti - 25'.O$2:.O$104];1;0))" office:value-type="boolean" office:boolean-value="false">
            <text:p>FALSE</text:p>
          </table:table-cell>
          <table:table-cell table:formula="of:=IF([.G71];1;0)" office:value-type="float" office:value="0">
            <text:p>0</text:p>
          </table:table-cell>
          <table:table-cell table:formula="of:=IF(ISNA(VLOOKUP([.F7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float" office:value="10">
            <text:p>10</text:p>
          </table:table-cell>
          <table:table-cell office:value-type="string">
            <text:p>FSCGLI77R53H501O</text:p>
          </table:table-cell>
          <table:table-cell office:value-type="string">
            <text:p>371327</text:p>
          </table:table-cell>
          <table:table-cell table:formula="of:=[.A72] &amp; &quot; &quot; &amp; [.B72]" office:value-type="string" office:string-value="Foschini Giulia">
            <text:p>Foschini Giulia</text:p>
          </table:table-cell>
          <table:table-cell table:formula="of:=ISNA(VLOOKUP([.F72];['Giornalisti - 25'.O$2:.O$104];1;0))" office:value-type="boolean" office:boolean-value="false">
            <text:p>FALSE</text:p>
          </table:table-cell>
          <table:table-cell table:formula="of:=IF([.G72];1;0)" office:value-type="float" office:value="0">
            <text:p>0</text:p>
          </table:table-cell>
          <table:table-cell table:formula="of:=IF(ISNA(VLOOKUP([.F72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float" office:value="10">
            <text:p>10</text:p>
          </table:table-cell>
          <table:table-cell office:value-type="string">
            <text:p>SPSMSM79E29H501X</text:p>
          </table:table-cell>
          <table:table-cell office:value-type="string">
            <text:p>364840</text:p>
          </table:table-cell>
          <table:table-cell table:formula="of:=[.A73] &amp; &quot; &quot; &amp; [.B73]" office:value-type="string" office:string-value="Esposito Massimo">
            <text:p>Esposito Massimo</text:p>
          </table:table-cell>
          <table:table-cell table:formula="of:=ISNA(VLOOKUP([.F73];['Giornalisti - 25'.O$2:.O$104];1;0))" office:value-type="boolean" office:boolean-value="false">
            <text:p>FALSE</text:p>
          </table:table-cell>
          <table:table-cell table:formula="of:=IF([.G73];1;0)" office:value-type="float" office:value="0">
            <text:p>0</text:p>
          </table:table-cell>
          <table:table-cell table:formula="of:=IF(ISNA(VLOOKUP([.F7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Grauso</text:p>
          </table:table-cell>
          <table:table-cell office:value-type="string">
            <text:p>Paola</text:p>
          </table:table-cell>
          <table:table-cell office:value-type="float" office:value="10">
            <text:p>10</text:p>
          </table:table-cell>
          <table:table-cell office:value-type="string">
            <text:p>GRSPLA62R67L483Q</text:p>
          </table:table-cell>
          <table:table-cell office:value-type="string">
            <text:p>374567</text:p>
          </table:table-cell>
          <table:table-cell table:formula="of:=[.A74] &amp; &quot; &quot; &amp; [.B74]" office:value-type="string" office:string-value="Grauso Paola">
            <text:p>Grauso Paola</text:p>
          </table:table-cell>
          <table:table-cell table:formula="of:=ISNA(VLOOKUP([.F74];['Giornalisti - 25'.O$2:.O$104];1;0))" office:value-type="boolean" office:boolean-value="false">
            <text:p>FALSE</text:p>
          </table:table-cell>
          <table:table-cell table:formula="of:=IF([.G74];1;0)" office:value-type="float" office:value="0">
            <text:p>0</text:p>
          </table:table-cell>
          <table:table-cell table:formula="of:=IF(ISNA(VLOOKUP([.F7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Giurato</text:p>
          </table:table-cell>
          <table:table-cell office:value-type="string">
            <text:p>Rocco</text:p>
          </table:table-cell>
          <table:table-cell office:value-type="float" office:value="10">
            <text:p>10</text:p>
          </table:table-cell>
          <table:table-cell office:value-type="string">
            <text:p>GRTRCC71R15G942Q</text:p>
          </table:table-cell>
          <table:table-cell office:value-type="string">
            <text:p>374443</text:p>
          </table:table-cell>
          <table:table-cell table:formula="of:=[.A75] &amp; &quot; &quot; &amp; [.B75]" office:value-type="string" office:string-value="Giurato Rocco">
            <text:p>Giurato Rocco</text:p>
          </table:table-cell>
          <table:table-cell table:formula="of:=ISNA(VLOOKUP([.F75];['Giornalisti - 25'.O$2:.O$104];1;0))" office:value-type="boolean" office:boolean-value="false">
            <text:p>FALSE</text:p>
          </table:table-cell>
          <table:table-cell table:formula="of:=IF([.G75];1;0)" office:value-type="float" office:value="0">
            <text:p>0</text:p>
          </table:table-cell>
          <table:table-cell table:formula="of:=IF(ISNA(VLOOKUP([.F7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Garulli</text:p>
          </table:table-cell>
          <table:table-cell office:value-type="string">
            <text:p>Emanuela</text:p>
          </table:table-cell>
          <table:table-cell office:value-type="float" office:value="10">
            <text:p>10</text:p>
          </table:table-cell>
          <table:table-cell office:value-type="string">
            <text:p>GRLMNL68D62H501K</text:p>
          </table:table-cell>
          <table:table-cell office:value-type="string">
            <text:p>374619</text:p>
          </table:table-cell>
          <table:table-cell table:formula="of:=[.A76] &amp; &quot; &quot; &amp; [.B76]" office:value-type="string" office:string-value="Garulli Emanuela">
            <text:p>Garulli Emanuela</text:p>
          </table:table-cell>
          <table:table-cell table:formula="of:=ISNA(VLOOKUP([.F76];['Giornalisti - 25'.O$2:.O$104];1;0))" office:value-type="boolean" office:boolean-value="false">
            <text:p>FALSE</text:p>
          </table:table-cell>
          <table:table-cell table:formula="of:=IF([.G76];1;0)" office:value-type="float" office:value="0">
            <text:p>0</text:p>
          </table:table-cell>
          <table:table-cell table:formula="of:=IF(ISNA(VLOOKUP([.F7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float" office:value="10">
            <text:p>10</text:p>
          </table:table-cell>
          <table:table-cell office:value-type="string">
            <text:p>LYIMSM59T22H501Q</text:p>
          </table:table-cell>
          <table:table-cell office:value-type="string">
            <text:p>368268</text:p>
          </table:table-cell>
          <table:table-cell table:formula="of:=[.A77] &amp; &quot; &quot; &amp; [.B77]" office:value-type="string" office:string-value="Ioly Massimo">
            <text:p>Ioly Massimo</text:p>
          </table:table-cell>
          <table:table-cell table:formula="of:=ISNA(VLOOKUP([.F77];['Giornalisti - 25'.O$2:.O$104];1;0))" office:value-type="boolean" office:boolean-value="false">
            <text:p>FALSE</text:p>
          </table:table-cell>
          <table:table-cell table:formula="of:=IF([.G77];1;0)" office:value-type="float" office:value="0">
            <text:p>0</text:p>
          </table:table-cell>
          <table:table-cell table:formula="of:=IF(ISNA(VLOOKUP([.F7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float" office:value="10">
            <text:p>10</text:p>
          </table:table-cell>
          <table:table-cell office:value-type="string">
            <text:p>MLLVNT84C50C665H</text:p>
          </table:table-cell>
          <table:table-cell office:value-type="string">
            <text:p>371842</text:p>
          </table:table-cell>
          <table:table-cell table:formula="of:=[.A78] &amp; &quot; &quot; &amp; [.B78]" office:value-type="string" office:string-value="Mallamaci Valentina">
            <text:p>Mallamaci Valentina</text:p>
          </table:table-cell>
          <table:table-cell table:formula="of:=ISNA(VLOOKUP([.F78];['Giornalisti - 25'.O$2:.O$104];1;0))" office:value-type="boolean" office:boolean-value="false">
            <text:p>FALSE</text:p>
          </table:table-cell>
          <table:table-cell table:formula="of:=IF([.G78];1;0)" office:value-type="float" office:value="0">
            <text:p>0</text:p>
          </table:table-cell>
          <table:table-cell table:formula="of:=IF(ISNA(VLOOKUP([.F7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arra</text:p>
          </table:table-cell>
          <table:table-cell office:value-type="string">
            <text:p>Natalia</text:p>
          </table:table-cell>
          <table:table-cell office:value-type="float" office:value="10">
            <text:p>10</text:p>
          </table:table-cell>
          <table:table-cell office:value-type="string">
            <text:p>MRRNTL73R49G786Y</text:p>
          </table:table-cell>
          <table:table-cell office:value-type="string">
            <text:p>374577</text:p>
          </table:table-cell>
          <table:table-cell table:formula="of:=[.A79] &amp; &quot; &quot; &amp; [.B79]" office:value-type="string" office:string-value="Marra Natalia">
            <text:p>Marra Natalia</text:p>
          </table:table-cell>
          <table:table-cell table:formula="of:=ISNA(VLOOKUP([.F79];['Giornalisti - 25'.O$2:.O$104];1;0))" office:value-type="boolean" office:boolean-value="false">
            <text:p>FALSE</text:p>
          </table:table-cell>
          <table:table-cell table:formula="of:=IF([.G79];1;0)" office:value-type="float" office:value="0">
            <text:p>0</text:p>
          </table:table-cell>
          <table:table-cell table:formula="of:=IF(ISNA(VLOOKUP([.F7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assetti</text:p>
          </table:table-cell>
          <table:table-cell office:value-type="string">
            <text:p>Simone</text:p>
          </table:table-cell>
          <table:table-cell office:value-type="float" office:value="10">
            <text:p>10</text:p>
          </table:table-cell>
          <table:table-cell office:value-type="string">
            <text:p>MSSSMN72L08H501D</text:p>
          </table:table-cell>
          <table:table-cell office:value-type="string">
            <text:p>374512</text:p>
          </table:table-cell>
          <table:table-cell table:formula="of:=[.A80] &amp; &quot; &quot; &amp; [.B80]" office:value-type="string" office:string-value="Massetti Simone">
            <text:p>Massetti Simone</text:p>
          </table:table-cell>
          <table:table-cell table:formula="of:=ISNA(VLOOKUP([.F80];['Giornalisti - 25'.O$2:.O$104];1;0))" office:value-type="boolean" office:boolean-value="false">
            <text:p>FALSE</text:p>
          </table:table-cell>
          <table:table-cell table:formula="of:=IF([.G80];1;0)" office:value-type="float" office:value="0">
            <text:p>0</text:p>
          </table:table-cell>
          <table:table-cell table:formula="of:=IF(ISNA(VLOOKUP([.F8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float" office:value="10">
            <text:p>10</text:p>
          </table:table-cell>
          <table:table-cell office:value-type="string">
            <text:p>MZZSLD55B28L219M</text:p>
          </table:table-cell>
          <table:table-cell office:value-type="string">
            <text:p>370851</text:p>
          </table:table-cell>
          <table:table-cell table:formula="of:=[.A81] &amp; &quot; &quot; &amp; [.B81]" office:value-type="string" office:string-value="Mazza Osvaldo">
            <text:p>Mazza Osvaldo</text:p>
          </table:table-cell>
          <table:table-cell table:formula="of:=ISNA(VLOOKUP([.F81];['Giornalisti - 25'.O$2:.O$104];1;0))" office:value-type="boolean" office:boolean-value="false">
            <text:p>FALSE</text:p>
          </table:table-cell>
          <table:table-cell table:formula="of:=IF([.G81];1;0)" office:value-type="float" office:value="0">
            <text:p>0</text:p>
          </table:table-cell>
          <table:table-cell table:formula="of:=IF(ISNA(VLOOKUP([.F8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office:value-type="string">
            <text:p>LBRMRC73S03H501Q</text:p>
          </table:table-cell>
          <table:table-cell office:value-type="string">
            <text:p>366503</text:p>
          </table:table-cell>
          <table:table-cell table:formula="of:=[.A82] &amp; &quot; &quot; &amp; [.B82]" office:value-type="string" office:string-value="Liberati Marco">
            <text:p>Liberati Marco</text:p>
          </table:table-cell>
          <table:table-cell table:formula="of:=ISNA(VLOOKUP([.F82];['Giornalisti - 25'.O$2:.O$104];1;0))" office:value-type="boolean" office:boolean-value="false">
            <text:p>FALSE</text:p>
          </table:table-cell>
          <table:table-cell table:formula="of:=IF([.G82];1;0)" office:value-type="float" office:value="0">
            <text:p>0</text:p>
          </table:table-cell>
          <table:table-cell table:formula="of:=IF(ISNA(VLOOKUP([.F82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office:value-type="float" office:value="10">
            <text:p>10</text:p>
          </table:table-cell>
          <table:table-cell office:value-type="string">
            <text:p>LMBLSN51L62Z315X</text:p>
          </table:table-cell>
          <table:table-cell office:value-type="string">
            <text:p>374524</text:p>
          </table:table-cell>
          <table:table-cell table:formula="of:=[.A83] &amp; &quot; &quot; &amp; [.B83]" office:value-type="string" office:string-value="Lombardi Alessandra">
            <text:p>Lombardi Alessandra</text:p>
          </table:table-cell>
          <table:table-cell table:formula="of:=ISNA(VLOOKUP([.F83];['Giornalisti - 25'.O$2:.O$104];1;0))" office:value-type="boolean" office:boolean-value="false">
            <text:p>FALSE</text:p>
          </table:table-cell>
          <table:table-cell table:formula="of:=IF([.G83];1;0)" office:value-type="float" office:value="0">
            <text:p>0</text:p>
          </table:table-cell>
          <table:table-cell table:formula="of:=IF(ISNA(VLOOKUP([.F8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orig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office:value-type="string">
            <text:p>MRGDNL51S68H199Q</text:p>
          </table:table-cell>
          <table:table-cell office:value-type="string">
            <text:p>374279</text:p>
          </table:table-cell>
          <table:table-cell table:formula="of:=[.A84] &amp; &quot; &quot; &amp; [.B84]" office:value-type="string" office:string-value="Morigi Daniela">
            <text:p>Morigi Daniela</text:p>
          </table:table-cell>
          <table:table-cell table:formula="of:=ISNA(VLOOKUP([.F84];['Giornalisti - 25'.O$2:.O$104];1;0))" office:value-type="boolean" office:boolean-value="false">
            <text:p>FALSE</text:p>
          </table:table-cell>
          <table:table-cell table:formula="of:=IF([.G84];1;0)" office:value-type="float" office:value="0">
            <text:p>0</text:p>
          </table:table-cell>
          <table:table-cell table:formula="of:=IF(ISNA(VLOOKUP([.F84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Moscatello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office:value-type="string">
            <text:p>MSCNTN70B22I158H</text:p>
          </table:table-cell>
          <table:table-cell office:value-type="string">
            <text:p>374754</text:p>
          </table:table-cell>
          <table:table-cell table:formula="of:=[.A85] &amp; &quot; &quot; &amp; [.B85]" office:value-type="string" office:string-value="Moscatello Antonio">
            <text:p>Moscatello Antonio</text:p>
          </table:table-cell>
          <table:table-cell table:formula="of:=ISNA(VLOOKUP([.F85];['Giornalisti - 25'.O$2:.O$104];1;0))" office:value-type="boolean" office:boolean-value="false">
            <text:p>FALSE</text:p>
          </table:table-cell>
          <table:table-cell table:formula="of:=IF([.G85];1;0)" office:value-type="float" office:value="0">
            <text:p>0</text:p>
          </table:table-cell>
          <table:table-cell table:formula="of:=IF(ISNA(VLOOKUP([.F8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office:value-type="float" office:value="10">
            <text:p>10</text:p>
          </table:table-cell>
          <table:table-cell office:value-type="string">
            <text:p>MSLMLS63C52H224A</text:p>
          </table:table-cell>
          <table:table-cell office:value-type="string">
            <text:p>374437</text:p>
          </table:table-cell>
          <table:table-cell table:formula="of:=[.A86] &amp; &quot; &quot; &amp; [.B86]" office:value-type="string" office:string-value="Mosello Maria Luisa">
            <text:p>Mosello Maria Luisa</text:p>
          </table:table-cell>
          <table:table-cell table:formula="of:=ISNA(VLOOKUP([.F86];['Giornalisti - 25'.O$2:.O$104];1;0))" office:value-type="boolean" office:boolean-value="false">
            <text:p>FALSE</text:p>
          </table:table-cell>
          <table:table-cell table:formula="of:=IF([.G86];1;0)" office:value-type="float" office:value="0">
            <text:p>0</text:p>
          </table:table-cell>
          <table:table-cell table:formula="of:=IF(ISNA(VLOOKUP([.F8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azzacane</text:p>
          </table:table-cell>
          <table:table-cell office:value-type="string">
            <text:p>Roberta</text:p>
          </table:table-cell>
          <table:table-cell office:value-type="float" office:value="10">
            <text:p>10</text:p>
          </table:table-cell>
          <table:table-cell office:value-type="string">
            <text:p>MZZRRT80P58F839W</text:p>
          </table:table-cell>
          <table:table-cell office:value-type="string">
            <text:p>374576</text:p>
          </table:table-cell>
          <table:table-cell table:formula="of:=[.A87] &amp; &quot; &quot; &amp; [.B87]" office:value-type="string" office:string-value="Mazzacane Roberta">
            <text:p>Mazzacane Roberta</text:p>
          </table:table-cell>
          <table:table-cell table:formula="of:=ISNA(VLOOKUP([.F87];['Giornalisti - 25'.O$2:.O$104];1;0))" office:value-type="boolean" office:boolean-value="false">
            <text:p>FALSE</text:p>
          </table:table-cell>
          <table:table-cell table:formula="of:=IF([.G87];1;0)" office:value-type="float" office:value="0">
            <text:p>0</text:p>
          </table:table-cell>
          <table:table-cell table:formula="of:=IF(ISNA(VLOOKUP([.F8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Alessandro</text:p>
          </table:table-cell>
          <table:table-cell office:value-type="float" office:value="10">
            <text:p>10</text:p>
          </table:table-cell>
          <table:table-cell office:value-type="string">
            <text:p>MEILSN73T14H501L</text:p>
          </table:table-cell>
          <table:table-cell office:value-type="string">
            <text:p>374537</text:p>
          </table:table-cell>
          <table:table-cell table:formula="of:=[.A88] &amp; &quot; &quot; &amp; [.B88]" office:value-type="string" office:string-value="Mei Alessandro">
            <text:p>Mei Alessandro</text:p>
          </table:table-cell>
          <table:table-cell table:formula="of:=ISNA(VLOOKUP([.F88];['Giornalisti - 25'.O$2:.O$104];1;0))" office:value-type="boolean" office:boolean-value="false">
            <text:p>FALSE</text:p>
          </table:table-cell>
          <table:table-cell table:formula="of:=IF([.G88];1;0)" office:value-type="float" office:value="0">
            <text:p>0</text:p>
          </table:table-cell>
          <table:table-cell table:formula="of:=IF(ISNA(VLOOKUP([.F8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Francesca</text:p>
          </table:table-cell>
          <table:table-cell office:value-type="float" office:value="10">
            <text:p>10</text:p>
          </table:table-cell>
          <table:table-cell office:value-type="string">
            <text:p>MEIFNC71D48H501G</text:p>
          </table:table-cell>
          <table:table-cell office:value-type="string">
            <text:p>374541</text:p>
          </table:table-cell>
          <table:table-cell table:formula="of:=[.A89] &amp; &quot; &quot; &amp; [.B89]" office:value-type="string" office:string-value="Mei Francesca">
            <text:p>Mei Francesca</text:p>
          </table:table-cell>
          <table:table-cell table:formula="of:=ISNA(VLOOKUP([.F89];['Giornalisti - 25'.O$2:.O$104];1;0))" office:value-type="boolean" office:boolean-value="false">
            <text:p>FALSE</text:p>
          </table:table-cell>
          <table:table-cell table:formula="of:=IF([.G89];1;0)" office:value-type="float" office:value="0">
            <text:p>0</text:p>
          </table:table-cell>
          <table:table-cell table:formula="of:=IF(ISNA(VLOOKUP([.F8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ingiardi</text:p>
          </table:table-cell>
          <table:table-cell office:value-type="string">
            <text:p>Cinzia</text:p>
          </table:table-cell>
          <table:table-cell office:value-type="float" office:value="10">
            <text:p>10</text:p>
          </table:table-cell>
          <table:table-cell office:value-type="string">
            <text:p>MNGCNZ68H59D612B</text:p>
          </table:table-cell>
          <table:table-cell office:value-type="string">
            <text:p>374268</text:p>
          </table:table-cell>
          <table:table-cell table:formula="of:=[.A90] &amp; &quot; &quot; &amp; [.B90]" office:value-type="string" office:string-value="Mingiardi Cinzia">
            <text:p>Mingiardi Cinzia</text:p>
          </table:table-cell>
          <table:table-cell table:formula="of:=ISNA(VLOOKUP([.F90];['Giornalisti - 25'.O$2:.O$104];1;0))" office:value-type="boolean" office:boolean-value="false">
            <text:p>FALSE</text:p>
          </table:table-cell>
          <table:table-cell table:formula="of:=IF([.G90];1;0)" office:value-type="float" office:value="0">
            <text:p>0</text:p>
          </table:table-cell>
          <table:table-cell table:formula="of:=IF(ISNA(VLOOKUP([.F90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Nicosia</text:p>
          </table:table-cell>
          <table:table-cell office:value-type="string">
            <text:p>Aurora</text:p>
          </table:table-cell>
          <table:table-cell office:value-type="float" office:value="10">
            <text:p>10</text:p>
          </table:table-cell>
          <table:table-cell office:value-type="string">
            <text:p>NCSRRA68H47M088E</text:p>
          </table:table-cell>
          <table:table-cell office:value-type="string">
            <text:p>362582</text:p>
          </table:table-cell>
          <table:table-cell table:formula="of:=[.A91] &amp; &quot; &quot; &amp; [.B91]" office:value-type="string" office:string-value="Nicosia Aurora">
            <text:p>Nicosia Aurora</text:p>
          </table:table-cell>
          <table:table-cell table:formula="of:=ISNA(VLOOKUP([.F91];['Giornalisti - 25'.O$2:.O$104];1;0))" office:value-type="boolean" office:boolean-value="false">
            <text:p>FALSE</text:p>
          </table:table-cell>
          <table:table-cell table:formula="of:=IF([.G91];1;0)" office:value-type="float" office:value="0">
            <text:p>0</text:p>
          </table:table-cell>
          <table:table-cell table:formula="of:=IF(ISNA(VLOOKUP([.F91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float" office:value="10">
            <text:p>10</text:p>
          </table:table-cell>
          <table:table-cell office:value-type="string">
            <text:p>NCLMRT84P41H501L</text:p>
          </table:table-cell>
          <table:table-cell office:value-type="string">
            <text:p>363671</text:p>
          </table:table-cell>
          <table:table-cell table:formula="of:=[.A92] &amp; &quot; &quot; &amp; [.B92]" office:value-type="string" office:string-value="Nicoletti Marta">
            <text:p>Nicoletti Marta</text:p>
          </table:table-cell>
          <table:table-cell table:formula="of:=ISNA(VLOOKUP([.F92];['Giornalisti - 25'.O$2:.O$104];1;0))" office:value-type="boolean" office:boolean-value="false">
            <text:p>FALSE</text:p>
          </table:table-cell>
          <table:table-cell table:formula="of:=IF([.G92];1;0)" office:value-type="float" office:value="0">
            <text:p>0</text:p>
          </table:table-cell>
          <table:table-cell table:formula="of:=IF(ISNA(VLOOKUP([.F92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Paolucci</text:p>
          </table:table-cell>
          <table:table-cell office:value-type="string">
            <text:p>Marzia</text:p>
          </table:table-cell>
          <table:table-cell office:value-type="float" office:value="10">
            <text:p>10</text:p>
          </table:table-cell>
          <table:table-cell office:value-type="string">
            <text:p>PLCMRZ74E61H501Q</text:p>
          </table:table-cell>
          <table:table-cell office:value-type="string">
            <text:p>374650</text:p>
          </table:table-cell>
          <table:table-cell table:formula="of:=[.A93] &amp; &quot; &quot; &amp; [.B93]" office:value-type="string" office:string-value="Paolucci Marzia">
            <text:p>Paolucci Marzia</text:p>
          </table:table-cell>
          <table:table-cell table:formula="of:=ISNA(VLOOKUP([.F93];['Giornalisti - 25'.O$2:.O$104];1;0))" office:value-type="boolean" office:boolean-value="false">
            <text:p>FALSE</text:p>
          </table:table-cell>
          <table:table-cell table:formula="of:=IF([.G93];1;0)" office:value-type="float" office:value="0">
            <text:p>0</text:p>
          </table:table-cell>
          <table:table-cell table:formula="of:=IF(ISNA(VLOOKUP([.F9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Nacar</text:p>
          </table:table-cell>
          <table:table-cell office:value-type="string">
            <text:p>Maria</text:p>
          </table:table-cell>
          <table:table-cell office:value-type="float" office:value="10">
            <text:p>10</text:p>
          </table:table-cell>
          <table:table-cell office:value-type="string">
            <text:p>NCRMRA67P62F839E</text:p>
          </table:table-cell>
          <table:table-cell office:value-type="string">
            <text:p>374600</text:p>
          </table:table-cell>
          <table:table-cell table:formula="of:=[.A94] &amp; &quot; &quot; &amp; [.B94]" office:value-type="string" office:string-value="Nacar Maria">
            <text:p>Nacar Maria</text:p>
          </table:table-cell>
          <table:table-cell table:formula="of:=ISNA(VLOOKUP([.F94];['Giornalisti - 25'.O$2:.O$104];1;0))" office:value-type="boolean" office:boolean-value="false">
            <text:p>FALSE</text:p>
          </table:table-cell>
          <table:table-cell table:formula="of:=IF([.G94];1;0)" office:value-type="float" office:value="0">
            <text:p>0</text:p>
          </table:table-cell>
          <table:table-cell table:formula="of:=IF(ISNA(VLOOKUP([.F9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float" office:value="10">
            <text:p>10</text:p>
          </table:table-cell>
          <table:table-cell office:value-type="string">
            <text:p>MZZLMD65E50H224A</text:p>
          </table:table-cell>
          <table:table-cell office:value-type="string">
            <text:p>363622</text:p>
          </table:table-cell>
          <table:table-cell table:formula="of:=[.A95] &amp; &quot; &quot; &amp; [.B95]" office:value-type="string" office:string-value="Muzzupappa Laura Maddalena">
            <text:p>Muzzupappa Laura Maddalena</text:p>
          </table:table-cell>
          <table:table-cell table:formula="of:=ISNA(VLOOKUP([.F95];['Giornalisti - 25'.O$2:.O$104];1;0))" office:value-type="boolean" office:boolean-value="false">
            <text:p>FALSE</text:p>
          </table:table-cell>
          <table:table-cell table:formula="of:=IF([.G95];1;0)" office:value-type="float" office:value="0">
            <text:p>0</text:p>
          </table:table-cell>
          <table:table-cell table:formula="of:=IF(ISNA(VLOOKUP([.F9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Nencha</text:p>
          </table:table-cell>
          <table:table-cell office:value-type="string">
            <text:p>Beatrice</text:p>
          </table:table-cell>
          <table:table-cell office:value-type="float" office:value="10">
            <text:p>10</text:p>
          </table:table-cell>
          <table:table-cell office:value-type="string">
            <text:p>NNCBRC74L64H501F</text:p>
          </table:table-cell>
          <table:table-cell office:value-type="string">
            <text:p>374626</text:p>
          </table:table-cell>
          <table:table-cell table:formula="of:=[.A96] &amp; &quot; &quot; &amp; [.B96]" office:value-type="string" office:string-value="Nencha Beatrice">
            <text:p>Nencha Beatrice</text:p>
          </table:table-cell>
          <table:table-cell table:formula="of:=ISNA(VLOOKUP([.F96];['Giornalisti - 25'.O$2:.O$104];1;0))" office:value-type="boolean" office:boolean-value="false">
            <text:p>FALSE</text:p>
          </table:table-cell>
          <table:table-cell table:formula="of:=IF([.G96];1;0)" office:value-type="float" office:value="0">
            <text:p>0</text:p>
          </table:table-cell>
          <table:table-cell table:formula="of:=IF(ISNA(VLOOKUP([.F9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Nazzaro</text:p>
          </table:table-cell>
          <table:table-cell office:value-type="string">
            <text:p>Sergio</text:p>
          </table:table-cell>
          <table:table-cell office:value-type="float" office:value="10">
            <text:p>10</text:p>
          </table:table-cell>
          <table:table-cell office:value-type="string">
            <text:p>NZZSRG73S13Z133T</text:p>
          </table:table-cell>
          <table:table-cell office:value-type="string">
            <text:p>374400</text:p>
          </table:table-cell>
          <table:table-cell table:formula="of:=[.A97] &amp; &quot; &quot; &amp; [.B97]" office:value-type="string" office:string-value="Nazzaro Sergio">
            <text:p>Nazzaro Sergio</text:p>
          </table:table-cell>
          <table:table-cell table:formula="of:=ISNA(VLOOKUP([.F97];['Giornalisti - 25'.O$2:.O$104];1;0))" office:value-type="boolean" office:boolean-value="false">
            <text:p>FALSE</text:p>
          </table:table-cell>
          <table:table-cell table:formula="of:=IF([.G97];1;0)" office:value-type="float" office:value="0">
            <text:p>0</text:p>
          </table:table-cell>
          <table:table-cell table:formula="of:=IF(ISNA(VLOOKUP([.F9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Pisanu</text:p>
          </table:table-cell>
          <table:table-cell office:value-type="string">
            <text:p>Ilario</text:p>
          </table:table-cell>
          <table:table-cell office:value-type="float" office:value="10">
            <text:p>10</text:p>
          </table:table-cell>
          <table:table-cell office:value-type="string">
            <text:p>PSNLRI75E03F839Y</text:p>
          </table:table-cell>
          <table:table-cell office:value-type="string">
            <text:p>370437</text:p>
          </table:table-cell>
          <table:table-cell table:formula="of:=[.A98] &amp; &quot; &quot; &amp; [.B98]" office:value-type="string" office:string-value="Pisanu Ilario">
            <text:p>Pisanu Ilario</text:p>
          </table:table-cell>
          <table:table-cell table:formula="of:=ISNA(VLOOKUP([.F98];['Giornalisti - 25'.O$2:.O$104];1;0))" office:value-type="boolean" office:boolean-value="false">
            <text:p>FALSE</text:p>
          </table:table-cell>
          <table:table-cell table:formula="of:=IF([.G98];1;0)" office:value-type="float" office:value="0">
            <text:p>0</text:p>
          </table:table-cell>
          <table:table-cell table:formula="of:=IF(ISNA(VLOOKUP([.F98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float" office:value="10">
            <text:p>10</text:p>
          </table:table-cell>
          <table:table-cell office:value-type="string">
            <text:p>PNTLNE69R43A662E</text:p>
          </table:table-cell>
          <table:table-cell office:value-type="string">
            <text:p>365334</text:p>
          </table:table-cell>
          <table:table-cell table:formula="of:=[.A99] &amp; &quot; &quot; &amp; [.B99]" office:value-type="string" office:string-value="Pinto Elena">
            <text:p>Pinto Elena</text:p>
          </table:table-cell>
          <table:table-cell table:formula="of:=ISNA(VLOOKUP([.F99];['Giornalisti - 25'.O$2:.O$104];1;0))" office:value-type="boolean" office:boolean-value="false">
            <text:p>FALSE</text:p>
          </table:table-cell>
          <table:table-cell table:formula="of:=IF([.G99];1;0)" office:value-type="float" office:value="0">
            <text:p>0</text:p>
          </table:table-cell>
          <table:table-cell table:formula="of:=IF(ISNA(VLOOKUP([.F9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float" office:value="10">
            <text:p>10</text:p>
          </table:table-cell>
          <table:table-cell office:value-type="string">
            <text:p>QGLGNN76P23G793Z</text:p>
          </table:table-cell>
          <table:table-cell office:value-type="string">
            <text:p>357992</text:p>
          </table:table-cell>
          <table:table-cell table:formula="of:=[.A100] &amp; &quot; &quot; &amp; [.B100]" office:value-type="string" office:string-value="Quagliariello Giovanni">
            <text:p>Quagliariello Giovanni</text:p>
          </table:table-cell>
          <table:table-cell table:formula="of:=ISNA(VLOOKUP([.F100];['Giornalisti - 25'.O$2:.O$104];1;0))" office:value-type="boolean" office:boolean-value="false">
            <text:p>FALSE</text:p>
          </table:table-cell>
          <table:table-cell table:formula="of:=IF([.G100];1;0)" office:value-type="float" office:value="0">
            <text:p>0</text:p>
          </table:table-cell>
          <table:table-cell table:formula="of:=IF(ISNA(VLOOKUP([.F100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float" office:value="10">
            <text:p>10</text:p>
          </table:table-cell>
          <table:table-cell office:value-type="string">
            <text:p>PLLSLL58A44D086J</text:p>
          </table:table-cell>
          <table:table-cell office:value-type="string">
            <text:p>368136</text:p>
          </table:table-cell>
          <table:table-cell table:formula="of:=[.A101] &amp; &quot; &quot; &amp; [.B101]" office:value-type="string" office:string-value="Polillo Isabella">
            <text:p>Polillo Isabella</text:p>
          </table:table-cell>
          <table:table-cell table:formula="of:=ISNA(VLOOKUP([.F101];['Giornalisti - 25'.O$2:.O$104];1;0))" office:value-type="boolean" office:boolean-value="false">
            <text:p>FALSE</text:p>
          </table:table-cell>
          <table:table-cell table:formula="of:=IF([.G101];1;0)" office:value-type="float" office:value="0">
            <text:p>0</text:p>
          </table:table-cell>
          <table:table-cell table:formula="of:=IF(ISNA(VLOOKUP([.F10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office:value-type="float" office:value="10">
            <text:p>10</text:p>
          </table:table-cell>
          <table:table-cell office:value-type="string">
            <text:p>PCCMGR66M69H501K</text:p>
          </table:table-cell>
          <table:table-cell office:value-type="string">
            <text:p>374454</text:p>
          </table:table-cell>
          <table:table-cell table:formula="of:=[.A102] &amp; &quot; &quot; &amp; [.B102]" office:value-type="string" office:string-value="Pecchioli Maria Grazia">
            <text:p>Pecchioli Maria Grazia</text:p>
          </table:table-cell>
          <table:table-cell table:formula="of:=ISNA(VLOOKUP([.F102];['Giornalisti - 25'.O$2:.O$104];1;0))" office:value-type="boolean" office:boolean-value="false">
            <text:p>FALSE</text:p>
          </table:table-cell>
          <table:table-cell table:formula="of:=IF([.G102];1;0)" office:value-type="float" office:value="0">
            <text:p>0</text:p>
          </table:table-cell>
          <table:table-cell table:formula="of:=IF(ISNA(VLOOKUP([.F102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Pignataro</text:p>
          </table:table-cell>
          <table:table-cell office:value-type="string">
            <text:p>Maria Carmina</text:p>
          </table:table-cell>
          <table:table-cell office:value-type="float" office:value="10">
            <text:p>10</text:p>
          </table:table-cell>
          <table:table-cell office:value-type="string">
            <text:p>PGNMCR69L58F152A</text:p>
          </table:table-cell>
          <table:table-cell office:value-type="string">
            <text:p>374581</text:p>
          </table:table-cell>
          <table:table-cell table:formula="of:=[.A103] &amp; &quot; &quot; &amp; [.B103]" office:value-type="string" office:string-value="Pignataro Maria Carmina">
            <text:p>Pignataro Maria Carmina</text:p>
          </table:table-cell>
          <table:table-cell table:formula="of:=ISNA(VLOOKUP([.F103];['Giornalisti - 25'.O$2:.O$104];1;0))" office:value-type="boolean" office:boolean-value="false">
            <text:p>FALSE</text:p>
          </table:table-cell>
          <table:table-cell table:formula="of:=IF([.G103];1;0)" office:value-type="float" office:value="0">
            <text:p>0</text:p>
          </table:table-cell>
          <table:table-cell table:formula="of:=IF(ISNA(VLOOKUP([.F103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Petrucci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office:value-type="string">
            <text:p>PTRFNC76D11H501E</text:p>
          </table:table-cell>
          <table:table-cell office:value-type="string">
            <text:p>374448</text:p>
          </table:table-cell>
          <table:table-cell table:formula="of:=[.A104] &amp; &quot; &quot; &amp; [.B104]" office:value-type="string" office:string-value="Petrucci Francesco">
            <text:p>Petrucci Francesco</text:p>
          </table:table-cell>
          <table:table-cell table:formula="of:=ISNA(VLOOKUP([.F104];['Giornalisti - 25'.O$2:.O$104];1;0))" office:value-type="boolean" office:boolean-value="false">
            <text:p>FALSE</text:p>
          </table:table-cell>
          <table:table-cell table:formula="of:=IF([.G104];1;0)" office:value-type="float" office:value="0">
            <text:p>0</text:p>
          </table:table-cell>
          <table:table-cell table:formula="of:=IF(ISNA(VLOOKUP([.F104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Sabatino</text:p>
          </table:table-cell>
          <table:table-cell office:value-type="string">
            <text:p>Barbara</text:p>
          </table:table-cell>
          <table:table-cell office:value-type="float" office:value="10">
            <text:p>10</text:p>
          </table:table-cell>
          <table:table-cell office:value-type="string">
            <text:p>SBTBBR85P50D972K</text:p>
          </table:table-cell>
          <table:table-cell office:value-type="string">
            <text:p>364009</text:p>
          </table:table-cell>
          <table:table-cell table:formula="of:=[.A105] &amp; &quot; &quot; &amp; [.B105]" office:value-type="string" office:string-value="Sabatino Barbara">
            <text:p>Sabatino Barbara</text:p>
          </table:table-cell>
          <table:table-cell table:formula="of:=ISNA(VLOOKUP([.F105];['Giornalisti - 25'.O$2:.O$104];1;0))" office:value-type="boolean" office:boolean-value="false">
            <text:p>FALSE</text:p>
          </table:table-cell>
          <table:table-cell table:formula="of:=IF([.G105];1;0)" office:value-type="float" office:value="0">
            <text:p>0</text:p>
          </table:table-cell>
          <table:table-cell table:formula="of:=IF(ISNA(VLOOKUP([.F105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Rustic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office:value-type="string">
            <text:p>RSTDNL62H50H501E</text:p>
          </table:table-cell>
          <table:table-cell office:value-type="string">
            <text:p>374607</text:p>
          </table:table-cell>
          <table:table-cell table:formula="of:=[.A106] &amp; &quot; &quot; &amp; [.B106]" office:value-type="string" office:string-value="Rustici Daniela">
            <text:p>Rustici Daniela</text:p>
          </table:table-cell>
          <table:table-cell table:formula="of:=ISNA(VLOOKUP([.F106];['Giornalisti - 25'.O$2:.O$104];1;0))" office:value-type="boolean" office:boolean-value="false">
            <text:p>FALSE</text:p>
          </table:table-cell>
          <table:table-cell table:formula="of:=IF([.G106];1;0)" office:value-type="float" office:value="0">
            <text:p>0</text:p>
          </table:table-cell>
          <table:table-cell table:formula="of:=IF(ISNA(VLOOKUP([.F106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Ribustini</text:p>
          </table:table-cell>
          <table:table-cell office:value-type="string">
            <text:p>Luca</text:p>
          </table:table-cell>
          <table:table-cell office:value-type="float" office:value="10">
            <text:p>10</text:p>
          </table:table-cell>
          <table:table-cell office:value-type="string">
            <text:p>RBSLCU62A30H501V</text:p>
          </table:table-cell>
          <table:table-cell office:value-type="string">
            <text:p>374424</text:p>
          </table:table-cell>
          <table:table-cell table:formula="of:=[.A107] &amp; &quot; &quot; &amp; [.B107]" office:value-type="string" office:string-value="Ribustini Luca">
            <text:p>Ribustini Luca</text:p>
          </table:table-cell>
          <table:table-cell table:formula="of:=ISNA(VLOOKUP([.F107];['Giornalisti - 25'.O$2:.O$104];1;0))" office:value-type="boolean" office:boolean-value="false">
            <text:p>FALSE</text:p>
          </table:table-cell>
          <table:table-cell table:formula="of:=IF([.G107];1;0)" office:value-type="float" office:value="0">
            <text:p>0</text:p>
          </table:table-cell>
          <table:table-cell table:formula="of:=IF(ISNA(VLOOKUP([.F107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Romita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office:value-type="string">
            <text:p>RMTSFN52H22H501H</text:p>
          </table:table-cell>
          <table:table-cell office:value-type="string">
            <text:p>374550</text:p>
          </table:table-cell>
          <table:table-cell table:formula="of:=[.A108] &amp; &quot; &quot; &amp; [.B108]" office:value-type="string" office:string-value="Romita Stefano">
            <text:p>Romita Stefano</text:p>
          </table:table-cell>
          <table:table-cell table:formula="of:=ISNA(VLOOKUP([.F108];['Giornalisti - 25'.O$2:.O$104];1;0))" office:value-type="boolean" office:boolean-value="false">
            <text:p>FALSE</text:p>
          </table:table-cell>
          <table:table-cell table:formula="of:=IF([.G108];1;0)" office:value-type="float" office:value="0">
            <text:p>0</text:p>
          </table:table-cell>
          <table:table-cell table:formula="of:=IF(ISNA(VLOOKUP([.F10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office:value-type="float" office:value="10">
            <text:p>10</text:p>
          </table:table-cell>
          <table:table-cell office:value-type="string">
            <text:p>RCPMGS66H06A638S</text:p>
          </table:table-cell>
          <table:table-cell office:value-type="string">
            <text:p>372600</text:p>
          </table:table-cell>
          <table:table-cell table:formula="of:=[.A109] &amp; &quot; &quot; &amp; [.B109]" office:value-type="string" office:string-value="Recupero Mario Giuseppe">
            <text:p>Recupero Mario Giuseppe</text:p>
          </table:table-cell>
          <table:table-cell table:formula="of:=ISNA(VLOOKUP([.F109];['Giornalisti - 25'.O$2:.O$104];1;0))" office:value-type="boolean" office:boolean-value="false">
            <text:p>FALSE</text:p>
          </table:table-cell>
          <table:table-cell table:formula="of:=IF([.G109];1;0)" office:value-type="float" office:value="0">
            <text:p>0</text:p>
          </table:table-cell>
          <table:table-cell table:formula="of:=IF(ISNA(VLOOKUP([.F10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Rendina</text:p>
          </table:table-cell>
          <table:table-cell office:value-type="string">
            <text:p>Federico</text:p>
          </table:table-cell>
          <table:table-cell office:value-type="float" office:value="10">
            <text:p>10</text:p>
          </table:table-cell>
          <table:table-cell office:value-type="string">
            <text:p>RNDFRC54P24H501Q</text:p>
          </table:table-cell>
          <table:table-cell office:value-type="string">
            <text:p>374416</text:p>
          </table:table-cell>
          <table:table-cell table:formula="of:=[.A110] &amp; &quot; &quot; &amp; [.B110]" office:value-type="string" office:string-value="Rendina Federico">
            <text:p>Rendina Federico</text:p>
          </table:table-cell>
          <table:table-cell table:formula="of:=ISNA(VLOOKUP([.F110];['Giornalisti - 25'.O$2:.O$104];1;0))" office:value-type="boolean" office:boolean-value="false">
            <text:p>FALSE</text:p>
          </table:table-cell>
          <table:table-cell table:formula="of:=IF([.G110];1;0)" office:value-type="float" office:value="0">
            <text:p>0</text:p>
          </table:table-cell>
          <table:table-cell table:formula="of:=IF(ISNA(VLOOKUP([.F110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office:value-type="string">
            <text:p>SCPNTN80C06A509A</text:p>
          </table:table-cell>
          <table:table-cell office:value-type="string">
            <text:p>373270</text:p>
          </table:table-cell>
          <table:table-cell table:formula="of:=[.A111] &amp; &quot; &quot; &amp; [.B111]" office:value-type="string" office:string-value="Scoppettuolo Antonio">
            <text:p>Scoppettuolo Antonio</text:p>
          </table:table-cell>
          <table:table-cell table:formula="of:=ISNA(VLOOKUP([.F111];['Giornalisti - 25'.O$2:.O$104];1;0))" office:value-type="boolean" office:boolean-value="false">
            <text:p>FALSE</text:p>
          </table:table-cell>
          <table:table-cell table:formula="of:=IF([.G111];1;0)" office:value-type="float" office:value="0">
            <text:p>0</text:p>
          </table:table-cell>
          <table:table-cell table:formula="of:=IF(ISNA(VLOOKUP([.F111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Serrano</text:p>
          </table:table-cell>
          <table:table-cell office:value-type="string">
            <text:p>Antonia</text:p>
          </table:table-cell>
          <table:table-cell office:value-type="float" office:value="10">
            <text:p>10</text:p>
          </table:table-cell>
          <table:table-cell office:value-type="string">
            <text:p>SRRNTN65A46F623Q</text:p>
          </table:table-cell>
          <table:table-cell office:value-type="string">
            <text:p>374726</text:p>
          </table:table-cell>
          <table:table-cell table:formula="of:=[.A112] &amp; &quot; &quot; &amp; [.B112]" office:value-type="string" office:string-value="Serrano Antonia">
            <text:p>Serrano Antonia</text:p>
          </table:table-cell>
          <table:table-cell table:formula="of:=ISNA(VLOOKUP([.F112];['Giornalisti - 25'.O$2:.O$104];1;0))" office:value-type="boolean" office:boolean-value="false">
            <text:p>FALSE</text:p>
          </table:table-cell>
          <table:table-cell table:formula="of:=IF([.G112];1;0)" office:value-type="float" office:value="0">
            <text:p>0</text:p>
          </table:table-cell>
          <table:table-cell table:formula="of:=IF(ISNA(VLOOKUP([.F112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Scafuri</text:p>
          </table:table-cell>
          <table:table-cell office:value-type="string">
            <text:p>Anna</text:p>
          </table:table-cell>
          <table:table-cell office:value-type="float" office:value="10">
            <text:p>10</text:p>
          </table:table-cell>
          <table:table-cell office:value-type="string">
            <text:p>SCFNNA61D52B076N</text:p>
          </table:table-cell>
          <table:table-cell office:value-type="string">
            <text:p>374648</text:p>
          </table:table-cell>
          <table:table-cell table:formula="of:=[.A113] &amp; &quot; &quot; &amp; [.B113]" office:value-type="string" office:string-value="Scafuri Anna">
            <text:p>Scafuri Anna</text:p>
          </table:table-cell>
          <table:table-cell table:formula="of:=ISNA(VLOOKUP([.F113];['Giornalisti - 25'.O$2:.O$104];1;0))" office:value-type="boolean" office:boolean-value="false">
            <text:p>FALSE</text:p>
          </table:table-cell>
          <table:table-cell table:formula="of:=IF([.G113];1;0)" office:value-type="float" office:value="0">
            <text:p>0</text:p>
          </table:table-cell>
          <table:table-cell table:formula="of:=IF(ISNA(VLOOKUP([.F11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caglietta</text:p>
          </table:table-cell>
          <table:table-cell office:value-type="string">
            <text:p>Raffaela</text:p>
          </table:table-cell>
          <table:table-cell office:value-type="float" office:value="10">
            <text:p>10</text:p>
          </table:table-cell>
          <table:table-cell office:value-type="string">
            <text:p>SCGRFL66R46H501I</text:p>
          </table:table-cell>
          <table:table-cell office:value-type="string">
            <text:p>374677</text:p>
          </table:table-cell>
          <table:table-cell table:formula="of:=[.A114] &amp; &quot; &quot; &amp; [.B114]" office:value-type="string" office:string-value="Scaglietta Raffaela">
            <text:p>Scaglietta Raffaela</text:p>
          </table:table-cell>
          <table:table-cell table:formula="of:=ISNA(VLOOKUP([.F114];['Giornalisti - 25'.O$2:.O$104];1;0))" office:value-type="boolean" office:boolean-value="false">
            <text:p>FALSE</text:p>
          </table:table-cell>
          <table:table-cell table:formula="of:=IF([.G114];1;0)" office:value-type="float" office:value="0">
            <text:p>0</text:p>
          </table:table-cell>
          <table:table-cell table:formula="of:=IF(ISNA(VLOOKUP([.F114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cafat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office:value-type="string">
            <text:p>SCFMRC72C04H501Y</text:p>
          </table:table-cell>
          <table:table-cell office:value-type="string">
            <text:p>370971</text:p>
          </table:table-cell>
          <table:table-cell table:formula="of:=[.A115] &amp; &quot; &quot; &amp; [.B115]" office:value-type="string" office:string-value="Scafati Marco">
            <text:p>Scafati Marco</text:p>
          </table:table-cell>
          <table:table-cell table:formula="of:=ISNA(VLOOKUP([.F115];['Giornalisti - 25'.O$2:.O$104];1;0))" office:value-type="boolean" office:boolean-value="false">
            <text:p>FALSE</text:p>
          </table:table-cell>
          <table:table-cell table:formula="of:=IF([.G115];1;0)" office:value-type="float" office:value="0">
            <text:p>0</text:p>
          </table:table-cell>
          <table:table-cell table:formula="of:=IF(ISNA(VLOOKUP([.F115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Salern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office:value-type="string">
            <text:p>SLRPLA62L20F205T</text:p>
          </table:table-cell>
          <table:table-cell office:value-type="string">
            <text:p>374501</text:p>
          </table:table-cell>
          <table:table-cell table:formula="of:=[.A116] &amp; &quot; &quot; &amp; [.B116]" office:value-type="string" office:string-value="Salerno Paolo">
            <text:p>Salerno Paolo</text:p>
          </table:table-cell>
          <table:table-cell table:formula="of:=ISNA(VLOOKUP([.F116];['Giornalisti - 25'.O$2:.O$104];1;0))" office:value-type="boolean" office:boolean-value="false">
            <text:p>FALSE</text:p>
          </table:table-cell>
          <table:table-cell table:formula="of:=IF([.G116];1;0)" office:value-type="float" office:value="0">
            <text:p>0</text:p>
          </table:table-cell>
          <table:table-cell table:formula="of:=IF(ISNA(VLOOKUP([.F116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Urbani</text:p>
          </table:table-cell>
          <table:table-cell office:value-type="string">
            <text:p>Alessandra</text:p>
          </table:table-cell>
          <table:table-cell office:value-type="float" office:value="10">
            <text:p>10</text:p>
          </table:table-cell>
          <table:table-cell office:value-type="string">
            <text:p>RBNLSN66E64H501A</text:p>
          </table:table-cell>
          <table:table-cell office:value-type="string">
            <text:p>366299</text:p>
          </table:table-cell>
          <table:table-cell table:formula="of:=[.A117] &amp; &quot; &quot; &amp; [.B117]" office:value-type="string" office:string-value="Urbani Alessandra">
            <text:p>Urbani Alessandra</text:p>
          </table:table-cell>
          <table:table-cell table:formula="of:=ISNA(VLOOKUP([.F117];['Giornalisti - 25'.O$2:.O$104];1;0))" office:value-type="boolean" office:boolean-value="false">
            <text:p>FALSE</text:p>
          </table:table-cell>
          <table:table-cell table:formula="of:=IF([.G117];1;0)" office:value-type="float" office:value="0">
            <text:p>0</text:p>
          </table:table-cell>
          <table:table-cell table:formula="of:=IF(ISNA(VLOOKUP([.F117];['Giornalist-29-2LUGLIO'.F$2:.F$131];1;0));0;1)" office:value-type="float" office:value="0">
            <text:p>0</text:p>
          </table:table-cell>
        </table:table-row>
        <table:table-row table:style-name="ro4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float" office:value="10">
            <text:p>10</text:p>
          </table:table-cell>
          <table:table-cell office:value-type="string">
            <text:p>TGLLCU50M52H501R</text:p>
          </table:table-cell>
          <table:table-cell office:value-type="string">
            <text:p>369790</text:p>
          </table:table-cell>
          <table:table-cell table:formula="of:=[.A118] &amp; &quot; &quot; &amp; [.B118]" office:value-type="string" office:string-value="Tagliafierro Lucia">
            <text:p>Tagliafierro Lucia</text:p>
          </table:table-cell>
          <table:table-cell table:formula="of:=ISNA(VLOOKUP([.F118];['Giornalisti - 25'.O$2:.O$104];1;0))" office:value-type="boolean" office:boolean-value="false">
            <text:p>FALSE</text:p>
          </table:table-cell>
          <table:table-cell table:formula="of:=IF([.G118];1;0)" office:value-type="float" office:value="0">
            <text:p>0</text:p>
          </table:table-cell>
          <table:table-cell table:formula="of:=IF(ISNA(VLOOKUP([.F11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olinas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office:value-type="string">
            <text:p>SLNSFN54B20H501X</text:p>
          </table:table-cell>
          <table:table-cell office:value-type="string">
            <text:p>372467</text:p>
          </table:table-cell>
          <table:table-cell table:formula="of:=[.A119] &amp; &quot; &quot; &amp; [.B119]" office:value-type="string" office:string-value="Solinas Stefano">
            <text:p>Solinas Stefano</text:p>
          </table:table-cell>
          <table:table-cell table:formula="of:=ISNA(VLOOKUP([.F119];['Giornalisti - 25'.O$2:.O$104];1;0))" office:value-type="boolean" office:boolean-value="false">
            <text:p>FALSE</text:p>
          </table:table-cell>
          <table:table-cell table:formula="of:=IF([.G119];1;0)" office:value-type="float" office:value="0">
            <text:p>0</text:p>
          </table:table-cell>
          <table:table-cell table:formula="of:=IF(ISNA(VLOOKUP([.F119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oldano</text:p>
          </table:table-cell>
          <table:table-cell office:value-type="string">
            <text:p>Monica</text:p>
          </table:table-cell>
          <table:table-cell office:value-type="float" office:value="10">
            <text:p>10</text:p>
          </table:table-cell>
          <table:table-cell office:value-type="string">
            <text:p>SLDMNC67R46H501D</text:p>
          </table:table-cell>
          <table:table-cell office:value-type="string">
            <text:p>374630</text:p>
          </table:table-cell>
          <table:table-cell table:formula="of:=[.A120] &amp; &quot; &quot; &amp; [.B120]" office:value-type="string" office:string-value="Soldano Monica">
            <text:p>Soldano Monica</text:p>
          </table:table-cell>
          <table:table-cell table:formula="of:=ISNA(VLOOKUP([.F120];['Giornalisti - 25'.O$2:.O$104];1;0))" office:value-type="boolean" office:boolean-value="false">
            <text:p>FALSE</text:p>
          </table:table-cell>
          <table:table-cell table:formula="of:=IF([.G120];1;0)" office:value-type="float" office:value="0">
            <text:p>0</text:p>
          </table:table-cell>
          <table:table-cell table:formula="of:=IF(ISNA(VLOOKUP([.F120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Sofi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office:value-type="string">
            <text:p>SFOSFN58M22H224L</text:p>
          </table:table-cell>
          <table:table-cell office:value-type="string">
            <text:p>374496</text:p>
          </table:table-cell>
          <table:table-cell table:formula="of:=[.A121] &amp; &quot; &quot; &amp; [.B121]" office:value-type="string" office:string-value="Sofi Stefano">
            <text:p>Sofi Stefano</text:p>
          </table:table-cell>
          <table:table-cell table:formula="of:=ISNA(VLOOKUP([.F121];['Giornalisti - 25'.O$2:.O$104];1;0))" office:value-type="boolean" office:boolean-value="false">
            <text:p>FALSE</text:p>
          </table:table-cell>
          <table:table-cell table:formula="of:=IF([.G121];1;0)" office:value-type="float" office:value="0">
            <text:p>0</text:p>
          </table:table-cell>
          <table:table-cell table:formula="of:=IF(ISNA(VLOOKUP([.F121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float" office:value="10">
            <text:p>10</text:p>
          </table:table-cell>
          <table:table-cell office:value-type="string">
            <text:p>SCCRFL66D08D643G</text:p>
          </table:table-cell>
          <table:table-cell office:value-type="string">
            <text:p>361194</text:p>
          </table:table-cell>
          <table:table-cell table:formula="of:=[.A122] &amp; &quot; &quot; &amp; [.B122]" office:value-type="string" office:string-value="Soccio Raffaele">
            <text:p>Soccio Raffaele</text:p>
          </table:table-cell>
          <table:table-cell table:formula="of:=ISNA(VLOOKUP([.F122];['Giornalisti - 25'.O$2:.O$104];1;0))" office:value-type="boolean" office:boolean-value="false">
            <text:p>FALSE</text:p>
          </table:table-cell>
          <table:table-cell table:formula="of:=IF([.G122];1;0)" office:value-type="float" office:value="0">
            <text:p>0</text:p>
          </table:table-cell>
          <table:table-cell table:formula="of:=IF(ISNA(VLOOKUP([.F122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Simonetti</text:p>
          </table:table-cell>
          <table:table-cell office:value-type="string">
            <text:p>Roberto</text:p>
          </table:table-cell>
          <table:table-cell office:value-type="float" office:value="10">
            <text:p>10</text:p>
          </table:table-cell>
          <table:table-cell office:value-type="string">
            <text:p>SMNRRT73D05A859R</text:p>
          </table:table-cell>
          <table:table-cell office:value-type="string">
            <text:p>374337</text:p>
          </table:table-cell>
          <table:table-cell table:formula="of:=[.A123] &amp; &quot; &quot; &amp; [.B123]" office:value-type="string" office:string-value="Simonetti Roberto">
            <text:p>Simonetti Roberto</text:p>
          </table:table-cell>
          <table:table-cell table:formula="of:=ISNA(VLOOKUP([.F123];['Giornalisti - 25'.O$2:.O$104];1;0))" office:value-type="boolean" office:boolean-value="false">
            <text:p>FALSE</text:p>
          </table:table-cell>
          <table:table-cell table:formula="of:=IF([.G123];1;0)" office:value-type="float" office:value="0">
            <text:p>0</text:p>
          </table:table-cell>
          <table:table-cell table:formula="of:=IF(ISNA(VLOOKUP([.F123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Vetrano</text:p>
          </table:table-cell>
          <table:table-cell office:value-type="string">
            <text:p>Angela</text:p>
          </table:table-cell>
          <table:table-cell office:value-type="float" office:value="10">
            <text:p>10</text:p>
          </table:table-cell>
          <table:table-cell office:value-type="string">
            <text:p>VTRNGL82A57C352J</text:p>
          </table:table-cell>
          <table:table-cell office:value-type="string">
            <text:p>373077</text:p>
          </table:table-cell>
          <table:table-cell table:formula="of:=[.A124] &amp; &quot; &quot; &amp; [.B124]" office:value-type="string" office:string-value="Vetrano Angela">
            <text:p>Vetrano Angela</text:p>
          </table:table-cell>
          <table:table-cell table:formula="of:=ISNA(VLOOKUP([.F124];['Giornalisti - 25'.O$2:.O$104];1;0))" office:value-type="boolean" office:boolean-value="false">
            <text:p>FALSE</text:p>
          </table:table-cell>
          <table:table-cell table:formula="of:=IF([.G124];1;0)" office:value-type="float" office:value="0">
            <text:p>0</text:p>
          </table:table-cell>
          <table:table-cell table:formula="of:=IF(ISNA(VLOOKUP([.F124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Venditti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office:value-type="string">
            <text:p>VNDNTN46B07H501S</text:p>
          </table:table-cell>
          <table:table-cell office:value-type="string">
            <text:p>374507</text:p>
          </table:table-cell>
          <table:table-cell table:formula="of:=[.A125] &amp; &quot; &quot; &amp; [.B125]" office:value-type="string" office:string-value="Venditti Antonio">
            <text:p>Venditti Antonio</text:p>
          </table:table-cell>
          <table:table-cell table:formula="of:=ISNA(VLOOKUP([.F125];['Giornalisti - 25'.O$2:.O$104];1;0))" office:value-type="boolean" office:boolean-value="false">
            <text:p>FALSE</text:p>
          </table:table-cell>
          <table:table-cell table:formula="of:=IF([.G125];1;0)" office:value-type="float" office:value="0">
            <text:p>0</text:p>
          </table:table-cell>
          <table:table-cell table:formula="of:=IF(ISNA(VLOOKUP([.F125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Velocci</text:p>
          </table:table-cell>
          <table:table-cell office:value-type="string">
            <text:p>Martina</text:p>
          </table:table-cell>
          <table:table-cell office:value-type="float" office:value="10">
            <text:p>10</text:p>
          </table:table-cell>
          <table:table-cell office:value-type="string">
            <text:p>VLCMTN77P42H501R</text:p>
          </table:table-cell>
          <table:table-cell office:value-type="string">
            <text:p>374467</text:p>
          </table:table-cell>
          <table:table-cell table:formula="of:=[.A126] &amp; &quot; &quot; &amp; [.B126]" office:value-type="string" office:string-value="Velocci Martina">
            <text:p>Velocci Martina</text:p>
          </table:table-cell>
          <table:table-cell table:formula="of:=ISNA(VLOOKUP([.F126];['Giornalisti - 25'.O$2:.O$104];1;0))" office:value-type="boolean" office:boolean-value="false">
            <text:p>FALSE</text:p>
          </table:table-cell>
          <table:table-cell table:formula="of:=IF([.G126];1;0)" office:value-type="float" office:value="0">
            <text:p>0</text:p>
          </table:table-cell>
          <table:table-cell table:formula="of:=IF(ISNA(VLOOKUP([.F126];['Giornalist-29-2LUGLIO'.F$2:.F$131];1;0));0;1)" office:value-type="float" office:value="0">
            <text:p>0</text:p>
          </table:table-cell>
        </table:table-row>
        <table:table-row table:style-name="ro3">
          <table:table-cell office:value-type="string">
            <text:p>Valletta</text:p>
          </table:table-cell>
          <table:table-cell office:value-type="string">
            <text:p>Sabrina</text:p>
          </table:table-cell>
          <table:table-cell office:value-type="float" office:value="10">
            <text:p>10</text:p>
          </table:table-cell>
          <table:table-cell office:value-type="string">
            <text:p>VLLSRN81C46A515F</text:p>
          </table:table-cell>
          <table:table-cell office:value-type="string">
            <text:p>374409</text:p>
          </table:table-cell>
          <table:table-cell table:formula="of:=[.A127] &amp; &quot; &quot; &amp; [.B127]" office:value-type="string" office:string-value="Valletta Sabrina">
            <text:p>Valletta Sabrina</text:p>
          </table:table-cell>
          <table:table-cell table:formula="of:=ISNA(VLOOKUP([.F127];['Giornalisti - 25'.O$2:.O$104];1;0))" office:value-type="boolean" office:boolean-value="false">
            <text:p>FALSE</text:p>
          </table:table-cell>
          <table:table-cell table:formula="of:=IF([.G127];1;0)" office:value-type="float" office:value="0">
            <text:p>0</text:p>
          </table:table-cell>
          <table:table-cell table:formula="of:=IF(ISNA(VLOOKUP([.F127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float" office:value="10">
            <text:p>10</text:p>
          </table:table-cell>
          <table:table-cell office:value-type="string">
            <text:p>VCCGRG68M48H501R</text:p>
          </table:table-cell>
          <table:table-cell office:value-type="string">
            <text:p>366278</text:p>
          </table:table-cell>
          <table:table-cell table:formula="of:=[.A128] &amp; &quot; &quot; &amp; [.B128]" office:value-type="string" office:string-value="Vaccari Giorgia">
            <text:p>Vaccari Giorgia</text:p>
          </table:table-cell>
          <table:table-cell table:formula="of:=ISNA(VLOOKUP([.F128];['Giornalisti - 25'.O$2:.O$104];1;0))" office:value-type="boolean" office:boolean-value="false">
            <text:p>FALSE</text:p>
          </table:table-cell>
          <table:table-cell table:formula="of:=IF([.G128];1;0)" office:value-type="float" office:value="0">
            <text:p>0</text:p>
          </table:table-cell>
          <table:table-cell table:formula="of:=IF(ISNA(VLOOKUP([.F128];['Giornalist-29-2LUGLIO'.F$2:.F$131];1;0));0;1)" office:value-type="float" office:value="1">
            <text:p>1</text:p>
          </table:table-cell>
        </table:table-row>
        <table:table-row table:style-name="ro4"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float" office:value="10">
            <text:p>10</text:p>
          </table:table-cell>
          <table:table-cell office:value-type="string">
            <text:p>VCCMNL74D66B354B</text:p>
          </table:table-cell>
          <table:table-cell office:value-type="string">
            <text:p>360553</text:p>
          </table:table-cell>
          <table:table-cell table:formula="of:=[.A129] &amp; &quot; &quot; &amp; [.B129]" office:value-type="string" office:string-value="Vacca Manuela">
            <text:p>Vacca Manuela</text:p>
          </table:table-cell>
          <table:table-cell table:formula="of:=ISNA(VLOOKUP([.F129];['Giornalisti - 25'.O$2:.O$104];1;0))" office:value-type="boolean" office:boolean-value="false">
            <text:p>FALSE</text:p>
          </table:table-cell>
          <table:table-cell table:formula="of:=IF([.G129];1;0)" office:value-type="float" office:value="0">
            <text:p>0</text:p>
          </table:table-cell>
          <table:table-cell table:formula="of:=IF(ISNA(VLOOKUP([.F129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Vinci</text:p>
          </table:table-cell>
          <table:table-cell office:value-type="string">
            <text:p>Romina</text:p>
          </table:table-cell>
          <table:table-cell office:value-type="float" office:value="10">
            <text:p>10</text:p>
          </table:table-cell>
          <table:table-cell office:value-type="string">
            <text:p>VNCRMN83M41L719O</text:p>
          </table:table-cell>
          <table:table-cell office:value-type="string">
            <text:p>374414</text:p>
          </table:table-cell>
          <table:table-cell table:formula="of:=[.A130] &amp; &quot; &quot; &amp; [.B130]" office:value-type="string" office:string-value="Vinci Romina">
            <text:p>Vinci Romina</text:p>
          </table:table-cell>
          <table:table-cell table:formula="of:=ISNA(VLOOKUP([.F130];['Giornalisti - 25'.O$2:.O$104];1;0))" office:value-type="boolean" office:boolean-value="false">
            <text:p>FALSE</text:p>
          </table:table-cell>
          <table:table-cell table:formula="of:=IF([.G130];1;0)" office:value-type="float" office:value="0">
            <text:p>0</text:p>
          </table:table-cell>
          <table:table-cell table:formula="of:=IF(ISNA(VLOOKUP([.F130];['Giornalist-29-2LUGLIO'.F$2:.F$131];1;0));0;1)" office:value-type="float" office:value="1">
            <text:p>1</text:p>
          </table:table-cell>
        </table:table-row>
        <table:table-row table:style-name="ro3"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float" office:value="10">
            <text:p>10</text:p>
          </table:table-cell>
          <table:table-cell office:value-type="string">
            <text:p>VLLSRN70R64H501U</text:p>
          </table:table-cell>
          <table:table-cell office:value-type="string">
            <text:p>371108</text:p>
          </table:table-cell>
          <table:table-cell table:formula="of:=[.A131] &amp; &quot; &quot; &amp; [.B131]" office:value-type="string" office:string-value="Villa Sabrina">
            <text:p>Villa Sabrina</text:p>
          </table:table-cell>
          <table:table-cell table:formula="of:=ISNA(VLOOKUP([.F131];['Giornalisti - 25'.O$2:.O$104];1;0))" office:value-type="boolean" office:boolean-value="false">
            <text:p>FALSE</text:p>
          </table:table-cell>
          <table:table-cell table:formula="of:=IF([.G131];1;0)" office:value-type="float" office:value="0">
            <text:p>0</text:p>
          </table:table-cell>
          <table:table-cell table:formula="of:=IF(ISNA(VLOOKUP([.F131];['Giornalist-29-2LUGLIO'.F$2:.F$131];1;0));0;1)" office:value-type="float" office:value="1">
            <text:p>1</text:p>
          </table:table-cell>
        </table:table-row>
        <table:named-expressions/>
      </table:table>
      <table:table table:name="Giornalist-29-2LUGLI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0">
          <table:table-cell table:style-name="ce45" office:value-type="string">
            <text:p>Cognome</text:p>
          </table:table-cell>
          <table:table-cell table:style-name="ce45" office:value-type="string">
            <text:p>Nome</text:p>
          </table:table-cell>
          <table:table-cell table:style-name="ce45" office:value-type="string">
            <text:p>GIORNO</text:p>
          </table:table-cell>
          <table:table-cell table:style-name="ce45" office:value-type="string">
            <text:p>Codice Fiscale</text:p>
          </table:table-cell>
          <table:table-cell table:style-name="ce45" office:value-type="string">
            <text:p>Numero Iscrizione</text:p>
          </table:table-cell>
          <table:table-cell table:style-name="ce45" office:value-type="string">
            <text:p>NOME</text:p>
          </table:table-cell>
          <table:table-cell office:value-type="string">
            <text:p>NUOVO?</text:p>
          </table:table-cell>
          <table:table-cell office:value-type="string">
            <text:p>N?</text:p>
          </table:table-cell>
          <table:table-cell office:value-type="string">
            <text:p>AG</text:p>
          </table:table-cell>
        </table:table-row>
        <table:table-row table:style-name="ro3"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float" office:value="1">
            <text:p>1</text:p>
          </table:table-cell>
          <table:table-cell office:value-type="string">
            <text:p>LBANNL70C58H096Y</text:p>
          </table:table-cell>
          <table:table-cell office:value-type="string">
            <text:p>370397</text:p>
          </table:table-cell>
          <table:table-cell table:formula="of:=[.A2] &amp; &quot; &quot; &amp; [.B2]" office:value-type="string" office:string-value="Alba Antonella Giovanna">
            <text:p>Alba Antonella Giovanna</text:p>
          </table:table-cell>
          <table:table-cell table:formula="of:=ISNA(VLOOKUP([.F2];['Giornalisti - 25'.E$2:.E$136];1;0))" office:value-type="boolean" office:boolean-value="false">
            <text:p>FALSE</text:p>
          </table:table-cell>
          <table:table-cell table:formula="of:=IF([.G2];1;0)" office:value-type="float" office:value="0">
            <text:p>0</text:p>
          </table:table-cell>
          <table:table-cell table:formula="of:=IF(ISNA(VLOOKUP([.D2];[.N$1:.N$130];1;0));0;1)" office:value-type="float" office:value="0">
            <text:p>0</text:p>
          </table:table-cell>
        </table:table-row>
        <table:table-row table:style-name="ro3"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float" office:value="1">
            <text:p>1</text:p>
          </table:table-cell>
          <table:table-cell office:value-type="string">
            <text:p>LBNMHL74E49H501K</text:p>
          </table:table-cell>
          <table:table-cell office:value-type="string">
            <text:p>368415</text:p>
          </table:table-cell>
          <table:table-cell table:formula="of:=[.A3] &amp; &quot; &quot; &amp; [.B3]" office:value-type="string" office:string-value="Albanese Michela">
            <text:p>Albanese Michela</text:p>
          </table:table-cell>
          <table:table-cell table:formula="of:=ISNA(VLOOKUP([.F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Amato</text:p>
          </table:table-cell>
          <table:table-cell office:value-type="string">
            <text:p>Guido</text:p>
          </table:table-cell>
          <table:table-cell office:value-type="float" office:value="1">
            <text:p>1</text:p>
          </table:table-cell>
          <table:table-cell office:value-type="string">
            <text:p>MTAGDU61T19E625B</text:p>
          </table:table-cell>
          <table:table-cell office:value-type="string">
            <text:p>374479</text:p>
          </table:table-cell>
          <table:table-cell table:formula="of:=[.A4] &amp; &quot; &quot; &amp; [.B4]" office:value-type="string" office:string-value="Amato Guido">
            <text:p>Amato Guido</text:p>
          </table:table-cell>
          <table:table-cell table:formula="of:=ISNA(VLOOKUP([.F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Angelicchio</text:p>
          </table:table-cell>
          <table:table-cell office:value-type="string">
            <text:p>Fabio Mario</text:p>
          </table:table-cell>
          <table:table-cell office:value-type="float" office:value="1">
            <text:p>1</text:p>
          </table:table-cell>
          <table:table-cell office:value-type="string">
            <text:p>NGLFMR61B01H501C</text:p>
          </table:table-cell>
          <table:table-cell office:value-type="string">
            <text:p>374438</text:p>
          </table:table-cell>
          <table:table-cell table:formula="of:=[.A5] &amp; &quot; &quot; &amp; [.B5]" office:value-type="string" office:string-value="Angelicchio Fabio Mario">
            <text:p>Angelicchio Fabio Mario</text:p>
          </table:table-cell>
          <table:table-cell table:formula="of:=ISNA(VLOOKUP([.F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Antonellis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NTNMRC70S21H501C</text:p>
          </table:table-cell>
          <table:table-cell office:value-type="string">
            <text:p>374402</text:p>
          </table:table-cell>
          <table:table-cell table:formula="of:=[.A6] &amp; &quot; &quot; &amp; [.B6]" office:value-type="string" office:string-value="Antonellis Marco">
            <text:p>Antonellis Marco</text:p>
          </table:table-cell>
          <table:table-cell table:formula="of:=ISNA(VLOOKUP([.F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Arcese</text:p>
          </table:table-cell>
          <table:table-cell office:value-type="string">
            <text:p>Massimo</text:p>
          </table:table-cell>
          <table:table-cell office:value-type="float" office:value="1">
            <text:p>1</text:p>
          </table:table-cell>
          <table:table-cell office:value-type="string">
            <text:p>RCSMSM57B02D810D</text:p>
          </table:table-cell>
          <table:table-cell office:value-type="string">
            <text:p>374623</text:p>
          </table:table-cell>
          <table:table-cell table:formula="of:=[.A7] &amp; &quot; &quot; &amp; [.B7]" office:value-type="string" office:string-value="Arcese Massimo">
            <text:p>Arcese Massimo</text:p>
          </table:table-cell>
          <table:table-cell table:formula="of:=ISNA(VLOOKUP([.F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Arduini</text:p>
          </table:table-cell>
          <table:table-cell office:value-type="string">
            <text:p>Clelia</text:p>
          </table:table-cell>
          <table:table-cell office:value-type="float" office:value="1">
            <text:p>1</text:p>
          </table:table-cell>
          <table:table-cell office:value-type="string">
            <text:p>RDNCLL61L45L103Z</text:p>
          </table:table-cell>
          <table:table-cell office:value-type="string">
            <text:p>374429</text:p>
          </table:table-cell>
          <table:table-cell table:formula="of:=[.A8] &amp; &quot; &quot; &amp; [.B8]" office:value-type="string" office:string-value="Arduini Clelia">
            <text:p>Arduini Clelia</text:p>
          </table:table-cell>
          <table:table-cell table:formula="of:=ISNA(VLOOKUP([.F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alestra</text:p>
          </table:table-cell>
          <table:table-cell office:value-type="string">
            <text:p>Flora</text:p>
          </table:table-cell>
          <table:table-cell office:value-type="float" office:value="1">
            <text:p>1</text:p>
          </table:table-cell>
          <table:table-cell office:value-type="string">
            <text:p>BLSFLR85S49H501A</text:p>
          </table:table-cell>
          <table:table-cell office:value-type="string">
            <text:p>373392</text:p>
          </table:table-cell>
          <table:table-cell table:formula="of:=[.A9] &amp; &quot; &quot; &amp; [.B9]" office:value-type="string" office:string-value="Balestra Flora">
            <text:p>Balestra Flora</text:p>
          </table:table-cell>
          <table:table-cell table:formula="of:=ISNA(VLOOKUP([.F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float" office:value="1">
            <text:p>1</text:p>
          </table:table-cell>
          <table:table-cell office:value-type="string">
            <text:p>BRRNZT75L66F839T</text:p>
          </table:table-cell>
          <table:table-cell office:value-type="string">
            <text:p>359339</text:p>
          </table:table-cell>
          <table:table-cell table:formula="of:=[.A10] &amp; &quot; &quot; &amp; [.B10]" office:value-type="string" office:string-value="Barrucci Nunzia Tiziana">
            <text:p>Barrucci Nunzia Tiziana</text:p>
          </table:table-cell>
          <table:table-cell table:formula="of:=ISNA(VLOOKUP([.F1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artocci</text:p>
          </table:table-cell>
          <table:table-cell office:value-type="string">
            <text:p>Monica</text:p>
          </table:table-cell>
          <table:table-cell office:value-type="float" office:value="1">
            <text:p>1</text:p>
          </table:table-cell>
          <table:table-cell office:value-type="string">
            <text:p>BRTMNC66L47H501B</text:p>
          </table:table-cell>
          <table:table-cell office:value-type="string">
            <text:p>373411</text:p>
          </table:table-cell>
          <table:table-cell table:formula="of:=[.A11] &amp; &quot; &quot; &amp; [.B11]" office:value-type="string" office:string-value="Bartocci Monica">
            <text:p>Bartocci Monica</text:p>
          </table:table-cell>
          <table:table-cell table:formula="of:=ISNA(VLOOKUP([.F1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Bartolini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office:value-type="string">
            <text:p>BRTTZN55L66H501T</text:p>
          </table:table-cell>
          <table:table-cell office:value-type="string">
            <text:p>374775</text:p>
          </table:table-cell>
          <table:table-cell table:formula="of:=[.A12] &amp; &quot; &quot; &amp; [.B12]" office:value-type="string" office:string-value="Bartolini Tiziana">
            <text:p>Bartolini Tiziana</text:p>
          </table:table-cell>
          <table:table-cell table:formula="of:=ISNA(VLOOKUP([.F1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ianconi</text:p>
          </table:table-cell>
          <table:table-cell office:value-type="string">
            <text:p>Giulia</text:p>
          </table:table-cell>
          <table:table-cell office:value-type="float" office:value="1">
            <text:p>1</text:p>
          </table:table-cell>
          <table:table-cell office:value-type="string">
            <text:p>BNCGLI80M41H501T</text:p>
          </table:table-cell>
          <table:table-cell office:value-type="string">
            <text:p>374503</text:p>
          </table:table-cell>
          <table:table-cell table:formula="of:=[.A13] &amp; &quot; &quot; &amp; [.B13]" office:value-type="string" office:string-value="Bianconi Giulia">
            <text:p>Bianconi Giulia</text:p>
          </table:table-cell>
          <table:table-cell table:formula="of:=ISNA(VLOOKUP([.F1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iliotti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office:value-type="string">
            <text:p>BLTFNC71R41H501Y</text:p>
          </table:table-cell>
          <table:table-cell office:value-type="string">
            <text:p>367957</text:p>
          </table:table-cell>
          <table:table-cell table:formula="of:=[.A14] &amp; &quot; &quot; &amp; [.B14]" office:value-type="string" office:string-value="Biliotti Francesca">
            <text:p>Biliotti Francesca</text:p>
          </table:table-cell>
          <table:table-cell table:formula="of:=ISNA(VLOOKUP([.F1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float" office:value="1">
            <text:p>1</text:p>
          </table:table-cell>
          <table:table-cell office:value-type="string">
            <text:p>BRGSRN57H51H501D</text:p>
          </table:table-cell>
          <table:table-cell office:value-type="string">
            <text:p>364835</text:p>
          </table:table-cell>
          <table:table-cell table:formula="of:=[.A15] &amp; &quot; &quot; &amp; [.B15]" office:value-type="string" office:string-value="Biraghi Sarina">
            <text:p>Biraghi Sarina</text:p>
          </table:table-cell>
          <table:table-cell table:formula="of:=ISNA(VLOOKUP([.F1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float" office:value="1">
            <text:p>1</text:p>
          </table:table-cell>
          <table:table-cell office:value-type="string">
            <text:p>BZZBBR69C49E488E</text:p>
          </table:table-cell>
          <table:table-cell office:value-type="string">
            <text:p>358693</text:p>
          </table:table-cell>
          <table:table-cell table:formula="of:=[.A16] &amp; &quot; &quot; &amp; [.B16]" office:value-type="string" office:string-value="Bizzarri Barbara">
            <text:p>Bizzarri Barbara</text:p>
          </table:table-cell>
          <table:table-cell table:formula="of:=ISNA(VLOOKUP([.F1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float" office:value="1">
            <text:p>1</text:p>
          </table:table-cell>
          <table:table-cell office:value-type="string">
            <text:p>BMBRHL80A64F839K</text:p>
          </table:table-cell>
          <table:table-cell office:value-type="string">
            <text:p>363666</text:p>
          </table:table-cell>
          <table:table-cell table:formula="of:=[.A17] &amp; &quot; &quot; &amp; [.B17]" office:value-type="string" office:string-value="Bombace Rachele">
            <text:p>Bombace Rachele</text:p>
          </table:table-cell>
          <table:table-cell table:formula="of:=ISNA(VLOOKUP([.F1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Bologna</text:p>
          </table:table-cell>
          <table:table-cell office:value-type="string">
            <text:p>Luca</text:p>
          </table:table-cell>
          <table:table-cell office:value-type="float" office:value="1">
            <text:p>1</text:p>
          </table:table-cell>
          <table:table-cell office:value-type="string">
            <text:p>BLGLCU75P07H501U</text:p>
          </table:table-cell>
          <table:table-cell office:value-type="string">
            <text:p>374419</text:p>
          </table:table-cell>
          <table:table-cell table:formula="of:=[.A18] &amp; &quot; &quot; &amp; [.B18]" office:value-type="string" office:string-value="Bologna Luca">
            <text:p>Bologna Luca</text:p>
          </table:table-cell>
          <table:table-cell table:formula="of:=ISNA(VLOOKUP([.F1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BRSDIA56B55H501E</text:p>
          </table:table-cell>
          <table:table-cell office:value-type="string">
            <text:p>364904</text:p>
          </table:table-cell>
          <table:table-cell table:formula="of:=[.A19] &amp; &quot; &quot; &amp; [.B19]" office:value-type="string" office:string-value="Bressa Ida">
            <text:p>Bressa Ida</text:p>
          </table:table-cell>
          <table:table-cell table:formula="of:=ISNA(VLOOKUP([.F1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float" office:value="1">
            <text:p>1</text:p>
          </table:table-cell>
          <table:table-cell office:value-type="string">
            <text:p>BNNSNN70P51H294J</text:p>
          </table:table-cell>
          <table:table-cell office:value-type="string">
            <text:p>372029</text:p>
          </table:table-cell>
          <table:table-cell table:formula="of:=[.A20] &amp; &quot; &quot; &amp; [.B20]" office:value-type="string" office:string-value="Bonini Susanna">
            <text:p>Bonini Susanna</text:p>
          </table:table-cell>
          <table:table-cell table:formula="of:=ISNA(VLOOKUP([.F2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cciuni</text:p>
          </table:table-cell>
          <table:table-cell office:value-type="string">
            <text:p>Domenico</text:p>
          </table:table-cell>
          <table:table-cell office:value-type="float" office:value="1">
            <text:p>1</text:p>
          </table:table-cell>
          <table:table-cell office:value-type="string">
            <text:p>CCCDNC61D18C129B</text:p>
          </table:table-cell>
          <table:table-cell office:value-type="string">
            <text:p>369187</text:p>
          </table:table-cell>
          <table:table-cell table:formula="of:=[.A21] &amp; &quot; &quot; &amp; [.B21]" office:value-type="string" office:string-value="Cacciuni Domenico">
            <text:p>Cacciuni Domenico</text:p>
          </table:table-cell>
          <table:table-cell table:formula="of:=ISNA(VLOOKUP([.F2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float" office:value="1">
            <text:p>1</text:p>
          </table:table-cell>
          <table:table-cell office:value-type="string">
            <text:p>BRNDNL62S54H501E</text:p>
          </table:table-cell>
          <table:table-cell office:value-type="string">
            <text:p>369331</text:p>
          </table:table-cell>
          <table:table-cell table:formula="of:=[.A22] &amp; &quot; &quot; &amp; [.B22]" office:value-type="string" office:string-value="Bruni Daniela">
            <text:p>Bruni Daniela</text:p>
          </table:table-cell>
          <table:table-cell table:formula="of:=ISNA(VLOOKUP([.F2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leo</text:p>
          </table:table-cell>
          <table:table-cell office:value-type="string">
            <text:p>Simona</text:p>
          </table:table-cell>
          <table:table-cell office:value-type="float" office:value="1">
            <text:p>1</text:p>
          </table:table-cell>
          <table:table-cell office:value-type="string">
            <text:p>CLASMN62M65E463Q</text:p>
          </table:table-cell>
          <table:table-cell office:value-type="string">
            <text:p>374564</text:p>
          </table:table-cell>
          <table:table-cell table:formula="of:=[.A23] &amp; &quot; &quot; &amp; [.B23]" office:value-type="string" office:string-value="Caleo Simona">
            <text:p>Caleo Simona</text:p>
          </table:table-cell>
          <table:table-cell table:formula="of:=ISNA(VLOOKUP([.F2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float" office:value="1">
            <text:p>1</text:p>
          </table:table-cell>
          <table:table-cell office:value-type="string">
            <text:p>CLBBBR59H65H501I</text:p>
          </table:table-cell>
          <table:table-cell office:value-type="string">
            <text:p>372326</text:p>
          </table:table-cell>
          <table:table-cell table:formula="of:=[.A24] &amp; &quot; &quot; &amp; [.B24]" office:value-type="string" office:string-value="Calabresi Barbara">
            <text:p>Calabresi Barbara</text:p>
          </table:table-cell>
          <table:table-cell table:formula="of:=ISNA(VLOOKUP([.F2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mplone</text:p>
          </table:table-cell>
          <table:table-cell office:value-type="string">
            <text:p>Alessia</text:p>
          </table:table-cell>
          <table:table-cell office:value-type="float" office:value="1">
            <text:p>1</text:p>
          </table:table-cell>
          <table:table-cell office:value-type="string">
            <text:p>CMPLSS72D69G482M</text:p>
          </table:table-cell>
          <table:table-cell office:value-type="string">
            <text:p>374312</text:p>
          </table:table-cell>
          <table:table-cell table:formula="of:=[.A25] &amp; &quot; &quot; &amp; [.B25]" office:value-type="string" office:string-value="Camplone Alessia">
            <text:p>Camplone Alessia</text:p>
          </table:table-cell>
          <table:table-cell table:formula="of:=ISNA(VLOOKUP([.F2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float" office:value="1">
            <text:p>1</text:p>
          </table:table-cell>
          <table:table-cell office:value-type="string">
            <text:p>CMLMNL73H53C773Q</text:p>
          </table:table-cell>
          <table:table-cell office:value-type="string">
            <text:p>357903</text:p>
          </table:table-cell>
          <table:table-cell table:formula="of:=[.A26] &amp; &quot; &quot; &amp; [.B26]" office:value-type="string" office:string-value="Camilletti Manola">
            <text:p>Camilletti Manola</text:p>
          </table:table-cell>
          <table:table-cell table:formula="of:=ISNA(VLOOKUP([.F2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rioti</text:p>
          </table:table-cell>
          <table:table-cell office:value-type="string">
            <text:p>Daniele</text:p>
          </table:table-cell>
          <table:table-cell office:value-type="float" office:value="1">
            <text:p>1</text:p>
          </table:table-cell>
          <table:table-cell office:value-type="string">
            <text:p>CRTDNL75H20H501C</text:p>
          </table:table-cell>
          <table:table-cell office:value-type="string">
            <text:p>374731</text:p>
          </table:table-cell>
          <table:table-cell table:formula="of:=[.A27] &amp; &quot; &quot; &amp; [.B27]" office:value-type="string" office:string-value="Carioti Daniele">
            <text:p>Carioti Daniele</text:p>
          </table:table-cell>
          <table:table-cell table:formula="of:=ISNA(VLOOKUP([.F2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float" office:value="1">
            <text:p>1</text:p>
          </table:table-cell>
          <table:table-cell office:value-type="string">
            <text:p>CPTLBR63C04D886J</text:p>
          </table:table-cell>
          <table:table-cell office:value-type="string">
            <text:p>368471</text:p>
          </table:table-cell>
          <table:table-cell table:formula="of:=[.A28] &amp; &quot; &quot; &amp; [.B28]" office:value-type="string" office:string-value="Caputi Ildebrando">
            <text:p>Caputi Ildebrando</text:p>
          </table:table-cell>
          <table:table-cell table:formula="of:=ISNA(VLOOKUP([.F2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stellano</text:p>
          </table:table-cell>
          <table:table-cell office:value-type="string">
            <text:p>Vincenzo</text:p>
          </table:table-cell>
          <table:table-cell office:value-type="float" office:value="1">
            <text:p>1</text:p>
          </table:table-cell>
          <table:table-cell office:value-type="string">
            <text:p>CSTVCN55B14C136U</text:p>
          </table:table-cell>
          <table:table-cell office:value-type="string">
            <text:p>374469</text:p>
          </table:table-cell>
          <table:table-cell table:formula="of:=[.A29] &amp; &quot; &quot; &amp; [.B29]" office:value-type="string" office:string-value="Castellano Vincenzo">
            <text:p>Castellano Vincenzo</text:p>
          </table:table-cell>
          <table:table-cell table:formula="of:=ISNA(VLOOKUP([.F2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rioti</text:p>
          </table:table-cell>
          <table:table-cell office:value-type="string">
            <text:p>Emanuele</text:p>
          </table:table-cell>
          <table:table-cell office:value-type="float" office:value="1">
            <text:p>1</text:p>
          </table:table-cell>
          <table:table-cell office:value-type="string">
            <text:p>CRTMNL71T03H501I</text:p>
          </table:table-cell>
          <table:table-cell office:value-type="string">
            <text:p>374729</text:p>
          </table:table-cell>
          <table:table-cell table:formula="of:=[.A30] &amp; &quot; &quot; &amp; [.B30]" office:value-type="string" office:string-value="Carioti Emanuele">
            <text:p>Carioti Emanuele</text:p>
          </table:table-cell>
          <table:table-cell table:formula="of:=ISNA(VLOOKUP([.F3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office:value-type="float" office:value="1">
            <text:p>1</text:p>
          </table:table-cell>
          <table:table-cell office:value-type="string">
            <text:p>CRMDTL68L47F537Y</text:p>
          </table:table-cell>
          <table:table-cell office:value-type="string">
            <text:p>374332</text:p>
          </table:table-cell>
          <table:table-cell table:formula="of:=[.A31] &amp; &quot; &quot; &amp; [.B31]" office:value-type="string" office:string-value="Cerminara Donatella">
            <text:p>Cerminara Donatella</text:p>
          </table:table-cell>
          <table:table-cell table:formula="of:=ISNA(VLOOKUP([.F3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astelli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office:value-type="string">
            <text:p>CSTMRA47P69I775S</text:p>
          </table:table-cell>
          <table:table-cell office:value-type="string">
            <text:p>374703</text:p>
          </table:table-cell>
          <table:table-cell table:formula="of:=[.A32] &amp; &quot; &quot; &amp; [.B32]" office:value-type="string" office:string-value="Castelli Maria">
            <text:p>Castelli Maria</text:p>
          </table:table-cell>
          <table:table-cell table:formula="of:=ISNA(VLOOKUP([.F3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iancio</text:p>
          </table:table-cell>
          <table:table-cell office:value-type="string">
            <text:p>Gerolama Maria</text:p>
          </table:table-cell>
          <table:table-cell office:value-type="float" office:value="1">
            <text:p>1</text:p>
          </table:table-cell>
          <table:table-cell office:value-type="string">
            <text:p>CNCGLM77H53L063T</text:p>
          </table:table-cell>
          <table:table-cell office:value-type="string">
            <text:p>363746</text:p>
          </table:table-cell>
          <table:table-cell table:formula="of:=[.A33] &amp; &quot; &quot; &amp; [.B33]" office:value-type="string" office:string-value="Ciancio Gerolama Maria">
            <text:p>Ciancio Gerolama Maria</text:p>
          </table:table-cell>
          <table:table-cell table:formula="of:=ISNA(VLOOKUP([.F3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iarnelli</text:p>
          </table:table-cell>
          <table:table-cell office:value-type="string">
            <text:p>Marcella</text:p>
          </table:table-cell>
          <table:table-cell office:value-type="float" office:value="1">
            <text:p>1</text:p>
          </table:table-cell>
          <table:table-cell office:value-type="string">
            <text:p>CRNMCL46B60H501I</text:p>
          </table:table-cell>
          <table:table-cell office:value-type="string">
            <text:p>374637</text:p>
          </table:table-cell>
          <table:table-cell table:formula="of:=[.A34] &amp; &quot; &quot; &amp; [.B34]" office:value-type="string" office:string-value="Ciarnelli Marcella">
            <text:p>Ciarnelli Marcella</text:p>
          </table:table-cell>
          <table:table-cell table:formula="of:=ISNA(VLOOKUP([.F3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float" office:value="1">
            <text:p>1</text:p>
          </table:table-cell>
          <table:table-cell office:value-type="string">
            <text:p>CHNMNT62A66F205P</text:p>
          </table:table-cell>
          <table:table-cell office:value-type="string">
            <text:p>363302</text:p>
          </table:table-cell>
          <table:table-cell table:formula="of:=[.A35] &amp; &quot; &quot; &amp; [.B35]" office:value-type="string" office:string-value="Chinello Maria Antonia">
            <text:p>Chinello Maria Antonia</text:p>
          </table:table-cell>
          <table:table-cell table:formula="of:=ISNA(VLOOKUP([.F3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iancarell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CNCMRC78D08A310B</text:p>
          </table:table-cell>
          <table:table-cell office:value-type="string">
            <text:p>374585</text:p>
          </table:table-cell>
          <table:table-cell table:formula="of:=[.A36] &amp; &quot; &quot; &amp; [.B36]" office:value-type="string" office:string-value="Ciancarelli Marco">
            <text:p>Ciancarelli Marco</text:p>
          </table:table-cell>
          <table:table-cell table:formula="of:=ISNA(VLOOKUP([.F3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float" office:value="1">
            <text:p>1</text:p>
          </table:table-cell>
          <table:table-cell office:value-type="string">
            <text:p>CRDCST69P52H501P</text:p>
          </table:table-cell>
          <table:table-cell office:value-type="string">
            <text:p>357631</text:p>
          </table:table-cell>
          <table:table-cell table:formula="of:=[.A37] &amp; &quot; &quot; &amp; [.B37]" office:value-type="string" office:string-value="Cordone Cristina">
            <text:p>Cordone Cristina</text:p>
          </table:table-cell>
          <table:table-cell table:formula="of:=ISNA(VLOOKUP([.F3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D''Andrea</text:p>
          </table:table-cell>
          <table:table-cell office:value-type="string">
            <text:p>Fabrizio</text:p>
          </table:table-cell>
          <table:table-cell office:value-type="float" office:value="1">
            <text:p>1</text:p>
          </table:table-cell>
          <table:table-cell office:value-type="string">
            <text:p>DNDFRZ67D20H501N</text:p>
          </table:table-cell>
          <table:table-cell office:value-type="string">
            <text:p>362315</text:p>
          </table:table-cell>
          <table:table-cell table:formula="of:=[.A38] &amp; &quot; &quot; &amp; [.B38]" office:value-type="string" office:string-value="D''Andrea Fabrizio">
            <text:p>D''Andrea Fabrizio</text:p>
          </table:table-cell>
          <table:table-cell table:formula="of:=ISNA(VLOOKUP([.F3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float" office:value="1">
            <text:p>1</text:p>
          </table:table-cell>
          <table:table-cell office:value-type="string">
            <text:p>CCIVTI61D18A662I</text:p>
          </table:table-cell>
          <table:table-cell office:value-type="string">
            <text:p>364571</text:p>
          </table:table-cell>
          <table:table-cell table:formula="of:=[.A39] &amp; &quot; &quot; &amp; [.B39]" office:value-type="string" office:string-value="Cioce Vito">
            <text:p>Cioce Vito</text:p>
          </table:table-cell>
          <table:table-cell table:formula="of:=ISNA(VLOOKUP([.F3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Conforti</text:p>
          </table:table-cell>
          <table:table-cell office:value-type="string">
            <text:p>Cristina</text:p>
          </table:table-cell>
          <table:table-cell office:value-type="float" office:value="1">
            <text:p>1</text:p>
          </table:table-cell>
          <table:table-cell office:value-type="string">
            <text:p>CNFCST69P45D086F</text:p>
          </table:table-cell>
          <table:table-cell office:value-type="string">
            <text:p>374271</text:p>
          </table:table-cell>
          <table:table-cell table:formula="of:=[.A40] &amp; &quot; &quot; &amp; [.B40]" office:value-type="string" office:string-value="Conforti Cristina">
            <text:p>Conforti Cristina</text:p>
          </table:table-cell>
          <table:table-cell table:formula="of:=ISNA(VLOOKUP([.F4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e Angelis</text:p>
          </table:table-cell>
          <table:table-cell office:value-type="string">
            <text:p>Giuseppina</text:p>
          </table:table-cell>
          <table:table-cell office:value-type="float" office:value="1">
            <text:p>1</text:p>
          </table:table-cell>
          <table:table-cell office:value-type="string">
            <text:p>DNGGPP66B49H501V</text:p>
          </table:table-cell>
          <table:table-cell office:value-type="string">
            <text:p>374657</text:p>
          </table:table-cell>
          <table:table-cell table:formula="of:=[.A41] &amp; &quot; &quot; &amp; [.B41]" office:value-type="string" office:string-value="De Angelis Giuseppina">
            <text:p>De Angelis Giuseppina</text:p>
          </table:table-cell>
          <table:table-cell table:formula="of:=ISNA(VLOOKUP([.F4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De Cesare</text:p>
          </table:table-cell>
          <table:table-cell office:value-type="string">
            <text:p>Federico</text:p>
          </table:table-cell>
          <table:table-cell office:value-type="float" office:value="1">
            <text:p>1</text:p>
          </table:table-cell>
          <table:table-cell office:value-type="string">
            <text:p>DCSFRC80T25H501A</text:p>
          </table:table-cell>
          <table:table-cell office:value-type="string">
            <text:p>374335</text:p>
          </table:table-cell>
          <table:table-cell table:formula="of:=[.A42] &amp; &quot; &quot; &amp; [.B42]" office:value-type="string" office:string-value="De Cesare Federico">
            <text:p>De Cesare Federico</text:p>
          </table:table-cell>
          <table:table-cell table:formula="of:=ISNA(VLOOKUP([.F4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''Atri</text:p>
          </table:table-cell>
          <table:table-cell office:value-type="string">
            <text:p>Angela Francesca</text:p>
          </table:table-cell>
          <table:table-cell office:value-type="float" office:value="1">
            <text:p>1</text:p>
          </table:table-cell>
          <table:table-cell office:value-type="string">
            <text:p>DTRNLF72E71C002V</text:p>
          </table:table-cell>
          <table:table-cell office:value-type="string">
            <text:p>374456</text:p>
          </table:table-cell>
          <table:table-cell table:formula="of:=[.A43] &amp; &quot; &quot; &amp; [.B43]" office:value-type="string" office:string-value="D''Atri Angela Francesca">
            <text:p>D''Atri Angela Francesca</text:p>
          </table:table-cell>
          <table:table-cell table:formula="of:=ISNA(VLOOKUP([.F4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al Maso</text:p>
          </table:table-cell>
          <table:table-cell office:value-type="string">
            <text:p>Cinzia</text:p>
          </table:table-cell>
          <table:table-cell office:value-type="float" office:value="1">
            <text:p>1</text:p>
          </table:table-cell>
          <table:table-cell office:value-type="string">
            <text:p>DLMCNZ54H69H501I</text:p>
          </table:table-cell>
          <table:table-cell office:value-type="string">
            <text:p>374499</text:p>
          </table:table-cell>
          <table:table-cell table:formula="of:=[.A44] &amp; &quot; &quot; &amp; [.B44]" office:value-type="string" office:string-value="Dal Maso Cinzia">
            <text:p>Dal Maso Cinzia</text:p>
          </table:table-cell>
          <table:table-cell table:formula="of:=ISNA(VLOOKUP([.F4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elle Cave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office:value-type="string">
            <text:p>DLLSFN84S09F839O</text:p>
          </table:table-cell>
          <table:table-cell office:value-type="string">
            <text:p>371980</text:p>
          </table:table-cell>
          <table:table-cell table:formula="of:=[.A45] &amp; &quot; &quot; &amp; [.B45]" office:value-type="string" office:string-value="Delle Cave Stefano">
            <text:p>Delle Cave Stefano</text:p>
          </table:table-cell>
          <table:table-cell table:formula="of:=ISNA(VLOOKUP([.F4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elle Fratte</text:p>
          </table:table-cell>
          <table:table-cell office:value-type="string">
            <text:p>Paola</text:p>
          </table:table-cell>
          <table:table-cell office:value-type="float" office:value="1">
            <text:p>1</text:p>
          </table:table-cell>
          <table:table-cell office:value-type="string">
            <text:p>DLLPLA58R66H501H</text:p>
          </table:table-cell>
          <table:table-cell office:value-type="string">
            <text:p>374471</text:p>
          </table:table-cell>
          <table:table-cell table:formula="of:=[.A46] &amp; &quot; &quot; &amp; [.B46]" office:value-type="string" office:string-value="Delle Fratte Paola">
            <text:p>Delle Fratte Paola</text:p>
          </table:table-cell>
          <table:table-cell table:formula="of:=ISNA(VLOOKUP([.F4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De Gennaro</text:p>
          </table:table-cell>
          <table:table-cell office:value-type="string">
            <text:p>Pietro</text:p>
          </table:table-cell>
          <table:table-cell office:value-type="float" office:value="1">
            <text:p>1</text:p>
          </table:table-cell>
          <table:table-cell office:value-type="string">
            <text:p>DGNPTR53M05H501Q</text:p>
          </table:table-cell>
          <table:table-cell office:value-type="string">
            <text:p>372034</text:p>
          </table:table-cell>
          <table:table-cell table:formula="of:=[.A47] &amp; &quot; &quot; &amp; [.B47]" office:value-type="string" office:string-value="De Gennaro Pietro">
            <text:p>De Gennaro Pietro</text:p>
          </table:table-cell>
          <table:table-cell table:formula="of:=ISNA(VLOOKUP([.F4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e Ritis</text:p>
          </table:table-cell>
          <table:table-cell office:value-type="string">
            <text:p>Lorenzo</text:p>
          </table:table-cell>
          <table:table-cell office:value-type="float" office:value="1">
            <text:p>1</text:p>
          </table:table-cell>
          <table:table-cell office:value-type="string">
            <text:p>DRTLNZ76E23H501Z</text:p>
          </table:table-cell>
          <table:table-cell office:value-type="string">
            <text:p>366509</text:p>
          </table:table-cell>
          <table:table-cell table:formula="of:=[.A48] &amp; &quot; &quot; &amp; [.B48]" office:value-type="string" office:string-value="De Ritis Lorenzo">
            <text:p>De Ritis Lorenzo</text:p>
          </table:table-cell>
          <table:table-cell table:formula="of:=ISNA(VLOOKUP([.F4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Di Mario</text:p>
          </table:table-cell>
          <table:table-cell office:value-type="string">
            <text:p>Maria Grazia</text:p>
          </table:table-cell>
          <table:table-cell office:value-type="float" office:value="1">
            <text:p>1</text:p>
          </table:table-cell>
          <table:table-cell office:value-type="string">
            <text:p>DMRMGR59E64D689I</text:p>
          </table:table-cell>
          <table:table-cell office:value-type="string">
            <text:p>374560</text:p>
          </table:table-cell>
          <table:table-cell table:formula="of:=[.A49] &amp; &quot; &quot; &amp; [.B49]" office:value-type="string" office:string-value="Di Mario Maria Grazia">
            <text:p>Di Mario Maria Grazia</text:p>
          </table:table-cell>
          <table:table-cell table:formula="of:=ISNA(VLOOKUP([.F4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office:value-type="string">
            <text:p>DGVTZN60S53H501H</text:p>
          </table:table-cell>
          <table:table-cell office:value-type="string">
            <text:p>367015</text:p>
          </table:table-cell>
          <table:table-cell table:formula="of:=[.A50] &amp; &quot; &quot; &amp; [.B50]" office:value-type="string" office:string-value="Di Giovannandrea Tiziana">
            <text:p>Di Giovannandrea Tiziana</text:p>
          </table:table-cell>
          <table:table-cell table:formula="of:=ISNA(VLOOKUP([.F5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i Gati</text:p>
          </table:table-cell>
          <table:table-cell office:value-type="string">
            <text:p>Elsa</text:p>
          </table:table-cell>
          <table:table-cell office:value-type="float" office:value="1">
            <text:p>1</text:p>
          </table:table-cell>
          <table:table-cell office:value-type="string">
            <text:p>DGTLSE62L47L117V</text:p>
          </table:table-cell>
          <table:table-cell office:value-type="string">
            <text:p>362636</text:p>
          </table:table-cell>
          <table:table-cell table:formula="of:=[.A51] &amp; &quot; &quot; &amp; [.B51]" office:value-type="string" office:string-value="Di Gati Elsa">
            <text:p>Di Gati Elsa</text:p>
          </table:table-cell>
          <table:table-cell table:formula="of:=ISNA(VLOOKUP([.F5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DNTMRC61A23H501Y</text:p>
          </table:table-cell>
          <table:table-cell office:value-type="string">
            <text:p>358834</text:p>
          </table:table-cell>
          <table:table-cell table:formula="of:=[.A52] &amp; &quot; &quot; &amp; [.B52]" office:value-type="string" office:string-value="Denti Marco">
            <text:p>Denti Marco</text:p>
          </table:table-cell>
          <table:table-cell table:formula="of:=ISNA(VLOOKUP([.F5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float" office:value="1">
            <text:p>1</text:p>
          </table:table-cell>
          <table:table-cell office:value-type="string">
            <text:p>SPSMSM79E29H501X</text:p>
          </table:table-cell>
          <table:table-cell office:value-type="string">
            <text:p>364832</text:p>
          </table:table-cell>
          <table:table-cell table:formula="of:=[.A53] &amp; &quot; &quot; &amp; [.B53]" office:value-type="string" office:string-value="Esposito Massimo">
            <text:p>Esposito Massimo</text:p>
          </table:table-cell>
          <table:table-cell table:formula="of:=ISNA(VLOOKUP([.F5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Esposito</text:p>
          </table:table-cell>
          <table:table-cell office:value-type="string">
            <text:p>Daniela</text:p>
          </table:table-cell>
          <table:table-cell office:value-type="float" office:value="1">
            <text:p>1</text:p>
          </table:table-cell>
          <table:table-cell office:value-type="string">
            <text:p>SPSDNL69H45F112M</text:p>
          </table:table-cell>
          <table:table-cell office:value-type="string">
            <text:p>374427</text:p>
          </table:table-cell>
          <table:table-cell table:formula="of:=[.A54] &amp; &quot; &quot; &amp; [.B54]" office:value-type="string" office:string-value="Esposito Daniela">
            <text:p>Esposito Daniela</text:p>
          </table:table-cell>
          <table:table-cell table:formula="of:=ISNA(VLOOKUP([.F5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Di Vizia</text:p>
          </table:table-cell>
          <table:table-cell office:value-type="string">
            <text:p>Antonietta</text:p>
          </table:table-cell>
          <table:table-cell office:value-type="float" office:value="1">
            <text:p>1</text:p>
          </table:table-cell>
          <table:table-cell office:value-type="string">
            <text:p>DVZNNT65C52H501C</text:p>
          </table:table-cell>
          <table:table-cell office:value-type="string">
            <text:p>374631</text:p>
          </table:table-cell>
          <table:table-cell table:formula="of:=[.A55] &amp; &quot; &quot; &amp; [.B55]" office:value-type="string" office:string-value="Di Vizia Antonietta">
            <text:p>Di Vizia Antonietta</text:p>
          </table:table-cell>
          <table:table-cell table:formula="of:=ISNA(VLOOKUP([.F5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Di Simone Di Giuseppe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office:value-type="string">
            <text:p>DSMTZN63P52H501T</text:p>
          </table:table-cell>
          <table:table-cell office:value-type="string">
            <text:p>374484</text:p>
          </table:table-cell>
          <table:table-cell table:formula="of:=[.A56] &amp; &quot; &quot; &amp; [.B56]" office:value-type="string" office:string-value="Di Simone Di Giuseppe Tiziana">
            <text:p>Di Simone Di Giuseppe Tiziana</text:p>
          </table:table-cell>
          <table:table-cell table:formula="of:=ISNA(VLOOKUP([.F5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float" office:value="1">
            <text:p>1</text:p>
          </table:table-cell>
          <table:table-cell office:value-type="string">
            <text:p>GLLGRL64T59H501E</text:p>
          </table:table-cell>
          <table:table-cell office:value-type="string">
            <text:p>357393</text:p>
          </table:table-cell>
          <table:table-cell table:formula="of:=[.A57] &amp; &quot; &quot; &amp; [.B57]" office:value-type="string" office:string-value="Gallozzi Gabriella">
            <text:p>Gallozzi Gabriella</text:p>
          </table:table-cell>
          <table:table-cell table:formula="of:=ISNA(VLOOKUP([.F5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float" office:value="1">
            <text:p>1</text:p>
          </table:table-cell>
          <table:table-cell office:value-type="string">
            <text:p>FSCGLI77R53H501O</text:p>
          </table:table-cell>
          <table:table-cell office:value-type="string">
            <text:p>371326</text:p>
          </table:table-cell>
          <table:table-cell table:formula="of:=[.A58] &amp; &quot; &quot; &amp; [.B58]" office:value-type="string" office:string-value="Foschini Giulia">
            <text:p>Foschini Giulia</text:p>
          </table:table-cell>
          <table:table-cell table:formula="of:=ISNA(VLOOKUP([.F5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Fiore</text:p>
          </table:table-cell>
          <table:table-cell office:value-type="string">
            <text:p>Angelica</text:p>
          </table:table-cell>
          <table:table-cell office:value-type="float" office:value="1">
            <text:p>1</text:p>
          </table:table-cell>
          <table:table-cell office:value-type="string">
            <text:p>FRINLC57D70C034O</text:p>
          </table:table-cell>
          <table:table-cell office:value-type="string">
            <text:p>374483</text:p>
          </table:table-cell>
          <table:table-cell table:formula="of:=[.A59] &amp; &quot; &quot; &amp; [.B59]" office:value-type="string" office:string-value="Fiore Angelica">
            <text:p>Fiore Angelica</text:p>
          </table:table-cell>
          <table:table-cell table:formula="of:=ISNA(VLOOKUP([.F5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Farne''</text:p>
          </table:table-cell>
          <table:table-cell office:value-type="string">
            <text:p>Mariangela Evelina</text:p>
          </table:table-cell>
          <table:table-cell office:value-type="float" office:value="1">
            <text:p>1</text:p>
          </table:table-cell>
          <table:table-cell office:value-type="string">
            <text:p>FRNMNG45R70F979Q</text:p>
          </table:table-cell>
          <table:table-cell office:value-type="string">
            <text:p>358117</text:p>
          </table:table-cell>
          <table:table-cell table:formula="of:=[.A60] &amp; &quot; &quot; &amp; [.B60]" office:value-type="string" office:string-value="Farne'' Mariangela Evelina">
            <text:p>Farne'' Mariangela Evelina</text:p>
          </table:table-cell>
          <table:table-cell table:formula="of:=ISNA(VLOOKUP([.F6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Granito</text:p>
          </table:table-cell>
          <table:table-cell office:value-type="string">
            <text:p>Giuseppina</text:p>
          </table:table-cell>
          <table:table-cell office:value-type="float" office:value="1">
            <text:p>1</text:p>
          </table:table-cell>
          <table:table-cell office:value-type="string">
            <text:p>GRNGPP58R70H501D</text:p>
          </table:table-cell>
          <table:table-cell office:value-type="string">
            <text:p>374627</text:p>
          </table:table-cell>
          <table:table-cell table:formula="of:=[.A61] &amp; &quot; &quot; &amp; [.B61]" office:value-type="string" office:string-value="Granito Giuseppina">
            <text:p>Granito Giuseppina</text:p>
          </table:table-cell>
          <table:table-cell table:formula="of:=ISNA(VLOOKUP([.F6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Giurato</text:p>
          </table:table-cell>
          <table:table-cell office:value-type="string">
            <text:p>Rocco</text:p>
          </table:table-cell>
          <table:table-cell office:value-type="float" office:value="1">
            <text:p>1</text:p>
          </table:table-cell>
          <table:table-cell office:value-type="string">
            <text:p>GRTRCC71R15G942Q</text:p>
          </table:table-cell>
          <table:table-cell office:value-type="string">
            <text:p>374439</text:p>
          </table:table-cell>
          <table:table-cell table:formula="of:=[.A62] &amp; &quot; &quot; &amp; [.B62]" office:value-type="string" office:string-value="Giurato Rocco">
            <text:p>Giurato Rocco</text:p>
          </table:table-cell>
          <table:table-cell table:formula="of:=ISNA(VLOOKUP([.F6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Garulli</text:p>
          </table:table-cell>
          <table:table-cell office:value-type="string">
            <text:p>Emanuela</text:p>
          </table:table-cell>
          <table:table-cell office:value-type="float" office:value="1">
            <text:p>1</text:p>
          </table:table-cell>
          <table:table-cell office:value-type="string">
            <text:p>GRLMNL68D62H501K</text:p>
          </table:table-cell>
          <table:table-cell office:value-type="string">
            <text:p>374618</text:p>
          </table:table-cell>
          <table:table-cell table:formula="of:=[.A63] &amp; &quot; &quot; &amp; [.B63]" office:value-type="string" office:string-value="Garulli Emanuela">
            <text:p>Garulli Emanuela</text:p>
          </table:table-cell>
          <table:table-cell table:formula="of:=ISNA(VLOOKUP([.F6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Garibaldi</text:p>
          </table:table-cell>
          <table:table-cell office:value-type="string">
            <text:p>Iva</text:p>
          </table:table-cell>
          <table:table-cell office:value-type="float" office:value="1">
            <text:p>1</text:p>
          </table:table-cell>
          <table:table-cell office:value-type="string">
            <text:p>GRBVIA69H66G813L</text:p>
          </table:table-cell>
          <table:table-cell office:value-type="string">
            <text:p>374315</text:p>
          </table:table-cell>
          <table:table-cell table:formula="of:=[.A64] &amp; &quot; &quot; &amp; [.B64]" office:value-type="string" office:string-value="Garibaldi Iva">
            <text:p>Garibaldi Iva</text:p>
          </table:table-cell>
          <table:table-cell table:formula="of:=ISNA(VLOOKUP([.F6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LBRMRC73S03H501Q</text:p>
          </table:table-cell>
          <table:table-cell office:value-type="string">
            <text:p>366501</text:p>
          </table:table-cell>
          <table:table-cell table:formula="of:=[.A65] &amp; &quot; &quot; &amp; [.B65]" office:value-type="string" office:string-value="Liberati Marco">
            <text:p>Liberati Marco</text:p>
          </table:table-cell>
          <table:table-cell table:formula="of:=ISNA(VLOOKUP([.F6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office:value-type="float" office:value="1">
            <text:p>1</text:p>
          </table:table-cell>
          <table:table-cell office:value-type="string">
            <text:p>LMBLSN51L62Z315X</text:p>
          </table:table-cell>
          <table:table-cell office:value-type="string">
            <text:p>374522</text:p>
          </table:table-cell>
          <table:table-cell table:formula="of:=[.A66] &amp; &quot; &quot; &amp; [.B66]" office:value-type="string" office:string-value="Lombardi Alessandra">
            <text:p>Lombardi Alessandra</text:p>
          </table:table-cell>
          <table:table-cell table:formula="of:=ISNA(VLOOKUP([.F6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Lombard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LMBMRC62S13L219J</text:p>
          </table:table-cell>
          <table:table-cell office:value-type="string">
            <text:p>363894</text:p>
          </table:table-cell>
          <table:table-cell table:formula="of:=[.A67] &amp; &quot; &quot; &amp; [.B67]" office:value-type="string" office:string-value="Lombardi Marco">
            <text:p>Lombardi Marco</text:p>
          </table:table-cell>
          <table:table-cell table:formula="of:=ISNA(VLOOKUP([.F6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Lucarini</text:p>
          </table:table-cell>
          <table:table-cell office:value-type="string">
            <text:p>Giovangualberto</text:p>
          </table:table-cell>
          <table:table-cell office:value-type="float" office:value="1">
            <text:p>1</text:p>
          </table:table-cell>
          <table:table-cell office:value-type="string">
            <text:p>LCRGNG52P29A390A</text:p>
          </table:table-cell>
          <table:table-cell office:value-type="string">
            <text:p>374679</text:p>
          </table:table-cell>
          <table:table-cell table:formula="of:=[.A68] &amp; &quot; &quot; &amp; [.B68]" office:value-type="string" office:string-value="Lucarini Giovangualberto">
            <text:p>Lucarini Giovangualberto</text:p>
          </table:table-cell>
          <table:table-cell table:formula="of:=ISNA(VLOOKUP([.F6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Grauso</text:p>
          </table:table-cell>
          <table:table-cell office:value-type="string">
            <text:p>Paola</text:p>
          </table:table-cell>
          <table:table-cell office:value-type="float" office:value="1">
            <text:p>1</text:p>
          </table:table-cell>
          <table:table-cell office:value-type="string">
            <text:p>GRSPLA62R67L483Q</text:p>
          </table:table-cell>
          <table:table-cell office:value-type="string">
            <text:p>374566</text:p>
          </table:table-cell>
          <table:table-cell table:formula="of:=[.A69] &amp; &quot; &quot; &amp; [.B69]" office:value-type="string" office:string-value="Grauso Paola">
            <text:p>Grauso Paola</text:p>
          </table:table-cell>
          <table:table-cell table:formula="of:=ISNA(VLOOKUP([.F6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float" office:value="1">
            <text:p>1</text:p>
          </table:table-cell>
          <table:table-cell office:value-type="string">
            <text:p>LYIMSM59T22H501Q</text:p>
          </table:table-cell>
          <table:table-cell office:value-type="string">
            <text:p>368251</text:p>
          </table:table-cell>
          <table:table-cell table:formula="of:=[.A70] &amp; &quot; &quot; &amp; [.B70]" office:value-type="string" office:string-value="Ioly Massimo">
            <text:p>Ioly Massimo</text:p>
          </table:table-cell>
          <table:table-cell table:formula="of:=ISNA(VLOOKUP([.F7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Latini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office:value-type="string">
            <text:p>LTNSFN69L06H501U</text:p>
          </table:table-cell>
          <table:table-cell office:value-type="string">
            <text:p>369762</text:p>
          </table:table-cell>
          <table:table-cell table:formula="of:=[.A71] &amp; &quot; &quot; &amp; [.B71]" office:value-type="string" office:string-value="Latini Stefano">
            <text:p>Latini Stefano</text:p>
          </table:table-cell>
          <table:table-cell table:formula="of:=ISNA(VLOOKUP([.F7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Lepore Dubois</text:p>
          </table:table-cell>
          <table:table-cell office:value-type="string">
            <text:p>Gianfranco</text:p>
          </table:table-cell>
          <table:table-cell office:value-type="float" office:value="1">
            <text:p>1</text:p>
          </table:table-cell>
          <table:table-cell office:value-type="string">
            <text:p>LPRGFR43S05H501Q</text:p>
          </table:table-cell>
          <table:table-cell office:value-type="string">
            <text:p>362828</text:p>
          </table:table-cell>
          <table:table-cell table:formula="of:=[.A72] &amp; &quot; &quot; &amp; [.B72]" office:value-type="string" office:string-value="Lepore Dubois Gianfranco">
            <text:p>Lepore Dubois Gianfranco</text:p>
          </table:table-cell>
          <table:table-cell table:formula="of:=ISNA(VLOOKUP([.F7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float" office:value="1">
            <text:p>1</text:p>
          </table:table-cell>
          <table:table-cell office:value-type="string">
            <text:p>MZZSLD55B28L219M</text:p>
          </table:table-cell>
          <table:table-cell office:value-type="string">
            <text:p>370853</text:p>
          </table:table-cell>
          <table:table-cell table:formula="of:=[.A73] &amp; &quot; &quot; &amp; [.B73]" office:value-type="string" office:string-value="Mazza Osvaldo">
            <text:p>Mazza Osvaldo</text:p>
          </table:table-cell>
          <table:table-cell table:formula="of:=ISNA(VLOOKUP([.F7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azzacane</text:p>
          </table:table-cell>
          <table:table-cell office:value-type="string">
            <text:p>Roberta</text:p>
          </table:table-cell>
          <table:table-cell office:value-type="float" office:value="1">
            <text:p>1</text:p>
          </table:table-cell>
          <table:table-cell office:value-type="string">
            <text:p>MZZRRT80P58F839W</text:p>
          </table:table-cell>
          <table:table-cell office:value-type="string">
            <text:p>374574</text:p>
          </table:table-cell>
          <table:table-cell table:formula="of:=[.A74] &amp; &quot; &quot; &amp; [.B74]" office:value-type="string" office:string-value="Mazzacane Roberta">
            <text:p>Mazzacane Roberta</text:p>
          </table:table-cell>
          <table:table-cell table:formula="of:=ISNA(VLOOKUP([.F7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ei</text:p>
          </table:table-cell>
          <table:table-cell office:value-type="string">
            <text:p>Alessandro</text:p>
          </table:table-cell>
          <table:table-cell office:value-type="float" office:value="1">
            <text:p>1</text:p>
          </table:table-cell>
          <table:table-cell office:value-type="string">
            <text:p>MEILSN73T14H501L</text:p>
          </table:table-cell>
          <table:table-cell office:value-type="string">
            <text:p>374536</text:p>
          </table:table-cell>
          <table:table-cell table:formula="of:=[.A75] &amp; &quot; &quot; &amp; [.B75]" office:value-type="string" office:string-value="Mei Alessandro">
            <text:p>Mei Alessandro</text:p>
          </table:table-cell>
          <table:table-cell table:formula="of:=ISNA(VLOOKUP([.F7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ei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office:value-type="string">
            <text:p>MEIFNC71D48H501G</text:p>
          </table:table-cell>
          <table:table-cell office:value-type="string">
            <text:p>374540</text:p>
          </table:table-cell>
          <table:table-cell table:formula="of:=[.A76] &amp; &quot; &quot; &amp; [.B76]" office:value-type="string" office:string-value="Mei Francesca">
            <text:p>Mei Francesca</text:p>
          </table:table-cell>
          <table:table-cell table:formula="of:=ISNA(VLOOKUP([.F7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float" office:value="1">
            <text:p>1</text:p>
          </table:table-cell>
          <table:table-cell office:value-type="string">
            <text:p>MLLVNT84C50C665H</text:p>
          </table:table-cell>
          <table:table-cell office:value-type="string">
            <text:p>371836</text:p>
          </table:table-cell>
          <table:table-cell table:formula="of:=[.A77] &amp; &quot; &quot; &amp; [.B77]" office:value-type="string" office:string-value="Mallamaci Valentina">
            <text:p>Mallamaci Valentina</text:p>
          </table:table-cell>
          <table:table-cell table:formula="of:=ISNA(VLOOKUP([.F7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Mari</text:p>
          </table:table-cell>
          <table:table-cell office:value-type="string">
            <text:p>Silvia</text:p>
          </table:table-cell>
          <table:table-cell office:value-type="float" office:value="1">
            <text:p>1</text:p>
          </table:table-cell>
          <table:table-cell office:value-type="string">
            <text:p>MRASLV79H70H501U</text:p>
          </table:table-cell>
          <table:table-cell office:value-type="string">
            <text:p>363573</text:p>
          </table:table-cell>
          <table:table-cell table:formula="of:=[.A78] &amp; &quot; &quot; &amp; [.B78]" office:value-type="string" office:string-value="Mari Silvia">
            <text:p>Mari Silvia</text:p>
          </table:table-cell>
          <table:table-cell table:formula="of:=ISNA(VLOOKUP([.F7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arra</text:p>
          </table:table-cell>
          <table:table-cell office:value-type="string">
            <text:p>Natalia</text:p>
          </table:table-cell>
          <table:table-cell office:value-type="float" office:value="1">
            <text:p>1</text:p>
          </table:table-cell>
          <table:table-cell office:value-type="string">
            <text:p>MRRNTL73R49G786Y</text:p>
          </table:table-cell>
          <table:table-cell office:value-type="string">
            <text:p>374573</text:p>
          </table:table-cell>
          <table:table-cell table:formula="of:=[.A79] &amp; &quot; &quot; &amp; [.B79]" office:value-type="string" office:string-value="Marra Natalia">
            <text:p>Marra Natalia</text:p>
          </table:table-cell>
          <table:table-cell table:formula="of:=ISNA(VLOOKUP([.F7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assetti</text:p>
          </table:table-cell>
          <table:table-cell office:value-type="string">
            <text:p>Simone</text:p>
          </table:table-cell>
          <table:table-cell office:value-type="float" office:value="1">
            <text:p>1</text:p>
          </table:table-cell>
          <table:table-cell office:value-type="string">
            <text:p>MSSSMN72L08H501D</text:p>
          </table:table-cell>
          <table:table-cell office:value-type="string">
            <text:p>374511</text:p>
          </table:table-cell>
          <table:table-cell table:formula="of:=[.A80] &amp; &quot; &quot; &amp; [.B80]" office:value-type="string" office:string-value="Massetti Simone">
            <text:p>Massetti Simone</text:p>
          </table:table-cell>
          <table:table-cell table:formula="of:=ISNA(VLOOKUP([.F8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Nano</text:p>
          </table:table-cell>
          <table:table-cell office:value-type="string">
            <text:p>Gloria Rita</text:p>
          </table:table-cell>
          <table:table-cell office:value-type="float" office:value="1">
            <text:p>1</text:p>
          </table:table-cell>
          <table:table-cell office:value-type="string">
            <text:p>NNAGRR84H49D086B</text:p>
          </table:table-cell>
          <table:table-cell office:value-type="string">
            <text:p>374277</text:p>
          </table:table-cell>
          <table:table-cell table:formula="of:=[.A81] &amp; &quot; &quot; &amp; [.B81]" office:value-type="string" office:string-value="Nano Gloria Rita">
            <text:p>Nano Gloria Rita</text:p>
          </table:table-cell>
          <table:table-cell table:formula="of:=ISNA(VLOOKUP([.F8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Nacar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office:value-type="string">
            <text:p>NCRMRA67P62F839E</text:p>
          </table:table-cell>
          <table:table-cell office:value-type="string">
            <text:p>374599</text:p>
          </table:table-cell>
          <table:table-cell table:formula="of:=[.A82] &amp; &quot; &quot; &amp; [.B82]" office:value-type="string" office:string-value="Nacar Maria">
            <text:p>Nacar Maria</text:p>
          </table:table-cell>
          <table:table-cell table:formula="of:=ISNA(VLOOKUP([.F8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Nazzaro</text:p>
          </table:table-cell>
          <table:table-cell office:value-type="string">
            <text:p>Sergio</text:p>
          </table:table-cell>
          <table:table-cell office:value-type="float" office:value="1">
            <text:p>1</text:p>
          </table:table-cell>
          <table:table-cell office:value-type="string">
            <text:p>NZZSRG73S13Z133T</text:p>
          </table:table-cell>
          <table:table-cell office:value-type="string">
            <text:p>374398</text:p>
          </table:table-cell>
          <table:table-cell table:formula="of:=[.A83] &amp; &quot; &quot; &amp; [.B83]" office:value-type="string" office:string-value="Nazzaro Sergio">
            <text:p>Nazzaro Sergio</text:p>
          </table:table-cell>
          <table:table-cell table:formula="of:=ISNA(VLOOKUP([.F8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Nante</text:p>
          </table:table-cell>
          <table:table-cell office:value-type="string">
            <text:p>Eugenia</text:p>
          </table:table-cell>
          <table:table-cell office:value-type="float" office:value="1">
            <text:p>1</text:p>
          </table:table-cell>
          <table:table-cell office:value-type="string">
            <text:p>NNTGNE59B64A145B</text:p>
          </table:table-cell>
          <table:table-cell office:value-type="string">
            <text:p>374498</text:p>
          </table:table-cell>
          <table:table-cell table:formula="of:=[.A84] &amp; &quot; &quot; &amp; [.B84]" office:value-type="string" office:string-value="Nante Eugenia">
            <text:p>Nante Eugenia</text:p>
          </table:table-cell>
          <table:table-cell table:formula="of:=ISNA(VLOOKUP([.F8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oscatello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office:value-type="string">
            <text:p>MSCNTN70B22I158H</text:p>
          </table:table-cell>
          <table:table-cell office:value-type="string">
            <text:p>374753</text:p>
          </table:table-cell>
          <table:table-cell table:formula="of:=[.A85] &amp; &quot; &quot; &amp; [.B85]" office:value-type="string" office:string-value="Moscatello Antonio">
            <text:p>Moscatello Antonio</text:p>
          </table:table-cell>
          <table:table-cell table:formula="of:=ISNA(VLOOKUP([.F8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ontingelli</text:p>
          </table:table-cell>
          <table:table-cell office:value-type="string">
            <text:p>Saverio</text:p>
          </table:table-cell>
          <table:table-cell office:value-type="float" office:value="1">
            <text:p>1</text:p>
          </table:table-cell>
          <table:table-cell office:value-type="string">
            <text:p>MNTSVR59E08A285K</text:p>
          </table:table-cell>
          <table:table-cell office:value-type="string">
            <text:p>361743</text:p>
          </table:table-cell>
          <table:table-cell table:formula="of:=[.A86] &amp; &quot; &quot; &amp; [.B86]" office:value-type="string" office:string-value="Montingelli Saverio">
            <text:p>Montingelli Saverio</text:p>
          </table:table-cell>
          <table:table-cell table:formula="of:=ISNA(VLOOKUP([.F8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float" office:value="1">
            <text:p>1</text:p>
          </table:table-cell>
          <table:table-cell office:value-type="string">
            <text:p>MZZLMD65E50H224A</text:p>
          </table:table-cell>
          <table:table-cell office:value-type="string">
            <text:p>363621</text:p>
          </table:table-cell>
          <table:table-cell table:formula="of:=[.A87] &amp; &quot; &quot; &amp; [.B87]" office:value-type="string" office:string-value="Muzzupappa Laura Maddalena">
            <text:p>Muzzupappa Laura Maddalena</text:p>
          </table:table-cell>
          <table:table-cell table:formula="of:=ISNA(VLOOKUP([.F8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office:value-type="float" office:value="1">
            <text:p>1</text:p>
          </table:table-cell>
          <table:table-cell office:value-type="string">
            <text:p>MSLMLS63C52H224A</text:p>
          </table:table-cell>
          <table:table-cell office:value-type="string">
            <text:p>374435</text:p>
          </table:table-cell>
          <table:table-cell table:formula="of:=[.A88] &amp; &quot; &quot; &amp; [.B88]" office:value-type="string" office:string-value="Mosello Maria Luisa">
            <text:p>Mosello Maria Luisa</text:p>
          </table:table-cell>
          <table:table-cell table:formula="of:=ISNA(VLOOKUP([.F8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office:value-type="float" office:value="1">
            <text:p>1</text:p>
          </table:table-cell>
          <table:table-cell office:value-type="string">
            <text:p>PCCMGR66M69H501K</text:p>
          </table:table-cell>
          <table:table-cell office:value-type="string">
            <text:p>374451</text:p>
          </table:table-cell>
          <table:table-cell table:formula="of:=[.A89] &amp; &quot; &quot; &amp; [.B89]" office:value-type="string" office:string-value="Pecchioli Maria Grazia">
            <text:p>Pecchioli Maria Grazia</text:p>
          </table:table-cell>
          <table:table-cell table:formula="of:=ISNA(VLOOKUP([.F8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aolucci</text:p>
          </table:table-cell>
          <table:table-cell office:value-type="string">
            <text:p>Marzia</text:p>
          </table:table-cell>
          <table:table-cell office:value-type="float" office:value="1">
            <text:p>1</text:p>
          </table:table-cell>
          <table:table-cell office:value-type="string">
            <text:p>PLCMRZ74E61H501Q</text:p>
          </table:table-cell>
          <table:table-cell office:value-type="string">
            <text:p>374651</text:p>
          </table:table-cell>
          <table:table-cell table:formula="of:=[.A90] &amp; &quot; &quot; &amp; [.B90]" office:value-type="string" office:string-value="Paolucci Marzia">
            <text:p>Paolucci Marzia</text:p>
          </table:table-cell>
          <table:table-cell table:formula="of:=ISNA(VLOOKUP([.F9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Petrucci</text:p>
          </table:table-cell>
          <table:table-cell office:value-type="string">
            <text:p>Francesco</text:p>
          </table:table-cell>
          <table:table-cell office:value-type="float" office:value="1">
            <text:p>1</text:p>
          </table:table-cell>
          <table:table-cell office:value-type="string">
            <text:p>PTRFNC76D11H501E</text:p>
          </table:table-cell>
          <table:table-cell office:value-type="string">
            <text:p>374440</text:p>
          </table:table-cell>
          <table:table-cell table:formula="of:=[.A91] &amp; &quot; &quot; &amp; [.B91]" office:value-type="string" office:string-value="Petrucci Francesco">
            <text:p>Petrucci Francesco</text:p>
          </table:table-cell>
          <table:table-cell table:formula="of:=ISNA(VLOOKUP([.F9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erilli</text:p>
          </table:table-cell>
          <table:table-cell office:value-type="string">
            <text:p>Benedetta</text:p>
          </table:table-cell>
          <table:table-cell office:value-type="float" office:value="1">
            <text:p>1</text:p>
          </table:table-cell>
          <table:table-cell office:value-type="string">
            <text:p>PRLBDT80S61H282J</text:p>
          </table:table-cell>
          <table:table-cell office:value-type="string">
            <text:p>370909</text:p>
          </table:table-cell>
          <table:table-cell table:formula="of:=[.A92] &amp; &quot; &quot; &amp; [.B92]" office:value-type="string" office:string-value="Perilli Benedetta">
            <text:p>Perilli Benedetta</text:p>
          </table:table-cell>
          <table:table-cell table:formula="of:=ISNA(VLOOKUP([.F9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float" office:value="1">
            <text:p>1</text:p>
          </table:table-cell>
          <table:table-cell office:value-type="string">
            <text:p>NCLMRT84P41H501L</text:p>
          </table:table-cell>
          <table:table-cell office:value-type="string">
            <text:p>363667</text:p>
          </table:table-cell>
          <table:table-cell table:formula="of:=[.A93] &amp; &quot; &quot; &amp; [.B93]" office:value-type="string" office:string-value="Nicoletti Marta">
            <text:p>Nicoletti Marta</text:p>
          </table:table-cell>
          <table:table-cell table:formula="of:=ISNA(VLOOKUP([.F9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Nencha</text:p>
          </table:table-cell>
          <table:table-cell office:value-type="string">
            <text:p>Beatrice</text:p>
          </table:table-cell>
          <table:table-cell office:value-type="float" office:value="1">
            <text:p>1</text:p>
          </table:table-cell>
          <table:table-cell office:value-type="string">
            <text:p>NNCBRC74L64H501F</text:p>
          </table:table-cell>
          <table:table-cell office:value-type="string">
            <text:p>374625</text:p>
          </table:table-cell>
          <table:table-cell table:formula="of:=[.A94] &amp; &quot; &quot; &amp; [.B94]" office:value-type="string" office:string-value="Nencha Beatrice">
            <text:p>Nencha Beatrice</text:p>
          </table:table-cell>
          <table:table-cell table:formula="of:=ISNA(VLOOKUP([.F9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aolisso</text:p>
          </table:table-cell>
          <table:table-cell office:value-type="string">
            <text:p>Ilaria</text:p>
          </table:table-cell>
          <table:table-cell office:value-type="float" office:value="1">
            <text:p>1</text:p>
          </table:table-cell>
          <table:table-cell office:value-type="string">
            <text:p>PLSLRI77H69I838O</text:p>
          </table:table-cell>
          <table:table-cell office:value-type="string">
            <text:p>364316</text:p>
          </table:table-cell>
          <table:table-cell table:formula="of:=[.A95] &amp; &quot; &quot; &amp; [.B95]" office:value-type="string" office:string-value="Paolisso Ilaria">
            <text:p>Paolisso Ilaria</text:p>
          </table:table-cell>
          <table:table-cell table:formula="of:=ISNA(VLOOKUP([.F9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aggio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office:value-type="string">
            <text:p>PGGFNC65P63H501D</text:p>
          </table:table-cell>
          <table:table-cell office:value-type="string">
            <text:p>366628</text:p>
          </table:table-cell>
          <table:table-cell table:formula="of:=[.A96] &amp; &quot; &quot; &amp; [.B96]" office:value-type="string" office:string-value="Paggio Francesca">
            <text:p>Paggio Francesca</text:p>
          </table:table-cell>
          <table:table-cell table:formula="of:=ISNA(VLOOKUP([.F9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office:value-type="float" office:value="1">
            <text:p>1</text:p>
          </table:table-cell>
          <table:table-cell office:value-type="string">
            <text:p>RCPMGS66H06A638S</text:p>
          </table:table-cell>
          <table:table-cell office:value-type="string">
            <text:p>372599</text:p>
          </table:table-cell>
          <table:table-cell table:formula="of:=[.A97] &amp; &quot; &quot; &amp; [.B97]" office:value-type="string" office:string-value="Recupero Mario Giuseppe">
            <text:p>Recupero Mario Giuseppe</text:p>
          </table:table-cell>
          <table:table-cell table:formula="of:=ISNA(VLOOKUP([.F9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ibustini</text:p>
          </table:table-cell>
          <table:table-cell office:value-type="string">
            <text:p>Luca</text:p>
          </table:table-cell>
          <table:table-cell office:value-type="float" office:value="1">
            <text:p>1</text:p>
          </table:table-cell>
          <table:table-cell office:value-type="string">
            <text:p>RBSLCU62A30H501V</text:p>
          </table:table-cell>
          <table:table-cell office:value-type="string">
            <text:p>374418</text:p>
          </table:table-cell>
          <table:table-cell table:formula="of:=[.A98] &amp; &quot; &quot; &amp; [.B98]" office:value-type="string" office:string-value="Ribustini Luca">
            <text:p>Ribustini Luca</text:p>
          </table:table-cell>
          <table:table-cell table:formula="of:=ISNA(VLOOKUP([.F9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float" office:value="1">
            <text:p>1</text:p>
          </table:table-cell>
          <table:table-cell office:value-type="string">
            <text:p>QGLGNN76P23G793Z</text:p>
          </table:table-cell>
          <table:table-cell office:value-type="string">
            <text:p>357990</text:p>
          </table:table-cell>
          <table:table-cell table:formula="of:=[.A99] &amp; &quot; &quot; &amp; [.B99]" office:value-type="string" office:string-value="Quagliariello Giovanni">
            <text:p>Quagliariello Giovanni</text:p>
          </table:table-cell>
          <table:table-cell table:formula="of:=ISNA(VLOOKUP([.F9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adice</text:p>
          </table:table-cell>
          <table:table-cell office:value-type="string">
            <text:p>Paolo</text:p>
          </table:table-cell>
          <table:table-cell office:value-type="float" office:value="1">
            <text:p>1</text:p>
          </table:table-cell>
          <table:table-cell office:value-type="string">
            <text:p>RDCPLA72D17I608R</text:p>
          </table:table-cell>
          <table:table-cell office:value-type="string">
            <text:p>374405</text:p>
          </table:table-cell>
          <table:table-cell table:formula="of:=[.A100] &amp; &quot; &quot; &amp; [.B100]" office:value-type="string" office:string-value="Radice Paolo">
            <text:p>Radice Paolo</text:p>
          </table:table-cell>
          <table:table-cell table:formula="of:=ISNA(VLOOKUP([.F10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lacido</text:p>
          </table:table-cell>
          <table:table-cell office:value-type="string">
            <text:p>Donato</text:p>
          </table:table-cell>
          <table:table-cell office:value-type="float" office:value="1">
            <text:p>1</text:p>
          </table:table-cell>
          <table:table-cell office:value-type="string">
            <text:p>PLCDNT52R22E493Q</text:p>
          </table:table-cell>
          <table:table-cell office:value-type="string">
            <text:p>374490</text:p>
          </table:table-cell>
          <table:table-cell table:formula="of:=[.A101] &amp; &quot; &quot; &amp; [.B101]" office:value-type="string" office:string-value="Placido Donato">
            <text:p>Placido Donato</text:p>
          </table:table-cell>
          <table:table-cell table:formula="of:=ISNA(VLOOKUP([.F10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float" office:value="1">
            <text:p>1</text:p>
          </table:table-cell>
          <table:table-cell office:value-type="string">
            <text:p>PLLSLL58A44D086J</text:p>
          </table:table-cell>
          <table:table-cell office:value-type="string">
            <text:p>368132</text:p>
          </table:table-cell>
          <table:table-cell table:formula="of:=[.A102] &amp; &quot; &quot; &amp; [.B102]" office:value-type="string" office:string-value="Polillo Isabella">
            <text:p>Polillo Isabella</text:p>
          </table:table-cell>
          <table:table-cell table:formula="of:=ISNA(VLOOKUP([.F10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Pifferi</text:p>
          </table:table-cell>
          <table:table-cell office:value-type="string">
            <text:p>Samuele</text:p>
          </table:table-cell>
          <table:table-cell office:value-type="float" office:value="1">
            <text:p>1</text:p>
          </table:table-cell>
          <table:table-cell office:value-type="string">
            <text:p>PFFSML69P23A040G</text:p>
          </table:table-cell>
          <table:table-cell office:value-type="string">
            <text:p>370887</text:p>
          </table:table-cell>
          <table:table-cell table:formula="of:=[.A103] &amp; &quot; &quot; &amp; [.B103]" office:value-type="string" office:string-value="Pifferi Samuele">
            <text:p>Pifferi Samuele</text:p>
          </table:table-cell>
          <table:table-cell table:formula="of:=ISNA(VLOOKUP([.F10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float" office:value="1">
            <text:p>1</text:p>
          </table:table-cell>
          <table:table-cell office:value-type="string">
            <text:p>PNTLNE69R43A662E</text:p>
          </table:table-cell>
          <table:table-cell office:value-type="string">
            <text:p>365184</text:p>
          </table:table-cell>
          <table:table-cell table:formula="of:=[.A104] &amp; &quot; &quot; &amp; [.B104]" office:value-type="string" office:string-value="Pinto Elena">
            <text:p>Pinto Elena</text:p>
          </table:table-cell>
          <table:table-cell table:formula="of:=ISNA(VLOOKUP([.F10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antoni</text:p>
          </table:table-cell>
          <table:table-cell office:value-type="string">
            <text:p>Andrea</text:p>
          </table:table-cell>
          <table:table-cell office:value-type="float" office:value="1">
            <text:p>1</text:p>
          </table:table-cell>
          <table:table-cell office:value-type="string">
            <text:p>SNTNDR59H17D612B</text:p>
          </table:table-cell>
          <table:table-cell office:value-type="string">
            <text:p>374465</text:p>
          </table:table-cell>
          <table:table-cell table:formula="of:=[.A105] &amp; &quot; &quot; &amp; [.B105]" office:value-type="string" office:string-value="Santoni Andrea">
            <text:p>Santoni Andrea</text:p>
          </table:table-cell>
          <table:table-cell table:formula="of:=ISNA(VLOOKUP([.F10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cafuri</text:p>
          </table:table-cell>
          <table:table-cell office:value-type="string">
            <text:p>Anna</text:p>
          </table:table-cell>
          <table:table-cell office:value-type="float" office:value="1">
            <text:p>1</text:p>
          </table:table-cell>
          <table:table-cell office:value-type="string">
            <text:p>SCFNNA61D52B076N</text:p>
          </table:table-cell>
          <table:table-cell office:value-type="string">
            <text:p>374647</text:p>
          </table:table-cell>
          <table:table-cell table:formula="of:=[.A106] &amp; &quot; &quot; &amp; [.B106]" office:value-type="string" office:string-value="Scafuri Anna">
            <text:p>Scafuri Anna</text:p>
          </table:table-cell>
          <table:table-cell table:formula="of:=ISNA(VLOOKUP([.F10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Rosella</text:p>
          </table:table-cell>
          <table:table-cell office:value-type="string">
            <text:p>Serena</text:p>
          </table:table-cell>
          <table:table-cell office:value-type="float" office:value="1">
            <text:p>1</text:p>
          </table:table-cell>
          <table:table-cell office:value-type="string">
            <text:p>RSLSRN58A71H501O</text:p>
          </table:table-cell>
          <table:table-cell office:value-type="string">
            <text:p>362637</text:p>
          </table:table-cell>
          <table:table-cell table:formula="of:=[.A107] &amp; &quot; &quot; &amp; [.B107]" office:value-type="string" office:string-value="Rosella Serena">
            <text:p>Rosella Serena</text:p>
          </table:table-cell>
          <table:table-cell table:formula="of:=ISNA(VLOOKUP([.F10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ustici</text:p>
          </table:table-cell>
          <table:table-cell office:value-type="string">
            <text:p>Daniela</text:p>
          </table:table-cell>
          <table:table-cell office:value-type="float" office:value="1">
            <text:p>1</text:p>
          </table:table-cell>
          <table:table-cell office:value-type="string">
            <text:p>RSTDNL62H50H501E</text:p>
          </table:table-cell>
          <table:table-cell office:value-type="string">
            <text:p>374605</text:p>
          </table:table-cell>
          <table:table-cell table:formula="of:=[.A108] &amp; &quot; &quot; &amp; [.B108]" office:value-type="string" office:string-value="Rustici Daniela">
            <text:p>Rustici Daniela</text:p>
          </table:table-cell>
          <table:table-cell table:formula="of:=ISNA(VLOOKUP([.F10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osati</text:p>
          </table:table-cell>
          <table:table-cell office:value-type="string">
            <text:p>Francesco</text:p>
          </table:table-cell>
          <table:table-cell office:value-type="float" office:value="1">
            <text:p>1</text:p>
          </table:table-cell>
          <table:table-cell office:value-type="string">
            <text:p>RSTFNC75D07H501D</text:p>
          </table:table-cell>
          <table:table-cell office:value-type="string">
            <text:p>373036</text:p>
          </table:table-cell>
          <table:table-cell table:formula="of:=[.A109] &amp; &quot; &quot; &amp; [.B109]" office:value-type="string" office:string-value="Rosati Francesco">
            <text:p>Rosati Francesco</text:p>
          </table:table-cell>
          <table:table-cell table:formula="of:=ISNA(VLOOKUP([.F10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osati</text:p>
          </table:table-cell>
          <table:table-cell office:value-type="string">
            <text:p>Rita</text:p>
          </table:table-cell>
          <table:table-cell office:value-type="float" office:value="1">
            <text:p>1</text:p>
          </table:table-cell>
          <table:table-cell office:value-type="string">
            <text:p>RSTRTI59P43G293M</text:p>
          </table:table-cell>
          <table:table-cell office:value-type="string">
            <text:p>368932</text:p>
          </table:table-cell>
          <table:table-cell table:formula="of:=[.A110] &amp; &quot; &quot; &amp; [.B110]" office:value-type="string" office:string-value="Rosati Rita">
            <text:p>Rosati Rita</text:p>
          </table:table-cell>
          <table:table-cell table:formula="of:=ISNA(VLOOKUP([.F11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iganelli</text:p>
          </table:table-cell>
          <table:table-cell office:value-type="string">
            <text:p>Maria Letizia</text:p>
          </table:table-cell>
          <table:table-cell office:value-type="float" office:value="1">
            <text:p>1</text:p>
          </table:table-cell>
          <table:table-cell office:value-type="string">
            <text:p>RGNMLT79H68H501B</text:p>
          </table:table-cell>
          <table:table-cell office:value-type="string">
            <text:p>358767</text:p>
          </table:table-cell>
          <table:table-cell table:formula="of:=[.A111] &amp; &quot; &quot; &amp; [.B111]" office:value-type="string" office:string-value="Riganelli Maria Letizia">
            <text:p>Riganelli Maria Letizia</text:p>
          </table:table-cell>
          <table:table-cell table:formula="of:=ISNA(VLOOKUP([.F11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Romita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office:value-type="string">
            <text:p>RMTSFN52H22H501H</text:p>
          </table:table-cell>
          <table:table-cell office:value-type="string">
            <text:p>374549</text:p>
          </table:table-cell>
          <table:table-cell table:formula="of:=[.A112] &amp; &quot; &quot; &amp; [.B112]" office:value-type="string" office:string-value="Romita Stefano">
            <text:p>Romita Stefano</text:p>
          </table:table-cell>
          <table:table-cell table:formula="of:=ISNA(VLOOKUP([.F11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Stefanell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string">
            <text:p>STFMRC90A12D122A</text:p>
          </table:table-cell>
          <table:table-cell office:value-type="string">
            <text:p>374516</text:p>
          </table:table-cell>
          <table:table-cell table:formula="of:=[.A113] &amp; &quot; &quot; &amp; [.B113]" office:value-type="string" office:string-value="Stefanelli Marco">
            <text:p>Stefanelli Marco</text:p>
          </table:table-cell>
          <table:table-cell table:formula="of:=ISNA(VLOOKUP([.F11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olinas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office:value-type="string">
            <text:p>SLNSFN54B20H501X</text:p>
          </table:table-cell>
          <table:table-cell office:value-type="string">
            <text:p>372464</text:p>
          </table:table-cell>
          <table:table-cell table:formula="of:=[.A114] &amp; &quot; &quot; &amp; [.B114]" office:value-type="string" office:string-value="Solinas Stefano">
            <text:p>Solinas Stefano</text:p>
          </table:table-cell>
          <table:table-cell table:formula="of:=ISNA(VLOOKUP([.F11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Sofi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office:value-type="string">
            <text:p>SFOSFN58M22H224L</text:p>
          </table:table-cell>
          <table:table-cell office:value-type="string">
            <text:p>374491</text:p>
          </table:table-cell>
          <table:table-cell table:formula="of:=[.A115] &amp; &quot; &quot; &amp; [.B115]" office:value-type="string" office:string-value="Sofi Stefano">
            <text:p>Sofi Stefano</text:p>
          </table:table-cell>
          <table:table-cell table:formula="of:=ISNA(VLOOKUP([.F11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float" office:value="1">
            <text:p>1</text:p>
          </table:table-cell>
          <table:table-cell office:value-type="string">
            <text:p>SCCRFL66D08D643G</text:p>
          </table:table-cell>
          <table:table-cell office:value-type="string">
            <text:p>361192</text:p>
          </table:table-cell>
          <table:table-cell table:formula="of:=[.A116] &amp; &quot; &quot; &amp; [.B116]" office:value-type="string" office:string-value="Soccio Raffaele">
            <text:p>Soccio Raffaele</text:p>
          </table:table-cell>
          <table:table-cell table:formula="of:=ISNA(VLOOKUP([.F11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imonetti</text:p>
          </table:table-cell>
          <table:table-cell office:value-type="string">
            <text:p>Roberto</text:p>
          </table:table-cell>
          <table:table-cell office:value-type="float" office:value="1">
            <text:p>1</text:p>
          </table:table-cell>
          <table:table-cell office:value-type="string">
            <text:p>SMNRRT73D05A859R</text:p>
          </table:table-cell>
          <table:table-cell office:value-type="string">
            <text:p>374330</text:p>
          </table:table-cell>
          <table:table-cell table:formula="of:=[.A117] &amp; &quot; &quot; &amp; [.B117]" office:value-type="string" office:string-value="Simonetti Roberto">
            <text:p>Simonetti Roberto</text:p>
          </table:table-cell>
          <table:table-cell table:formula="of:=ISNA(VLOOKUP([.F11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office:value-type="string">
            <text:p>SCPNTN80C06A509A</text:p>
          </table:table-cell>
          <table:table-cell office:value-type="string">
            <text:p>373272</text:p>
          </table:table-cell>
          <table:table-cell table:formula="of:=[.A118] &amp; &quot; &quot; &amp; [.B118]" office:value-type="string" office:string-value="Scoppettuolo Antonio">
            <text:p>Scoppettuolo Antonio</text:p>
          </table:table-cell>
          <table:table-cell table:formula="of:=ISNA(VLOOKUP([.F11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carlino</text:p>
          </table:table-cell>
          <table:table-cell office:value-type="string">
            <text:p>Matteo</text:p>
          </table:table-cell>
          <table:table-cell office:value-type="float" office:value="1">
            <text:p>1</text:p>
          </table:table-cell>
          <table:table-cell office:value-type="string">
            <text:p>SCRMTT80D20D643V</text:p>
          </table:table-cell>
          <table:table-cell office:value-type="string">
            <text:p>363902</text:p>
          </table:table-cell>
          <table:table-cell table:formula="of:=[.A119] &amp; &quot; &quot; &amp; [.B119]" office:value-type="string" office:string-value="Scarlino Matteo">
            <text:p>Scarlino Matteo</text:p>
          </table:table-cell>
          <table:table-cell table:formula="of:=ISNA(VLOOKUP([.F11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caglietta</text:p>
          </table:table-cell>
          <table:table-cell office:value-type="string">
            <text:p>Raffaela</text:p>
          </table:table-cell>
          <table:table-cell office:value-type="float" office:value="1">
            <text:p>1</text:p>
          </table:table-cell>
          <table:table-cell office:value-type="string">
            <text:p>SCGRFL66R46H501I</text:p>
          </table:table-cell>
          <table:table-cell office:value-type="string">
            <text:p>374676</text:p>
          </table:table-cell>
          <table:table-cell table:formula="of:=[.A120] &amp; &quot; &quot; &amp; [.B120]" office:value-type="string" office:string-value="Scaglietta Raffaela">
            <text:p>Scaglietta Raffaela</text:p>
          </table:table-cell>
          <table:table-cell table:formula="of:=ISNA(VLOOKUP([.F12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Vernazzaro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office:value-type="string">
            <text:p>VRNMRA69C61A064O</text:p>
          </table:table-cell>
          <table:table-cell office:value-type="string">
            <text:p>362508</text:p>
          </table:table-cell>
          <table:table-cell table:formula="of:=[.A121] &amp; &quot; &quot; &amp; [.B121]" office:value-type="string" office:string-value="Vernazzaro Maria">
            <text:p>Vernazzaro Maria</text:p>
          </table:table-cell>
          <table:table-cell table:formula="of:=ISNA(VLOOKUP([.F121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Venditti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office:value-type="string">
            <text:p>VNDNTN46B07H501S</text:p>
          </table:table-cell>
          <table:table-cell office:value-type="string">
            <text:p>374504</text:p>
          </table:table-cell>
          <table:table-cell table:formula="of:=[.A122] &amp; &quot; &quot; &amp; [.B122]" office:value-type="string" office:string-value="Venditti Antonio">
            <text:p>Venditti Antonio</text:p>
          </table:table-cell>
          <table:table-cell table:formula="of:=ISNA(VLOOKUP([.F122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Valletta</text:p>
          </table:table-cell>
          <table:table-cell office:value-type="string">
            <text:p>Sabrina</text:p>
          </table:table-cell>
          <table:table-cell office:value-type="float" office:value="1">
            <text:p>1</text:p>
          </table:table-cell>
          <table:table-cell office:value-type="string">
            <text:p>VLLSRN81C46A515F</text:p>
          </table:table-cell>
          <table:table-cell office:value-type="string">
            <text:p>374407</text:p>
          </table:table-cell>
          <table:table-cell table:formula="of:=[.A123] &amp; &quot; &quot; &amp; [.B123]" office:value-type="string" office:string-value="Valletta Sabrina">
            <text:p>Valletta Sabrina</text:p>
          </table:table-cell>
          <table:table-cell table:formula="of:=ISNA(VLOOKUP([.F123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float" office:value="1">
            <text:p>1</text:p>
          </table:table-cell>
          <table:table-cell office:value-type="string">
            <text:p>VCCGRG68M48H501R</text:p>
          </table:table-cell>
          <table:table-cell office:value-type="string">
            <text:p>366274</text:p>
          </table:table-cell>
          <table:table-cell table:formula="of:=[.A124] &amp; &quot; &quot; &amp; [.B124]" office:value-type="string" office:string-value="Vaccari Giorgia">
            <text:p>Vaccari Giorgia</text:p>
          </table:table-cell>
          <table:table-cell table:formula="of:=ISNA(VLOOKUP([.F124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float" office:value="1">
            <text:p>1</text:p>
          </table:table-cell>
          <table:table-cell office:value-type="string">
            <text:p>VCCMNL74D66B354B</text:p>
          </table:table-cell>
          <table:table-cell office:value-type="string">
            <text:p>360554</text:p>
          </table:table-cell>
          <table:table-cell table:formula="of:=[.A125] &amp; &quot; &quot; &amp; [.B125]" office:value-type="string" office:string-value="Vacca Manuela">
            <text:p>Vacca Manuela</text:p>
          </table:table-cell>
          <table:table-cell table:formula="of:=ISNA(VLOOKUP([.F125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Trani</text:p>
          </table:table-cell>
          <table:table-cell office:value-type="string">
            <text:p>Ugo</text:p>
          </table:table-cell>
          <table:table-cell office:value-type="float" office:value="1">
            <text:p>1</text:p>
          </table:table-cell>
          <table:table-cell office:value-type="string">
            <text:p>TRNGUO60E04H501K</text:p>
          </table:table-cell>
          <table:table-cell office:value-type="string">
            <text:p>374461</text:p>
          </table:table-cell>
          <table:table-cell table:formula="of:=[.A126] &amp; &quot; &quot; &amp; [.B126]" office:value-type="string" office:string-value="Trani Ugo">
            <text:p>Trani Ugo</text:p>
          </table:table-cell>
          <table:table-cell table:formula="of:=ISNA(VLOOKUP([.F126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Tavella</text:p>
          </table:table-cell>
          <table:table-cell office:value-type="string">
            <text:p>Paolo</text:p>
          </table:table-cell>
          <table:table-cell office:value-type="float" office:value="1">
            <text:p>1</text:p>
          </table:table-cell>
          <table:table-cell office:value-type="string">
            <text:p>TVLPLA60D23H501F</text:p>
          </table:table-cell>
          <table:table-cell office:value-type="string">
            <text:p>371039</text:p>
          </table:table-cell>
          <table:table-cell table:formula="of:=[.A127] &amp; &quot; &quot; &amp; [.B127]" office:value-type="string" office:string-value="Tavella Paolo">
            <text:p>Tavella Paolo</text:p>
          </table:table-cell>
          <table:table-cell table:formula="of:=ISNA(VLOOKUP([.F127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float" office:value="1">
            <text:p>1</text:p>
          </table:table-cell>
          <table:table-cell office:value-type="string">
            <text:p>TGLLCU50M52H501R</text:p>
          </table:table-cell>
          <table:table-cell office:value-type="string">
            <text:p>369763</text:p>
          </table:table-cell>
          <table:table-cell table:formula="of:=[.A128] &amp; &quot; &quot; &amp; [.B128]" office:value-type="string" office:string-value="Tagliafierro Lucia">
            <text:p>Tagliafierro Lucia</text:p>
          </table:table-cell>
          <table:table-cell table:formula="of:=ISNA(VLOOKUP([.F128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float" office:value="1">
            <text:p>1</text:p>
          </table:table-cell>
          <table:table-cell office:value-type="string">
            <text:p>VLLSRN70R64H501U</text:p>
          </table:table-cell>
          <table:table-cell office:value-type="string">
            <text:p>371104</text:p>
          </table:table-cell>
          <table:table-cell table:formula="of:=[.A129] &amp; &quot; &quot; &amp; [.B129]" office:value-type="string" office:string-value="Villa Sabrina">
            <text:p>Villa Sabrina</text:p>
          </table:table-cell>
          <table:table-cell table:formula="of:=ISNA(VLOOKUP([.F129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Vetrano</text:p>
          </table:table-cell>
          <table:table-cell office:value-type="string">
            <text:p>Angela</text:p>
          </table:table-cell>
          <table:table-cell office:value-type="float" office:value="1">
            <text:p>1</text:p>
          </table:table-cell>
          <table:table-cell office:value-type="string">
            <text:p>VTRNGL82A57C352J</text:p>
          </table:table-cell>
          <table:table-cell office:value-type="string">
            <text:p>373065</text:p>
          </table:table-cell>
          <table:table-cell table:formula="of:=[.A130] &amp; &quot; &quot; &amp; [.B130]" office:value-type="string" office:string-value="Vetrano Angela">
            <text:p>Vetrano Angela</text:p>
          </table:table-cell>
          <table:table-cell table:formula="of:=ISNA(VLOOKUP([.F130];['Giornalisti - 25'.E$2:.E$136];1;0))" office:value-type="boolean" office:boolean-value="false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Vinci</text:p>
          </table:table-cell>
          <table:table-cell office:value-type="string">
            <text:p>Romina</text:p>
          </table:table-cell>
          <table:table-cell office:value-type="float" office:value="1">
            <text:p>1</text:p>
          </table:table-cell>
          <table:table-cell office:value-type="string">
            <text:p>VNCRMN83M41L719O</text:p>
          </table:table-cell>
          <table:table-cell office:value-type="string">
            <text:p>374411</text:p>
          </table:table-cell>
          <table:table-cell table:formula="of:=[.A131] &amp; &quot; &quot; &amp; [.B131]" office:value-type="string" office:string-value="Vinci Romina">
            <text:p>Vinci Romina</text:p>
          </table:table-cell>
          <table:table-cell table:formula="of:=ISNA(VLOOKUP([.F131];['Giornalisti - 25'.E$2:.E$136];1;0))" office:value-type="boolean" office:boolean-value="false">
            <text:p>FALSE</text:p>
          </table:table-cell>
          <table:table-cell table:number-columns-repeated="2"/>
        </table:table-row>
        <table:named-expressions/>
      </table:table>
      <table:table table:name="Giornalisti - 25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25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number-columns-repeated="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1" table:default-cell-style-name="ce25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column table:style-name="co37" table:number-columns-repeated="2" table:default-cell-style-name="Default"/>
        <table:table-row table:style-name="ro2">
          <table:table-cell table:style-name="ce12" office:value-type="string">
            <text:p>N.</text:p>
          </table:table-cell>
          <table:table-cell table:style-name="ce12" office:value-type="string">
            <text:p>Cognome</text:p>
          </table:table-cell>
          <table:table-cell table:style-name="ce12" office:value-type="string">
            <text:p>Nome</text:p>
          </table:table-cell>
          <table:table-cell table:style-name="ce12" office:value-type="string">
            <text:p>N</text:p>
          </table:table-cell>
          <table:table-cell table:style-name="ce46" office:value-type="string">
            <text:p>PARTECIPANTE</text:p>
          </table:table-cell>
          <table:table-cell table:style-name="ce12" office:value-type="string">
            <text:p>email / pec</text:p>
          </table:table-cell>
          <table:table-cell table:style-name="ce12" office:value-type="string">
            <text:p>ORG</text:p>
          </table:table-cell>
          <table:table-cell office:value-type="string">
            <text:p>NUOVO?</text:p>
          </table:table-cell>
          <table:table-cell office:value-type="string">
            <text:p>N?</text:p>
          </table:table-cell>
          <table:table-cell office:value-type="string">
            <text:p>AG</text:p>
          </table:table-cell>
          <table:table-cell table:style-name="ce12" office:value-type="string">
            <text:p>N.</text:p>
          </table:table-cell>
          <table:table-cell table:style-name="ce12" office:value-type="string">
            <text:p>Cognome</text:p>
          </table:table-cell>
          <table:table-cell table:style-name="ce12" office:value-type="string">
            <text:p>Nome</text:p>
          </table:table-cell>
          <table:table-cell table:style-name="ce12" office:value-type="string">
            <text:p>N</text:p>
          </table:table-cell>
          <table:table-cell table:style-name="ce46" office:value-type="string">
            <text:p>PARTECIPANTE</text:p>
          </table:table-cell>
          <table:table-cell table:style-name="ce12" office:value-type="string">
            <text:p>email / pec</text:p>
          </table:table-cell>
          <table:table-cell table:style-name="ce12" office:value-type="string">
            <text:p>ORG</text:p>
          </table:table-cell>
          <table:table-cell office:value-type="string">
            <text:p>NUOVO?</text:p>
          </table:table-cell>
          <table:table-cell office:value-type="string">
            <text:p>N?</text:p>
          </table:table-cell>
          <table:table-cell office:value-type="string">
            <text:p>AG</text:p>
          </table:table-cell>
        </table:table-row>
        <table:table-row table:style-name="ro4">
          <table:table-cell table:style-name="ce12" office:value-type="float" office:value="3">
            <text:p>3</text:p>
          </table:table-cell>
          <table:table-cell table:style-name="ce12" office:value-type="string">
            <text:p>Amato</text:p>
          </table:table-cell>
          <table:table-cell table:style-name="ce12" office:value-type="string">
            <text:p>Guido</text:p>
          </table:table-cell>
          <table:table-cell table:style-name="ce12" office:value-type="float" office:value="1">
            <text:p>1</text:p>
          </table:table-cell>
          <table:table-cell table:style-name="ce47" table:formula="of:=[.B2] &amp; &quot; &quot; &amp;[.C2]" office:value-type="string" office:string-value="Amato Guido">
            <text:p>Amato Guido</text:p>
          </table:table-cell>
          <table:table-cell table:style-name="ce12" office:value-type="string">
            <text:p>guidamato@yahoo.it</text:p>
          </table:table-cell>
          <table:table-cell table:style-name="ce12" office:value-type="string">
            <text:p>ORG Lazio</text:p>
          </table:table-cell>
          <table:table-cell table:formula="of:=ISNA(VLOOKUP([.F2];['Giornalisti - 23'.D$1:.D$60];1;0))" office:value-type="boolean" office:boolean-value="true">
            <text:p>TRUE</text:p>
          </table:table-cell>
          <table:table-cell table:formula="of:=IF([.H2];1;0)" office:value-type="float" office:value="1">
            <text:p>1</text:p>
          </table:table-cell>
          <table:table-cell table:formula="of:=IF(ISNA(VLOOKUP([.F2];[.P$1:.P$130];1;0));0;1)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mato</text:p>
          </table:table-cell>
          <table:table-cell table:style-name="ce12" office:value-type="string">
            <text:p>Guido</text:p>
          </table:table-cell>
          <table:table-cell table:style-name="ce12" office:value-type="float" office:value="10">
            <text:p>10</text:p>
          </table:table-cell>
          <table:table-cell table:style-name="ce47" table:formula="of:=[.L2] &amp; &quot; &quot; &amp;[.M2]" office:value-type="string" office:string-value="Amato Guido">
            <text:p>Amato Guido</text:p>
          </table:table-cell>
          <table:table-cell table:style-name="ce12" office:value-type="string">
            <text:p>guidamato@yahoo.it</text:p>
          </table:table-cell>
          <table:table-cell table:style-name="ce12" office:value-type="string">
            <text:p>ORG Lazio</text:p>
          </table:table-cell>
          <table:table-cell table:formula="of:=ISNA(VLOOKUP([.P2];['Giornalisti - 23'.J$1:.J$60];1;0))" office:value-type="boolean" office:boolean-value="true">
            <text:p>TRUE</text:p>
          </table:table-cell>
          <table:table-cell table:formula="of:=IF([.R2];1;0)" office:value-type="float" office:value="1">
            <text:p>1</text:p>
          </table:table-cell>
          <table:table-cell table:formula="of:=IF(ISNA(VLOOKUP([.P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">
            <text:p>4</text:p>
          </table:table-cell>
          <table:table-cell table:style-name="ce12" office:value-type="string">
            <text:p>Angelicchio</text:p>
          </table:table-cell>
          <table:table-cell table:style-name="ce12" office:value-type="string">
            <text:p>Fabio Mario</text:p>
          </table:table-cell>
          <table:table-cell table:style-name="ce12" office:value-type="float" office:value="1">
            <text:p>1</text:p>
          </table:table-cell>
          <table:table-cell table:style-name="ce47" table:formula="of:=[.B3] &amp; &quot; &quot; &amp;[.C3]" office:value-type="string" office:string-value="Angelicchio Fabio Mario">
            <text:p>Angelicchio Fabio Mario</text:p>
          </table:table-cell>
          <table:table-cell table:style-name="ce12" office:value-type="string">
            <text:p>fmangelicchio@yahoo.it</text:p>
          </table:table-cell>
          <table:table-cell table:style-name="ce12" office:value-type="string">
            <text:p>ORG Lazio</text:p>
          </table:table-cell>
          <table:table-cell table:formula="of:=ISNA(VLOOKUP([.F3];['Giornalisti - 23'.D$1:.D$60];1;0))" office:value-type="boolean" office:boolean-value="true">
            <text:p>TRUE</text:p>
          </table:table-cell>
          <table:table-cell table:formula="of:=IF([.H3];1;0)" office:value-type="float" office:value="1">
            <text:p>1</text:p>
          </table:table-cell>
          <table:table-cell table:formula="of:=IF(ISNA(VLOOKUP([.F3];[.P$1:.P$130];1;0));0;1)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ngelicchio</text:p>
          </table:table-cell>
          <table:table-cell table:style-name="ce12" office:value-type="string">
            <text:p>Fabio Mario</text:p>
          </table:table-cell>
          <table:table-cell table:style-name="ce12" office:value-type="float" office:value="10">
            <text:p>10</text:p>
          </table:table-cell>
          <table:table-cell table:style-name="ce47" table:formula="of:=[.L3] &amp; &quot; &quot; &amp;[.M3]" office:value-type="string" office:string-value="Angelicchio Fabio Mario">
            <text:p>Angelicchio Fabio Mario</text:p>
          </table:table-cell>
          <table:table-cell table:style-name="ce12" office:value-type="string">
            <text:p>fmangelicchio@yahoo.it</text:p>
          </table:table-cell>
          <table:table-cell table:style-name="ce12" office:value-type="string">
            <text:p>ORG Lazio</text:p>
          </table:table-cell>
          <table:table-cell table:formula="of:=ISNA(VLOOKUP([.P3];['Giornalisti - 23'.J$1:.J$60];1;0))" office:value-type="boolean" office:boolean-value="true">
            <text:p>TRUE</text:p>
          </table:table-cell>
          <table:table-cell table:formula="of:=IF([.R3];1;0)" office:value-type="float" office:value="1">
            <text:p>1</text:p>
          </table:table-cell>
          <table:table-cell table:formula="of:=IF(ISNA(VLOOKUP([.P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5">
            <text:p>5</text:p>
          </table:table-cell>
          <table:table-cell table:style-name="ce12" office:value-type="string">
            <text:p>Antonellis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4] &amp; &quot; &quot; &amp;[.C4]" office:value-type="string" office:string-value="Antonellis Marco">
            <text:p>Antonellis Marco</text:p>
          </table:table-cell>
          <table:table-cell table:style-name="ce12" office:value-type="string">
            <text:p>marco.antonellis@outlook.com</text:p>
          </table:table-cell>
          <table:table-cell table:style-name="ce12" office:value-type="string">
            <text:p>ORG Lazio</text:p>
          </table:table-cell>
          <table:table-cell table:formula="of:=ISNA(VLOOKUP([.F4];['Giornalisti - 23'.D$1:.D$60];1;0))" office:value-type="boolean" office:boolean-value="true">
            <text:p>TRUE</text:p>
          </table:table-cell>
          <table:table-cell table:formula="of:=IF([.H4];1;0)" office:value-type="float" office:value="1">
            <text:p>1</text:p>
          </table:table-cell>
          <table:table-cell table:formula="of:=IF(ISNA(VLOOKUP([.F4];[.P$1:.P$130];1;0));0;1)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ntonellis</text:p>
          </table:table-cell>
          <table:table-cell table:style-name="ce12" office:value-type="string">
            <text:p>Marco</text:p>
          </table:table-cell>
          <table:table-cell table:style-name="ce12" office:value-type="float" office:value="10">
            <text:p>10</text:p>
          </table:table-cell>
          <table:table-cell table:style-name="ce47" table:formula="of:=[.L4] &amp; &quot; &quot; &amp;[.M4]" office:value-type="string" office:string-value="Antonellis Marco">
            <text:p>Antonellis Marco</text:p>
          </table:table-cell>
          <table:table-cell table:style-name="ce12" office:value-type="string">
            <text:p>marco.antonellis@outlook.com</text:p>
          </table:table-cell>
          <table:table-cell table:style-name="ce12" office:value-type="string">
            <text:p>ORG Lazio</text:p>
          </table:table-cell>
          <table:table-cell table:formula="of:=ISNA(VLOOKUP([.P4];['Giornalisti - 23'.J$1:.J$60];1;0))" office:value-type="boolean" office:boolean-value="true">
            <text:p>TRUE</text:p>
          </table:table-cell>
          <table:table-cell table:formula="of:=IF([.R4];1;0)" office:value-type="float" office:value="1">
            <text:p>1</text:p>
          </table:table-cell>
          <table:table-cell table:formula="of:=IF(ISNA(VLOOKUP([.P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">
            <text:p>6</text:p>
          </table:table-cell>
          <table:table-cell table:style-name="ce12" office:value-type="string">
            <text:p>Arduini</text:p>
          </table:table-cell>
          <table:table-cell table:style-name="ce12" office:value-type="string">
            <text:p>Clelia</text:p>
          </table:table-cell>
          <table:table-cell table:style-name="ce12" office:value-type="float" office:value="1">
            <text:p>1</text:p>
          </table:table-cell>
          <table:table-cell table:style-name="ce47" table:formula="of:=[.B5] &amp; &quot; &quot; &amp;[.C5]" office:value-type="string" office:string-value="Arduini Clelia">
            <text:p>Arduini Clelia</text:p>
          </table:table-cell>
          <table:table-cell table:style-name="ce12" office:value-type="string">
            <text:p>clelia.arduini@tiscali.it</text:p>
          </table:table-cell>
          <table:table-cell table:style-name="ce12" office:value-type="string">
            <text:p>ORG Lazio</text:p>
          </table:table-cell>
          <table:table-cell table:formula="of:=ISNA(VLOOKUP([.F5];['Giornalisti - 23'.D$1:.D$60];1;0))" office:value-type="boolean" office:boolean-value="true">
            <text:p>TRUE</text:p>
          </table:table-cell>
          <table:table-cell table:formula="of:=IF([.H5];1;0)" office:value-type="float" office:value="1">
            <text:p>1</text:p>
          </table:table-cell>
          <table:table-cell table:formula="of:=IF(ISNA(VLOOKUP([.F5];[.P$1:.P$130];1;0));0;1)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rcese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0">
            <text:p>10</text:p>
          </table:table-cell>
          <table:table-cell table:style-name="ce47" table:formula="of:=[.L5] &amp; &quot; &quot; &amp;[.M5]" office:value-type="string" office:string-value="Arcese Massimo">
            <text:p>Arcese Massimo</text:p>
          </table:table-cell>
          <table:table-cell table:style-name="ce12" office:value-type="string">
            <text:p>maaar@libero.it</text:p>
          </table:table-cell>
          <table:table-cell table:style-name="ce12" office:value-type="string">
            <text:p>ORG Lazio</text:p>
          </table:table-cell>
          <table:table-cell table:formula="of:=ISNA(VLOOKUP([.P5];['Giornalisti - 23'.J$1:.J$60];1;0))" office:value-type="boolean" office:boolean-value="true">
            <text:p>TRUE</text:p>
          </table:table-cell>
          <table:table-cell table:formula="of:=IF([.R5];1;0)" office:value-type="float" office:value="1">
            <text:p>1</text:p>
          </table:table-cell>
          <table:table-cell table:formula="of:=IF(ISNA(VLOOKUP([.P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7">
            <text:p>7</text:p>
          </table:table-cell>
          <table:table-cell table:style-name="ce12" office:value-type="string">
            <text:p>Balestra</text:p>
          </table:table-cell>
          <table:table-cell table:style-name="ce12" office:value-type="string">
            <text:p>Flora</text:p>
          </table:table-cell>
          <table:table-cell table:style-name="ce12" office:value-type="float" office:value="1">
            <text:p>1</text:p>
          </table:table-cell>
          <table:table-cell table:style-name="ce47" table:formula="of:=[.B6] &amp; &quot; &quot; &amp;[.C6]" office:value-type="string" office:string-value="Balestra Flora">
            <text:p>Balestra Flora</text:p>
          </table:table-cell>
          <table:table-cell table:style-name="ce12" office:value-type="string">
            <text:p>flora.balestra@gmail.com</text:p>
          </table:table-cell>
          <table:table-cell table:style-name="ce12" office:value-type="string">
            <text:p>ORG Lazio</text:p>
          </table:table-cell>
          <table:table-cell table:formula="of:=ISNA(VLOOKUP([.F6];['Giornalisti - 23'.D$1:.D$60];1;0))" office:value-type="boolean" office:boolean-value="true">
            <text:p>TRUE</text:p>
          </table:table-cell>
          <table:table-cell table:formula="of:=IF([.H6];1;0)" office:value-type="float" office:value="1">
            <text:p>1</text:p>
          </table:table-cell>
          <table:table-cell table:formula="of:=IF(ISNA(VLOOKUP([.F6];[.P$1:.P$130];1;0));0;1)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Balestra</text:p>
          </table:table-cell>
          <table:table-cell table:style-name="ce12" office:value-type="string">
            <text:p>Flora</text:p>
          </table:table-cell>
          <table:table-cell table:style-name="ce12" office:value-type="float" office:value="10">
            <text:p>10</text:p>
          </table:table-cell>
          <table:table-cell table:style-name="ce47" table:formula="of:=[.L6] &amp; &quot; &quot; &amp;[.M6]" office:value-type="string" office:string-value="Balestra Flora">
            <text:p>Balestra Flora</text:p>
          </table:table-cell>
          <table:table-cell table:style-name="ce12" office:value-type="string">
            <text:p>flora.balestra@gmail.com</text:p>
          </table:table-cell>
          <table:table-cell table:style-name="ce12" office:value-type="string">
            <text:p>ORG Lazio</text:p>
          </table:table-cell>
          <table:table-cell table:formula="of:=ISNA(VLOOKUP([.P6];['Giornalisti - 23'.J$1:.J$60];1;0))" office:value-type="boolean" office:boolean-value="true">
            <text:p>TRUE</text:p>
          </table:table-cell>
          <table:table-cell table:formula="of:=IF([.R6];1;0)" office:value-type="float" office:value="1">
            <text:p>1</text:p>
          </table:table-cell>
          <table:table-cell table:formula="of:=IF(ISNA(VLOOKUP([.P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9">
            <text:p>9</text:p>
          </table:table-cell>
          <table:table-cell table:style-name="ce12" office:value-type="string">
            <text:p>Bartocci</text:p>
          </table:table-cell>
          <table:table-cell table:style-name="ce12" office:value-type="string">
            <text:p>Monica</text:p>
          </table:table-cell>
          <table:table-cell table:style-name="ce12" office:value-type="float" office:value="1">
            <text:p>1</text:p>
          </table:table-cell>
          <table:table-cell table:style-name="ce47" table:formula="of:=[.B7] &amp; &quot; &quot; &amp;[.C7]" office:value-type="string" office:string-value="Bartocci Monica">
            <text:p>Bartocci Monica</text:p>
          </table:table-cell>
          <table:table-cell table:style-name="ce12" office:value-type="string">
            <text:p>mbartocci@gmail.com</text:p>
          </table:table-cell>
          <table:table-cell table:style-name="ce12" office:value-type="string">
            <text:p>ORG Lazio</text:p>
          </table:table-cell>
          <table:table-cell table:formula="of:=ISNA(VLOOKUP([.F7];['Giornalisti - 23'.D$1:.D$60];1;0))" office:value-type="boolean" office:boolean-value="true">
            <text:p>TRUE</text:p>
          </table:table-cell>
          <table:table-cell table:formula="of:=IF([.H7];1;0)" office:value-type="float" office:value="1">
            <text:p>1</text:p>
          </table:table-cell>
          <table:table-cell table:formula="of:=IF(ISNA(VLOOKUP([.F7];[.P$1:.P$130];1;0));0;1)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Bartocci</text:p>
          </table:table-cell>
          <table:table-cell table:style-name="ce12" office:value-type="string">
            <text:p>Monica</text:p>
          </table:table-cell>
          <table:table-cell table:style-name="ce12" office:value-type="float" office:value="10">
            <text:p>10</text:p>
          </table:table-cell>
          <table:table-cell table:style-name="ce47" table:formula="of:=[.L7] &amp; &quot; &quot; &amp;[.M7]" office:value-type="string" office:string-value="Bartocci Monica">
            <text:p>Bartocci Monica</text:p>
          </table:table-cell>
          <table:table-cell table:style-name="ce12" office:value-type="string">
            <text:p>mbartocci@gmail.com</text:p>
          </table:table-cell>
          <table:table-cell table:style-name="ce12" office:value-type="string">
            <text:p>ORG Lazio</text:p>
          </table:table-cell>
          <table:table-cell table:formula="of:=ISNA(VLOOKUP([.P7];['Giornalisti - 23'.J$1:.J$60];1;0))" office:value-type="boolean" office:boolean-value="true">
            <text:p>TRUE</text:p>
          </table:table-cell>
          <table:table-cell table:formula="of:=IF([.R7];1;0)" office:value-type="float" office:value="1">
            <text:p>1</text:p>
          </table:table-cell>
          <table:table-cell table:formula="of:=IF(ISNA(VLOOKUP([.P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">
            <text:p>10</text:p>
          </table:table-cell>
          <table:table-cell table:style-name="ce12" office:value-type="string">
            <text:p>Bianconi</text:p>
          </table:table-cell>
          <table:table-cell table:style-name="ce12" office:value-type="string">
            <text:p>Giulia</text:p>
          </table:table-cell>
          <table:table-cell table:style-name="ce12" office:value-type="float" office:value="1">
            <text:p>1</text:p>
          </table:table-cell>
          <table:table-cell table:style-name="ce47" table:formula="of:=[.B8] &amp; &quot; &quot; &amp;[.C8]" office:value-type="string" office:string-value="Bianconi Giulia">
            <text:p>Bianconi Giulia</text:p>
          </table:table-cell>
          <table:table-cell table:style-name="ce12" office:value-type="string">
            <text:p>giulia.bianconi@libero.it</text:p>
          </table:table-cell>
          <table:table-cell table:style-name="ce12" office:value-type="string">
            <text:p>ORG Lazio</text:p>
          </table:table-cell>
          <table:table-cell table:formula="of:=ISNA(VLOOKUP([.F8];['Giornalisti - 23'.D$1:.D$60];1;0))" office:value-type="boolean" office:boolean-value="true">
            <text:p>TRUE</text:p>
          </table:table-cell>
          <table:table-cell table:formula="of:=IF([.H8];1;0)" office:value-type="float" office:value="1">
            <text:p>1</text:p>
          </table:table-cell>
          <table:table-cell table:formula="of:=IF(ISNA(VLOOKUP([.F8];[.P$1:.P$130];1;0));0;1)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Bianconi</text:p>
          </table:table-cell>
          <table:table-cell table:style-name="ce12" office:value-type="string">
            <text:p>Giulia</text:p>
          </table:table-cell>
          <table:table-cell table:style-name="ce12" office:value-type="float" office:value="10">
            <text:p>10</text:p>
          </table:table-cell>
          <table:table-cell table:style-name="ce47" table:formula="of:=[.L8] &amp; &quot; &quot; &amp;[.M8]" office:value-type="string" office:string-value="Bianconi Giulia">
            <text:p>Bianconi Giulia</text:p>
          </table:table-cell>
          <table:table-cell table:style-name="ce12" office:value-type="string">
            <text:p>giulia.bianconi@libero.it</text:p>
          </table:table-cell>
          <table:table-cell table:style-name="ce12" office:value-type="string">
            <text:p>ORG Lazio</text:p>
          </table:table-cell>
          <table:table-cell table:formula="of:=ISNA(VLOOKUP([.P8];['Giornalisti - 23'.J$1:.J$60];1;0))" office:value-type="boolean" office:boolean-value="true">
            <text:p>TRUE</text:p>
          </table:table-cell>
          <table:table-cell table:formula="of:=IF([.R8];1;0)" office:value-type="float" office:value="1">
            <text:p>1</text:p>
          </table:table-cell>
          <table:table-cell table:formula="of:=IF(ISNA(VLOOKUP([.P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4">
            <text:p>14</text:p>
          </table:table-cell>
          <table:table-cell table:style-name="ce12" office:value-type="string">
            <text:p>Bologna</text:p>
          </table:table-cell>
          <table:table-cell table:style-name="ce12" office:value-type="string">
            <text:p>Luca</text:p>
          </table:table-cell>
          <table:table-cell table:style-name="ce12" office:value-type="float" office:value="1">
            <text:p>1</text:p>
          </table:table-cell>
          <table:table-cell table:style-name="ce47" table:formula="of:=[.B9] &amp; &quot; &quot; &amp;[.C9]" office:value-type="string" office:string-value="Bologna Luca">
            <text:p>Bologna Luca</text:p>
          </table:table-cell>
          <table:table-cell table:style-name="ce12" office:value-type="string">
            <text:p>lucabologna.press@gmail.com</text:p>
          </table:table-cell>
          <table:table-cell table:style-name="ce12" office:value-type="string">
            <text:p>ORG Lazio</text:p>
          </table:table-cell>
          <table:table-cell table:formula="of:=ISNA(VLOOKUP([.F9];['Giornalisti - 23'.D$1:.D$60];1;0))" office:value-type="boolean" office:boolean-value="true">
            <text:p>TRUE</text:p>
          </table:table-cell>
          <table:table-cell table:formula="of:=IF([.H9];1;0)" office:value-type="float" office:value="1">
            <text:p>1</text:p>
          </table:table-cell>
          <table:table-cell table:formula="of:=IF(ISNA(VLOOKUP([.F9];[.P$1:.P$130];1;0));0;1)" office:value-type="float" office:value="1">
            <text:p>1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Bologna</text:p>
          </table:table-cell>
          <table:table-cell table:style-name="ce12" office:value-type="string">
            <text:p>Luca</text:p>
          </table:table-cell>
          <table:table-cell table:style-name="ce12" office:value-type="float" office:value="10">
            <text:p>10</text:p>
          </table:table-cell>
          <table:table-cell table:style-name="ce47" table:formula="of:=[.L9] &amp; &quot; &quot; &amp;[.M9]" office:value-type="string" office:string-value="Bologna Luca">
            <text:p>Bologna Luca</text:p>
          </table:table-cell>
          <table:table-cell table:style-name="ce12" office:value-type="string">
            <text:p>lucabologna.press@gmail.com</text:p>
          </table:table-cell>
          <table:table-cell table:style-name="ce12" office:value-type="string">
            <text:p>ORG Lazio</text:p>
          </table:table-cell>
          <table:table-cell table:formula="of:=ISNA(VLOOKUP([.P9];['Giornalisti - 23'.J$1:.J$60];1;0))" office:value-type="boolean" office:boolean-value="true">
            <text:p>TRUE</text:p>
          </table:table-cell>
          <table:table-cell table:formula="of:=IF([.R9];1;0)" office:value-type="float" office:value="1">
            <text:p>1</text:p>
          </table:table-cell>
          <table:table-cell table:formula="of:=IF(ISNA(VLOOKUP([.P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3">
            <text:p>23</text:p>
          </table:table-cell>
          <table:table-cell table:style-name="ce12" office:value-type="string">
            <text:p>Camplone</text:p>
          </table:table-cell>
          <table:table-cell table:style-name="ce12" office:value-type="string">
            <text:p>Alessia</text:p>
          </table:table-cell>
          <table:table-cell table:style-name="ce12" office:value-type="float" office:value="1">
            <text:p>1</text:p>
          </table:table-cell>
          <table:table-cell table:style-name="ce47" table:formula="of:=[.B10] &amp; &quot; &quot; &amp;[.C10]" office:value-type="string" office:string-value="Camplone Alessia">
            <text:p>Camplone Alessia</text:p>
          </table:table-cell>
          <table:table-cell table:style-name="ce12" office:value-type="string">
            <text:p>alessia.camplone@tiscali.it</text:p>
          </table:table-cell>
          <table:table-cell table:style-name="ce12" office:value-type="string">
            <text:p>ORG Abruzzo</text:p>
          </table:table-cell>
          <table:table-cell table:formula="of:=ISNA(VLOOKUP([.F10];['Giornalisti - 23'.D$1:.D$60];1;0))" office:value-type="boolean" office:boolean-value="true">
            <text:p>TRUE</text:p>
          </table:table-cell>
          <table:table-cell table:formula="of:=IF([.H10];1;0)" office:value-type="float" office:value="1">
            <text:p>1</text:p>
          </table:table-cell>
          <table:table-cell table:formula="of:=IF(ISNA(VLOOKUP([.F10];[.P$1:.P$130];1;0));0;1)" office:value-type="float" office:value="0">
            <text:p>0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Carioti</text:p>
          </table:table-cell>
          <table:table-cell table:style-name="ce12" office:value-type="string">
            <text:p>Daniele</text:p>
          </table:table-cell>
          <table:table-cell table:style-name="ce12" office:value-type="float" office:value="10">
            <text:p>10</text:p>
          </table:table-cell>
          <table:table-cell table:style-name="ce47" table:formula="of:=[.L10] &amp; &quot; &quot; &amp;[.M10]" office:value-type="string" office:string-value="Carioti Daniele">
            <text:p>Carioti Daniele</text:p>
          </table:table-cell>
          <table:table-cell table:style-name="ce12" office:value-type="string">
            <text:p>danielecarioti@gmail.com</text:p>
          </table:table-cell>
          <table:table-cell table:style-name="ce12" office:value-type="string">
            <text:p>ORG Lazio</text:p>
          </table:table-cell>
          <table:table-cell table:formula="of:=ISNA(VLOOKUP([.P10];['Giornalisti - 23'.J$1:.J$60];1;0))" office:value-type="boolean" office:boolean-value="true">
            <text:p>TRUE</text:p>
          </table:table-cell>
          <table:table-cell table:formula="of:=IF([.R10];1;0)" office:value-type="float" office:value="1">
            <text:p>1</text:p>
          </table:table-cell>
          <table:table-cell table:formula="of:=IF(ISNA(VLOOKUP([.P1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4">
            <text:p>24</text:p>
          </table:table-cell>
          <table:table-cell table:style-name="ce12" office:value-type="string">
            <text:p>Cerminara</text:p>
          </table:table-cell>
          <table:table-cell table:style-name="ce12" office:value-type="string">
            <text:p>Donatella</text:p>
          </table:table-cell>
          <table:table-cell table:style-name="ce12" office:value-type="float" office:value="1">
            <text:p>1</text:p>
          </table:table-cell>
          <table:table-cell table:style-name="ce47" table:formula="of:=[.B11] &amp; &quot; &quot; &amp;[.C11]" office:value-type="string" office:string-value="Cerminara Donatella">
            <text:p>Cerminara Donatella</text:p>
          </table:table-cell>
          <table:table-cell table:style-name="ce12" office:value-type="string">
            <text:p>donatellacerminara@yahoo.it</text:p>
          </table:table-cell>
          <table:table-cell table:style-name="ce12" office:value-type="string">
            <text:p>ORG Lazio</text:p>
          </table:table-cell>
          <table:table-cell table:formula="of:=ISNA(VLOOKUP([.F11];['Giornalisti - 23'.D$1:.D$60];1;0))" office:value-type="boolean" office:boolean-value="true">
            <text:p>TRUE</text:p>
          </table:table-cell>
          <table:table-cell table:formula="of:=IF([.H11];1;0)" office:value-type="float" office:value="1">
            <text:p>1</text:p>
          </table:table-cell>
          <table:table-cell table:formula="of:=IF(ISNA(VLOOKUP([.F11];[.P$1:.P$130];1;0));0;1)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Castellano</text:p>
          </table:table-cell>
          <table:table-cell table:style-name="ce12" office:value-type="string">
            <text:p>Vincenzo</text:p>
          </table:table-cell>
          <table:table-cell table:style-name="ce12" office:value-type="float" office:value="10">
            <text:p>10</text:p>
          </table:table-cell>
          <table:table-cell table:style-name="ce47" table:formula="of:=[.L11] &amp; &quot; &quot; &amp;[.M11]" office:value-type="string" office:string-value="Castellano Vincenzo">
            <text:p>Castellano Vincenzo</text:p>
          </table:table-cell>
          <table:table-cell table:style-name="ce12" office:value-type="string">
            <text:p>vincenzo.castellano@agi.it</text:p>
          </table:table-cell>
          <table:table-cell table:style-name="ce12" office:value-type="string">
            <text:p>ORG Lazio</text:p>
          </table:table-cell>
          <table:table-cell table:formula="of:=ISNA(VLOOKUP([.P11];['Giornalisti - 23'.J$1:.J$60];1;0))" office:value-type="boolean" office:boolean-value="true">
            <text:p>TRUE</text:p>
          </table:table-cell>
          <table:table-cell table:formula="of:=IF([.R11];1;0)" office:value-type="float" office:value="1">
            <text:p>1</text:p>
          </table:table-cell>
          <table:table-cell table:formula="of:=IF(ISNA(VLOOKUP([.P1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5">
            <text:p>25</text:p>
          </table:table-cell>
          <table:table-cell table:style-name="ce12" office:value-type="string">
            <text:p>Castellano</text:p>
          </table:table-cell>
          <table:table-cell table:style-name="ce12" office:value-type="string">
            <text:p>Vincenzo</text:p>
          </table:table-cell>
          <table:table-cell table:style-name="ce12" office:value-type="float" office:value="1">
            <text:p>1</text:p>
          </table:table-cell>
          <table:table-cell table:style-name="ce47" table:formula="of:=[.B12] &amp; &quot; &quot; &amp;[.C12]" office:value-type="string" office:string-value="Castellano Vincenzo">
            <text:p>Castellano Vincenzo</text:p>
          </table:table-cell>
          <table:table-cell table:style-name="ce12" office:value-type="string">
            <text:p>vincenzo.castellano@agi.it</text:p>
          </table:table-cell>
          <table:table-cell table:style-name="ce12" office:value-type="string">
            <text:p>ORG Lazio</text:p>
          </table:table-cell>
          <table:table-cell table:formula="of:=ISNA(VLOOKUP([.F12];['Giornalisti - 23'.D$1:.D$60];1;0))" office:value-type="boolean" office:boolean-value="true">
            <text:p>TRUE</text:p>
          </table:table-cell>
          <table:table-cell table:formula="of:=IF([.H12];1;0)" office:value-type="float" office:value="1">
            <text:p>1</text:p>
          </table:table-cell>
          <table:table-cell table:formula="of:=IF(ISNA(VLOOKUP([.F12];[.P$1:.P$130];1;0));0;1)" office:value-type="float" office:value="1">
            <text:p>1</text:p>
          </table:table-cell>
          <table:table-cell table:style-name="ce12" office:value-type="float" office:value="23">
            <text:p>23</text:p>
          </table:table-cell>
          <table:table-cell table:style-name="ce12" office:value-type="string">
            <text:p>Carioti</text:p>
          </table:table-cell>
          <table:table-cell table:style-name="ce12" office:value-type="string">
            <text:p>Emanuele</text:p>
          </table:table-cell>
          <table:table-cell table:style-name="ce12" office:value-type="float" office:value="10">
            <text:p>10</text:p>
          </table:table-cell>
          <table:table-cell table:style-name="ce47" table:formula="of:=[.L12] &amp; &quot; &quot; &amp;[.M12]" office:value-type="string" office:string-value="Carioti Emanuele">
            <text:p>Carioti Emanuele</text:p>
          </table:table-cell>
          <table:table-cell table:style-name="ce12" office:value-type="string">
            <text:p>cortonotte@tiscali.it</text:p>
          </table:table-cell>
          <table:table-cell table:style-name="ce12" office:value-type="string">
            <text:p>ORG Lazio</text:p>
          </table:table-cell>
          <table:table-cell table:formula="of:=ISNA(VLOOKUP([.P12];['Giornalisti - 23'.J$1:.J$60];1;0))" office:value-type="boolean" office:boolean-value="true">
            <text:p>TRUE</text:p>
          </table:table-cell>
          <table:table-cell table:formula="of:=IF([.R12];1;0)" office:value-type="float" office:value="1">
            <text:p>1</text:p>
          </table:table-cell>
          <table:table-cell table:formula="of:=IF(ISNA(VLOOKUP([.P1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1">
            <text:p>31</text:p>
          </table:table-cell>
          <table:table-cell table:style-name="ce12" office:value-type="string">
            <text:p>Conforti</text:p>
          </table:table-cell>
          <table:table-cell table:style-name="ce12" office:value-type="string">
            <text:p>Cristina</text:p>
          </table:table-cell>
          <table:table-cell table:style-name="ce12" office:value-type="float" office:value="1">
            <text:p>1</text:p>
          </table:table-cell>
          <table:table-cell table:style-name="ce47" table:formula="of:=[.B13] &amp; &quot; &quot; &amp;[.C13]" office:value-type="string" office:string-value="Conforti Cristina">
            <text:p>Conforti Cristina</text:p>
          </table:table-cell>
          <table:table-cell table:style-name="ce12" office:value-type="string">
            <text:p>cristina.conforti@libero.it</text:p>
          </table:table-cell>
          <table:table-cell table:style-name="ce12" office:value-type="string">
            <text:p>ORG Piemonte</text:p>
          </table:table-cell>
          <table:table-cell table:formula="of:=ISNA(VLOOKUP([.F13];['Giornalisti - 23'.D$1:.D$60];1;0))" office:value-type="boolean" office:boolean-value="true">
            <text:p>TRUE</text:p>
          </table:table-cell>
          <table:table-cell table:formula="of:=IF([.H13];1;0)" office:value-type="float" office:value="1">
            <text:p>1</text:p>
          </table:table-cell>
          <table:table-cell table:formula="of:=IF(ISNA(VLOOKUP([.F13];[.P$1:.P$130];1;0));0;1)" office:value-type="float" office:value="0">
            <text:p>0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Cerminara</text:p>
          </table:table-cell>
          <table:table-cell table:style-name="ce12" office:value-type="string">
            <text:p>Donatella</text:p>
          </table:table-cell>
          <table:table-cell table:style-name="ce12" office:value-type="float" office:value="10">
            <text:p>10</text:p>
          </table:table-cell>
          <table:table-cell table:style-name="ce47" table:formula="of:=[.L13] &amp; &quot; &quot; &amp;[.M13]" office:value-type="string" office:string-value="Cerminara Donatella">
            <text:p>Cerminara Donatella</text:p>
          </table:table-cell>
          <table:table-cell table:style-name="ce12" office:value-type="string">
            <text:p>donatellacerminara@yahoo.it</text:p>
          </table:table-cell>
          <table:table-cell table:style-name="ce12" office:value-type="string">
            <text:p>ORG Lazio</text:p>
          </table:table-cell>
          <table:table-cell table:formula="of:=ISNA(VLOOKUP([.P13];['Giornalisti - 23'.J$1:.J$60];1;0))" office:value-type="boolean" office:boolean-value="true">
            <text:p>TRUE</text:p>
          </table:table-cell>
          <table:table-cell table:formula="of:=IF([.R13];1;0)" office:value-type="float" office:value="1">
            <text:p>1</text:p>
          </table:table-cell>
          <table:table-cell table:formula="of:=IF(ISNA(VLOOKUP([.P1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2">
            <text:p>32</text:p>
          </table:table-cell>
          <table:table-cell table:style-name="ce12" office:value-type="string">
            <text:p>Dal Maso</text:p>
          </table:table-cell>
          <table:table-cell table:style-name="ce12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47" table:formula="of:=[.B14] &amp; &quot; &quot; &amp;[.C14]" office:value-type="string" office:string-value="Dal Maso Cinzia">
            <text:p>Dal Maso Cinzia</text:p>
          </table:table-cell>
          <table:table-cell table:style-name="ce12" office:value-type="string">
            <text:p>cinziadalmaso@yahoo.it</text:p>
          </table:table-cell>
          <table:table-cell table:style-name="ce12" office:value-type="string">
            <text:p>ORG Lazio</text:p>
          </table:table-cell>
          <table:table-cell table:formula="of:=ISNA(VLOOKUP([.F14];['Giornalisti - 23'.D$1:.D$60];1;0))" office:value-type="boolean" office:boolean-value="true">
            <text:p>TRUE</text:p>
          </table:table-cell>
          <table:table-cell table:formula="of:=IF([.H14];1;0)" office:value-type="float" office:value="1">
            <text:p>1</text:p>
          </table:table-cell>
          <table:table-cell table:formula="of:=IF(ISNA(VLOOKUP([.F14];[.P$1:.P$130];1;0));0;1)" office:value-type="float" office:value="1">
            <text:p>1</text:p>
          </table:table-cell>
          <table:table-cell table:style-name="ce12" office:value-type="float" office:value="26">
            <text:p>26</text:p>
          </table:table-cell>
          <table:table-cell table:style-name="ce12" office:value-type="string">
            <text:p>Ciarnelli</text:p>
          </table:table-cell>
          <table:table-cell table:style-name="ce12" office:value-type="string">
            <text:p>Marcella</text:p>
          </table:table-cell>
          <table:table-cell table:style-name="ce12" office:value-type="float" office:value="10">
            <text:p>10</text:p>
          </table:table-cell>
          <table:table-cell table:style-name="ce47" table:formula="of:=[.L14] &amp; &quot; &quot; &amp;[.M14]" office:value-type="string" office:string-value="Ciarnelli Marcella">
            <text:p>Ciarnelli Marcella</text:p>
          </table:table-cell>
          <table:table-cell table:style-name="ce12" office:value-type="string">
            <text:p>mciarnelli@unita.it</text:p>
          </table:table-cell>
          <table:table-cell table:style-name="ce12" office:value-type="string">
            <text:p>ORG Lazio</text:p>
          </table:table-cell>
          <table:table-cell table:formula="of:=ISNA(VLOOKUP([.P14];['Giornalisti - 23'.J$1:.J$60];1;0))" office:value-type="boolean" office:boolean-value="true">
            <text:p>TRUE</text:p>
          </table:table-cell>
          <table:table-cell table:formula="of:=IF([.R14];1;0)" office:value-type="float" office:value="1">
            <text:p>1</text:p>
          </table:table-cell>
          <table:table-cell table:formula="of:=IF(ISNA(VLOOKUP([.P1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3">
            <text:p>33</text:p>
          </table:table-cell>
          <table:table-cell table:style-name="ce12" office:value-type="string">
            <text:p>De Cesare</text:p>
          </table:table-cell>
          <table:table-cell table:style-name="ce12" office:value-type="string">
            <text:p>Federico</text:p>
          </table:table-cell>
          <table:table-cell table:style-name="ce12" office:value-type="float" office:value="1">
            <text:p>1</text:p>
          </table:table-cell>
          <table:table-cell table:style-name="ce47" table:formula="of:=[.B15] &amp; &quot; &quot; &amp;[.C15]" office:value-type="string" office:string-value="De Cesare Federico">
            <text:p>De Cesare Federico</text:p>
          </table:table-cell>
          <table:table-cell table:style-name="ce12" office:value-type="string">
            <text:p>federicodecesare@hotmail.com</text:p>
          </table:table-cell>
          <table:table-cell table:style-name="ce12" office:value-type="string">
            <text:p>ORG Lazio</text:p>
          </table:table-cell>
          <table:table-cell table:formula="of:=ISNA(VLOOKUP([.F15];['Giornalisti - 23'.D$1:.D$60];1;0))" office:value-type="boolean" office:boolean-value="true">
            <text:p>TRUE</text:p>
          </table:table-cell>
          <table:table-cell table:formula="of:=IF([.H15];1;0)" office:value-type="float" office:value="1">
            <text:p>1</text:p>
          </table:table-cell>
          <table:table-cell table:formula="of:=IF(ISNA(VLOOKUP([.F15];[.P$1:.P$130];1;0));0;1)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office:value-type="string">
            <text:p>Ciancarelli</text:p>
          </table:table-cell>
          <table:table-cell table:style-name="ce12" office:value-type="string">
            <text:p>Marco</text:p>
          </table:table-cell>
          <table:table-cell table:style-name="ce12" office:value-type="float" office:value="10">
            <text:p>10</text:p>
          </table:table-cell>
          <table:table-cell table:style-name="ce47" table:formula="of:=[.L15] &amp; &quot; &quot; &amp;[.M15]" office:value-type="string" office:string-value="Ciancarelli Marco">
            <text:p>Ciancarelli Marco</text:p>
          </table:table-cell>
          <table:table-cell table:style-name="ce12" office:value-type="string">
            <text:p>marcociancarelli1@tin.it</text:p>
          </table:table-cell>
          <table:table-cell table:style-name="ce12" office:value-type="string">
            <text:p>ORG Lazio</text:p>
          </table:table-cell>
          <table:table-cell table:formula="of:=ISNA(VLOOKUP([.P15];['Giornalisti - 23'.J$1:.J$60];1;0))" office:value-type="boolean" office:boolean-value="true">
            <text:p>TRUE</text:p>
          </table:table-cell>
          <table:table-cell table:formula="of:=IF([.R15];1;0)" office:value-type="float" office:value="1">
            <text:p>1</text:p>
          </table:table-cell>
          <table:table-cell table:formula="of:=IF(ISNA(VLOOKUP([.P1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5">
            <text:p>35</text:p>
          </table:table-cell>
          <table:table-cell table:style-name="ce12" office:value-type="string">
            <text:p>D''Atri</text:p>
          </table:table-cell>
          <table:table-cell table:style-name="ce12" office:value-type="string">
            <text:p>Angela Francesca</text:p>
          </table:table-cell>
          <table:table-cell table:style-name="ce12" office:value-type="float" office:value="1">
            <text:p>1</text:p>
          </table:table-cell>
          <table:table-cell table:style-name="ce47" table:formula="of:=[.B16] &amp; &quot; &quot; &amp;[.C16]" office:value-type="string" office:string-value="D''Atri Angela Francesca">
            <text:p>D''Atri Angela Francesca</text:p>
          </table:table-cell>
          <table:table-cell table:style-name="ce12" office:value-type="string">
            <text:p>francesca.datri@gmail.com</text:p>
          </table:table-cell>
          <table:table-cell table:style-name="ce12" office:value-type="string">
            <text:p>ORG Lazio</text:p>
          </table:table-cell>
          <table:table-cell table:formula="of:=ISNA(VLOOKUP([.F16];['Giornalisti - 23'.D$1:.D$60];1;0))" office:value-type="boolean" office:boolean-value="true">
            <text:p>TRUE</text:p>
          </table:table-cell>
          <table:table-cell table:formula="of:=IF([.H16];1;0)" office:value-type="float" office:value="1">
            <text:p>1</text:p>
          </table:table-cell>
          <table:table-cell table:formula="of:=IF(ISNA(VLOOKUP([.F16];[.P$1:.P$130];1;0));0;1)" office:value-type="float" office:value="0">
            <text:p>0</text:p>
          </table:table-cell>
          <table:table-cell table:style-name="ce12" office:value-type="float" office:value="31">
            <text:p>31</text:p>
          </table:table-cell>
          <table:table-cell table:style-name="ce12" office:value-type="string">
            <text:p>Colmo</text:p>
          </table:table-cell>
          <table:table-cell table:style-name="ce12" office:value-type="string">
            <text:p>Giuseppina</text:p>
          </table:table-cell>
          <table:table-cell table:style-name="ce12" office:value-type="float" office:value="10">
            <text:p>10</text:p>
          </table:table-cell>
          <table:table-cell table:style-name="ce47" table:formula="of:=[.L16] &amp; &quot; &quot; &amp;[.M16]" office:value-type="string" office:string-value="Colmo Giuseppina">
            <text:p>Colmo Giuseppina</text:p>
          </table:table-cell>
          <table:table-cell table:style-name="ce12" office:value-type="string">
            <text:p>giuseppina.colmo@libero.it</text:p>
          </table:table-cell>
          <table:table-cell table:style-name="ce12" office:value-type="string">
            <text:p>ORG Lazio</text:p>
          </table:table-cell>
          <table:table-cell table:formula="of:=ISNA(VLOOKUP([.P16];['Giornalisti - 23'.J$1:.J$60];1;0))" office:value-type="boolean" office:boolean-value="true">
            <text:p>TRUE</text:p>
          </table:table-cell>
          <table:table-cell table:formula="of:=IF([.R16];1;0)" office:value-type="float" office:value="1">
            <text:p>1</text:p>
          </table:table-cell>
          <table:table-cell table:formula="of:=IF(ISNA(VLOOKUP([.P16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37">
            <text:p>37</text:p>
          </table:table-cell>
          <table:table-cell table:style-name="ce12" office:value-type="string">
            <text:p>Delle Fratte</text:p>
          </table:table-cell>
          <table:table-cell table:style-name="ce12" office:value-type="string">
            <text:p>Paola</text:p>
          </table:table-cell>
          <table:table-cell table:style-name="ce12" office:value-type="float" office:value="1">
            <text:p>1</text:p>
          </table:table-cell>
          <table:table-cell table:style-name="ce47" table:formula="of:=[.B17] &amp; &quot; &quot; &amp;[.C17]" office:value-type="string" office:string-value="Delle Fratte Paola">
            <text:p>Delle Fratte Paola</text:p>
          </table:table-cell>
          <table:table-cell table:style-name="ce12" office:value-type="string">
            <text:p>p.dellefratte@raicinema.it</text:p>
          </table:table-cell>
          <table:table-cell table:style-name="ce12" office:value-type="string">
            <text:p>ORG Lazio</text:p>
          </table:table-cell>
          <table:table-cell table:formula="of:=ISNA(VLOOKUP([.F17];['Giornalisti - 23'.D$1:.D$60];1;0))" office:value-type="boolean" office:boolean-value="true">
            <text:p>TRUE</text:p>
          </table:table-cell>
          <table:table-cell table:formula="of:=IF([.H17];1;0)" office:value-type="float" office:value="1">
            <text:p>1</text:p>
          </table:table-cell>
          <table:table-cell table:formula="of:=IF(ISNA(VLOOKUP([.F17];[.P$1:.P$130];1;0));0;1)" office:value-type="float" office:value="0">
            <text:p>0</text:p>
          </table:table-cell>
          <table:table-cell table:style-name="ce12" office:value-type="float" office:value="32">
            <text:p>32</text:p>
          </table:table-cell>
          <table:table-cell table:style-name="ce12" office:value-type="string">
            <text:p>De Cesare</text:p>
          </table:table-cell>
          <table:table-cell table:style-name="ce12" office:value-type="string">
            <text:p>Federico</text:p>
          </table:table-cell>
          <table:table-cell table:style-name="ce12" office:value-type="float" office:value="10">
            <text:p>10</text:p>
          </table:table-cell>
          <table:table-cell table:style-name="ce47" table:formula="of:=[.L17] &amp; &quot; &quot; &amp;[.M17]" office:value-type="string" office:string-value="De Cesare Federico">
            <text:p>De Cesare Federico</text:p>
          </table:table-cell>
          <table:table-cell table:style-name="ce12" office:value-type="string">
            <text:p>federicodecesare@hotmail.com</text:p>
          </table:table-cell>
          <table:table-cell table:style-name="ce12" office:value-type="string">
            <text:p>ORG Lazio</text:p>
          </table:table-cell>
          <table:table-cell table:formula="of:=ISNA(VLOOKUP([.P17];['Giornalisti - 23'.J$1:.J$60];1;0))" office:value-type="boolean" office:boolean-value="true">
            <text:p>TRUE</text:p>
          </table:table-cell>
          <table:table-cell table:formula="of:=IF([.R17];1;0)" office:value-type="float" office:value="1">
            <text:p>1</text:p>
          </table:table-cell>
          <table:table-cell table:formula="of:=IF(ISNA(VLOOKUP([.P1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9">
            <text:p>39</text:p>
          </table:table-cell>
          <table:table-cell table:style-name="ce12" office:value-type="string">
            <text:p>De Ritis</text:p>
          </table:table-cell>
          <table:table-cell table:style-name="ce12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47" table:formula="of:=[.B18] &amp; &quot; &quot; &amp;[.C18]" office:value-type="string" office:string-value="De Ritis Lorenzo">
            <text:p>De Ritis Lorenzo</text:p>
          </table:table-cell>
          <table:table-cell table:style-name="ce48"/>
          <table:table-cell table:style-name="ce12" office:value-type="string">
            <text:p>ORG Calabria</text:p>
          </table:table-cell>
          <table:table-cell table:formula="of:=ISNA(VLOOKUP([.F18];['Giornalisti - 23'.D$1:.D$60];1;0))" office:value-type="boolean" office:boolean-value="true">
            <text:p>TRUE</text:p>
          </table:table-cell>
          <table:table-cell table:formula="of:=IF([.H18];1;0)" office:value-type="float" office:value="1">
            <text:p>1</text:p>
          </table:table-cell>
          <table:table-cell table:formula="of:=IF(ISNA(VLOOKUP([.F18];[.P$1:.P$130];1;0));0;1)" office:value-type="float" office:value="0">
            <text:p>0</text:p>
          </table:table-cell>
          <table:table-cell table:style-name="ce12" office:value-type="float" office:value="34">
            <text:p>34</text:p>
          </table:table-cell>
          <table:table-cell table:style-name="ce12" office:value-type="string">
            <text:p>Dal Maso</text:p>
          </table:table-cell>
          <table:table-cell table:style-name="ce12" office:value-type="string">
            <text:p>Cinzia</text:p>
          </table:table-cell>
          <table:table-cell table:style-name="ce12" office:value-type="float" office:value="10">
            <text:p>10</text:p>
          </table:table-cell>
          <table:table-cell table:style-name="ce47" table:formula="of:=[.L18] &amp; &quot; &quot; &amp;[.M18]" office:value-type="string" office:string-value="Dal Maso Cinzia">
            <text:p>Dal Maso Cinzia</text:p>
          </table:table-cell>
          <table:table-cell table:style-name="ce12" office:value-type="string">
            <text:p>cinziadalmaso@yahoo.it</text:p>
          </table:table-cell>
          <table:table-cell table:style-name="ce12" office:value-type="string">
            <text:p>ORG Lazio</text:p>
          </table:table-cell>
          <table:table-cell table:formula="of:=ISNA(VLOOKUP([.P18];['Giornalisti - 23'.J$1:.J$60];1;0))" office:value-type="boolean" office:boolean-value="true">
            <text:p>TRUE</text:p>
          </table:table-cell>
          <table:table-cell table:formula="of:=IF([.R18];1;0)" office:value-type="float" office:value="1">
            <text:p>1</text:p>
          </table:table-cell>
          <table:table-cell table:formula="of:=IF(ISNA(VLOOKUP([.P1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1">
            <text:p>41</text:p>
          </table:table-cell>
          <table:table-cell table:style-name="ce12" office:value-type="string">
            <text:p>Di Simone Di Giuseppe</text:p>
          </table:table-cell>
          <table:table-cell table:style-name="ce12" office:value-type="string">
            <text:p>Tiziana</text:p>
          </table:table-cell>
          <table:table-cell table:style-name="ce12" office:value-type="float" office:value="1">
            <text:p>1</text:p>
          </table:table-cell>
          <table:table-cell table:style-name="ce47" table:formula="of:=[.B19] &amp; &quot; &quot; &amp;[.C19]" office:value-type="string" office:string-value="Di Simone Di Giuseppe Tiziana">
            <text:p>Di Simone Di Giuseppe Tiziana</text:p>
          </table:table-cell>
          <table:table-cell table:style-name="ce12" office:value-type="string">
            <text:p>tiziana.disimonedigiuseppe@rai.it</text:p>
          </table:table-cell>
          <table:table-cell table:style-name="ce12" office:value-type="string">
            <text:p>ORG Lazio</text:p>
          </table:table-cell>
          <table:table-cell table:formula="of:=ISNA(VLOOKUP([.F19];['Giornalisti - 23'.D$1:.D$60];1;0))" office:value-type="boolean" office:boolean-value="true">
            <text:p>TRUE</text:p>
          </table:table-cell>
          <table:table-cell table:formula="of:=IF([.H19];1;0)" office:value-type="float" office:value="1">
            <text:p>1</text:p>
          </table:table-cell>
          <table:table-cell table:formula="of:=IF(ISNA(VLOOKUP([.F19];[.P$1:.P$130];1;0));0;1)" office:value-type="float" office:value="0">
            <text:p>0</text:p>
          </table:table-cell>
          <table:table-cell table:style-name="ce12" office:value-type="float" office:value="35">
            <text:p>35</text:p>
          </table:table-cell>
          <table:table-cell table:style-name="ce12" office:value-type="string">
            <text:p>De Angelis</text:p>
          </table:table-cell>
          <table:table-cell table:style-name="ce12" office:value-type="string">
            <text:p>Giuseppina</text:p>
          </table:table-cell>
          <table:table-cell table:style-name="ce12" office:value-type="float" office:value="10">
            <text:p>10</text:p>
          </table:table-cell>
          <table:table-cell table:style-name="ce47" table:formula="of:=[.L19] &amp; &quot; &quot; &amp;[.M19]" office:value-type="string" office:string-value="De Angelis Giuseppina">
            <text:p>De Angelis Giuseppina</text:p>
          </table:table-cell>
          <table:table-cell table:style-name="ce12" office:value-type="string">
            <text:p>giusi.deangelis@gmail.com</text:p>
          </table:table-cell>
          <table:table-cell table:style-name="ce12" office:value-type="string">
            <text:p>ORG Lazio</text:p>
          </table:table-cell>
          <table:table-cell table:formula="of:=ISNA(VLOOKUP([.P19];['Giornalisti - 23'.J$1:.J$60];1;0))" office:value-type="boolean" office:boolean-value="true">
            <text:p>TRUE</text:p>
          </table:table-cell>
          <table:table-cell table:formula="of:=IF([.R19];1;0)" office:value-type="float" office:value="1">
            <text:p>1</text:p>
          </table:table-cell>
          <table:table-cell table:formula="of:=IF(ISNA(VLOOKUP([.P1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5">
            <text:p>45</text:p>
          </table:table-cell>
          <table:table-cell table:style-name="ce12" office:value-type="string">
            <text:p>Fiore</text:p>
          </table:table-cell>
          <table:table-cell table:style-name="ce12" office:value-type="string">
            <text:p>Angelica</text:p>
          </table:table-cell>
          <table:table-cell table:style-name="ce12" office:value-type="float" office:value="1">
            <text:p>1</text:p>
          </table:table-cell>
          <table:table-cell table:style-name="ce47" table:formula="of:=[.B20] &amp; &quot; &quot; &amp;[.C20]" office:value-type="string" office:string-value="Fiore Angelica">
            <text:p>Fiore Angelica</text:p>
          </table:table-cell>
          <table:table-cell table:style-name="ce12" office:value-type="string">
            <text:p>angelica.fiore@libero.it</text:p>
          </table:table-cell>
          <table:table-cell table:style-name="ce12" office:value-type="string">
            <text:p>ORG Lazio</text:p>
          </table:table-cell>
          <table:table-cell table:formula="of:=ISNA(VLOOKUP([.F20];['Giornalisti - 23'.D$1:.D$60];1;0))" office:value-type="boolean" office:boolean-value="true">
            <text:p>TRUE</text:p>
          </table:table-cell>
          <table:table-cell table:formula="of:=IF([.H20];1;0)" office:value-type="float" office:value="1">
            <text:p>1</text:p>
          </table:table-cell>
          <table:table-cell table:formula="of:=IF(ISNA(VLOOKUP([.F20];[.P$1:.P$130];1;0));0;1)" office:value-type="float" office:value="0">
            <text:p>0</text:p>
          </table:table-cell>
          <table:table-cell table:style-name="ce12" office:value-type="float" office:value="36">
            <text:p>36</text:p>
          </table:table-cell>
          <table:table-cell table:style-name="ce12" office:value-type="string">
            <text:p>Di Vizia</text:p>
          </table:table-cell>
          <table:table-cell table:style-name="ce12" office:value-type="string">
            <text:p>Antonietta</text:p>
          </table:table-cell>
          <table:table-cell table:style-name="ce12" office:value-type="float" office:value="10">
            <text:p>10</text:p>
          </table:table-cell>
          <table:table-cell table:style-name="ce47" table:formula="of:=[.L20] &amp; &quot; &quot; &amp;[.M20]" office:value-type="string" office:string-value="Di Vizia Antonietta">
            <text:p>Di Vizia Antonietta</text:p>
          </table:table-cell>
          <table:table-cell table:style-name="ce12" office:value-type="string">
            <text:p>antoniettadivizia@gmail.com</text:p>
          </table:table-cell>
          <table:table-cell table:style-name="ce12" office:value-type="string">
            <text:p>ORG Lazio</text:p>
          </table:table-cell>
          <table:table-cell table:formula="of:=ISNA(VLOOKUP([.P20];['Giornalisti - 23'.J$1:.J$60];1;0))" office:value-type="boolean" office:boolean-value="true">
            <text:p>TRUE</text:p>
          </table:table-cell>
          <table:table-cell table:formula="of:=IF([.R20];1;0)" office:value-type="float" office:value="1">
            <text:p>1</text:p>
          </table:table-cell>
          <table:table-cell table:formula="of:=IF(ISNA(VLOOKUP([.P2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6">
            <text:p>46</text:p>
          </table:table-cell>
          <table:table-cell table:style-name="ce12" office:value-type="string">
            <text:p>Esposito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style-name="ce47" table:formula="of:=[.B21] &amp; &quot; &quot; &amp;[.C21]" office:value-type="string" office:string-value="Esposito Daniela">
            <text:p>Esposito Daniela</text:p>
          </table:table-cell>
          <table:table-cell table:style-name="ce12" office:value-type="string">
            <text:p>strategie.de@gmail.com</text:p>
          </table:table-cell>
          <table:table-cell table:style-name="ce12" office:value-type="string">
            <text:p>ORG Lazio</text:p>
          </table:table-cell>
          <table:table-cell table:formula="of:=ISNA(VLOOKUP([.F21];['Giornalisti - 23'.D$1:.D$60];1;0))" office:value-type="boolean" office:boolean-value="true">
            <text:p>TRUE</text:p>
          </table:table-cell>
          <table:table-cell table:formula="of:=IF([.H21];1;0)" office:value-type="float" office:value="1">
            <text:p>1</text:p>
          </table:table-cell>
          <table:table-cell table:formula="of:=IF(ISNA(VLOOKUP([.F21];[.P$1:.P$130];1;0));0;1)" office:value-type="float" office:value="1">
            <text:p>1</text:p>
          </table:table-cell>
          <table:table-cell table:style-name="ce12" office:value-type="float" office:value="39">
            <text:p>39</text:p>
          </table:table-cell>
          <table:table-cell table:style-name="ce12" office:value-type="string">
            <text:p>Di Mario</text:p>
          </table:table-cell>
          <table:table-cell table:style-name="ce12" office:value-type="string">
            <text:p>Maria Grazia</text:p>
          </table:table-cell>
          <table:table-cell table:style-name="ce12" office:value-type="float" office:value="10">
            <text:p>10</text:p>
          </table:table-cell>
          <table:table-cell table:style-name="ce47" table:formula="of:=[.L21] &amp; &quot; &quot; &amp;[.M21]" office:value-type="string" office:string-value="Di Mario Maria Grazia">
            <text:p>Di Mario Maria Grazia</text:p>
          </table:table-cell>
          <table:table-cell table:style-name="ce12" office:value-type="string">
            <text:p>maria_grazia.di_mario@cert.odg.roma.it</text:p>
          </table:table-cell>
          <table:table-cell table:style-name="ce12" office:value-type="string">
            <text:p>ORG Lazio</text:p>
          </table:table-cell>
          <table:table-cell table:formula="of:=ISNA(VLOOKUP([.P21];['Giornalisti - 23'.J$1:.J$60];1;0))" office:value-type="boolean" office:boolean-value="true">
            <text:p>TRUE</text:p>
          </table:table-cell>
          <table:table-cell table:formula="of:=IF([.R21];1;0)" office:value-type="float" office:value="1">
            <text:p>1</text:p>
          </table:table-cell>
          <table:table-cell table:formula="of:=IF(ISNA(VLOOKUP([.P2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8">
            <text:p>48</text:p>
          </table:table-cell>
          <table:table-cell table:style-name="ce12" office:value-type="string">
            <text:p>Giurato</text:p>
          </table:table-cell>
          <table:table-cell table:style-name="ce12" office:value-type="string">
            <text:p>Rocco</text:p>
          </table:table-cell>
          <table:table-cell table:style-name="ce12" office:value-type="float" office:value="1">
            <text:p>1</text:p>
          </table:table-cell>
          <table:table-cell table:style-name="ce47" table:formula="of:=[.B22] &amp; &quot; &quot; &amp;[.C22]" office:value-type="string" office:string-value="Giurato Rocco">
            <text:p>Giurato Rocco</text:p>
          </table:table-cell>
          <table:table-cell table:style-name="ce12" office:value-type="string">
            <text:p>gerardgiure@hotmail.com</text:p>
          </table:table-cell>
          <table:table-cell table:style-name="ce12" office:value-type="string">
            <text:p>ORG Basilicata</text:p>
          </table:table-cell>
          <table:table-cell table:formula="of:=ISNA(VLOOKUP([.F22];['Giornalisti - 23'.D$1:.D$60];1;0))" office:value-type="boolean" office:boolean-value="true">
            <text:p>TRUE</text:p>
          </table:table-cell>
          <table:table-cell table:formula="of:=IF([.H22];1;0)" office:value-type="float" office:value="1">
            <text:p>1</text:p>
          </table:table-cell>
          <table:table-cell table:formula="of:=IF(ISNA(VLOOKUP([.F22];[.P$1:.P$130];1;0));0;1)" office:value-type="float" office:value="1">
            <text:p>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Esposito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0">
            <text:p>10</text:p>
          </table:table-cell>
          <table:table-cell table:style-name="ce47" table:formula="of:=[.L22] &amp; &quot; &quot; &amp;[.M22]" office:value-type="string" office:string-value="Esposito Daniela">
            <text:p>Esposito Daniela</text:p>
          </table:table-cell>
          <table:table-cell table:style-name="ce12" office:value-type="string">
            <text:p>strategie.de@gmail.com</text:p>
          </table:table-cell>
          <table:table-cell table:style-name="ce12" office:value-type="string">
            <text:p>ORG Lazio</text:p>
          </table:table-cell>
          <table:table-cell table:formula="of:=ISNA(VLOOKUP([.P22];['Giornalisti - 23'.J$1:.J$60];1;0))" office:value-type="boolean" office:boolean-value="true">
            <text:p>TRUE</text:p>
          </table:table-cell>
          <table:table-cell table:formula="of:=IF([.R22];1;0)" office:value-type="float" office:value="1">
            <text:p>1</text:p>
          </table:table-cell>
          <table:table-cell table:formula="of:=IF(ISNA(VLOOKUP([.P2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9">
            <text:p>49</text:p>
          </table:table-cell>
          <table:table-cell table:style-name="ce12" office:value-type="string">
            <text:p>Garibaldi</text:p>
          </table:table-cell>
          <table:table-cell table:style-name="ce12" office:value-type="string">
            <text:p>Iva</text:p>
          </table:table-cell>
          <table:table-cell table:style-name="ce12" office:value-type="float" office:value="1">
            <text:p>1</text:p>
          </table:table-cell>
          <table:table-cell table:style-name="ce47" table:formula="of:=[.B23] &amp; &quot; &quot; &amp;[.C23]" office:value-type="string" office:string-value="Garibaldi Iva">
            <text:p>Garibaldi Iva</text:p>
          </table:table-cell>
          <table:table-cell table:style-name="ce12" office:value-type="string">
            <text:p>ivagaribaldi@msn.com</text:p>
          </table:table-cell>
          <table:table-cell table:style-name="ce12" office:value-type="string">
            <text:p>ORG Campania</text:p>
          </table:table-cell>
          <table:table-cell table:formula="of:=ISNA(VLOOKUP([.F23];['Giornalisti - 23'.D$1:.D$60];1;0))" office:value-type="boolean" office:boolean-value="true">
            <text:p>TRUE</text:p>
          </table:table-cell>
          <table:table-cell table:formula="of:=IF([.H23];1;0)" office:value-type="float" office:value="1">
            <text:p>1</text:p>
          </table:table-cell>
          <table:table-cell table:formula="of:=IF(ISNA(VLOOKUP([.F23];[.P$1:.P$130];1;0));0;1)" office:value-type="float" office:value="0">
            <text:p>0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Grauso</text:p>
          </table:table-cell>
          <table:table-cell table:style-name="ce12" office:value-type="string">
            <text:p>Paola</text:p>
          </table:table-cell>
          <table:table-cell table:style-name="ce12" office:value-type="float" office:value="10">
            <text:p>10</text:p>
          </table:table-cell>
          <table:table-cell table:style-name="ce47" table:formula="of:=[.L23] &amp; &quot; &quot; &amp;[.M23]" office:value-type="string" office:string-value="Grauso Paola">
            <text:p>Grauso Paola</text:p>
          </table:table-cell>
          <table:table-cell table:style-name="ce12" office:value-type="string">
            <text:p>pagrauso@gmail.com</text:p>
          </table:table-cell>
          <table:table-cell table:style-name="ce12" office:value-type="string">
            <text:p>ORG Lazio</text:p>
          </table:table-cell>
          <table:table-cell table:formula="of:=ISNA(VLOOKUP([.P23];['Giornalisti - 23'.J$1:.J$60];1;0))" office:value-type="boolean" office:boolean-value="true">
            <text:p>TRUE</text:p>
          </table:table-cell>
          <table:table-cell table:formula="of:=IF([.R23];1;0)" office:value-type="float" office:value="1">
            <text:p>1</text:p>
          </table:table-cell>
          <table:table-cell table:formula="of:=IF(ISNA(VLOOKUP([.P2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2" office:value-type="string">
            <text:p>Nano</text:p>
          </table:table-cell>
          <table:table-cell table:style-name="ce12" office:value-type="string">
            <text:p>Gloria Rita</text:p>
          </table:table-cell>
          <table:table-cell table:style-name="ce12" office:value-type="float" office:value="1">
            <text:p>1</text:p>
          </table:table-cell>
          <table:table-cell table:style-name="ce47" table:formula="of:=[.B24] &amp; &quot; &quot; &amp;[.C24]" office:value-type="string" office:string-value="Nano Gloria Rita">
            <text:p>Nano Gloria Rita</text:p>
          </table:table-cell>
          <table:table-cell table:style-name="ce12" office:value-type="string">
            <text:p>glorianano@gmail.com</text:p>
          </table:table-cell>
          <table:table-cell table:style-name="ce12" office:value-type="string">
            <text:p>ORG Lazio</text:p>
          </table:table-cell>
          <table:table-cell table:formula="of:=ISNA(VLOOKUP([.F24];['Giornalisti - 23'.D$1:.D$60];1;0))" office:value-type="boolean" office:boolean-value="true">
            <text:p>TRUE</text:p>
          </table:table-cell>
          <table:table-cell table:formula="of:=IF([.H24];1;0)" office:value-type="float" office:value="1">
            <text:p>1</text:p>
          </table:table-cell>
          <table:table-cell table:formula="of:=IF(ISNA(VLOOKUP([.F24];[.P$1:.P$130];1;0));0;1)" office:value-type="float" office:value="0">
            <text:p>0</text:p>
          </table:table-cell>
          <table:table-cell table:style-name="ce12" office:value-type="float" office:value="46">
            <text:p>46</text:p>
          </table:table-cell>
          <table:table-cell table:style-name="ce12" office:value-type="string">
            <text:p>Garulli</text:p>
          </table:table-cell>
          <table:table-cell table:style-name="ce12" office:value-type="string">
            <text:p>Emanuela</text:p>
          </table:table-cell>
          <table:table-cell table:style-name="ce12" office:value-type="float" office:value="10">
            <text:p>10</text:p>
          </table:table-cell>
          <table:table-cell table:style-name="ce47" table:formula="of:=[.L24] &amp; &quot; &quot; &amp;[.M24]" office:value-type="string" office:string-value="Garulli Emanuela">
            <text:p>Garulli Emanuela</text:p>
          </table:table-cell>
          <table:table-cell table:style-name="ce12" office:value-type="string">
            <text:p>emanuela.garulli@gmail.com</text:p>
          </table:table-cell>
          <table:table-cell table:style-name="ce12" office:value-type="string">
            <text:p>ORG Lazio</text:p>
          </table:table-cell>
          <table:table-cell table:formula="of:=ISNA(VLOOKUP([.P24];['Giornalisti - 23'.J$1:.J$60];1;0))" office:value-type="boolean" office:boolean-value="true">
            <text:p>TRUE</text:p>
          </table:table-cell>
          <table:table-cell table:formula="of:=IF([.R24];1;0)" office:value-type="float" office:value="1">
            <text:p>1</text:p>
          </table:table-cell>
          <table:table-cell table:formula="of:=IF(ISNA(VLOOKUP([.P2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2">
            <text:p>62</text:p>
          </table:table-cell>
          <table:table-cell table:style-name="ce12" office:value-type="string">
            <text:p>Mosello</text:p>
          </table:table-cell>
          <table:table-cell table:style-name="ce12" office:value-type="string">
            <text:p>Maria Luisa</text:p>
          </table:table-cell>
          <table:table-cell table:style-name="ce12" office:value-type="float" office:value="1">
            <text:p>1</text:p>
          </table:table-cell>
          <table:table-cell table:style-name="ce47" table:formula="of:=[.B25] &amp; &quot; &quot; &amp;[.C25]" office:value-type="string" office:string-value="Mosello Maria Luisa">
            <text:p>Mosello Maria Luisa</text:p>
          </table:table-cell>
          <table:table-cell table:style-name="ce12" office:value-type="string">
            <text:p>luisamosello@yahoo.it</text:p>
          </table:table-cell>
          <table:table-cell table:style-name="ce12" office:value-type="string">
            <text:p>ORG Lazio</text:p>
          </table:table-cell>
          <table:table-cell table:formula="of:=ISNA(VLOOKUP([.F25];['Giornalisti - 23'.D$1:.D$60];1;0))" office:value-type="boolean" office:boolean-value="true">
            <text:p>TRUE</text:p>
          </table:table-cell>
          <table:table-cell table:formula="of:=IF([.H25];1;0)" office:value-type="float" office:value="1">
            <text:p>1</text:p>
          </table:table-cell>
          <table:table-cell table:formula="of:=IF(ISNA(VLOOKUP([.F25];[.P$1:.P$130];1;0));0;1)" office:value-type="float" office:value="1">
            <text:p>1</text:p>
          </table:table-cell>
          <table:table-cell table:style-name="ce12" office:value-type="float" office:value="47">
            <text:p>47</text:p>
          </table:table-cell>
          <table:table-cell table:style-name="ce12" office:value-type="string">
            <text:p>Giurato</text:p>
          </table:table-cell>
          <table:table-cell table:style-name="ce12" office:value-type="string">
            <text:p>Rocco</text:p>
          </table:table-cell>
          <table:table-cell table:style-name="ce12" office:value-type="float" office:value="10">
            <text:p>10</text:p>
          </table:table-cell>
          <table:table-cell table:style-name="ce47" table:formula="of:=[.L25] &amp; &quot; &quot; &amp;[.M25]" office:value-type="string" office:string-value="Giurato Rocco">
            <text:p>Giurato Rocco</text:p>
          </table:table-cell>
          <table:table-cell table:style-name="ce12" office:value-type="string">
            <text:p>gerardgiure@hotmail.com</text:p>
          </table:table-cell>
          <table:table-cell table:style-name="ce12" office:value-type="string">
            <text:p>ORG Basilicata</text:p>
          </table:table-cell>
          <table:table-cell table:formula="of:=ISNA(VLOOKUP([.P25];['Giornalisti - 23'.J$1:.J$60];1;0))" office:value-type="boolean" office:boolean-value="true">
            <text:p>TRUE</text:p>
          </table:table-cell>
          <table:table-cell table:formula="of:=IF([.R25];1;0)" office:value-type="float" office:value="1">
            <text:p>1</text:p>
          </table:table-cell>
          <table:table-cell table:formula="of:=IF(ISNA(VLOOKUP([.P2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5">
            <text:p>65</text:p>
          </table:table-cell>
          <table:table-cell table:style-name="ce12" office:value-type="string">
            <text:p>Pecchioli</text:p>
          </table:table-cell>
          <table:table-cell table:style-name="ce12" office:value-type="string">
            <text:p>Maria Grazia</text:p>
          </table:table-cell>
          <table:table-cell table:style-name="ce12" office:value-type="float" office:value="1">
            <text:p>1</text:p>
          </table:table-cell>
          <table:table-cell table:style-name="ce47" table:formula="of:=[.B26] &amp; &quot; &quot; &amp;[.C26]" office:value-type="string" office:string-value="Pecchioli Maria Grazia">
            <text:p>Pecchioli Maria Grazia</text:p>
          </table:table-cell>
          <table:table-cell table:style-name="ce12" office:value-type="string">
            <text:p>graziapecchioli@gmail.com</text:p>
          </table:table-cell>
          <table:table-cell table:style-name="ce12" office:value-type="string">
            <text:p>ORG Lazio</text:p>
          </table:table-cell>
          <table:table-cell table:formula="of:=ISNA(VLOOKUP([.F26];['Giornalisti - 23'.D$1:.D$60];1;0))" office:value-type="boolean" office:boolean-value="true">
            <text:p>TRUE</text:p>
          </table:table-cell>
          <table:table-cell table:formula="of:=IF([.H26];1;0)" office:value-type="float" office:value="1">
            <text:p>1</text:p>
          </table:table-cell>
          <table:table-cell table:formula="of:=IF(ISNA(VLOOKUP([.F26];[.P$1:.P$130];1;0));0;1)" office:value-type="float" office:value="1">
            <text:p>1</text:p>
          </table:table-cell>
          <table:table-cell table:style-name="ce12" office:value-type="float" office:value="48">
            <text:p>48</text:p>
          </table:table-cell>
          <table:table-cell table:style-name="ce12" office:value-type="string">
            <text:p>Marra</text:p>
          </table:table-cell>
          <table:table-cell table:style-name="ce12" office:value-type="string">
            <text:p>Natalia</text:p>
          </table:table-cell>
          <table:table-cell table:style-name="ce12" office:value-type="float" office:value="10">
            <text:p>10</text:p>
          </table:table-cell>
          <table:table-cell table:style-name="ce47" table:formula="of:=[.L26] &amp; &quot; &quot; &amp;[.M26]" office:value-type="string" office:string-value="Marra Natalia">
            <text:p>Marra Natalia</text:p>
          </table:table-cell>
          <table:table-cell table:style-name="ce12" office:value-type="string">
            <text:p>natalia.marra@libero.it</text:p>
          </table:table-cell>
          <table:table-cell table:style-name="ce12" office:value-type="string">
            <text:p>ORG Lazio</text:p>
          </table:table-cell>
          <table:table-cell table:formula="of:=ISNA(VLOOKUP([.P26];['Giornalisti - 23'.J$1:.J$60];1;0))" office:value-type="boolean" office:boolean-value="true">
            <text:p>TRUE</text:p>
          </table:table-cell>
          <table:table-cell table:formula="of:=IF([.R26];1;0)" office:value-type="float" office:value="1">
            <text:p>1</text:p>
          </table:table-cell>
          <table:table-cell table:formula="of:=IF(ISNA(VLOOKUP([.P2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7">
            <text:p>67</text:p>
          </table:table-cell>
          <table:table-cell table:style-name="ce12" office:value-type="string">
            <text:p>Petrucci</text:p>
          </table:table-cell>
          <table:table-cell table:style-name="ce12" office:value-type="string">
            <text:p>Francesco</text:p>
          </table:table-cell>
          <table:table-cell table:style-name="ce12" office:value-type="float" office:value="1">
            <text:p>1</text:p>
          </table:table-cell>
          <table:table-cell table:style-name="ce47" table:formula="of:=[.B27] &amp; &quot; &quot; &amp;[.C27]" office:value-type="string" office:string-value="Petrucci Francesco">
            <text:p>Petrucci Francesco</text:p>
          </table:table-cell>
          <table:table-cell table:style-name="ce12" office:value-type="string">
            <text:p>petrucci.francesco@gmail.com</text:p>
          </table:table-cell>
          <table:table-cell table:style-name="ce12" office:value-type="string">
            <text:p>ORG Lazio</text:p>
          </table:table-cell>
          <table:table-cell table:formula="of:=ISNA(VLOOKUP([.F27];['Giornalisti - 23'.D$1:.D$60];1;0))" office:value-type="boolean" office:boolean-value="true">
            <text:p>TRUE</text:p>
          </table:table-cell>
          <table:table-cell table:formula="of:=IF([.H27];1;0)" office:value-type="float" office:value="1">
            <text:p>1</text:p>
          </table:table-cell>
          <table:table-cell table:formula="of:=IF(ISNA(VLOOKUP([.F27];[.P$1:.P$130];1;0));0;1)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Lombardi</text:p>
          </table:table-cell>
          <table:table-cell table:style-name="ce12" office:value-type="string">
            <text:p>Alessandra</text:p>
          </table:table-cell>
          <table:table-cell table:style-name="ce12" office:value-type="float" office:value="10">
            <text:p>10</text:p>
          </table:table-cell>
          <table:table-cell table:style-name="ce47" table:formula="of:=[.L27] &amp; &quot; &quot; &amp;[.M27]" office:value-type="string" office:string-value="Lombardi Alessandra">
            <text:p>Lombardi Alessandra</text:p>
          </table:table-cell>
          <table:table-cell table:style-name="ce12" office:value-type="string">
            <text:p>alessandralomb@gmail.com</text:p>
          </table:table-cell>
          <table:table-cell table:style-name="ce12" office:value-type="string">
            <text:p>ORG Lazio</text:p>
          </table:table-cell>
          <table:table-cell table:formula="of:=ISNA(VLOOKUP([.P27];['Giornalisti - 23'.J$1:.J$60];1;0))" office:value-type="boolean" office:boolean-value="true">
            <text:p>TRUE</text:p>
          </table:table-cell>
          <table:table-cell table:formula="of:=IF([.R27];1;0)" office:value-type="float" office:value="1">
            <text:p>1</text:p>
          </table:table-cell>
          <table:table-cell table:formula="of:=IF(ISNA(VLOOKUP([.P2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8">
            <text:p>68</text:p>
          </table:table-cell>
          <table:table-cell table:style-name="ce12" office:value-type="string">
            <text:p>Nante</text:p>
          </table:table-cell>
          <table:table-cell table:style-name="ce12" office:value-type="string">
            <text:p>Eugenia</text:p>
          </table:table-cell>
          <table:table-cell table:style-name="ce12" office:value-type="float" office:value="1">
            <text:p>1</text:p>
          </table:table-cell>
          <table:table-cell table:style-name="ce47" table:formula="of:=[.B28] &amp; &quot; &quot; &amp;[.C28]" office:value-type="string" office:string-value="Nante Eugenia">
            <text:p>Nante Eugenia</text:p>
          </table:table-cell>
          <table:table-cell table:style-name="ce12" office:value-type="string">
            <text:p>eugenianante@yahoo.it</text:p>
          </table:table-cell>
          <table:table-cell table:style-name="ce12" office:value-type="string">
            <text:p>ORG Lazio</text:p>
          </table:table-cell>
          <table:table-cell table:formula="of:=ISNA(VLOOKUP([.F28];['Giornalisti - 23'.D$1:.D$60];1;0))" office:value-type="boolean" office:boolean-value="true">
            <text:p>TRUE</text:p>
          </table:table-cell>
          <table:table-cell table:formula="of:=IF([.H28];1;0)" office:value-type="float" office:value="1">
            <text:p>1</text:p>
          </table:table-cell>
          <table:table-cell table:formula="of:=IF(ISNA(VLOOKUP([.F28];[.P$1:.P$130];1;0));0;1)" office:value-type="float" office:value="0">
            <text:p>0</text:p>
          </table:table-cell>
          <table:table-cell table:style-name="ce12" office:value-type="float" office:value="52">
            <text:p>52</text:p>
          </table:table-cell>
          <table:table-cell table:style-name="ce12" office:value-type="string">
            <text:p>Mei</text:p>
          </table:table-cell>
          <table:table-cell table:style-name="ce12" office:value-type="string">
            <text:p>Alessandro</text:p>
          </table:table-cell>
          <table:table-cell table:style-name="ce12" office:value-type="float" office:value="10">
            <text:p>10</text:p>
          </table:table-cell>
          <table:table-cell table:style-name="ce47" table:formula="of:=[.L28] &amp; &quot; &quot; &amp;[.M28]" office:value-type="string" office:string-value="Mei Alessandro">
            <text:p>Mei Alessandro</text:p>
          </table:table-cell>
          <table:table-cell table:style-name="ce12" office:value-type="string">
            <text:p>alessandro.mei@pec.it</text:p>
          </table:table-cell>
          <table:table-cell table:style-name="ce12" office:value-type="string">
            <text:p>ORG Lazio</text:p>
          </table:table-cell>
          <table:table-cell table:formula="of:=ISNA(VLOOKUP([.P28];['Giornalisti - 23'.J$1:.J$60];1;0))" office:value-type="boolean" office:boolean-value="true">
            <text:p>TRUE</text:p>
          </table:table-cell>
          <table:table-cell table:formula="of:=IF([.R28];1;0)" office:value-type="float" office:value="1">
            <text:p>1</text:p>
          </table:table-cell>
          <table:table-cell table:formula="of:=IF(ISNA(VLOOKUP([.P2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69">
            <text:p>69</text:p>
          </table:table-cell>
          <table:table-cell table:style-name="ce12" office:value-type="string">
            <text:p>Nazzaro</text:p>
          </table:table-cell>
          <table:table-cell table:style-name="ce12" office:value-type="string">
            <text:p>Sergio</text:p>
          </table:table-cell>
          <table:table-cell table:style-name="ce12" office:value-type="float" office:value="1">
            <text:p>1</text:p>
          </table:table-cell>
          <table:table-cell table:style-name="ce47" table:formula="of:=[.B29] &amp; &quot; &quot; &amp;[.C29]" office:value-type="string" office:string-value="Nazzaro Sergio">
            <text:p>Nazzaro Sergio</text:p>
          </table:table-cell>
          <table:table-cell table:style-name="ce12" office:value-type="string">
            <text:p>sergio.nazzaro@gmail.com</text:p>
          </table:table-cell>
          <table:table-cell table:style-name="ce12" office:value-type="string">
            <text:p>ORG Campania</text:p>
          </table:table-cell>
          <table:table-cell table:formula="of:=ISNA(VLOOKUP([.F29];['Giornalisti - 23'.D$1:.D$60];1;0))" office:value-type="boolean" office:boolean-value="true">
            <text:p>TRUE</text:p>
          </table:table-cell>
          <table:table-cell table:formula="of:=IF([.H29];1;0)" office:value-type="float" office:value="1">
            <text:p>1</text:p>
          </table:table-cell>
          <table:table-cell table:formula="of:=IF(ISNA(VLOOKUP([.F29];[.P$1:.P$130];1;0));0;1)" office:value-type="float" office:value="1">
            <text:p>1</text:p>
          </table:table-cell>
          <table:table-cell table:style-name="ce12" office:value-type="float" office:value="53">
            <text:p>53</text:p>
          </table:table-cell>
          <table:table-cell table:style-name="ce12" office:value-type="string">
            <text:p>Mazzacane</text:p>
          </table:table-cell>
          <table:table-cell table:style-name="ce12" office:value-type="string">
            <text:p>Roberta</text:p>
          </table:table-cell>
          <table:table-cell table:style-name="ce12" office:value-type="float" office:value="10">
            <text:p>10</text:p>
          </table:table-cell>
          <table:table-cell table:style-name="ce47" table:formula="of:=[.L29] &amp; &quot; &quot; &amp;[.M29]" office:value-type="string" office:string-value="Mazzacane Roberta">
            <text:p>Mazzacane Roberta</text:p>
          </table:table-cell>
          <table:table-cell table:style-name="ce12" office:value-type="string">
            <text:p>roberta.mazzacane@tin.it</text:p>
          </table:table-cell>
          <table:table-cell table:style-name="ce12" office:value-type="string">
            <text:p>ORG Campania</text:p>
          </table:table-cell>
          <table:table-cell table:formula="of:=ISNA(VLOOKUP([.P29];['Giornalisti - 23'.J$1:.J$60];1;0))" office:value-type="boolean" office:boolean-value="true">
            <text:p>TRUE</text:p>
          </table:table-cell>
          <table:table-cell table:formula="of:=IF([.R29];1;0)" office:value-type="float" office:value="1">
            <text:p>1</text:p>
          </table:table-cell>
          <table:table-cell table:formula="of:=IF(ISNA(VLOOKUP([.P2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73">
            <text:p>73</text:p>
          </table:table-cell>
          <table:table-cell table:style-name="ce12" office:value-type="string">
            <text:p>Radice</text:p>
          </table:table-cell>
          <table:table-cell table:style-name="ce12" office:value-type="string">
            <text:p>Paolo</text:p>
          </table:table-cell>
          <table:table-cell table:style-name="ce12" office:value-type="float" office:value="1">
            <text:p>1</text:p>
          </table:table-cell>
          <table:table-cell table:style-name="ce47" table:formula="of:=[.B30] &amp; &quot; &quot; &amp;[.C30]" office:value-type="string" office:string-value="Radice Paolo">
            <text:p>Radice Paolo</text:p>
          </table:table-cell>
          <table:table-cell table:style-name="ce12" office:value-type="string">
            <text:p>paoloradix@gmail.com</text:p>
          </table:table-cell>
          <table:table-cell table:style-name="ce12" office:value-type="string">
            <text:p>ORG Lazio</text:p>
          </table:table-cell>
          <table:table-cell table:formula="of:=ISNA(VLOOKUP([.F30];['Giornalisti - 23'.D$1:.D$60];1;0))" office:value-type="boolean" office:boolean-value="true">
            <text:p>TRUE</text:p>
          </table:table-cell>
          <table:table-cell table:formula="of:=IF([.H30];1;0)" office:value-type="float" office:value="1">
            <text:p>1</text:p>
          </table:table-cell>
          <table:table-cell table:formula="of:=IF(ISNA(VLOOKUP([.F30];[.P$1:.P$130];1;0));0;1)" office:value-type="float" office:value="0">
            <text:p>0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Massetti</text:p>
          </table:table-cell>
          <table:table-cell table:style-name="ce12" office:value-type="string">
            <text:p>Simone</text:p>
          </table:table-cell>
          <table:table-cell table:style-name="ce12" office:value-type="float" office:value="10">
            <text:p>10</text:p>
          </table:table-cell>
          <table:table-cell table:style-name="ce47" table:formula="of:=[.L30] &amp; &quot; &quot; &amp;[.M30]" office:value-type="string" office:string-value="Massetti Simone">
            <text:p>Massetti Simone</text:p>
          </table:table-cell>
          <table:table-cell table:style-name="ce12" office:value-type="string">
            <text:p>simone.massetti@libero.it</text:p>
          </table:table-cell>
          <table:table-cell table:style-name="ce12" office:value-type="string">
            <text:p>ORG Lazio</text:p>
          </table:table-cell>
          <table:table-cell table:formula="of:=ISNA(VLOOKUP([.P30];['Giornalisti - 23'.J$1:.J$60];1;0))" office:value-type="boolean" office:boolean-value="true">
            <text:p>TRUE</text:p>
          </table:table-cell>
          <table:table-cell table:formula="of:=IF([.R30];1;0)" office:value-type="float" office:value="1">
            <text:p>1</text:p>
          </table:table-cell>
          <table:table-cell table:formula="of:=IF(ISNA(VLOOKUP([.P3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74">
            <text:p>74</text:p>
          </table:table-cell>
          <table:table-cell table:style-name="ce12" office:value-type="string">
            <text:p>Recupero</text:p>
          </table:table-cell>
          <table:table-cell table:style-name="ce12" office:value-type="string">
            <text:p>Mario Giuseppe</text:p>
          </table:table-cell>
          <table:table-cell table:style-name="ce12" office:value-type="float" office:value="1">
            <text:p>1</text:p>
          </table:table-cell>
          <table:table-cell table:style-name="ce47" table:formula="of:=[.B31] &amp; &quot; &quot; &amp;[.C31]" office:value-type="string" office:string-value="Recupero Mario Giuseppe">
            <text:p>Recupero Mario Giuseppe</text:p>
          </table:table-cell>
          <table:table-cell table:style-name="ce12" office:value-type="string">
            <text:p>mario_recupero@hotmail.com</text:p>
          </table:table-cell>
          <table:table-cell table:style-name="ce12" office:value-type="string">
            <text:p>ORG Lazio</text:p>
          </table:table-cell>
          <table:table-cell table:formula="of:=ISNA(VLOOKUP([.F31];['Giornalisti - 23'.D$1:.D$60];1;0))" office:value-type="boolean" office:boolean-value="true">
            <text:p>TRUE</text:p>
          </table:table-cell>
          <table:table-cell table:formula="of:=IF([.H31];1;0)" office:value-type="float" office:value="1">
            <text:p>1</text:p>
          </table:table-cell>
          <table:table-cell table:formula="of:=IF(ISNA(VLOOKUP([.F31];[.P$1:.P$130];1;0));0;1)" office:value-type="float" office:value="1">
            <text:p>1</text:p>
          </table:table-cell>
          <table:table-cell table:style-name="ce12" office:value-type="float" office:value="56">
            <text:p>56</text:p>
          </table:table-cell>
          <table:table-cell table:style-name="ce12" office:value-type="string">
            <text:p>Mosello</text:p>
          </table:table-cell>
          <table:table-cell table:style-name="ce12" office:value-type="string">
            <text:p>Maria Luisa</text:p>
          </table:table-cell>
          <table:table-cell table:style-name="ce12" office:value-type="float" office:value="10">
            <text:p>10</text:p>
          </table:table-cell>
          <table:table-cell table:style-name="ce47" table:formula="of:=[.L31] &amp; &quot; &quot; &amp;[.M31]" office:value-type="string" office:string-value="Mosello Maria Luisa">
            <text:p>Mosello Maria Luisa</text:p>
          </table:table-cell>
          <table:table-cell table:style-name="ce12" office:value-type="string">
            <text:p>luisamosello@yahoo.it</text:p>
          </table:table-cell>
          <table:table-cell table:style-name="ce12" office:value-type="string">
            <text:p>ORG Lazio</text:p>
          </table:table-cell>
          <table:table-cell table:formula="of:=ISNA(VLOOKUP([.P31];['Giornalisti - 23'.J$1:.J$60];1;0))" office:value-type="boolean" office:boolean-value="true">
            <text:p>TRUE</text:p>
          </table:table-cell>
          <table:table-cell table:formula="of:=IF([.R31];1;0)" office:value-type="float" office:value="1">
            <text:p>1</text:p>
          </table:table-cell>
          <table:table-cell table:formula="of:=IF(ISNA(VLOOKUP([.P3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75">
            <text:p>75</text:p>
          </table:table-cell>
          <table:table-cell table:style-name="ce12" office:value-type="string">
            <text:p>Ribustini</text:p>
          </table:table-cell>
          <table:table-cell table:style-name="ce12" office:value-type="string">
            <text:p>Luca</text:p>
          </table:table-cell>
          <table:table-cell table:style-name="ce12" office:value-type="float" office:value="1">
            <text:p>1</text:p>
          </table:table-cell>
          <table:table-cell table:style-name="ce47" table:formula="of:=[.B32] &amp; &quot; &quot; &amp;[.C32]" office:value-type="string" office:string-value="Ribustini Luca">
            <text:p>Ribustini Luca</text:p>
          </table:table-cell>
          <table:table-cell table:style-name="ce12" office:value-type="string">
            <text:p>ribustini@4arts.it</text:p>
          </table:table-cell>
          <table:table-cell table:style-name="ce12" office:value-type="string">
            <text:p>ORG Lazio</text:p>
          </table:table-cell>
          <table:table-cell table:formula="of:=ISNA(VLOOKUP([.F32];['Giornalisti - 23'.D$1:.D$60];1;0))" office:value-type="boolean" office:boolean-value="true">
            <text:p>TRUE</text:p>
          </table:table-cell>
          <table:table-cell table:formula="of:=IF([.H32];1;0)" office:value-type="float" office:value="1">
            <text:p>1</text:p>
          </table:table-cell>
          <table:table-cell table:formula="of:=IF(ISNA(VLOOKUP([.F32];[.P$1:.P$130];1;0));0;1)" office:value-type="float" office:value="1">
            <text:p>1</text:p>
          </table:table-cell>
          <table:table-cell table:style-name="ce12" office:value-type="float" office:value="57">
            <text:p>57</text:p>
          </table:table-cell>
          <table:table-cell table:style-name="ce12" office:value-type="string">
            <text:p>Morigi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0">
            <text:p>10</text:p>
          </table:table-cell>
          <table:table-cell table:style-name="ce47" table:formula="of:=[.L32] &amp; &quot; &quot; &amp;[.M32]" office:value-type="string" office:string-value="Morigi Daniela">
            <text:p>Morigi Daniela</text:p>
          </table:table-cell>
          <table:table-cell table:style-name="ce12" office:value-type="string">
            <text:p>danielamorigi@yahoo.it</text:p>
          </table:table-cell>
          <table:table-cell table:style-name="ce12" office:value-type="string">
            <text:p>ORG Emilia Romagna</text:p>
          </table:table-cell>
          <table:table-cell table:formula="of:=ISNA(VLOOKUP([.P32];['Giornalisti - 23'.J$1:.J$60];1;0))" office:value-type="boolean" office:boolean-value="true">
            <text:p>TRUE</text:p>
          </table:table-cell>
          <table:table-cell table:formula="of:=IF([.R32];1;0)" office:value-type="float" office:value="1">
            <text:p>1</text:p>
          </table:table-cell>
          <table:table-cell table:formula="of:=IF(ISNA(VLOOKUP([.P32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78">
            <text:p>78</text:p>
          </table:table-cell>
          <table:table-cell table:style-name="ce12" office:value-type="string">
            <text:p>Placido</text:p>
          </table:table-cell>
          <table:table-cell table:style-name="ce12" office:value-type="string">
            <text:p>Donato</text:p>
          </table:table-cell>
          <table:table-cell table:style-name="ce12" office:value-type="float" office:value="1">
            <text:p>1</text:p>
          </table:table-cell>
          <table:table-cell table:style-name="ce47" table:formula="of:=[.B33] &amp; &quot; &quot; &amp;[.C33]" office:value-type="string" office:string-value="Placido Donato">
            <text:p>Placido Donato</text:p>
          </table:table-cell>
          <table:table-cell table:style-name="ce12" office:value-type="string">
            <text:p>donato.placido@gmail.com</text:p>
          </table:table-cell>
          <table:table-cell table:style-name="ce12" office:value-type="string">
            <text:p>ORG Lazio</text:p>
          </table:table-cell>
          <table:table-cell table:formula="of:=ISNA(VLOOKUP([.F33];['Giornalisti - 23'.D$1:.D$60];1;0))" office:value-type="boolean" office:boolean-value="true">
            <text:p>TRUE</text:p>
          </table:table-cell>
          <table:table-cell table:formula="of:=IF([.H33];1;0)" office:value-type="float" office:value="1">
            <text:p>1</text:p>
          </table:table-cell>
          <table:table-cell table:formula="of:=IF(ISNA(VLOOKUP([.F33];[.P$1:.P$130];1;0));0;1)" office:value-type="float" office:value="0">
            <text:p>0</text:p>
          </table:table-cell>
          <table:table-cell table:style-name="ce12" office:value-type="float" office:value="58">
            <text:p>58</text:p>
          </table:table-cell>
          <table:table-cell table:style-name="ce12" office:value-type="string">
            <text:p>Mingiardi</text:p>
          </table:table-cell>
          <table:table-cell table:style-name="ce12" office:value-type="string">
            <text:p>Cinzia</text:p>
          </table:table-cell>
          <table:table-cell table:style-name="ce12" office:value-type="float" office:value="10">
            <text:p>10</text:p>
          </table:table-cell>
          <table:table-cell table:style-name="ce47" table:formula="of:=[.L33] &amp; &quot; &quot; &amp;[.M33]" office:value-type="string" office:string-value="Mingiardi Cinzia">
            <text:p>Mingiardi Cinzia</text:p>
          </table:table-cell>
          <table:table-cell table:style-name="ce12" office:value-type="string">
            <text:p>cinziaming_68@yahoo.it</text:p>
          </table:table-cell>
          <table:table-cell table:style-name="ce12" office:value-type="string">
            <text:p>ORG Lazio</text:p>
          </table:table-cell>
          <table:table-cell table:formula="of:=ISNA(VLOOKUP([.P33];['Giornalisti - 23'.J$1:.J$60];1;0))" office:value-type="boolean" office:boolean-value="true">
            <text:p>TRUE</text:p>
          </table:table-cell>
          <table:table-cell table:formula="of:=IF([.R33];1;0)" office:value-type="float" office:value="1">
            <text:p>1</text:p>
          </table:table-cell>
          <table:table-cell table:formula="of:=IF(ISNA(VLOOKUP([.P33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81">
            <text:p>81</text:p>
          </table:table-cell>
          <table:table-cell table:style-name="ce12" office:value-type="string">
            <text:p>Santoni</text:p>
          </table:table-cell>
          <table:table-cell table:style-name="ce12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47" table:formula="of:=[.B34] &amp; &quot; &quot; &amp;[.C34]" office:value-type="string" office:string-value="Santoni Andrea">
            <text:p>Santoni Andrea</text:p>
          </table:table-cell>
          <table:table-cell table:style-name="ce12" office:value-type="string">
            <text:p>a.santoni@corsport.it</text:p>
          </table:table-cell>
          <table:table-cell table:style-name="ce12" office:value-type="string">
            <text:p>ORG Lazio</text:p>
          </table:table-cell>
          <table:table-cell table:formula="of:=ISNA(VLOOKUP([.F34];['Giornalisti - 23'.D$1:.D$60];1;0))" office:value-type="boolean" office:boolean-value="true">
            <text:p>TRUE</text:p>
          </table:table-cell>
          <table:table-cell table:formula="of:=IF([.H34];1;0)" office:value-type="float" office:value="1">
            <text:p>1</text:p>
          </table:table-cell>
          <table:table-cell table:formula="of:=IF(ISNA(VLOOKUP([.F34];[.P$1:.P$130];1;0));0;1)" office:value-type="float" office:value="0">
            <text:p>0</text:p>
          </table:table-cell>
          <table:table-cell table:style-name="ce12" office:value-type="float" office:value="59">
            <text:p>59</text:p>
          </table:table-cell>
          <table:table-cell table:style-name="ce12" office:value-type="string">
            <text:p>Mei</text:p>
          </table:table-cell>
          <table:table-cell table:style-name="ce12" office:value-type="string">
            <text:p>Francesca</text:p>
          </table:table-cell>
          <table:table-cell table:style-name="ce12" office:value-type="float" office:value="10">
            <text:p>10</text:p>
          </table:table-cell>
          <table:table-cell table:style-name="ce47" table:formula="of:=[.L34] &amp; &quot; &quot; &amp;[.M34]" office:value-type="string" office:string-value="Mei Francesca">
            <text:p>Mei Francesca</text:p>
          </table:table-cell>
          <table:table-cell table:style-name="ce12" office:value-type="string">
            <text:p>francesca.mei@tiscali.it</text:p>
          </table:table-cell>
          <table:table-cell table:style-name="ce12" office:value-type="string">
            <text:p>ORG Lazio</text:p>
          </table:table-cell>
          <table:table-cell table:formula="of:=ISNA(VLOOKUP([.P34];['Giornalisti - 23'.J$1:.J$60];1;0))" office:value-type="boolean" office:boolean-value="true">
            <text:p>TRUE</text:p>
          </table:table-cell>
          <table:table-cell table:formula="of:=IF([.R34];1;0)" office:value-type="float" office:value="1">
            <text:p>1</text:p>
          </table:table-cell>
          <table:table-cell table:formula="of:=IF(ISNA(VLOOKUP([.P3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82">
            <text:p>82</text:p>
          </table:table-cell>
          <table:table-cell table:style-name="ce12" office:value-type="string">
            <text:p>Simonetti</text:p>
          </table:table-cell>
          <table:table-cell table:style-name="ce12" office:value-type="string">
            <text:p>Roberto</text:p>
          </table:table-cell>
          <table:table-cell table:style-name="ce12" office:value-type="float" office:value="1">
            <text:p>1</text:p>
          </table:table-cell>
          <table:table-cell table:style-name="ce47" table:formula="of:=[.B35] &amp; &quot; &quot; &amp;[.C35]" office:value-type="string" office:string-value="Simonetti Roberto">
            <text:p>Simonetti Roberto</text:p>
          </table:table-cell>
          <table:table-cell table:style-name="ce12" office:value-type="string">
            <text:p>simonetti.roberto@gmail.com</text:p>
          </table:table-cell>
          <table:table-cell table:style-name="ce12" office:value-type="string">
            <text:p>ORG Piemonte</text:p>
          </table:table-cell>
          <table:table-cell table:formula="of:=ISNA(VLOOKUP([.F35];['Giornalisti - 23'.D$1:.D$60];1;0))" office:value-type="boolean" office:boolean-value="true">
            <text:p>TRUE</text:p>
          </table:table-cell>
          <table:table-cell table:formula="of:=IF([.H35];1;0)" office:value-type="float" office:value="1">
            <text:p>1</text:p>
          </table:table-cell>
          <table:table-cell table:formula="of:=IF(ISNA(VLOOKUP([.F35];[.P$1:.P$130];1;0));0;1)" office:value-type="float" office:value="1">
            <text:p>1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Nencha</text:p>
          </table:table-cell>
          <table:table-cell table:style-name="ce12" office:value-type="string">
            <text:p>Beatrice</text:p>
          </table:table-cell>
          <table:table-cell table:style-name="ce12" office:value-type="float" office:value="10">
            <text:p>10</text:p>
          </table:table-cell>
          <table:table-cell table:style-name="ce47" table:formula="of:=[.L35] &amp; &quot; &quot; &amp;[.M35]" office:value-type="string" office:string-value="Nencha Beatrice">
            <text:p>Nencha Beatrice</text:p>
          </table:table-cell>
          <table:table-cell table:style-name="ce12" office:value-type="string">
            <text:p>nencha@libero.it</text:p>
          </table:table-cell>
          <table:table-cell table:style-name="ce12" office:value-type="string">
            <text:p>ORG Lazio</text:p>
          </table:table-cell>
          <table:table-cell table:formula="of:=ISNA(VLOOKUP([.P35];['Giornalisti - 23'.J$1:.J$60];1;0))" office:value-type="boolean" office:boolean-value="true">
            <text:p>TRUE</text:p>
          </table:table-cell>
          <table:table-cell table:formula="of:=IF([.R35];1;0)" office:value-type="float" office:value="1">
            <text:p>1</text:p>
          </table:table-cell>
          <table:table-cell table:formula="of:=IF(ISNA(VLOOKUP([.P3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83">
            <text:p>83</text:p>
          </table:table-cell>
          <table:table-cell table:style-name="ce12" office:value-type="string">
            <text:p>Scoppettuolo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">
            <text:p>1</text:p>
          </table:table-cell>
          <table:table-cell table:style-name="ce47" table:formula="of:=[.B36] &amp; &quot; &quot; &amp;[.C36]" office:value-type="string" office:string-value="Scoppettuolo Antonio">
            <text:p>Scoppettuolo Antonio</text:p>
          </table:table-cell>
          <table:table-cell table:style-name="ce12" office:value-type="string">
            <text:p>antonio.scoppettuolo@rai.it</text:p>
          </table:table-cell>
          <table:table-cell table:style-name="ce12" office:value-type="string">
            <text:p>ORG Calabria</text:p>
          </table:table-cell>
          <table:table-cell table:formula="of:=ISNA(VLOOKUP([.F36];['Giornalisti - 23'.D$1:.D$60];1;0))" office:value-type="boolean" office:boolean-value="true">
            <text:p>TRUE</text:p>
          </table:table-cell>
          <table:table-cell table:formula="of:=IF([.H36];1;0)" office:value-type="float" office:value="1">
            <text:p>1</text:p>
          </table:table-cell>
          <table:table-cell table:formula="of:=IF(ISNA(VLOOKUP([.F36];[.P$1:.P$130];1;0));0;1)" office:value-type="float" office:value="1">
            <text:p>1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Nazzaro</text:p>
          </table:table-cell>
          <table:table-cell table:style-name="ce12" office:value-type="string">
            <text:p>Sergio</text:p>
          </table:table-cell>
          <table:table-cell table:style-name="ce12" office:value-type="float" office:value="10">
            <text:p>10</text:p>
          </table:table-cell>
          <table:table-cell table:style-name="ce47" table:formula="of:=[.L36] &amp; &quot; &quot; &amp;[.M36]" office:value-type="string" office:string-value="Nazzaro Sergio">
            <text:p>Nazzaro Sergio</text:p>
          </table:table-cell>
          <table:table-cell table:style-name="ce12" office:value-type="string">
            <text:p>sergio.nazzaro@gmail.com</text:p>
          </table:table-cell>
          <table:table-cell table:style-name="ce12" office:value-type="string">
            <text:p>ORG Campania</text:p>
          </table:table-cell>
          <table:table-cell table:formula="of:=ISNA(VLOOKUP([.P36];['Giornalisti - 23'.J$1:.J$60];1;0))" office:value-type="boolean" office:boolean-value="true">
            <text:p>TRUE</text:p>
          </table:table-cell>
          <table:table-cell table:formula="of:=IF([.R36];1;0)" office:value-type="float" office:value="1">
            <text:p>1</text:p>
          </table:table-cell>
          <table:table-cell table:formula="of:=IF(ISNA(VLOOKUP([.P3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84">
            <text:p>84</text:p>
          </table:table-cell>
          <table:table-cell table:style-name="ce12" office:value-type="string">
            <text:p>Rosati</text:p>
          </table:table-cell>
          <table:table-cell table:style-name="ce12" office:value-type="string">
            <text:p>Francesco</text:p>
          </table:table-cell>
          <table:table-cell table:style-name="ce12" office:value-type="float" office:value="1">
            <text:p>1</text:p>
          </table:table-cell>
          <table:table-cell table:style-name="ce47" table:formula="of:=[.B37] &amp; &quot; &quot; &amp;[.C37]" office:value-type="string" office:string-value="Rosati Francesco">
            <text:p>Rosati Francesco</text:p>
          </table:table-cell>
          <table:table-cell table:style-name="ce12" office:value-type="string">
            <text:p>f.ino@inwind.it</text:p>
          </table:table-cell>
          <table:table-cell table:style-name="ce12" office:value-type="string">
            <text:p>ORG Lazio</text:p>
          </table:table-cell>
          <table:table-cell table:formula="of:=ISNA(VLOOKUP([.F37];['Giornalisti - 23'.D$1:.D$60];1;0))" office:value-type="boolean" office:boolean-value="true">
            <text:p>TRUE</text:p>
          </table:table-cell>
          <table:table-cell table:formula="of:=IF([.H37];1;0)" office:value-type="float" office:value="1">
            <text:p>1</text:p>
          </table:table-cell>
          <table:table-cell table:formula="of:=IF(ISNA(VLOOKUP([.F37];[.P$1:.P$130];1;0));0;1)" office:value-type="float" office:value="0">
            <text:p>0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Nacar</text:p>
          </table:table-cell>
          <table:table-cell table:style-name="ce12" office:value-type="string">
            <text:p>Maria</text:p>
          </table:table-cell>
          <table:table-cell table:style-name="ce12" office:value-type="float" office:value="10">
            <text:p>10</text:p>
          </table:table-cell>
          <table:table-cell table:style-name="ce47" table:formula="of:=[.L37] &amp; &quot; &quot; &amp;[.M37]" office:value-type="string" office:string-value="Nacar Maria">
            <text:p>Nacar Maria</text:p>
          </table:table-cell>
          <table:table-cell table:style-name="ce12" office:value-type="string">
            <text:p>m.nacar@libero.it</text:p>
          </table:table-cell>
          <table:table-cell table:style-name="ce12" office:value-type="string">
            <text:p>ORG Lazio</text:p>
          </table:table-cell>
          <table:table-cell table:formula="of:=ISNA(VLOOKUP([.P37];['Giornalisti - 23'.J$1:.J$60];1;0))" office:value-type="boolean" office:boolean-value="true">
            <text:p>TRUE</text:p>
          </table:table-cell>
          <table:table-cell table:formula="of:=IF([.R37];1;0)" office:value-type="float" office:value="1">
            <text:p>1</text:p>
          </table:table-cell>
          <table:table-cell table:formula="of:=IF(ISNA(VLOOKUP([.P3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88">
            <text:p>88</text:p>
          </table:table-cell>
          <table:table-cell table:style-name="ce12" office:value-type="string">
            <text:p>Trani</text:p>
          </table:table-cell>
          <table:table-cell table:style-name="ce12" office:value-type="string">
            <text:p>Ugo</text:p>
          </table:table-cell>
          <table:table-cell table:style-name="ce12" office:value-type="float" office:value="1">
            <text:p>1</text:p>
          </table:table-cell>
          <table:table-cell table:style-name="ce47" table:formula="of:=[.B38] &amp; &quot; &quot; &amp;[.C38]" office:value-type="string" office:string-value="Trani Ugo">
            <text:p>Trani Ugo</text:p>
          </table:table-cell>
          <table:table-cell table:style-name="ce12" office:value-type="string">
            <text:p>ugo.trani@ilmessaggero.it</text:p>
          </table:table-cell>
          <table:table-cell table:style-name="ce12" office:value-type="string">
            <text:p>ORG Lazio</text:p>
          </table:table-cell>
          <table:table-cell table:formula="of:=ISNA(VLOOKUP([.F38];['Giornalisti - 23'.D$1:.D$60];1;0))" office:value-type="boolean" office:boolean-value="true">
            <text:p>TRUE</text:p>
          </table:table-cell>
          <table:table-cell table:formula="of:=IF([.H38];1;0)" office:value-type="float" office:value="1">
            <text:p>1</text:p>
          </table:table-cell>
          <table:table-cell table:formula="of:=IF(ISNA(VLOOKUP([.F38];[.P$1:.P$130];1;0));0;1)" office:value-type="float" office:value="0">
            <text:p>0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Petrucci</text:p>
          </table:table-cell>
          <table:table-cell table:style-name="ce12" office:value-type="string">
            <text:p>Francesco</text:p>
          </table:table-cell>
          <table:table-cell table:style-name="ce12" office:value-type="float" office:value="10">
            <text:p>10</text:p>
          </table:table-cell>
          <table:table-cell table:style-name="ce47" table:formula="of:=[.L38] &amp; &quot; &quot; &amp;[.M38]" office:value-type="string" office:string-value="Petrucci Francesco">
            <text:p>Petrucci Francesco</text:p>
          </table:table-cell>
          <table:table-cell table:style-name="ce12" office:value-type="string">
            <text:p>petrucci.francesco@gmail.com</text:p>
          </table:table-cell>
          <table:table-cell table:style-name="ce12" office:value-type="string">
            <text:p>ORG Lazio</text:p>
          </table:table-cell>
          <table:table-cell table:formula="of:=ISNA(VLOOKUP([.P38];['Giornalisti - 23'.J$1:.J$60];1;0))" office:value-type="boolean" office:boolean-value="true">
            <text:p>TRUE</text:p>
          </table:table-cell>
          <table:table-cell table:formula="of:=IF([.R38];1;0)" office:value-type="float" office:value="1">
            <text:p>1</text:p>
          </table:table-cell>
          <table:table-cell table:formula="of:=IF(ISNA(VLOOKUP([.P3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92">
            <text:p>92</text:p>
          </table:table-cell>
          <table:table-cell table:style-name="ce12" office:value-type="string">
            <text:p>Sofi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47" table:formula="of:=[.B39] &amp; &quot; &quot; &amp;[.C39]" office:value-type="string" office:string-value="Sofi Stefano">
            <text:p>Sofi Stefano</text:p>
          </table:table-cell>
          <table:table-cell table:style-name="ce12" office:value-type="string">
            <text:p>stefano.sofi@libero.it</text:p>
          </table:table-cell>
          <table:table-cell table:style-name="ce12" office:value-type="string">
            <text:p>ORG Lazio</text:p>
          </table:table-cell>
          <table:table-cell table:formula="of:=ISNA(VLOOKUP([.F39];['Giornalisti - 23'.D$1:.D$60];1;0))" office:value-type="boolean" office:boolean-value="true">
            <text:p>TRUE</text:p>
          </table:table-cell>
          <table:table-cell table:formula="of:=IF([.H39];1;0)" office:value-type="float" office:value="1">
            <text:p>1</text:p>
          </table:table-cell>
          <table:table-cell table:formula="of:=IF(ISNA(VLOOKUP([.F39];[.P$1:.P$130];1;0));0;1)" office:value-type="float" office:value="1">
            <text:p>1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Pignataro</text:p>
          </table:table-cell>
          <table:table-cell table:style-name="ce12" office:value-type="string">
            <text:p>Maria Carmina</text:p>
          </table:table-cell>
          <table:table-cell table:style-name="ce12" office:value-type="float" office:value="10">
            <text:p>10</text:p>
          </table:table-cell>
          <table:table-cell table:style-name="ce47" table:formula="of:=[.L39] &amp; &quot; &quot; &amp;[.M39]" office:value-type="string" office:string-value="Pignataro Maria Carmina">
            <text:p>Pignataro Maria Carmina</text:p>
          </table:table-cell>
          <table:table-cell table:style-name="ce12" office:value-type="string">
            <text:p>mapipignataro@gmail.com</text:p>
          </table:table-cell>
          <table:table-cell table:style-name="ce12" office:value-type="string">
            <text:p>ORG Lazio</text:p>
          </table:table-cell>
          <table:table-cell table:formula="of:=ISNA(VLOOKUP([.P39];['Giornalisti - 23'.J$1:.J$60];1;0))" office:value-type="boolean" office:boolean-value="true">
            <text:p>TRUE</text:p>
          </table:table-cell>
          <table:table-cell table:formula="of:=IF([.R39];1;0)" office:value-type="float" office:value="1">
            <text:p>1</text:p>
          </table:table-cell>
          <table:table-cell table:formula="of:=IF(ISNA(VLOOKUP([.P39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95">
            <text:p>95</text:p>
          </table:table-cell>
          <table:table-cell table:style-name="ce12" office:value-type="string">
            <text:p>Solinas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47" table:formula="of:=[.B40] &amp; &quot; &quot; &amp;[.C40]" office:value-type="string" office:string-value="Solinas Stefano">
            <text:p>Solinas Stefano</text:p>
          </table:table-cell>
          <table:table-cell table:style-name="ce12" office:value-type="string">
            <text:p>s.solinas@governo.it</text:p>
          </table:table-cell>
          <table:table-cell table:style-name="ce12" office:value-type="string">
            <text:p>ORG Lazio</text:p>
          </table:table-cell>
          <table:table-cell table:formula="of:=ISNA(VLOOKUP([.F40];['Giornalisti - 23'.D$1:.D$60];1;0))" office:value-type="boolean" office:boolean-value="true">
            <text:p>TRUE</text:p>
          </table:table-cell>
          <table:table-cell table:formula="of:=IF([.H40];1;0)" office:value-type="float" office:value="1">
            <text:p>1</text:p>
          </table:table-cell>
          <table:table-cell table:formula="of:=IF(ISNA(VLOOKUP([.F40];[.P$1:.P$130];1;0));0;1)" office:value-type="float" office:value="1">
            <text:p>1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Paolucci</text:p>
          </table:table-cell>
          <table:table-cell table:style-name="ce12" office:value-type="string">
            <text:p>Marzia</text:p>
          </table:table-cell>
          <table:table-cell table:style-name="ce12" office:value-type="float" office:value="10">
            <text:p>10</text:p>
          </table:table-cell>
          <table:table-cell table:style-name="ce47" table:formula="of:=[.L40] &amp; &quot; &quot; &amp;[.M40]" office:value-type="string" office:string-value="Paolucci Marzia">
            <text:p>Paolucci Marzia</text:p>
          </table:table-cell>
          <table:table-cell table:style-name="ce12" office:value-type="string">
            <text:p>marzia.paolucci@inwind.it</text:p>
          </table:table-cell>
          <table:table-cell table:style-name="ce12" office:value-type="string">
            <text:p>ORG Lazio</text:p>
          </table:table-cell>
          <table:table-cell table:formula="of:=ISNA(VLOOKUP([.P40];['Giornalisti - 23'.J$1:.J$60];1;0))" office:value-type="boolean" office:boolean-value="true">
            <text:p>TRUE</text:p>
          </table:table-cell>
          <table:table-cell table:formula="of:=IF([.R40];1;0)" office:value-type="float" office:value="1">
            <text:p>1</text:p>
          </table:table-cell>
          <table:table-cell table:formula="of:=IF(ISNA(VLOOKUP([.P4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96">
            <text:p>96</text:p>
          </table:table-cell>
          <table:table-cell table:style-name="ce12" office:value-type="string">
            <text:p>Vinci</text:p>
          </table:table-cell>
          <table:table-cell table:style-name="ce12" office:value-type="string">
            <text:p>Romina</text:p>
          </table:table-cell>
          <table:table-cell table:style-name="ce12" office:value-type="float" office:value="1">
            <text:p>1</text:p>
          </table:table-cell>
          <table:table-cell table:style-name="ce47" table:formula="of:=[.B41] &amp; &quot; &quot; &amp;[.C41]" office:value-type="string" office:string-value="Vinci Romina">
            <text:p>Vinci Romina</text:p>
          </table:table-cell>
          <table:table-cell table:style-name="ce12" office:value-type="string">
            <text:p>vinci.romina@gmail.com</text:p>
          </table:table-cell>
          <table:table-cell table:style-name="ce12" office:value-type="string">
            <text:p>ORG Lazio</text:p>
          </table:table-cell>
          <table:table-cell table:formula="of:=ISNA(VLOOKUP([.F41];['Giornalisti - 23'.D$1:.D$60];1;0))" office:value-type="boolean" office:boolean-value="true">
            <text:p>TRUE</text:p>
          </table:table-cell>
          <table:table-cell table:formula="of:=IF([.H41];1;0)" office:value-type="float" office:value="1">
            <text:p>1</text:p>
          </table:table-cell>
          <table:table-cell table:formula="of:=IF(ISNA(VLOOKUP([.F41];[.P$1:.P$130];1;0));0;1)" office:value-type="float" office:value="1">
            <text:p>1</text:p>
          </table:table-cell>
          <table:table-cell table:style-name="ce12" office:value-type="float" office:value="71">
            <text:p>71</text:p>
          </table:table-cell>
          <table:table-cell table:style-name="ce12" office:value-type="string">
            <text:p>Pecchioli</text:p>
          </table:table-cell>
          <table:table-cell table:style-name="ce12" office:value-type="string">
            <text:p>Maria Grazia</text:p>
          </table:table-cell>
          <table:table-cell table:style-name="ce12" office:value-type="float" office:value="10">
            <text:p>10</text:p>
          </table:table-cell>
          <table:table-cell table:style-name="ce47" table:formula="of:=[.L41] &amp; &quot; &quot; &amp;[.M41]" office:value-type="string" office:string-value="Pecchioli Maria Grazia">
            <text:p>Pecchioli Maria Grazia</text:p>
          </table:table-cell>
          <table:table-cell table:style-name="ce12" office:value-type="string">
            <text:p>graziapecchioli@gmail.com</text:p>
          </table:table-cell>
          <table:table-cell table:style-name="ce12" office:value-type="string">
            <text:p>ORG Lazio</text:p>
          </table:table-cell>
          <table:table-cell table:formula="of:=ISNA(VLOOKUP([.P41];['Giornalisti - 23'.J$1:.J$60];1;0))" office:value-type="boolean" office:boolean-value="true">
            <text:p>TRUE</text:p>
          </table:table-cell>
          <table:table-cell table:formula="of:=IF([.R41];1;0)" office:value-type="float" office:value="1">
            <text:p>1</text:p>
          </table:table-cell>
          <table:table-cell table:formula="of:=IF(ISNA(VLOOKUP([.P4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97">
            <text:p>97</text:p>
          </table:table-cell>
          <table:table-cell table:style-name="ce12" office:value-type="string">
            <text:p>Vetrano</text:p>
          </table:table-cell>
          <table:table-cell table:style-name="ce12" office:value-type="string">
            <text:p>Angela</text:p>
          </table:table-cell>
          <table:table-cell table:style-name="ce12" office:value-type="float" office:value="1">
            <text:p>1</text:p>
          </table:table-cell>
          <table:table-cell table:style-name="ce47" table:formula="of:=[.B42] &amp; &quot; &quot; &amp;[.C42]" office:value-type="string" office:string-value="Vetrano Angela">
            <text:p>Vetrano Angela</text:p>
          </table:table-cell>
          <table:table-cell table:style-name="ce12" office:value-type="string">
            <text:p>angy.vet@hotmail.it</text:p>
          </table:table-cell>
          <table:table-cell table:style-name="ce12" office:value-type="string">
            <text:p>ORG Calabria</text:p>
          </table:table-cell>
          <table:table-cell table:formula="of:=ISNA(VLOOKUP([.F42];['Giornalisti - 23'.D$1:.D$60];1;0))" office:value-type="boolean" office:boolean-value="true">
            <text:p>TRUE</text:p>
          </table:table-cell>
          <table:table-cell table:formula="of:=IF([.H42];1;0)" office:value-type="float" office:value="1">
            <text:p>1</text:p>
          </table:table-cell>
          <table:table-cell table:formula="of:=IF(ISNA(VLOOKUP([.F42];[.P$1:.P$130];1;0));0;1)" office:value-type="float" office:value="1">
            <text:p>1</text:p>
          </table:table-cell>
          <table:table-cell table:style-name="ce12" office:value-type="float" office:value="72">
            <text:p>72</text:p>
          </table:table-cell>
          <table:table-cell table:style-name="ce12" office:value-type="string">
            <text:p>Ribustini</text:p>
          </table:table-cell>
          <table:table-cell table:style-name="ce12" office:value-type="string">
            <text:p>Luca</text:p>
          </table:table-cell>
          <table:table-cell table:style-name="ce12" office:value-type="float" office:value="10">
            <text:p>10</text:p>
          </table:table-cell>
          <table:table-cell table:style-name="ce47" table:formula="of:=[.L42] &amp; &quot; &quot; &amp;[.M42]" office:value-type="string" office:string-value="Ribustini Luca">
            <text:p>Ribustini Luca</text:p>
          </table:table-cell>
          <table:table-cell table:style-name="ce12" office:value-type="string">
            <text:p>ribustini@4arts.it</text:p>
          </table:table-cell>
          <table:table-cell table:style-name="ce12" office:value-type="string">
            <text:p>ORG Lazio</text:p>
          </table:table-cell>
          <table:table-cell table:formula="of:=ISNA(VLOOKUP([.P42];['Giornalisti - 23'.J$1:.J$60];1;0))" office:value-type="boolean" office:boolean-value="true">
            <text:p>TRUE</text:p>
          </table:table-cell>
          <table:table-cell table:formula="of:=IF([.R42];1;0)" office:value-type="float" office:value="1">
            <text:p>1</text:p>
          </table:table-cell>
          <table:table-cell table:formula="of:=IF(ISNA(VLOOKUP([.P4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99">
            <text:p>99</text:p>
          </table:table-cell>
          <table:table-cell table:style-name="ce12" office:value-type="string">
            <text:p>Valletta</text:p>
          </table:table-cell>
          <table:table-cell table:style-name="ce12" office:value-type="string">
            <text:p>Sabrina</text:p>
          </table:table-cell>
          <table:table-cell table:style-name="ce12" office:value-type="float" office:value="1">
            <text:p>1</text:p>
          </table:table-cell>
          <table:table-cell table:style-name="ce47" table:formula="of:=[.B43] &amp; &quot; &quot; &amp;[.C43]" office:value-type="string" office:string-value="Valletta Sabrina">
            <text:p>Valletta Sabrina</text:p>
          </table:table-cell>
          <table:table-cell table:style-name="ce12" office:value-type="string">
            <text:p>valletta.sabrina@gmail.com</text:p>
          </table:table-cell>
          <table:table-cell table:style-name="ce12" office:value-type="string">
            <text:p>ORG Lazio</text:p>
          </table:table-cell>
          <table:table-cell table:formula="of:=ISNA(VLOOKUP([.F43];['Giornalisti - 23'.D$1:.D$60];1;0))" office:value-type="boolean" office:boolean-value="true">
            <text:p>TRUE</text:p>
          </table:table-cell>
          <table:table-cell table:formula="of:=IF([.H43];1;0)" office:value-type="float" office:value="1">
            <text:p>1</text:p>
          </table:table-cell>
          <table:table-cell table:formula="of:=IF(ISNA(VLOOKUP([.F43];[.P$1:.P$130];1;0));0;1)" office:value-type="float" office:value="1">
            <text:p>1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Romita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0">
            <text:p>10</text:p>
          </table:table-cell>
          <table:table-cell table:style-name="ce47" table:formula="of:=[.L43] &amp; &quot; &quot; &amp;[.M43]" office:value-type="string" office:string-value="Romita Stefano">
            <text:p>Romita Stefano</text:p>
          </table:table-cell>
          <table:table-cell table:style-name="ce12" office:value-type="string">
            <text:p>stefanoromita@yahoo.com</text:p>
          </table:table-cell>
          <table:table-cell table:style-name="ce12" office:value-type="string">
            <text:p>ORG Lazio</text:p>
          </table:table-cell>
          <table:table-cell table:formula="of:=ISNA(VLOOKUP([.P43];['Giornalisti - 23'.J$1:.J$60];1;0))" office:value-type="boolean" office:boolean-value="true">
            <text:p>TRUE</text:p>
          </table:table-cell>
          <table:table-cell table:formula="of:=IF([.R43];1;0)" office:value-type="float" office:value="1">
            <text:p>1</text:p>
          </table:table-cell>
          <table:table-cell table:formula="of:=IF(ISNA(VLOOKUP([.P4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1">
            <text:p>101</text:p>
          </table:table-cell>
          <table:table-cell table:style-name="ce12" office:value-type="string">
            <text:p>Venditti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">
            <text:p>1</text:p>
          </table:table-cell>
          <table:table-cell table:style-name="ce47" table:formula="of:=[.B44] &amp; &quot; &quot; &amp;[.C44]" office:value-type="string" office:string-value="Venditti Antonio">
            <text:p>Venditti Antonio</text:p>
          </table:table-cell>
          <table:table-cell table:style-name="ce12" office:value-type="string">
            <text:p>venditti2002@inwind.it</text:p>
          </table:table-cell>
          <table:table-cell table:style-name="ce12" office:value-type="string">
            <text:p>ORG Lazio</text:p>
          </table:table-cell>
          <table:table-cell table:formula="of:=ISNA(VLOOKUP([.F44];['Giornalisti - 23'.D$1:.D$60];1;0))" office:value-type="boolean" office:boolean-value="true">
            <text:p>TRUE</text:p>
          </table:table-cell>
          <table:table-cell table:formula="of:=IF([.H44];1;0)" office:value-type="float" office:value="1">
            <text:p>1</text:p>
          </table:table-cell>
          <table:table-cell table:formula="of:=IF(ISNA(VLOOKUP([.F44];[.P$1:.P$130];1;0));0;1)" office:value-type="float" office:value="1">
            <text:p>1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Rustici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0">
            <text:p>10</text:p>
          </table:table-cell>
          <table:table-cell table:style-name="ce47" table:formula="of:=[.L44] &amp; &quot; &quot; &amp;[.M44]" office:value-type="string" office:string-value="Rustici Daniela">
            <text:p>Rustici Daniela</text:p>
          </table:table-cell>
          <table:table-cell table:style-name="ce12" office:value-type="string">
            <text:p>rusticidaniela.mail@gmail.com</text:p>
          </table:table-cell>
          <table:table-cell table:style-name="ce12" office:value-type="string">
            <text:p>ORG Lazio</text:p>
          </table:table-cell>
          <table:table-cell table:formula="of:=ISNA(VLOOKUP([.P44];['Giornalisti - 23'.J$1:.J$60];1;0))" office:value-type="boolean" office:boolean-value="true">
            <text:p>TRUE</text:p>
          </table:table-cell>
          <table:table-cell table:formula="of:=IF([.R44];1;0)" office:value-type="float" office:value="1">
            <text:p>1</text:p>
          </table:table-cell>
          <table:table-cell table:formula="of:=IF(ISNA(VLOOKUP([.P4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2">
            <text:p>102</text:p>
          </table:table-cell>
          <table:table-cell table:style-name="ce12" office:value-type="string">
            <text:p>Massetti</text:p>
          </table:table-cell>
          <table:table-cell table:style-name="ce12" office:value-type="string">
            <text:p>Simone</text:p>
          </table:table-cell>
          <table:table-cell table:style-name="ce12" office:value-type="float" office:value="1">
            <text:p>1</text:p>
          </table:table-cell>
          <table:table-cell table:style-name="ce47" table:formula="of:=[.B45] &amp; &quot; &quot; &amp;[.C45]" office:value-type="string" office:string-value="Massetti Simone">
            <text:p>Massetti Simone</text:p>
          </table:table-cell>
          <table:table-cell table:style-name="ce12" office:value-type="string">
            <text:p>simone.massetti@libero.it</text:p>
          </table:table-cell>
          <table:table-cell table:style-name="ce12" office:value-type="string">
            <text:p>ORG Lazio</text:p>
          </table:table-cell>
          <table:table-cell table:formula="of:=ISNA(VLOOKUP([.F45];['Giornalisti - 23'.D$1:.D$60];1;0))" office:value-type="boolean" office:boolean-value="true">
            <text:p>TRUE</text:p>
          </table:table-cell>
          <table:table-cell table:formula="of:=IF([.H45];1;0)" office:value-type="float" office:value="1">
            <text:p>1</text:p>
          </table:table-cell>
          <table:table-cell table:formula="of:=IF(ISNA(VLOOKUP([.F45];[.P$1:.P$130];1;0));0;1)" office:value-type="float" office:value="1">
            <text:p>1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Recupero</text:p>
          </table:table-cell>
          <table:table-cell table:style-name="ce12" office:value-type="string">
            <text:p>Mario Giuseppe</text:p>
          </table:table-cell>
          <table:table-cell table:style-name="ce12" office:value-type="float" office:value="10">
            <text:p>10</text:p>
          </table:table-cell>
          <table:table-cell table:style-name="ce47" table:formula="of:=[.L45] &amp; &quot; &quot; &amp;[.M45]" office:value-type="string" office:string-value="Recupero Mario Giuseppe">
            <text:p>Recupero Mario Giuseppe</text:p>
          </table:table-cell>
          <table:table-cell table:style-name="ce12" office:value-type="string">
            <text:p>mario_recupero@hotmail.com</text:p>
          </table:table-cell>
          <table:table-cell table:style-name="ce12" office:value-type="string">
            <text:p>ORG Lazio</text:p>
          </table:table-cell>
          <table:table-cell table:formula="of:=ISNA(VLOOKUP([.P45];['Giornalisti - 23'.J$1:.J$60];1;0))" office:value-type="boolean" office:boolean-value="true">
            <text:p>TRUE</text:p>
          </table:table-cell>
          <table:table-cell table:formula="of:=IF([.R45];1;0)" office:value-type="float" office:value="1">
            <text:p>1</text:p>
          </table:table-cell>
          <table:table-cell table:formula="of:=IF(ISNA(VLOOKUP([.P4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3">
            <text:p>103</text:p>
          </table:table-cell>
          <table:table-cell table:style-name="ce12" office:value-type="string">
            <text:p>Stefanelli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46] &amp; &quot; &quot; &amp;[.C46]" office:value-type="string" office:string-value="Stefanelli Marco">
            <text:p>Stefanelli Marco</text:p>
          </table:table-cell>
          <table:table-cell table:style-name="ce12" office:value-type="string">
            <text:p>stefanelli.m.90@gmail.com</text:p>
          </table:table-cell>
          <table:table-cell table:style-name="ce12" office:value-type="string">
            <text:p>ORG Lazio</text:p>
          </table:table-cell>
          <table:table-cell table:formula="of:=ISNA(VLOOKUP([.F46];['Giornalisti - 23'.D$1:.D$60];1;0))" office:value-type="boolean" office:boolean-value="true">
            <text:p>TRUE</text:p>
          </table:table-cell>
          <table:table-cell table:formula="of:=IF([.H46];1;0)" office:value-type="float" office:value="1">
            <text:p>1</text:p>
          </table:table-cell>
          <table:table-cell table:formula="of:=IF(ISNA(VLOOKUP([.F46];[.P$1:.P$130];1;0));0;1)" office:value-type="float" office:value="0">
            <text:p>0</text:p>
          </table:table-cell>
          <table:table-cell table:style-name="ce12" office:value-type="float" office:value="79">
            <text:p>79</text:p>
          </table:table-cell>
          <table:table-cell table:style-name="ce12" office:value-type="string">
            <text:p>Rendina</text:p>
          </table:table-cell>
          <table:table-cell table:style-name="ce12" office:value-type="string">
            <text:p>Federico</text:p>
          </table:table-cell>
          <table:table-cell table:style-name="ce12" office:value-type="float" office:value="10">
            <text:p>10</text:p>
          </table:table-cell>
          <table:table-cell table:style-name="ce47" table:formula="of:=[.L46] &amp; &quot; &quot; &amp;[.M46]" office:value-type="string" office:string-value="Rendina Federico">
            <text:p>Rendina Federico</text:p>
          </table:table-cell>
          <table:table-cell table:style-name="ce12" office:value-type="string">
            <text:p>f.rendina@ilsole24ore.com</text:p>
          </table:table-cell>
          <table:table-cell table:style-name="ce12" office:value-type="string">
            <text:p>ORG Lazio</text:p>
          </table:table-cell>
          <table:table-cell table:formula="of:=ISNA(VLOOKUP([.P46];['Giornalisti - 23'.J$1:.J$60];1;0))" office:value-type="boolean" office:boolean-value="true">
            <text:p>TRUE</text:p>
          </table:table-cell>
          <table:table-cell table:formula="of:=IF([.R46];1;0)" office:value-type="float" office:value="1">
            <text:p>1</text:p>
          </table:table-cell>
          <table:table-cell table:formula="of:=IF(ISNA(VLOOKUP([.P46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04">
            <text:p>104</text:p>
          </table:table-cell>
          <table:table-cell table:style-name="ce12" office:value-type="string">
            <text:p>Lombardi</text:p>
          </table:table-cell>
          <table:table-cell table:style-name="ce12" office:value-type="string">
            <text:p>Alessandra</text:p>
          </table:table-cell>
          <table:table-cell table:style-name="ce12" office:value-type="float" office:value="1">
            <text:p>1</text:p>
          </table:table-cell>
          <table:table-cell table:style-name="ce47" table:formula="of:=[.B47] &amp; &quot; &quot; &amp;[.C47]" office:value-type="string" office:string-value="Lombardi Alessandra">
            <text:p>Lombardi Alessandra</text:p>
          </table:table-cell>
          <table:table-cell table:style-name="ce12" office:value-type="string">
            <text:p>alessandralomb@gmail.com</text:p>
          </table:table-cell>
          <table:table-cell table:style-name="ce12" office:value-type="string">
            <text:p>ORG Lazio</text:p>
          </table:table-cell>
          <table:table-cell table:formula="of:=ISNA(VLOOKUP([.F47];['Giornalisti - 23'.D$1:.D$60];1;0))" office:value-type="boolean" office:boolean-value="true">
            <text:p>TRUE</text:p>
          </table:table-cell>
          <table:table-cell table:formula="of:=IF([.H47];1;0)" office:value-type="float" office:value="1">
            <text:p>1</text:p>
          </table:table-cell>
          <table:table-cell table:formula="of:=IF(ISNA(VLOOKUP([.F47];[.P$1:.P$130];1;0));0;1)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Serrano</text:p>
          </table:table-cell>
          <table:table-cell table:style-name="ce12" office:value-type="string">
            <text:p>Antonia</text:p>
          </table:table-cell>
          <table:table-cell table:style-name="ce12" office:value-type="float" office:value="10">
            <text:p>10</text:p>
          </table:table-cell>
          <table:table-cell table:style-name="ce47" table:formula="of:=[.L47] &amp; &quot; &quot; &amp;[.M47]" office:value-type="string" office:string-value="Serrano Antonia">
            <text:p>Serrano Antonia</text:p>
          </table:table-cell>
          <table:table-cell table:style-name="ce12" office:value-type="string">
            <text:p>antonella.serrano@la7.it</text:p>
          </table:table-cell>
          <table:table-cell table:style-name="ce12" office:value-type="string">
            <text:p>ORG Lazio</text:p>
          </table:table-cell>
          <table:table-cell table:formula="of:=ISNA(VLOOKUP([.P47];['Giornalisti - 23'.J$1:.J$60];1;0))" office:value-type="boolean" office:boolean-value="true">
            <text:p>TRUE</text:p>
          </table:table-cell>
          <table:table-cell table:formula="of:=IF([.R47];1;0)" office:value-type="float" office:value="1">
            <text:p>1</text:p>
          </table:table-cell>
          <table:table-cell table:formula="of:=IF(ISNA(VLOOKUP([.P47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05">
            <text:p>105</text:p>
          </table:table-cell>
          <table:table-cell table:style-name="ce12" office:value-type="string">
            <text:p>Mei</text:p>
          </table:table-cell>
          <table:table-cell table:style-name="ce12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47" table:formula="of:=[.B48] &amp; &quot; &quot; &amp;[.C48]" office:value-type="string" office:string-value="Mei Alessandro">
            <text:p>Mei Alessandro</text:p>
          </table:table-cell>
          <table:table-cell table:style-name="ce12" office:value-type="string">
            <text:p>alessandro.mei@pec.it</text:p>
          </table:table-cell>
          <table:table-cell table:style-name="ce12" office:value-type="string">
            <text:p>ORG Lazio</text:p>
          </table:table-cell>
          <table:table-cell table:formula="of:=ISNA(VLOOKUP([.F48];['Giornalisti - 23'.D$1:.D$60];1;0))" office:value-type="boolean" office:boolean-value="true">
            <text:p>TRUE</text:p>
          </table:table-cell>
          <table:table-cell table:formula="of:=IF([.H48];1;0)" office:value-type="float" office:value="1">
            <text:p>1</text:p>
          </table:table-cell>
          <table:table-cell table:formula="of:=IF(ISNA(VLOOKUP([.F48];[.P$1:.P$130];1;0));0;1)" office:value-type="float" office:value="1">
            <text:p>1</text:p>
          </table:table-cell>
          <table:table-cell table:style-name="ce12" office:value-type="float" office:value="81">
            <text:p>81</text:p>
          </table:table-cell>
          <table:table-cell table:style-name="ce12" office:value-type="string">
            <text:p>Scoppettuolo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0">
            <text:p>10</text:p>
          </table:table-cell>
          <table:table-cell table:style-name="ce47" table:formula="of:=[.L48] &amp; &quot; &quot; &amp;[.M48]" office:value-type="string" office:string-value="Scoppettuolo Antonio">
            <text:p>Scoppettuolo Antonio</text:p>
          </table:table-cell>
          <table:table-cell table:style-name="ce12" office:value-type="string">
            <text:p>antonio.scoppettuolo@rai.it</text:p>
          </table:table-cell>
          <table:table-cell table:style-name="ce12" office:value-type="string">
            <text:p>ORG Calabria</text:p>
          </table:table-cell>
          <table:table-cell table:formula="of:=ISNA(VLOOKUP([.P48];['Giornalisti - 23'.J$1:.J$60];1;0))" office:value-type="boolean" office:boolean-value="true">
            <text:p>TRUE</text:p>
          </table:table-cell>
          <table:table-cell table:formula="of:=IF([.R48];1;0)" office:value-type="float" office:value="1">
            <text:p>1</text:p>
          </table:table-cell>
          <table:table-cell table:formula="of:=IF(ISNA(VLOOKUP([.P4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6">
            <text:p>106</text:p>
          </table:table-cell>
          <table:table-cell table:style-name="ce12" office:value-type="string">
            <text:p>Mei</text:p>
          </table:table-cell>
          <table:table-cell table:style-name="ce12" office:value-type="string">
            <text:p>Francesca</text:p>
          </table:table-cell>
          <table:table-cell table:style-name="ce12" office:value-type="float" office:value="1">
            <text:p>1</text:p>
          </table:table-cell>
          <table:table-cell table:style-name="ce47" table:formula="of:=[.B49] &amp; &quot; &quot; &amp;[.C49]" office:value-type="string" office:string-value="Mei Francesca">
            <text:p>Mei Francesca</text:p>
          </table:table-cell>
          <table:table-cell table:style-name="ce12" office:value-type="string">
            <text:p>francesca.mei@tiscali.it</text:p>
          </table:table-cell>
          <table:table-cell table:style-name="ce12" office:value-type="string">
            <text:p>ORG Lazio</text:p>
          </table:table-cell>
          <table:table-cell table:formula="of:=ISNA(VLOOKUP([.F49];['Giornalisti - 23'.D$1:.D$60];1;0))" office:value-type="boolean" office:boolean-value="true">
            <text:p>TRUE</text:p>
          </table:table-cell>
          <table:table-cell table:formula="of:=IF([.H49];1;0)" office:value-type="float" office:value="1">
            <text:p>1</text:p>
          </table:table-cell>
          <table:table-cell table:formula="of:=IF(ISNA(VLOOKUP([.F49];[.P$1:.P$130];1;0));0;1)" office:value-type="float" office:value="1">
            <text:p>1</text:p>
          </table:table-cell>
          <table:table-cell table:style-name="ce12" office:value-type="float" office:value="83">
            <text:p>83</text:p>
          </table:table-cell>
          <table:table-cell table:style-name="ce12" office:value-type="string">
            <text:p>Simonetti</text:p>
          </table:table-cell>
          <table:table-cell table:style-name="ce12" office:value-type="string">
            <text:p>Roberto</text:p>
          </table:table-cell>
          <table:table-cell table:style-name="ce12" office:value-type="float" office:value="10">
            <text:p>10</text:p>
          </table:table-cell>
          <table:table-cell table:style-name="ce47" table:formula="of:=[.L49] &amp; &quot; &quot; &amp;[.M49]" office:value-type="string" office:string-value="Simonetti Roberto">
            <text:p>Simonetti Roberto</text:p>
          </table:table-cell>
          <table:table-cell table:style-name="ce12" office:value-type="string">
            <text:p>simonetti.roberto@gmail.com</text:p>
          </table:table-cell>
          <table:table-cell table:style-name="ce12" office:value-type="string">
            <text:p>ORG Piemonte</text:p>
          </table:table-cell>
          <table:table-cell table:formula="of:=ISNA(VLOOKUP([.P49];['Giornalisti - 23'.J$1:.J$60];1;0))" office:value-type="boolean" office:boolean-value="true">
            <text:p>TRUE</text:p>
          </table:table-cell>
          <table:table-cell table:formula="of:=IF([.R49];1;0)" office:value-type="float" office:value="1">
            <text:p>1</text:p>
          </table:table-cell>
          <table:table-cell table:formula="of:=IF(ISNA(VLOOKUP([.P4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7">
            <text:p>107</text:p>
          </table:table-cell>
          <table:table-cell table:style-name="ce12" office:value-type="string">
            <text:p>Romita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47" table:formula="of:=[.B50] &amp; &quot; &quot; &amp;[.C50]" office:value-type="string" office:string-value="Romita Stefano">
            <text:p>Romita Stefano</text:p>
          </table:table-cell>
          <table:table-cell table:style-name="ce12" office:value-type="string">
            <text:p>stefanoromita@yahoo.com</text:p>
          </table:table-cell>
          <table:table-cell table:style-name="ce12" office:value-type="string">
            <text:p>ORG Lazio</text:p>
          </table:table-cell>
          <table:table-cell table:formula="of:=ISNA(VLOOKUP([.F50];['Giornalisti - 23'.D$1:.D$60];1;0))" office:value-type="boolean" office:boolean-value="true">
            <text:p>TRUE</text:p>
          </table:table-cell>
          <table:table-cell table:formula="of:=IF([.H50];1;0)" office:value-type="float" office:value="1">
            <text:p>1</text:p>
          </table:table-cell>
          <table:table-cell table:formula="of:=IF(ISNA(VLOOKUP([.F50];[.P$1:.P$130];1;0));0;1)" office:value-type="float" office:value="1">
            <text:p>1</text:p>
          </table:table-cell>
          <table:table-cell table:style-name="ce12" office:value-type="float" office:value="85">
            <text:p>85</text:p>
          </table:table-cell>
          <table:table-cell table:style-name="ce12" office:value-type="string">
            <text:p>Salerno</text:p>
          </table:table-cell>
          <table:table-cell table:style-name="ce12" office:value-type="string">
            <text:p>Paolo</text:p>
          </table:table-cell>
          <table:table-cell table:style-name="ce12" office:value-type="float" office:value="10">
            <text:p>10</text:p>
          </table:table-cell>
          <table:table-cell table:style-name="ce47" table:formula="of:=[.L50] &amp; &quot; &quot; &amp;[.M50]" office:value-type="string" office:string-value="Salerno Paolo">
            <text:p>Salerno Paolo</text:p>
          </table:table-cell>
          <table:table-cell table:style-name="ce12" office:value-type="string">
            <text:p>paolosalerno@yahoo.com</text:p>
          </table:table-cell>
          <table:table-cell table:style-name="ce12" office:value-type="string">
            <text:p>ORG Lazio</text:p>
          </table:table-cell>
          <table:table-cell table:formula="of:=ISNA(VLOOKUP([.P50];['Giornalisti - 23'.J$1:.J$60];1;0))" office:value-type="boolean" office:boolean-value="true">
            <text:p>TRUE</text:p>
          </table:table-cell>
          <table:table-cell table:formula="of:=IF([.R50];1;0)" office:value-type="float" office:value="1">
            <text:p>1</text:p>
          </table:table-cell>
          <table:table-cell table:formula="of:=IF(ISNA(VLOOKUP([.P50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08">
            <text:p>108</text:p>
          </table:table-cell>
          <table:table-cell table:style-name="ce12" office:value-type="string">
            <text:p>Di Mario</text:p>
          </table:table-cell>
          <table:table-cell table:style-name="ce12" office:value-type="string">
            <text:p>Maria Grazia</text:p>
          </table:table-cell>
          <table:table-cell table:style-name="ce12" office:value-type="float" office:value="1">
            <text:p>1</text:p>
          </table:table-cell>
          <table:table-cell table:style-name="ce47" table:formula="of:=[.B51] &amp; &quot; &quot; &amp;[.C51]" office:value-type="string" office:string-value="Di Mario Maria Grazia">
            <text:p>Di Mario Maria Grazia</text:p>
          </table:table-cell>
          <table:table-cell table:style-name="ce12" office:value-type="string">
            <text:p>maria_grazia.di_mario@cert.odg.roma.it</text:p>
          </table:table-cell>
          <table:table-cell table:style-name="ce12" office:value-type="string">
            <text:p>ORG Lazio</text:p>
          </table:table-cell>
          <table:table-cell table:formula="of:=ISNA(VLOOKUP([.F51];['Giornalisti - 23'.D$1:.D$60];1;0))" office:value-type="boolean" office:boolean-value="true">
            <text:p>TRUE</text:p>
          </table:table-cell>
          <table:table-cell table:formula="of:=IF([.H51];1;0)" office:value-type="float" office:value="1">
            <text:p>1</text:p>
          </table:table-cell>
          <table:table-cell table:formula="of:=IF(ISNA(VLOOKUP([.F51];[.P$1:.P$130];1;0));0;1)" office:value-type="float" office:value="1">
            <text:p>1</text:p>
          </table:table-cell>
          <table:table-cell table:style-name="ce12" office:value-type="float" office:value="86">
            <text:p>86</text:p>
          </table:table-cell>
          <table:table-cell table:style-name="ce12" office:value-type="string">
            <text:p>Scaglietta</text:p>
          </table:table-cell>
          <table:table-cell table:style-name="ce12" office:value-type="string">
            <text:p>Raffaela</text:p>
          </table:table-cell>
          <table:table-cell table:style-name="ce12" office:value-type="float" office:value="10">
            <text:p>10</text:p>
          </table:table-cell>
          <table:table-cell table:style-name="ce47" table:formula="of:=[.L51] &amp; &quot; &quot; &amp;[.M51]" office:value-type="string" office:string-value="Scaglietta Raffaela">
            <text:p>Scaglietta Raffaela</text:p>
          </table:table-cell>
          <table:table-cell table:style-name="ce12" office:value-type="string">
            <text:p>raffaelascaglietta@gmail.com</text:p>
          </table:table-cell>
          <table:table-cell table:style-name="ce12" office:value-type="string">
            <text:p>ORG Lazio</text:p>
          </table:table-cell>
          <table:table-cell table:formula="of:=ISNA(VLOOKUP([.P51];['Giornalisti - 23'.J$1:.J$60];1;0))" office:value-type="boolean" office:boolean-value="true">
            <text:p>TRUE</text:p>
          </table:table-cell>
          <table:table-cell table:formula="of:=IF([.R51];1;0)" office:value-type="float" office:value="1">
            <text:p>1</text:p>
          </table:table-cell>
          <table:table-cell table:formula="of:=IF(ISNA(VLOOKUP([.P5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09">
            <text:p>109</text:p>
          </table:table-cell>
          <table:table-cell table:style-name="ce12" office:value-type="string">
            <text:p>Caleo</text:p>
          </table:table-cell>
          <table:table-cell table:style-name="ce12" office:value-type="string">
            <text:p>Simona</text:p>
          </table:table-cell>
          <table:table-cell table:style-name="ce12" office:value-type="float" office:value="1">
            <text:p>1</text:p>
          </table:table-cell>
          <table:table-cell table:style-name="ce47" table:formula="of:=[.B52] &amp; &quot; &quot; &amp;[.C52]" office:value-type="string" office:string-value="Caleo Simona">
            <text:p>Caleo Simona</text:p>
          </table:table-cell>
          <table:table-cell table:style-name="ce12" office:value-type="string">
            <text:p>info@simonacaleo.com</text:p>
          </table:table-cell>
          <table:table-cell table:style-name="ce12" office:value-type="string">
            <text:p>ORG Lazio</text:p>
          </table:table-cell>
          <table:table-cell table:formula="of:=ISNA(VLOOKUP([.F52];['Giornalisti - 23'.D$1:.D$60];1;0))" office:value-type="boolean" office:boolean-value="true">
            <text:p>TRUE</text:p>
          </table:table-cell>
          <table:table-cell table:formula="of:=IF([.H52];1;0)" office:value-type="float" office:value="1">
            <text:p>1</text:p>
          </table:table-cell>
          <table:table-cell table:formula="of:=IF(ISNA(VLOOKUP([.F52];[.P$1:.P$130];1;0));0;1)" office:value-type="float" office:value="0">
            <text:p>0</text:p>
          </table:table-cell>
          <table:table-cell table:style-name="ce12" office:value-type="float" office:value="87">
            <text:p>87</text:p>
          </table:table-cell>
          <table:table-cell table:style-name="ce12" office:value-type="string">
            <text:p>Scafuri</text:p>
          </table:table-cell>
          <table:table-cell table:style-name="ce12" office:value-type="string">
            <text:p>Anna</text:p>
          </table:table-cell>
          <table:table-cell table:style-name="ce12" office:value-type="float" office:value="10">
            <text:p>10</text:p>
          </table:table-cell>
          <table:table-cell table:style-name="ce47" table:formula="of:=[.L52] &amp; &quot; &quot; &amp;[.M52]" office:value-type="string" office:string-value="Scafuri Anna">
            <text:p>Scafuri Anna</text:p>
          </table:table-cell>
          <table:table-cell table:style-name="ce12" office:value-type="string">
            <text:p>anna.scafuri@rai.it</text:p>
          </table:table-cell>
          <table:table-cell table:style-name="ce12" office:value-type="string">
            <text:p>ORG Lazio</text:p>
          </table:table-cell>
          <table:table-cell table:formula="of:=ISNA(VLOOKUP([.P52];['Giornalisti - 23'.J$1:.J$60];1;0))" office:value-type="boolean" office:boolean-value="true">
            <text:p>TRUE</text:p>
          </table:table-cell>
          <table:table-cell table:formula="of:=IF([.R52];1;0)" office:value-type="float" office:value="1">
            <text:p>1</text:p>
          </table:table-cell>
          <table:table-cell table:formula="of:=IF(ISNA(VLOOKUP([.P5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0">
            <text:p>110</text:p>
          </table:table-cell>
          <table:table-cell table:style-name="ce12" office:value-type="string">
            <text:p>Grauso</text:p>
          </table:table-cell>
          <table:table-cell table:style-name="ce12" office:value-type="string">
            <text:p>Paola</text:p>
          </table:table-cell>
          <table:table-cell table:style-name="ce12" office:value-type="float" office:value="1">
            <text:p>1</text:p>
          </table:table-cell>
          <table:table-cell table:style-name="ce47" table:formula="of:=[.B53] &amp; &quot; &quot; &amp;[.C53]" office:value-type="string" office:string-value="Grauso Paola">
            <text:p>Grauso Paola</text:p>
          </table:table-cell>
          <table:table-cell table:style-name="ce12" office:value-type="string">
            <text:p>pagrauso@gmail.com</text:p>
          </table:table-cell>
          <table:table-cell table:style-name="ce12" office:value-type="string">
            <text:p>ORG Lazio</text:p>
          </table:table-cell>
          <table:table-cell table:formula="of:=ISNA(VLOOKUP([.F53];['Giornalisti - 23'.D$1:.D$60];1;0))" office:value-type="boolean" office:boolean-value="true">
            <text:p>TRUE</text:p>
          </table:table-cell>
          <table:table-cell table:formula="of:=IF([.H53];1;0)" office:value-type="float" office:value="1">
            <text:p>1</text:p>
          </table:table-cell>
          <table:table-cell table:formula="of:=IF(ISNA(VLOOKUP([.F53];[.P$1:.P$130];1;0));0;1)" office:value-type="float" office:value="1">
            <text:p>1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Valletta</text:p>
          </table:table-cell>
          <table:table-cell table:style-name="ce12" office:value-type="string">
            <text:p>Sabrina</text:p>
          </table:table-cell>
          <table:table-cell table:style-name="ce12" office:value-type="float" office:value="10">
            <text:p>10</text:p>
          </table:table-cell>
          <table:table-cell table:style-name="ce47" table:formula="of:=[.L53] &amp; &quot; &quot; &amp;[.M53]" office:value-type="string" office:string-value="Valletta Sabrina">
            <text:p>Valletta Sabrina</text:p>
          </table:table-cell>
          <table:table-cell table:style-name="ce12" office:value-type="string">
            <text:p>valletta.sabrina@gmail.com</text:p>
          </table:table-cell>
          <table:table-cell table:style-name="ce12" office:value-type="string">
            <text:p>ORG Lazio</text:p>
          </table:table-cell>
          <table:table-cell table:formula="of:=ISNA(VLOOKUP([.P53];['Giornalisti - 23'.J$1:.J$60];1;0))" office:value-type="boolean" office:boolean-value="true">
            <text:p>TRUE</text:p>
          </table:table-cell>
          <table:table-cell table:formula="of:=IF([.R53];1;0)" office:value-type="float" office:value="1">
            <text:p>1</text:p>
          </table:table-cell>
          <table:table-cell table:formula="of:=IF(ISNA(VLOOKUP([.P5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1">
            <text:p>111</text:p>
          </table:table-cell>
          <table:table-cell table:style-name="ce12" office:value-type="string">
            <text:p>Marra</text:p>
          </table:table-cell>
          <table:table-cell table:style-name="ce12" office:value-type="string">
            <text:p>Natalia</text:p>
          </table:table-cell>
          <table:table-cell table:style-name="ce12" office:value-type="float" office:value="1">
            <text:p>1</text:p>
          </table:table-cell>
          <table:table-cell table:style-name="ce47" table:formula="of:=[.B54] &amp; &quot; &quot; &amp;[.C54]" office:value-type="string" office:string-value="Marra Natalia">
            <text:p>Marra Natalia</text:p>
          </table:table-cell>
          <table:table-cell table:style-name="ce12" office:value-type="string">
            <text:p>natalia.marra@libero.it</text:p>
          </table:table-cell>
          <table:table-cell table:style-name="ce12" office:value-type="string">
            <text:p>ORG Lazio</text:p>
          </table:table-cell>
          <table:table-cell table:formula="of:=ISNA(VLOOKUP([.F54];['Giornalisti - 23'.D$1:.D$60];1;0))" office:value-type="boolean" office:boolean-value="true">
            <text:p>TRUE</text:p>
          </table:table-cell>
          <table:table-cell table:formula="of:=IF([.H54];1;0)" office:value-type="float" office:value="1">
            <text:p>1</text:p>
          </table:table-cell>
          <table:table-cell table:formula="of:=IF(ISNA(VLOOKUP([.F54];[.P$1:.P$130];1;0));0;1)" office:value-type="float" office:value="1">
            <text:p>1</text:p>
          </table:table-cell>
          <table:table-cell table:style-name="ce12" office:value-type="float" office:value="92">
            <text:p>92</text:p>
          </table:table-cell>
          <table:table-cell table:style-name="ce12" office:value-type="string">
            <text:p>Soldano</text:p>
          </table:table-cell>
          <table:table-cell table:style-name="ce12" office:value-type="string">
            <text:p>Monica</text:p>
          </table:table-cell>
          <table:table-cell table:style-name="ce12" office:value-type="float" office:value="10">
            <text:p>10</text:p>
          </table:table-cell>
          <table:table-cell table:style-name="ce47" table:formula="of:=[.L54] &amp; &quot; &quot; &amp;[.M54]" office:value-type="string" office:string-value="Soldano Monica">
            <text:p>Soldano Monica</text:p>
          </table:table-cell>
          <table:table-cell table:style-name="ce12" office:value-type="string">
            <text:p>monicasoldano90@gmail.com</text:p>
          </table:table-cell>
          <table:table-cell table:style-name="ce12" office:value-type="string">
            <text:p>ORG Lazio</text:p>
          </table:table-cell>
          <table:table-cell table:formula="of:=ISNA(VLOOKUP([.P54];['Giornalisti - 23'.J$1:.J$60];1;0))" office:value-type="boolean" office:boolean-value="true">
            <text:p>TRUE</text:p>
          </table:table-cell>
          <table:table-cell table:formula="of:=IF([.R54];1;0)" office:value-type="float" office:value="1">
            <text:p>1</text:p>
          </table:table-cell>
          <table:table-cell table:formula="of:=IF(ISNA(VLOOKUP([.P54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12">
            <text:p>112</text:p>
          </table:table-cell>
          <table:table-cell table:style-name="ce12" office:value-type="string">
            <text:p>Mazzacane</text:p>
          </table:table-cell>
          <table:table-cell table:style-name="ce12" office:value-type="string">
            <text:p>Roberta</text:p>
          </table:table-cell>
          <table:table-cell table:style-name="ce12" office:value-type="float" office:value="1">
            <text:p>1</text:p>
          </table:table-cell>
          <table:table-cell table:style-name="ce47" table:formula="of:=[.B55] &amp; &quot; &quot; &amp;[.C55]" office:value-type="string" office:string-value="Mazzacane Roberta">
            <text:p>Mazzacane Roberta</text:p>
          </table:table-cell>
          <table:table-cell table:style-name="ce12" office:value-type="string">
            <text:p>roberta.mazzacane@tin.it</text:p>
          </table:table-cell>
          <table:table-cell table:style-name="ce12" office:value-type="string">
            <text:p>ORG Campania</text:p>
          </table:table-cell>
          <table:table-cell table:formula="of:=ISNA(VLOOKUP([.F55];['Giornalisti - 23'.D$1:.D$60];1;0))" office:value-type="boolean" office:boolean-value="true">
            <text:p>TRUE</text:p>
          </table:table-cell>
          <table:table-cell table:formula="of:=IF([.H55];1;0)" office:value-type="float" office:value="1">
            <text:p>1</text:p>
          </table:table-cell>
          <table:table-cell table:formula="of:=IF(ISNA(VLOOKUP([.F55];[.P$1:.P$130];1;0));0;1)" office:value-type="float" office:value="1">
            <text:p>1</text:p>
          </table:table-cell>
          <table:table-cell table:style-name="ce12" office:value-type="float" office:value="93">
            <text:p>93</text:p>
          </table:table-cell>
          <table:table-cell table:style-name="ce12" office:value-type="string">
            <text:p>Sofi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0">
            <text:p>10</text:p>
          </table:table-cell>
          <table:table-cell table:style-name="ce47" table:formula="of:=[.L55] &amp; &quot; &quot; &amp;[.M55]" office:value-type="string" office:string-value="Sofi Stefano">
            <text:p>Sofi Stefano</text:p>
          </table:table-cell>
          <table:table-cell table:style-name="ce12" office:value-type="string">
            <text:p>stefano.sofi@libero.it</text:p>
          </table:table-cell>
          <table:table-cell table:style-name="ce12" office:value-type="string">
            <text:p>ORG Lazio</text:p>
          </table:table-cell>
          <table:table-cell table:formula="of:=ISNA(VLOOKUP([.P55];['Giornalisti - 23'.J$1:.J$60];1;0))" office:value-type="boolean" office:boolean-value="true">
            <text:p>TRUE</text:p>
          </table:table-cell>
          <table:table-cell table:formula="of:=IF([.R55];1;0)" office:value-type="float" office:value="1">
            <text:p>1</text:p>
          </table:table-cell>
          <table:table-cell table:formula="of:=IF(ISNA(VLOOKUP([.P5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3">
            <text:p>113</text:p>
          </table:table-cell>
          <table:table-cell table:style-name="ce12" office:value-type="string">
            <text:p>Ciancarelli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56] &amp; &quot; &quot; &amp;[.C56]" office:value-type="string" office:string-value="Ciancarelli Marco">
            <text:p>Ciancarelli Marco</text:p>
          </table:table-cell>
          <table:table-cell table:style-name="ce12" office:value-type="string">
            <text:p>marcociancarelli1@tin.it</text:p>
          </table:table-cell>
          <table:table-cell table:style-name="ce12" office:value-type="string">
            <text:p>ORG Lazio</text:p>
          </table:table-cell>
          <table:table-cell table:formula="of:=ISNA(VLOOKUP([.F56];['Giornalisti - 23'.D$1:.D$60];1;0))" office:value-type="boolean" office:boolean-value="true">
            <text:p>TRUE</text:p>
          </table:table-cell>
          <table:table-cell table:formula="of:=IF([.H56];1;0)" office:value-type="float" office:value="1">
            <text:p>1</text:p>
          </table:table-cell>
          <table:table-cell table:formula="of:=IF(ISNA(VLOOKUP([.F56];[.P$1:.P$130];1;0));0;1)" office:value-type="float" office:value="1">
            <text:p>1</text:p>
          </table:table-cell>
          <table:table-cell table:style-name="ce12" office:value-type="float" office:value="95">
            <text:p>95</text:p>
          </table:table-cell>
          <table:table-cell table:style-name="ce12" office:value-type="string">
            <text:p>Solinas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0">
            <text:p>10</text:p>
          </table:table-cell>
          <table:table-cell table:style-name="ce47" table:formula="of:=[.L56] &amp; &quot; &quot; &amp;[.M56]" office:value-type="string" office:string-value="Solinas Stefano">
            <text:p>Solinas Stefano</text:p>
          </table:table-cell>
          <table:table-cell table:style-name="ce12" office:value-type="string">
            <text:p>s.solinas@governo.it</text:p>
          </table:table-cell>
          <table:table-cell table:style-name="ce12" office:value-type="string">
            <text:p>ORG Lazio</text:p>
          </table:table-cell>
          <table:table-cell table:formula="of:=ISNA(VLOOKUP([.P56];['Giornalisti - 23'.J$1:.J$60];1;0))" office:value-type="boolean" office:boolean-value="true">
            <text:p>TRUE</text:p>
          </table:table-cell>
          <table:table-cell table:formula="of:=IF([.R56];1;0)" office:value-type="float" office:value="1">
            <text:p>1</text:p>
          </table:table-cell>
          <table:table-cell table:formula="of:=IF(ISNA(VLOOKUP([.P5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4">
            <text:p>114</text:p>
          </table:table-cell>
          <table:table-cell table:style-name="ce12" office:value-type="string">
            <text:p>Nacar</text:p>
          </table:table-cell>
          <table:table-cell table:style-name="ce12" office:value-type="string">
            <text:p>Maria</text:p>
          </table:table-cell>
          <table:table-cell table:style-name="ce12" office:value-type="float" office:value="1">
            <text:p>1</text:p>
          </table:table-cell>
          <table:table-cell table:style-name="ce47" table:formula="of:=[.B57] &amp; &quot; &quot; &amp;[.C57]" office:value-type="string" office:string-value="Nacar Maria">
            <text:p>Nacar Maria</text:p>
          </table:table-cell>
          <table:table-cell table:style-name="ce12" office:value-type="string">
            <text:p>m.nacar@libero.it</text:p>
          </table:table-cell>
          <table:table-cell table:style-name="ce12" office:value-type="string">
            <text:p>ORG Lazio</text:p>
          </table:table-cell>
          <table:table-cell table:formula="of:=ISNA(VLOOKUP([.F57];['Giornalisti - 23'.D$1:.D$60];1;0))" office:value-type="boolean" office:boolean-value="true">
            <text:p>TRUE</text:p>
          </table:table-cell>
          <table:table-cell table:formula="of:=IF([.H57];1;0)" office:value-type="float" office:value="1">
            <text:p>1</text:p>
          </table:table-cell>
          <table:table-cell table:formula="of:=IF(ISNA(VLOOKUP([.F57];[.P$1:.P$130];1;0));0;1)" office:value-type="float" office:value="1">
            <text:p>1</text:p>
          </table:table-cell>
          <table:table-cell table:style-name="ce12" office:value-type="float" office:value="96">
            <text:p>96</text:p>
          </table:table-cell>
          <table:table-cell table:style-name="ce12" office:value-type="string">
            <text:p>Vinci</text:p>
          </table:table-cell>
          <table:table-cell table:style-name="ce12" office:value-type="string">
            <text:p>Romina</text:p>
          </table:table-cell>
          <table:table-cell table:style-name="ce12" office:value-type="float" office:value="10">
            <text:p>10</text:p>
          </table:table-cell>
          <table:table-cell table:style-name="ce47" table:formula="of:=[.L57] &amp; &quot; &quot; &amp;[.M57]" office:value-type="string" office:string-value="Vinci Romina">
            <text:p>Vinci Romina</text:p>
          </table:table-cell>
          <table:table-cell table:style-name="ce12" office:value-type="string">
            <text:p>vinci.romina@gmail.com</text:p>
          </table:table-cell>
          <table:table-cell table:style-name="ce12" office:value-type="string">
            <text:p>ORG Lazio</text:p>
          </table:table-cell>
          <table:table-cell table:formula="of:=ISNA(VLOOKUP([.P57];['Giornalisti - 23'.J$1:.J$60];1;0))" office:value-type="boolean" office:boolean-value="true">
            <text:p>TRUE</text:p>
          </table:table-cell>
          <table:table-cell table:formula="of:=IF([.R57];1;0)" office:value-type="float" office:value="1">
            <text:p>1</text:p>
          </table:table-cell>
          <table:table-cell table:formula="of:=IF(ISNA(VLOOKUP([.P5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5">
            <text:p>115</text:p>
          </table:table-cell>
          <table:table-cell table:style-name="ce12" office:value-type="string">
            <text:p>Rustici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style-name="ce47" table:formula="of:=[.B58] &amp; &quot; &quot; &amp;[.C58]" office:value-type="string" office:string-value="Rustici Daniela">
            <text:p>Rustici Daniela</text:p>
          </table:table-cell>
          <table:table-cell table:style-name="ce12" office:value-type="string">
            <text:p>rusticidaniela.mail@gmail.com</text:p>
          </table:table-cell>
          <table:table-cell table:style-name="ce12" office:value-type="string">
            <text:p>ORG Lazio</text:p>
          </table:table-cell>
          <table:table-cell table:formula="of:=ISNA(VLOOKUP([.F58];['Giornalisti - 23'.D$1:.D$60];1;0))" office:value-type="boolean" office:boolean-value="true">
            <text:p>TRUE</text:p>
          </table:table-cell>
          <table:table-cell table:formula="of:=IF([.H58];1;0)" office:value-type="float" office:value="1">
            <text:p>1</text:p>
          </table:table-cell>
          <table:table-cell table:formula="of:=IF(ISNA(VLOOKUP([.F58];[.P$1:.P$130];1;0));0;1)" office:value-type="float" office:value="1">
            <text:p>1</text:p>
          </table:table-cell>
          <table:table-cell table:style-name="ce12" office:value-type="float" office:value="97">
            <text:p>97</text:p>
          </table:table-cell>
          <table:table-cell table:style-name="ce12" office:value-type="string">
            <text:p>Vetrano</text:p>
          </table:table-cell>
          <table:table-cell table:style-name="ce12" office:value-type="string">
            <text:p>Angela</text:p>
          </table:table-cell>
          <table:table-cell table:style-name="ce12" office:value-type="float" office:value="10">
            <text:p>10</text:p>
          </table:table-cell>
          <table:table-cell table:style-name="ce47" table:formula="of:=[.L58] &amp; &quot; &quot; &amp;[.M58]" office:value-type="string" office:string-value="Vetrano Angela">
            <text:p>Vetrano Angela</text:p>
          </table:table-cell>
          <table:table-cell table:style-name="ce12" office:value-type="string">
            <text:p>angy.vet@hotmail.it</text:p>
          </table:table-cell>
          <table:table-cell table:style-name="ce12" office:value-type="string">
            <text:p>ORG Calabria</text:p>
          </table:table-cell>
          <table:table-cell table:formula="of:=ISNA(VLOOKUP([.P58];['Giornalisti - 23'.J$1:.J$60];1;0))" office:value-type="boolean" office:boolean-value="true">
            <text:p>TRUE</text:p>
          </table:table-cell>
          <table:table-cell table:formula="of:=IF([.R58];1;0)" office:value-type="float" office:value="1">
            <text:p>1</text:p>
          </table:table-cell>
          <table:table-cell table:formula="of:=IF(ISNA(VLOOKUP([.P5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6">
            <text:p>116</text:p>
          </table:table-cell>
          <table:table-cell table:style-name="ce12" office:value-type="string">
            <text:p>Arcese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47" table:formula="of:=[.B59] &amp; &quot; &quot; &amp;[.C59]" office:value-type="string" office:string-value="Arcese Massimo">
            <text:p>Arcese Massimo</text:p>
          </table:table-cell>
          <table:table-cell table:style-name="ce12" office:value-type="string">
            <text:p>maaar@libero.it</text:p>
          </table:table-cell>
          <table:table-cell table:style-name="ce12" office:value-type="string">
            <text:p>ORG Lazio</text:p>
          </table:table-cell>
          <table:table-cell table:formula="of:=ISNA(VLOOKUP([.F59];['Giornalisti - 23'.D$1:.D$60];1;0))" office:value-type="boolean" office:boolean-value="true">
            <text:p>TRUE</text:p>
          </table:table-cell>
          <table:table-cell table:formula="of:=IF([.H59];1;0)" office:value-type="float" office:value="1">
            <text:p>1</text:p>
          </table:table-cell>
          <table:table-cell table:formula="of:=IF(ISNA(VLOOKUP([.F59];[.P$1:.P$130];1;0));0;1)" office:value-type="float" office:value="1">
            <text:p>1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Velocci</text:p>
          </table:table-cell>
          <table:table-cell table:style-name="ce12" office:value-type="string">
            <text:p>Martina</text:p>
          </table:table-cell>
          <table:table-cell table:style-name="ce12" office:value-type="float" office:value="10">
            <text:p>10</text:p>
          </table:table-cell>
          <table:table-cell table:style-name="ce47" table:formula="of:=[.L59] &amp; &quot; &quot; &amp;[.M59]" office:value-type="string" office:string-value="Velocci Martina">
            <text:p>Velocci Martina</text:p>
          </table:table-cell>
          <table:table-cell table:style-name="ce12" office:value-type="string">
            <text:p>martinavelocci@hotmail.it</text:p>
          </table:table-cell>
          <table:table-cell table:style-name="ce12" office:value-type="string">
            <text:p>ORG Lazio</text:p>
          </table:table-cell>
          <table:table-cell table:formula="of:=ISNA(VLOOKUP([.P59];['Giornalisti - 23'.J$1:.J$60];1;0))" office:value-type="boolean" office:boolean-value="true">
            <text:p>TRUE</text:p>
          </table:table-cell>
          <table:table-cell table:formula="of:=IF([.R59];1;0)" office:value-type="float" office:value="1">
            <text:p>1</text:p>
          </table:table-cell>
          <table:table-cell table:formula="of:=IF(ISNA(VLOOKUP([.P59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17">
            <text:p>117</text:p>
          </table:table-cell>
          <table:table-cell table:style-name="ce12" office:value-type="string">
            <text:p>Garulli</text:p>
          </table:table-cell>
          <table:table-cell table:style-name="ce12" office:value-type="string">
            <text:p>Emanuela</text:p>
          </table:table-cell>
          <table:table-cell table:style-name="ce12" office:value-type="float" office:value="1">
            <text:p>1</text:p>
          </table:table-cell>
          <table:table-cell table:style-name="ce47" table:formula="of:=[.B60] &amp; &quot; &quot; &amp;[.C60]" office:value-type="string" office:string-value="Garulli Emanuela">
            <text:p>Garulli Emanuela</text:p>
          </table:table-cell>
          <table:table-cell table:style-name="ce12" office:value-type="string">
            <text:p>emanuela.garulli@gmail.com</text:p>
          </table:table-cell>
          <table:table-cell table:style-name="ce12" office:value-type="string">
            <text:p>ORG Lazio</text:p>
          </table:table-cell>
          <table:table-cell table:formula="of:=ISNA(VLOOKUP([.F60];['Giornalisti - 23'.D$1:.D$60];1;0))" office:value-type="boolean" office:boolean-value="true">
            <text:p>TRUE</text:p>
          </table:table-cell>
          <table:table-cell table:formula="of:=IF([.H60];1;0)" office:value-type="float" office:value="1">
            <text:p>1</text:p>
          </table:table-cell>
          <table:table-cell table:formula="of:=IF(ISNA(VLOOKUP([.F60];[.P$1:.P$130];1;0));0;1)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Venditti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0">
            <text:p>10</text:p>
          </table:table-cell>
          <table:table-cell table:style-name="ce47" table:formula="of:=[.L60] &amp; &quot; &quot; &amp;[.M60]" office:value-type="string" office:string-value="Venditti Antonio">
            <text:p>Venditti Antonio</text:p>
          </table:table-cell>
          <table:table-cell table:style-name="ce12" office:value-type="string">
            <text:p>venditti2002@inwind.it</text:p>
          </table:table-cell>
          <table:table-cell table:style-name="ce12" office:value-type="string">
            <text:p>ORG Lazio</text:p>
          </table:table-cell>
          <table:table-cell table:formula="of:=ISNA(VLOOKUP([.P60];['Giornalisti - 23'.J$1:.J$60];1;0))" office:value-type="boolean" office:boolean-value="true">
            <text:p>TRUE</text:p>
          </table:table-cell>
          <table:table-cell table:formula="of:=IF([.R60];1;0)" office:value-type="float" office:value="1">
            <text:p>1</text:p>
          </table:table-cell>
          <table:table-cell table:formula="of:=IF(ISNA(VLOOKUP([.P6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8">
            <text:p>118</text:p>
          </table:table-cell>
          <table:table-cell table:style-name="ce12" office:value-type="string">
            <text:p>Granito</text:p>
          </table:table-cell>
          <table:table-cell table:style-name="ce12" office:value-type="string">
            <text:p>Giuseppina</text:p>
          </table:table-cell>
          <table:table-cell table:style-name="ce12" office:value-type="float" office:value="1">
            <text:p>1</text:p>
          </table:table-cell>
          <table:table-cell table:style-name="ce47" table:formula="of:=[.B61] &amp; &quot; &quot; &amp;[.C61]" office:value-type="string" office:string-value="Granito Giuseppina">
            <text:p>Granito Giuseppina</text:p>
          </table:table-cell>
          <table:table-cell table:style-name="ce12" office:value-type="string">
            <text:p>giuseppinagranito@libero.it</text:p>
          </table:table-cell>
          <table:table-cell table:style-name="ce12" office:value-type="string">
            <text:p>ORG Lazio</text:p>
          </table:table-cell>
          <table:table-cell table:formula="of:=ISNA(VLOOKUP([.F61];['Giornalisti - 23'.D$1:.D$60];1;0))" office:value-type="boolean" office:boolean-value="true">
            <text:p>TRUE</text:p>
          </table:table-cell>
          <table:table-cell table:formula="of:=IF([.H61];1;0)" office:value-type="float" office:value="1">
            <text:p>1</text:p>
          </table:table-cell>
          <table:table-cell table:formula="of:=IF(ISNA(VLOOKUP([.F61];[.P$1:.P$130];1;0));0;1)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style-name="ce12" office:value-type="string">
            <text:p>Moscatello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0">
            <text:p>10</text:p>
          </table:table-cell>
          <table:table-cell table:style-name="ce47" table:formula="of:=[.L61] &amp; &quot; &quot; &amp;[.M61]" office:value-type="string" office:string-value="Moscatello Antonio">
            <text:p>Moscatello Antonio</text:p>
          </table:table-cell>
          <table:table-cell table:style-name="ce12" office:value-type="string">
            <text:p>giapmos@gmail.com</text:p>
          </table:table-cell>
          <table:table-cell table:style-name="ce12" office:value-type="string">
            <text:p>ORG Lazio</text:p>
          </table:table-cell>
          <table:table-cell table:formula="of:=ISNA(VLOOKUP([.P61];['Giornalisti - 23'.J$1:.J$60];1;0))" office:value-type="boolean" office:boolean-value="true">
            <text:p>TRUE</text:p>
          </table:table-cell>
          <table:table-cell table:formula="of:=IF([.R61];1;0)" office:value-type="float" office:value="1">
            <text:p>1</text:p>
          </table:table-cell>
          <table:table-cell table:formula="of:=IF(ISNA(VLOOKUP([.P6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9">
            <text:p>119</text:p>
          </table:table-cell>
          <table:table-cell table:style-name="ce12" office:value-type="string">
            <text:p>Nencha</text:p>
          </table:table-cell>
          <table:table-cell table:style-name="ce12" office:value-type="string">
            <text:p>Beatrice</text:p>
          </table:table-cell>
          <table:table-cell table:style-name="ce12" office:value-type="float" office:value="1">
            <text:p>1</text:p>
          </table:table-cell>
          <table:table-cell table:style-name="ce47" table:formula="of:=[.B62] &amp; &quot; &quot; &amp;[.C62]" office:value-type="string" office:string-value="Nencha Beatrice">
            <text:p>Nencha Beatrice</text:p>
          </table:table-cell>
          <table:table-cell table:style-name="ce12" office:value-type="string">
            <text:p>nencha@libero.it</text:p>
          </table:table-cell>
          <table:table-cell table:style-name="ce12" office:value-type="string">
            <text:p>ORG Lazio</text:p>
          </table:table-cell>
          <table:table-cell table:formula="of:=ISNA(VLOOKUP([.F62];['Giornalisti - 23'.D$1:.D$60];1;0))" office:value-type="boolean" office:boolean-value="true">
            <text:p>TRUE</text:p>
          </table:table-cell>
          <table:table-cell table:formula="of:=IF([.H62];1;0)" office:value-type="float" office:value="1">
            <text:p>1</text:p>
          </table:table-cell>
          <table:table-cell table:formula="of:=IF(ISNA(VLOOKUP([.F62];[.P$1:.P$130];1;0));0;1)" office:value-type="float" office:value="1">
            <text:p>1</text:p>
          </table:table-cell>
          <table:table-cell table:style-name="ce12" office:value-type="float" office:value="102">
            <text:p>102</text:p>
          </table:table-cell>
          <table:table-cell table:style-name="ce12" office:value-type="string">
            <text:p>Bartolini</text:p>
          </table:table-cell>
          <table:table-cell table:style-name="ce12" office:value-type="string">
            <text:p>Tiziana</text:p>
          </table:table-cell>
          <table:table-cell table:style-name="ce12" office:value-type="float" office:value="10">
            <text:p>10</text:p>
          </table:table-cell>
          <table:table-cell table:style-name="ce47" table:formula="of:=[.L62] &amp; &quot; &quot; &amp;[.M62]" office:value-type="string" office:string-value="Bartolini Tiziana">
            <text:p>Bartolini Tiziana</text:p>
          </table:table-cell>
          <table:table-cell table:style-name="ce12" office:value-type="string">
            <text:p>tizianabartolini@tiscali.it</text:p>
          </table:table-cell>
          <table:table-cell table:style-name="ce12" office:value-type="string">
            <text:p>ORG Lazio</text:p>
          </table:table-cell>
          <table:table-cell table:formula="of:=ISNA(VLOOKUP([.P62];['Giornalisti - 23'.J$1:.J$60];1;0))" office:value-type="boolean" office:boolean-value="true">
            <text:p>TRUE</text:p>
          </table:table-cell>
          <table:table-cell table:formula="of:=IF([.R62];1;0)" office:value-type="float" office:value="1">
            <text:p>1</text:p>
          </table:table-cell>
          <table:table-cell table:formula="of:=IF(ISNA(VLOOKUP([.P6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0">
            <text:p>120</text:p>
          </table:table-cell>
          <table:table-cell table:style-name="ce12" office:value-type="string">
            <text:p>Ciarnelli</text:p>
          </table:table-cell>
          <table:table-cell table:style-name="ce12" office:value-type="string">
            <text:p>Marcella</text:p>
          </table:table-cell>
          <table:table-cell table:style-name="ce12" office:value-type="float" office:value="1">
            <text:p>1</text:p>
          </table:table-cell>
          <table:table-cell table:style-name="ce47" table:formula="of:=[.B63] &amp; &quot; &quot; &amp;[.C63]" office:value-type="string" office:string-value="Ciarnelli Marcella">
            <text:p>Ciarnelli Marcella</text:p>
          </table:table-cell>
          <table:table-cell table:style-name="ce12" office:value-type="string">
            <text:p>mciarnelli@unita.it</text:p>
          </table:table-cell>
          <table:table-cell table:style-name="ce12" office:value-type="string">
            <text:p>ORG Lazio</text:p>
          </table:table-cell>
          <table:table-cell table:formula="of:=ISNA(VLOOKUP([.F63];['Giornalisti - 23'.D$1:.D$60];1;0))" office:value-type="boolean" office:boolean-value="true">
            <text:p>TRUE</text:p>
          </table:table-cell>
          <table:table-cell table:formula="of:=IF([.H63];1;0)" office:value-type="float" office:value="1">
            <text:p>1</text:p>
          </table:table-cell>
          <table:table-cell table:formula="of:=IF(ISNA(VLOOKUP([.F63];[.P$1:.P$130];1;0));0;1)" office:value-type="float" office:value="1">
            <text:p>1</text:p>
          </table:table-cell>
          <table:table-cell table:style-name="ce12" office:value-type="float" office:value="103">
            <text:p>103</text:p>
          </table:table-cell>
          <table:table-cell table:style-name="ce12" office:value-type="string">
            <text:p>Benevolo</text:p>
          </table:table-cell>
          <table:table-cell table:style-name="ce12" office:value-type="string">
            <text:p>Paolo</text:p>
          </table:table-cell>
          <table:table-cell table:style-name="ce12" office:value-type="float" office:value="10">
            <text:p>10</text:p>
          </table:table-cell>
          <table:table-cell table:style-name="ce47" table:formula="of:=[.L63] &amp; &quot; &quot; &amp;[.M63]" office:value-type="string" office:string-value="Benevolo Paolo">
            <text:p>Benevolo Paolo</text:p>
          </table:table-cell>
          <table:table-cell table:style-name="ce12" office:value-type="string">
            <text:p>p.benevolo@aci.it</text:p>
          </table:table-cell>
          <table:table-cell table:style-name="ce12" office:value-type="string">
            <text:p>ORG Lazio</text:p>
          </table:table-cell>
          <table:table-cell table:formula="of:=ISNA(VLOOKUP([.P63];['Giornalisti - 23'.J$1:.J$60];1;0))" office:value-type="boolean" office:boolean-value="true">
            <text:p>TRUE</text:p>
          </table:table-cell>
          <table:table-cell table:formula="of:=IF([.R63];1;0)" office:value-type="float" office:value="1">
            <text:p>1</text:p>
          </table:table-cell>
          <table:table-cell table:formula="of:=IF(ISNA(VLOOKUP([.P63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21">
            <text:p>121</text:p>
          </table:table-cell>
          <table:table-cell table:style-name="ce12" office:value-type="string">
            <text:p>Di Vizia</text:p>
          </table:table-cell>
          <table:table-cell table:style-name="ce12" office:value-type="string">
            <text:p>Antonietta</text:p>
          </table:table-cell>
          <table:table-cell table:style-name="ce12" office:value-type="float" office:value="1">
            <text:p>1</text:p>
          </table:table-cell>
          <table:table-cell table:style-name="ce47" table:formula="of:=[.B64] &amp; &quot; &quot; &amp;[.C64]" office:value-type="string" office:string-value="Di Vizia Antonietta">
            <text:p>Di Vizia Antonietta</text:p>
          </table:table-cell>
          <table:table-cell table:style-name="ce12" office:value-type="string">
            <text:p>antoniettadivizia@gmail.com</text:p>
          </table:table-cell>
          <table:table-cell table:style-name="ce12" office:value-type="string">
            <text:p>ORG Lazio</text:p>
          </table:table-cell>
          <table:table-cell table:formula="of:=ISNA(VLOOKUP([.F64];['Giornalisti - 23'.D$1:.D$60];1;0))" office:value-type="boolean" office:boolean-value="true">
            <text:p>TRUE</text:p>
          </table:table-cell>
          <table:table-cell table:formula="of:=IF([.H64];1;0)" office:value-type="float" office:value="1">
            <text:p>1</text:p>
          </table:table-cell>
          <table:table-cell table:formula="of:=IF(ISNA(VLOOKUP([.F64];[.P$1:.P$130];1;0));0;1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ba</text:p>
          </table:table-cell>
          <table:table-cell table:style-name="ce12" office:value-type="string">
            <text:p>Antonella Giovanna</text:p>
          </table:table-cell>
          <table:table-cell table:style-name="ce12" office:value-type="float" office:value="10">
            <text:p>10</text:p>
          </table:table-cell>
          <table:table-cell table:style-name="ce47" table:formula="of:=[.L64] &amp; &quot; &quot; &amp;[.M64]" office:value-type="string" office:string-value="Alba Antonella Giovanna">
            <text:p>Alba Antonella Giovanna</text:p>
          </table:table-cell>
          <table:table-cell table:style-name="ce12" office:value-type="string">
            <text:p>alba98@hotmail.com</text:p>
          </table:table-cell>
          <table:table-cell table:style-name="ce12" office:value-type="string">
            <text:p>ORG Lazio</text:p>
          </table:table-cell>
          <table:table-cell table:formula="of:=ISNA(VLOOKUP([.P64];['Giornalisti - 23'.J$1:.J$60];1;0))" office:value-type="boolean" office:boolean-value="false">
            <text:p>FALSE</text:p>
          </table:table-cell>
          <table:table-cell table:formula="of:=IF([.R64];1;0)" office:value-type="float" office:value="0">
            <text:p>0</text:p>
          </table:table-cell>
          <table:table-cell table:formula="of:=IF(ISNA(VLOOKUP([.P6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2">
            <text:p>122</text:p>
          </table:table-cell>
          <table:table-cell table:style-name="ce12" office:value-type="string">
            <text:p>Paolucci</text:p>
          </table:table-cell>
          <table:table-cell table:style-name="ce12" office:value-type="string">
            <text:p>Marzia</text:p>
          </table:table-cell>
          <table:table-cell table:style-name="ce12" office:value-type="float" office:value="1">
            <text:p>1</text:p>
          </table:table-cell>
          <table:table-cell table:style-name="ce47" table:formula="of:=[.B65] &amp; &quot; &quot; &amp;[.C65]" office:value-type="string" office:string-value="Paolucci Marzia">
            <text:p>Paolucci Marzia</text:p>
          </table:table-cell>
          <table:table-cell table:style-name="ce12" office:value-type="string">
            <text:p>marzia.paolucci@inwind.it</text:p>
          </table:table-cell>
          <table:table-cell table:style-name="ce12" office:value-type="string">
            <text:p>ORG Lazio</text:p>
          </table:table-cell>
          <table:table-cell table:formula="of:=ISNA(VLOOKUP([.F65];['Giornalisti - 23'.D$1:.D$60];1;0))" office:value-type="boolean" office:boolean-value="true">
            <text:p>TRUE</text:p>
          </table:table-cell>
          <table:table-cell table:formula="of:=IF([.H65];1;0)" office:value-type="float" office:value="1">
            <text:p>1</text:p>
          </table:table-cell>
          <table:table-cell table:formula="of:=IF(ISNA(VLOOKUP([.F65];[.P$1:.P$130];1;0));0;1)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lbanese</text:p>
          </table:table-cell>
          <table:table-cell table:style-name="ce12" office:value-type="string">
            <text:p>Michela</text:p>
          </table:table-cell>
          <table:table-cell table:style-name="ce12" office:value-type="float" office:value="10">
            <text:p>10</text:p>
          </table:table-cell>
          <table:table-cell table:style-name="ce47" table:formula="of:=[.L65] &amp; &quot; &quot; &amp;[.M65]" office:value-type="string" office:string-value="Albanese Michela">
            <text:p>Albanese Michela</text:p>
          </table:table-cell>
          <table:table-cell table:style-name="ce12" office:value-type="string">
            <text:p>info@michelalbanese.com</text:p>
          </table:table-cell>
          <table:table-cell table:style-name="ce12" office:value-type="string">
            <text:p>ORG Lazio</text:p>
          </table:table-cell>
          <table:table-cell table:formula="of:=ISNA(VLOOKUP([.P65];['Giornalisti - 23'.J$1:.J$60];1;0))" office:value-type="boolean" office:boolean-value="false">
            <text:p>FALSE</text:p>
          </table:table-cell>
          <table:table-cell table:formula="of:=IF([.R65];1;0)" office:value-type="float" office:value="0">
            <text:p>0</text:p>
          </table:table-cell>
          <table:table-cell table:formula="of:=IF(ISNA(VLOOKUP([.P6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3">
            <text:p>123</text:p>
          </table:table-cell>
          <table:table-cell table:style-name="ce12" office:value-type="string">
            <text:p>Scafuri</text:p>
          </table:table-cell>
          <table:table-cell table:style-name="ce12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style-name="ce47" table:formula="of:=[.B66] &amp; &quot; &quot; &amp;[.C66]" office:value-type="string" office:string-value="Scafuri Anna">
            <text:p>Scafuri Anna</text:p>
          </table:table-cell>
          <table:table-cell table:style-name="ce12" office:value-type="string">
            <text:p>anna.scafuri@rai.it</text:p>
          </table:table-cell>
          <table:table-cell table:style-name="ce12" office:value-type="string">
            <text:p>ORG Lazio</text:p>
          </table:table-cell>
          <table:table-cell table:formula="of:=ISNA(VLOOKUP([.F66];['Giornalisti - 23'.D$1:.D$60];1;0))" office:value-type="boolean" office:boolean-value="true">
            <text:p>TRUE</text:p>
          </table:table-cell>
          <table:table-cell table:formula="of:=IF([.H66];1;0)" office:value-type="float" office:value="1">
            <text:p>1</text:p>
          </table:table-cell>
          <table:table-cell table:formula="of:=IF(ISNA(VLOOKUP([.F66];[.P$1:.P$130];1;0));0;1)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Biraghi</text:p>
          </table:table-cell>
          <table:table-cell table:style-name="ce12" office:value-type="string">
            <text:p>Sarina</text:p>
          </table:table-cell>
          <table:table-cell table:style-name="ce12" office:value-type="float" office:value="10">
            <text:p>10</text:p>
          </table:table-cell>
          <table:table-cell table:style-name="ce47" table:formula="of:=[.L66] &amp; &quot; &quot; &amp;[.M66]" office:value-type="string" office:string-value="Biraghi Sarina">
            <text:p>Biraghi Sarina</text:p>
          </table:table-cell>
          <table:table-cell table:style-name="ce12" office:value-type="string">
            <text:p>s.biraghi@iltempo.it</text:p>
          </table:table-cell>
          <table:table-cell table:style-name="ce12" office:value-type="string">
            <text:p>ORG Lazio</text:p>
          </table:table-cell>
          <table:table-cell table:formula="of:=ISNA(VLOOKUP([.P66];['Giornalisti - 23'.J$1:.J$60];1;0))" office:value-type="boolean" office:boolean-value="false">
            <text:p>FALSE</text:p>
          </table:table-cell>
          <table:table-cell table:formula="of:=IF([.R66];1;0)" office:value-type="float" office:value="0">
            <text:p>0</text:p>
          </table:table-cell>
          <table:table-cell table:formula="of:=IF(ISNA(VLOOKUP([.P6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4">
            <text:p>124</text:p>
          </table:table-cell>
          <table:table-cell table:style-name="ce12" office:value-type="string">
            <text:p>Scaglietta</text:p>
          </table:table-cell>
          <table:table-cell table:style-name="ce12" office:value-type="string">
            <text:p>Raffaela</text:p>
          </table:table-cell>
          <table:table-cell table:style-name="ce12" office:value-type="float" office:value="1">
            <text:p>1</text:p>
          </table:table-cell>
          <table:table-cell table:style-name="ce47" table:formula="of:=[.B67] &amp; &quot; &quot; &amp;[.C67]" office:value-type="string" office:string-value="Scaglietta Raffaela">
            <text:p>Scaglietta Raffaela</text:p>
          </table:table-cell>
          <table:table-cell table:style-name="ce12" office:value-type="string">
            <text:p>raffaelascaglietta@gmail.com</text:p>
          </table:table-cell>
          <table:table-cell table:style-name="ce12" office:value-type="string">
            <text:p>ORG Lazio</text:p>
          </table:table-cell>
          <table:table-cell table:formula="of:=ISNA(VLOOKUP([.F67];['Giornalisti - 23'.D$1:.D$60];1;0))" office:value-type="boolean" office:boolean-value="true">
            <text:p>TRUE</text:p>
          </table:table-cell>
          <table:table-cell table:formula="of:=IF([.H67];1;0)" office:value-type="float" office:value="1">
            <text:p>1</text:p>
          </table:table-cell>
          <table:table-cell table:formula="of:=IF(ISNA(VLOOKUP([.F67];[.P$1:.P$130];1;0));0;1)" office:value-type="float" office:value="1">
            <text:p>1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Bizzarri</text:p>
          </table:table-cell>
          <table:table-cell table:style-name="ce12" office:value-type="string">
            <text:p>Barbara</text:p>
          </table:table-cell>
          <table:table-cell table:style-name="ce12" office:value-type="float" office:value="10">
            <text:p>10</text:p>
          </table:table-cell>
          <table:table-cell table:style-name="ce47" table:formula="of:=[.L67] &amp; &quot; &quot; &amp;[.M67]" office:value-type="string" office:string-value="Bizzarri Barbara">
            <text:p>Bizzarri Barbara</text:p>
          </table:table-cell>
          <table:table-cell table:style-name="ce12" office:value-type="string">
            <text:p>bbizzarri@gmail.com</text:p>
          </table:table-cell>
          <table:table-cell table:style-name="ce12" office:value-type="string">
            <text:p>ORG Abruzzo</text:p>
          </table:table-cell>
          <table:table-cell table:formula="of:=ISNA(VLOOKUP([.P67];['Giornalisti - 23'.J$1:.J$60];1;0))" office:value-type="boolean" office:boolean-value="false">
            <text:p>FALSE</text:p>
          </table:table-cell>
          <table:table-cell table:formula="of:=IF([.R67];1;0)" office:value-type="float" office:value="0">
            <text:p>0</text:p>
          </table:table-cell>
          <table:table-cell table:formula="of:=IF(ISNA(VLOOKUP([.P6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5">
            <text:p>125</text:p>
          </table:table-cell>
          <table:table-cell table:style-name="ce12" office:value-type="string">
            <text:p>De Angelis</text:p>
          </table:table-cell>
          <table:table-cell table:style-name="ce12" office:value-type="string">
            <text:p>Giuseppina</text:p>
          </table:table-cell>
          <table:table-cell table:style-name="ce12" office:value-type="float" office:value="1">
            <text:p>1</text:p>
          </table:table-cell>
          <table:table-cell table:style-name="ce47" table:formula="of:=[.B68] &amp; &quot; &quot; &amp;[.C68]" office:value-type="string" office:string-value="De Angelis Giuseppina">
            <text:p>De Angelis Giuseppina</text:p>
          </table:table-cell>
          <table:table-cell table:style-name="ce12" office:value-type="string">
            <text:p>giusi.deangelis@gmail.com</text:p>
          </table:table-cell>
          <table:table-cell table:style-name="ce12" office:value-type="string">
            <text:p>ORG Lazio</text:p>
          </table:table-cell>
          <table:table-cell table:formula="of:=ISNA(VLOOKUP([.F68];['Giornalisti - 23'.D$1:.D$60];1;0))" office:value-type="boolean" office:boolean-value="true">
            <text:p>TRUE</text:p>
          </table:table-cell>
          <table:table-cell table:formula="of:=IF([.H68];1;0)" office:value-type="float" office:value="1">
            <text:p>1</text:p>
          </table:table-cell>
          <table:table-cell table:formula="of:=IF(ISNA(VLOOKUP([.F68];[.P$1:.P$130];1;0));0;1)" office:value-type="float" office:value="1">
            <text:p>1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Bombace</text:p>
          </table:table-cell>
          <table:table-cell table:style-name="ce12" office:value-type="string">
            <text:p>Rachele</text:p>
          </table:table-cell>
          <table:table-cell table:style-name="ce12" office:value-type="float" office:value="10">
            <text:p>10</text:p>
          </table:table-cell>
          <table:table-cell table:style-name="ce47" table:formula="of:=[.L68] &amp; &quot; &quot; &amp;[.M68]" office:value-type="string" office:string-value="Bombace Rachele">
            <text:p>Bombace Rachele</text:p>
          </table:table-cell>
          <table:table-cell table:style-name="ce12" office:value-type="string">
            <text:p>r.bombace@agenziadire.com</text:p>
          </table:table-cell>
          <table:table-cell table:style-name="ce12" office:value-type="string">
            <text:p>ORG Campania</text:p>
          </table:table-cell>
          <table:table-cell table:formula="of:=ISNA(VLOOKUP([.P68];['Giornalisti - 23'.J$1:.J$60];1;0))" office:value-type="boolean" office:boolean-value="false">
            <text:p>FALSE</text:p>
          </table:table-cell>
          <table:table-cell table:formula="of:=IF([.R68];1;0)" office:value-type="float" office:value="0">
            <text:p>0</text:p>
          </table:table-cell>
          <table:table-cell table:formula="of:=IF(ISNA(VLOOKUP([.P6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6">
            <text:p>126</text:p>
          </table:table-cell>
          <table:table-cell table:style-name="ce12" office:value-type="string">
            <text:p>Castelli</text:p>
          </table:table-cell>
          <table:table-cell table:style-name="ce12" office:value-type="string">
            <text:p>Maria</text:p>
          </table:table-cell>
          <table:table-cell table:style-name="ce12" office:value-type="float" office:value="1">
            <text:p>1</text:p>
          </table:table-cell>
          <table:table-cell table:style-name="ce47" table:formula="of:=[.B69] &amp; &quot; &quot; &amp;[.C69]" office:value-type="string" office:string-value="Castelli Maria">
            <text:p>Castelli Maria</text:p>
          </table:table-cell>
          <table:table-cell table:style-name="ce12" office:value-type="string">
            <text:p>cristianitanuova@gmail.com</text:p>
          </table:table-cell>
          <table:table-cell table:style-name="ce12" office:value-type="string">
            <text:p>ORG Emilia Romagna</text:p>
          </table:table-cell>
          <table:table-cell table:formula="of:=ISNA(VLOOKUP([.F69];['Giornalisti - 23'.D$1:.D$60];1;0))" office:value-type="boolean" office:boolean-value="true">
            <text:p>TRUE</text:p>
          </table:table-cell>
          <table:table-cell table:formula="of:=IF([.H69];1;0)" office:value-type="float" office:value="1">
            <text:p>1</text:p>
          </table:table-cell>
          <table:table-cell table:formula="of:=IF(ISNA(VLOOKUP([.F69];[.P$1:.P$130];1;0));0;1)" office:value-type="float" office:value="0">
            <text:p>0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Bonini</text:p>
          </table:table-cell>
          <table:table-cell table:style-name="ce12" office:value-type="string">
            <text:p>Susanna</text:p>
          </table:table-cell>
          <table:table-cell table:style-name="ce12" office:value-type="float" office:value="10">
            <text:p>10</text:p>
          </table:table-cell>
          <table:table-cell table:style-name="ce47" table:formula="of:=[.L69] &amp; &quot; &quot; &amp;[.M69]" office:value-type="string" office:string-value="Bonini Susanna">
            <text:p>Bonini Susanna</text:p>
          </table:table-cell>
          <table:table-cell table:style-name="ce12" office:value-type="string">
            <text:p>sbonini@gmail.com</text:p>
          </table:table-cell>
          <table:table-cell table:style-name="ce12" office:value-type="string">
            <text:p>ORG Emilia Romagna</text:p>
          </table:table-cell>
          <table:table-cell table:formula="of:=ISNA(VLOOKUP([.P69];['Giornalisti - 23'.J$1:.J$60];1;0))" office:value-type="boolean" office:boolean-value="false">
            <text:p>FALSE</text:p>
          </table:table-cell>
          <table:table-cell table:formula="of:=IF([.R69];1;0)" office:value-type="float" office:value="0">
            <text:p>0</text:p>
          </table:table-cell>
          <table:table-cell table:formula="of:=IF(ISNA(VLOOKUP([.P6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7">
            <text:p>127</text:p>
          </table:table-cell>
          <table:table-cell table:style-name="ce12" office:value-type="string">
            <text:p>Lucarini</text:p>
          </table:table-cell>
          <table:table-cell table:style-name="ce12" office:value-type="string">
            <text:p>Giovangualberto</text:p>
          </table:table-cell>
          <table:table-cell table:style-name="ce12" office:value-type="float" office:value="1">
            <text:p>1</text:p>
          </table:table-cell>
          <table:table-cell table:style-name="ce47" table:formula="of:=[.B70] &amp; &quot; &quot; &amp;[.C70]" office:value-type="string" office:string-value="Lucarini Giovangualberto">
            <text:p>Lucarini Giovangualberto</text:p>
          </table:table-cell>
          <table:table-cell table:style-name="ce12" office:value-type="string">
            <text:p>g.lucarini@mclink.it</text:p>
          </table:table-cell>
          <table:table-cell table:style-name="ce12" office:value-type="string">
            <text:p>ORG Lazio</text:p>
          </table:table-cell>
          <table:table-cell table:formula="of:=ISNA(VLOOKUP([.F70];['Giornalisti - 23'.D$1:.D$60];1;0))" office:value-type="boolean" office:boolean-value="true">
            <text:p>TRUE</text:p>
          </table:table-cell>
          <table:table-cell table:formula="of:=IF([.H70];1;0)" office:value-type="float" office:value="1">
            <text:p>1</text:p>
          </table:table-cell>
          <table:table-cell table:formula="of:=IF(ISNA(VLOOKUP([.F70];[.P$1:.P$130];1;0));0;1)" office:value-type="float" office:value="0">
            <text:p>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Brai</text:p>
          </table:table-cell>
          <table:table-cell table:style-name="ce12" office:value-type="string">
            <text:p>Stefania</text:p>
          </table:table-cell>
          <table:table-cell table:style-name="ce12" office:value-type="float" office:value="10">
            <text:p>10</text:p>
          </table:table-cell>
          <table:table-cell table:style-name="ce47" table:formula="of:=[.L70] &amp; &quot; &quot; &amp;[.M70]" office:value-type="string" office:string-value="Brai Stefania">
            <text:p>Brai Stefania</text:p>
          </table:table-cell>
          <table:table-cell table:style-name="ce12" office:value-type="string">
            <text:p>stefania.brai@rifondazione.it</text:p>
          </table:table-cell>
          <table:table-cell table:style-name="ce12" office:value-type="string">
            <text:p>ORG Lazio</text:p>
          </table:table-cell>
          <table:table-cell table:formula="of:=ISNA(VLOOKUP([.P70];['Giornalisti - 23'.J$1:.J$60];1;0))" office:value-type="boolean" office:boolean-value="false">
            <text:p>FALSE</text:p>
          </table:table-cell>
          <table:table-cell table:formula="of:=IF([.R70];1;0)" office:value-type="float" office:value="0">
            <text:p>0</text:p>
          </table:table-cell>
          <table:table-cell table:formula="of:=IF(ISNA(VLOOKUP([.P70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28">
            <text:p>128</text:p>
          </table:table-cell>
          <table:table-cell table:style-name="ce12" office:value-type="string">
            <text:p>Carioti</text:p>
          </table:table-cell>
          <table:table-cell table:style-name="ce12" office:value-type="string">
            <text:p>Daniele</text:p>
          </table:table-cell>
          <table:table-cell table:style-name="ce12" office:value-type="float" office:value="1">
            <text:p>1</text:p>
          </table:table-cell>
          <table:table-cell table:style-name="ce47" table:formula="of:=[.B71] &amp; &quot; &quot; &amp;[.C71]" office:value-type="string" office:string-value="Carioti Daniele">
            <text:p>Carioti Daniele</text:p>
          </table:table-cell>
          <table:table-cell table:style-name="ce12" office:value-type="string">
            <text:p>danielecarioti@gmail.com</text:p>
          </table:table-cell>
          <table:table-cell table:style-name="ce12" office:value-type="string">
            <text:p>ORG Lazio</text:p>
          </table:table-cell>
          <table:table-cell table:formula="of:=ISNA(VLOOKUP([.F71];['Giornalisti - 23'.D$1:.D$60];1;0))" office:value-type="boolean" office:boolean-value="true">
            <text:p>TRUE</text:p>
          </table:table-cell>
          <table:table-cell table:formula="of:=IF([.H71];1;0)" office:value-type="float" office:value="1">
            <text:p>1</text:p>
          </table:table-cell>
          <table:table-cell table:formula="of:=IF(ISNA(VLOOKUP([.F71];[.P$1:.P$130];1;0));0;1)" office:value-type="float" office:value="1">
            <text:p>1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Bruni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0">
            <text:p>10</text:p>
          </table:table-cell>
          <table:table-cell table:style-name="ce47" table:formula="of:=[.L71] &amp; &quot; &quot; &amp;[.M71]" office:value-type="string" office:string-value="Bruni Daniela">
            <text:p>Bruni Daniela</text:p>
          </table:table-cell>
          <table:table-cell table:style-name="ce12" office:value-type="string">
            <text:p>dbruni@libero.it</text:p>
          </table:table-cell>
          <table:table-cell table:style-name="ce12" office:value-type="string">
            <text:p>ORG Lazio</text:p>
          </table:table-cell>
          <table:table-cell table:formula="of:=ISNA(VLOOKUP([.P71];['Giornalisti - 23'.J$1:.J$60];1;0))" office:value-type="boolean" office:boolean-value="false">
            <text:p>FALSE</text:p>
          </table:table-cell>
          <table:table-cell table:formula="of:=IF([.R71];1;0)" office:value-type="float" office:value="0">
            <text:p>0</text:p>
          </table:table-cell>
          <table:table-cell table:formula="of:=IF(ISNA(VLOOKUP([.P7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9">
            <text:p>129</text:p>
          </table:table-cell>
          <table:table-cell table:style-name="ce12" office:value-type="string">
            <text:p>Carioti</text:p>
          </table:table-cell>
          <table:table-cell table:style-name="ce12" office:value-type="string">
            <text:p>Emanuele</text:p>
          </table:table-cell>
          <table:table-cell table:style-name="ce12" office:value-type="float" office:value="1">
            <text:p>1</text:p>
          </table:table-cell>
          <table:table-cell table:style-name="ce47" table:formula="of:=[.B72] &amp; &quot; &quot; &amp;[.C72]" office:value-type="string" office:string-value="Carioti Emanuele">
            <text:p>Carioti Emanuele</text:p>
          </table:table-cell>
          <table:table-cell table:style-name="ce12" office:value-type="string">
            <text:p>cortonotte@tiscali.it</text:p>
          </table:table-cell>
          <table:table-cell table:style-name="ce12" office:value-type="string">
            <text:p>ORG Lazio</text:p>
          </table:table-cell>
          <table:table-cell table:formula="of:=ISNA(VLOOKUP([.F72];['Giornalisti - 23'.D$1:.D$60];1;0))" office:value-type="boolean" office:boolean-value="true">
            <text:p>TRUE</text:p>
          </table:table-cell>
          <table:table-cell table:formula="of:=IF([.H72];1;0)" office:value-type="float" office:value="1">
            <text:p>1</text:p>
          </table:table-cell>
          <table:table-cell table:formula="of:=IF(ISNA(VLOOKUP([.F72];[.P$1:.P$130];1;0));0;1)" office:value-type="float" office:value="1">
            <text:p>1</text:p>
          </table:table-cell>
          <table:table-cell table:style-name="ce12" office:value-type="float" office:value="17">
            <text:p>17</text:p>
          </table:table-cell>
          <table:table-cell table:style-name="ce12" office:value-type="string">
            <text:p>Bressa</text:p>
          </table:table-cell>
          <table:table-cell table:style-name="ce12" office:value-type="string">
            <text:p>Ida</text:p>
          </table:table-cell>
          <table:table-cell table:style-name="ce12" office:value-type="float" office:value="10">
            <text:p>10</text:p>
          </table:table-cell>
          <table:table-cell table:style-name="ce47" table:formula="of:=[.L72] &amp; &quot; &quot; &amp;[.M72]" office:value-type="string" office:string-value="Bressa Ida">
            <text:p>Bressa Ida</text:p>
          </table:table-cell>
          <table:table-cell table:style-name="ce12" office:value-type="string">
            <text:p>idabressa@alice.it</text:p>
          </table:table-cell>
          <table:table-cell table:style-name="ce12" office:value-type="string">
            <text:p>ORG Lazio</text:p>
          </table:table-cell>
          <table:table-cell table:formula="of:=ISNA(VLOOKUP([.P72];['Giornalisti - 23'.J$1:.J$60];1;0))" office:value-type="boolean" office:boolean-value="false">
            <text:p>FALSE</text:p>
          </table:table-cell>
          <table:table-cell table:formula="of:=IF([.R72];1;0)" office:value-type="float" office:value="0">
            <text:p>0</text:p>
          </table:table-cell>
          <table:table-cell table:formula="of:=IF(ISNA(VLOOKUP([.P7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30">
            <text:p>130</text:p>
          </table:table-cell>
          <table:table-cell table:style-name="ce12" office:value-type="string">
            <text:p>Bartolini</text:p>
          </table:table-cell>
          <table:table-cell table:style-name="ce12" office:value-type="string">
            <text:p>Tiziana</text:p>
          </table:table-cell>
          <table:table-cell table:style-name="ce12" office:value-type="float" office:value="1">
            <text:p>1</text:p>
          </table:table-cell>
          <table:table-cell table:style-name="ce47" table:formula="of:=[.B73] &amp; &quot; &quot; &amp;[.C73]" office:value-type="string" office:string-value="Bartolini Tiziana">
            <text:p>Bartolini Tiziana</text:p>
          </table:table-cell>
          <table:table-cell table:style-name="ce12" office:value-type="string">
            <text:p>tizianabartolini@tiscali.it</text:p>
          </table:table-cell>
          <table:table-cell table:style-name="ce12" office:value-type="string">
            <text:p>ORG Lazio</text:p>
          </table:table-cell>
          <table:table-cell table:formula="of:=ISNA(VLOOKUP([.F73];['Giornalisti - 23'.D$1:.D$60];1;0))" office:value-type="boolean" office:boolean-value="true">
            <text:p>TRUE</text:p>
          </table:table-cell>
          <table:table-cell table:formula="of:=IF([.H73];1;0)" office:value-type="float" office:value="1">
            <text:p>1</text:p>
          </table:table-cell>
          <table:table-cell table:formula="of:=IF(ISNA(VLOOKUP([.F73];[.P$1:.P$130];1;0));0;1)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Camilletti</text:p>
          </table:table-cell>
          <table:table-cell table:style-name="ce12" office:value-type="string">
            <text:p>Manola</text:p>
          </table:table-cell>
          <table:table-cell table:style-name="ce12" office:value-type="float" office:value="10">
            <text:p>10</text:p>
          </table:table-cell>
          <table:table-cell table:style-name="ce47" table:formula="of:=[.L73] &amp; &quot; &quot; &amp;[.M73]" office:value-type="string" office:string-value="Camilletti Manola">
            <text:p>Camilletti Manola</text:p>
          </table:table-cell>
          <table:table-cell table:style-name="ce12" office:value-type="string">
            <text:p>manolacamilletti@libero.it</text:p>
          </table:table-cell>
          <table:table-cell table:style-name="ce12" office:value-type="string">
            <text:p>ORG Lazio</text:p>
          </table:table-cell>
          <table:table-cell table:formula="of:=ISNA(VLOOKUP([.P73];['Giornalisti - 23'.J$1:.J$60];1;0))" office:value-type="boolean" office:boolean-value="false">
            <text:p>FALSE</text:p>
          </table:table-cell>
          <table:table-cell table:formula="of:=IF([.R73];1;0)" office:value-type="float" office:value="0">
            <text:p>0</text:p>
          </table:table-cell>
          <table:table-cell table:formula="of:=IF(ISNA(VLOOKUP([.P7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31">
            <text:p>131</text:p>
          </table:table-cell>
          <table:table-cell table:style-name="ce12" office:value-type="string">
            <text:p>Moscatello</text:p>
          </table:table-cell>
          <table:table-cell table:style-name="ce12" office:value-type="string">
            <text:p>Antonio</text:p>
          </table:table-cell>
          <table:table-cell table:style-name="ce12" office:value-type="float" office:value="1">
            <text:p>1</text:p>
          </table:table-cell>
          <table:table-cell table:style-name="ce47" table:formula="of:=[.B74] &amp; &quot; &quot; &amp;[.C74]" office:value-type="string" office:string-value="Moscatello Antonio">
            <text:p>Moscatello Antonio</text:p>
          </table:table-cell>
          <table:table-cell table:style-name="ce12" office:value-type="string">
            <text:p>giapmos@gmail.com</text:p>
          </table:table-cell>
          <table:table-cell table:style-name="ce12" office:value-type="string">
            <text:p>ORG Lazio</text:p>
          </table:table-cell>
          <table:table-cell table:formula="of:=ISNA(VLOOKUP([.F74];['Giornalisti - 23'.D$1:.D$60];1;0))" office:value-type="boolean" office:boolean-value="true">
            <text:p>TRUE</text:p>
          </table:table-cell>
          <table:table-cell table:formula="of:=IF([.H74];1;0)" office:value-type="float" office:value="1">
            <text:p>1</text:p>
          </table:table-cell>
          <table:table-cell table:formula="of:=IF(ISNA(VLOOKUP([.F74];[.P$1:.P$130];1;0));0;1)" office:value-type="float" office:value="1">
            <text:p>1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Calabresi</text:p>
          </table:table-cell>
          <table:table-cell table:style-name="ce12" office:value-type="string">
            <text:p>Barbara</text:p>
          </table:table-cell>
          <table:table-cell table:style-name="ce12" office:value-type="float" office:value="10">
            <text:p>10</text:p>
          </table:table-cell>
          <table:table-cell table:style-name="ce47" table:formula="of:=[.L74] &amp; &quot; &quot; &amp;[.M74]" office:value-type="string" office:string-value="Calabresi Barbara">
            <text:p>Calabresi Barbara</text:p>
          </table:table-cell>
          <table:table-cell table:style-name="ce12" office:value-type="string">
            <text:p>barbaracalabresi@gmail.com</text:p>
          </table:table-cell>
          <table:table-cell table:style-name="ce12" office:value-type="string">
            <text:p>ORG Lazio</text:p>
          </table:table-cell>
          <table:table-cell table:formula="of:=ISNA(VLOOKUP([.P74];['Giornalisti - 23'.J$1:.J$60];1;0))" office:value-type="boolean" office:boolean-value="false">
            <text:p>FALSE</text:p>
          </table:table-cell>
          <table:table-cell table:formula="of:=IF([.R74];1;0)" office:value-type="float" office:value="0">
            <text:p>0</text:p>
          </table:table-cell>
          <table:table-cell table:formula="of:=IF(ISNA(VLOOKUP([.P7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">
            <text:p>1</text:p>
          </table:table-cell>
          <table:table-cell table:style-name="ce12" office:value-type="string">
            <text:p>Alba</text:p>
          </table:table-cell>
          <table:table-cell table:style-name="ce12" office:value-type="string">
            <text:p>Antonella Giovanna</text:p>
          </table:table-cell>
          <table:table-cell table:style-name="ce12" office:value-type="float" office:value="1">
            <text:p>1</text:p>
          </table:table-cell>
          <table:table-cell table:style-name="ce47" table:formula="of:=[.B75] &amp; &quot; &quot; &amp;[.C75]" office:value-type="string" office:string-value="Alba Antonella Giovanna">
            <text:p>Alba Antonella Giovanna</text:p>
          </table:table-cell>
          <table:table-cell table:style-name="ce12" office:value-type="string">
            <text:p>alba98@hotmail.com</text:p>
          </table:table-cell>
          <table:table-cell table:style-name="ce12" office:value-type="string">
            <text:p>ORG Lazio</text:p>
          </table:table-cell>
          <table:table-cell table:formula="of:=ISNA(VLOOKUP([.F75];['Giornalisti - 23'.D$1:.D$60];1;0))" office:value-type="boolean" office:boolean-value="false">
            <text:p>FALSE</text:p>
          </table:table-cell>
          <table:table-cell table:formula="of:=IF([.H75];1;0)" office:value-type="float" office:value="0">
            <text:p>0</text:p>
          </table:table-cell>
          <table:table-cell table:formula="of:=IF(ISNA(VLOOKUP([.F75];[.P$1:.P$130];1;0));0;1)" office:value-type="float" office:value="1">
            <text:p>1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Caputi</text:p>
          </table:table-cell>
          <table:table-cell table:style-name="ce12" office:value-type="string">
            <text:p>Ildebrando</text:p>
          </table:table-cell>
          <table:table-cell table:style-name="ce12" office:value-type="float" office:value="10">
            <text:p>10</text:p>
          </table:table-cell>
          <table:table-cell table:style-name="ce47" table:formula="of:=[.L75] &amp; &quot; &quot; &amp;[.M75]" office:value-type="string" office:string-value="Caputi Ildebrando">
            <text:p>Caputi Ildebrando</text:p>
          </table:table-cell>
          <table:table-cell table:style-name="ce12" office:value-type="string">
            <text:p>i.caputi@virgilio.it</text:p>
          </table:table-cell>
          <table:table-cell table:style-name="ce12" office:value-type="string">
            <text:p>ORG Campania</text:p>
          </table:table-cell>
          <table:table-cell table:formula="of:=ISNA(VLOOKUP([.P75];['Giornalisti - 23'.J$1:.J$60];1;0))" office:value-type="boolean" office:boolean-value="false">
            <text:p>FALSE</text:p>
          </table:table-cell>
          <table:table-cell table:formula="of:=IF([.R75];1;0)" office:value-type="float" office:value="0">
            <text:p>0</text:p>
          </table:table-cell>
          <table:table-cell table:formula="of:=IF(ISNA(VLOOKUP([.P7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">
            <text:p>2</text:p>
          </table:table-cell>
          <table:table-cell table:style-name="ce12" office:value-type="string">
            <text:p>Albanese</text:p>
          </table:table-cell>
          <table:table-cell table:style-name="ce12" office:value-type="string">
            <text:p>Michela</text:p>
          </table:table-cell>
          <table:table-cell table:style-name="ce12" office:value-type="float" office:value="1">
            <text:p>1</text:p>
          </table:table-cell>
          <table:table-cell table:style-name="ce47" table:formula="of:=[.B76] &amp; &quot; &quot; &amp;[.C76]" office:value-type="string" office:string-value="Albanese Michela">
            <text:p>Albanese Michela</text:p>
          </table:table-cell>
          <table:table-cell table:style-name="ce12" office:value-type="string">
            <text:p>info@michelalbanese.com</text:p>
          </table:table-cell>
          <table:table-cell table:style-name="ce12" office:value-type="string">
            <text:p>ORG Lazio</text:p>
          </table:table-cell>
          <table:table-cell table:formula="of:=ISNA(VLOOKUP([.F76];['Giornalisti - 23'.D$1:.D$60];1;0))" office:value-type="boolean" office:boolean-value="false">
            <text:p>FALSE</text:p>
          </table:table-cell>
          <table:table-cell table:formula="of:=IF([.H76];1;0)" office:value-type="float" office:value="0">
            <text:p>0</text:p>
          </table:table-cell>
          <table:table-cell table:formula="of:=IF(ISNA(VLOOKUP([.F76];[.P$1:.P$130];1;0));0;1)" office:value-type="float" office:value="1">
            <text:p>1</text:p>
          </table:table-cell>
          <table:table-cell table:style-name="ce12" office:value-type="float" office:value="24">
            <text:p>24</text:p>
          </table:table-cell>
          <table:table-cell table:style-name="ce12" office:value-type="string">
            <text:p>Chinello</text:p>
          </table:table-cell>
          <table:table-cell table:style-name="ce12" office:value-type="string">
            <text:p>Maria Antonia</text:p>
          </table:table-cell>
          <table:table-cell table:style-name="ce12" office:value-type="float" office:value="10">
            <text:p>10</text:p>
          </table:table-cell>
          <table:table-cell table:style-name="ce47" table:formula="of:=[.L76] &amp; &quot; &quot; &amp;[.M76]" office:value-type="string" office:string-value="Chinello Maria Antonia">
            <text:p>Chinello Maria Antonia</text:p>
          </table:table-cell>
          <table:table-cell table:style-name="ce12" office:value-type="string">
            <text:p>ma.chinello@pec.giornalistilombardia.it</text:p>
          </table:table-cell>
          <table:table-cell table:style-name="ce12" office:value-type="string">
            <text:p>ORG Lombardia</text:p>
          </table:table-cell>
          <table:table-cell table:formula="of:=ISNA(VLOOKUP([.P76];['Giornalisti - 23'.J$1:.J$60];1;0))" office:value-type="boolean" office:boolean-value="false">
            <text:p>FALSE</text:p>
          </table:table-cell>
          <table:table-cell table:formula="of:=IF([.R76];1;0)" office:value-type="float" office:value="0">
            <text:p>0</text:p>
          </table:table-cell>
          <table:table-cell table:formula="of:=IF(ISNA(VLOOKUP([.P7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8">
            <text:p>8</text:p>
          </table:table-cell>
          <table:table-cell table:style-name="ce12" office:value-type="string">
            <text:p>Barrucci</text:p>
          </table:table-cell>
          <table:table-cell table:style-name="ce12" office:value-type="string">
            <text:p>Nunzia Tiziana</text:p>
          </table:table-cell>
          <table:table-cell table:style-name="ce12" office:value-type="float" office:value="1">
            <text:p>1</text:p>
          </table:table-cell>
          <table:table-cell table:style-name="ce47" table:formula="of:=[.B77] &amp; &quot; &quot; &amp;[.C77]" office:value-type="string" office:string-value="Barrucci Nunzia Tiziana">
            <text:p>Barrucci Nunzia Tiziana</text:p>
          </table:table-cell>
          <table:table-cell table:style-name="ce12" office:value-type="string">
            <text:p>tiziana.barrucci@gmail.com</text:p>
          </table:table-cell>
          <table:table-cell table:style-name="ce12" office:value-type="string">
            <text:p>ORG Lazio</text:p>
          </table:table-cell>
          <table:table-cell table:formula="of:=ISNA(VLOOKUP([.F77];['Giornalisti - 23'.D$1:.D$60];1;0))" office:value-type="boolean" office:boolean-value="false">
            <text:p>FALSE</text:p>
          </table:table-cell>
          <table:table-cell table:formula="of:=IF([.H77];1;0)" office:value-type="float" office:value="0">
            <text:p>0</text:p>
          </table:table-cell>
          <table:table-cell table:formula="of:=IF(ISNA(VLOOKUP([.F77];[.P$1:.P$130];1;0));0;1)" office:value-type="float" office:value="0">
            <text:p>0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Colimberti</text:p>
          </table:table-cell>
          <table:table-cell table:style-name="ce12" office:value-type="string">
            <text:p>Mariantonietta</text:p>
          </table:table-cell>
          <table:table-cell table:style-name="ce12" office:value-type="float" office:value="10">
            <text:p>10</text:p>
          </table:table-cell>
          <table:table-cell table:style-name="ce47" table:formula="of:=[.L77] &amp; &quot; &quot; &amp;[.M77]" office:value-type="string" office:string-value="Colimberti Mariantonietta">
            <text:p>Colimberti Mariantonietta</text:p>
          </table:table-cell>
          <table:table-cell table:style-name="ce12" office:value-type="string">
            <text:p>m.colimberti@europaquotidiano.it</text:p>
          </table:table-cell>
          <table:table-cell table:style-name="ce12" office:value-type="string">
            <text:p>ORG Lazio</text:p>
          </table:table-cell>
          <table:table-cell table:formula="of:=ISNA(VLOOKUP([.P77];['Giornalisti - 23'.J$1:.J$60];1;0))" office:value-type="boolean" office:boolean-value="false">
            <text:p>FALSE</text:p>
          </table:table-cell>
          <table:table-cell table:formula="of:=IF([.R77];1;0)" office:value-type="float" office:value="0">
            <text:p>0</text:p>
          </table:table-cell>
          <table:table-cell table:formula="of:=IF(ISNA(VLOOKUP([.P7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1">
            <text:p>11</text:p>
          </table:table-cell>
          <table:table-cell table:style-name="ce12" office:value-type="string">
            <text:p>Biliotti</text:p>
          </table:table-cell>
          <table:table-cell table:style-name="ce12" office:value-type="string">
            <text:p>Francesca</text:p>
          </table:table-cell>
          <table:table-cell table:style-name="ce12" office:value-type="float" office:value="1">
            <text:p>1</text:p>
          </table:table-cell>
          <table:table-cell table:style-name="ce47" table:formula="of:=[.B78] &amp; &quot; &quot; &amp;[.C78]" office:value-type="string" office:string-value="Biliotti Francesca">
            <text:p>Biliotti Francesca</text:p>
          </table:table-cell>
          <table:table-cell table:style-name="ce12" office:value-type="string">
            <text:p>francesca.bilio@gmail.com</text:p>
          </table:table-cell>
          <table:table-cell table:style-name="ce12" office:value-type="string">
            <text:p>ORG Emilia Romagna</text:p>
          </table:table-cell>
          <table:table-cell table:formula="of:=ISNA(VLOOKUP([.F78];['Giornalisti - 23'.D$1:.D$60];1;0))" office:value-type="boolean" office:boolean-value="false">
            <text:p>FALSE</text:p>
          </table:table-cell>
          <table:table-cell table:formula="of:=IF([.H78];1;0)" office:value-type="float" office:value="0">
            <text:p>0</text:p>
          </table:table-cell>
          <table:table-cell table:formula="of:=IF(ISNA(VLOOKUP([.F78];[.P$1:.P$130];1;0));0;1)" office:value-type="float" office:value="0">
            <text:p>0</text:p>
          </table:table-cell>
          <table:table-cell table:style-name="ce12" office:value-type="float" office:value="29">
            <text:p>29</text:p>
          </table:table-cell>
          <table:table-cell table:style-name="ce12" office:value-type="string">
            <text:p>Cioce</text:p>
          </table:table-cell>
          <table:table-cell table:style-name="ce12" office:value-type="string">
            <text:p>Vito</text:p>
          </table:table-cell>
          <table:table-cell table:style-name="ce12" office:value-type="float" office:value="10">
            <text:p>10</text:p>
          </table:table-cell>
          <table:table-cell table:style-name="ce47" table:formula="of:=[.L78] &amp; &quot; &quot; &amp;[.M78]" office:value-type="string" office:string-value="Cioce Vito">
            <text:p>Cioce Vito</text:p>
          </table:table-cell>
          <table:table-cell table:style-name="ce12" office:value-type="string">
            <text:p>vito.cioce@rai.it</text:p>
          </table:table-cell>
          <table:table-cell table:style-name="ce12" office:value-type="string">
            <text:p>ORG Lazio</text:p>
          </table:table-cell>
          <table:table-cell table:formula="of:=ISNA(VLOOKUP([.P78];['Giornalisti - 23'.J$1:.J$60];1;0))" office:value-type="boolean" office:boolean-value="false">
            <text:p>FALSE</text:p>
          </table:table-cell>
          <table:table-cell table:formula="of:=IF([.R78];1;0)" office:value-type="float" office:value="0">
            <text:p>0</text:p>
          </table:table-cell>
          <table:table-cell table:formula="of:=IF(ISNA(VLOOKUP([.P7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2">
            <text:p>12</text:p>
          </table:table-cell>
          <table:table-cell table:style-name="ce12" office:value-type="string">
            <text:p>Biraghi</text:p>
          </table:table-cell>
          <table:table-cell table:style-name="ce12" office:value-type="string">
            <text:p>Sarina</text:p>
          </table:table-cell>
          <table:table-cell table:style-name="ce12" office:value-type="float" office:value="1">
            <text:p>1</text:p>
          </table:table-cell>
          <table:table-cell table:style-name="ce47" table:formula="of:=[.B79] &amp; &quot; &quot; &amp;[.C79]" office:value-type="string" office:string-value="Biraghi Sarina">
            <text:p>Biraghi Sarina</text:p>
          </table:table-cell>
          <table:table-cell table:style-name="ce12" office:value-type="string">
            <text:p>s.biraghi@iltempo.it</text:p>
          </table:table-cell>
          <table:table-cell table:style-name="ce12" office:value-type="string">
            <text:p>ORG Lazio</text:p>
          </table:table-cell>
          <table:table-cell table:formula="of:=ISNA(VLOOKUP([.F79];['Giornalisti - 23'.D$1:.D$60];1;0))" office:value-type="boolean" office:boolean-value="false">
            <text:p>FALSE</text:p>
          </table:table-cell>
          <table:table-cell table:formula="of:=IF([.H79];1;0)" office:value-type="float" office:value="0">
            <text:p>0</text:p>
          </table:table-cell>
          <table:table-cell table:formula="of:=IF(ISNA(VLOOKUP([.F79];[.P$1:.P$130];1;0));0;1)" office:value-type="float" office:value="1">
            <text:p>1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Cordone</text:p>
          </table:table-cell>
          <table:table-cell table:style-name="ce12" office:value-type="string">
            <text:p>Cristina</text:p>
          </table:table-cell>
          <table:table-cell table:style-name="ce12" office:value-type="float" office:value="10">
            <text:p>10</text:p>
          </table:table-cell>
          <table:table-cell table:style-name="ce47" table:formula="of:=[.L79] &amp; &quot; &quot; &amp;[.M79]" office:value-type="string" office:string-value="Cordone Cristina">
            <text:p>Cordone Cristina</text:p>
          </table:table-cell>
          <table:table-cell table:style-name="ce12" office:value-type="string">
            <text:p>cristina.cordone@gmail.com</text:p>
          </table:table-cell>
          <table:table-cell table:style-name="ce12" office:value-type="string">
            <text:p>ORG Lazio</text:p>
          </table:table-cell>
          <table:table-cell table:formula="of:=ISNA(VLOOKUP([.P79];['Giornalisti - 23'.J$1:.J$60];1;0))" office:value-type="boolean" office:boolean-value="false">
            <text:p>FALSE</text:p>
          </table:table-cell>
          <table:table-cell table:formula="of:=IF([.R79];1;0)" office:value-type="float" office:value="0">
            <text:p>0</text:p>
          </table:table-cell>
          <table:table-cell table:formula="of:=IF(ISNA(VLOOKUP([.P7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3">
            <text:p>13</text:p>
          </table:table-cell>
          <table:table-cell table:style-name="ce12" office:value-type="string">
            <text:p>Bizzarri</text:p>
          </table:table-cell>
          <table:table-cell table:style-name="ce12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47" table:formula="of:=[.B80] &amp; &quot; &quot; &amp;[.C80]" office:value-type="string" office:string-value="Bizzarri Barbara">
            <text:p>Bizzarri Barbara</text:p>
          </table:table-cell>
          <table:table-cell table:style-name="ce12" office:value-type="string">
            <text:p>bbizzarri@gmail.com</text:p>
          </table:table-cell>
          <table:table-cell table:style-name="ce12" office:value-type="string">
            <text:p>ORG Abruzzo</text:p>
          </table:table-cell>
          <table:table-cell table:formula="of:=ISNA(VLOOKUP([.F80];['Giornalisti - 23'.D$1:.D$60];1;0))" office:value-type="boolean" office:boolean-value="false">
            <text:p>FALSE</text:p>
          </table:table-cell>
          <table:table-cell table:formula="of:=IF([.H80];1;0)" office:value-type="float" office:value="0">
            <text:p>0</text:p>
          </table:table-cell>
          <table:table-cell table:formula="of:=IF(ISNA(VLOOKUP([.F80];[.P$1:.P$130];1;0));0;1)" office:value-type="float" office:value="1">
            <text:p>1</text:p>
          </table:table-cell>
          <table:table-cell table:style-name="ce12" office:value-type="float" office:value="33">
            <text:p>33</text:p>
          </table:table-cell>
          <table:table-cell table:style-name="ce12" office:value-type="string">
            <text:p>Denti</text:p>
          </table:table-cell>
          <table:table-cell table:style-name="ce12" office:value-type="string">
            <text:p>Marco</text:p>
          </table:table-cell>
          <table:table-cell table:style-name="ce12" office:value-type="float" office:value="10">
            <text:p>10</text:p>
          </table:table-cell>
          <table:table-cell table:style-name="ce47" table:formula="of:=[.L80] &amp; &quot; &quot; &amp;[.M80]" office:value-type="string" office:string-value="Denti Marco">
            <text:p>Denti Marco</text:p>
          </table:table-cell>
          <table:table-cell table:style-name="ce12" office:value-type="string">
            <text:p>marco.denti@cert.odg.roma.it</text:p>
          </table:table-cell>
          <table:table-cell table:style-name="ce12" office:value-type="string">
            <text:p>ORG Lazio</text:p>
          </table:table-cell>
          <table:table-cell table:formula="of:=ISNA(VLOOKUP([.P80];['Giornalisti - 23'.J$1:.J$60];1;0))" office:value-type="boolean" office:boolean-value="false">
            <text:p>FALSE</text:p>
          </table:table-cell>
          <table:table-cell table:formula="of:=IF([.R80];1;0)" office:value-type="float" office:value="0">
            <text:p>0</text:p>
          </table:table-cell>
          <table:table-cell table:formula="of:=IF(ISNA(VLOOKUP([.P8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5">
            <text:p>15</text:p>
          </table:table-cell>
          <table:table-cell table:style-name="ce12" office:value-type="string">
            <text:p>Bombace</text:p>
          </table:table-cell>
          <table:table-cell table:style-name="ce12" office:value-type="string">
            <text:p>Rachele</text:p>
          </table:table-cell>
          <table:table-cell table:style-name="ce12" office:value-type="float" office:value="1">
            <text:p>1</text:p>
          </table:table-cell>
          <table:table-cell table:style-name="ce47" table:formula="of:=[.B81] &amp; &quot; &quot; &amp;[.C81]" office:value-type="string" office:string-value="Bombace Rachele">
            <text:p>Bombace Rachele</text:p>
          </table:table-cell>
          <table:table-cell table:style-name="ce12" office:value-type="string">
            <text:p>r.bombace@agenziadire.com</text:p>
          </table:table-cell>
          <table:table-cell table:style-name="ce12" office:value-type="string">
            <text:p>ORG Campania</text:p>
          </table:table-cell>
          <table:table-cell table:formula="of:=ISNA(VLOOKUP([.F81];['Giornalisti - 23'.D$1:.D$60];1;0))" office:value-type="boolean" office:boolean-value="false">
            <text:p>FALSE</text:p>
          </table:table-cell>
          <table:table-cell table:formula="of:=IF([.H81];1;0)" office:value-type="float" office:value="0">
            <text:p>0</text:p>
          </table:table-cell>
          <table:table-cell table:formula="of:=IF(ISNA(VLOOKUP([.F81];[.P$1:.P$130];1;0));0;1)" office:value-type="float" office:value="1">
            <text:p>1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Donfrancesco</text:p>
          </table:table-cell>
          <table:table-cell table:style-name="ce12" office:value-type="string">
            <text:p>Isabella</text:p>
          </table:table-cell>
          <table:table-cell table:style-name="ce12" office:value-type="float" office:value="10">
            <text:p>10</text:p>
          </table:table-cell>
          <table:table-cell table:style-name="ce47" table:formula="of:=[.L81] &amp; &quot; &quot; &amp;[.M81]" office:value-type="string" office:string-value="Donfrancesco Isabella">
            <text:p>Donfrancesco Isabella</text:p>
          </table:table-cell>
          <table:table-cell table:style-name="ce12" office:value-type="string">
            <text:p>isabella.donfrancesco@gmail.com</text:p>
          </table:table-cell>
          <table:table-cell table:style-name="ce12" office:value-type="string">
            <text:p>ORG Lazio</text:p>
          </table:table-cell>
          <table:table-cell table:formula="of:=ISNA(VLOOKUP([.P81];['Giornalisti - 23'.J$1:.J$60];1;0))" office:value-type="boolean" office:boolean-value="false">
            <text:p>FALSE</text:p>
          </table:table-cell>
          <table:table-cell table:formula="of:=IF([.R81];1;0)" office:value-type="float" office:value="0">
            <text:p>0</text:p>
          </table:table-cell>
          <table:table-cell table:formula="of:=IF(ISNA(VLOOKUP([.P81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16">
            <text:p>16</text:p>
          </table:table-cell>
          <table:table-cell table:style-name="ce12" office:value-type="string">
            <text:p>Bressa</text:p>
          </table:table-cell>
          <table:table-cell table:style-name="ce12" office:value-type="string">
            <text:p>Ida</text:p>
          </table:table-cell>
          <table:table-cell table:style-name="ce12" office:value-type="float" office:value="1">
            <text:p>1</text:p>
          </table:table-cell>
          <table:table-cell table:style-name="ce47" table:formula="of:=[.B82] &amp; &quot; &quot; &amp;[.C82]" office:value-type="string" office:string-value="Bressa Ida">
            <text:p>Bressa Ida</text:p>
          </table:table-cell>
          <table:table-cell table:style-name="ce12" office:value-type="string">
            <text:p>idabressa@alice.it</text:p>
          </table:table-cell>
          <table:table-cell table:style-name="ce12" office:value-type="string">
            <text:p>ORG Lazio</text:p>
          </table:table-cell>
          <table:table-cell table:formula="of:=ISNA(VLOOKUP([.F82];['Giornalisti - 23'.D$1:.D$60];1;0))" office:value-type="boolean" office:boolean-value="false">
            <text:p>FALSE</text:p>
          </table:table-cell>
          <table:table-cell table:formula="of:=IF([.H82];1;0)" office:value-type="float" office:value="0">
            <text:p>0</text:p>
          </table:table-cell>
          <table:table-cell table:formula="of:=IF(ISNA(VLOOKUP([.F82];[.P$1:.P$130];1;0));0;1)" office:value-type="float" office:value="1">
            <text:p>1</text:p>
          </table:table-cell>
          <table:table-cell table:style-name="ce12" office:value-type="float" office:value="38">
            <text:p>38</text:p>
          </table:table-cell>
          <table:table-cell table:style-name="ce12" office:value-type="string">
            <text:p>Di Giovannandrea</text:p>
          </table:table-cell>
          <table:table-cell table:style-name="ce12" office:value-type="string">
            <text:p>Tiziana</text:p>
          </table:table-cell>
          <table:table-cell table:style-name="ce12" office:value-type="float" office:value="10">
            <text:p>10</text:p>
          </table:table-cell>
          <table:table-cell table:style-name="ce47" table:formula="of:=[.L82] &amp; &quot; &quot; &amp;[.M82]" office:value-type="string" office:string-value="Di Giovannandrea Tiziana">
            <text:p>Di Giovannandrea Tiziana</text:p>
          </table:table-cell>
          <table:table-cell table:style-name="ce12" office:value-type="string">
            <text:p>t.digiovannandrea@libero.it</text:p>
          </table:table-cell>
          <table:table-cell table:style-name="ce12" office:value-type="string">
            <text:p>ORG Lazio</text:p>
          </table:table-cell>
          <table:table-cell table:formula="of:=ISNA(VLOOKUP([.P82];['Giornalisti - 23'.J$1:.J$60];1;0))" office:value-type="boolean" office:boolean-value="false">
            <text:p>FALSE</text:p>
          </table:table-cell>
          <table:table-cell table:formula="of:=IF([.R82];1;0)" office:value-type="float" office:value="0">
            <text:p>0</text:p>
          </table:table-cell>
          <table:table-cell table:formula="of:=IF(ISNA(VLOOKUP([.P8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7">
            <text:p>17</text:p>
          </table:table-cell>
          <table:table-cell table:style-name="ce12" office:value-type="string">
            <text:p>Bonini</text:p>
          </table:table-cell>
          <table:table-cell table:style-name="ce12" office:value-type="string">
            <text:p>Susanna</text:p>
          </table:table-cell>
          <table:table-cell table:style-name="ce12" office:value-type="float" office:value="1">
            <text:p>1</text:p>
          </table:table-cell>
          <table:table-cell table:style-name="ce47" table:formula="of:=[.B83] &amp; &quot; &quot; &amp;[.C83]" office:value-type="string" office:string-value="Bonini Susanna">
            <text:p>Bonini Susanna</text:p>
          </table:table-cell>
          <table:table-cell table:style-name="ce12" office:value-type="string">
            <text:p>sbonini@gmail.com</text:p>
          </table:table-cell>
          <table:table-cell table:style-name="ce12" office:value-type="string">
            <text:p>ORG Emilia Romagna</text:p>
          </table:table-cell>
          <table:table-cell table:formula="of:=ISNA(VLOOKUP([.F83];['Giornalisti - 23'.D$1:.D$60];1;0))" office:value-type="boolean" office:boolean-value="false">
            <text:p>FALSE</text:p>
          </table:table-cell>
          <table:table-cell table:formula="of:=IF([.H83];1;0)" office:value-type="float" office:value="0">
            <text:p>0</text:p>
          </table:table-cell>
          <table:table-cell table:formula="of:=IF(ISNA(VLOOKUP([.F83];[.P$1:.P$130];1;0));0;1)" office:value-type="float" office:value="1">
            <text:p>1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Foschini</text:p>
          </table:table-cell>
          <table:table-cell table:style-name="ce12" office:value-type="string">
            <text:p>Giulia</text:p>
          </table:table-cell>
          <table:table-cell table:style-name="ce12" office:value-type="float" office:value="10">
            <text:p>10</text:p>
          </table:table-cell>
          <table:table-cell table:style-name="ce47" table:formula="of:=[.L83] &amp; &quot; &quot; &amp;[.M83]" office:value-type="string" office:string-value="Foschini Giulia">
            <text:p>Foschini Giulia</text:p>
          </table:table-cell>
          <table:table-cell table:style-name="ce12" office:value-type="string">
            <text:p>giuliafoschini@yahoo.it</text:p>
          </table:table-cell>
          <table:table-cell table:style-name="ce12" office:value-type="string">
            <text:p>ORG Lazio</text:p>
          </table:table-cell>
          <table:table-cell table:formula="of:=ISNA(VLOOKUP([.P83];['Giornalisti - 23'.J$1:.J$60];1;0))" office:value-type="boolean" office:boolean-value="false">
            <text:p>FALSE</text:p>
          </table:table-cell>
          <table:table-cell table:formula="of:=IF([.R83];1;0)" office:value-type="float" office:value="0">
            <text:p>0</text:p>
          </table:table-cell>
          <table:table-cell table:formula="of:=IF(ISNA(VLOOKUP([.P8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8">
            <text:p>18</text:p>
          </table:table-cell>
          <table:table-cell table:style-name="ce12" office:value-type="string">
            <text:p>Cacciuni</text:p>
          </table:table-cell>
          <table:table-cell table:style-name="ce12" office:value-type="string">
            <text:p>Domenico</text:p>
          </table:table-cell>
          <table:table-cell table:style-name="ce12" office:value-type="float" office:value="1">
            <text:p>1</text:p>
          </table:table-cell>
          <table:table-cell table:style-name="ce47" table:formula="of:=[.B84] &amp; &quot; &quot; &amp;[.C84]" office:value-type="string" office:string-value="Cacciuni Domenico">
            <text:p>Cacciuni Domenico</text:p>
          </table:table-cell>
          <table:table-cell table:style-name="ce12" office:value-type="string">
            <text:p>domenico.cacciuni@fastwebnet.it</text:p>
          </table:table-cell>
          <table:table-cell table:style-name="ce12" office:value-type="string">
            <text:p>ORG Campania</text:p>
          </table:table-cell>
          <table:table-cell table:formula="of:=ISNA(VLOOKUP([.F84];['Giornalisti - 23'.D$1:.D$60];1;0))" office:value-type="boolean" office:boolean-value="false">
            <text:p>FALSE</text:p>
          </table:table-cell>
          <table:table-cell table:formula="of:=IF([.H84];1;0)" office:value-type="float" office:value="0">
            <text:p>0</text:p>
          </table:table-cell>
          <table:table-cell table:formula="of:=IF(ISNA(VLOOKUP([.F84];[.P$1:.P$130];1;0));0;1)" office:value-type="float" office:value="0">
            <text:p>0</text:p>
          </table:table-cell>
          <table:table-cell table:style-name="ce12" office:value-type="float" office:value="41">
            <text:p>41</text:p>
          </table:table-cell>
          <table:table-cell table:style-name="ce12" office:value-type="string">
            <text:p>Gallozzi</text:p>
          </table:table-cell>
          <table:table-cell table:style-name="ce12" office:value-type="string">
            <text:p>Gabriella</text:p>
          </table:table-cell>
          <table:table-cell table:style-name="ce12" office:value-type="float" office:value="10">
            <text:p>10</text:p>
          </table:table-cell>
          <table:table-cell table:style-name="ce47" table:formula="of:=[.L84] &amp; &quot; &quot; &amp;[.M84]" office:value-type="string" office:string-value="Gallozzi Gabriella">
            <text:p>Gallozzi Gabriella</text:p>
          </table:table-cell>
          <table:table-cell table:style-name="ce12" office:value-type="string">
            <text:p>gabriella.gallozzi@me.com</text:p>
          </table:table-cell>
          <table:table-cell table:style-name="ce12" office:value-type="string">
            <text:p>ORG Lazio</text:p>
          </table:table-cell>
          <table:table-cell table:formula="of:=ISNA(VLOOKUP([.P84];['Giornalisti - 23'.J$1:.J$60];1;0))" office:value-type="boolean" office:boolean-value="false">
            <text:p>FALSE</text:p>
          </table:table-cell>
          <table:table-cell table:formula="of:=IF([.R84];1;0)" office:value-type="float" office:value="0">
            <text:p>0</text:p>
          </table:table-cell>
          <table:table-cell table:formula="of:=IF(ISNA(VLOOKUP([.P84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19">
            <text:p>19</text:p>
          </table:table-cell>
          <table:table-cell table:style-name="ce12" office:value-type="string">
            <text:p>Bruni</text:p>
          </table:table-cell>
          <table:table-cell table:style-name="ce12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style-name="ce47" table:formula="of:=[.B85] &amp; &quot; &quot; &amp;[.C85]" office:value-type="string" office:string-value="Bruni Daniela">
            <text:p>Bruni Daniela</text:p>
          </table:table-cell>
          <table:table-cell table:style-name="ce12" office:value-type="string">
            <text:p>dbruni@libero.it</text:p>
          </table:table-cell>
          <table:table-cell table:style-name="ce12" office:value-type="string">
            <text:p>ORG Lazio</text:p>
          </table:table-cell>
          <table:table-cell table:formula="of:=ISNA(VLOOKUP([.F85];['Giornalisti - 23'.D$1:.D$60];1;0))" office:value-type="boolean" office:boolean-value="false">
            <text:p>FALSE</text:p>
          </table:table-cell>
          <table:table-cell table:formula="of:=IF([.H85];1;0)" office:value-type="float" office:value="0">
            <text:p>0</text:p>
          </table:table-cell>
          <table:table-cell table:formula="of:=IF(ISNA(VLOOKUP([.F85];[.P$1:.P$130];1;0));0;1)" office:value-type="float" office:value="1">
            <text:p>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Esposito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0">
            <text:p>10</text:p>
          </table:table-cell>
          <table:table-cell table:style-name="ce47" table:formula="of:=[.L85] &amp; &quot; &quot; &amp;[.M85]" office:value-type="string" office:string-value="Esposito Massimo">
            <text:p>Esposito Massimo</text:p>
          </table:table-cell>
          <table:table-cell table:style-name="ce12" office:value-type="string">
            <text:p>m.esposito@geminiedizioni.it</text:p>
          </table:table-cell>
          <table:table-cell table:style-name="ce12" office:value-type="string">
            <text:p>ORG Lazio</text:p>
          </table:table-cell>
          <table:table-cell table:formula="of:=ISNA(VLOOKUP([.P85];['Giornalisti - 23'.J$1:.J$60];1;0))" office:value-type="boolean" office:boolean-value="false">
            <text:p>FALSE</text:p>
          </table:table-cell>
          <table:table-cell table:formula="of:=IF([.R85];1;0)" office:value-type="float" office:value="0">
            <text:p>0</text:p>
          </table:table-cell>
          <table:table-cell table:formula="of:=IF(ISNA(VLOOKUP([.P85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0">
            <text:p>20</text:p>
          </table:table-cell>
          <table:table-cell table:style-name="ce12" office:value-type="string">
            <text:p>Camilletti</text:p>
          </table:table-cell>
          <table:table-cell table:style-name="ce12" office:value-type="string">
            <text:p>Manola</text:p>
          </table:table-cell>
          <table:table-cell table:style-name="ce12" office:value-type="float" office:value="1">
            <text:p>1</text:p>
          </table:table-cell>
          <table:table-cell table:style-name="ce47" table:formula="of:=[.B86] &amp; &quot; &quot; &amp;[.C86]" office:value-type="string" office:string-value="Camilletti Manola">
            <text:p>Camilletti Manola</text:p>
          </table:table-cell>
          <table:table-cell table:style-name="ce12" office:value-type="string">
            <text:p>manolacamilletti@libero.it</text:p>
          </table:table-cell>
          <table:table-cell table:style-name="ce12" office:value-type="string">
            <text:p>ORG Lazio</text:p>
          </table:table-cell>
          <table:table-cell table:formula="of:=ISNA(VLOOKUP([.F86];['Giornalisti - 23'.D$1:.D$60];1;0))" office:value-type="boolean" office:boolean-value="false">
            <text:p>FALSE</text:p>
          </table:table-cell>
          <table:table-cell table:formula="of:=IF([.H86];1;0)" office:value-type="float" office:value="0">
            <text:p>0</text:p>
          </table:table-cell>
          <table:table-cell table:formula="of:=IF(ISNA(VLOOKUP([.F86];[.P$1:.P$130];1;0));0;1)" office:value-type="float" office:value="1">
            <text:p>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Ioly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0">
            <text:p>10</text:p>
          </table:table-cell>
          <table:table-cell table:style-name="ce47" table:formula="of:=[.L86] &amp; &quot; &quot; &amp;[.M86]" office:value-type="string" office:string-value="Ioly Massimo">
            <text:p>Ioly Massimo</text:p>
          </table:table-cell>
          <table:table-cell table:style-name="ce12" office:value-type="string">
            <text:p>massimo.ioly@yahoo.it</text:p>
          </table:table-cell>
          <table:table-cell table:style-name="ce12" office:value-type="string">
            <text:p>ORG Lazio</text:p>
          </table:table-cell>
          <table:table-cell table:formula="of:=ISNA(VLOOKUP([.P86];['Giornalisti - 23'.J$1:.J$60];1;0))" office:value-type="boolean" office:boolean-value="false">
            <text:p>FALSE</text:p>
          </table:table-cell>
          <table:table-cell table:formula="of:=IF([.R86];1;0)" office:value-type="float" office:value="0">
            <text:p>0</text:p>
          </table:table-cell>
          <table:table-cell table:formula="of:=IF(ISNA(VLOOKUP([.P8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1">
            <text:p>21</text:p>
          </table:table-cell>
          <table:table-cell table:style-name="ce12" office:value-type="string">
            <text:p>Calabresi</text:p>
          </table:table-cell>
          <table:table-cell table:style-name="ce12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47" table:formula="of:=[.B87] &amp; &quot; &quot; &amp;[.C87]" office:value-type="string" office:string-value="Calabresi Barbara">
            <text:p>Calabresi Barbara</text:p>
          </table:table-cell>
          <table:table-cell table:style-name="ce12" office:value-type="string">
            <text:p>barbaracalabresi@gmail.com</text:p>
          </table:table-cell>
          <table:table-cell table:style-name="ce12" office:value-type="string">
            <text:p>ORG Lazio</text:p>
          </table:table-cell>
          <table:table-cell table:formula="of:=ISNA(VLOOKUP([.F87];['Giornalisti - 23'.D$1:.D$60];1;0))" office:value-type="boolean" office:boolean-value="false">
            <text:p>FALSE</text:p>
          </table:table-cell>
          <table:table-cell table:formula="of:=IF([.H87];1;0)" office:value-type="float" office:value="0">
            <text:p>0</text:p>
          </table:table-cell>
          <table:table-cell table:formula="of:=IF(ISNA(VLOOKUP([.F87];[.P$1:.P$130];1;0));0;1)" office:value-type="float" office:value="1">
            <text:p>1</text:p>
          </table:table-cell>
          <table:table-cell table:style-name="ce12" office:value-type="float" office:value="49">
            <text:p>49</text:p>
          </table:table-cell>
          <table:table-cell table:style-name="ce12" office:value-type="string">
            <text:p>Mallamaci</text:p>
          </table:table-cell>
          <table:table-cell table:style-name="ce12" office:value-type="string">
            <text:p>Valentina</text:p>
          </table:table-cell>
          <table:table-cell table:style-name="ce12" office:value-type="float" office:value="10">
            <text:p>10</text:p>
          </table:table-cell>
          <table:table-cell table:style-name="ce47" table:formula="of:=[.L87] &amp; &quot; &quot; &amp;[.M87]" office:value-type="string" office:string-value="Mallamaci Valentina">
            <text:p>Mallamaci Valentina</text:p>
          </table:table-cell>
          <table:table-cell table:style-name="ce12" office:value-type="string">
            <text:p>valentina.mallamaci@libero.it</text:p>
          </table:table-cell>
          <table:table-cell table:style-name="ce12" office:value-type="string">
            <text:p>ORG Piemonte</text:p>
          </table:table-cell>
          <table:table-cell table:formula="of:=ISNA(VLOOKUP([.P87];['Giornalisti - 23'.J$1:.J$60];1;0))" office:value-type="boolean" office:boolean-value="false">
            <text:p>FALSE</text:p>
          </table:table-cell>
          <table:table-cell table:formula="of:=IF([.R87];1;0)" office:value-type="float" office:value="0">
            <text:p>0</text:p>
          </table:table-cell>
          <table:table-cell table:formula="of:=IF(ISNA(VLOOKUP([.P8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2">
            <text:p>22</text:p>
          </table:table-cell>
          <table:table-cell table:style-name="ce12" office:value-type="string">
            <text:p>Caputi</text:p>
          </table:table-cell>
          <table:table-cell table:style-name="ce12" office:value-type="string">
            <text:p>Ildebrando</text:p>
          </table:table-cell>
          <table:table-cell table:style-name="ce12" office:value-type="float" office:value="1">
            <text:p>1</text:p>
          </table:table-cell>
          <table:table-cell table:style-name="ce47" table:formula="of:=[.B88] &amp; &quot; &quot; &amp;[.C88]" office:value-type="string" office:string-value="Caputi Ildebrando">
            <text:p>Caputi Ildebrando</text:p>
          </table:table-cell>
          <table:table-cell table:style-name="ce12" office:value-type="string">
            <text:p>i.caputi@virgilio.it</text:p>
          </table:table-cell>
          <table:table-cell table:style-name="ce12" office:value-type="string">
            <text:p>ORG Campania</text:p>
          </table:table-cell>
          <table:table-cell table:formula="of:=ISNA(VLOOKUP([.F88];['Giornalisti - 23'.D$1:.D$60];1;0))" office:value-type="boolean" office:boolean-value="false">
            <text:p>FALSE</text:p>
          </table:table-cell>
          <table:table-cell table:formula="of:=IF([.H88];1;0)" office:value-type="float" office:value="0">
            <text:p>0</text:p>
          </table:table-cell>
          <table:table-cell table:formula="of:=IF(ISNA(VLOOKUP([.F88];[.P$1:.P$130];1;0));0;1)" office:value-type="float" office:value="1">
            <text:p>1</text:p>
          </table:table-cell>
          <table:table-cell table:style-name="ce12" office:value-type="float" office:value="51">
            <text:p>51</text:p>
          </table:table-cell>
          <table:table-cell table:style-name="ce12" office:value-type="string">
            <text:p>Liberati</text:p>
          </table:table-cell>
          <table:table-cell table:style-name="ce12" office:value-type="string">
            <text:p>Marco</text:p>
          </table:table-cell>
          <table:table-cell table:style-name="ce12" office:value-type="float" office:value="10">
            <text:p>10</text:p>
          </table:table-cell>
          <table:table-cell table:style-name="ce47" table:formula="of:=[.L88] &amp; &quot; &quot; &amp;[.M88]" office:value-type="string" office:string-value="Liberati Marco">
            <text:p>Liberati Marco</text:p>
          </table:table-cell>
          <table:table-cell table:style-name="ce12" office:value-type="string">
            <text:p>marcoliberati@gmail.com</text:p>
          </table:table-cell>
          <table:table-cell table:style-name="ce12" office:value-type="string">
            <text:p>ORG Lazio</text:p>
          </table:table-cell>
          <table:table-cell table:formula="of:=ISNA(VLOOKUP([.P88];['Giornalisti - 23'.J$1:.J$60];1;0))" office:value-type="boolean" office:boolean-value="false">
            <text:p>FALSE</text:p>
          </table:table-cell>
          <table:table-cell table:formula="of:=IF([.R88];1;0)" office:value-type="float" office:value="0">
            <text:p>0</text:p>
          </table:table-cell>
          <table:table-cell table:formula="of:=IF(ISNA(VLOOKUP([.P8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6">
            <text:p>26</text:p>
          </table:table-cell>
          <table:table-cell table:style-name="ce12" office:value-type="string">
            <text:p>Ciancio</text:p>
          </table:table-cell>
          <table:table-cell table:style-name="ce12" office:value-type="string">
            <text:p>Gerolama Maria</text:p>
          </table:table-cell>
          <table:table-cell table:style-name="ce12" office:value-type="float" office:value="1">
            <text:p>1</text:p>
          </table:table-cell>
          <table:table-cell table:style-name="ce47" table:formula="of:=[.B89] &amp; &quot; &quot; &amp;[.C89]" office:value-type="string" office:string-value="Ciancio Gerolama Maria">
            <text:p>Ciancio Gerolama Maria</text:p>
          </table:table-cell>
          <table:table-cell table:style-name="ce12" office:value-type="string">
            <text:p>cianciog77@yahoo.it</text:p>
          </table:table-cell>
          <table:table-cell table:style-name="ce12" office:value-type="string">
            <text:p>ORG Lazio</text:p>
          </table:table-cell>
          <table:table-cell table:formula="of:=ISNA(VLOOKUP([.F89];['Giornalisti - 23'.D$1:.D$60];1;0))" office:value-type="boolean" office:boolean-value="false">
            <text:p>FALSE</text:p>
          </table:table-cell>
          <table:table-cell table:formula="of:=IF([.H89];1;0)" office:value-type="float" office:value="0">
            <text:p>0</text:p>
          </table:table-cell>
          <table:table-cell table:formula="of:=IF(ISNA(VLOOKUP([.F89];[.P$1:.P$130];1;0));0;1)" office:value-type="float" office:value="0">
            <text:p>0</text:p>
          </table:table-cell>
          <table:table-cell table:style-name="ce12" office:value-type="float" office:value="54">
            <text:p>54</text:p>
          </table:table-cell>
          <table:table-cell table:style-name="ce12" office:value-type="string">
            <text:p>Mazza</text:p>
          </table:table-cell>
          <table:table-cell table:style-name="ce12" office:value-type="string">
            <text:p>Osvaldo</text:p>
          </table:table-cell>
          <table:table-cell table:style-name="ce12" office:value-type="float" office:value="10">
            <text:p>10</text:p>
          </table:table-cell>
          <table:table-cell table:style-name="ce47" table:formula="of:=[.L89] &amp; &quot; &quot; &amp;[.M89]" office:value-type="string" office:string-value="Mazza Osvaldo">
            <text:p>Mazza Osvaldo</text:p>
          </table:table-cell>
          <table:table-cell table:style-name="ce12" office:value-type="string">
            <text:p>o.mazza@mediadata.it</text:p>
          </table:table-cell>
          <table:table-cell table:style-name="ce12" office:value-type="string">
            <text:p>ORG Lazio</text:p>
          </table:table-cell>
          <table:table-cell table:formula="of:=ISNA(VLOOKUP([.P89];['Giornalisti - 23'.J$1:.J$60];1;0))" office:value-type="boolean" office:boolean-value="false">
            <text:p>FALSE</text:p>
          </table:table-cell>
          <table:table-cell table:formula="of:=IF([.R89];1;0)" office:value-type="float" office:value="0">
            <text:p>0</text:p>
          </table:table-cell>
          <table:table-cell table:formula="of:=IF(ISNA(VLOOKUP([.P89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7">
            <text:p>27</text:p>
          </table:table-cell>
          <table:table-cell table:style-name="ce12" office:value-type="string">
            <text:p>Chinello</text:p>
          </table:table-cell>
          <table:table-cell table:style-name="ce12" office:value-type="string">
            <text:p>Maria Antonia</text:p>
          </table:table-cell>
          <table:table-cell table:style-name="ce12" office:value-type="float" office:value="1">
            <text:p>1</text:p>
          </table:table-cell>
          <table:table-cell table:style-name="ce47" table:formula="of:=[.B90] &amp; &quot; &quot; &amp;[.C90]" office:value-type="string" office:string-value="Chinello Maria Antonia">
            <text:p>Chinello Maria Antonia</text:p>
          </table:table-cell>
          <table:table-cell table:style-name="ce12" office:value-type="string">
            <text:p>ma.chinello@pec.giornalistilombardia.it</text:p>
          </table:table-cell>
          <table:table-cell table:style-name="ce12" office:value-type="string">
            <text:p>ORG Lombardia</text:p>
          </table:table-cell>
          <table:table-cell table:formula="of:=ISNA(VLOOKUP([.F90];['Giornalisti - 23'.D$1:.D$60];1;0))" office:value-type="boolean" office:boolean-value="false">
            <text:p>FALSE</text:p>
          </table:table-cell>
          <table:table-cell table:formula="of:=IF([.H90];1;0)" office:value-type="float" office:value="0">
            <text:p>0</text:p>
          </table:table-cell>
          <table:table-cell table:formula="of:=IF(ISNA(VLOOKUP([.F90];[.P$1:.P$130];1;0));0;1)" office:value-type="float" office:value="1">
            <text:p>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Muzzupappa</text:p>
          </table:table-cell>
          <table:table-cell table:style-name="ce12" office:value-type="string">
            <text:p>Laura Maddalena</text:p>
          </table:table-cell>
          <table:table-cell table:style-name="ce12" office:value-type="float" office:value="10">
            <text:p>10</text:p>
          </table:table-cell>
          <table:table-cell table:style-name="ce47" table:formula="of:=[.L90] &amp; &quot; &quot; &amp;[.M90]" office:value-type="string" office:string-value="Muzzupappa Laura Maddalena">
            <text:p>Muzzupappa Laura Maddalena</text:p>
          </table:table-cell>
          <table:table-cell table:style-name="ce12" office:value-type="string">
            <text:p>lauramuzzupappa@hotmail.it</text:p>
          </table:table-cell>
          <table:table-cell table:style-name="ce12" office:value-type="string">
            <text:p>ORG Lazio</text:p>
          </table:table-cell>
          <table:table-cell table:formula="of:=ISNA(VLOOKUP([.P90];['Giornalisti - 23'.J$1:.J$60];1;0))" office:value-type="boolean" office:boolean-value="false">
            <text:p>FALSE</text:p>
          </table:table-cell>
          <table:table-cell table:formula="of:=IF([.R90];1;0)" office:value-type="float" office:value="0">
            <text:p>0</text:p>
          </table:table-cell>
          <table:table-cell table:formula="of:=IF(ISNA(VLOOKUP([.P9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8">
            <text:p>28</text:p>
          </table:table-cell>
          <table:table-cell table:style-name="ce12" office:value-type="string">
            <text:p>Colimberti</text:p>
          </table:table-cell>
          <table:table-cell table:style-name="ce12" office:value-type="string">
            <text:p>Mariantonietta</text:p>
          </table:table-cell>
          <table:table-cell table:style-name="ce12" office:value-type="float" office:value="1">
            <text:p>1</text:p>
          </table:table-cell>
          <table:table-cell table:style-name="ce47" table:formula="of:=[.B91] &amp; &quot; &quot; &amp;[.C91]" office:value-type="string" office:string-value="Colimberti Mariantonietta">
            <text:p>Colimberti Mariantonietta</text:p>
          </table:table-cell>
          <table:table-cell table:style-name="ce12" office:value-type="string">
            <text:p>m.colimberti@europaquotidiano.it</text:p>
          </table:table-cell>
          <table:table-cell table:style-name="ce12" office:value-type="string">
            <text:p>ORG Lazio</text:p>
          </table:table-cell>
          <table:table-cell table:formula="of:=ISNA(VLOOKUP([.F91];['Giornalisti - 23'.D$1:.D$60];1;0))" office:value-type="boolean" office:boolean-value="false">
            <text:p>FALSE</text:p>
          </table:table-cell>
          <table:table-cell table:formula="of:=IF([.H91];1;0)" office:value-type="float" office:value="0">
            <text:p>0</text:p>
          </table:table-cell>
          <table:table-cell table:formula="of:=IF(ISNA(VLOOKUP([.F91];[.P$1:.P$130];1;0));0;1)" office:value-type="float" office:value="1">
            <text:p>1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Pinto</text:p>
          </table:table-cell>
          <table:table-cell table:style-name="ce12" office:value-type="string">
            <text:p>Elena</text:p>
          </table:table-cell>
          <table:table-cell table:style-name="ce12" office:value-type="float" office:value="10">
            <text:p>10</text:p>
          </table:table-cell>
          <table:table-cell table:style-name="ce47" table:formula="of:=[.L91] &amp; &quot; &quot; &amp;[.M91]" office:value-type="string" office:string-value="Pinto Elena">
            <text:p>Pinto Elena</text:p>
          </table:table-cell>
          <table:table-cell table:style-name="ce12" office:value-type="string">
            <text:p>elenapinto2002@yahoo.it</text:p>
          </table:table-cell>
          <table:table-cell table:style-name="ce12" office:value-type="string">
            <text:p>ORG Puglia</text:p>
          </table:table-cell>
          <table:table-cell table:formula="of:=ISNA(VLOOKUP([.P91];['Giornalisti - 23'.J$1:.J$60];1;0))" office:value-type="boolean" office:boolean-value="false">
            <text:p>FALSE</text:p>
          </table:table-cell>
          <table:table-cell table:formula="of:=IF([.R91];1;0)" office:value-type="float" office:value="0">
            <text:p>0</text:p>
          </table:table-cell>
          <table:table-cell table:formula="of:=IF(ISNA(VLOOKUP([.P91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29">
            <text:p>29</text:p>
          </table:table-cell>
          <table:table-cell table:style-name="ce12" office:value-type="string">
            <text:p>Cioce</text:p>
          </table:table-cell>
          <table:table-cell table:style-name="ce12" office:value-type="string">
            <text:p>Vito</text:p>
          </table:table-cell>
          <table:table-cell table:style-name="ce12" office:value-type="float" office:value="1">
            <text:p>1</text:p>
          </table:table-cell>
          <table:table-cell table:style-name="ce47" table:formula="of:=[.B92] &amp; &quot; &quot; &amp;[.C92]" office:value-type="string" office:string-value="Cioce Vito">
            <text:p>Cioce Vito</text:p>
          </table:table-cell>
          <table:table-cell table:style-name="ce12" office:value-type="string">
            <text:p>vito.cioce@rai.it</text:p>
          </table:table-cell>
          <table:table-cell table:style-name="ce12" office:value-type="string">
            <text:p>ORG Lazio</text:p>
          </table:table-cell>
          <table:table-cell table:formula="of:=ISNA(VLOOKUP([.F92];['Giornalisti - 23'.D$1:.D$60];1;0))" office:value-type="boolean" office:boolean-value="false">
            <text:p>FALSE</text:p>
          </table:table-cell>
          <table:table-cell table:formula="of:=IF([.H92];1;0)" office:value-type="float" office:value="0">
            <text:p>0</text:p>
          </table:table-cell>
          <table:table-cell table:formula="of:=IF(ISNA(VLOOKUP([.F92];[.P$1:.P$130];1;0));0;1)" office:value-type="float" office:value="1">
            <text:p>1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Pisanu</text:p>
          </table:table-cell>
          <table:table-cell table:style-name="ce12" office:value-type="string">
            <text:p>Ilario</text:p>
          </table:table-cell>
          <table:table-cell table:style-name="ce12" office:value-type="float" office:value="10">
            <text:p>10</text:p>
          </table:table-cell>
          <table:table-cell table:style-name="ce47" table:formula="of:=[.L92] &amp; &quot; &quot; &amp;[.M92]" office:value-type="string" office:string-value="Pisanu Ilario">
            <text:p>Pisanu Ilario</text:p>
          </table:table-cell>
          <table:table-cell table:style-name="ce12" office:value-type="string">
            <text:p>redazione@saltinaria.it</text:p>
          </table:table-cell>
          <table:table-cell table:style-name="ce12" office:value-type="string">
            <text:p>ORG Sardegna</text:p>
          </table:table-cell>
          <table:table-cell table:formula="of:=ISNA(VLOOKUP([.P92];['Giornalisti - 23'.J$1:.J$60];1;0))" office:value-type="boolean" office:boolean-value="false">
            <text:p>FALSE</text:p>
          </table:table-cell>
          <table:table-cell table:formula="of:=IF([.R92];1;0)" office:value-type="float" office:value="0">
            <text:p>0</text:p>
          </table:table-cell>
          <table:table-cell table:formula="of:=IF(ISNA(VLOOKUP([.P92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string">
            <text:p>Cordone</text:p>
          </table:table-cell>
          <table:table-cell table:style-name="ce12" office:value-type="string">
            <text:p>Cristina</text:p>
          </table:table-cell>
          <table:table-cell table:style-name="ce12" office:value-type="float" office:value="1">
            <text:p>1</text:p>
          </table:table-cell>
          <table:table-cell table:style-name="ce47" table:formula="of:=[.B93] &amp; &quot; &quot; &amp;[.C93]" office:value-type="string" office:string-value="Cordone Cristina">
            <text:p>Cordone Cristina</text:p>
          </table:table-cell>
          <table:table-cell table:style-name="ce12" office:value-type="string">
            <text:p>cristina.cordone@gmail.com</text:p>
          </table:table-cell>
          <table:table-cell table:style-name="ce12" office:value-type="string">
            <text:p>ORG Lazio</text:p>
          </table:table-cell>
          <table:table-cell table:formula="of:=ISNA(VLOOKUP([.F93];['Giornalisti - 23'.D$1:.D$60];1;0))" office:value-type="boolean" office:boolean-value="false">
            <text:p>FALSE</text:p>
          </table:table-cell>
          <table:table-cell table:formula="of:=IF([.H93];1;0)" office:value-type="float" office:value="0">
            <text:p>0</text:p>
          </table:table-cell>
          <table:table-cell table:formula="of:=IF(ISNA(VLOOKUP([.F93];[.P$1:.P$130];1;0));0;1)" office:value-type="float" office:value="1">
            <text:p>1</text:p>
          </table:table-cell>
          <table:table-cell table:style-name="ce12" office:value-type="float" office:value="68">
            <text:p>68</text:p>
          </table:table-cell>
          <table:table-cell table:style-name="ce12" office:value-type="string">
            <text:p>Nicoletti</text:p>
          </table:table-cell>
          <table:table-cell table:style-name="ce12" office:value-type="string">
            <text:p>Marta</text:p>
          </table:table-cell>
          <table:table-cell table:style-name="ce12" office:value-type="float" office:value="10">
            <text:p>10</text:p>
          </table:table-cell>
          <table:table-cell table:style-name="ce47" table:formula="of:=[.L93] &amp; &quot; &quot; &amp;[.M93]" office:value-type="string" office:string-value="Nicoletti Marta">
            <text:p>Nicoletti Marta</text:p>
          </table:table-cell>
          <table:table-cell table:style-name="ce12" office:value-type="string">
            <text:p>marta.nicoletti@yahoo.it</text:p>
          </table:table-cell>
          <table:table-cell table:style-name="ce12" office:value-type="string">
            <text:p>ORG Lazio</text:p>
          </table:table-cell>
          <table:table-cell table:formula="of:=ISNA(VLOOKUP([.P93];['Giornalisti - 23'.J$1:.J$60];1;0))" office:value-type="boolean" office:boolean-value="false">
            <text:p>FALSE</text:p>
          </table:table-cell>
          <table:table-cell table:formula="of:=IF([.R93];1;0)" office:value-type="float" office:value="0">
            <text:p>0</text:p>
          </table:table-cell>
          <table:table-cell table:formula="of:=IF(ISNA(VLOOKUP([.P9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34">
            <text:p>34</text:p>
          </table:table-cell>
          <table:table-cell table:style-name="ce12" office:value-type="string">
            <text:p>D''Andrea</text:p>
          </table:table-cell>
          <table:table-cell table:style-name="ce12" office:value-type="string">
            <text:p>Fabrizio</text:p>
          </table:table-cell>
          <table:table-cell table:style-name="ce12" office:value-type="float" office:value="1">
            <text:p>1</text:p>
          </table:table-cell>
          <table:table-cell table:style-name="ce47" table:formula="of:=[.B94] &amp; &quot; &quot; &amp;[.C94]" office:value-type="string" office:string-value="D''Andrea Fabrizio">
            <text:p>D''Andrea Fabrizio</text:p>
          </table:table-cell>
          <table:table-cell table:style-name="ce12" office:value-type="string">
            <text:p>fabrizio.dandrea96@gmail.com</text:p>
          </table:table-cell>
          <table:table-cell table:style-name="ce12" office:value-type="string">
            <text:p>ORG Lazio</text:p>
          </table:table-cell>
          <table:table-cell table:formula="of:=ISNA(VLOOKUP([.F94];['Giornalisti - 23'.D$1:.D$60];1;0))" office:value-type="boolean" office:boolean-value="false">
            <text:p>FALSE</text:p>
          </table:table-cell>
          <table:table-cell table:formula="of:=IF([.H94];1;0)" office:value-type="float" office:value="0">
            <text:p>0</text:p>
          </table:table-cell>
          <table:table-cell table:formula="of:=IF(ISNA(VLOOKUP([.F94];[.P$1:.P$130];1;0));0;1)" office:value-type="float" office:value="0">
            <text:p>0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Nicosia</text:p>
          </table:table-cell>
          <table:table-cell table:style-name="ce12" office:value-type="string">
            <text:p>Aurora</text:p>
          </table:table-cell>
          <table:table-cell table:style-name="ce12" office:value-type="float" office:value="10">
            <text:p>10</text:p>
          </table:table-cell>
          <table:table-cell table:style-name="ce47" table:formula="of:=[.L94] &amp; &quot; &quot; &amp;[.M94]" office:value-type="string" office:string-value="Nicosia Aurora">
            <text:p>Nicosia Aurora</text:p>
          </table:table-cell>
          <table:table-cell table:style-name="ce12" office:value-type="string">
            <text:p>anicosia@cittanuova.it</text:p>
          </table:table-cell>
          <table:table-cell table:style-name="ce12" office:value-type="string">
            <text:p>ORG Lazio</text:p>
          </table:table-cell>
          <table:table-cell table:formula="of:=ISNA(VLOOKUP([.P94];['Giornalisti - 23'.J$1:.J$60];1;0))" office:value-type="boolean" office:boolean-value="false">
            <text:p>FALSE</text:p>
          </table:table-cell>
          <table:table-cell table:formula="of:=IF([.R94];1;0)" office:value-type="float" office:value="0">
            <text:p>0</text:p>
          </table:table-cell>
          <table:table-cell table:formula="of:=IF(ISNA(VLOOKUP([.P94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36">
            <text:p>36</text:p>
          </table:table-cell>
          <table:table-cell table:style-name="ce12" office:value-type="string">
            <text:p>Delle Cave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47" table:formula="of:=[.B95] &amp; &quot; &quot; &amp;[.C95]" office:value-type="string" office:string-value="Delle Cave Stefano">
            <text:p>Delle Cave Stefano</text:p>
          </table:table-cell>
          <table:table-cell table:style-name="ce12" office:value-type="string">
            <text:p>stefanodellecave@hotmail.it</text:p>
          </table:table-cell>
          <table:table-cell table:style-name="ce12" office:value-type="string">
            <text:p>ORG Campania</text:p>
          </table:table-cell>
          <table:table-cell table:formula="of:=ISNA(VLOOKUP([.F95];['Giornalisti - 23'.D$1:.D$60];1;0))" office:value-type="boolean" office:boolean-value="false">
            <text:p>FALSE</text:p>
          </table:table-cell>
          <table:table-cell table:formula="of:=IF([.H95];1;0)" office:value-type="float" office:value="0">
            <text:p>0</text:p>
          </table:table-cell>
          <table:table-cell table:formula="of:=IF(ISNA(VLOOKUP([.F95];[.P$1:.P$130];1;0));0;1)" office:value-type="float" office:value="0">
            <text:p>0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Sabatino</text:p>
          </table:table-cell>
          <table:table-cell table:style-name="ce12" office:value-type="string">
            <text:p>Barbara</text:p>
          </table:table-cell>
          <table:table-cell table:style-name="ce12" office:value-type="float" office:value="10">
            <text:p>10</text:p>
          </table:table-cell>
          <table:table-cell table:style-name="ce47" table:formula="of:=[.L95] &amp; &quot; &quot; &amp;[.M95]" office:value-type="string" office:string-value="Sabatino Barbara">
            <text:p>Sabatino Barbara</text:p>
          </table:table-cell>
          <table:table-cell table:style-name="ce12" office:value-type="string">
            <text:p>barbara.sabati@libero.it</text:p>
          </table:table-cell>
          <table:table-cell table:style-name="ce12" office:value-type="string">
            <text:p>ORG Lazio</text:p>
          </table:table-cell>
          <table:table-cell table:formula="of:=ISNA(VLOOKUP([.P95];['Giornalisti - 23'.J$1:.J$60];1;0))" office:value-type="boolean" office:boolean-value="false">
            <text:p>FALSE</text:p>
          </table:table-cell>
          <table:table-cell table:formula="of:=IF([.R95];1;0)" office:value-type="float" office:value="0">
            <text:p>0</text:p>
          </table:table-cell>
          <table:table-cell table:formula="of:=IF(ISNA(VLOOKUP([.P95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38">
            <text:p>38</text:p>
          </table:table-cell>
          <table:table-cell table:style-name="ce12" office:value-type="string">
            <text:p>De Gennaro</text:p>
          </table:table-cell>
          <table:table-cell table:style-name="ce12" office:value-type="string">
            <text:p>Pietro</text:p>
          </table:table-cell>
          <table:table-cell table:style-name="ce12" office:value-type="float" office:value="1">
            <text:p>1</text:p>
          </table:table-cell>
          <table:table-cell table:style-name="ce47" table:formula="of:=[.B96] &amp; &quot; &quot; &amp;[.C96]" office:value-type="string" office:string-value="De Gennaro Pietro">
            <text:p>De Gennaro Pietro</text:p>
          </table:table-cell>
          <table:table-cell table:style-name="ce12" office:value-type="string">
            <text:p>p.degennaro@rai.it</text:p>
          </table:table-cell>
          <table:table-cell table:style-name="ce12" office:value-type="string">
            <text:p>ORG Lazio</text:p>
          </table:table-cell>
          <table:table-cell table:formula="of:=ISNA(VLOOKUP([.F96];['Giornalisti - 23'.D$1:.D$60];1;0))" office:value-type="boolean" office:boolean-value="false">
            <text:p>FALSE</text:p>
          </table:table-cell>
          <table:table-cell table:formula="of:=IF([.H96];1;0)" office:value-type="float" office:value="0">
            <text:p>0</text:p>
          </table:table-cell>
          <table:table-cell table:formula="of:=IF(ISNA(VLOOKUP([.F96];[.P$1:.P$130];1;0));0;1)" office:value-type="float" office:value="0">
            <text:p>0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Polillo</text:p>
          </table:table-cell>
          <table:table-cell table:style-name="ce12" office:value-type="string">
            <text:p>Isabella</text:p>
          </table:table-cell>
          <table:table-cell table:style-name="ce12" office:value-type="float" office:value="10">
            <text:p>10</text:p>
          </table:table-cell>
          <table:table-cell table:style-name="ce47" table:formula="of:=[.L96] &amp; &quot; &quot; &amp;[.M96]" office:value-type="string" office:string-value="Polillo Isabella">
            <text:p>Polillo Isabella</text:p>
          </table:table-cell>
          <table:table-cell table:style-name="ce12" office:value-type="string">
            <text:p>isabellapolillo@libero.it</text:p>
          </table:table-cell>
          <table:table-cell table:style-name="ce12" office:value-type="string">
            <text:p>ORG Calabria</text:p>
          </table:table-cell>
          <table:table-cell table:formula="of:=ISNA(VLOOKUP([.P96];['Giornalisti - 23'.J$1:.J$60];1;0))" office:value-type="boolean" office:boolean-value="false">
            <text:p>FALSE</text:p>
          </table:table-cell>
          <table:table-cell table:formula="of:=IF([.R96];1;0)" office:value-type="float" office:value="0">
            <text:p>0</text:p>
          </table:table-cell>
          <table:table-cell table:formula="of:=IF(ISNA(VLOOKUP([.P96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0">
            <text:p>40</text:p>
          </table:table-cell>
          <table:table-cell table:style-name="ce12" office:value-type="string">
            <text:p>Di Giovannandrea</text:p>
          </table:table-cell>
          <table:table-cell table:style-name="ce12" office:value-type="string">
            <text:p>Tiziana</text:p>
          </table:table-cell>
          <table:table-cell table:style-name="ce12" office:value-type="float" office:value="1">
            <text:p>1</text:p>
          </table:table-cell>
          <table:table-cell table:style-name="ce47" table:formula="of:=[.B97] &amp; &quot; &quot; &amp;[.C97]" office:value-type="string" office:string-value="Di Giovannandrea Tiziana">
            <text:p>Di Giovannandrea Tiziana</text:p>
          </table:table-cell>
          <table:table-cell table:style-name="ce12" office:value-type="string">
            <text:p>t.digiovannandrea@libero.it</text:p>
          </table:table-cell>
          <table:table-cell table:style-name="ce12" office:value-type="string">
            <text:p>ORG Lazio</text:p>
          </table:table-cell>
          <table:table-cell table:formula="of:=ISNA(VLOOKUP([.F97];['Giornalisti - 23'.D$1:.D$60];1;0))" office:value-type="boolean" office:boolean-value="false">
            <text:p>FALSE</text:p>
          </table:table-cell>
          <table:table-cell table:formula="of:=IF([.H97];1;0)" office:value-type="float" office:value="0">
            <text:p>0</text:p>
          </table:table-cell>
          <table:table-cell table:formula="of:=IF(ISNA(VLOOKUP([.F97];[.P$1:.P$130];1;0));0;1)" office:value-type="float" office:value="1">
            <text:p>1</text:p>
          </table:table-cell>
          <table:table-cell table:style-name="ce12" office:value-type="float" office:value="77">
            <text:p>77</text:p>
          </table:table-cell>
          <table:table-cell table:style-name="ce12" office:value-type="string">
            <text:p>Quagliariello</text:p>
          </table:table-cell>
          <table:table-cell table:style-name="ce12" office:value-type="string">
            <text:p>Giovanni</text:p>
          </table:table-cell>
          <table:table-cell table:style-name="ce12" office:value-type="float" office:value="10">
            <text:p>10</text:p>
          </table:table-cell>
          <table:table-cell table:style-name="ce47" table:formula="of:=[.L97] &amp; &quot; &quot; &amp;[.M97]" office:value-type="string" office:string-value="Quagliariello Giovanni">
            <text:p>Quagliariello Giovanni</text:p>
          </table:table-cell>
          <table:table-cell table:style-name="ce12" office:value-type="string">
            <text:p>sordismo@hotmail.com</text:p>
          </table:table-cell>
          <table:table-cell table:style-name="ce12" office:value-type="string">
            <text:p>ORG Lazio</text:p>
          </table:table-cell>
          <table:table-cell table:formula="of:=ISNA(VLOOKUP([.P97];['Giornalisti - 23'.J$1:.J$60];1;0))" office:value-type="boolean" office:boolean-value="false">
            <text:p>FALSE</text:p>
          </table:table-cell>
          <table:table-cell table:formula="of:=IF([.R97];1;0)" office:value-type="float" office:value="0">
            <text:p>0</text:p>
          </table:table-cell>
          <table:table-cell table:formula="of:=IF(ISNA(VLOOKUP([.P97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2">
            <text:p>42</text:p>
          </table:table-cell>
          <table:table-cell table:style-name="ce12" office:value-type="string">
            <text:p>Denti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98] &amp; &quot; &quot; &amp;[.C98]" office:value-type="string" office:string-value="Denti Marco">
            <text:p>Denti Marco</text:p>
          </table:table-cell>
          <table:table-cell table:style-name="ce12" office:value-type="string">
            <text:p>marco.denti@cert.odg.roma.it</text:p>
          </table:table-cell>
          <table:table-cell table:style-name="ce12" office:value-type="string">
            <text:p>ORG Lazio</text:p>
          </table:table-cell>
          <table:table-cell table:formula="of:=ISNA(VLOOKUP([.F98];['Giornalisti - 23'.D$1:.D$60];1;0))" office:value-type="boolean" office:boolean-value="false">
            <text:p>FALSE</text:p>
          </table:table-cell>
          <table:table-cell table:formula="of:=IF([.H98];1;0)" office:value-type="float" office:value="0">
            <text:p>0</text:p>
          </table:table-cell>
          <table:table-cell table:formula="of:=IF(ISNA(VLOOKUP([.F98];[.P$1:.P$130];1;0));0;1)" office:value-type="float" office:value="1">
            <text:p>1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Soccio</text:p>
          </table:table-cell>
          <table:table-cell table:style-name="ce12" office:value-type="string">
            <text:p>Raffaele</text:p>
          </table:table-cell>
          <table:table-cell table:style-name="ce12" office:value-type="float" office:value="10">
            <text:p>10</text:p>
          </table:table-cell>
          <table:table-cell table:style-name="ce47" table:formula="of:=[.L98] &amp; &quot; &quot; &amp;[.M98]" office:value-type="string" office:string-value="Soccio Raffaele">
            <text:p>Soccio Raffaele</text:p>
          </table:table-cell>
          <table:table-cell table:style-name="ce12" office:value-type="string">
            <text:p>raffaelesoccio@libero.it</text:p>
          </table:table-cell>
          <table:table-cell table:style-name="ce12" office:value-type="string">
            <text:p>ORG Puglia</text:p>
          </table:table-cell>
          <table:table-cell table:formula="of:=ISNA(VLOOKUP([.P98];['Giornalisti - 23'.J$1:.J$60];1;0))" office:value-type="boolean" office:boolean-value="false">
            <text:p>FALSE</text:p>
          </table:table-cell>
          <table:table-cell table:formula="of:=IF([.R98];1;0)" office:value-type="float" office:value="0">
            <text:p>0</text:p>
          </table:table-cell>
          <table:table-cell table:formula="of:=IF(ISNA(VLOOKUP([.P98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3">
            <text:p>43</text:p>
          </table:table-cell>
          <table:table-cell table:style-name="ce12" office:value-type="string">
            <text:p>Di Gati</text:p>
          </table:table-cell>
          <table:table-cell table:style-name="ce12" office:value-type="string">
            <text:p>Elsa</text:p>
          </table:table-cell>
          <table:table-cell table:style-name="ce12" office:value-type="float" office:value="1">
            <text:p>1</text:p>
          </table:table-cell>
          <table:table-cell table:style-name="ce47" table:formula="of:=[.B99] &amp; &quot; &quot; &amp;[.C99]" office:value-type="string" office:string-value="Di Gati Elsa">
            <text:p>Di Gati Elsa</text:p>
          </table:table-cell>
          <table:table-cell table:style-name="ce12" office:value-type="string">
            <text:p>elsadigati@gmail.com</text:p>
          </table:table-cell>
          <table:table-cell table:style-name="ce12" office:value-type="string">
            <text:p>ORG Lazio</text:p>
          </table:table-cell>
          <table:table-cell table:formula="of:=ISNA(VLOOKUP([.F99];['Giornalisti - 23'.D$1:.D$60];1;0))" office:value-type="boolean" office:boolean-value="false">
            <text:p>FALSE</text:p>
          </table:table-cell>
          <table:table-cell table:formula="of:=IF([.H99];1;0)" office:value-type="float" office:value="0">
            <text:p>0</text:p>
          </table:table-cell>
          <table:table-cell table:formula="of:=IF(ISNA(VLOOKUP([.F99];[.P$1:.P$130];1;0));0;1)" office:value-type="float" office:value="0">
            <text:p>0</text:p>
          </table:table-cell>
          <table:table-cell table:style-name="ce12" office:value-type="float" office:value="84">
            <text:p>84</text:p>
          </table:table-cell>
          <table:table-cell table:style-name="ce12" office:value-type="string">
            <text:p>Scafati</text:p>
          </table:table-cell>
          <table:table-cell table:style-name="ce12" office:value-type="string">
            <text:p>Marco</text:p>
          </table:table-cell>
          <table:table-cell table:style-name="ce12" office:value-type="float" office:value="10">
            <text:p>10</text:p>
          </table:table-cell>
          <table:table-cell table:style-name="ce47" table:formula="of:=[.L99] &amp; &quot; &quot; &amp;[.M99]" office:value-type="string" office:string-value="Scafati Marco">
            <text:p>Scafati Marco</text:p>
          </table:table-cell>
          <table:table-cell table:style-name="ce12" office:value-type="string">
            <text:p>marcoscafati@gmail.com</text:p>
          </table:table-cell>
          <table:table-cell table:style-name="ce12" office:value-type="string">
            <text:p>ORG Lazio</text:p>
          </table:table-cell>
          <table:table-cell table:formula="of:=ISNA(VLOOKUP([.P99];['Giornalisti - 23'.J$1:.J$60];1;0))" office:value-type="boolean" office:boolean-value="false">
            <text:p>FALSE</text:p>
          </table:table-cell>
          <table:table-cell table:formula="of:=IF([.R99];1;0)" office:value-type="float" office:value="0">
            <text:p>0</text:p>
          </table:table-cell>
          <table:table-cell table:formula="of:=IF(ISNA(VLOOKUP([.P99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44">
            <text:p>44</text:p>
          </table:table-cell>
          <table:table-cell table:style-name="ce12" office:value-type="string">
            <text:p>Farne''</text:p>
          </table:table-cell>
          <table:table-cell table:style-name="ce12" office:value-type="string">
            <text:p>Mariangela Evelina</text:p>
          </table:table-cell>
          <table:table-cell table:style-name="ce12" office:value-type="float" office:value="1">
            <text:p>1</text:p>
          </table:table-cell>
          <table:table-cell table:style-name="ce47" table:formula="of:=[.B100] &amp; &quot; &quot; &amp;[.C100]" office:value-type="string" office:string-value="Farne'' Mariangela Evelina">
            <text:p>Farne'' Mariangela Evelina</text:p>
          </table:table-cell>
          <table:table-cell table:style-name="ce12" office:value-type="string">
            <text:p>mariangelae.farne@pec.giornalistilombardia.it</text:p>
          </table:table-cell>
          <table:table-cell table:style-name="ce12" office:value-type="string">
            <text:p>ORG Lombardia</text:p>
          </table:table-cell>
          <table:table-cell table:formula="of:=ISNA(VLOOKUP([.F100];['Giornalisti - 23'.D$1:.D$60];1;0))" office:value-type="boolean" office:boolean-value="false">
            <text:p>FALSE</text:p>
          </table:table-cell>
          <table:table-cell table:formula="of:=IF([.H100];1;0)" office:value-type="float" office:value="0">
            <text:p>0</text:p>
          </table:table-cell>
          <table:table-cell table:formula="of:=IF(ISNA(VLOOKUP([.F100];[.P$1:.P$130];1;0));0;1)" office:value-type="float" office:value="0">
            <text:p>0</text:p>
          </table:table-cell>
          <table:table-cell table:style-name="ce12" office:value-type="float" office:value="88">
            <text:p>88</text:p>
          </table:table-cell>
          <table:table-cell table:style-name="ce12" office:value-type="string">
            <text:p>Vacca</text:p>
          </table:table-cell>
          <table:table-cell table:style-name="ce12" office:value-type="string">
            <text:p>Manuela</text:p>
          </table:table-cell>
          <table:table-cell table:style-name="ce12" office:value-type="float" office:value="10">
            <text:p>10</text:p>
          </table:table-cell>
          <table:table-cell table:style-name="ce47" table:formula="of:=[.L100] &amp; &quot; &quot; &amp;[.M100]" office:value-type="string" office:string-value="Vacca Manuela">
            <text:p>Vacca Manuela</text:p>
          </table:table-cell>
          <table:table-cell table:style-name="ce12" office:value-type="string">
            <text:p>mvacca.stampa@gmail.com</text:p>
          </table:table-cell>
          <table:table-cell table:style-name="ce12" office:value-type="string">
            <text:p>ORG Sardegna</text:p>
          </table:table-cell>
          <table:table-cell table:formula="of:=ISNA(VLOOKUP([.P100];['Giornalisti - 23'.J$1:.J$60];1;0))" office:value-type="boolean" office:boolean-value="false">
            <text:p>FALSE</text:p>
          </table:table-cell>
          <table:table-cell table:formula="of:=IF([.R100];1;0)" office:value-type="float" office:value="0">
            <text:p>0</text:p>
          </table:table-cell>
          <table:table-cell table:formula="of:=IF(ISNA(VLOOKUP([.P100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47">
            <text:p>47</text:p>
          </table:table-cell>
          <table:table-cell table:style-name="ce12" office:value-type="string">
            <text:p>Esposito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47" table:formula="of:=[.B101] &amp; &quot; &quot; &amp;[.C101]" office:value-type="string" office:string-value="Esposito Massimo">
            <text:p>Esposito Massimo</text:p>
          </table:table-cell>
          <table:table-cell table:style-name="ce12" office:value-type="string">
            <text:p>m.esposito@geminiedizioni.it</text:p>
          </table:table-cell>
          <table:table-cell table:style-name="ce12" office:value-type="string">
            <text:p>ORG Lazio</text:p>
          </table:table-cell>
          <table:table-cell table:formula="of:=ISNA(VLOOKUP([.F101];['Giornalisti - 23'.D$1:.D$60];1;0))" office:value-type="boolean" office:boolean-value="false">
            <text:p>FALSE</text:p>
          </table:table-cell>
          <table:table-cell table:formula="of:=IF([.H101];1;0)" office:value-type="float" office:value="0">
            <text:p>0</text:p>
          </table:table-cell>
          <table:table-cell table:formula="of:=IF(ISNA(VLOOKUP([.F101];[.P$1:.P$130];1;0));0;1)" office:value-type="float" office:value="1">
            <text:p>1</text:p>
          </table:table-cell>
          <table:table-cell table:style-name="ce12" office:value-type="float" office:value="89">
            <text:p>89</text:p>
          </table:table-cell>
          <table:table-cell table:style-name="ce12" office:value-type="string">
            <text:p>Urbani</text:p>
          </table:table-cell>
          <table:table-cell table:style-name="ce12" office:value-type="string">
            <text:p>Alessandra</text:p>
          </table:table-cell>
          <table:table-cell table:style-name="ce12" office:value-type="float" office:value="10">
            <text:p>10</text:p>
          </table:table-cell>
          <table:table-cell table:style-name="ce47" table:formula="of:=[.L101] &amp; &quot; &quot; &amp;[.M101]" office:value-type="string" office:string-value="Urbani Alessandra">
            <text:p>Urbani Alessandra</text:p>
          </table:table-cell>
          <table:table-cell table:style-name="ce12" office:value-type="string">
            <text:p>alessandra.urbani.3@gmail.com</text:p>
          </table:table-cell>
          <table:table-cell table:style-name="ce12" office:value-type="string">
            <text:p>ORG Lazio</text:p>
          </table:table-cell>
          <table:table-cell table:formula="of:=ISNA(VLOOKUP([.P101];['Giornalisti - 23'.J$1:.J$60];1;0))" office:value-type="boolean" office:boolean-value="false">
            <text:p>FALSE</text:p>
          </table:table-cell>
          <table:table-cell table:formula="of:=IF([.R101];1;0)" office:value-type="float" office:value="0">
            <text:p>0</text:p>
          </table:table-cell>
          <table:table-cell table:formula="of:=IF(ISNA(VLOOKUP([.P101];[.F$1:.F$130];1;0));0;1)" office:value-type="float" office:value="0">
            <text:p>0</text:p>
          </table:table-cell>
        </table:table-row>
        <table:table-row table:style-name="ro4">
          <table:table-cell table:style-name="ce12" office:value-type="float" office:value="50">
            <text:p>50</text:p>
          </table:table-cell>
          <table:table-cell table:style-name="ce12" office:value-type="string">
            <text:p>Gallozzi</text:p>
          </table:table-cell>
          <table:table-cell table:style-name="ce12" office:value-type="string">
            <text:p>Gabriella</text:p>
          </table:table-cell>
          <table:table-cell table:style-name="ce12" office:value-type="float" office:value="1">
            <text:p>1</text:p>
          </table:table-cell>
          <table:table-cell table:style-name="ce47" table:formula="of:=[.B102] &amp; &quot; &quot; &amp;[.C102]" office:value-type="string" office:string-value="Gallozzi Gabriella">
            <text:p>Gallozzi Gabriella</text:p>
          </table:table-cell>
          <table:table-cell table:style-name="ce12" office:value-type="string">
            <text:p>gabriella.gallozzi@me.com</text:p>
          </table:table-cell>
          <table:table-cell table:style-name="ce12" office:value-type="string">
            <text:p>ORG Lazio</text:p>
          </table:table-cell>
          <table:table-cell table:formula="of:=ISNA(VLOOKUP([.F102];['Giornalisti - 23'.D$1:.D$60];1;0))" office:value-type="boolean" office:boolean-value="false">
            <text:p>FALSE</text:p>
          </table:table-cell>
          <table:table-cell table:formula="of:=IF([.H102];1;0)" office:value-type="float" office:value="0">
            <text:p>0</text:p>
          </table:table-cell>
          <table:table-cell table:formula="of:=IF(ISNA(VLOOKUP([.F102];[.P$1:.P$130];1;0));0;1)" office:value-type="float" office:value="1">
            <text:p>1</text:p>
          </table:table-cell>
          <table:table-cell table:style-name="ce12" office:value-type="float" office:value="91">
            <text:p>91</text:p>
          </table:table-cell>
          <table:table-cell table:style-name="ce12" office:value-type="string">
            <text:p>Vaccari</text:p>
          </table:table-cell>
          <table:table-cell table:style-name="ce12" office:value-type="string">
            <text:p>Giorgia</text:p>
          </table:table-cell>
          <table:table-cell table:style-name="ce12" office:value-type="float" office:value="10">
            <text:p>10</text:p>
          </table:table-cell>
          <table:table-cell table:style-name="ce47" table:formula="of:=[.L102] &amp; &quot; &quot; &amp;[.M102]" office:value-type="string" office:string-value="Vaccari Giorgia">
            <text:p>Vaccari Giorgia</text:p>
          </table:table-cell>
          <table:table-cell table:style-name="ce12" office:value-type="string">
            <text:p>giorgiavaccari@gmail.com</text:p>
          </table:table-cell>
          <table:table-cell table:style-name="ce12" office:value-type="string">
            <text:p>ORG Lazio</text:p>
          </table:table-cell>
          <table:table-cell table:formula="of:=ISNA(VLOOKUP([.P102];['Giornalisti - 23'.J$1:.J$60];1;0))" office:value-type="boolean" office:boolean-value="false">
            <text:p>FALSE</text:p>
          </table:table-cell>
          <table:table-cell table:formula="of:=IF([.R102];1;0)" office:value-type="float" office:value="0">
            <text:p>0</text:p>
          </table:table-cell>
          <table:table-cell table:formula="of:=IF(ISNA(VLOOKUP([.P102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51">
            <text:p>51</text:p>
          </table:table-cell>
          <table:table-cell table:style-name="ce12" office:value-type="string">
            <text:p>Foschini</text:p>
          </table:table-cell>
          <table:table-cell table:style-name="ce12" office:value-type="string">
            <text:p>Giulia</text:p>
          </table:table-cell>
          <table:table-cell table:style-name="ce12" office:value-type="float" office:value="1">
            <text:p>1</text:p>
          </table:table-cell>
          <table:table-cell table:style-name="ce47" table:formula="of:=[.B103] &amp; &quot; &quot; &amp;[.C103]" office:value-type="string" office:string-value="Foschini Giulia">
            <text:p>Foschini Giulia</text:p>
          </table:table-cell>
          <table:table-cell table:style-name="ce12" office:value-type="string">
            <text:p>giuliafoschini@yahoo.it</text:p>
          </table:table-cell>
          <table:table-cell table:style-name="ce12" office:value-type="string">
            <text:p>ORG Lazio</text:p>
          </table:table-cell>
          <table:table-cell table:formula="of:=ISNA(VLOOKUP([.F103];['Giornalisti - 23'.D$1:.D$60];1;0))" office:value-type="boolean" office:boolean-value="false">
            <text:p>FALSE</text:p>
          </table:table-cell>
          <table:table-cell table:formula="of:=IF([.H103];1;0)" office:value-type="float" office:value="0">
            <text:p>0</text:p>
          </table:table-cell>
          <table:table-cell table:formula="of:=IF(ISNA(VLOOKUP([.F103];[.P$1:.P$130];1;0));0;1)" office:value-type="float" office:value="1">
            <text:p>1</text:p>
          </table:table-cell>
          <table:table-cell table:style-name="ce12" office:value-type="float" office:value="94">
            <text:p>94</text:p>
          </table:table-cell>
          <table:table-cell table:style-name="ce12" office:value-type="string">
            <text:p>Tagliafierro</text:p>
          </table:table-cell>
          <table:table-cell table:style-name="ce12" office:value-type="string">
            <text:p>Lucia</text:p>
          </table:table-cell>
          <table:table-cell table:style-name="ce12" office:value-type="float" office:value="10">
            <text:p>10</text:p>
          </table:table-cell>
          <table:table-cell table:style-name="ce47" table:formula="of:=[.L103] &amp; &quot; &quot; &amp;[.M103]" office:value-type="string" office:string-value="Tagliafierro Lucia">
            <text:p>Tagliafierro Lucia</text:p>
          </table:table-cell>
          <table:table-cell table:style-name="ce12" office:value-type="string">
            <text:p>lucyta@libero.it</text:p>
          </table:table-cell>
          <table:table-cell table:style-name="ce12" office:value-type="string">
            <text:p>ORG Lazio</text:p>
          </table:table-cell>
          <table:table-cell table:formula="of:=ISNA(VLOOKUP([.P103];['Giornalisti - 23'.J$1:.J$60];1;0))" office:value-type="boolean" office:boolean-value="false">
            <text:p>FALSE</text:p>
          </table:table-cell>
          <table:table-cell table:formula="of:=IF([.R103];1;0)" office:value-type="float" office:value="0">
            <text:p>0</text:p>
          </table:table-cell>
          <table:table-cell table:formula="of:=IF(ISNA(VLOOKUP([.P103];[.F$1:.F$130];1;0));0;1)" office:value-type="float" office:value="1">
            <text:p>1</text:p>
          </table:table-cell>
        </table:table-row>
        <table:table-row table:style-name="ro4">
          <table:table-cell table:style-name="ce12" office:value-type="float" office:value="52">
            <text:p>52</text:p>
          </table:table-cell>
          <table:table-cell table:style-name="ce12" office:value-type="string">
            <text:p>Liberati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104] &amp; &quot; &quot; &amp;[.C104]" office:value-type="string" office:string-value="Liberati Marco">
            <text:p>Liberati Marco</text:p>
          </table:table-cell>
          <table:table-cell table:style-name="ce12" office:value-type="string">
            <text:p>marcoliberati@gmail.com</text:p>
          </table:table-cell>
          <table:table-cell table:style-name="ce12" office:value-type="string">
            <text:p>ORG Lazio</text:p>
          </table:table-cell>
          <table:table-cell table:formula="of:=ISNA(VLOOKUP([.F104];['Giornalisti - 23'.D$1:.D$60];1;0))" office:value-type="boolean" office:boolean-value="false">
            <text:p>FALSE</text:p>
          </table:table-cell>
          <table:table-cell table:formula="of:=IF([.H104];1;0)" office:value-type="float" office:value="0">
            <text:p>0</text:p>
          </table:table-cell>
          <table:table-cell table:formula="of:=IF(ISNA(VLOOKUP([.F104];[.P$1:.P$130];1;0));0;1)" office:value-type="float" office:value="1">
            <text:p>1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Villa</text:p>
          </table:table-cell>
          <table:table-cell table:style-name="ce12" office:value-type="string">
            <text:p>Sabrina</text:p>
          </table:table-cell>
          <table:table-cell table:style-name="ce12" office:value-type="float" office:value="10">
            <text:p>10</text:p>
          </table:table-cell>
          <table:table-cell table:style-name="ce47" table:formula="of:=[.L104] &amp; &quot; &quot; &amp;[.M104]" office:value-type="string" office:string-value="Villa Sabrina">
            <text:p>Villa Sabrina</text:p>
          </table:table-cell>
          <table:table-cell table:style-name="ce12" office:value-type="string">
            <text:p>sabrinavilla@email.it</text:p>
          </table:table-cell>
          <table:table-cell table:style-name="ce12" office:value-type="string">
            <text:p>ORG Lazio</text:p>
          </table:table-cell>
          <table:table-cell table:formula="of:=ISNA(VLOOKUP([.P104];['Giornalisti - 23'.J$1:.J$60];1;0))" office:value-type="boolean" office:boolean-value="false">
            <text:p>FALSE</text:p>
          </table:table-cell>
          <table:table-cell table:formula="of:=IF([.R104];1;0)" office:value-type="float" office:value="0">
            <text:p>0</text:p>
          </table:table-cell>
          <table:table-cell table:formula="of:=IF(ISNA(VLOOKUP([.P104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3">
            <text:p>53</text:p>
          </table:table-cell>
          <table:table-cell table:style-name="ce12" office:value-type="string">
            <text:p>Lepore Dubois</text:p>
          </table:table-cell>
          <table:table-cell table:style-name="ce12" office:value-type="string">
            <text:p>Gianfranco</text:p>
          </table:table-cell>
          <table:table-cell table:style-name="ce12" office:value-type="float" office:value="1">
            <text:p>1</text:p>
          </table:table-cell>
          <table:table-cell table:style-name="ce47" table:formula="of:=[.B105] &amp; &quot; &quot; &amp;[.C105]" office:value-type="string" office:string-value="Lepore Dubois Gianfranco">
            <text:p>Lepore Dubois Gianfranco</text:p>
          </table:table-cell>
          <table:table-cell table:style-name="ce12" office:value-type="string">
            <text:p>gfldubois@hotmail.it</text:p>
          </table:table-cell>
          <table:table-cell table:style-name="ce12" office:value-type="string">
            <text:p>ORG Lazio</text:p>
          </table:table-cell>
          <table:table-cell table:formula="of:=ISNA(VLOOKUP([.F105];['Giornalisti - 23'.D$1:.D$60];1;0))" office:value-type="boolean" office:boolean-value="false">
            <text:p>FALSE</text:p>
          </table:table-cell>
          <table:table-cell table:formula="of:=IF([.H105];1;0)" office:value-type="float" office:value="0">
            <text:p>0</text:p>
          </table:table-cell>
          <table:table-cell table:formula="of:=IF(ISNA(VLOOKUP([.F105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05];1;0)" office:value-type="float" office:value="0">
            <text:p>0</text:p>
          </table:table-cell>
          <table:table-cell table:formula="of:=IF(ISNA(VLOOKUP([.P105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4">
            <text:p>54</text:p>
          </table:table-cell>
          <table:table-cell table:style-name="ce12" office:value-type="string">
            <text:p>Latini</text:p>
          </table:table-cell>
          <table:table-cell table:style-name="ce12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47" table:formula="of:=[.B106] &amp; &quot; &quot; &amp;[.C106]" office:value-type="string" office:string-value="Latini Stefano">
            <text:p>Latini Stefano</text:p>
          </table:table-cell>
          <table:table-cell table:style-name="ce12" office:value-type="string">
            <text:p>stefano.latini@agenziaentrate.it</text:p>
          </table:table-cell>
          <table:table-cell table:style-name="ce12" office:value-type="string">
            <text:p>ORG Lazio</text:p>
          </table:table-cell>
          <table:table-cell table:formula="of:=ISNA(VLOOKUP([.F106];['Giornalisti - 23'.D$1:.D$60];1;0))" office:value-type="boolean" office:boolean-value="false">
            <text:p>FALSE</text:p>
          </table:table-cell>
          <table:table-cell table:formula="of:=IF([.H106];1;0)" office:value-type="float" office:value="0">
            <text:p>0</text:p>
          </table:table-cell>
          <table:table-cell table:formula="of:=IF(ISNA(VLOOKUP([.F106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06];1;0)" office:value-type="float" office:value="0">
            <text:p>0</text:p>
          </table:table-cell>
          <table:table-cell table:formula="of:=IF(ISNA(VLOOKUP([.P106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5">
            <text:p>55</text:p>
          </table:table-cell>
          <table:table-cell table:style-name="ce12" office:value-type="string">
            <text:p>Ioly</text:p>
          </table:table-cell>
          <table:table-cell table:style-name="ce12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47" table:formula="of:=[.B107] &amp; &quot; &quot; &amp;[.C107]" office:value-type="string" office:string-value="Ioly Massimo">
            <text:p>Ioly Massimo</text:p>
          </table:table-cell>
          <table:table-cell table:style-name="ce12" office:value-type="string">
            <text:p>massimo.ioly@yahoo.it</text:p>
          </table:table-cell>
          <table:table-cell table:style-name="ce12" office:value-type="string">
            <text:p>ORG Lazio</text:p>
          </table:table-cell>
          <table:table-cell table:formula="of:=ISNA(VLOOKUP([.F107];['Giornalisti - 23'.D$1:.D$60];1;0))" office:value-type="boolean" office:boolean-value="false">
            <text:p>FALSE</text:p>
          </table:table-cell>
          <table:table-cell table:formula="of:=IF([.H107];1;0)" office:value-type="float" office:value="0">
            <text:p>0</text:p>
          </table:table-cell>
          <table:table-cell table:formula="of:=IF(ISNA(VLOOKUP([.F107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07];1;0)" office:value-type="float" office:value="0">
            <text:p>0</text:p>
          </table:table-cell>
          <table:table-cell table:formula="of:=IF(ISNA(VLOOKUP([.P107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6">
            <text:p>56</text:p>
          </table:table-cell>
          <table:table-cell table:style-name="ce12" office:value-type="string">
            <text:p>Mazza</text:p>
          </table:table-cell>
          <table:table-cell table:style-name="ce12" office:value-type="string">
            <text:p>Osvaldo</text:p>
          </table:table-cell>
          <table:table-cell table:style-name="ce12" office:value-type="float" office:value="1">
            <text:p>1</text:p>
          </table:table-cell>
          <table:table-cell table:style-name="ce47" table:formula="of:=[.B108] &amp; &quot; &quot; &amp;[.C108]" office:value-type="string" office:string-value="Mazza Osvaldo">
            <text:p>Mazza Osvaldo</text:p>
          </table:table-cell>
          <table:table-cell table:style-name="ce12" office:value-type="string">
            <text:p>o.mazza@mediadata.it</text:p>
          </table:table-cell>
          <table:table-cell table:style-name="ce12" office:value-type="string">
            <text:p>ORG Lazio</text:p>
          </table:table-cell>
          <table:table-cell table:formula="of:=ISNA(VLOOKUP([.F108];['Giornalisti - 23'.D$1:.D$60];1;0))" office:value-type="boolean" office:boolean-value="false">
            <text:p>FALSE</text:p>
          </table:table-cell>
          <table:table-cell table:formula="of:=IF([.H108];1;0)" office:value-type="float" office:value="0">
            <text:p>0</text:p>
          </table:table-cell>
          <table:table-cell table:formula="of:=IF(ISNA(VLOOKUP([.F108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08];1;0)" office:value-type="float" office:value="0">
            <text:p>0</text:p>
          </table:table-cell>
          <table:table-cell table:formula="of:=IF(ISNA(VLOOKUP([.P108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7">
            <text:p>57</text:p>
          </table:table-cell>
          <table:table-cell table:style-name="ce12" office:value-type="string">
            <text:p>Mari</text:p>
          </table:table-cell>
          <table:table-cell table:style-name="ce12" office:value-type="string">
            <text:p>Silvia</text:p>
          </table:table-cell>
          <table:table-cell table:style-name="ce12" office:value-type="float" office:value="1">
            <text:p>1</text:p>
          </table:table-cell>
          <table:table-cell table:style-name="ce47" table:formula="of:=[.B109] &amp; &quot; &quot; &amp;[.C109]" office:value-type="string" office:string-value="Mari Silvia">
            <text:p>Mari Silvia</text:p>
          </table:table-cell>
          <table:table-cell table:style-name="ce12" office:value-type="string">
            <text:p>silvia.mari79@libero.it</text:p>
          </table:table-cell>
          <table:table-cell table:style-name="ce12" office:value-type="string">
            <text:p>ORG Lazio</text:p>
          </table:table-cell>
          <table:table-cell table:formula="of:=ISNA(VLOOKUP([.F109];['Giornalisti - 23'.D$1:.D$60];1;0))" office:value-type="boolean" office:boolean-value="false">
            <text:p>FALSE</text:p>
          </table:table-cell>
          <table:table-cell table:formula="of:=IF([.H109];1;0)" office:value-type="float" office:value="0">
            <text:p>0</text:p>
          </table:table-cell>
          <table:table-cell table:formula="of:=IF(ISNA(VLOOKUP([.F109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09];1;0)" office:value-type="float" office:value="0">
            <text:p>0</text:p>
          </table:table-cell>
          <table:table-cell table:formula="of:=IF(ISNA(VLOOKUP([.P109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8">
            <text:p>58</text:p>
          </table:table-cell>
          <table:table-cell table:style-name="ce12" office:value-type="string">
            <text:p>Mallamaci</text:p>
          </table:table-cell>
          <table:table-cell table:style-name="ce12" office:value-type="string">
            <text:p>Valentina</text:p>
          </table:table-cell>
          <table:table-cell table:style-name="ce12" office:value-type="float" office:value="1">
            <text:p>1</text:p>
          </table:table-cell>
          <table:table-cell table:style-name="ce47" table:formula="of:=[.B110] &amp; &quot; &quot; &amp;[.C110]" office:value-type="string" office:string-value="Mallamaci Valentina">
            <text:p>Mallamaci Valentina</text:p>
          </table:table-cell>
          <table:table-cell table:style-name="ce12" office:value-type="string">
            <text:p>valentina.mallamaci@libero.it</text:p>
          </table:table-cell>
          <table:table-cell table:style-name="ce12" office:value-type="string">
            <text:p>ORG Piemonte</text:p>
          </table:table-cell>
          <table:table-cell table:formula="of:=ISNA(VLOOKUP([.F110];['Giornalisti - 23'.D$1:.D$60];1;0))" office:value-type="boolean" office:boolean-value="false">
            <text:p>FALSE</text:p>
          </table:table-cell>
          <table:table-cell table:formula="of:=IF([.H110];1;0)" office:value-type="float" office:value="0">
            <text:p>0</text:p>
          </table:table-cell>
          <table:table-cell table:formula="of:=IF(ISNA(VLOOKUP([.F110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0];1;0)" office:value-type="float" office:value="0">
            <text:p>0</text:p>
          </table:table-cell>
          <table:table-cell table:formula="of:=IF(ISNA(VLOOKUP([.P110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59">
            <text:p>59</text:p>
          </table:table-cell>
          <table:table-cell table:style-name="ce12" office:value-type="string">
            <text:p>Lombardi</text:p>
          </table:table-cell>
          <table:table-cell table:style-name="ce12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47" table:formula="of:=[.B111] &amp; &quot; &quot; &amp;[.C111]" office:value-type="string" office:string-value="Lombardi Marco">
            <text:p>Lombardi Marco</text:p>
          </table:table-cell>
          <table:table-cell table:style-name="ce12" office:value-type="string">
            <text:p>mar.lombar@libero.it</text:p>
          </table:table-cell>
          <table:table-cell table:style-name="ce12" office:value-type="string">
            <text:p>ORG Lazio</text:p>
          </table:table-cell>
          <table:table-cell table:formula="of:=ISNA(VLOOKUP([.F111];['Giornalisti - 23'.D$1:.D$60];1;0))" office:value-type="boolean" office:boolean-value="false">
            <text:p>FALSE</text:p>
          </table:table-cell>
          <table:table-cell table:formula="of:=IF([.H111];1;0)" office:value-type="float" office:value="0">
            <text:p>0</text:p>
          </table:table-cell>
          <table:table-cell table:formula="of:=IF(ISNA(VLOOKUP([.F111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1];1;0)" office:value-type="float" office:value="0">
            <text:p>0</text:p>
          </table:table-cell>
          <table:table-cell table:formula="of:=IF(ISNA(VLOOKUP([.P111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61">
            <text:p>61</text:p>
          </table:table-cell>
          <table:table-cell table:style-name="ce12" office:value-type="string">
            <text:p>Muzzupappa</text:p>
          </table:table-cell>
          <table:table-cell table:style-name="ce12" office:value-type="string">
            <text:p>Laura Maddalena</text:p>
          </table:table-cell>
          <table:table-cell table:style-name="ce12" office:value-type="float" office:value="1">
            <text:p>1</text:p>
          </table:table-cell>
          <table:table-cell table:style-name="ce47" table:formula="of:=[.B112] &amp; &quot; &quot; &amp;[.C112]" office:value-type="string" office:string-value="Muzzupappa Laura Maddalena">
            <text:p>Muzzupappa Laura Maddalena</text:p>
          </table:table-cell>
          <table:table-cell table:style-name="ce12" office:value-type="string">
            <text:p>lauramuzzupappa@hotmail.it</text:p>
          </table:table-cell>
          <table:table-cell table:style-name="ce12" office:value-type="string">
            <text:p>ORG Lazio</text:p>
          </table:table-cell>
          <table:table-cell table:formula="of:=ISNA(VLOOKUP([.F112];['Giornalisti - 23'.D$1:.D$60];1;0))" office:value-type="boolean" office:boolean-value="false">
            <text:p>FALSE</text:p>
          </table:table-cell>
          <table:table-cell table:formula="of:=IF([.H112];1;0)" office:value-type="float" office:value="0">
            <text:p>0</text:p>
          </table:table-cell>
          <table:table-cell table:formula="of:=IF(ISNA(VLOOKUP([.F112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2];1;0)" office:value-type="float" office:value="0">
            <text:p>0</text:p>
          </table:table-cell>
          <table:table-cell table:formula="of:=IF(ISNA(VLOOKUP([.P112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63">
            <text:p>63</text:p>
          </table:table-cell>
          <table:table-cell table:style-name="ce12" office:value-type="string">
            <text:p>Montingelli</text:p>
          </table:table-cell>
          <table:table-cell table:style-name="ce12" office:value-type="string">
            <text:p>Saverio</text:p>
          </table:table-cell>
          <table:table-cell table:style-name="ce12" office:value-type="float" office:value="1">
            <text:p>1</text:p>
          </table:table-cell>
          <table:table-cell table:style-name="ce47" table:formula="of:=[.B113] &amp; &quot; &quot; &amp;[.C113]" office:value-type="string" office:string-value="Montingelli Saverio">
            <text:p>Montingelli Saverio</text:p>
          </table:table-cell>
          <table:table-cell table:style-name="ce12" office:value-type="string">
            <text:p>saverio.montingelli@rai.it</text:p>
          </table:table-cell>
          <table:table-cell table:style-name="ce12" office:value-type="string">
            <text:p>ORG Lazio</text:p>
          </table:table-cell>
          <table:table-cell table:formula="of:=ISNA(VLOOKUP([.F113];['Giornalisti - 23'.D$1:.D$60];1;0))" office:value-type="boolean" office:boolean-value="false">
            <text:p>FALSE</text:p>
          </table:table-cell>
          <table:table-cell table:formula="of:=IF([.H113];1;0)" office:value-type="float" office:value="0">
            <text:p>0</text:p>
          </table:table-cell>
          <table:table-cell table:formula="of:=IF(ISNA(VLOOKUP([.F113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3];1;0)" office:value-type="float" office:value="0">
            <text:p>0</text:p>
          </table:table-cell>
          <table:table-cell table:formula="of:=IF(ISNA(VLOOKUP([.P113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64">
            <text:p>64</text:p>
          </table:table-cell>
          <table:table-cell table:style-name="ce12" office:value-type="string">
            <text:p>Paolisso</text:p>
          </table:table-cell>
          <table:table-cell table:style-name="ce12" office:value-type="string">
            <text:p>Ilaria</text:p>
          </table:table-cell>
          <table:table-cell table:style-name="ce12" office:value-type="float" office:value="1">
            <text:p>1</text:p>
          </table:table-cell>
          <table:table-cell table:style-name="ce47" table:formula="of:=[.B114] &amp; &quot; &quot; &amp;[.C114]" office:value-type="string" office:string-value="Paolisso Ilaria">
            <text:p>Paolisso Ilaria</text:p>
          </table:table-cell>
          <table:table-cell table:style-name="ce12" office:value-type="string">
            <text:p>ilariapaolisso@hotmail.com</text:p>
          </table:table-cell>
          <table:table-cell table:style-name="ce12" office:value-type="string">
            <text:p>ORG Lazio</text:p>
          </table:table-cell>
          <table:table-cell table:formula="of:=ISNA(VLOOKUP([.F114];['Giornalisti - 23'.D$1:.D$60];1;0))" office:value-type="boolean" office:boolean-value="false">
            <text:p>FALSE</text:p>
          </table:table-cell>
          <table:table-cell table:formula="of:=IF([.H114];1;0)" office:value-type="float" office:value="0">
            <text:p>0</text:p>
          </table:table-cell>
          <table:table-cell table:formula="of:=IF(ISNA(VLOOKUP([.F114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4];1;0)" office:value-type="float" office:value="0">
            <text:p>0</text:p>
          </table:table-cell>
          <table:table-cell table:formula="of:=IF(ISNA(VLOOKUP([.P114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66">
            <text:p>66</text:p>
          </table:table-cell>
          <table:table-cell table:style-name="ce12" office:value-type="string">
            <text:p>Perilli</text:p>
          </table:table-cell>
          <table:table-cell table:style-name="ce12" office:value-type="string">
            <text:p>Benedetta</text:p>
          </table:table-cell>
          <table:table-cell table:style-name="ce12" office:value-type="float" office:value="1">
            <text:p>1</text:p>
          </table:table-cell>
          <table:table-cell table:style-name="ce47" table:formula="of:=[.B115] &amp; &quot; &quot; &amp;[.C115]" office:value-type="string" office:string-value="Perilli Benedetta">
            <text:p>Perilli Benedetta</text:p>
          </table:table-cell>
          <table:table-cell table:style-name="ce12" office:value-type="string">
            <text:p>benedettaperilli@hotmail.com</text:p>
          </table:table-cell>
          <table:table-cell table:style-name="ce12" office:value-type="string">
            <text:p>ORG Lazio</text:p>
          </table:table-cell>
          <table:table-cell table:formula="of:=ISNA(VLOOKUP([.F115];['Giornalisti - 23'.D$1:.D$60];1;0))" office:value-type="boolean" office:boolean-value="false">
            <text:p>FALSE</text:p>
          </table:table-cell>
          <table:table-cell table:formula="of:=IF([.H115];1;0)" office:value-type="float" office:value="0">
            <text:p>0</text:p>
          </table:table-cell>
          <table:table-cell table:formula="of:=IF(ISNA(VLOOKUP([.F115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5];1;0)" office:value-type="float" office:value="0">
            <text:p>0</text:p>
          </table:table-cell>
          <table:table-cell table:formula="of:=IF(ISNA(VLOOKUP([.P115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0">
            <text:p>70</text:p>
          </table:table-cell>
          <table:table-cell table:style-name="ce12" office:value-type="string">
            <text:p>Nicoletti</text:p>
          </table:table-cell>
          <table:table-cell table:style-name="ce12" office:value-type="string">
            <text:p>Marta</text:p>
          </table:table-cell>
          <table:table-cell table:style-name="ce12" office:value-type="float" office:value="1">
            <text:p>1</text:p>
          </table:table-cell>
          <table:table-cell table:style-name="ce47" table:formula="of:=[.B116] &amp; &quot; &quot; &amp;[.C116]" office:value-type="string" office:string-value="Nicoletti Marta">
            <text:p>Nicoletti Marta</text:p>
          </table:table-cell>
          <table:table-cell table:style-name="ce12" office:value-type="string">
            <text:p>marta.nicoletti@yahoo.it</text:p>
          </table:table-cell>
          <table:table-cell table:style-name="ce12" office:value-type="string">
            <text:p>ORG Lazio</text:p>
          </table:table-cell>
          <table:table-cell table:formula="of:=ISNA(VLOOKUP([.F116];['Giornalisti - 23'.D$1:.D$60];1;0))" office:value-type="boolean" office:boolean-value="false">
            <text:p>FALSE</text:p>
          </table:table-cell>
          <table:table-cell table:formula="of:=IF([.H116];1;0)" office:value-type="float" office:value="0">
            <text:p>0</text:p>
          </table:table-cell>
          <table:table-cell table:formula="of:=IF(ISNA(VLOOKUP([.F116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6];1;0)" office:value-type="float" office:value="0">
            <text:p>0</text:p>
          </table:table-cell>
          <table:table-cell table:formula="of:=IF(ISNA(VLOOKUP([.P116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1">
            <text:p>71</text:p>
          </table:table-cell>
          <table:table-cell table:style-name="ce12" office:value-type="string">
            <text:p>Paggio</text:p>
          </table:table-cell>
          <table:table-cell table:style-name="ce12" office:value-type="string">
            <text:p>Francesca</text:p>
          </table:table-cell>
          <table:table-cell table:style-name="ce12" office:value-type="float" office:value="1">
            <text:p>1</text:p>
          </table:table-cell>
          <table:table-cell table:style-name="ce47" table:formula="of:=[.B117] &amp; &quot; &quot; &amp;[.C117]" office:value-type="string" office:string-value="Paggio Francesca">
            <text:p>Paggio Francesca</text:p>
          </table:table-cell>
          <table:table-cell table:style-name="ce12" office:value-type="string">
            <text:p>francesca.paggio@ansa.it</text:p>
          </table:table-cell>
          <table:table-cell table:style-name="ce12" office:value-type="string">
            <text:p>ORG Lazio</text:p>
          </table:table-cell>
          <table:table-cell table:formula="of:=ISNA(VLOOKUP([.F117];['Giornalisti - 23'.D$1:.D$60];1;0))" office:value-type="boolean" office:boolean-value="false">
            <text:p>FALSE</text:p>
          </table:table-cell>
          <table:table-cell table:formula="of:=IF([.H117];1;0)" office:value-type="float" office:value="0">
            <text:p>0</text:p>
          </table:table-cell>
          <table:table-cell table:formula="of:=IF(ISNA(VLOOKUP([.F117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7];1;0)" office:value-type="float" office:value="0">
            <text:p>0</text:p>
          </table:table-cell>
          <table:table-cell table:formula="of:=IF(ISNA(VLOOKUP([.P117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2">
            <text:p>72</text:p>
          </table:table-cell>
          <table:table-cell table:style-name="ce12" office:value-type="string">
            <text:p>Quagliariello</text:p>
          </table:table-cell>
          <table:table-cell table:style-name="ce12" office:value-type="string">
            <text:p>Giovanni</text:p>
          </table:table-cell>
          <table:table-cell table:style-name="ce12" office:value-type="float" office:value="1">
            <text:p>1</text:p>
          </table:table-cell>
          <table:table-cell table:style-name="ce47" table:formula="of:=[.B118] &amp; &quot; &quot; &amp;[.C118]" office:value-type="string" office:string-value="Quagliariello Giovanni">
            <text:p>Quagliariello Giovanni</text:p>
          </table:table-cell>
          <table:table-cell table:style-name="ce12" office:value-type="string">
            <text:p>sordismo@hotmail.com</text:p>
          </table:table-cell>
          <table:table-cell table:style-name="ce12" office:value-type="string">
            <text:p>ORG Lazio</text:p>
          </table:table-cell>
          <table:table-cell table:formula="of:=ISNA(VLOOKUP([.F118];['Giornalisti - 23'.D$1:.D$60];1;0))" office:value-type="boolean" office:boolean-value="false">
            <text:p>FALSE</text:p>
          </table:table-cell>
          <table:table-cell table:formula="of:=IF([.H118];1;0)" office:value-type="float" office:value="0">
            <text:p>0</text:p>
          </table:table-cell>
          <table:table-cell table:formula="of:=IF(ISNA(VLOOKUP([.F118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8];1;0)" office:value-type="float" office:value="0">
            <text:p>0</text:p>
          </table:table-cell>
          <table:table-cell table:formula="of:=IF(ISNA(VLOOKUP([.P118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6">
            <text:p>76</text:p>
          </table:table-cell>
          <table:table-cell table:style-name="ce12" office:value-type="string">
            <text:p>Pifferi</text:p>
          </table:table-cell>
          <table:table-cell table:style-name="ce12" office:value-type="string">
            <text:p>Samuele</text:p>
          </table:table-cell>
          <table:table-cell table:style-name="ce12" office:value-type="float" office:value="1">
            <text:p>1</text:p>
          </table:table-cell>
          <table:table-cell table:style-name="ce47" table:formula="of:=[.B119] &amp; &quot; &quot; &amp;[.C119]" office:value-type="string" office:string-value="Pifferi Samuele">
            <text:p>Pifferi Samuele</text:p>
          </table:table-cell>
          <table:table-cell table:style-name="ce12" office:value-type="string">
            <text:p>samuele.pifferi@libero.it</text:p>
          </table:table-cell>
          <table:table-cell table:style-name="ce12" office:value-type="string">
            <text:p>ORG Lazio</text:p>
          </table:table-cell>
          <table:table-cell table:formula="of:=ISNA(VLOOKUP([.F119];['Giornalisti - 23'.D$1:.D$60];1;0))" office:value-type="boolean" office:boolean-value="false">
            <text:p>FALSE</text:p>
          </table:table-cell>
          <table:table-cell table:formula="of:=IF([.H119];1;0)" office:value-type="float" office:value="0">
            <text:p>0</text:p>
          </table:table-cell>
          <table:table-cell table:formula="of:=IF(ISNA(VLOOKUP([.F119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19];1;0)" office:value-type="float" office:value="0">
            <text:p>0</text:p>
          </table:table-cell>
          <table:table-cell table:formula="of:=IF(ISNA(VLOOKUP([.P119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7">
            <text:p>77</text:p>
          </table:table-cell>
          <table:table-cell table:style-name="ce12" office:value-type="string">
            <text:p>Pinto</text:p>
          </table:table-cell>
          <table:table-cell table:style-name="ce12" office:value-type="string">
            <text:p>Elena</text:p>
          </table:table-cell>
          <table:table-cell table:style-name="ce12" office:value-type="float" office:value="1">
            <text:p>1</text:p>
          </table:table-cell>
          <table:table-cell table:style-name="ce47" table:formula="of:=[.B120] &amp; &quot; &quot; &amp;[.C120]" office:value-type="string" office:string-value="Pinto Elena">
            <text:p>Pinto Elena</text:p>
          </table:table-cell>
          <table:table-cell table:style-name="ce12" office:value-type="string">
            <text:p>elenapinto2002@yahoo.it</text:p>
          </table:table-cell>
          <table:table-cell table:style-name="ce12" office:value-type="string">
            <text:p>ORG Puglia</text:p>
          </table:table-cell>
          <table:table-cell table:formula="of:=ISNA(VLOOKUP([.F120];['Giornalisti - 23'.D$1:.D$60];1;0))" office:value-type="boolean" office:boolean-value="false">
            <text:p>FALSE</text:p>
          </table:table-cell>
          <table:table-cell table:formula="of:=IF([.H120];1;0)" office:value-type="float" office:value="0">
            <text:p>0</text:p>
          </table:table-cell>
          <table:table-cell table:formula="of:=IF(ISNA(VLOOKUP([.F120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0];1;0)" office:value-type="float" office:value="0">
            <text:p>0</text:p>
          </table:table-cell>
          <table:table-cell table:formula="of:=IF(ISNA(VLOOKUP([.P120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79">
            <text:p>79</text:p>
          </table:table-cell>
          <table:table-cell table:style-name="ce12" office:value-type="string">
            <text:p>Polillo</text:p>
          </table:table-cell>
          <table:table-cell table:style-name="ce12" office:value-type="string">
            <text:p>Isabella</text:p>
          </table:table-cell>
          <table:table-cell table:style-name="ce12" office:value-type="float" office:value="1">
            <text:p>1</text:p>
          </table:table-cell>
          <table:table-cell table:style-name="ce47" table:formula="of:=[.B121] &amp; &quot; &quot; &amp;[.C121]" office:value-type="string" office:string-value="Polillo Isabella">
            <text:p>Polillo Isabella</text:p>
          </table:table-cell>
          <table:table-cell table:style-name="ce12" office:value-type="string">
            <text:p>isabellapolillo@libero.it</text:p>
          </table:table-cell>
          <table:table-cell table:style-name="ce12" office:value-type="string">
            <text:p>ORG Calabria</text:p>
          </table:table-cell>
          <table:table-cell table:formula="of:=ISNA(VLOOKUP([.F121];['Giornalisti - 23'.D$1:.D$60];1;0))" office:value-type="boolean" office:boolean-value="false">
            <text:p>FALSE</text:p>
          </table:table-cell>
          <table:table-cell table:formula="of:=IF([.H121];1;0)" office:value-type="float" office:value="0">
            <text:p>0</text:p>
          </table:table-cell>
          <table:table-cell table:formula="of:=IF(ISNA(VLOOKUP([.F121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1];1;0)" office:value-type="float" office:value="0">
            <text:p>0</text:p>
          </table:table-cell>
          <table:table-cell table:formula="of:=IF(ISNA(VLOOKUP([.P121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80">
            <text:p>80</text:p>
          </table:table-cell>
          <table:table-cell table:style-name="ce12" office:value-type="string">
            <text:p>Scarlino</text:p>
          </table:table-cell>
          <table:table-cell table:style-name="ce12" office:value-type="string">
            <text:p>Matteo</text:p>
          </table:table-cell>
          <table:table-cell table:style-name="ce12" office:value-type="float" office:value="1">
            <text:p>1</text:p>
          </table:table-cell>
          <table:table-cell table:style-name="ce47" table:formula="of:=[.B122] &amp; &quot; &quot; &amp;[.C122]" office:value-type="string" office:string-value="Scarlino Matteo">
            <text:p>Scarlino Matteo</text:p>
          </table:table-cell>
          <table:table-cell table:style-name="ce12" office:value-type="string">
            <text:p>matteo.scarlino@gmail.com</text:p>
          </table:table-cell>
          <table:table-cell table:style-name="ce12" office:value-type="string">
            <text:p>ORG Puglia</text:p>
          </table:table-cell>
          <table:table-cell table:formula="of:=ISNA(VLOOKUP([.F122];['Giornalisti - 23'.D$1:.D$60];1;0))" office:value-type="boolean" office:boolean-value="false">
            <text:p>FALSE</text:p>
          </table:table-cell>
          <table:table-cell table:formula="of:=IF([.H122];1;0)" office:value-type="float" office:value="0">
            <text:p>0</text:p>
          </table:table-cell>
          <table:table-cell table:formula="of:=IF(ISNA(VLOOKUP([.F122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2];1;0)" office:value-type="float" office:value="0">
            <text:p>0</text:p>
          </table:table-cell>
          <table:table-cell table:formula="of:=IF(ISNA(VLOOKUP([.P122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85">
            <text:p>85</text:p>
          </table:table-cell>
          <table:table-cell table:style-name="ce12" office:value-type="string">
            <text:p>Riganelli</text:p>
          </table:table-cell>
          <table:table-cell table:style-name="ce12" office:value-type="string">
            <text:p>Maria Letizia</text:p>
          </table:table-cell>
          <table:table-cell table:style-name="ce12" office:value-type="float" office:value="1">
            <text:p>1</text:p>
          </table:table-cell>
          <table:table-cell table:style-name="ce47" table:formula="of:=[.B123] &amp; &quot; &quot; &amp;[.C123]" office:value-type="string" office:string-value="Riganelli Maria Letizia">
            <text:p>Riganelli Maria Letizia</text:p>
          </table:table-cell>
          <table:table-cell table:style-name="ce12" office:value-type="string">
            <text:p>marialetizia_riganelli@hotmail.com</text:p>
          </table:table-cell>
          <table:table-cell table:style-name="ce12" office:value-type="string">
            <text:p>ORG Lazio</text:p>
          </table:table-cell>
          <table:table-cell table:formula="of:=ISNA(VLOOKUP([.F123];['Giornalisti - 23'.D$1:.D$60];1;0))" office:value-type="boolean" office:boolean-value="false">
            <text:p>FALSE</text:p>
          </table:table-cell>
          <table:table-cell table:formula="of:=IF([.H123];1;0)" office:value-type="float" office:value="0">
            <text:p>0</text:p>
          </table:table-cell>
          <table:table-cell table:formula="of:=IF(ISNA(VLOOKUP([.F123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3];1;0)" office:value-type="float" office:value="0">
            <text:p>0</text:p>
          </table:table-cell>
          <table:table-cell table:formula="of:=IF(ISNA(VLOOKUP([.P123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86">
            <text:p>86</text:p>
          </table:table-cell>
          <table:table-cell table:style-name="ce12" office:value-type="string">
            <text:p>Rosella</text:p>
          </table:table-cell>
          <table:table-cell table:style-name="ce12" office:value-type="string">
            <text:p>Serena</text:p>
          </table:table-cell>
          <table:table-cell table:style-name="ce12" office:value-type="float" office:value="1">
            <text:p>1</text:p>
          </table:table-cell>
          <table:table-cell table:style-name="ce47" table:formula="of:=[.B124] &amp; &quot; &quot; &amp;[.C124]" office:value-type="string" office:string-value="Rosella Serena">
            <text:p>Rosella Serena</text:p>
          </table:table-cell>
          <table:table-cell table:style-name="ce12" office:value-type="string">
            <text:p>serenarosella@yahoo.it</text:p>
          </table:table-cell>
          <table:table-cell table:style-name="ce12" office:value-type="string">
            <text:p>ORG Lazio</text:p>
          </table:table-cell>
          <table:table-cell table:formula="of:=ISNA(VLOOKUP([.F124];['Giornalisti - 23'.D$1:.D$60];1;0))" office:value-type="boolean" office:boolean-value="false">
            <text:p>FALSE</text:p>
          </table:table-cell>
          <table:table-cell table:formula="of:=IF([.H124];1;0)" office:value-type="float" office:value="0">
            <text:p>0</text:p>
          </table:table-cell>
          <table:table-cell table:formula="of:=IF(ISNA(VLOOKUP([.F124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4];1;0)" office:value-type="float" office:value="0">
            <text:p>0</text:p>
          </table:table-cell>
          <table:table-cell table:formula="of:=IF(ISNA(VLOOKUP([.P124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87">
            <text:p>87</text:p>
          </table:table-cell>
          <table:table-cell table:style-name="ce12" office:value-type="string">
            <text:p>Rosati</text:p>
          </table:table-cell>
          <table:table-cell table:style-name="ce12" office:value-type="string">
            <text:p>Rita</text:p>
          </table:table-cell>
          <table:table-cell table:style-name="ce12" office:value-type="float" office:value="1">
            <text:p>1</text:p>
          </table:table-cell>
          <table:table-cell table:style-name="ce47" table:formula="of:=[.B125] &amp; &quot; &quot; &amp;[.C125]" office:value-type="string" office:string-value="Rosati Rita">
            <text:p>Rosati Rita</text:p>
          </table:table-cell>
          <table:table-cell table:style-name="ce12" office:value-type="string">
            <text:p>rosatirita@libero.it</text:p>
          </table:table-cell>
          <table:table-cell table:style-name="ce12" office:value-type="string">
            <text:p>ORG Lazio</text:p>
          </table:table-cell>
          <table:table-cell table:formula="of:=ISNA(VLOOKUP([.F125];['Giornalisti - 23'.D$1:.D$60];1;0))" office:value-type="boolean" office:boolean-value="false">
            <text:p>FALSE</text:p>
          </table:table-cell>
          <table:table-cell table:formula="of:=IF([.H125];1;0)" office:value-type="float" office:value="0">
            <text:p>0</text:p>
          </table:table-cell>
          <table:table-cell table:formula="of:=IF(ISNA(VLOOKUP([.F125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5];1;0)" office:value-type="float" office:value="0">
            <text:p>0</text:p>
          </table:table-cell>
          <table:table-cell table:formula="of:=IF(ISNA(VLOOKUP([.P125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89">
            <text:p>89</text:p>
          </table:table-cell>
          <table:table-cell table:style-name="ce12" office:value-type="string">
            <text:p>Tavella</text:p>
          </table:table-cell>
          <table:table-cell table:style-name="ce12" office:value-type="string">
            <text:p>Paolo</text:p>
          </table:table-cell>
          <table:table-cell table:style-name="ce12" office:value-type="float" office:value="1">
            <text:p>1</text:p>
          </table:table-cell>
          <table:table-cell table:style-name="ce47" table:formula="of:=[.B126] &amp; &quot; &quot; &amp;[.C126]" office:value-type="string" office:string-value="Tavella Paolo">
            <text:p>Tavella Paolo</text:p>
          </table:table-cell>
          <table:table-cell table:style-name="ce12" office:value-type="string">
            <text:p>paolotavella@tiscali.it</text:p>
          </table:table-cell>
          <table:table-cell table:style-name="ce12" office:value-type="string">
            <text:p>ORG Lazio</text:p>
          </table:table-cell>
          <table:table-cell table:formula="of:=ISNA(VLOOKUP([.F126];['Giornalisti - 23'.D$1:.D$60];1;0))" office:value-type="boolean" office:boolean-value="false">
            <text:p>FALSE</text:p>
          </table:table-cell>
          <table:table-cell table:formula="of:=IF([.H126];1;0)" office:value-type="float" office:value="0">
            <text:p>0</text:p>
          </table:table-cell>
          <table:table-cell table:formula="of:=IF(ISNA(VLOOKUP([.F126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6];1;0)" office:value-type="float" office:value="0">
            <text:p>0</text:p>
          </table:table-cell>
          <table:table-cell table:formula="of:=IF(ISNA(VLOOKUP([.P126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90">
            <text:p>90</text:p>
          </table:table-cell>
          <table:table-cell table:style-name="ce12" office:value-type="string">
            <text:p>Vaccari</text:p>
          </table:table-cell>
          <table:table-cell table:style-name="ce12" office:value-type="string">
            <text:p>Giorgia</text:p>
          </table:table-cell>
          <table:table-cell table:style-name="ce12" office:value-type="float" office:value="1">
            <text:p>1</text:p>
          </table:table-cell>
          <table:table-cell table:style-name="ce47" table:formula="of:=[.B127] &amp; &quot; &quot; &amp;[.C127]" office:value-type="string" office:string-value="Vaccari Giorgia">
            <text:p>Vaccari Giorgia</text:p>
          </table:table-cell>
          <table:table-cell table:style-name="ce12" office:value-type="string">
            <text:p>giorgiavaccari@gmail.com</text:p>
          </table:table-cell>
          <table:table-cell table:style-name="ce12" office:value-type="string">
            <text:p>ORG Lazio</text:p>
          </table:table-cell>
          <table:table-cell table:formula="of:=ISNA(VLOOKUP([.F127];['Giornalisti - 23'.D$1:.D$60];1;0))" office:value-type="boolean" office:boolean-value="false">
            <text:p>FALSE</text:p>
          </table:table-cell>
          <table:table-cell table:formula="of:=IF([.H127];1;0)" office:value-type="float" office:value="0">
            <text:p>0</text:p>
          </table:table-cell>
          <table:table-cell table:formula="of:=IF(ISNA(VLOOKUP([.F127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7];1;0)" office:value-type="float" office:value="0">
            <text:p>0</text:p>
          </table:table-cell>
          <table:table-cell table:formula="of:=IF(ISNA(VLOOKUP([.P127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91">
            <text:p>91</text:p>
          </table:table-cell>
          <table:table-cell table:style-name="ce12" office:value-type="string">
            <text:p>Vacca</text:p>
          </table:table-cell>
          <table:table-cell table:style-name="ce12" office:value-type="string">
            <text:p>Manuela</text:p>
          </table:table-cell>
          <table:table-cell table:style-name="ce12" office:value-type="float" office:value="1">
            <text:p>1</text:p>
          </table:table-cell>
          <table:table-cell table:style-name="ce47" table:formula="of:=[.B128] &amp; &quot; &quot; &amp;[.C128]" office:value-type="string" office:string-value="Vacca Manuela">
            <text:p>Vacca Manuela</text:p>
          </table:table-cell>
          <table:table-cell table:style-name="ce12" office:value-type="string">
            <text:p>mvacca.stampa@gmail.com</text:p>
          </table:table-cell>
          <table:table-cell table:style-name="ce12" office:value-type="string">
            <text:p>ORG Sardegna</text:p>
          </table:table-cell>
          <table:table-cell table:formula="of:=ISNA(VLOOKUP([.F128];['Giornalisti - 23'.D$1:.D$60];1;0))" office:value-type="boolean" office:boolean-value="false">
            <text:p>FALSE</text:p>
          </table:table-cell>
          <table:table-cell table:formula="of:=IF([.H128];1;0)" office:value-type="float" office:value="0">
            <text:p>0</text:p>
          </table:table-cell>
          <table:table-cell table:formula="of:=IF(ISNA(VLOOKUP([.F128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8];1;0)" office:value-type="float" office:value="0">
            <text:p>0</text:p>
          </table:table-cell>
          <table:table-cell table:formula="of:=IF(ISNA(VLOOKUP([.P128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93">
            <text:p>93</text:p>
          </table:table-cell>
          <table:table-cell table:style-name="ce12" office:value-type="string">
            <text:p>Soccio</text:p>
          </table:table-cell>
          <table:table-cell table:style-name="ce12" office:value-type="string">
            <text:p>Raffaele</text:p>
          </table:table-cell>
          <table:table-cell table:style-name="ce12" office:value-type="float" office:value="1">
            <text:p>1</text:p>
          </table:table-cell>
          <table:table-cell table:style-name="ce47" table:formula="of:=[.B129] &amp; &quot; &quot; &amp;[.C129]" office:value-type="string" office:string-value="Soccio Raffaele">
            <text:p>Soccio Raffaele</text:p>
          </table:table-cell>
          <table:table-cell table:style-name="ce12" office:value-type="string">
            <text:p>raffaelesoccio@libero.it</text:p>
          </table:table-cell>
          <table:table-cell table:style-name="ce12" office:value-type="string">
            <text:p>ORG Puglia</text:p>
          </table:table-cell>
          <table:table-cell table:formula="of:=ISNA(VLOOKUP([.F129];['Giornalisti - 23'.D$1:.D$60];1;0))" office:value-type="boolean" office:boolean-value="false">
            <text:p>FALSE</text:p>
          </table:table-cell>
          <table:table-cell table:formula="of:=IF([.H129];1;0)" office:value-type="float" office:value="0">
            <text:p>0</text:p>
          </table:table-cell>
          <table:table-cell table:formula="of:=IF(ISNA(VLOOKUP([.F129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29];1;0)" office:value-type="float" office:value="0">
            <text:p>0</text:p>
          </table:table-cell>
          <table:table-cell table:formula="of:=IF(ISNA(VLOOKUP([.P129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94">
            <text:p>94</text:p>
          </table:table-cell>
          <table:table-cell table:style-name="ce12" office:value-type="string">
            <text:p>Tagliafierro</text:p>
          </table:table-cell>
          <table:table-cell table:style-name="ce12" office:value-type="string">
            <text:p>Lucia</text:p>
          </table:table-cell>
          <table:table-cell table:style-name="ce12" office:value-type="float" office:value="1">
            <text:p>1</text:p>
          </table:table-cell>
          <table:table-cell table:style-name="ce47" table:formula="of:=[.B130] &amp; &quot; &quot; &amp;[.C130]" office:value-type="string" office:string-value="Tagliafierro Lucia">
            <text:p>Tagliafierro Lucia</text:p>
          </table:table-cell>
          <table:table-cell table:style-name="ce12" office:value-type="string">
            <text:p>lucyta@libero.it</text:p>
          </table:table-cell>
          <table:table-cell table:style-name="ce12" office:value-type="string">
            <text:p>ORG Lazio</text:p>
          </table:table-cell>
          <table:table-cell table:formula="of:=ISNA(VLOOKUP([.F130];['Giornalisti - 23'.D$1:.D$60];1;0))" office:value-type="boolean" office:boolean-value="false">
            <text:p>FALSE</text:p>
          </table:table-cell>
          <table:table-cell table:formula="of:=IF([.H130];1;0)" office:value-type="float" office:value="0">
            <text:p>0</text:p>
          </table:table-cell>
          <table:table-cell table:formula="of:=IF(ISNA(VLOOKUP([.F130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30];1;0)" office:value-type="float" office:value="0">
            <text:p>0</text:p>
          </table:table-cell>
          <table:table-cell table:formula="of:=IF(ISNA(VLOOKUP([.P130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98">
            <text:p>98</text:p>
          </table:table-cell>
          <table:table-cell table:style-name="ce12" office:value-type="string">
            <text:p>Villa</text:p>
          </table:table-cell>
          <table:table-cell table:style-name="ce12" office:value-type="string">
            <text:p>Sabrina</text:p>
          </table:table-cell>
          <table:table-cell table:style-name="ce12" office:value-type="float" office:value="1">
            <text:p>1</text:p>
          </table:table-cell>
          <table:table-cell table:style-name="ce47" table:formula="of:=[.B131] &amp; &quot; &quot; &amp;[.C131]" office:value-type="string" office:string-value="Villa Sabrina">
            <text:p>Villa Sabrina</text:p>
          </table:table-cell>
          <table:table-cell table:style-name="ce12" office:value-type="string">
            <text:p>sabrinavilla@email.it</text:p>
          </table:table-cell>
          <table:table-cell table:style-name="ce12" office:value-type="string">
            <text:p>ORG Lazio</text:p>
          </table:table-cell>
          <table:table-cell table:formula="of:=ISNA(VLOOKUP([.F131];['Giornalisti - 23'.D$1:.D$60];1;0))" office:value-type="boolean" office:boolean-value="false">
            <text:p>FALSE</text:p>
          </table:table-cell>
          <table:table-cell table:formula="of:=IF([.H131];1;0)" office:value-type="float" office:value="0">
            <text:p>0</text:p>
          </table:table-cell>
          <table:table-cell table:formula="of:=IF(ISNA(VLOOKUP([.F131];[.P$1:.P$130];1;0));0;1)" office:value-type="float" office:value="1">
            <text:p>1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31];1;0)" office:value-type="float" office:value="0">
            <text:p>0</text:p>
          </table:table-cell>
          <table:table-cell table:formula="of:=IF(ISNA(VLOOKUP([.P131];[.F$1:.F$130];1;0));0;1)" office:value-type="float" office:value="0">
            <text:p>0</text:p>
          </table:table-cell>
        </table:table-row>
        <table:table-row table:style-name="ro2">
          <table:table-cell table:style-name="ce12" office:value-type="float" office:value="100">
            <text:p>100</text:p>
          </table:table-cell>
          <table:table-cell table:style-name="ce12" office:value-type="string">
            <text:p>Vernazzaro</text:p>
          </table:table-cell>
          <table:table-cell table:style-name="ce12" office:value-type="string">
            <text:p>Maria</text:p>
          </table:table-cell>
          <table:table-cell table:style-name="ce12" office:value-type="float" office:value="1">
            <text:p>1</text:p>
          </table:table-cell>
          <table:table-cell table:style-name="ce47" table:formula="of:=[.B132] &amp; &quot; &quot; &amp;[.C132]" office:value-type="string" office:string-value="Vernazzaro Maria">
            <text:p>Vernazzaro Maria</text:p>
          </table:table-cell>
          <table:table-cell table:style-name="ce12" office:value-type="string">
            <text:p>mariellavernazzaro@libero.it</text:p>
          </table:table-cell>
          <table:table-cell table:style-name="ce12" office:value-type="string">
            <text:p>ORG Campania</text:p>
          </table:table-cell>
          <table:table-cell table:formula="of:=ISNA(VLOOKUP([.F132];['Giornalisti - 23'.D$1:.D$60];1;0))" office:value-type="boolean" office:boolean-value="false">
            <text:p>FALSE</text:p>
          </table:table-cell>
          <table:table-cell table:formula="of:=IF([.H132];1;0)" office:value-type="float" office:value="0">
            <text:p>0</text:p>
          </table:table-cell>
          <table:table-cell table:formula="of:=IF(ISNA(VLOOKUP([.F132];[.P$1:.P$130];1;0));0;1)" office:value-type="float" office:value="0">
            <text:p>0</text:p>
          </table:table-cell>
          <table:table-cell table:number-columns-repeated="3"/>
          <table:table-cell table:style-name="ce12"/>
          <table:table-cell table:style-name="ce47"/>
          <table:table-cell/>
          <table:table-cell/>
          <table:table-cell/>
          <table:table-cell table:formula="of:=IF([.R132];1;0)" office:value-type="float" office:value="0">
            <text:p>0</text:p>
          </table:table-cell>
          <table:table-cell table:formula="of:=IF(ISNA(VLOOKUP([.P132];[.F$1:.F$130];1;0));0;1)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formula="of:=SUM([.I2:.I132])" office:value-type="float" office:value="73">
            <text:p>73</text:p>
          </table:table-cell>
          <table:table-cell table:formula="of:=SUM([.J2:.J132])" office:value-type="float" office:value="86">
            <text:p>86</text:p>
          </table:table-cell>
          <table:table-cell table:number-columns-repeated="8"/>
          <table:table-cell table:formula="of:=SUM([.S2:.S132])" office:value-type="float" office:value="62">
            <text:p>62</text:p>
          </table:table-cell>
          <table:table-cell table:formula="of:=SUM([.T2:.T132])" office:value-type="float" office:value="85">
            <text:p>85</text:p>
          </table:table-cell>
        </table:table-row>
        <table:table-row table:style-name="ro3" table:number-rows-repeated="1048442">
          <table:table-cell table:number-columns-repeated="20"/>
        </table:table-row>
        <table:table-row table:style-name="ro3">
          <table:table-cell table:number-columns-repeated="20"/>
        </table:table-row>
        <table:named-expressions/>
      </table:table>
      <table:table table:name="Giornalisti - 23" table:style-name="ta1" table:print="false">
        <table:table-column table:style-name="co47" table:default-cell-style-name="ce12"/>
        <table:table-column table:style-name="co48" table:number-columns-repeated="2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number-columns-repeated="2" table:default-cell-style-name="ce12"/>
        <table:table-column table:style-name="co52" table:number-columns-repeated="2" table:default-cell-style-name="ce12"/>
        <table:table-column table:style-name="co53" table:default-cell-style-name="ce12"/>
        <table:table-column table:style-name="co54" table:default-cell-style-name="ce12"/>
        <table:table-column table:style-name="co48" table:number-columns-repeated="1013" table:default-cell-style-name="Default"/>
        <table:table-row table:style-name="ro4">
          <table:table-cell table:style-name="ce49" office:value-type="string">
            <text:p>N.</text:p>
          </table:table-cell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mail / pec</text:p>
          </table:table-cell>
          <table:table-cell office:value-type="string">
            <text:p>ORG</text:p>
          </table:table-cell>
          <table:table-cell/>
          <table:table-cell table:style-name="ce49" office:value-type="string">
            <text:p>N.</text:p>
          </table:table-cell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mail / pec</text:p>
          </table:table-cell>
          <table:table-cell office:value-type="string">
            <text:p>ORG</text:p>
          </table:table-cell>
          <table:table-cell table:number-columns-repeated="101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string">
            <text:p>alba98@hotmail.com</text:p>
          </table:table-cell>
          <table:table-cell office:value-type="string">
            <text:p>ORG Lazi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string">
            <text:p>Antonella Giovanna</text:p>
          </table:table-cell>
          <table:table-cell office:value-type="string">
            <text:p>alba98@hot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string">
            <text:p>info@michelalbanese.com</text:p>
          </table:table-cell>
          <table:table-cell office:value-type="string">
            <text:p>ORG Lazio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lbanese</text:p>
          </table:table-cell>
          <table:table-cell office:value-type="string">
            <text:p>Michela</text:p>
          </table:table-cell>
          <table:table-cell office:value-type="string">
            <text:p>info@michelalbanese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string">
            <text:p>tiziana.barrucci@gmail.com</text:p>
          </table:table-cell>
          <table:table-cell office:value-type="string">
            <text:p>ORG Lazi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arrucci</text:p>
          </table:table-cell>
          <table:table-cell office:value-type="string">
            <text:p>Nunzia Tiziana</text:p>
          </table:table-cell>
          <table:table-cell office:value-type="string">
            <text:p>tiziana.barrucci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iliotti</text:p>
          </table:table-cell>
          <table:table-cell office:value-type="string">
            <text:p>Francesca</text:p>
          </table:table-cell>
          <table:table-cell office:value-type="string">
            <text:p>francesca.bilio@gmail.com</text:p>
          </table:table-cell>
          <table:table-cell office:value-type="string">
            <text:p>ORG Emilia Romagn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string">
            <text:p>s.biraghi@iltemp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iraghi</text:p>
          </table:table-cell>
          <table:table-cell office:value-type="string">
            <text:p>Sarina</text:p>
          </table:table-cell>
          <table:table-cell office:value-type="string">
            <text:p>s.biraghi@iltempo.it</text:p>
          </table:table-cell>
          <table:table-cell office:value-type="string">
            <text:p>ORG Lazio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string">
            <text:p>bbizzarri@gmail.com</text:p>
          </table:table-cell>
          <table:table-cell office:value-type="string">
            <text:p>ORG Abruzzo</text:p>
          </table:table-cell>
          <table:table-cell table:number-columns-repeated="101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izzarri</text:p>
          </table:table-cell>
          <table:table-cell office:value-type="string">
            <text:p>Barbara</text:p>
          </table:table-cell>
          <table:table-cell office:value-type="string">
            <text:p>bbizzarri@gmail.com</text:p>
          </table:table-cell>
          <table:table-cell office:value-type="string">
            <text:p>ORG Abruzzo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string">
            <text:p>r.bombace@agenziadire.com</text:p>
          </table:table-cell>
          <table:table-cell office:value-type="string">
            <text:p>ORG Campania</text:p>
          </table:table-cell>
          <table:table-cell table:number-columns-repeated="101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ombace</text:p>
          </table:table-cell>
          <table:table-cell office:value-type="string">
            <text:p>Rachele</text:p>
          </table:table-cell>
          <table:table-cell office:value-type="string">
            <text:p>r.bombace@agenziadire.com</text:p>
          </table:table-cell>
          <table:table-cell office:value-type="string">
            <text:p>ORG Campani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string">
            <text:p>sbonini@gmail.com</text:p>
          </table:table-cell>
          <table:table-cell office:value-type="string">
            <text:p>ORG Emilia Romagna</text:p>
          </table:table-cell>
          <table:table-cell table:number-columns-repeated="101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onini</text:p>
          </table:table-cell>
          <table:table-cell office:value-type="string">
            <text:p>Susanna</text:p>
          </table:table-cell>
          <table:table-cell office:value-type="string">
            <text:p>sbonini@gmail.com</text:p>
          </table:table-cell>
          <table:table-cell office:value-type="string">
            <text:p>ORG Emilia Romagn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rai</text:p>
          </table:table-cell>
          <table:table-cell office:value-type="string">
            <text:p>Stefania</text:p>
          </table:table-cell>
          <table:table-cell office:value-type="string">
            <text:p>stefania.brai@rifondazione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string">
            <text:p>idabressa@alice.it</text:p>
          </table:table-cell>
          <table:table-cell office:value-type="string">
            <text:p>ORG Lazio</text:p>
          </table:table-cell>
          <table:table-cell/>
          <table:table-cell office:value-type="float" office:value="9">
            <text:p>9</text:p>
          </table:table-cell>
          <table:table-cell office:value-type="string">
            <text:p>Bressa</text:p>
          </table:table-cell>
          <table:table-cell office:value-type="string">
            <text:p>Ida</text:p>
          </table:table-cell>
          <table:table-cell office:value-type="string">
            <text:p>idabressa@alice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string">
            <text:p>dbruni@libero.it</text:p>
          </table:table-cell>
          <table:table-cell office:value-type="string">
            <text:p>ORG Lazio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runi</text:p>
          </table:table-cell>
          <table:table-cell office:value-type="string">
            <text:p>Daniela</text:p>
          </table:table-cell>
          <table:table-cell office:value-type="string">
            <text:p>dbruni@liber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cciuni</text:p>
          </table:table-cell>
          <table:table-cell office:value-type="string">
            <text:p>Domenico</text:p>
          </table:table-cell>
          <table:table-cell office:value-type="string">
            <text:p>domenico.cacciuni@fastwebnet.it</text:p>
          </table:table-cell>
          <table:table-cell office:value-type="string">
            <text:p>ORG Campani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string">
            <text:p>barbaracalabresi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alabresi</text:p>
          </table:table-cell>
          <table:table-cell office:value-type="string">
            <text:p>Barbara</text:p>
          </table:table-cell>
          <table:table-cell office:value-type="string">
            <text:p>barbaracalabresi@gmail.com</text:p>
          </table:table-cell>
          <table:table-cell office:value-type="string">
            <text:p>ORG Lazi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string">
            <text:p>manolacamilletti@liber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milletti</text:p>
          </table:table-cell>
          <table:table-cell office:value-type="string">
            <text:p>Manola</text:p>
          </table:table-cell>
          <table:table-cell office:value-type="string">
            <text:p>manolacamilletti@libero.it</text:p>
          </table:table-cell>
          <table:table-cell office:value-type="string">
            <text:p>ORG Lazio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string">
            <text:p>i.caputi@virgilio.it</text:p>
          </table:table-cell>
          <table:table-cell office:value-type="string">
            <text:p>ORG Campania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aputi</text:p>
          </table:table-cell>
          <table:table-cell office:value-type="string">
            <text:p>Ildebrando</text:p>
          </table:table-cell>
          <table:table-cell office:value-type="string">
            <text:p>i.caputi@virgilio.it</text:p>
          </table:table-cell>
          <table:table-cell office:value-type="string">
            <text:p>ORG Campania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string">
            <text:p>ma.chinello@pec.giornalistilombardia.it</text:p>
          </table:table-cell>
          <table:table-cell office:value-type="string">
            <text:p>ORG Lombardia</text:p>
          </table:table-cell>
          <table:table-cell table:number-columns-repeated="1013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hinello</text:p>
          </table:table-cell>
          <table:table-cell office:value-type="string">
            <text:p>Maria Antonia</text:p>
          </table:table-cell>
          <table:table-cell office:value-type="string">
            <text:p>ma.chinello@pec.giornalistilombardia.it</text:p>
          </table:table-cell>
          <table:table-cell office:value-type="string">
            <text:p>ORG Lombardia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string">
            <text:p>vito.cioce@rai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ioce</text:p>
          </table:table-cell>
          <table:table-cell office:value-type="string">
            <text:p>Vito</text:p>
          </table:table-cell>
          <table:table-cell office:value-type="string">
            <text:p>vito.cioce@rai.it</text:p>
          </table:table-cell>
          <table:table-cell office:value-type="string">
            <text:p>ORG Lazio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string">
            <text:p>cristina.cordone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Ciancio</text:p>
          </table:table-cell>
          <table:table-cell office:value-type="string">
            <text:p>Gerolama Maria</text:p>
          </table:table-cell>
          <table:table-cell office:value-type="string">
            <text:p>cianciog77@yahoo.it</text:p>
          </table:table-cell>
          <table:table-cell office:value-type="string">
            <text:p>ORG Lazio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office:value-type="string">
            <text:p>m.colimberti@europaquotidian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ordone</text:p>
          </table:table-cell>
          <table:table-cell office:value-type="string">
            <text:p>Cristina</text:p>
          </table:table-cell>
          <table:table-cell office:value-type="string">
            <text:p>cristina.cordone@gmail.com</text:p>
          </table:table-cell>
          <table:table-cell office:value-type="string">
            <text:p>ORG Lazio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string">
            <text:p>t.digiovannandrea@liber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limberti</text:p>
          </table:table-cell>
          <table:table-cell office:value-type="string">
            <text:p>Mariantonietta</text:p>
          </table:table-cell>
          <table:table-cell office:value-type="string">
            <text:p>m.colimberti@europaquotidiano.it</text:p>
          </table:table-cell>
          <table:table-cell office:value-type="string">
            <text:p>ORG Lazio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string">
            <text:p>marco.denti@cert.odg.roma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De Gennaro</text:p>
          </table:table-cell>
          <table:table-cell office:value-type="string">
            <text:p>Pietro</text:p>
          </table:table-cell>
          <table:table-cell office:value-type="string">
            <text:p>p.degennaro@rai.it</text:p>
          </table:table-cell>
          <table:table-cell office:value-type="string">
            <text:p>ORG Lazio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string">
            <text:p>m.esposito@geminiedizioni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''Andrea</text:p>
          </table:table-cell>
          <table:table-cell office:value-type="string">
            <text:p>Fabrizio</text:p>
          </table:table-cell>
          <table:table-cell office:value-type="string">
            <text:p>fabrizio.dandrea96@gmail.com</text:p>
          </table:table-cell>
          <table:table-cell office:value-type="string">
            <text:p>ORG Lazio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Donfrancesco</text:p>
          </table:table-cell>
          <table:table-cell office:value-type="string">
            <text:p>Isabella</text:p>
          </table:table-cell>
          <table:table-cell office:value-type="string">
            <text:p>isabella.donfrancesco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Delle Cave</text:p>
          </table:table-cell>
          <table:table-cell office:value-type="string">
            <text:p>Stefano</text:p>
          </table:table-cell>
          <table:table-cell office:value-type="string">
            <text:p>stefanodellecave@hotmail.it</text:p>
          </table:table-cell>
          <table:table-cell office:value-type="string">
            <text:p>ORG Campania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string">
            <text:p>gabriella.gallozzi@me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De Ritis</text:p>
          </table:table-cell>
          <table:table-cell office:value-type="string">
            <text:p>Lorenzo</text:p>
          </table:table-cell>
          <table:table-cell table:style-name="ce48"/>
          <table:table-cell office:value-type="string">
            <text:p>ORG Calabria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string">
            <text:p>giuliafoschini@yaho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Di Gati</text:p>
          </table:table-cell>
          <table:table-cell office:value-type="string">
            <text:p>Elsa</text:p>
          </table:table-cell>
          <table:table-cell office:value-type="string">
            <text:p>elsadigati@gmail.com</text:p>
          </table:table-cell>
          <table:table-cell office:value-type="string">
            <text:p>ORG Lazio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string">
            <text:p>marcoliberati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Denti</text:p>
          </table:table-cell>
          <table:table-cell office:value-type="string">
            <text:p>Marco</text:p>
          </table:table-cell>
          <table:table-cell office:value-type="string">
            <text:p>marco.denti@cert.odg.roma.it</text:p>
          </table:table-cell>
          <table:table-cell office:value-type="string">
            <text:p>ORG Lazio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string">
            <text:p>massimo.ioly@yaho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Esposito</text:p>
          </table:table-cell>
          <table:table-cell office:value-type="string">
            <text:p>Massimo</text:p>
          </table:table-cell>
          <table:table-cell office:value-type="string">
            <text:p>m.esposito@geminiedizioni.it</text:p>
          </table:table-cell>
          <table:table-cell office:value-type="string">
            <text:p>ORG Lazio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string">
            <text:p>o.mazza@mediadata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Di Giovannandrea</text:p>
          </table:table-cell>
          <table:table-cell office:value-type="string">
            <text:p>Tiziana</text:p>
          </table:table-cell>
          <table:table-cell office:value-type="string">
            <text:p>t.digiovannandrea@libero.it</text:p>
          </table:table-cell>
          <table:table-cell office:value-type="string">
            <text:p>ORG Lazio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string">
            <text:p>valentina.mallamaci@libero.it</text:p>
          </table:table-cell>
          <table:table-cell office:value-type="string">
            <text:p>ORG Piemonte</text:p>
          </table:table-cell>
          <table:table-cell table:number-columns-repeated="1013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Foschini</text:p>
          </table:table-cell>
          <table:table-cell office:value-type="string">
            <text:p>Giulia</text:p>
          </table:table-cell>
          <table:table-cell office:value-type="string">
            <text:p>giuliafoschini@yahoo.it</text:p>
          </table:table-cell>
          <table:table-cell office:value-type="string">
            <text:p>ORG Lazio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string">
            <text:p>marta.nicoletti@yaho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Farne''</text:p>
          </table:table-cell>
          <table:table-cell office:value-type="string">
            <text:p>Mariangela Evelina</text:p>
          </table:table-cell>
          <table:table-cell office:value-type="string">
            <text:p>mariangelae.farne@pec.giornalistilombardia.it</text:p>
          </table:table-cell>
          <table:table-cell office:value-type="string">
            <text:p>ORG Lombardia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string">
            <text:p>lauramuzzupappa@hotmail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Ioly</text:p>
          </table:table-cell>
          <table:table-cell office:value-type="string">
            <text:p>Massimo</text:p>
          </table:table-cell>
          <table:table-cell office:value-type="string">
            <text:p>massimo.ioly@yahoo.it</text:p>
          </table:table-cell>
          <table:table-cell office:value-type="string">
            <text:p>ORG Lazio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string">
            <text:p>elenapinto2002@yahoo.it</text:p>
          </table:table-cell>
          <table:table-cell office:value-type="string">
            <text:p>ORG Puglia</text:p>
          </table:table-cell>
          <table:table-cell table:number-columns-repeated="1013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Gallozzi</text:p>
          </table:table-cell>
          <table:table-cell office:value-type="string">
            <text:p>Gabriella</text:p>
          </table:table-cell>
          <table:table-cell office:value-type="string">
            <text:p>gabriella.gallozzi@me.com</text:p>
          </table:table-cell>
          <table:table-cell office:value-type="string">
            <text:p>ORG Lazio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icosia</text:p>
          </table:table-cell>
          <table:table-cell office:value-type="string">
            <text:p>Aurora</text:p>
          </table:table-cell>
          <table:table-cell office:value-type="string">
            <text:p>anicosia@cittanuova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Liberati</text:p>
          </table:table-cell>
          <table:table-cell office:value-type="string">
            <text:p>Marco</text:p>
          </table:table-cell>
          <table:table-cell office:value-type="string">
            <text:p>marcoliberati@gmail.com</text:p>
          </table:table-cell>
          <table:table-cell office:value-type="string">
            <text:p>ORG Lazio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string">
            <text:p>sordismo@hot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Lombardi</text:p>
          </table:table-cell>
          <table:table-cell office:value-type="string">
            <text:p>Marco</text:p>
          </table:table-cell>
          <table:table-cell office:value-type="string">
            <text:p>mar.lombar@libero.it</text:p>
          </table:table-cell>
          <table:table-cell office:value-type="string">
            <text:p>ORG Lazio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Sabatino</text:p>
          </table:table-cell>
          <table:table-cell office:value-type="string">
            <text:p>Barbara</text:p>
          </table:table-cell>
          <table:table-cell office:value-type="string">
            <text:p>barbara.sabati@liber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Latini</text:p>
          </table:table-cell>
          <table:table-cell office:value-type="string">
            <text:p>Stefano</text:p>
          </table:table-cell>
          <table:table-cell office:value-type="string">
            <text:p>stefano.latini@agenziaentrate.it</text:p>
          </table:table-cell>
          <table:table-cell office:value-type="string">
            <text:p>ORG Lazi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Pisanu</text:p>
          </table:table-cell>
          <table:table-cell office:value-type="string">
            <text:p>Ilario</text:p>
          </table:table-cell>
          <table:table-cell office:value-type="string">
            <text:p>redazione@saltinaria.it</text:p>
          </table:table-cell>
          <table:table-cell office:value-type="string">
            <text:p>ORG Sardegna</text:p>
          </table:table-cell>
          <table:table-cell table:number-columns-repeated="1013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Lepore Dubois</text:p>
          </table:table-cell>
          <table:table-cell office:value-type="string">
            <text:p>Gianfranco</text:p>
          </table:table-cell>
          <table:table-cell office:value-type="string">
            <text:p>gfldubois@hotmail.it</text:p>
          </table:table-cell>
          <table:table-cell office:value-type="string">
            <text:p>ORG Lazio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string">
            <text:p>isabellapolillo@libero.it</text:p>
          </table:table-cell>
          <table:table-cell office:value-type="string">
            <text:p>ORG Calabria</text:p>
          </table:table-cell>
          <table:table-cell table:number-columns-repeated="1013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Mazza</text:p>
          </table:table-cell>
          <table:table-cell office:value-type="string">
            <text:p>Osvaldo</text:p>
          </table:table-cell>
          <table:table-cell office:value-type="string">
            <text:p>o.mazza@mediadata.it</text:p>
          </table:table-cell>
          <table:table-cell office:value-type="string">
            <text:p>ORG Lazio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string">
            <text:p>lucyta@libero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Montingelli</text:p>
          </table:table-cell>
          <table:table-cell office:value-type="string">
            <text:p>Saverio</text:p>
          </table:table-cell>
          <table:table-cell office:value-type="string">
            <text:p>saverio.montingelli@rai.it</text:p>
          </table:table-cell>
          <table:table-cell office:value-type="string">
            <text:p>ORG Lazio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Urbani</text:p>
          </table:table-cell>
          <table:table-cell office:value-type="string">
            <text:p>Alessandra</text:p>
          </table:table-cell>
          <table:table-cell office:value-type="string">
            <text:p>alessandra.urbani.3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Mallamaci</text:p>
          </table:table-cell>
          <table:table-cell office:value-type="string">
            <text:p>Valentina</text:p>
          </table:table-cell>
          <table:table-cell office:value-type="string">
            <text:p>valentina.mallamaci@libero.it</text:p>
          </table:table-cell>
          <table:table-cell office:value-type="string">
            <text:p>ORG Piemont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Scafati</text:p>
          </table:table-cell>
          <table:table-cell office:value-type="string">
            <text:p>Marco</text:p>
          </table:table-cell>
          <table:table-cell office:value-type="string">
            <text:p>marcoscafati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Mari</text:p>
          </table:table-cell>
          <table:table-cell office:value-type="string">
            <text:p>Silvia</text:p>
          </table:table-cell>
          <table:table-cell office:value-type="string">
            <text:p>silvia.mari79@libero.it</text:p>
          </table:table-cell>
          <table:table-cell office:value-type="string">
            <text:p>ORG Lazio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string">
            <text:p>raffaelesoccio@libero.it</text:p>
          </table:table-cell>
          <table:table-cell office:value-type="string">
            <text:p>ORG Puglia</text:p>
          </table:table-cell>
          <table:table-cell table:number-columns-repeated="1013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Paggio</text:p>
          </table:table-cell>
          <table:table-cell office:value-type="string">
            <text:p>Francesca</text:p>
          </table:table-cell>
          <table:table-cell office:value-type="string">
            <text:p>francesca.paggio@ansa.it</text:p>
          </table:table-cell>
          <table:table-cell office:value-type="string">
            <text:p>ORG Lazio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string">
            <text:p>sabrinavilla@email.it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Paolisso</text:p>
          </table:table-cell>
          <table:table-cell office:value-type="string">
            <text:p>Ilaria</text:p>
          </table:table-cell>
          <table:table-cell office:value-type="string">
            <text:p>ilariapaolisso@hotmail.com</text:p>
          </table:table-cell>
          <table:table-cell office:value-type="string">
            <text:p>ORG Lazio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string">
            <text:p>mvacca.stampa@gmail.com</text:p>
          </table:table-cell>
          <table:table-cell office:value-type="string">
            <text:p>ORG Sardegna</text:p>
          </table:table-cell>
          <table:table-cell table:number-columns-repeated="1013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Muzzupappa</text:p>
          </table:table-cell>
          <table:table-cell office:value-type="string">
            <text:p>Laura Maddalena</text:p>
          </table:table-cell>
          <table:table-cell office:value-type="string">
            <text:p>lauramuzzupappa@hotmail.it</text:p>
          </table:table-cell>
          <table:table-cell office:value-type="string">
            <text:p>ORG Lazio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string">
            <text:p>giorgiavaccari@gmail.com</text:p>
          </table:table-cell>
          <table:table-cell office:value-type="string">
            <text:p>ORG Lazio</text:p>
          </table:table-cell>
          <table:table-cell table:number-columns-repeated="1013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Nicoletti</text:p>
          </table:table-cell>
          <table:table-cell office:value-type="string">
            <text:p>Marta</text:p>
          </table:table-cell>
          <table:table-cell office:value-type="string">
            <text:p>marta.nicoletti@yahoo.it</text:p>
          </table:table-cell>
          <table:table-cell office:value-type="string">
            <text:p>ORG Lazio</text:p>
          </table:table-cell>
          <table:table-cell/>
          <table:table-cell office:value-type="string" table:number-columns-spanned="5" table:number-rows-spanned="1">
            <text:p>In Lista d'Attesa</text:p>
          </table:table-cell>
          <table:covered-table-cell table:number-columns-repeated="4" table:style-name="Default"/>
          <table:table-cell table:number-columns-repeated="1013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Pinto</text:p>
          </table:table-cell>
          <table:table-cell office:value-type="string">
            <text:p>Elena</text:p>
          </table:table-cell>
          <table:table-cell office:value-type="string">
            <text:p>elenapinto2002@yahoo.it</text:p>
          </table:table-cell>
          <table:table-cell office:value-type="string">
            <text:p>ORG Puglia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Polillo</text:p>
          </table:table-cell>
          <table:table-cell office:value-type="string">
            <text:p>Isabella</text:p>
          </table:table-cell>
          <table:table-cell office:value-type="string">
            <text:p>isabellapolillo@libero.it</text:p>
          </table:table-cell>
          <table:table-cell office:value-type="string">
            <text:p>ORG Calabria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Perilli</text:p>
          </table:table-cell>
          <table:table-cell office:value-type="string">
            <text:p>Benedetta</text:p>
          </table:table-cell>
          <table:table-cell office:value-type="string">
            <text:p>benedettaperilli@hotmail.com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Pifferi</text:p>
          </table:table-cell>
          <table:table-cell office:value-type="string">
            <text:p>Samuele</text:p>
          </table:table-cell>
          <table:table-cell office:value-type="string">
            <text:p>samuele.pifferi@libero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Rosella</text:p>
          </table:table-cell>
          <table:table-cell office:value-type="string">
            <text:p>Serena</text:p>
          </table:table-cell>
          <table:table-cell office:value-type="string">
            <text:p>serenarosella@yahoo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Rosati</text:p>
          </table:table-cell>
          <table:table-cell office:value-type="string">
            <text:p>Rita</text:p>
          </table:table-cell>
          <table:table-cell office:value-type="string">
            <text:p>rosatirita@libero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Riganelli</text:p>
          </table:table-cell>
          <table:table-cell office:value-type="string">
            <text:p>Maria Letizia</text:p>
          </table:table-cell>
          <table:table-cell office:value-type="string">
            <text:p>marialetizia_riganelli@hotmail.com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Quagliariello</text:p>
          </table:table-cell>
          <table:table-cell office:value-type="string">
            <text:p>Giovanni</text:p>
          </table:table-cell>
          <table:table-cell office:value-type="string">
            <text:p>sordismo@hotmail.com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Tavella</text:p>
          </table:table-cell>
          <table:table-cell office:value-type="string">
            <text:p>Paolo</text:p>
          </table:table-cell>
          <table:table-cell office:value-type="string">
            <text:p>paolotavella@tiscali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Tagliafierro</text:p>
          </table:table-cell>
          <table:table-cell office:value-type="string">
            <text:p>Lucia</text:p>
          </table:table-cell>
          <table:table-cell office:value-type="string">
            <text:p>lucyta@libero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Soccio</text:p>
          </table:table-cell>
          <table:table-cell office:value-type="string">
            <text:p>Raffaele</text:p>
          </table:table-cell>
          <table:table-cell office:value-type="string">
            <text:p>raffaelesoccio@libero.it</text:p>
          </table:table-cell>
          <table:table-cell office:value-type="string">
            <text:p>ORG Puglia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Scarlino</text:p>
          </table:table-cell>
          <table:table-cell office:value-type="string">
            <text:p>Matteo</text:p>
          </table:table-cell>
          <table:table-cell office:value-type="string">
            <text:p>matteo.scarlino@gmail.com</text:p>
          </table:table-cell>
          <table:table-cell office:value-type="string">
            <text:p>ORG Puglia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Villa</text:p>
          </table:table-cell>
          <table:table-cell office:value-type="string">
            <text:p>Sabrina</text:p>
          </table:table-cell>
          <table:table-cell office:value-type="string">
            <text:p>sabrinavilla@email.it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Vernazzaro</text:p>
          </table:table-cell>
          <table:table-cell office:value-type="string">
            <text:p>Maria</text:p>
          </table:table-cell>
          <table:table-cell office:value-type="string">
            <text:p>mariellavernazzaro@libero.it</text:p>
          </table:table-cell>
          <table:table-cell office:value-type="string">
            <text:p>ORG Campania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Vaccari</text:p>
          </table:table-cell>
          <table:table-cell office:value-type="string">
            <text:p>Giorgia</text:p>
          </table:table-cell>
          <table:table-cell office:value-type="string">
            <text:p>giorgiavaccari@gmail.com</text:p>
          </table:table-cell>
          <table:table-cell office:value-type="string">
            <text:p>ORG Lazio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Vacca</text:p>
          </table:table-cell>
          <table:table-cell office:value-type="string">
            <text:p>Manuela</text:p>
          </table:table-cell>
          <table:table-cell office:value-type="string">
            <text:p>mvacca.stampa@gmail.com</text:p>
          </table:table-cell>
          <table:table-cell office:value-type="string">
            <text:p>ORG Sardegna</text:p>
          </table:table-cell>
          <table:table-cell/>
          <table:table-cell table:style-name="Default" table:number-columns-repeated="5"/>
          <table:table-cell table:number-columns-repeated="1013"/>
        </table:table-row>
        <table:named-expressions/>
      </table:table>
      <table:table table:name="Giornalisti INPUT-29" table:style-name="ta1" table:print="false">
        <table:table-column table:style-name="co2" table:number-columns-repeated="3" table:default-cell-style-name="Default"/>
        <table:table-column table:style-name="co2" table:default-cell-style-name="ce10"/>
        <table:table-row table:style-name="ro2">
          <table:table-cell table:style-name="ce12" office:value-type="string">
            <text:p>Cognome</text:p>
          </table:table-cell>
          <table:table-cell table:style-name="ce12" office:value-type="string">
            <text:p>Nom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LOG</text:p>
          </table:table-cell>
        </table:table-row>
        <table:table-row table:style-name="ro2">
          <table:table-cell office:value-type="string">
            <text:p>Ambrogi</text:p>
          </table:table-cell>
          <table:table-cell office:value-type="string">
            <text:p>Roberto</text:p>
          </table:table-cell>
          <table:table-cell office:value-type="float" office:value="10">
            <text:p>10</text:p>
          </table:table-cell>
          <table:table-cell table:formula="of:=[.B2]&amp;&quot;&gt;&gt;&quot;&amp;[.A2]" office:value-type="string" office:string-value="Roberto&gt;&gt;Ambrogi">
            <text:p>Roberto&gt;&gt;Ambrogi</text:p>
          </table:table-cell>
        </table:table-row>
        <table:table-row table:style-name="ro2">
          <table:table-cell office:value-type="string">
            <text:p>Armeni</text:p>
          </table:table-cell>
          <table:table-cell office:value-type="string">
            <text:p>Cristina</text:p>
          </table:table-cell>
          <table:table-cell office:value-type="float" office:value="10">
            <text:p>10</text:p>
          </table:table-cell>
          <table:table-cell table:formula="of:=[.B3]&amp;&quot;&gt;&gt;&quot;&amp;[.A3]" office:value-type="string" office:string-value="Cristina&gt;&gt;Armeni">
            <text:p>Cristina&gt;&gt;Armeni</text:p>
          </table:table-cell>
        </table:table-row>
        <table:table-row table:style-name="ro3">
          <table:table-cell office:value-type="string">
            <text:p>Benedetti</text:p>
          </table:table-cell>
          <table:table-cell office:value-type="string">
            <text:p>Mirko</text:p>
          </table:table-cell>
          <table:table-cell office:value-type="float" office:value="10">
            <text:p>10</text:p>
          </table:table-cell>
          <table:table-cell table:formula="of:=[.B4]&amp;&quot;&gt;&gt;&quot;&amp;[.A4]" office:value-type="string" office:string-value="Mirko&gt;&gt;Benedetti">
            <text:p>Mirko&gt;&gt;Benedetti</text:p>
          </table:table-cell>
        </table:table-row>
        <table:table-row table:style-name="ro2">
          <table:table-cell office:value-type="string">
            <text:p>Brafa</text:p>
          </table:table-cell>
          <table:table-cell office:value-type="string">
            <text:p>Petula Maria</text:p>
          </table:table-cell>
          <table:table-cell office:value-type="float" office:value="10">
            <text:p>10</text:p>
          </table:table-cell>
          <table:table-cell table:formula="of:=[.B5]&amp;&quot;&gt;&gt;&quot;&amp;[.A5]" office:value-type="string" office:string-value="Petula Maria&gt;&gt;Brafa">
            <text:p>Petula Maria&gt;&gt;Brafa</text:p>
          </table:table-cell>
        </table:table-row>
        <table:table-row table:style-name="ro2">
          <table:table-cell office:value-type="string">
            <text:p>Cantalupo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table:formula="of:=[.B6]&amp;&quot;&gt;&gt;&quot;&amp;[.A6]" office:value-type="string" office:string-value="Francesco&gt;&gt;Cantalupo">
            <text:p>Francesco&gt;&gt;Cantalupo</text:p>
          </table:table-cell>
        </table:table-row>
        <table:table-row table:style-name="ro2">
          <table:table-cell office:value-type="string">
            <text:p>Ciraci''</text:p>
          </table:table-cell>
          <table:table-cell office:value-type="string">
            <text:p>Marianna Francesca</text:p>
          </table:table-cell>
          <table:table-cell office:value-type="float" office:value="10">
            <text:p>10</text:p>
          </table:table-cell>
          <table:table-cell table:formula="of:=[.B7]&amp;&quot;&gt;&gt;&quot;&amp;[.A7]" office:value-type="string" office:string-value="Marianna Francesca&gt;&gt;Ciraci''">
            <text:p>Marianna Francesca&gt;&gt;Ciraci''</text:p>
          </table:table-cell>
        </table:table-row>
        <table:table-row table:style-name="ro2">
          <table:table-cell office:value-type="string">
            <text:p>De Vizia</text:p>
          </table:table-cell>
          <table:table-cell office:value-type="string">
            <text:p>Federica</text:p>
          </table:table-cell>
          <table:table-cell office:value-type="float" office:value="10">
            <text:p>10</text:p>
          </table:table-cell>
          <table:table-cell table:formula="of:=[.B8]&amp;&quot;&gt;&gt;&quot;&amp;[.A8]" office:value-type="string" office:string-value="Federica&gt;&gt;De Vizia">
            <text:p>Federica&gt;&gt;De Vizia</text:p>
          </table:table-cell>
        </table:table-row>
        <table:table-row table:style-name="ro2">
          <table:table-cell office:value-type="string">
            <text:p>Davoli</text:p>
          </table:table-cell>
          <table:table-cell office:value-type="string">
            <text:p>Letizia</text:p>
          </table:table-cell>
          <table:table-cell office:value-type="float" office:value="10">
            <text:p>10</text:p>
          </table:table-cell>
          <table:table-cell table:formula="of:=[.B9]&amp;&quot;&gt;&gt;&quot;&amp;[.A9]" office:value-type="string" office:string-value="Letizia&gt;&gt;Davoli">
            <text:p>Letizia&gt;&gt;Davoli</text:p>
          </table:table-cell>
        </table:table-row>
        <table:table-row table:style-name="ro2">
          <table:table-cell office:value-type="string">
            <text:p>Di Gianvito</text:p>
          </table:table-cell>
          <table:table-cell office:value-type="string">
            <text:p>Maria Lavinia</text:p>
          </table:table-cell>
          <table:table-cell office:value-type="float" office:value="10">
            <text:p>10</text:p>
          </table:table-cell>
          <table:table-cell table:formula="of:=[.B10]&amp;&quot;&gt;&gt;&quot;&amp;[.A10]" office:value-type="string" office:string-value="Maria Lavinia&gt;&gt;Di Gianvito">
            <text:p>Maria Lavinia&gt;&gt;Di Gianvito</text:p>
          </table:table-cell>
        </table:table-row>
        <table:table-row table:style-name="ro2">
          <table:table-cell office:value-type="string">
            <text:p>Di Gangi</text:p>
          </table:table-cell>
          <table:table-cell office:value-type="string">
            <text:p>Gianpaolo</text:p>
          </table:table-cell>
          <table:table-cell office:value-type="float" office:value="10">
            <text:p>10</text:p>
          </table:table-cell>
          <table:table-cell table:formula="of:=[.B11]&amp;&quot;&gt;&gt;&quot;&amp;[.A11]" office:value-type="string" office:string-value="Gianpaolo&gt;&gt;Di Gangi">
            <text:p>Gianpaolo&gt;&gt;Di Gangi</text:p>
          </table:table-cell>
        </table:table-row>
        <table:table-row table:style-name="ro2">
          <table:table-cell office:value-type="string">
            <text:p>Ferrarelli</text:p>
          </table:table-cell>
          <table:table-cell office:value-type="string">
            <text:p>Laura</text:p>
          </table:table-cell>
          <table:table-cell office:value-type="float" office:value="10">
            <text:p>10</text:p>
          </table:table-cell>
          <table:table-cell table:formula="of:=[.B12]&amp;&quot;&gt;&gt;&quot;&amp;[.A12]" office:value-type="string" office:string-value="Laura&gt;&gt;Ferrarelli">
            <text:p>Laura&gt;&gt;Ferrarelli</text:p>
          </table:table-cell>
        </table:table-row>
        <table:table-row table:style-name="ro2">
          <table:table-cell office:value-type="string">
            <text:p>Grasso</text:p>
          </table:table-cell>
          <table:table-cell office:value-type="string">
            <text:p>Giovanna</text:p>
          </table:table-cell>
          <table:table-cell office:value-type="float" office:value="10">
            <text:p>10</text:p>
          </table:table-cell>
          <table:table-cell table:formula="of:=[.B13]&amp;&quot;&gt;&gt;&quot;&amp;[.A13]" office:value-type="string" office:string-value="Giovanna&gt;&gt;Grasso">
            <text:p>Giovanna&gt;&gt;Grasso</text:p>
          </table:table-cell>
        </table:table-row>
        <table:table-row table:style-name="ro2">
          <table:table-cell office:value-type="string">
            <text:p>Impallomeni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table:formula="of:=[.B14]&amp;&quot;&gt;&gt;&quot;&amp;[.A14]" office:value-type="string" office:string-value="Stefano&gt;&gt;Impallomeni">
            <text:p>Stefano&gt;&gt;Impallomeni</text:p>
          </table:table-cell>
        </table:table-row>
        <table:table-row table:style-name="ro2">
          <table:table-cell office:value-type="string">
            <text:p>Iacovella</text:p>
          </table:table-cell>
          <table:table-cell office:value-type="string">
            <text:p>Vittoria</text:p>
          </table:table-cell>
          <table:table-cell office:value-type="float" office:value="10">
            <text:p>10</text:p>
          </table:table-cell>
          <table:table-cell table:formula="of:=[.B15]&amp;&quot;&gt;&gt;&quot;&amp;[.A15]" office:value-type="string" office:string-value="Vittoria&gt;&gt;Iacovella">
            <text:p>Vittoria&gt;&gt;Iacovella</text:p>
          </table:table-cell>
        </table:table-row>
        <table:table-row table:style-name="ro2">
          <table:table-cell office:value-type="string">
            <text:p>Guadagnini</text:p>
          </table:table-cell>
          <table:table-cell office:value-type="string">
            <text:p>Rossella</text:p>
          </table:table-cell>
          <table:table-cell office:value-type="float" office:value="10">
            <text:p>10</text:p>
          </table:table-cell>
          <table:table-cell table:formula="of:=[.B16]&amp;&quot;&gt;&gt;&quot;&amp;[.A16]" office:value-type="string" office:string-value="Rossella&gt;&gt;Guadagnini">
            <text:p>Rossella&gt;&gt;Guadagnini</text:p>
          </table:table-cell>
        </table:table-row>
        <table:table-row table:style-name="ro2">
          <table:table-cell office:value-type="string">
            <text:p>La Civita</text:p>
          </table:table-cell>
          <table:table-cell office:value-type="string">
            <text:p>Stefania</text:p>
          </table:table-cell>
          <table:table-cell office:value-type="float" office:value="10">
            <text:p>10</text:p>
          </table:table-cell>
          <table:table-cell table:formula="of:=[.B17]&amp;&quot;&gt;&gt;&quot;&amp;[.A17]" office:value-type="string" office:string-value="Stefania&gt;&gt;La Civita">
            <text:p>Stefania&gt;&gt;La Civita</text:p>
          </table:table-cell>
        </table:table-row>
        <table:table-row table:style-name="ro3">
          <table:table-cell office:value-type="string">
            <text:p>La Scala</text:p>
          </table:table-cell>
          <table:table-cell office:value-type="string">
            <text:p>Elisabetta</text:p>
          </table:table-cell>
          <table:table-cell office:value-type="float" office:value="10">
            <text:p>10</text:p>
          </table:table-cell>
          <table:table-cell table:formula="of:=[.B18]&amp;&quot;&gt;&gt;&quot;&amp;[.A18]" office:value-type="string" office:string-value="Elisabetta&gt;&gt;La Scala">
            <text:p>Elisabetta&gt;&gt;La Scala</text:p>
          </table:table-cell>
        </table:table-row>
        <table:table-row table:style-name="ro3">
          <table:table-cell office:value-type="string">
            <text:p>Morello</text:p>
          </table:table-cell>
          <table:table-cell office:value-type="string">
            <text:p>Giovanni</text:p>
          </table:table-cell>
          <table:table-cell office:value-type="float" office:value="10">
            <text:p>10</text:p>
          </table:table-cell>
          <table:table-cell table:formula="of:=[.B19]&amp;&quot;&gt;&gt;&quot;&amp;[.A19]" office:value-type="string" office:string-value="Giovanni&gt;&gt;Morello">
            <text:p>Giovanni&gt;&gt;Morello</text:p>
          </table:table-cell>
        </table:table-row>
        <table:table-row table:style-name="ro2">
          <table:table-cell office:value-type="string">
            <text:p>Paruolo</text:p>
          </table:table-cell>
          <table:table-cell office:value-type="string">
            <text:p>Silvana</text:p>
          </table:table-cell>
          <table:table-cell office:value-type="float" office:value="10">
            <text:p>10</text:p>
          </table:table-cell>
          <table:table-cell table:formula="of:=[.B20]&amp;&quot;&gt;&gt;&quot;&amp;[.A20]" office:value-type="string" office:string-value="Silvana&gt;&gt;Paruolo">
            <text:p>Silvana&gt;&gt;Paruolo</text:p>
          </table:table-cell>
        </table:table-row>
        <table:table-row table:style-name="ro2">
          <table:table-cell office:value-type="string">
            <text:p>Persia</text:p>
          </table:table-cell>
          <table:table-cell office:value-type="string">
            <text:p>Cristiana</text:p>
          </table:table-cell>
          <table:table-cell office:value-type="float" office:value="10">
            <text:p>10</text:p>
          </table:table-cell>
          <table:table-cell table:formula="of:=[.B21]&amp;&quot;&gt;&gt;&quot;&amp;[.A21]" office:value-type="string" office:string-value="Cristiana&gt;&gt;Persia">
            <text:p>Cristiana&gt;&gt;Persia</text:p>
          </table:table-cell>
        </table:table-row>
        <table:table-row table:style-name="ro3">
          <table:table-cell office:value-type="string">
            <text:p>Saba</text:p>
          </table:table-cell>
          <table:table-cell office:value-type="string">
            <text:p>Giorgio</text:p>
          </table:table-cell>
          <table:table-cell office:value-type="float" office:value="10">
            <text:p>10</text:p>
          </table:table-cell>
          <table:table-cell table:formula="of:=[.B22]&amp;&quot;&gt;&gt;&quot;&amp;[.A22]" office:value-type="string" office:string-value="Giorgio&gt;&gt;Saba">
            <text:p>Giorgio&gt;&gt;Saba</text:p>
          </table:table-cell>
        </table:table-row>
        <table:table-row table:style-name="ro2">
          <table:table-cell office:value-type="string">
            <text:p>Ronconi</text:p>
          </table:table-cell>
          <table:table-cell office:value-type="string">
            <text:p>Rossella</text:p>
          </table:table-cell>
          <table:table-cell office:value-type="float" office:value="10">
            <text:p>10</text:p>
          </table:table-cell>
          <table:table-cell table:formula="of:=[.B23]&amp;&quot;&gt;&gt;&quot;&amp;[.A23]" office:value-type="string" office:string-value="Rossella&gt;&gt;Ronconi">
            <text:p>Rossella&gt;&gt;Ronconi</text:p>
          </table:table-cell>
        </table:table-row>
        <table:table-row table:style-name="ro2">
          <table:table-cell office:value-type="string">
            <text:p>Savone</text:p>
          </table:table-cell>
          <table:table-cell office:value-type="string">
            <text:p>Fausta</text:p>
          </table:table-cell>
          <table:table-cell office:value-type="float" office:value="10">
            <text:p>10</text:p>
          </table:table-cell>
          <table:table-cell table:formula="of:=[.B24]&amp;&quot;&gt;&gt;&quot;&amp;[.A24]" office:value-type="string" office:string-value="Fausta&gt;&gt;Savone">
            <text:p>Fausta&gt;&gt;Savone</text:p>
          </table:table-cell>
        </table:table-row>
        <table:table-row table:style-name="ro2">
          <table:table-cell office:value-type="string">
            <text:p>Savi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table:formula="of:=[.B25]&amp;&quot;&gt;&gt;&quot;&amp;[.A25]" office:value-type="string" office:string-value="Antonio&gt;&gt;Savi">
            <text:p>Antonio&gt;&gt;Savi</text:p>
          </table:table-cell>
        </table:table-row>
        <table:table-row table:style-name="ro3">
          <table:table-cell office:value-type="string">
            <text:p>Stella</text:p>
          </table:table-cell>
          <table:table-cell office:value-type="string">
            <text:p>Elia</text:p>
          </table:table-cell>
          <table:table-cell office:value-type="float" office:value="10">
            <text:p>10</text:p>
          </table:table-cell>
          <table:table-cell table:formula="of:=[.B26]&amp;&quot;&gt;&gt;&quot;&amp;[.A26]" office:value-type="string" office:string-value="Elia&gt;&gt;Stella">
            <text:p>Elia&gt;&gt;Stella</text:p>
          </table:table-cell>
        </table:table-row>
        <table:table-row table:style-name="ro3">
          <table:table-cell office:value-type="string">
            <text:p>Venditti</text:p>
          </table:table-cell>
          <table:table-cell office:value-type="string">
            <text:p>Giovanni</text:p>
          </table:table-cell>
          <table:table-cell office:value-type="float" office:value="10">
            <text:p>10</text:p>
          </table:table-cell>
          <table:table-cell table:formula="of:=[.B27]&amp;&quot;&gt;&gt;&quot;&amp;[.A27]" office:value-type="string" office:string-value="Giovanni&gt;&gt;Venditti">
            <text:p>Giovanni&gt;&gt;Venditti</text:p>
          </table:table-cell>
        </table:table-row>
        <table:table-row table:style-name="ro3">
          <table:table-cell office:value-type="string">
            <text:p>Valori</text:p>
          </table:table-cell>
          <table:table-cell office:value-type="string">
            <text:p>Giovanna</text:p>
          </table:table-cell>
          <table:table-cell office:value-type="float" office:value="10">
            <text:p>10</text:p>
          </table:table-cell>
          <table:table-cell table:formula="of:=[.B28]&amp;&quot;&gt;&gt;&quot;&amp;[.A28]" office:value-type="string" office:string-value="Giovanna&gt;&gt;Valori">
            <text:p>Giovanna&gt;&gt;Valori</text:p>
          </table:table-cell>
        </table:table-row>
        <table:table-row table:style-name="ro2">
          <table:table-cell office:value-type="string">
            <text:p>Vitali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table:formula="of:=[.B29]&amp;&quot;&gt;&gt;&quot;&amp;[.A29]" office:value-type="string" office:string-value="Francesco&gt;&gt;Vitali">
            <text:p>Francesco&gt;&gt;Vitali</text:p>
          </table:table-cell>
        </table:table-row>
        <table:table-row table:style-name="ro2" table:number-rows-repeated="231">
          <table:table-cell table:number-columns-repeated="4"/>
        </table:table-row>
        <table:table-row table:style-name="ro2">
          <table:table-cell table:number-columns-repeated="4"/>
        </table:table-row>
        <table:named-expressions/>
      </table:table>
      <table:table table:name="Tabella pivot_Giornalisti INPUT-29_1" table:style-name="ta1" table:print="false">
        <table:table-column table:style-name="co2" table:number-columns-repeated="3" table:default-cell-style-name="Default"/>
        <table:table-column table:style-name="co2" table:default-cell-style-name="ce44"/>
        <table:table-row table:style-name="ro3">
          <table:table-cell table:style-name="ce35" office:value-type="string">
            <text:p>Nome</text:p>
          </table:table-cell>
          <table:table-cell table:style-name="ce38" office:value-type="string">
            <text:p>Cognome</text:p>
          </table:table-cell>
          <table:table-cell table:style-name="ce41"/>
          <table:table-cell table:style-name="Default"/>
        </table:table-row>
        <table:table-row table:style-name="ro3">
          <table:table-cell table:style-name="ce36" office:value-type="string">
            <text:p>(vuoto)</text:p>
          </table:table-cell>
          <table:table-cell table:style-name="ce39" office:value-type="string">
            <text:p>(vuoto)</text:p>
          </table:table-cell>
          <table:table-cell table:style-name="ce42"/>
          <table:table-cell table:formula="of:=IF([.C2]=11;&quot;▲✦&quot;;IF([.C2]=10;&quot; ✦&quot;;&quot;▲ &quot;))" office:value-type="string" office:string-value="▲ ">
            <text:p>▲ </text:p>
          </table:table-cell>
        </table:table-row>
        <table:table-row table:style-name="ro3">
          <table:table-cell table:style-name="ce36" office:value-type="string">
            <text:p>Antonio</text:p>
          </table:table-cell>
          <table:table-cell table:style-name="ce39" office:value-type="string">
            <text:p>Savi</text:p>
          </table:table-cell>
          <table:table-cell table:style-name="ce42" office:value-type="float" office:value="10">
            <text:p>10</text:p>
          </table:table-cell>
          <table:table-cell table:formula="of:=IF([.C3]=11;&quot;▲✦&quot;;IF([.C3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Cristiana</text:p>
          </table:table-cell>
          <table:table-cell table:style-name="ce39" office:value-type="string">
            <text:p>Persia</text:p>
          </table:table-cell>
          <table:table-cell table:style-name="ce42" office:value-type="float" office:value="10">
            <text:p>10</text:p>
          </table:table-cell>
          <table:table-cell table:formula="of:=IF([.C4]=11;&quot;▲✦&quot;;IF([.C4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Cristina</text:p>
          </table:table-cell>
          <table:table-cell table:style-name="ce39" office:value-type="string">
            <text:p>Armeni</text:p>
          </table:table-cell>
          <table:table-cell table:style-name="ce42" office:value-type="float" office:value="10">
            <text:p>10</text:p>
          </table:table-cell>
          <table:table-cell table:formula="of:=IF([.C5]=11;&quot;▲✦&quot;;IF([.C5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Elia</text:p>
          </table:table-cell>
          <table:table-cell table:style-name="ce39" office:value-type="string">
            <text:p>Stella</text:p>
          </table:table-cell>
          <table:table-cell table:style-name="ce42" office:value-type="float" office:value="10">
            <text:p>10</text:p>
          </table:table-cell>
          <table:table-cell table:formula="of:=IF([.C6]=11;&quot;▲✦&quot;;IF([.C6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Elisabetta</text:p>
          </table:table-cell>
          <table:table-cell table:style-name="ce39" office:value-type="string">
            <text:p>La Scala</text:p>
          </table:table-cell>
          <table:table-cell table:style-name="ce42" office:value-type="float" office:value="10">
            <text:p>10</text:p>
          </table:table-cell>
          <table:table-cell table:formula="of:=IF([.C7]=11;&quot;▲✦&quot;;IF([.C7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Fausta</text:p>
          </table:table-cell>
          <table:table-cell table:style-name="ce39" office:value-type="string">
            <text:p>Savone</text:p>
          </table:table-cell>
          <table:table-cell table:style-name="ce42" office:value-type="float" office:value="10">
            <text:p>10</text:p>
          </table:table-cell>
          <table:table-cell table:formula="of:=IF([.C8]=11;&quot;▲✦&quot;;IF([.C8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Federica</text:p>
          </table:table-cell>
          <table:table-cell table:style-name="ce39" office:value-type="string">
            <text:p>De Vizia</text:p>
          </table:table-cell>
          <table:table-cell table:style-name="ce42" office:value-type="float" office:value="10">
            <text:p>10</text:p>
          </table:table-cell>
          <table:table-cell table:formula="of:=IF([.C9]=11;&quot;▲✦&quot;;IF([.C9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0" office:value-type="string">
            <text:p>Francesco</text:p>
          </table:table-cell>
          <table:table-cell table:style-name="ce53" office:value-type="string">
            <text:p>Cantalupo</text:p>
          </table:table-cell>
          <table:table-cell table:style-name="ce56" office:value-type="float" office:value="10">
            <text:p>10</text:p>
          </table:table-cell>
          <table:table-cell table:formula="of:=IF([.C10]=11;&quot;▲✦&quot;;IF([.C10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1"/>
          <table:table-cell table:style-name="ce54" office:value-type="string">
            <text:p>Vitali</text:p>
          </table:table-cell>
          <table:table-cell table:style-name="ce57" office:value-type="float" office:value="10">
            <text:p>10</text:p>
          </table:table-cell>
          <table:table-cell table:formula="of:=IF([.C11]=11;&quot;▲✦&quot;;IF([.C11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Gianpaolo</text:p>
          </table:table-cell>
          <table:table-cell table:style-name="ce39" office:value-type="string">
            <text:p>Di Gangi</text:p>
          </table:table-cell>
          <table:table-cell table:style-name="ce42" office:value-type="float" office:value="10">
            <text:p>10</text:p>
          </table:table-cell>
          <table:table-cell table:formula="of:=IF([.C12]=11;&quot;▲✦&quot;;IF([.C12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Giorgio</text:p>
          </table:table-cell>
          <table:table-cell table:style-name="ce39" office:value-type="string">
            <text:p>Saba</text:p>
          </table:table-cell>
          <table:table-cell table:style-name="ce42" office:value-type="float" office:value="10">
            <text:p>10</text:p>
          </table:table-cell>
          <table:table-cell table:formula="of:=IF([.C13]=11;&quot;▲✦&quot;;IF([.C13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0" office:value-type="string">
            <text:p>Giovanna</text:p>
          </table:table-cell>
          <table:table-cell table:style-name="ce53" office:value-type="string">
            <text:p>Grasso</text:p>
          </table:table-cell>
          <table:table-cell table:style-name="ce56" office:value-type="float" office:value="10">
            <text:p>10</text:p>
          </table:table-cell>
          <table:table-cell table:formula="of:=IF([.C14]=11;&quot;▲✦&quot;;IF([.C14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1"/>
          <table:table-cell table:style-name="ce54" office:value-type="string">
            <text:p>Valori</text:p>
          </table:table-cell>
          <table:table-cell table:style-name="ce57" office:value-type="float" office:value="10">
            <text:p>10</text:p>
          </table:table-cell>
          <table:table-cell table:formula="of:=IF([.C15]=11;&quot;▲✦&quot;;IF([.C15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0" office:value-type="string">
            <text:p>Giovanni</text:p>
          </table:table-cell>
          <table:table-cell table:style-name="ce53" office:value-type="string">
            <text:p>Morello</text:p>
          </table:table-cell>
          <table:table-cell table:style-name="ce56" office:value-type="float" office:value="10">
            <text:p>10</text:p>
          </table:table-cell>
          <table:table-cell table:formula="of:=IF([.C16]=11;&quot;▲✦&quot;;IF([.C16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1"/>
          <table:table-cell table:style-name="ce54" office:value-type="string">
            <text:p>Venditti</text:p>
          </table:table-cell>
          <table:table-cell table:style-name="ce57" office:value-type="float" office:value="10">
            <text:p>10</text:p>
          </table:table-cell>
          <table:table-cell table:formula="of:=IF([.C17]=11;&quot;▲✦&quot;;IF([.C17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Laura</text:p>
          </table:table-cell>
          <table:table-cell table:style-name="ce39" office:value-type="string">
            <text:p>Ferrarelli</text:p>
          </table:table-cell>
          <table:table-cell table:style-name="ce42" office:value-type="float" office:value="10">
            <text:p>10</text:p>
          </table:table-cell>
          <table:table-cell table:formula="of:=IF([.C18]=11;&quot;▲✦&quot;;IF([.C18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Letizia</text:p>
          </table:table-cell>
          <table:table-cell table:style-name="ce39" office:value-type="string">
            <text:p>Davoli</text:p>
          </table:table-cell>
          <table:table-cell table:style-name="ce42" office:value-type="float" office:value="10">
            <text:p>10</text:p>
          </table:table-cell>
          <table:table-cell table:formula="of:=IF([.C19]=11;&quot;▲✦&quot;;IF([.C19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Maria Lavinia</text:p>
          </table:table-cell>
          <table:table-cell table:style-name="ce39" office:value-type="string">
            <text:p>Di Gianvito</text:p>
          </table:table-cell>
          <table:table-cell table:style-name="ce42" office:value-type="float" office:value="10">
            <text:p>10</text:p>
          </table:table-cell>
          <table:table-cell table:formula="of:=IF([.C20]=11;&quot;▲✦&quot;;IF([.C20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Marianna Francesca</text:p>
          </table:table-cell>
          <table:table-cell table:style-name="ce39" office:value-type="string">
            <text:p>Ciraci''</text:p>
          </table:table-cell>
          <table:table-cell table:style-name="ce42" office:value-type="float" office:value="10">
            <text:p>10</text:p>
          </table:table-cell>
          <table:table-cell table:formula="of:=IF([.C21]=11;&quot;▲✦&quot;;IF([.C21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Mirko</text:p>
          </table:table-cell>
          <table:table-cell table:style-name="ce39" office:value-type="string">
            <text:p>Benedetti</text:p>
          </table:table-cell>
          <table:table-cell table:style-name="ce42" office:value-type="float" office:value="10">
            <text:p>10</text:p>
          </table:table-cell>
          <table:table-cell table:formula="of:=IF([.C22]=11;&quot;▲✦&quot;;IF([.C22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Petula Maria</text:p>
          </table:table-cell>
          <table:table-cell table:style-name="ce39" office:value-type="string">
            <text:p>Brafa</text:p>
          </table:table-cell>
          <table:table-cell table:style-name="ce42" office:value-type="float" office:value="10">
            <text:p>10</text:p>
          </table:table-cell>
          <table:table-cell table:formula="of:=IF([.C23]=11;&quot;▲✦&quot;;IF([.C23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Roberto</text:p>
          </table:table-cell>
          <table:table-cell table:style-name="ce39" office:value-type="string">
            <text:p>Ambrogi</text:p>
          </table:table-cell>
          <table:table-cell table:style-name="ce42" office:value-type="float" office:value="10">
            <text:p>10</text:p>
          </table:table-cell>
          <table:table-cell table:formula="of:=IF([.C24]=11;&quot;▲✦&quot;;IF([.C24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0" office:value-type="string">
            <text:p>Rossella</text:p>
          </table:table-cell>
          <table:table-cell table:style-name="ce53" office:value-type="string">
            <text:p>Guadagnini</text:p>
          </table:table-cell>
          <table:table-cell table:style-name="ce56" office:value-type="float" office:value="10">
            <text:p>10</text:p>
          </table:table-cell>
          <table:table-cell table:formula="of:=IF([.C25]=11;&quot;▲✦&quot;;IF([.C25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1"/>
          <table:table-cell table:style-name="ce54" office:value-type="string">
            <text:p>Ronconi</text:p>
          </table:table-cell>
          <table:table-cell table:style-name="ce57" office:value-type="float" office:value="10">
            <text:p>10</text:p>
          </table:table-cell>
          <table:table-cell table:formula="of:=IF([.C26]=11;&quot;▲✦&quot;;IF([.C26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Silvana</text:p>
          </table:table-cell>
          <table:table-cell table:style-name="ce39" office:value-type="string">
            <text:p>Paruolo</text:p>
          </table:table-cell>
          <table:table-cell table:style-name="ce42" office:value-type="float" office:value="10">
            <text:p>10</text:p>
          </table:table-cell>
          <table:table-cell table:formula="of:=IF([.C27]=11;&quot;▲✦&quot;;IF([.C27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Stefania</text:p>
          </table:table-cell>
          <table:table-cell table:style-name="ce39" office:value-type="string">
            <text:p>La Civita</text:p>
          </table:table-cell>
          <table:table-cell table:style-name="ce42" office:value-type="float" office:value="10">
            <text:p>10</text:p>
          </table:table-cell>
          <table:table-cell table:formula="of:=IF([.C28]=11;&quot;▲✦&quot;;IF([.C28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36" office:value-type="string">
            <text:p>Stefano</text:p>
          </table:table-cell>
          <table:table-cell table:style-name="ce39" office:value-type="string">
            <text:p>Impallomeni</text:p>
          </table:table-cell>
          <table:table-cell table:style-name="ce42" office:value-type="float" office:value="10">
            <text:p>10</text:p>
          </table:table-cell>
          <table:table-cell table:formula="of:=IF([.C29]=11;&quot;▲✦&quot;;IF([.C29]=10;&quot; ✦&quot;;&quot;▲ &quot;))" office:value-type="string" office:string-value=" ✦">
            <text:p><text:s/>✦</text:p>
          </table:table-cell>
        </table:table-row>
        <table:table-row table:style-name="ro3">
          <table:table-cell table:style-name="ce52" office:value-type="string">
            <text:p>Vittoria</text:p>
          </table:table-cell>
          <table:table-cell table:style-name="ce55" office:value-type="string">
            <text:p>Iacovella</text:p>
          </table:table-cell>
          <table:table-cell table:style-name="ce58" office:value-type="float" office:value="10">
            <text:p>10</text:p>
          </table:table-cell>
          <table:table-cell table:formula="of:=IF([.C30]=11;&quot;▲✦&quot;;IF([.C30]=10;&quot; ✦&quot;;&quot;▲ &quot;))" office:value-type="string" office:string-value=" ✦">
            <text:p><text:s/>✦</text:p>
          </table:table-cell>
        </table:table-row>
        <table:table-row table:style-name="ro3">
          <table:table-cell table:number-columns-repeated="2"/>
          <table:table-cell/>
          <table:table-cell table:formula="of:=IF([.C31]=11;&quot;▲✦&quot;;IF([.C3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2]=11;&quot;▲✦&quot;;IF([.C3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3]=11;&quot;▲✦&quot;;IF([.C3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4]=11;&quot;▲✦&quot;;IF([.C3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5]=11;&quot;▲✦&quot;;IF([.C3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6]=11;&quot;▲✦&quot;;IF([.C3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7]=11;&quot;▲✦&quot;;IF([.C3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8]=11;&quot;▲✦&quot;;IF([.C3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39]=11;&quot;▲✦&quot;;IF([.C3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0]=11;&quot;▲✦&quot;;IF([.C4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1]=11;&quot;▲✦&quot;;IF([.C4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2]=11;&quot;▲✦&quot;;IF([.C4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3]=11;&quot;▲✦&quot;;IF([.C4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4]=11;&quot;▲✦&quot;;IF([.C4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5]=11;&quot;▲✦&quot;;IF([.C4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6]=11;&quot;▲✦&quot;;IF([.C4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7]=11;&quot;▲✦&quot;;IF([.C4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8]=11;&quot;▲✦&quot;;IF([.C4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49]=11;&quot;▲✦&quot;;IF([.C4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0]=11;&quot;▲✦&quot;;IF([.C5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1]=11;&quot;▲✦&quot;;IF([.C5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2]=11;&quot;▲✦&quot;;IF([.C5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3]=11;&quot;▲✦&quot;;IF([.C5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4]=11;&quot;▲✦&quot;;IF([.C5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5]=11;&quot;▲✦&quot;;IF([.C5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6]=11;&quot;▲✦&quot;;IF([.C5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7]=11;&quot;▲✦&quot;;IF([.C5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8]=11;&quot;▲✦&quot;;IF([.C5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59]=11;&quot;▲✦&quot;;IF([.C5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0]=11;&quot;▲✦&quot;;IF([.C6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1]=11;&quot;▲✦&quot;;IF([.C6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2]=11;&quot;▲✦&quot;;IF([.C6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3]=11;&quot;▲✦&quot;;IF([.C6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4]=11;&quot;▲✦&quot;;IF([.C6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5]=11;&quot;▲✦&quot;;IF([.C6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6]=11;&quot;▲✦&quot;;IF([.C6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7]=11;&quot;▲✦&quot;;IF([.C6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8]=11;&quot;▲✦&quot;;IF([.C6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69]=11;&quot;▲✦&quot;;IF([.C6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0]=11;&quot;▲✦&quot;;IF([.C7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1]=11;&quot;▲✦&quot;;IF([.C7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2]=11;&quot;▲✦&quot;;IF([.C7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3]=11;&quot;▲✦&quot;;IF([.C7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4]=11;&quot;▲✦&quot;;IF([.C7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5]=11;&quot;▲✦&quot;;IF([.C7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6]=11;&quot;▲✦&quot;;IF([.C7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7]=11;&quot;▲✦&quot;;IF([.C7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8]=11;&quot;▲✦&quot;;IF([.C7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79]=11;&quot;▲✦&quot;;IF([.C7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0]=11;&quot;▲✦&quot;;IF([.C8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1]=11;&quot;▲✦&quot;;IF([.C8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2]=11;&quot;▲✦&quot;;IF([.C8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3]=11;&quot;▲✦&quot;;IF([.C8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4]=11;&quot;▲✦&quot;;IF([.C8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5]=11;&quot;▲✦&quot;;IF([.C8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6]=11;&quot;▲✦&quot;;IF([.C8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7]=11;&quot;▲✦&quot;;IF([.C8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8]=11;&quot;▲✦&quot;;IF([.C8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89]=11;&quot;▲✦&quot;;IF([.C8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0]=11;&quot;▲✦&quot;;IF([.C9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1]=11;&quot;▲✦&quot;;IF([.C9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2]=11;&quot;▲✦&quot;;IF([.C9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3]=11;&quot;▲✦&quot;;IF([.C9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4]=11;&quot;▲✦&quot;;IF([.C9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5]=11;&quot;▲✦&quot;;IF([.C9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6]=11;&quot;▲✦&quot;;IF([.C9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7]=11;&quot;▲✦&quot;;IF([.C9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8]=11;&quot;▲✦&quot;;IF([.C9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99]=11;&quot;▲✦&quot;;IF([.C9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0]=11;&quot;▲✦&quot;;IF([.C10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1]=11;&quot;▲✦&quot;;IF([.C10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2]=11;&quot;▲✦&quot;;IF([.C10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3]=11;&quot;▲✦&quot;;IF([.C10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4]=11;&quot;▲✦&quot;;IF([.C10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5]=11;&quot;▲✦&quot;;IF([.C10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6]=11;&quot;▲✦&quot;;IF([.C10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7]=11;&quot;▲✦&quot;;IF([.C10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8]=11;&quot;▲✦&quot;;IF([.C10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09]=11;&quot;▲✦&quot;;IF([.C10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0]=11;&quot;▲✦&quot;;IF([.C11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1]=11;&quot;▲✦&quot;;IF([.C11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2]=11;&quot;▲✦&quot;;IF([.C11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3]=11;&quot;▲✦&quot;;IF([.C11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4]=11;&quot;▲✦&quot;;IF([.C11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5]=11;&quot;▲✦&quot;;IF([.C11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6]=11;&quot;▲✦&quot;;IF([.C11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7]=11;&quot;▲✦&quot;;IF([.C11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8]=11;&quot;▲✦&quot;;IF([.C11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19]=11;&quot;▲✦&quot;;IF([.C11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0]=11;&quot;▲✦&quot;;IF([.C12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1]=11;&quot;▲✦&quot;;IF([.C12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2]=11;&quot;▲✦&quot;;IF([.C12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3]=11;&quot;▲✦&quot;;IF([.C12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4]=11;&quot;▲✦&quot;;IF([.C12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5]=11;&quot;▲✦&quot;;IF([.C12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6]=11;&quot;▲✦&quot;;IF([.C12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7]=11;&quot;▲✦&quot;;IF([.C12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8]=11;&quot;▲✦&quot;;IF([.C12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29]=11;&quot;▲✦&quot;;IF([.C12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0]=11;&quot;▲✦&quot;;IF([.C13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1]=11;&quot;▲✦&quot;;IF([.C13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2]=11;&quot;▲✦&quot;;IF([.C13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3]=11;&quot;▲✦&quot;;IF([.C13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4]=11;&quot;▲✦&quot;;IF([.C13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5]=11;&quot;▲✦&quot;;IF([.C13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6]=11;&quot;▲✦&quot;;IF([.C13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7]=11;&quot;▲✦&quot;;IF([.C13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8]=11;&quot;▲✦&quot;;IF([.C13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39]=11;&quot;▲✦&quot;;IF([.C13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0]=11;&quot;▲✦&quot;;IF([.C14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1]=11;&quot;▲✦&quot;;IF([.C14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2]=11;&quot;▲✦&quot;;IF([.C14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3]=11;&quot;▲✦&quot;;IF([.C14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4]=11;&quot;▲✦&quot;;IF([.C14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5]=11;&quot;▲✦&quot;;IF([.C14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6]=11;&quot;▲✦&quot;;IF([.C14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7]=11;&quot;▲✦&quot;;IF([.C14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8]=11;&quot;▲✦&quot;;IF([.C14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49]=11;&quot;▲✦&quot;;IF([.C14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0]=11;&quot;▲✦&quot;;IF([.C15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1]=11;&quot;▲✦&quot;;IF([.C15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2]=11;&quot;▲✦&quot;;IF([.C15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3]=11;&quot;▲✦&quot;;IF([.C15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4]=11;&quot;▲✦&quot;;IF([.C15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5]=11;&quot;▲✦&quot;;IF([.C15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6]=11;&quot;▲✦&quot;;IF([.C15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7]=11;&quot;▲✦&quot;;IF([.C15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8]=11;&quot;▲✦&quot;;IF([.C15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59]=11;&quot;▲✦&quot;;IF([.C15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0]=11;&quot;▲✦&quot;;IF([.C16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1]=11;&quot;▲✦&quot;;IF([.C16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2]=11;&quot;▲✦&quot;;IF([.C16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3]=11;&quot;▲✦&quot;;IF([.C16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4]=11;&quot;▲✦&quot;;IF([.C16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5]=11;&quot;▲✦&quot;;IF([.C16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6]=11;&quot;▲✦&quot;;IF([.C166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7]=11;&quot;▲✦&quot;;IF([.C167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8]=11;&quot;▲✦&quot;;IF([.C168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69]=11;&quot;▲✦&quot;;IF([.C169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0]=11;&quot;▲✦&quot;;IF([.C170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1]=11;&quot;▲✦&quot;;IF([.C171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2]=11;&quot;▲✦&quot;;IF([.C172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3]=11;&quot;▲✦&quot;;IF([.C173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4]=11;&quot;▲✦&quot;;IF([.C174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5]=11;&quot;▲✦&quot;;IF([.C175]=10;&quot; ✦&quot;;&quot;▲ &quot;))" office:value-type="string" office:string-value="▲ ">
            <text:p>▲ </text:p>
          </table:table-cell>
        </table:table-row>
        <table:table-row table:style-name="ro3">
          <table:table-cell table:number-columns-repeated="2"/>
          <table:table-cell/>
          <table:table-cell table:formula="of:=IF([.C176]=11;&quot;▲✦&quot;;IF([.C176]=10;&quot; ✦&quot;;&quot;▲ &quot;))" office:value-type="string" office:string-value="▲ ">
            <text:p>▲ </text:p>
          </table:table-cell>
        </table:table-row>
        <table:named-expressions/>
      </table:table>
      <table:table table:name="Giornalisti INPUT-25" table:style-name="ta1" table:print="false">
        <table:table-column table:style-name="co55" table:default-cell-style-name="ce12"/>
        <table:table-column table:style-name="co2" table:number-columns-repeated="2" table:default-cell-style-name="ce12"/>
        <table:table-column table:style-name="co2" table:default-cell-style-name="ce10"/>
        <table:table-row table:style-name="ro4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N</text:p>
          </table:table-cell>
          <table:table-cell table:style-name="ce12" office:value-type="string">
            <text:p>LOG</text:p>
          </table:table-cell>
        </table:table-row>
        <table:table-row table:style-name="ro4">
          <table:table-cell office:value-type="string">
            <text:p>Amato</text:p>
          </table:table-cell>
          <table:table-cell office:value-type="string">
            <text:p>Guido</text:p>
          </table:table-cell>
          <table:table-cell office:value-type="float" office:value="1">
            <text:p>1</text:p>
          </table:table-cell>
          <table:table-cell table:formula="of:=[.B2]&amp;&quot;&gt;&gt;&quot;&amp;[.A2]" office:value-type="string" office:string-value="Guido&gt;&gt;Amato">
            <text:p>Guido&gt;&gt;Amato</text:p>
          </table:table-cell>
        </table:table-row>
        <table:table-row table:style-name="ro4">
          <table:table-cell office:value-type="string">
            <text:p>Amato</text:p>
          </table:table-cell>
          <table:table-cell office:value-type="string">
            <text:p>Guido</text:p>
          </table:table-cell>
          <table:table-cell office:value-type="float" office:value="10">
            <text:p>10</text:p>
          </table:table-cell>
          <table:table-cell table:formula="of:=[.B3]&amp;&quot;&gt;&gt;&quot;&amp;[.A3]" office:value-type="string" office:string-value="Guido&gt;&gt;Amato">
            <text:p>Guido&gt;&gt;Amato</text:p>
          </table:table-cell>
        </table:table-row>
        <table:table-row table:style-name="ro4">
          <table:table-cell office:value-type="string">
            <text:p>Angelicchio</text:p>
          </table:table-cell>
          <table:table-cell office:value-type="string">
            <text:p>Fabio Mario</text:p>
          </table:table-cell>
          <table:table-cell office:value-type="float" office:value="1">
            <text:p>1</text:p>
          </table:table-cell>
          <table:table-cell table:formula="of:=[.B4]&amp;&quot;&gt;&gt;&quot;&amp;[.A4]" office:value-type="string" office:string-value="Fabio Mario&gt;&gt;Angelicchio">
            <text:p>Fabio Mario&gt;&gt;Angelicchio</text:p>
          </table:table-cell>
        </table:table-row>
        <table:table-row table:style-name="ro4">
          <table:table-cell office:value-type="string">
            <text:p>Angelicchio</text:p>
          </table:table-cell>
          <table:table-cell office:value-type="string">
            <text:p>Fabio Mario</text:p>
          </table:table-cell>
          <table:table-cell office:value-type="float" office:value="10">
            <text:p>10</text:p>
          </table:table-cell>
          <table:table-cell table:formula="of:=[.B5]&amp;&quot;&gt;&gt;&quot;&amp;[.A5]" office:value-type="string" office:string-value="Fabio Mario&gt;&gt;Angelicchio">
            <text:p>Fabio Mario&gt;&gt;Angelicchio</text:p>
          </table:table-cell>
        </table:table-row>
        <table:table-row table:style-name="ro4">
          <table:table-cell office:value-type="string">
            <text:p>Antonellis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formula="of:=[.B6]&amp;&quot;&gt;&gt;&quot;&amp;[.A6]" office:value-type="string" office:string-value="Marco&gt;&gt;Antonellis">
            <text:p>Marco&gt;&gt;Antonellis</text:p>
          </table:table-cell>
        </table:table-row>
        <table:table-row table:style-name="ro4">
          <table:table-cell office:value-type="string">
            <text:p>Antonellis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table:formula="of:=[.B7]&amp;&quot;&gt;&gt;&quot;&amp;[.A7]" office:value-type="string" office:string-value="Marco&gt;&gt;Antonellis">
            <text:p>Marco&gt;&gt;Antonellis</text:p>
          </table:table-cell>
        </table:table-row>
        <table:table-row table:style-name="ro4">
          <table:table-cell office:value-type="string">
            <text:p>Arcese</text:p>
          </table:table-cell>
          <table:table-cell office:value-type="string">
            <text:p>Massimo</text:p>
          </table:table-cell>
          <table:table-cell office:value-type="float" office:value="1">
            <text:p>1</text:p>
          </table:table-cell>
          <table:table-cell table:formula="of:=[.B8]&amp;&quot;&gt;&gt;&quot;&amp;[.A8]" office:value-type="string" office:string-value="Massimo&gt;&gt;Arcese">
            <text:p>Massimo&gt;&gt;Arcese</text:p>
          </table:table-cell>
        </table:table-row>
        <table:table-row table:style-name="ro4">
          <table:table-cell office:value-type="string">
            <text:p>Arcese</text:p>
          </table:table-cell>
          <table:table-cell office:value-type="string">
            <text:p>Massimo</text:p>
          </table:table-cell>
          <table:table-cell office:value-type="float" office:value="10">
            <text:p>10</text:p>
          </table:table-cell>
          <table:table-cell table:formula="of:=[.B9]&amp;&quot;&gt;&gt;&quot;&amp;[.A9]" office:value-type="string" office:string-value="Massimo&gt;&gt;Arcese">
            <text:p>Massimo&gt;&gt;Arcese</text:p>
          </table:table-cell>
        </table:table-row>
        <table:table-row table:style-name="ro4">
          <table:table-cell office:value-type="string">
            <text:p>Arduini</text:p>
          </table:table-cell>
          <table:table-cell office:value-type="string">
            <text:p>Clelia</text:p>
          </table:table-cell>
          <table:table-cell office:value-type="float" office:value="1">
            <text:p>1</text:p>
          </table:table-cell>
          <table:table-cell table:formula="of:=[.B10]&amp;&quot;&gt;&gt;&quot;&amp;[.A10]" office:value-type="string" office:string-value="Clelia&gt;&gt;Arduini">
            <text:p>Clelia&gt;&gt;Arduini</text:p>
          </table:table-cell>
        </table:table-row>
        <table:table-row table:style-name="ro4">
          <table:table-cell office:value-type="string">
            <text:p>Balestra</text:p>
          </table:table-cell>
          <table:table-cell office:value-type="string">
            <text:p>Flora</text:p>
          </table:table-cell>
          <table:table-cell office:value-type="float" office:value="1">
            <text:p>1</text:p>
          </table:table-cell>
          <table:table-cell table:formula="of:=[.B11]&amp;&quot;&gt;&gt;&quot;&amp;[.A11]" office:value-type="string" office:string-value="Flora&gt;&gt;Balestra">
            <text:p>Flora&gt;&gt;Balestra</text:p>
          </table:table-cell>
        </table:table-row>
        <table:table-row table:style-name="ro4">
          <table:table-cell office:value-type="string">
            <text:p>Balestra</text:p>
          </table:table-cell>
          <table:table-cell office:value-type="string">
            <text:p>Flora</text:p>
          </table:table-cell>
          <table:table-cell office:value-type="float" office:value="10">
            <text:p>10</text:p>
          </table:table-cell>
          <table:table-cell table:formula="of:=[.B12]&amp;&quot;&gt;&gt;&quot;&amp;[.A12]" office:value-type="string" office:string-value="Flora&gt;&gt;Balestra">
            <text:p>Flora&gt;&gt;Balestra</text:p>
          </table:table-cell>
        </table:table-row>
        <table:table-row table:style-name="ro4">
          <table:table-cell office:value-type="string">
            <text:p>Bartocci</text:p>
          </table:table-cell>
          <table:table-cell office:value-type="string">
            <text:p>Monica</text:p>
          </table:table-cell>
          <table:table-cell office:value-type="float" office:value="1">
            <text:p>1</text:p>
          </table:table-cell>
          <table:table-cell table:formula="of:=[.B13]&amp;&quot;&gt;&gt;&quot;&amp;[.A13]" office:value-type="string" office:string-value="Monica&gt;&gt;Bartocci">
            <text:p>Monica&gt;&gt;Bartocci</text:p>
          </table:table-cell>
        </table:table-row>
        <table:table-row table:style-name="ro4">
          <table:table-cell office:value-type="string">
            <text:p>Bartocci</text:p>
          </table:table-cell>
          <table:table-cell office:value-type="string">
            <text:p>Monica</text:p>
          </table:table-cell>
          <table:table-cell office:value-type="float" office:value="10">
            <text:p>10</text:p>
          </table:table-cell>
          <table:table-cell table:formula="of:=[.B14]&amp;&quot;&gt;&gt;&quot;&amp;[.A14]" office:value-type="string" office:string-value="Monica&gt;&gt;Bartocci">
            <text:p>Monica&gt;&gt;Bartocci</text:p>
          </table:table-cell>
        </table:table-row>
        <table:table-row table:style-name="ro4">
          <table:table-cell office:value-type="string">
            <text:p>Bartolini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table:formula="of:=[.B15]&amp;&quot;&gt;&gt;&quot;&amp;[.A15]" office:value-type="string" office:string-value="Tiziana&gt;&gt;Bartolini">
            <text:p>Tiziana&gt;&gt;Bartolini</text:p>
          </table:table-cell>
        </table:table-row>
        <table:table-row table:style-name="ro4">
          <table:table-cell office:value-type="string">
            <text:p>Bartolini</text:p>
          </table:table-cell>
          <table:table-cell office:value-type="string">
            <text:p>Tiziana</text:p>
          </table:table-cell>
          <table:table-cell office:value-type="float" office:value="10">
            <text:p>10</text:p>
          </table:table-cell>
          <table:table-cell table:formula="of:=[.B16]&amp;&quot;&gt;&gt;&quot;&amp;[.A16]" office:value-type="string" office:string-value="Tiziana&gt;&gt;Bartolini">
            <text:p>Tiziana&gt;&gt;Bartolini</text:p>
          </table:table-cell>
        </table:table-row>
        <table:table-row table:style-name="ro4">
          <table:table-cell office:value-type="string">
            <text:p>Benevol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table:formula="of:=[.B17]&amp;&quot;&gt;&gt;&quot;&amp;[.A17]" office:value-type="string" office:string-value="Paolo&gt;&gt;Benevolo">
            <text:p>Paolo&gt;&gt;Benevolo</text:p>
          </table:table-cell>
        </table:table-row>
        <table:table-row table:style-name="ro4">
          <table:table-cell office:value-type="string">
            <text:p>Bianconi</text:p>
          </table:table-cell>
          <table:table-cell office:value-type="string">
            <text:p>Giulia</text:p>
          </table:table-cell>
          <table:table-cell office:value-type="float" office:value="1">
            <text:p>1</text:p>
          </table:table-cell>
          <table:table-cell table:formula="of:=[.B18]&amp;&quot;&gt;&gt;&quot;&amp;[.A18]" office:value-type="string" office:string-value="Giulia&gt;&gt;Bianconi">
            <text:p>Giulia&gt;&gt;Bianconi</text:p>
          </table:table-cell>
        </table:table-row>
        <table:table-row table:style-name="ro4">
          <table:table-cell office:value-type="string">
            <text:p>Bianconi</text:p>
          </table:table-cell>
          <table:table-cell office:value-type="string">
            <text:p>Giulia</text:p>
          </table:table-cell>
          <table:table-cell office:value-type="float" office:value="10">
            <text:p>10</text:p>
          </table:table-cell>
          <table:table-cell table:formula="of:=[.B19]&amp;&quot;&gt;&gt;&quot;&amp;[.A19]" office:value-type="string" office:string-value="Giulia&gt;&gt;Bianconi">
            <text:p>Giulia&gt;&gt;Bianconi</text:p>
          </table:table-cell>
        </table:table-row>
        <table:table-row table:style-name="ro4">
          <table:table-cell office:value-type="string">
            <text:p>Bologna</text:p>
          </table:table-cell>
          <table:table-cell office:value-type="string">
            <text:p>Luca</text:p>
          </table:table-cell>
          <table:table-cell office:value-type="float" office:value="1">
            <text:p>1</text:p>
          </table:table-cell>
          <table:table-cell table:formula="of:=[.B20]&amp;&quot;&gt;&gt;&quot;&amp;[.A20]" office:value-type="string" office:string-value="Luca&gt;&gt;Bologna">
            <text:p>Luca&gt;&gt;Bologna</text:p>
          </table:table-cell>
        </table:table-row>
        <table:table-row table:style-name="ro4">
          <table:table-cell office:value-type="string">
            <text:p>Bologna</text:p>
          </table:table-cell>
          <table:table-cell office:value-type="string">
            <text:p>Luca</text:p>
          </table:table-cell>
          <table:table-cell office:value-type="float" office:value="10">
            <text:p>10</text:p>
          </table:table-cell>
          <table:table-cell table:formula="of:=[.B21]&amp;&quot;&gt;&gt;&quot;&amp;[.A21]" office:value-type="string" office:string-value="Luca&gt;&gt;Bologna">
            <text:p>Luca&gt;&gt;Bologna</text:p>
          </table:table-cell>
        </table:table-row>
        <table:table-row table:style-name="ro4">
          <table:table-cell office:value-type="string">
            <text:p>Caleo</text:p>
          </table:table-cell>
          <table:table-cell office:value-type="string">
            <text:p>Simona</text:p>
          </table:table-cell>
          <table:table-cell office:value-type="float" office:value="1">
            <text:p>1</text:p>
          </table:table-cell>
          <table:table-cell table:formula="of:=[.B22]&amp;&quot;&gt;&gt;&quot;&amp;[.A22]" office:value-type="string" office:string-value="Simona&gt;&gt;Caleo">
            <text:p>Simona&gt;&gt;Caleo</text:p>
          </table:table-cell>
        </table:table-row>
        <table:table-row table:style-name="ro4">
          <table:table-cell office:value-type="string">
            <text:p>Camplone</text:p>
          </table:table-cell>
          <table:table-cell office:value-type="string">
            <text:p>Alessia</text:p>
          </table:table-cell>
          <table:table-cell office:value-type="float" office:value="1">
            <text:p>1</text:p>
          </table:table-cell>
          <table:table-cell table:formula="of:=[.B23]&amp;&quot;&gt;&gt;&quot;&amp;[.A23]" office:value-type="string" office:string-value="Alessia&gt;&gt;Camplone">
            <text:p>Alessia&gt;&gt;Camplone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Daniele</text:p>
          </table:table-cell>
          <table:table-cell office:value-type="float" office:value="1">
            <text:p>1</text:p>
          </table:table-cell>
          <table:table-cell table:formula="of:=[.B24]&amp;&quot;&gt;&gt;&quot;&amp;[.A24]" office:value-type="string" office:string-value="Daniele&gt;&gt;Carioti">
            <text:p>Daniele&gt;&gt;Carioti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Emanuele</text:p>
          </table:table-cell>
          <table:table-cell office:value-type="float" office:value="1">
            <text:p>1</text:p>
          </table:table-cell>
          <table:table-cell table:formula="of:=[.B25]&amp;&quot;&gt;&gt;&quot;&amp;[.A25]" office:value-type="string" office:string-value="Emanuele&gt;&gt;Carioti">
            <text:p>Emanuele&gt;&gt;Carioti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Daniele</text:p>
          </table:table-cell>
          <table:table-cell office:value-type="float" office:value="10">
            <text:p>10</text:p>
          </table:table-cell>
          <table:table-cell table:formula="of:=[.B26]&amp;&quot;&gt;&gt;&quot;&amp;[.A26]" office:value-type="string" office:string-value="Daniele&gt;&gt;Carioti">
            <text:p>Daniele&gt;&gt;Carioti</text:p>
          </table:table-cell>
        </table:table-row>
        <table:table-row table:style-name="ro4">
          <table:table-cell office:value-type="string">
            <text:p>Carioti</text:p>
          </table:table-cell>
          <table:table-cell office:value-type="string">
            <text:p>Emanuele</text:p>
          </table:table-cell>
          <table:table-cell office:value-type="float" office:value="10">
            <text:p>10</text:p>
          </table:table-cell>
          <table:table-cell table:formula="of:=[.B27]&amp;&quot;&gt;&gt;&quot;&amp;[.A27]" office:value-type="string" office:string-value="Emanuele&gt;&gt;Carioti">
            <text:p>Emanuele&gt;&gt;Carioti</text:p>
          </table:table-cell>
        </table:table-row>
        <table:table-row table:style-name="ro4">
          <table:table-cell office:value-type="string">
            <text:p>Castellano</text:p>
          </table:table-cell>
          <table:table-cell office:value-type="string">
            <text:p>Vincenzo</text:p>
          </table:table-cell>
          <table:table-cell office:value-type="float" office:value="1">
            <text:p>1</text:p>
          </table:table-cell>
          <table:table-cell table:formula="of:=[.B28]&amp;&quot;&gt;&gt;&quot;&amp;[.A28]" office:value-type="string" office:string-value="Vincenzo&gt;&gt;Castellano">
            <text:p>Vincenzo&gt;&gt;Castellano</text:p>
          </table:table-cell>
        </table:table-row>
        <table:table-row table:style-name="ro4">
          <table:table-cell office:value-type="string">
            <text:p>Castellano</text:p>
          </table:table-cell>
          <table:table-cell office:value-type="string">
            <text:p>Vincenzo</text:p>
          </table:table-cell>
          <table:table-cell office:value-type="float" office:value="10">
            <text:p>10</text:p>
          </table:table-cell>
          <table:table-cell table:formula="of:=[.B29]&amp;&quot;&gt;&gt;&quot;&amp;[.A29]" office:value-type="string" office:string-value="Vincenzo&gt;&gt;Castellano">
            <text:p>Vincenzo&gt;&gt;Castellano</text:p>
          </table:table-cell>
        </table:table-row>
        <table:table-row table:style-name="ro4">
          <table:table-cell office:value-type="string">
            <text:p>Castelli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table:formula="of:=[.B30]&amp;&quot;&gt;&gt;&quot;&amp;[.A30]" office:value-type="string" office:string-value="Maria&gt;&gt;Castelli">
            <text:p>Maria&gt;&gt;Castelli</text:p>
          </table:table-cell>
        </table:table-row>
        <table:table-row table:style-name="ro4"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office:value-type="float" office:value="1">
            <text:p>1</text:p>
          </table:table-cell>
          <table:table-cell table:formula="of:=[.B31]&amp;&quot;&gt;&gt;&quot;&amp;[.A31]" office:value-type="string" office:string-value="Donatella&gt;&gt;Cerminara">
            <text:p>Donatella&gt;&gt;Cerminara</text:p>
          </table:table-cell>
        </table:table-row>
        <table:table-row table:style-name="ro4"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office:value-type="float" office:value="10">
            <text:p>10</text:p>
          </table:table-cell>
          <table:table-cell table:formula="of:=[.B32]&amp;&quot;&gt;&gt;&quot;&amp;[.A32]" office:value-type="string" office:string-value="Donatella&gt;&gt;Cerminara">
            <text:p>Donatella&gt;&gt;Cerminara</text:p>
          </table:table-cell>
        </table:table-row>
        <table:table-row table:style-name="ro4">
          <table:table-cell office:value-type="string">
            <text:p>Ciancarell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formula="of:=[.B33]&amp;&quot;&gt;&gt;&quot;&amp;[.A33]" office:value-type="string" office:string-value="Marco&gt;&gt;Ciancarelli">
            <text:p>Marco&gt;&gt;Ciancarelli</text:p>
          </table:table-cell>
        </table:table-row>
        <table:table-row table:style-name="ro4">
          <table:table-cell office:value-type="string">
            <text:p>Ciancarelli</text:p>
          </table:table-cell>
          <table:table-cell office:value-type="string">
            <text:p>Marco</text:p>
          </table:table-cell>
          <table:table-cell office:value-type="float" office:value="10">
            <text:p>10</text:p>
          </table:table-cell>
          <table:table-cell table:formula="of:=[.B34]&amp;&quot;&gt;&gt;&quot;&amp;[.A34]" office:value-type="string" office:string-value="Marco&gt;&gt;Ciancarelli">
            <text:p>Marco&gt;&gt;Ciancarelli</text:p>
          </table:table-cell>
        </table:table-row>
        <table:table-row table:style-name="ro4">
          <table:table-cell office:value-type="string">
            <text:p>Ciarnelli</text:p>
          </table:table-cell>
          <table:table-cell office:value-type="string">
            <text:p>Marcella</text:p>
          </table:table-cell>
          <table:table-cell office:value-type="float" office:value="1">
            <text:p>1</text:p>
          </table:table-cell>
          <table:table-cell table:formula="of:=[.B35]&amp;&quot;&gt;&gt;&quot;&amp;[.A35]" office:value-type="string" office:string-value="Marcella&gt;&gt;Ciarnelli">
            <text:p>Marcella&gt;&gt;Ciarnelli</text:p>
          </table:table-cell>
        </table:table-row>
        <table:table-row table:style-name="ro4">
          <table:table-cell office:value-type="string">
            <text:p>Ciarnelli</text:p>
          </table:table-cell>
          <table:table-cell office:value-type="string">
            <text:p>Marcella</text:p>
          </table:table-cell>
          <table:table-cell office:value-type="float" office:value="10">
            <text:p>10</text:p>
          </table:table-cell>
          <table:table-cell table:formula="of:=[.B36]&amp;&quot;&gt;&gt;&quot;&amp;[.A36]" office:value-type="string" office:string-value="Marcella&gt;&gt;Ciarnelli">
            <text:p>Marcella&gt;&gt;Ciarnelli</text:p>
          </table:table-cell>
        </table:table-row>
        <table:table-row table:style-name="ro4">
          <table:table-cell office:value-type="string">
            <text:p>Colmo</text:p>
          </table:table-cell>
          <table:table-cell office:value-type="string">
            <text:p>Giuseppina</text:p>
          </table:table-cell>
          <table:table-cell office:value-type="float" office:value="10">
            <text:p>10</text:p>
          </table:table-cell>
          <table:table-cell table:formula="of:=[.B37]&amp;&quot;&gt;&gt;&quot;&amp;[.A37]" office:value-type="string" office:string-value="Giuseppina&gt;&gt;Colmo">
            <text:p>Giuseppina&gt;&gt;Colmo</text:p>
          </table:table-cell>
        </table:table-row>
        <table:table-row table:style-name="ro4">
          <table:table-cell office:value-type="string">
            <text:p>Conforti</text:p>
          </table:table-cell>
          <table:table-cell office:value-type="string">
            <text:p>Cristina</text:p>
          </table:table-cell>
          <table:table-cell office:value-type="float" office:value="1">
            <text:p>1</text:p>
          </table:table-cell>
          <table:table-cell table:formula="of:=[.B38]&amp;&quot;&gt;&gt;&quot;&amp;[.A38]" office:value-type="string" office:string-value="Cristina&gt;&gt;Conforti">
            <text:p>Cristina&gt;&gt;Conforti</text:p>
          </table:table-cell>
        </table:table-row>
        <table:table-row table:style-name="ro11">
          <table:table-cell office:value-type="string">
            <text:p>D''Atri</text:p>
          </table:table-cell>
          <table:table-cell office:value-type="string">
            <text:p>Angela Francesca</text:p>
          </table:table-cell>
          <table:table-cell office:value-type="float" office:value="1">
            <text:p>1</text:p>
          </table:table-cell>
          <table:table-cell table:formula="of:=[.B39]&amp;&quot;&gt;&gt;&quot;&amp;[.A39]" office:value-type="string" office:string-value="Angela Francesca&gt;&gt;D''Atri">
            <text:p>Angela Francesca&gt;&gt;D''Atri</text:p>
          </table:table-cell>
        </table:table-row>
        <table:table-row table:style-name="ro4">
          <table:table-cell office:value-type="string">
            <text:p>Dal Maso</text:p>
          </table:table-cell>
          <table:table-cell office:value-type="string">
            <text:p>Cinzia</text:p>
          </table:table-cell>
          <table:table-cell office:value-type="float" office:value="1">
            <text:p>1</text:p>
          </table:table-cell>
          <table:table-cell table:formula="of:=[.B40]&amp;&quot;&gt;&gt;&quot;&amp;[.A40]" office:value-type="string" office:string-value="Cinzia&gt;&gt;Dal Maso">
            <text:p>Cinzia&gt;&gt;Dal Maso</text:p>
          </table:table-cell>
        </table:table-row>
        <table:table-row table:style-name="ro4">
          <table:table-cell office:value-type="string">
            <text:p>Dal Maso</text:p>
          </table:table-cell>
          <table:table-cell office:value-type="string">
            <text:p>Cinzia</text:p>
          </table:table-cell>
          <table:table-cell office:value-type="float" office:value="10">
            <text:p>10</text:p>
          </table:table-cell>
          <table:table-cell table:formula="of:=[.B41]&amp;&quot;&gt;&gt;&quot;&amp;[.A41]" office:value-type="string" office:string-value="Cinzia&gt;&gt;Dal Maso">
            <text:p>Cinzia&gt;&gt;Dal Maso</text:p>
          </table:table-cell>
        </table:table-row>
        <table:table-row table:style-name="ro4">
          <table:table-cell office:value-type="string">
            <text:p>De Angelis</text:p>
          </table:table-cell>
          <table:table-cell office:value-type="string">
            <text:p>Giuseppina</text:p>
          </table:table-cell>
          <table:table-cell office:value-type="float" office:value="1">
            <text:p>1</text:p>
          </table:table-cell>
          <table:table-cell table:formula="of:=[.B42]&amp;&quot;&gt;&gt;&quot;&amp;[.A42]" office:value-type="string" office:string-value="Giuseppina&gt;&gt;De Angelis">
            <text:p>Giuseppina&gt;&gt;De Angelis</text:p>
          </table:table-cell>
        </table:table-row>
        <table:table-row table:style-name="ro4">
          <table:table-cell office:value-type="string">
            <text:p>De Angelis</text:p>
          </table:table-cell>
          <table:table-cell office:value-type="string">
            <text:p>Giuseppina</text:p>
          </table:table-cell>
          <table:table-cell office:value-type="float" office:value="10">
            <text:p>10</text:p>
          </table:table-cell>
          <table:table-cell table:formula="of:=[.B43]&amp;&quot;&gt;&gt;&quot;&amp;[.A43]" office:value-type="string" office:string-value="Giuseppina&gt;&gt;De Angelis">
            <text:p>Giuseppina&gt;&gt;De Angelis</text:p>
          </table:table-cell>
        </table:table-row>
        <table:table-row table:style-name="ro4">
          <table:table-cell office:value-type="string">
            <text:p>De Cesare</text:p>
          </table:table-cell>
          <table:table-cell office:value-type="string">
            <text:p>Federico</text:p>
          </table:table-cell>
          <table:table-cell office:value-type="float" office:value="1">
            <text:p>1</text:p>
          </table:table-cell>
          <table:table-cell table:formula="of:=[.B44]&amp;&quot;&gt;&gt;&quot;&amp;[.A44]" office:value-type="string" office:string-value="Federico&gt;&gt;De Cesare">
            <text:p>Federico&gt;&gt;De Cesare</text:p>
          </table:table-cell>
        </table:table-row>
        <table:table-row table:style-name="ro4">
          <table:table-cell office:value-type="string">
            <text:p>De Cesare</text:p>
          </table:table-cell>
          <table:table-cell office:value-type="string">
            <text:p>Federico</text:p>
          </table:table-cell>
          <table:table-cell office:value-type="float" office:value="10">
            <text:p>10</text:p>
          </table:table-cell>
          <table:table-cell table:formula="of:=[.B45]&amp;&quot;&gt;&gt;&quot;&amp;[.A45]" office:value-type="string" office:string-value="Federico&gt;&gt;De Cesare">
            <text:p>Federico&gt;&gt;De Cesare</text:p>
          </table:table-cell>
        </table:table-row>
        <table:table-row table:style-name="ro4">
          <table:table-cell office:value-type="string">
            <text:p>De Ritis</text:p>
          </table:table-cell>
          <table:table-cell office:value-type="string">
            <text:p>Lorenzo</text:p>
          </table:table-cell>
          <table:table-cell office:value-type="float" office:value="1">
            <text:p>1</text:p>
          </table:table-cell>
          <table:table-cell table:formula="of:=[.B46]&amp;&quot;&gt;&gt;&quot;&amp;[.A46]" office:value-type="string" office:string-value="Lorenzo&gt;&gt;De Ritis">
            <text:p>Lorenzo&gt;&gt;De Ritis</text:p>
          </table:table-cell>
        </table:table-row>
        <table:table-row table:style-name="ro4">
          <table:table-cell office:value-type="string">
            <text:p>Delle Fratte</text:p>
          </table:table-cell>
          <table:table-cell office:value-type="string">
            <text:p>Paola</text:p>
          </table:table-cell>
          <table:table-cell office:value-type="float" office:value="1">
            <text:p>1</text:p>
          </table:table-cell>
          <table:table-cell table:formula="of:=[.B47]&amp;&quot;&gt;&gt;&quot;&amp;[.A47]" office:value-type="string" office:string-value="Paola&gt;&gt;Delle Fratte">
            <text:p>Paola&gt;&gt;Delle Fratte</text:p>
          </table:table-cell>
        </table:table-row>
        <table:table-row table:style-name="ro4">
          <table:table-cell office:value-type="string">
            <text:p>Di Mario</text:p>
          </table:table-cell>
          <table:table-cell office:value-type="string">
            <text:p>Maria Grazia</text:p>
          </table:table-cell>
          <table:table-cell office:value-type="float" office:value="1">
            <text:p>1</text:p>
          </table:table-cell>
          <table:table-cell table:formula="of:=[.B48]&amp;&quot;&gt;&gt;&quot;&amp;[.A48]" office:value-type="string" office:string-value="Maria Grazia&gt;&gt;Di Mario">
            <text:p>Maria Grazia&gt;&gt;Di Mario</text:p>
          </table:table-cell>
        </table:table-row>
        <table:table-row table:style-name="ro4">
          <table:table-cell office:value-type="string">
            <text:p>Di Mario</text:p>
          </table:table-cell>
          <table:table-cell office:value-type="string">
            <text:p>Maria Grazia</text:p>
          </table:table-cell>
          <table:table-cell office:value-type="float" office:value="10">
            <text:p>10</text:p>
          </table:table-cell>
          <table:table-cell table:formula="of:=[.B49]&amp;&quot;&gt;&gt;&quot;&amp;[.A49]" office:value-type="string" office:string-value="Maria Grazia&gt;&gt;Di Mario">
            <text:p>Maria Grazia&gt;&gt;Di Mario</text:p>
          </table:table-cell>
        </table:table-row>
        <table:table-row table:style-name="ro4">
          <table:table-cell office:value-type="string">
            <text:p>Di Simone Di Giuseppe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table:formula="of:=[.B50]&amp;&quot;&gt;&gt;&quot;&amp;[.A50]" office:value-type="string" office:string-value="Tiziana&gt;&gt;Di Simone Di Giuseppe">
            <text:p>Tiziana&gt;&gt;Di Simone Di Giuseppe</text:p>
          </table:table-cell>
        </table:table-row>
        <table:table-row table:style-name="ro4">
          <table:table-cell office:value-type="string">
            <text:p>Di Vizia</text:p>
          </table:table-cell>
          <table:table-cell office:value-type="string">
            <text:p>Antonietta</text:p>
          </table:table-cell>
          <table:table-cell office:value-type="float" office:value="1">
            <text:p>1</text:p>
          </table:table-cell>
          <table:table-cell table:formula="of:=[.B51]&amp;&quot;&gt;&gt;&quot;&amp;[.A51]" office:value-type="string" office:string-value="Antonietta&gt;&gt;Di Vizia">
            <text:p>Antonietta&gt;&gt;Di Vizia</text:p>
          </table:table-cell>
        </table:table-row>
        <table:table-row table:style-name="ro4">
          <table:table-cell office:value-type="string">
            <text:p>Di Vizia</text:p>
          </table:table-cell>
          <table:table-cell office:value-type="string">
            <text:p>Antonietta</text:p>
          </table:table-cell>
          <table:table-cell office:value-type="float" office:value="10">
            <text:p>10</text:p>
          </table:table-cell>
          <table:table-cell table:formula="of:=[.B52]&amp;&quot;&gt;&gt;&quot;&amp;[.A52]" office:value-type="string" office:string-value="Antonietta&gt;&gt;Di Vizia">
            <text:p>Antonietta&gt;&gt;Di Vizia</text:p>
          </table:table-cell>
        </table:table-row>
        <table:table-row table:style-name="ro4">
          <table:table-cell office:value-type="string">
            <text:p>Esposito</text:p>
          </table:table-cell>
          <table:table-cell office:value-type="string">
            <text:p>Daniela</text:p>
          </table:table-cell>
          <table:table-cell office:value-type="float" office:value="1">
            <text:p>1</text:p>
          </table:table-cell>
          <table:table-cell table:formula="of:=[.B53]&amp;&quot;&gt;&gt;&quot;&amp;[.A53]" office:value-type="string" office:string-value="Daniela&gt;&gt;Esposito">
            <text:p>Daniela&gt;&gt;Esposito</text:p>
          </table:table-cell>
        </table:table-row>
        <table:table-row table:style-name="ro4">
          <table:table-cell office:value-type="string">
            <text:p>Esposito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table:formula="of:=[.B54]&amp;&quot;&gt;&gt;&quot;&amp;[.A54]" office:value-type="string" office:string-value="Daniela&gt;&gt;Esposito">
            <text:p>Daniela&gt;&gt;Esposito</text:p>
          </table:table-cell>
        </table:table-row>
        <table:table-row table:style-name="ro4">
          <table:table-cell office:value-type="string">
            <text:p>Fiore</text:p>
          </table:table-cell>
          <table:table-cell office:value-type="string">
            <text:p>Angelica</text:p>
          </table:table-cell>
          <table:table-cell office:value-type="float" office:value="1">
            <text:p>1</text:p>
          </table:table-cell>
          <table:table-cell table:formula="of:=[.B55]&amp;&quot;&gt;&gt;&quot;&amp;[.A55]" office:value-type="string" office:string-value="Angelica&gt;&gt;Fiore">
            <text:p>Angelica&gt;&gt;Fiore</text:p>
          </table:table-cell>
        </table:table-row>
        <table:table-row table:style-name="ro4">
          <table:table-cell office:value-type="string">
            <text:p>Garibaldi</text:p>
          </table:table-cell>
          <table:table-cell office:value-type="string">
            <text:p>Iva</text:p>
          </table:table-cell>
          <table:table-cell office:value-type="float" office:value="1">
            <text:p>1</text:p>
          </table:table-cell>
          <table:table-cell table:formula="of:=[.B56]&amp;&quot;&gt;&gt;&quot;&amp;[.A56]" office:value-type="string" office:string-value="Iva&gt;&gt;Garibaldi">
            <text:p>Iva&gt;&gt;Garibaldi</text:p>
          </table:table-cell>
        </table:table-row>
        <table:table-row table:style-name="ro4">
          <table:table-cell office:value-type="string">
            <text:p>Garulli</text:p>
          </table:table-cell>
          <table:table-cell office:value-type="string">
            <text:p>Emanuela</text:p>
          </table:table-cell>
          <table:table-cell office:value-type="float" office:value="1">
            <text:p>1</text:p>
          </table:table-cell>
          <table:table-cell table:formula="of:=[.B57]&amp;&quot;&gt;&gt;&quot;&amp;[.A57]" office:value-type="string" office:string-value="Emanuela&gt;&gt;Garulli">
            <text:p>Emanuela&gt;&gt;Garulli</text:p>
          </table:table-cell>
        </table:table-row>
        <table:table-row table:style-name="ro4">
          <table:table-cell office:value-type="string">
            <text:p>Garulli</text:p>
          </table:table-cell>
          <table:table-cell office:value-type="string">
            <text:p>Emanuela</text:p>
          </table:table-cell>
          <table:table-cell office:value-type="float" office:value="10">
            <text:p>10</text:p>
          </table:table-cell>
          <table:table-cell table:formula="of:=[.B58]&amp;&quot;&gt;&gt;&quot;&amp;[.A58]" office:value-type="string" office:string-value="Emanuela&gt;&gt;Garulli">
            <text:p>Emanuela&gt;&gt;Garulli</text:p>
          </table:table-cell>
        </table:table-row>
        <table:table-row table:style-name="ro4">
          <table:table-cell office:value-type="string">
            <text:p>Giurato</text:p>
          </table:table-cell>
          <table:table-cell office:value-type="string">
            <text:p>Rocco</text:p>
          </table:table-cell>
          <table:table-cell office:value-type="float" office:value="1">
            <text:p>1</text:p>
          </table:table-cell>
          <table:table-cell table:formula="of:=[.B59]&amp;&quot;&gt;&gt;&quot;&amp;[.A59]" office:value-type="string" office:string-value="Rocco&gt;&gt;Giurato">
            <text:p>Rocco&gt;&gt;Giurato</text:p>
          </table:table-cell>
        </table:table-row>
        <table:table-row table:style-name="ro4">
          <table:table-cell office:value-type="string">
            <text:p>Giurato</text:p>
          </table:table-cell>
          <table:table-cell office:value-type="string">
            <text:p>Rocco</text:p>
          </table:table-cell>
          <table:table-cell office:value-type="float" office:value="10">
            <text:p>10</text:p>
          </table:table-cell>
          <table:table-cell table:formula="of:=[.B60]&amp;&quot;&gt;&gt;&quot;&amp;[.A60]" office:value-type="string" office:string-value="Rocco&gt;&gt;Giurato">
            <text:p>Rocco&gt;&gt;Giurato</text:p>
          </table:table-cell>
        </table:table-row>
        <table:table-row table:style-name="ro4">
          <table:table-cell office:value-type="string">
            <text:p>Granito</text:p>
          </table:table-cell>
          <table:table-cell office:value-type="string">
            <text:p>Giuseppina</text:p>
          </table:table-cell>
          <table:table-cell office:value-type="float" office:value="1">
            <text:p>1</text:p>
          </table:table-cell>
          <table:table-cell table:formula="of:=[.B61]&amp;&quot;&gt;&gt;&quot;&amp;[.A61]" office:value-type="string" office:string-value="Giuseppina&gt;&gt;Granito">
            <text:p>Giuseppina&gt;&gt;Granito</text:p>
          </table:table-cell>
        </table:table-row>
        <table:table-row table:style-name="ro4">
          <table:table-cell office:value-type="string">
            <text:p>Grauso</text:p>
          </table:table-cell>
          <table:table-cell office:value-type="string">
            <text:p>Paola</text:p>
          </table:table-cell>
          <table:table-cell office:value-type="float" office:value="1">
            <text:p>1</text:p>
          </table:table-cell>
          <table:table-cell table:formula="of:=[.B62]&amp;&quot;&gt;&gt;&quot;&amp;[.A62]" office:value-type="string" office:string-value="Paola&gt;&gt;Grauso">
            <text:p>Paola&gt;&gt;Grauso</text:p>
          </table:table-cell>
        </table:table-row>
        <table:table-row table:style-name="ro4">
          <table:table-cell office:value-type="string">
            <text:p>Grauso</text:p>
          </table:table-cell>
          <table:table-cell office:value-type="string">
            <text:p>Paola</text:p>
          </table:table-cell>
          <table:table-cell office:value-type="float" office:value="10">
            <text:p>10</text:p>
          </table:table-cell>
          <table:table-cell table:formula="of:=[.B63]&amp;&quot;&gt;&gt;&quot;&amp;[.A63]" office:value-type="string" office:string-value="Paola&gt;&gt;Grauso">
            <text:p>Paola&gt;&gt;Grauso</text:p>
          </table:table-cell>
        </table:table-row>
        <table:table-row table:style-name="ro4"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office:value-type="float" office:value="1">
            <text:p>1</text:p>
          </table:table-cell>
          <table:table-cell table:formula="of:=[.B64]&amp;&quot;&gt;&gt;&quot;&amp;[.A64]" office:value-type="string" office:string-value="Alessandra&gt;&gt;Lombardi">
            <text:p>Alessandra&gt;&gt;Lombardi</text:p>
          </table:table-cell>
        </table:table-row>
        <table:table-row table:style-name="ro4"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office:value-type="float" office:value="10">
            <text:p>10</text:p>
          </table:table-cell>
          <table:table-cell table:formula="of:=[.B65]&amp;&quot;&gt;&gt;&quot;&amp;[.A65]" office:value-type="string" office:string-value="Alessandra&gt;&gt;Lombardi">
            <text:p>Alessandra&gt;&gt;Lombardi</text:p>
          </table:table-cell>
        </table:table-row>
        <table:table-row table:style-name="ro11">
          <table:table-cell office:value-type="string">
            <text:p>Lucarini</text:p>
          </table:table-cell>
          <table:table-cell office:value-type="string">
            <text:p>Giovangualberto</text:p>
          </table:table-cell>
          <table:table-cell office:value-type="float" office:value="1">
            <text:p>1</text:p>
          </table:table-cell>
          <table:table-cell table:formula="of:=[.B66]&amp;&quot;&gt;&gt;&quot;&amp;[.A66]" office:value-type="string" office:string-value="Giovangualberto&gt;&gt;Lucarini">
            <text:p>Giovangualberto&gt;&gt;Lucarini</text:p>
          </table:table-cell>
        </table:table-row>
        <table:table-row table:style-name="ro4">
          <table:table-cell office:value-type="string">
            <text:p>Marra</text:p>
          </table:table-cell>
          <table:table-cell office:value-type="string">
            <text:p>Natalia</text:p>
          </table:table-cell>
          <table:table-cell office:value-type="float" office:value="1">
            <text:p>1</text:p>
          </table:table-cell>
          <table:table-cell table:formula="of:=[.B67]&amp;&quot;&gt;&gt;&quot;&amp;[.A67]" office:value-type="string" office:string-value="Natalia&gt;&gt;Marra">
            <text:p>Natalia&gt;&gt;Marra</text:p>
          </table:table-cell>
        </table:table-row>
        <table:table-row table:style-name="ro4">
          <table:table-cell office:value-type="string">
            <text:p>Marra</text:p>
          </table:table-cell>
          <table:table-cell office:value-type="string">
            <text:p>Natalia</text:p>
          </table:table-cell>
          <table:table-cell office:value-type="float" office:value="10">
            <text:p>10</text:p>
          </table:table-cell>
          <table:table-cell table:formula="of:=[.B68]&amp;&quot;&gt;&gt;&quot;&amp;[.A68]" office:value-type="string" office:string-value="Natalia&gt;&gt;Marra">
            <text:p>Natalia&gt;&gt;Marra</text:p>
          </table:table-cell>
        </table:table-row>
        <table:table-row table:style-name="ro4">
          <table:table-cell office:value-type="string">
            <text:p>Massetti</text:p>
          </table:table-cell>
          <table:table-cell office:value-type="string">
            <text:p>Simone</text:p>
          </table:table-cell>
          <table:table-cell office:value-type="float" office:value="1">
            <text:p>1</text:p>
          </table:table-cell>
          <table:table-cell table:formula="of:=[.B69]&amp;&quot;&gt;&gt;&quot;&amp;[.A69]" office:value-type="string" office:string-value="Simone&gt;&gt;Massetti">
            <text:p>Simone&gt;&gt;Massetti</text:p>
          </table:table-cell>
        </table:table-row>
        <table:table-row table:style-name="ro4">
          <table:table-cell office:value-type="string">
            <text:p>Massetti</text:p>
          </table:table-cell>
          <table:table-cell office:value-type="string">
            <text:p>Simone</text:p>
          </table:table-cell>
          <table:table-cell office:value-type="float" office:value="10">
            <text:p>10</text:p>
          </table:table-cell>
          <table:table-cell table:formula="of:=[.B70]&amp;&quot;&gt;&gt;&quot;&amp;[.A70]" office:value-type="string" office:string-value="Simone&gt;&gt;Massetti">
            <text:p>Simone&gt;&gt;Massetti</text:p>
          </table:table-cell>
        </table:table-row>
        <table:table-row table:style-name="ro4">
          <table:table-cell office:value-type="string">
            <text:p>Mazzacane</text:p>
          </table:table-cell>
          <table:table-cell office:value-type="string">
            <text:p>Roberta</text:p>
          </table:table-cell>
          <table:table-cell office:value-type="float" office:value="1">
            <text:p>1</text:p>
          </table:table-cell>
          <table:table-cell table:formula="of:=[.B71]&amp;&quot;&gt;&gt;&quot;&amp;[.A71]" office:value-type="string" office:string-value="Roberta&gt;&gt;Mazzacane">
            <text:p>Roberta&gt;&gt;Mazzacane</text:p>
          </table:table-cell>
        </table:table-row>
        <table:table-row table:style-name="ro4">
          <table:table-cell office:value-type="string">
            <text:p>Mazzacane</text:p>
          </table:table-cell>
          <table:table-cell office:value-type="string">
            <text:p>Roberta</text:p>
          </table:table-cell>
          <table:table-cell office:value-type="float" office:value="10">
            <text:p>10</text:p>
          </table:table-cell>
          <table:table-cell table:formula="of:=[.B72]&amp;&quot;&gt;&gt;&quot;&amp;[.A72]" office:value-type="string" office:string-value="Roberta&gt;&gt;Mazzacane">
            <text:p>Roberta&gt;&gt;Mazzacane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Alessandro</text:p>
          </table:table-cell>
          <table:table-cell office:value-type="float" office:value="1">
            <text:p>1</text:p>
          </table:table-cell>
          <table:table-cell table:formula="of:=[.B73]&amp;&quot;&gt;&gt;&quot;&amp;[.A73]" office:value-type="string" office:string-value="Alessandro&gt;&gt;Mei">
            <text:p>Alessandro&gt;&gt;Mei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Francesca</text:p>
          </table:table-cell>
          <table:table-cell office:value-type="float" office:value="1">
            <text:p>1</text:p>
          </table:table-cell>
          <table:table-cell table:formula="of:=[.B74]&amp;&quot;&gt;&gt;&quot;&amp;[.A74]" office:value-type="string" office:string-value="Francesca&gt;&gt;Mei">
            <text:p>Francesca&gt;&gt;Mei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Alessandro</text:p>
          </table:table-cell>
          <table:table-cell office:value-type="float" office:value="10">
            <text:p>10</text:p>
          </table:table-cell>
          <table:table-cell table:formula="of:=[.B75]&amp;&quot;&gt;&gt;&quot;&amp;[.A75]" office:value-type="string" office:string-value="Alessandro&gt;&gt;Mei">
            <text:p>Alessandro&gt;&gt;Mei</text:p>
          </table:table-cell>
        </table:table-row>
        <table:table-row table:style-name="ro4">
          <table:table-cell office:value-type="string">
            <text:p>Mei</text:p>
          </table:table-cell>
          <table:table-cell office:value-type="string">
            <text:p>Francesca</text:p>
          </table:table-cell>
          <table:table-cell office:value-type="float" office:value="10">
            <text:p>10</text:p>
          </table:table-cell>
          <table:table-cell table:formula="of:=[.B76]&amp;&quot;&gt;&gt;&quot;&amp;[.A76]" office:value-type="string" office:string-value="Francesca&gt;&gt;Mei">
            <text:p>Francesca&gt;&gt;Mei</text:p>
          </table:table-cell>
        </table:table-row>
        <table:table-row table:style-name="ro4">
          <table:table-cell office:value-type="string">
            <text:p>Mingiardi</text:p>
          </table:table-cell>
          <table:table-cell office:value-type="string">
            <text:p>Cinzia</text:p>
          </table:table-cell>
          <table:table-cell office:value-type="float" office:value="10">
            <text:p>10</text:p>
          </table:table-cell>
          <table:table-cell table:formula="of:=[.B77]&amp;&quot;&gt;&gt;&quot;&amp;[.A77]" office:value-type="string" office:string-value="Cinzia&gt;&gt;Mingiardi">
            <text:p>Cinzia&gt;&gt;Mingiardi</text:p>
          </table:table-cell>
        </table:table-row>
        <table:table-row table:style-name="ro4">
          <table:table-cell office:value-type="string">
            <text:p>Morig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table:formula="of:=[.B78]&amp;&quot;&gt;&gt;&quot;&amp;[.A78]" office:value-type="string" office:string-value="Daniela&gt;&gt;Morigi">
            <text:p>Daniela&gt;&gt;Morigi</text:p>
          </table:table-cell>
        </table:table-row>
        <table:table-row table:style-name="ro4">
          <table:table-cell office:value-type="string">
            <text:p>Moscatello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table:formula="of:=[.B79]&amp;&quot;&gt;&gt;&quot;&amp;[.A79]" office:value-type="string" office:string-value="Antonio&gt;&gt;Moscatello">
            <text:p>Antonio&gt;&gt;Moscatello</text:p>
          </table:table-cell>
        </table:table-row>
        <table:table-row table:style-name="ro4">
          <table:table-cell office:value-type="string">
            <text:p>Moscatello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table:formula="of:=[.B80]&amp;&quot;&gt;&gt;&quot;&amp;[.A80]" office:value-type="string" office:string-value="Antonio&gt;&gt;Moscatello">
            <text:p>Antonio&gt;&gt;Moscatello</text:p>
          </table:table-cell>
        </table:table-row>
        <table:table-row table:style-name="ro4"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office:value-type="float" office:value="1">
            <text:p>1</text:p>
          </table:table-cell>
          <table:table-cell table:formula="of:=[.B81]&amp;&quot;&gt;&gt;&quot;&amp;[.A81]" office:value-type="string" office:string-value="Maria Luisa&gt;&gt;Mosello">
            <text:p>Maria Luisa&gt;&gt;Mosello</text:p>
          </table:table-cell>
        </table:table-row>
        <table:table-row table:style-name="ro4"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office:value-type="float" office:value="10">
            <text:p>10</text:p>
          </table:table-cell>
          <table:table-cell table:formula="of:=[.B82]&amp;&quot;&gt;&gt;&quot;&amp;[.A82]" office:value-type="string" office:string-value="Maria Luisa&gt;&gt;Mosello">
            <text:p>Maria Luisa&gt;&gt;Mosello</text:p>
          </table:table-cell>
        </table:table-row>
        <table:table-row table:style-name="ro4">
          <table:table-cell office:value-type="string">
            <text:p>Nacar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table:formula="of:=[.B83]&amp;&quot;&gt;&gt;&quot;&amp;[.A83]" office:value-type="string" office:string-value="Maria&gt;&gt;Nacar">
            <text:p>Maria&gt;&gt;Nacar</text:p>
          </table:table-cell>
        </table:table-row>
        <table:table-row table:style-name="ro4">
          <table:table-cell office:value-type="string">
            <text:p>Nacar</text:p>
          </table:table-cell>
          <table:table-cell office:value-type="string">
            <text:p>Maria</text:p>
          </table:table-cell>
          <table:table-cell office:value-type="float" office:value="10">
            <text:p>10</text:p>
          </table:table-cell>
          <table:table-cell table:formula="of:=[.B84]&amp;&quot;&gt;&gt;&quot;&amp;[.A84]" office:value-type="string" office:string-value="Maria&gt;&gt;Nacar">
            <text:p>Maria&gt;&gt;Nacar</text:p>
          </table:table-cell>
        </table:table-row>
        <table:table-row table:style-name="ro4">
          <table:table-cell office:value-type="string">
            <text:p>Nano</text:p>
          </table:table-cell>
          <table:table-cell office:value-type="string">
            <text:p>Gloria Rita</text:p>
          </table:table-cell>
          <table:table-cell office:value-type="float" office:value="1">
            <text:p>1</text:p>
          </table:table-cell>
          <table:table-cell table:formula="of:=[.B85]&amp;&quot;&gt;&gt;&quot;&amp;[.A85]" office:value-type="string" office:string-value="Gloria Rita&gt;&gt;Nano">
            <text:p>Gloria Rita&gt;&gt;Nano</text:p>
          </table:table-cell>
        </table:table-row>
        <table:table-row table:style-name="ro4">
          <table:table-cell office:value-type="string">
            <text:p>Nante</text:p>
          </table:table-cell>
          <table:table-cell office:value-type="string">
            <text:p>Eugenia</text:p>
          </table:table-cell>
          <table:table-cell office:value-type="float" office:value="1">
            <text:p>1</text:p>
          </table:table-cell>
          <table:table-cell table:formula="of:=[.B86]&amp;&quot;&gt;&gt;&quot;&amp;[.A86]" office:value-type="string" office:string-value="Eugenia&gt;&gt;Nante">
            <text:p>Eugenia&gt;&gt;Nante</text:p>
          </table:table-cell>
        </table:table-row>
        <table:table-row table:style-name="ro4">
          <table:table-cell office:value-type="string">
            <text:p>Nazzaro</text:p>
          </table:table-cell>
          <table:table-cell office:value-type="string">
            <text:p>Sergio</text:p>
          </table:table-cell>
          <table:table-cell office:value-type="float" office:value="1">
            <text:p>1</text:p>
          </table:table-cell>
          <table:table-cell table:formula="of:=[.B87]&amp;&quot;&gt;&gt;&quot;&amp;[.A87]" office:value-type="string" office:string-value="Sergio&gt;&gt;Nazzaro">
            <text:p>Sergio&gt;&gt;Nazzaro</text:p>
          </table:table-cell>
        </table:table-row>
        <table:table-row table:style-name="ro4">
          <table:table-cell office:value-type="string">
            <text:p>Nazzaro</text:p>
          </table:table-cell>
          <table:table-cell office:value-type="string">
            <text:p>Sergio</text:p>
          </table:table-cell>
          <table:table-cell office:value-type="float" office:value="10">
            <text:p>10</text:p>
          </table:table-cell>
          <table:table-cell table:formula="of:=[.B88]&amp;&quot;&gt;&gt;&quot;&amp;[.A88]" office:value-type="string" office:string-value="Sergio&gt;&gt;Nazzaro">
            <text:p>Sergio&gt;&gt;Nazzaro</text:p>
          </table:table-cell>
        </table:table-row>
        <table:table-row table:style-name="ro4">
          <table:table-cell office:value-type="string">
            <text:p>Nencha</text:p>
          </table:table-cell>
          <table:table-cell office:value-type="string">
            <text:p>Beatrice</text:p>
          </table:table-cell>
          <table:table-cell office:value-type="float" office:value="1">
            <text:p>1</text:p>
          </table:table-cell>
          <table:table-cell table:formula="of:=[.B89]&amp;&quot;&gt;&gt;&quot;&amp;[.A89]" office:value-type="string" office:string-value="Beatrice&gt;&gt;Nencha">
            <text:p>Beatrice&gt;&gt;Nencha</text:p>
          </table:table-cell>
        </table:table-row>
        <table:table-row table:style-name="ro4">
          <table:table-cell office:value-type="string">
            <text:p>Nencha</text:p>
          </table:table-cell>
          <table:table-cell office:value-type="string">
            <text:p>Beatrice</text:p>
          </table:table-cell>
          <table:table-cell office:value-type="float" office:value="10">
            <text:p>10</text:p>
          </table:table-cell>
          <table:table-cell table:formula="of:=[.B90]&amp;&quot;&gt;&gt;&quot;&amp;[.A90]" office:value-type="string" office:string-value="Beatrice&gt;&gt;Nencha">
            <text:p>Beatrice&gt;&gt;Nencha</text:p>
          </table:table-cell>
        </table:table-row>
        <table:table-row table:style-name="ro4">
          <table:table-cell office:value-type="string">
            <text:p>Paolucci</text:p>
          </table:table-cell>
          <table:table-cell office:value-type="string">
            <text:p>Marzia</text:p>
          </table:table-cell>
          <table:table-cell office:value-type="float" office:value="1">
            <text:p>1</text:p>
          </table:table-cell>
          <table:table-cell table:formula="of:=[.B91]&amp;&quot;&gt;&gt;&quot;&amp;[.A91]" office:value-type="string" office:string-value="Marzia&gt;&gt;Paolucci">
            <text:p>Marzia&gt;&gt;Paolucci</text:p>
          </table:table-cell>
        </table:table-row>
        <table:table-row table:style-name="ro4">
          <table:table-cell office:value-type="string">
            <text:p>Paolucci</text:p>
          </table:table-cell>
          <table:table-cell office:value-type="string">
            <text:p>Marzia</text:p>
          </table:table-cell>
          <table:table-cell office:value-type="float" office:value="10">
            <text:p>10</text:p>
          </table:table-cell>
          <table:table-cell table:formula="of:=[.B92]&amp;&quot;&gt;&gt;&quot;&amp;[.A92]" office:value-type="string" office:string-value="Marzia&gt;&gt;Paolucci">
            <text:p>Marzia&gt;&gt;Paolucci</text:p>
          </table:table-cell>
        </table:table-row>
        <table:table-row table:style-name="ro4"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office:value-type="float" office:value="1">
            <text:p>1</text:p>
          </table:table-cell>
          <table:table-cell table:formula="of:=[.B93]&amp;&quot;&gt;&gt;&quot;&amp;[.A93]" office:value-type="string" office:string-value="Maria Grazia&gt;&gt;Pecchioli">
            <text:p>Maria Grazia&gt;&gt;Pecchioli</text:p>
          </table:table-cell>
        </table:table-row>
        <table:table-row table:style-name="ro4"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office:value-type="float" office:value="10">
            <text:p>10</text:p>
          </table:table-cell>
          <table:table-cell table:formula="of:=[.B94]&amp;&quot;&gt;&gt;&quot;&amp;[.A94]" office:value-type="string" office:string-value="Maria Grazia&gt;&gt;Pecchioli">
            <text:p>Maria Grazia&gt;&gt;Pecchioli</text:p>
          </table:table-cell>
        </table:table-row>
        <table:table-row table:style-name="ro4">
          <table:table-cell office:value-type="string">
            <text:p>Petrucci</text:p>
          </table:table-cell>
          <table:table-cell office:value-type="string">
            <text:p>Francesco</text:p>
          </table:table-cell>
          <table:table-cell office:value-type="float" office:value="1">
            <text:p>1</text:p>
          </table:table-cell>
          <table:table-cell table:formula="of:=[.B95]&amp;&quot;&gt;&gt;&quot;&amp;[.A95]" office:value-type="string" office:string-value="Francesco&gt;&gt;Petrucci">
            <text:p>Francesco&gt;&gt;Petrucci</text:p>
          </table:table-cell>
        </table:table-row>
        <table:table-row table:style-name="ro4">
          <table:table-cell office:value-type="string">
            <text:p>Petrucci</text:p>
          </table:table-cell>
          <table:table-cell office:value-type="string">
            <text:p>Francesco</text:p>
          </table:table-cell>
          <table:table-cell office:value-type="float" office:value="10">
            <text:p>10</text:p>
          </table:table-cell>
          <table:table-cell table:formula="of:=[.B96]&amp;&quot;&gt;&gt;&quot;&amp;[.A96]" office:value-type="string" office:string-value="Francesco&gt;&gt;Petrucci">
            <text:p>Francesco&gt;&gt;Petrucci</text:p>
          </table:table-cell>
        </table:table-row>
        <table:table-row table:style-name="ro4">
          <table:table-cell office:value-type="string">
            <text:p>Pignataro</text:p>
          </table:table-cell>
          <table:table-cell office:value-type="string">
            <text:p>Maria Carmina</text:p>
          </table:table-cell>
          <table:table-cell office:value-type="float" office:value="10">
            <text:p>10</text:p>
          </table:table-cell>
          <table:table-cell table:formula="of:=[.B97]&amp;&quot;&gt;&gt;&quot;&amp;[.A97]" office:value-type="string" office:string-value="Maria Carmina&gt;&gt;Pignataro">
            <text:p>Maria Carmina&gt;&gt;Pignataro</text:p>
          </table:table-cell>
        </table:table-row>
        <table:table-row table:style-name="ro4">
          <table:table-cell office:value-type="string">
            <text:p>Placido</text:p>
          </table:table-cell>
          <table:table-cell office:value-type="string">
            <text:p>Donato</text:p>
          </table:table-cell>
          <table:table-cell office:value-type="float" office:value="1">
            <text:p>1</text:p>
          </table:table-cell>
          <table:table-cell table:formula="of:=[.B98]&amp;&quot;&gt;&gt;&quot;&amp;[.A98]" office:value-type="string" office:string-value="Donato&gt;&gt;Placido">
            <text:p>Donato&gt;&gt;Placido</text:p>
          </table:table-cell>
        </table:table-row>
        <table:table-row table:style-name="ro4">
          <table:table-cell office:value-type="string">
            <text:p>Radice</text:p>
          </table:table-cell>
          <table:table-cell office:value-type="string">
            <text:p>Paolo</text:p>
          </table:table-cell>
          <table:table-cell office:value-type="float" office:value="1">
            <text:p>1</text:p>
          </table:table-cell>
          <table:table-cell table:formula="of:=[.B99]&amp;&quot;&gt;&gt;&quot;&amp;[.A99]" office:value-type="string" office:string-value="Paolo&gt;&gt;Radice">
            <text:p>Paolo&gt;&gt;Radice</text:p>
          </table:table-cell>
        </table:table-row>
        <table:table-row table:style-name="ro11"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office:value-type="float" office:value="1">
            <text:p>1</text:p>
          </table:table-cell>
          <table:table-cell table:formula="of:=[.B100]&amp;&quot;&gt;&gt;&quot;&amp;[.A100]" office:value-type="string" office:string-value="Mario Giuseppe&gt;&gt;Recupero">
            <text:p>Mario Giuseppe&gt;&gt;Recupero</text:p>
          </table:table-cell>
        </table:table-row>
        <table:table-row table:style-name="ro11"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office:value-type="float" office:value="10">
            <text:p>10</text:p>
          </table:table-cell>
          <table:table-cell table:formula="of:=[.B101]&amp;&quot;&gt;&gt;&quot;&amp;[.A101]" office:value-type="string" office:string-value="Mario Giuseppe&gt;&gt;Recupero">
            <text:p>Mario Giuseppe&gt;&gt;Recupero</text:p>
          </table:table-cell>
        </table:table-row>
        <table:table-row table:style-name="ro4">
          <table:table-cell office:value-type="string">
            <text:p>Rendina</text:p>
          </table:table-cell>
          <table:table-cell office:value-type="string">
            <text:p>Federico</text:p>
          </table:table-cell>
          <table:table-cell office:value-type="float" office:value="10">
            <text:p>10</text:p>
          </table:table-cell>
          <table:table-cell table:formula="of:=[.B102]&amp;&quot;&gt;&gt;&quot;&amp;[.A102]" office:value-type="string" office:string-value="Federico&gt;&gt;Rendina">
            <text:p>Federico&gt;&gt;Rendina</text:p>
          </table:table-cell>
        </table:table-row>
        <table:table-row table:style-name="ro4">
          <table:table-cell office:value-type="string">
            <text:p>Ribustini</text:p>
          </table:table-cell>
          <table:table-cell office:value-type="string">
            <text:p>Luca</text:p>
          </table:table-cell>
          <table:table-cell office:value-type="float" office:value="1">
            <text:p>1</text:p>
          </table:table-cell>
          <table:table-cell table:formula="of:=[.B103]&amp;&quot;&gt;&gt;&quot;&amp;[.A103]" office:value-type="string" office:string-value="Luca&gt;&gt;Ribustini">
            <text:p>Luca&gt;&gt;Ribustini</text:p>
          </table:table-cell>
        </table:table-row>
        <table:table-row table:style-name="ro4">
          <table:table-cell office:value-type="string">
            <text:p>Ribustini</text:p>
          </table:table-cell>
          <table:table-cell office:value-type="string">
            <text:p>Luca</text:p>
          </table:table-cell>
          <table:table-cell office:value-type="float" office:value="10">
            <text:p>10</text:p>
          </table:table-cell>
          <table:table-cell table:formula="of:=[.B104]&amp;&quot;&gt;&gt;&quot;&amp;[.A104]" office:value-type="string" office:string-value="Luca&gt;&gt;Ribustini">
            <text:p>Luca&gt;&gt;Ribustini</text:p>
          </table:table-cell>
        </table:table-row>
        <table:table-row table:style-name="ro4">
          <table:table-cell office:value-type="string">
            <text:p>Romita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table:formula="of:=[.B105]&amp;&quot;&gt;&gt;&quot;&amp;[.A105]" office:value-type="string" office:string-value="Stefano&gt;&gt;Romita">
            <text:p>Stefano&gt;&gt;Romita</text:p>
          </table:table-cell>
        </table:table-row>
        <table:table-row table:style-name="ro4">
          <table:table-cell office:value-type="string">
            <text:p>Romita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table:formula="of:=[.B106]&amp;&quot;&gt;&gt;&quot;&amp;[.A106]" office:value-type="string" office:string-value="Stefano&gt;&gt;Romita">
            <text:p>Stefano&gt;&gt;Romita</text:p>
          </table:table-cell>
        </table:table-row>
        <table:table-row table:style-name="ro4">
          <table:table-cell office:value-type="string">
            <text:p>Rosati</text:p>
          </table:table-cell>
          <table:table-cell office:value-type="string">
            <text:p>Francesco</text:p>
          </table:table-cell>
          <table:table-cell office:value-type="float" office:value="1">
            <text:p>1</text:p>
          </table:table-cell>
          <table:table-cell table:formula="of:=[.B107]&amp;&quot;&gt;&gt;&quot;&amp;[.A107]" office:value-type="string" office:string-value="Francesco&gt;&gt;Rosati">
            <text:p>Francesco&gt;&gt;Rosati</text:p>
          </table:table-cell>
        </table:table-row>
        <table:table-row table:style-name="ro4">
          <table:table-cell office:value-type="string">
            <text:p>Rustici</text:p>
          </table:table-cell>
          <table:table-cell office:value-type="string">
            <text:p>Daniela</text:p>
          </table:table-cell>
          <table:table-cell office:value-type="float" office:value="1">
            <text:p>1</text:p>
          </table:table-cell>
          <table:table-cell table:formula="of:=[.B108]&amp;&quot;&gt;&gt;&quot;&amp;[.A108]" office:value-type="string" office:string-value="Daniela&gt;&gt;Rustici">
            <text:p>Daniela&gt;&gt;Rustici</text:p>
          </table:table-cell>
        </table:table-row>
        <table:table-row table:style-name="ro4">
          <table:table-cell office:value-type="string">
            <text:p>Rustic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table:formula="of:=[.B109]&amp;&quot;&gt;&gt;&quot;&amp;[.A109]" office:value-type="string" office:string-value="Daniela&gt;&gt;Rustici">
            <text:p>Daniela&gt;&gt;Rustici</text:p>
          </table:table-cell>
        </table:table-row>
        <table:table-row table:style-name="ro4">
          <table:table-cell office:value-type="string">
            <text:p>Salern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table:formula="of:=[.B110]&amp;&quot;&gt;&gt;&quot;&amp;[.A110]" office:value-type="string" office:string-value="Paolo&gt;&gt;Salerno">
            <text:p>Paolo&gt;&gt;Salerno</text:p>
          </table:table-cell>
        </table:table-row>
        <table:table-row table:style-name="ro4">
          <table:table-cell office:value-type="string">
            <text:p>Santoni</text:p>
          </table:table-cell>
          <table:table-cell office:value-type="string">
            <text:p>Andrea</text:p>
          </table:table-cell>
          <table:table-cell office:value-type="float" office:value="1">
            <text:p>1</text:p>
          </table:table-cell>
          <table:table-cell table:formula="of:=[.B111]&amp;&quot;&gt;&gt;&quot;&amp;[.A111]" office:value-type="string" office:string-value="Andrea&gt;&gt;Santoni">
            <text:p>Andrea&gt;&gt;Santoni</text:p>
          </table:table-cell>
        </table:table-row>
        <table:table-row table:style-name="ro4">
          <table:table-cell office:value-type="string">
            <text:p>Scafuri</text:p>
          </table:table-cell>
          <table:table-cell office:value-type="string">
            <text:p>Anna</text:p>
          </table:table-cell>
          <table:table-cell office:value-type="float" office:value="1">
            <text:p>1</text:p>
          </table:table-cell>
          <table:table-cell table:formula="of:=[.B112]&amp;&quot;&gt;&gt;&quot;&amp;[.A112]" office:value-type="string" office:string-value="Anna&gt;&gt;Scafuri">
            <text:p>Anna&gt;&gt;Scafuri</text:p>
          </table:table-cell>
        </table:table-row>
        <table:table-row table:style-name="ro4">
          <table:table-cell office:value-type="string">
            <text:p>Scafuri</text:p>
          </table:table-cell>
          <table:table-cell office:value-type="string">
            <text:p>Anna</text:p>
          </table:table-cell>
          <table:table-cell office:value-type="float" office:value="10">
            <text:p>10</text:p>
          </table:table-cell>
          <table:table-cell table:formula="of:=[.B113]&amp;&quot;&gt;&gt;&quot;&amp;[.A113]" office:value-type="string" office:string-value="Anna&gt;&gt;Scafuri">
            <text:p>Anna&gt;&gt;Scafuri</text:p>
          </table:table-cell>
        </table:table-row>
        <table:table-row table:style-name="ro4">
          <table:table-cell office:value-type="string">
            <text:p>Scaglietta</text:p>
          </table:table-cell>
          <table:table-cell office:value-type="string">
            <text:p>Raffaela</text:p>
          </table:table-cell>
          <table:table-cell office:value-type="float" office:value="1">
            <text:p>1</text:p>
          </table:table-cell>
          <table:table-cell table:formula="of:=[.B114]&amp;&quot;&gt;&gt;&quot;&amp;[.A114]" office:value-type="string" office:string-value="Raffaela&gt;&gt;Scaglietta">
            <text:p>Raffaela&gt;&gt;Scaglietta</text:p>
          </table:table-cell>
        </table:table-row>
        <table:table-row table:style-name="ro4">
          <table:table-cell office:value-type="string">
            <text:p>Scaglietta</text:p>
          </table:table-cell>
          <table:table-cell office:value-type="string">
            <text:p>Raffaela</text:p>
          </table:table-cell>
          <table:table-cell office:value-type="float" office:value="10">
            <text:p>10</text:p>
          </table:table-cell>
          <table:table-cell table:formula="of:=[.B115]&amp;&quot;&gt;&gt;&quot;&amp;[.A115]" office:value-type="string" office:string-value="Raffaela&gt;&gt;Scaglietta">
            <text:p>Raffaela&gt;&gt;Scaglietta</text:p>
          </table:table-cell>
        </table:table-row>
        <table:table-row table:style-name="ro4"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table:formula="of:=[.B116]&amp;&quot;&gt;&gt;&quot;&amp;[.A116]" office:value-type="string" office:string-value="Antonio&gt;&gt;Scoppettuolo">
            <text:p>Antonio&gt;&gt;Scoppettuolo</text:p>
          </table:table-cell>
        </table:table-row>
        <table:table-row table:style-name="ro4"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table:formula="of:=[.B117]&amp;&quot;&gt;&gt;&quot;&amp;[.A117]" office:value-type="string" office:string-value="Antonio&gt;&gt;Scoppettuolo">
            <text:p>Antonio&gt;&gt;Scoppettuolo</text:p>
          </table:table-cell>
        </table:table-row>
        <table:table-row table:style-name="ro4">
          <table:table-cell office:value-type="string">
            <text:p>Serrano</text:p>
          </table:table-cell>
          <table:table-cell office:value-type="string">
            <text:p>Antonia</text:p>
          </table:table-cell>
          <table:table-cell office:value-type="float" office:value="10">
            <text:p>10</text:p>
          </table:table-cell>
          <table:table-cell table:formula="of:=[.B118]&amp;&quot;&gt;&gt;&quot;&amp;[.A118]" office:value-type="string" office:string-value="Antonia&gt;&gt;Serrano">
            <text:p>Antonia&gt;&gt;Serrano</text:p>
          </table:table-cell>
        </table:table-row>
        <table:table-row table:style-name="ro4">
          <table:table-cell office:value-type="string">
            <text:p>Simonetti</text:p>
          </table:table-cell>
          <table:table-cell office:value-type="string">
            <text:p>Roberto</text:p>
          </table:table-cell>
          <table:table-cell office:value-type="float" office:value="1">
            <text:p>1</text:p>
          </table:table-cell>
          <table:table-cell table:formula="of:=[.B119]&amp;&quot;&gt;&gt;&quot;&amp;[.A119]" office:value-type="string" office:string-value="Roberto&gt;&gt;Simonetti">
            <text:p>Roberto&gt;&gt;Simonetti</text:p>
          </table:table-cell>
        </table:table-row>
        <table:table-row table:style-name="ro4">
          <table:table-cell office:value-type="string">
            <text:p>Simonetti</text:p>
          </table:table-cell>
          <table:table-cell office:value-type="string">
            <text:p>Roberto</text:p>
          </table:table-cell>
          <table:table-cell office:value-type="float" office:value="10">
            <text:p>10</text:p>
          </table:table-cell>
          <table:table-cell table:formula="of:=[.B120]&amp;&quot;&gt;&gt;&quot;&amp;[.A120]" office:value-type="string" office:string-value="Roberto&gt;&gt;Simonetti">
            <text:p>Roberto&gt;&gt;Simonetti</text:p>
          </table:table-cell>
        </table:table-row>
        <table:table-row table:style-name="ro4">
          <table:table-cell office:value-type="string">
            <text:p>Sofi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table:formula="of:=[.B121]&amp;&quot;&gt;&gt;&quot;&amp;[.A121]" office:value-type="string" office:string-value="Stefano&gt;&gt;Sofi">
            <text:p>Stefano&gt;&gt;Sofi</text:p>
          </table:table-cell>
        </table:table-row>
        <table:table-row table:style-name="ro4">
          <table:table-cell office:value-type="string">
            <text:p>Sofi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table:formula="of:=[.B122]&amp;&quot;&gt;&gt;&quot;&amp;[.A122]" office:value-type="string" office:string-value="Stefano&gt;&gt;Sofi">
            <text:p>Stefano&gt;&gt;Sofi</text:p>
          </table:table-cell>
        </table:table-row>
        <table:table-row table:style-name="ro4">
          <table:table-cell office:value-type="string">
            <text:p>Soldano</text:p>
          </table:table-cell>
          <table:table-cell office:value-type="string">
            <text:p>Monica</text:p>
          </table:table-cell>
          <table:table-cell office:value-type="float" office:value="10">
            <text:p>10</text:p>
          </table:table-cell>
          <table:table-cell table:formula="of:=[.B123]&amp;&quot;&gt;&gt;&quot;&amp;[.A123]" office:value-type="string" office:string-value="Monica&gt;&gt;Soldano">
            <text:p>Monica&gt;&gt;Soldano</text:p>
          </table:table-cell>
        </table:table-row>
        <table:table-row table:style-name="ro4">
          <table:table-cell office:value-type="string">
            <text:p>Solinas</text:p>
          </table:table-cell>
          <table:table-cell office:value-type="string">
            <text:p>Stefano</text:p>
          </table:table-cell>
          <table:table-cell office:value-type="float" office:value="1">
            <text:p>1</text:p>
          </table:table-cell>
          <table:table-cell table:formula="of:=[.B124]&amp;&quot;&gt;&gt;&quot;&amp;[.A124]" office:value-type="string" office:string-value="Stefano&gt;&gt;Solinas">
            <text:p>Stefano&gt;&gt;Solinas</text:p>
          </table:table-cell>
        </table:table-row>
        <table:table-row table:style-name="ro4">
          <table:table-cell office:value-type="string">
            <text:p>Solinas</text:p>
          </table:table-cell>
          <table:table-cell office:value-type="string">
            <text:p>Stefano</text:p>
          </table:table-cell>
          <table:table-cell office:value-type="float" office:value="10">
            <text:p>10</text:p>
          </table:table-cell>
          <table:table-cell table:formula="of:=[.B125]&amp;&quot;&gt;&gt;&quot;&amp;[.A125]" office:value-type="string" office:string-value="Stefano&gt;&gt;Solinas">
            <text:p>Stefano&gt;&gt;Solinas</text:p>
          </table:table-cell>
        </table:table-row>
        <table:table-row table:style-name="ro4">
          <table:table-cell office:value-type="string">
            <text:p>Stefanell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formula="of:=[.B126]&amp;&quot;&gt;&gt;&quot;&amp;[.A126]" office:value-type="string" office:string-value="Marco&gt;&gt;Stefanelli">
            <text:p>Marco&gt;&gt;Stefanelli</text:p>
          </table:table-cell>
        </table:table-row>
        <table:table-row table:style-name="ro4">
          <table:table-cell office:value-type="string">
            <text:p>Trani</text:p>
          </table:table-cell>
          <table:table-cell office:value-type="string">
            <text:p>Ugo</text:p>
          </table:table-cell>
          <table:table-cell office:value-type="float" office:value="1">
            <text:p>1</text:p>
          </table:table-cell>
          <table:table-cell table:formula="of:=[.B127]&amp;&quot;&gt;&gt;&quot;&amp;[.A127]" office:value-type="string" office:string-value="Ugo&gt;&gt;Trani">
            <text:p>Ugo&gt;&gt;Trani</text:p>
          </table:table-cell>
        </table:table-row>
        <table:table-row table:style-name="ro4">
          <table:table-cell office:value-type="string">
            <text:p>Valletta</text:p>
          </table:table-cell>
          <table:table-cell office:value-type="string">
            <text:p>Sabrina</text:p>
          </table:table-cell>
          <table:table-cell office:value-type="float" office:value="1">
            <text:p>1</text:p>
          </table:table-cell>
          <table:table-cell table:formula="of:=[.B128]&amp;&quot;&gt;&gt;&quot;&amp;[.A128]" office:value-type="string" office:string-value="Sabrina&gt;&gt;Valletta">
            <text:p>Sabrina&gt;&gt;Valletta</text:p>
          </table:table-cell>
        </table:table-row>
        <table:table-row table:style-name="ro4">
          <table:table-cell office:value-type="string">
            <text:p>Valletta</text:p>
          </table:table-cell>
          <table:table-cell office:value-type="string">
            <text:p>Sabrina</text:p>
          </table:table-cell>
          <table:table-cell office:value-type="float" office:value="10">
            <text:p>10</text:p>
          </table:table-cell>
          <table:table-cell table:formula="of:=[.B129]&amp;&quot;&gt;&gt;&quot;&amp;[.A129]" office:value-type="string" office:string-value="Sabrina&gt;&gt;Valletta">
            <text:p>Sabrina&gt;&gt;Valletta</text:p>
          </table:table-cell>
        </table:table-row>
        <table:table-row table:style-name="ro4">
          <table:table-cell office:value-type="string">
            <text:p>Velocci</text:p>
          </table:table-cell>
          <table:table-cell office:value-type="string">
            <text:p>Martina</text:p>
          </table:table-cell>
          <table:table-cell office:value-type="float" office:value="10">
            <text:p>10</text:p>
          </table:table-cell>
          <table:table-cell table:formula="of:=[.B130]&amp;&quot;&gt;&gt;&quot;&amp;[.A130]" office:value-type="string" office:string-value="Martina&gt;&gt;Velocci">
            <text:p>Martina&gt;&gt;Velocci</text:p>
          </table:table-cell>
        </table:table-row>
        <table:table-row table:style-name="ro4">
          <table:table-cell office:value-type="string">
            <text:p>Venditti</text:p>
          </table:table-cell>
          <table:table-cell office:value-type="string">
            <text:p>Antonio</text:p>
          </table:table-cell>
          <table:table-cell office:value-type="float" office:value="1">
            <text:p>1</text:p>
          </table:table-cell>
          <table:table-cell table:formula="of:=[.B131]&amp;&quot;&gt;&gt;&quot;&amp;[.A131]" office:value-type="string" office:string-value="Antonio&gt;&gt;Venditti">
            <text:p>Antonio&gt;&gt;Venditti</text:p>
          </table:table-cell>
        </table:table-row>
        <table:table-row table:style-name="ro4">
          <table:table-cell office:value-type="string">
            <text:p>Venditti</text:p>
          </table:table-cell>
          <table:table-cell office:value-type="string">
            <text:p>Antonio</text:p>
          </table:table-cell>
          <table:table-cell office:value-type="float" office:value="10">
            <text:p>10</text:p>
          </table:table-cell>
          <table:table-cell table:formula="of:=[.B132]&amp;&quot;&gt;&gt;&quot;&amp;[.A132]" office:value-type="string" office:string-value="Antonio&gt;&gt;Venditti">
            <text:p>Antonio&gt;&gt;Venditti</text:p>
          </table:table-cell>
        </table:table-row>
        <table:table-row table:style-name="ro4">
          <table:table-cell office:value-type="string">
            <text:p>Vetrano</text:p>
          </table:table-cell>
          <table:table-cell office:value-type="string">
            <text:p>Angela</text:p>
          </table:table-cell>
          <table:table-cell office:value-type="float" office:value="1">
            <text:p>1</text:p>
          </table:table-cell>
          <table:table-cell table:formula="of:=[.B133]&amp;&quot;&gt;&gt;&quot;&amp;[.A133]" office:value-type="string" office:string-value="Angela&gt;&gt;Vetrano">
            <text:p>Angela&gt;&gt;Vetrano</text:p>
          </table:table-cell>
        </table:table-row>
        <table:table-row table:style-name="ro4">
          <table:table-cell office:value-type="string">
            <text:p>Vetrano</text:p>
          </table:table-cell>
          <table:table-cell office:value-type="string">
            <text:p>Angela</text:p>
          </table:table-cell>
          <table:table-cell office:value-type="float" office:value="10">
            <text:p>10</text:p>
          </table:table-cell>
          <table:table-cell table:formula="of:=[.B134]&amp;&quot;&gt;&gt;&quot;&amp;[.A134]" office:value-type="string" office:string-value="Angela&gt;&gt;Vetrano">
            <text:p>Angela&gt;&gt;Vetrano</text:p>
          </table:table-cell>
        </table:table-row>
        <table:table-row table:style-name="ro4">
          <table:table-cell office:value-type="string">
            <text:p>Vinci</text:p>
          </table:table-cell>
          <table:table-cell office:value-type="string">
            <text:p>Romina</text:p>
          </table:table-cell>
          <table:table-cell office:value-type="float" office:value="1">
            <text:p>1</text:p>
          </table:table-cell>
          <table:table-cell table:formula="of:=[.B135]&amp;&quot;&gt;&gt;&quot;&amp;[.A135]" office:value-type="string" office:string-value="Romina&gt;&gt;Vinci">
            <text:p>Romina&gt;&gt;Vinci</text:p>
          </table:table-cell>
        </table:table-row>
        <table:table-row table:style-name="ro4">
          <table:table-cell office:value-type="string">
            <text:p>Vinci</text:p>
          </table:table-cell>
          <table:table-cell office:value-type="string">
            <text:p>Romina</text:p>
          </table:table-cell>
          <table:table-cell office:value-type="float" office:value="10">
            <text:p>10</text:p>
          </table:table-cell>
          <table:table-cell table:formula="of:=[.B136]&amp;&quot;&gt;&gt;&quot;&amp;[.A136]" office:value-type="string" office:string-value="Romina&gt;&gt;Vinci">
            <text:p>Romina&gt;&gt;Vinci</text:p>
          </table:table-cell>
        </table:table-row>
        <table:named-expressions/>
      </table:table>
      <table:table table:name="Pivot Table_Giornalisti INPUT-25_1" table:style-name="ta1" table:print="false">
        <table:table-column table:style-name="co2" table:default-cell-style-name="ce36"/>
        <table:table-column table:style-name="co2" table:number-columns-repeated="2" table:default-cell-style-name="ce39"/>
        <table:table-column table:style-name="co2" table:default-cell-style-name="ce42"/>
        <table:table-column table:style-name="co2" table:default-cell-style-name="ce44"/>
        <table:table-row table:style-name="ro3">
          <table:table-cell table:style-name="ce35" office:value-type="string">
            <text:p>LOG</text:p>
          </table:table-cell>
          <table:table-cell table:style-name="ce38" office:value-type="string">
            <text:p>Cognome</text:p>
          </table:table-cell>
          <table:table-cell table:style-name="ce38" office:value-type="string">
            <text:p>Nome</text:p>
          </table:table-cell>
          <table:table-cell table:style-name="ce41"/>
          <table:table-cell table:style-name="Default"/>
        </table:table-row>
        <table:table-row table:style-name="ro3">
          <table:table-cell office:value-type="string">
            <text:p>Alessandra&gt;&gt;Lombardi</text:p>
          </table:table-cell>
          <table:table-cell office:value-type="string">
            <text:p>Lombardi</text:p>
          </table:table-cell>
          <table:table-cell office:value-type="string">
            <text:p>Alessandra</text:p>
          </table:table-cell>
          <table:table-cell office:value-type="float" office:value="11">
            <text:p>11</text:p>
          </table:table-cell>
          <table:table-cell table:formula="of:=IF([.D2]=11;&quot;▲✦&quot;;IF([.D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lessandro&gt;&gt;Mei</text:p>
          </table:table-cell>
          <table:table-cell office:value-type="string">
            <text:p>Mei</text:p>
          </table:table-cell>
          <table:table-cell office:value-type="string">
            <text:p>Alessandro</text:p>
          </table:table-cell>
          <table:table-cell office:value-type="float" office:value="11">
            <text:p>11</text:p>
          </table:table-cell>
          <table:table-cell table:formula="of:=IF([.D3]=11;&quot;▲✦&quot;;IF([.D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lessia&gt;&gt;Camplone</text:p>
          </table:table-cell>
          <table:table-cell office:value-type="string">
            <text:p>Camplone</text:p>
          </table:table-cell>
          <table:table-cell office:value-type="string">
            <text:p>Alessia</text:p>
          </table:table-cell>
          <table:table-cell office:value-type="float" office:value="1">
            <text:p>1</text:p>
          </table:table-cell>
          <table:table-cell table:formula="of:=IF([.D4]=11;&quot;▲✦&quot;;IF([.D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Andrea&gt;&gt;Santoni</text:p>
          </table:table-cell>
          <table:table-cell office:value-type="string">
            <text:p>Santoni</text:p>
          </table:table-cell>
          <table:table-cell office:value-type="string">
            <text:p>Andrea</text:p>
          </table:table-cell>
          <table:table-cell office:value-type="float" office:value="1">
            <text:p>1</text:p>
          </table:table-cell>
          <table:table-cell table:formula="of:=IF([.D5]=11;&quot;▲✦&quot;;IF([.D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Angela Francesca&gt;&gt;D''Atri</text:p>
          </table:table-cell>
          <table:table-cell office:value-type="string">
            <text:p>D''Atri</text:p>
          </table:table-cell>
          <table:table-cell office:value-type="string">
            <text:p>Angela Francesca</text:p>
          </table:table-cell>
          <table:table-cell office:value-type="float" office:value="1">
            <text:p>1</text:p>
          </table:table-cell>
          <table:table-cell table:formula="of:=IF([.D6]=11;&quot;▲✦&quot;;IF([.D6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Angela&gt;&gt;Vetrano</text:p>
          </table:table-cell>
          <table:table-cell office:value-type="string">
            <text:p>Vetrano</text:p>
          </table:table-cell>
          <table:table-cell office:value-type="string">
            <text:p>Angela</text:p>
          </table:table-cell>
          <table:table-cell office:value-type="float" office:value="11">
            <text:p>11</text:p>
          </table:table-cell>
          <table:table-cell table:formula="of:=IF([.D7]=11;&quot;▲✦&quot;;IF([.D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ngelica&gt;&gt;Fiore</text:p>
          </table:table-cell>
          <table:table-cell office:value-type="string">
            <text:p>Fiore</text:p>
          </table:table-cell>
          <table:table-cell office:value-type="string">
            <text:p>Angelica</text:p>
          </table:table-cell>
          <table:table-cell office:value-type="float" office:value="1">
            <text:p>1</text:p>
          </table:table-cell>
          <table:table-cell table:formula="of:=IF([.D8]=11;&quot;▲✦&quot;;IF([.D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Anna&gt;&gt;Scafuri</text:p>
          </table:table-cell>
          <table:table-cell office:value-type="string">
            <text:p>Scafuri</text:p>
          </table:table-cell>
          <table:table-cell office:value-type="string">
            <text:p>Anna</text:p>
          </table:table-cell>
          <table:table-cell office:value-type="float" office:value="11">
            <text:p>11</text:p>
          </table:table-cell>
          <table:table-cell table:formula="of:=IF([.D9]=11;&quot;▲✦&quot;;IF([.D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ntonia&gt;&gt;Serrano</text:p>
          </table:table-cell>
          <table:table-cell office:value-type="string">
            <text:p>Serrano</text:p>
          </table:table-cell>
          <table:table-cell office:value-type="string">
            <text:p>Antonia</text:p>
          </table:table-cell>
          <table:table-cell office:value-type="float" office:value="10">
            <text:p>10</text:p>
          </table:table-cell>
          <table:table-cell table:formula="of:=IF([.D10]=11;&quot;▲✦&quot;;IF([.D10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Antonietta&gt;&gt;Di Vizia</text:p>
          </table:table-cell>
          <table:table-cell office:value-type="string">
            <text:p>Di Vizia</text:p>
          </table:table-cell>
          <table:table-cell office:value-type="string">
            <text:p>Antonietta</text:p>
          </table:table-cell>
          <table:table-cell office:value-type="float" office:value="11">
            <text:p>11</text:p>
          </table:table-cell>
          <table:table-cell table:formula="of:=IF([.D11]=11;&quot;▲✦&quot;;IF([.D1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ntonio&gt;&gt;Moscatello</text:p>
          </table:table-cell>
          <table:table-cell office:value-type="string">
            <text:p>Moscatello</text:p>
          </table:table-cell>
          <table:table-cell office:value-type="string">
            <text:p>Antonio</text:p>
          </table:table-cell>
          <table:table-cell office:value-type="float" office:value="11">
            <text:p>11</text:p>
          </table:table-cell>
          <table:table-cell table:formula="of:=IF([.D12]=11;&quot;▲✦&quot;;IF([.D1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ntonio&gt;&gt;Scoppettuolo</text:p>
          </table:table-cell>
          <table:table-cell office:value-type="string">
            <text:p>Scoppettuolo</text:p>
          </table:table-cell>
          <table:table-cell office:value-type="string">
            <text:p>Antonio</text:p>
          </table:table-cell>
          <table:table-cell office:value-type="float" office:value="11">
            <text:p>11</text:p>
          </table:table-cell>
          <table:table-cell table:formula="of:=IF([.D13]=11;&quot;▲✦&quot;;IF([.D1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Antonio&gt;&gt;Venditti</text:p>
          </table:table-cell>
          <table:table-cell office:value-type="string">
            <text:p>Venditti</text:p>
          </table:table-cell>
          <table:table-cell office:value-type="string">
            <text:p>Antonio</text:p>
          </table:table-cell>
          <table:table-cell office:value-type="float" office:value="11">
            <text:p>11</text:p>
          </table:table-cell>
          <table:table-cell table:formula="of:=IF([.D14]=11;&quot;▲✦&quot;;IF([.D1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Beatrice&gt;&gt;Nencha</text:p>
          </table:table-cell>
          <table:table-cell office:value-type="string">
            <text:p>Nencha</text:p>
          </table:table-cell>
          <table:table-cell office:value-type="string">
            <text:p>Beatrice</text:p>
          </table:table-cell>
          <table:table-cell office:value-type="float" office:value="11">
            <text:p>11</text:p>
          </table:table-cell>
          <table:table-cell table:formula="of:=IF([.D15]=11;&quot;▲✦&quot;;IF([.D1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inzia&gt;&gt;Dal Maso</text:p>
          </table:table-cell>
          <table:table-cell office:value-type="string">
            <text:p>Dal Maso</text:p>
          </table:table-cell>
          <table:table-cell office:value-type="string">
            <text:p>Cinzia</text:p>
          </table:table-cell>
          <table:table-cell office:value-type="float" office:value="11">
            <text:p>11</text:p>
          </table:table-cell>
          <table:table-cell table:formula="of:=IF([.D16]=11;&quot;▲✦&quot;;IF([.D1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Cinzia&gt;&gt;Mingiardi</text:p>
          </table:table-cell>
          <table:table-cell office:value-type="string">
            <text:p>Mingiardi</text:p>
          </table:table-cell>
          <table:table-cell office:value-type="string">
            <text:p>Cinzia</text:p>
          </table:table-cell>
          <table:table-cell office:value-type="float" office:value="10">
            <text:p>10</text:p>
          </table:table-cell>
          <table:table-cell table:formula="of:=IF([.D17]=11;&quot;▲✦&quot;;IF([.D17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Clelia&gt;&gt;Arduini</text:p>
          </table:table-cell>
          <table:table-cell office:value-type="string">
            <text:p>Arduini</text:p>
          </table:table-cell>
          <table:table-cell office:value-type="string">
            <text:p>Clelia</text:p>
          </table:table-cell>
          <table:table-cell office:value-type="float" office:value="1">
            <text:p>1</text:p>
          </table:table-cell>
          <table:table-cell table:formula="of:=IF([.D18]=11;&quot;▲✦&quot;;IF([.D1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Cristina&gt;&gt;Conforti</text:p>
          </table:table-cell>
          <table:table-cell office:value-type="string">
            <text:p>Conforti</text:p>
          </table:table-cell>
          <table:table-cell office:value-type="string">
            <text:p>Cristina</text:p>
          </table:table-cell>
          <table:table-cell office:value-type="float" office:value="1">
            <text:p>1</text:p>
          </table:table-cell>
          <table:table-cell table:formula="of:=IF([.D19]=11;&quot;▲✦&quot;;IF([.D19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Daniela&gt;&gt;Esposito</text:p>
          </table:table-cell>
          <table:table-cell office:value-type="string">
            <text:p>Esposito</text:p>
          </table:table-cell>
          <table:table-cell office:value-type="string">
            <text:p>Daniela</text:p>
          </table:table-cell>
          <table:table-cell office:value-type="float" office:value="11">
            <text:p>11</text:p>
          </table:table-cell>
          <table:table-cell table:formula="of:=IF([.D20]=11;&quot;▲✦&quot;;IF([.D2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aniela&gt;&gt;Morigi</text:p>
          </table:table-cell>
          <table:table-cell office:value-type="string">
            <text:p>Morigi</text:p>
          </table:table-cell>
          <table:table-cell office:value-type="string">
            <text:p>Daniela</text:p>
          </table:table-cell>
          <table:table-cell office:value-type="float" office:value="10">
            <text:p>10</text:p>
          </table:table-cell>
          <table:table-cell table:formula="of:=IF([.D21]=11;&quot;▲✦&quot;;IF([.D21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Daniela&gt;&gt;Rustici</text:p>
          </table:table-cell>
          <table:table-cell office:value-type="string">
            <text:p>Rustici</text:p>
          </table:table-cell>
          <table:table-cell office:value-type="string">
            <text:p>Daniela</text:p>
          </table:table-cell>
          <table:table-cell office:value-type="float" office:value="11">
            <text:p>11</text:p>
          </table:table-cell>
          <table:table-cell table:formula="of:=IF([.D22]=11;&quot;▲✦&quot;;IF([.D2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aniele&gt;&gt;Carioti</text:p>
          </table:table-cell>
          <table:table-cell office:value-type="string">
            <text:p>Carioti</text:p>
          </table:table-cell>
          <table:table-cell office:value-type="string">
            <text:p>Daniele</text:p>
          </table:table-cell>
          <table:table-cell office:value-type="float" office:value="11">
            <text:p>11</text:p>
          </table:table-cell>
          <table:table-cell table:formula="of:=IF([.D23]=11;&quot;▲✦&quot;;IF([.D2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onatella&gt;&gt;Cerminara</text:p>
          </table:table-cell>
          <table:table-cell office:value-type="string">
            <text:p>Cerminara</text:p>
          </table:table-cell>
          <table:table-cell office:value-type="string">
            <text:p>Donatella</text:p>
          </table:table-cell>
          <table:table-cell office:value-type="float" office:value="11">
            <text:p>11</text:p>
          </table:table-cell>
          <table:table-cell table:formula="of:=IF([.D24]=11;&quot;▲✦&quot;;IF([.D2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Donato&gt;&gt;Placido</text:p>
          </table:table-cell>
          <table:table-cell office:value-type="string">
            <text:p>Placido</text:p>
          </table:table-cell>
          <table:table-cell office:value-type="string">
            <text:p>Donato</text:p>
          </table:table-cell>
          <table:table-cell office:value-type="float" office:value="1">
            <text:p>1</text:p>
          </table:table-cell>
          <table:table-cell table:formula="of:=IF([.D25]=11;&quot;▲✦&quot;;IF([.D2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Emanuela&gt;&gt;Garulli</text:p>
          </table:table-cell>
          <table:table-cell office:value-type="string">
            <text:p>Garulli</text:p>
          </table:table-cell>
          <table:table-cell office:value-type="string">
            <text:p>Emanuela</text:p>
          </table:table-cell>
          <table:table-cell office:value-type="float" office:value="11">
            <text:p>11</text:p>
          </table:table-cell>
          <table:table-cell table:formula="of:=IF([.D26]=11;&quot;▲✦&quot;;IF([.D2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Emanuele&gt;&gt;Carioti</text:p>
          </table:table-cell>
          <table:table-cell office:value-type="string">
            <text:p>Carioti</text:p>
          </table:table-cell>
          <table:table-cell office:value-type="string">
            <text:p>Emanuele</text:p>
          </table:table-cell>
          <table:table-cell office:value-type="float" office:value="11">
            <text:p>11</text:p>
          </table:table-cell>
          <table:table-cell table:formula="of:=IF([.D27]=11;&quot;▲✦&quot;;IF([.D2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Eugenia&gt;&gt;Nante</text:p>
          </table:table-cell>
          <table:table-cell office:value-type="string">
            <text:p>Nante</text:p>
          </table:table-cell>
          <table:table-cell office:value-type="string">
            <text:p>Eugenia</text:p>
          </table:table-cell>
          <table:table-cell office:value-type="float" office:value="1">
            <text:p>1</text:p>
          </table:table-cell>
          <table:table-cell table:formula="of:=IF([.D28]=11;&quot;▲✦&quot;;IF([.D28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Fabio Mario&gt;&gt;Angelicchio</text:p>
          </table:table-cell>
          <table:table-cell office:value-type="string">
            <text:p>Angelicchio</text:p>
          </table:table-cell>
          <table:table-cell office:value-type="string">
            <text:p>Fabio Mario</text:p>
          </table:table-cell>
          <table:table-cell office:value-type="float" office:value="11">
            <text:p>11</text:p>
          </table:table-cell>
          <table:table-cell table:formula="of:=IF([.D29]=11;&quot;▲✦&quot;;IF([.D2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ederico&gt;&gt;De Cesare</text:p>
          </table:table-cell>
          <table:table-cell office:value-type="string">
            <text:p>De Cesare</text:p>
          </table:table-cell>
          <table:table-cell office:value-type="string">
            <text:p>Federico</text:p>
          </table:table-cell>
          <table:table-cell office:value-type="float" office:value="11">
            <text:p>11</text:p>
          </table:table-cell>
          <table:table-cell table:formula="of:=IF([.D30]=11;&quot;▲✦&quot;;IF([.D3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ederico&gt;&gt;Rendina</text:p>
          </table:table-cell>
          <table:table-cell office:value-type="string">
            <text:p>Rendina</text:p>
          </table:table-cell>
          <table:table-cell office:value-type="string">
            <text:p>Federico</text:p>
          </table:table-cell>
          <table:table-cell office:value-type="float" office:value="10">
            <text:p>10</text:p>
          </table:table-cell>
          <table:table-cell table:formula="of:=IF([.D31]=11;&quot;▲✦&quot;;IF([.D31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Flora&gt;&gt;Balestra</text:p>
          </table:table-cell>
          <table:table-cell office:value-type="string">
            <text:p>Balestra</text:p>
          </table:table-cell>
          <table:table-cell office:value-type="string">
            <text:p>Flora</text:p>
          </table:table-cell>
          <table:table-cell office:value-type="float" office:value="11">
            <text:p>11</text:p>
          </table:table-cell>
          <table:table-cell table:formula="of:=IF([.D32]=11;&quot;▲✦&quot;;IF([.D3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rancesca&gt;&gt;Mei</text:p>
          </table:table-cell>
          <table:table-cell office:value-type="string">
            <text:p>Mei</text:p>
          </table:table-cell>
          <table:table-cell office:value-type="string">
            <text:p>Francesca</text:p>
          </table:table-cell>
          <table:table-cell office:value-type="float" office:value="11">
            <text:p>11</text:p>
          </table:table-cell>
          <table:table-cell table:formula="of:=IF([.D33]=11;&quot;▲✦&quot;;IF([.D3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rancesco&gt;&gt;Petrucci</text:p>
          </table:table-cell>
          <table:table-cell office:value-type="string">
            <text:p>Petrucci</text:p>
          </table:table-cell>
          <table:table-cell office:value-type="string">
            <text:p>Francesco</text:p>
          </table:table-cell>
          <table:table-cell office:value-type="float" office:value="11">
            <text:p>11</text:p>
          </table:table-cell>
          <table:table-cell table:formula="of:=IF([.D34]=11;&quot;▲✦&quot;;IF([.D3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Francesco&gt;&gt;Rosati</text:p>
          </table:table-cell>
          <table:table-cell office:value-type="string">
            <text:p>Rosati</text:p>
          </table:table-cell>
          <table:table-cell office:value-type="string">
            <text:p>Francesco</text:p>
          </table:table-cell>
          <table:table-cell office:value-type="float" office:value="1">
            <text:p>1</text:p>
          </table:table-cell>
          <table:table-cell table:formula="of:=IF([.D35]=11;&quot;▲✦&quot;;IF([.D3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Giovangualberto&gt;&gt;Lucarini</text:p>
          </table:table-cell>
          <table:table-cell office:value-type="string">
            <text:p>Lucarini</text:p>
          </table:table-cell>
          <table:table-cell office:value-type="string">
            <text:p>Giovangualberto</text:p>
          </table:table-cell>
          <table:table-cell office:value-type="float" office:value="1">
            <text:p>1</text:p>
          </table:table-cell>
          <table:table-cell table:formula="of:=IF([.D36]=11;&quot;▲✦&quot;;IF([.D36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Giulia&gt;&gt;Bianconi</text:p>
          </table:table-cell>
          <table:table-cell office:value-type="string">
            <text:p>Bianconi</text:p>
          </table:table-cell>
          <table:table-cell office:value-type="string">
            <text:p>Giulia</text:p>
          </table:table-cell>
          <table:table-cell office:value-type="float" office:value="11">
            <text:p>11</text:p>
          </table:table-cell>
          <table:table-cell table:formula="of:=IF([.D37]=11;&quot;▲✦&quot;;IF([.D3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Giuseppina&gt;&gt;Colmo</text:p>
          </table:table-cell>
          <table:table-cell office:value-type="string">
            <text:p>Colmo</text:p>
          </table:table-cell>
          <table:table-cell office:value-type="string">
            <text:p>Giuseppina</text:p>
          </table:table-cell>
          <table:table-cell office:value-type="float" office:value="10">
            <text:p>10</text:p>
          </table:table-cell>
          <table:table-cell table:formula="of:=IF([.D38]=11;&quot;▲✦&quot;;IF([.D38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Giuseppina&gt;&gt;De Angelis</text:p>
          </table:table-cell>
          <table:table-cell office:value-type="string">
            <text:p>De Angelis</text:p>
          </table:table-cell>
          <table:table-cell office:value-type="string">
            <text:p>Giuseppina</text:p>
          </table:table-cell>
          <table:table-cell office:value-type="float" office:value="11">
            <text:p>11</text:p>
          </table:table-cell>
          <table:table-cell table:formula="of:=IF([.D39]=11;&quot;▲✦&quot;;IF([.D3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Giuseppina&gt;&gt;Granito</text:p>
          </table:table-cell>
          <table:table-cell office:value-type="string">
            <text:p>Granito</text:p>
          </table:table-cell>
          <table:table-cell office:value-type="string">
            <text:p>Giuseppina</text:p>
          </table:table-cell>
          <table:table-cell office:value-type="float" office:value="1">
            <text:p>1</text:p>
          </table:table-cell>
          <table:table-cell table:formula="of:=IF([.D40]=11;&quot;▲✦&quot;;IF([.D40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Gloria Rita&gt;&gt;Nano</text:p>
          </table:table-cell>
          <table:table-cell office:value-type="string">
            <text:p>Nano</text:p>
          </table:table-cell>
          <table:table-cell office:value-type="string">
            <text:p>Gloria Rita</text:p>
          </table:table-cell>
          <table:table-cell office:value-type="float" office:value="1">
            <text:p>1</text:p>
          </table:table-cell>
          <table:table-cell table:formula="of:=IF([.D41]=11;&quot;▲✦&quot;;IF([.D41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Guido&gt;&gt;Amato</text:p>
          </table:table-cell>
          <table:table-cell office:value-type="string">
            <text:p>Amato</text:p>
          </table:table-cell>
          <table:table-cell office:value-type="string">
            <text:p>Guido</text:p>
          </table:table-cell>
          <table:table-cell office:value-type="float" office:value="11">
            <text:p>11</text:p>
          </table:table-cell>
          <table:table-cell table:formula="of:=IF([.D42]=11;&quot;▲✦&quot;;IF([.D4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Iva&gt;&gt;Garibaldi</text:p>
          </table:table-cell>
          <table:table-cell office:value-type="string">
            <text:p>Garibaldi</text:p>
          </table:table-cell>
          <table:table-cell office:value-type="string">
            <text:p>Iva</text:p>
          </table:table-cell>
          <table:table-cell office:value-type="float" office:value="1">
            <text:p>1</text:p>
          </table:table-cell>
          <table:table-cell table:formula="of:=IF([.D43]=11;&quot;▲✦&quot;;IF([.D43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Lorenzo&gt;&gt;De Ritis</text:p>
          </table:table-cell>
          <table:table-cell office:value-type="string">
            <text:p>De Ritis</text:p>
          </table:table-cell>
          <table:table-cell office:value-type="string">
            <text:p>Lorenzo</text:p>
          </table:table-cell>
          <table:table-cell office:value-type="float" office:value="1">
            <text:p>1</text:p>
          </table:table-cell>
          <table:table-cell table:formula="of:=IF([.D44]=11;&quot;▲✦&quot;;IF([.D4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Luca&gt;&gt;Bologna</text:p>
          </table:table-cell>
          <table:table-cell office:value-type="string">
            <text:p>Bologna</text:p>
          </table:table-cell>
          <table:table-cell office:value-type="string">
            <text:p>Luca</text:p>
          </table:table-cell>
          <table:table-cell office:value-type="float" office:value="11">
            <text:p>11</text:p>
          </table:table-cell>
          <table:table-cell table:formula="of:=IF([.D45]=11;&quot;▲✦&quot;;IF([.D4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Luca&gt;&gt;Ribustini</text:p>
          </table:table-cell>
          <table:table-cell office:value-type="string">
            <text:p>Ribustini</text:p>
          </table:table-cell>
          <table:table-cell office:value-type="string">
            <text:p>Luca</text:p>
          </table:table-cell>
          <table:table-cell office:value-type="float" office:value="11">
            <text:p>11</text:p>
          </table:table-cell>
          <table:table-cell table:formula="of:=IF([.D46]=11;&quot;▲✦&quot;;IF([.D4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cella&gt;&gt;Ciarnelli</text:p>
          </table:table-cell>
          <table:table-cell office:value-type="string">
            <text:p>Ciarnelli</text:p>
          </table:table-cell>
          <table:table-cell office:value-type="string">
            <text:p>Marcella</text:p>
          </table:table-cell>
          <table:table-cell office:value-type="float" office:value="11">
            <text:p>11</text:p>
          </table:table-cell>
          <table:table-cell table:formula="of:=IF([.D47]=11;&quot;▲✦&quot;;IF([.D4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co&gt;&gt;Antonellis</text:p>
          </table:table-cell>
          <table:table-cell office:value-type="string">
            <text:p>Antonellis</text:p>
          </table:table-cell>
          <table:table-cell office:value-type="string">
            <text:p>Marco</text:p>
          </table:table-cell>
          <table:table-cell office:value-type="float" office:value="11">
            <text:p>11</text:p>
          </table:table-cell>
          <table:table-cell table:formula="of:=IF([.D48]=11;&quot;▲✦&quot;;IF([.D48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co&gt;&gt;Ciancarelli</text:p>
          </table:table-cell>
          <table:table-cell office:value-type="string">
            <text:p>Ciancarelli</text:p>
          </table:table-cell>
          <table:table-cell office:value-type="string">
            <text:p>Marco</text:p>
          </table:table-cell>
          <table:table-cell office:value-type="float" office:value="11">
            <text:p>11</text:p>
          </table:table-cell>
          <table:table-cell table:formula="of:=IF([.D49]=11;&quot;▲✦&quot;;IF([.D4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co&gt;&gt;Stefanelli</text:p>
          </table:table-cell>
          <table:table-cell office:value-type="string">
            <text:p>Stefanelli</text:p>
          </table:table-cell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table:formula="of:=IF([.D50]=11;&quot;▲✦&quot;;IF([.D50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Maria Carmina&gt;&gt;Pignataro</text:p>
          </table:table-cell>
          <table:table-cell office:value-type="string">
            <text:p>Pignataro</text:p>
          </table:table-cell>
          <table:table-cell office:value-type="string">
            <text:p>Maria Carmina</text:p>
          </table:table-cell>
          <table:table-cell office:value-type="float" office:value="10">
            <text:p>10</text:p>
          </table:table-cell>
          <table:table-cell table:formula="of:=IF([.D51]=11;&quot;▲✦&quot;;IF([.D51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Maria Grazia&gt;&gt;Di Mario</text:p>
          </table:table-cell>
          <table:table-cell office:value-type="string">
            <text:p>Di Mario</text:p>
          </table:table-cell>
          <table:table-cell office:value-type="string">
            <text:p>Maria Grazia</text:p>
          </table:table-cell>
          <table:table-cell office:value-type="float" office:value="11">
            <text:p>11</text:p>
          </table:table-cell>
          <table:table-cell table:formula="of:=IF([.D52]=11;&quot;▲✦&quot;;IF([.D5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ia Grazia&gt;&gt;Pecchioli</text:p>
          </table:table-cell>
          <table:table-cell office:value-type="string">
            <text:p>Pecchioli</text:p>
          </table:table-cell>
          <table:table-cell office:value-type="string">
            <text:p>Maria Grazia</text:p>
          </table:table-cell>
          <table:table-cell office:value-type="float" office:value="11">
            <text:p>11</text:p>
          </table:table-cell>
          <table:table-cell table:formula="of:=IF([.D53]=11;&quot;▲✦&quot;;IF([.D5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ia Luisa&gt;&gt;Mosello</text:p>
          </table:table-cell>
          <table:table-cell office:value-type="string">
            <text:p>Mosello</text:p>
          </table:table-cell>
          <table:table-cell office:value-type="string">
            <text:p>Maria Luisa</text:p>
          </table:table-cell>
          <table:table-cell office:value-type="float" office:value="11">
            <text:p>11</text:p>
          </table:table-cell>
          <table:table-cell table:formula="of:=IF([.D54]=11;&quot;▲✦&quot;;IF([.D5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ia&gt;&gt;Castelli</text:p>
          </table:table-cell>
          <table:table-cell office:value-type="string">
            <text:p>Castelli</text:p>
          </table:table-cell>
          <table:table-cell office:value-type="string">
            <text:p>Maria</text:p>
          </table:table-cell>
          <table:table-cell office:value-type="float" office:value="1">
            <text:p>1</text:p>
          </table:table-cell>
          <table:table-cell table:formula="of:=IF([.D55]=11;&quot;▲✦&quot;;IF([.D55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Maria&gt;&gt;Nacar</text:p>
          </table:table-cell>
          <table:table-cell office:value-type="string">
            <text:p>Nacar</text:p>
          </table:table-cell>
          <table:table-cell office:value-type="string">
            <text:p>Maria</text:p>
          </table:table-cell>
          <table:table-cell office:value-type="float" office:value="11">
            <text:p>11</text:p>
          </table:table-cell>
          <table:table-cell table:formula="of:=IF([.D56]=11;&quot;▲✦&quot;;IF([.D56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io Giuseppe&gt;&gt;Recupero</text:p>
          </table:table-cell>
          <table:table-cell office:value-type="string">
            <text:p>Recupero</text:p>
          </table:table-cell>
          <table:table-cell office:value-type="string">
            <text:p>Mario Giuseppe</text:p>
          </table:table-cell>
          <table:table-cell office:value-type="float" office:value="11">
            <text:p>11</text:p>
          </table:table-cell>
          <table:table-cell table:formula="of:=IF([.D57]=11;&quot;▲✦&quot;;IF([.D5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rtina&gt;&gt;Velocci</text:p>
          </table:table-cell>
          <table:table-cell office:value-type="string">
            <text:p>Velocci</text:p>
          </table:table-cell>
          <table:table-cell office:value-type="string">
            <text:p>Martina</text:p>
          </table:table-cell>
          <table:table-cell office:value-type="float" office:value="10">
            <text:p>10</text:p>
          </table:table-cell>
          <table:table-cell table:formula="of:=IF([.D58]=11;&quot;▲✦&quot;;IF([.D58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Marzia&gt;&gt;Paolucci</text:p>
          </table:table-cell>
          <table:table-cell office:value-type="string">
            <text:p>Paolucci</text:p>
          </table:table-cell>
          <table:table-cell office:value-type="string">
            <text:p>Marzia</text:p>
          </table:table-cell>
          <table:table-cell office:value-type="float" office:value="11">
            <text:p>11</text:p>
          </table:table-cell>
          <table:table-cell table:formula="of:=IF([.D59]=11;&quot;▲✦&quot;;IF([.D5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assimo&gt;&gt;Arcese</text:p>
          </table:table-cell>
          <table:table-cell office:value-type="string">
            <text:p>Arcese</text:p>
          </table:table-cell>
          <table:table-cell office:value-type="string">
            <text:p>Massimo</text:p>
          </table:table-cell>
          <table:table-cell office:value-type="float" office:value="11">
            <text:p>11</text:p>
          </table:table-cell>
          <table:table-cell table:formula="of:=IF([.D60]=11;&quot;▲✦&quot;;IF([.D6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onica&gt;&gt;Bartocci</text:p>
          </table:table-cell>
          <table:table-cell office:value-type="string">
            <text:p>Bartocci</text:p>
          </table:table-cell>
          <table:table-cell office:value-type="string">
            <text:p>Monica</text:p>
          </table:table-cell>
          <table:table-cell office:value-type="float" office:value="11">
            <text:p>11</text:p>
          </table:table-cell>
          <table:table-cell table:formula="of:=IF([.D61]=11;&quot;▲✦&quot;;IF([.D6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Monica&gt;&gt;Soldano</text:p>
          </table:table-cell>
          <table:table-cell office:value-type="string">
            <text:p>Soldano</text:p>
          </table:table-cell>
          <table:table-cell office:value-type="string">
            <text:p>Monica</text:p>
          </table:table-cell>
          <table:table-cell office:value-type="float" office:value="10">
            <text:p>10</text:p>
          </table:table-cell>
          <table:table-cell table:formula="of:=IF([.D62]=11;&quot;▲✦&quot;;IF([.D62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Natalia&gt;&gt;Marra</text:p>
          </table:table-cell>
          <table:table-cell office:value-type="string">
            <text:p>Marra</text:p>
          </table:table-cell>
          <table:table-cell office:value-type="string">
            <text:p>Natalia</text:p>
          </table:table-cell>
          <table:table-cell office:value-type="float" office:value="11">
            <text:p>11</text:p>
          </table:table-cell>
          <table:table-cell table:formula="of:=IF([.D63]=11;&quot;▲✦&quot;;IF([.D6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Paola&gt;&gt;Delle Fratte</text:p>
          </table:table-cell>
          <table:table-cell office:value-type="string">
            <text:p>Delle Fratte</text:p>
          </table:table-cell>
          <table:table-cell office:value-type="string">
            <text:p>Paola</text:p>
          </table:table-cell>
          <table:table-cell office:value-type="float" office:value="1">
            <text:p>1</text:p>
          </table:table-cell>
          <table:table-cell table:formula="of:=IF([.D64]=11;&quot;▲✦&quot;;IF([.D64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aola&gt;&gt;Grauso</text:p>
          </table:table-cell>
          <table:table-cell office:value-type="string">
            <text:p>Grauso</text:p>
          </table:table-cell>
          <table:table-cell office:value-type="string">
            <text:p>Paola</text:p>
          </table:table-cell>
          <table:table-cell office:value-type="float" office:value="11">
            <text:p>11</text:p>
          </table:table-cell>
          <table:table-cell table:formula="of:=IF([.D65]=11;&quot;▲✦&quot;;IF([.D6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Paolo&gt;&gt;Benevolo</text:p>
          </table:table-cell>
          <table:table-cell office:value-type="string">
            <text:p>Benevol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table:formula="of:=IF([.D66]=11;&quot;▲✦&quot;;IF([.D66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Paolo&gt;&gt;Radice</text:p>
          </table:table-cell>
          <table:table-cell office:value-type="string">
            <text:p>Radice</text:p>
          </table:table-cell>
          <table:table-cell office:value-type="string">
            <text:p>Paolo</text:p>
          </table:table-cell>
          <table:table-cell office:value-type="float" office:value="1">
            <text:p>1</text:p>
          </table:table-cell>
          <table:table-cell table:formula="of:=IF([.D67]=11;&quot;▲✦&quot;;IF([.D67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Paolo&gt;&gt;Salerno</text:p>
          </table:table-cell>
          <table:table-cell office:value-type="string">
            <text:p>Salerno</text:p>
          </table:table-cell>
          <table:table-cell office:value-type="string">
            <text:p>Paolo</text:p>
          </table:table-cell>
          <table:table-cell office:value-type="float" office:value="10">
            <text:p>10</text:p>
          </table:table-cell>
          <table:table-cell table:formula="of:=IF([.D68]=11;&quot;▲✦&quot;;IF([.D68]=10;&quot; ✦&quot;;&quot;▲ &quot;))" office:value-type="string" office:string-value=" ✦">
            <text:p><text:s/>✦</text:p>
          </table:table-cell>
        </table:table-row>
        <table:table-row table:style-name="ro3">
          <table:table-cell office:value-type="string">
            <text:p>Raffaela&gt;&gt;Scaglietta</text:p>
          </table:table-cell>
          <table:table-cell office:value-type="string">
            <text:p>Scaglietta</text:p>
          </table:table-cell>
          <table:table-cell office:value-type="string">
            <text:p>Raffaela</text:p>
          </table:table-cell>
          <table:table-cell office:value-type="float" office:value="11">
            <text:p>11</text:p>
          </table:table-cell>
          <table:table-cell table:formula="of:=IF([.D69]=11;&quot;▲✦&quot;;IF([.D6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Roberta&gt;&gt;Mazzacane</text:p>
          </table:table-cell>
          <table:table-cell office:value-type="string">
            <text:p>Mazzacane</text:p>
          </table:table-cell>
          <table:table-cell office:value-type="string">
            <text:p>Roberta</text:p>
          </table:table-cell>
          <table:table-cell office:value-type="float" office:value="11">
            <text:p>11</text:p>
          </table:table-cell>
          <table:table-cell table:formula="of:=IF([.D70]=11;&quot;▲✦&quot;;IF([.D7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Roberto&gt;&gt;Simonetti</text:p>
          </table:table-cell>
          <table:table-cell office:value-type="string">
            <text:p>Simonetti</text:p>
          </table:table-cell>
          <table:table-cell office:value-type="string">
            <text:p>Roberto</text:p>
          </table:table-cell>
          <table:table-cell office:value-type="float" office:value="11">
            <text:p>11</text:p>
          </table:table-cell>
          <table:table-cell table:formula="of:=IF([.D71]=11;&quot;▲✦&quot;;IF([.D7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Rocco&gt;&gt;Giurato</text:p>
          </table:table-cell>
          <table:table-cell office:value-type="string">
            <text:p>Giurato</text:p>
          </table:table-cell>
          <table:table-cell office:value-type="string">
            <text:p>Rocco</text:p>
          </table:table-cell>
          <table:table-cell office:value-type="float" office:value="11">
            <text:p>11</text:p>
          </table:table-cell>
          <table:table-cell table:formula="of:=IF([.D72]=11;&quot;▲✦&quot;;IF([.D72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Romina&gt;&gt;Vinci</text:p>
          </table:table-cell>
          <table:table-cell office:value-type="string">
            <text:p>Vinci</text:p>
          </table:table-cell>
          <table:table-cell office:value-type="string">
            <text:p>Romina</text:p>
          </table:table-cell>
          <table:table-cell office:value-type="float" office:value="11">
            <text:p>11</text:p>
          </table:table-cell>
          <table:table-cell table:formula="of:=IF([.D73]=11;&quot;▲✦&quot;;IF([.D73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abrina&gt;&gt;Valletta</text:p>
          </table:table-cell>
          <table:table-cell office:value-type="string">
            <text:p>Valletta</text:p>
          </table:table-cell>
          <table:table-cell office:value-type="string">
            <text:p>Sabrina</text:p>
          </table:table-cell>
          <table:table-cell office:value-type="float" office:value="11">
            <text:p>11</text:p>
          </table:table-cell>
          <table:table-cell table:formula="of:=IF([.D74]=11;&quot;▲✦&quot;;IF([.D74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ergio&gt;&gt;Nazzaro</text:p>
          </table:table-cell>
          <table:table-cell office:value-type="string">
            <text:p>Nazzaro</text:p>
          </table:table-cell>
          <table:table-cell office:value-type="string">
            <text:p>Sergio</text:p>
          </table:table-cell>
          <table:table-cell office:value-type="float" office:value="11">
            <text:p>11</text:p>
          </table:table-cell>
          <table:table-cell table:formula="of:=IF([.D75]=11;&quot;▲✦&quot;;IF([.D75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imona&gt;&gt;Caleo</text:p>
          </table:table-cell>
          <table:table-cell office:value-type="string">
            <text:p>Caleo</text:p>
          </table:table-cell>
          <table:table-cell office:value-type="string">
            <text:p>Simona</text:p>
          </table:table-cell>
          <table:table-cell office:value-type="float" office:value="1">
            <text:p>1</text:p>
          </table:table-cell>
          <table:table-cell table:formula="of:=IF([.D76]=11;&quot;▲✦&quot;;IF([.D76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Simone&gt;&gt;Massetti</text:p>
          </table:table-cell>
          <table:table-cell office:value-type="string">
            <text:p>Massetti</text:p>
          </table:table-cell>
          <table:table-cell office:value-type="string">
            <text:p>Simone</text:p>
          </table:table-cell>
          <table:table-cell office:value-type="float" office:value="11">
            <text:p>11</text:p>
          </table:table-cell>
          <table:table-cell table:formula="of:=IF([.D77]=11;&quot;▲✦&quot;;IF([.D77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tefano&gt;&gt;Romita</text:p>
          </table:table-cell>
          <table:table-cell office:value-type="string">
            <text:p>Romita</text:p>
          </table:table-cell>
          <table:table-cell office:value-type="string">
            <text:p>Stefano</text:p>
          </table:table-cell>
          <table:table-cell office:value-type="float" office:value="11">
            <text:p>11</text:p>
          </table:table-cell>
          <table:table-cell table:formula="of:=IF([.D78]=11;&quot;▲✦&quot;;IF([.D78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tefano&gt;&gt;Sofi</text:p>
          </table:table-cell>
          <table:table-cell office:value-type="string">
            <text:p>Sofi</text:p>
          </table:table-cell>
          <table:table-cell office:value-type="string">
            <text:p>Stefano</text:p>
          </table:table-cell>
          <table:table-cell office:value-type="float" office:value="11">
            <text:p>11</text:p>
          </table:table-cell>
          <table:table-cell table:formula="of:=IF([.D79]=11;&quot;▲✦&quot;;IF([.D79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Stefano&gt;&gt;Solinas</text:p>
          </table:table-cell>
          <table:table-cell office:value-type="string">
            <text:p>Solinas</text:p>
          </table:table-cell>
          <table:table-cell office:value-type="string">
            <text:p>Stefano</text:p>
          </table:table-cell>
          <table:table-cell office:value-type="float" office:value="11">
            <text:p>11</text:p>
          </table:table-cell>
          <table:table-cell table:formula="of:=IF([.D80]=11;&quot;▲✦&quot;;IF([.D80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Tiziana&gt;&gt;Bartolini</text:p>
          </table:table-cell>
          <table:table-cell office:value-type="string">
            <text:p>Bartolini</text:p>
          </table:table-cell>
          <table:table-cell office:value-type="string">
            <text:p>Tiziana</text:p>
          </table:table-cell>
          <table:table-cell office:value-type="float" office:value="11">
            <text:p>11</text:p>
          </table:table-cell>
          <table:table-cell table:formula="of:=IF([.D81]=11;&quot;▲✦&quot;;IF([.D81]=10;&quot; ✦&quot;;&quot;▲ &quot;))" office:value-type="string" office:string-value="▲✦">
            <text:p>▲✦</text:p>
          </table:table-cell>
        </table:table-row>
        <table:table-row table:style-name="ro3">
          <table:table-cell office:value-type="string">
            <text:p>Tiziana&gt;&gt;Di Simone Di Giuseppe</text:p>
          </table:table-cell>
          <table:table-cell office:value-type="string">
            <text:p>Di Simone Di Giuseppe</text:p>
          </table:table-cell>
          <table:table-cell office:value-type="string">
            <text:p>Tiziana</text:p>
          </table:table-cell>
          <table:table-cell office:value-type="float" office:value="1">
            <text:p>1</text:p>
          </table:table-cell>
          <table:table-cell table:formula="of:=IF([.D82]=11;&quot;▲✦&quot;;IF([.D82]=10;&quot; ✦&quot;;&quot;▲ &quot;))" office:value-type="string" office:string-value="▲ ">
            <text:p>▲ </text:p>
          </table:table-cell>
        </table:table-row>
        <table:table-row table:style-name="ro3">
          <table:table-cell office:value-type="string">
            <text:p>Ugo&gt;&gt;Trani</text:p>
          </table:table-cell>
          <table:table-cell office:value-type="string">
            <text:p>Trani</text:p>
          </table:table-cell>
          <table:table-cell office:value-type="string">
            <text:p>Ugo</text:p>
          </table:table-cell>
          <table:table-cell office:value-type="float" office:value="1">
            <text:p>1</text:p>
          </table:table-cell>
          <table:table-cell table:formula="of:=IF([.D83]=11;&quot;▲✦&quot;;IF([.D83]=10;&quot; ✦&quot;;&quot;▲ &quot;))" office:value-type="string" office:string-value="▲ ">
            <text:p>▲ </text:p>
          </table:table-cell>
        </table:table-row>
        <table:table-row table:style-name="ro3">
          <table:table-cell table:style-name="ce52" office:value-type="string">
            <text:p>Vincenzo&gt;&gt;Castellano</text:p>
          </table:table-cell>
          <table:table-cell table:style-name="ce55" office:value-type="string">
            <text:p>Castellano</text:p>
          </table:table-cell>
          <table:table-cell table:style-name="ce55" office:value-type="string">
            <text:p>Vincenzo</text:p>
          </table:table-cell>
          <table:table-cell table:style-name="ce58" office:value-type="float" office:value="11">
            <text:p>11</text:p>
          </table:table-cell>
          <table:table-cell table:formula="of:=IF([.D84]=11;&quot;▲✦&quot;;IF([.D84]=10;&quot; ✦&quot;;&quot;▲ &quot;))" office:value-type="string" office:string-value="▲✦">
            <text:p>▲✦</text:p>
          </table:table-cell>
        </table:table-row>
        <table:named-expressions/>
      </table:table>
      <table:named-expressions>
        <table:named-range table:name="N_OSPITI" table:base-cell-address="$Ospiti.$C$1" table:cell-range-address="$Ospiti.$C$1:.$C$108"/>
        <table:named-range table:name="N_RELATORI" table:base-cell-address="$Relatori.$C$2" table:cell-range-address="$Relatori.$C$2:.$C$35"/>
        <table:named-range table:name="N_STAFF" table:base-cell-address="$Relatori.$C$2" table:cell-range-address="$Staff.$C$2:.$C$8"/>
        <table:named-range table:name="N_GIORNALISTI" table:base-cell-address="$Relatori.$C$2" table:cell-range-address="$Giornalisti.$C$2:.$C$67"/>
        <table:named-range table:name="N_ESTERNI" table:base-cell-address="$GiornalistiEsterni.$C$2" table:cell-range-address="$GiornalistiEsterni.$C$2"/>
      </table:named-expressions>
      <table:database-ranges>
        <table:database-range table:name="__Anonymous_Sheet_DB__1" table:target-range-address="'Eventbrite-29'.A1:'Eventbrite-29'.F153" table:display-filter-buttons="true"/>
        <table:database-range table:name="__Anonymous_Sheet_DB__2" table:target-range-address="'Giornalisti INPUT-25'.A1:'Giornalisti INPUT-25'.D136" table:display-filter-buttons="true"/>
        <table:database-range table:name="__Anonymous_Sheet_DB__3" table:target-range-address="Tutti.B1:Tutti.E339" table:display-filter-buttons="true"/>
        <table:database-range table:target-range-address="Tutti.B1:Tutti.D339">
          <table:sort>
            <table:sort-by table:field-number="1" table:data-type="automatic"/>
          </table:sort>
        </table:database-range>
      </table:database-ranges>
      <table:data-pilot-tables>
        <table:data-pilot-table table:name="Pivot1" table:application-data="" table:target-range-address="'Tabella pivot_Giornalisti_1'.A1:'Tabella pivot_Giornalisti_1'.C70" table:buttons="'Tabella pivot_Giornalisti_1'.A1 'Tabella pivot_Giornalisti_1'.A3 'Tabella pivot_Giornalisti_1'.B3">
          <table:source-cell-range table:cell-range-address="'Giornalisti_INPUT-23'.A1:'Giornalisti_INPUT-23'.E102"/>
          <table:data-pilot-field table:source-field-name="Cognome" table:orientation="row" table:used-hierarchy="0" table:function="auto">
            <table:data-pilot-level table:show-empty="false">
              <table:data-pilot-members>
                <table:data-pilot-member table:name="Alba" table:display="true" table:show-details="true"/>
                <table:data-pilot-member table:name="Albanese" table:display="true" table:show-details="true"/>
                <table:data-pilot-member table:name="Barrucci" table:display="true" table:show-details="true"/>
                <table:data-pilot-member table:name="Biliotti" table:display="true" table:show-details="true"/>
                <table:data-pilot-member table:name="Biraghi" table:display="true" table:show-details="true"/>
                <table:data-pilot-member table:name="Bizzarri" table:display="true" table:show-details="true"/>
                <table:data-pilot-member table:name="Bombace" table:display="true" table:show-details="true"/>
                <table:data-pilot-member table:name="Bonini" table:display="true" table:show-details="true"/>
                <table:data-pilot-member table:name="Brai" table:display="true" table:show-details="true"/>
                <table:data-pilot-member table:name="Bressa" table:display="true" table:show-details="true"/>
                <table:data-pilot-member table:name="Bruni" table:display="true" table:show-details="true"/>
                <table:data-pilot-member table:name="Cacciuni" table:display="true" table:show-details="true"/>
                <table:data-pilot-member table:name="Calabresi" table:display="true" table:show-details="true"/>
                <table:data-pilot-member table:name="Camilletti" table:display="true" table:show-details="true"/>
                <table:data-pilot-member table:name="Caputi" table:display="true" table:show-details="true"/>
                <table:data-pilot-member table:name="Chinello" table:display="true" table:show-details="true"/>
                <table:data-pilot-member table:name="Ciancio" table:display="true" table:show-details="true"/>
                <table:data-pilot-member table:name="Cioce" table:display="true" table:show-details="true"/>
                <table:data-pilot-member table:name="Colimberti" table:display="true" table:show-details="true"/>
                <table:data-pilot-member table:name="Cordone" table:display="true" table:show-details="true"/>
                <table:data-pilot-member table:name="D''Andrea" table:display="true" table:show-details="true"/>
                <table:data-pilot-member table:name="De Gennaro" table:display="true" table:show-details="true"/>
                <table:data-pilot-member table:name="De Ritis" table:display="true" table:show-details="true"/>
                <table:data-pilot-member table:name="Delle Cave" table:display="true" table:show-details="true"/>
                <table:data-pilot-member table:name="Denti" table:display="true" table:show-details="true"/>
                <table:data-pilot-member table:name="Di Gati" table:display="true" table:show-details="true"/>
                <table:data-pilot-member table:name="Di Giovannandrea" table:display="true" table:show-details="true"/>
                <table:data-pilot-member table:name="Donfrancesco" table:display="true" table:show-details="true"/>
                <table:data-pilot-member table:name="Esposito" table:display="true" table:show-details="true"/>
                <table:data-pilot-member table:name="Farne''" table:display="true" table:show-details="true"/>
                <table:data-pilot-member table:name="Foschini" table:display="true" table:show-details="true"/>
                <table:data-pilot-member table:name="Gallozzi" table:display="true" table:show-details="true"/>
                <table:data-pilot-member table:name="Ioly" table:display="true" table:show-details="true"/>
                <table:data-pilot-member table:name="Latini" table:display="true" table:show-details="true"/>
                <table:data-pilot-member table:name="Lepore Dubois" table:display="true" table:show-details="true"/>
                <table:data-pilot-member table:name="Liberati" table:display="true" table:show-details="true"/>
                <table:data-pilot-member table:name="Lombardi" table:display="true" table:show-details="true"/>
                <table:data-pilot-member table:name="Mallamaci" table:display="true" table:show-details="true"/>
                <table:data-pilot-member table:name="Mari" table:display="true" table:show-details="true"/>
                <table:data-pilot-member table:name="Mazza" table:display="true" table:show-details="true"/>
                <table:data-pilot-member table:name="Montingelli" table:display="true" table:show-details="true"/>
                <table:data-pilot-member table:name="Muzzupappa" table:display="true" table:show-details="true"/>
                <table:data-pilot-member table:name="Nicoletti" table:display="true" table:show-details="true"/>
                <table:data-pilot-member table:name="Nicosia" table:display="true" table:show-details="true"/>
                <table:data-pilot-member table:name="Paggio" table:display="true" table:show-details="true"/>
                <table:data-pilot-member table:name="Paolisso" table:display="true" table:show-details="true"/>
                <table:data-pilot-member table:name="Perilli" table:display="true" table:show-details="true"/>
                <table:data-pilot-member table:name="Pifferi" table:display="true" table:show-details="true"/>
                <table:data-pilot-member table:name="Pinto" table:display="true" table:show-details="true"/>
                <table:data-pilot-member table:name="Pisanu" table:display="true" table:show-details="true"/>
                <table:data-pilot-member table:name="Polillo" table:display="true" table:show-details="true"/>
                <table:data-pilot-member table:name="Quagliariello" table:display="true" table:show-details="true"/>
                <table:data-pilot-member table:name="Riganelli" table:display="true" table:show-details="true"/>
                <table:data-pilot-member table:name="Rosati" table:display="true" table:show-details="true"/>
                <table:data-pilot-member table:name="Rosella" table:display="true" table:show-details="true"/>
                <table:data-pilot-member table:name="Sabatino" table:display="true" table:show-details="true"/>
                <table:data-pilot-member table:name="Scafati" table:display="true" table:show-details="true"/>
                <table:data-pilot-member table:name="Scarlino" table:display="true" table:show-details="true"/>
                <table:data-pilot-member table:name="Soccio" table:display="true" table:show-details="true"/>
                <table:data-pilot-member table:name="Tagliafierro" table:display="true" table:show-details="true"/>
                <table:data-pilot-member table:name="Tavella" table:display="true" table:show-details="true"/>
                <table:data-pilot-member table:name="Urbani" table:display="true" table:show-details="true"/>
                <table:data-pilot-member table:name="Vacca" table:display="true" table:show-details="true"/>
                <table:data-pilot-member table:name="Vaccari" table:display="true" table:show-details="true"/>
                <table:data-pilot-member table:name="Vernazzaro" table:display="true" table:show-details="true"/>
                <table:data-pilot-member table:name="Vil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" table:orientation="row" table:used-hierarchy="0" table:function="auto">
            <table:data-pilot-level table:show-empty="false">
              <table:data-pilot-members>
                <table:data-pilot-member table:name="Alessandra" table:display="true" table:show-details="true"/>
                <table:data-pilot-member table:name="Antonella Giovanna" table:display="true" table:show-details="true"/>
                <table:data-pilot-member table:name="Aurora" table:display="true" table:show-details="true"/>
                <table:data-pilot-member table:name="Barbara" table:display="true" table:show-details="true"/>
                <table:data-pilot-member table:name="Benedetta" table:display="true" table:show-details="true"/>
                <table:data-pilot-member table:name="Cristina" table:display="true" table:show-details="true"/>
                <table:data-pilot-member table:name="Daniela" table:display="true" table:show-details="true"/>
                <table:data-pilot-member table:name="Domenico" table:display="true" table:show-details="true"/>
                <table:data-pilot-member table:name="Elena" table:display="true" table:show-details="true"/>
                <table:data-pilot-member table:name="Elsa" table:display="true" table:show-details="true"/>
                <table:data-pilot-member table:name="Fabrizio" table:display="true" table:show-details="true"/>
                <table:data-pilot-member table:name="Francesca" table:display="true" table:show-details="true"/>
                <table:data-pilot-member table:name="Gabriella" table:display="true" table:show-details="true"/>
                <table:data-pilot-member table:name="Gerolama Maria" table:display="true" table:show-details="true"/>
                <table:data-pilot-member table:name="Gianfranco" table:display="true" table:show-details="true"/>
                <table:data-pilot-member table:name="Giorgia" table:display="true" table:show-details="true"/>
                <table:data-pilot-member table:name="Giovanni" table:display="true" table:show-details="true"/>
                <table:data-pilot-member table:name="Giulia" table:display="true" table:show-details="true"/>
                <table:data-pilot-member table:name="Ida" table:display="true" table:show-details="true"/>
                <table:data-pilot-member table:name="Ilaria" table:display="true" table:show-details="true"/>
                <table:data-pilot-member table:name="Ilario" table:display="true" table:show-details="true"/>
                <table:data-pilot-member table:name="Ildebrando" table:display="true" table:show-details="true"/>
                <table:data-pilot-member table:name="Isabella" table:display="true" table:show-details="true"/>
                <table:data-pilot-member table:name="Laura Maddalena" table:display="true" table:show-details="true"/>
                <table:data-pilot-member table:name="Lorenzo" table:display="true" table:show-details="true"/>
                <table:data-pilot-member table:name="Lucia" table:display="true" table:show-details="true"/>
                <table:data-pilot-member table:name="Manola" table:display="true" table:show-details="true"/>
                <table:data-pilot-member table:name="Manuela" table:display="true" table:show-details="true"/>
                <table:data-pilot-member table:name="Marco" table:display="true" table:show-details="true"/>
                <table:data-pilot-member table:name="Maria" table:display="true" table:show-details="true"/>
                <table:data-pilot-member table:name="Maria Antonia" table:display="true" table:show-details="true"/>
                <table:data-pilot-member table:name="Maria Letizia" table:display="true" table:show-details="true"/>
                <table:data-pilot-member table:name="Mariangela Evelina" table:display="true" table:show-details="true"/>
                <table:data-pilot-member table:name="Mariantonietta" table:display="true" table:show-details="true"/>
                <table:data-pilot-member table:name="Marta" table:display="true" table:show-details="true"/>
                <table:data-pilot-member table:name="Massimo" table:display="true" table:show-details="true"/>
                <table:data-pilot-member table:name="Matteo" table:display="true" table:show-details="true"/>
                <table:data-pilot-member table:name="Michela" table:display="true" table:show-details="true"/>
                <table:data-pilot-member table:name="Nunzia Tiziana" table:display="true" table:show-details="true"/>
                <table:data-pilot-member table:name="Osvaldo" table:display="true" table:show-details="true"/>
                <table:data-pilot-member table:name="Paolo" table:display="true" table:show-details="true"/>
                <table:data-pilot-member table:name="Pietro" table:display="true" table:show-details="true"/>
                <table:data-pilot-member table:name="Rachele" table:display="true" table:show-details="true"/>
                <table:data-pilot-member table:name="Raffaele" table:display="true" table:show-details="true"/>
                <table:data-pilot-member table:name="Rita" table:display="true" table:show-details="true"/>
                <table:data-pilot-member table:name="Sabrina" table:display="true" table:show-details="true"/>
                <table:data-pilot-member table:name="Samuele" table:display="true" table:show-details="true"/>
                <table:data-pilot-member table:name="Sarina" table:display="true" table:show-details="true"/>
                <table:data-pilot-member table:name="Saverio" table:display="true" table:show-details="true"/>
                <table:data-pilot-member table:name="Serena" table:display="true" table:show-details="true"/>
                <table:data-pilot-member table:name="Silvia" table:display="true" table:show-details="true"/>
                <table:data-pilot-member table:name="Stefania" table:display="true" table:show-details="true"/>
                <table:data-pilot-member table:name="Stefano" table:display="true" table:show-details="true"/>
                <table:data-pilot-member table:name="Susanna" table:display="true" table:show-details="true"/>
                <table:data-pilot-member table:name="Tiziana" table:display="true" table:show-details="true"/>
                <table:data-pilot-member table:name="Valentina" table:display="true" table:show-details="true"/>
                <table:data-pilot-member table:name="Vi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ATA" table:orientation="data" table:used-hierarchy="0" table:function="sum">
            <table:data-pilot-level table:show-empty="false">
              <table:data-pilot-members>
                <table:data-pilot-member table:name="❮" table:display="true" table:show-details="true"/>
                <table:data-pilot-member table:name="❯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'Pivot Table_Giornalisti INPUT-25_1'.A1:'Pivot Table_Giornalisti INPUT-25_1'.D84" table:buttons="'Pivot Table_Giornalisti INPUT-25_1'.A1 'Pivot Table_Giornalisti INPUT-25_1'.B1 'Pivot Table_Giornalisti INPUT-25_1'.C1" table:grand-total="none" table:show-filter-button="false" table:drill-down-on-double-click="false">
          <table:source-cell-range table:cell-range-address="'Giornalisti INPUT-25'.A1:'Giornalisti INPUT-25'.D136"/>
          <table:data-pilot-field table:source-field-name="LOG" table:orientation="row" table:used-hierarchy="0" table:function="auto">
            <table:data-pilot-level table:show-empty="false">
              <table:data-pilot-members>
                <table:data-pilot-member table:name="Alessandra&gt;&gt;Lombardi" table:display="true" table:show-details="true"/>
                <table:data-pilot-member table:name="Alessandro&gt;&gt;Mei" table:display="true" table:show-details="true"/>
                <table:data-pilot-member table:name="Alessia&gt;&gt;Camplone" table:display="true" table:show-details="true"/>
                <table:data-pilot-member table:name="Andrea&gt;&gt;Santoni" table:display="true" table:show-details="true"/>
                <table:data-pilot-member table:name="Angela Francesca&gt;&gt;D''Atri" table:display="true" table:show-details="true"/>
                <table:data-pilot-member table:name="Angela&gt;&gt;Vetrano" table:display="true" table:show-details="true"/>
                <table:data-pilot-member table:name="Angelica&gt;&gt;Fiore" table:display="true" table:show-details="true"/>
                <table:data-pilot-member table:name="Anna&gt;&gt;Scafuri" table:display="true" table:show-details="true"/>
                <table:data-pilot-member table:name="Antonia&gt;&gt;Serrano" table:display="true" table:show-details="true"/>
                <table:data-pilot-member table:name="Antonietta&gt;&gt;Di Vizia" table:display="true" table:show-details="true"/>
                <table:data-pilot-member table:name="Antonio&gt;&gt;Moscatello" table:display="true" table:show-details="true"/>
                <table:data-pilot-member table:name="Antonio&gt;&gt;Scoppettuolo" table:display="true" table:show-details="true"/>
                <table:data-pilot-member table:name="Antonio&gt;&gt;Venditti" table:display="true" table:show-details="true"/>
                <table:data-pilot-member table:name="Beatrice&gt;&gt;Nencha" table:display="true" table:show-details="true"/>
                <table:data-pilot-member table:name="Cinzia&gt;&gt;Dal Maso" table:display="true" table:show-details="true"/>
                <table:data-pilot-member table:name="Cinzia&gt;&gt;Mingiardi" table:display="true" table:show-details="true"/>
                <table:data-pilot-member table:name="Clelia&gt;&gt;Arduini" table:display="true" table:show-details="true"/>
                <table:data-pilot-member table:name="Cristina&gt;&gt;Conforti" table:display="true" table:show-details="true"/>
                <table:data-pilot-member table:name="Daniela&gt;&gt;Esposito" table:display="true" table:show-details="true"/>
                <table:data-pilot-member table:name="Daniela&gt;&gt;Morigi" table:display="true" table:show-details="true"/>
                <table:data-pilot-member table:name="Daniela&gt;&gt;Rustici" table:display="true" table:show-details="true"/>
                <table:data-pilot-member table:name="Daniele&gt;&gt;Carioti" table:display="true" table:show-details="true"/>
                <table:data-pilot-member table:name="Donatella&gt;&gt;Cerminara" table:display="true" table:show-details="true"/>
                <table:data-pilot-member table:name="Donato&gt;&gt;Placido" table:display="true" table:show-details="true"/>
                <table:data-pilot-member table:name="Emanuela&gt;&gt;Garulli" table:display="true" table:show-details="true"/>
                <table:data-pilot-member table:name="Emanuele&gt;&gt;Carioti" table:display="true" table:show-details="true"/>
                <table:data-pilot-member table:name="Eugenia&gt;&gt;Nante" table:display="true" table:show-details="true"/>
                <table:data-pilot-member table:name="Fabio Mario&gt;&gt;Angelicchio" table:display="true" table:show-details="true"/>
                <table:data-pilot-member table:name="Federico&gt;&gt;De Cesare" table:display="true" table:show-details="true"/>
                <table:data-pilot-member table:name="Federico&gt;&gt;Rendina" table:display="true" table:show-details="true"/>
                <table:data-pilot-member table:name="Flora&gt;&gt;Balestra" table:display="true" table:show-details="true"/>
                <table:data-pilot-member table:name="Francesca&gt;&gt;Mei" table:display="true" table:show-details="true"/>
                <table:data-pilot-member table:name="Francesco&gt;&gt;Petrucci" table:display="true" table:show-details="true"/>
                <table:data-pilot-member table:name="Francesco&gt;&gt;Rosati" table:display="true" table:show-details="true"/>
                <table:data-pilot-member table:name="Giovangualberto&gt;&gt;Lucarini" table:display="true" table:show-details="true"/>
                <table:data-pilot-member table:name="Giulia&gt;&gt;Bianconi" table:display="true" table:show-details="true"/>
                <table:data-pilot-member table:name="Giuseppina&gt;&gt;Colmo" table:display="true" table:show-details="true"/>
                <table:data-pilot-member table:name="Giuseppina&gt;&gt;De Angelis" table:display="true" table:show-details="true"/>
                <table:data-pilot-member table:name="Giuseppina&gt;&gt;Granito" table:display="true" table:show-details="true"/>
                <table:data-pilot-member table:name="Gloria Rita&gt;&gt;Nano" table:display="true" table:show-details="true"/>
                <table:data-pilot-member table:name="Guido&gt;&gt;Amato" table:display="true" table:show-details="true"/>
                <table:data-pilot-member table:name="Iva&gt;&gt;Garibaldi" table:display="true" table:show-details="true"/>
                <table:data-pilot-member table:name="Lorenzo&gt;&gt;De Ritis" table:display="true" table:show-details="true"/>
                <table:data-pilot-member table:name="Luca&gt;&gt;Bologna" table:display="true" table:show-details="true"/>
                <table:data-pilot-member table:name="Luca&gt;&gt;Ribustini" table:display="true" table:show-details="true"/>
                <table:data-pilot-member table:name="Marcella&gt;&gt;Ciarnelli" table:display="true" table:show-details="true"/>
                <table:data-pilot-member table:name="Marco&gt;&gt;Antonellis" table:display="true" table:show-details="true"/>
                <table:data-pilot-member table:name="Marco&gt;&gt;Ciancarelli" table:display="true" table:show-details="true"/>
                <table:data-pilot-member table:name="Marco&gt;&gt;Stefanelli" table:display="true" table:show-details="true"/>
                <table:data-pilot-member table:name="Maria Carmina&gt;&gt;Pignataro" table:display="true" table:show-details="true"/>
                <table:data-pilot-member table:name="Maria Grazia&gt;&gt;Di Mario" table:display="true" table:show-details="true"/>
                <table:data-pilot-member table:name="Maria Grazia&gt;&gt;Pecchioli" table:display="true" table:show-details="true"/>
                <table:data-pilot-member table:name="Maria Luisa&gt;&gt;Mosello" table:display="true" table:show-details="true"/>
                <table:data-pilot-member table:name="Maria&gt;&gt;Castelli" table:display="true" table:show-details="true"/>
                <table:data-pilot-member table:name="Maria&gt;&gt;Nacar" table:display="true" table:show-details="true"/>
                <table:data-pilot-member table:name="Mario Giuseppe&gt;&gt;Recupero" table:display="true" table:show-details="true"/>
                <table:data-pilot-member table:name="Martina&gt;&gt;Velocci" table:display="true" table:show-details="true"/>
                <table:data-pilot-member table:name="Marzia&gt;&gt;Paolucci" table:display="true" table:show-details="true"/>
                <table:data-pilot-member table:name="Massimo&gt;&gt;Arcese" table:display="true" table:show-details="true"/>
                <table:data-pilot-member table:name="Monica&gt;&gt;Bartocci" table:display="true" table:show-details="true"/>
                <table:data-pilot-member table:name="Monica&gt;&gt;Soldano" table:display="true" table:show-details="true"/>
                <table:data-pilot-member table:name="Natalia&gt;&gt;Marra" table:display="true" table:show-details="true"/>
                <table:data-pilot-member table:name="Paola&gt;&gt;Delle Fratte" table:display="true" table:show-details="true"/>
                <table:data-pilot-member table:name="Paola&gt;&gt;Grauso" table:display="true" table:show-details="true"/>
                <table:data-pilot-member table:name="Paolo&gt;&gt;Benevolo" table:display="true" table:show-details="true"/>
                <table:data-pilot-member table:name="Paolo&gt;&gt;Radice" table:display="true" table:show-details="true"/>
                <table:data-pilot-member table:name="Paolo&gt;&gt;Salerno" table:display="true" table:show-details="true"/>
                <table:data-pilot-member table:name="Raffaela&gt;&gt;Scaglietta" table:display="true" table:show-details="true"/>
                <table:data-pilot-member table:name="Roberta&gt;&gt;Mazzacane" table:display="true" table:show-details="true"/>
                <table:data-pilot-member table:name="Roberto&gt;&gt;Simonetti" table:display="true" table:show-details="true"/>
                <table:data-pilot-member table:name="Rocco&gt;&gt;Giurato" table:display="true" table:show-details="true"/>
                <table:data-pilot-member table:name="Romina&gt;&gt;Vinci" table:display="true" table:show-details="true"/>
                <table:data-pilot-member table:name="Sabrina&gt;&gt;Valletta" table:display="true" table:show-details="true"/>
                <table:data-pilot-member table:name="Sergio&gt;&gt;Nazzaro" table:display="true" table:show-details="true"/>
                <table:data-pilot-member table:name="Simona&gt;&gt;Caleo" table:display="true" table:show-details="true"/>
                <table:data-pilot-member table:name="Simone&gt;&gt;Massetti" table:display="true" table:show-details="true"/>
                <table:data-pilot-member table:name="Stefano&gt;&gt;Romita" table:display="true" table:show-details="true"/>
                <table:data-pilot-member table:name="Stefano&gt;&gt;Sofi" table:display="true" table:show-details="true"/>
                <table:data-pilot-member table:name="Stefano&gt;&gt;Solinas" table:display="true" table:show-details="true"/>
                <table:data-pilot-member table:name="Tiziana&gt;&gt;Bartolini" table:display="true" table:show-details="true"/>
                <table:data-pilot-member table:name="Tiziana&gt;&gt;Di Simone Di Giuseppe" table:display="true" table:show-details="true"/>
                <table:data-pilot-member table:name="Ugo&gt;&gt;Trani" table:display="true" table:show-details="true"/>
                <table:data-pilot-member table:name="Vincenzo&gt;&gt;Castellan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gnome" table:orientation="row" table:used-hierarchy="0" table:function="auto">
            <table:data-pilot-level table:show-empty="false">
              <table:data-pilot-members>
                <table:data-pilot-member table:name="Amato" table:display="true" table:show-details="true"/>
                <table:data-pilot-member table:name="Angelicchio" table:display="true" table:show-details="true"/>
                <table:data-pilot-member table:name="Antonellis" table:display="true" table:show-details="true"/>
                <table:data-pilot-member table:name="Arcese" table:display="true" table:show-details="true"/>
                <table:data-pilot-member table:name="Arduini" table:display="true" table:show-details="true"/>
                <table:data-pilot-member table:name="Balestra" table:display="true" table:show-details="true"/>
                <table:data-pilot-member table:name="Bartocci" table:display="true" table:show-details="true"/>
                <table:data-pilot-member table:name="Bartolini" table:display="true" table:show-details="true"/>
                <table:data-pilot-member table:name="Benevolo" table:display="true" table:show-details="true"/>
                <table:data-pilot-member table:name="Bianconi" table:display="true" table:show-details="true"/>
                <table:data-pilot-member table:name="Bologna" table:display="true" table:show-details="true"/>
                <table:data-pilot-member table:name="Caleo" table:display="true" table:show-details="true"/>
                <table:data-pilot-member table:name="Camplone" table:display="true" table:show-details="true"/>
                <table:data-pilot-member table:name="Carioti" table:display="true" table:show-details="true"/>
                <table:data-pilot-member table:name="Castellano" table:display="true" table:show-details="true"/>
                <table:data-pilot-member table:name="Castelli" table:display="true" table:show-details="true"/>
                <table:data-pilot-member table:name="Cerminara" table:display="true" table:show-details="true"/>
                <table:data-pilot-member table:name="Ciancarelli" table:display="true" table:show-details="true"/>
                <table:data-pilot-member table:name="Ciarnelli" table:display="true" table:show-details="true"/>
                <table:data-pilot-member table:name="Colmo" table:display="true" table:show-details="true"/>
                <table:data-pilot-member table:name="Conforti" table:display="true" table:show-details="true"/>
                <table:data-pilot-member table:name="D''Atri" table:display="true" table:show-details="true"/>
                <table:data-pilot-member table:name="Dal Maso" table:display="true" table:show-details="true"/>
                <table:data-pilot-member table:name="De Angelis" table:display="true" table:show-details="true"/>
                <table:data-pilot-member table:name="De Cesare" table:display="true" table:show-details="true"/>
                <table:data-pilot-member table:name="De Ritis" table:display="true" table:show-details="true"/>
                <table:data-pilot-member table:name="Delle Fratte" table:display="true" table:show-details="true"/>
                <table:data-pilot-member table:name="Di Mario" table:display="true" table:show-details="true"/>
                <table:data-pilot-member table:name="Di Simone Di Giuseppe" table:display="true" table:show-details="true"/>
                <table:data-pilot-member table:name="Di Vizia" table:display="true" table:show-details="true"/>
                <table:data-pilot-member table:name="Esposito" table:display="true" table:show-details="true"/>
                <table:data-pilot-member table:name="Fiore" table:display="true" table:show-details="true"/>
                <table:data-pilot-member table:name="Garibaldi" table:display="true" table:show-details="true"/>
                <table:data-pilot-member table:name="Garulli" table:display="true" table:show-details="true"/>
                <table:data-pilot-member table:name="Giurato" table:display="true" table:show-details="true"/>
                <table:data-pilot-member table:name="Granito" table:display="true" table:show-details="true"/>
                <table:data-pilot-member table:name="Grauso" table:display="true" table:show-details="true"/>
                <table:data-pilot-member table:name="Lombardi" table:display="true" table:show-details="true"/>
                <table:data-pilot-member table:name="Lucarini" table:display="true" table:show-details="true"/>
                <table:data-pilot-member table:name="Marra" table:display="true" table:show-details="true"/>
                <table:data-pilot-member table:name="Massetti" table:display="true" table:show-details="true"/>
                <table:data-pilot-member table:name="Mazzacane" table:display="true" table:show-details="true"/>
                <table:data-pilot-member table:name="Mei" table:display="true" table:show-details="true"/>
                <table:data-pilot-member table:name="Mingiardi" table:display="true" table:show-details="true"/>
                <table:data-pilot-member table:name="Morigi" table:display="true" table:show-details="true"/>
                <table:data-pilot-member table:name="Moscatello" table:display="true" table:show-details="true"/>
                <table:data-pilot-member table:name="Mosello" table:display="true" table:show-details="true"/>
                <table:data-pilot-member table:name="Nacar" table:display="true" table:show-details="true"/>
                <table:data-pilot-member table:name="Nano" table:display="true" table:show-details="true"/>
                <table:data-pilot-member table:name="Nante" table:display="true" table:show-details="true"/>
                <table:data-pilot-member table:name="Nazzaro" table:display="true" table:show-details="true"/>
                <table:data-pilot-member table:name="Nencha" table:display="true" table:show-details="true"/>
                <table:data-pilot-member table:name="Paolucci" table:display="true" table:show-details="true"/>
                <table:data-pilot-member table:name="Pecchioli" table:display="true" table:show-details="true"/>
                <table:data-pilot-member table:name="Petrucci" table:display="true" table:show-details="true"/>
                <table:data-pilot-member table:name="Pignataro" table:display="true" table:show-details="true"/>
                <table:data-pilot-member table:name="Placido" table:display="true" table:show-details="true"/>
                <table:data-pilot-member table:name="Radice" table:display="true" table:show-details="true"/>
                <table:data-pilot-member table:name="Recupero" table:display="true" table:show-details="true"/>
                <table:data-pilot-member table:name="Rendina" table:display="true" table:show-details="true"/>
                <table:data-pilot-member table:name="Ribustini" table:display="true" table:show-details="true"/>
                <table:data-pilot-member table:name="Romita" table:display="true" table:show-details="true"/>
                <table:data-pilot-member table:name="Rosati" table:display="true" table:show-details="true"/>
                <table:data-pilot-member table:name="Rustici" table:display="true" table:show-details="true"/>
                <table:data-pilot-member table:name="Salerno" table:display="true" table:show-details="true"/>
                <table:data-pilot-member table:name="Santoni" table:display="true" table:show-details="true"/>
                <table:data-pilot-member table:name="Scafuri" table:display="true" table:show-details="true"/>
                <table:data-pilot-member table:name="Scaglietta" table:display="true" table:show-details="true"/>
                <table:data-pilot-member table:name="Scoppettuolo" table:display="true" table:show-details="true"/>
                <table:data-pilot-member table:name="Serrano" table:display="true" table:show-details="true"/>
                <table:data-pilot-member table:name="Simonetti" table:display="true" table:show-details="true"/>
                <table:data-pilot-member table:name="Sofi" table:display="true" table:show-details="true"/>
                <table:data-pilot-member table:name="Soldano" table:display="true" table:show-details="true"/>
                <table:data-pilot-member table:name="Solinas" table:display="true" table:show-details="true"/>
                <table:data-pilot-member table:name="Stefanelli" table:display="true" table:show-details="true"/>
                <table:data-pilot-member table:name="Trani" table:display="true" table:show-details="true"/>
                <table:data-pilot-member table:name="Valletta" table:display="true" table:show-details="true"/>
                <table:data-pilot-member table:name="Velocci" table:display="true" table:show-details="true"/>
                <table:data-pilot-member table:name="Venditti" table:display="true" table:show-details="true"/>
                <table:data-pilot-member table:name="Vetrano" table:display="true" table:show-details="true"/>
                <table:data-pilot-member table:name="Vinc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" table:orientation="row" table:used-hierarchy="0" table:function="auto">
            <table:data-pilot-level table:show-empty="false">
              <table:data-pilot-members>
                <table:data-pilot-member table:name="Alessandra" table:display="true" table:show-details="true"/>
                <table:data-pilot-member table:name="Alessandro" table:display="true" table:show-details="true"/>
                <table:data-pilot-member table:name="Alessia" table:display="true" table:show-details="true"/>
                <table:data-pilot-member table:name="Andrea" table:display="true" table:show-details="true"/>
                <table:data-pilot-member table:name="Angela" table:display="true" table:show-details="true"/>
                <table:data-pilot-member table:name="Angela Francesca" table:display="true" table:show-details="true"/>
                <table:data-pilot-member table:name="Angelica" table:display="true" table:show-details="true"/>
                <table:data-pilot-member table:name="Anna" table:display="true" table:show-details="true"/>
                <table:data-pilot-member table:name="Antonia" table:display="true" table:show-details="true"/>
                <table:data-pilot-member table:name="Antonietta" table:display="true" table:show-details="true"/>
                <table:data-pilot-member table:name="Antonio" table:display="true" table:show-details="true"/>
                <table:data-pilot-member table:name="Beatrice" table:display="true" table:show-details="true"/>
                <table:data-pilot-member table:name="Cinzia" table:display="true" table:show-details="true"/>
                <table:data-pilot-member table:name="Clelia" table:display="true" table:show-details="true"/>
                <table:data-pilot-member table:name="Cristina" table:display="true" table:show-details="true"/>
                <table:data-pilot-member table:name="Daniela" table:display="true" table:show-details="true"/>
                <table:data-pilot-member table:name="Daniele" table:display="true" table:show-details="true"/>
                <table:data-pilot-member table:name="Donatella" table:display="true" table:show-details="true"/>
                <table:data-pilot-member table:name="Donato" table:display="true" table:show-details="true"/>
                <table:data-pilot-member table:name="Emanuela" table:display="true" table:show-details="true"/>
                <table:data-pilot-member table:name="Emanuele" table:display="true" table:show-details="true"/>
                <table:data-pilot-member table:name="Eugenia" table:display="true" table:show-details="true"/>
                <table:data-pilot-member table:name="Fabio Mario" table:display="true" table:show-details="true"/>
                <table:data-pilot-member table:name="Federico" table:display="true" table:show-details="true"/>
                <table:data-pilot-member table:name="Flora" table:display="true" table:show-details="true"/>
                <table:data-pilot-member table:name="Francesca" table:display="true" table:show-details="true"/>
                <table:data-pilot-member table:name="Francesco" table:display="true" table:show-details="true"/>
                <table:data-pilot-member table:name="Giovangualberto" table:display="true" table:show-details="true"/>
                <table:data-pilot-member table:name="Giulia" table:display="true" table:show-details="true"/>
                <table:data-pilot-member table:name="Giuseppina" table:display="true" table:show-details="true"/>
                <table:data-pilot-member table:name="Gloria Rita" table:display="true" table:show-details="true"/>
                <table:data-pilot-member table:name="Guido" table:display="true" table:show-details="true"/>
                <table:data-pilot-member table:name="Iva" table:display="true" table:show-details="true"/>
                <table:data-pilot-member table:name="Lorenzo" table:display="true" table:show-details="true"/>
                <table:data-pilot-member table:name="Luca" table:display="true" table:show-details="true"/>
                <table:data-pilot-member table:name="Marcella" table:display="true" table:show-details="true"/>
                <table:data-pilot-member table:name="Marco" table:display="true" table:show-details="true"/>
                <table:data-pilot-member table:name="Maria" table:display="true" table:show-details="true"/>
                <table:data-pilot-member table:name="Maria Carmina" table:display="true" table:show-details="true"/>
                <table:data-pilot-member table:name="Maria Grazia" table:display="true" table:show-details="true"/>
                <table:data-pilot-member table:name="Maria Luisa" table:display="true" table:show-details="true"/>
                <table:data-pilot-member table:name="Mario Giuseppe" table:display="true" table:show-details="true"/>
                <table:data-pilot-member table:name="Martina" table:display="true" table:show-details="true"/>
                <table:data-pilot-member table:name="Marzia" table:display="true" table:show-details="true"/>
                <table:data-pilot-member table:name="Massimo" table:display="true" table:show-details="true"/>
                <table:data-pilot-member table:name="Monica" table:display="true" table:show-details="true"/>
                <table:data-pilot-member table:name="Natalia" table:display="true" table:show-details="true"/>
                <table:data-pilot-member table:name="Paola" table:display="true" table:show-details="true"/>
                <table:data-pilot-member table:name="Paolo" table:display="true" table:show-details="true"/>
                <table:data-pilot-member table:name="Raffaela" table:display="true" table:show-details="true"/>
                <table:data-pilot-member table:name="Roberta" table:display="true" table:show-details="true"/>
                <table:data-pilot-member table:name="Roberto" table:display="true" table:show-details="true"/>
                <table:data-pilot-member table:name="Rocco" table:display="true" table:show-details="true"/>
                <table:data-pilot-member table:name="Romina" table:display="true" table:show-details="true"/>
                <table:data-pilot-member table:name="Sabrina" table:display="true" table:show-details="true"/>
                <table:data-pilot-member table:name="Sergio" table:display="true" table:show-details="true"/>
                <table:data-pilot-member table:name="Simona" table:display="true" table:show-details="true"/>
                <table:data-pilot-member table:name="Simone" table:display="true" table:show-details="true"/>
                <table:data-pilot-member table:name="Stefano" table:display="true" table:show-details="true"/>
                <table:data-pilot-member table:name="Tiziana" table:display="true" table:show-details="true"/>
                <table:data-pilot-member table:name="Ugo" table:display="true" table:show-details="true"/>
                <table:data-pilot-member table:name="Vincenz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3" table:application-data="" table:target-range-address="'Tabella pivot_Giornalisti INPUT-29_1'.A1:'Tabella pivot_Giornalisti INPUT-29_1'.C30" table:buttons="'Tabella pivot_Giornalisti INPUT-29_1'.A1 'Tabella pivot_Giornalisti INPUT-29_1'.B1" table:grand-total="none" table:show-filter-button="false" table:drill-down-on-double-click="false">
          <table:source-cell-range table:cell-range-address="'Giornalisti INPUT-29'.A1:'Giornalisti INPUT-29'.D261"/>
          <table:data-pilot-field table:source-field-name="Nom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ntonio" table:display="true" table:show-details="true"/>
                <table:data-pilot-member table:name="Cristiana" table:display="true" table:show-details="true"/>
                <table:data-pilot-member table:name="Cristina" table:display="true" table:show-details="true"/>
                <table:data-pilot-member table:name="Elia" table:display="true" table:show-details="true"/>
                <table:data-pilot-member table:name="Elisabetta" table:display="true" table:show-details="true"/>
                <table:data-pilot-member table:name="Fausta" table:display="true" table:show-details="true"/>
                <table:data-pilot-member table:name="Federica" table:display="true" table:show-details="true"/>
                <table:data-pilot-member table:name="Francesco" table:display="true" table:show-details="true"/>
                <table:data-pilot-member table:name="Gianpaolo" table:display="true" table:show-details="true"/>
                <table:data-pilot-member table:name="Giorgio" table:display="true" table:show-details="true"/>
                <table:data-pilot-member table:name="Giovanna" table:display="true" table:show-details="true"/>
                <table:data-pilot-member table:name="Giovanni" table:display="true" table:show-details="true"/>
                <table:data-pilot-member table:name="Laura" table:display="true" table:show-details="true"/>
                <table:data-pilot-member table:name="Letizia" table:display="true" table:show-details="true"/>
                <table:data-pilot-member table:name="Maria Lavinia" table:display="true" table:show-details="true"/>
                <table:data-pilot-member table:name="Marianna Francesca" table:display="true" table:show-details="true"/>
                <table:data-pilot-member table:name="Mirko" table:display="true" table:show-details="true"/>
                <table:data-pilot-member table:name="Petula Maria" table:display="true" table:show-details="true"/>
                <table:data-pilot-member table:name="Roberto" table:display="true" table:show-details="true"/>
                <table:data-pilot-member table:name="Rossella" table:display="true" table:show-details="true"/>
                <table:data-pilot-member table:name="Silvana" table:display="true" table:show-details="true"/>
                <table:data-pilot-member table:name="Stefania" table:display="true" table:show-details="true"/>
                <table:data-pilot-member table:name="Stefano" table:display="true" table:show-details="true"/>
                <table:data-pilot-member table:name="Vittor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gnom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Ambrogi" table:display="true" table:show-details="true"/>
                <table:data-pilot-member table:name="Armeni" table:display="true" table:show-details="true"/>
                <table:data-pilot-member table:name="Benedetti" table:display="true" table:show-details="true"/>
                <table:data-pilot-member table:name="Brafa" table:display="true" table:show-details="true"/>
                <table:data-pilot-member table:name="Cantalupo" table:display="true" table:show-details="true"/>
                <table:data-pilot-member table:name="Ciraci''" table:display="true" table:show-details="true"/>
                <table:data-pilot-member table:name="Davoli" table:display="true" table:show-details="true"/>
                <table:data-pilot-member table:name="De Vizia" table:display="true" table:show-details="true"/>
                <table:data-pilot-member table:name="Di Gangi" table:display="true" table:show-details="true"/>
                <table:data-pilot-member table:name="Di Gianvito" table:display="true" table:show-details="true"/>
                <table:data-pilot-member table:name="Ferrarelli" table:display="true" table:show-details="true"/>
                <table:data-pilot-member table:name="Grasso" table:display="true" table:show-details="true"/>
                <table:data-pilot-member table:name="Guadagnini" table:display="true" table:show-details="true"/>
                <table:data-pilot-member table:name="Iacovella" table:display="true" table:show-details="true"/>
                <table:data-pilot-member table:name="Impallomeni" table:display="true" table:show-details="true"/>
                <table:data-pilot-member table:name="La Civita" table:display="true" table:show-details="true"/>
                <table:data-pilot-member table:name="La Scala" table:display="true" table:show-details="true"/>
                <table:data-pilot-member table:name="Morello" table:display="true" table:show-details="true"/>
                <table:data-pilot-member table:name="Paruolo" table:display="true" table:show-details="true"/>
                <table:data-pilot-member table:name="Persia" table:display="true" table:show-details="true"/>
                <table:data-pilot-member table:name="Ronconi" table:display="true" table:show-details="true"/>
                <table:data-pilot-member table:name="Saba" table:display="true" table:show-details="true"/>
                <table:data-pilot-member table:name="Savi" table:display="true" table:show-details="true"/>
                <table:data-pilot-member table:name="Savone" table:display="true" table:show-details="true"/>
                <table:data-pilot-member table:name="Stella" table:display="true" table:show-details="true"/>
                <table:data-pilot-member table:name="Valori" table:display="true" table:show-details="true"/>
                <table:data-pilot-member table:name="Venditti" table:display="true" table:show-details="true"/>
                <table:data-pilot-member table:name="Vital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  <table:consolidation table:function="countnums" table:source-cell-range-addresses="GiornalistiEsterni.C2:GiornalistiEsterni.C67" table:target-cell-address="'Giornalisti_23-BACKUP'.A1" table:use-label="row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-€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number:text>-€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 </number:text>
      <number:number number:decimal-places="0" number:min-integer-digits="1" number:grouping="true"/>
      <number:text> </number:text>
    </number:number-style>
    <number:number-style style:name="N124P1" style:volatile="true">
      <number:text>-€ </number:text>
      <number:number number:decimal-places="0" number:min-integer-digits="1" number:grouping="true"/>
      <number:text> </number:text>
    </number:number-style>
    <number:number-style style:name="N124P2" style:volatile="true">
      <number:text> €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2" number:min-integer-digits="1" number:grouping="true"/>
      <number:text> </number:text>
    </number:number-style>
    <number:number-style style:name="N132P1" style:volatile="true">
      <number:text>-€ </number:text>
      <number:number number:decimal-places="2" number:min-integer-digits="1" number:grouping="true"/>
      <number:text> </number:text>
    </number:number-style>
    <number:number-style style:name="N132P2" style:volatile="true">
      <number:text> €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number:date-style style:name="N8132" number:language="en">
      <number:day number:style="long"/>
      <number:text>-</number:text>
      <number:month number:textual="true"/>
      <number:text>-</number:text>
      <number:year/>
    </number:date-style>
    <number:date-style style:name="N8133" number:language="en">
      <number:day number:style="long"/>
      <number:text>-</number:text>
      <number:month number:textual="true"/>
    </number:date-style>
    <number:date-style style:name="N8134" number:language="en">
      <number:month number:textual="true"/>
      <number:text>-</number:text>
      <number:year/>
    </number:date-style>
    <number:time-style style:name="N8135" number:language="en">
      <number:hours/>
      <number:text>:</number:text>
      <number:minutes number:style="long"/>
      <number:text> </number:text>
      <number:am-pm/>
    </number:time-style>
    <number:time-style style:name="N8136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37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1/07/2015</text:date>, <text:time>11.55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34:39</meta:creation-date>
    <dc:date>2015-07-01T11:55:21</dc:date>
    <meta:editing-duration>P2DT5H16M53S</meta:editing-duration>
    <meta:editing-cycles>32</meta:editing-cycles>
    <meta:generator>OpenOffice/4.0.1$Unix OpenOffice.org_project/401m5$Build-9714</meta:generator>
    <dc:creator>Emmanuele Somma</dc:creator>
    <meta:document-statistic meta:table-count="20" meta:cell-count="14362" meta:object-count="0"/>
    <meta:user-defined meta:name=""/>
  </office:meta>
</office:document-meta>
</file>